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9mm"/>
    </style:style>
    <style:style style:name="co3" style:family="table-column">
      <style:table-column-properties fo:break-before="auto" style:column-width="31.12mm"/>
    </style:style>
    <style:style style:name="co4" style:family="table-column">
      <style:table-column-properties fo:break-before="auto" style:column-width="26.95mm"/>
    </style:style>
    <style:style style:name="co5" style:family="table-column">
      <style:table-column-properties fo:break-before="auto" style:column-width="25.31mm"/>
    </style:style>
    <style:style style:name="co6" style:family="table-column">
      <style:table-column-properties fo:break-before="auto" style:column-width="23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1" table:number-columns-repeated="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number-columns-repeated="1011" table:default-cell-style-name="Default"/>
        <table:table-row table:style-name="ro1">
          <table:table-cell table:number-columns-repeated="3"/>
          <table:table-cell table:style-name="ce2" office:value-type="string" calcext:value-type="string">
            <text:p>Base clock rate MHz</text:p>
          </table:table-cell>
          <table:table-cell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2" office:value-type="string" calcext:value-type="string">
            <text:p>Cycles per microsecond</text:p>
          </table:table-cell>
          <table:table-cell table:formula="of:=[.E1]" office:value-type="float" office:value="180" calcext:value-type="float">
            <text:p>18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2">
          <table:table-cell table:style-name="ce1" office:value-type="string" calcext:value-type="string">
            <text:p>Clock bias, PPB</text:p>
          </table:table-cell>
          <table:table-cell table:style-name="ce1" office:value-type="string" calcext:value-type="string">
            <text:p>Time before, cycles</text:p>
          </table:table-cell>
          <table:table-cell table:style-name="ce1" office:value-type="string" calcext:value-type="string">
            <text:p>Remainder in, billionths</text:p>
          </table:table-cell>
          <table:table-cell table:style-name="ce1" office:value-type="string" calcext:value-type="string">
            <text:p>Step by microseconds</text:p>
          </table:table-cell>
          <table:table-cell table:style-name="ce1" office:value-type="string" calcext:value-type="string">
            <text:p>Step by cycles</text:p>
          </table:table-cell>
          <table:table-cell table:style-name="ce1" office:value-type="string" calcext:value-type="string">
            <text:p>Step by, billionths of a cycle</text:p>
          </table:table-cell>
          <table:table-cell table:style-name="ce1" office:value-type="string" calcext:value-type="string">
            <text:p>Billionths + remainder</text:p>
          </table:table-cell>
          <table:table-cell table:style-name="ce1" office:value-type="string" calcext:value-type="string">
            <text:p>Cycles from billionths</text:p>
          </table:table-cell>
          <table:table-cell table:style-name="ce1" office:value-type="string" calcext:value-type="string">
            <text:p>Remainder, billionths</text:p>
          </table:table-cell>
          <table:table-cell table:style-name="ce1" office:value-type="string" calcext:value-type="string">
            <text:p>Output cycles</text:p>
          </table:table-cell>
          <table:table-cell table:style-name="ce1"/>
          <table:table-cell table:style-name="ce1" office:value-type="string" calcext:value-type="string">
            <text:p>Total input microseconds</text:p>
          </table:table-cell>
          <table:table-cell table:style-name="ce1" office:value-type="string" calcext:value-type="string">
            <text:p>Unbiased output cycles</text:p>
          </table:table-cell>
          <table:table-cell table:style-name="ce1" office:value-type="string" calcext:value-type="string">
            <text:p>Delta cycles</text:p>
          </table:table-cell>
          <table:table-cell table:style-name="ce1" office:value-type="string" calcext:value-type="string">
            <text:p>Error PPB</text:p>
          </table:table-cell>
          <table:table-cell table:style-name="ce1" table:number-columns-repeated="1009"/>
        </table:table-row>
        <table:table-row table:style-name="ro1">
          <table:table-cell office:value-type="float" office:value="1000" calcext:value-type="float">
            <text:p>10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555" calcext:value-type="float">
            <text:p>5555</text:p>
          </table:table-cell>
          <table:table-cell table:formula="of:=[.D5]*[.$E$2]" office:value-type="float" office:value="999900" calcext:value-type="float">
            <text:p>999900</text:p>
          </table:table-cell>
          <table:table-cell table:formula="of:=[.A5]*[.$E$2]*[.D5]" office:value-type="float" office:value="999900000" calcext:value-type="float">
            <text:p>999900000</text:p>
          </table:table-cell>
          <table:table-cell table:formula="of:=[.F5]+[.C5]" office:value-type="float" office:value="999900000" calcext:value-type="float">
            <text:p>999900000</text:p>
          </table:table-cell>
          <table:table-cell table:formula="of:=ROUNDDOWN([.G5]/1000000000)" office:value-type="float" office:value="0" calcext:value-type="float">
            <text:p>0</text:p>
          </table:table-cell>
          <table:table-cell table:formula="of:=IF([.G5]&gt;=0;MOD([.G5];1000000000);-MOD(-[.G5];1000000000))" office:value-type="float" office:value="999900000" calcext:value-type="float">
            <text:p>999900000</text:p>
          </table:table-cell>
          <table:table-cell table:formula="of:=[.B5]+[.E5]+[.H5]" office:value-type="float" office:value="999900" calcext:value-type="float">
            <text:p>999900</text:p>
          </table:table-cell>
          <table:table-cell/>
          <table:table-cell table:formula="of:=[.D5]" office:value-type="float" office:value="5555" calcext:value-type="float">
            <text:p>5555</text:p>
          </table:table-cell>
          <table:table-cell table:formula="of:=[.$E$1]*[.L5]" office:value-type="float" office:value="999900" calcext:value-type="float">
            <text:p>999900</text:p>
          </table:table-cell>
          <table:table-cell table:formula="of:=[.J5]-[.M5]" office:value-type="float" office:value="0" calcext:value-type="float">
            <text:p>0</text:p>
          </table:table-cell>
          <table:table-cell table:formula="of:=[.N5]/[.M5]*1000000000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formula="of:=[.A5]" office:value-type="float" office:value="1000" calcext:value-type="float">
            <text:p>1000</text:p>
          </table:table-cell>
          <table:table-cell table:formula="of:=[.J5]" office:value-type="float" office:value="999900" calcext:value-type="float">
            <text:p>999900</text:p>
          </table:table-cell>
          <table:table-cell table:formula="of:=[.I5]" office:value-type="float" office:value="999900000" calcext:value-type="float">
            <text:p>999900000</text:p>
          </table:table-cell>
          <table:table-cell office:value-type="float" office:value="1" calcext:value-type="float">
            <text:p>1</text:p>
          </table:table-cell>
          <table:table-cell table:formula="of:=[.D6]*[.$E$2]" office:value-type="float" office:value="180" calcext:value-type="float">
            <text:p>180</text:p>
          </table:table-cell>
          <table:table-cell table:formula="of:=[.A6]*[.$E$2]*[.D6]" office:value-type="float" office:value="180000" calcext:value-type="float">
            <text:p>180000</text:p>
          </table:table-cell>
          <table:table-cell table:formula="of:=[.F6]+[.C6]" office:value-type="float" office:value="1000080000" calcext:value-type="float">
            <text:p>1000080000</text:p>
          </table:table-cell>
          <table:table-cell table:formula="of:=ROUNDDOWN(([.F6]+[.C6])/1000000000)" office:value-type="float" office:value="1" calcext:value-type="float">
            <text:p>1</text:p>
          </table:table-cell>
          <table:table-cell table:formula="of:=IF([.G6]&gt;=0;MOD([.G6];1000000000);-MOD(-[.G6];1000000000))" office:value-type="float" office:value="80000" calcext:value-type="float">
            <text:p>80000</text:p>
          </table:table-cell>
          <table:table-cell table:formula="of:=[.B6]+[.E6]+[.H6]" office:value-type="float" office:value="1000081" calcext:value-type="float">
            <text:p>1000081</text:p>
          </table:table-cell>
          <table:table-cell/>
          <table:table-cell table:formula="of:=[.D6]+[.L5]" office:value-type="float" office:value="5556" calcext:value-type="float">
            <text:p>5556</text:p>
          </table:table-cell>
          <table:table-cell table:formula="of:=[.$E$1]*[.L6]" office:value-type="float" office:value="1000080" calcext:value-type="float">
            <text:p>1000080</text:p>
          </table:table-cell>
          <table:table-cell table:formula="of:=[.J6]-[.M6]" office:value-type="float" office:value="1" calcext:value-type="float">
            <text:p>1</text:p>
          </table:table-cell>
          <table:table-cell table:formula="of:=[.N6]/[.M6]*1000000000" office:value-type="float" office:value="999.920006399488" calcext:value-type="float">
            <text:p>999.920006399488</text:p>
          </table:table-cell>
          <table:table-cell table:number-columns-repeated="1009"/>
        </table:table-row>
        <table:table-row table:style-name="ro1">
          <table:table-cell table:formula="of:=[.A6]" office:value-type="float" office:value="1000" calcext:value-type="float">
            <text:p>1000</text:p>
          </table:table-cell>
          <table:table-cell table:formula="of:=[.J6]" office:value-type="float" office:value="1000081" calcext:value-type="float">
            <text:p>1000081</text:p>
          </table:table-cell>
          <table:table-cell table:formula="of:=[.I6]" office:value-type="float" office:value="80000" calcext:value-type="float">
            <text:p>80000</text:p>
          </table:table-cell>
          <table:table-cell office:value-type="float" office:value="100" calcext:value-type="float">
            <text:p>100</text:p>
          </table:table-cell>
          <table:table-cell table:formula="of:=[.D7]*[.$E$2]" office:value-type="float" office:value="18000" calcext:value-type="float">
            <text:p>18000</text:p>
          </table:table-cell>
          <table:table-cell table:formula="of:=[.A7]*[.$E$2]*[.D7]" office:value-type="float" office:value="18000000" calcext:value-type="float">
            <text:p>18000000</text:p>
          </table:table-cell>
          <table:table-cell table:formula="of:=[.F7]+[.C7]" office:value-type="float" office:value="18080000" calcext:value-type="float">
            <text:p>18080000</text:p>
          </table:table-cell>
          <table:table-cell table:formula="of:=ROUNDDOWN(([.F7]+[.C7])/1000000000)" office:value-type="float" office:value="0" calcext:value-type="float">
            <text:p>0</text:p>
          </table:table-cell>
          <table:table-cell table:formula="of:=IF([.G7]&gt;=0;MOD([.G7];1000000000);-MOD(-[.G7];1000000000))" office:value-type="float" office:value="18080000" calcext:value-type="float">
            <text:p>18080000</text:p>
          </table:table-cell>
          <table:table-cell table:formula="of:=[.B7]+[.E7]+[.H7]" office:value-type="float" office:value="1018081" calcext:value-type="float">
            <text:p>1018081</text:p>
          </table:table-cell>
          <table:table-cell/>
          <table:table-cell table:formula="of:=[.D7]+[.L6]" office:value-type="float" office:value="5656" calcext:value-type="float">
            <text:p>5656</text:p>
          </table:table-cell>
          <table:table-cell table:formula="of:=[.$E$1]*[.L7]" office:value-type="float" office:value="1018080" calcext:value-type="float">
            <text:p>1018080</text:p>
          </table:table-cell>
          <table:table-cell table:formula="of:=[.J7]-[.M7]" office:value-type="float" office:value="1" calcext:value-type="float">
            <text:p>1</text:p>
          </table:table-cell>
          <table:table-cell table:formula="of:=[.N7]/[.M7]*1000000000" office:value-type="float" office:value="982.241081250982" calcext:value-type="float">
            <text:p>982.241081250982</text:p>
          </table:table-cell>
          <table:table-cell table:number-columns-repeated="1009"/>
        </table:table-row>
        <table:table-row table:style-name="ro1">
          <table:table-cell table:formula="of:=[.A7]" office:value-type="float" office:value="1000" calcext:value-type="float">
            <text:p>1000</text:p>
          </table:table-cell>
          <table:table-cell table:formula="of:=[.J7]" office:value-type="float" office:value="1018081" calcext:value-type="float">
            <text:p>1018081</text:p>
          </table:table-cell>
          <table:table-cell table:formula="of:=[.I7]" office:value-type="float" office:value="18080000" calcext:value-type="float">
            <text:p>18080000</text:p>
          </table:table-cell>
          <table:table-cell table:formula="of:=[.D7]" office:value-type="float" office:value="100" calcext:value-type="float">
            <text:p>100</text:p>
          </table:table-cell>
          <table:table-cell table:formula="of:=[.D8]*[.$E$2]" office:value-type="float" office:value="18000" calcext:value-type="float">
            <text:p>18000</text:p>
          </table:table-cell>
          <table:table-cell table:formula="of:=[.A8]*[.$E$2]*[.D8]" office:value-type="float" office:value="18000000" calcext:value-type="float">
            <text:p>18000000</text:p>
          </table:table-cell>
          <table:table-cell table:formula="of:=[.F8]+[.C8]" office:value-type="float" office:value="36080000" calcext:value-type="float">
            <text:p>36080000</text:p>
          </table:table-cell>
          <table:table-cell table:formula="of:=ROUNDDOWN(([.F8]+[.C8])/1000000000)" office:value-type="float" office:value="0" calcext:value-type="float">
            <text:p>0</text:p>
          </table:table-cell>
          <table:table-cell table:formula="of:=IF([.G8]&gt;=0;MOD([.G8];1000000000);-MOD(-[.G8];1000000000))" office:value-type="float" office:value="36080000" calcext:value-type="float">
            <text:p>36080000</text:p>
          </table:table-cell>
          <table:table-cell table:formula="of:=[.B8]+[.E8]+[.H8]" office:value-type="float" office:value="1036081" calcext:value-type="float">
            <text:p>1036081</text:p>
          </table:table-cell>
          <table:table-cell/>
          <table:table-cell table:formula="of:=[.D8]+[.L7]" office:value-type="float" office:value="5756" calcext:value-type="float">
            <text:p>5756</text:p>
          </table:table-cell>
          <table:table-cell table:formula="of:=[.$E$1]*[.L8]" office:value-type="float" office:value="1036080" calcext:value-type="float">
            <text:p>1036080</text:p>
          </table:table-cell>
          <table:table-cell table:formula="of:=[.J8]-[.M8]" office:value-type="float" office:value="1" calcext:value-type="float">
            <text:p>1</text:p>
          </table:table-cell>
          <table:table-cell table:formula="of:=[.N8]/[.M8]*1000000000" office:value-type="float" office:value="965.176434252181" calcext:value-type="float">
            <text:p>965.176434252181</text:p>
          </table:table-cell>
          <table:table-cell table:number-columns-repeated="1009"/>
        </table:table-row>
        <table:table-row table:style-name="ro1">
          <table:table-cell table:formula="of:=[.A8]" office:value-type="float" office:value="1000" calcext:value-type="float">
            <text:p>1000</text:p>
          </table:table-cell>
          <table:table-cell table:formula="of:=[.J8]" office:value-type="float" office:value="1036081" calcext:value-type="float">
            <text:p>1036081</text:p>
          </table:table-cell>
          <table:table-cell table:formula="of:=[.I8]" office:value-type="float" office:value="36080000" calcext:value-type="float">
            <text:p>36080000</text:p>
          </table:table-cell>
          <table:table-cell table:formula="of:=[.D8]" office:value-type="float" office:value="100" calcext:value-type="float">
            <text:p>100</text:p>
          </table:table-cell>
          <table:table-cell table:formula="of:=[.D9]*[.$E$2]" office:value-type="float" office:value="18000" calcext:value-type="float">
            <text:p>18000</text:p>
          </table:table-cell>
          <table:table-cell table:formula="of:=[.A9]*[.$E$2]*[.D9]" office:value-type="float" office:value="18000000" calcext:value-type="float">
            <text:p>18000000</text:p>
          </table:table-cell>
          <table:table-cell table:formula="of:=[.F9]+[.C9]" office:value-type="float" office:value="54080000" calcext:value-type="float">
            <text:p>54080000</text:p>
          </table:table-cell>
          <table:table-cell table:formula="of:=ROUNDDOWN(([.F9]+[.C9])/1000000000)" office:value-type="float" office:value="0" calcext:value-type="float">
            <text:p>0</text:p>
          </table:table-cell>
          <table:table-cell table:formula="of:=IF([.G9]&gt;=0;MOD([.G9];1000000000);-MOD(-[.G9];1000000000))" office:value-type="float" office:value="54080000" calcext:value-type="float">
            <text:p>54080000</text:p>
          </table:table-cell>
          <table:table-cell table:formula="of:=[.B9]+[.E9]+[.H9]" office:value-type="float" office:value="1054081" calcext:value-type="float">
            <text:p>1054081</text:p>
          </table:table-cell>
          <table:table-cell/>
          <table:table-cell table:formula="of:=[.D9]+[.L8]" office:value-type="float" office:value="5856" calcext:value-type="float">
            <text:p>5856</text:p>
          </table:table-cell>
          <table:table-cell table:formula="of:=[.$E$1]*[.L9]" office:value-type="float" office:value="1054080" calcext:value-type="float">
            <text:p>1054080</text:p>
          </table:table-cell>
          <table:table-cell table:formula="of:=[.J9]-[.M9]" office:value-type="float" office:value="1" calcext:value-type="float">
            <text:p>1</text:p>
          </table:table-cell>
          <table:table-cell table:formula="of:=[.N9]/[.M9]*1000000000" office:value-type="float" office:value="948.69459623558" calcext:value-type="float">
            <text:p>948.69459623558</text:p>
          </table:table-cell>
          <table:table-cell table:number-columns-repeated="1009"/>
        </table:table-row>
        <table:table-row table:style-name="ro1">
          <table:table-cell table:formula="of:=[.A9]" office:value-type="float" office:value="1000" calcext:value-type="float">
            <text:p>1000</text:p>
          </table:table-cell>
          <table:table-cell table:formula="of:=[.J9]" office:value-type="float" office:value="1054081" calcext:value-type="float">
            <text:p>1054081</text:p>
          </table:table-cell>
          <table:table-cell table:formula="of:=[.I9]" office:value-type="float" office:value="54080000" calcext:value-type="float">
            <text:p>54080000</text:p>
          </table:table-cell>
          <table:table-cell table:formula="of:=[.D9]" office:value-type="float" office:value="100" calcext:value-type="float">
            <text:p>100</text:p>
          </table:table-cell>
          <table:table-cell table:formula="of:=[.D10]*[.$E$2]" office:value-type="float" office:value="18000" calcext:value-type="float">
            <text:p>18000</text:p>
          </table:table-cell>
          <table:table-cell table:formula="of:=[.A10]*[.$E$2]*[.D10]" office:value-type="float" office:value="18000000" calcext:value-type="float">
            <text:p>18000000</text:p>
          </table:table-cell>
          <table:table-cell table:formula="of:=[.F10]+[.C10]" office:value-type="float" office:value="72080000" calcext:value-type="float">
            <text:p>72080000</text:p>
          </table:table-cell>
          <table:table-cell table:formula="of:=ROUNDDOWN(([.F10]+[.C10])/1000000000)" office:value-type="float" office:value="0" calcext:value-type="float">
            <text:p>0</text:p>
          </table:table-cell>
          <table:table-cell table:formula="of:=IF([.G10]&gt;=0;MOD([.G10];1000000000);-MOD(-[.G10];1000000000))" office:value-type="float" office:value="72080000" calcext:value-type="float">
            <text:p>72080000</text:p>
          </table:table-cell>
          <table:table-cell table:formula="of:=[.B10]+[.E10]+[.H10]" office:value-type="float" office:value="1072081" calcext:value-type="float">
            <text:p>1072081</text:p>
          </table:table-cell>
          <table:table-cell/>
          <table:table-cell table:formula="of:=[.D10]+[.L9]" office:value-type="float" office:value="5956" calcext:value-type="float">
            <text:p>5956</text:p>
          </table:table-cell>
          <table:table-cell table:formula="of:=[.$E$1]*[.L10]" office:value-type="float" office:value="1072080" calcext:value-type="float">
            <text:p>1072080</text:p>
          </table:table-cell>
          <table:table-cell table:formula="of:=[.J10]-[.M10]" office:value-type="float" office:value="1" calcext:value-type="float">
            <text:p>1</text:p>
          </table:table-cell>
          <table:table-cell table:formula="of:=[.N10]/[.M10]*1000000000" office:value-type="float" office:value="932.766211476756" calcext:value-type="float">
            <text:p>932.766211476756</text:p>
          </table:table-cell>
          <table:table-cell table:number-columns-repeated="1009"/>
        </table:table-row>
        <table:table-row table:style-name="ro1">
          <table:table-cell table:formula="of:=[.A10]" office:value-type="float" office:value="1000" calcext:value-type="float">
            <text:p>1000</text:p>
          </table:table-cell>
          <table:table-cell table:formula="of:=[.J10]" office:value-type="float" office:value="1072081" calcext:value-type="float">
            <text:p>1072081</text:p>
          </table:table-cell>
          <table:table-cell table:formula="of:=[.I10]" office:value-type="float" office:value="72080000" calcext:value-type="float">
            <text:p>72080000</text:p>
          </table:table-cell>
          <table:table-cell table:formula="of:=[.D10]" office:value-type="float" office:value="100" calcext:value-type="float">
            <text:p>100</text:p>
          </table:table-cell>
          <table:table-cell table:formula="of:=[.D11]*[.$E$2]" office:value-type="float" office:value="18000" calcext:value-type="float">
            <text:p>18000</text:p>
          </table:table-cell>
          <table:table-cell table:formula="of:=[.A11]*[.$E$2]*[.D11]" office:value-type="float" office:value="18000000" calcext:value-type="float">
            <text:p>18000000</text:p>
          </table:table-cell>
          <table:table-cell table:formula="of:=[.F11]+[.C11]" office:value-type="float" office:value="90080000" calcext:value-type="float">
            <text:p>90080000</text:p>
          </table:table-cell>
          <table:table-cell table:formula="of:=ROUNDDOWN(([.F11]+[.C11])/1000000000)" office:value-type="float" office:value="0" calcext:value-type="float">
            <text:p>0</text:p>
          </table:table-cell>
          <table:table-cell table:formula="of:=IF([.G11]&gt;=0;MOD([.G11];1000000000);-MOD(-[.G11];1000000000))" office:value-type="float" office:value="90080000" calcext:value-type="float">
            <text:p>90080000</text:p>
          </table:table-cell>
          <table:table-cell table:formula="of:=[.B11]+[.E11]+[.H11]" office:value-type="float" office:value="1090081" calcext:value-type="float">
            <text:p>1090081</text:p>
          </table:table-cell>
          <table:table-cell/>
          <table:table-cell table:formula="of:=[.D11]+[.L10]" office:value-type="float" office:value="6056" calcext:value-type="float">
            <text:p>6056</text:p>
          </table:table-cell>
          <table:table-cell table:formula="of:=[.$E$1]*[.L11]" office:value-type="float" office:value="1090080" calcext:value-type="float">
            <text:p>1090080</text:p>
          </table:table-cell>
          <table:table-cell table:formula="of:=[.J11]-[.M11]" office:value-type="float" office:value="1" calcext:value-type="float">
            <text:p>1</text:p>
          </table:table-cell>
          <table:table-cell table:formula="of:=[.N11]/[.M11]*1000000000" office:value-type="float" office:value="917.363863202701" calcext:value-type="float">
            <text:p>917.363863202701</text:p>
          </table:table-cell>
          <table:table-cell table:number-columns-repeated="1009"/>
        </table:table-row>
        <table:table-row table:style-name="ro1">
          <table:table-cell table:formula="of:=[.A11]" office:value-type="float" office:value="1000" calcext:value-type="float">
            <text:p>1000</text:p>
          </table:table-cell>
          <table:table-cell table:formula="of:=[.J11]" office:value-type="float" office:value="1090081" calcext:value-type="float">
            <text:p>1090081</text:p>
          </table:table-cell>
          <table:table-cell table:formula="of:=[.I11]" office:value-type="float" office:value="90080000" calcext:value-type="float">
            <text:p>90080000</text:p>
          </table:table-cell>
          <table:table-cell table:formula="of:=[.D11]" office:value-type="float" office:value="100" calcext:value-type="float">
            <text:p>100</text:p>
          </table:table-cell>
          <table:table-cell table:formula="of:=[.D12]*[.$E$2]" office:value-type="float" office:value="18000" calcext:value-type="float">
            <text:p>18000</text:p>
          </table:table-cell>
          <table:table-cell table:formula="of:=[.A12]*[.$E$2]*[.D12]" office:value-type="float" office:value="18000000" calcext:value-type="float">
            <text:p>18000000</text:p>
          </table:table-cell>
          <table:table-cell table:formula="of:=[.F12]+[.C12]" office:value-type="float" office:value="108080000" calcext:value-type="float">
            <text:p>108080000</text:p>
          </table:table-cell>
          <table:table-cell table:formula="of:=ROUNDDOWN(([.F12]+[.C12])/1000000000)" office:value-type="float" office:value="0" calcext:value-type="float">
            <text:p>0</text:p>
          </table:table-cell>
          <table:table-cell table:formula="of:=IF([.G12]&gt;=0;MOD([.G12];1000000000);-MOD(-[.G12];1000000000))" office:value-type="float" office:value="108080000" calcext:value-type="float">
            <text:p>108080000</text:p>
          </table:table-cell>
          <table:table-cell table:formula="of:=[.B12]+[.E12]+[.H12]" office:value-type="float" office:value="1108081" calcext:value-type="float">
            <text:p>1108081</text:p>
          </table:table-cell>
          <table:table-cell/>
          <table:table-cell table:formula="of:=[.D12]+[.L11]" office:value-type="float" office:value="6156" calcext:value-type="float">
            <text:p>6156</text:p>
          </table:table-cell>
          <table:table-cell table:formula="of:=[.$E$1]*[.L12]" office:value-type="float" office:value="1108080" calcext:value-type="float">
            <text:p>1108080</text:p>
          </table:table-cell>
          <table:table-cell table:formula="of:=[.J12]-[.M12]" office:value-type="float" office:value="1" calcext:value-type="float">
            <text:p>1</text:p>
          </table:table-cell>
          <table:table-cell table:formula="of:=[.N12]/[.M12]*1000000000" office:value-type="float" office:value="902.46191610714" calcext:value-type="float">
            <text:p>902.46191610714</text:p>
          </table:table-cell>
          <table:table-cell table:number-columns-repeated="1009"/>
        </table:table-row>
        <table:table-row table:style-name="ro1">
          <table:table-cell table:formula="of:=[.A12]" office:value-type="float" office:value="1000" calcext:value-type="float">
            <text:p>1000</text:p>
          </table:table-cell>
          <table:table-cell table:formula="of:=[.J12]" office:value-type="float" office:value="1108081" calcext:value-type="float">
            <text:p>1108081</text:p>
          </table:table-cell>
          <table:table-cell table:formula="of:=[.I12]" office:value-type="float" office:value="108080000" calcext:value-type="float">
            <text:p>108080000</text:p>
          </table:table-cell>
          <table:table-cell table:formula="of:=[.D12]" office:value-type="float" office:value="100" calcext:value-type="float">
            <text:p>100</text:p>
          </table:table-cell>
          <table:table-cell table:formula="of:=[.D13]*[.$E$2]" office:value-type="float" office:value="18000" calcext:value-type="float">
            <text:p>18000</text:p>
          </table:table-cell>
          <table:table-cell table:formula="of:=[.A13]*[.$E$2]*[.D13]" office:value-type="float" office:value="18000000" calcext:value-type="float">
            <text:p>18000000</text:p>
          </table:table-cell>
          <table:table-cell table:formula="of:=[.F13]+[.C13]" office:value-type="float" office:value="126080000" calcext:value-type="float">
            <text:p>126080000</text:p>
          </table:table-cell>
          <table:table-cell table:formula="of:=ROUNDDOWN(([.F13]+[.C13])/1000000000)" office:value-type="float" office:value="0" calcext:value-type="float">
            <text:p>0</text:p>
          </table:table-cell>
          <table:table-cell table:formula="of:=IF([.G13]&gt;=0;MOD([.G13];1000000000);-MOD(-[.G13];1000000000))" office:value-type="float" office:value="126080000" calcext:value-type="float">
            <text:p>126080000</text:p>
          </table:table-cell>
          <table:table-cell table:formula="of:=[.B13]+[.E13]+[.H13]" office:value-type="float" office:value="1126081" calcext:value-type="float">
            <text:p>1126081</text:p>
          </table:table-cell>
          <table:table-cell/>
          <table:table-cell table:formula="of:=[.D13]+[.L12]" office:value-type="float" office:value="6256" calcext:value-type="float">
            <text:p>6256</text:p>
          </table:table-cell>
          <table:table-cell table:formula="of:=[.$E$1]*[.L13]" office:value-type="float" office:value="1126080" calcext:value-type="float">
            <text:p>1126080</text:p>
          </table:table-cell>
          <table:table-cell table:formula="of:=[.J13]-[.M13]" office:value-type="float" office:value="1" calcext:value-type="float">
            <text:p>1</text:p>
          </table:table-cell>
          <table:table-cell table:formula="of:=[.N13]/[.M13]*1000000000" office:value-type="float" office:value="888.036373969878" calcext:value-type="float">
            <text:p>888.036373969878</text:p>
          </table:table-cell>
          <table:table-cell table:number-columns-repeated="1009"/>
        </table:table-row>
        <table:table-row table:style-name="ro1">
          <table:table-cell table:formula="of:=[.A13]" office:value-type="float" office:value="1000" calcext:value-type="float">
            <text:p>1000</text:p>
          </table:table-cell>
          <table:table-cell table:formula="of:=[.J13]" office:value-type="float" office:value="1126081" calcext:value-type="float">
            <text:p>1126081</text:p>
          </table:table-cell>
          <table:table-cell table:formula="of:=[.I13]" office:value-type="float" office:value="126080000" calcext:value-type="float">
            <text:p>126080000</text:p>
          </table:table-cell>
          <table:table-cell table:formula="of:=[.D13]" office:value-type="float" office:value="100" calcext:value-type="float">
            <text:p>100</text:p>
          </table:table-cell>
          <table:table-cell table:formula="of:=[.D14]*[.$E$2]" office:value-type="float" office:value="18000" calcext:value-type="float">
            <text:p>18000</text:p>
          </table:table-cell>
          <table:table-cell table:formula="of:=[.A14]*[.$E$2]*[.D14]" office:value-type="float" office:value="18000000" calcext:value-type="float">
            <text:p>18000000</text:p>
          </table:table-cell>
          <table:table-cell table:formula="of:=[.F14]+[.C14]" office:value-type="float" office:value="144080000" calcext:value-type="float">
            <text:p>144080000</text:p>
          </table:table-cell>
          <table:table-cell table:formula="of:=ROUNDDOWN(([.F14]+[.C14])/1000000000)" office:value-type="float" office:value="0" calcext:value-type="float">
            <text:p>0</text:p>
          </table:table-cell>
          <table:table-cell table:formula="of:=IF([.G14]&gt;=0;MOD([.G14];1000000000);-MOD(-[.G14];1000000000))" office:value-type="float" office:value="144080000" calcext:value-type="float">
            <text:p>144080000</text:p>
          </table:table-cell>
          <table:table-cell table:formula="of:=[.B14]+[.E14]+[.H14]" office:value-type="float" office:value="1144081" calcext:value-type="float">
            <text:p>1144081</text:p>
          </table:table-cell>
          <table:table-cell/>
          <table:table-cell table:formula="of:=[.D14]+[.L13]" office:value-type="float" office:value="6356" calcext:value-type="float">
            <text:p>6356</text:p>
          </table:table-cell>
          <table:table-cell table:formula="of:=[.$E$1]*[.L14]" office:value-type="float" office:value="1144080" calcext:value-type="float">
            <text:p>1144080</text:p>
          </table:table-cell>
          <table:table-cell table:formula="of:=[.J14]-[.M14]" office:value-type="float" office:value="1" calcext:value-type="float">
            <text:p>1</text:p>
          </table:table-cell>
          <table:table-cell table:formula="of:=[.N14]/[.M14]*1000000000" office:value-type="float" office:value="874.064750716733" calcext:value-type="float">
            <text:p>874.064750716733</text:p>
          </table:table-cell>
          <table:table-cell table:number-columns-repeated="1009"/>
        </table:table-row>
        <table:table-row table:style-name="ro1">
          <table:table-cell table:formula="of:=[.A14]" office:value-type="float" office:value="1000" calcext:value-type="float">
            <text:p>1000</text:p>
          </table:table-cell>
          <table:table-cell table:formula="of:=[.J14]" office:value-type="float" office:value="1144081" calcext:value-type="float">
            <text:p>1144081</text:p>
          </table:table-cell>
          <table:table-cell table:formula="of:=[.I14]" office:value-type="float" office:value="144080000" calcext:value-type="float">
            <text:p>144080000</text:p>
          </table:table-cell>
          <table:table-cell table:formula="of:=[.D14]" office:value-type="float" office:value="100" calcext:value-type="float">
            <text:p>100</text:p>
          </table:table-cell>
          <table:table-cell table:formula="of:=[.D15]*[.$E$2]" office:value-type="float" office:value="18000" calcext:value-type="float">
            <text:p>18000</text:p>
          </table:table-cell>
          <table:table-cell table:formula="of:=[.A15]*[.$E$2]*[.D15]" office:value-type="float" office:value="18000000" calcext:value-type="float">
            <text:p>18000000</text:p>
          </table:table-cell>
          <table:table-cell table:formula="of:=[.F15]+[.C15]" office:value-type="float" office:value="162080000" calcext:value-type="float">
            <text:p>162080000</text:p>
          </table:table-cell>
          <table:table-cell table:formula="of:=ROUNDDOWN(([.F15]+[.C15])/1000000000)" office:value-type="float" office:value="0" calcext:value-type="float">
            <text:p>0</text:p>
          </table:table-cell>
          <table:table-cell table:formula="of:=IF([.G15]&gt;=0;MOD([.G15];1000000000);-MOD(-[.G15];1000000000))" office:value-type="float" office:value="162080000" calcext:value-type="float">
            <text:p>162080000</text:p>
          </table:table-cell>
          <table:table-cell table:formula="of:=[.B15]+[.E15]+[.H15]" office:value-type="float" office:value="1162081" calcext:value-type="float">
            <text:p>1162081</text:p>
          </table:table-cell>
          <table:table-cell/>
          <table:table-cell table:formula="of:=[.D15]+[.L14]" office:value-type="float" office:value="6456" calcext:value-type="float">
            <text:p>6456</text:p>
          </table:table-cell>
          <table:table-cell table:formula="of:=[.$E$1]*[.L15]" office:value-type="float" office:value="1162080" calcext:value-type="float">
            <text:p>1162080</text:p>
          </table:table-cell>
          <table:table-cell table:formula="of:=[.J15]-[.M15]" office:value-type="float" office:value="1" calcext:value-type="float">
            <text:p>1</text:p>
          </table:table-cell>
          <table:table-cell table:formula="of:=[.N15]/[.M15]*1000000000" office:value-type="float" office:value="860.525953462756" calcext:value-type="float">
            <text:p>860.525953462756</text:p>
          </table:table-cell>
          <table:table-cell table:number-columns-repeated="1009"/>
        </table:table-row>
        <table:table-row table:style-name="ro1">
          <table:table-cell table:formula="of:=[.A15]" office:value-type="float" office:value="1000" calcext:value-type="float">
            <text:p>1000</text:p>
          </table:table-cell>
          <table:table-cell table:formula="of:=[.J15]" office:value-type="float" office:value="1162081" calcext:value-type="float">
            <text:p>1162081</text:p>
          </table:table-cell>
          <table:table-cell table:formula="of:=[.I15]" office:value-type="float" office:value="162080000" calcext:value-type="float">
            <text:p>162080000</text:p>
          </table:table-cell>
          <table:table-cell table:formula="of:=[.D15]" office:value-type="float" office:value="100" calcext:value-type="float">
            <text:p>100</text:p>
          </table:table-cell>
          <table:table-cell table:formula="of:=[.D16]*[.$E$2]" office:value-type="float" office:value="18000" calcext:value-type="float">
            <text:p>18000</text:p>
          </table:table-cell>
          <table:table-cell table:formula="of:=[.A16]*[.$E$2]*[.D16]" office:value-type="float" office:value="18000000" calcext:value-type="float">
            <text:p>18000000</text:p>
          </table:table-cell>
          <table:table-cell table:formula="of:=[.F16]+[.C16]" office:value-type="float" office:value="180080000" calcext:value-type="float">
            <text:p>180080000</text:p>
          </table:table-cell>
          <table:table-cell table:formula="of:=ROUNDDOWN(([.F16]+[.C16])/1000000000)" office:value-type="float" office:value="0" calcext:value-type="float">
            <text:p>0</text:p>
          </table:table-cell>
          <table:table-cell table:formula="of:=IF([.G16]&gt;=0;MOD([.G16];1000000000);-MOD(-[.G16];1000000000))" office:value-type="float" office:value="180080000" calcext:value-type="float">
            <text:p>180080000</text:p>
          </table:table-cell>
          <table:table-cell table:formula="of:=[.B16]+[.E16]+[.H16]" office:value-type="float" office:value="1180081" calcext:value-type="float">
            <text:p>1180081</text:p>
          </table:table-cell>
          <table:table-cell/>
          <table:table-cell table:formula="of:=[.D16]+[.L15]" office:value-type="float" office:value="6556" calcext:value-type="float">
            <text:p>6556</text:p>
          </table:table-cell>
          <table:table-cell table:formula="of:=[.$E$1]*[.L16]" office:value-type="float" office:value="1180080" calcext:value-type="float">
            <text:p>1180080</text:p>
          </table:table-cell>
          <table:table-cell table:formula="of:=[.J16]-[.M16]" office:value-type="float" office:value="1" calcext:value-type="float">
            <text:p>1</text:p>
          </table:table-cell>
          <table:table-cell table:formula="of:=[.N16]/[.M16]*1000000000" office:value-type="float" office:value="847.400176259237" calcext:value-type="float">
            <text:p>847.400176259237</text:p>
          </table:table-cell>
          <table:table-cell table:number-columns-repeated="1009"/>
        </table:table-row>
        <table:table-row table:style-name="ro1">
          <table:table-cell table:formula="of:=[.A16]" office:value-type="float" office:value="1000" calcext:value-type="float">
            <text:p>1000</text:p>
          </table:table-cell>
          <table:table-cell table:formula="of:=[.J16]" office:value-type="float" office:value="1180081" calcext:value-type="float">
            <text:p>1180081</text:p>
          </table:table-cell>
          <table:table-cell table:formula="of:=[.I16]" office:value-type="float" office:value="180080000" calcext:value-type="float">
            <text:p>180080000</text:p>
          </table:table-cell>
          <table:table-cell table:formula="of:=[.D16]" office:value-type="float" office:value="100" calcext:value-type="float">
            <text:p>100</text:p>
          </table:table-cell>
          <table:table-cell table:formula="of:=[.D17]*[.$E$2]" office:value-type="float" office:value="18000" calcext:value-type="float">
            <text:p>18000</text:p>
          </table:table-cell>
          <table:table-cell table:formula="of:=[.A17]*[.$E$2]*[.D17]" office:value-type="float" office:value="18000000" calcext:value-type="float">
            <text:p>18000000</text:p>
          </table:table-cell>
          <table:table-cell table:formula="of:=[.F17]+[.C17]" office:value-type="float" office:value="198080000" calcext:value-type="float">
            <text:p>198080000</text:p>
          </table:table-cell>
          <table:table-cell table:formula="of:=ROUNDDOWN(([.F17]+[.C17])/1000000000)" office:value-type="float" office:value="0" calcext:value-type="float">
            <text:p>0</text:p>
          </table:table-cell>
          <table:table-cell table:formula="of:=IF([.G17]&gt;=0;MOD([.G17];1000000000);-MOD(-[.G17];1000000000))" office:value-type="float" office:value="198080000" calcext:value-type="float">
            <text:p>198080000</text:p>
          </table:table-cell>
          <table:table-cell table:formula="of:=[.B17]+[.E17]+[.H17]" office:value-type="float" office:value="1198081" calcext:value-type="float">
            <text:p>1198081</text:p>
          </table:table-cell>
          <table:table-cell/>
          <table:table-cell table:formula="of:=[.D17]+[.L16]" office:value-type="float" office:value="6656" calcext:value-type="float">
            <text:p>6656</text:p>
          </table:table-cell>
          <table:table-cell table:formula="of:=[.$E$1]*[.L17]" office:value-type="float" office:value="1198080" calcext:value-type="float">
            <text:p>1198080</text:p>
          </table:table-cell>
          <table:table-cell table:formula="of:=[.J17]-[.M17]" office:value-type="float" office:value="1" calcext:value-type="float">
            <text:p>1</text:p>
          </table:table-cell>
          <table:table-cell table:formula="of:=[.N17]/[.M17]*1000000000" office:value-type="float" office:value="834.668803418803" calcext:value-type="float">
            <text:p>834.668803418803</text:p>
          </table:table-cell>
          <table:table-cell table:number-columns-repeated="1009"/>
        </table:table-row>
        <table:table-row table:style-name="ro1">
          <table:table-cell table:formula="of:=[.A17]" office:value-type="float" office:value="1000" calcext:value-type="float">
            <text:p>1000</text:p>
          </table:table-cell>
          <table:table-cell table:formula="of:=[.J17]" office:value-type="float" office:value="1198081" calcext:value-type="float">
            <text:p>1198081</text:p>
          </table:table-cell>
          <table:table-cell table:formula="of:=[.I17]" office:value-type="float" office:value="198080000" calcext:value-type="float">
            <text:p>198080000</text:p>
          </table:table-cell>
          <table:table-cell table:formula="of:=[.D17]" office:value-type="float" office:value="100" calcext:value-type="float">
            <text:p>100</text:p>
          </table:table-cell>
          <table:table-cell table:formula="of:=[.D18]*[.$E$2]" office:value-type="float" office:value="18000" calcext:value-type="float">
            <text:p>18000</text:p>
          </table:table-cell>
          <table:table-cell table:formula="of:=[.A18]*[.$E$2]*[.D18]" office:value-type="float" office:value="18000000" calcext:value-type="float">
            <text:p>18000000</text:p>
          </table:table-cell>
          <table:table-cell table:formula="of:=[.F18]+[.C18]" office:value-type="float" office:value="216080000" calcext:value-type="float">
            <text:p>216080000</text:p>
          </table:table-cell>
          <table:table-cell table:formula="of:=ROUNDDOWN(([.F18]+[.C18])/1000000000)" office:value-type="float" office:value="0" calcext:value-type="float">
            <text:p>0</text:p>
          </table:table-cell>
          <table:table-cell table:formula="of:=IF([.G18]&gt;=0;MOD([.G18];1000000000);-MOD(-[.G18];1000000000))" office:value-type="float" office:value="216080000" calcext:value-type="float">
            <text:p>216080000</text:p>
          </table:table-cell>
          <table:table-cell table:formula="of:=[.B18]+[.E18]+[.H18]" office:value-type="float" office:value="1216081" calcext:value-type="float">
            <text:p>1216081</text:p>
          </table:table-cell>
          <table:table-cell/>
          <table:table-cell table:formula="of:=[.D18]+[.L17]" office:value-type="float" office:value="6756" calcext:value-type="float">
            <text:p>6756</text:p>
          </table:table-cell>
          <table:table-cell table:formula="of:=[.$E$1]*[.L18]" office:value-type="float" office:value="1216080" calcext:value-type="float">
            <text:p>1216080</text:p>
          </table:table-cell>
          <table:table-cell table:formula="of:=[.J18]-[.M18]" office:value-type="float" office:value="1" calcext:value-type="float">
            <text:p>1</text:p>
          </table:table-cell>
          <table:table-cell table:formula="of:=[.N18]/[.M18]*1000000000" office:value-type="float" office:value="822.314321426222" calcext:value-type="float">
            <text:p>822.314321426222</text:p>
          </table:table-cell>
          <table:table-cell table:number-columns-repeated="1009"/>
        </table:table-row>
        <table:table-row table:style-name="ro1">
          <table:table-cell table:formula="of:=[.A18]" office:value-type="float" office:value="1000" calcext:value-type="float">
            <text:p>1000</text:p>
          </table:table-cell>
          <table:table-cell table:formula="of:=[.J18]" office:value-type="float" office:value="1216081" calcext:value-type="float">
            <text:p>1216081</text:p>
          </table:table-cell>
          <table:table-cell table:formula="of:=[.I18]" office:value-type="float" office:value="216080000" calcext:value-type="float">
            <text:p>216080000</text:p>
          </table:table-cell>
          <table:table-cell table:formula="of:=[.D18]" office:value-type="float" office:value="100" calcext:value-type="float">
            <text:p>100</text:p>
          </table:table-cell>
          <table:table-cell table:formula="of:=[.D19]*[.$E$2]" office:value-type="float" office:value="18000" calcext:value-type="float">
            <text:p>18000</text:p>
          </table:table-cell>
          <table:table-cell table:formula="of:=[.A19]*[.$E$2]*[.D19]" office:value-type="float" office:value="18000000" calcext:value-type="float">
            <text:p>18000000</text:p>
          </table:table-cell>
          <table:table-cell table:formula="of:=[.F19]+[.C19]" office:value-type="float" office:value="234080000" calcext:value-type="float">
            <text:p>234080000</text:p>
          </table:table-cell>
          <table:table-cell table:formula="of:=ROUNDDOWN(([.F19]+[.C19])/1000000000)" office:value-type="float" office:value="0" calcext:value-type="float">
            <text:p>0</text:p>
          </table:table-cell>
          <table:table-cell table:formula="of:=IF([.G19]&gt;=0;MOD([.G19];1000000000);-MOD(-[.G19];1000000000))" office:value-type="float" office:value="234080000" calcext:value-type="float">
            <text:p>234080000</text:p>
          </table:table-cell>
          <table:table-cell table:formula="of:=[.B19]+[.E19]+[.H19]" office:value-type="float" office:value="1234081" calcext:value-type="float">
            <text:p>1234081</text:p>
          </table:table-cell>
          <table:table-cell/>
          <table:table-cell table:formula="of:=[.D19]+[.L18]" office:value-type="float" office:value="6856" calcext:value-type="float">
            <text:p>6856</text:p>
          </table:table-cell>
          <table:table-cell table:formula="of:=[.$E$1]*[.L19]" office:value-type="float" office:value="1234080" calcext:value-type="float">
            <text:p>1234080</text:p>
          </table:table-cell>
          <table:table-cell table:formula="of:=[.J19]-[.M19]" office:value-type="float" office:value="1" calcext:value-type="float">
            <text:p>1</text:p>
          </table:table-cell>
          <table:table-cell table:formula="of:=[.N19]/[.M19]*1000000000" office:value-type="float" office:value="810.320238558278" calcext:value-type="float">
            <text:p>810.320238558278</text:p>
          </table:table-cell>
          <table:table-cell table:number-columns-repeated="1009"/>
        </table:table-row>
        <table:table-row table:style-name="ro1">
          <table:table-cell table:formula="of:=[.A19]" office:value-type="float" office:value="1000" calcext:value-type="float">
            <text:p>1000</text:p>
          </table:table-cell>
          <table:table-cell table:formula="of:=[.J19]" office:value-type="float" office:value="1234081" calcext:value-type="float">
            <text:p>1234081</text:p>
          </table:table-cell>
          <table:table-cell table:formula="of:=[.I19]" office:value-type="float" office:value="234080000" calcext:value-type="float">
            <text:p>234080000</text:p>
          </table:table-cell>
          <table:table-cell table:formula="of:=[.D19]" office:value-type="float" office:value="100" calcext:value-type="float">
            <text:p>100</text:p>
          </table:table-cell>
          <table:table-cell table:formula="of:=[.D20]*[.$E$2]" office:value-type="float" office:value="18000" calcext:value-type="float">
            <text:p>18000</text:p>
          </table:table-cell>
          <table:table-cell table:formula="of:=[.A20]*[.$E$2]*[.D20]" office:value-type="float" office:value="18000000" calcext:value-type="float">
            <text:p>18000000</text:p>
          </table:table-cell>
          <table:table-cell table:formula="of:=[.F20]+[.C20]" office:value-type="float" office:value="252080000" calcext:value-type="float">
            <text:p>252080000</text:p>
          </table:table-cell>
          <table:table-cell table:formula="of:=ROUNDDOWN(([.F20]+[.C20])/1000000000)" office:value-type="float" office:value="0" calcext:value-type="float">
            <text:p>0</text:p>
          </table:table-cell>
          <table:table-cell table:formula="of:=IF([.G20]&gt;=0;MOD([.G20];1000000000);-MOD(-[.G20];1000000000))" office:value-type="float" office:value="252080000" calcext:value-type="float">
            <text:p>252080000</text:p>
          </table:table-cell>
          <table:table-cell table:formula="of:=[.B20]+[.E20]+[.H20]" office:value-type="float" office:value="1252081" calcext:value-type="float">
            <text:p>1252081</text:p>
          </table:table-cell>
          <table:table-cell/>
          <table:table-cell table:formula="of:=[.D20]+[.L19]" office:value-type="float" office:value="6956" calcext:value-type="float">
            <text:p>6956</text:p>
          </table:table-cell>
          <table:table-cell table:formula="of:=[.$E$1]*[.L20]" office:value-type="float" office:value="1252080" calcext:value-type="float">
            <text:p>1252080</text:p>
          </table:table-cell>
          <table:table-cell table:formula="of:=[.J20]-[.M20]" office:value-type="float" office:value="1" calcext:value-type="float">
            <text:p>1</text:p>
          </table:table-cell>
          <table:table-cell table:formula="of:=[.N20]/[.M20]*1000000000" office:value-type="float" office:value="798.671011436969" calcext:value-type="float">
            <text:p>798.671011436969</text:p>
          </table:table-cell>
          <table:table-cell table:number-columns-repeated="1009"/>
        </table:table-row>
        <table:table-row table:style-name="ro1">
          <table:table-cell table:formula="of:=[.A20]" office:value-type="float" office:value="1000" calcext:value-type="float">
            <text:p>1000</text:p>
          </table:table-cell>
          <table:table-cell table:formula="of:=[.J20]" office:value-type="float" office:value="1252081" calcext:value-type="float">
            <text:p>1252081</text:p>
          </table:table-cell>
          <table:table-cell table:formula="of:=[.I20]" office:value-type="float" office:value="252080000" calcext:value-type="float">
            <text:p>252080000</text:p>
          </table:table-cell>
          <table:table-cell table:formula="of:=[.D20]" office:value-type="float" office:value="100" calcext:value-type="float">
            <text:p>100</text:p>
          </table:table-cell>
          <table:table-cell table:formula="of:=[.D21]*[.$E$2]" office:value-type="float" office:value="18000" calcext:value-type="float">
            <text:p>18000</text:p>
          </table:table-cell>
          <table:table-cell table:formula="of:=[.A21]*[.$E$2]*[.D21]" office:value-type="float" office:value="18000000" calcext:value-type="float">
            <text:p>18000000</text:p>
          </table:table-cell>
          <table:table-cell table:formula="of:=[.F21]+[.C21]" office:value-type="float" office:value="270080000" calcext:value-type="float">
            <text:p>270080000</text:p>
          </table:table-cell>
          <table:table-cell table:formula="of:=ROUNDDOWN(([.F21]+[.C21])/1000000000)" office:value-type="float" office:value="0" calcext:value-type="float">
            <text:p>0</text:p>
          </table:table-cell>
          <table:table-cell table:formula="of:=IF([.G21]&gt;=0;MOD([.G21];1000000000);-MOD(-[.G21];1000000000))" office:value-type="float" office:value="270080000" calcext:value-type="float">
            <text:p>270080000</text:p>
          </table:table-cell>
          <table:table-cell table:formula="of:=[.B21]+[.E21]+[.H21]" office:value-type="float" office:value="1270081" calcext:value-type="float">
            <text:p>1270081</text:p>
          </table:table-cell>
          <table:table-cell/>
          <table:table-cell table:formula="of:=[.D21]+[.L20]" office:value-type="float" office:value="7056" calcext:value-type="float">
            <text:p>7056</text:p>
          </table:table-cell>
          <table:table-cell table:formula="of:=[.$E$1]*[.L21]" office:value-type="float" office:value="1270080" calcext:value-type="float">
            <text:p>1270080</text:p>
          </table:table-cell>
          <table:table-cell table:formula="of:=[.J21]-[.M21]" office:value-type="float" office:value="1" calcext:value-type="float">
            <text:p>1</text:p>
          </table:table-cell>
          <table:table-cell table:formula="of:=[.N21]/[.M21]*1000000000" office:value-type="float" office:value="787.351977828168" calcext:value-type="float">
            <text:p>787.351977828168</text:p>
          </table:table-cell>
          <table:table-cell table:number-columns-repeated="1009"/>
        </table:table-row>
        <table:table-row table:style-name="ro1">
          <table:table-cell table:formula="of:=[.A21]" office:value-type="float" office:value="1000" calcext:value-type="float">
            <text:p>1000</text:p>
          </table:table-cell>
          <table:table-cell table:formula="of:=[.J21]" office:value-type="float" office:value="1270081" calcext:value-type="float">
            <text:p>1270081</text:p>
          </table:table-cell>
          <table:table-cell table:formula="of:=[.I21]" office:value-type="float" office:value="270080000" calcext:value-type="float">
            <text:p>270080000</text:p>
          </table:table-cell>
          <table:table-cell table:formula="of:=[.D21]" office:value-type="float" office:value="100" calcext:value-type="float">
            <text:p>100</text:p>
          </table:table-cell>
          <table:table-cell table:formula="of:=[.D22]*[.$E$2]" office:value-type="float" office:value="18000" calcext:value-type="float">
            <text:p>18000</text:p>
          </table:table-cell>
          <table:table-cell table:formula="of:=[.A22]*[.$E$2]*[.D22]" office:value-type="float" office:value="18000000" calcext:value-type="float">
            <text:p>18000000</text:p>
          </table:table-cell>
          <table:table-cell table:formula="of:=[.F22]+[.C22]" office:value-type="float" office:value="288080000" calcext:value-type="float">
            <text:p>288080000</text:p>
          </table:table-cell>
          <table:table-cell table:formula="of:=ROUNDDOWN(([.F22]+[.C22])/1000000000)" office:value-type="float" office:value="0" calcext:value-type="float">
            <text:p>0</text:p>
          </table:table-cell>
          <table:table-cell table:formula="of:=IF([.G22]&gt;=0;MOD([.G22];1000000000);-MOD(-[.G22];1000000000))" office:value-type="float" office:value="288080000" calcext:value-type="float">
            <text:p>288080000</text:p>
          </table:table-cell>
          <table:table-cell table:formula="of:=[.B22]+[.E22]+[.H22]" office:value-type="float" office:value="1288081" calcext:value-type="float">
            <text:p>1288081</text:p>
          </table:table-cell>
          <table:table-cell/>
          <table:table-cell table:formula="of:=[.D22]+[.L21]" office:value-type="float" office:value="7156" calcext:value-type="float">
            <text:p>7156</text:p>
          </table:table-cell>
          <table:table-cell table:formula="of:=[.$E$1]*[.L22]" office:value-type="float" office:value="1288080" calcext:value-type="float">
            <text:p>1288080</text:p>
          </table:table-cell>
          <table:table-cell table:formula="of:=[.J22]-[.M22]" office:value-type="float" office:value="1" calcext:value-type="float">
            <text:p>1</text:p>
          </table:table-cell>
          <table:table-cell table:formula="of:=[.N22]/[.M22]*1000000000" office:value-type="float" office:value="776.34929507484" calcext:value-type="float">
            <text:p>776.34929507484</text:p>
          </table:table-cell>
          <table:table-cell table:number-columns-repeated="1009"/>
        </table:table-row>
        <table:table-row table:style-name="ro1">
          <table:table-cell table:formula="of:=[.A22]" office:value-type="float" office:value="1000" calcext:value-type="float">
            <text:p>1000</text:p>
          </table:table-cell>
          <table:table-cell table:formula="of:=[.J22]" office:value-type="float" office:value="1288081" calcext:value-type="float">
            <text:p>1288081</text:p>
          </table:table-cell>
          <table:table-cell table:formula="of:=[.I22]" office:value-type="float" office:value="288080000" calcext:value-type="float">
            <text:p>288080000</text:p>
          </table:table-cell>
          <table:table-cell table:formula="of:=[.D22]" office:value-type="float" office:value="100" calcext:value-type="float">
            <text:p>100</text:p>
          </table:table-cell>
          <table:table-cell table:formula="of:=[.D23]*[.$E$2]" office:value-type="float" office:value="18000" calcext:value-type="float">
            <text:p>18000</text:p>
          </table:table-cell>
          <table:table-cell table:formula="of:=[.A23]*[.$E$2]*[.D23]" office:value-type="float" office:value="18000000" calcext:value-type="float">
            <text:p>18000000</text:p>
          </table:table-cell>
          <table:table-cell table:formula="of:=[.F23]+[.C23]" office:value-type="float" office:value="306080000" calcext:value-type="float">
            <text:p>306080000</text:p>
          </table:table-cell>
          <table:table-cell table:formula="of:=ROUNDDOWN(([.F23]+[.C23])/1000000000)" office:value-type="float" office:value="0" calcext:value-type="float">
            <text:p>0</text:p>
          </table:table-cell>
          <table:table-cell table:formula="of:=IF([.G23]&gt;=0;MOD([.G23];1000000000);-MOD(-[.G23];1000000000))" office:value-type="float" office:value="306080000" calcext:value-type="float">
            <text:p>306080000</text:p>
          </table:table-cell>
          <table:table-cell table:formula="of:=[.B23]+[.E23]+[.H23]" office:value-type="float" office:value="1306081" calcext:value-type="float">
            <text:p>1306081</text:p>
          </table:table-cell>
          <table:table-cell/>
          <table:table-cell table:formula="of:=[.D23]+[.L22]" office:value-type="float" office:value="7256" calcext:value-type="float">
            <text:p>7256</text:p>
          </table:table-cell>
          <table:table-cell table:formula="of:=[.$E$1]*[.L23]" office:value-type="float" office:value="1306080" calcext:value-type="float">
            <text:p>1306080</text:p>
          </table:table-cell>
          <table:table-cell table:formula="of:=[.J23]-[.M23]" office:value-type="float" office:value="1" calcext:value-type="float">
            <text:p>1</text:p>
          </table:table-cell>
          <table:table-cell table:formula="of:=[.N23]/[.M23]*1000000000" office:value-type="float" office:value="765.649883621218" calcext:value-type="float">
            <text:p>765.649883621218</text:p>
          </table:table-cell>
          <table:table-cell table:number-columns-repeated="1009"/>
        </table:table-row>
        <table:table-row table:style-name="ro1">
          <table:table-cell table:formula="of:=[.A23]" office:value-type="float" office:value="1000" calcext:value-type="float">
            <text:p>1000</text:p>
          </table:table-cell>
          <table:table-cell table:formula="of:=[.J23]" office:value-type="float" office:value="1306081" calcext:value-type="float">
            <text:p>1306081</text:p>
          </table:table-cell>
          <table:table-cell table:formula="of:=[.I23]" office:value-type="float" office:value="306080000" calcext:value-type="float">
            <text:p>306080000</text:p>
          </table:table-cell>
          <table:table-cell table:formula="of:=[.D23]" office:value-type="float" office:value="100" calcext:value-type="float">
            <text:p>100</text:p>
          </table:table-cell>
          <table:table-cell table:formula="of:=[.D24]*[.$E$2]" office:value-type="float" office:value="18000" calcext:value-type="float">
            <text:p>18000</text:p>
          </table:table-cell>
          <table:table-cell table:formula="of:=[.A24]*[.$E$2]*[.D24]" office:value-type="float" office:value="18000000" calcext:value-type="float">
            <text:p>18000000</text:p>
          </table:table-cell>
          <table:table-cell table:formula="of:=[.F24]+[.C24]" office:value-type="float" office:value="324080000" calcext:value-type="float">
            <text:p>324080000</text:p>
          </table:table-cell>
          <table:table-cell table:formula="of:=ROUNDDOWN(([.F24]+[.C24])/1000000000)" office:value-type="float" office:value="0" calcext:value-type="float">
            <text:p>0</text:p>
          </table:table-cell>
          <table:table-cell table:formula="of:=IF([.G24]&gt;=0;MOD([.G24];1000000000);-MOD(-[.G24];1000000000))" office:value-type="float" office:value="324080000" calcext:value-type="float">
            <text:p>324080000</text:p>
          </table:table-cell>
          <table:table-cell table:formula="of:=[.B24]+[.E24]+[.H24]" office:value-type="float" office:value="1324081" calcext:value-type="float">
            <text:p>1324081</text:p>
          </table:table-cell>
          <table:table-cell/>
          <table:table-cell table:formula="of:=[.D24]+[.L23]" office:value-type="float" office:value="7356" calcext:value-type="float">
            <text:p>7356</text:p>
          </table:table-cell>
          <table:table-cell table:formula="of:=[.$E$1]*[.L24]" office:value-type="float" office:value="1324080" calcext:value-type="float">
            <text:p>1324080</text:p>
          </table:table-cell>
          <table:table-cell table:formula="of:=[.J24]-[.M24]" office:value-type="float" office:value="1" calcext:value-type="float">
            <text:p>1</text:p>
          </table:table-cell>
          <table:table-cell table:formula="of:=[.N24]/[.M24]*1000000000" office:value-type="float" office:value="755.241375143496" calcext:value-type="float">
            <text:p>755.241375143496</text:p>
          </table:table-cell>
          <table:table-cell table:number-columns-repeated="1009"/>
        </table:table-row>
        <table:table-row table:style-name="ro1">
          <table:table-cell table:formula="of:=[.A24]" office:value-type="float" office:value="1000" calcext:value-type="float">
            <text:p>1000</text:p>
          </table:table-cell>
          <table:table-cell table:formula="of:=[.J24]" office:value-type="float" office:value="1324081" calcext:value-type="float">
            <text:p>1324081</text:p>
          </table:table-cell>
          <table:table-cell table:formula="of:=[.I24]" office:value-type="float" office:value="324080000" calcext:value-type="float">
            <text:p>324080000</text:p>
          </table:table-cell>
          <table:table-cell table:formula="of:=[.D24]" office:value-type="float" office:value="100" calcext:value-type="float">
            <text:p>100</text:p>
          </table:table-cell>
          <table:table-cell table:formula="of:=[.D25]*[.$E$2]" office:value-type="float" office:value="18000" calcext:value-type="float">
            <text:p>18000</text:p>
          </table:table-cell>
          <table:table-cell table:formula="of:=[.A25]*[.$E$2]*[.D25]" office:value-type="float" office:value="18000000" calcext:value-type="float">
            <text:p>18000000</text:p>
          </table:table-cell>
          <table:table-cell table:formula="of:=[.F25]+[.C25]" office:value-type="float" office:value="342080000" calcext:value-type="float">
            <text:p>342080000</text:p>
          </table:table-cell>
          <table:table-cell table:formula="of:=ROUNDDOWN(([.F25]+[.C25])/1000000000)" office:value-type="float" office:value="0" calcext:value-type="float">
            <text:p>0</text:p>
          </table:table-cell>
          <table:table-cell table:formula="of:=IF([.G25]&gt;=0;MOD([.G25];1000000000);-MOD(-[.G25];1000000000))" office:value-type="float" office:value="342080000" calcext:value-type="float">
            <text:p>342080000</text:p>
          </table:table-cell>
          <table:table-cell table:formula="of:=[.B25]+[.E25]+[.H25]" office:value-type="float" office:value="1342081" calcext:value-type="float">
            <text:p>1342081</text:p>
          </table:table-cell>
          <table:table-cell/>
          <table:table-cell table:formula="of:=[.D25]+[.L24]" office:value-type="float" office:value="7456" calcext:value-type="float">
            <text:p>7456</text:p>
          </table:table-cell>
          <table:table-cell table:formula="of:=[.$E$1]*[.L25]" office:value-type="float" office:value="1342080" calcext:value-type="float">
            <text:p>1342080</text:p>
          </table:table-cell>
          <table:table-cell table:formula="of:=[.J25]-[.M25]" office:value-type="float" office:value="1" calcext:value-type="float">
            <text:p>1</text:p>
          </table:table-cell>
          <table:table-cell table:formula="of:=[.N25]/[.M25]*1000000000" office:value-type="float" office:value="745.112064854554" calcext:value-type="float">
            <text:p>745.112064854554</text:p>
          </table:table-cell>
          <table:table-cell table:number-columns-repeated="1009"/>
        </table:table-row>
        <table:table-row table:style-name="ro1">
          <table:table-cell table:formula="of:=[.A25]" office:value-type="float" office:value="1000" calcext:value-type="float">
            <text:p>1000</text:p>
          </table:table-cell>
          <table:table-cell table:formula="of:=[.J25]" office:value-type="float" office:value="1342081" calcext:value-type="float">
            <text:p>1342081</text:p>
          </table:table-cell>
          <table:table-cell table:formula="of:=[.I25]" office:value-type="float" office:value="342080000" calcext:value-type="float">
            <text:p>342080000</text:p>
          </table:table-cell>
          <table:table-cell table:formula="of:=[.D25]" office:value-type="float" office:value="100" calcext:value-type="float">
            <text:p>100</text:p>
          </table:table-cell>
          <table:table-cell table:formula="of:=[.D26]*[.$E$2]" office:value-type="float" office:value="18000" calcext:value-type="float">
            <text:p>18000</text:p>
          </table:table-cell>
          <table:table-cell table:formula="of:=[.A26]*[.$E$2]*[.D26]" office:value-type="float" office:value="18000000" calcext:value-type="float">
            <text:p>18000000</text:p>
          </table:table-cell>
          <table:table-cell table:formula="of:=[.F26]+[.C26]" office:value-type="float" office:value="360080000" calcext:value-type="float">
            <text:p>360080000</text:p>
          </table:table-cell>
          <table:table-cell table:formula="of:=ROUNDDOWN(([.F26]+[.C26])/1000000000)" office:value-type="float" office:value="0" calcext:value-type="float">
            <text:p>0</text:p>
          </table:table-cell>
          <table:table-cell table:formula="of:=IF([.G26]&gt;=0;MOD([.G26];1000000000);-MOD(-[.G26];1000000000))" office:value-type="float" office:value="360080000" calcext:value-type="float">
            <text:p>360080000</text:p>
          </table:table-cell>
          <table:table-cell table:formula="of:=[.B26]+[.E26]+[.H26]" office:value-type="float" office:value="1360081" calcext:value-type="float">
            <text:p>1360081</text:p>
          </table:table-cell>
          <table:table-cell/>
          <table:table-cell table:formula="of:=[.D26]+[.L25]" office:value-type="float" office:value="7556" calcext:value-type="float">
            <text:p>7556</text:p>
          </table:table-cell>
          <table:table-cell table:formula="of:=[.$E$1]*[.L26]" office:value-type="float" office:value="1360080" calcext:value-type="float">
            <text:p>1360080</text:p>
          </table:table-cell>
          <table:table-cell table:formula="of:=[.J26]-[.M26]" office:value-type="float" office:value="1" calcext:value-type="float">
            <text:p>1</text:p>
          </table:table-cell>
          <table:table-cell table:formula="of:=[.N26]/[.M26]*1000000000" office:value-type="float" office:value="735.250867596024" calcext:value-type="float">
            <text:p>735.250867596024</text:p>
          </table:table-cell>
          <table:table-cell table:number-columns-repeated="1009"/>
        </table:table-row>
        <table:table-row table:style-name="ro1">
          <table:table-cell table:formula="of:=[.A26]" office:value-type="float" office:value="1000" calcext:value-type="float">
            <text:p>1000</text:p>
          </table:table-cell>
          <table:table-cell table:formula="of:=[.J26]" office:value-type="float" office:value="1360081" calcext:value-type="float">
            <text:p>1360081</text:p>
          </table:table-cell>
          <table:table-cell table:formula="of:=[.I26]" office:value-type="float" office:value="360080000" calcext:value-type="float">
            <text:p>360080000</text:p>
          </table:table-cell>
          <table:table-cell table:formula="of:=[.D26]" office:value-type="float" office:value="100" calcext:value-type="float">
            <text:p>100</text:p>
          </table:table-cell>
          <table:table-cell table:formula="of:=[.D27]*[.$E$2]" office:value-type="float" office:value="18000" calcext:value-type="float">
            <text:p>18000</text:p>
          </table:table-cell>
          <table:table-cell table:formula="of:=[.A27]*[.$E$2]*[.D27]" office:value-type="float" office:value="18000000" calcext:value-type="float">
            <text:p>18000000</text:p>
          </table:table-cell>
          <table:table-cell table:formula="of:=[.F27]+[.C27]" office:value-type="float" office:value="378080000" calcext:value-type="float">
            <text:p>378080000</text:p>
          </table:table-cell>
          <table:table-cell table:formula="of:=ROUNDDOWN(([.F27]+[.C27])/1000000000)" office:value-type="float" office:value="0" calcext:value-type="float">
            <text:p>0</text:p>
          </table:table-cell>
          <table:table-cell table:formula="of:=IF([.G27]&gt;=0;MOD([.G27];1000000000);-MOD(-[.G27];1000000000))" office:value-type="float" office:value="378080000" calcext:value-type="float">
            <text:p>378080000</text:p>
          </table:table-cell>
          <table:table-cell table:formula="of:=[.B27]+[.E27]+[.H27]" office:value-type="float" office:value="1378081" calcext:value-type="float">
            <text:p>1378081</text:p>
          </table:table-cell>
          <table:table-cell/>
          <table:table-cell table:formula="of:=[.D27]+[.L26]" office:value-type="float" office:value="7656" calcext:value-type="float">
            <text:p>7656</text:p>
          </table:table-cell>
          <table:table-cell table:formula="of:=[.$E$1]*[.L27]" office:value-type="float" office:value="1378080" calcext:value-type="float">
            <text:p>1378080</text:p>
          </table:table-cell>
          <table:table-cell table:formula="of:=[.J27]-[.M27]" office:value-type="float" office:value="1" calcext:value-type="float">
            <text:p>1</text:p>
          </table:table-cell>
          <table:table-cell table:formula="of:=[.N27]/[.M27]*1000000000" office:value-type="float" office:value="725.647277371415" calcext:value-type="float">
            <text:p>725.647277371415</text:p>
          </table:table-cell>
          <table:table-cell table:number-columns-repeated="1009"/>
        </table:table-row>
        <table:table-row table:style-name="ro1">
          <table:table-cell table:formula="of:=[.A27]" office:value-type="float" office:value="1000" calcext:value-type="float">
            <text:p>1000</text:p>
          </table:table-cell>
          <table:table-cell table:formula="of:=[.J27]" office:value-type="float" office:value="1378081" calcext:value-type="float">
            <text:p>1378081</text:p>
          </table:table-cell>
          <table:table-cell table:formula="of:=[.I27]" office:value-type="float" office:value="378080000" calcext:value-type="float">
            <text:p>378080000</text:p>
          </table:table-cell>
          <table:table-cell table:formula="of:=[.D27]" office:value-type="float" office:value="100" calcext:value-type="float">
            <text:p>100</text:p>
          </table:table-cell>
          <table:table-cell table:formula="of:=[.D28]*[.$E$2]" office:value-type="float" office:value="18000" calcext:value-type="float">
            <text:p>18000</text:p>
          </table:table-cell>
          <table:table-cell table:formula="of:=[.A28]*[.$E$2]*[.D28]" office:value-type="float" office:value="18000000" calcext:value-type="float">
            <text:p>18000000</text:p>
          </table:table-cell>
          <table:table-cell table:formula="of:=[.F28]+[.C28]" office:value-type="float" office:value="396080000" calcext:value-type="float">
            <text:p>396080000</text:p>
          </table:table-cell>
          <table:table-cell table:formula="of:=ROUNDDOWN(([.F28]+[.C28])/1000000000)" office:value-type="float" office:value="0" calcext:value-type="float">
            <text:p>0</text:p>
          </table:table-cell>
          <table:table-cell table:formula="of:=IF([.G28]&gt;=0;MOD([.G28];1000000000);-MOD(-[.G28];1000000000))" office:value-type="float" office:value="396080000" calcext:value-type="float">
            <text:p>396080000</text:p>
          </table:table-cell>
          <table:table-cell table:formula="of:=[.B28]+[.E28]+[.H28]" office:value-type="float" office:value="1396081" calcext:value-type="float">
            <text:p>1396081</text:p>
          </table:table-cell>
          <table:table-cell/>
          <table:table-cell table:formula="of:=[.D28]+[.L27]" office:value-type="float" office:value="7756" calcext:value-type="float">
            <text:p>7756</text:p>
          </table:table-cell>
          <table:table-cell table:formula="of:=[.$E$1]*[.L28]" office:value-type="float" office:value="1396080" calcext:value-type="float">
            <text:p>1396080</text:p>
          </table:table-cell>
          <table:table-cell table:formula="of:=[.J28]-[.M28]" office:value-type="float" office:value="1" calcext:value-type="float">
            <text:p>1</text:p>
          </table:table-cell>
          <table:table-cell table:formula="of:=[.N28]/[.M28]*1000000000" office:value-type="float" office:value="716.291330009742" calcext:value-type="float">
            <text:p>716.291330009742</text:p>
          </table:table-cell>
          <table:table-cell table:number-columns-repeated="1009"/>
        </table:table-row>
        <table:table-row table:style-name="ro1">
          <table:table-cell table:formula="of:=[.A28]" office:value-type="float" office:value="1000" calcext:value-type="float">
            <text:p>1000</text:p>
          </table:table-cell>
          <table:table-cell table:formula="of:=[.J28]" office:value-type="float" office:value="1396081" calcext:value-type="float">
            <text:p>1396081</text:p>
          </table:table-cell>
          <table:table-cell table:formula="of:=[.I28]" office:value-type="float" office:value="396080000" calcext:value-type="float">
            <text:p>396080000</text:p>
          </table:table-cell>
          <table:table-cell table:formula="of:=[.D28]" office:value-type="float" office:value="100" calcext:value-type="float">
            <text:p>100</text:p>
          </table:table-cell>
          <table:table-cell table:formula="of:=[.D29]*[.$E$2]" office:value-type="float" office:value="18000" calcext:value-type="float">
            <text:p>18000</text:p>
          </table:table-cell>
          <table:table-cell table:formula="of:=[.A29]*[.$E$2]*[.D29]" office:value-type="float" office:value="18000000" calcext:value-type="float">
            <text:p>18000000</text:p>
          </table:table-cell>
          <table:table-cell table:formula="of:=[.F29]+[.C29]" office:value-type="float" office:value="414080000" calcext:value-type="float">
            <text:p>414080000</text:p>
          </table:table-cell>
          <table:table-cell table:formula="of:=ROUNDDOWN(([.F29]+[.C29])/1000000000)" office:value-type="float" office:value="0" calcext:value-type="float">
            <text:p>0</text:p>
          </table:table-cell>
          <table:table-cell table:formula="of:=IF([.G29]&gt;=0;MOD([.G29];1000000000);-MOD(-[.G29];1000000000))" office:value-type="float" office:value="414080000" calcext:value-type="float">
            <text:p>414080000</text:p>
          </table:table-cell>
          <table:table-cell table:formula="of:=[.B29]+[.E29]+[.H29]" office:value-type="float" office:value="1414081" calcext:value-type="float">
            <text:p>1414081</text:p>
          </table:table-cell>
          <table:table-cell/>
          <table:table-cell table:formula="of:=[.D29]+[.L28]" office:value-type="float" office:value="7856" calcext:value-type="float">
            <text:p>7856</text:p>
          </table:table-cell>
          <table:table-cell table:formula="of:=[.$E$1]*[.L29]" office:value-type="float" office:value="1414080" calcext:value-type="float">
            <text:p>1414080</text:p>
          </table:table-cell>
          <table:table-cell table:formula="of:=[.J29]-[.M29]" office:value-type="float" office:value="1" calcext:value-type="float">
            <text:p>1</text:p>
          </table:table-cell>
          <table:table-cell table:formula="of:=[.N29]/[.M29]*1000000000" office:value-type="float" office:value="707.173568680697" calcext:value-type="float">
            <text:p>707.173568680697</text:p>
          </table:table-cell>
          <table:table-cell table:number-columns-repeated="1009"/>
        </table:table-row>
        <table:table-row table:style-name="ro1">
          <table:table-cell table:formula="of:=[.A29]" office:value-type="float" office:value="1000" calcext:value-type="float">
            <text:p>1000</text:p>
          </table:table-cell>
          <table:table-cell table:formula="of:=[.J29]" office:value-type="float" office:value="1414081" calcext:value-type="float">
            <text:p>1414081</text:p>
          </table:table-cell>
          <table:table-cell table:formula="of:=[.I29]" office:value-type="float" office:value="414080000" calcext:value-type="float">
            <text:p>414080000</text:p>
          </table:table-cell>
          <table:table-cell table:formula="of:=[.D29]" office:value-type="float" office:value="100" calcext:value-type="float">
            <text:p>100</text:p>
          </table:table-cell>
          <table:table-cell table:formula="of:=[.D30]*[.$E$2]" office:value-type="float" office:value="18000" calcext:value-type="float">
            <text:p>18000</text:p>
          </table:table-cell>
          <table:table-cell table:formula="of:=[.A30]*[.$E$2]*[.D30]" office:value-type="float" office:value="18000000" calcext:value-type="float">
            <text:p>18000000</text:p>
          </table:table-cell>
          <table:table-cell table:formula="of:=[.F30]+[.C30]" office:value-type="float" office:value="432080000" calcext:value-type="float">
            <text:p>432080000</text:p>
          </table:table-cell>
          <table:table-cell table:formula="of:=ROUNDDOWN(([.F30]+[.C30])/1000000000)" office:value-type="float" office:value="0" calcext:value-type="float">
            <text:p>0</text:p>
          </table:table-cell>
          <table:table-cell table:formula="of:=IF([.G30]&gt;=0;MOD([.G30];1000000000);-MOD(-[.G30];1000000000))" office:value-type="float" office:value="432080000" calcext:value-type="float">
            <text:p>432080000</text:p>
          </table:table-cell>
          <table:table-cell table:formula="of:=[.B30]+[.E30]+[.H30]" office:value-type="float" office:value="1432081" calcext:value-type="float">
            <text:p>1432081</text:p>
          </table:table-cell>
          <table:table-cell/>
          <table:table-cell table:formula="of:=[.D30]+[.L29]" office:value-type="float" office:value="7956" calcext:value-type="float">
            <text:p>7956</text:p>
          </table:table-cell>
          <table:table-cell table:formula="of:=[.$E$1]*[.L30]" office:value-type="float" office:value="1432080" calcext:value-type="float">
            <text:p>1432080</text:p>
          </table:table-cell>
          <table:table-cell table:formula="of:=[.J30]-[.M30]" office:value-type="float" office:value="1" calcext:value-type="float">
            <text:p>1</text:p>
          </table:table-cell>
          <table:table-cell table:formula="of:=[.N30]/[.M30]*1000000000" office:value-type="float" office:value="698.285012010502" calcext:value-type="float">
            <text:p>698.285012010502</text:p>
          </table:table-cell>
          <table:table-cell table:number-columns-repeated="1009"/>
        </table:table-row>
        <table:table-row table:style-name="ro1">
          <table:table-cell table:formula="of:=[.A30]" office:value-type="float" office:value="1000" calcext:value-type="float">
            <text:p>1000</text:p>
          </table:table-cell>
          <table:table-cell table:formula="of:=[.J30]" office:value-type="float" office:value="1432081" calcext:value-type="float">
            <text:p>1432081</text:p>
          </table:table-cell>
          <table:table-cell table:formula="of:=[.I30]" office:value-type="float" office:value="432080000" calcext:value-type="float">
            <text:p>432080000</text:p>
          </table:table-cell>
          <table:table-cell table:formula="of:=[.D30]" office:value-type="float" office:value="100" calcext:value-type="float">
            <text:p>100</text:p>
          </table:table-cell>
          <table:table-cell table:formula="of:=[.D31]*[.$E$2]" office:value-type="float" office:value="18000" calcext:value-type="float">
            <text:p>18000</text:p>
          </table:table-cell>
          <table:table-cell table:formula="of:=[.A31]*[.$E$2]*[.D31]" office:value-type="float" office:value="18000000" calcext:value-type="float">
            <text:p>18000000</text:p>
          </table:table-cell>
          <table:table-cell table:formula="of:=[.F31]+[.C31]" office:value-type="float" office:value="450080000" calcext:value-type="float">
            <text:p>450080000</text:p>
          </table:table-cell>
          <table:table-cell table:formula="of:=ROUNDDOWN(([.F31]+[.C31])/1000000000)" office:value-type="float" office:value="0" calcext:value-type="float">
            <text:p>0</text:p>
          </table:table-cell>
          <table:table-cell table:formula="of:=IF([.G31]&gt;=0;MOD([.G31];1000000000);-MOD(-[.G31];1000000000))" office:value-type="float" office:value="450080000" calcext:value-type="float">
            <text:p>450080000</text:p>
          </table:table-cell>
          <table:table-cell table:formula="of:=[.B31]+[.E31]+[.H31]" office:value-type="float" office:value="1450081" calcext:value-type="float">
            <text:p>1450081</text:p>
          </table:table-cell>
          <table:table-cell/>
          <table:table-cell table:formula="of:=[.D31]+[.L30]" office:value-type="float" office:value="8056" calcext:value-type="float">
            <text:p>8056</text:p>
          </table:table-cell>
          <table:table-cell table:formula="of:=[.$E$1]*[.L31]" office:value-type="float" office:value="1450080" calcext:value-type="float">
            <text:p>1450080</text:p>
          </table:table-cell>
          <table:table-cell table:formula="of:=[.J31]-[.M31]" office:value-type="float" office:value="1" calcext:value-type="float">
            <text:p>1</text:p>
          </table:table-cell>
          <table:table-cell table:formula="of:=[.N31]/[.M31]*1000000000" office:value-type="float" office:value="689.617124572437" calcext:value-type="float">
            <text:p>689.617124572437</text:p>
          </table:table-cell>
          <table:table-cell table:number-columns-repeated="1009"/>
        </table:table-row>
        <table:table-row table:style-name="ro1">
          <table:table-cell table:formula="of:=[.A31]" office:value-type="float" office:value="1000" calcext:value-type="float">
            <text:p>1000</text:p>
          </table:table-cell>
          <table:table-cell table:formula="of:=[.J31]" office:value-type="float" office:value="1450081" calcext:value-type="float">
            <text:p>1450081</text:p>
          </table:table-cell>
          <table:table-cell table:formula="of:=[.I31]" office:value-type="float" office:value="450080000" calcext:value-type="float">
            <text:p>450080000</text:p>
          </table:table-cell>
          <table:table-cell table:formula="of:=[.D31]" office:value-type="float" office:value="100" calcext:value-type="float">
            <text:p>100</text:p>
          </table:table-cell>
          <table:table-cell table:formula="of:=[.D32]*[.$E$2]" office:value-type="float" office:value="18000" calcext:value-type="float">
            <text:p>18000</text:p>
          </table:table-cell>
          <table:table-cell table:formula="of:=[.A32]*[.$E$2]*[.D32]" office:value-type="float" office:value="18000000" calcext:value-type="float">
            <text:p>18000000</text:p>
          </table:table-cell>
          <table:table-cell table:formula="of:=[.F32]+[.C32]" office:value-type="float" office:value="468080000" calcext:value-type="float">
            <text:p>468080000</text:p>
          </table:table-cell>
          <table:table-cell table:formula="of:=ROUNDDOWN(([.F32]+[.C32])/1000000000)" office:value-type="float" office:value="0" calcext:value-type="float">
            <text:p>0</text:p>
          </table:table-cell>
          <table:table-cell table:formula="of:=IF([.G32]&gt;=0;MOD([.G32];1000000000);-MOD(-[.G32];1000000000))" office:value-type="float" office:value="468080000" calcext:value-type="float">
            <text:p>468080000</text:p>
          </table:table-cell>
          <table:table-cell table:formula="of:=[.B32]+[.E32]+[.H32]" office:value-type="float" office:value="1468081" calcext:value-type="float">
            <text:p>1468081</text:p>
          </table:table-cell>
          <table:table-cell/>
          <table:table-cell table:formula="of:=[.D32]+[.L31]" office:value-type="float" office:value="8156" calcext:value-type="float">
            <text:p>8156</text:p>
          </table:table-cell>
          <table:table-cell table:formula="of:=[.$E$1]*[.L32]" office:value-type="float" office:value="1468080" calcext:value-type="float">
            <text:p>1468080</text:p>
          </table:table-cell>
          <table:table-cell table:formula="of:=[.J32]-[.M32]" office:value-type="float" office:value="1" calcext:value-type="float">
            <text:p>1</text:p>
          </table:table-cell>
          <table:table-cell table:formula="of:=[.N32]/[.M32]*1000000000" office:value-type="float" office:value="681.161789548254" calcext:value-type="float">
            <text:p>681.161789548254</text:p>
          </table:table-cell>
          <table:table-cell table:number-columns-repeated="1009"/>
        </table:table-row>
        <table:table-row table:style-name="ro1">
          <table:table-cell table:formula="of:=[.A32]" office:value-type="float" office:value="1000" calcext:value-type="float">
            <text:p>1000</text:p>
          </table:table-cell>
          <table:table-cell table:formula="of:=[.J32]" office:value-type="float" office:value="1468081" calcext:value-type="float">
            <text:p>1468081</text:p>
          </table:table-cell>
          <table:table-cell table:formula="of:=[.I32]" office:value-type="float" office:value="468080000" calcext:value-type="float">
            <text:p>468080000</text:p>
          </table:table-cell>
          <table:table-cell table:formula="of:=[.D32]" office:value-type="float" office:value="100" calcext:value-type="float">
            <text:p>100</text:p>
          </table:table-cell>
          <table:table-cell table:formula="of:=[.D33]*[.$E$2]" office:value-type="float" office:value="18000" calcext:value-type="float">
            <text:p>18000</text:p>
          </table:table-cell>
          <table:table-cell table:formula="of:=[.A33]*[.$E$2]*[.D33]" office:value-type="float" office:value="18000000" calcext:value-type="float">
            <text:p>18000000</text:p>
          </table:table-cell>
          <table:table-cell table:formula="of:=[.F33]+[.C33]" office:value-type="float" office:value="486080000" calcext:value-type="float">
            <text:p>486080000</text:p>
          </table:table-cell>
          <table:table-cell table:formula="of:=ROUNDDOWN(([.F33]+[.C33])/1000000000)" office:value-type="float" office:value="0" calcext:value-type="float">
            <text:p>0</text:p>
          </table:table-cell>
          <table:table-cell table:formula="of:=IF([.G33]&gt;=0;MOD([.G33];1000000000);-MOD(-[.G33];1000000000))" office:value-type="float" office:value="486080000" calcext:value-type="float">
            <text:p>486080000</text:p>
          </table:table-cell>
          <table:table-cell table:formula="of:=[.B33]+[.E33]+[.H33]" office:value-type="float" office:value="1486081" calcext:value-type="float">
            <text:p>1486081</text:p>
          </table:table-cell>
          <table:table-cell/>
          <table:table-cell table:formula="of:=[.D33]+[.L32]" office:value-type="float" office:value="8256" calcext:value-type="float">
            <text:p>8256</text:p>
          </table:table-cell>
          <table:table-cell table:formula="of:=[.$E$1]*[.L33]" office:value-type="float" office:value="1486080" calcext:value-type="float">
            <text:p>1486080</text:p>
          </table:table-cell>
          <table:table-cell table:formula="of:=[.J33]-[.M33]" office:value-type="float" office:value="1" calcext:value-type="float">
            <text:p>1</text:p>
          </table:table-cell>
          <table:table-cell table:formula="of:=[.N33]/[.M33]*1000000000" office:value-type="float" office:value="672.9112833764" calcext:value-type="float">
            <text:p>672.9112833764</text:p>
          </table:table-cell>
          <table:table-cell table:number-columns-repeated="1009"/>
        </table:table-row>
        <table:table-row table:style-name="ro1">
          <table:table-cell table:formula="of:=[.A33]" office:value-type="float" office:value="1000" calcext:value-type="float">
            <text:p>1000</text:p>
          </table:table-cell>
          <table:table-cell table:formula="of:=[.J33]" office:value-type="float" office:value="1486081" calcext:value-type="float">
            <text:p>1486081</text:p>
          </table:table-cell>
          <table:table-cell table:formula="of:=[.I33]" office:value-type="float" office:value="486080000" calcext:value-type="float">
            <text:p>486080000</text:p>
          </table:table-cell>
          <table:table-cell table:formula="of:=[.D33]" office:value-type="float" office:value="100" calcext:value-type="float">
            <text:p>100</text:p>
          </table:table-cell>
          <table:table-cell table:formula="of:=[.D34]*[.$E$2]" office:value-type="float" office:value="18000" calcext:value-type="float">
            <text:p>18000</text:p>
          </table:table-cell>
          <table:table-cell table:formula="of:=[.A34]*[.$E$2]*[.D34]" office:value-type="float" office:value="18000000" calcext:value-type="float">
            <text:p>18000000</text:p>
          </table:table-cell>
          <table:table-cell table:formula="of:=[.F34]+[.C34]" office:value-type="float" office:value="504080000" calcext:value-type="float">
            <text:p>504080000</text:p>
          </table:table-cell>
          <table:table-cell table:formula="of:=ROUNDDOWN(([.F34]+[.C34])/1000000000)" office:value-type="float" office:value="0" calcext:value-type="float">
            <text:p>0</text:p>
          </table:table-cell>
          <table:table-cell table:formula="of:=IF([.G34]&gt;=0;MOD([.G34];1000000000);-MOD(-[.G34];1000000000))" office:value-type="float" office:value="504080000" calcext:value-type="float">
            <text:p>504080000</text:p>
          </table:table-cell>
          <table:table-cell table:formula="of:=[.B34]+[.E34]+[.H34]" office:value-type="float" office:value="1504081" calcext:value-type="float">
            <text:p>1504081</text:p>
          </table:table-cell>
          <table:table-cell/>
          <table:table-cell table:formula="of:=[.D34]+[.L33]" office:value-type="float" office:value="8356" calcext:value-type="float">
            <text:p>8356</text:p>
          </table:table-cell>
          <table:table-cell table:formula="of:=[.$E$1]*[.L34]" office:value-type="float" office:value="1504080" calcext:value-type="float">
            <text:p>1504080</text:p>
          </table:table-cell>
          <table:table-cell table:formula="of:=[.J34]-[.M34]" office:value-type="float" office:value="1" calcext:value-type="float">
            <text:p>1</text:p>
          </table:table-cell>
          <table:table-cell table:formula="of:=[.N34]/[.M34]*1000000000" office:value-type="float" office:value="664.858252220627" calcext:value-type="float">
            <text:p>664.858252220627</text:p>
          </table:table-cell>
          <table:table-cell table:number-columns-repeated="1009"/>
        </table:table-row>
        <table:table-row table:style-name="ro1">
          <table:table-cell table:formula="of:=[.A34]" office:value-type="float" office:value="1000" calcext:value-type="float">
            <text:p>1000</text:p>
          </table:table-cell>
          <table:table-cell table:formula="of:=[.J34]" office:value-type="float" office:value="1504081" calcext:value-type="float">
            <text:p>1504081</text:p>
          </table:table-cell>
          <table:table-cell table:formula="of:=[.I34]" office:value-type="float" office:value="504080000" calcext:value-type="float">
            <text:p>504080000</text:p>
          </table:table-cell>
          <table:table-cell table:formula="of:=[.D34]" office:value-type="float" office:value="100" calcext:value-type="float">
            <text:p>100</text:p>
          </table:table-cell>
          <table:table-cell table:formula="of:=[.D35]*[.$E$2]" office:value-type="float" office:value="18000" calcext:value-type="float">
            <text:p>18000</text:p>
          </table:table-cell>
          <table:table-cell table:formula="of:=[.A35]*[.$E$2]*[.D35]" office:value-type="float" office:value="18000000" calcext:value-type="float">
            <text:p>18000000</text:p>
          </table:table-cell>
          <table:table-cell table:formula="of:=[.F35]+[.C35]" office:value-type="float" office:value="522080000" calcext:value-type="float">
            <text:p>522080000</text:p>
          </table:table-cell>
          <table:table-cell table:formula="of:=ROUNDDOWN(([.F35]+[.C35])/1000000000)" office:value-type="float" office:value="0" calcext:value-type="float">
            <text:p>0</text:p>
          </table:table-cell>
          <table:table-cell table:formula="of:=IF([.G35]&gt;=0;MOD([.G35];1000000000);-MOD(-[.G35];1000000000))" office:value-type="float" office:value="522080000" calcext:value-type="float">
            <text:p>522080000</text:p>
          </table:table-cell>
          <table:table-cell table:formula="of:=[.B35]+[.E35]+[.H35]" office:value-type="float" office:value="1522081" calcext:value-type="float">
            <text:p>1522081</text:p>
          </table:table-cell>
          <table:table-cell/>
          <table:table-cell table:formula="of:=[.D35]+[.L34]" office:value-type="float" office:value="8456" calcext:value-type="float">
            <text:p>8456</text:p>
          </table:table-cell>
          <table:table-cell table:formula="of:=[.$E$1]*[.L35]" office:value-type="float" office:value="1522080" calcext:value-type="float">
            <text:p>1522080</text:p>
          </table:table-cell>
          <table:table-cell table:formula="of:=[.J35]-[.M35]" office:value-type="float" office:value="1" calcext:value-type="float">
            <text:p>1</text:p>
          </table:table-cell>
          <table:table-cell table:formula="of:=[.N35]/[.M35]*1000000000" office:value-type="float" office:value="656.995690108273" calcext:value-type="float">
            <text:p>656.995690108273</text:p>
          </table:table-cell>
          <table:table-cell table:number-columns-repeated="1009"/>
        </table:table-row>
        <table:table-row table:style-name="ro1">
          <table:table-cell table:formula="of:=[.A35]" office:value-type="float" office:value="1000" calcext:value-type="float">
            <text:p>1000</text:p>
          </table:table-cell>
          <table:table-cell table:formula="of:=[.J35]" office:value-type="float" office:value="1522081" calcext:value-type="float">
            <text:p>1522081</text:p>
          </table:table-cell>
          <table:table-cell table:formula="of:=[.I35]" office:value-type="float" office:value="522080000" calcext:value-type="float">
            <text:p>522080000</text:p>
          </table:table-cell>
          <table:table-cell table:formula="of:=[.D35]" office:value-type="float" office:value="100" calcext:value-type="float">
            <text:p>100</text:p>
          </table:table-cell>
          <table:table-cell table:formula="of:=[.D36]*[.$E$2]" office:value-type="float" office:value="18000" calcext:value-type="float">
            <text:p>18000</text:p>
          </table:table-cell>
          <table:table-cell table:formula="of:=[.A36]*[.$E$2]*[.D36]" office:value-type="float" office:value="18000000" calcext:value-type="float">
            <text:p>18000000</text:p>
          </table:table-cell>
          <table:table-cell table:formula="of:=[.F36]+[.C36]" office:value-type="float" office:value="540080000" calcext:value-type="float">
            <text:p>540080000</text:p>
          </table:table-cell>
          <table:table-cell table:formula="of:=ROUNDDOWN(([.F36]+[.C36])/1000000000)" office:value-type="float" office:value="0" calcext:value-type="float">
            <text:p>0</text:p>
          </table:table-cell>
          <table:table-cell table:formula="of:=IF([.G36]&gt;=0;MOD([.G36];1000000000);-MOD(-[.G36];1000000000))" office:value-type="float" office:value="540080000" calcext:value-type="float">
            <text:p>540080000</text:p>
          </table:table-cell>
          <table:table-cell table:formula="of:=[.B36]+[.E36]+[.H36]" office:value-type="float" office:value="1540081" calcext:value-type="float">
            <text:p>1540081</text:p>
          </table:table-cell>
          <table:table-cell/>
          <table:table-cell table:formula="of:=[.D36]+[.L35]" office:value-type="float" office:value="8556" calcext:value-type="float">
            <text:p>8556</text:p>
          </table:table-cell>
          <table:table-cell table:formula="of:=[.$E$1]*[.L36]" office:value-type="float" office:value="1540080" calcext:value-type="float">
            <text:p>1540080</text:p>
          </table:table-cell>
          <table:table-cell table:formula="of:=[.J36]-[.M36]" office:value-type="float" office:value="1" calcext:value-type="float">
            <text:p>1</text:p>
          </table:table-cell>
          <table:table-cell table:formula="of:=[.N36]/[.M36]*1000000000" office:value-type="float" office:value="649.316918601631" calcext:value-type="float">
            <text:p>649.316918601631</text:p>
          </table:table-cell>
          <table:table-cell table:number-columns-repeated="1009"/>
        </table:table-row>
        <table:table-row table:style-name="ro1">
          <table:table-cell table:formula="of:=[.A36]" office:value-type="float" office:value="1000" calcext:value-type="float">
            <text:p>1000</text:p>
          </table:table-cell>
          <table:table-cell table:formula="of:=[.J36]" office:value-type="float" office:value="1540081" calcext:value-type="float">
            <text:p>1540081</text:p>
          </table:table-cell>
          <table:table-cell table:formula="of:=[.I36]" office:value-type="float" office:value="540080000" calcext:value-type="float">
            <text:p>540080000</text:p>
          </table:table-cell>
          <table:table-cell table:formula="of:=[.D36]" office:value-type="float" office:value="100" calcext:value-type="float">
            <text:p>100</text:p>
          </table:table-cell>
          <table:table-cell table:formula="of:=[.D37]*[.$E$2]" office:value-type="float" office:value="18000" calcext:value-type="float">
            <text:p>18000</text:p>
          </table:table-cell>
          <table:table-cell table:formula="of:=[.A37]*[.$E$2]*[.D37]" office:value-type="float" office:value="18000000" calcext:value-type="float">
            <text:p>18000000</text:p>
          </table:table-cell>
          <table:table-cell table:formula="of:=[.F37]+[.C37]" office:value-type="float" office:value="558080000" calcext:value-type="float">
            <text:p>558080000</text:p>
          </table:table-cell>
          <table:table-cell table:formula="of:=ROUNDDOWN(([.F37]+[.C37])/1000000000)" office:value-type="float" office:value="0" calcext:value-type="float">
            <text:p>0</text:p>
          </table:table-cell>
          <table:table-cell table:formula="of:=IF([.G37]&gt;=0;MOD([.G37];1000000000);-MOD(-[.G37];1000000000))" office:value-type="float" office:value="558080000" calcext:value-type="float">
            <text:p>558080000</text:p>
          </table:table-cell>
          <table:table-cell table:formula="of:=[.B37]+[.E37]+[.H37]" office:value-type="float" office:value="1558081" calcext:value-type="float">
            <text:p>1558081</text:p>
          </table:table-cell>
          <table:table-cell/>
          <table:table-cell table:formula="of:=[.D37]+[.L36]" office:value-type="float" office:value="8656" calcext:value-type="float">
            <text:p>8656</text:p>
          </table:table-cell>
          <table:table-cell table:formula="of:=[.$E$1]*[.L37]" office:value-type="float" office:value="1558080" calcext:value-type="float">
            <text:p>1558080</text:p>
          </table:table-cell>
          <table:table-cell table:formula="of:=[.J37]-[.M37]" office:value-type="float" office:value="1" calcext:value-type="float">
            <text:p>1</text:p>
          </table:table-cell>
          <table:table-cell table:formula="of:=[.N37]/[.M37]*1000000000" office:value-type="float" office:value="641.815567878414" calcext:value-type="float">
            <text:p>641.815567878414</text:p>
          </table:table-cell>
          <table:table-cell table:number-columns-repeated="1009"/>
        </table:table-row>
        <table:table-row table:style-name="ro1">
          <table:table-cell table:formula="of:=[.A37]" office:value-type="float" office:value="1000" calcext:value-type="float">
            <text:p>1000</text:p>
          </table:table-cell>
          <table:table-cell table:formula="of:=[.J37]" office:value-type="float" office:value="1558081" calcext:value-type="float">
            <text:p>1558081</text:p>
          </table:table-cell>
          <table:table-cell table:formula="of:=[.I37]" office:value-type="float" office:value="558080000" calcext:value-type="float">
            <text:p>558080000</text:p>
          </table:table-cell>
          <table:table-cell table:formula="of:=[.D37]" office:value-type="float" office:value="100" calcext:value-type="float">
            <text:p>100</text:p>
          </table:table-cell>
          <table:table-cell table:formula="of:=[.D38]*[.$E$2]" office:value-type="float" office:value="18000" calcext:value-type="float">
            <text:p>18000</text:p>
          </table:table-cell>
          <table:table-cell table:formula="of:=[.A38]*[.$E$2]*[.D38]" office:value-type="float" office:value="18000000" calcext:value-type="float">
            <text:p>18000000</text:p>
          </table:table-cell>
          <table:table-cell table:formula="of:=[.F38]+[.C38]" office:value-type="float" office:value="576080000" calcext:value-type="float">
            <text:p>576080000</text:p>
          </table:table-cell>
          <table:table-cell table:formula="of:=ROUNDDOWN(([.F38]+[.C38])/1000000000)" office:value-type="float" office:value="0" calcext:value-type="float">
            <text:p>0</text:p>
          </table:table-cell>
          <table:table-cell table:formula="of:=IF([.G38]&gt;=0;MOD([.G38];1000000000);-MOD(-[.G38];1000000000))" office:value-type="float" office:value="576080000" calcext:value-type="float">
            <text:p>576080000</text:p>
          </table:table-cell>
          <table:table-cell table:formula="of:=[.B38]+[.E38]+[.H38]" office:value-type="float" office:value="1576081" calcext:value-type="float">
            <text:p>1576081</text:p>
          </table:table-cell>
          <table:table-cell/>
          <table:table-cell table:formula="of:=[.D38]+[.L37]" office:value-type="float" office:value="8756" calcext:value-type="float">
            <text:p>8756</text:p>
          </table:table-cell>
          <table:table-cell table:formula="of:=[.$E$1]*[.L38]" office:value-type="float" office:value="1576080" calcext:value-type="float">
            <text:p>1576080</text:p>
          </table:table-cell>
          <table:table-cell table:formula="of:=[.J38]-[.M38]" office:value-type="float" office:value="1" calcext:value-type="float">
            <text:p>1</text:p>
          </table:table-cell>
          <table:table-cell table:formula="of:=[.N38]/[.M38]*1000000000" office:value-type="float" office:value="634.485559108675" calcext:value-type="float">
            <text:p>634.485559108675</text:p>
          </table:table-cell>
          <table:table-cell table:number-columns-repeated="1009"/>
        </table:table-row>
        <table:table-row table:style-name="ro1">
          <table:table-cell table:formula="of:=[.A38]" office:value-type="float" office:value="1000" calcext:value-type="float">
            <text:p>1000</text:p>
          </table:table-cell>
          <table:table-cell table:formula="of:=[.J38]" office:value-type="float" office:value="1576081" calcext:value-type="float">
            <text:p>1576081</text:p>
          </table:table-cell>
          <table:table-cell table:formula="of:=[.I38]" office:value-type="float" office:value="576080000" calcext:value-type="float">
            <text:p>576080000</text:p>
          </table:table-cell>
          <table:table-cell table:formula="of:=[.D38]" office:value-type="float" office:value="100" calcext:value-type="float">
            <text:p>100</text:p>
          </table:table-cell>
          <table:table-cell table:formula="of:=[.D39]*[.$E$2]" office:value-type="float" office:value="18000" calcext:value-type="float">
            <text:p>18000</text:p>
          </table:table-cell>
          <table:table-cell table:formula="of:=[.A39]*[.$E$2]*[.D39]" office:value-type="float" office:value="18000000" calcext:value-type="float">
            <text:p>18000000</text:p>
          </table:table-cell>
          <table:table-cell table:formula="of:=[.F39]+[.C39]" office:value-type="float" office:value="594080000" calcext:value-type="float">
            <text:p>594080000</text:p>
          </table:table-cell>
          <table:table-cell table:formula="of:=ROUNDDOWN(([.F39]+[.C39])/1000000000)" office:value-type="float" office:value="0" calcext:value-type="float">
            <text:p>0</text:p>
          </table:table-cell>
          <table:table-cell table:formula="of:=IF([.G39]&gt;=0;MOD([.G39];1000000000);-MOD(-[.G39];1000000000))" office:value-type="float" office:value="594080000" calcext:value-type="float">
            <text:p>594080000</text:p>
          </table:table-cell>
          <table:table-cell table:formula="of:=[.B39]+[.E39]+[.H39]" office:value-type="float" office:value="1594081" calcext:value-type="float">
            <text:p>1594081</text:p>
          </table:table-cell>
          <table:table-cell/>
          <table:table-cell table:formula="of:=[.D39]+[.L38]" office:value-type="float" office:value="8856" calcext:value-type="float">
            <text:p>8856</text:p>
          </table:table-cell>
          <table:table-cell table:formula="of:=[.$E$1]*[.L39]" office:value-type="float" office:value="1594080" calcext:value-type="float">
            <text:p>1594080</text:p>
          </table:table-cell>
          <table:table-cell table:formula="of:=[.J39]-[.M39]" office:value-type="float" office:value="1" calcext:value-type="float">
            <text:p>1</text:p>
          </table:table-cell>
          <table:table-cell table:formula="of:=[.N39]/[.M39]*1000000000" office:value-type="float" office:value="627.321088025695" calcext:value-type="float">
            <text:p>627.321088025695</text:p>
          </table:table-cell>
          <table:table-cell table:number-columns-repeated="1009"/>
        </table:table-row>
        <table:table-row table:style-name="ro1">
          <table:table-cell table:formula="of:=[.A39]" office:value-type="float" office:value="1000" calcext:value-type="float">
            <text:p>1000</text:p>
          </table:table-cell>
          <table:table-cell table:formula="of:=[.J39]" office:value-type="float" office:value="1594081" calcext:value-type="float">
            <text:p>1594081</text:p>
          </table:table-cell>
          <table:table-cell table:formula="of:=[.I39]" office:value-type="float" office:value="594080000" calcext:value-type="float">
            <text:p>594080000</text:p>
          </table:table-cell>
          <table:table-cell table:formula="of:=[.D39]" office:value-type="float" office:value="100" calcext:value-type="float">
            <text:p>100</text:p>
          </table:table-cell>
          <table:table-cell table:formula="of:=[.D40]*[.$E$2]" office:value-type="float" office:value="18000" calcext:value-type="float">
            <text:p>18000</text:p>
          </table:table-cell>
          <table:table-cell table:formula="of:=[.A40]*[.$E$2]*[.D40]" office:value-type="float" office:value="18000000" calcext:value-type="float">
            <text:p>18000000</text:p>
          </table:table-cell>
          <table:table-cell table:formula="of:=[.F40]+[.C40]" office:value-type="float" office:value="612080000" calcext:value-type="float">
            <text:p>612080000</text:p>
          </table:table-cell>
          <table:table-cell table:formula="of:=ROUNDDOWN(([.F40]+[.C40])/1000000000)" office:value-type="float" office:value="0" calcext:value-type="float">
            <text:p>0</text:p>
          </table:table-cell>
          <table:table-cell table:formula="of:=IF([.G40]&gt;=0;MOD([.G40];1000000000);-MOD(-[.G40];1000000000))" office:value-type="float" office:value="612080000" calcext:value-type="float">
            <text:p>612080000</text:p>
          </table:table-cell>
          <table:table-cell table:formula="of:=[.B40]+[.E40]+[.H40]" office:value-type="float" office:value="1612081" calcext:value-type="float">
            <text:p>1612081</text:p>
          </table:table-cell>
          <table:table-cell/>
          <table:table-cell table:formula="of:=[.D40]+[.L39]" office:value-type="float" office:value="8956" calcext:value-type="float">
            <text:p>8956</text:p>
          </table:table-cell>
          <table:table-cell table:formula="of:=[.$E$1]*[.L40]" office:value-type="float" office:value="1612080" calcext:value-type="float">
            <text:p>1612080</text:p>
          </table:table-cell>
          <table:table-cell table:formula="of:=[.J40]-[.M40]" office:value-type="float" office:value="1" calcext:value-type="float">
            <text:p>1</text:p>
          </table:table-cell>
          <table:table-cell table:formula="of:=[.N40]/[.M40]*1000000000" office:value-type="float" office:value="620.316609597539" calcext:value-type="float">
            <text:p>620.316609597539</text:p>
          </table:table-cell>
          <table:table-cell table:number-columns-repeated="1009"/>
        </table:table-row>
        <table:table-row table:style-name="ro1">
          <table:table-cell table:formula="of:=[.A40]" office:value-type="float" office:value="1000" calcext:value-type="float">
            <text:p>1000</text:p>
          </table:table-cell>
          <table:table-cell table:formula="of:=[.J40]" office:value-type="float" office:value="1612081" calcext:value-type="float">
            <text:p>1612081</text:p>
          </table:table-cell>
          <table:table-cell table:formula="of:=[.I40]" office:value-type="float" office:value="612080000" calcext:value-type="float">
            <text:p>612080000</text:p>
          </table:table-cell>
          <table:table-cell table:formula="of:=[.D40]" office:value-type="float" office:value="100" calcext:value-type="float">
            <text:p>100</text:p>
          </table:table-cell>
          <table:table-cell table:formula="of:=[.D41]*[.$E$2]" office:value-type="float" office:value="18000" calcext:value-type="float">
            <text:p>18000</text:p>
          </table:table-cell>
          <table:table-cell table:formula="of:=[.A41]*[.$E$2]*[.D41]" office:value-type="float" office:value="18000000" calcext:value-type="float">
            <text:p>18000000</text:p>
          </table:table-cell>
          <table:table-cell table:formula="of:=[.F41]+[.C41]" office:value-type="float" office:value="630080000" calcext:value-type="float">
            <text:p>630080000</text:p>
          </table:table-cell>
          <table:table-cell table:formula="of:=ROUNDDOWN(([.F41]+[.C41])/1000000000)" office:value-type="float" office:value="0" calcext:value-type="float">
            <text:p>0</text:p>
          </table:table-cell>
          <table:table-cell table:formula="of:=IF([.G41]&gt;=0;MOD([.G41];1000000000);-MOD(-[.G41];1000000000))" office:value-type="float" office:value="630080000" calcext:value-type="float">
            <text:p>630080000</text:p>
          </table:table-cell>
          <table:table-cell table:formula="of:=[.B41]+[.E41]+[.H41]" office:value-type="float" office:value="1630081" calcext:value-type="float">
            <text:p>1630081</text:p>
          </table:table-cell>
          <table:table-cell/>
          <table:table-cell table:formula="of:=[.D41]+[.L40]" office:value-type="float" office:value="9056" calcext:value-type="float">
            <text:p>9056</text:p>
          </table:table-cell>
          <table:table-cell table:formula="of:=[.$E$1]*[.L41]" office:value-type="float" office:value="1630080" calcext:value-type="float">
            <text:p>1630080</text:p>
          </table:table-cell>
          <table:table-cell table:formula="of:=[.J41]-[.M41]" office:value-type="float" office:value="1" calcext:value-type="float">
            <text:p>1</text:p>
          </table:table-cell>
          <table:table-cell table:formula="of:=[.N41]/[.M41]*1000000000" office:value-type="float" office:value="613.466823714174" calcext:value-type="float">
            <text:p>613.466823714174</text:p>
          </table:table-cell>
          <table:table-cell table:number-columns-repeated="1009"/>
        </table:table-row>
        <table:table-row table:style-name="ro1">
          <table:table-cell table:formula="of:=[.A41]" office:value-type="float" office:value="1000" calcext:value-type="float">
            <text:p>1000</text:p>
          </table:table-cell>
          <table:table-cell table:formula="of:=[.J41]" office:value-type="float" office:value="1630081" calcext:value-type="float">
            <text:p>1630081</text:p>
          </table:table-cell>
          <table:table-cell table:formula="of:=[.I41]" office:value-type="float" office:value="630080000" calcext:value-type="float">
            <text:p>630080000</text:p>
          </table:table-cell>
          <table:table-cell table:formula="of:=[.D41]" office:value-type="float" office:value="100" calcext:value-type="float">
            <text:p>100</text:p>
          </table:table-cell>
          <table:table-cell table:formula="of:=[.D42]*[.$E$2]" office:value-type="float" office:value="18000" calcext:value-type="float">
            <text:p>18000</text:p>
          </table:table-cell>
          <table:table-cell table:formula="of:=[.A42]*[.$E$2]*[.D42]" office:value-type="float" office:value="18000000" calcext:value-type="float">
            <text:p>18000000</text:p>
          </table:table-cell>
          <table:table-cell table:formula="of:=[.F42]+[.C42]" office:value-type="float" office:value="648080000" calcext:value-type="float">
            <text:p>648080000</text:p>
          </table:table-cell>
          <table:table-cell table:formula="of:=ROUNDDOWN(([.F42]+[.C42])/1000000000)" office:value-type="float" office:value="0" calcext:value-type="float">
            <text:p>0</text:p>
          </table:table-cell>
          <table:table-cell table:formula="of:=IF([.G42]&gt;=0;MOD([.G42];1000000000);-MOD(-[.G42];1000000000))" office:value-type="float" office:value="648080000" calcext:value-type="float">
            <text:p>648080000</text:p>
          </table:table-cell>
          <table:table-cell table:formula="of:=[.B42]+[.E42]+[.H42]" office:value-type="float" office:value="1648081" calcext:value-type="float">
            <text:p>1648081</text:p>
          </table:table-cell>
          <table:table-cell/>
          <table:table-cell table:formula="of:=[.D42]+[.L41]" office:value-type="float" office:value="9156" calcext:value-type="float">
            <text:p>9156</text:p>
          </table:table-cell>
          <table:table-cell table:formula="of:=[.$E$1]*[.L42]" office:value-type="float" office:value="1648080" calcext:value-type="float">
            <text:p>1648080</text:p>
          </table:table-cell>
          <table:table-cell table:formula="of:=[.J42]-[.M42]" office:value-type="float" office:value="1" calcext:value-type="float">
            <text:p>1</text:p>
          </table:table-cell>
          <table:table-cell table:formula="of:=[.N42]/[.M42]*1000000000" office:value-type="float" office:value="606.766661812533" calcext:value-type="float">
            <text:p>606.766661812533</text:p>
          </table:table-cell>
          <table:table-cell table:number-columns-repeated="1009"/>
        </table:table-row>
        <table:table-row table:style-name="ro1">
          <table:table-cell table:formula="of:=[.A42]" office:value-type="float" office:value="1000" calcext:value-type="float">
            <text:p>1000</text:p>
          </table:table-cell>
          <table:table-cell table:formula="of:=[.J42]" office:value-type="float" office:value="1648081" calcext:value-type="float">
            <text:p>1648081</text:p>
          </table:table-cell>
          <table:table-cell table:formula="of:=[.I42]" office:value-type="float" office:value="648080000" calcext:value-type="float">
            <text:p>648080000</text:p>
          </table:table-cell>
          <table:table-cell table:formula="of:=[.D42]" office:value-type="float" office:value="100" calcext:value-type="float">
            <text:p>100</text:p>
          </table:table-cell>
          <table:table-cell table:formula="of:=[.D43]*[.$E$2]" office:value-type="float" office:value="18000" calcext:value-type="float">
            <text:p>18000</text:p>
          </table:table-cell>
          <table:table-cell table:formula="of:=[.A43]*[.$E$2]*[.D43]" office:value-type="float" office:value="18000000" calcext:value-type="float">
            <text:p>18000000</text:p>
          </table:table-cell>
          <table:table-cell table:formula="of:=[.F43]+[.C43]" office:value-type="float" office:value="666080000" calcext:value-type="float">
            <text:p>666080000</text:p>
          </table:table-cell>
          <table:table-cell table:formula="of:=ROUNDDOWN(([.F43]+[.C43])/1000000000)" office:value-type="float" office:value="0" calcext:value-type="float">
            <text:p>0</text:p>
          </table:table-cell>
          <table:table-cell table:formula="of:=IF([.G43]&gt;=0;MOD([.G43];1000000000);-MOD(-[.G43];1000000000))" office:value-type="float" office:value="666080000" calcext:value-type="float">
            <text:p>666080000</text:p>
          </table:table-cell>
          <table:table-cell table:formula="of:=[.B43]+[.E43]+[.H43]" office:value-type="float" office:value="1666081" calcext:value-type="float">
            <text:p>1666081</text:p>
          </table:table-cell>
          <table:table-cell/>
          <table:table-cell table:formula="of:=[.D43]+[.L42]" office:value-type="float" office:value="9256" calcext:value-type="float">
            <text:p>9256</text:p>
          </table:table-cell>
          <table:table-cell table:formula="of:=[.$E$1]*[.L43]" office:value-type="float" office:value="1666080" calcext:value-type="float">
            <text:p>1666080</text:p>
          </table:table-cell>
          <table:table-cell table:formula="of:=[.J43]-[.M43]" office:value-type="float" office:value="1" calcext:value-type="float">
            <text:p>1</text:p>
          </table:table-cell>
          <table:table-cell table:formula="of:=[.N43]/[.M43]*1000000000" office:value-type="float" office:value="600.211274368578" calcext:value-type="float">
            <text:p>600.211274368578</text:p>
          </table:table-cell>
          <table:table-cell table:number-columns-repeated="1009"/>
        </table:table-row>
        <table:table-row table:style-name="ro1">
          <table:table-cell table:formula="of:=[.A43]" office:value-type="float" office:value="1000" calcext:value-type="float">
            <text:p>1000</text:p>
          </table:table-cell>
          <table:table-cell table:formula="of:=[.J43]" office:value-type="float" office:value="1666081" calcext:value-type="float">
            <text:p>1666081</text:p>
          </table:table-cell>
          <table:table-cell table:formula="of:=[.I43]" office:value-type="float" office:value="666080000" calcext:value-type="float">
            <text:p>666080000</text:p>
          </table:table-cell>
          <table:table-cell table:formula="of:=[.D43]" office:value-type="float" office:value="100" calcext:value-type="float">
            <text:p>100</text:p>
          </table:table-cell>
          <table:table-cell table:formula="of:=[.D44]*[.$E$2]" office:value-type="float" office:value="18000" calcext:value-type="float">
            <text:p>18000</text:p>
          </table:table-cell>
          <table:table-cell table:formula="of:=[.A44]*[.$E$2]*[.D44]" office:value-type="float" office:value="18000000" calcext:value-type="float">
            <text:p>18000000</text:p>
          </table:table-cell>
          <table:table-cell table:formula="of:=[.F44]+[.C44]" office:value-type="float" office:value="684080000" calcext:value-type="float">
            <text:p>684080000</text:p>
          </table:table-cell>
          <table:table-cell table:formula="of:=ROUNDDOWN(([.F44]+[.C44])/1000000000)" office:value-type="float" office:value="0" calcext:value-type="float">
            <text:p>0</text:p>
          </table:table-cell>
          <table:table-cell table:formula="of:=IF([.G44]&gt;=0;MOD([.G44];1000000000);-MOD(-[.G44];1000000000))" office:value-type="float" office:value="684080000" calcext:value-type="float">
            <text:p>684080000</text:p>
          </table:table-cell>
          <table:table-cell table:formula="of:=[.B44]+[.E44]+[.H44]" office:value-type="float" office:value="1684081" calcext:value-type="float">
            <text:p>1684081</text:p>
          </table:table-cell>
          <table:table-cell/>
          <table:table-cell table:formula="of:=[.D44]+[.L43]" office:value-type="float" office:value="9356" calcext:value-type="float">
            <text:p>9356</text:p>
          </table:table-cell>
          <table:table-cell table:formula="of:=[.$E$1]*[.L44]" office:value-type="float" office:value="1684080" calcext:value-type="float">
            <text:p>1684080</text:p>
          </table:table-cell>
          <table:table-cell table:formula="of:=[.J44]-[.M44]" office:value-type="float" office:value="1" calcext:value-type="float">
            <text:p>1</text:p>
          </table:table-cell>
          <table:table-cell table:formula="of:=[.N44]/[.M44]*1000000000" office:value-type="float" office:value="593.796019191487" calcext:value-type="float">
            <text:p>593.796019191487</text:p>
          </table:table-cell>
          <table:table-cell table:number-columns-repeated="1009"/>
        </table:table-row>
        <table:table-row table:style-name="ro1">
          <table:table-cell table:formula="of:=[.A44]" office:value-type="float" office:value="1000" calcext:value-type="float">
            <text:p>1000</text:p>
          </table:table-cell>
          <table:table-cell table:formula="of:=[.J44]" office:value-type="float" office:value="1684081" calcext:value-type="float">
            <text:p>1684081</text:p>
          </table:table-cell>
          <table:table-cell table:formula="of:=[.I44]" office:value-type="float" office:value="684080000" calcext:value-type="float">
            <text:p>684080000</text:p>
          </table:table-cell>
          <table:table-cell table:formula="of:=[.D44]" office:value-type="float" office:value="100" calcext:value-type="float">
            <text:p>100</text:p>
          </table:table-cell>
          <table:table-cell table:formula="of:=[.D45]*[.$E$2]" office:value-type="float" office:value="18000" calcext:value-type="float">
            <text:p>18000</text:p>
          </table:table-cell>
          <table:table-cell table:formula="of:=[.A45]*[.$E$2]*[.D45]" office:value-type="float" office:value="18000000" calcext:value-type="float">
            <text:p>18000000</text:p>
          </table:table-cell>
          <table:table-cell table:formula="of:=[.F45]+[.C45]" office:value-type="float" office:value="702080000" calcext:value-type="float">
            <text:p>702080000</text:p>
          </table:table-cell>
          <table:table-cell table:formula="of:=ROUNDDOWN(([.F45]+[.C45])/1000000000)" office:value-type="float" office:value="0" calcext:value-type="float">
            <text:p>0</text:p>
          </table:table-cell>
          <table:table-cell table:formula="of:=IF([.G45]&gt;=0;MOD([.G45];1000000000);-MOD(-[.G45];1000000000))" office:value-type="float" office:value="702080000" calcext:value-type="float">
            <text:p>702080000</text:p>
          </table:table-cell>
          <table:table-cell table:formula="of:=[.B45]+[.E45]+[.H45]" office:value-type="float" office:value="1702081" calcext:value-type="float">
            <text:p>1702081</text:p>
          </table:table-cell>
          <table:table-cell/>
          <table:table-cell table:formula="of:=[.D45]+[.L44]" office:value-type="float" office:value="9456" calcext:value-type="float">
            <text:p>9456</text:p>
          </table:table-cell>
          <table:table-cell table:formula="of:=[.$E$1]*[.L45]" office:value-type="float" office:value="1702080" calcext:value-type="float">
            <text:p>1702080</text:p>
          </table:table-cell>
          <table:table-cell table:formula="of:=[.J45]-[.M45]" office:value-type="float" office:value="1" calcext:value-type="float">
            <text:p>1</text:p>
          </table:table-cell>
          <table:table-cell table:formula="of:=[.N45]/[.M45]*1000000000" office:value-type="float" office:value="587.516450460613" calcext:value-type="float">
            <text:p>587.516450460613</text:p>
          </table:table-cell>
          <table:table-cell table:number-columns-repeated="1009"/>
        </table:table-row>
        <table:table-row table:style-name="ro1">
          <table:table-cell table:formula="of:=[.A45]" office:value-type="float" office:value="1000" calcext:value-type="float">
            <text:p>1000</text:p>
          </table:table-cell>
          <table:table-cell table:formula="of:=[.J45]" office:value-type="float" office:value="1702081" calcext:value-type="float">
            <text:p>1702081</text:p>
          </table:table-cell>
          <table:table-cell table:formula="of:=[.I45]" office:value-type="float" office:value="702080000" calcext:value-type="float">
            <text:p>702080000</text:p>
          </table:table-cell>
          <table:table-cell table:formula="of:=[.D45]" office:value-type="float" office:value="100" calcext:value-type="float">
            <text:p>100</text:p>
          </table:table-cell>
          <table:table-cell table:formula="of:=[.D46]*[.$E$2]" office:value-type="float" office:value="18000" calcext:value-type="float">
            <text:p>18000</text:p>
          </table:table-cell>
          <table:table-cell table:formula="of:=[.A46]*[.$E$2]*[.D46]" office:value-type="float" office:value="18000000" calcext:value-type="float">
            <text:p>18000000</text:p>
          </table:table-cell>
          <table:table-cell table:formula="of:=[.F46]+[.C46]" office:value-type="float" office:value="720080000" calcext:value-type="float">
            <text:p>720080000</text:p>
          </table:table-cell>
          <table:table-cell table:formula="of:=ROUNDDOWN(([.F46]+[.C46])/1000000000)" office:value-type="float" office:value="0" calcext:value-type="float">
            <text:p>0</text:p>
          </table:table-cell>
          <table:table-cell table:formula="of:=IF([.G46]&gt;=0;MOD([.G46];1000000000);-MOD(-[.G46];1000000000))" office:value-type="float" office:value="720080000" calcext:value-type="float">
            <text:p>720080000</text:p>
          </table:table-cell>
          <table:table-cell table:formula="of:=[.B46]+[.E46]+[.H46]" office:value-type="float" office:value="1720081" calcext:value-type="float">
            <text:p>1720081</text:p>
          </table:table-cell>
          <table:table-cell/>
          <table:table-cell table:formula="of:=[.D46]+[.L45]" office:value-type="float" office:value="9556" calcext:value-type="float">
            <text:p>9556</text:p>
          </table:table-cell>
          <table:table-cell table:formula="of:=[.$E$1]*[.L46]" office:value-type="float" office:value="1720080" calcext:value-type="float">
            <text:p>1720080</text:p>
          </table:table-cell>
          <table:table-cell table:formula="of:=[.J46]-[.M46]" office:value-type="float" office:value="1" calcext:value-type="float">
            <text:p>1</text:p>
          </table:table-cell>
          <table:table-cell table:formula="of:=[.N46]/[.M46]*1000000000" office:value-type="float" office:value="581.36830845077" calcext:value-type="float">
            <text:p>581.36830845077</text:p>
          </table:table-cell>
          <table:table-cell table:number-columns-repeated="1009"/>
        </table:table-row>
        <table:table-row table:style-name="ro1">
          <table:table-cell table:formula="of:=[.A46]" office:value-type="float" office:value="1000" calcext:value-type="float">
            <text:p>1000</text:p>
          </table:table-cell>
          <table:table-cell table:formula="of:=[.J46]" office:value-type="float" office:value="1720081" calcext:value-type="float">
            <text:p>1720081</text:p>
          </table:table-cell>
          <table:table-cell table:formula="of:=[.I46]" office:value-type="float" office:value="720080000" calcext:value-type="float">
            <text:p>720080000</text:p>
          </table:table-cell>
          <table:table-cell table:formula="of:=[.D46]" office:value-type="float" office:value="100" calcext:value-type="float">
            <text:p>100</text:p>
          </table:table-cell>
          <table:table-cell table:formula="of:=[.D47]*[.$E$2]" office:value-type="float" office:value="18000" calcext:value-type="float">
            <text:p>18000</text:p>
          </table:table-cell>
          <table:table-cell table:formula="of:=[.A47]*[.$E$2]*[.D47]" office:value-type="float" office:value="18000000" calcext:value-type="float">
            <text:p>18000000</text:p>
          </table:table-cell>
          <table:table-cell table:formula="of:=[.F47]+[.C47]" office:value-type="float" office:value="738080000" calcext:value-type="float">
            <text:p>738080000</text:p>
          </table:table-cell>
          <table:table-cell table:formula="of:=ROUNDDOWN(([.F47]+[.C47])/1000000000)" office:value-type="float" office:value="0" calcext:value-type="float">
            <text:p>0</text:p>
          </table:table-cell>
          <table:table-cell table:formula="of:=IF([.G47]&gt;=0;MOD([.G47];1000000000);-MOD(-[.G47];1000000000))" office:value-type="float" office:value="738080000" calcext:value-type="float">
            <text:p>738080000</text:p>
          </table:table-cell>
          <table:table-cell table:formula="of:=[.B47]+[.E47]+[.H47]" office:value-type="float" office:value="1738081" calcext:value-type="float">
            <text:p>1738081</text:p>
          </table:table-cell>
          <table:table-cell/>
          <table:table-cell table:formula="of:=[.D47]+[.L46]" office:value-type="float" office:value="9656" calcext:value-type="float">
            <text:p>9656</text:p>
          </table:table-cell>
          <table:table-cell table:formula="of:=[.$E$1]*[.L47]" office:value-type="float" office:value="1738080" calcext:value-type="float">
            <text:p>1738080</text:p>
          </table:table-cell>
          <table:table-cell table:formula="of:=[.J47]-[.M47]" office:value-type="float" office:value="1" calcext:value-type="float">
            <text:p>1</text:p>
          </table:table-cell>
          <table:table-cell table:formula="of:=[.N47]/[.M47]*1000000000" office:value-type="float" office:value="575.347509895977" calcext:value-type="float">
            <text:p>575.347509895977</text:p>
          </table:table-cell>
          <table:table-cell table:number-columns-repeated="1009"/>
        </table:table-row>
        <table:table-row table:style-name="ro1">
          <table:table-cell table:formula="of:=[.A47]" office:value-type="float" office:value="1000" calcext:value-type="float">
            <text:p>1000</text:p>
          </table:table-cell>
          <table:table-cell table:formula="of:=[.J47]" office:value-type="float" office:value="1738081" calcext:value-type="float">
            <text:p>1738081</text:p>
          </table:table-cell>
          <table:table-cell table:formula="of:=[.I47]" office:value-type="float" office:value="738080000" calcext:value-type="float">
            <text:p>738080000</text:p>
          </table:table-cell>
          <table:table-cell table:formula="of:=[.D47]" office:value-type="float" office:value="100" calcext:value-type="float">
            <text:p>100</text:p>
          </table:table-cell>
          <table:table-cell table:formula="of:=[.D48]*[.$E$2]" office:value-type="float" office:value="18000" calcext:value-type="float">
            <text:p>18000</text:p>
          </table:table-cell>
          <table:table-cell table:formula="of:=[.A48]*[.$E$2]*[.D48]" office:value-type="float" office:value="18000000" calcext:value-type="float">
            <text:p>18000000</text:p>
          </table:table-cell>
          <table:table-cell table:formula="of:=[.F48]+[.C48]" office:value-type="float" office:value="756080000" calcext:value-type="float">
            <text:p>756080000</text:p>
          </table:table-cell>
          <table:table-cell table:formula="of:=ROUNDDOWN(([.F48]+[.C48])/1000000000)" office:value-type="float" office:value="0" calcext:value-type="float">
            <text:p>0</text:p>
          </table:table-cell>
          <table:table-cell table:formula="of:=IF([.G48]&gt;=0;MOD([.G48];1000000000);-MOD(-[.G48];1000000000))" office:value-type="float" office:value="756080000" calcext:value-type="float">
            <text:p>756080000</text:p>
          </table:table-cell>
          <table:table-cell table:formula="of:=[.B48]+[.E48]+[.H48]" office:value-type="float" office:value="1756081" calcext:value-type="float">
            <text:p>1756081</text:p>
          </table:table-cell>
          <table:table-cell/>
          <table:table-cell table:formula="of:=[.D48]+[.L47]" office:value-type="float" office:value="9756" calcext:value-type="float">
            <text:p>9756</text:p>
          </table:table-cell>
          <table:table-cell table:formula="of:=[.$E$1]*[.L48]" office:value-type="float" office:value="1756080" calcext:value-type="float">
            <text:p>1756080</text:p>
          </table:table-cell>
          <table:table-cell table:formula="of:=[.J48]-[.M48]" office:value-type="float" office:value="1" calcext:value-type="float">
            <text:p>1</text:p>
          </table:table-cell>
          <table:table-cell table:formula="of:=[.N48]/[.M48]*1000000000" office:value-type="float" office:value="569.450138945834" calcext:value-type="float">
            <text:p>569.450138945834</text:p>
          </table:table-cell>
          <table:table-cell table:number-columns-repeated="1009"/>
        </table:table-row>
        <table:table-row table:style-name="ro1">
          <table:table-cell table:formula="of:=[.A48]" office:value-type="float" office:value="1000" calcext:value-type="float">
            <text:p>1000</text:p>
          </table:table-cell>
          <table:table-cell table:formula="of:=[.J48]" office:value-type="float" office:value="1756081" calcext:value-type="float">
            <text:p>1756081</text:p>
          </table:table-cell>
          <table:table-cell table:formula="of:=[.I48]" office:value-type="float" office:value="756080000" calcext:value-type="float">
            <text:p>756080000</text:p>
          </table:table-cell>
          <table:table-cell table:formula="of:=[.D48]" office:value-type="float" office:value="100" calcext:value-type="float">
            <text:p>100</text:p>
          </table:table-cell>
          <table:table-cell table:formula="of:=[.D49]*[.$E$2]" office:value-type="float" office:value="18000" calcext:value-type="float">
            <text:p>18000</text:p>
          </table:table-cell>
          <table:table-cell table:formula="of:=[.A49]*[.$E$2]*[.D49]" office:value-type="float" office:value="18000000" calcext:value-type="float">
            <text:p>18000000</text:p>
          </table:table-cell>
          <table:table-cell table:formula="of:=[.F49]+[.C49]" office:value-type="float" office:value="774080000" calcext:value-type="float">
            <text:p>774080000</text:p>
          </table:table-cell>
          <table:table-cell table:formula="of:=ROUNDDOWN(([.F49]+[.C49])/1000000000)" office:value-type="float" office:value="0" calcext:value-type="float">
            <text:p>0</text:p>
          </table:table-cell>
          <table:table-cell table:formula="of:=IF([.G49]&gt;=0;MOD([.G49];1000000000);-MOD(-[.G49];1000000000))" office:value-type="float" office:value="774080000" calcext:value-type="float">
            <text:p>774080000</text:p>
          </table:table-cell>
          <table:table-cell table:formula="of:=[.B49]+[.E49]+[.H49]" office:value-type="float" office:value="1774081" calcext:value-type="float">
            <text:p>1774081</text:p>
          </table:table-cell>
          <table:table-cell/>
          <table:table-cell table:formula="of:=[.D49]+[.L48]" office:value-type="float" office:value="9856" calcext:value-type="float">
            <text:p>9856</text:p>
          </table:table-cell>
          <table:table-cell table:formula="of:=[.$E$1]*[.L49]" office:value-type="float" office:value="1774080" calcext:value-type="float">
            <text:p>1774080</text:p>
          </table:table-cell>
          <table:table-cell table:formula="of:=[.J49]-[.M49]" office:value-type="float" office:value="1" calcext:value-type="float">
            <text:p>1</text:p>
          </table:table-cell>
          <table:table-cell table:formula="of:=[.N49]/[.M49]*1000000000" office:value-type="float" office:value="563.672438672439" calcext:value-type="float">
            <text:p>563.672438672439</text:p>
          </table:table-cell>
          <table:table-cell table:number-columns-repeated="1009"/>
        </table:table-row>
        <table:table-row table:style-name="ro1">
          <table:table-cell table:formula="of:=[.A49]" office:value-type="float" office:value="1000" calcext:value-type="float">
            <text:p>1000</text:p>
          </table:table-cell>
          <table:table-cell table:formula="of:=[.J49]" office:value-type="float" office:value="1774081" calcext:value-type="float">
            <text:p>1774081</text:p>
          </table:table-cell>
          <table:table-cell table:formula="of:=[.I49]" office:value-type="float" office:value="774080000" calcext:value-type="float">
            <text:p>774080000</text:p>
          </table:table-cell>
          <table:table-cell table:formula="of:=[.D49]" office:value-type="float" office:value="100" calcext:value-type="float">
            <text:p>100</text:p>
          </table:table-cell>
          <table:table-cell table:formula="of:=[.D50]*[.$E$2]" office:value-type="float" office:value="18000" calcext:value-type="float">
            <text:p>18000</text:p>
          </table:table-cell>
          <table:table-cell table:formula="of:=[.A50]*[.$E$2]*[.D50]" office:value-type="float" office:value="18000000" calcext:value-type="float">
            <text:p>18000000</text:p>
          </table:table-cell>
          <table:table-cell table:formula="of:=[.F50]+[.C50]" office:value-type="float" office:value="792080000" calcext:value-type="float">
            <text:p>792080000</text:p>
          </table:table-cell>
          <table:table-cell table:formula="of:=ROUNDDOWN(([.F50]+[.C50])/1000000000)" office:value-type="float" office:value="0" calcext:value-type="float">
            <text:p>0</text:p>
          </table:table-cell>
          <table:table-cell table:formula="of:=IF([.G50]&gt;=0;MOD([.G50];1000000000);-MOD(-[.G50];1000000000))" office:value-type="float" office:value="792080000" calcext:value-type="float">
            <text:p>792080000</text:p>
          </table:table-cell>
          <table:table-cell table:formula="of:=[.B50]+[.E50]+[.H50]" office:value-type="float" office:value="1792081" calcext:value-type="float">
            <text:p>1792081</text:p>
          </table:table-cell>
          <table:table-cell/>
          <table:table-cell table:formula="of:=[.D50]+[.L49]" office:value-type="float" office:value="9956" calcext:value-type="float">
            <text:p>9956</text:p>
          </table:table-cell>
          <table:table-cell table:formula="of:=[.$E$1]*[.L50]" office:value-type="float" office:value="1792080" calcext:value-type="float">
            <text:p>1792080</text:p>
          </table:table-cell>
          <table:table-cell table:formula="of:=[.J50]-[.M50]" office:value-type="float" office:value="1" calcext:value-type="float">
            <text:p>1</text:p>
          </table:table-cell>
          <table:table-cell table:formula="of:=[.N50]/[.M50]*1000000000" office:value-type="float" office:value="558.010803089148" calcext:value-type="float">
            <text:p>558.010803089148</text:p>
          </table:table-cell>
          <table:table-cell table:number-columns-repeated="1009"/>
        </table:table-row>
        <table:table-row table:style-name="ro1">
          <table:table-cell table:formula="of:=[.A50]" office:value-type="float" office:value="1000" calcext:value-type="float">
            <text:p>1000</text:p>
          </table:table-cell>
          <table:table-cell table:formula="of:=[.J50]" office:value-type="float" office:value="1792081" calcext:value-type="float">
            <text:p>1792081</text:p>
          </table:table-cell>
          <table:table-cell table:formula="of:=[.I50]" office:value-type="float" office:value="792080000" calcext:value-type="float">
            <text:p>792080000</text:p>
          </table:table-cell>
          <table:table-cell table:formula="of:=[.D50]" office:value-type="float" office:value="100" calcext:value-type="float">
            <text:p>100</text:p>
          </table:table-cell>
          <table:table-cell table:formula="of:=[.D51]*[.$E$2]" office:value-type="float" office:value="18000" calcext:value-type="float">
            <text:p>18000</text:p>
          </table:table-cell>
          <table:table-cell table:formula="of:=[.A51]*[.$E$2]*[.D51]" office:value-type="float" office:value="18000000" calcext:value-type="float">
            <text:p>18000000</text:p>
          </table:table-cell>
          <table:table-cell table:formula="of:=[.F51]+[.C51]" office:value-type="float" office:value="810080000" calcext:value-type="float">
            <text:p>810080000</text:p>
          </table:table-cell>
          <table:table-cell table:formula="of:=ROUNDDOWN(([.F51]+[.C51])/1000000000)" office:value-type="float" office:value="0" calcext:value-type="float">
            <text:p>0</text:p>
          </table:table-cell>
          <table:table-cell table:formula="of:=IF([.G51]&gt;=0;MOD([.G51];1000000000);-MOD(-[.G51];1000000000))" office:value-type="float" office:value="810080000" calcext:value-type="float">
            <text:p>810080000</text:p>
          </table:table-cell>
          <table:table-cell table:formula="of:=[.B51]+[.E51]+[.H51]" office:value-type="float" office:value="1810081" calcext:value-type="float">
            <text:p>1810081</text:p>
          </table:table-cell>
          <table:table-cell/>
          <table:table-cell table:formula="of:=[.D51]+[.L50]" office:value-type="float" office:value="10056" calcext:value-type="float">
            <text:p>10056</text:p>
          </table:table-cell>
          <table:table-cell table:formula="of:=[.$E$1]*[.L51]" office:value-type="float" office:value="1810080" calcext:value-type="float">
            <text:p>1810080</text:p>
          </table:table-cell>
          <table:table-cell table:formula="of:=[.J51]-[.M51]" office:value-type="float" office:value="1" calcext:value-type="float">
            <text:p>1</text:p>
          </table:table-cell>
          <table:table-cell table:formula="of:=[.N51]/[.M51]*1000000000" office:value-type="float" office:value="552.461769645541" calcext:value-type="float">
            <text:p>552.461769645541</text:p>
          </table:table-cell>
          <table:table-cell table:number-columns-repeated="1009"/>
        </table:table-row>
        <table:table-row table:style-name="ro1">
          <table:table-cell table:formula="of:=[.A51]" office:value-type="float" office:value="1000" calcext:value-type="float">
            <text:p>1000</text:p>
          </table:table-cell>
          <table:table-cell table:formula="of:=[.J51]" office:value-type="float" office:value="1810081" calcext:value-type="float">
            <text:p>1810081</text:p>
          </table:table-cell>
          <table:table-cell table:formula="of:=[.I51]" office:value-type="float" office:value="810080000" calcext:value-type="float">
            <text:p>810080000</text:p>
          </table:table-cell>
          <table:table-cell table:formula="of:=[.D51]" office:value-type="float" office:value="100" calcext:value-type="float">
            <text:p>100</text:p>
          </table:table-cell>
          <table:table-cell table:formula="of:=[.D52]*[.$E$2]" office:value-type="float" office:value="18000" calcext:value-type="float">
            <text:p>18000</text:p>
          </table:table-cell>
          <table:table-cell table:formula="of:=[.A52]*[.$E$2]*[.D52]" office:value-type="float" office:value="18000000" calcext:value-type="float">
            <text:p>18000000</text:p>
          </table:table-cell>
          <table:table-cell table:formula="of:=[.F52]+[.C52]" office:value-type="float" office:value="828080000" calcext:value-type="float">
            <text:p>828080000</text:p>
          </table:table-cell>
          <table:table-cell table:formula="of:=ROUNDDOWN(([.F52]+[.C52])/1000000000)" office:value-type="float" office:value="0" calcext:value-type="float">
            <text:p>0</text:p>
          </table:table-cell>
          <table:table-cell table:formula="of:=IF([.G52]&gt;=0;MOD([.G52];1000000000);-MOD(-[.G52];1000000000))" office:value-type="float" office:value="828080000" calcext:value-type="float">
            <text:p>828080000</text:p>
          </table:table-cell>
          <table:table-cell table:formula="of:=[.B52]+[.E52]+[.H52]" office:value-type="float" office:value="1828081" calcext:value-type="float">
            <text:p>1828081</text:p>
          </table:table-cell>
          <table:table-cell/>
          <table:table-cell table:formula="of:=[.D52]+[.L51]" office:value-type="float" office:value="10156" calcext:value-type="float">
            <text:p>10156</text:p>
          </table:table-cell>
          <table:table-cell table:formula="of:=[.$E$1]*[.L52]" office:value-type="float" office:value="1828080" calcext:value-type="float">
            <text:p>1828080</text:p>
          </table:table-cell>
          <table:table-cell table:formula="of:=[.J52]-[.M52]" office:value-type="float" office:value="1" calcext:value-type="float">
            <text:p>1</text:p>
          </table:table-cell>
          <table:table-cell table:formula="of:=[.N52]/[.M52]*1000000000" office:value-type="float" office:value="547.02201216577" calcext:value-type="float">
            <text:p>547.02201216577</text:p>
          </table:table-cell>
          <table:table-cell table:number-columns-repeated="1009"/>
        </table:table-row>
        <table:table-row table:style-name="ro1">
          <table:table-cell table:formula="of:=[.A52]" office:value-type="float" office:value="1000" calcext:value-type="float">
            <text:p>1000</text:p>
          </table:table-cell>
          <table:table-cell table:formula="of:=[.J52]" office:value-type="float" office:value="1828081" calcext:value-type="float">
            <text:p>1828081</text:p>
          </table:table-cell>
          <table:table-cell table:formula="of:=[.I52]" office:value-type="float" office:value="828080000" calcext:value-type="float">
            <text:p>828080000</text:p>
          </table:table-cell>
          <table:table-cell table:formula="of:=[.D52]" office:value-type="float" office:value="100" calcext:value-type="float">
            <text:p>100</text:p>
          </table:table-cell>
          <table:table-cell table:formula="of:=[.D53]*[.$E$2]" office:value-type="float" office:value="18000" calcext:value-type="float">
            <text:p>18000</text:p>
          </table:table-cell>
          <table:table-cell table:formula="of:=[.A53]*[.$E$2]*[.D53]" office:value-type="float" office:value="18000000" calcext:value-type="float">
            <text:p>18000000</text:p>
          </table:table-cell>
          <table:table-cell table:formula="of:=[.F53]+[.C53]" office:value-type="float" office:value="846080000" calcext:value-type="float">
            <text:p>846080000</text:p>
          </table:table-cell>
          <table:table-cell table:formula="of:=ROUNDDOWN(([.F53]+[.C53])/1000000000)" office:value-type="float" office:value="0" calcext:value-type="float">
            <text:p>0</text:p>
          </table:table-cell>
          <table:table-cell table:formula="of:=IF([.G53]&gt;=0;MOD([.G53];1000000000);-MOD(-[.G53];1000000000))" office:value-type="float" office:value="846080000" calcext:value-type="float">
            <text:p>846080000</text:p>
          </table:table-cell>
          <table:table-cell table:formula="of:=[.B53]+[.E53]+[.H53]" office:value-type="float" office:value="1846081" calcext:value-type="float">
            <text:p>1846081</text:p>
          </table:table-cell>
          <table:table-cell/>
          <table:table-cell table:formula="of:=[.D53]+[.L52]" office:value-type="float" office:value="10256" calcext:value-type="float">
            <text:p>10256</text:p>
          </table:table-cell>
          <table:table-cell table:formula="of:=[.$E$1]*[.L53]" office:value-type="float" office:value="1846080" calcext:value-type="float">
            <text:p>1846080</text:p>
          </table:table-cell>
          <table:table-cell table:formula="of:=[.J53]-[.M53]" office:value-type="float" office:value="1" calcext:value-type="float">
            <text:p>1</text:p>
          </table:table-cell>
          <table:table-cell table:formula="of:=[.N53]/[.M53]*1000000000" office:value-type="float" office:value="541.688334200035" calcext:value-type="float">
            <text:p>541.688334200035</text:p>
          </table:table-cell>
          <table:table-cell table:number-columns-repeated="1009"/>
        </table:table-row>
        <table:table-row table:style-name="ro1">
          <table:table-cell table:formula="of:=[.A53]" office:value-type="float" office:value="1000" calcext:value-type="float">
            <text:p>1000</text:p>
          </table:table-cell>
          <table:table-cell table:formula="of:=[.J53]" office:value-type="float" office:value="1846081" calcext:value-type="float">
            <text:p>1846081</text:p>
          </table:table-cell>
          <table:table-cell table:formula="of:=[.I53]" office:value-type="float" office:value="846080000" calcext:value-type="float">
            <text:p>846080000</text:p>
          </table:table-cell>
          <table:table-cell table:formula="of:=[.D53]" office:value-type="float" office:value="100" calcext:value-type="float">
            <text:p>100</text:p>
          </table:table-cell>
          <table:table-cell table:formula="of:=[.D54]*[.$E$2]" office:value-type="float" office:value="18000" calcext:value-type="float">
            <text:p>18000</text:p>
          </table:table-cell>
          <table:table-cell table:formula="of:=[.A54]*[.$E$2]*[.D54]" office:value-type="float" office:value="18000000" calcext:value-type="float">
            <text:p>18000000</text:p>
          </table:table-cell>
          <table:table-cell table:formula="of:=[.F54]+[.C54]" office:value-type="float" office:value="864080000" calcext:value-type="float">
            <text:p>864080000</text:p>
          </table:table-cell>
          <table:table-cell table:formula="of:=ROUNDDOWN(([.F54]+[.C54])/1000000000)" office:value-type="float" office:value="0" calcext:value-type="float">
            <text:p>0</text:p>
          </table:table-cell>
          <table:table-cell table:formula="of:=IF([.G54]&gt;=0;MOD([.G54];1000000000);-MOD(-[.G54];1000000000))" office:value-type="float" office:value="864080000" calcext:value-type="float">
            <text:p>864080000</text:p>
          </table:table-cell>
          <table:table-cell table:formula="of:=[.B54]+[.E54]+[.H54]" office:value-type="float" office:value="1864081" calcext:value-type="float">
            <text:p>1864081</text:p>
          </table:table-cell>
          <table:table-cell/>
          <table:table-cell table:formula="of:=[.D54]+[.L53]" office:value-type="float" office:value="10356" calcext:value-type="float">
            <text:p>10356</text:p>
          </table:table-cell>
          <table:table-cell table:formula="of:=[.$E$1]*[.L54]" office:value-type="float" office:value="1864080" calcext:value-type="float">
            <text:p>1864080</text:p>
          </table:table-cell>
          <table:table-cell table:formula="of:=[.J54]-[.M54]" office:value-type="float" office:value="1" calcext:value-type="float">
            <text:p>1</text:p>
          </table:table-cell>
          <table:table-cell table:formula="of:=[.N54]/[.M54]*1000000000" office:value-type="float" office:value="536.457662761255" calcext:value-type="float">
            <text:p>536.457662761255</text:p>
          </table:table-cell>
          <table:table-cell table:number-columns-repeated="1009"/>
        </table:table-row>
        <table:table-row table:style-name="ro1">
          <table:table-cell table:formula="of:=[.A54]" office:value-type="float" office:value="1000" calcext:value-type="float">
            <text:p>1000</text:p>
          </table:table-cell>
          <table:table-cell table:formula="of:=[.J54]" office:value-type="float" office:value="1864081" calcext:value-type="float">
            <text:p>1864081</text:p>
          </table:table-cell>
          <table:table-cell table:formula="of:=[.I54]" office:value-type="float" office:value="864080000" calcext:value-type="float">
            <text:p>864080000</text:p>
          </table:table-cell>
          <table:table-cell table:formula="of:=[.D54]" office:value-type="float" office:value="100" calcext:value-type="float">
            <text:p>100</text:p>
          </table:table-cell>
          <table:table-cell table:formula="of:=[.D55]*[.$E$2]" office:value-type="float" office:value="18000" calcext:value-type="float">
            <text:p>18000</text:p>
          </table:table-cell>
          <table:table-cell table:formula="of:=[.A55]*[.$E$2]*[.D55]" office:value-type="float" office:value="18000000" calcext:value-type="float">
            <text:p>18000000</text:p>
          </table:table-cell>
          <table:table-cell table:formula="of:=[.F55]+[.C55]" office:value-type="float" office:value="882080000" calcext:value-type="float">
            <text:p>882080000</text:p>
          </table:table-cell>
          <table:table-cell table:formula="of:=ROUNDDOWN(([.F55]+[.C55])/1000000000)" office:value-type="float" office:value="0" calcext:value-type="float">
            <text:p>0</text:p>
          </table:table-cell>
          <table:table-cell table:formula="of:=IF([.G55]&gt;=0;MOD([.G55];1000000000);-MOD(-[.G55];1000000000))" office:value-type="float" office:value="882080000" calcext:value-type="float">
            <text:p>882080000</text:p>
          </table:table-cell>
          <table:table-cell table:formula="of:=[.B55]+[.E55]+[.H55]" office:value-type="float" office:value="1882081" calcext:value-type="float">
            <text:p>1882081</text:p>
          </table:table-cell>
          <table:table-cell/>
          <table:table-cell table:formula="of:=[.D55]+[.L54]" office:value-type="float" office:value="10456" calcext:value-type="float">
            <text:p>10456</text:p>
          </table:table-cell>
          <table:table-cell table:formula="of:=[.$E$1]*[.L55]" office:value-type="float" office:value="1882080" calcext:value-type="float">
            <text:p>1882080</text:p>
          </table:table-cell>
          <table:table-cell table:formula="of:=[.J55]-[.M55]" office:value-type="float" office:value="1" calcext:value-type="float">
            <text:p>1</text:p>
          </table:table-cell>
          <table:table-cell table:formula="of:=[.N55]/[.M55]*1000000000" office:value-type="float" office:value="531.327042421151" calcext:value-type="float">
            <text:p>531.327042421151</text:p>
          </table:table-cell>
          <table:table-cell table:number-columns-repeated="1009"/>
        </table:table-row>
        <table:table-row table:style-name="ro1">
          <table:table-cell table:formula="of:=[.A55]" office:value-type="float" office:value="1000" calcext:value-type="float">
            <text:p>1000</text:p>
          </table:table-cell>
          <table:table-cell table:formula="of:=[.J55]" office:value-type="float" office:value="1882081" calcext:value-type="float">
            <text:p>1882081</text:p>
          </table:table-cell>
          <table:table-cell table:formula="of:=[.I55]" office:value-type="float" office:value="882080000" calcext:value-type="float">
            <text:p>882080000</text:p>
          </table:table-cell>
          <table:table-cell table:formula="of:=[.D55]" office:value-type="float" office:value="100" calcext:value-type="float">
            <text:p>100</text:p>
          </table:table-cell>
          <table:table-cell table:formula="of:=[.D56]*[.$E$2]" office:value-type="float" office:value="18000" calcext:value-type="float">
            <text:p>18000</text:p>
          </table:table-cell>
          <table:table-cell table:formula="of:=[.A56]*[.$E$2]*[.D56]" office:value-type="float" office:value="18000000" calcext:value-type="float">
            <text:p>18000000</text:p>
          </table:table-cell>
          <table:table-cell table:formula="of:=[.F56]+[.C56]" office:value-type="float" office:value="900080000" calcext:value-type="float">
            <text:p>900080000</text:p>
          </table:table-cell>
          <table:table-cell table:formula="of:=ROUNDDOWN(([.F56]+[.C56])/1000000000)" office:value-type="float" office:value="0" calcext:value-type="float">
            <text:p>0</text:p>
          </table:table-cell>
          <table:table-cell table:formula="of:=IF([.G56]&gt;=0;MOD([.G56];1000000000);-MOD(-[.G56];1000000000))" office:value-type="float" office:value="900080000" calcext:value-type="float">
            <text:p>900080000</text:p>
          </table:table-cell>
          <table:table-cell table:formula="of:=[.B56]+[.E56]+[.H56]" office:value-type="float" office:value="1900081" calcext:value-type="float">
            <text:p>1900081</text:p>
          </table:table-cell>
          <table:table-cell/>
          <table:table-cell table:formula="of:=[.D56]+[.L55]" office:value-type="float" office:value="10556" calcext:value-type="float">
            <text:p>10556</text:p>
          </table:table-cell>
          <table:table-cell table:formula="of:=[.$E$1]*[.L56]" office:value-type="float" office:value="1900080" calcext:value-type="float">
            <text:p>1900080</text:p>
          </table:table-cell>
          <table:table-cell table:formula="of:=[.J56]-[.M56]" office:value-type="float" office:value="1" calcext:value-type="float">
            <text:p>1</text:p>
          </table:table-cell>
          <table:table-cell table:formula="of:=[.N56]/[.M56]*1000000000" office:value-type="float" office:value="526.293629741906" calcext:value-type="float">
            <text:p>526.293629741906</text:p>
          </table:table-cell>
          <table:table-cell table:number-columns-repeated="1009"/>
        </table:table-row>
        <table:table-row table:style-name="ro1">
          <table:table-cell table:formula="of:=[.A56]" office:value-type="float" office:value="1000" calcext:value-type="float">
            <text:p>1000</text:p>
          </table:table-cell>
          <table:table-cell table:formula="of:=[.J56]" office:value-type="float" office:value="1900081" calcext:value-type="float">
            <text:p>1900081</text:p>
          </table:table-cell>
          <table:table-cell table:formula="of:=[.I56]" office:value-type="float" office:value="900080000" calcext:value-type="float">
            <text:p>900080000</text:p>
          </table:table-cell>
          <table:table-cell table:formula="of:=[.D56]" office:value-type="float" office:value="100" calcext:value-type="float">
            <text:p>100</text:p>
          </table:table-cell>
          <table:table-cell table:formula="of:=[.D57]*[.$E$2]" office:value-type="float" office:value="18000" calcext:value-type="float">
            <text:p>18000</text:p>
          </table:table-cell>
          <table:table-cell table:formula="of:=[.A57]*[.$E$2]*[.D57]" office:value-type="float" office:value="18000000" calcext:value-type="float">
            <text:p>18000000</text:p>
          </table:table-cell>
          <table:table-cell table:formula="of:=[.F57]+[.C57]" office:value-type="float" office:value="918080000" calcext:value-type="float">
            <text:p>918080000</text:p>
          </table:table-cell>
          <table:table-cell table:formula="of:=ROUNDDOWN(([.F57]+[.C57])/1000000000)" office:value-type="float" office:value="0" calcext:value-type="float">
            <text:p>0</text:p>
          </table:table-cell>
          <table:table-cell table:formula="of:=IF([.G57]&gt;=0;MOD([.G57];1000000000);-MOD(-[.G57];1000000000))" office:value-type="float" office:value="918080000" calcext:value-type="float">
            <text:p>918080000</text:p>
          </table:table-cell>
          <table:table-cell table:formula="of:=[.B57]+[.E57]+[.H57]" office:value-type="float" office:value="1918081" calcext:value-type="float">
            <text:p>1918081</text:p>
          </table:table-cell>
          <table:table-cell/>
          <table:table-cell table:formula="of:=[.D57]+[.L56]" office:value-type="float" office:value="10656" calcext:value-type="float">
            <text:p>10656</text:p>
          </table:table-cell>
          <table:table-cell table:formula="of:=[.$E$1]*[.L57]" office:value-type="float" office:value="1918080" calcext:value-type="float">
            <text:p>1918080</text:p>
          </table:table-cell>
          <table:table-cell table:formula="of:=[.J57]-[.M57]" office:value-type="float" office:value="1" calcext:value-type="float">
            <text:p>1</text:p>
          </table:table-cell>
          <table:table-cell table:formula="of:=[.N57]/[.M57]*1000000000" office:value-type="float" office:value="521.354688021355" calcext:value-type="float">
            <text:p>521.354688021355</text:p>
          </table:table-cell>
          <table:table-cell table:number-columns-repeated="1009"/>
        </table:table-row>
        <table:table-row table:style-name="ro1">
          <table:table-cell table:formula="of:=[.A57]" office:value-type="float" office:value="1000" calcext:value-type="float">
            <text:p>1000</text:p>
          </table:table-cell>
          <table:table-cell table:formula="of:=[.J57]" office:value-type="float" office:value="1918081" calcext:value-type="float">
            <text:p>1918081</text:p>
          </table:table-cell>
          <table:table-cell table:formula="of:=[.I57]" office:value-type="float" office:value="918080000" calcext:value-type="float">
            <text:p>918080000</text:p>
          </table:table-cell>
          <table:table-cell table:formula="of:=[.D57]" office:value-type="float" office:value="100" calcext:value-type="float">
            <text:p>100</text:p>
          </table:table-cell>
          <table:table-cell table:formula="of:=[.D58]*[.$E$2]" office:value-type="float" office:value="18000" calcext:value-type="float">
            <text:p>18000</text:p>
          </table:table-cell>
          <table:table-cell table:formula="of:=[.A58]*[.$E$2]*[.D58]" office:value-type="float" office:value="18000000" calcext:value-type="float">
            <text:p>18000000</text:p>
          </table:table-cell>
          <table:table-cell table:formula="of:=[.F58]+[.C58]" office:value-type="float" office:value="936080000" calcext:value-type="float">
            <text:p>936080000</text:p>
          </table:table-cell>
          <table:table-cell table:formula="of:=ROUNDDOWN(([.F58]+[.C58])/1000000000)" office:value-type="float" office:value="0" calcext:value-type="float">
            <text:p>0</text:p>
          </table:table-cell>
          <table:table-cell table:formula="of:=IF([.G58]&gt;=0;MOD([.G58];1000000000);-MOD(-[.G58];1000000000))" office:value-type="float" office:value="936080000" calcext:value-type="float">
            <text:p>936080000</text:p>
          </table:table-cell>
          <table:table-cell table:formula="of:=[.B58]+[.E58]+[.H58]" office:value-type="float" office:value="1936081" calcext:value-type="float">
            <text:p>1936081</text:p>
          </table:table-cell>
          <table:table-cell/>
          <table:table-cell table:formula="of:=[.D58]+[.L57]" office:value-type="float" office:value="10756" calcext:value-type="float">
            <text:p>10756</text:p>
          </table:table-cell>
          <table:table-cell table:formula="of:=[.$E$1]*[.L58]" office:value-type="float" office:value="1936080" calcext:value-type="float">
            <text:p>1936080</text:p>
          </table:table-cell>
          <table:table-cell table:formula="of:=[.J58]-[.M58]" office:value-type="float" office:value="1" calcext:value-type="float">
            <text:p>1</text:p>
          </table:table-cell>
          <table:table-cell table:formula="of:=[.N58]/[.M58]*1000000000" office:value-type="float" office:value="516.507582331309" calcext:value-type="float">
            <text:p>516.507582331309</text:p>
          </table:table-cell>
          <table:table-cell table:number-columns-repeated="1009"/>
        </table:table-row>
        <table:table-row table:style-name="ro1">
          <table:table-cell table:formula="of:=[.A58]" office:value-type="float" office:value="1000" calcext:value-type="float">
            <text:p>1000</text:p>
          </table:table-cell>
          <table:table-cell table:formula="of:=[.J58]" office:value-type="float" office:value="1936081" calcext:value-type="float">
            <text:p>1936081</text:p>
          </table:table-cell>
          <table:table-cell table:formula="of:=[.I58]" office:value-type="float" office:value="936080000" calcext:value-type="float">
            <text:p>936080000</text:p>
          </table:table-cell>
          <table:table-cell table:formula="of:=[.D58]" office:value-type="float" office:value="100" calcext:value-type="float">
            <text:p>100</text:p>
          </table:table-cell>
          <table:table-cell table:formula="of:=[.D59]*[.$E$2]" office:value-type="float" office:value="18000" calcext:value-type="float">
            <text:p>18000</text:p>
          </table:table-cell>
          <table:table-cell table:formula="of:=[.A59]*[.$E$2]*[.D59]" office:value-type="float" office:value="18000000" calcext:value-type="float">
            <text:p>18000000</text:p>
          </table:table-cell>
          <table:table-cell table:formula="of:=[.F59]+[.C59]" office:value-type="float" office:value="954080000" calcext:value-type="float">
            <text:p>954080000</text:p>
          </table:table-cell>
          <table:table-cell table:formula="of:=ROUNDDOWN(([.F59]+[.C59])/1000000000)" office:value-type="float" office:value="0" calcext:value-type="float">
            <text:p>0</text:p>
          </table:table-cell>
          <table:table-cell table:formula="of:=IF([.G59]&gt;=0;MOD([.G59];1000000000);-MOD(-[.G59];1000000000))" office:value-type="float" office:value="954080000" calcext:value-type="float">
            <text:p>954080000</text:p>
          </table:table-cell>
          <table:table-cell table:formula="of:=[.B59]+[.E59]+[.H59]" office:value-type="float" office:value="1954081" calcext:value-type="float">
            <text:p>1954081</text:p>
          </table:table-cell>
          <table:table-cell/>
          <table:table-cell table:formula="of:=[.D59]+[.L58]" office:value-type="float" office:value="10856" calcext:value-type="float">
            <text:p>10856</text:p>
          </table:table-cell>
          <table:table-cell table:formula="of:=[.$E$1]*[.L59]" office:value-type="float" office:value="1954080" calcext:value-type="float">
            <text:p>1954080</text:p>
          </table:table-cell>
          <table:table-cell table:formula="of:=[.J59]-[.M59]" office:value-type="float" office:value="1" calcext:value-type="float">
            <text:p>1</text:p>
          </table:table-cell>
          <table:table-cell table:formula="of:=[.N59]/[.M59]*1000000000" office:value-type="float" office:value="511.749774830099" calcext:value-type="float">
            <text:p>511.749774830099</text:p>
          </table:table-cell>
          <table:table-cell table:number-columns-repeated="1009"/>
        </table:table-row>
        <table:table-row table:style-name="ro1">
          <table:table-cell table:formula="of:=[.A59]" office:value-type="float" office:value="1000" calcext:value-type="float">
            <text:p>1000</text:p>
          </table:table-cell>
          <table:table-cell table:formula="of:=[.J59]" office:value-type="float" office:value="1954081" calcext:value-type="float">
            <text:p>1954081</text:p>
          </table:table-cell>
          <table:table-cell table:formula="of:=[.I59]" office:value-type="float" office:value="954080000" calcext:value-type="float">
            <text:p>954080000</text:p>
          </table:table-cell>
          <table:table-cell table:formula="of:=[.D59]" office:value-type="float" office:value="100" calcext:value-type="float">
            <text:p>100</text:p>
          </table:table-cell>
          <table:table-cell table:formula="of:=[.D60]*[.$E$2]" office:value-type="float" office:value="18000" calcext:value-type="float">
            <text:p>18000</text:p>
          </table:table-cell>
          <table:table-cell table:formula="of:=[.A60]*[.$E$2]*[.D60]" office:value-type="float" office:value="18000000" calcext:value-type="float">
            <text:p>18000000</text:p>
          </table:table-cell>
          <table:table-cell table:formula="of:=[.F60]+[.C60]" office:value-type="float" office:value="972080000" calcext:value-type="float">
            <text:p>972080000</text:p>
          </table:table-cell>
          <table:table-cell table:formula="of:=ROUNDDOWN(([.F60]+[.C60])/1000000000)" office:value-type="float" office:value="0" calcext:value-type="float">
            <text:p>0</text:p>
          </table:table-cell>
          <table:table-cell table:formula="of:=IF([.G60]&gt;=0;MOD([.G60];1000000000);-MOD(-[.G60];1000000000))" office:value-type="float" office:value="972080000" calcext:value-type="float">
            <text:p>972080000</text:p>
          </table:table-cell>
          <table:table-cell table:formula="of:=[.B60]+[.E60]+[.H60]" office:value-type="float" office:value="1972081" calcext:value-type="float">
            <text:p>1972081</text:p>
          </table:table-cell>
          <table:table-cell/>
          <table:table-cell table:formula="of:=[.D60]+[.L59]" office:value-type="float" office:value="10956" calcext:value-type="float">
            <text:p>10956</text:p>
          </table:table-cell>
          <table:table-cell table:formula="of:=[.$E$1]*[.L60]" office:value-type="float" office:value="1972080" calcext:value-type="float">
            <text:p>1972080</text:p>
          </table:table-cell>
          <table:table-cell table:formula="of:=[.J60]-[.M60]" office:value-type="float" office:value="1" calcext:value-type="float">
            <text:p>1</text:p>
          </table:table-cell>
          <table:table-cell table:formula="of:=[.N60]/[.M60]*1000000000" office:value-type="float" office:value="507.078820331832" calcext:value-type="float">
            <text:p>507.078820331832</text:p>
          </table:table-cell>
          <table:table-cell table:number-columns-repeated="1009"/>
        </table:table-row>
        <table:table-row table:style-name="ro1">
          <table:table-cell table:formula="of:=[.A60]" office:value-type="float" office:value="1000" calcext:value-type="float">
            <text:p>1000</text:p>
          </table:table-cell>
          <table:table-cell table:formula="of:=[.J60]" office:value-type="float" office:value="1972081" calcext:value-type="float">
            <text:p>1972081</text:p>
          </table:table-cell>
          <table:table-cell table:formula="of:=[.I60]" office:value-type="float" office:value="972080000" calcext:value-type="float">
            <text:p>972080000</text:p>
          </table:table-cell>
          <table:table-cell table:formula="of:=[.D60]" office:value-type="float" office:value="100" calcext:value-type="float">
            <text:p>100</text:p>
          </table:table-cell>
          <table:table-cell table:formula="of:=[.D61]*[.$E$2]" office:value-type="float" office:value="18000" calcext:value-type="float">
            <text:p>18000</text:p>
          </table:table-cell>
          <table:table-cell table:formula="of:=[.A61]*[.$E$2]*[.D61]" office:value-type="float" office:value="18000000" calcext:value-type="float">
            <text:p>18000000</text:p>
          </table:table-cell>
          <table:table-cell table:formula="of:=[.F61]+[.C61]" office:value-type="float" office:value="990080000" calcext:value-type="float">
            <text:p>990080000</text:p>
          </table:table-cell>
          <table:table-cell table:formula="of:=ROUNDDOWN(([.F61]+[.C61])/1000000000)" office:value-type="float" office:value="0" calcext:value-type="float">
            <text:p>0</text:p>
          </table:table-cell>
          <table:table-cell table:formula="of:=IF([.G61]&gt;=0;MOD([.G61];1000000000);-MOD(-[.G61];1000000000))" office:value-type="float" office:value="990080000" calcext:value-type="float">
            <text:p>990080000</text:p>
          </table:table-cell>
          <table:table-cell table:formula="of:=[.B61]+[.E61]+[.H61]" office:value-type="float" office:value="1990081" calcext:value-type="float">
            <text:p>1990081</text:p>
          </table:table-cell>
          <table:table-cell/>
          <table:table-cell table:formula="of:=[.D61]+[.L60]" office:value-type="float" office:value="11056" calcext:value-type="float">
            <text:p>11056</text:p>
          </table:table-cell>
          <table:table-cell table:formula="of:=[.$E$1]*[.L61]" office:value-type="float" office:value="1990080" calcext:value-type="float">
            <text:p>1990080</text:p>
          </table:table-cell>
          <table:table-cell table:formula="of:=[.J61]-[.M61]" office:value-type="float" office:value="1" calcext:value-type="float">
            <text:p>1</text:p>
          </table:table-cell>
          <table:table-cell table:formula="of:=[.N61]/[.M61]*1000000000" office:value-type="float" office:value="502.492362116096" calcext:value-type="float">
            <text:p>502.492362116096</text:p>
          </table:table-cell>
          <table:table-cell table:number-columns-repeated="1009"/>
        </table:table-row>
        <table:table-row table:style-name="ro1">
          <table:table-cell table:formula="of:=[.A61]" office:value-type="float" office:value="1000" calcext:value-type="float">
            <text:p>1000</text:p>
          </table:table-cell>
          <table:table-cell table:formula="of:=[.J61]" office:value-type="float" office:value="1990081" calcext:value-type="float">
            <text:p>1990081</text:p>
          </table:table-cell>
          <table:table-cell table:formula="of:=[.I61]" office:value-type="float" office:value="990080000" calcext:value-type="float">
            <text:p>990080000</text:p>
          </table:table-cell>
          <table:table-cell table:formula="of:=[.D61]" office:value-type="float" office:value="100" calcext:value-type="float">
            <text:p>100</text:p>
          </table:table-cell>
          <table:table-cell table:formula="of:=[.D62]*[.$E$2]" office:value-type="float" office:value="18000" calcext:value-type="float">
            <text:p>18000</text:p>
          </table:table-cell>
          <table:table-cell table:formula="of:=[.A62]*[.$E$2]*[.D62]" office:value-type="float" office:value="18000000" calcext:value-type="float">
            <text:p>18000000</text:p>
          </table:table-cell>
          <table:table-cell table:formula="of:=[.F62]+[.C62]" office:value-type="float" office:value="1008080000" calcext:value-type="float">
            <text:p>1008080000</text:p>
          </table:table-cell>
          <table:table-cell table:formula="of:=ROUNDDOWN(([.F62]+[.C62])/1000000000)" office:value-type="float" office:value="1" calcext:value-type="float">
            <text:p>1</text:p>
          </table:table-cell>
          <table:table-cell table:formula="of:=IF([.G62]&gt;=0;MOD([.G62];1000000000);-MOD(-[.G62];1000000000))" office:value-type="float" office:value="8080000" calcext:value-type="float">
            <text:p>8080000</text:p>
          </table:table-cell>
          <table:table-cell table:formula="of:=[.B62]+[.E62]+[.H62]" office:value-type="float" office:value="2008082" calcext:value-type="float">
            <text:p>2008082</text:p>
          </table:table-cell>
          <table:table-cell/>
          <table:table-cell table:formula="of:=[.D62]+[.L61]" office:value-type="float" office:value="11156" calcext:value-type="float">
            <text:p>11156</text:p>
          </table:table-cell>
          <table:table-cell table:formula="of:=[.$E$1]*[.L62]" office:value-type="float" office:value="2008080" calcext:value-type="float">
            <text:p>2008080</text:p>
          </table:table-cell>
          <table:table-cell table:formula="of:=[.J62]-[.M62]" office:value-type="float" office:value="2" calcext:value-type="float">
            <text:p>2</text:p>
          </table:table-cell>
          <table:table-cell table:formula="of:=[.N62]/[.M62]*1000000000" office:value-type="float" office:value="995.976255926059" calcext:value-type="float">
            <text:p>995.976255926059</text:p>
          </table:table-cell>
          <table:table-cell table:number-columns-repeated="1009"/>
        </table:table-row>
        <table:table-row table:style-name="ro1">
          <table:table-cell table:formula="of:=[.A62]" office:value-type="float" office:value="1000" calcext:value-type="float">
            <text:p>1000</text:p>
          </table:table-cell>
          <table:table-cell table:formula="of:=[.J62]" office:value-type="float" office:value="2008082" calcext:value-type="float">
            <text:p>2008082</text:p>
          </table:table-cell>
          <table:table-cell table:formula="of:=[.I62]" office:value-type="float" office:value="8080000" calcext:value-type="float">
            <text:p>8080000</text:p>
          </table:table-cell>
          <table:table-cell table:formula="of:=[.D62]" office:value-type="float" office:value="100" calcext:value-type="float">
            <text:p>100</text:p>
          </table:table-cell>
          <table:table-cell table:formula="of:=[.D63]*[.$E$2]" office:value-type="float" office:value="18000" calcext:value-type="float">
            <text:p>18000</text:p>
          </table:table-cell>
          <table:table-cell table:formula="of:=[.A63]*[.$E$2]*[.D63]" office:value-type="float" office:value="18000000" calcext:value-type="float">
            <text:p>18000000</text:p>
          </table:table-cell>
          <table:table-cell table:formula="of:=[.F63]+[.C63]" office:value-type="float" office:value="26080000" calcext:value-type="float">
            <text:p>26080000</text:p>
          </table:table-cell>
          <table:table-cell table:formula="of:=ROUNDDOWN(([.F63]+[.C63])/1000000000)" office:value-type="float" office:value="0" calcext:value-type="float">
            <text:p>0</text:p>
          </table:table-cell>
          <table:table-cell table:formula="of:=IF([.G63]&gt;=0;MOD([.G63];1000000000);-MOD(-[.G63];1000000000))" office:value-type="float" office:value="26080000" calcext:value-type="float">
            <text:p>26080000</text:p>
          </table:table-cell>
          <table:table-cell table:formula="of:=[.B63]+[.E63]+[.H63]" office:value-type="float" office:value="2026082" calcext:value-type="float">
            <text:p>2026082</text:p>
          </table:table-cell>
          <table:table-cell/>
          <table:table-cell table:formula="of:=[.D63]+[.L62]" office:value-type="float" office:value="11256" calcext:value-type="float">
            <text:p>11256</text:p>
          </table:table-cell>
          <table:table-cell table:formula="of:=[.$E$1]*[.L63]" office:value-type="float" office:value="2026080" calcext:value-type="float">
            <text:p>2026080</text:p>
          </table:table-cell>
          <table:table-cell table:formula="of:=[.J63]-[.M63]" office:value-type="float" office:value="2" calcext:value-type="float">
            <text:p>2</text:p>
          </table:table-cell>
          <table:table-cell table:formula="of:=[.N63]/[.M63]*1000000000" office:value-type="float" office:value="987.127852799495" calcext:value-type="float">
            <text:p>987.127852799495</text:p>
          </table:table-cell>
          <table:table-cell table:number-columns-repeated="1009"/>
        </table:table-row>
        <table:table-row table:style-name="ro1">
          <table:table-cell table:formula="of:=[.A63]" office:value-type="float" office:value="1000" calcext:value-type="float">
            <text:p>1000</text:p>
          </table:table-cell>
          <table:table-cell table:formula="of:=[.J63]" office:value-type="float" office:value="2026082" calcext:value-type="float">
            <text:p>2026082</text:p>
          </table:table-cell>
          <table:table-cell table:formula="of:=[.I63]" office:value-type="float" office:value="26080000" calcext:value-type="float">
            <text:p>26080000</text:p>
          </table:table-cell>
          <table:table-cell table:formula="of:=[.D63]" office:value-type="float" office:value="100" calcext:value-type="float">
            <text:p>100</text:p>
          </table:table-cell>
          <table:table-cell table:formula="of:=[.D64]*[.$E$2]" office:value-type="float" office:value="18000" calcext:value-type="float">
            <text:p>18000</text:p>
          </table:table-cell>
          <table:table-cell table:formula="of:=[.A64]*[.$E$2]*[.D64]" office:value-type="float" office:value="18000000" calcext:value-type="float">
            <text:p>18000000</text:p>
          </table:table-cell>
          <table:table-cell table:formula="of:=[.F64]+[.C64]" office:value-type="float" office:value="44080000" calcext:value-type="float">
            <text:p>44080000</text:p>
          </table:table-cell>
          <table:table-cell table:formula="of:=ROUNDDOWN(([.F64]+[.C64])/1000000000)" office:value-type="float" office:value="0" calcext:value-type="float">
            <text:p>0</text:p>
          </table:table-cell>
          <table:table-cell table:formula="of:=IF([.G64]&gt;=0;MOD([.G64];1000000000);-MOD(-[.G64];1000000000))" office:value-type="float" office:value="44080000" calcext:value-type="float">
            <text:p>44080000</text:p>
          </table:table-cell>
          <table:table-cell table:formula="of:=[.B64]+[.E64]+[.H64]" office:value-type="float" office:value="2044082" calcext:value-type="float">
            <text:p>2044082</text:p>
          </table:table-cell>
          <table:table-cell/>
          <table:table-cell table:formula="of:=[.D64]+[.L63]" office:value-type="float" office:value="11356" calcext:value-type="float">
            <text:p>11356</text:p>
          </table:table-cell>
          <table:table-cell table:formula="of:=[.$E$1]*[.L64]" office:value-type="float" office:value="2044080" calcext:value-type="float">
            <text:p>2044080</text:p>
          </table:table-cell>
          <table:table-cell table:formula="of:=[.J64]-[.M64]" office:value-type="float" office:value="2" calcext:value-type="float">
            <text:p>2</text:p>
          </table:table-cell>
          <table:table-cell table:formula="of:=[.N64]/[.M64]*1000000000" office:value-type="float" office:value="978.435286290165" calcext:value-type="float">
            <text:p>978.435286290165</text:p>
          </table:table-cell>
          <table:table-cell table:number-columns-repeated="1009"/>
        </table:table-row>
        <table:table-row table:style-name="ro1">
          <table:table-cell table:formula="of:=[.A64]" office:value-type="float" office:value="1000" calcext:value-type="float">
            <text:p>1000</text:p>
          </table:table-cell>
          <table:table-cell table:formula="of:=[.J64]" office:value-type="float" office:value="2044082" calcext:value-type="float">
            <text:p>2044082</text:p>
          </table:table-cell>
          <table:table-cell table:formula="of:=[.I64]" office:value-type="float" office:value="44080000" calcext:value-type="float">
            <text:p>44080000</text:p>
          </table:table-cell>
          <table:table-cell table:formula="of:=[.D64]" office:value-type="float" office:value="100" calcext:value-type="float">
            <text:p>100</text:p>
          </table:table-cell>
          <table:table-cell table:formula="of:=[.D65]*[.$E$2]" office:value-type="float" office:value="18000" calcext:value-type="float">
            <text:p>18000</text:p>
          </table:table-cell>
          <table:table-cell table:formula="of:=[.A65]*[.$E$2]*[.D65]" office:value-type="float" office:value="18000000" calcext:value-type="float">
            <text:p>18000000</text:p>
          </table:table-cell>
          <table:table-cell table:formula="of:=[.F65]+[.C65]" office:value-type="float" office:value="62080000" calcext:value-type="float">
            <text:p>62080000</text:p>
          </table:table-cell>
          <table:table-cell table:formula="of:=ROUNDDOWN(([.F65]+[.C65])/1000000000)" office:value-type="float" office:value="0" calcext:value-type="float">
            <text:p>0</text:p>
          </table:table-cell>
          <table:table-cell table:formula="of:=IF([.G65]&gt;=0;MOD([.G65];1000000000);-MOD(-[.G65];1000000000))" office:value-type="float" office:value="62080000" calcext:value-type="float">
            <text:p>62080000</text:p>
          </table:table-cell>
          <table:table-cell table:formula="of:=[.B65]+[.E65]+[.H65]" office:value-type="float" office:value="2062082" calcext:value-type="float">
            <text:p>2062082</text:p>
          </table:table-cell>
          <table:table-cell/>
          <table:table-cell table:formula="of:=[.D65]+[.L64]" office:value-type="float" office:value="11456" calcext:value-type="float">
            <text:p>11456</text:p>
          </table:table-cell>
          <table:table-cell table:formula="of:=[.$E$1]*[.L65]" office:value-type="float" office:value="2062080" calcext:value-type="float">
            <text:p>2062080</text:p>
          </table:table-cell>
          <table:table-cell table:formula="of:=[.J65]-[.M65]" office:value-type="float" office:value="2" calcext:value-type="float">
            <text:p>2</text:p>
          </table:table-cell>
          <table:table-cell table:formula="of:=[.N65]/[.M65]*1000000000" office:value-type="float" office:value="969.894475481068" calcext:value-type="float">
            <text:p>969.894475481068</text:p>
          </table:table-cell>
          <table:table-cell table:number-columns-repeated="1009"/>
        </table:table-row>
        <table:table-row table:style-name="ro1">
          <table:table-cell table:formula="of:=[.A65]" office:value-type="float" office:value="1000" calcext:value-type="float">
            <text:p>1000</text:p>
          </table:table-cell>
          <table:table-cell table:formula="of:=[.J65]" office:value-type="float" office:value="2062082" calcext:value-type="float">
            <text:p>2062082</text:p>
          </table:table-cell>
          <table:table-cell table:formula="of:=[.I65]" office:value-type="float" office:value="62080000" calcext:value-type="float">
            <text:p>62080000</text:p>
          </table:table-cell>
          <table:table-cell table:formula="of:=[.D65]" office:value-type="float" office:value="100" calcext:value-type="float">
            <text:p>100</text:p>
          </table:table-cell>
          <table:table-cell table:formula="of:=[.D66]*[.$E$2]" office:value-type="float" office:value="18000" calcext:value-type="float">
            <text:p>18000</text:p>
          </table:table-cell>
          <table:table-cell table:formula="of:=[.A66]*[.$E$2]*[.D66]" office:value-type="float" office:value="18000000" calcext:value-type="float">
            <text:p>18000000</text:p>
          </table:table-cell>
          <table:table-cell table:formula="of:=[.F66]+[.C66]" office:value-type="float" office:value="80080000" calcext:value-type="float">
            <text:p>80080000</text:p>
          </table:table-cell>
          <table:table-cell table:formula="of:=ROUNDDOWN(([.F66]+[.C66])/1000000000)" office:value-type="float" office:value="0" calcext:value-type="float">
            <text:p>0</text:p>
          </table:table-cell>
          <table:table-cell table:formula="of:=IF([.G66]&gt;=0;MOD([.G66];1000000000);-MOD(-[.G66];1000000000))" office:value-type="float" office:value="80080000" calcext:value-type="float">
            <text:p>80080000</text:p>
          </table:table-cell>
          <table:table-cell table:formula="of:=[.B66]+[.E66]+[.H66]" office:value-type="float" office:value="2080082" calcext:value-type="float">
            <text:p>2080082</text:p>
          </table:table-cell>
          <table:table-cell/>
          <table:table-cell table:formula="of:=[.D66]+[.L65]" office:value-type="float" office:value="11556" calcext:value-type="float">
            <text:p>11556</text:p>
          </table:table-cell>
          <table:table-cell table:formula="of:=[.$E$1]*[.L66]" office:value-type="float" office:value="2080080" calcext:value-type="float">
            <text:p>2080080</text:p>
          </table:table-cell>
          <table:table-cell table:formula="of:=[.J66]-[.M66]" office:value-type="float" office:value="2" calcext:value-type="float">
            <text:p>2</text:p>
          </table:table-cell>
          <table:table-cell table:formula="of:=[.N66]/[.M66]*1000000000" office:value-type="float" office:value="961.50148071228" calcext:value-type="float">
            <text:p>961.50148071228</text:p>
          </table:table-cell>
          <table:table-cell table:number-columns-repeated="1009"/>
        </table:table-row>
        <table:table-row table:style-name="ro1">
          <table:table-cell table:formula="of:=[.A66]" office:value-type="float" office:value="1000" calcext:value-type="float">
            <text:p>1000</text:p>
          </table:table-cell>
          <table:table-cell table:formula="of:=[.J66]" office:value-type="float" office:value="2080082" calcext:value-type="float">
            <text:p>2080082</text:p>
          </table:table-cell>
          <table:table-cell table:formula="of:=[.I66]" office:value-type="float" office:value="80080000" calcext:value-type="float">
            <text:p>80080000</text:p>
          </table:table-cell>
          <table:table-cell table:formula="of:=[.D66]" office:value-type="float" office:value="100" calcext:value-type="float">
            <text:p>100</text:p>
          </table:table-cell>
          <table:table-cell table:formula="of:=[.D67]*[.$E$2]" office:value-type="float" office:value="18000" calcext:value-type="float">
            <text:p>18000</text:p>
          </table:table-cell>
          <table:table-cell table:formula="of:=[.A67]*[.$E$2]*[.D67]" office:value-type="float" office:value="18000000" calcext:value-type="float">
            <text:p>18000000</text:p>
          </table:table-cell>
          <table:table-cell table:formula="of:=[.F67]+[.C67]" office:value-type="float" office:value="98080000" calcext:value-type="float">
            <text:p>98080000</text:p>
          </table:table-cell>
          <table:table-cell table:formula="of:=ROUNDDOWN(([.F67]+[.C67])/1000000000)" office:value-type="float" office:value="0" calcext:value-type="float">
            <text:p>0</text:p>
          </table:table-cell>
          <table:table-cell table:formula="of:=IF([.G67]&gt;=0;MOD([.G67];1000000000);-MOD(-[.G67];1000000000))" office:value-type="float" office:value="98080000" calcext:value-type="float">
            <text:p>98080000</text:p>
          </table:table-cell>
          <table:table-cell table:formula="of:=[.B67]+[.E67]+[.H67]" office:value-type="float" office:value="2098082" calcext:value-type="float">
            <text:p>2098082</text:p>
          </table:table-cell>
          <table:table-cell/>
          <table:table-cell table:formula="of:=[.D67]+[.L66]" office:value-type="float" office:value="11656" calcext:value-type="float">
            <text:p>11656</text:p>
          </table:table-cell>
          <table:table-cell table:formula="of:=[.$E$1]*[.L67]" office:value-type="float" office:value="2098080" calcext:value-type="float">
            <text:p>2098080</text:p>
          </table:table-cell>
          <table:table-cell table:formula="of:=[.J67]-[.M67]" office:value-type="float" office:value="2" calcext:value-type="float">
            <text:p>2</text:p>
          </table:table-cell>
          <table:table-cell table:formula="of:=[.N67]/[.M67]*1000000000" office:value-type="float" office:value="953.252497521543" calcext:value-type="float">
            <text:p>953.252497521543</text:p>
          </table:table-cell>
          <table:table-cell table:number-columns-repeated="1009"/>
        </table:table-row>
        <table:table-row table:style-name="ro1">
          <table:table-cell table:formula="of:=[.A67]" office:value-type="float" office:value="1000" calcext:value-type="float">
            <text:p>1000</text:p>
          </table:table-cell>
          <table:table-cell table:formula="of:=[.J67]" office:value-type="float" office:value="2098082" calcext:value-type="float">
            <text:p>2098082</text:p>
          </table:table-cell>
          <table:table-cell table:formula="of:=[.I67]" office:value-type="float" office:value="98080000" calcext:value-type="float">
            <text:p>98080000</text:p>
          </table:table-cell>
          <table:table-cell table:formula="of:=[.D67]" office:value-type="float" office:value="100" calcext:value-type="float">
            <text:p>100</text:p>
          </table:table-cell>
          <table:table-cell table:formula="of:=[.D68]*[.$E$2]" office:value-type="float" office:value="18000" calcext:value-type="float">
            <text:p>18000</text:p>
          </table:table-cell>
          <table:table-cell table:formula="of:=[.A68]*[.$E$2]*[.D68]" office:value-type="float" office:value="18000000" calcext:value-type="float">
            <text:p>18000000</text:p>
          </table:table-cell>
          <table:table-cell table:formula="of:=[.F68]+[.C68]" office:value-type="float" office:value="116080000" calcext:value-type="float">
            <text:p>116080000</text:p>
          </table:table-cell>
          <table:table-cell table:formula="of:=ROUNDDOWN(([.F68]+[.C68])/1000000000)" office:value-type="float" office:value="0" calcext:value-type="float">
            <text:p>0</text:p>
          </table:table-cell>
          <table:table-cell table:formula="of:=IF([.G68]&gt;=0;MOD([.G68];1000000000);-MOD(-[.G68];1000000000))" office:value-type="float" office:value="116080000" calcext:value-type="float">
            <text:p>116080000</text:p>
          </table:table-cell>
          <table:table-cell table:formula="of:=[.B68]+[.E68]+[.H68]" office:value-type="float" office:value="2116082" calcext:value-type="float">
            <text:p>2116082</text:p>
          </table:table-cell>
          <table:table-cell/>
          <table:table-cell table:formula="of:=[.D68]+[.L67]" office:value-type="float" office:value="11756" calcext:value-type="float">
            <text:p>11756</text:p>
          </table:table-cell>
          <table:table-cell table:formula="of:=[.$E$1]*[.L68]" office:value-type="float" office:value="2116080" calcext:value-type="float">
            <text:p>2116080</text:p>
          </table:table-cell>
          <table:table-cell table:formula="of:=[.J68]-[.M68]" office:value-type="float" office:value="2" calcext:value-type="float">
            <text:p>2</text:p>
          </table:table-cell>
          <table:table-cell table:formula="of:=[.N68]/[.M68]*1000000000" office:value-type="float" office:value="945.143850894106" calcext:value-type="float">
            <text:p>945.143850894106</text:p>
          </table:table-cell>
          <table:table-cell table:number-columns-repeated="1009"/>
        </table:table-row>
        <table:table-row table:style-name="ro1">
          <table:table-cell table:formula="of:=[.A68]" office:value-type="float" office:value="1000" calcext:value-type="float">
            <text:p>1000</text:p>
          </table:table-cell>
          <table:table-cell table:formula="of:=[.J68]" office:value-type="float" office:value="2116082" calcext:value-type="float">
            <text:p>2116082</text:p>
          </table:table-cell>
          <table:table-cell table:formula="of:=[.I68]" office:value-type="float" office:value="116080000" calcext:value-type="float">
            <text:p>116080000</text:p>
          </table:table-cell>
          <table:table-cell table:formula="of:=[.D68]" office:value-type="float" office:value="100" calcext:value-type="float">
            <text:p>100</text:p>
          </table:table-cell>
          <table:table-cell table:formula="of:=[.D69]*[.$E$2]" office:value-type="float" office:value="18000" calcext:value-type="float">
            <text:p>18000</text:p>
          </table:table-cell>
          <table:table-cell table:formula="of:=[.A69]*[.$E$2]*[.D69]" office:value-type="float" office:value="18000000" calcext:value-type="float">
            <text:p>18000000</text:p>
          </table:table-cell>
          <table:table-cell table:formula="of:=[.F69]+[.C69]" office:value-type="float" office:value="134080000" calcext:value-type="float">
            <text:p>134080000</text:p>
          </table:table-cell>
          <table:table-cell table:formula="of:=ROUNDDOWN(([.F69]+[.C69])/1000000000)" office:value-type="float" office:value="0" calcext:value-type="float">
            <text:p>0</text:p>
          </table:table-cell>
          <table:table-cell table:formula="of:=IF([.G69]&gt;=0;MOD([.G69];1000000000);-MOD(-[.G69];1000000000))" office:value-type="float" office:value="134080000" calcext:value-type="float">
            <text:p>134080000</text:p>
          </table:table-cell>
          <table:table-cell table:formula="of:=[.B69]+[.E69]+[.H69]" office:value-type="float" office:value="2134082" calcext:value-type="float">
            <text:p>2134082</text:p>
          </table:table-cell>
          <table:table-cell/>
          <table:table-cell table:formula="of:=[.D69]+[.L68]" office:value-type="float" office:value="11856" calcext:value-type="float">
            <text:p>11856</text:p>
          </table:table-cell>
          <table:table-cell table:formula="of:=[.$E$1]*[.L69]" office:value-type="float" office:value="2134080" calcext:value-type="float">
            <text:p>2134080</text:p>
          </table:table-cell>
          <table:table-cell table:formula="of:=[.J69]-[.M69]" office:value-type="float" office:value="2" calcext:value-type="float">
            <text:p>2</text:p>
          </table:table-cell>
          <table:table-cell table:formula="of:=[.N69]/[.M69]*1000000000" office:value-type="float" office:value="937.171989803569" calcext:value-type="float">
            <text:p>937.171989803569</text:p>
          </table:table-cell>
          <table:table-cell table:number-columns-repeated="1009"/>
        </table:table-row>
        <table:table-row table:style-name="ro1">
          <table:table-cell table:formula="of:=[.A69]" office:value-type="float" office:value="1000" calcext:value-type="float">
            <text:p>1000</text:p>
          </table:table-cell>
          <table:table-cell table:formula="of:=[.J69]" office:value-type="float" office:value="2134082" calcext:value-type="float">
            <text:p>2134082</text:p>
          </table:table-cell>
          <table:table-cell table:formula="of:=[.I69]" office:value-type="float" office:value="134080000" calcext:value-type="float">
            <text:p>134080000</text:p>
          </table:table-cell>
          <table:table-cell table:formula="of:=[.D69]" office:value-type="float" office:value="100" calcext:value-type="float">
            <text:p>100</text:p>
          </table:table-cell>
          <table:table-cell table:formula="of:=[.D70]*[.$E$2]" office:value-type="float" office:value="18000" calcext:value-type="float">
            <text:p>18000</text:p>
          </table:table-cell>
          <table:table-cell table:formula="of:=[.A70]*[.$E$2]*[.D70]" office:value-type="float" office:value="18000000" calcext:value-type="float">
            <text:p>18000000</text:p>
          </table:table-cell>
          <table:table-cell table:formula="of:=[.F70]+[.C70]" office:value-type="float" office:value="152080000" calcext:value-type="float">
            <text:p>152080000</text:p>
          </table:table-cell>
          <table:table-cell table:formula="of:=ROUNDDOWN(([.F70]+[.C70])/1000000000)" office:value-type="float" office:value="0" calcext:value-type="float">
            <text:p>0</text:p>
          </table:table-cell>
          <table:table-cell table:formula="of:=IF([.G70]&gt;=0;MOD([.G70];1000000000);-MOD(-[.G70];1000000000))" office:value-type="float" office:value="152080000" calcext:value-type="float">
            <text:p>152080000</text:p>
          </table:table-cell>
          <table:table-cell table:formula="of:=[.B70]+[.E70]+[.H70]" office:value-type="float" office:value="2152082" calcext:value-type="float">
            <text:p>2152082</text:p>
          </table:table-cell>
          <table:table-cell/>
          <table:table-cell table:formula="of:=[.D70]+[.L69]" office:value-type="float" office:value="11956" calcext:value-type="float">
            <text:p>11956</text:p>
          </table:table-cell>
          <table:table-cell table:formula="of:=[.$E$1]*[.L70]" office:value-type="float" office:value="2152080" calcext:value-type="float">
            <text:p>2152080</text:p>
          </table:table-cell>
          <table:table-cell table:formula="of:=[.J70]-[.M70]" office:value-type="float" office:value="2" calcext:value-type="float">
            <text:p>2</text:p>
          </table:table-cell>
          <table:table-cell table:formula="of:=[.N70]/[.M70]*1000000000" office:value-type="float" office:value="929.333482026691" calcext:value-type="float">
            <text:p>929.333482026691</text:p>
          </table:table-cell>
          <table:table-cell table:number-columns-repeated="1009"/>
        </table:table-row>
        <table:table-row table:style-name="ro1">
          <table:table-cell table:formula="of:=[.A70]" office:value-type="float" office:value="1000" calcext:value-type="float">
            <text:p>1000</text:p>
          </table:table-cell>
          <table:table-cell table:formula="of:=[.J70]" office:value-type="float" office:value="2152082" calcext:value-type="float">
            <text:p>2152082</text:p>
          </table:table-cell>
          <table:table-cell table:formula="of:=[.I70]" office:value-type="float" office:value="152080000" calcext:value-type="float">
            <text:p>152080000</text:p>
          </table:table-cell>
          <table:table-cell table:formula="of:=[.D70]" office:value-type="float" office:value="100" calcext:value-type="float">
            <text:p>100</text:p>
          </table:table-cell>
          <table:table-cell table:formula="of:=[.D71]*[.$E$2]" office:value-type="float" office:value="18000" calcext:value-type="float">
            <text:p>18000</text:p>
          </table:table-cell>
          <table:table-cell table:formula="of:=[.A71]*[.$E$2]*[.D71]" office:value-type="float" office:value="18000000" calcext:value-type="float">
            <text:p>18000000</text:p>
          </table:table-cell>
          <table:table-cell table:formula="of:=[.F71]+[.C71]" office:value-type="float" office:value="170080000" calcext:value-type="float">
            <text:p>170080000</text:p>
          </table:table-cell>
          <table:table-cell table:formula="of:=ROUNDDOWN(([.F71]+[.C71])/1000000000)" office:value-type="float" office:value="0" calcext:value-type="float">
            <text:p>0</text:p>
          </table:table-cell>
          <table:table-cell table:formula="of:=IF([.G71]&gt;=0;MOD([.G71];1000000000);-MOD(-[.G71];1000000000))" office:value-type="float" office:value="170080000" calcext:value-type="float">
            <text:p>170080000</text:p>
          </table:table-cell>
          <table:table-cell table:formula="of:=[.B71]+[.E71]+[.H71]" office:value-type="float" office:value="2170082" calcext:value-type="float">
            <text:p>2170082</text:p>
          </table:table-cell>
          <table:table-cell/>
          <table:table-cell table:formula="of:=[.D71]+[.L70]" office:value-type="float" office:value="12056" calcext:value-type="float">
            <text:p>12056</text:p>
          </table:table-cell>
          <table:table-cell table:formula="of:=[.$E$1]*[.L71]" office:value-type="float" office:value="2170080" calcext:value-type="float">
            <text:p>2170080</text:p>
          </table:table-cell>
          <table:table-cell table:formula="of:=[.J71]-[.M71]" office:value-type="float" office:value="2" calcext:value-type="float">
            <text:p>2</text:p>
          </table:table-cell>
          <table:table-cell table:formula="of:=[.N71]/[.M71]*1000000000" office:value-type="float" office:value="921.62500921625" calcext:value-type="float">
            <text:p>921.62500921625</text:p>
          </table:table-cell>
          <table:table-cell table:number-columns-repeated="1009"/>
        </table:table-row>
        <table:table-row table:style-name="ro1">
          <table:table-cell table:formula="of:=[.A71]" office:value-type="float" office:value="1000" calcext:value-type="float">
            <text:p>1000</text:p>
          </table:table-cell>
          <table:table-cell table:formula="of:=[.J71]" office:value-type="float" office:value="2170082" calcext:value-type="float">
            <text:p>2170082</text:p>
          </table:table-cell>
          <table:table-cell table:formula="of:=[.I71]" office:value-type="float" office:value="170080000" calcext:value-type="float">
            <text:p>170080000</text:p>
          </table:table-cell>
          <table:table-cell table:formula="of:=[.D71]" office:value-type="float" office:value="100" calcext:value-type="float">
            <text:p>100</text:p>
          </table:table-cell>
          <table:table-cell table:formula="of:=[.D72]*[.$E$2]" office:value-type="float" office:value="18000" calcext:value-type="float">
            <text:p>18000</text:p>
          </table:table-cell>
          <table:table-cell table:formula="of:=[.A72]*[.$E$2]*[.D72]" office:value-type="float" office:value="18000000" calcext:value-type="float">
            <text:p>18000000</text:p>
          </table:table-cell>
          <table:table-cell table:formula="of:=[.F72]+[.C72]" office:value-type="float" office:value="188080000" calcext:value-type="float">
            <text:p>188080000</text:p>
          </table:table-cell>
          <table:table-cell table:formula="of:=ROUNDDOWN(([.F72]+[.C72])/1000000000)" office:value-type="float" office:value="0" calcext:value-type="float">
            <text:p>0</text:p>
          </table:table-cell>
          <table:table-cell table:formula="of:=IF([.G72]&gt;=0;MOD([.G72];1000000000);-MOD(-[.G72];1000000000))" office:value-type="float" office:value="188080000" calcext:value-type="float">
            <text:p>188080000</text:p>
          </table:table-cell>
          <table:table-cell table:formula="of:=[.B72]+[.E72]+[.H72]" office:value-type="float" office:value="2188082" calcext:value-type="float">
            <text:p>2188082</text:p>
          </table:table-cell>
          <table:table-cell/>
          <table:table-cell table:formula="of:=[.D72]+[.L71]" office:value-type="float" office:value="12156" calcext:value-type="float">
            <text:p>12156</text:p>
          </table:table-cell>
          <table:table-cell table:formula="of:=[.$E$1]*[.L72]" office:value-type="float" office:value="2188080" calcext:value-type="float">
            <text:p>2188080</text:p>
          </table:table-cell>
          <table:table-cell table:formula="of:=[.J72]-[.M72]" office:value-type="float" office:value="2" calcext:value-type="float">
            <text:p>2</text:p>
          </table:table-cell>
          <table:table-cell table:formula="of:=[.N72]/[.M72]*1000000000" office:value-type="float" office:value="914.043362217104" calcext:value-type="float">
            <text:p>914.043362217104</text:p>
          </table:table-cell>
          <table:table-cell table:number-columns-repeated="1009"/>
        </table:table-row>
        <table:table-row table:style-name="ro1">
          <table:table-cell table:formula="of:=[.A72]" office:value-type="float" office:value="1000" calcext:value-type="float">
            <text:p>1000</text:p>
          </table:table-cell>
          <table:table-cell table:formula="of:=[.J72]" office:value-type="float" office:value="2188082" calcext:value-type="float">
            <text:p>2188082</text:p>
          </table:table-cell>
          <table:table-cell table:formula="of:=[.I72]" office:value-type="float" office:value="188080000" calcext:value-type="float">
            <text:p>188080000</text:p>
          </table:table-cell>
          <table:table-cell table:formula="of:=[.D72]" office:value-type="float" office:value="100" calcext:value-type="float">
            <text:p>100</text:p>
          </table:table-cell>
          <table:table-cell table:formula="of:=[.D73]*[.$E$2]" office:value-type="float" office:value="18000" calcext:value-type="float">
            <text:p>18000</text:p>
          </table:table-cell>
          <table:table-cell table:formula="of:=[.A73]*[.$E$2]*[.D73]" office:value-type="float" office:value="18000000" calcext:value-type="float">
            <text:p>18000000</text:p>
          </table:table-cell>
          <table:table-cell table:formula="of:=[.F73]+[.C73]" office:value-type="float" office:value="206080000" calcext:value-type="float">
            <text:p>206080000</text:p>
          </table:table-cell>
          <table:table-cell table:formula="of:=ROUNDDOWN(([.F73]+[.C73])/1000000000)" office:value-type="float" office:value="0" calcext:value-type="float">
            <text:p>0</text:p>
          </table:table-cell>
          <table:table-cell table:formula="of:=IF([.G73]&gt;=0;MOD([.G73];1000000000);-MOD(-[.G73];1000000000))" office:value-type="float" office:value="206080000" calcext:value-type="float">
            <text:p>206080000</text:p>
          </table:table-cell>
          <table:table-cell table:formula="of:=[.B73]+[.E73]+[.H73]" office:value-type="float" office:value="2206082" calcext:value-type="float">
            <text:p>2206082</text:p>
          </table:table-cell>
          <table:table-cell/>
          <table:table-cell table:formula="of:=[.D73]+[.L72]" office:value-type="float" office:value="12256" calcext:value-type="float">
            <text:p>12256</text:p>
          </table:table-cell>
          <table:table-cell table:formula="of:=[.$E$1]*[.L73]" office:value-type="float" office:value="2206080" calcext:value-type="float">
            <text:p>2206080</text:p>
          </table:table-cell>
          <table:table-cell table:formula="of:=[.J73]-[.M73]" office:value-type="float" office:value="2" calcext:value-type="float">
            <text:p>2</text:p>
          </table:table-cell>
          <table:table-cell table:formula="of:=[.N73]/[.M73]*1000000000" office:value-type="float" office:value="906.585436611546" calcext:value-type="float">
            <text:p>906.585436611546</text:p>
          </table:table-cell>
          <table:table-cell table:number-columns-repeated="1009"/>
        </table:table-row>
        <table:table-row table:style-name="ro1">
          <table:table-cell table:formula="of:=[.A73]" office:value-type="float" office:value="1000" calcext:value-type="float">
            <text:p>1000</text:p>
          </table:table-cell>
          <table:table-cell table:formula="of:=[.J73]" office:value-type="float" office:value="2206082" calcext:value-type="float">
            <text:p>2206082</text:p>
          </table:table-cell>
          <table:table-cell table:formula="of:=[.I73]" office:value-type="float" office:value="206080000" calcext:value-type="float">
            <text:p>206080000</text:p>
          </table:table-cell>
          <table:table-cell table:formula="of:=[.D73]" office:value-type="float" office:value="100" calcext:value-type="float">
            <text:p>100</text:p>
          </table:table-cell>
          <table:table-cell table:formula="of:=[.D74]*[.$E$2]" office:value-type="float" office:value="18000" calcext:value-type="float">
            <text:p>18000</text:p>
          </table:table-cell>
          <table:table-cell table:formula="of:=[.A74]*[.$E$2]*[.D74]" office:value-type="float" office:value="18000000" calcext:value-type="float">
            <text:p>18000000</text:p>
          </table:table-cell>
          <table:table-cell table:formula="of:=[.F74]+[.C74]" office:value-type="float" office:value="224080000" calcext:value-type="float">
            <text:p>224080000</text:p>
          </table:table-cell>
          <table:table-cell table:formula="of:=ROUNDDOWN(([.F74]+[.C74])/1000000000)" office:value-type="float" office:value="0" calcext:value-type="float">
            <text:p>0</text:p>
          </table:table-cell>
          <table:table-cell table:formula="of:=IF([.G74]&gt;=0;MOD([.G74];1000000000);-MOD(-[.G74];1000000000))" office:value-type="float" office:value="224080000" calcext:value-type="float">
            <text:p>224080000</text:p>
          </table:table-cell>
          <table:table-cell table:formula="of:=[.B74]+[.E74]+[.H74]" office:value-type="float" office:value="2224082" calcext:value-type="float">
            <text:p>2224082</text:p>
          </table:table-cell>
          <table:table-cell/>
          <table:table-cell table:formula="of:=[.D74]+[.L73]" office:value-type="float" office:value="12356" calcext:value-type="float">
            <text:p>12356</text:p>
          </table:table-cell>
          <table:table-cell table:formula="of:=[.$E$1]*[.L74]" office:value-type="float" office:value="2224080" calcext:value-type="float">
            <text:p>2224080</text:p>
          </table:table-cell>
          <table:table-cell table:formula="of:=[.J74]-[.M74]" office:value-type="float" office:value="2" calcext:value-type="float">
            <text:p>2</text:p>
          </table:table-cell>
          <table:table-cell table:formula="of:=[.N74]/[.M74]*1000000000" office:value-type="float" office:value="899.24822848099" calcext:value-type="float">
            <text:p>899.24822848099</text:p>
          </table:table-cell>
          <table:table-cell table:number-columns-repeated="1009"/>
        </table:table-row>
        <table:table-row table:style-name="ro1">
          <table:table-cell table:formula="of:=[.A74]" office:value-type="float" office:value="1000" calcext:value-type="float">
            <text:p>1000</text:p>
          </table:table-cell>
          <table:table-cell table:formula="of:=[.J74]" office:value-type="float" office:value="2224082" calcext:value-type="float">
            <text:p>2224082</text:p>
          </table:table-cell>
          <table:table-cell table:formula="of:=[.I74]" office:value-type="float" office:value="224080000" calcext:value-type="float">
            <text:p>224080000</text:p>
          </table:table-cell>
          <table:table-cell table:formula="of:=[.D74]" office:value-type="float" office:value="100" calcext:value-type="float">
            <text:p>100</text:p>
          </table:table-cell>
          <table:table-cell table:formula="of:=[.D75]*[.$E$2]" office:value-type="float" office:value="18000" calcext:value-type="float">
            <text:p>18000</text:p>
          </table:table-cell>
          <table:table-cell table:formula="of:=[.A75]*[.$E$2]*[.D75]" office:value-type="float" office:value="18000000" calcext:value-type="float">
            <text:p>18000000</text:p>
          </table:table-cell>
          <table:table-cell table:formula="of:=[.F75]+[.C75]" office:value-type="float" office:value="242080000" calcext:value-type="float">
            <text:p>242080000</text:p>
          </table:table-cell>
          <table:table-cell table:formula="of:=ROUNDDOWN(([.F75]+[.C75])/1000000000)" office:value-type="float" office:value="0" calcext:value-type="float">
            <text:p>0</text:p>
          </table:table-cell>
          <table:table-cell table:formula="of:=IF([.G75]&gt;=0;MOD([.G75];1000000000);-MOD(-[.G75];1000000000))" office:value-type="float" office:value="242080000" calcext:value-type="float">
            <text:p>242080000</text:p>
          </table:table-cell>
          <table:table-cell table:formula="of:=[.B75]+[.E75]+[.H75]" office:value-type="float" office:value="2242082" calcext:value-type="float">
            <text:p>2242082</text:p>
          </table:table-cell>
          <table:table-cell/>
          <table:table-cell table:formula="of:=[.D75]+[.L74]" office:value-type="float" office:value="12456" calcext:value-type="float">
            <text:p>12456</text:p>
          </table:table-cell>
          <table:table-cell table:formula="of:=[.$E$1]*[.L75]" office:value-type="float" office:value="2242080" calcext:value-type="float">
            <text:p>2242080</text:p>
          </table:table-cell>
          <table:table-cell table:formula="of:=[.J75]-[.M75]" office:value-type="float" office:value="2" calcext:value-type="float">
            <text:p>2</text:p>
          </table:table-cell>
          <table:table-cell table:formula="of:=[.N75]/[.M75]*1000000000" office:value-type="float" office:value="892.028830371798" calcext:value-type="float">
            <text:p>892.028830371798</text:p>
          </table:table-cell>
          <table:table-cell table:number-columns-repeated="1009"/>
        </table:table-row>
        <table:table-row table:style-name="ro1">
          <table:table-cell table:formula="of:=[.A75]" office:value-type="float" office:value="1000" calcext:value-type="float">
            <text:p>1000</text:p>
          </table:table-cell>
          <table:table-cell table:formula="of:=[.J75]" office:value-type="float" office:value="2242082" calcext:value-type="float">
            <text:p>2242082</text:p>
          </table:table-cell>
          <table:table-cell table:formula="of:=[.I75]" office:value-type="float" office:value="242080000" calcext:value-type="float">
            <text:p>242080000</text:p>
          </table:table-cell>
          <table:table-cell table:formula="of:=[.D75]" office:value-type="float" office:value="100" calcext:value-type="float">
            <text:p>100</text:p>
          </table:table-cell>
          <table:table-cell table:formula="of:=[.D76]*[.$E$2]" office:value-type="float" office:value="18000" calcext:value-type="float">
            <text:p>18000</text:p>
          </table:table-cell>
          <table:table-cell table:formula="of:=[.A76]*[.$E$2]*[.D76]" office:value-type="float" office:value="18000000" calcext:value-type="float">
            <text:p>18000000</text:p>
          </table:table-cell>
          <table:table-cell table:formula="of:=[.F76]+[.C76]" office:value-type="float" office:value="260080000" calcext:value-type="float">
            <text:p>260080000</text:p>
          </table:table-cell>
          <table:table-cell table:formula="of:=ROUNDDOWN(([.F76]+[.C76])/1000000000)" office:value-type="float" office:value="0" calcext:value-type="float">
            <text:p>0</text:p>
          </table:table-cell>
          <table:table-cell table:formula="of:=IF([.G76]&gt;=0;MOD([.G76];1000000000);-MOD(-[.G76];1000000000))" office:value-type="float" office:value="260080000" calcext:value-type="float">
            <text:p>260080000</text:p>
          </table:table-cell>
          <table:table-cell table:formula="of:=[.B76]+[.E76]+[.H76]" office:value-type="float" office:value="2260082" calcext:value-type="float">
            <text:p>2260082</text:p>
          </table:table-cell>
          <table:table-cell/>
          <table:table-cell table:formula="of:=[.D76]+[.L75]" office:value-type="float" office:value="12556" calcext:value-type="float">
            <text:p>12556</text:p>
          </table:table-cell>
          <table:table-cell table:formula="of:=[.$E$1]*[.L76]" office:value-type="float" office:value="2260080" calcext:value-type="float">
            <text:p>2260080</text:p>
          </table:table-cell>
          <table:table-cell table:formula="of:=[.J76]-[.M76]" office:value-type="float" office:value="2" calcext:value-type="float">
            <text:p>2</text:p>
          </table:table-cell>
          <table:table-cell table:formula="of:=[.N76]/[.M76]*1000000000" office:value-type="float" office:value="884.924427453895" calcext:value-type="float">
            <text:p>884.924427453895</text:p>
          </table:table-cell>
          <table:table-cell table:number-columns-repeated="1009"/>
        </table:table-row>
        <table:table-row table:style-name="ro1">
          <table:table-cell table:formula="of:=[.A76]" office:value-type="float" office:value="1000" calcext:value-type="float">
            <text:p>1000</text:p>
          </table:table-cell>
          <table:table-cell table:formula="of:=[.J76]" office:value-type="float" office:value="2260082" calcext:value-type="float">
            <text:p>2260082</text:p>
          </table:table-cell>
          <table:table-cell table:formula="of:=[.I76]" office:value-type="float" office:value="260080000" calcext:value-type="float">
            <text:p>260080000</text:p>
          </table:table-cell>
          <table:table-cell table:formula="of:=[.D76]" office:value-type="float" office:value="100" calcext:value-type="float">
            <text:p>100</text:p>
          </table:table-cell>
          <table:table-cell table:formula="of:=[.D77]*[.$E$2]" office:value-type="float" office:value="18000" calcext:value-type="float">
            <text:p>18000</text:p>
          </table:table-cell>
          <table:table-cell table:formula="of:=[.A77]*[.$E$2]*[.D77]" office:value-type="float" office:value="18000000" calcext:value-type="float">
            <text:p>18000000</text:p>
          </table:table-cell>
          <table:table-cell table:formula="of:=[.F77]+[.C77]" office:value-type="float" office:value="278080000" calcext:value-type="float">
            <text:p>278080000</text:p>
          </table:table-cell>
          <table:table-cell table:formula="of:=ROUNDDOWN(([.F77]+[.C77])/1000000000)" office:value-type="float" office:value="0" calcext:value-type="float">
            <text:p>0</text:p>
          </table:table-cell>
          <table:table-cell table:formula="of:=IF([.G77]&gt;=0;MOD([.G77];1000000000);-MOD(-[.G77];1000000000))" office:value-type="float" office:value="278080000" calcext:value-type="float">
            <text:p>278080000</text:p>
          </table:table-cell>
          <table:table-cell table:formula="of:=[.B77]+[.E77]+[.H77]" office:value-type="float" office:value="2278082" calcext:value-type="float">
            <text:p>2278082</text:p>
          </table:table-cell>
          <table:table-cell/>
          <table:table-cell table:formula="of:=[.D77]+[.L76]" office:value-type="float" office:value="12656" calcext:value-type="float">
            <text:p>12656</text:p>
          </table:table-cell>
          <table:table-cell table:formula="of:=[.$E$1]*[.L77]" office:value-type="float" office:value="2278080" calcext:value-type="float">
            <text:p>2278080</text:p>
          </table:table-cell>
          <table:table-cell table:formula="of:=[.J77]-[.M77]" office:value-type="float" office:value="2" calcext:value-type="float">
            <text:p>2</text:p>
          </table:table-cell>
          <table:table-cell table:formula="of:=[.N77]/[.M77]*1000000000" office:value-type="float" office:value="877.932293861498" calcext:value-type="float">
            <text:p>877.932293861498</text:p>
          </table:table-cell>
          <table:table-cell table:number-columns-repeated="1009"/>
        </table:table-row>
        <table:table-row table:style-name="ro1">
          <table:table-cell table:formula="of:=[.A77]" office:value-type="float" office:value="1000" calcext:value-type="float">
            <text:p>1000</text:p>
          </table:table-cell>
          <table:table-cell table:formula="of:=[.J77]" office:value-type="float" office:value="2278082" calcext:value-type="float">
            <text:p>2278082</text:p>
          </table:table-cell>
          <table:table-cell table:formula="of:=[.I77]" office:value-type="float" office:value="278080000" calcext:value-type="float">
            <text:p>278080000</text:p>
          </table:table-cell>
          <table:table-cell table:formula="of:=[.D77]" office:value-type="float" office:value="100" calcext:value-type="float">
            <text:p>100</text:p>
          </table:table-cell>
          <table:table-cell table:formula="of:=[.D78]*[.$E$2]" office:value-type="float" office:value="18000" calcext:value-type="float">
            <text:p>18000</text:p>
          </table:table-cell>
          <table:table-cell table:formula="of:=[.A78]*[.$E$2]*[.D78]" office:value-type="float" office:value="18000000" calcext:value-type="float">
            <text:p>18000000</text:p>
          </table:table-cell>
          <table:table-cell table:formula="of:=[.F78]+[.C78]" office:value-type="float" office:value="296080000" calcext:value-type="float">
            <text:p>296080000</text:p>
          </table:table-cell>
          <table:table-cell table:formula="of:=ROUNDDOWN(([.F78]+[.C78])/1000000000)" office:value-type="float" office:value="0" calcext:value-type="float">
            <text:p>0</text:p>
          </table:table-cell>
          <table:table-cell table:formula="of:=IF([.G78]&gt;=0;MOD([.G78];1000000000);-MOD(-[.G78];1000000000))" office:value-type="float" office:value="296080000" calcext:value-type="float">
            <text:p>296080000</text:p>
          </table:table-cell>
          <table:table-cell table:formula="of:=[.B78]+[.E78]+[.H78]" office:value-type="float" office:value="2296082" calcext:value-type="float">
            <text:p>2296082</text:p>
          </table:table-cell>
          <table:table-cell/>
          <table:table-cell table:formula="of:=[.D78]+[.L77]" office:value-type="float" office:value="12756" calcext:value-type="float">
            <text:p>12756</text:p>
          </table:table-cell>
          <table:table-cell table:formula="of:=[.$E$1]*[.L78]" office:value-type="float" office:value="2296080" calcext:value-type="float">
            <text:p>2296080</text:p>
          </table:table-cell>
          <table:table-cell table:formula="of:=[.J78]-[.M78]" office:value-type="float" office:value="2" calcext:value-type="float">
            <text:p>2</text:p>
          </table:table-cell>
          <table:table-cell table:formula="of:=[.N78]/[.M78]*1000000000" office:value-type="float" office:value="871.049789205951" calcext:value-type="float">
            <text:p>871.049789205951</text:p>
          </table:table-cell>
          <table:table-cell table:number-columns-repeated="1009"/>
        </table:table-row>
        <table:table-row table:style-name="ro1">
          <table:table-cell table:formula="of:=[.A78]" office:value-type="float" office:value="1000" calcext:value-type="float">
            <text:p>1000</text:p>
          </table:table-cell>
          <table:table-cell table:formula="of:=[.J78]" office:value-type="float" office:value="2296082" calcext:value-type="float">
            <text:p>2296082</text:p>
          </table:table-cell>
          <table:table-cell table:formula="of:=[.I78]" office:value-type="float" office:value="296080000" calcext:value-type="float">
            <text:p>296080000</text:p>
          </table:table-cell>
          <table:table-cell table:formula="of:=[.D78]" office:value-type="float" office:value="100" calcext:value-type="float">
            <text:p>100</text:p>
          </table:table-cell>
          <table:table-cell table:formula="of:=[.D79]*[.$E$2]" office:value-type="float" office:value="18000" calcext:value-type="float">
            <text:p>18000</text:p>
          </table:table-cell>
          <table:table-cell table:formula="of:=[.A79]*[.$E$2]*[.D79]" office:value-type="float" office:value="18000000" calcext:value-type="float">
            <text:p>18000000</text:p>
          </table:table-cell>
          <table:table-cell table:formula="of:=[.F79]+[.C79]" office:value-type="float" office:value="314080000" calcext:value-type="float">
            <text:p>314080000</text:p>
          </table:table-cell>
          <table:table-cell table:formula="of:=ROUNDDOWN(([.F79]+[.C79])/1000000000)" office:value-type="float" office:value="0" calcext:value-type="float">
            <text:p>0</text:p>
          </table:table-cell>
          <table:table-cell table:formula="of:=IF([.G79]&gt;=0;MOD([.G79];1000000000);-MOD(-[.G79];1000000000))" office:value-type="float" office:value="314080000" calcext:value-type="float">
            <text:p>314080000</text:p>
          </table:table-cell>
          <table:table-cell table:formula="of:=[.B79]+[.E79]+[.H79]" office:value-type="float" office:value="2314082" calcext:value-type="float">
            <text:p>2314082</text:p>
          </table:table-cell>
          <table:table-cell/>
          <table:table-cell table:formula="of:=[.D79]+[.L78]" office:value-type="float" office:value="12856" calcext:value-type="float">
            <text:p>12856</text:p>
          </table:table-cell>
          <table:table-cell table:formula="of:=[.$E$1]*[.L79]" office:value-type="float" office:value="2314080" calcext:value-type="float">
            <text:p>2314080</text:p>
          </table:table-cell>
          <table:table-cell table:formula="of:=[.J79]-[.M79]" office:value-type="float" office:value="2" calcext:value-type="float">
            <text:p>2</text:p>
          </table:table-cell>
          <table:table-cell table:formula="of:=[.N79]/[.M79]*1000000000" office:value-type="float" office:value="864.274355251331" calcext:value-type="float">
            <text:p>864.274355251331</text:p>
          </table:table-cell>
          <table:table-cell table:number-columns-repeated="1009"/>
        </table:table-row>
        <table:table-row table:style-name="ro1">
          <table:table-cell table:formula="of:=[.A79]" office:value-type="float" office:value="1000" calcext:value-type="float">
            <text:p>1000</text:p>
          </table:table-cell>
          <table:table-cell table:formula="of:=[.J79]" office:value-type="float" office:value="2314082" calcext:value-type="float">
            <text:p>2314082</text:p>
          </table:table-cell>
          <table:table-cell table:formula="of:=[.I79]" office:value-type="float" office:value="314080000" calcext:value-type="float">
            <text:p>314080000</text:p>
          </table:table-cell>
          <table:table-cell table:formula="of:=[.D79]" office:value-type="float" office:value="100" calcext:value-type="float">
            <text:p>100</text:p>
          </table:table-cell>
          <table:table-cell table:formula="of:=[.D80]*[.$E$2]" office:value-type="float" office:value="18000" calcext:value-type="float">
            <text:p>18000</text:p>
          </table:table-cell>
          <table:table-cell table:formula="of:=[.A80]*[.$E$2]*[.D80]" office:value-type="float" office:value="18000000" calcext:value-type="float">
            <text:p>18000000</text:p>
          </table:table-cell>
          <table:table-cell table:formula="of:=[.F80]+[.C80]" office:value-type="float" office:value="332080000" calcext:value-type="float">
            <text:p>332080000</text:p>
          </table:table-cell>
          <table:table-cell table:formula="of:=ROUNDDOWN(([.F80]+[.C80])/1000000000)" office:value-type="float" office:value="0" calcext:value-type="float">
            <text:p>0</text:p>
          </table:table-cell>
          <table:table-cell table:formula="of:=IF([.G80]&gt;=0;MOD([.G80];1000000000);-MOD(-[.G80];1000000000))" office:value-type="float" office:value="332080000" calcext:value-type="float">
            <text:p>332080000</text:p>
          </table:table-cell>
          <table:table-cell table:formula="of:=[.B80]+[.E80]+[.H80]" office:value-type="float" office:value="2332082" calcext:value-type="float">
            <text:p>2332082</text:p>
          </table:table-cell>
          <table:table-cell/>
          <table:table-cell table:formula="of:=[.D80]+[.L79]" office:value-type="float" office:value="12956" calcext:value-type="float">
            <text:p>12956</text:p>
          </table:table-cell>
          <table:table-cell table:formula="of:=[.$E$1]*[.L80]" office:value-type="float" office:value="2332080" calcext:value-type="float">
            <text:p>2332080</text:p>
          </table:table-cell>
          <table:table-cell table:formula="of:=[.J80]-[.M80]" office:value-type="float" office:value="2" calcext:value-type="float">
            <text:p>2</text:p>
          </table:table-cell>
          <table:table-cell table:formula="of:=[.N80]/[.M80]*1000000000" office:value-type="float" office:value="857.603512743988" calcext:value-type="float">
            <text:p>857.603512743988</text:p>
          </table:table-cell>
          <table:table-cell table:number-columns-repeated="1009"/>
        </table:table-row>
        <table:table-row table:style-name="ro1">
          <table:table-cell table:formula="of:=[.A80]" office:value-type="float" office:value="1000" calcext:value-type="float">
            <text:p>1000</text:p>
          </table:table-cell>
          <table:table-cell table:formula="of:=[.J80]" office:value-type="float" office:value="2332082" calcext:value-type="float">
            <text:p>2332082</text:p>
          </table:table-cell>
          <table:table-cell table:formula="of:=[.I80]" office:value-type="float" office:value="332080000" calcext:value-type="float">
            <text:p>332080000</text:p>
          </table:table-cell>
          <table:table-cell table:formula="of:=[.D80]" office:value-type="float" office:value="100" calcext:value-type="float">
            <text:p>100</text:p>
          </table:table-cell>
          <table:table-cell table:formula="of:=[.D81]*[.$E$2]" office:value-type="float" office:value="18000" calcext:value-type="float">
            <text:p>18000</text:p>
          </table:table-cell>
          <table:table-cell table:formula="of:=[.A81]*[.$E$2]*[.D81]" office:value-type="float" office:value="18000000" calcext:value-type="float">
            <text:p>18000000</text:p>
          </table:table-cell>
          <table:table-cell table:formula="of:=[.F81]+[.C81]" office:value-type="float" office:value="350080000" calcext:value-type="float">
            <text:p>350080000</text:p>
          </table:table-cell>
          <table:table-cell table:formula="of:=ROUNDDOWN(([.F81]+[.C81])/1000000000)" office:value-type="float" office:value="0" calcext:value-type="float">
            <text:p>0</text:p>
          </table:table-cell>
          <table:table-cell table:formula="of:=IF([.G81]&gt;=0;MOD([.G81];1000000000);-MOD(-[.G81];1000000000))" office:value-type="float" office:value="350080000" calcext:value-type="float">
            <text:p>350080000</text:p>
          </table:table-cell>
          <table:table-cell table:formula="of:=[.B81]+[.E81]+[.H81]" office:value-type="float" office:value="2350082" calcext:value-type="float">
            <text:p>2350082</text:p>
          </table:table-cell>
          <table:table-cell/>
          <table:table-cell table:formula="of:=[.D81]+[.L80]" office:value-type="float" office:value="13056" calcext:value-type="float">
            <text:p>13056</text:p>
          </table:table-cell>
          <table:table-cell table:formula="of:=[.$E$1]*[.L81]" office:value-type="float" office:value="2350080" calcext:value-type="float">
            <text:p>2350080</text:p>
          </table:table-cell>
          <table:table-cell table:formula="of:=[.J81]-[.M81]" office:value-type="float" office:value="2" calcext:value-type="float">
            <text:p>2</text:p>
          </table:table-cell>
          <table:table-cell table:formula="of:=[.N81]/[.M81]*1000000000" office:value-type="float" office:value="851.0348583878" calcext:value-type="float">
            <text:p>851.0348583878</text:p>
          </table:table-cell>
          <table:table-cell table:number-columns-repeated="1009"/>
        </table:table-row>
        <table:table-row table:style-name="ro1">
          <table:table-cell table:formula="of:=[.A81]" office:value-type="float" office:value="1000" calcext:value-type="float">
            <text:p>1000</text:p>
          </table:table-cell>
          <table:table-cell table:formula="of:=[.J81]" office:value-type="float" office:value="2350082" calcext:value-type="float">
            <text:p>2350082</text:p>
          </table:table-cell>
          <table:table-cell table:formula="of:=[.I81]" office:value-type="float" office:value="350080000" calcext:value-type="float">
            <text:p>350080000</text:p>
          </table:table-cell>
          <table:table-cell table:formula="of:=[.D81]" office:value-type="float" office:value="100" calcext:value-type="float">
            <text:p>100</text:p>
          </table:table-cell>
          <table:table-cell table:formula="of:=[.D82]*[.$E$2]" office:value-type="float" office:value="18000" calcext:value-type="float">
            <text:p>18000</text:p>
          </table:table-cell>
          <table:table-cell table:formula="of:=[.A82]*[.$E$2]*[.D82]" office:value-type="float" office:value="18000000" calcext:value-type="float">
            <text:p>18000000</text:p>
          </table:table-cell>
          <table:table-cell table:formula="of:=[.F82]+[.C82]" office:value-type="float" office:value="368080000" calcext:value-type="float">
            <text:p>368080000</text:p>
          </table:table-cell>
          <table:table-cell table:formula="of:=ROUNDDOWN(([.F82]+[.C82])/1000000000)" office:value-type="float" office:value="0" calcext:value-type="float">
            <text:p>0</text:p>
          </table:table-cell>
          <table:table-cell table:formula="of:=IF([.G82]&gt;=0;MOD([.G82];1000000000);-MOD(-[.G82];1000000000))" office:value-type="float" office:value="368080000" calcext:value-type="float">
            <text:p>368080000</text:p>
          </table:table-cell>
          <table:table-cell table:formula="of:=[.B82]+[.E82]+[.H82]" office:value-type="float" office:value="2368082" calcext:value-type="float">
            <text:p>2368082</text:p>
          </table:table-cell>
          <table:table-cell/>
          <table:table-cell table:formula="of:=[.D82]+[.L81]" office:value-type="float" office:value="13156" calcext:value-type="float">
            <text:p>13156</text:p>
          </table:table-cell>
          <table:table-cell table:formula="of:=[.$E$1]*[.L82]" office:value-type="float" office:value="2368080" calcext:value-type="float">
            <text:p>2368080</text:p>
          </table:table-cell>
          <table:table-cell table:formula="of:=[.J82]-[.M82]" office:value-type="float" office:value="2" calcext:value-type="float">
            <text:p>2</text:p>
          </table:table-cell>
          <table:table-cell table:formula="of:=[.N82]/[.M82]*1000000000" office:value-type="float" office:value="844.566061957366" calcext:value-type="float">
            <text:p>844.566061957366</text:p>
          </table:table-cell>
          <table:table-cell table:number-columns-repeated="1009"/>
        </table:table-row>
        <table:table-row table:style-name="ro1">
          <table:table-cell table:formula="of:=[.A82]" office:value-type="float" office:value="1000" calcext:value-type="float">
            <text:p>1000</text:p>
          </table:table-cell>
          <table:table-cell table:formula="of:=[.J82]" office:value-type="float" office:value="2368082" calcext:value-type="float">
            <text:p>2368082</text:p>
          </table:table-cell>
          <table:table-cell table:formula="of:=[.I82]" office:value-type="float" office:value="368080000" calcext:value-type="float">
            <text:p>368080000</text:p>
          </table:table-cell>
          <table:table-cell table:formula="of:=[.D82]" office:value-type="float" office:value="100" calcext:value-type="float">
            <text:p>100</text:p>
          </table:table-cell>
          <table:table-cell table:formula="of:=[.D83]*[.$E$2]" office:value-type="float" office:value="18000" calcext:value-type="float">
            <text:p>18000</text:p>
          </table:table-cell>
          <table:table-cell table:formula="of:=[.A83]*[.$E$2]*[.D83]" office:value-type="float" office:value="18000000" calcext:value-type="float">
            <text:p>18000000</text:p>
          </table:table-cell>
          <table:table-cell table:formula="of:=[.F83]+[.C83]" office:value-type="float" office:value="386080000" calcext:value-type="float">
            <text:p>386080000</text:p>
          </table:table-cell>
          <table:table-cell table:formula="of:=ROUNDDOWN(([.F83]+[.C83])/1000000000)" office:value-type="float" office:value="0" calcext:value-type="float">
            <text:p>0</text:p>
          </table:table-cell>
          <table:table-cell table:formula="of:=IF([.G83]&gt;=0;MOD([.G83];1000000000);-MOD(-[.G83];1000000000))" office:value-type="float" office:value="386080000" calcext:value-type="float">
            <text:p>386080000</text:p>
          </table:table-cell>
          <table:table-cell table:formula="of:=[.B83]+[.E83]+[.H83]" office:value-type="float" office:value="2386082" calcext:value-type="float">
            <text:p>2386082</text:p>
          </table:table-cell>
          <table:table-cell/>
          <table:table-cell table:formula="of:=[.D83]+[.L82]" office:value-type="float" office:value="13256" calcext:value-type="float">
            <text:p>13256</text:p>
          </table:table-cell>
          <table:table-cell table:formula="of:=[.$E$1]*[.L83]" office:value-type="float" office:value="2386080" calcext:value-type="float">
            <text:p>2386080</text:p>
          </table:table-cell>
          <table:table-cell table:formula="of:=[.J83]-[.M83]" office:value-type="float" office:value="2" calcext:value-type="float">
            <text:p>2</text:p>
          </table:table-cell>
          <table:table-cell table:formula="of:=[.N83]/[.M83]*1000000000" office:value-type="float" office:value="838.194863541876" calcext:value-type="float">
            <text:p>838.194863541876</text:p>
          </table:table-cell>
          <table:table-cell table:number-columns-repeated="1009"/>
        </table:table-row>
        <table:table-row table:style-name="ro1">
          <table:table-cell table:formula="of:=[.A83]" office:value-type="float" office:value="1000" calcext:value-type="float">
            <text:p>1000</text:p>
          </table:table-cell>
          <table:table-cell table:formula="of:=[.J83]" office:value-type="float" office:value="2386082" calcext:value-type="float">
            <text:p>2386082</text:p>
          </table:table-cell>
          <table:table-cell table:formula="of:=[.I83]" office:value-type="float" office:value="386080000" calcext:value-type="float">
            <text:p>386080000</text:p>
          </table:table-cell>
          <table:table-cell table:formula="of:=[.D83]" office:value-type="float" office:value="100" calcext:value-type="float">
            <text:p>100</text:p>
          </table:table-cell>
          <table:table-cell table:formula="of:=[.D84]*[.$E$2]" office:value-type="float" office:value="18000" calcext:value-type="float">
            <text:p>18000</text:p>
          </table:table-cell>
          <table:table-cell table:formula="of:=[.A84]*[.$E$2]*[.D84]" office:value-type="float" office:value="18000000" calcext:value-type="float">
            <text:p>18000000</text:p>
          </table:table-cell>
          <table:table-cell table:formula="of:=[.F84]+[.C84]" office:value-type="float" office:value="404080000" calcext:value-type="float">
            <text:p>404080000</text:p>
          </table:table-cell>
          <table:table-cell table:formula="of:=ROUNDDOWN(([.F84]+[.C84])/1000000000)" office:value-type="float" office:value="0" calcext:value-type="float">
            <text:p>0</text:p>
          </table:table-cell>
          <table:table-cell table:formula="of:=IF([.G84]&gt;=0;MOD([.G84];1000000000);-MOD(-[.G84];1000000000))" office:value-type="float" office:value="404080000" calcext:value-type="float">
            <text:p>404080000</text:p>
          </table:table-cell>
          <table:table-cell table:formula="of:=[.B84]+[.E84]+[.H84]" office:value-type="float" office:value="2404082" calcext:value-type="float">
            <text:p>2404082</text:p>
          </table:table-cell>
          <table:table-cell/>
          <table:table-cell table:formula="of:=[.D84]+[.L83]" office:value-type="float" office:value="13356" calcext:value-type="float">
            <text:p>13356</text:p>
          </table:table-cell>
          <table:table-cell table:formula="of:=[.$E$1]*[.L84]" office:value-type="float" office:value="2404080" calcext:value-type="float">
            <text:p>2404080</text:p>
          </table:table-cell>
          <table:table-cell table:formula="of:=[.J84]-[.M84]" office:value-type="float" office:value="2" calcext:value-type="float">
            <text:p>2</text:p>
          </table:table-cell>
          <table:table-cell table:formula="of:=[.N84]/[.M84]*1000000000" office:value-type="float" office:value="831.919070912782" calcext:value-type="float">
            <text:p>831.919070912782</text:p>
          </table:table-cell>
          <table:table-cell table:number-columns-repeated="1009"/>
        </table:table-row>
        <table:table-row table:style-name="ro1">
          <table:table-cell table:formula="of:=[.A84]" office:value-type="float" office:value="1000" calcext:value-type="float">
            <text:p>1000</text:p>
          </table:table-cell>
          <table:table-cell table:formula="of:=[.J84]" office:value-type="float" office:value="2404082" calcext:value-type="float">
            <text:p>2404082</text:p>
          </table:table-cell>
          <table:table-cell table:formula="of:=[.I84]" office:value-type="float" office:value="404080000" calcext:value-type="float">
            <text:p>404080000</text:p>
          </table:table-cell>
          <table:table-cell table:formula="of:=[.D84]" office:value-type="float" office:value="100" calcext:value-type="float">
            <text:p>100</text:p>
          </table:table-cell>
          <table:table-cell table:formula="of:=[.D85]*[.$E$2]" office:value-type="float" office:value="18000" calcext:value-type="float">
            <text:p>18000</text:p>
          </table:table-cell>
          <table:table-cell table:formula="of:=[.A85]*[.$E$2]*[.D85]" office:value-type="float" office:value="18000000" calcext:value-type="float">
            <text:p>18000000</text:p>
          </table:table-cell>
          <table:table-cell table:formula="of:=[.F85]+[.C85]" office:value-type="float" office:value="422080000" calcext:value-type="float">
            <text:p>422080000</text:p>
          </table:table-cell>
          <table:table-cell table:formula="of:=ROUNDDOWN(([.F85]+[.C85])/1000000000)" office:value-type="float" office:value="0" calcext:value-type="float">
            <text:p>0</text:p>
          </table:table-cell>
          <table:table-cell table:formula="of:=IF([.G85]&gt;=0;MOD([.G85];1000000000);-MOD(-[.G85];1000000000))" office:value-type="float" office:value="422080000" calcext:value-type="float">
            <text:p>422080000</text:p>
          </table:table-cell>
          <table:table-cell table:formula="of:=[.B85]+[.E85]+[.H85]" office:value-type="float" office:value="2422082" calcext:value-type="float">
            <text:p>2422082</text:p>
          </table:table-cell>
          <table:table-cell/>
          <table:table-cell table:formula="of:=[.D85]+[.L84]" office:value-type="float" office:value="13456" calcext:value-type="float">
            <text:p>13456</text:p>
          </table:table-cell>
          <table:table-cell table:formula="of:=[.$E$1]*[.L85]" office:value-type="float" office:value="2422080" calcext:value-type="float">
            <text:p>2422080</text:p>
          </table:table-cell>
          <table:table-cell table:formula="of:=[.J85]-[.M85]" office:value-type="float" office:value="2" calcext:value-type="float">
            <text:p>2</text:p>
          </table:table-cell>
          <table:table-cell table:formula="of:=[.N85]/[.M85]*1000000000" office:value-type="float" office:value="825.736557008852" calcext:value-type="float">
            <text:p>825.736557008852</text:p>
          </table:table-cell>
          <table:table-cell table:number-columns-repeated="1009"/>
        </table:table-row>
        <table:table-row table:style-name="ro1">
          <table:table-cell table:formula="of:=[.A85]" office:value-type="float" office:value="1000" calcext:value-type="float">
            <text:p>1000</text:p>
          </table:table-cell>
          <table:table-cell table:formula="of:=[.J85]" office:value-type="float" office:value="2422082" calcext:value-type="float">
            <text:p>2422082</text:p>
          </table:table-cell>
          <table:table-cell table:formula="of:=[.I85]" office:value-type="float" office:value="422080000" calcext:value-type="float">
            <text:p>422080000</text:p>
          </table:table-cell>
          <table:table-cell table:formula="of:=[.D85]" office:value-type="float" office:value="100" calcext:value-type="float">
            <text:p>100</text:p>
          </table:table-cell>
          <table:table-cell table:formula="of:=[.D86]*[.$E$2]" office:value-type="float" office:value="18000" calcext:value-type="float">
            <text:p>18000</text:p>
          </table:table-cell>
          <table:table-cell table:formula="of:=[.A86]*[.$E$2]*[.D86]" office:value-type="float" office:value="18000000" calcext:value-type="float">
            <text:p>18000000</text:p>
          </table:table-cell>
          <table:table-cell table:formula="of:=[.F86]+[.C86]" office:value-type="float" office:value="440080000" calcext:value-type="float">
            <text:p>440080000</text:p>
          </table:table-cell>
          <table:table-cell table:formula="of:=ROUNDDOWN(([.F86]+[.C86])/1000000000)" office:value-type="float" office:value="0" calcext:value-type="float">
            <text:p>0</text:p>
          </table:table-cell>
          <table:table-cell table:formula="of:=IF([.G86]&gt;=0;MOD([.G86];1000000000);-MOD(-[.G86];1000000000))" office:value-type="float" office:value="440080000" calcext:value-type="float">
            <text:p>440080000</text:p>
          </table:table-cell>
          <table:table-cell table:formula="of:=[.B86]+[.E86]+[.H86]" office:value-type="float" office:value="2440082" calcext:value-type="float">
            <text:p>2440082</text:p>
          </table:table-cell>
          <table:table-cell/>
          <table:table-cell table:formula="of:=[.D86]+[.L85]" office:value-type="float" office:value="13556" calcext:value-type="float">
            <text:p>13556</text:p>
          </table:table-cell>
          <table:table-cell table:formula="of:=[.$E$1]*[.L86]" office:value-type="float" office:value="2440080" calcext:value-type="float">
            <text:p>2440080</text:p>
          </table:table-cell>
          <table:table-cell table:formula="of:=[.J86]-[.M86]" office:value-type="float" office:value="2" calcext:value-type="float">
            <text:p>2</text:p>
          </table:table-cell>
          <table:table-cell table:formula="of:=[.N86]/[.M86]*1000000000" office:value-type="float" office:value="819.64525753254" calcext:value-type="float">
            <text:p>819.64525753254</text:p>
          </table:table-cell>
          <table:table-cell table:number-columns-repeated="1009"/>
        </table:table-row>
        <table:table-row table:style-name="ro1">
          <table:table-cell table:formula="of:=[.A86]" office:value-type="float" office:value="1000" calcext:value-type="float">
            <text:p>1000</text:p>
          </table:table-cell>
          <table:table-cell table:formula="of:=[.J86]" office:value-type="float" office:value="2440082" calcext:value-type="float">
            <text:p>2440082</text:p>
          </table:table-cell>
          <table:table-cell table:formula="of:=[.I86]" office:value-type="float" office:value="440080000" calcext:value-type="float">
            <text:p>440080000</text:p>
          </table:table-cell>
          <table:table-cell table:formula="of:=[.D86]" office:value-type="float" office:value="100" calcext:value-type="float">
            <text:p>100</text:p>
          </table:table-cell>
          <table:table-cell table:formula="of:=[.D87]*[.$E$2]" office:value-type="float" office:value="18000" calcext:value-type="float">
            <text:p>18000</text:p>
          </table:table-cell>
          <table:table-cell table:formula="of:=[.A87]*[.$E$2]*[.D87]" office:value-type="float" office:value="18000000" calcext:value-type="float">
            <text:p>18000000</text:p>
          </table:table-cell>
          <table:table-cell table:formula="of:=[.F87]+[.C87]" office:value-type="float" office:value="458080000" calcext:value-type="float">
            <text:p>458080000</text:p>
          </table:table-cell>
          <table:table-cell table:formula="of:=ROUNDDOWN(([.F87]+[.C87])/1000000000)" office:value-type="float" office:value="0" calcext:value-type="float">
            <text:p>0</text:p>
          </table:table-cell>
          <table:table-cell table:formula="of:=IF([.G87]&gt;=0;MOD([.G87];1000000000);-MOD(-[.G87];1000000000))" office:value-type="float" office:value="458080000" calcext:value-type="float">
            <text:p>458080000</text:p>
          </table:table-cell>
          <table:table-cell table:formula="of:=[.B87]+[.E87]+[.H87]" office:value-type="float" office:value="2458082" calcext:value-type="float">
            <text:p>2458082</text:p>
          </table:table-cell>
          <table:table-cell/>
          <table:table-cell table:formula="of:=[.D87]+[.L86]" office:value-type="float" office:value="13656" calcext:value-type="float">
            <text:p>13656</text:p>
          </table:table-cell>
          <table:table-cell table:formula="of:=[.$E$1]*[.L87]" office:value-type="float" office:value="2458080" calcext:value-type="float">
            <text:p>2458080</text:p>
          </table:table-cell>
          <table:table-cell table:formula="of:=[.J87]-[.M87]" office:value-type="float" office:value="2" calcext:value-type="float">
            <text:p>2</text:p>
          </table:table-cell>
          <table:table-cell table:formula="of:=[.N87]/[.M87]*1000000000" office:value-type="float" office:value="813.643168651956" calcext:value-type="float">
            <text:p>813.643168651956</text:p>
          </table:table-cell>
          <table:table-cell table:number-columns-repeated="1009"/>
        </table:table-row>
        <table:table-row table:style-name="ro1">
          <table:table-cell table:formula="of:=[.A87]" office:value-type="float" office:value="1000" calcext:value-type="float">
            <text:p>1000</text:p>
          </table:table-cell>
          <table:table-cell table:formula="of:=[.J87]" office:value-type="float" office:value="2458082" calcext:value-type="float">
            <text:p>2458082</text:p>
          </table:table-cell>
          <table:table-cell table:formula="of:=[.I87]" office:value-type="float" office:value="458080000" calcext:value-type="float">
            <text:p>458080000</text:p>
          </table:table-cell>
          <table:table-cell table:formula="of:=[.D87]" office:value-type="float" office:value="100" calcext:value-type="float">
            <text:p>100</text:p>
          </table:table-cell>
          <table:table-cell table:formula="of:=[.D88]*[.$E$2]" office:value-type="float" office:value="18000" calcext:value-type="float">
            <text:p>18000</text:p>
          </table:table-cell>
          <table:table-cell table:formula="of:=[.A88]*[.$E$2]*[.D88]" office:value-type="float" office:value="18000000" calcext:value-type="float">
            <text:p>18000000</text:p>
          </table:table-cell>
          <table:table-cell table:formula="of:=[.F88]+[.C88]" office:value-type="float" office:value="476080000" calcext:value-type="float">
            <text:p>476080000</text:p>
          </table:table-cell>
          <table:table-cell table:formula="of:=ROUNDDOWN(([.F88]+[.C88])/1000000000)" office:value-type="float" office:value="0" calcext:value-type="float">
            <text:p>0</text:p>
          </table:table-cell>
          <table:table-cell table:formula="of:=IF([.G88]&gt;=0;MOD([.G88];1000000000);-MOD(-[.G88];1000000000))" office:value-type="float" office:value="476080000" calcext:value-type="float">
            <text:p>476080000</text:p>
          </table:table-cell>
          <table:table-cell table:formula="of:=[.B88]+[.E88]+[.H88]" office:value-type="float" office:value="2476082" calcext:value-type="float">
            <text:p>2476082</text:p>
          </table:table-cell>
          <table:table-cell/>
          <table:table-cell table:formula="of:=[.D88]+[.L87]" office:value-type="float" office:value="13756" calcext:value-type="float">
            <text:p>13756</text:p>
          </table:table-cell>
          <table:table-cell table:formula="of:=[.$E$1]*[.L88]" office:value-type="float" office:value="2476080" calcext:value-type="float">
            <text:p>2476080</text:p>
          </table:table-cell>
          <table:table-cell table:formula="of:=[.J88]-[.M88]" office:value-type="float" office:value="2" calcext:value-type="float">
            <text:p>2</text:p>
          </table:table-cell>
          <table:table-cell table:formula="of:=[.N88]/[.M88]*1000000000" office:value-type="float" office:value="807.728344803076" calcext:value-type="float">
            <text:p>807.728344803076</text:p>
          </table:table-cell>
          <table:table-cell table:number-columns-repeated="1009"/>
        </table:table-row>
        <table:table-row table:style-name="ro1">
          <table:table-cell table:formula="of:=[.A88]" office:value-type="float" office:value="1000" calcext:value-type="float">
            <text:p>1000</text:p>
          </table:table-cell>
          <table:table-cell table:formula="of:=[.J88]" office:value-type="float" office:value="2476082" calcext:value-type="float">
            <text:p>2476082</text:p>
          </table:table-cell>
          <table:table-cell table:formula="of:=[.I88]" office:value-type="float" office:value="476080000" calcext:value-type="float">
            <text:p>476080000</text:p>
          </table:table-cell>
          <table:table-cell table:formula="of:=[.D88]" office:value-type="float" office:value="100" calcext:value-type="float">
            <text:p>100</text:p>
          </table:table-cell>
          <table:table-cell table:formula="of:=[.D89]*[.$E$2]" office:value-type="float" office:value="18000" calcext:value-type="float">
            <text:p>18000</text:p>
          </table:table-cell>
          <table:table-cell table:formula="of:=[.A89]*[.$E$2]*[.D89]" office:value-type="float" office:value="18000000" calcext:value-type="float">
            <text:p>18000000</text:p>
          </table:table-cell>
          <table:table-cell table:formula="of:=[.F89]+[.C89]" office:value-type="float" office:value="494080000" calcext:value-type="float">
            <text:p>494080000</text:p>
          </table:table-cell>
          <table:table-cell table:formula="of:=ROUNDDOWN(([.F89]+[.C89])/1000000000)" office:value-type="float" office:value="0" calcext:value-type="float">
            <text:p>0</text:p>
          </table:table-cell>
          <table:table-cell table:formula="of:=IF([.G89]&gt;=0;MOD([.G89];1000000000);-MOD(-[.G89];1000000000))" office:value-type="float" office:value="494080000" calcext:value-type="float">
            <text:p>494080000</text:p>
          </table:table-cell>
          <table:table-cell table:formula="of:=[.B89]+[.E89]+[.H89]" office:value-type="float" office:value="2494082" calcext:value-type="float">
            <text:p>2494082</text:p>
          </table:table-cell>
          <table:table-cell/>
          <table:table-cell table:formula="of:=[.D89]+[.L88]" office:value-type="float" office:value="13856" calcext:value-type="float">
            <text:p>13856</text:p>
          </table:table-cell>
          <table:table-cell table:formula="of:=[.$E$1]*[.L89]" office:value-type="float" office:value="2494080" calcext:value-type="float">
            <text:p>2494080</text:p>
          </table:table-cell>
          <table:table-cell table:formula="of:=[.J89]-[.M89]" office:value-type="float" office:value="2" calcext:value-type="float">
            <text:p>2</text:p>
          </table:table-cell>
          <table:table-cell table:formula="of:=[.N89]/[.M89]*1000000000" office:value-type="float" office:value="801.898896587118" calcext:value-type="float">
            <text:p>801.898896587118</text:p>
          </table:table-cell>
          <table:table-cell table:number-columns-repeated="1009"/>
        </table:table-row>
        <table:table-row table:style-name="ro1">
          <table:table-cell table:formula="of:=[.A89]" office:value-type="float" office:value="1000" calcext:value-type="float">
            <text:p>1000</text:p>
          </table:table-cell>
          <table:table-cell table:formula="of:=[.J89]" office:value-type="float" office:value="2494082" calcext:value-type="float">
            <text:p>2494082</text:p>
          </table:table-cell>
          <table:table-cell table:formula="of:=[.I89]" office:value-type="float" office:value="494080000" calcext:value-type="float">
            <text:p>494080000</text:p>
          </table:table-cell>
          <table:table-cell table:formula="of:=[.D89]" office:value-type="float" office:value="100" calcext:value-type="float">
            <text:p>100</text:p>
          </table:table-cell>
          <table:table-cell table:formula="of:=[.D90]*[.$E$2]" office:value-type="float" office:value="18000" calcext:value-type="float">
            <text:p>18000</text:p>
          </table:table-cell>
          <table:table-cell table:formula="of:=[.A90]*[.$E$2]*[.D90]" office:value-type="float" office:value="18000000" calcext:value-type="float">
            <text:p>18000000</text:p>
          </table:table-cell>
          <table:table-cell table:formula="of:=[.F90]+[.C90]" office:value-type="float" office:value="512080000" calcext:value-type="float">
            <text:p>512080000</text:p>
          </table:table-cell>
          <table:table-cell table:formula="of:=ROUNDDOWN(([.F90]+[.C90])/1000000000)" office:value-type="float" office:value="0" calcext:value-type="float">
            <text:p>0</text:p>
          </table:table-cell>
          <table:table-cell table:formula="of:=IF([.G90]&gt;=0;MOD([.G90];1000000000);-MOD(-[.G90];1000000000))" office:value-type="float" office:value="512080000" calcext:value-type="float">
            <text:p>512080000</text:p>
          </table:table-cell>
          <table:table-cell table:formula="of:=[.B90]+[.E90]+[.H90]" office:value-type="float" office:value="2512082" calcext:value-type="float">
            <text:p>2512082</text:p>
          </table:table-cell>
          <table:table-cell/>
          <table:table-cell table:formula="of:=[.D90]+[.L89]" office:value-type="float" office:value="13956" calcext:value-type="float">
            <text:p>13956</text:p>
          </table:table-cell>
          <table:table-cell table:formula="of:=[.$E$1]*[.L90]" office:value-type="float" office:value="2512080" calcext:value-type="float">
            <text:p>2512080</text:p>
          </table:table-cell>
          <table:table-cell table:formula="of:=[.J90]-[.M90]" office:value-type="float" office:value="2" calcext:value-type="float">
            <text:p>2</text:p>
          </table:table-cell>
          <table:table-cell table:formula="of:=[.N90]/[.M90]*1000000000" office:value-type="float" office:value="796.15298875832" calcext:value-type="float">
            <text:p>796.15298875832</text:p>
          </table:table-cell>
          <table:table-cell table:number-columns-repeated="1009"/>
        </table:table-row>
        <table:table-row table:style-name="ro1">
          <table:table-cell table:formula="of:=[.A90]" office:value-type="float" office:value="1000" calcext:value-type="float">
            <text:p>1000</text:p>
          </table:table-cell>
          <table:table-cell table:formula="of:=[.J90]" office:value-type="float" office:value="2512082" calcext:value-type="float">
            <text:p>2512082</text:p>
          </table:table-cell>
          <table:table-cell table:formula="of:=[.I90]" office:value-type="float" office:value="512080000" calcext:value-type="float">
            <text:p>512080000</text:p>
          </table:table-cell>
          <table:table-cell table:formula="of:=[.D90]" office:value-type="float" office:value="100" calcext:value-type="float">
            <text:p>100</text:p>
          </table:table-cell>
          <table:table-cell table:formula="of:=[.D91]*[.$E$2]" office:value-type="float" office:value="18000" calcext:value-type="float">
            <text:p>18000</text:p>
          </table:table-cell>
          <table:table-cell table:formula="of:=[.A91]*[.$E$2]*[.D91]" office:value-type="float" office:value="18000000" calcext:value-type="float">
            <text:p>18000000</text:p>
          </table:table-cell>
          <table:table-cell table:formula="of:=[.F91]+[.C91]" office:value-type="float" office:value="530080000" calcext:value-type="float">
            <text:p>530080000</text:p>
          </table:table-cell>
          <table:table-cell table:formula="of:=ROUNDDOWN(([.F91]+[.C91])/1000000000)" office:value-type="float" office:value="0" calcext:value-type="float">
            <text:p>0</text:p>
          </table:table-cell>
          <table:table-cell table:formula="of:=IF([.G91]&gt;=0;MOD([.G91];1000000000);-MOD(-[.G91];1000000000))" office:value-type="float" office:value="530080000" calcext:value-type="float">
            <text:p>530080000</text:p>
          </table:table-cell>
          <table:table-cell table:formula="of:=[.B91]+[.E91]+[.H91]" office:value-type="float" office:value="2530082" calcext:value-type="float">
            <text:p>2530082</text:p>
          </table:table-cell>
          <table:table-cell/>
          <table:table-cell table:formula="of:=[.D91]+[.L90]" office:value-type="float" office:value="14056" calcext:value-type="float">
            <text:p>14056</text:p>
          </table:table-cell>
          <table:table-cell table:formula="of:=[.$E$1]*[.L91]" office:value-type="float" office:value="2530080" calcext:value-type="float">
            <text:p>2530080</text:p>
          </table:table-cell>
          <table:table-cell table:formula="of:=[.J91]-[.M91]" office:value-type="float" office:value="2" calcext:value-type="float">
            <text:p>2</text:p>
          </table:table-cell>
          <table:table-cell table:formula="of:=[.N91]/[.M91]*1000000000" office:value-type="float" office:value="790.488838297603" calcext:value-type="float">
            <text:p>790.488838297603</text:p>
          </table:table-cell>
          <table:table-cell table:number-columns-repeated="1009"/>
        </table:table-row>
        <table:table-row table:style-name="ro1">
          <table:table-cell table:formula="of:=[.A91]" office:value-type="float" office:value="1000" calcext:value-type="float">
            <text:p>1000</text:p>
          </table:table-cell>
          <table:table-cell table:formula="of:=[.J91]" office:value-type="float" office:value="2530082" calcext:value-type="float">
            <text:p>2530082</text:p>
          </table:table-cell>
          <table:table-cell table:formula="of:=[.I91]" office:value-type="float" office:value="530080000" calcext:value-type="float">
            <text:p>530080000</text:p>
          </table:table-cell>
          <table:table-cell table:formula="of:=[.D91]" office:value-type="float" office:value="100" calcext:value-type="float">
            <text:p>100</text:p>
          </table:table-cell>
          <table:table-cell table:formula="of:=[.D92]*[.$E$2]" office:value-type="float" office:value="18000" calcext:value-type="float">
            <text:p>18000</text:p>
          </table:table-cell>
          <table:table-cell table:formula="of:=[.A92]*[.$E$2]*[.D92]" office:value-type="float" office:value="18000000" calcext:value-type="float">
            <text:p>18000000</text:p>
          </table:table-cell>
          <table:table-cell table:formula="of:=[.F92]+[.C92]" office:value-type="float" office:value="548080000" calcext:value-type="float">
            <text:p>548080000</text:p>
          </table:table-cell>
          <table:table-cell table:formula="of:=ROUNDDOWN(([.F92]+[.C92])/1000000000)" office:value-type="float" office:value="0" calcext:value-type="float">
            <text:p>0</text:p>
          </table:table-cell>
          <table:table-cell table:formula="of:=IF([.G92]&gt;=0;MOD([.G92];1000000000);-MOD(-[.G92];1000000000))" office:value-type="float" office:value="548080000" calcext:value-type="float">
            <text:p>548080000</text:p>
          </table:table-cell>
          <table:table-cell table:formula="of:=[.B92]+[.E92]+[.H92]" office:value-type="float" office:value="2548082" calcext:value-type="float">
            <text:p>2548082</text:p>
          </table:table-cell>
          <table:table-cell/>
          <table:table-cell table:formula="of:=[.D92]+[.L91]" office:value-type="float" office:value="14156" calcext:value-type="float">
            <text:p>14156</text:p>
          </table:table-cell>
          <table:table-cell table:formula="of:=[.$E$1]*[.L92]" office:value-type="float" office:value="2548080" calcext:value-type="float">
            <text:p>2548080</text:p>
          </table:table-cell>
          <table:table-cell table:formula="of:=[.J92]-[.M92]" office:value-type="float" office:value="2" calcext:value-type="float">
            <text:p>2</text:p>
          </table:table-cell>
          <table:table-cell table:formula="of:=[.N92]/[.M92]*1000000000" office:value-type="float" office:value="784.904712567894" calcext:value-type="float">
            <text:p>784.904712567894</text:p>
          </table:table-cell>
          <table:table-cell table:number-columns-repeated="1009"/>
        </table:table-row>
        <table:table-row table:style-name="ro1">
          <table:table-cell table:formula="of:=[.A92]" office:value-type="float" office:value="1000" calcext:value-type="float">
            <text:p>1000</text:p>
          </table:table-cell>
          <table:table-cell table:formula="of:=[.J92]" office:value-type="float" office:value="2548082" calcext:value-type="float">
            <text:p>2548082</text:p>
          </table:table-cell>
          <table:table-cell table:formula="of:=[.I92]" office:value-type="float" office:value="548080000" calcext:value-type="float">
            <text:p>548080000</text:p>
          </table:table-cell>
          <table:table-cell table:formula="of:=[.D92]" office:value-type="float" office:value="100" calcext:value-type="float">
            <text:p>100</text:p>
          </table:table-cell>
          <table:table-cell table:formula="of:=[.D93]*[.$E$2]" office:value-type="float" office:value="18000" calcext:value-type="float">
            <text:p>18000</text:p>
          </table:table-cell>
          <table:table-cell table:formula="of:=[.A93]*[.$E$2]*[.D93]" office:value-type="float" office:value="18000000" calcext:value-type="float">
            <text:p>18000000</text:p>
          </table:table-cell>
          <table:table-cell table:formula="of:=[.F93]+[.C93]" office:value-type="float" office:value="566080000" calcext:value-type="float">
            <text:p>566080000</text:p>
          </table:table-cell>
          <table:table-cell table:formula="of:=ROUNDDOWN(([.F93]+[.C93])/1000000000)" office:value-type="float" office:value="0" calcext:value-type="float">
            <text:p>0</text:p>
          </table:table-cell>
          <table:table-cell table:formula="of:=IF([.G93]&gt;=0;MOD([.G93];1000000000);-MOD(-[.G93];1000000000))" office:value-type="float" office:value="566080000" calcext:value-type="float">
            <text:p>566080000</text:p>
          </table:table-cell>
          <table:table-cell table:formula="of:=[.B93]+[.E93]+[.H93]" office:value-type="float" office:value="2566082" calcext:value-type="float">
            <text:p>2566082</text:p>
          </table:table-cell>
          <table:table-cell/>
          <table:table-cell table:formula="of:=[.D93]+[.L92]" office:value-type="float" office:value="14256" calcext:value-type="float">
            <text:p>14256</text:p>
          </table:table-cell>
          <table:table-cell table:formula="of:=[.$E$1]*[.L93]" office:value-type="float" office:value="2566080" calcext:value-type="float">
            <text:p>2566080</text:p>
          </table:table-cell>
          <table:table-cell table:formula="of:=[.J93]-[.M93]" office:value-type="float" office:value="2" calcext:value-type="float">
            <text:p>2</text:p>
          </table:table-cell>
          <table:table-cell table:formula="of:=[.N93]/[.M93]*1000000000" office:value-type="float" office:value="779.398927547076" calcext:value-type="float">
            <text:p>779.398927547076</text:p>
          </table:table-cell>
          <table:table-cell table:number-columns-repeated="1009"/>
        </table:table-row>
        <table:table-row table:style-name="ro1">
          <table:table-cell table:formula="of:=[.A93]" office:value-type="float" office:value="1000" calcext:value-type="float">
            <text:p>1000</text:p>
          </table:table-cell>
          <table:table-cell table:formula="of:=[.J93]" office:value-type="float" office:value="2566082" calcext:value-type="float">
            <text:p>2566082</text:p>
          </table:table-cell>
          <table:table-cell table:formula="of:=[.I93]" office:value-type="float" office:value="566080000" calcext:value-type="float">
            <text:p>566080000</text:p>
          </table:table-cell>
          <table:table-cell table:formula="of:=[.D93]" office:value-type="float" office:value="100" calcext:value-type="float">
            <text:p>100</text:p>
          </table:table-cell>
          <table:table-cell table:formula="of:=[.D94]*[.$E$2]" office:value-type="float" office:value="18000" calcext:value-type="float">
            <text:p>18000</text:p>
          </table:table-cell>
          <table:table-cell table:formula="of:=[.A94]*[.$E$2]*[.D94]" office:value-type="float" office:value="18000000" calcext:value-type="float">
            <text:p>18000000</text:p>
          </table:table-cell>
          <table:table-cell table:formula="of:=[.F94]+[.C94]" office:value-type="float" office:value="584080000" calcext:value-type="float">
            <text:p>584080000</text:p>
          </table:table-cell>
          <table:table-cell table:formula="of:=ROUNDDOWN(([.F94]+[.C94])/1000000000)" office:value-type="float" office:value="0" calcext:value-type="float">
            <text:p>0</text:p>
          </table:table-cell>
          <table:table-cell table:formula="of:=IF([.G94]&gt;=0;MOD([.G94];1000000000);-MOD(-[.G94];1000000000))" office:value-type="float" office:value="584080000" calcext:value-type="float">
            <text:p>584080000</text:p>
          </table:table-cell>
          <table:table-cell table:formula="of:=[.B94]+[.E94]+[.H94]" office:value-type="float" office:value="2584082" calcext:value-type="float">
            <text:p>2584082</text:p>
          </table:table-cell>
          <table:table-cell/>
          <table:table-cell table:formula="of:=[.D94]+[.L93]" office:value-type="float" office:value="14356" calcext:value-type="float">
            <text:p>14356</text:p>
          </table:table-cell>
          <table:table-cell table:formula="of:=[.$E$1]*[.L94]" office:value-type="float" office:value="2584080" calcext:value-type="float">
            <text:p>2584080</text:p>
          </table:table-cell>
          <table:table-cell table:formula="of:=[.J94]-[.M94]" office:value-type="float" office:value="2" calcext:value-type="float">
            <text:p>2</text:p>
          </table:table-cell>
          <table:table-cell table:formula="of:=[.N94]/[.M94]*1000000000" office:value-type="float" office:value="773.969846134795" calcext:value-type="float">
            <text:p>773.969846134795</text:p>
          </table:table-cell>
          <table:table-cell table:number-columns-repeated="1009"/>
        </table:table-row>
        <table:table-row table:style-name="ro1">
          <table:table-cell table:formula="of:=[.A94]" office:value-type="float" office:value="1000" calcext:value-type="float">
            <text:p>1000</text:p>
          </table:table-cell>
          <table:table-cell table:formula="of:=[.J94]" office:value-type="float" office:value="2584082" calcext:value-type="float">
            <text:p>2584082</text:p>
          </table:table-cell>
          <table:table-cell table:formula="of:=[.I94]" office:value-type="float" office:value="584080000" calcext:value-type="float">
            <text:p>584080000</text:p>
          </table:table-cell>
          <table:table-cell table:formula="of:=[.D94]" office:value-type="float" office:value="100" calcext:value-type="float">
            <text:p>100</text:p>
          </table:table-cell>
          <table:table-cell table:formula="of:=[.D95]*[.$E$2]" office:value-type="float" office:value="18000" calcext:value-type="float">
            <text:p>18000</text:p>
          </table:table-cell>
          <table:table-cell table:formula="of:=[.A95]*[.$E$2]*[.D95]" office:value-type="float" office:value="18000000" calcext:value-type="float">
            <text:p>18000000</text:p>
          </table:table-cell>
          <table:table-cell table:formula="of:=[.F95]+[.C95]" office:value-type="float" office:value="602080000" calcext:value-type="float">
            <text:p>602080000</text:p>
          </table:table-cell>
          <table:table-cell table:formula="of:=ROUNDDOWN(([.F95]+[.C95])/1000000000)" office:value-type="float" office:value="0" calcext:value-type="float">
            <text:p>0</text:p>
          </table:table-cell>
          <table:table-cell table:formula="of:=IF([.G95]&gt;=0;MOD([.G95];1000000000);-MOD(-[.G95];1000000000))" office:value-type="float" office:value="602080000" calcext:value-type="float">
            <text:p>602080000</text:p>
          </table:table-cell>
          <table:table-cell table:formula="of:=[.B95]+[.E95]+[.H95]" office:value-type="float" office:value="2602082" calcext:value-type="float">
            <text:p>2602082</text:p>
          </table:table-cell>
          <table:table-cell/>
          <table:table-cell table:formula="of:=[.D95]+[.L94]" office:value-type="float" office:value="14456" calcext:value-type="float">
            <text:p>14456</text:p>
          </table:table-cell>
          <table:table-cell table:formula="of:=[.$E$1]*[.L95]" office:value-type="float" office:value="2602080" calcext:value-type="float">
            <text:p>2602080</text:p>
          </table:table-cell>
          <table:table-cell table:formula="of:=[.J95]-[.M95]" office:value-type="float" office:value="2" calcext:value-type="float">
            <text:p>2</text:p>
          </table:table-cell>
          <table:table-cell table:formula="of:=[.N95]/[.M95]*1000000000" office:value-type="float" office:value="768.615876529546" calcext:value-type="float">
            <text:p>768.615876529546</text:p>
          </table:table-cell>
          <table:table-cell table:number-columns-repeated="1009"/>
        </table:table-row>
        <table:table-row table:style-name="ro1">
          <table:table-cell table:formula="of:=[.A95]" office:value-type="float" office:value="1000" calcext:value-type="float">
            <text:p>1000</text:p>
          </table:table-cell>
          <table:table-cell table:formula="of:=[.J95]" office:value-type="float" office:value="2602082" calcext:value-type="float">
            <text:p>2602082</text:p>
          </table:table-cell>
          <table:table-cell table:formula="of:=[.I95]" office:value-type="float" office:value="602080000" calcext:value-type="float">
            <text:p>602080000</text:p>
          </table:table-cell>
          <table:table-cell table:formula="of:=[.D95]" office:value-type="float" office:value="100" calcext:value-type="float">
            <text:p>100</text:p>
          </table:table-cell>
          <table:table-cell table:formula="of:=[.D96]*[.$E$2]" office:value-type="float" office:value="18000" calcext:value-type="float">
            <text:p>18000</text:p>
          </table:table-cell>
          <table:table-cell table:formula="of:=[.A96]*[.$E$2]*[.D96]" office:value-type="float" office:value="18000000" calcext:value-type="float">
            <text:p>18000000</text:p>
          </table:table-cell>
          <table:table-cell table:formula="of:=[.F96]+[.C96]" office:value-type="float" office:value="620080000" calcext:value-type="float">
            <text:p>620080000</text:p>
          </table:table-cell>
          <table:table-cell table:formula="of:=ROUNDDOWN(([.F96]+[.C96])/1000000000)" office:value-type="float" office:value="0" calcext:value-type="float">
            <text:p>0</text:p>
          </table:table-cell>
          <table:table-cell table:formula="of:=IF([.G96]&gt;=0;MOD([.G96];1000000000);-MOD(-[.G96];1000000000))" office:value-type="float" office:value="620080000" calcext:value-type="float">
            <text:p>620080000</text:p>
          </table:table-cell>
          <table:table-cell table:formula="of:=[.B96]+[.E96]+[.H96]" office:value-type="float" office:value="2620082" calcext:value-type="float">
            <text:p>2620082</text:p>
          </table:table-cell>
          <table:table-cell/>
          <table:table-cell table:formula="of:=[.D96]+[.L95]" office:value-type="float" office:value="14556" calcext:value-type="float">
            <text:p>14556</text:p>
          </table:table-cell>
          <table:table-cell table:formula="of:=[.$E$1]*[.L96]" office:value-type="float" office:value="2620080" calcext:value-type="float">
            <text:p>2620080</text:p>
          </table:table-cell>
          <table:table-cell table:formula="of:=[.J96]-[.M96]" office:value-type="float" office:value="2" calcext:value-type="float">
            <text:p>2</text:p>
          </table:table-cell>
          <table:table-cell table:formula="of:=[.N96]/[.M96]*1000000000" office:value-type="float" office:value="763.335470672651" calcext:value-type="float">
            <text:p>763.335470672651</text:p>
          </table:table-cell>
          <table:table-cell table:number-columns-repeated="1009"/>
        </table:table-row>
        <table:table-row table:style-name="ro1">
          <table:table-cell table:formula="of:=[.A96]" office:value-type="float" office:value="1000" calcext:value-type="float">
            <text:p>1000</text:p>
          </table:table-cell>
          <table:table-cell table:formula="of:=[.J96]" office:value-type="float" office:value="2620082" calcext:value-type="float">
            <text:p>2620082</text:p>
          </table:table-cell>
          <table:table-cell table:formula="of:=[.I96]" office:value-type="float" office:value="620080000" calcext:value-type="float">
            <text:p>620080000</text:p>
          </table:table-cell>
          <table:table-cell table:formula="of:=[.D96]" office:value-type="float" office:value="100" calcext:value-type="float">
            <text:p>100</text:p>
          </table:table-cell>
          <table:table-cell table:formula="of:=[.D97]*[.$E$2]" office:value-type="float" office:value="18000" calcext:value-type="float">
            <text:p>18000</text:p>
          </table:table-cell>
          <table:table-cell table:formula="of:=[.A97]*[.$E$2]*[.D97]" office:value-type="float" office:value="18000000" calcext:value-type="float">
            <text:p>18000000</text:p>
          </table:table-cell>
          <table:table-cell table:formula="of:=[.F97]+[.C97]" office:value-type="float" office:value="638080000" calcext:value-type="float">
            <text:p>638080000</text:p>
          </table:table-cell>
          <table:table-cell table:formula="of:=ROUNDDOWN(([.F97]+[.C97])/1000000000)" office:value-type="float" office:value="0" calcext:value-type="float">
            <text:p>0</text:p>
          </table:table-cell>
          <table:table-cell table:formula="of:=IF([.G97]&gt;=0;MOD([.G97];1000000000);-MOD(-[.G97];1000000000))" office:value-type="float" office:value="638080000" calcext:value-type="float">
            <text:p>638080000</text:p>
          </table:table-cell>
          <table:table-cell table:formula="of:=[.B97]+[.E97]+[.H97]" office:value-type="float" office:value="2638082" calcext:value-type="float">
            <text:p>2638082</text:p>
          </table:table-cell>
          <table:table-cell/>
          <table:table-cell table:formula="of:=[.D97]+[.L96]" office:value-type="float" office:value="14656" calcext:value-type="float">
            <text:p>14656</text:p>
          </table:table-cell>
          <table:table-cell table:formula="of:=[.$E$1]*[.L97]" office:value-type="float" office:value="2638080" calcext:value-type="float">
            <text:p>2638080</text:p>
          </table:table-cell>
          <table:table-cell table:formula="of:=[.J97]-[.M97]" office:value-type="float" office:value="2" calcext:value-type="float">
            <text:p>2</text:p>
          </table:table-cell>
          <table:table-cell table:formula="of:=[.N97]/[.M97]*1000000000" office:value-type="float" office:value="758.127122755944" calcext:value-type="float">
            <text:p>758.127122755944</text:p>
          </table:table-cell>
          <table:table-cell table:number-columns-repeated="1009"/>
        </table:table-row>
        <table:table-row table:style-name="ro1">
          <table:table-cell table:formula="of:=[.A97]" office:value-type="float" office:value="1000" calcext:value-type="float">
            <text:p>1000</text:p>
          </table:table-cell>
          <table:table-cell table:formula="of:=[.J97]" office:value-type="float" office:value="2638082" calcext:value-type="float">
            <text:p>2638082</text:p>
          </table:table-cell>
          <table:table-cell table:formula="of:=[.I97]" office:value-type="float" office:value="638080000" calcext:value-type="float">
            <text:p>638080000</text:p>
          </table:table-cell>
          <table:table-cell table:formula="of:=[.D97]" office:value-type="float" office:value="100" calcext:value-type="float">
            <text:p>100</text:p>
          </table:table-cell>
          <table:table-cell table:formula="of:=[.D98]*[.$E$2]" office:value-type="float" office:value="18000" calcext:value-type="float">
            <text:p>18000</text:p>
          </table:table-cell>
          <table:table-cell table:formula="of:=[.A98]*[.$E$2]*[.D98]" office:value-type="float" office:value="18000000" calcext:value-type="float">
            <text:p>18000000</text:p>
          </table:table-cell>
          <table:table-cell table:formula="of:=[.F98]+[.C98]" office:value-type="float" office:value="656080000" calcext:value-type="float">
            <text:p>656080000</text:p>
          </table:table-cell>
          <table:table-cell table:formula="of:=ROUNDDOWN(([.F98]+[.C98])/1000000000)" office:value-type="float" office:value="0" calcext:value-type="float">
            <text:p>0</text:p>
          </table:table-cell>
          <table:table-cell table:formula="of:=IF([.G98]&gt;=0;MOD([.G98];1000000000);-MOD(-[.G98];1000000000))" office:value-type="float" office:value="656080000" calcext:value-type="float">
            <text:p>656080000</text:p>
          </table:table-cell>
          <table:table-cell table:formula="of:=[.B98]+[.E98]+[.H98]" office:value-type="float" office:value="2656082" calcext:value-type="float">
            <text:p>2656082</text:p>
          </table:table-cell>
          <table:table-cell/>
          <table:table-cell table:formula="of:=[.D98]+[.L97]" office:value-type="float" office:value="14756" calcext:value-type="float">
            <text:p>14756</text:p>
          </table:table-cell>
          <table:table-cell table:formula="of:=[.$E$1]*[.L98]" office:value-type="float" office:value="2656080" calcext:value-type="float">
            <text:p>2656080</text:p>
          </table:table-cell>
          <table:table-cell table:formula="of:=[.J98]-[.M98]" office:value-type="float" office:value="2" calcext:value-type="float">
            <text:p>2</text:p>
          </table:table-cell>
          <table:table-cell table:formula="of:=[.N98]/[.M98]*1000000000" office:value-type="float" office:value="752.989367790127" calcext:value-type="float">
            <text:p>752.989367790127</text:p>
          </table:table-cell>
          <table:table-cell table:number-columns-repeated="1009"/>
        </table:table-row>
        <table:table-row table:style-name="ro1">
          <table:table-cell table:formula="of:=[.A98]" office:value-type="float" office:value="1000" calcext:value-type="float">
            <text:p>1000</text:p>
          </table:table-cell>
          <table:table-cell table:formula="of:=[.J98]" office:value-type="float" office:value="2656082" calcext:value-type="float">
            <text:p>2656082</text:p>
          </table:table-cell>
          <table:table-cell table:formula="of:=[.I98]" office:value-type="float" office:value="656080000" calcext:value-type="float">
            <text:p>656080000</text:p>
          </table:table-cell>
          <table:table-cell table:formula="of:=[.D98]" office:value-type="float" office:value="100" calcext:value-type="float">
            <text:p>100</text:p>
          </table:table-cell>
          <table:table-cell table:formula="of:=[.D99]*[.$E$2]" office:value-type="float" office:value="18000" calcext:value-type="float">
            <text:p>18000</text:p>
          </table:table-cell>
          <table:table-cell table:formula="of:=[.A99]*[.$E$2]*[.D99]" office:value-type="float" office:value="18000000" calcext:value-type="float">
            <text:p>18000000</text:p>
          </table:table-cell>
          <table:table-cell table:formula="of:=[.F99]+[.C99]" office:value-type="float" office:value="674080000" calcext:value-type="float">
            <text:p>674080000</text:p>
          </table:table-cell>
          <table:table-cell table:formula="of:=ROUNDDOWN(([.F99]+[.C99])/1000000000)" office:value-type="float" office:value="0" calcext:value-type="float">
            <text:p>0</text:p>
          </table:table-cell>
          <table:table-cell table:formula="of:=IF([.G99]&gt;=0;MOD([.G99];1000000000);-MOD(-[.G99];1000000000))" office:value-type="float" office:value="674080000" calcext:value-type="float">
            <text:p>674080000</text:p>
          </table:table-cell>
          <table:table-cell table:formula="of:=[.B99]+[.E99]+[.H99]" office:value-type="float" office:value="2674082" calcext:value-type="float">
            <text:p>2674082</text:p>
          </table:table-cell>
          <table:table-cell/>
          <table:table-cell table:formula="of:=[.D99]+[.L98]" office:value-type="float" office:value="14856" calcext:value-type="float">
            <text:p>14856</text:p>
          </table:table-cell>
          <table:table-cell table:formula="of:=[.$E$1]*[.L99]" office:value-type="float" office:value="2674080" calcext:value-type="float">
            <text:p>2674080</text:p>
          </table:table-cell>
          <table:table-cell table:formula="of:=[.J99]-[.M99]" office:value-type="float" office:value="2" calcext:value-type="float">
            <text:p>2</text:p>
          </table:table-cell>
          <table:table-cell table:formula="of:=[.N99]/[.M99]*1000000000" office:value-type="float" office:value="747.920780230958" calcext:value-type="float">
            <text:p>747.920780230958</text:p>
          </table:table-cell>
          <table:table-cell table:number-columns-repeated="1009"/>
        </table:table-row>
        <table:table-row table:style-name="ro1">
          <table:table-cell table:formula="of:=[.A99]" office:value-type="float" office:value="1000" calcext:value-type="float">
            <text:p>1000</text:p>
          </table:table-cell>
          <table:table-cell table:formula="of:=[.J99]" office:value-type="float" office:value="2674082" calcext:value-type="float">
            <text:p>2674082</text:p>
          </table:table-cell>
          <table:table-cell table:formula="of:=[.I99]" office:value-type="float" office:value="674080000" calcext:value-type="float">
            <text:p>674080000</text:p>
          </table:table-cell>
          <table:table-cell table:formula="of:=[.D99]" office:value-type="float" office:value="100" calcext:value-type="float">
            <text:p>100</text:p>
          </table:table-cell>
          <table:table-cell table:formula="of:=[.D100]*[.$E$2]" office:value-type="float" office:value="18000" calcext:value-type="float">
            <text:p>18000</text:p>
          </table:table-cell>
          <table:table-cell table:formula="of:=[.A100]*[.$E$2]*[.D100]" office:value-type="float" office:value="18000000" calcext:value-type="float">
            <text:p>18000000</text:p>
          </table:table-cell>
          <table:table-cell table:formula="of:=[.F100]+[.C100]" office:value-type="float" office:value="692080000" calcext:value-type="float">
            <text:p>692080000</text:p>
          </table:table-cell>
          <table:table-cell table:formula="of:=ROUNDDOWN(([.F100]+[.C100])/1000000000)" office:value-type="float" office:value="0" calcext:value-type="float">
            <text:p>0</text:p>
          </table:table-cell>
          <table:table-cell table:formula="of:=IF([.G100]&gt;=0;MOD([.G100];1000000000);-MOD(-[.G100];1000000000))" office:value-type="float" office:value="692080000" calcext:value-type="float">
            <text:p>692080000</text:p>
          </table:table-cell>
          <table:table-cell table:formula="of:=[.B100]+[.E100]+[.H100]" office:value-type="float" office:value="2692082" calcext:value-type="float">
            <text:p>2692082</text:p>
          </table:table-cell>
          <table:table-cell/>
          <table:table-cell table:formula="of:=[.D100]+[.L99]" office:value-type="float" office:value="14956" calcext:value-type="float">
            <text:p>14956</text:p>
          </table:table-cell>
          <table:table-cell table:formula="of:=[.$E$1]*[.L100]" office:value-type="float" office:value="2692080" calcext:value-type="float">
            <text:p>2692080</text:p>
          </table:table-cell>
          <table:table-cell table:formula="of:=[.J100]-[.M100]" office:value-type="float" office:value="2" calcext:value-type="float">
            <text:p>2</text:p>
          </table:table-cell>
          <table:table-cell table:formula="of:=[.N100]/[.M100]*1000000000" office:value-type="float" office:value="742.919972660545" calcext:value-type="float">
            <text:p>742.919972660545</text:p>
          </table:table-cell>
          <table:table-cell table:number-columns-repeated="1009"/>
        </table:table-row>
        <table:table-row table:style-name="ro1">
          <table:table-cell table:formula="of:=[.A100]" office:value-type="float" office:value="1000" calcext:value-type="float">
            <text:p>1000</text:p>
          </table:table-cell>
          <table:table-cell table:formula="of:=[.J100]" office:value-type="float" office:value="2692082" calcext:value-type="float">
            <text:p>2692082</text:p>
          </table:table-cell>
          <table:table-cell table:formula="of:=[.I100]" office:value-type="float" office:value="692080000" calcext:value-type="float">
            <text:p>692080000</text:p>
          </table:table-cell>
          <table:table-cell table:formula="of:=[.D100]" office:value-type="float" office:value="100" calcext:value-type="float">
            <text:p>100</text:p>
          </table:table-cell>
          <table:table-cell table:formula="of:=[.D101]*[.$E$2]" office:value-type="float" office:value="18000" calcext:value-type="float">
            <text:p>18000</text:p>
          </table:table-cell>
          <table:table-cell table:formula="of:=[.A101]*[.$E$2]*[.D101]" office:value-type="float" office:value="18000000" calcext:value-type="float">
            <text:p>18000000</text:p>
          </table:table-cell>
          <table:table-cell table:formula="of:=[.F101]+[.C101]" office:value-type="float" office:value="710080000" calcext:value-type="float">
            <text:p>710080000</text:p>
          </table:table-cell>
          <table:table-cell table:formula="of:=ROUNDDOWN(([.F101]+[.C101])/1000000000)" office:value-type="float" office:value="0" calcext:value-type="float">
            <text:p>0</text:p>
          </table:table-cell>
          <table:table-cell table:formula="of:=IF([.G101]&gt;=0;MOD([.G101];1000000000);-MOD(-[.G101];1000000000))" office:value-type="float" office:value="710080000" calcext:value-type="float">
            <text:p>710080000</text:p>
          </table:table-cell>
          <table:table-cell table:formula="of:=[.B101]+[.E101]+[.H101]" office:value-type="float" office:value="2710082" calcext:value-type="float">
            <text:p>2710082</text:p>
          </table:table-cell>
          <table:table-cell/>
          <table:table-cell table:formula="of:=[.D101]+[.L100]" office:value-type="float" office:value="15056" calcext:value-type="float">
            <text:p>15056</text:p>
          </table:table-cell>
          <table:table-cell table:formula="of:=[.$E$1]*[.L101]" office:value-type="float" office:value="2710080" calcext:value-type="float">
            <text:p>2710080</text:p>
          </table:table-cell>
          <table:table-cell table:formula="of:=[.J101]-[.M101]" office:value-type="float" office:value="2" calcext:value-type="float">
            <text:p>2</text:p>
          </table:table-cell>
          <table:table-cell table:formula="of:=[.N101]/[.M101]*1000000000" office:value-type="float" office:value="737.985594521195" calcext:value-type="float">
            <text:p>737.985594521195</text:p>
          </table:table-cell>
          <table:table-cell table:number-columns-repeated="1009"/>
        </table:table-row>
        <table:table-row table:style-name="ro1">
          <table:table-cell table:formula="of:=[.A101]" office:value-type="float" office:value="1000" calcext:value-type="float">
            <text:p>1000</text:p>
          </table:table-cell>
          <table:table-cell table:formula="of:=[.J101]" office:value-type="float" office:value="2710082" calcext:value-type="float">
            <text:p>2710082</text:p>
          </table:table-cell>
          <table:table-cell table:formula="of:=[.I101]" office:value-type="float" office:value="710080000" calcext:value-type="float">
            <text:p>710080000</text:p>
          </table:table-cell>
          <table:table-cell table:formula="of:=[.D101]" office:value-type="float" office:value="100" calcext:value-type="float">
            <text:p>100</text:p>
          </table:table-cell>
          <table:table-cell table:formula="of:=[.D102]*[.$E$2]" office:value-type="float" office:value="18000" calcext:value-type="float">
            <text:p>18000</text:p>
          </table:table-cell>
          <table:table-cell table:formula="of:=[.A102]*[.$E$2]*[.D102]" office:value-type="float" office:value="18000000" calcext:value-type="float">
            <text:p>18000000</text:p>
          </table:table-cell>
          <table:table-cell table:formula="of:=[.F102]+[.C102]" office:value-type="float" office:value="728080000" calcext:value-type="float">
            <text:p>728080000</text:p>
          </table:table-cell>
          <table:table-cell table:formula="of:=ROUNDDOWN(([.F102]+[.C102])/1000000000)" office:value-type="float" office:value="0" calcext:value-type="float">
            <text:p>0</text:p>
          </table:table-cell>
          <table:table-cell table:formula="of:=IF([.G102]&gt;=0;MOD([.G102];1000000000);-MOD(-[.G102];1000000000))" office:value-type="float" office:value="728080000" calcext:value-type="float">
            <text:p>728080000</text:p>
          </table:table-cell>
          <table:table-cell table:formula="of:=[.B102]+[.E102]+[.H102]" office:value-type="float" office:value="2728082" calcext:value-type="float">
            <text:p>2728082</text:p>
          </table:table-cell>
          <table:table-cell/>
          <table:table-cell table:formula="of:=[.D102]+[.L101]" office:value-type="float" office:value="15156" calcext:value-type="float">
            <text:p>15156</text:p>
          </table:table-cell>
          <table:table-cell table:formula="of:=[.$E$1]*[.L102]" office:value-type="float" office:value="2728080" calcext:value-type="float">
            <text:p>2728080</text:p>
          </table:table-cell>
          <table:table-cell table:formula="of:=[.J102]-[.M102]" office:value-type="float" office:value="2" calcext:value-type="float">
            <text:p>2</text:p>
          </table:table-cell>
          <table:table-cell table:formula="of:=[.N102]/[.M102]*1000000000" office:value-type="float" office:value="733.116330899387" calcext:value-type="float">
            <text:p>733.116330899387</text:p>
          </table:table-cell>
          <table:table-cell table:number-columns-repeated="1009"/>
        </table:table-row>
        <table:table-row table:style-name="ro1">
          <table:table-cell table:formula="of:=[.A102]" office:value-type="float" office:value="1000" calcext:value-type="float">
            <text:p>1000</text:p>
          </table:table-cell>
          <table:table-cell table:formula="of:=[.J102]" office:value-type="float" office:value="2728082" calcext:value-type="float">
            <text:p>2728082</text:p>
          </table:table-cell>
          <table:table-cell table:formula="of:=[.I102]" office:value-type="float" office:value="728080000" calcext:value-type="float">
            <text:p>728080000</text:p>
          </table:table-cell>
          <table:table-cell table:formula="of:=[.D102]" office:value-type="float" office:value="100" calcext:value-type="float">
            <text:p>100</text:p>
          </table:table-cell>
          <table:table-cell table:formula="of:=[.D103]*[.$E$2]" office:value-type="float" office:value="18000" calcext:value-type="float">
            <text:p>18000</text:p>
          </table:table-cell>
          <table:table-cell table:formula="of:=[.A103]*[.$E$2]*[.D103]" office:value-type="float" office:value="18000000" calcext:value-type="float">
            <text:p>18000000</text:p>
          </table:table-cell>
          <table:table-cell table:formula="of:=[.F103]+[.C103]" office:value-type="float" office:value="746080000" calcext:value-type="float">
            <text:p>746080000</text:p>
          </table:table-cell>
          <table:table-cell table:formula="of:=ROUNDDOWN(([.F103]+[.C103])/1000000000)" office:value-type="float" office:value="0" calcext:value-type="float">
            <text:p>0</text:p>
          </table:table-cell>
          <table:table-cell table:formula="of:=IF([.G103]&gt;=0;MOD([.G103];1000000000);-MOD(-[.G103];1000000000))" office:value-type="float" office:value="746080000" calcext:value-type="float">
            <text:p>746080000</text:p>
          </table:table-cell>
          <table:table-cell table:formula="of:=[.B103]+[.E103]+[.H103]" office:value-type="float" office:value="2746082" calcext:value-type="float">
            <text:p>2746082</text:p>
          </table:table-cell>
          <table:table-cell/>
          <table:table-cell table:formula="of:=[.D103]+[.L102]" office:value-type="float" office:value="15256" calcext:value-type="float">
            <text:p>15256</text:p>
          </table:table-cell>
          <table:table-cell table:formula="of:=[.$E$1]*[.L103]" office:value-type="float" office:value="2746080" calcext:value-type="float">
            <text:p>2746080</text:p>
          </table:table-cell>
          <table:table-cell table:formula="of:=[.J103]-[.M103]" office:value-type="float" office:value="2" calcext:value-type="float">
            <text:p>2</text:p>
          </table:table-cell>
          <table:table-cell table:formula="of:=[.N103]/[.M103]*1000000000" office:value-type="float" office:value="728.310901357572" calcext:value-type="float">
            <text:p>728.310901357572</text:p>
          </table:table-cell>
          <table:table-cell table:number-columns-repeated="1009"/>
        </table:table-row>
        <table:table-row table:style-name="ro1">
          <table:table-cell table:formula="of:=[.A103]" office:value-type="float" office:value="1000" calcext:value-type="float">
            <text:p>1000</text:p>
          </table:table-cell>
          <table:table-cell table:formula="of:=[.J103]" office:value-type="float" office:value="2746082" calcext:value-type="float">
            <text:p>2746082</text:p>
          </table:table-cell>
          <table:table-cell table:formula="of:=[.I103]" office:value-type="float" office:value="746080000" calcext:value-type="float">
            <text:p>746080000</text:p>
          </table:table-cell>
          <table:table-cell table:formula="of:=[.D103]" office:value-type="float" office:value="100" calcext:value-type="float">
            <text:p>100</text:p>
          </table:table-cell>
          <table:table-cell table:formula="of:=[.D104]*[.$E$2]" office:value-type="float" office:value="18000" calcext:value-type="float">
            <text:p>18000</text:p>
          </table:table-cell>
          <table:table-cell table:formula="of:=[.A104]*[.$E$2]*[.D104]" office:value-type="float" office:value="18000000" calcext:value-type="float">
            <text:p>18000000</text:p>
          </table:table-cell>
          <table:table-cell table:formula="of:=[.F104]+[.C104]" office:value-type="float" office:value="764080000" calcext:value-type="float">
            <text:p>764080000</text:p>
          </table:table-cell>
          <table:table-cell table:formula="of:=ROUNDDOWN(([.F104]+[.C104])/1000000000)" office:value-type="float" office:value="0" calcext:value-type="float">
            <text:p>0</text:p>
          </table:table-cell>
          <table:table-cell table:formula="of:=IF([.G104]&gt;=0;MOD([.G104];1000000000);-MOD(-[.G104];1000000000))" office:value-type="float" office:value="764080000" calcext:value-type="float">
            <text:p>764080000</text:p>
          </table:table-cell>
          <table:table-cell table:formula="of:=[.B104]+[.E104]+[.H104]" office:value-type="float" office:value="2764082" calcext:value-type="float">
            <text:p>2764082</text:p>
          </table:table-cell>
          <table:table-cell/>
          <table:table-cell table:formula="of:=[.D104]+[.L103]" office:value-type="float" office:value="15356" calcext:value-type="float">
            <text:p>15356</text:p>
          </table:table-cell>
          <table:table-cell table:formula="of:=[.$E$1]*[.L104]" office:value-type="float" office:value="2764080" calcext:value-type="float">
            <text:p>2764080</text:p>
          </table:table-cell>
          <table:table-cell table:formula="of:=[.J104]-[.M104]" office:value-type="float" office:value="2" calcext:value-type="float">
            <text:p>2</text:p>
          </table:table-cell>
          <table:table-cell table:formula="of:=[.N104]/[.M104]*1000000000" office:value-type="float" office:value="723.568058811612" calcext:value-type="float">
            <text:p>723.568058811612</text:p>
          </table:table-cell>
          <table:table-cell table:number-columns-repeated="1009"/>
        </table:table-row>
        <table:table-row table:style-name="ro1">
          <table:table-cell table:formula="of:=[.A104]" office:value-type="float" office:value="1000" calcext:value-type="float">
            <text:p>1000</text:p>
          </table:table-cell>
          <table:table-cell table:formula="of:=[.J104]" office:value-type="float" office:value="2764082" calcext:value-type="float">
            <text:p>2764082</text:p>
          </table:table-cell>
          <table:table-cell table:formula="of:=[.I104]" office:value-type="float" office:value="764080000" calcext:value-type="float">
            <text:p>764080000</text:p>
          </table:table-cell>
          <table:table-cell table:formula="of:=[.D104]" office:value-type="float" office:value="100" calcext:value-type="float">
            <text:p>100</text:p>
          </table:table-cell>
          <table:table-cell table:formula="of:=[.D105]*[.$E$2]" office:value-type="float" office:value="18000" calcext:value-type="float">
            <text:p>18000</text:p>
          </table:table-cell>
          <table:table-cell table:formula="of:=[.A105]*[.$E$2]*[.D105]" office:value-type="float" office:value="18000000" calcext:value-type="float">
            <text:p>18000000</text:p>
          </table:table-cell>
          <table:table-cell table:formula="of:=[.F105]+[.C105]" office:value-type="float" office:value="782080000" calcext:value-type="float">
            <text:p>782080000</text:p>
          </table:table-cell>
          <table:table-cell table:formula="of:=ROUNDDOWN(([.F105]+[.C105])/1000000000)" office:value-type="float" office:value="0" calcext:value-type="float">
            <text:p>0</text:p>
          </table:table-cell>
          <table:table-cell table:formula="of:=IF([.G105]&gt;=0;MOD([.G105];1000000000);-MOD(-[.G105];1000000000))" office:value-type="float" office:value="782080000" calcext:value-type="float">
            <text:p>782080000</text:p>
          </table:table-cell>
          <table:table-cell table:formula="of:=[.B105]+[.E105]+[.H105]" office:value-type="float" office:value="2782082" calcext:value-type="float">
            <text:p>2782082</text:p>
          </table:table-cell>
          <table:table-cell/>
          <table:table-cell table:formula="of:=[.D105]+[.L104]" office:value-type="float" office:value="15456" calcext:value-type="float">
            <text:p>15456</text:p>
          </table:table-cell>
          <table:table-cell table:formula="of:=[.$E$1]*[.L105]" office:value-type="float" office:value="2782080" calcext:value-type="float">
            <text:p>2782080</text:p>
          </table:table-cell>
          <table:table-cell table:formula="of:=[.J105]-[.M105]" office:value-type="float" office:value="2" calcext:value-type="float">
            <text:p>2</text:p>
          </table:table-cell>
          <table:table-cell table:formula="of:=[.N105]/[.M105]*1000000000" office:value-type="float" office:value="718.886588451806" calcext:value-type="float">
            <text:p>718.886588451806</text:p>
          </table:table-cell>
          <table:table-cell table:number-columns-repeated="1009"/>
        </table:table-row>
        <table:table-row table:style-name="ro1">
          <table:table-cell table:formula="of:=[.A105]" office:value-type="float" office:value="1000" calcext:value-type="float">
            <text:p>1000</text:p>
          </table:table-cell>
          <table:table-cell table:formula="of:=[.J105]" office:value-type="float" office:value="2782082" calcext:value-type="float">
            <text:p>2782082</text:p>
          </table:table-cell>
          <table:table-cell table:formula="of:=[.I105]" office:value-type="float" office:value="782080000" calcext:value-type="float">
            <text:p>782080000</text:p>
          </table:table-cell>
          <table:table-cell table:formula="of:=[.D105]" office:value-type="float" office:value="100" calcext:value-type="float">
            <text:p>100</text:p>
          </table:table-cell>
          <table:table-cell table:formula="of:=[.D106]*[.$E$2]" office:value-type="float" office:value="18000" calcext:value-type="float">
            <text:p>18000</text:p>
          </table:table-cell>
          <table:table-cell table:formula="of:=[.A106]*[.$E$2]*[.D106]" office:value-type="float" office:value="18000000" calcext:value-type="float">
            <text:p>18000000</text:p>
          </table:table-cell>
          <table:table-cell table:formula="of:=[.F106]+[.C106]" office:value-type="float" office:value="800080000" calcext:value-type="float">
            <text:p>800080000</text:p>
          </table:table-cell>
          <table:table-cell table:formula="of:=ROUNDDOWN(([.F106]+[.C106])/1000000000)" office:value-type="float" office:value="0" calcext:value-type="float">
            <text:p>0</text:p>
          </table:table-cell>
          <table:table-cell table:formula="of:=IF([.G106]&gt;=0;MOD([.G106];1000000000);-MOD(-[.G106];1000000000))" office:value-type="float" office:value="800080000" calcext:value-type="float">
            <text:p>800080000</text:p>
          </table:table-cell>
          <table:table-cell table:formula="of:=[.B106]+[.E106]+[.H106]" office:value-type="float" office:value="2800082" calcext:value-type="float">
            <text:p>2800082</text:p>
          </table:table-cell>
          <table:table-cell/>
          <table:table-cell table:formula="of:=[.D106]+[.L105]" office:value-type="float" office:value="15556" calcext:value-type="float">
            <text:p>15556</text:p>
          </table:table-cell>
          <table:table-cell table:formula="of:=[.$E$1]*[.L106]" office:value-type="float" office:value="2800080" calcext:value-type="float">
            <text:p>2800080</text:p>
          </table:table-cell>
          <table:table-cell table:formula="of:=[.J106]-[.M106]" office:value-type="float" office:value="2" calcext:value-type="float">
            <text:p>2</text:p>
          </table:table-cell>
          <table:table-cell table:formula="of:=[.N106]/[.M106]*1000000000" office:value-type="float" office:value="714.265306705523" calcext:value-type="float">
            <text:p>714.265306705523</text:p>
          </table:table-cell>
          <table:table-cell table:number-columns-repeated="1009"/>
        </table:table-row>
        <table:table-row table:style-name="ro1">
          <table:table-cell table:formula="of:=[.A106]" office:value-type="float" office:value="1000" calcext:value-type="float">
            <text:p>1000</text:p>
          </table:table-cell>
          <table:table-cell table:formula="of:=[.J106]" office:value-type="float" office:value="2800082" calcext:value-type="float">
            <text:p>2800082</text:p>
          </table:table-cell>
          <table:table-cell table:formula="of:=[.I106]" office:value-type="float" office:value="800080000" calcext:value-type="float">
            <text:p>800080000</text:p>
          </table:table-cell>
          <table:table-cell table:formula="of:=[.D106]" office:value-type="float" office:value="100" calcext:value-type="float">
            <text:p>100</text:p>
          </table:table-cell>
          <table:table-cell table:formula="of:=[.D107]*[.$E$2]" office:value-type="float" office:value="18000" calcext:value-type="float">
            <text:p>18000</text:p>
          </table:table-cell>
          <table:table-cell table:formula="of:=[.A107]*[.$E$2]*[.D107]" office:value-type="float" office:value="18000000" calcext:value-type="float">
            <text:p>18000000</text:p>
          </table:table-cell>
          <table:table-cell table:formula="of:=[.F107]+[.C107]" office:value-type="float" office:value="818080000" calcext:value-type="float">
            <text:p>818080000</text:p>
          </table:table-cell>
          <table:table-cell table:formula="of:=ROUNDDOWN(([.F107]+[.C107])/1000000000)" office:value-type="float" office:value="0" calcext:value-type="float">
            <text:p>0</text:p>
          </table:table-cell>
          <table:table-cell table:formula="of:=IF([.G107]&gt;=0;MOD([.G107];1000000000);-MOD(-[.G107];1000000000))" office:value-type="float" office:value="818080000" calcext:value-type="float">
            <text:p>818080000</text:p>
          </table:table-cell>
          <table:table-cell table:formula="of:=[.B107]+[.E107]+[.H107]" office:value-type="float" office:value="2818082" calcext:value-type="float">
            <text:p>2818082</text:p>
          </table:table-cell>
          <table:table-cell/>
          <table:table-cell table:formula="of:=[.D107]+[.L106]" office:value-type="float" office:value="15656" calcext:value-type="float">
            <text:p>15656</text:p>
          </table:table-cell>
          <table:table-cell table:formula="of:=[.$E$1]*[.L107]" office:value-type="float" office:value="2818080" calcext:value-type="float">
            <text:p>2818080</text:p>
          </table:table-cell>
          <table:table-cell table:formula="of:=[.J107]-[.M107]" office:value-type="float" office:value="2" calcext:value-type="float">
            <text:p>2</text:p>
          </table:table-cell>
          <table:table-cell table:formula="of:=[.N107]/[.M107]*1000000000" office:value-type="float" office:value="709.703060239596" calcext:value-type="float">
            <text:p>709.703060239596</text:p>
          </table:table-cell>
          <table:table-cell table:number-columns-repeated="1009"/>
        </table:table-row>
        <table:table-row table:style-name="ro1">
          <table:table-cell table:formula="of:=[.A107]" office:value-type="float" office:value="1000" calcext:value-type="float">
            <text:p>1000</text:p>
          </table:table-cell>
          <table:table-cell table:formula="of:=[.J107]" office:value-type="float" office:value="2818082" calcext:value-type="float">
            <text:p>2818082</text:p>
          </table:table-cell>
          <table:table-cell table:formula="of:=[.I107]" office:value-type="float" office:value="818080000" calcext:value-type="float">
            <text:p>818080000</text:p>
          </table:table-cell>
          <table:table-cell table:formula="of:=[.D107]" office:value-type="float" office:value="100" calcext:value-type="float">
            <text:p>100</text:p>
          </table:table-cell>
          <table:table-cell table:formula="of:=[.D108]*[.$E$2]" office:value-type="float" office:value="18000" calcext:value-type="float">
            <text:p>18000</text:p>
          </table:table-cell>
          <table:table-cell table:formula="of:=[.A108]*[.$E$2]*[.D108]" office:value-type="float" office:value="18000000" calcext:value-type="float">
            <text:p>18000000</text:p>
          </table:table-cell>
          <table:table-cell table:formula="of:=[.F108]+[.C108]" office:value-type="float" office:value="836080000" calcext:value-type="float">
            <text:p>836080000</text:p>
          </table:table-cell>
          <table:table-cell table:formula="of:=ROUNDDOWN(([.F108]+[.C108])/1000000000)" office:value-type="float" office:value="0" calcext:value-type="float">
            <text:p>0</text:p>
          </table:table-cell>
          <table:table-cell table:formula="of:=IF([.G108]&gt;=0;MOD([.G108];1000000000);-MOD(-[.G108];1000000000))" office:value-type="float" office:value="836080000" calcext:value-type="float">
            <text:p>836080000</text:p>
          </table:table-cell>
          <table:table-cell table:formula="of:=[.B108]+[.E108]+[.H108]" office:value-type="float" office:value="2836082" calcext:value-type="float">
            <text:p>2836082</text:p>
          </table:table-cell>
          <table:table-cell/>
          <table:table-cell table:formula="of:=[.D108]+[.L107]" office:value-type="float" office:value="15756" calcext:value-type="float">
            <text:p>15756</text:p>
          </table:table-cell>
          <table:table-cell table:formula="of:=[.$E$1]*[.L108]" office:value-type="float" office:value="2836080" calcext:value-type="float">
            <text:p>2836080</text:p>
          </table:table-cell>
          <table:table-cell table:formula="of:=[.J108]-[.M108]" office:value-type="float" office:value="2" calcext:value-type="float">
            <text:p>2</text:p>
          </table:table-cell>
          <table:table-cell table:formula="of:=[.N108]/[.M108]*1000000000" office:value-type="float" office:value="705.198725000705" calcext:value-type="float">
            <text:p>705.198725000705</text:p>
          </table:table-cell>
          <table:table-cell table:number-columns-repeated="1009"/>
        </table:table-row>
        <table:table-row table:style-name="ro1">
          <table:table-cell table:formula="of:=[.A108]" office:value-type="float" office:value="1000" calcext:value-type="float">
            <text:p>1000</text:p>
          </table:table-cell>
          <table:table-cell table:formula="of:=[.J108]" office:value-type="float" office:value="2836082" calcext:value-type="float">
            <text:p>2836082</text:p>
          </table:table-cell>
          <table:table-cell table:formula="of:=[.I108]" office:value-type="float" office:value="836080000" calcext:value-type="float">
            <text:p>836080000</text:p>
          </table:table-cell>
          <table:table-cell table:formula="of:=[.D108]" office:value-type="float" office:value="100" calcext:value-type="float">
            <text:p>100</text:p>
          </table:table-cell>
          <table:table-cell table:formula="of:=[.D109]*[.$E$2]" office:value-type="float" office:value="18000" calcext:value-type="float">
            <text:p>18000</text:p>
          </table:table-cell>
          <table:table-cell table:formula="of:=[.A109]*[.$E$2]*[.D109]" office:value-type="float" office:value="18000000" calcext:value-type="float">
            <text:p>18000000</text:p>
          </table:table-cell>
          <table:table-cell table:formula="of:=[.F109]+[.C109]" office:value-type="float" office:value="854080000" calcext:value-type="float">
            <text:p>854080000</text:p>
          </table:table-cell>
          <table:table-cell table:formula="of:=ROUNDDOWN(([.F109]+[.C109])/1000000000)" office:value-type="float" office:value="0" calcext:value-type="float">
            <text:p>0</text:p>
          </table:table-cell>
          <table:table-cell table:formula="of:=IF([.G109]&gt;=0;MOD([.G109];1000000000);-MOD(-[.G109];1000000000))" office:value-type="float" office:value="854080000" calcext:value-type="float">
            <text:p>854080000</text:p>
          </table:table-cell>
          <table:table-cell table:formula="of:=[.B109]+[.E109]+[.H109]" office:value-type="float" office:value="2854082" calcext:value-type="float">
            <text:p>2854082</text:p>
          </table:table-cell>
          <table:table-cell/>
          <table:table-cell table:formula="of:=[.D109]+[.L108]" office:value-type="float" office:value="15856" calcext:value-type="float">
            <text:p>15856</text:p>
          </table:table-cell>
          <table:table-cell table:formula="of:=[.$E$1]*[.L109]" office:value-type="float" office:value="2854080" calcext:value-type="float">
            <text:p>2854080</text:p>
          </table:table-cell>
          <table:table-cell table:formula="of:=[.J109]-[.M109]" office:value-type="float" office:value="2" calcext:value-type="float">
            <text:p>2</text:p>
          </table:table-cell>
          <table:table-cell table:formula="of:=[.N109]/[.M109]*1000000000" office:value-type="float" office:value="700.751205292073" calcext:value-type="float">
            <text:p>700.751205292073</text:p>
          </table:table-cell>
          <table:table-cell table:number-columns-repeated="1009"/>
        </table:table-row>
        <table:table-row table:style-name="ro1">
          <table:table-cell table:formula="of:=[.A109]" office:value-type="float" office:value="1000" calcext:value-type="float">
            <text:p>1000</text:p>
          </table:table-cell>
          <table:table-cell table:formula="of:=[.J109]" office:value-type="float" office:value="2854082" calcext:value-type="float">
            <text:p>2854082</text:p>
          </table:table-cell>
          <table:table-cell table:formula="of:=[.I109]" office:value-type="float" office:value="854080000" calcext:value-type="float">
            <text:p>854080000</text:p>
          </table:table-cell>
          <table:table-cell table:formula="of:=[.D109]" office:value-type="float" office:value="100" calcext:value-type="float">
            <text:p>100</text:p>
          </table:table-cell>
          <table:table-cell table:formula="of:=[.D110]*[.$E$2]" office:value-type="float" office:value="18000" calcext:value-type="float">
            <text:p>18000</text:p>
          </table:table-cell>
          <table:table-cell table:formula="of:=[.A110]*[.$E$2]*[.D110]" office:value-type="float" office:value="18000000" calcext:value-type="float">
            <text:p>18000000</text:p>
          </table:table-cell>
          <table:table-cell table:formula="of:=[.F110]+[.C110]" office:value-type="float" office:value="872080000" calcext:value-type="float">
            <text:p>872080000</text:p>
          </table:table-cell>
          <table:table-cell table:formula="of:=ROUNDDOWN(([.F110]+[.C110])/1000000000)" office:value-type="float" office:value="0" calcext:value-type="float">
            <text:p>0</text:p>
          </table:table-cell>
          <table:table-cell table:formula="of:=IF([.G110]&gt;=0;MOD([.G110];1000000000);-MOD(-[.G110];1000000000))" office:value-type="float" office:value="872080000" calcext:value-type="float">
            <text:p>872080000</text:p>
          </table:table-cell>
          <table:table-cell table:formula="of:=[.B110]+[.E110]+[.H110]" office:value-type="float" office:value="2872082" calcext:value-type="float">
            <text:p>2872082</text:p>
          </table:table-cell>
          <table:table-cell/>
          <table:table-cell table:formula="of:=[.D110]+[.L109]" office:value-type="float" office:value="15956" calcext:value-type="float">
            <text:p>15956</text:p>
          </table:table-cell>
          <table:table-cell table:formula="of:=[.$E$1]*[.L110]" office:value-type="float" office:value="2872080" calcext:value-type="float">
            <text:p>2872080</text:p>
          </table:table-cell>
          <table:table-cell table:formula="of:=[.J110]-[.M110]" office:value-type="float" office:value="2" calcext:value-type="float">
            <text:p>2</text:p>
          </table:table-cell>
          <table:table-cell table:formula="of:=[.N110]/[.M110]*1000000000" office:value-type="float" office:value="696.359432884878" calcext:value-type="float">
            <text:p>696.359432884878</text:p>
          </table:table-cell>
          <table:table-cell table:number-columns-repeated="1009"/>
        </table:table-row>
        <table:table-row table:style-name="ro1">
          <table:table-cell table:formula="of:=[.A110]" office:value-type="float" office:value="1000" calcext:value-type="float">
            <text:p>1000</text:p>
          </table:table-cell>
          <table:table-cell table:formula="of:=[.J110]" office:value-type="float" office:value="2872082" calcext:value-type="float">
            <text:p>2872082</text:p>
          </table:table-cell>
          <table:table-cell table:formula="of:=[.I110]" office:value-type="float" office:value="872080000" calcext:value-type="float">
            <text:p>872080000</text:p>
          </table:table-cell>
          <table:table-cell table:formula="of:=[.D110]" office:value-type="float" office:value="100" calcext:value-type="float">
            <text:p>100</text:p>
          </table:table-cell>
          <table:table-cell table:formula="of:=[.D111]*[.$E$2]" office:value-type="float" office:value="18000" calcext:value-type="float">
            <text:p>18000</text:p>
          </table:table-cell>
          <table:table-cell table:formula="of:=[.A111]*[.$E$2]*[.D111]" office:value-type="float" office:value="18000000" calcext:value-type="float">
            <text:p>18000000</text:p>
          </table:table-cell>
          <table:table-cell table:formula="of:=[.F111]+[.C111]" office:value-type="float" office:value="890080000" calcext:value-type="float">
            <text:p>890080000</text:p>
          </table:table-cell>
          <table:table-cell table:formula="of:=ROUNDDOWN(([.F111]+[.C111])/1000000000)" office:value-type="float" office:value="0" calcext:value-type="float">
            <text:p>0</text:p>
          </table:table-cell>
          <table:table-cell table:formula="of:=IF([.G111]&gt;=0;MOD([.G111];1000000000);-MOD(-[.G111];1000000000))" office:value-type="float" office:value="890080000" calcext:value-type="float">
            <text:p>890080000</text:p>
          </table:table-cell>
          <table:table-cell table:formula="of:=[.B111]+[.E111]+[.H111]" office:value-type="float" office:value="2890082" calcext:value-type="float">
            <text:p>2890082</text:p>
          </table:table-cell>
          <table:table-cell/>
          <table:table-cell table:formula="of:=[.D111]+[.L110]" office:value-type="float" office:value="16056" calcext:value-type="float">
            <text:p>16056</text:p>
          </table:table-cell>
          <table:table-cell table:formula="of:=[.$E$1]*[.L111]" office:value-type="float" office:value="2890080" calcext:value-type="float">
            <text:p>2890080</text:p>
          </table:table-cell>
          <table:table-cell table:formula="of:=[.J111]-[.M111]" office:value-type="float" office:value="2" calcext:value-type="float">
            <text:p>2</text:p>
          </table:table-cell>
          <table:table-cell table:formula="of:=[.N111]/[.M111]*1000000000" office:value-type="float" office:value="692.022366162874" calcext:value-type="float">
            <text:p>692.022366162874</text:p>
          </table:table-cell>
          <table:table-cell table:number-columns-repeated="1009"/>
        </table:table-row>
        <table:table-row table:style-name="ro1">
          <table:table-cell table:formula="of:=[.A111]" office:value-type="float" office:value="1000" calcext:value-type="float">
            <text:p>1000</text:p>
          </table:table-cell>
          <table:table-cell table:formula="of:=[.J111]" office:value-type="float" office:value="2890082" calcext:value-type="float">
            <text:p>2890082</text:p>
          </table:table-cell>
          <table:table-cell table:formula="of:=[.I111]" office:value-type="float" office:value="890080000" calcext:value-type="float">
            <text:p>890080000</text:p>
          </table:table-cell>
          <table:table-cell table:formula="of:=[.D111]" office:value-type="float" office:value="100" calcext:value-type="float">
            <text:p>100</text:p>
          </table:table-cell>
          <table:table-cell table:formula="of:=[.D112]*[.$E$2]" office:value-type="float" office:value="18000" calcext:value-type="float">
            <text:p>18000</text:p>
          </table:table-cell>
          <table:table-cell table:formula="of:=[.A112]*[.$E$2]*[.D112]" office:value-type="float" office:value="18000000" calcext:value-type="float">
            <text:p>18000000</text:p>
          </table:table-cell>
          <table:table-cell table:formula="of:=[.F112]+[.C112]" office:value-type="float" office:value="908080000" calcext:value-type="float">
            <text:p>908080000</text:p>
          </table:table-cell>
          <table:table-cell table:formula="of:=ROUNDDOWN(([.F112]+[.C112])/1000000000)" office:value-type="float" office:value="0" calcext:value-type="float">
            <text:p>0</text:p>
          </table:table-cell>
          <table:table-cell table:formula="of:=IF([.G112]&gt;=0;MOD([.G112];1000000000);-MOD(-[.G112];1000000000))" office:value-type="float" office:value="908080000" calcext:value-type="float">
            <text:p>908080000</text:p>
          </table:table-cell>
          <table:table-cell table:formula="of:=[.B112]+[.E112]+[.H112]" office:value-type="float" office:value="2908082" calcext:value-type="float">
            <text:p>2908082</text:p>
          </table:table-cell>
          <table:table-cell/>
          <table:table-cell table:formula="of:=[.D112]+[.L111]" office:value-type="float" office:value="16156" calcext:value-type="float">
            <text:p>16156</text:p>
          </table:table-cell>
          <table:table-cell table:formula="of:=[.$E$1]*[.L112]" office:value-type="float" office:value="2908080" calcext:value-type="float">
            <text:p>2908080</text:p>
          </table:table-cell>
          <table:table-cell table:formula="of:=[.J112]-[.M112]" office:value-type="float" office:value="2" calcext:value-type="float">
            <text:p>2</text:p>
          </table:table-cell>
          <table:table-cell table:formula="of:=[.N112]/[.M112]*1000000000" office:value-type="float" office:value="687.738989298781" calcext:value-type="float">
            <text:p>687.738989298781</text:p>
          </table:table-cell>
          <table:table-cell table:number-columns-repeated="1009"/>
        </table:table-row>
        <table:table-row table:style-name="ro1">
          <table:table-cell table:formula="of:=[.A112]" office:value-type="float" office:value="1000" calcext:value-type="float">
            <text:p>1000</text:p>
          </table:table-cell>
          <table:table-cell table:formula="of:=[.J112]" office:value-type="float" office:value="2908082" calcext:value-type="float">
            <text:p>2908082</text:p>
          </table:table-cell>
          <table:table-cell table:formula="of:=[.I112]" office:value-type="float" office:value="908080000" calcext:value-type="float">
            <text:p>908080000</text:p>
          </table:table-cell>
          <table:table-cell table:formula="of:=[.D112]" office:value-type="float" office:value="100" calcext:value-type="float">
            <text:p>100</text:p>
          </table:table-cell>
          <table:table-cell table:formula="of:=[.D113]*[.$E$2]" office:value-type="float" office:value="18000" calcext:value-type="float">
            <text:p>18000</text:p>
          </table:table-cell>
          <table:table-cell table:formula="of:=[.A113]*[.$E$2]*[.D113]" office:value-type="float" office:value="18000000" calcext:value-type="float">
            <text:p>18000000</text:p>
          </table:table-cell>
          <table:table-cell table:formula="of:=[.F113]+[.C113]" office:value-type="float" office:value="926080000" calcext:value-type="float">
            <text:p>926080000</text:p>
          </table:table-cell>
          <table:table-cell table:formula="of:=ROUNDDOWN(([.F113]+[.C113])/1000000000)" office:value-type="float" office:value="0" calcext:value-type="float">
            <text:p>0</text:p>
          </table:table-cell>
          <table:table-cell table:formula="of:=IF([.G113]&gt;=0;MOD([.G113];1000000000);-MOD(-[.G113];1000000000))" office:value-type="float" office:value="926080000" calcext:value-type="float">
            <text:p>926080000</text:p>
          </table:table-cell>
          <table:table-cell table:formula="of:=[.B113]+[.E113]+[.H113]" office:value-type="float" office:value="2926082" calcext:value-type="float">
            <text:p>2926082</text:p>
          </table:table-cell>
          <table:table-cell/>
          <table:table-cell table:formula="of:=[.D113]+[.L112]" office:value-type="float" office:value="16256" calcext:value-type="float">
            <text:p>16256</text:p>
          </table:table-cell>
          <table:table-cell table:formula="of:=[.$E$1]*[.L113]" office:value-type="float" office:value="2926080" calcext:value-type="float">
            <text:p>2926080</text:p>
          </table:table-cell>
          <table:table-cell table:formula="of:=[.J113]-[.M113]" office:value-type="float" office:value="2" calcext:value-type="float">
            <text:p>2</text:p>
          </table:table-cell>
          <table:table-cell table:formula="of:=[.N113]/[.M113]*1000000000" office:value-type="float" office:value="683.508311461067" calcext:value-type="float">
            <text:p>683.508311461067</text:p>
          </table:table-cell>
          <table:table-cell table:number-columns-repeated="1009"/>
        </table:table-row>
        <table:table-row table:style-name="ro1">
          <table:table-cell table:formula="of:=[.A113]" office:value-type="float" office:value="1000" calcext:value-type="float">
            <text:p>1000</text:p>
          </table:table-cell>
          <table:table-cell table:formula="of:=[.J113]" office:value-type="float" office:value="2926082" calcext:value-type="float">
            <text:p>2926082</text:p>
          </table:table-cell>
          <table:table-cell table:formula="of:=[.I113]" office:value-type="float" office:value="926080000" calcext:value-type="float">
            <text:p>926080000</text:p>
          </table:table-cell>
          <table:table-cell table:formula="of:=[.D113]" office:value-type="float" office:value="100" calcext:value-type="float">
            <text:p>100</text:p>
          </table:table-cell>
          <table:table-cell table:formula="of:=[.D114]*[.$E$2]" office:value-type="float" office:value="18000" calcext:value-type="float">
            <text:p>18000</text:p>
          </table:table-cell>
          <table:table-cell table:formula="of:=[.A114]*[.$E$2]*[.D114]" office:value-type="float" office:value="18000000" calcext:value-type="float">
            <text:p>18000000</text:p>
          </table:table-cell>
          <table:table-cell table:formula="of:=[.F114]+[.C114]" office:value-type="float" office:value="944080000" calcext:value-type="float">
            <text:p>944080000</text:p>
          </table:table-cell>
          <table:table-cell table:formula="of:=ROUNDDOWN(([.F114]+[.C114])/1000000000)" office:value-type="float" office:value="0" calcext:value-type="float">
            <text:p>0</text:p>
          </table:table-cell>
          <table:table-cell table:formula="of:=IF([.G114]&gt;=0;MOD([.G114];1000000000);-MOD(-[.G114];1000000000))" office:value-type="float" office:value="944080000" calcext:value-type="float">
            <text:p>944080000</text:p>
          </table:table-cell>
          <table:table-cell table:formula="of:=[.B114]+[.E114]+[.H114]" office:value-type="float" office:value="2944082" calcext:value-type="float">
            <text:p>2944082</text:p>
          </table:table-cell>
          <table:table-cell/>
          <table:table-cell table:formula="of:=[.D114]+[.L113]" office:value-type="float" office:value="16356" calcext:value-type="float">
            <text:p>16356</text:p>
          </table:table-cell>
          <table:table-cell table:formula="of:=[.$E$1]*[.L114]" office:value-type="float" office:value="2944080" calcext:value-type="float">
            <text:p>2944080</text:p>
          </table:table-cell>
          <table:table-cell table:formula="of:=[.J114]-[.M114]" office:value-type="float" office:value="2" calcext:value-type="float">
            <text:p>2</text:p>
          </table:table-cell>
          <table:table-cell table:formula="of:=[.N114]/[.M114]*1000000000" office:value-type="float" office:value="679.329366049836" calcext:value-type="float">
            <text:p>679.329366049836</text:p>
          </table:table-cell>
          <table:table-cell table:number-columns-repeated="1009"/>
        </table:table-row>
        <table:table-row table:style-name="ro1">
          <table:table-cell table:formula="of:=[.A114]" office:value-type="float" office:value="1000" calcext:value-type="float">
            <text:p>1000</text:p>
          </table:table-cell>
          <table:table-cell table:formula="of:=[.J114]" office:value-type="float" office:value="2944082" calcext:value-type="float">
            <text:p>2944082</text:p>
          </table:table-cell>
          <table:table-cell table:formula="of:=[.I114]" office:value-type="float" office:value="944080000" calcext:value-type="float">
            <text:p>944080000</text:p>
          </table:table-cell>
          <table:table-cell table:formula="of:=[.D114]" office:value-type="float" office:value="100" calcext:value-type="float">
            <text:p>100</text:p>
          </table:table-cell>
          <table:table-cell table:formula="of:=[.D115]*[.$E$2]" office:value-type="float" office:value="18000" calcext:value-type="float">
            <text:p>18000</text:p>
          </table:table-cell>
          <table:table-cell table:formula="of:=[.A115]*[.$E$2]*[.D115]" office:value-type="float" office:value="18000000" calcext:value-type="float">
            <text:p>18000000</text:p>
          </table:table-cell>
          <table:table-cell table:formula="of:=[.F115]+[.C115]" office:value-type="float" office:value="962080000" calcext:value-type="float">
            <text:p>962080000</text:p>
          </table:table-cell>
          <table:table-cell table:formula="of:=ROUNDDOWN(([.F115]+[.C115])/1000000000)" office:value-type="float" office:value="0" calcext:value-type="float">
            <text:p>0</text:p>
          </table:table-cell>
          <table:table-cell table:formula="of:=IF([.G115]&gt;=0;MOD([.G115];1000000000);-MOD(-[.G115];1000000000))" office:value-type="float" office:value="962080000" calcext:value-type="float">
            <text:p>962080000</text:p>
          </table:table-cell>
          <table:table-cell table:formula="of:=[.B115]+[.E115]+[.H115]" office:value-type="float" office:value="2962082" calcext:value-type="float">
            <text:p>2962082</text:p>
          </table:table-cell>
          <table:table-cell/>
          <table:table-cell table:formula="of:=[.D115]+[.L114]" office:value-type="float" office:value="16456" calcext:value-type="float">
            <text:p>16456</text:p>
          </table:table-cell>
          <table:table-cell table:formula="of:=[.$E$1]*[.L115]" office:value-type="float" office:value="2962080" calcext:value-type="float">
            <text:p>2962080</text:p>
          </table:table-cell>
          <table:table-cell table:formula="of:=[.J115]-[.M115]" office:value-type="float" office:value="2" calcext:value-type="float">
            <text:p>2</text:p>
          </table:table-cell>
          <table:table-cell table:formula="of:=[.N115]/[.M115]*1000000000" office:value-type="float" office:value="675.201209960568" calcext:value-type="float">
            <text:p>675.201209960568</text:p>
          </table:table-cell>
          <table:table-cell table:number-columns-repeated="1009"/>
        </table:table-row>
        <table:table-row table:style-name="ro1">
          <table:table-cell table:formula="of:=[.A115]" office:value-type="float" office:value="1000" calcext:value-type="float">
            <text:p>1000</text:p>
          </table:table-cell>
          <table:table-cell table:formula="of:=[.J115]" office:value-type="float" office:value="2962082" calcext:value-type="float">
            <text:p>2962082</text:p>
          </table:table-cell>
          <table:table-cell table:formula="of:=[.I115]" office:value-type="float" office:value="962080000" calcext:value-type="float">
            <text:p>962080000</text:p>
          </table:table-cell>
          <table:table-cell table:formula="of:=[.D115]" office:value-type="float" office:value="100" calcext:value-type="float">
            <text:p>100</text:p>
          </table:table-cell>
          <table:table-cell table:formula="of:=[.D116]*[.$E$2]" office:value-type="float" office:value="18000" calcext:value-type="float">
            <text:p>18000</text:p>
          </table:table-cell>
          <table:table-cell table:formula="of:=[.A116]*[.$E$2]*[.D116]" office:value-type="float" office:value="18000000" calcext:value-type="float">
            <text:p>18000000</text:p>
          </table:table-cell>
          <table:table-cell table:formula="of:=[.F116]+[.C116]" office:value-type="float" office:value="980080000" calcext:value-type="float">
            <text:p>980080000</text:p>
          </table:table-cell>
          <table:table-cell table:formula="of:=ROUNDDOWN(([.F116]+[.C116])/1000000000)" office:value-type="float" office:value="0" calcext:value-type="float">
            <text:p>0</text:p>
          </table:table-cell>
          <table:table-cell table:formula="of:=IF([.G116]&gt;=0;MOD([.G116];1000000000);-MOD(-[.G116];1000000000))" office:value-type="float" office:value="980080000" calcext:value-type="float">
            <text:p>980080000</text:p>
          </table:table-cell>
          <table:table-cell table:formula="of:=[.B116]+[.E116]+[.H116]" office:value-type="float" office:value="2980082" calcext:value-type="float">
            <text:p>2980082</text:p>
          </table:table-cell>
          <table:table-cell/>
          <table:table-cell table:formula="of:=[.D116]+[.L115]" office:value-type="float" office:value="16556" calcext:value-type="float">
            <text:p>16556</text:p>
          </table:table-cell>
          <table:table-cell table:formula="of:=[.$E$1]*[.L116]" office:value-type="float" office:value="2980080" calcext:value-type="float">
            <text:p>2980080</text:p>
          </table:table-cell>
          <table:table-cell table:formula="of:=[.J116]-[.M116]" office:value-type="float" office:value="2" calcext:value-type="float">
            <text:p>2</text:p>
          </table:table-cell>
          <table:table-cell table:formula="of:=[.N116]/[.M116]*1000000000" office:value-type="float" office:value="671.122922874554" calcext:value-type="float">
            <text:p>671.122922874554</text:p>
          </table:table-cell>
          <table:table-cell table:number-columns-repeated="1009"/>
        </table:table-row>
        <table:table-row table:style-name="ro1">
          <table:table-cell table:formula="of:=[.A116]" office:value-type="float" office:value="1000" calcext:value-type="float">
            <text:p>1000</text:p>
          </table:table-cell>
          <table:table-cell table:formula="of:=[.J116]" office:value-type="float" office:value="2980082" calcext:value-type="float">
            <text:p>2980082</text:p>
          </table:table-cell>
          <table:table-cell table:formula="of:=[.I116]" office:value-type="float" office:value="980080000" calcext:value-type="float">
            <text:p>980080000</text:p>
          </table:table-cell>
          <table:table-cell table:formula="of:=[.D116]" office:value-type="float" office:value="100" calcext:value-type="float">
            <text:p>100</text:p>
          </table:table-cell>
          <table:table-cell table:formula="of:=[.D117]*[.$E$2]" office:value-type="float" office:value="18000" calcext:value-type="float">
            <text:p>18000</text:p>
          </table:table-cell>
          <table:table-cell table:formula="of:=[.A117]*[.$E$2]*[.D117]" office:value-type="float" office:value="18000000" calcext:value-type="float">
            <text:p>18000000</text:p>
          </table:table-cell>
          <table:table-cell table:formula="of:=[.F117]+[.C117]" office:value-type="float" office:value="998080000" calcext:value-type="float">
            <text:p>998080000</text:p>
          </table:table-cell>
          <table:table-cell table:formula="of:=ROUNDDOWN(([.F117]+[.C117])/1000000000)" office:value-type="float" office:value="0" calcext:value-type="float">
            <text:p>0</text:p>
          </table:table-cell>
          <table:table-cell table:formula="of:=IF([.G117]&gt;=0;MOD([.G117];1000000000);-MOD(-[.G117];1000000000))" office:value-type="float" office:value="998080000" calcext:value-type="float">
            <text:p>998080000</text:p>
          </table:table-cell>
          <table:table-cell table:formula="of:=[.B117]+[.E117]+[.H117]" office:value-type="float" office:value="2998082" calcext:value-type="float">
            <text:p>2998082</text:p>
          </table:table-cell>
          <table:table-cell/>
          <table:table-cell table:formula="of:=[.D117]+[.L116]" office:value-type="float" office:value="16656" calcext:value-type="float">
            <text:p>16656</text:p>
          </table:table-cell>
          <table:table-cell table:formula="of:=[.$E$1]*[.L117]" office:value-type="float" office:value="2998080" calcext:value-type="float">
            <text:p>2998080</text:p>
          </table:table-cell>
          <table:table-cell table:formula="of:=[.J117]-[.M117]" office:value-type="float" office:value="2" calcext:value-type="float">
            <text:p>2</text:p>
          </table:table-cell>
          <table:table-cell table:formula="of:=[.N117]/[.M117]*1000000000" office:value-type="float" office:value="667.093606574875" calcext:value-type="float">
            <text:p>667.093606574875</text:p>
          </table:table-cell>
          <table:table-cell table:number-columns-repeated="1009"/>
        </table:table-row>
        <table:table-row table:style-name="ro1">
          <table:table-cell table:formula="of:=[.A117]" office:value-type="float" office:value="1000" calcext:value-type="float">
            <text:p>1000</text:p>
          </table:table-cell>
          <table:table-cell table:formula="of:=[.J117]" office:value-type="float" office:value="2998082" calcext:value-type="float">
            <text:p>2998082</text:p>
          </table:table-cell>
          <table:table-cell table:formula="of:=[.I117]" office:value-type="float" office:value="998080000" calcext:value-type="float">
            <text:p>998080000</text:p>
          </table:table-cell>
          <table:table-cell table:formula="of:=[.D117]" office:value-type="float" office:value="100" calcext:value-type="float">
            <text:p>100</text:p>
          </table:table-cell>
          <table:table-cell table:formula="of:=[.D118]*[.$E$2]" office:value-type="float" office:value="18000" calcext:value-type="float">
            <text:p>18000</text:p>
          </table:table-cell>
          <table:table-cell table:formula="of:=[.A118]*[.$E$2]*[.D118]" office:value-type="float" office:value="18000000" calcext:value-type="float">
            <text:p>18000000</text:p>
          </table:table-cell>
          <table:table-cell table:formula="of:=[.F118]+[.C118]" office:value-type="float" office:value="1016080000" calcext:value-type="float">
            <text:p>1016080000</text:p>
          </table:table-cell>
          <table:table-cell table:formula="of:=ROUNDDOWN(([.F118]+[.C118])/1000000000)" office:value-type="float" office:value="1" calcext:value-type="float">
            <text:p>1</text:p>
          </table:table-cell>
          <table:table-cell table:formula="of:=IF([.G118]&gt;=0;MOD([.G118];1000000000);-MOD(-[.G118];1000000000))" office:value-type="float" office:value="16080000" calcext:value-type="float">
            <text:p>16080000</text:p>
          </table:table-cell>
          <table:table-cell table:formula="of:=[.B118]+[.E118]+[.H118]" office:value-type="float" office:value="3016083" calcext:value-type="float">
            <text:p>3016083</text:p>
          </table:table-cell>
          <table:table-cell/>
          <table:table-cell table:formula="of:=[.D118]+[.L117]" office:value-type="float" office:value="16756" calcext:value-type="float">
            <text:p>16756</text:p>
          </table:table-cell>
          <table:table-cell table:formula="of:=[.$E$1]*[.L118]" office:value-type="float" office:value="3016080" calcext:value-type="float">
            <text:p>3016080</text:p>
          </table:table-cell>
          <table:table-cell table:formula="of:=[.J118]-[.M118]" office:value-type="float" office:value="3" calcext:value-type="float">
            <text:p>3</text:p>
          </table:table-cell>
          <table:table-cell table:formula="of:=[.N118]/[.M118]*1000000000" office:value-type="float" office:value="994.668576430333" calcext:value-type="float">
            <text:p>994.668576430333</text:p>
          </table:table-cell>
          <table:table-cell table:number-columns-repeated="1009"/>
        </table:table-row>
        <table:table-row table:style-name="ro1">
          <table:table-cell table:formula="of:=[.A118]" office:value-type="float" office:value="1000" calcext:value-type="float">
            <text:p>1000</text:p>
          </table:table-cell>
          <table:table-cell table:formula="of:=[.J118]" office:value-type="float" office:value="3016083" calcext:value-type="float">
            <text:p>3016083</text:p>
          </table:table-cell>
          <table:table-cell table:formula="of:=[.I118]" office:value-type="float" office:value="16080000" calcext:value-type="float">
            <text:p>16080000</text:p>
          </table:table-cell>
          <table:table-cell table:formula="of:=[.D118]" office:value-type="float" office:value="100" calcext:value-type="float">
            <text:p>100</text:p>
          </table:table-cell>
          <table:table-cell table:formula="of:=[.D119]*[.$E$2]" office:value-type="float" office:value="18000" calcext:value-type="float">
            <text:p>18000</text:p>
          </table:table-cell>
          <table:table-cell table:formula="of:=[.A119]*[.$E$2]*[.D119]" office:value-type="float" office:value="18000000" calcext:value-type="float">
            <text:p>18000000</text:p>
          </table:table-cell>
          <table:table-cell table:formula="of:=[.F119]+[.C119]" office:value-type="float" office:value="34080000" calcext:value-type="float">
            <text:p>34080000</text:p>
          </table:table-cell>
          <table:table-cell table:formula="of:=ROUNDDOWN(([.F119]+[.C119])/1000000000)" office:value-type="float" office:value="0" calcext:value-type="float">
            <text:p>0</text:p>
          </table:table-cell>
          <table:table-cell table:formula="of:=IF([.G119]&gt;=0;MOD([.G119];1000000000);-MOD(-[.G119];1000000000))" office:value-type="float" office:value="34080000" calcext:value-type="float">
            <text:p>34080000</text:p>
          </table:table-cell>
          <table:table-cell table:formula="of:=[.B119]+[.E119]+[.H119]" office:value-type="float" office:value="3034083" calcext:value-type="float">
            <text:p>3034083</text:p>
          </table:table-cell>
          <table:table-cell/>
          <table:table-cell table:formula="of:=[.D119]+[.L118]" office:value-type="float" office:value="16856" calcext:value-type="float">
            <text:p>16856</text:p>
          </table:table-cell>
          <table:table-cell table:formula="of:=[.$E$1]*[.L119]" office:value-type="float" office:value="3034080" calcext:value-type="float">
            <text:p>3034080</text:p>
          </table:table-cell>
          <table:table-cell table:formula="of:=[.J119]-[.M119]" office:value-type="float" office:value="3" calcext:value-type="float">
            <text:p>3</text:p>
          </table:table-cell>
          <table:table-cell table:formula="of:=[.N119]/[.M119]*1000000000" office:value-type="float" office:value="988.767600063281" calcext:value-type="float">
            <text:p>988.767600063281</text:p>
          </table:table-cell>
          <table:table-cell table:number-columns-repeated="1009"/>
        </table:table-row>
        <table:table-row table:style-name="ro1">
          <table:table-cell table:formula="of:=[.A119]" office:value-type="float" office:value="1000" calcext:value-type="float">
            <text:p>1000</text:p>
          </table:table-cell>
          <table:table-cell table:formula="of:=[.J119]" office:value-type="float" office:value="3034083" calcext:value-type="float">
            <text:p>3034083</text:p>
          </table:table-cell>
          <table:table-cell table:formula="of:=[.I119]" office:value-type="float" office:value="34080000" calcext:value-type="float">
            <text:p>34080000</text:p>
          </table:table-cell>
          <table:table-cell table:formula="of:=[.D119]" office:value-type="float" office:value="100" calcext:value-type="float">
            <text:p>100</text:p>
          </table:table-cell>
          <table:table-cell table:formula="of:=[.D120]*[.$E$2]" office:value-type="float" office:value="18000" calcext:value-type="float">
            <text:p>18000</text:p>
          </table:table-cell>
          <table:table-cell table:formula="of:=[.A120]*[.$E$2]*[.D120]" office:value-type="float" office:value="18000000" calcext:value-type="float">
            <text:p>18000000</text:p>
          </table:table-cell>
          <table:table-cell table:formula="of:=[.F120]+[.C120]" office:value-type="float" office:value="52080000" calcext:value-type="float">
            <text:p>52080000</text:p>
          </table:table-cell>
          <table:table-cell table:formula="of:=ROUNDDOWN(([.F120]+[.C120])/1000000000)" office:value-type="float" office:value="0" calcext:value-type="float">
            <text:p>0</text:p>
          </table:table-cell>
          <table:table-cell table:formula="of:=IF([.G120]&gt;=0;MOD([.G120];1000000000);-MOD(-[.G120];1000000000))" office:value-type="float" office:value="52080000" calcext:value-type="float">
            <text:p>52080000</text:p>
          </table:table-cell>
          <table:table-cell table:formula="of:=[.B120]+[.E120]+[.H120]" office:value-type="float" office:value="3052083" calcext:value-type="float">
            <text:p>3052083</text:p>
          </table:table-cell>
          <table:table-cell/>
          <table:table-cell table:formula="of:=[.D120]+[.L119]" office:value-type="float" office:value="16956" calcext:value-type="float">
            <text:p>16956</text:p>
          </table:table-cell>
          <table:table-cell table:formula="of:=[.$E$1]*[.L120]" office:value-type="float" office:value="3052080" calcext:value-type="float">
            <text:p>3052080</text:p>
          </table:table-cell>
          <table:table-cell table:formula="of:=[.J120]-[.M120]" office:value-type="float" office:value="3" calcext:value-type="float">
            <text:p>3</text:p>
          </table:table-cell>
          <table:table-cell table:formula="of:=[.N120]/[.M120]*1000000000" office:value-type="float" office:value="982.936227097586" calcext:value-type="float">
            <text:p>982.936227097586</text:p>
          </table:table-cell>
          <table:table-cell table:number-columns-repeated="1009"/>
        </table:table-row>
        <table:table-row table:style-name="ro1">
          <table:table-cell table:formula="of:=[.A120]" office:value-type="float" office:value="1000" calcext:value-type="float">
            <text:p>1000</text:p>
          </table:table-cell>
          <table:table-cell table:formula="of:=[.J120]" office:value-type="float" office:value="3052083" calcext:value-type="float">
            <text:p>3052083</text:p>
          </table:table-cell>
          <table:table-cell table:formula="of:=[.I120]" office:value-type="float" office:value="52080000" calcext:value-type="float">
            <text:p>52080000</text:p>
          </table:table-cell>
          <table:table-cell table:formula="of:=[.D120]" office:value-type="float" office:value="100" calcext:value-type="float">
            <text:p>100</text:p>
          </table:table-cell>
          <table:table-cell table:formula="of:=[.D121]*[.$E$2]" office:value-type="float" office:value="18000" calcext:value-type="float">
            <text:p>18000</text:p>
          </table:table-cell>
          <table:table-cell table:formula="of:=[.A121]*[.$E$2]*[.D121]" office:value-type="float" office:value="18000000" calcext:value-type="float">
            <text:p>18000000</text:p>
          </table:table-cell>
          <table:table-cell table:formula="of:=[.F121]+[.C121]" office:value-type="float" office:value="70080000" calcext:value-type="float">
            <text:p>70080000</text:p>
          </table:table-cell>
          <table:table-cell table:formula="of:=ROUNDDOWN(([.F121]+[.C121])/1000000000)" office:value-type="float" office:value="0" calcext:value-type="float">
            <text:p>0</text:p>
          </table:table-cell>
          <table:table-cell table:formula="of:=IF([.G121]&gt;=0;MOD([.G121];1000000000);-MOD(-[.G121];1000000000))" office:value-type="float" office:value="70080000" calcext:value-type="float">
            <text:p>70080000</text:p>
          </table:table-cell>
          <table:table-cell table:formula="of:=[.B121]+[.E121]+[.H121]" office:value-type="float" office:value="3070083" calcext:value-type="float">
            <text:p>3070083</text:p>
          </table:table-cell>
          <table:table-cell/>
          <table:table-cell table:formula="of:=[.D121]+[.L120]" office:value-type="float" office:value="17056" calcext:value-type="float">
            <text:p>17056</text:p>
          </table:table-cell>
          <table:table-cell table:formula="of:=[.$E$1]*[.L121]" office:value-type="float" office:value="3070080" calcext:value-type="float">
            <text:p>3070080</text:p>
          </table:table-cell>
          <table:table-cell table:formula="of:=[.J121]-[.M121]" office:value-type="float" office:value="3" calcext:value-type="float">
            <text:p>3</text:p>
          </table:table-cell>
          <table:table-cell table:formula="of:=[.N121]/[.M121]*1000000000" office:value-type="float" office:value="977.173233270794" calcext:value-type="float">
            <text:p>977.173233270794</text:p>
          </table:table-cell>
          <table:table-cell table:number-columns-repeated="1009"/>
        </table:table-row>
        <table:table-row table:style-name="ro1">
          <table:table-cell table:formula="of:=[.A121]" office:value-type="float" office:value="1000" calcext:value-type="float">
            <text:p>1000</text:p>
          </table:table-cell>
          <table:table-cell table:formula="of:=[.J121]" office:value-type="float" office:value="3070083" calcext:value-type="float">
            <text:p>3070083</text:p>
          </table:table-cell>
          <table:table-cell table:formula="of:=[.I121]" office:value-type="float" office:value="70080000" calcext:value-type="float">
            <text:p>70080000</text:p>
          </table:table-cell>
          <table:table-cell table:formula="of:=[.D121]" office:value-type="float" office:value="100" calcext:value-type="float">
            <text:p>100</text:p>
          </table:table-cell>
          <table:table-cell table:formula="of:=[.D122]*[.$E$2]" office:value-type="float" office:value="18000" calcext:value-type="float">
            <text:p>18000</text:p>
          </table:table-cell>
          <table:table-cell table:formula="of:=[.A122]*[.$E$2]*[.D122]" office:value-type="float" office:value="18000000" calcext:value-type="float">
            <text:p>18000000</text:p>
          </table:table-cell>
          <table:table-cell table:formula="of:=[.F122]+[.C122]" office:value-type="float" office:value="88080000" calcext:value-type="float">
            <text:p>88080000</text:p>
          </table:table-cell>
          <table:table-cell table:formula="of:=ROUNDDOWN(([.F122]+[.C122])/1000000000)" office:value-type="float" office:value="0" calcext:value-type="float">
            <text:p>0</text:p>
          </table:table-cell>
          <table:table-cell table:formula="of:=IF([.G122]&gt;=0;MOD([.G122];1000000000);-MOD(-[.G122];1000000000))" office:value-type="float" office:value="88080000" calcext:value-type="float">
            <text:p>88080000</text:p>
          </table:table-cell>
          <table:table-cell table:formula="of:=[.B122]+[.E122]+[.H122]" office:value-type="float" office:value="3088083" calcext:value-type="float">
            <text:p>3088083</text:p>
          </table:table-cell>
          <table:table-cell/>
          <table:table-cell table:formula="of:=[.D122]+[.L121]" office:value-type="float" office:value="17156" calcext:value-type="float">
            <text:p>17156</text:p>
          </table:table-cell>
          <table:table-cell table:formula="of:=[.$E$1]*[.L122]" office:value-type="float" office:value="3088080" calcext:value-type="float">
            <text:p>3088080</text:p>
          </table:table-cell>
          <table:table-cell table:formula="of:=[.J122]-[.M122]" office:value-type="float" office:value="3" calcext:value-type="float">
            <text:p>3</text:p>
          </table:table-cell>
          <table:table-cell table:formula="of:=[.N122]/[.M122]*1000000000" office:value-type="float" office:value="971.477422864693" calcext:value-type="float">
            <text:p>971.477422864693</text:p>
          </table:table-cell>
          <table:table-cell table:number-columns-repeated="1009"/>
        </table:table-row>
        <table:table-row table:style-name="ro1">
          <table:table-cell table:formula="of:=[.A122]" office:value-type="float" office:value="1000" calcext:value-type="float">
            <text:p>1000</text:p>
          </table:table-cell>
          <table:table-cell table:formula="of:=[.J122]" office:value-type="float" office:value="3088083" calcext:value-type="float">
            <text:p>3088083</text:p>
          </table:table-cell>
          <table:table-cell table:formula="of:=[.I122]" office:value-type="float" office:value="88080000" calcext:value-type="float">
            <text:p>88080000</text:p>
          </table:table-cell>
          <table:table-cell table:formula="of:=[.D122]" office:value-type="float" office:value="100" calcext:value-type="float">
            <text:p>100</text:p>
          </table:table-cell>
          <table:table-cell table:formula="of:=[.D123]*[.$E$2]" office:value-type="float" office:value="18000" calcext:value-type="float">
            <text:p>18000</text:p>
          </table:table-cell>
          <table:table-cell table:formula="of:=[.A123]*[.$E$2]*[.D123]" office:value-type="float" office:value="18000000" calcext:value-type="float">
            <text:p>18000000</text:p>
          </table:table-cell>
          <table:table-cell table:formula="of:=[.F123]+[.C123]" office:value-type="float" office:value="106080000" calcext:value-type="float">
            <text:p>106080000</text:p>
          </table:table-cell>
          <table:table-cell table:formula="of:=ROUNDDOWN(([.F123]+[.C123])/1000000000)" office:value-type="float" office:value="0" calcext:value-type="float">
            <text:p>0</text:p>
          </table:table-cell>
          <table:table-cell table:formula="of:=IF([.G123]&gt;=0;MOD([.G123];1000000000);-MOD(-[.G123];1000000000))" office:value-type="float" office:value="106080000" calcext:value-type="float">
            <text:p>106080000</text:p>
          </table:table-cell>
          <table:table-cell table:formula="of:=[.B123]+[.E123]+[.H123]" office:value-type="float" office:value="3106083" calcext:value-type="float">
            <text:p>3106083</text:p>
          </table:table-cell>
          <table:table-cell/>
          <table:table-cell table:formula="of:=[.D123]+[.L122]" office:value-type="float" office:value="17256" calcext:value-type="float">
            <text:p>17256</text:p>
          </table:table-cell>
          <table:table-cell table:formula="of:=[.$E$1]*[.L123]" office:value-type="float" office:value="3106080" calcext:value-type="float">
            <text:p>3106080</text:p>
          </table:table-cell>
          <table:table-cell table:formula="of:=[.J123]-[.M123]" office:value-type="float" office:value="3" calcext:value-type="float">
            <text:p>3</text:p>
          </table:table-cell>
          <table:table-cell table:formula="of:=[.N123]/[.M123]*1000000000" office:value-type="float" office:value="965.847627878226" calcext:value-type="float">
            <text:p>965.847627878226</text:p>
          </table:table-cell>
          <table:table-cell table:number-columns-repeated="1009"/>
        </table:table-row>
        <table:table-row table:style-name="ro1">
          <table:table-cell table:formula="of:=[.A123]" office:value-type="float" office:value="1000" calcext:value-type="float">
            <text:p>1000</text:p>
          </table:table-cell>
          <table:table-cell table:formula="of:=[.J123]" office:value-type="float" office:value="3106083" calcext:value-type="float">
            <text:p>3106083</text:p>
          </table:table-cell>
          <table:table-cell table:formula="of:=[.I123]" office:value-type="float" office:value="106080000" calcext:value-type="float">
            <text:p>106080000</text:p>
          </table:table-cell>
          <table:table-cell table:formula="of:=[.D123]" office:value-type="float" office:value="100" calcext:value-type="float">
            <text:p>100</text:p>
          </table:table-cell>
          <table:table-cell table:formula="of:=[.D124]*[.$E$2]" office:value-type="float" office:value="18000" calcext:value-type="float">
            <text:p>18000</text:p>
          </table:table-cell>
          <table:table-cell table:formula="of:=[.A124]*[.$E$2]*[.D124]" office:value-type="float" office:value="18000000" calcext:value-type="float">
            <text:p>18000000</text:p>
          </table:table-cell>
          <table:table-cell table:formula="of:=[.F124]+[.C124]" office:value-type="float" office:value="124080000" calcext:value-type="float">
            <text:p>124080000</text:p>
          </table:table-cell>
          <table:table-cell table:formula="of:=ROUNDDOWN(([.F124]+[.C124])/1000000000)" office:value-type="float" office:value="0" calcext:value-type="float">
            <text:p>0</text:p>
          </table:table-cell>
          <table:table-cell table:formula="of:=IF([.G124]&gt;=0;MOD([.G124];1000000000);-MOD(-[.G124];1000000000))" office:value-type="float" office:value="124080000" calcext:value-type="float">
            <text:p>124080000</text:p>
          </table:table-cell>
          <table:table-cell table:formula="of:=[.B124]+[.E124]+[.H124]" office:value-type="float" office:value="3124083" calcext:value-type="float">
            <text:p>3124083</text:p>
          </table:table-cell>
          <table:table-cell/>
          <table:table-cell table:formula="of:=[.D124]+[.L123]" office:value-type="float" office:value="17356" calcext:value-type="float">
            <text:p>17356</text:p>
          </table:table-cell>
          <table:table-cell table:formula="of:=[.$E$1]*[.L124]" office:value-type="float" office:value="3124080" calcext:value-type="float">
            <text:p>3124080</text:p>
          </table:table-cell>
          <table:table-cell table:formula="of:=[.J124]-[.M124]" office:value-type="float" office:value="3" calcext:value-type="float">
            <text:p>3</text:p>
          </table:table-cell>
          <table:table-cell table:formula="of:=[.N124]/[.M124]*1000000000" office:value-type="float" office:value="960.282707229008" calcext:value-type="float">
            <text:p>960.282707229008</text:p>
          </table:table-cell>
          <table:table-cell table:number-columns-repeated="1009"/>
        </table:table-row>
        <table:table-row table:style-name="ro1">
          <table:table-cell table:formula="of:=[.A124]" office:value-type="float" office:value="1000" calcext:value-type="float">
            <text:p>1000</text:p>
          </table:table-cell>
          <table:table-cell table:formula="of:=[.J124]" office:value-type="float" office:value="3124083" calcext:value-type="float">
            <text:p>3124083</text:p>
          </table:table-cell>
          <table:table-cell table:formula="of:=[.I124]" office:value-type="float" office:value="124080000" calcext:value-type="float">
            <text:p>124080000</text:p>
          </table:table-cell>
          <table:table-cell table:formula="of:=[.D124]" office:value-type="float" office:value="100" calcext:value-type="float">
            <text:p>100</text:p>
          </table:table-cell>
          <table:table-cell table:formula="of:=[.D125]*[.$E$2]" office:value-type="float" office:value="18000" calcext:value-type="float">
            <text:p>18000</text:p>
          </table:table-cell>
          <table:table-cell table:formula="of:=[.A125]*[.$E$2]*[.D125]" office:value-type="float" office:value="18000000" calcext:value-type="float">
            <text:p>18000000</text:p>
          </table:table-cell>
          <table:table-cell table:formula="of:=[.F125]+[.C125]" office:value-type="float" office:value="142080000" calcext:value-type="float">
            <text:p>142080000</text:p>
          </table:table-cell>
          <table:table-cell table:formula="of:=ROUNDDOWN(([.F125]+[.C125])/1000000000)" office:value-type="float" office:value="0" calcext:value-type="float">
            <text:p>0</text:p>
          </table:table-cell>
          <table:table-cell table:formula="of:=IF([.G125]&gt;=0;MOD([.G125];1000000000);-MOD(-[.G125];1000000000))" office:value-type="float" office:value="142080000" calcext:value-type="float">
            <text:p>142080000</text:p>
          </table:table-cell>
          <table:table-cell table:formula="of:=[.B125]+[.E125]+[.H125]" office:value-type="float" office:value="3142083" calcext:value-type="float">
            <text:p>3142083</text:p>
          </table:table-cell>
          <table:table-cell/>
          <table:table-cell table:formula="of:=[.D125]+[.L124]" office:value-type="float" office:value="17456" calcext:value-type="float">
            <text:p>17456</text:p>
          </table:table-cell>
          <table:table-cell table:formula="of:=[.$E$1]*[.L125]" office:value-type="float" office:value="3142080" calcext:value-type="float">
            <text:p>3142080</text:p>
          </table:table-cell>
          <table:table-cell table:formula="of:=[.J125]-[.M125]" office:value-type="float" office:value="3" calcext:value-type="float">
            <text:p>3</text:p>
          </table:table-cell>
          <table:table-cell table:formula="of:=[.N125]/[.M125]*1000000000" office:value-type="float" office:value="954.781545982279" calcext:value-type="float">
            <text:p>954.781545982279</text:p>
          </table:table-cell>
          <table:table-cell table:number-columns-repeated="1009"/>
        </table:table-row>
        <table:table-row table:style-name="ro1">
          <table:table-cell table:formula="of:=[.A125]" office:value-type="float" office:value="1000" calcext:value-type="float">
            <text:p>1000</text:p>
          </table:table-cell>
          <table:table-cell table:formula="of:=[.J125]" office:value-type="float" office:value="3142083" calcext:value-type="float">
            <text:p>3142083</text:p>
          </table:table-cell>
          <table:table-cell table:formula="of:=[.I125]" office:value-type="float" office:value="142080000" calcext:value-type="float">
            <text:p>142080000</text:p>
          </table:table-cell>
          <table:table-cell table:formula="of:=[.D125]" office:value-type="float" office:value="100" calcext:value-type="float">
            <text:p>100</text:p>
          </table:table-cell>
          <table:table-cell table:formula="of:=[.D126]*[.$E$2]" office:value-type="float" office:value="18000" calcext:value-type="float">
            <text:p>18000</text:p>
          </table:table-cell>
          <table:table-cell table:formula="of:=[.A126]*[.$E$2]*[.D126]" office:value-type="float" office:value="18000000" calcext:value-type="float">
            <text:p>18000000</text:p>
          </table:table-cell>
          <table:table-cell table:formula="of:=[.F126]+[.C126]" office:value-type="float" office:value="160080000" calcext:value-type="float">
            <text:p>160080000</text:p>
          </table:table-cell>
          <table:table-cell table:formula="of:=ROUNDDOWN(([.F126]+[.C126])/1000000000)" office:value-type="float" office:value="0" calcext:value-type="float">
            <text:p>0</text:p>
          </table:table-cell>
          <table:table-cell table:formula="of:=IF([.G126]&gt;=0;MOD([.G126];1000000000);-MOD(-[.G126];1000000000))" office:value-type="float" office:value="160080000" calcext:value-type="float">
            <text:p>160080000</text:p>
          </table:table-cell>
          <table:table-cell table:formula="of:=[.B126]+[.E126]+[.H126]" office:value-type="float" office:value="3160083" calcext:value-type="float">
            <text:p>3160083</text:p>
          </table:table-cell>
          <table:table-cell/>
          <table:table-cell table:formula="of:=[.D126]+[.L125]" office:value-type="float" office:value="17556" calcext:value-type="float">
            <text:p>17556</text:p>
          </table:table-cell>
          <table:table-cell table:formula="of:=[.$E$1]*[.L126]" office:value-type="float" office:value="3160080" calcext:value-type="float">
            <text:p>3160080</text:p>
          </table:table-cell>
          <table:table-cell table:formula="of:=[.J126]-[.M126]" office:value-type="float" office:value="3" calcext:value-type="float">
            <text:p>3</text:p>
          </table:table-cell>
          <table:table-cell table:formula="of:=[.N126]/[.M126]*1000000000" office:value-type="float" office:value="949.343054606213" calcext:value-type="float">
            <text:p>949.343054606213</text:p>
          </table:table-cell>
          <table:table-cell table:number-columns-repeated="1009"/>
        </table:table-row>
        <table:table-row table:style-name="ro1">
          <table:table-cell table:formula="of:=[.A126]" office:value-type="float" office:value="1000" calcext:value-type="float">
            <text:p>1000</text:p>
          </table:table-cell>
          <table:table-cell table:formula="of:=[.J126]" office:value-type="float" office:value="3160083" calcext:value-type="float">
            <text:p>3160083</text:p>
          </table:table-cell>
          <table:table-cell table:formula="of:=[.I126]" office:value-type="float" office:value="160080000" calcext:value-type="float">
            <text:p>160080000</text:p>
          </table:table-cell>
          <table:table-cell table:formula="of:=[.D126]" office:value-type="float" office:value="100" calcext:value-type="float">
            <text:p>100</text:p>
          </table:table-cell>
          <table:table-cell table:formula="of:=[.D127]*[.$E$2]" office:value-type="float" office:value="18000" calcext:value-type="float">
            <text:p>18000</text:p>
          </table:table-cell>
          <table:table-cell table:formula="of:=[.A127]*[.$E$2]*[.D127]" office:value-type="float" office:value="18000000" calcext:value-type="float">
            <text:p>18000000</text:p>
          </table:table-cell>
          <table:table-cell table:formula="of:=[.F127]+[.C127]" office:value-type="float" office:value="178080000" calcext:value-type="float">
            <text:p>178080000</text:p>
          </table:table-cell>
          <table:table-cell table:formula="of:=ROUNDDOWN(([.F127]+[.C127])/1000000000)" office:value-type="float" office:value="0" calcext:value-type="float">
            <text:p>0</text:p>
          </table:table-cell>
          <table:table-cell table:formula="of:=IF([.G127]&gt;=0;MOD([.G127];1000000000);-MOD(-[.G127];1000000000))" office:value-type="float" office:value="178080000" calcext:value-type="float">
            <text:p>178080000</text:p>
          </table:table-cell>
          <table:table-cell table:formula="of:=[.B127]+[.E127]+[.H127]" office:value-type="float" office:value="3178083" calcext:value-type="float">
            <text:p>3178083</text:p>
          </table:table-cell>
          <table:table-cell/>
          <table:table-cell table:formula="of:=[.D127]+[.L126]" office:value-type="float" office:value="17656" calcext:value-type="float">
            <text:p>17656</text:p>
          </table:table-cell>
          <table:table-cell table:formula="of:=[.$E$1]*[.L127]" office:value-type="float" office:value="3178080" calcext:value-type="float">
            <text:p>3178080</text:p>
          </table:table-cell>
          <table:table-cell table:formula="of:=[.J127]-[.M127]" office:value-type="float" office:value="3" calcext:value-type="float">
            <text:p>3</text:p>
          </table:table-cell>
          <table:table-cell table:formula="of:=[.N127]/[.M127]*1000000000" office:value-type="float" office:value="943.96616825253" calcext:value-type="float">
            <text:p>943.96616825253</text:p>
          </table:table-cell>
          <table:table-cell table:number-columns-repeated="1009"/>
        </table:table-row>
        <table:table-row table:style-name="ro1">
          <table:table-cell table:formula="of:=[.A127]" office:value-type="float" office:value="1000" calcext:value-type="float">
            <text:p>1000</text:p>
          </table:table-cell>
          <table:table-cell table:formula="of:=[.J127]" office:value-type="float" office:value="3178083" calcext:value-type="float">
            <text:p>3178083</text:p>
          </table:table-cell>
          <table:table-cell table:formula="of:=[.I127]" office:value-type="float" office:value="178080000" calcext:value-type="float">
            <text:p>178080000</text:p>
          </table:table-cell>
          <table:table-cell table:formula="of:=[.D127]" office:value-type="float" office:value="100" calcext:value-type="float">
            <text:p>100</text:p>
          </table:table-cell>
          <table:table-cell table:formula="of:=[.D128]*[.$E$2]" office:value-type="float" office:value="18000" calcext:value-type="float">
            <text:p>18000</text:p>
          </table:table-cell>
          <table:table-cell table:formula="of:=[.A128]*[.$E$2]*[.D128]" office:value-type="float" office:value="18000000" calcext:value-type="float">
            <text:p>18000000</text:p>
          </table:table-cell>
          <table:table-cell table:formula="of:=[.F128]+[.C128]" office:value-type="float" office:value="196080000" calcext:value-type="float">
            <text:p>196080000</text:p>
          </table:table-cell>
          <table:table-cell table:formula="of:=ROUNDDOWN(([.F128]+[.C128])/1000000000)" office:value-type="float" office:value="0" calcext:value-type="float">
            <text:p>0</text:p>
          </table:table-cell>
          <table:table-cell table:formula="of:=IF([.G128]&gt;=0;MOD([.G128];1000000000);-MOD(-[.G128];1000000000))" office:value-type="float" office:value="196080000" calcext:value-type="float">
            <text:p>196080000</text:p>
          </table:table-cell>
          <table:table-cell table:formula="of:=[.B128]+[.E128]+[.H128]" office:value-type="float" office:value="3196083" calcext:value-type="float">
            <text:p>3196083</text:p>
          </table:table-cell>
          <table:table-cell/>
          <table:table-cell table:formula="of:=[.D128]+[.L127]" office:value-type="float" office:value="17756" calcext:value-type="float">
            <text:p>17756</text:p>
          </table:table-cell>
          <table:table-cell table:formula="of:=[.$E$1]*[.L128]" office:value-type="float" office:value="3196080" calcext:value-type="float">
            <text:p>3196080</text:p>
          </table:table-cell>
          <table:table-cell table:formula="of:=[.J128]-[.M128]" office:value-type="float" office:value="3" calcext:value-type="float">
            <text:p>3</text:p>
          </table:table-cell>
          <table:table-cell table:formula="of:=[.N128]/[.M128]*1000000000" office:value-type="float" office:value="938.649846061425" calcext:value-type="float">
            <text:p>938.649846061425</text:p>
          </table:table-cell>
          <table:table-cell table:number-columns-repeated="1009"/>
        </table:table-row>
        <table:table-row table:style-name="ro1">
          <table:table-cell table:formula="of:=[.A128]" office:value-type="float" office:value="1000" calcext:value-type="float">
            <text:p>1000</text:p>
          </table:table-cell>
          <table:table-cell table:formula="of:=[.J128]" office:value-type="float" office:value="3196083" calcext:value-type="float">
            <text:p>3196083</text:p>
          </table:table-cell>
          <table:table-cell table:formula="of:=[.I128]" office:value-type="float" office:value="196080000" calcext:value-type="float">
            <text:p>196080000</text:p>
          </table:table-cell>
          <table:table-cell table:formula="of:=[.D128]" office:value-type="float" office:value="100" calcext:value-type="float">
            <text:p>100</text:p>
          </table:table-cell>
          <table:table-cell table:formula="of:=[.D129]*[.$E$2]" office:value-type="float" office:value="18000" calcext:value-type="float">
            <text:p>18000</text:p>
          </table:table-cell>
          <table:table-cell table:formula="of:=[.A129]*[.$E$2]*[.D129]" office:value-type="float" office:value="18000000" calcext:value-type="float">
            <text:p>18000000</text:p>
          </table:table-cell>
          <table:table-cell table:formula="of:=[.F129]+[.C129]" office:value-type="float" office:value="214080000" calcext:value-type="float">
            <text:p>214080000</text:p>
          </table:table-cell>
          <table:table-cell table:formula="of:=ROUNDDOWN(([.F129]+[.C129])/1000000000)" office:value-type="float" office:value="0" calcext:value-type="float">
            <text:p>0</text:p>
          </table:table-cell>
          <table:table-cell table:formula="of:=IF([.G129]&gt;=0;MOD([.G129];1000000000);-MOD(-[.G129];1000000000))" office:value-type="float" office:value="214080000" calcext:value-type="float">
            <text:p>214080000</text:p>
          </table:table-cell>
          <table:table-cell table:formula="of:=[.B129]+[.E129]+[.H129]" office:value-type="float" office:value="3214083" calcext:value-type="float">
            <text:p>3214083</text:p>
          </table:table-cell>
          <table:table-cell/>
          <table:table-cell table:formula="of:=[.D129]+[.L128]" office:value-type="float" office:value="17856" calcext:value-type="float">
            <text:p>17856</text:p>
          </table:table-cell>
          <table:table-cell table:formula="of:=[.$E$1]*[.L129]" office:value-type="float" office:value="3214080" calcext:value-type="float">
            <text:p>3214080</text:p>
          </table:table-cell>
          <table:table-cell table:formula="of:=[.J129]-[.M129]" office:value-type="float" office:value="3" calcext:value-type="float">
            <text:p>3</text:p>
          </table:table-cell>
          <table:table-cell table:formula="of:=[.N129]/[.M129]*1000000000" office:value-type="float" office:value="933.393070489845" calcext:value-type="float">
            <text:p>933.393070489845</text:p>
          </table:table-cell>
          <table:table-cell table:number-columns-repeated="1009"/>
        </table:table-row>
        <table:table-row table:style-name="ro1">
          <table:table-cell table:formula="of:=[.A129]" office:value-type="float" office:value="1000" calcext:value-type="float">
            <text:p>1000</text:p>
          </table:table-cell>
          <table:table-cell table:formula="of:=[.J129]" office:value-type="float" office:value="3214083" calcext:value-type="float">
            <text:p>3214083</text:p>
          </table:table-cell>
          <table:table-cell table:formula="of:=[.I129]" office:value-type="float" office:value="214080000" calcext:value-type="float">
            <text:p>214080000</text:p>
          </table:table-cell>
          <table:table-cell table:formula="of:=[.D129]" office:value-type="float" office:value="100" calcext:value-type="float">
            <text:p>100</text:p>
          </table:table-cell>
          <table:table-cell table:formula="of:=[.D130]*[.$E$2]" office:value-type="float" office:value="18000" calcext:value-type="float">
            <text:p>18000</text:p>
          </table:table-cell>
          <table:table-cell table:formula="of:=[.A130]*[.$E$2]*[.D130]" office:value-type="float" office:value="18000000" calcext:value-type="float">
            <text:p>18000000</text:p>
          </table:table-cell>
          <table:table-cell table:formula="of:=[.F130]+[.C130]" office:value-type="float" office:value="232080000" calcext:value-type="float">
            <text:p>232080000</text:p>
          </table:table-cell>
          <table:table-cell table:formula="of:=ROUNDDOWN(([.F130]+[.C130])/1000000000)" office:value-type="float" office:value="0" calcext:value-type="float">
            <text:p>0</text:p>
          </table:table-cell>
          <table:table-cell table:formula="of:=IF([.G130]&gt;=0;MOD([.G130];1000000000);-MOD(-[.G130];1000000000))" office:value-type="float" office:value="232080000" calcext:value-type="float">
            <text:p>232080000</text:p>
          </table:table-cell>
          <table:table-cell table:formula="of:=[.B130]+[.E130]+[.H130]" office:value-type="float" office:value="3232083" calcext:value-type="float">
            <text:p>3232083</text:p>
          </table:table-cell>
          <table:table-cell/>
          <table:table-cell table:formula="of:=[.D130]+[.L129]" office:value-type="float" office:value="17956" calcext:value-type="float">
            <text:p>17956</text:p>
          </table:table-cell>
          <table:table-cell table:formula="of:=[.$E$1]*[.L130]" office:value-type="float" office:value="3232080" calcext:value-type="float">
            <text:p>3232080</text:p>
          </table:table-cell>
          <table:table-cell table:formula="of:=[.J130]-[.M130]" office:value-type="float" office:value="3" calcext:value-type="float">
            <text:p>3</text:p>
          </table:table-cell>
          <table:table-cell table:formula="of:=[.N130]/[.M130]*1000000000" office:value-type="float" office:value="928.194846662211" calcext:value-type="float">
            <text:p>928.194846662211</text:p>
          </table:table-cell>
          <table:table-cell table:number-columns-repeated="1009"/>
        </table:table-row>
        <table:table-row table:style-name="ro1">
          <table:table-cell table:formula="of:=[.A130]" office:value-type="float" office:value="1000" calcext:value-type="float">
            <text:p>1000</text:p>
          </table:table-cell>
          <table:table-cell table:formula="of:=[.J130]" office:value-type="float" office:value="3232083" calcext:value-type="float">
            <text:p>3232083</text:p>
          </table:table-cell>
          <table:table-cell table:formula="of:=[.I130]" office:value-type="float" office:value="232080000" calcext:value-type="float">
            <text:p>232080000</text:p>
          </table:table-cell>
          <table:table-cell table:formula="of:=[.D130]" office:value-type="float" office:value="100" calcext:value-type="float">
            <text:p>100</text:p>
          </table:table-cell>
          <table:table-cell table:formula="of:=[.D131]*[.$E$2]" office:value-type="float" office:value="18000" calcext:value-type="float">
            <text:p>18000</text:p>
          </table:table-cell>
          <table:table-cell table:formula="of:=[.A131]*[.$E$2]*[.D131]" office:value-type="float" office:value="18000000" calcext:value-type="float">
            <text:p>18000000</text:p>
          </table:table-cell>
          <table:table-cell table:formula="of:=[.F131]+[.C131]" office:value-type="float" office:value="250080000" calcext:value-type="float">
            <text:p>250080000</text:p>
          </table:table-cell>
          <table:table-cell table:formula="of:=ROUNDDOWN(([.F131]+[.C131])/1000000000)" office:value-type="float" office:value="0" calcext:value-type="float">
            <text:p>0</text:p>
          </table:table-cell>
          <table:table-cell table:formula="of:=IF([.G131]&gt;=0;MOD([.G131];1000000000);-MOD(-[.G131];1000000000))" office:value-type="float" office:value="250080000" calcext:value-type="float">
            <text:p>250080000</text:p>
          </table:table-cell>
          <table:table-cell table:formula="of:=[.B131]+[.E131]+[.H131]" office:value-type="float" office:value="3250083" calcext:value-type="float">
            <text:p>3250083</text:p>
          </table:table-cell>
          <table:table-cell/>
          <table:table-cell table:formula="of:=[.D131]+[.L130]" office:value-type="float" office:value="18056" calcext:value-type="float">
            <text:p>18056</text:p>
          </table:table-cell>
          <table:table-cell table:formula="of:=[.$E$1]*[.L131]" office:value-type="float" office:value="3250080" calcext:value-type="float">
            <text:p>3250080</text:p>
          </table:table-cell>
          <table:table-cell table:formula="of:=[.J131]-[.M131]" office:value-type="float" office:value="3" calcext:value-type="float">
            <text:p>3</text:p>
          </table:table-cell>
          <table:table-cell table:formula="of:=[.N131]/[.M131]*1000000000" office:value-type="float" office:value="923.054201742726" calcext:value-type="float">
            <text:p>923.054201742726</text:p>
          </table:table-cell>
          <table:table-cell table:number-columns-repeated="1009"/>
        </table:table-row>
        <table:table-row table:style-name="ro1">
          <table:table-cell table:formula="of:=[.A131]" office:value-type="float" office:value="1000" calcext:value-type="float">
            <text:p>1000</text:p>
          </table:table-cell>
          <table:table-cell table:formula="of:=[.J131]" office:value-type="float" office:value="3250083" calcext:value-type="float">
            <text:p>3250083</text:p>
          </table:table-cell>
          <table:table-cell table:formula="of:=[.I131]" office:value-type="float" office:value="250080000" calcext:value-type="float">
            <text:p>250080000</text:p>
          </table:table-cell>
          <table:table-cell table:formula="of:=[.D131]" office:value-type="float" office:value="100" calcext:value-type="float">
            <text:p>100</text:p>
          </table:table-cell>
          <table:table-cell table:formula="of:=[.D132]*[.$E$2]" office:value-type="float" office:value="18000" calcext:value-type="float">
            <text:p>18000</text:p>
          </table:table-cell>
          <table:table-cell table:formula="of:=[.A132]*[.$E$2]*[.D132]" office:value-type="float" office:value="18000000" calcext:value-type="float">
            <text:p>18000000</text:p>
          </table:table-cell>
          <table:table-cell table:formula="of:=[.F132]+[.C132]" office:value-type="float" office:value="268080000" calcext:value-type="float">
            <text:p>268080000</text:p>
          </table:table-cell>
          <table:table-cell table:formula="of:=ROUNDDOWN(([.F132]+[.C132])/1000000000)" office:value-type="float" office:value="0" calcext:value-type="float">
            <text:p>0</text:p>
          </table:table-cell>
          <table:table-cell table:formula="of:=IF([.G132]&gt;=0;MOD([.G132];1000000000);-MOD(-[.G132];1000000000))" office:value-type="float" office:value="268080000" calcext:value-type="float">
            <text:p>268080000</text:p>
          </table:table-cell>
          <table:table-cell table:formula="of:=[.B132]+[.E132]+[.H132]" office:value-type="float" office:value="3268083" calcext:value-type="float">
            <text:p>3268083</text:p>
          </table:table-cell>
          <table:table-cell/>
          <table:table-cell table:formula="of:=[.D132]+[.L131]" office:value-type="float" office:value="18156" calcext:value-type="float">
            <text:p>18156</text:p>
          </table:table-cell>
          <table:table-cell table:formula="of:=[.$E$1]*[.L132]" office:value-type="float" office:value="3268080" calcext:value-type="float">
            <text:p>3268080</text:p>
          </table:table-cell>
          <table:table-cell table:formula="of:=[.J132]-[.M132]" office:value-type="float" office:value="3" calcext:value-type="float">
            <text:p>3</text:p>
          </table:table-cell>
          <table:table-cell table:formula="of:=[.N132]/[.M132]*1000000000" office:value-type="float" office:value="917.970184328413" calcext:value-type="float">
            <text:p>917.970184328413</text:p>
          </table:table-cell>
          <table:table-cell table:number-columns-repeated="1009"/>
        </table:table-row>
        <table:table-row table:style-name="ro1">
          <table:table-cell table:formula="of:=[.A132]" office:value-type="float" office:value="1000" calcext:value-type="float">
            <text:p>1000</text:p>
          </table:table-cell>
          <table:table-cell table:formula="of:=[.J132]" office:value-type="float" office:value="3268083" calcext:value-type="float">
            <text:p>3268083</text:p>
          </table:table-cell>
          <table:table-cell table:formula="of:=[.I132]" office:value-type="float" office:value="268080000" calcext:value-type="float">
            <text:p>268080000</text:p>
          </table:table-cell>
          <table:table-cell table:formula="of:=[.D132]" office:value-type="float" office:value="100" calcext:value-type="float">
            <text:p>100</text:p>
          </table:table-cell>
          <table:table-cell table:formula="of:=[.D133]*[.$E$2]" office:value-type="float" office:value="18000" calcext:value-type="float">
            <text:p>18000</text:p>
          </table:table-cell>
          <table:table-cell table:formula="of:=[.A133]*[.$E$2]*[.D133]" office:value-type="float" office:value="18000000" calcext:value-type="float">
            <text:p>18000000</text:p>
          </table:table-cell>
          <table:table-cell table:formula="of:=[.F133]+[.C133]" office:value-type="float" office:value="286080000" calcext:value-type="float">
            <text:p>286080000</text:p>
          </table:table-cell>
          <table:table-cell table:formula="of:=ROUNDDOWN(([.F133]+[.C133])/1000000000)" office:value-type="float" office:value="0" calcext:value-type="float">
            <text:p>0</text:p>
          </table:table-cell>
          <table:table-cell table:formula="of:=IF([.G133]&gt;=0;MOD([.G133];1000000000);-MOD(-[.G133];1000000000))" office:value-type="float" office:value="286080000" calcext:value-type="float">
            <text:p>286080000</text:p>
          </table:table-cell>
          <table:table-cell table:formula="of:=[.B133]+[.E133]+[.H133]" office:value-type="float" office:value="3286083" calcext:value-type="float">
            <text:p>3286083</text:p>
          </table:table-cell>
          <table:table-cell/>
          <table:table-cell table:formula="of:=[.D133]+[.L132]" office:value-type="float" office:value="18256" calcext:value-type="float">
            <text:p>18256</text:p>
          </table:table-cell>
          <table:table-cell table:formula="of:=[.$E$1]*[.L133]" office:value-type="float" office:value="3286080" calcext:value-type="float">
            <text:p>3286080</text:p>
          </table:table-cell>
          <table:table-cell table:formula="of:=[.J133]-[.M133]" office:value-type="float" office:value="3" calcext:value-type="float">
            <text:p>3</text:p>
          </table:table-cell>
          <table:table-cell table:formula="of:=[.N133]/[.M133]*1000000000" office:value-type="float" office:value="912.941863862109" calcext:value-type="float">
            <text:p>912.941863862109</text:p>
          </table:table-cell>
          <table:table-cell table:number-columns-repeated="1009"/>
        </table:table-row>
        <table:table-row table:style-name="ro1">
          <table:table-cell table:formula="of:=[.A133]" office:value-type="float" office:value="1000" calcext:value-type="float">
            <text:p>1000</text:p>
          </table:table-cell>
          <table:table-cell table:formula="of:=[.J133]" office:value-type="float" office:value="3286083" calcext:value-type="float">
            <text:p>3286083</text:p>
          </table:table-cell>
          <table:table-cell table:formula="of:=[.I133]" office:value-type="float" office:value="286080000" calcext:value-type="float">
            <text:p>286080000</text:p>
          </table:table-cell>
          <table:table-cell table:formula="of:=[.D133]" office:value-type="float" office:value="100" calcext:value-type="float">
            <text:p>100</text:p>
          </table:table-cell>
          <table:table-cell table:formula="of:=[.D134]*[.$E$2]" office:value-type="float" office:value="18000" calcext:value-type="float">
            <text:p>18000</text:p>
          </table:table-cell>
          <table:table-cell table:formula="of:=[.A134]*[.$E$2]*[.D134]" office:value-type="float" office:value="18000000" calcext:value-type="float">
            <text:p>18000000</text:p>
          </table:table-cell>
          <table:table-cell table:formula="of:=[.F134]+[.C134]" office:value-type="float" office:value="304080000" calcext:value-type="float">
            <text:p>304080000</text:p>
          </table:table-cell>
          <table:table-cell table:formula="of:=ROUNDDOWN(([.F134]+[.C134])/1000000000)" office:value-type="float" office:value="0" calcext:value-type="float">
            <text:p>0</text:p>
          </table:table-cell>
          <table:table-cell table:formula="of:=IF([.G134]&gt;=0;MOD([.G134];1000000000);-MOD(-[.G134];1000000000))" office:value-type="float" office:value="304080000" calcext:value-type="float">
            <text:p>304080000</text:p>
          </table:table-cell>
          <table:table-cell table:formula="of:=[.B134]+[.E134]+[.H134]" office:value-type="float" office:value="3304083" calcext:value-type="float">
            <text:p>3304083</text:p>
          </table:table-cell>
          <table:table-cell/>
          <table:table-cell table:formula="of:=[.D134]+[.L133]" office:value-type="float" office:value="18356" calcext:value-type="float">
            <text:p>18356</text:p>
          </table:table-cell>
          <table:table-cell table:formula="of:=[.$E$1]*[.L134]" office:value-type="float" office:value="3304080" calcext:value-type="float">
            <text:p>3304080</text:p>
          </table:table-cell>
          <table:table-cell table:formula="of:=[.J134]-[.M134]" office:value-type="float" office:value="3" calcext:value-type="float">
            <text:p>3</text:p>
          </table:table-cell>
          <table:table-cell table:formula="of:=[.N134]/[.M134]*1000000000" office:value-type="float" office:value="907.968330064647" calcext:value-type="float">
            <text:p>907.968330064647</text:p>
          </table:table-cell>
          <table:table-cell table:number-columns-repeated="1009"/>
        </table:table-row>
        <table:table-row table:style-name="ro1">
          <table:table-cell table:formula="of:=[.A134]" office:value-type="float" office:value="1000" calcext:value-type="float">
            <text:p>1000</text:p>
          </table:table-cell>
          <table:table-cell table:formula="of:=[.J134]" office:value-type="float" office:value="3304083" calcext:value-type="float">
            <text:p>3304083</text:p>
          </table:table-cell>
          <table:table-cell table:formula="of:=[.I134]" office:value-type="float" office:value="304080000" calcext:value-type="float">
            <text:p>304080000</text:p>
          </table:table-cell>
          <table:table-cell table:formula="of:=[.D134]" office:value-type="float" office:value="100" calcext:value-type="float">
            <text:p>100</text:p>
          </table:table-cell>
          <table:table-cell table:formula="of:=[.D135]*[.$E$2]" office:value-type="float" office:value="18000" calcext:value-type="float">
            <text:p>18000</text:p>
          </table:table-cell>
          <table:table-cell table:formula="of:=[.A135]*[.$E$2]*[.D135]" office:value-type="float" office:value="18000000" calcext:value-type="float">
            <text:p>18000000</text:p>
          </table:table-cell>
          <table:table-cell table:formula="of:=[.F135]+[.C135]" office:value-type="float" office:value="322080000" calcext:value-type="float">
            <text:p>322080000</text:p>
          </table:table-cell>
          <table:table-cell table:formula="of:=ROUNDDOWN(([.F135]+[.C135])/1000000000)" office:value-type="float" office:value="0" calcext:value-type="float">
            <text:p>0</text:p>
          </table:table-cell>
          <table:table-cell table:formula="of:=IF([.G135]&gt;=0;MOD([.G135];1000000000);-MOD(-[.G135];1000000000))" office:value-type="float" office:value="322080000" calcext:value-type="float">
            <text:p>322080000</text:p>
          </table:table-cell>
          <table:table-cell table:formula="of:=[.B135]+[.E135]+[.H135]" office:value-type="float" office:value="3322083" calcext:value-type="float">
            <text:p>3322083</text:p>
          </table:table-cell>
          <table:table-cell/>
          <table:table-cell table:formula="of:=[.D135]+[.L134]" office:value-type="float" office:value="18456" calcext:value-type="float">
            <text:p>18456</text:p>
          </table:table-cell>
          <table:table-cell table:formula="of:=[.$E$1]*[.L135]" office:value-type="float" office:value="3322080" calcext:value-type="float">
            <text:p>3322080</text:p>
          </table:table-cell>
          <table:table-cell table:formula="of:=[.J135]-[.M135]" office:value-type="float" office:value="3" calcext:value-type="float">
            <text:p>3</text:p>
          </table:table-cell>
          <table:table-cell table:formula="of:=[.N135]/[.M135]*1000000000" office:value-type="float" office:value="903.048692385494" calcext:value-type="float">
            <text:p>903.048692385494</text:p>
          </table:table-cell>
          <table:table-cell table:number-columns-repeated="1009"/>
        </table:table-row>
        <table:table-row table:style-name="ro1">
          <table:table-cell table:formula="of:=[.A135]" office:value-type="float" office:value="1000" calcext:value-type="float">
            <text:p>1000</text:p>
          </table:table-cell>
          <table:table-cell table:formula="of:=[.J135]" office:value-type="float" office:value="3322083" calcext:value-type="float">
            <text:p>3322083</text:p>
          </table:table-cell>
          <table:table-cell table:formula="of:=[.I135]" office:value-type="float" office:value="322080000" calcext:value-type="float">
            <text:p>322080000</text:p>
          </table:table-cell>
          <table:table-cell table:formula="of:=[.D135]" office:value-type="float" office:value="100" calcext:value-type="float">
            <text:p>100</text:p>
          </table:table-cell>
          <table:table-cell table:formula="of:=[.D136]*[.$E$2]" office:value-type="float" office:value="18000" calcext:value-type="float">
            <text:p>18000</text:p>
          </table:table-cell>
          <table:table-cell table:formula="of:=[.A136]*[.$E$2]*[.D136]" office:value-type="float" office:value="18000000" calcext:value-type="float">
            <text:p>18000000</text:p>
          </table:table-cell>
          <table:table-cell table:formula="of:=[.F136]+[.C136]" office:value-type="float" office:value="340080000" calcext:value-type="float">
            <text:p>340080000</text:p>
          </table:table-cell>
          <table:table-cell table:formula="of:=ROUNDDOWN(([.F136]+[.C136])/1000000000)" office:value-type="float" office:value="0" calcext:value-type="float">
            <text:p>0</text:p>
          </table:table-cell>
          <table:table-cell table:formula="of:=IF([.G136]&gt;=0;MOD([.G136];1000000000);-MOD(-[.G136];1000000000))" office:value-type="float" office:value="340080000" calcext:value-type="float">
            <text:p>340080000</text:p>
          </table:table-cell>
          <table:table-cell table:formula="of:=[.B136]+[.E136]+[.H136]" office:value-type="float" office:value="3340083" calcext:value-type="float">
            <text:p>3340083</text:p>
          </table:table-cell>
          <table:table-cell/>
          <table:table-cell table:formula="of:=[.D136]+[.L135]" office:value-type="float" office:value="18556" calcext:value-type="float">
            <text:p>18556</text:p>
          </table:table-cell>
          <table:table-cell table:formula="of:=[.$E$1]*[.L136]" office:value-type="float" office:value="3340080" calcext:value-type="float">
            <text:p>3340080</text:p>
          </table:table-cell>
          <table:table-cell table:formula="of:=[.J136]-[.M136]" office:value-type="float" office:value="3" calcext:value-type="float">
            <text:p>3</text:p>
          </table:table-cell>
          <table:table-cell table:formula="of:=[.N136]/[.M136]*1000000000" office:value-type="float" office:value="898.18207947115" calcext:value-type="float">
            <text:p>898.18207947115</text:p>
          </table:table-cell>
          <table:table-cell table:number-columns-repeated="1009"/>
        </table:table-row>
        <table:table-row table:style-name="ro1">
          <table:table-cell table:formula="of:=[.A136]" office:value-type="float" office:value="1000" calcext:value-type="float">
            <text:p>1000</text:p>
          </table:table-cell>
          <table:table-cell table:formula="of:=[.J136]" office:value-type="float" office:value="3340083" calcext:value-type="float">
            <text:p>3340083</text:p>
          </table:table-cell>
          <table:table-cell table:formula="of:=[.I136]" office:value-type="float" office:value="340080000" calcext:value-type="float">
            <text:p>340080000</text:p>
          </table:table-cell>
          <table:table-cell table:formula="of:=[.D136]" office:value-type="float" office:value="100" calcext:value-type="float">
            <text:p>100</text:p>
          </table:table-cell>
          <table:table-cell table:formula="of:=[.D137]*[.$E$2]" office:value-type="float" office:value="18000" calcext:value-type="float">
            <text:p>18000</text:p>
          </table:table-cell>
          <table:table-cell table:formula="of:=[.A137]*[.$E$2]*[.D137]" office:value-type="float" office:value="18000000" calcext:value-type="float">
            <text:p>18000000</text:p>
          </table:table-cell>
          <table:table-cell table:formula="of:=[.F137]+[.C137]" office:value-type="float" office:value="358080000" calcext:value-type="float">
            <text:p>358080000</text:p>
          </table:table-cell>
          <table:table-cell table:formula="of:=ROUNDDOWN(([.F137]+[.C137])/1000000000)" office:value-type="float" office:value="0" calcext:value-type="float">
            <text:p>0</text:p>
          </table:table-cell>
          <table:table-cell table:formula="of:=IF([.G137]&gt;=0;MOD([.G137];1000000000);-MOD(-[.G137];1000000000))" office:value-type="float" office:value="358080000" calcext:value-type="float">
            <text:p>358080000</text:p>
          </table:table-cell>
          <table:table-cell table:formula="of:=[.B137]+[.E137]+[.H137]" office:value-type="float" office:value="3358083" calcext:value-type="float">
            <text:p>3358083</text:p>
          </table:table-cell>
          <table:table-cell/>
          <table:table-cell table:formula="of:=[.D137]+[.L136]" office:value-type="float" office:value="18656" calcext:value-type="float">
            <text:p>18656</text:p>
          </table:table-cell>
          <table:table-cell table:formula="of:=[.$E$1]*[.L137]" office:value-type="float" office:value="3358080" calcext:value-type="float">
            <text:p>3358080</text:p>
          </table:table-cell>
          <table:table-cell table:formula="of:=[.J137]-[.M137]" office:value-type="float" office:value="3" calcext:value-type="float">
            <text:p>3</text:p>
          </table:table-cell>
          <table:table-cell table:formula="of:=[.N137]/[.M137]*1000000000" office:value-type="float" office:value="893.367638650657" calcext:value-type="float">
            <text:p>893.367638650657</text:p>
          </table:table-cell>
          <table:table-cell table:number-columns-repeated="1009"/>
        </table:table-row>
        <table:table-row table:style-name="ro1">
          <table:table-cell table:formula="of:=[.A137]" office:value-type="float" office:value="1000" calcext:value-type="float">
            <text:p>1000</text:p>
          </table:table-cell>
          <table:table-cell table:formula="of:=[.J137]" office:value-type="float" office:value="3358083" calcext:value-type="float">
            <text:p>3358083</text:p>
          </table:table-cell>
          <table:table-cell table:formula="of:=[.I137]" office:value-type="float" office:value="358080000" calcext:value-type="float">
            <text:p>358080000</text:p>
          </table:table-cell>
          <table:table-cell table:formula="of:=[.D137]" office:value-type="float" office:value="100" calcext:value-type="float">
            <text:p>100</text:p>
          </table:table-cell>
          <table:table-cell table:formula="of:=[.D138]*[.$E$2]" office:value-type="float" office:value="18000" calcext:value-type="float">
            <text:p>18000</text:p>
          </table:table-cell>
          <table:table-cell table:formula="of:=[.A138]*[.$E$2]*[.D138]" office:value-type="float" office:value="18000000" calcext:value-type="float">
            <text:p>18000000</text:p>
          </table:table-cell>
          <table:table-cell table:formula="of:=[.F138]+[.C138]" office:value-type="float" office:value="376080000" calcext:value-type="float">
            <text:p>376080000</text:p>
          </table:table-cell>
          <table:table-cell table:formula="of:=ROUNDDOWN(([.F138]+[.C138])/1000000000)" office:value-type="float" office:value="0" calcext:value-type="float">
            <text:p>0</text:p>
          </table:table-cell>
          <table:table-cell table:formula="of:=IF([.G138]&gt;=0;MOD([.G138];1000000000);-MOD(-[.G138];1000000000))" office:value-type="float" office:value="376080000" calcext:value-type="float">
            <text:p>376080000</text:p>
          </table:table-cell>
          <table:table-cell table:formula="of:=[.B138]+[.E138]+[.H138]" office:value-type="float" office:value="3376083" calcext:value-type="float">
            <text:p>3376083</text:p>
          </table:table-cell>
          <table:table-cell/>
          <table:table-cell table:formula="of:=[.D138]+[.L137]" office:value-type="float" office:value="18756" calcext:value-type="float">
            <text:p>18756</text:p>
          </table:table-cell>
          <table:table-cell table:formula="of:=[.$E$1]*[.L138]" office:value-type="float" office:value="3376080" calcext:value-type="float">
            <text:p>3376080</text:p>
          </table:table-cell>
          <table:table-cell table:formula="of:=[.J138]-[.M138]" office:value-type="float" office:value="3" calcext:value-type="float">
            <text:p>3</text:p>
          </table:table-cell>
          <table:table-cell table:formula="of:=[.N138]/[.M138]*1000000000" office:value-type="float" office:value="888.604535437549" calcext:value-type="float">
            <text:p>888.604535437549</text:p>
          </table:table-cell>
          <table:table-cell table:number-columns-repeated="1009"/>
        </table:table-row>
        <table:table-row table:style-name="ro1">
          <table:table-cell table:formula="of:=[.A138]" office:value-type="float" office:value="1000" calcext:value-type="float">
            <text:p>1000</text:p>
          </table:table-cell>
          <table:table-cell table:formula="of:=[.J138]" office:value-type="float" office:value="3376083" calcext:value-type="float">
            <text:p>3376083</text:p>
          </table:table-cell>
          <table:table-cell table:formula="of:=[.I138]" office:value-type="float" office:value="376080000" calcext:value-type="float">
            <text:p>376080000</text:p>
          </table:table-cell>
          <table:table-cell table:formula="of:=[.D138]" office:value-type="float" office:value="100" calcext:value-type="float">
            <text:p>100</text:p>
          </table:table-cell>
          <table:table-cell table:formula="of:=[.D139]*[.$E$2]" office:value-type="float" office:value="18000" calcext:value-type="float">
            <text:p>18000</text:p>
          </table:table-cell>
          <table:table-cell table:formula="of:=[.A139]*[.$E$2]*[.D139]" office:value-type="float" office:value="18000000" calcext:value-type="float">
            <text:p>18000000</text:p>
          </table:table-cell>
          <table:table-cell table:formula="of:=[.F139]+[.C139]" office:value-type="float" office:value="394080000" calcext:value-type="float">
            <text:p>394080000</text:p>
          </table:table-cell>
          <table:table-cell table:formula="of:=ROUNDDOWN(([.F139]+[.C139])/1000000000)" office:value-type="float" office:value="0" calcext:value-type="float">
            <text:p>0</text:p>
          </table:table-cell>
          <table:table-cell table:formula="of:=IF([.G139]&gt;=0;MOD([.G139];1000000000);-MOD(-[.G139];1000000000))" office:value-type="float" office:value="394080000" calcext:value-type="float">
            <text:p>394080000</text:p>
          </table:table-cell>
          <table:table-cell table:formula="of:=[.B139]+[.E139]+[.H139]" office:value-type="float" office:value="3394083" calcext:value-type="float">
            <text:p>3394083</text:p>
          </table:table-cell>
          <table:table-cell/>
          <table:table-cell table:formula="of:=[.D139]+[.L138]" office:value-type="float" office:value="18856" calcext:value-type="float">
            <text:p>18856</text:p>
          </table:table-cell>
          <table:table-cell table:formula="of:=[.$E$1]*[.L139]" office:value-type="float" office:value="3394080" calcext:value-type="float">
            <text:p>3394080</text:p>
          </table:table-cell>
          <table:table-cell table:formula="of:=[.J139]-[.M139]" office:value-type="float" office:value="3" calcext:value-type="float">
            <text:p>3</text:p>
          </table:table-cell>
          <table:table-cell table:formula="of:=[.N139]/[.M139]*1000000000" office:value-type="float" office:value="883.89195304766" calcext:value-type="float">
            <text:p>883.89195304766</text:p>
          </table:table-cell>
          <table:table-cell table:number-columns-repeated="1009"/>
        </table:table-row>
        <table:table-row table:style-name="ro1">
          <table:table-cell table:formula="of:=[.A139]" office:value-type="float" office:value="1000" calcext:value-type="float">
            <text:p>1000</text:p>
          </table:table-cell>
          <table:table-cell table:formula="of:=[.J139]" office:value-type="float" office:value="3394083" calcext:value-type="float">
            <text:p>3394083</text:p>
          </table:table-cell>
          <table:table-cell table:formula="of:=[.I139]" office:value-type="float" office:value="394080000" calcext:value-type="float">
            <text:p>394080000</text:p>
          </table:table-cell>
          <table:table-cell table:formula="of:=[.D139]" office:value-type="float" office:value="100" calcext:value-type="float">
            <text:p>100</text:p>
          </table:table-cell>
          <table:table-cell table:formula="of:=[.D140]*[.$E$2]" office:value-type="float" office:value="18000" calcext:value-type="float">
            <text:p>18000</text:p>
          </table:table-cell>
          <table:table-cell table:formula="of:=[.A140]*[.$E$2]*[.D140]" office:value-type="float" office:value="18000000" calcext:value-type="float">
            <text:p>18000000</text:p>
          </table:table-cell>
          <table:table-cell table:formula="of:=[.F140]+[.C140]" office:value-type="float" office:value="412080000" calcext:value-type="float">
            <text:p>412080000</text:p>
          </table:table-cell>
          <table:table-cell table:formula="of:=ROUNDDOWN(([.F140]+[.C140])/1000000000)" office:value-type="float" office:value="0" calcext:value-type="float">
            <text:p>0</text:p>
          </table:table-cell>
          <table:table-cell table:formula="of:=IF([.G140]&gt;=0;MOD([.G140];1000000000);-MOD(-[.G140];1000000000))" office:value-type="float" office:value="412080000" calcext:value-type="float">
            <text:p>412080000</text:p>
          </table:table-cell>
          <table:table-cell table:formula="of:=[.B140]+[.E140]+[.H140]" office:value-type="float" office:value="3412083" calcext:value-type="float">
            <text:p>3412083</text:p>
          </table:table-cell>
          <table:table-cell/>
          <table:table-cell table:formula="of:=[.D140]+[.L139]" office:value-type="float" office:value="18956" calcext:value-type="float">
            <text:p>18956</text:p>
          </table:table-cell>
          <table:table-cell table:formula="of:=[.$E$1]*[.L140]" office:value-type="float" office:value="3412080" calcext:value-type="float">
            <text:p>3412080</text:p>
          </table:table-cell>
          <table:table-cell table:formula="of:=[.J140]-[.M140]" office:value-type="float" office:value="3" calcext:value-type="float">
            <text:p>3</text:p>
          </table:table-cell>
          <table:table-cell table:formula="of:=[.N140]/[.M140]*1000000000" office:value-type="float" office:value="879.229091932194" calcext:value-type="float">
            <text:p>879.229091932194</text:p>
          </table:table-cell>
          <table:table-cell table:number-columns-repeated="1009"/>
        </table:table-row>
        <table:table-row table:style-name="ro1">
          <table:table-cell table:formula="of:=[.A140]" office:value-type="float" office:value="1000" calcext:value-type="float">
            <text:p>1000</text:p>
          </table:table-cell>
          <table:table-cell table:formula="of:=[.J140]" office:value-type="float" office:value="3412083" calcext:value-type="float">
            <text:p>3412083</text:p>
          </table:table-cell>
          <table:table-cell table:formula="of:=[.I140]" office:value-type="float" office:value="412080000" calcext:value-type="float">
            <text:p>412080000</text:p>
          </table:table-cell>
          <table:table-cell table:formula="of:=[.D140]" office:value-type="float" office:value="100" calcext:value-type="float">
            <text:p>100</text:p>
          </table:table-cell>
          <table:table-cell table:formula="of:=[.D141]*[.$E$2]" office:value-type="float" office:value="18000" calcext:value-type="float">
            <text:p>18000</text:p>
          </table:table-cell>
          <table:table-cell table:formula="of:=[.A141]*[.$E$2]*[.D141]" office:value-type="float" office:value="18000000" calcext:value-type="float">
            <text:p>18000000</text:p>
          </table:table-cell>
          <table:table-cell table:formula="of:=[.F141]+[.C141]" office:value-type="float" office:value="430080000" calcext:value-type="float">
            <text:p>430080000</text:p>
          </table:table-cell>
          <table:table-cell table:formula="of:=ROUNDDOWN(([.F141]+[.C141])/1000000000)" office:value-type="float" office:value="0" calcext:value-type="float">
            <text:p>0</text:p>
          </table:table-cell>
          <table:table-cell table:formula="of:=IF([.G141]&gt;=0;MOD([.G141];1000000000);-MOD(-[.G141];1000000000))" office:value-type="float" office:value="430080000" calcext:value-type="float">
            <text:p>430080000</text:p>
          </table:table-cell>
          <table:table-cell table:formula="of:=[.B141]+[.E141]+[.H141]" office:value-type="float" office:value="3430083" calcext:value-type="float">
            <text:p>3430083</text:p>
          </table:table-cell>
          <table:table-cell/>
          <table:table-cell table:formula="of:=[.D141]+[.L140]" office:value-type="float" office:value="19056" calcext:value-type="float">
            <text:p>19056</text:p>
          </table:table-cell>
          <table:table-cell table:formula="of:=[.$E$1]*[.L141]" office:value-type="float" office:value="3430080" calcext:value-type="float">
            <text:p>3430080</text:p>
          </table:table-cell>
          <table:table-cell table:formula="of:=[.J141]-[.M141]" office:value-type="float" office:value="3" calcext:value-type="float">
            <text:p>3</text:p>
          </table:table-cell>
          <table:table-cell table:formula="of:=[.N141]/[.M141]*1000000000" office:value-type="float" office:value="874.615169325497" calcext:value-type="float">
            <text:p>874.615169325497</text:p>
          </table:table-cell>
          <table:table-cell table:number-columns-repeated="1009"/>
        </table:table-row>
        <table:table-row table:style-name="ro1">
          <table:table-cell table:formula="of:=[.A141]" office:value-type="float" office:value="1000" calcext:value-type="float">
            <text:p>1000</text:p>
          </table:table-cell>
          <table:table-cell table:formula="of:=[.J141]" office:value-type="float" office:value="3430083" calcext:value-type="float">
            <text:p>3430083</text:p>
          </table:table-cell>
          <table:table-cell table:formula="of:=[.I141]" office:value-type="float" office:value="430080000" calcext:value-type="float">
            <text:p>430080000</text:p>
          </table:table-cell>
          <table:table-cell table:formula="of:=[.D141]" office:value-type="float" office:value="100" calcext:value-type="float">
            <text:p>100</text:p>
          </table:table-cell>
          <table:table-cell table:formula="of:=[.D142]*[.$E$2]" office:value-type="float" office:value="18000" calcext:value-type="float">
            <text:p>18000</text:p>
          </table:table-cell>
          <table:table-cell table:formula="of:=[.A142]*[.$E$2]*[.D142]" office:value-type="float" office:value="18000000" calcext:value-type="float">
            <text:p>18000000</text:p>
          </table:table-cell>
          <table:table-cell table:formula="of:=[.F142]+[.C142]" office:value-type="float" office:value="448080000" calcext:value-type="float">
            <text:p>448080000</text:p>
          </table:table-cell>
          <table:table-cell table:formula="of:=ROUNDDOWN(([.F142]+[.C142])/1000000000)" office:value-type="float" office:value="0" calcext:value-type="float">
            <text:p>0</text:p>
          </table:table-cell>
          <table:table-cell table:formula="of:=IF([.G142]&gt;=0;MOD([.G142];1000000000);-MOD(-[.G142];1000000000))" office:value-type="float" office:value="448080000" calcext:value-type="float">
            <text:p>448080000</text:p>
          </table:table-cell>
          <table:table-cell table:formula="of:=[.B142]+[.E142]+[.H142]" office:value-type="float" office:value="3448083" calcext:value-type="float">
            <text:p>3448083</text:p>
          </table:table-cell>
          <table:table-cell/>
          <table:table-cell table:formula="of:=[.D142]+[.L141]" office:value-type="float" office:value="19156" calcext:value-type="float">
            <text:p>19156</text:p>
          </table:table-cell>
          <table:table-cell table:formula="of:=[.$E$1]*[.L142]" office:value-type="float" office:value="3448080" calcext:value-type="float">
            <text:p>3448080</text:p>
          </table:table-cell>
          <table:table-cell table:formula="of:=[.J142]-[.M142]" office:value-type="float" office:value="3" calcext:value-type="float">
            <text:p>3</text:p>
          </table:table-cell>
          <table:table-cell table:formula="of:=[.N142]/[.M142]*1000000000" office:value-type="float" office:value="870.049418806988" calcext:value-type="float">
            <text:p>870.049418806988</text:p>
          </table:table-cell>
          <table:table-cell table:number-columns-repeated="1009"/>
        </table:table-row>
        <table:table-row table:style-name="ro1">
          <table:table-cell table:formula="of:=[.A142]" office:value-type="float" office:value="1000" calcext:value-type="float">
            <text:p>1000</text:p>
          </table:table-cell>
          <table:table-cell table:formula="of:=[.J142]" office:value-type="float" office:value="3448083" calcext:value-type="float">
            <text:p>3448083</text:p>
          </table:table-cell>
          <table:table-cell table:formula="of:=[.I142]" office:value-type="float" office:value="448080000" calcext:value-type="float">
            <text:p>448080000</text:p>
          </table:table-cell>
          <table:table-cell table:formula="of:=[.D142]" office:value-type="float" office:value="100" calcext:value-type="float">
            <text:p>100</text:p>
          </table:table-cell>
          <table:table-cell table:formula="of:=[.D143]*[.$E$2]" office:value-type="float" office:value="18000" calcext:value-type="float">
            <text:p>18000</text:p>
          </table:table-cell>
          <table:table-cell table:formula="of:=[.A143]*[.$E$2]*[.D143]" office:value-type="float" office:value="18000000" calcext:value-type="float">
            <text:p>18000000</text:p>
          </table:table-cell>
          <table:table-cell table:formula="of:=[.F143]+[.C143]" office:value-type="float" office:value="466080000" calcext:value-type="float">
            <text:p>466080000</text:p>
          </table:table-cell>
          <table:table-cell table:formula="of:=ROUNDDOWN(([.F143]+[.C143])/1000000000)" office:value-type="float" office:value="0" calcext:value-type="float">
            <text:p>0</text:p>
          </table:table-cell>
          <table:table-cell table:formula="of:=IF([.G143]&gt;=0;MOD([.G143];1000000000);-MOD(-[.G143];1000000000))" office:value-type="float" office:value="466080000" calcext:value-type="float">
            <text:p>466080000</text:p>
          </table:table-cell>
          <table:table-cell table:formula="of:=[.B143]+[.E143]+[.H143]" office:value-type="float" office:value="3466083" calcext:value-type="float">
            <text:p>3466083</text:p>
          </table:table-cell>
          <table:table-cell/>
          <table:table-cell table:formula="of:=[.D143]+[.L142]" office:value-type="float" office:value="19256" calcext:value-type="float">
            <text:p>19256</text:p>
          </table:table-cell>
          <table:table-cell table:formula="of:=[.$E$1]*[.L143]" office:value-type="float" office:value="3466080" calcext:value-type="float">
            <text:p>3466080</text:p>
          </table:table-cell>
          <table:table-cell table:formula="of:=[.J143]-[.M143]" office:value-type="float" office:value="3" calcext:value-type="float">
            <text:p>3</text:p>
          </table:table-cell>
          <table:table-cell table:formula="of:=[.N143]/[.M143]*1000000000" office:value-type="float" office:value="865.531089876748" calcext:value-type="float">
            <text:p>865.531089876748</text:p>
          </table:table-cell>
          <table:table-cell table:number-columns-repeated="1009"/>
        </table:table-row>
        <table:table-row table:style-name="ro1">
          <table:table-cell table:formula="of:=[.A143]" office:value-type="float" office:value="1000" calcext:value-type="float">
            <text:p>1000</text:p>
          </table:table-cell>
          <table:table-cell table:formula="of:=[.J143]" office:value-type="float" office:value="3466083" calcext:value-type="float">
            <text:p>3466083</text:p>
          </table:table-cell>
          <table:table-cell table:formula="of:=[.I143]" office:value-type="float" office:value="466080000" calcext:value-type="float">
            <text:p>466080000</text:p>
          </table:table-cell>
          <table:table-cell table:formula="of:=[.D143]" office:value-type="float" office:value="100" calcext:value-type="float">
            <text:p>100</text:p>
          </table:table-cell>
          <table:table-cell table:formula="of:=[.D144]*[.$E$2]" office:value-type="float" office:value="18000" calcext:value-type="float">
            <text:p>18000</text:p>
          </table:table-cell>
          <table:table-cell table:formula="of:=[.A144]*[.$E$2]*[.D144]" office:value-type="float" office:value="18000000" calcext:value-type="float">
            <text:p>18000000</text:p>
          </table:table-cell>
          <table:table-cell table:formula="of:=[.F144]+[.C144]" office:value-type="float" office:value="484080000" calcext:value-type="float">
            <text:p>484080000</text:p>
          </table:table-cell>
          <table:table-cell table:formula="of:=ROUNDDOWN(([.F144]+[.C144])/1000000000)" office:value-type="float" office:value="0" calcext:value-type="float">
            <text:p>0</text:p>
          </table:table-cell>
          <table:table-cell table:formula="of:=IF([.G144]&gt;=0;MOD([.G144];1000000000);-MOD(-[.G144];1000000000))" office:value-type="float" office:value="484080000" calcext:value-type="float">
            <text:p>484080000</text:p>
          </table:table-cell>
          <table:table-cell table:formula="of:=[.B144]+[.E144]+[.H144]" office:value-type="float" office:value="3484083" calcext:value-type="float">
            <text:p>3484083</text:p>
          </table:table-cell>
          <table:table-cell/>
          <table:table-cell table:formula="of:=[.D144]+[.L143]" office:value-type="float" office:value="19356" calcext:value-type="float">
            <text:p>19356</text:p>
          </table:table-cell>
          <table:table-cell table:formula="of:=[.$E$1]*[.L144]" office:value-type="float" office:value="3484080" calcext:value-type="float">
            <text:p>3484080</text:p>
          </table:table-cell>
          <table:table-cell table:formula="of:=[.J144]-[.M144]" office:value-type="float" office:value="3" calcext:value-type="float">
            <text:p>3</text:p>
          </table:table-cell>
          <table:table-cell table:formula="of:=[.N144]/[.M144]*1000000000" office:value-type="float" office:value="861.059447544258" calcext:value-type="float">
            <text:p>861.059447544258</text:p>
          </table:table-cell>
          <table:table-cell table:number-columns-repeated="1009"/>
        </table:table-row>
        <table:table-row table:style-name="ro1">
          <table:table-cell table:formula="of:=[.A144]" office:value-type="float" office:value="1000" calcext:value-type="float">
            <text:p>1000</text:p>
          </table:table-cell>
          <table:table-cell table:formula="of:=[.J144]" office:value-type="float" office:value="3484083" calcext:value-type="float">
            <text:p>3484083</text:p>
          </table:table-cell>
          <table:table-cell table:formula="of:=[.I144]" office:value-type="float" office:value="484080000" calcext:value-type="float">
            <text:p>484080000</text:p>
          </table:table-cell>
          <table:table-cell table:formula="of:=[.D144]" office:value-type="float" office:value="100" calcext:value-type="float">
            <text:p>100</text:p>
          </table:table-cell>
          <table:table-cell table:formula="of:=[.D145]*[.$E$2]" office:value-type="float" office:value="18000" calcext:value-type="float">
            <text:p>18000</text:p>
          </table:table-cell>
          <table:table-cell table:formula="of:=[.A145]*[.$E$2]*[.D145]" office:value-type="float" office:value="18000000" calcext:value-type="float">
            <text:p>18000000</text:p>
          </table:table-cell>
          <table:table-cell table:formula="of:=[.F145]+[.C145]" office:value-type="float" office:value="502080000" calcext:value-type="float">
            <text:p>502080000</text:p>
          </table:table-cell>
          <table:table-cell table:formula="of:=ROUNDDOWN(([.F145]+[.C145])/1000000000)" office:value-type="float" office:value="0" calcext:value-type="float">
            <text:p>0</text:p>
          </table:table-cell>
          <table:table-cell table:formula="of:=IF([.G145]&gt;=0;MOD([.G145];1000000000);-MOD(-[.G145];1000000000))" office:value-type="float" office:value="502080000" calcext:value-type="float">
            <text:p>502080000</text:p>
          </table:table-cell>
          <table:table-cell table:formula="of:=[.B145]+[.E145]+[.H145]" office:value-type="float" office:value="3502083" calcext:value-type="float">
            <text:p>3502083</text:p>
          </table:table-cell>
          <table:table-cell/>
          <table:table-cell table:formula="of:=[.D145]+[.L144]" office:value-type="float" office:value="19456" calcext:value-type="float">
            <text:p>19456</text:p>
          </table:table-cell>
          <table:table-cell table:formula="of:=[.$E$1]*[.L145]" office:value-type="float" office:value="3502080" calcext:value-type="float">
            <text:p>3502080</text:p>
          </table:table-cell>
          <table:table-cell table:formula="of:=[.J145]-[.M145]" office:value-type="float" office:value="3" calcext:value-type="float">
            <text:p>3</text:p>
          </table:table-cell>
          <table:table-cell table:formula="of:=[.N145]/[.M145]*1000000000" office:value-type="float" office:value="856.633771929825" calcext:value-type="float">
            <text:p>856.633771929825</text:p>
          </table:table-cell>
          <table:table-cell table:number-columns-repeated="1009"/>
        </table:table-row>
        <table:table-row table:style-name="ro1">
          <table:table-cell table:formula="of:=[.A145]" office:value-type="float" office:value="1000" calcext:value-type="float">
            <text:p>1000</text:p>
          </table:table-cell>
          <table:table-cell table:formula="of:=[.J145]" office:value-type="float" office:value="3502083" calcext:value-type="float">
            <text:p>3502083</text:p>
          </table:table-cell>
          <table:table-cell table:formula="of:=[.I145]" office:value-type="float" office:value="502080000" calcext:value-type="float">
            <text:p>502080000</text:p>
          </table:table-cell>
          <table:table-cell table:formula="of:=[.D145]" office:value-type="float" office:value="100" calcext:value-type="float">
            <text:p>100</text:p>
          </table:table-cell>
          <table:table-cell table:formula="of:=[.D146]*[.$E$2]" office:value-type="float" office:value="18000" calcext:value-type="float">
            <text:p>18000</text:p>
          </table:table-cell>
          <table:table-cell table:formula="of:=[.A146]*[.$E$2]*[.D146]" office:value-type="float" office:value="18000000" calcext:value-type="float">
            <text:p>18000000</text:p>
          </table:table-cell>
          <table:table-cell table:formula="of:=[.F146]+[.C146]" office:value-type="float" office:value="520080000" calcext:value-type="float">
            <text:p>520080000</text:p>
          </table:table-cell>
          <table:table-cell table:formula="of:=ROUNDDOWN(([.F146]+[.C146])/1000000000)" office:value-type="float" office:value="0" calcext:value-type="float">
            <text:p>0</text:p>
          </table:table-cell>
          <table:table-cell table:formula="of:=IF([.G146]&gt;=0;MOD([.G146];1000000000);-MOD(-[.G146];1000000000))" office:value-type="float" office:value="520080000" calcext:value-type="float">
            <text:p>520080000</text:p>
          </table:table-cell>
          <table:table-cell table:formula="of:=[.B146]+[.E146]+[.H146]" office:value-type="float" office:value="3520083" calcext:value-type="float">
            <text:p>3520083</text:p>
          </table:table-cell>
          <table:table-cell/>
          <table:table-cell table:formula="of:=[.D146]+[.L145]" office:value-type="float" office:value="19556" calcext:value-type="float">
            <text:p>19556</text:p>
          </table:table-cell>
          <table:table-cell table:formula="of:=[.$E$1]*[.L146]" office:value-type="float" office:value="3520080" calcext:value-type="float">
            <text:p>3520080</text:p>
          </table:table-cell>
          <table:table-cell table:formula="of:=[.J146]-[.M146]" office:value-type="float" office:value="3" calcext:value-type="float">
            <text:p>3</text:p>
          </table:table-cell>
          <table:table-cell table:formula="of:=[.N146]/[.M146]*1000000000" office:value-type="float" office:value="852.25335787823" calcext:value-type="float">
            <text:p>852.25335787823</text:p>
          </table:table-cell>
          <table:table-cell table:number-columns-repeated="1009"/>
        </table:table-row>
        <table:table-row table:style-name="ro1">
          <table:table-cell table:formula="of:=[.A146]" office:value-type="float" office:value="1000" calcext:value-type="float">
            <text:p>1000</text:p>
          </table:table-cell>
          <table:table-cell table:formula="of:=[.J146]" office:value-type="float" office:value="3520083" calcext:value-type="float">
            <text:p>3520083</text:p>
          </table:table-cell>
          <table:table-cell table:formula="of:=[.I146]" office:value-type="float" office:value="520080000" calcext:value-type="float">
            <text:p>520080000</text:p>
          </table:table-cell>
          <table:table-cell table:formula="of:=[.D146]" office:value-type="float" office:value="100" calcext:value-type="float">
            <text:p>100</text:p>
          </table:table-cell>
          <table:table-cell table:formula="of:=[.D147]*[.$E$2]" office:value-type="float" office:value="18000" calcext:value-type="float">
            <text:p>18000</text:p>
          </table:table-cell>
          <table:table-cell table:formula="of:=[.A147]*[.$E$2]*[.D147]" office:value-type="float" office:value="18000000" calcext:value-type="float">
            <text:p>18000000</text:p>
          </table:table-cell>
          <table:table-cell table:formula="of:=[.F147]+[.C147]" office:value-type="float" office:value="538080000" calcext:value-type="float">
            <text:p>538080000</text:p>
          </table:table-cell>
          <table:table-cell table:formula="of:=ROUNDDOWN(([.F147]+[.C147])/1000000000)" office:value-type="float" office:value="0" calcext:value-type="float">
            <text:p>0</text:p>
          </table:table-cell>
          <table:table-cell table:formula="of:=IF([.G147]&gt;=0;MOD([.G147];1000000000);-MOD(-[.G147];1000000000))" office:value-type="float" office:value="538080000" calcext:value-type="float">
            <text:p>538080000</text:p>
          </table:table-cell>
          <table:table-cell table:formula="of:=[.B147]+[.E147]+[.H147]" office:value-type="float" office:value="3538083" calcext:value-type="float">
            <text:p>3538083</text:p>
          </table:table-cell>
          <table:table-cell/>
          <table:table-cell table:formula="of:=[.D147]+[.L146]" office:value-type="float" office:value="19656" calcext:value-type="float">
            <text:p>19656</text:p>
          </table:table-cell>
          <table:table-cell table:formula="of:=[.$E$1]*[.L147]" office:value-type="float" office:value="3538080" calcext:value-type="float">
            <text:p>3538080</text:p>
          </table:table-cell>
          <table:table-cell table:formula="of:=[.J147]-[.M147]" office:value-type="float" office:value="3" calcext:value-type="float">
            <text:p>3</text:p>
          </table:table-cell>
          <table:table-cell table:formula="of:=[.N147]/[.M147]*1000000000" office:value-type="float" office:value="847.917514584181" calcext:value-type="float">
            <text:p>847.917514584181</text:p>
          </table:table-cell>
          <table:table-cell table:number-columns-repeated="1009"/>
        </table:table-row>
        <table:table-row table:style-name="ro1">
          <table:table-cell table:formula="of:=[.A147]" office:value-type="float" office:value="1000" calcext:value-type="float">
            <text:p>1000</text:p>
          </table:table-cell>
          <table:table-cell table:formula="of:=[.J147]" office:value-type="float" office:value="3538083" calcext:value-type="float">
            <text:p>3538083</text:p>
          </table:table-cell>
          <table:table-cell table:formula="of:=[.I147]" office:value-type="float" office:value="538080000" calcext:value-type="float">
            <text:p>538080000</text:p>
          </table:table-cell>
          <table:table-cell table:formula="of:=[.D147]" office:value-type="float" office:value="100" calcext:value-type="float">
            <text:p>100</text:p>
          </table:table-cell>
          <table:table-cell table:formula="of:=[.D148]*[.$E$2]" office:value-type="float" office:value="18000" calcext:value-type="float">
            <text:p>18000</text:p>
          </table:table-cell>
          <table:table-cell table:formula="of:=[.A148]*[.$E$2]*[.D148]" office:value-type="float" office:value="18000000" calcext:value-type="float">
            <text:p>18000000</text:p>
          </table:table-cell>
          <table:table-cell table:formula="of:=[.F148]+[.C148]" office:value-type="float" office:value="556080000" calcext:value-type="float">
            <text:p>556080000</text:p>
          </table:table-cell>
          <table:table-cell table:formula="of:=ROUNDDOWN(([.F148]+[.C148])/1000000000)" office:value-type="float" office:value="0" calcext:value-type="float">
            <text:p>0</text:p>
          </table:table-cell>
          <table:table-cell table:formula="of:=IF([.G148]&gt;=0;MOD([.G148];1000000000);-MOD(-[.G148];1000000000))" office:value-type="float" office:value="556080000" calcext:value-type="float">
            <text:p>556080000</text:p>
          </table:table-cell>
          <table:table-cell table:formula="of:=[.B148]+[.E148]+[.H148]" office:value-type="float" office:value="3556083" calcext:value-type="float">
            <text:p>3556083</text:p>
          </table:table-cell>
          <table:table-cell/>
          <table:table-cell table:formula="of:=[.D148]+[.L147]" office:value-type="float" office:value="19756" calcext:value-type="float">
            <text:p>19756</text:p>
          </table:table-cell>
          <table:table-cell table:formula="of:=[.$E$1]*[.L148]" office:value-type="float" office:value="3556080" calcext:value-type="float">
            <text:p>3556080</text:p>
          </table:table-cell>
          <table:table-cell table:formula="of:=[.J148]-[.M148]" office:value-type="float" office:value="3" calcext:value-type="float">
            <text:p>3</text:p>
          </table:table-cell>
          <table:table-cell table:formula="of:=[.N148]/[.M148]*1000000000" office:value-type="float" office:value="843.625565229129" calcext:value-type="float">
            <text:p>843.625565229129</text:p>
          </table:table-cell>
          <table:table-cell table:number-columns-repeated="1009"/>
        </table:table-row>
        <table:table-row table:style-name="ro1">
          <table:table-cell table:formula="of:=[.A148]" office:value-type="float" office:value="1000" calcext:value-type="float">
            <text:p>1000</text:p>
          </table:table-cell>
          <table:table-cell table:formula="of:=[.J148]" office:value-type="float" office:value="3556083" calcext:value-type="float">
            <text:p>3556083</text:p>
          </table:table-cell>
          <table:table-cell table:formula="of:=[.I148]" office:value-type="float" office:value="556080000" calcext:value-type="float">
            <text:p>556080000</text:p>
          </table:table-cell>
          <table:table-cell table:formula="of:=[.D148]" office:value-type="float" office:value="100" calcext:value-type="float">
            <text:p>100</text:p>
          </table:table-cell>
          <table:table-cell table:formula="of:=[.D149]*[.$E$2]" office:value-type="float" office:value="18000" calcext:value-type="float">
            <text:p>18000</text:p>
          </table:table-cell>
          <table:table-cell table:formula="of:=[.A149]*[.$E$2]*[.D149]" office:value-type="float" office:value="18000000" calcext:value-type="float">
            <text:p>18000000</text:p>
          </table:table-cell>
          <table:table-cell table:formula="of:=[.F149]+[.C149]" office:value-type="float" office:value="574080000" calcext:value-type="float">
            <text:p>574080000</text:p>
          </table:table-cell>
          <table:table-cell table:formula="of:=ROUNDDOWN(([.F149]+[.C149])/1000000000)" office:value-type="float" office:value="0" calcext:value-type="float">
            <text:p>0</text:p>
          </table:table-cell>
          <table:table-cell table:formula="of:=IF([.G149]&gt;=0;MOD([.G149];1000000000);-MOD(-[.G149];1000000000))" office:value-type="float" office:value="574080000" calcext:value-type="float">
            <text:p>574080000</text:p>
          </table:table-cell>
          <table:table-cell table:formula="of:=[.B149]+[.E149]+[.H149]" office:value-type="float" office:value="3574083" calcext:value-type="float">
            <text:p>3574083</text:p>
          </table:table-cell>
          <table:table-cell/>
          <table:table-cell table:formula="of:=[.D149]+[.L148]" office:value-type="float" office:value="19856" calcext:value-type="float">
            <text:p>19856</text:p>
          </table:table-cell>
          <table:table-cell table:formula="of:=[.$E$1]*[.L149]" office:value-type="float" office:value="3574080" calcext:value-type="float">
            <text:p>3574080</text:p>
          </table:table-cell>
          <table:table-cell table:formula="of:=[.J149]-[.M149]" office:value-type="float" office:value="3" calcext:value-type="float">
            <text:p>3</text:p>
          </table:table-cell>
          <table:table-cell table:formula="of:=[.N149]/[.M149]*1000000000" office:value-type="float" office:value="839.376846629063" calcext:value-type="float">
            <text:p>839.376846629063</text:p>
          </table:table-cell>
          <table:table-cell table:number-columns-repeated="1009"/>
        </table:table-row>
        <table:table-row table:style-name="ro1">
          <table:table-cell table:formula="of:=[.A149]" office:value-type="float" office:value="1000" calcext:value-type="float">
            <text:p>1000</text:p>
          </table:table-cell>
          <table:table-cell table:formula="of:=[.J149]" office:value-type="float" office:value="3574083" calcext:value-type="float">
            <text:p>3574083</text:p>
          </table:table-cell>
          <table:table-cell table:formula="of:=[.I149]" office:value-type="float" office:value="574080000" calcext:value-type="float">
            <text:p>574080000</text:p>
          </table:table-cell>
          <table:table-cell table:formula="of:=[.D149]" office:value-type="float" office:value="100" calcext:value-type="float">
            <text:p>100</text:p>
          </table:table-cell>
          <table:table-cell table:formula="of:=[.D150]*[.$E$2]" office:value-type="float" office:value="18000" calcext:value-type="float">
            <text:p>18000</text:p>
          </table:table-cell>
          <table:table-cell table:formula="of:=[.A150]*[.$E$2]*[.D150]" office:value-type="float" office:value="18000000" calcext:value-type="float">
            <text:p>18000000</text:p>
          </table:table-cell>
          <table:table-cell table:formula="of:=[.F150]+[.C150]" office:value-type="float" office:value="592080000" calcext:value-type="float">
            <text:p>592080000</text:p>
          </table:table-cell>
          <table:table-cell table:formula="of:=ROUNDDOWN(([.F150]+[.C150])/1000000000)" office:value-type="float" office:value="0" calcext:value-type="float">
            <text:p>0</text:p>
          </table:table-cell>
          <table:table-cell table:formula="of:=IF([.G150]&gt;=0;MOD([.G150];1000000000);-MOD(-[.G150];1000000000))" office:value-type="float" office:value="592080000" calcext:value-type="float">
            <text:p>592080000</text:p>
          </table:table-cell>
          <table:table-cell table:formula="of:=[.B150]+[.E150]+[.H150]" office:value-type="float" office:value="3592083" calcext:value-type="float">
            <text:p>3592083</text:p>
          </table:table-cell>
          <table:table-cell/>
          <table:table-cell table:formula="of:=[.D150]+[.L149]" office:value-type="float" office:value="19956" calcext:value-type="float">
            <text:p>19956</text:p>
          </table:table-cell>
          <table:table-cell table:formula="of:=[.$E$1]*[.L150]" office:value-type="float" office:value="3592080" calcext:value-type="float">
            <text:p>3592080</text:p>
          </table:table-cell>
          <table:table-cell table:formula="of:=[.J150]-[.M150]" office:value-type="float" office:value="3" calcext:value-type="float">
            <text:p>3</text:p>
          </table:table-cell>
          <table:table-cell table:formula="of:=[.N150]/[.M150]*1000000000" office:value-type="float" office:value="835.170708892898" calcext:value-type="float">
            <text:p>835.170708892898</text:p>
          </table:table-cell>
          <table:table-cell table:number-columns-repeated="1009"/>
        </table:table-row>
        <table:table-row table:style-name="ro1">
          <table:table-cell table:formula="of:=[.A150]" office:value-type="float" office:value="1000" calcext:value-type="float">
            <text:p>1000</text:p>
          </table:table-cell>
          <table:table-cell table:formula="of:=[.J150]" office:value-type="float" office:value="3592083" calcext:value-type="float">
            <text:p>3592083</text:p>
          </table:table-cell>
          <table:table-cell table:formula="of:=[.I150]" office:value-type="float" office:value="592080000" calcext:value-type="float">
            <text:p>592080000</text:p>
          </table:table-cell>
          <table:table-cell table:formula="of:=[.D150]" office:value-type="float" office:value="100" calcext:value-type="float">
            <text:p>100</text:p>
          </table:table-cell>
          <table:table-cell table:formula="of:=[.D151]*[.$E$2]" office:value-type="float" office:value="18000" calcext:value-type="float">
            <text:p>18000</text:p>
          </table:table-cell>
          <table:table-cell table:formula="of:=[.A151]*[.$E$2]*[.D151]" office:value-type="float" office:value="18000000" calcext:value-type="float">
            <text:p>18000000</text:p>
          </table:table-cell>
          <table:table-cell table:formula="of:=[.F151]+[.C151]" office:value-type="float" office:value="610080000" calcext:value-type="float">
            <text:p>610080000</text:p>
          </table:table-cell>
          <table:table-cell table:formula="of:=ROUNDDOWN(([.F151]+[.C151])/1000000000)" office:value-type="float" office:value="0" calcext:value-type="float">
            <text:p>0</text:p>
          </table:table-cell>
          <table:table-cell table:formula="of:=IF([.G151]&gt;=0;MOD([.G151];1000000000);-MOD(-[.G151];1000000000))" office:value-type="float" office:value="610080000" calcext:value-type="float">
            <text:p>610080000</text:p>
          </table:table-cell>
          <table:table-cell table:formula="of:=[.B151]+[.E151]+[.H151]" office:value-type="float" office:value="3610083" calcext:value-type="float">
            <text:p>3610083</text:p>
          </table:table-cell>
          <table:table-cell/>
          <table:table-cell table:formula="of:=[.D151]+[.L150]" office:value-type="float" office:value="20056" calcext:value-type="float">
            <text:p>20056</text:p>
          </table:table-cell>
          <table:table-cell table:formula="of:=[.$E$1]*[.L151]" office:value-type="float" office:value="3610080" calcext:value-type="float">
            <text:p>3610080</text:p>
          </table:table-cell>
          <table:table-cell table:formula="of:=[.J151]-[.M151]" office:value-type="float" office:value="3" calcext:value-type="float">
            <text:p>3</text:p>
          </table:table-cell>
          <table:table-cell table:formula="of:=[.N151]/[.M151]*1000000000" office:value-type="float" office:value="831.006515091078" calcext:value-type="float">
            <text:p>831.006515091078</text:p>
          </table:table-cell>
          <table:table-cell table:number-columns-repeated="1009"/>
        </table:table-row>
        <table:table-row table:style-name="ro1">
          <table:table-cell table:formula="of:=[.A151]" office:value-type="float" office:value="1000" calcext:value-type="float">
            <text:p>1000</text:p>
          </table:table-cell>
          <table:table-cell table:formula="of:=[.J151]" office:value-type="float" office:value="3610083" calcext:value-type="float">
            <text:p>3610083</text:p>
          </table:table-cell>
          <table:table-cell table:formula="of:=[.I151]" office:value-type="float" office:value="610080000" calcext:value-type="float">
            <text:p>610080000</text:p>
          </table:table-cell>
          <table:table-cell table:formula="of:=[.D151]" office:value-type="float" office:value="100" calcext:value-type="float">
            <text:p>100</text:p>
          </table:table-cell>
          <table:table-cell table:formula="of:=[.D152]*[.$E$2]" office:value-type="float" office:value="18000" calcext:value-type="float">
            <text:p>18000</text:p>
          </table:table-cell>
          <table:table-cell table:formula="of:=[.A152]*[.$E$2]*[.D152]" office:value-type="float" office:value="18000000" calcext:value-type="float">
            <text:p>18000000</text:p>
          </table:table-cell>
          <table:table-cell table:formula="of:=[.F152]+[.C152]" office:value-type="float" office:value="628080000" calcext:value-type="float">
            <text:p>628080000</text:p>
          </table:table-cell>
          <table:table-cell table:formula="of:=ROUNDDOWN(([.F152]+[.C152])/1000000000)" office:value-type="float" office:value="0" calcext:value-type="float">
            <text:p>0</text:p>
          </table:table-cell>
          <table:table-cell table:formula="of:=IF([.G152]&gt;=0;MOD([.G152];1000000000);-MOD(-[.G152];1000000000))" office:value-type="float" office:value="628080000" calcext:value-type="float">
            <text:p>628080000</text:p>
          </table:table-cell>
          <table:table-cell table:formula="of:=[.B152]+[.E152]+[.H152]" office:value-type="float" office:value="3628083" calcext:value-type="float">
            <text:p>3628083</text:p>
          </table:table-cell>
          <table:table-cell/>
          <table:table-cell table:formula="of:=[.D152]+[.L151]" office:value-type="float" office:value="20156" calcext:value-type="float">
            <text:p>20156</text:p>
          </table:table-cell>
          <table:table-cell table:formula="of:=[.$E$1]*[.L152]" office:value-type="float" office:value="3628080" calcext:value-type="float">
            <text:p>3628080</text:p>
          </table:table-cell>
          <table:table-cell table:formula="of:=[.J152]-[.M152]" office:value-type="float" office:value="3" calcext:value-type="float">
            <text:p>3</text:p>
          </table:table-cell>
          <table:table-cell table:formula="of:=[.N152]/[.M152]*1000000000" office:value-type="float" office:value="826.883640934048" calcext:value-type="float">
            <text:p>826.883640934048</text:p>
          </table:table-cell>
          <table:table-cell table:number-columns-repeated="1009"/>
        </table:table-row>
        <table:table-row table:style-name="ro1">
          <table:table-cell table:formula="of:=[.A152]" office:value-type="float" office:value="1000" calcext:value-type="float">
            <text:p>1000</text:p>
          </table:table-cell>
          <table:table-cell table:formula="of:=[.J152]" office:value-type="float" office:value="3628083" calcext:value-type="float">
            <text:p>3628083</text:p>
          </table:table-cell>
          <table:table-cell table:formula="of:=[.I152]" office:value-type="float" office:value="628080000" calcext:value-type="float">
            <text:p>628080000</text:p>
          </table:table-cell>
          <table:table-cell table:formula="of:=[.D152]" office:value-type="float" office:value="100" calcext:value-type="float">
            <text:p>100</text:p>
          </table:table-cell>
          <table:table-cell table:formula="of:=[.D153]*[.$E$2]" office:value-type="float" office:value="18000" calcext:value-type="float">
            <text:p>18000</text:p>
          </table:table-cell>
          <table:table-cell table:formula="of:=[.A153]*[.$E$2]*[.D153]" office:value-type="float" office:value="18000000" calcext:value-type="float">
            <text:p>18000000</text:p>
          </table:table-cell>
          <table:table-cell table:formula="of:=[.F153]+[.C153]" office:value-type="float" office:value="646080000" calcext:value-type="float">
            <text:p>646080000</text:p>
          </table:table-cell>
          <table:table-cell table:formula="of:=ROUNDDOWN(([.F153]+[.C153])/1000000000)" office:value-type="float" office:value="0" calcext:value-type="float">
            <text:p>0</text:p>
          </table:table-cell>
          <table:table-cell table:formula="of:=IF([.G153]&gt;=0;MOD([.G153];1000000000);-MOD(-[.G153];1000000000))" office:value-type="float" office:value="646080000" calcext:value-type="float">
            <text:p>646080000</text:p>
          </table:table-cell>
          <table:table-cell table:formula="of:=[.B153]+[.E153]+[.H153]" office:value-type="float" office:value="3646083" calcext:value-type="float">
            <text:p>3646083</text:p>
          </table:table-cell>
          <table:table-cell/>
          <table:table-cell table:formula="of:=[.D153]+[.L152]" office:value-type="float" office:value="20256" calcext:value-type="float">
            <text:p>20256</text:p>
          </table:table-cell>
          <table:table-cell table:formula="of:=[.$E$1]*[.L153]" office:value-type="float" office:value="3646080" calcext:value-type="float">
            <text:p>3646080</text:p>
          </table:table-cell>
          <table:table-cell table:formula="of:=[.J153]-[.M153]" office:value-type="float" office:value="3" calcext:value-type="float">
            <text:p>3</text:p>
          </table:table-cell>
          <table:table-cell table:formula="of:=[.N153]/[.M153]*1000000000" office:value-type="float" office:value="822.801474460242" calcext:value-type="float">
            <text:p>822.801474460242</text:p>
          </table:table-cell>
          <table:table-cell table:number-columns-repeated="1009"/>
        </table:table-row>
        <table:table-row table:style-name="ro1">
          <table:table-cell table:formula="of:=[.A153]" office:value-type="float" office:value="1000" calcext:value-type="float">
            <text:p>1000</text:p>
          </table:table-cell>
          <table:table-cell table:formula="of:=[.J153]" office:value-type="float" office:value="3646083" calcext:value-type="float">
            <text:p>3646083</text:p>
          </table:table-cell>
          <table:table-cell table:formula="of:=[.I153]" office:value-type="float" office:value="646080000" calcext:value-type="float">
            <text:p>646080000</text:p>
          </table:table-cell>
          <table:table-cell table:formula="of:=[.D153]" office:value-type="float" office:value="100" calcext:value-type="float">
            <text:p>100</text:p>
          </table:table-cell>
          <table:table-cell table:formula="of:=[.D154]*[.$E$2]" office:value-type="float" office:value="18000" calcext:value-type="float">
            <text:p>18000</text:p>
          </table:table-cell>
          <table:table-cell table:formula="of:=[.A154]*[.$E$2]*[.D154]" office:value-type="float" office:value="18000000" calcext:value-type="float">
            <text:p>18000000</text:p>
          </table:table-cell>
          <table:table-cell table:formula="of:=[.F154]+[.C154]" office:value-type="float" office:value="664080000" calcext:value-type="float">
            <text:p>664080000</text:p>
          </table:table-cell>
          <table:table-cell table:formula="of:=ROUNDDOWN(([.F154]+[.C154])/1000000000)" office:value-type="float" office:value="0" calcext:value-type="float">
            <text:p>0</text:p>
          </table:table-cell>
          <table:table-cell table:formula="of:=IF([.G154]&gt;=0;MOD([.G154];1000000000);-MOD(-[.G154];1000000000))" office:value-type="float" office:value="664080000" calcext:value-type="float">
            <text:p>664080000</text:p>
          </table:table-cell>
          <table:table-cell table:formula="of:=[.B154]+[.E154]+[.H154]" office:value-type="float" office:value="3664083" calcext:value-type="float">
            <text:p>3664083</text:p>
          </table:table-cell>
          <table:table-cell/>
          <table:table-cell table:formula="of:=[.D154]+[.L153]" office:value-type="float" office:value="20356" calcext:value-type="float">
            <text:p>20356</text:p>
          </table:table-cell>
          <table:table-cell table:formula="of:=[.$E$1]*[.L154]" office:value-type="float" office:value="3664080" calcext:value-type="float">
            <text:p>3664080</text:p>
          </table:table-cell>
          <table:table-cell table:formula="of:=[.J154]-[.M154]" office:value-type="float" office:value="3" calcext:value-type="float">
            <text:p>3</text:p>
          </table:table-cell>
          <table:table-cell table:formula="of:=[.N154]/[.M154]*1000000000" office:value-type="float" office:value="818.759415733281" calcext:value-type="float">
            <text:p>818.759415733281</text:p>
          </table:table-cell>
          <table:table-cell table:number-columns-repeated="1009"/>
        </table:table-row>
        <table:table-row table:style-name="ro1">
          <table:table-cell table:formula="of:=[.A154]" office:value-type="float" office:value="1000" calcext:value-type="float">
            <text:p>1000</text:p>
          </table:table-cell>
          <table:table-cell table:formula="of:=[.J154]" office:value-type="float" office:value="3664083" calcext:value-type="float">
            <text:p>3664083</text:p>
          </table:table-cell>
          <table:table-cell table:formula="of:=[.I154]" office:value-type="float" office:value="664080000" calcext:value-type="float">
            <text:p>664080000</text:p>
          </table:table-cell>
          <table:table-cell table:formula="of:=[.D154]" office:value-type="float" office:value="100" calcext:value-type="float">
            <text:p>100</text:p>
          </table:table-cell>
          <table:table-cell table:formula="of:=[.D155]*[.$E$2]" office:value-type="float" office:value="18000" calcext:value-type="float">
            <text:p>18000</text:p>
          </table:table-cell>
          <table:table-cell table:formula="of:=[.A155]*[.$E$2]*[.D155]" office:value-type="float" office:value="18000000" calcext:value-type="float">
            <text:p>18000000</text:p>
          </table:table-cell>
          <table:table-cell table:formula="of:=[.F155]+[.C155]" office:value-type="float" office:value="682080000" calcext:value-type="float">
            <text:p>682080000</text:p>
          </table:table-cell>
          <table:table-cell table:formula="of:=ROUNDDOWN(([.F155]+[.C155])/1000000000)" office:value-type="float" office:value="0" calcext:value-type="float">
            <text:p>0</text:p>
          </table:table-cell>
          <table:table-cell table:formula="of:=IF([.G155]&gt;=0;MOD([.G155];1000000000);-MOD(-[.G155];1000000000))" office:value-type="float" office:value="682080000" calcext:value-type="float">
            <text:p>682080000</text:p>
          </table:table-cell>
          <table:table-cell table:formula="of:=[.B155]+[.E155]+[.H155]" office:value-type="float" office:value="3682083" calcext:value-type="float">
            <text:p>3682083</text:p>
          </table:table-cell>
          <table:table-cell/>
          <table:table-cell table:formula="of:=[.D155]+[.L154]" office:value-type="float" office:value="20456" calcext:value-type="float">
            <text:p>20456</text:p>
          </table:table-cell>
          <table:table-cell table:formula="of:=[.$E$1]*[.L155]" office:value-type="float" office:value="3682080" calcext:value-type="float">
            <text:p>3682080</text:p>
          </table:table-cell>
          <table:table-cell table:formula="of:=[.J155]-[.M155]" office:value-type="float" office:value="3" calcext:value-type="float">
            <text:p>3</text:p>
          </table:table-cell>
          <table:table-cell table:formula="of:=[.N155]/[.M155]*1000000000" office:value-type="float" office:value="814.756876548038" calcext:value-type="float">
            <text:p>814.756876548038</text:p>
          </table:table-cell>
          <table:table-cell table:number-columns-repeated="1009"/>
        </table:table-row>
        <table:table-row table:style-name="ro1">
          <table:table-cell table:formula="of:=[.A155]" office:value-type="float" office:value="1000" calcext:value-type="float">
            <text:p>1000</text:p>
          </table:table-cell>
          <table:table-cell table:formula="of:=[.J155]" office:value-type="float" office:value="3682083" calcext:value-type="float">
            <text:p>3682083</text:p>
          </table:table-cell>
          <table:table-cell table:formula="of:=[.I155]" office:value-type="float" office:value="682080000" calcext:value-type="float">
            <text:p>682080000</text:p>
          </table:table-cell>
          <table:table-cell table:formula="of:=[.D155]" office:value-type="float" office:value="100" calcext:value-type="float">
            <text:p>100</text:p>
          </table:table-cell>
          <table:table-cell table:formula="of:=[.D156]*[.$E$2]" office:value-type="float" office:value="18000" calcext:value-type="float">
            <text:p>18000</text:p>
          </table:table-cell>
          <table:table-cell table:formula="of:=[.A156]*[.$E$2]*[.D156]" office:value-type="float" office:value="18000000" calcext:value-type="float">
            <text:p>18000000</text:p>
          </table:table-cell>
          <table:table-cell table:formula="of:=[.F156]+[.C156]" office:value-type="float" office:value="700080000" calcext:value-type="float">
            <text:p>700080000</text:p>
          </table:table-cell>
          <table:table-cell table:formula="of:=ROUNDDOWN(([.F156]+[.C156])/1000000000)" office:value-type="float" office:value="0" calcext:value-type="float">
            <text:p>0</text:p>
          </table:table-cell>
          <table:table-cell table:formula="of:=IF([.G156]&gt;=0;MOD([.G156];1000000000);-MOD(-[.G156];1000000000))" office:value-type="float" office:value="700080000" calcext:value-type="float">
            <text:p>700080000</text:p>
          </table:table-cell>
          <table:table-cell table:formula="of:=[.B156]+[.E156]+[.H156]" office:value-type="float" office:value="3700083" calcext:value-type="float">
            <text:p>3700083</text:p>
          </table:table-cell>
          <table:table-cell/>
          <table:table-cell table:formula="of:=[.D156]+[.L155]" office:value-type="float" office:value="20556" calcext:value-type="float">
            <text:p>20556</text:p>
          </table:table-cell>
          <table:table-cell table:formula="of:=[.$E$1]*[.L156]" office:value-type="float" office:value="3700080" calcext:value-type="float">
            <text:p>3700080</text:p>
          </table:table-cell>
          <table:table-cell table:formula="of:=[.J156]-[.M156]" office:value-type="float" office:value="3" calcext:value-type="float">
            <text:p>3</text:p>
          </table:table-cell>
          <table:table-cell table:formula="of:=[.N156]/[.M156]*1000000000" office:value-type="float" office:value="810.793280145294" calcext:value-type="float">
            <text:p>810.793280145294</text:p>
          </table:table-cell>
          <table:table-cell table:number-columns-repeated="1009"/>
        </table:table-row>
        <table:table-row table:style-name="ro1">
          <table:table-cell table:formula="of:=[.A156]" office:value-type="float" office:value="1000" calcext:value-type="float">
            <text:p>1000</text:p>
          </table:table-cell>
          <table:table-cell table:formula="of:=[.J156]" office:value-type="float" office:value="3700083" calcext:value-type="float">
            <text:p>3700083</text:p>
          </table:table-cell>
          <table:table-cell table:formula="of:=[.I156]" office:value-type="float" office:value="700080000" calcext:value-type="float">
            <text:p>700080000</text:p>
          </table:table-cell>
          <table:table-cell table:formula="of:=[.D156]" office:value-type="float" office:value="100" calcext:value-type="float">
            <text:p>100</text:p>
          </table:table-cell>
          <table:table-cell table:formula="of:=[.D157]*[.$E$2]" office:value-type="float" office:value="18000" calcext:value-type="float">
            <text:p>18000</text:p>
          </table:table-cell>
          <table:table-cell table:formula="of:=[.A157]*[.$E$2]*[.D157]" office:value-type="float" office:value="18000000" calcext:value-type="float">
            <text:p>18000000</text:p>
          </table:table-cell>
          <table:table-cell table:formula="of:=[.F157]+[.C157]" office:value-type="float" office:value="718080000" calcext:value-type="float">
            <text:p>718080000</text:p>
          </table:table-cell>
          <table:table-cell table:formula="of:=ROUNDDOWN(([.F157]+[.C157])/1000000000)" office:value-type="float" office:value="0" calcext:value-type="float">
            <text:p>0</text:p>
          </table:table-cell>
          <table:table-cell table:formula="of:=IF([.G157]&gt;=0;MOD([.G157];1000000000);-MOD(-[.G157];1000000000))" office:value-type="float" office:value="718080000" calcext:value-type="float">
            <text:p>718080000</text:p>
          </table:table-cell>
          <table:table-cell table:formula="of:=[.B157]+[.E157]+[.H157]" office:value-type="float" office:value="3718083" calcext:value-type="float">
            <text:p>3718083</text:p>
          </table:table-cell>
          <table:table-cell/>
          <table:table-cell table:formula="of:=[.D157]+[.L156]" office:value-type="float" office:value="20656" calcext:value-type="float">
            <text:p>20656</text:p>
          </table:table-cell>
          <table:table-cell table:formula="of:=[.$E$1]*[.L157]" office:value-type="float" office:value="3718080" calcext:value-type="float">
            <text:p>3718080</text:p>
          </table:table-cell>
          <table:table-cell table:formula="of:=[.J157]-[.M157]" office:value-type="float" office:value="3" calcext:value-type="float">
            <text:p>3</text:p>
          </table:table-cell>
          <table:table-cell table:formula="of:=[.N157]/[.M157]*1000000000" office:value-type="float" office:value="806.868060934676" calcext:value-type="float">
            <text:p>806.868060934676</text:p>
          </table:table-cell>
          <table:table-cell table:number-columns-repeated="1009"/>
        </table:table-row>
        <table:table-row table:style-name="ro1">
          <table:table-cell table:formula="of:=[.A157]" office:value-type="float" office:value="1000" calcext:value-type="float">
            <text:p>1000</text:p>
          </table:table-cell>
          <table:table-cell table:formula="of:=[.J157]" office:value-type="float" office:value="3718083" calcext:value-type="float">
            <text:p>3718083</text:p>
          </table:table-cell>
          <table:table-cell table:formula="of:=[.I157]" office:value-type="float" office:value="718080000" calcext:value-type="float">
            <text:p>718080000</text:p>
          </table:table-cell>
          <table:table-cell table:formula="of:=[.D157]" office:value-type="float" office:value="100" calcext:value-type="float">
            <text:p>100</text:p>
          </table:table-cell>
          <table:table-cell table:formula="of:=[.D158]*[.$E$2]" office:value-type="float" office:value="18000" calcext:value-type="float">
            <text:p>18000</text:p>
          </table:table-cell>
          <table:table-cell table:formula="of:=[.A158]*[.$E$2]*[.D158]" office:value-type="float" office:value="18000000" calcext:value-type="float">
            <text:p>18000000</text:p>
          </table:table-cell>
          <table:table-cell table:formula="of:=[.F158]+[.C158]" office:value-type="float" office:value="736080000" calcext:value-type="float">
            <text:p>736080000</text:p>
          </table:table-cell>
          <table:table-cell table:formula="of:=ROUNDDOWN(([.F158]+[.C158])/1000000000)" office:value-type="float" office:value="0" calcext:value-type="float">
            <text:p>0</text:p>
          </table:table-cell>
          <table:table-cell table:formula="of:=IF([.G158]&gt;=0;MOD([.G158];1000000000);-MOD(-[.G158];1000000000))" office:value-type="float" office:value="736080000" calcext:value-type="float">
            <text:p>736080000</text:p>
          </table:table-cell>
          <table:table-cell table:formula="of:=[.B158]+[.E158]+[.H158]" office:value-type="float" office:value="3736083" calcext:value-type="float">
            <text:p>3736083</text:p>
          </table:table-cell>
          <table:table-cell/>
          <table:table-cell table:formula="of:=[.D158]+[.L157]" office:value-type="float" office:value="20756" calcext:value-type="float">
            <text:p>20756</text:p>
          </table:table-cell>
          <table:table-cell table:formula="of:=[.$E$1]*[.L158]" office:value-type="float" office:value="3736080" calcext:value-type="float">
            <text:p>3736080</text:p>
          </table:table-cell>
          <table:table-cell table:formula="of:=[.J158]-[.M158]" office:value-type="float" office:value="3" calcext:value-type="float">
            <text:p>3</text:p>
          </table:table-cell>
          <table:table-cell table:formula="of:=[.N158]/[.M158]*1000000000" office:value-type="float" office:value="802.980664225606" calcext:value-type="float">
            <text:p>802.980664225606</text:p>
          </table:table-cell>
          <table:table-cell table:number-columns-repeated="1009"/>
        </table:table-row>
        <table:table-row table:style-name="ro1">
          <table:table-cell table:formula="of:=[.A158]" office:value-type="float" office:value="1000" calcext:value-type="float">
            <text:p>1000</text:p>
          </table:table-cell>
          <table:table-cell table:formula="of:=[.J158]" office:value-type="float" office:value="3736083" calcext:value-type="float">
            <text:p>3736083</text:p>
          </table:table-cell>
          <table:table-cell table:formula="of:=[.I158]" office:value-type="float" office:value="736080000" calcext:value-type="float">
            <text:p>736080000</text:p>
          </table:table-cell>
          <table:table-cell table:formula="of:=[.D158]" office:value-type="float" office:value="100" calcext:value-type="float">
            <text:p>100</text:p>
          </table:table-cell>
          <table:table-cell table:formula="of:=[.D159]*[.$E$2]" office:value-type="float" office:value="18000" calcext:value-type="float">
            <text:p>18000</text:p>
          </table:table-cell>
          <table:table-cell table:formula="of:=[.A159]*[.$E$2]*[.D159]" office:value-type="float" office:value="18000000" calcext:value-type="float">
            <text:p>18000000</text:p>
          </table:table-cell>
          <table:table-cell table:formula="of:=[.F159]+[.C159]" office:value-type="float" office:value="754080000" calcext:value-type="float">
            <text:p>754080000</text:p>
          </table:table-cell>
          <table:table-cell table:formula="of:=ROUNDDOWN(([.F159]+[.C159])/1000000000)" office:value-type="float" office:value="0" calcext:value-type="float">
            <text:p>0</text:p>
          </table:table-cell>
          <table:table-cell table:formula="of:=IF([.G159]&gt;=0;MOD([.G159];1000000000);-MOD(-[.G159];1000000000))" office:value-type="float" office:value="754080000" calcext:value-type="float">
            <text:p>754080000</text:p>
          </table:table-cell>
          <table:table-cell table:formula="of:=[.B159]+[.E159]+[.H159]" office:value-type="float" office:value="3754083" calcext:value-type="float">
            <text:p>3754083</text:p>
          </table:table-cell>
          <table:table-cell/>
          <table:table-cell table:formula="of:=[.D159]+[.L158]" office:value-type="float" office:value="20856" calcext:value-type="float">
            <text:p>20856</text:p>
          </table:table-cell>
          <table:table-cell table:formula="of:=[.$E$1]*[.L159]" office:value-type="float" office:value="3754080" calcext:value-type="float">
            <text:p>3754080</text:p>
          </table:table-cell>
          <table:table-cell table:formula="of:=[.J159]-[.M159]" office:value-type="float" office:value="3" calcext:value-type="float">
            <text:p>3</text:p>
          </table:table-cell>
          <table:table-cell table:formula="of:=[.N159]/[.M159]*1000000000" office:value-type="float" office:value="799.130545965989" calcext:value-type="float">
            <text:p>799.130545965989</text:p>
          </table:table-cell>
          <table:table-cell table:number-columns-repeated="1009"/>
        </table:table-row>
        <table:table-row table:style-name="ro1">
          <table:table-cell table:formula="of:=[.A159]" office:value-type="float" office:value="1000" calcext:value-type="float">
            <text:p>1000</text:p>
          </table:table-cell>
          <table:table-cell table:formula="of:=[.J159]" office:value-type="float" office:value="3754083" calcext:value-type="float">
            <text:p>3754083</text:p>
          </table:table-cell>
          <table:table-cell table:formula="of:=[.I159]" office:value-type="float" office:value="754080000" calcext:value-type="float">
            <text:p>754080000</text:p>
          </table:table-cell>
          <table:table-cell table:formula="of:=[.D159]" office:value-type="float" office:value="100" calcext:value-type="float">
            <text:p>100</text:p>
          </table:table-cell>
          <table:table-cell table:formula="of:=[.D160]*[.$E$2]" office:value-type="float" office:value="18000" calcext:value-type="float">
            <text:p>18000</text:p>
          </table:table-cell>
          <table:table-cell table:formula="of:=[.A160]*[.$E$2]*[.D160]" office:value-type="float" office:value="18000000" calcext:value-type="float">
            <text:p>18000000</text:p>
          </table:table-cell>
          <table:table-cell table:formula="of:=[.F160]+[.C160]" office:value-type="float" office:value="772080000" calcext:value-type="float">
            <text:p>772080000</text:p>
          </table:table-cell>
          <table:table-cell table:formula="of:=ROUNDDOWN(([.F160]+[.C160])/1000000000)" office:value-type="float" office:value="0" calcext:value-type="float">
            <text:p>0</text:p>
          </table:table-cell>
          <table:table-cell table:formula="of:=IF([.G160]&gt;=0;MOD([.G160];1000000000);-MOD(-[.G160];1000000000))" office:value-type="float" office:value="772080000" calcext:value-type="float">
            <text:p>772080000</text:p>
          </table:table-cell>
          <table:table-cell table:formula="of:=[.B160]+[.E160]+[.H160]" office:value-type="float" office:value="3772083" calcext:value-type="float">
            <text:p>3772083</text:p>
          </table:table-cell>
          <table:table-cell/>
          <table:table-cell table:formula="of:=[.D160]+[.L159]" office:value-type="float" office:value="20956" calcext:value-type="float">
            <text:p>20956</text:p>
          </table:table-cell>
          <table:table-cell table:formula="of:=[.$E$1]*[.L160]" office:value-type="float" office:value="3772080" calcext:value-type="float">
            <text:p>3772080</text:p>
          </table:table-cell>
          <table:table-cell table:formula="of:=[.J160]-[.M160]" office:value-type="float" office:value="3" calcext:value-type="float">
            <text:p>3</text:p>
          </table:table-cell>
          <table:table-cell table:formula="of:=[.N160]/[.M160]*1000000000" office:value-type="float" office:value="795.317172488388" calcext:value-type="float">
            <text:p>795.317172488388</text:p>
          </table:table-cell>
          <table:table-cell table:number-columns-repeated="1009"/>
        </table:table-row>
        <table:table-row table:style-name="ro1">
          <table:table-cell table:formula="of:=[.A160]" office:value-type="float" office:value="1000" calcext:value-type="float">
            <text:p>1000</text:p>
          </table:table-cell>
          <table:table-cell table:formula="of:=[.J160]" office:value-type="float" office:value="3772083" calcext:value-type="float">
            <text:p>3772083</text:p>
          </table:table-cell>
          <table:table-cell table:formula="of:=[.I160]" office:value-type="float" office:value="772080000" calcext:value-type="float">
            <text:p>772080000</text:p>
          </table:table-cell>
          <table:table-cell table:formula="of:=[.D160]" office:value-type="float" office:value="100" calcext:value-type="float">
            <text:p>100</text:p>
          </table:table-cell>
          <table:table-cell table:formula="of:=[.D161]*[.$E$2]" office:value-type="float" office:value="18000" calcext:value-type="float">
            <text:p>18000</text:p>
          </table:table-cell>
          <table:table-cell table:formula="of:=[.A161]*[.$E$2]*[.D161]" office:value-type="float" office:value="18000000" calcext:value-type="float">
            <text:p>18000000</text:p>
          </table:table-cell>
          <table:table-cell table:formula="of:=[.F161]+[.C161]" office:value-type="float" office:value="790080000" calcext:value-type="float">
            <text:p>790080000</text:p>
          </table:table-cell>
          <table:table-cell table:formula="of:=ROUNDDOWN(([.F161]+[.C161])/1000000000)" office:value-type="float" office:value="0" calcext:value-type="float">
            <text:p>0</text:p>
          </table:table-cell>
          <table:table-cell table:formula="of:=IF([.G161]&gt;=0;MOD([.G161];1000000000);-MOD(-[.G161];1000000000))" office:value-type="float" office:value="790080000" calcext:value-type="float">
            <text:p>790080000</text:p>
          </table:table-cell>
          <table:table-cell table:formula="of:=[.B161]+[.E161]+[.H161]" office:value-type="float" office:value="3790083" calcext:value-type="float">
            <text:p>3790083</text:p>
          </table:table-cell>
          <table:table-cell/>
          <table:table-cell table:formula="of:=[.D161]+[.L160]" office:value-type="float" office:value="21056" calcext:value-type="float">
            <text:p>21056</text:p>
          </table:table-cell>
          <table:table-cell table:formula="of:=[.$E$1]*[.L161]" office:value-type="float" office:value="3790080" calcext:value-type="float">
            <text:p>3790080</text:p>
          </table:table-cell>
          <table:table-cell table:formula="of:=[.J161]-[.M161]" office:value-type="float" office:value="3" calcext:value-type="float">
            <text:p>3</text:p>
          </table:table-cell>
          <table:table-cell table:formula="of:=[.N161]/[.M161]*1000000000" office:value-type="float" office:value="791.540020263424" calcext:value-type="float">
            <text:p>791.540020263424</text:p>
          </table:table-cell>
          <table:table-cell table:number-columns-repeated="1009"/>
        </table:table-row>
        <table:table-row table:style-name="ro1">
          <table:table-cell table:formula="of:=[.A161]" office:value-type="float" office:value="1000" calcext:value-type="float">
            <text:p>1000</text:p>
          </table:table-cell>
          <table:table-cell table:formula="of:=[.J161]" office:value-type="float" office:value="3790083" calcext:value-type="float">
            <text:p>3790083</text:p>
          </table:table-cell>
          <table:table-cell table:formula="of:=[.I161]" office:value-type="float" office:value="790080000" calcext:value-type="float">
            <text:p>790080000</text:p>
          </table:table-cell>
          <table:table-cell table:formula="of:=[.D161]" office:value-type="float" office:value="100" calcext:value-type="float">
            <text:p>100</text:p>
          </table:table-cell>
          <table:table-cell table:formula="of:=[.D162]*[.$E$2]" office:value-type="float" office:value="18000" calcext:value-type="float">
            <text:p>18000</text:p>
          </table:table-cell>
          <table:table-cell table:formula="of:=[.A162]*[.$E$2]*[.D162]" office:value-type="float" office:value="18000000" calcext:value-type="float">
            <text:p>18000000</text:p>
          </table:table-cell>
          <table:table-cell table:formula="of:=[.F162]+[.C162]" office:value-type="float" office:value="808080000" calcext:value-type="float">
            <text:p>808080000</text:p>
          </table:table-cell>
          <table:table-cell table:formula="of:=ROUNDDOWN(([.F162]+[.C162])/1000000000)" office:value-type="float" office:value="0" calcext:value-type="float">
            <text:p>0</text:p>
          </table:table-cell>
          <table:table-cell table:formula="of:=IF([.G162]&gt;=0;MOD([.G162];1000000000);-MOD(-[.G162];1000000000))" office:value-type="float" office:value="808080000" calcext:value-type="float">
            <text:p>808080000</text:p>
          </table:table-cell>
          <table:table-cell table:formula="of:=[.B162]+[.E162]+[.H162]" office:value-type="float" office:value="3808083" calcext:value-type="float">
            <text:p>3808083</text:p>
          </table:table-cell>
          <table:table-cell/>
          <table:table-cell table:formula="of:=[.D162]+[.L161]" office:value-type="float" office:value="21156" calcext:value-type="float">
            <text:p>21156</text:p>
          </table:table-cell>
          <table:table-cell table:formula="of:=[.$E$1]*[.L162]" office:value-type="float" office:value="3808080" calcext:value-type="float">
            <text:p>3808080</text:p>
          </table:table-cell>
          <table:table-cell table:formula="of:=[.J162]-[.M162]" office:value-type="float" office:value="3" calcext:value-type="float">
            <text:p>3</text:p>
          </table:table-cell>
          <table:table-cell table:formula="of:=[.N162]/[.M162]*1000000000" office:value-type="float" office:value="787.798575660175" calcext:value-type="float">
            <text:p>787.798575660175</text:p>
          </table:table-cell>
          <table:table-cell table:number-columns-repeated="1009"/>
        </table:table-row>
        <table:table-row table:style-name="ro1">
          <table:table-cell table:formula="of:=[.A162]" office:value-type="float" office:value="1000" calcext:value-type="float">
            <text:p>1000</text:p>
          </table:table-cell>
          <table:table-cell table:formula="of:=[.J162]" office:value-type="float" office:value="3808083" calcext:value-type="float">
            <text:p>3808083</text:p>
          </table:table-cell>
          <table:table-cell table:formula="of:=[.I162]" office:value-type="float" office:value="808080000" calcext:value-type="float">
            <text:p>808080000</text:p>
          </table:table-cell>
          <table:table-cell table:formula="of:=[.D162]" office:value-type="float" office:value="100" calcext:value-type="float">
            <text:p>100</text:p>
          </table:table-cell>
          <table:table-cell table:formula="of:=[.D163]*[.$E$2]" office:value-type="float" office:value="18000" calcext:value-type="float">
            <text:p>18000</text:p>
          </table:table-cell>
          <table:table-cell table:formula="of:=[.A163]*[.$E$2]*[.D163]" office:value-type="float" office:value="18000000" calcext:value-type="float">
            <text:p>18000000</text:p>
          </table:table-cell>
          <table:table-cell table:formula="of:=[.F163]+[.C163]" office:value-type="float" office:value="826080000" calcext:value-type="float">
            <text:p>826080000</text:p>
          </table:table-cell>
          <table:table-cell table:formula="of:=ROUNDDOWN(([.F163]+[.C163])/1000000000)" office:value-type="float" office:value="0" calcext:value-type="float">
            <text:p>0</text:p>
          </table:table-cell>
          <table:table-cell table:formula="of:=IF([.G163]&gt;=0;MOD([.G163];1000000000);-MOD(-[.G163];1000000000))" office:value-type="float" office:value="826080000" calcext:value-type="float">
            <text:p>826080000</text:p>
          </table:table-cell>
          <table:table-cell table:formula="of:=[.B163]+[.E163]+[.H163]" office:value-type="float" office:value="3826083" calcext:value-type="float">
            <text:p>3826083</text:p>
          </table:table-cell>
          <table:table-cell/>
          <table:table-cell table:formula="of:=[.D163]+[.L162]" office:value-type="float" office:value="21256" calcext:value-type="float">
            <text:p>21256</text:p>
          </table:table-cell>
          <table:table-cell table:formula="of:=[.$E$1]*[.L163]" office:value-type="float" office:value="3826080" calcext:value-type="float">
            <text:p>3826080</text:p>
          </table:table-cell>
          <table:table-cell table:formula="of:=[.J163]-[.M163]" office:value-type="float" office:value="3" calcext:value-type="float">
            <text:p>3</text:p>
          </table:table-cell>
          <table:table-cell table:formula="of:=[.N163]/[.M163]*1000000000" office:value-type="float" office:value="784.092334713336" calcext:value-type="float">
            <text:p>784.092334713336</text:p>
          </table:table-cell>
          <table:table-cell table:number-columns-repeated="1009"/>
        </table:table-row>
        <table:table-row table:style-name="ro1">
          <table:table-cell table:formula="of:=[.A163]" office:value-type="float" office:value="1000" calcext:value-type="float">
            <text:p>1000</text:p>
          </table:table-cell>
          <table:table-cell table:formula="of:=[.J163]" office:value-type="float" office:value="3826083" calcext:value-type="float">
            <text:p>3826083</text:p>
          </table:table-cell>
          <table:table-cell table:formula="of:=[.I163]" office:value-type="float" office:value="826080000" calcext:value-type="float">
            <text:p>826080000</text:p>
          </table:table-cell>
          <table:table-cell table:formula="of:=[.D163]" office:value-type="float" office:value="100" calcext:value-type="float">
            <text:p>100</text:p>
          </table:table-cell>
          <table:table-cell table:formula="of:=[.D164]*[.$E$2]" office:value-type="float" office:value="18000" calcext:value-type="float">
            <text:p>18000</text:p>
          </table:table-cell>
          <table:table-cell table:formula="of:=[.A164]*[.$E$2]*[.D164]" office:value-type="float" office:value="18000000" calcext:value-type="float">
            <text:p>18000000</text:p>
          </table:table-cell>
          <table:table-cell table:formula="of:=[.F164]+[.C164]" office:value-type="float" office:value="844080000" calcext:value-type="float">
            <text:p>844080000</text:p>
          </table:table-cell>
          <table:table-cell table:formula="of:=ROUNDDOWN(([.F164]+[.C164])/1000000000)" office:value-type="float" office:value="0" calcext:value-type="float">
            <text:p>0</text:p>
          </table:table-cell>
          <table:table-cell table:formula="of:=IF([.G164]&gt;=0;MOD([.G164];1000000000);-MOD(-[.G164];1000000000))" office:value-type="float" office:value="844080000" calcext:value-type="float">
            <text:p>844080000</text:p>
          </table:table-cell>
          <table:table-cell table:formula="of:=[.B164]+[.E164]+[.H164]" office:value-type="float" office:value="3844083" calcext:value-type="float">
            <text:p>3844083</text:p>
          </table:table-cell>
          <table:table-cell/>
          <table:table-cell table:formula="of:=[.D164]+[.L163]" office:value-type="float" office:value="21356" calcext:value-type="float">
            <text:p>21356</text:p>
          </table:table-cell>
          <table:table-cell table:formula="of:=[.$E$1]*[.L164]" office:value-type="float" office:value="3844080" calcext:value-type="float">
            <text:p>3844080</text:p>
          </table:table-cell>
          <table:table-cell table:formula="of:=[.J164]-[.M164]" office:value-type="float" office:value="3" calcext:value-type="float">
            <text:p>3</text:p>
          </table:table-cell>
          <table:table-cell table:formula="of:=[.N164]/[.M164]*1000000000" office:value-type="float" office:value="780.420802896922" calcext:value-type="float">
            <text:p>780.420802896922</text:p>
          </table:table-cell>
          <table:table-cell table:number-columns-repeated="1009"/>
        </table:table-row>
        <table:table-row table:style-name="ro1">
          <table:table-cell table:formula="of:=[.A164]" office:value-type="float" office:value="1000" calcext:value-type="float">
            <text:p>1000</text:p>
          </table:table-cell>
          <table:table-cell table:formula="of:=[.J164]" office:value-type="float" office:value="3844083" calcext:value-type="float">
            <text:p>3844083</text:p>
          </table:table-cell>
          <table:table-cell table:formula="of:=[.I164]" office:value-type="float" office:value="844080000" calcext:value-type="float">
            <text:p>844080000</text:p>
          </table:table-cell>
          <table:table-cell table:formula="of:=[.D164]" office:value-type="float" office:value="100" calcext:value-type="float">
            <text:p>100</text:p>
          </table:table-cell>
          <table:table-cell table:formula="of:=[.D165]*[.$E$2]" office:value-type="float" office:value="18000" calcext:value-type="float">
            <text:p>18000</text:p>
          </table:table-cell>
          <table:table-cell table:formula="of:=[.A165]*[.$E$2]*[.D165]" office:value-type="float" office:value="18000000" calcext:value-type="float">
            <text:p>18000000</text:p>
          </table:table-cell>
          <table:table-cell table:formula="of:=[.F165]+[.C165]" office:value-type="float" office:value="862080000" calcext:value-type="float">
            <text:p>862080000</text:p>
          </table:table-cell>
          <table:table-cell table:formula="of:=ROUNDDOWN(([.F165]+[.C165])/1000000000)" office:value-type="float" office:value="0" calcext:value-type="float">
            <text:p>0</text:p>
          </table:table-cell>
          <table:table-cell table:formula="of:=IF([.G165]&gt;=0;MOD([.G165];1000000000);-MOD(-[.G165];1000000000))" office:value-type="float" office:value="862080000" calcext:value-type="float">
            <text:p>862080000</text:p>
          </table:table-cell>
          <table:table-cell table:formula="of:=[.B165]+[.E165]+[.H165]" office:value-type="float" office:value="3862083" calcext:value-type="float">
            <text:p>3862083</text:p>
          </table:table-cell>
          <table:table-cell/>
          <table:table-cell table:formula="of:=[.D165]+[.L164]" office:value-type="float" office:value="21456" calcext:value-type="float">
            <text:p>21456</text:p>
          </table:table-cell>
          <table:table-cell table:formula="of:=[.$E$1]*[.L165]" office:value-type="float" office:value="3862080" calcext:value-type="float">
            <text:p>3862080</text:p>
          </table:table-cell>
          <table:table-cell table:formula="of:=[.J165]-[.M165]" office:value-type="float" office:value="3" calcext:value-type="float">
            <text:p>3</text:p>
          </table:table-cell>
          <table:table-cell table:formula="of:=[.N165]/[.M165]*1000000000" office:value-type="float" office:value="776.7834949043" calcext:value-type="float">
            <text:p>776.7834949043</text:p>
          </table:table-cell>
          <table:table-cell table:number-columns-repeated="1009"/>
        </table:table-row>
        <table:table-row table:style-name="ro1">
          <table:table-cell table:formula="of:=[.A165]" office:value-type="float" office:value="1000" calcext:value-type="float">
            <text:p>1000</text:p>
          </table:table-cell>
          <table:table-cell table:formula="of:=[.J165]" office:value-type="float" office:value="3862083" calcext:value-type="float">
            <text:p>3862083</text:p>
          </table:table-cell>
          <table:table-cell table:formula="of:=[.I165]" office:value-type="float" office:value="862080000" calcext:value-type="float">
            <text:p>862080000</text:p>
          </table:table-cell>
          <table:table-cell table:formula="of:=[.D165]" office:value-type="float" office:value="100" calcext:value-type="float">
            <text:p>100</text:p>
          </table:table-cell>
          <table:table-cell table:formula="of:=[.D166]*[.$E$2]" office:value-type="float" office:value="18000" calcext:value-type="float">
            <text:p>18000</text:p>
          </table:table-cell>
          <table:table-cell table:formula="of:=[.A166]*[.$E$2]*[.D166]" office:value-type="float" office:value="18000000" calcext:value-type="float">
            <text:p>18000000</text:p>
          </table:table-cell>
          <table:table-cell table:formula="of:=[.F166]+[.C166]" office:value-type="float" office:value="880080000" calcext:value-type="float">
            <text:p>880080000</text:p>
          </table:table-cell>
          <table:table-cell table:formula="of:=ROUNDDOWN(([.F166]+[.C166])/1000000000)" office:value-type="float" office:value="0" calcext:value-type="float">
            <text:p>0</text:p>
          </table:table-cell>
          <table:table-cell table:formula="of:=IF([.G166]&gt;=0;MOD([.G166];1000000000);-MOD(-[.G166];1000000000))" office:value-type="float" office:value="880080000" calcext:value-type="float">
            <text:p>880080000</text:p>
          </table:table-cell>
          <table:table-cell table:formula="of:=[.B166]+[.E166]+[.H166]" office:value-type="float" office:value="3880083" calcext:value-type="float">
            <text:p>3880083</text:p>
          </table:table-cell>
          <table:table-cell/>
          <table:table-cell table:formula="of:=[.D166]+[.L165]" office:value-type="float" office:value="21556" calcext:value-type="float">
            <text:p>21556</text:p>
          </table:table-cell>
          <table:table-cell table:formula="of:=[.$E$1]*[.L166]" office:value-type="float" office:value="3880080" calcext:value-type="float">
            <text:p>3880080</text:p>
          </table:table-cell>
          <table:table-cell table:formula="of:=[.J166]-[.M166]" office:value-type="float" office:value="3" calcext:value-type="float">
            <text:p>3</text:p>
          </table:table-cell>
          <table:table-cell table:formula="of:=[.N166]/[.M166]*1000000000" office:value-type="float" office:value="773.179934434342" calcext:value-type="float">
            <text:p>773.179934434342</text:p>
          </table:table-cell>
          <table:table-cell table:number-columns-repeated="1009"/>
        </table:table-row>
        <table:table-row table:style-name="ro1">
          <table:table-cell table:formula="of:=[.A166]" office:value-type="float" office:value="1000" calcext:value-type="float">
            <text:p>1000</text:p>
          </table:table-cell>
          <table:table-cell table:formula="of:=[.J166]" office:value-type="float" office:value="3880083" calcext:value-type="float">
            <text:p>3880083</text:p>
          </table:table-cell>
          <table:table-cell table:formula="of:=[.I166]" office:value-type="float" office:value="880080000" calcext:value-type="float">
            <text:p>880080000</text:p>
          </table:table-cell>
          <table:table-cell table:formula="of:=[.D166]" office:value-type="float" office:value="100" calcext:value-type="float">
            <text:p>100</text:p>
          </table:table-cell>
          <table:table-cell table:formula="of:=[.D167]*[.$E$2]" office:value-type="float" office:value="18000" calcext:value-type="float">
            <text:p>18000</text:p>
          </table:table-cell>
          <table:table-cell table:formula="of:=[.A167]*[.$E$2]*[.D167]" office:value-type="float" office:value="18000000" calcext:value-type="float">
            <text:p>18000000</text:p>
          </table:table-cell>
          <table:table-cell table:formula="of:=[.F167]+[.C167]" office:value-type="float" office:value="898080000" calcext:value-type="float">
            <text:p>898080000</text:p>
          </table:table-cell>
          <table:table-cell table:formula="of:=ROUNDDOWN(([.F167]+[.C167])/1000000000)" office:value-type="float" office:value="0" calcext:value-type="float">
            <text:p>0</text:p>
          </table:table-cell>
          <table:table-cell table:formula="of:=IF([.G167]&gt;=0;MOD([.G167];1000000000);-MOD(-[.G167];1000000000))" office:value-type="float" office:value="898080000" calcext:value-type="float">
            <text:p>898080000</text:p>
          </table:table-cell>
          <table:table-cell table:formula="of:=[.B167]+[.E167]+[.H167]" office:value-type="float" office:value="3898083" calcext:value-type="float">
            <text:p>3898083</text:p>
          </table:table-cell>
          <table:table-cell/>
          <table:table-cell table:formula="of:=[.D167]+[.L166]" office:value-type="float" office:value="21656" calcext:value-type="float">
            <text:p>21656</text:p>
          </table:table-cell>
          <table:table-cell table:formula="of:=[.$E$1]*[.L167]" office:value-type="float" office:value="3898080" calcext:value-type="float">
            <text:p>3898080</text:p>
          </table:table-cell>
          <table:table-cell table:formula="of:=[.J167]-[.M167]" office:value-type="float" office:value="3" calcext:value-type="float">
            <text:p>3</text:p>
          </table:table-cell>
          <table:table-cell table:formula="of:=[.N167]/[.M167]*1000000000" office:value-type="float" office:value="769.6096539835" calcext:value-type="float">
            <text:p>769.6096539835</text:p>
          </table:table-cell>
          <table:table-cell table:number-columns-repeated="1009"/>
        </table:table-row>
        <table:table-row table:style-name="ro1">
          <table:table-cell table:formula="of:=[.A167]" office:value-type="float" office:value="1000" calcext:value-type="float">
            <text:p>1000</text:p>
          </table:table-cell>
          <table:table-cell table:formula="of:=[.J167]" office:value-type="float" office:value="3898083" calcext:value-type="float">
            <text:p>3898083</text:p>
          </table:table-cell>
          <table:table-cell table:formula="of:=[.I167]" office:value-type="float" office:value="898080000" calcext:value-type="float">
            <text:p>898080000</text:p>
          </table:table-cell>
          <table:table-cell table:formula="of:=[.D167]" office:value-type="float" office:value="100" calcext:value-type="float">
            <text:p>100</text:p>
          </table:table-cell>
          <table:table-cell table:formula="of:=[.D168]*[.$E$2]" office:value-type="float" office:value="18000" calcext:value-type="float">
            <text:p>18000</text:p>
          </table:table-cell>
          <table:table-cell table:formula="of:=[.A168]*[.$E$2]*[.D168]" office:value-type="float" office:value="18000000" calcext:value-type="float">
            <text:p>18000000</text:p>
          </table:table-cell>
          <table:table-cell table:formula="of:=[.F168]+[.C168]" office:value-type="float" office:value="916080000" calcext:value-type="float">
            <text:p>916080000</text:p>
          </table:table-cell>
          <table:table-cell table:formula="of:=ROUNDDOWN(([.F168]+[.C168])/1000000000)" office:value-type="float" office:value="0" calcext:value-type="float">
            <text:p>0</text:p>
          </table:table-cell>
          <table:table-cell table:formula="of:=IF([.G168]&gt;=0;MOD([.G168];1000000000);-MOD(-[.G168];1000000000))" office:value-type="float" office:value="916080000" calcext:value-type="float">
            <text:p>916080000</text:p>
          </table:table-cell>
          <table:table-cell table:formula="of:=[.B168]+[.E168]+[.H168]" office:value-type="float" office:value="3916083" calcext:value-type="float">
            <text:p>3916083</text:p>
          </table:table-cell>
          <table:table-cell/>
          <table:table-cell table:formula="of:=[.D168]+[.L167]" office:value-type="float" office:value="21756" calcext:value-type="float">
            <text:p>21756</text:p>
          </table:table-cell>
          <table:table-cell table:formula="of:=[.$E$1]*[.L168]" office:value-type="float" office:value="3916080" calcext:value-type="float">
            <text:p>3916080</text:p>
          </table:table-cell>
          <table:table-cell table:formula="of:=[.J168]-[.M168]" office:value-type="float" office:value="3" calcext:value-type="float">
            <text:p>3</text:p>
          </table:table-cell>
          <table:table-cell table:formula="of:=[.N168]/[.M168]*1000000000" office:value-type="float" office:value="766.072194643623" calcext:value-type="float">
            <text:p>766.072194643623</text:p>
          </table:table-cell>
          <table:table-cell table:number-columns-repeated="1009"/>
        </table:table-row>
        <table:table-row table:style-name="ro1">
          <table:table-cell table:formula="of:=[.A168]" office:value-type="float" office:value="1000" calcext:value-type="float">
            <text:p>1000</text:p>
          </table:table-cell>
          <table:table-cell table:formula="of:=[.J168]" office:value-type="float" office:value="3916083" calcext:value-type="float">
            <text:p>3916083</text:p>
          </table:table-cell>
          <table:table-cell table:formula="of:=[.I168]" office:value-type="float" office:value="916080000" calcext:value-type="float">
            <text:p>916080000</text:p>
          </table:table-cell>
          <table:table-cell table:formula="of:=[.D168]" office:value-type="float" office:value="100" calcext:value-type="float">
            <text:p>100</text:p>
          </table:table-cell>
          <table:table-cell table:formula="of:=[.D169]*[.$E$2]" office:value-type="float" office:value="18000" calcext:value-type="float">
            <text:p>18000</text:p>
          </table:table-cell>
          <table:table-cell table:formula="of:=[.A169]*[.$E$2]*[.D169]" office:value-type="float" office:value="18000000" calcext:value-type="float">
            <text:p>18000000</text:p>
          </table:table-cell>
          <table:table-cell table:formula="of:=[.F169]+[.C169]" office:value-type="float" office:value="934080000" calcext:value-type="float">
            <text:p>934080000</text:p>
          </table:table-cell>
          <table:table-cell table:formula="of:=ROUNDDOWN(([.F169]+[.C169])/1000000000)" office:value-type="float" office:value="0" calcext:value-type="float">
            <text:p>0</text:p>
          </table:table-cell>
          <table:table-cell table:formula="of:=IF([.G169]&gt;=0;MOD([.G169];1000000000);-MOD(-[.G169];1000000000))" office:value-type="float" office:value="934080000" calcext:value-type="float">
            <text:p>934080000</text:p>
          </table:table-cell>
          <table:table-cell table:formula="of:=[.B169]+[.E169]+[.H169]" office:value-type="float" office:value="3934083" calcext:value-type="float">
            <text:p>3934083</text:p>
          </table:table-cell>
          <table:table-cell/>
          <table:table-cell table:formula="of:=[.D169]+[.L168]" office:value-type="float" office:value="21856" calcext:value-type="float">
            <text:p>21856</text:p>
          </table:table-cell>
          <table:table-cell table:formula="of:=[.$E$1]*[.L169]" office:value-type="float" office:value="3934080" calcext:value-type="float">
            <text:p>3934080</text:p>
          </table:table-cell>
          <table:table-cell table:formula="of:=[.J169]-[.M169]" office:value-type="float" office:value="3" calcext:value-type="float">
            <text:p>3</text:p>
          </table:table-cell>
          <table:table-cell table:formula="of:=[.N169]/[.M169]*1000000000" office:value-type="float" office:value="762.56710590532" calcext:value-type="float">
            <text:p>762.56710590532</text:p>
          </table:table-cell>
          <table:table-cell table:number-columns-repeated="1009"/>
        </table:table-row>
        <table:table-row table:style-name="ro1">
          <table:table-cell table:formula="of:=[.A169]" office:value-type="float" office:value="1000" calcext:value-type="float">
            <text:p>1000</text:p>
          </table:table-cell>
          <table:table-cell table:formula="of:=[.J169]" office:value-type="float" office:value="3934083" calcext:value-type="float">
            <text:p>3934083</text:p>
          </table:table-cell>
          <table:table-cell table:formula="of:=[.I169]" office:value-type="float" office:value="934080000" calcext:value-type="float">
            <text:p>934080000</text:p>
          </table:table-cell>
          <table:table-cell table:formula="of:=[.D169]" office:value-type="float" office:value="100" calcext:value-type="float">
            <text:p>100</text:p>
          </table:table-cell>
          <table:table-cell table:formula="of:=[.D170]*[.$E$2]" office:value-type="float" office:value="18000" calcext:value-type="float">
            <text:p>18000</text:p>
          </table:table-cell>
          <table:table-cell table:formula="of:=[.A170]*[.$E$2]*[.D170]" office:value-type="float" office:value="18000000" calcext:value-type="float">
            <text:p>18000000</text:p>
          </table:table-cell>
          <table:table-cell table:formula="of:=[.F170]+[.C170]" office:value-type="float" office:value="952080000" calcext:value-type="float">
            <text:p>952080000</text:p>
          </table:table-cell>
          <table:table-cell table:formula="of:=ROUNDDOWN(([.F170]+[.C170])/1000000000)" office:value-type="float" office:value="0" calcext:value-type="float">
            <text:p>0</text:p>
          </table:table-cell>
          <table:table-cell table:formula="of:=IF([.G170]&gt;=0;MOD([.G170];1000000000);-MOD(-[.G170];1000000000))" office:value-type="float" office:value="952080000" calcext:value-type="float">
            <text:p>952080000</text:p>
          </table:table-cell>
          <table:table-cell table:formula="of:=[.B170]+[.E170]+[.H170]" office:value-type="float" office:value="3952083" calcext:value-type="float">
            <text:p>3952083</text:p>
          </table:table-cell>
          <table:table-cell/>
          <table:table-cell table:formula="of:=[.D170]+[.L169]" office:value-type="float" office:value="21956" calcext:value-type="float">
            <text:p>21956</text:p>
          </table:table-cell>
          <table:table-cell table:formula="of:=[.$E$1]*[.L170]" office:value-type="float" office:value="3952080" calcext:value-type="float">
            <text:p>3952080</text:p>
          </table:table-cell>
          <table:table-cell table:formula="of:=[.J170]-[.M170]" office:value-type="float" office:value="3" calcext:value-type="float">
            <text:p>3</text:p>
          </table:table-cell>
          <table:table-cell table:formula="of:=[.N170]/[.M170]*1000000000" office:value-type="float" office:value="759.093945466691" calcext:value-type="float">
            <text:p>759.093945466691</text:p>
          </table:table-cell>
          <table:table-cell table:number-columns-repeated="1009"/>
        </table:table-row>
        <table:table-row table:style-name="ro1">
          <table:table-cell table:formula="of:=[.A170]" office:value-type="float" office:value="1000" calcext:value-type="float">
            <text:p>1000</text:p>
          </table:table-cell>
          <table:table-cell table:formula="of:=[.J170]" office:value-type="float" office:value="3952083" calcext:value-type="float">
            <text:p>3952083</text:p>
          </table:table-cell>
          <table:table-cell table:formula="of:=[.I170]" office:value-type="float" office:value="952080000" calcext:value-type="float">
            <text:p>952080000</text:p>
          </table:table-cell>
          <table:table-cell table:formula="of:=[.D170]" office:value-type="float" office:value="100" calcext:value-type="float">
            <text:p>100</text:p>
          </table:table-cell>
          <table:table-cell table:formula="of:=[.D171]*[.$E$2]" office:value-type="float" office:value="18000" calcext:value-type="float">
            <text:p>18000</text:p>
          </table:table-cell>
          <table:table-cell table:formula="of:=[.A171]*[.$E$2]*[.D171]" office:value-type="float" office:value="18000000" calcext:value-type="float">
            <text:p>18000000</text:p>
          </table:table-cell>
          <table:table-cell table:formula="of:=[.F171]+[.C171]" office:value-type="float" office:value="970080000" calcext:value-type="float">
            <text:p>970080000</text:p>
          </table:table-cell>
          <table:table-cell table:formula="of:=ROUNDDOWN(([.F171]+[.C171])/1000000000)" office:value-type="float" office:value="0" calcext:value-type="float">
            <text:p>0</text:p>
          </table:table-cell>
          <table:table-cell table:formula="of:=IF([.G171]&gt;=0;MOD([.G171];1000000000);-MOD(-[.G171];1000000000))" office:value-type="float" office:value="970080000" calcext:value-type="float">
            <text:p>970080000</text:p>
          </table:table-cell>
          <table:table-cell table:formula="of:=[.B171]+[.E171]+[.H171]" office:value-type="float" office:value="3970083" calcext:value-type="float">
            <text:p>3970083</text:p>
          </table:table-cell>
          <table:table-cell/>
          <table:table-cell table:formula="of:=[.D171]+[.L170]" office:value-type="float" office:value="22056" calcext:value-type="float">
            <text:p>22056</text:p>
          </table:table-cell>
          <table:table-cell table:formula="of:=[.$E$1]*[.L171]" office:value-type="float" office:value="3970080" calcext:value-type="float">
            <text:p>3970080</text:p>
          </table:table-cell>
          <table:table-cell table:formula="of:=[.J171]-[.M171]" office:value-type="float" office:value="3" calcext:value-type="float">
            <text:p>3</text:p>
          </table:table-cell>
          <table:table-cell table:formula="of:=[.N171]/[.M171]*1000000000" office:value-type="float" office:value="755.652279047274" calcext:value-type="float">
            <text:p>755.652279047274</text:p>
          </table:table-cell>
          <table:table-cell table:number-columns-repeated="1009"/>
        </table:table-row>
        <table:table-row table:style-name="ro1">
          <table:table-cell table:formula="of:=[.A171]" office:value-type="float" office:value="1000" calcext:value-type="float">
            <text:p>1000</text:p>
          </table:table-cell>
          <table:table-cell table:formula="of:=[.J171]" office:value-type="float" office:value="3970083" calcext:value-type="float">
            <text:p>3970083</text:p>
          </table:table-cell>
          <table:table-cell table:formula="of:=[.I171]" office:value-type="float" office:value="970080000" calcext:value-type="float">
            <text:p>970080000</text:p>
          </table:table-cell>
          <table:table-cell table:formula="of:=[.D171]" office:value-type="float" office:value="100" calcext:value-type="float">
            <text:p>100</text:p>
          </table:table-cell>
          <table:table-cell table:formula="of:=[.D172]*[.$E$2]" office:value-type="float" office:value="18000" calcext:value-type="float">
            <text:p>18000</text:p>
          </table:table-cell>
          <table:table-cell table:formula="of:=[.A172]*[.$E$2]*[.D172]" office:value-type="float" office:value="18000000" calcext:value-type="float">
            <text:p>18000000</text:p>
          </table:table-cell>
          <table:table-cell table:formula="of:=[.F172]+[.C172]" office:value-type="float" office:value="988080000" calcext:value-type="float">
            <text:p>988080000</text:p>
          </table:table-cell>
          <table:table-cell table:formula="of:=ROUNDDOWN(([.F172]+[.C172])/1000000000)" office:value-type="float" office:value="0" calcext:value-type="float">
            <text:p>0</text:p>
          </table:table-cell>
          <table:table-cell table:formula="of:=IF([.G172]&gt;=0;MOD([.G172];1000000000);-MOD(-[.G172];1000000000))" office:value-type="float" office:value="988080000" calcext:value-type="float">
            <text:p>988080000</text:p>
          </table:table-cell>
          <table:table-cell table:formula="of:=[.B172]+[.E172]+[.H172]" office:value-type="float" office:value="3988083" calcext:value-type="float">
            <text:p>3988083</text:p>
          </table:table-cell>
          <table:table-cell/>
          <table:table-cell table:formula="of:=[.D172]+[.L171]" office:value-type="float" office:value="22156" calcext:value-type="float">
            <text:p>22156</text:p>
          </table:table-cell>
          <table:table-cell table:formula="of:=[.$E$1]*[.L172]" office:value-type="float" office:value="3988080" calcext:value-type="float">
            <text:p>3988080</text:p>
          </table:table-cell>
          <table:table-cell table:formula="of:=[.J172]-[.M172]" office:value-type="float" office:value="3" calcext:value-type="float">
            <text:p>3</text:p>
          </table:table-cell>
          <table:table-cell table:formula="of:=[.N172]/[.M172]*1000000000" office:value-type="float" office:value="752.241680207017" calcext:value-type="float">
            <text:p>752.241680207017</text:p>
          </table:table-cell>
          <table:table-cell table:number-columns-repeated="1009"/>
        </table:table-row>
        <table:table-row table:style-name="ro1">
          <table:table-cell table:formula="of:=[.A172]" office:value-type="float" office:value="1000" calcext:value-type="float">
            <text:p>1000</text:p>
          </table:table-cell>
          <table:table-cell table:formula="of:=[.J172]" office:value-type="float" office:value="3988083" calcext:value-type="float">
            <text:p>3988083</text:p>
          </table:table-cell>
          <table:table-cell table:formula="of:=[.I172]" office:value-type="float" office:value="988080000" calcext:value-type="float">
            <text:p>988080000</text:p>
          </table:table-cell>
          <table:table-cell table:formula="of:=[.D172]" office:value-type="float" office:value="100" calcext:value-type="float">
            <text:p>100</text:p>
          </table:table-cell>
          <table:table-cell table:formula="of:=[.D173]*[.$E$2]" office:value-type="float" office:value="18000" calcext:value-type="float">
            <text:p>18000</text:p>
          </table:table-cell>
          <table:table-cell table:formula="of:=[.A173]*[.$E$2]*[.D173]" office:value-type="float" office:value="18000000" calcext:value-type="float">
            <text:p>18000000</text:p>
          </table:table-cell>
          <table:table-cell table:formula="of:=[.F173]+[.C173]" office:value-type="float" office:value="1006080000" calcext:value-type="float">
            <text:p>1006080000</text:p>
          </table:table-cell>
          <table:table-cell table:formula="of:=ROUNDDOWN(([.F173]+[.C173])/1000000000)" office:value-type="float" office:value="1" calcext:value-type="float">
            <text:p>1</text:p>
          </table:table-cell>
          <table:table-cell table:formula="of:=IF([.G173]&gt;=0;MOD([.G173];1000000000);-MOD(-[.G173];1000000000))" office:value-type="float" office:value="6080000" calcext:value-type="float">
            <text:p>6080000</text:p>
          </table:table-cell>
          <table:table-cell table:formula="of:=[.B173]+[.E173]+[.H173]" office:value-type="float" office:value="4006084" calcext:value-type="float">
            <text:p>4006084</text:p>
          </table:table-cell>
          <table:table-cell/>
          <table:table-cell table:formula="of:=[.D173]+[.L172]" office:value-type="float" office:value="22256" calcext:value-type="float">
            <text:p>22256</text:p>
          </table:table-cell>
          <table:table-cell table:formula="of:=[.$E$1]*[.L173]" office:value-type="float" office:value="4006080" calcext:value-type="float">
            <text:p>4006080</text:p>
          </table:table-cell>
          <table:table-cell table:formula="of:=[.J173]-[.M173]" office:value-type="float" office:value="4" calcext:value-type="float">
            <text:p>4</text:p>
          </table:table-cell>
          <table:table-cell table:formula="of:=[.N173]/[.M173]*1000000000" office:value-type="float" office:value="998.482306893522" calcext:value-type="float">
            <text:p>998.482306893522</text:p>
          </table:table-cell>
          <table:table-cell table:number-columns-repeated="1009"/>
        </table:table-row>
        <table:table-row table:style-name="ro1">
          <table:table-cell table:formula="of:=[.A173]" office:value-type="float" office:value="1000" calcext:value-type="float">
            <text:p>1000</text:p>
          </table:table-cell>
          <table:table-cell table:formula="of:=[.J173]" office:value-type="float" office:value="4006084" calcext:value-type="float">
            <text:p>4006084</text:p>
          </table:table-cell>
          <table:table-cell table:formula="of:=[.I173]" office:value-type="float" office:value="6080000" calcext:value-type="float">
            <text:p>6080000</text:p>
          </table:table-cell>
          <table:table-cell table:formula="of:=[.D173]" office:value-type="float" office:value="100" calcext:value-type="float">
            <text:p>100</text:p>
          </table:table-cell>
          <table:table-cell table:formula="of:=[.D174]*[.$E$2]" office:value-type="float" office:value="18000" calcext:value-type="float">
            <text:p>18000</text:p>
          </table:table-cell>
          <table:table-cell table:formula="of:=[.A174]*[.$E$2]*[.D174]" office:value-type="float" office:value="18000000" calcext:value-type="float">
            <text:p>18000000</text:p>
          </table:table-cell>
          <table:table-cell table:formula="of:=[.F174]+[.C174]" office:value-type="float" office:value="24080000" calcext:value-type="float">
            <text:p>24080000</text:p>
          </table:table-cell>
          <table:table-cell table:formula="of:=ROUNDDOWN(([.F174]+[.C174])/1000000000)" office:value-type="float" office:value="0" calcext:value-type="float">
            <text:p>0</text:p>
          </table:table-cell>
          <table:table-cell table:formula="of:=IF([.G174]&gt;=0;MOD([.G174];1000000000);-MOD(-[.G174];1000000000))" office:value-type="float" office:value="24080000" calcext:value-type="float">
            <text:p>24080000</text:p>
          </table:table-cell>
          <table:table-cell table:formula="of:=[.B174]+[.E174]+[.H174]" office:value-type="float" office:value="4024084" calcext:value-type="float">
            <text:p>4024084</text:p>
          </table:table-cell>
          <table:table-cell/>
          <table:table-cell table:formula="of:=[.D174]+[.L173]" office:value-type="float" office:value="22356" calcext:value-type="float">
            <text:p>22356</text:p>
          </table:table-cell>
          <table:table-cell table:formula="of:=[.$E$1]*[.L174]" office:value-type="float" office:value="4024080" calcext:value-type="float">
            <text:p>4024080</text:p>
          </table:table-cell>
          <table:table-cell table:formula="of:=[.J174]-[.M174]" office:value-type="float" office:value="4" calcext:value-type="float">
            <text:p>4</text:p>
          </table:table-cell>
          <table:table-cell table:formula="of:=[.N174]/[.M174]*1000000000" office:value-type="float" office:value="994.0160235383" calcext:value-type="float">
            <text:p>994.0160235383</text:p>
          </table:table-cell>
          <table:table-cell table:number-columns-repeated="1009"/>
        </table:table-row>
        <table:table-row table:style-name="ro1">
          <table:table-cell table:formula="of:=[.A174]" office:value-type="float" office:value="1000" calcext:value-type="float">
            <text:p>1000</text:p>
          </table:table-cell>
          <table:table-cell table:formula="of:=[.J174]" office:value-type="float" office:value="4024084" calcext:value-type="float">
            <text:p>4024084</text:p>
          </table:table-cell>
          <table:table-cell table:formula="of:=[.I174]" office:value-type="float" office:value="24080000" calcext:value-type="float">
            <text:p>24080000</text:p>
          </table:table-cell>
          <table:table-cell table:formula="of:=[.D174]" office:value-type="float" office:value="100" calcext:value-type="float">
            <text:p>100</text:p>
          </table:table-cell>
          <table:table-cell table:formula="of:=[.D175]*[.$E$2]" office:value-type="float" office:value="18000" calcext:value-type="float">
            <text:p>18000</text:p>
          </table:table-cell>
          <table:table-cell table:formula="of:=[.A175]*[.$E$2]*[.D175]" office:value-type="float" office:value="18000000" calcext:value-type="float">
            <text:p>18000000</text:p>
          </table:table-cell>
          <table:table-cell table:formula="of:=[.F175]+[.C175]" office:value-type="float" office:value="42080000" calcext:value-type="float">
            <text:p>42080000</text:p>
          </table:table-cell>
          <table:table-cell table:formula="of:=ROUNDDOWN(([.F175]+[.C175])/1000000000)" office:value-type="float" office:value="0" calcext:value-type="float">
            <text:p>0</text:p>
          </table:table-cell>
          <table:table-cell table:formula="of:=IF([.G175]&gt;=0;MOD([.G175];1000000000);-MOD(-[.G175];1000000000))" office:value-type="float" office:value="42080000" calcext:value-type="float">
            <text:p>42080000</text:p>
          </table:table-cell>
          <table:table-cell table:formula="of:=[.B175]+[.E175]+[.H175]" office:value-type="float" office:value="4042084" calcext:value-type="float">
            <text:p>4042084</text:p>
          </table:table-cell>
          <table:table-cell/>
          <table:table-cell table:formula="of:=[.D175]+[.L174]" office:value-type="float" office:value="22456" calcext:value-type="float">
            <text:p>22456</text:p>
          </table:table-cell>
          <table:table-cell table:formula="of:=[.$E$1]*[.L175]" office:value-type="float" office:value="4042080" calcext:value-type="float">
            <text:p>4042080</text:p>
          </table:table-cell>
          <table:table-cell table:formula="of:=[.J175]-[.M175]" office:value-type="float" office:value="4" calcext:value-type="float">
            <text:p>4</text:p>
          </table:table-cell>
          <table:table-cell table:formula="of:=[.N175]/[.M175]*1000000000" office:value-type="float" office:value="989.589518267822" calcext:value-type="float">
            <text:p>989.589518267822</text:p>
          </table:table-cell>
          <table:table-cell table:number-columns-repeated="1009"/>
        </table:table-row>
        <table:table-row table:style-name="ro1">
          <table:table-cell table:formula="of:=[.A175]" office:value-type="float" office:value="1000" calcext:value-type="float">
            <text:p>1000</text:p>
          </table:table-cell>
          <table:table-cell table:formula="of:=[.J175]" office:value-type="float" office:value="4042084" calcext:value-type="float">
            <text:p>4042084</text:p>
          </table:table-cell>
          <table:table-cell table:formula="of:=[.I175]" office:value-type="float" office:value="42080000" calcext:value-type="float">
            <text:p>42080000</text:p>
          </table:table-cell>
          <table:table-cell table:formula="of:=[.D175]" office:value-type="float" office:value="100" calcext:value-type="float">
            <text:p>100</text:p>
          </table:table-cell>
          <table:table-cell table:formula="of:=[.D176]*[.$E$2]" office:value-type="float" office:value="18000" calcext:value-type="float">
            <text:p>18000</text:p>
          </table:table-cell>
          <table:table-cell table:formula="of:=[.A176]*[.$E$2]*[.D176]" office:value-type="float" office:value="18000000" calcext:value-type="float">
            <text:p>18000000</text:p>
          </table:table-cell>
          <table:table-cell table:formula="of:=[.F176]+[.C176]" office:value-type="float" office:value="60080000" calcext:value-type="float">
            <text:p>60080000</text:p>
          </table:table-cell>
          <table:table-cell table:formula="of:=ROUNDDOWN(([.F176]+[.C176])/1000000000)" office:value-type="float" office:value="0" calcext:value-type="float">
            <text:p>0</text:p>
          </table:table-cell>
          <table:table-cell table:formula="of:=IF([.G176]&gt;=0;MOD([.G176];1000000000);-MOD(-[.G176];1000000000))" office:value-type="float" office:value="60080000" calcext:value-type="float">
            <text:p>60080000</text:p>
          </table:table-cell>
          <table:table-cell table:formula="of:=[.B176]+[.E176]+[.H176]" office:value-type="float" office:value="4060084" calcext:value-type="float">
            <text:p>4060084</text:p>
          </table:table-cell>
          <table:table-cell/>
          <table:table-cell table:formula="of:=[.D176]+[.L175]" office:value-type="float" office:value="22556" calcext:value-type="float">
            <text:p>22556</text:p>
          </table:table-cell>
          <table:table-cell table:formula="of:=[.$E$1]*[.L176]" office:value-type="float" office:value="4060080" calcext:value-type="float">
            <text:p>4060080</text:p>
          </table:table-cell>
          <table:table-cell table:formula="of:=[.J176]-[.M176]" office:value-type="float" office:value="4" calcext:value-type="float">
            <text:p>4</text:p>
          </table:table-cell>
          <table:table-cell table:formula="of:=[.N176]/[.M176]*1000000000" office:value-type="float" office:value="985.202262024394" calcext:value-type="float">
            <text:p>985.202262024394</text:p>
          </table:table-cell>
          <table:table-cell table:number-columns-repeated="1009"/>
        </table:table-row>
        <table:table-row table:style-name="ro1">
          <table:table-cell table:formula="of:=[.A176]" office:value-type="float" office:value="1000" calcext:value-type="float">
            <text:p>1000</text:p>
          </table:table-cell>
          <table:table-cell table:formula="of:=[.J176]" office:value-type="float" office:value="4060084" calcext:value-type="float">
            <text:p>4060084</text:p>
          </table:table-cell>
          <table:table-cell table:formula="of:=[.I176]" office:value-type="float" office:value="60080000" calcext:value-type="float">
            <text:p>60080000</text:p>
          </table:table-cell>
          <table:table-cell table:formula="of:=[.D176]" office:value-type="float" office:value="100" calcext:value-type="float">
            <text:p>100</text:p>
          </table:table-cell>
          <table:table-cell table:formula="of:=[.D177]*[.$E$2]" office:value-type="float" office:value="18000" calcext:value-type="float">
            <text:p>18000</text:p>
          </table:table-cell>
          <table:table-cell table:formula="of:=[.A177]*[.$E$2]*[.D177]" office:value-type="float" office:value="18000000" calcext:value-type="float">
            <text:p>18000000</text:p>
          </table:table-cell>
          <table:table-cell table:formula="of:=[.F177]+[.C177]" office:value-type="float" office:value="78080000" calcext:value-type="float">
            <text:p>78080000</text:p>
          </table:table-cell>
          <table:table-cell table:formula="of:=ROUNDDOWN(([.F177]+[.C177])/1000000000)" office:value-type="float" office:value="0" calcext:value-type="float">
            <text:p>0</text:p>
          </table:table-cell>
          <table:table-cell table:formula="of:=IF([.G177]&gt;=0;MOD([.G177];1000000000);-MOD(-[.G177];1000000000))" office:value-type="float" office:value="78080000" calcext:value-type="float">
            <text:p>78080000</text:p>
          </table:table-cell>
          <table:table-cell table:formula="of:=[.B177]+[.E177]+[.H177]" office:value-type="float" office:value="4078084" calcext:value-type="float">
            <text:p>4078084</text:p>
          </table:table-cell>
          <table:table-cell/>
          <table:table-cell table:formula="of:=[.D177]+[.L176]" office:value-type="float" office:value="22656" calcext:value-type="float">
            <text:p>22656</text:p>
          </table:table-cell>
          <table:table-cell table:formula="of:=[.$E$1]*[.L177]" office:value-type="float" office:value="4078080" calcext:value-type="float">
            <text:p>4078080</text:p>
          </table:table-cell>
          <table:table-cell table:formula="of:=[.J177]-[.M177]" office:value-type="float" office:value="4" calcext:value-type="float">
            <text:p>4</text:p>
          </table:table-cell>
          <table:table-cell table:formula="of:=[.N177]/[.M177]*1000000000" office:value-type="float" office:value="980.853735091023" calcext:value-type="float">
            <text:p>980.853735091023</text:p>
          </table:table-cell>
          <table:table-cell table:number-columns-repeated="1009"/>
        </table:table-row>
        <table:table-row table:style-name="ro1">
          <table:table-cell table:formula="of:=[.A177]" office:value-type="float" office:value="1000" calcext:value-type="float">
            <text:p>1000</text:p>
          </table:table-cell>
          <table:table-cell table:formula="of:=[.J177]" office:value-type="float" office:value="4078084" calcext:value-type="float">
            <text:p>4078084</text:p>
          </table:table-cell>
          <table:table-cell table:formula="of:=[.I177]" office:value-type="float" office:value="78080000" calcext:value-type="float">
            <text:p>78080000</text:p>
          </table:table-cell>
          <table:table-cell table:formula="of:=[.D177]" office:value-type="float" office:value="100" calcext:value-type="float">
            <text:p>100</text:p>
          </table:table-cell>
          <table:table-cell table:formula="of:=[.D178]*[.$E$2]" office:value-type="float" office:value="18000" calcext:value-type="float">
            <text:p>18000</text:p>
          </table:table-cell>
          <table:table-cell table:formula="of:=[.A178]*[.$E$2]*[.D178]" office:value-type="float" office:value="18000000" calcext:value-type="float">
            <text:p>18000000</text:p>
          </table:table-cell>
          <table:table-cell table:formula="of:=[.F178]+[.C178]" office:value-type="float" office:value="96080000" calcext:value-type="float">
            <text:p>96080000</text:p>
          </table:table-cell>
          <table:table-cell table:formula="of:=ROUNDDOWN(([.F178]+[.C178])/1000000000)" office:value-type="float" office:value="0" calcext:value-type="float">
            <text:p>0</text:p>
          </table:table-cell>
          <table:table-cell table:formula="of:=IF([.G178]&gt;=0;MOD([.G178];1000000000);-MOD(-[.G178];1000000000))" office:value-type="float" office:value="96080000" calcext:value-type="float">
            <text:p>96080000</text:p>
          </table:table-cell>
          <table:table-cell table:formula="of:=[.B178]+[.E178]+[.H178]" office:value-type="float" office:value="4096084" calcext:value-type="float">
            <text:p>4096084</text:p>
          </table:table-cell>
          <table:table-cell/>
          <table:table-cell table:formula="of:=[.D178]+[.L177]" office:value-type="float" office:value="22756" calcext:value-type="float">
            <text:p>22756</text:p>
          </table:table-cell>
          <table:table-cell table:formula="of:=[.$E$1]*[.L178]" office:value-type="float" office:value="4096080" calcext:value-type="float">
            <text:p>4096080</text:p>
          </table:table-cell>
          <table:table-cell table:formula="of:=[.J178]-[.M178]" office:value-type="float" office:value="4" calcext:value-type="float">
            <text:p>4</text:p>
          </table:table-cell>
          <table:table-cell table:formula="of:=[.N178]/[.M178]*1000000000" office:value-type="float" office:value="976.543426886194" calcext:value-type="float">
            <text:p>976.543426886194</text:p>
          </table:table-cell>
          <table:table-cell table:number-columns-repeated="1009"/>
        </table:table-row>
        <table:table-row table:style-name="ro1">
          <table:table-cell table:formula="of:=[.A178]" office:value-type="float" office:value="1000" calcext:value-type="float">
            <text:p>1000</text:p>
          </table:table-cell>
          <table:table-cell table:formula="of:=[.J178]" office:value-type="float" office:value="4096084" calcext:value-type="float">
            <text:p>4096084</text:p>
          </table:table-cell>
          <table:table-cell table:formula="of:=[.I178]" office:value-type="float" office:value="96080000" calcext:value-type="float">
            <text:p>96080000</text:p>
          </table:table-cell>
          <table:table-cell table:formula="of:=[.D178]" office:value-type="float" office:value="100" calcext:value-type="float">
            <text:p>100</text:p>
          </table:table-cell>
          <table:table-cell table:formula="of:=[.D179]*[.$E$2]" office:value-type="float" office:value="18000" calcext:value-type="float">
            <text:p>18000</text:p>
          </table:table-cell>
          <table:table-cell table:formula="of:=[.A179]*[.$E$2]*[.D179]" office:value-type="float" office:value="18000000" calcext:value-type="float">
            <text:p>18000000</text:p>
          </table:table-cell>
          <table:table-cell table:formula="of:=[.F179]+[.C179]" office:value-type="float" office:value="114080000" calcext:value-type="float">
            <text:p>114080000</text:p>
          </table:table-cell>
          <table:table-cell table:formula="of:=ROUNDDOWN(([.F179]+[.C179])/1000000000)" office:value-type="float" office:value="0" calcext:value-type="float">
            <text:p>0</text:p>
          </table:table-cell>
          <table:table-cell table:formula="of:=IF([.G179]&gt;=0;MOD([.G179];1000000000);-MOD(-[.G179];1000000000))" office:value-type="float" office:value="114080000" calcext:value-type="float">
            <text:p>114080000</text:p>
          </table:table-cell>
          <table:table-cell table:formula="of:=[.B179]+[.E179]+[.H179]" office:value-type="float" office:value="4114084" calcext:value-type="float">
            <text:p>4114084</text:p>
          </table:table-cell>
          <table:table-cell/>
          <table:table-cell table:formula="of:=[.D179]+[.L178]" office:value-type="float" office:value="22856" calcext:value-type="float">
            <text:p>22856</text:p>
          </table:table-cell>
          <table:table-cell table:formula="of:=[.$E$1]*[.L179]" office:value-type="float" office:value="4114080" calcext:value-type="float">
            <text:p>4114080</text:p>
          </table:table-cell>
          <table:table-cell table:formula="of:=[.J179]-[.M179]" office:value-type="float" office:value="4" calcext:value-type="float">
            <text:p>4</text:p>
          </table:table-cell>
          <table:table-cell table:formula="of:=[.N179]/[.M179]*1000000000" office:value-type="float" office:value="972.27083576401" calcext:value-type="float">
            <text:p>972.27083576401</text:p>
          </table:table-cell>
          <table:table-cell table:number-columns-repeated="1009"/>
        </table:table-row>
        <table:table-row table:style-name="ro1">
          <table:table-cell table:formula="of:=[.A179]" office:value-type="float" office:value="1000" calcext:value-type="float">
            <text:p>1000</text:p>
          </table:table-cell>
          <table:table-cell table:formula="of:=[.J179]" office:value-type="float" office:value="4114084" calcext:value-type="float">
            <text:p>4114084</text:p>
          </table:table-cell>
          <table:table-cell table:formula="of:=[.I179]" office:value-type="float" office:value="114080000" calcext:value-type="float">
            <text:p>114080000</text:p>
          </table:table-cell>
          <table:table-cell table:formula="of:=[.D179]" office:value-type="float" office:value="100" calcext:value-type="float">
            <text:p>100</text:p>
          </table:table-cell>
          <table:table-cell table:formula="of:=[.D180]*[.$E$2]" office:value-type="float" office:value="18000" calcext:value-type="float">
            <text:p>18000</text:p>
          </table:table-cell>
          <table:table-cell table:formula="of:=[.A180]*[.$E$2]*[.D180]" office:value-type="float" office:value="18000000" calcext:value-type="float">
            <text:p>18000000</text:p>
          </table:table-cell>
          <table:table-cell table:formula="of:=[.F180]+[.C180]" office:value-type="float" office:value="132080000" calcext:value-type="float">
            <text:p>132080000</text:p>
          </table:table-cell>
          <table:table-cell table:formula="of:=ROUNDDOWN(([.F180]+[.C180])/1000000000)" office:value-type="float" office:value="0" calcext:value-type="float">
            <text:p>0</text:p>
          </table:table-cell>
          <table:table-cell table:formula="of:=IF([.G180]&gt;=0;MOD([.G180];1000000000);-MOD(-[.G180];1000000000))" office:value-type="float" office:value="132080000" calcext:value-type="float">
            <text:p>132080000</text:p>
          </table:table-cell>
          <table:table-cell table:formula="of:=[.B180]+[.E180]+[.H180]" office:value-type="float" office:value="4132084" calcext:value-type="float">
            <text:p>4132084</text:p>
          </table:table-cell>
          <table:table-cell/>
          <table:table-cell table:formula="of:=[.D180]+[.L179]" office:value-type="float" office:value="22956" calcext:value-type="float">
            <text:p>22956</text:p>
          </table:table-cell>
          <table:table-cell table:formula="of:=[.$E$1]*[.L180]" office:value-type="float" office:value="4132080" calcext:value-type="float">
            <text:p>4132080</text:p>
          </table:table-cell>
          <table:table-cell table:formula="of:=[.J180]-[.M180]" office:value-type="float" office:value="4" calcext:value-type="float">
            <text:p>4</text:p>
          </table:table-cell>
          <table:table-cell table:formula="of:=[.N180]/[.M180]*1000000000" office:value-type="float" office:value="968.035468819578" calcext:value-type="float">
            <text:p>968.035468819578</text:p>
          </table:table-cell>
          <table:table-cell table:number-columns-repeated="1009"/>
        </table:table-row>
        <table:table-row table:style-name="ro1">
          <table:table-cell table:formula="of:=[.A180]" office:value-type="float" office:value="1000" calcext:value-type="float">
            <text:p>1000</text:p>
          </table:table-cell>
          <table:table-cell table:formula="of:=[.J180]" office:value-type="float" office:value="4132084" calcext:value-type="float">
            <text:p>4132084</text:p>
          </table:table-cell>
          <table:table-cell table:formula="of:=[.I180]" office:value-type="float" office:value="132080000" calcext:value-type="float">
            <text:p>132080000</text:p>
          </table:table-cell>
          <table:table-cell table:formula="of:=[.D180]" office:value-type="float" office:value="100" calcext:value-type="float">
            <text:p>100</text:p>
          </table:table-cell>
          <table:table-cell table:formula="of:=[.D181]*[.$E$2]" office:value-type="float" office:value="18000" calcext:value-type="float">
            <text:p>18000</text:p>
          </table:table-cell>
          <table:table-cell table:formula="of:=[.A181]*[.$E$2]*[.D181]" office:value-type="float" office:value="18000000" calcext:value-type="float">
            <text:p>18000000</text:p>
          </table:table-cell>
          <table:table-cell table:formula="of:=[.F181]+[.C181]" office:value-type="float" office:value="150080000" calcext:value-type="float">
            <text:p>150080000</text:p>
          </table:table-cell>
          <table:table-cell table:formula="of:=ROUNDDOWN(([.F181]+[.C181])/1000000000)" office:value-type="float" office:value="0" calcext:value-type="float">
            <text:p>0</text:p>
          </table:table-cell>
          <table:table-cell table:formula="of:=IF([.G181]&gt;=0;MOD([.G181];1000000000);-MOD(-[.G181];1000000000))" office:value-type="float" office:value="150080000" calcext:value-type="float">
            <text:p>150080000</text:p>
          </table:table-cell>
          <table:table-cell table:formula="of:=[.B181]+[.E181]+[.H181]" office:value-type="float" office:value="4150084" calcext:value-type="float">
            <text:p>4150084</text:p>
          </table:table-cell>
          <table:table-cell/>
          <table:table-cell table:formula="of:=[.D181]+[.L180]" office:value-type="float" office:value="23056" calcext:value-type="float">
            <text:p>23056</text:p>
          </table:table-cell>
          <table:table-cell table:formula="of:=[.$E$1]*[.L181]" office:value-type="float" office:value="4150080" calcext:value-type="float">
            <text:p>4150080</text:p>
          </table:table-cell>
          <table:table-cell table:formula="of:=[.J181]-[.M181]" office:value-type="float" office:value="4" calcext:value-type="float">
            <text:p>4</text:p>
          </table:table-cell>
          <table:table-cell table:formula="of:=[.N181]/[.M181]*1000000000" office:value-type="float" office:value="963.836841699437" calcext:value-type="float">
            <text:p>963.836841699437</text:p>
          </table:table-cell>
          <table:table-cell table:number-columns-repeated="1009"/>
        </table:table-row>
        <table:table-row table:style-name="ro1">
          <table:table-cell table:formula="of:=[.A181]" office:value-type="float" office:value="1000" calcext:value-type="float">
            <text:p>1000</text:p>
          </table:table-cell>
          <table:table-cell table:formula="of:=[.J181]" office:value-type="float" office:value="4150084" calcext:value-type="float">
            <text:p>4150084</text:p>
          </table:table-cell>
          <table:table-cell table:formula="of:=[.I181]" office:value-type="float" office:value="150080000" calcext:value-type="float">
            <text:p>150080000</text:p>
          </table:table-cell>
          <table:table-cell table:formula="of:=[.D181]" office:value-type="float" office:value="100" calcext:value-type="float">
            <text:p>100</text:p>
          </table:table-cell>
          <table:table-cell table:formula="of:=[.D182]*[.$E$2]" office:value-type="float" office:value="18000" calcext:value-type="float">
            <text:p>18000</text:p>
          </table:table-cell>
          <table:table-cell table:formula="of:=[.A182]*[.$E$2]*[.D182]" office:value-type="float" office:value="18000000" calcext:value-type="float">
            <text:p>18000000</text:p>
          </table:table-cell>
          <table:table-cell table:formula="of:=[.F182]+[.C182]" office:value-type="float" office:value="168080000" calcext:value-type="float">
            <text:p>168080000</text:p>
          </table:table-cell>
          <table:table-cell table:formula="of:=ROUNDDOWN(([.F182]+[.C182])/1000000000)" office:value-type="float" office:value="0" calcext:value-type="float">
            <text:p>0</text:p>
          </table:table-cell>
          <table:table-cell table:formula="of:=IF([.G182]&gt;=0;MOD([.G182];1000000000);-MOD(-[.G182];1000000000))" office:value-type="float" office:value="168080000" calcext:value-type="float">
            <text:p>168080000</text:p>
          </table:table-cell>
          <table:table-cell table:formula="of:=[.B182]+[.E182]+[.H182]" office:value-type="float" office:value="4168084" calcext:value-type="float">
            <text:p>4168084</text:p>
          </table:table-cell>
          <table:table-cell/>
          <table:table-cell table:formula="of:=[.D182]+[.L181]" office:value-type="float" office:value="23156" calcext:value-type="float">
            <text:p>23156</text:p>
          </table:table-cell>
          <table:table-cell table:formula="of:=[.$E$1]*[.L182]" office:value-type="float" office:value="4168080" calcext:value-type="float">
            <text:p>4168080</text:p>
          </table:table-cell>
          <table:table-cell table:formula="of:=[.J182]-[.M182]" office:value-type="float" office:value="4" calcext:value-type="float">
            <text:p>4</text:p>
          </table:table-cell>
          <table:table-cell table:formula="of:=[.N182]/[.M182]*1000000000" office:value-type="float" office:value="959.674478416921" calcext:value-type="float">
            <text:p>959.674478416921</text:p>
          </table:table-cell>
          <table:table-cell table:number-columns-repeated="1009"/>
        </table:table-row>
        <table:table-row table:style-name="ro1">
          <table:table-cell table:formula="of:=[.A182]" office:value-type="float" office:value="1000" calcext:value-type="float">
            <text:p>1000</text:p>
          </table:table-cell>
          <table:table-cell table:formula="of:=[.J182]" office:value-type="float" office:value="4168084" calcext:value-type="float">
            <text:p>4168084</text:p>
          </table:table-cell>
          <table:table-cell table:formula="of:=[.I182]" office:value-type="float" office:value="168080000" calcext:value-type="float">
            <text:p>168080000</text:p>
          </table:table-cell>
          <table:table-cell table:formula="of:=[.D182]" office:value-type="float" office:value="100" calcext:value-type="float">
            <text:p>100</text:p>
          </table:table-cell>
          <table:table-cell table:formula="of:=[.D183]*[.$E$2]" office:value-type="float" office:value="18000" calcext:value-type="float">
            <text:p>18000</text:p>
          </table:table-cell>
          <table:table-cell table:formula="of:=[.A183]*[.$E$2]*[.D183]" office:value-type="float" office:value="18000000" calcext:value-type="float">
            <text:p>18000000</text:p>
          </table:table-cell>
          <table:table-cell table:formula="of:=[.F183]+[.C183]" office:value-type="float" office:value="186080000" calcext:value-type="float">
            <text:p>186080000</text:p>
          </table:table-cell>
          <table:table-cell table:formula="of:=ROUNDDOWN(([.F183]+[.C183])/1000000000)" office:value-type="float" office:value="0" calcext:value-type="float">
            <text:p>0</text:p>
          </table:table-cell>
          <table:table-cell table:formula="of:=IF([.G183]&gt;=0;MOD([.G183];1000000000);-MOD(-[.G183];1000000000))" office:value-type="float" office:value="186080000" calcext:value-type="float">
            <text:p>186080000</text:p>
          </table:table-cell>
          <table:table-cell table:formula="of:=[.B183]+[.E183]+[.H183]" office:value-type="float" office:value="4186084" calcext:value-type="float">
            <text:p>4186084</text:p>
          </table:table-cell>
          <table:table-cell/>
          <table:table-cell table:formula="of:=[.D183]+[.L182]" office:value-type="float" office:value="23256" calcext:value-type="float">
            <text:p>23256</text:p>
          </table:table-cell>
          <table:table-cell table:formula="of:=[.$E$1]*[.L183]" office:value-type="float" office:value="4186080" calcext:value-type="float">
            <text:p>4186080</text:p>
          </table:table-cell>
          <table:table-cell table:formula="of:=[.J183]-[.M183]" office:value-type="float" office:value="4" calcext:value-type="float">
            <text:p>4</text:p>
          </table:table-cell>
          <table:table-cell table:formula="of:=[.N183]/[.M183]*1000000000" office:value-type="float" office:value="955.547911172266" calcext:value-type="float">
            <text:p>955.547911172266</text:p>
          </table:table-cell>
          <table:table-cell table:number-columns-repeated="1009"/>
        </table:table-row>
        <table:table-row table:style-name="ro1">
          <table:table-cell table:formula="of:=[.A183]" office:value-type="float" office:value="1000" calcext:value-type="float">
            <text:p>1000</text:p>
          </table:table-cell>
          <table:table-cell table:formula="of:=[.J183]" office:value-type="float" office:value="4186084" calcext:value-type="float">
            <text:p>4186084</text:p>
          </table:table-cell>
          <table:table-cell table:formula="of:=[.I183]" office:value-type="float" office:value="186080000" calcext:value-type="float">
            <text:p>186080000</text:p>
          </table:table-cell>
          <table:table-cell table:formula="of:=[.D183]" office:value-type="float" office:value="100" calcext:value-type="float">
            <text:p>100</text:p>
          </table:table-cell>
          <table:table-cell table:formula="of:=[.D184]*[.$E$2]" office:value-type="float" office:value="18000" calcext:value-type="float">
            <text:p>18000</text:p>
          </table:table-cell>
          <table:table-cell table:formula="of:=[.A184]*[.$E$2]*[.D184]" office:value-type="float" office:value="18000000" calcext:value-type="float">
            <text:p>18000000</text:p>
          </table:table-cell>
          <table:table-cell table:formula="of:=[.F184]+[.C184]" office:value-type="float" office:value="204080000" calcext:value-type="float">
            <text:p>204080000</text:p>
          </table:table-cell>
          <table:table-cell table:formula="of:=ROUNDDOWN(([.F184]+[.C184])/1000000000)" office:value-type="float" office:value="0" calcext:value-type="float">
            <text:p>0</text:p>
          </table:table-cell>
          <table:table-cell table:formula="of:=IF([.G184]&gt;=0;MOD([.G184];1000000000);-MOD(-[.G184];1000000000))" office:value-type="float" office:value="204080000" calcext:value-type="float">
            <text:p>204080000</text:p>
          </table:table-cell>
          <table:table-cell table:formula="of:=[.B184]+[.E184]+[.H184]" office:value-type="float" office:value="4204084" calcext:value-type="float">
            <text:p>4204084</text:p>
          </table:table-cell>
          <table:table-cell/>
          <table:table-cell table:formula="of:=[.D184]+[.L183]" office:value-type="float" office:value="23356" calcext:value-type="float">
            <text:p>23356</text:p>
          </table:table-cell>
          <table:table-cell table:formula="of:=[.$E$1]*[.L184]" office:value-type="float" office:value="4204080" calcext:value-type="float">
            <text:p>4204080</text:p>
          </table:table-cell>
          <table:table-cell table:formula="of:=[.J184]-[.M184]" office:value-type="float" office:value="4" calcext:value-type="float">
            <text:p>4</text:p>
          </table:table-cell>
          <table:table-cell table:formula="of:=[.N184]/[.M184]*1000000000" office:value-type="float" office:value="951.456680177352" calcext:value-type="float">
            <text:p>951.456680177352</text:p>
          </table:table-cell>
          <table:table-cell table:number-columns-repeated="1009"/>
        </table:table-row>
        <table:table-row table:style-name="ro1">
          <table:table-cell table:formula="of:=[.A184]" office:value-type="float" office:value="1000" calcext:value-type="float">
            <text:p>1000</text:p>
          </table:table-cell>
          <table:table-cell table:formula="of:=[.J184]" office:value-type="float" office:value="4204084" calcext:value-type="float">
            <text:p>4204084</text:p>
          </table:table-cell>
          <table:table-cell table:formula="of:=[.I184]" office:value-type="float" office:value="204080000" calcext:value-type="float">
            <text:p>204080000</text:p>
          </table:table-cell>
          <table:table-cell table:formula="of:=[.D184]" office:value-type="float" office:value="100" calcext:value-type="float">
            <text:p>100</text:p>
          </table:table-cell>
          <table:table-cell table:formula="of:=[.D185]*[.$E$2]" office:value-type="float" office:value="18000" calcext:value-type="float">
            <text:p>18000</text:p>
          </table:table-cell>
          <table:table-cell table:formula="of:=[.A185]*[.$E$2]*[.D185]" office:value-type="float" office:value="18000000" calcext:value-type="float">
            <text:p>18000000</text:p>
          </table:table-cell>
          <table:table-cell table:formula="of:=[.F185]+[.C185]" office:value-type="float" office:value="222080000" calcext:value-type="float">
            <text:p>222080000</text:p>
          </table:table-cell>
          <table:table-cell table:formula="of:=ROUNDDOWN(([.F185]+[.C185])/1000000000)" office:value-type="float" office:value="0" calcext:value-type="float">
            <text:p>0</text:p>
          </table:table-cell>
          <table:table-cell table:formula="of:=IF([.G185]&gt;=0;MOD([.G185];1000000000);-MOD(-[.G185];1000000000))" office:value-type="float" office:value="222080000" calcext:value-type="float">
            <text:p>222080000</text:p>
          </table:table-cell>
          <table:table-cell table:formula="of:=[.B185]+[.E185]+[.H185]" office:value-type="float" office:value="4222084" calcext:value-type="float">
            <text:p>4222084</text:p>
          </table:table-cell>
          <table:table-cell/>
          <table:table-cell table:formula="of:=[.D185]+[.L184]" office:value-type="float" office:value="23456" calcext:value-type="float">
            <text:p>23456</text:p>
          </table:table-cell>
          <table:table-cell table:formula="of:=[.$E$1]*[.L185]" office:value-type="float" office:value="4222080" calcext:value-type="float">
            <text:p>4222080</text:p>
          </table:table-cell>
          <table:table-cell table:formula="of:=[.J185]-[.M185]" office:value-type="float" office:value="4" calcext:value-type="float">
            <text:p>4</text:p>
          </table:table-cell>
          <table:table-cell table:formula="of:=[.N185]/[.M185]*1000000000" office:value-type="float" office:value="947.400333484917" calcext:value-type="float">
            <text:p>947.400333484917</text:p>
          </table:table-cell>
          <table:table-cell table:number-columns-repeated="1009"/>
        </table:table-row>
        <table:table-row table:style-name="ro1">
          <table:table-cell table:formula="of:=[.A185]" office:value-type="float" office:value="1000" calcext:value-type="float">
            <text:p>1000</text:p>
          </table:table-cell>
          <table:table-cell table:formula="of:=[.J185]" office:value-type="float" office:value="4222084" calcext:value-type="float">
            <text:p>4222084</text:p>
          </table:table-cell>
          <table:table-cell table:formula="of:=[.I185]" office:value-type="float" office:value="222080000" calcext:value-type="float">
            <text:p>222080000</text:p>
          </table:table-cell>
          <table:table-cell table:formula="of:=[.D185]" office:value-type="float" office:value="100" calcext:value-type="float">
            <text:p>100</text:p>
          </table:table-cell>
          <table:table-cell table:formula="of:=[.D186]*[.$E$2]" office:value-type="float" office:value="18000" calcext:value-type="float">
            <text:p>18000</text:p>
          </table:table-cell>
          <table:table-cell table:formula="of:=[.A186]*[.$E$2]*[.D186]" office:value-type="float" office:value="18000000" calcext:value-type="float">
            <text:p>18000000</text:p>
          </table:table-cell>
          <table:table-cell table:formula="of:=[.F186]+[.C186]" office:value-type="float" office:value="240080000" calcext:value-type="float">
            <text:p>240080000</text:p>
          </table:table-cell>
          <table:table-cell table:formula="of:=ROUNDDOWN(([.F186]+[.C186])/1000000000)" office:value-type="float" office:value="0" calcext:value-type="float">
            <text:p>0</text:p>
          </table:table-cell>
          <table:table-cell table:formula="of:=IF([.G186]&gt;=0;MOD([.G186];1000000000);-MOD(-[.G186];1000000000))" office:value-type="float" office:value="240080000" calcext:value-type="float">
            <text:p>240080000</text:p>
          </table:table-cell>
          <table:table-cell table:formula="of:=[.B186]+[.E186]+[.H186]" office:value-type="float" office:value="4240084" calcext:value-type="float">
            <text:p>4240084</text:p>
          </table:table-cell>
          <table:table-cell/>
          <table:table-cell table:formula="of:=[.D186]+[.L185]" office:value-type="float" office:value="23556" calcext:value-type="float">
            <text:p>23556</text:p>
          </table:table-cell>
          <table:table-cell table:formula="of:=[.$E$1]*[.L186]" office:value-type="float" office:value="4240080" calcext:value-type="float">
            <text:p>4240080</text:p>
          </table:table-cell>
          <table:table-cell table:formula="of:=[.J186]-[.M186]" office:value-type="float" office:value="4" calcext:value-type="float">
            <text:p>4</text:p>
          </table:table-cell>
          <table:table-cell table:formula="of:=[.N186]/[.M186]*1000000000" office:value-type="float" office:value="943.378426822135" calcext:value-type="float">
            <text:p>943.378426822135</text:p>
          </table:table-cell>
          <table:table-cell table:number-columns-repeated="1009"/>
        </table:table-row>
        <table:table-row table:style-name="ro1">
          <table:table-cell table:formula="of:=[.A186]" office:value-type="float" office:value="1000" calcext:value-type="float">
            <text:p>1000</text:p>
          </table:table-cell>
          <table:table-cell table:formula="of:=[.J186]" office:value-type="float" office:value="4240084" calcext:value-type="float">
            <text:p>4240084</text:p>
          </table:table-cell>
          <table:table-cell table:formula="of:=[.I186]" office:value-type="float" office:value="240080000" calcext:value-type="float">
            <text:p>240080000</text:p>
          </table:table-cell>
          <table:table-cell table:formula="of:=[.D186]" office:value-type="float" office:value="100" calcext:value-type="float">
            <text:p>100</text:p>
          </table:table-cell>
          <table:table-cell table:formula="of:=[.D187]*[.$E$2]" office:value-type="float" office:value="18000" calcext:value-type="float">
            <text:p>18000</text:p>
          </table:table-cell>
          <table:table-cell table:formula="of:=[.A187]*[.$E$2]*[.D187]" office:value-type="float" office:value="18000000" calcext:value-type="float">
            <text:p>18000000</text:p>
          </table:table-cell>
          <table:table-cell table:formula="of:=[.F187]+[.C187]" office:value-type="float" office:value="258080000" calcext:value-type="float">
            <text:p>258080000</text:p>
          </table:table-cell>
          <table:table-cell table:formula="of:=ROUNDDOWN(([.F187]+[.C187])/1000000000)" office:value-type="float" office:value="0" calcext:value-type="float">
            <text:p>0</text:p>
          </table:table-cell>
          <table:table-cell table:formula="of:=IF([.G187]&gt;=0;MOD([.G187];1000000000);-MOD(-[.G187];1000000000))" office:value-type="float" office:value="258080000" calcext:value-type="float">
            <text:p>258080000</text:p>
          </table:table-cell>
          <table:table-cell table:formula="of:=[.B187]+[.E187]+[.H187]" office:value-type="float" office:value="4258084" calcext:value-type="float">
            <text:p>4258084</text:p>
          </table:table-cell>
          <table:table-cell/>
          <table:table-cell table:formula="of:=[.D187]+[.L186]" office:value-type="float" office:value="23656" calcext:value-type="float">
            <text:p>23656</text:p>
          </table:table-cell>
          <table:table-cell table:formula="of:=[.$E$1]*[.L187]" office:value-type="float" office:value="4258080" calcext:value-type="float">
            <text:p>4258080</text:p>
          </table:table-cell>
          <table:table-cell table:formula="of:=[.J187]-[.M187]" office:value-type="float" office:value="4" calcext:value-type="float">
            <text:p>4</text:p>
          </table:table-cell>
          <table:table-cell table:formula="of:=[.N187]/[.M187]*1000000000" office:value-type="float" office:value="939.3905234284" calcext:value-type="float">
            <text:p>939.3905234284</text:p>
          </table:table-cell>
          <table:table-cell table:number-columns-repeated="1009"/>
        </table:table-row>
        <table:table-row table:style-name="ro1">
          <table:table-cell table:formula="of:=[.A187]" office:value-type="float" office:value="1000" calcext:value-type="float">
            <text:p>1000</text:p>
          </table:table-cell>
          <table:table-cell table:formula="of:=[.J187]" office:value-type="float" office:value="4258084" calcext:value-type="float">
            <text:p>4258084</text:p>
          </table:table-cell>
          <table:table-cell table:formula="of:=[.I187]" office:value-type="float" office:value="258080000" calcext:value-type="float">
            <text:p>258080000</text:p>
          </table:table-cell>
          <table:table-cell table:formula="of:=[.D187]" office:value-type="float" office:value="100" calcext:value-type="float">
            <text:p>100</text:p>
          </table:table-cell>
          <table:table-cell table:formula="of:=[.D188]*[.$E$2]" office:value-type="float" office:value="18000" calcext:value-type="float">
            <text:p>18000</text:p>
          </table:table-cell>
          <table:table-cell table:formula="of:=[.A188]*[.$E$2]*[.D188]" office:value-type="float" office:value="18000000" calcext:value-type="float">
            <text:p>18000000</text:p>
          </table:table-cell>
          <table:table-cell table:formula="of:=[.F188]+[.C188]" office:value-type="float" office:value="276080000" calcext:value-type="float">
            <text:p>276080000</text:p>
          </table:table-cell>
          <table:table-cell table:formula="of:=ROUNDDOWN(([.F188]+[.C188])/1000000000)" office:value-type="float" office:value="0" calcext:value-type="float">
            <text:p>0</text:p>
          </table:table-cell>
          <table:table-cell table:formula="of:=IF([.G188]&gt;=0;MOD([.G188];1000000000);-MOD(-[.G188];1000000000))" office:value-type="float" office:value="276080000" calcext:value-type="float">
            <text:p>276080000</text:p>
          </table:table-cell>
          <table:table-cell table:formula="of:=[.B188]+[.E188]+[.H188]" office:value-type="float" office:value="4276084" calcext:value-type="float">
            <text:p>4276084</text:p>
          </table:table-cell>
          <table:table-cell/>
          <table:table-cell table:formula="of:=[.D188]+[.L187]" office:value-type="float" office:value="23756" calcext:value-type="float">
            <text:p>23756</text:p>
          </table:table-cell>
          <table:table-cell table:formula="of:=[.$E$1]*[.L188]" office:value-type="float" office:value="4276080" calcext:value-type="float">
            <text:p>4276080</text:p>
          </table:table-cell>
          <table:table-cell table:formula="of:=[.J188]-[.M188]" office:value-type="float" office:value="4" calcext:value-type="float">
            <text:p>4</text:p>
          </table:table-cell>
          <table:table-cell table:formula="of:=[.N188]/[.M188]*1000000000" office:value-type="float" office:value="935.436193897214" calcext:value-type="float">
            <text:p>935.436193897214</text:p>
          </table:table-cell>
          <table:table-cell table:number-columns-repeated="1009"/>
        </table:table-row>
        <table:table-row table:style-name="ro1">
          <table:table-cell table:formula="of:=[.A188]" office:value-type="float" office:value="1000" calcext:value-type="float">
            <text:p>1000</text:p>
          </table:table-cell>
          <table:table-cell table:formula="of:=[.J188]" office:value-type="float" office:value="4276084" calcext:value-type="float">
            <text:p>4276084</text:p>
          </table:table-cell>
          <table:table-cell table:formula="of:=[.I188]" office:value-type="float" office:value="276080000" calcext:value-type="float">
            <text:p>276080000</text:p>
          </table:table-cell>
          <table:table-cell table:formula="of:=[.D188]" office:value-type="float" office:value="100" calcext:value-type="float">
            <text:p>100</text:p>
          </table:table-cell>
          <table:table-cell table:formula="of:=[.D189]*[.$E$2]" office:value-type="float" office:value="18000" calcext:value-type="float">
            <text:p>18000</text:p>
          </table:table-cell>
          <table:table-cell table:formula="of:=[.A189]*[.$E$2]*[.D189]" office:value-type="float" office:value="18000000" calcext:value-type="float">
            <text:p>18000000</text:p>
          </table:table-cell>
          <table:table-cell table:formula="of:=[.F189]+[.C189]" office:value-type="float" office:value="294080000" calcext:value-type="float">
            <text:p>294080000</text:p>
          </table:table-cell>
          <table:table-cell table:formula="of:=ROUNDDOWN(([.F189]+[.C189])/1000000000)" office:value-type="float" office:value="0" calcext:value-type="float">
            <text:p>0</text:p>
          </table:table-cell>
          <table:table-cell table:formula="of:=IF([.G189]&gt;=0;MOD([.G189];1000000000);-MOD(-[.G189];1000000000))" office:value-type="float" office:value="294080000" calcext:value-type="float">
            <text:p>294080000</text:p>
          </table:table-cell>
          <table:table-cell table:formula="of:=[.B189]+[.E189]+[.H189]" office:value-type="float" office:value="4294084" calcext:value-type="float">
            <text:p>4294084</text:p>
          </table:table-cell>
          <table:table-cell/>
          <table:table-cell table:formula="of:=[.D189]+[.L188]" office:value-type="float" office:value="23856" calcext:value-type="float">
            <text:p>23856</text:p>
          </table:table-cell>
          <table:table-cell table:formula="of:=[.$E$1]*[.L189]" office:value-type="float" office:value="4294080" calcext:value-type="float">
            <text:p>4294080</text:p>
          </table:table-cell>
          <table:table-cell table:formula="of:=[.J189]-[.M189]" office:value-type="float" office:value="4" calcext:value-type="float">
            <text:p>4</text:p>
          </table:table-cell>
          <table:table-cell table:formula="of:=[.N189]/[.M189]*1000000000" office:value-type="float" office:value="931.515016022058" calcext:value-type="float">
            <text:p>931.515016022058</text:p>
          </table:table-cell>
          <table:table-cell table:number-columns-repeated="1009"/>
        </table:table-row>
        <table:table-row table:style-name="ro1">
          <table:table-cell table:formula="of:=[.A189]" office:value-type="float" office:value="1000" calcext:value-type="float">
            <text:p>1000</text:p>
          </table:table-cell>
          <table:table-cell table:formula="of:=[.J189]" office:value-type="float" office:value="4294084" calcext:value-type="float">
            <text:p>4294084</text:p>
          </table:table-cell>
          <table:table-cell table:formula="of:=[.I189]" office:value-type="float" office:value="294080000" calcext:value-type="float">
            <text:p>294080000</text:p>
          </table:table-cell>
          <table:table-cell table:formula="of:=[.D189]" office:value-type="float" office:value="100" calcext:value-type="float">
            <text:p>100</text:p>
          </table:table-cell>
          <table:table-cell table:formula="of:=[.D190]*[.$E$2]" office:value-type="float" office:value="18000" calcext:value-type="float">
            <text:p>18000</text:p>
          </table:table-cell>
          <table:table-cell table:formula="of:=[.A190]*[.$E$2]*[.D190]" office:value-type="float" office:value="18000000" calcext:value-type="float">
            <text:p>18000000</text:p>
          </table:table-cell>
          <table:table-cell table:formula="of:=[.F190]+[.C190]" office:value-type="float" office:value="312080000" calcext:value-type="float">
            <text:p>312080000</text:p>
          </table:table-cell>
          <table:table-cell table:formula="of:=ROUNDDOWN(([.F190]+[.C190])/1000000000)" office:value-type="float" office:value="0" calcext:value-type="float">
            <text:p>0</text:p>
          </table:table-cell>
          <table:table-cell table:formula="of:=IF([.G190]&gt;=0;MOD([.G190];1000000000);-MOD(-[.G190];1000000000))" office:value-type="float" office:value="312080000" calcext:value-type="float">
            <text:p>312080000</text:p>
          </table:table-cell>
          <table:table-cell table:formula="of:=[.B190]+[.E190]+[.H190]" office:value-type="float" office:value="4312084" calcext:value-type="float">
            <text:p>4312084</text:p>
          </table:table-cell>
          <table:table-cell/>
          <table:table-cell table:formula="of:=[.D190]+[.L189]" office:value-type="float" office:value="23956" calcext:value-type="float">
            <text:p>23956</text:p>
          </table:table-cell>
          <table:table-cell table:formula="of:=[.$E$1]*[.L190]" office:value-type="float" office:value="4312080" calcext:value-type="float">
            <text:p>4312080</text:p>
          </table:table-cell>
          <table:table-cell table:formula="of:=[.J190]-[.M190]" office:value-type="float" office:value="4" calcext:value-type="float">
            <text:p>4</text:p>
          </table:table-cell>
          <table:table-cell table:formula="of:=[.N190]/[.M190]*1000000000" office:value-type="float" office:value="927.626574646111" calcext:value-type="float">
            <text:p>927.626574646111</text:p>
          </table:table-cell>
          <table:table-cell table:number-columns-repeated="1009"/>
        </table:table-row>
        <table:table-row table:style-name="ro1">
          <table:table-cell table:formula="of:=[.A190]" office:value-type="float" office:value="1000" calcext:value-type="float">
            <text:p>1000</text:p>
          </table:table-cell>
          <table:table-cell table:formula="of:=[.J190]" office:value-type="float" office:value="4312084" calcext:value-type="float">
            <text:p>4312084</text:p>
          </table:table-cell>
          <table:table-cell table:formula="of:=[.I190]" office:value-type="float" office:value="312080000" calcext:value-type="float">
            <text:p>312080000</text:p>
          </table:table-cell>
          <table:table-cell table:formula="of:=[.D190]" office:value-type="float" office:value="100" calcext:value-type="float">
            <text:p>100</text:p>
          </table:table-cell>
          <table:table-cell table:formula="of:=[.D191]*[.$E$2]" office:value-type="float" office:value="18000" calcext:value-type="float">
            <text:p>18000</text:p>
          </table:table-cell>
          <table:table-cell table:formula="of:=[.A191]*[.$E$2]*[.D191]" office:value-type="float" office:value="18000000" calcext:value-type="float">
            <text:p>18000000</text:p>
          </table:table-cell>
          <table:table-cell table:formula="of:=[.F191]+[.C191]" office:value-type="float" office:value="330080000" calcext:value-type="float">
            <text:p>330080000</text:p>
          </table:table-cell>
          <table:table-cell table:formula="of:=ROUNDDOWN(([.F191]+[.C191])/1000000000)" office:value-type="float" office:value="0" calcext:value-type="float">
            <text:p>0</text:p>
          </table:table-cell>
          <table:table-cell table:formula="of:=IF([.G191]&gt;=0;MOD([.G191];1000000000);-MOD(-[.G191];1000000000))" office:value-type="float" office:value="330080000" calcext:value-type="float">
            <text:p>330080000</text:p>
          </table:table-cell>
          <table:table-cell table:formula="of:=[.B191]+[.E191]+[.H191]" office:value-type="float" office:value="4330084" calcext:value-type="float">
            <text:p>4330084</text:p>
          </table:table-cell>
          <table:table-cell/>
          <table:table-cell table:formula="of:=[.D191]+[.L190]" office:value-type="float" office:value="24056" calcext:value-type="float">
            <text:p>24056</text:p>
          </table:table-cell>
          <table:table-cell table:formula="of:=[.$E$1]*[.L191]" office:value-type="float" office:value="4330080" calcext:value-type="float">
            <text:p>4330080</text:p>
          </table:table-cell>
          <table:table-cell table:formula="of:=[.J191]-[.M191]" office:value-type="float" office:value="4" calcext:value-type="float">
            <text:p>4</text:p>
          </table:table-cell>
          <table:table-cell table:formula="of:=[.N191]/[.M191]*1000000000" office:value-type="float" office:value="923.770461515723" calcext:value-type="float">
            <text:p>923.770461515723</text:p>
          </table:table-cell>
          <table:table-cell table:number-columns-repeated="1009"/>
        </table:table-row>
        <table:table-row table:style-name="ro1">
          <table:table-cell table:formula="of:=[.A191]" office:value-type="float" office:value="1000" calcext:value-type="float">
            <text:p>1000</text:p>
          </table:table-cell>
          <table:table-cell table:formula="of:=[.J191]" office:value-type="float" office:value="4330084" calcext:value-type="float">
            <text:p>4330084</text:p>
          </table:table-cell>
          <table:table-cell table:formula="of:=[.I191]" office:value-type="float" office:value="330080000" calcext:value-type="float">
            <text:p>330080000</text:p>
          </table:table-cell>
          <table:table-cell table:formula="of:=[.D191]" office:value-type="float" office:value="100" calcext:value-type="float">
            <text:p>100</text:p>
          </table:table-cell>
          <table:table-cell table:formula="of:=[.D192]*[.$E$2]" office:value-type="float" office:value="18000" calcext:value-type="float">
            <text:p>18000</text:p>
          </table:table-cell>
          <table:table-cell table:formula="of:=[.A192]*[.$E$2]*[.D192]" office:value-type="float" office:value="18000000" calcext:value-type="float">
            <text:p>18000000</text:p>
          </table:table-cell>
          <table:table-cell table:formula="of:=[.F192]+[.C192]" office:value-type="float" office:value="348080000" calcext:value-type="float">
            <text:p>348080000</text:p>
          </table:table-cell>
          <table:table-cell table:formula="of:=ROUNDDOWN(([.F192]+[.C192])/1000000000)" office:value-type="float" office:value="0" calcext:value-type="float">
            <text:p>0</text:p>
          </table:table-cell>
          <table:table-cell table:formula="of:=IF([.G192]&gt;=0;MOD([.G192];1000000000);-MOD(-[.G192];1000000000))" office:value-type="float" office:value="348080000" calcext:value-type="float">
            <text:p>348080000</text:p>
          </table:table-cell>
          <table:table-cell table:formula="of:=[.B192]+[.E192]+[.H192]" office:value-type="float" office:value="4348084" calcext:value-type="float">
            <text:p>4348084</text:p>
          </table:table-cell>
          <table:table-cell/>
          <table:table-cell table:formula="of:=[.D192]+[.L191]" office:value-type="float" office:value="24156" calcext:value-type="float">
            <text:p>24156</text:p>
          </table:table-cell>
          <table:table-cell table:formula="of:=[.$E$1]*[.L192]" office:value-type="float" office:value="4348080" calcext:value-type="float">
            <text:p>4348080</text:p>
          </table:table-cell>
          <table:table-cell table:formula="of:=[.J192]-[.M192]" office:value-type="float" office:value="4" calcext:value-type="float">
            <text:p>4</text:p>
          </table:table-cell>
          <table:table-cell table:formula="of:=[.N192]/[.M192]*1000000000" office:value-type="float" office:value="919.946275137532" calcext:value-type="float">
            <text:p>919.946275137532</text:p>
          </table:table-cell>
          <table:table-cell table:number-columns-repeated="1009"/>
        </table:table-row>
        <table:table-row table:style-name="ro1">
          <table:table-cell table:formula="of:=[.A192]" office:value-type="float" office:value="1000" calcext:value-type="float">
            <text:p>1000</text:p>
          </table:table-cell>
          <table:table-cell table:formula="of:=[.J192]" office:value-type="float" office:value="4348084" calcext:value-type="float">
            <text:p>4348084</text:p>
          </table:table-cell>
          <table:table-cell table:formula="of:=[.I192]" office:value-type="float" office:value="348080000" calcext:value-type="float">
            <text:p>348080000</text:p>
          </table:table-cell>
          <table:table-cell table:formula="of:=[.D192]" office:value-type="float" office:value="100" calcext:value-type="float">
            <text:p>100</text:p>
          </table:table-cell>
          <table:table-cell table:formula="of:=[.D193]*[.$E$2]" office:value-type="float" office:value="18000" calcext:value-type="float">
            <text:p>18000</text:p>
          </table:table-cell>
          <table:table-cell table:formula="of:=[.A193]*[.$E$2]*[.D193]" office:value-type="float" office:value="18000000" calcext:value-type="float">
            <text:p>18000000</text:p>
          </table:table-cell>
          <table:table-cell table:formula="of:=[.F193]+[.C193]" office:value-type="float" office:value="366080000" calcext:value-type="float">
            <text:p>366080000</text:p>
          </table:table-cell>
          <table:table-cell table:formula="of:=ROUNDDOWN(([.F193]+[.C193])/1000000000)" office:value-type="float" office:value="0" calcext:value-type="float">
            <text:p>0</text:p>
          </table:table-cell>
          <table:table-cell table:formula="of:=IF([.G193]&gt;=0;MOD([.G193];1000000000);-MOD(-[.G193];1000000000))" office:value-type="float" office:value="366080000" calcext:value-type="float">
            <text:p>366080000</text:p>
          </table:table-cell>
          <table:table-cell table:formula="of:=[.B193]+[.E193]+[.H193]" office:value-type="float" office:value="4366084" calcext:value-type="float">
            <text:p>4366084</text:p>
          </table:table-cell>
          <table:table-cell/>
          <table:table-cell table:formula="of:=[.D193]+[.L192]" office:value-type="float" office:value="24256" calcext:value-type="float">
            <text:p>24256</text:p>
          </table:table-cell>
          <table:table-cell table:formula="of:=[.$E$1]*[.L193]" office:value-type="float" office:value="4366080" calcext:value-type="float">
            <text:p>4366080</text:p>
          </table:table-cell>
          <table:table-cell table:formula="of:=[.J193]-[.M193]" office:value-type="float" office:value="4" calcext:value-type="float">
            <text:p>4</text:p>
          </table:table-cell>
          <table:table-cell table:formula="of:=[.N193]/[.M193]*1000000000" office:value-type="float" office:value="916.153620639109" calcext:value-type="float">
            <text:p>916.153620639109</text:p>
          </table:table-cell>
          <table:table-cell table:number-columns-repeated="1009"/>
        </table:table-row>
        <table:table-row table:style-name="ro1">
          <table:table-cell table:formula="of:=[.A193]" office:value-type="float" office:value="1000" calcext:value-type="float">
            <text:p>1000</text:p>
          </table:table-cell>
          <table:table-cell table:formula="of:=[.J193]" office:value-type="float" office:value="4366084" calcext:value-type="float">
            <text:p>4366084</text:p>
          </table:table-cell>
          <table:table-cell table:formula="of:=[.I193]" office:value-type="float" office:value="366080000" calcext:value-type="float">
            <text:p>366080000</text:p>
          </table:table-cell>
          <table:table-cell table:formula="of:=[.D193]" office:value-type="float" office:value="100" calcext:value-type="float">
            <text:p>100</text:p>
          </table:table-cell>
          <table:table-cell table:formula="of:=[.D194]*[.$E$2]" office:value-type="float" office:value="18000" calcext:value-type="float">
            <text:p>18000</text:p>
          </table:table-cell>
          <table:table-cell table:formula="of:=[.A194]*[.$E$2]*[.D194]" office:value-type="float" office:value="18000000" calcext:value-type="float">
            <text:p>18000000</text:p>
          </table:table-cell>
          <table:table-cell table:formula="of:=[.F194]+[.C194]" office:value-type="float" office:value="384080000" calcext:value-type="float">
            <text:p>384080000</text:p>
          </table:table-cell>
          <table:table-cell table:formula="of:=ROUNDDOWN(([.F194]+[.C194])/1000000000)" office:value-type="float" office:value="0" calcext:value-type="float">
            <text:p>0</text:p>
          </table:table-cell>
          <table:table-cell table:formula="of:=IF([.G194]&gt;=0;MOD([.G194];1000000000);-MOD(-[.G194];1000000000))" office:value-type="float" office:value="384080000" calcext:value-type="float">
            <text:p>384080000</text:p>
          </table:table-cell>
          <table:table-cell table:formula="of:=[.B194]+[.E194]+[.H194]" office:value-type="float" office:value="4384084" calcext:value-type="float">
            <text:p>4384084</text:p>
          </table:table-cell>
          <table:table-cell/>
          <table:table-cell table:formula="of:=[.D194]+[.L193]" office:value-type="float" office:value="24356" calcext:value-type="float">
            <text:p>24356</text:p>
          </table:table-cell>
          <table:table-cell table:formula="of:=[.$E$1]*[.L194]" office:value-type="float" office:value="4384080" calcext:value-type="float">
            <text:p>4384080</text:p>
          </table:table-cell>
          <table:table-cell table:formula="of:=[.J194]-[.M194]" office:value-type="float" office:value="4" calcext:value-type="float">
            <text:p>4</text:p>
          </table:table-cell>
          <table:table-cell table:formula="of:=[.N194]/[.M194]*1000000000" office:value-type="float" office:value="912.392109633036" calcext:value-type="float">
            <text:p>912.392109633036</text:p>
          </table:table-cell>
          <table:table-cell table:number-columns-repeated="1009"/>
        </table:table-row>
        <table:table-row table:style-name="ro1">
          <table:table-cell table:formula="of:=[.A194]" office:value-type="float" office:value="1000" calcext:value-type="float">
            <text:p>1000</text:p>
          </table:table-cell>
          <table:table-cell table:formula="of:=[.J194]" office:value-type="float" office:value="4384084" calcext:value-type="float">
            <text:p>4384084</text:p>
          </table:table-cell>
          <table:table-cell table:formula="of:=[.I194]" office:value-type="float" office:value="384080000" calcext:value-type="float">
            <text:p>384080000</text:p>
          </table:table-cell>
          <table:table-cell table:formula="of:=[.D194]" office:value-type="float" office:value="100" calcext:value-type="float">
            <text:p>100</text:p>
          </table:table-cell>
          <table:table-cell table:formula="of:=[.D195]*[.$E$2]" office:value-type="float" office:value="18000" calcext:value-type="float">
            <text:p>18000</text:p>
          </table:table-cell>
          <table:table-cell table:formula="of:=[.A195]*[.$E$2]*[.D195]" office:value-type="float" office:value="18000000" calcext:value-type="float">
            <text:p>18000000</text:p>
          </table:table-cell>
          <table:table-cell table:formula="of:=[.F195]+[.C195]" office:value-type="float" office:value="402080000" calcext:value-type="float">
            <text:p>402080000</text:p>
          </table:table-cell>
          <table:table-cell table:formula="of:=ROUNDDOWN(([.F195]+[.C195])/1000000000)" office:value-type="float" office:value="0" calcext:value-type="float">
            <text:p>0</text:p>
          </table:table-cell>
          <table:table-cell table:formula="of:=IF([.G195]&gt;=0;MOD([.G195];1000000000);-MOD(-[.G195];1000000000))" office:value-type="float" office:value="402080000" calcext:value-type="float">
            <text:p>402080000</text:p>
          </table:table-cell>
          <table:table-cell table:formula="of:=[.B195]+[.E195]+[.H195]" office:value-type="float" office:value="4402084" calcext:value-type="float">
            <text:p>4402084</text:p>
          </table:table-cell>
          <table:table-cell/>
          <table:table-cell table:formula="of:=[.D195]+[.L194]" office:value-type="float" office:value="24456" calcext:value-type="float">
            <text:p>24456</text:p>
          </table:table-cell>
          <table:table-cell table:formula="of:=[.$E$1]*[.L195]" office:value-type="float" office:value="4402080" calcext:value-type="float">
            <text:p>4402080</text:p>
          </table:table-cell>
          <table:table-cell table:formula="of:=[.J195]-[.M195]" office:value-type="float" office:value="4" calcext:value-type="float">
            <text:p>4</text:p>
          </table:table-cell>
          <table:table-cell table:formula="of:=[.N195]/[.M195]*1000000000" office:value-type="float" office:value="908.661360084324" calcext:value-type="float">
            <text:p>908.661360084324</text:p>
          </table:table-cell>
          <table:table-cell table:number-columns-repeated="1009"/>
        </table:table-row>
        <table:table-row table:style-name="ro1">
          <table:table-cell table:formula="of:=[.A195]" office:value-type="float" office:value="1000" calcext:value-type="float">
            <text:p>1000</text:p>
          </table:table-cell>
          <table:table-cell table:formula="of:=[.J195]" office:value-type="float" office:value="4402084" calcext:value-type="float">
            <text:p>4402084</text:p>
          </table:table-cell>
          <table:table-cell table:formula="of:=[.I195]" office:value-type="float" office:value="402080000" calcext:value-type="float">
            <text:p>402080000</text:p>
          </table:table-cell>
          <table:table-cell table:formula="of:=[.D195]" office:value-type="float" office:value="100" calcext:value-type="float">
            <text:p>100</text:p>
          </table:table-cell>
          <table:table-cell table:formula="of:=[.D196]*[.$E$2]" office:value-type="float" office:value="18000" calcext:value-type="float">
            <text:p>18000</text:p>
          </table:table-cell>
          <table:table-cell table:formula="of:=[.A196]*[.$E$2]*[.D196]" office:value-type="float" office:value="18000000" calcext:value-type="float">
            <text:p>18000000</text:p>
          </table:table-cell>
          <table:table-cell table:formula="of:=[.F196]+[.C196]" office:value-type="float" office:value="420080000" calcext:value-type="float">
            <text:p>420080000</text:p>
          </table:table-cell>
          <table:table-cell table:formula="of:=ROUNDDOWN(([.F196]+[.C196])/1000000000)" office:value-type="float" office:value="0" calcext:value-type="float">
            <text:p>0</text:p>
          </table:table-cell>
          <table:table-cell table:formula="of:=IF([.G196]&gt;=0;MOD([.G196];1000000000);-MOD(-[.G196];1000000000))" office:value-type="float" office:value="420080000" calcext:value-type="float">
            <text:p>420080000</text:p>
          </table:table-cell>
          <table:table-cell table:formula="of:=[.B196]+[.E196]+[.H196]" office:value-type="float" office:value="4420084" calcext:value-type="float">
            <text:p>4420084</text:p>
          </table:table-cell>
          <table:table-cell/>
          <table:table-cell table:formula="of:=[.D196]+[.L195]" office:value-type="float" office:value="24556" calcext:value-type="float">
            <text:p>24556</text:p>
          </table:table-cell>
          <table:table-cell table:formula="of:=[.$E$1]*[.L196]" office:value-type="float" office:value="4420080" calcext:value-type="float">
            <text:p>4420080</text:p>
          </table:table-cell>
          <table:table-cell table:formula="of:=[.J196]-[.M196]" office:value-type="float" office:value="4" calcext:value-type="float">
            <text:p>4</text:p>
          </table:table-cell>
          <table:table-cell table:formula="of:=[.N196]/[.M196]*1000000000" office:value-type="float" office:value="904.960996181065" calcext:value-type="float">
            <text:p>904.960996181065</text:p>
          </table:table-cell>
          <table:table-cell table:number-columns-repeated="1009"/>
        </table:table-row>
        <table:table-row table:style-name="ro1">
          <table:table-cell table:formula="of:=[.A196]" office:value-type="float" office:value="1000" calcext:value-type="float">
            <text:p>1000</text:p>
          </table:table-cell>
          <table:table-cell table:formula="of:=[.J196]" office:value-type="float" office:value="4420084" calcext:value-type="float">
            <text:p>4420084</text:p>
          </table:table-cell>
          <table:table-cell table:formula="of:=[.I196]" office:value-type="float" office:value="420080000" calcext:value-type="float">
            <text:p>420080000</text:p>
          </table:table-cell>
          <table:table-cell table:formula="of:=[.D196]" office:value-type="float" office:value="100" calcext:value-type="float">
            <text:p>100</text:p>
          </table:table-cell>
          <table:table-cell table:formula="of:=[.D197]*[.$E$2]" office:value-type="float" office:value="18000" calcext:value-type="float">
            <text:p>18000</text:p>
          </table:table-cell>
          <table:table-cell table:formula="of:=[.A197]*[.$E$2]*[.D197]" office:value-type="float" office:value="18000000" calcext:value-type="float">
            <text:p>18000000</text:p>
          </table:table-cell>
          <table:table-cell table:formula="of:=[.F197]+[.C197]" office:value-type="float" office:value="438080000" calcext:value-type="float">
            <text:p>438080000</text:p>
          </table:table-cell>
          <table:table-cell table:formula="of:=ROUNDDOWN(([.F197]+[.C197])/1000000000)" office:value-type="float" office:value="0" calcext:value-type="float">
            <text:p>0</text:p>
          </table:table-cell>
          <table:table-cell table:formula="of:=IF([.G197]&gt;=0;MOD([.G197];1000000000);-MOD(-[.G197];1000000000))" office:value-type="float" office:value="438080000" calcext:value-type="float">
            <text:p>438080000</text:p>
          </table:table-cell>
          <table:table-cell table:formula="of:=[.B197]+[.E197]+[.H197]" office:value-type="float" office:value="4438084" calcext:value-type="float">
            <text:p>4438084</text:p>
          </table:table-cell>
          <table:table-cell/>
          <table:table-cell table:formula="of:=[.D197]+[.L196]" office:value-type="float" office:value="24656" calcext:value-type="float">
            <text:p>24656</text:p>
          </table:table-cell>
          <table:table-cell table:formula="of:=[.$E$1]*[.L197]" office:value-type="float" office:value="4438080" calcext:value-type="float">
            <text:p>4438080</text:p>
          </table:table-cell>
          <table:table-cell table:formula="of:=[.J197]-[.M197]" office:value-type="float" office:value="4" calcext:value-type="float">
            <text:p>4</text:p>
          </table:table-cell>
          <table:table-cell table:formula="of:=[.N197]/[.M197]*1000000000" office:value-type="float" office:value="901.290648208234" calcext:value-type="float">
            <text:p>901.290648208234</text:p>
          </table:table-cell>
          <table:table-cell table:number-columns-repeated="1009"/>
        </table:table-row>
        <table:table-row table:style-name="ro1">
          <table:table-cell table:formula="of:=[.A197]" office:value-type="float" office:value="1000" calcext:value-type="float">
            <text:p>1000</text:p>
          </table:table-cell>
          <table:table-cell table:formula="of:=[.J197]" office:value-type="float" office:value="4438084" calcext:value-type="float">
            <text:p>4438084</text:p>
          </table:table-cell>
          <table:table-cell table:formula="of:=[.I197]" office:value-type="float" office:value="438080000" calcext:value-type="float">
            <text:p>438080000</text:p>
          </table:table-cell>
          <table:table-cell table:formula="of:=[.D197]" office:value-type="float" office:value="100" calcext:value-type="float">
            <text:p>100</text:p>
          </table:table-cell>
          <table:table-cell table:formula="of:=[.D198]*[.$E$2]" office:value-type="float" office:value="18000" calcext:value-type="float">
            <text:p>18000</text:p>
          </table:table-cell>
          <table:table-cell table:formula="of:=[.A198]*[.$E$2]*[.D198]" office:value-type="float" office:value="18000000" calcext:value-type="float">
            <text:p>18000000</text:p>
          </table:table-cell>
          <table:table-cell table:formula="of:=[.F198]+[.C198]" office:value-type="float" office:value="456080000" calcext:value-type="float">
            <text:p>456080000</text:p>
          </table:table-cell>
          <table:table-cell table:formula="of:=ROUNDDOWN(([.F198]+[.C198])/1000000000)" office:value-type="float" office:value="0" calcext:value-type="float">
            <text:p>0</text:p>
          </table:table-cell>
          <table:table-cell table:formula="of:=IF([.G198]&gt;=0;MOD([.G198];1000000000);-MOD(-[.G198];1000000000))" office:value-type="float" office:value="456080000" calcext:value-type="float">
            <text:p>456080000</text:p>
          </table:table-cell>
          <table:table-cell table:formula="of:=[.B198]+[.E198]+[.H198]" office:value-type="float" office:value="4456084" calcext:value-type="float">
            <text:p>4456084</text:p>
          </table:table-cell>
          <table:table-cell/>
          <table:table-cell table:formula="of:=[.D198]+[.L197]" office:value-type="float" office:value="24756" calcext:value-type="float">
            <text:p>24756</text:p>
          </table:table-cell>
          <table:table-cell table:formula="of:=[.$E$1]*[.L198]" office:value-type="float" office:value="4456080" calcext:value-type="float">
            <text:p>4456080</text:p>
          </table:table-cell>
          <table:table-cell table:formula="of:=[.J198]-[.M198]" office:value-type="float" office:value="4" calcext:value-type="float">
            <text:p>4</text:p>
          </table:table-cell>
          <table:table-cell table:formula="of:=[.N198]/[.M198]*1000000000" office:value-type="float" office:value="897.649952424553" calcext:value-type="float">
            <text:p>897.649952424553</text:p>
          </table:table-cell>
          <table:table-cell table:number-columns-repeated="1009"/>
        </table:table-row>
        <table:table-row table:style-name="ro1">
          <table:table-cell table:formula="of:=[.A198]" office:value-type="float" office:value="1000" calcext:value-type="float">
            <text:p>1000</text:p>
          </table:table-cell>
          <table:table-cell table:formula="of:=[.J198]" office:value-type="float" office:value="4456084" calcext:value-type="float">
            <text:p>4456084</text:p>
          </table:table-cell>
          <table:table-cell table:formula="of:=[.I198]" office:value-type="float" office:value="456080000" calcext:value-type="float">
            <text:p>456080000</text:p>
          </table:table-cell>
          <table:table-cell table:formula="of:=[.D198]" office:value-type="float" office:value="100" calcext:value-type="float">
            <text:p>100</text:p>
          </table:table-cell>
          <table:table-cell table:formula="of:=[.D199]*[.$E$2]" office:value-type="float" office:value="18000" calcext:value-type="float">
            <text:p>18000</text:p>
          </table:table-cell>
          <table:table-cell table:formula="of:=[.A199]*[.$E$2]*[.D199]" office:value-type="float" office:value="18000000" calcext:value-type="float">
            <text:p>18000000</text:p>
          </table:table-cell>
          <table:table-cell table:formula="of:=[.F199]+[.C199]" office:value-type="float" office:value="474080000" calcext:value-type="float">
            <text:p>474080000</text:p>
          </table:table-cell>
          <table:table-cell table:formula="of:=ROUNDDOWN(([.F199]+[.C199])/1000000000)" office:value-type="float" office:value="0" calcext:value-type="float">
            <text:p>0</text:p>
          </table:table-cell>
          <table:table-cell table:formula="of:=IF([.G199]&gt;=0;MOD([.G199];1000000000);-MOD(-[.G199];1000000000))" office:value-type="float" office:value="474080000" calcext:value-type="float">
            <text:p>474080000</text:p>
          </table:table-cell>
          <table:table-cell table:formula="of:=[.B199]+[.E199]+[.H199]" office:value-type="float" office:value="4474084" calcext:value-type="float">
            <text:p>4474084</text:p>
          </table:table-cell>
          <table:table-cell/>
          <table:table-cell table:formula="of:=[.D199]+[.L198]" office:value-type="float" office:value="24856" calcext:value-type="float">
            <text:p>24856</text:p>
          </table:table-cell>
          <table:table-cell table:formula="of:=[.$E$1]*[.L199]" office:value-type="float" office:value="4474080" calcext:value-type="float">
            <text:p>4474080</text:p>
          </table:table-cell>
          <table:table-cell table:formula="of:=[.J199]-[.M199]" office:value-type="float" office:value="4" calcext:value-type="float">
            <text:p>4</text:p>
          </table:table-cell>
          <table:table-cell table:formula="of:=[.N199]/[.M199]*1000000000" office:value-type="float" office:value="894.038550942317" calcext:value-type="float">
            <text:p>894.038550942317</text:p>
          </table:table-cell>
          <table:table-cell table:number-columns-repeated="1009"/>
        </table:table-row>
        <table:table-row table:style-name="ro1">
          <table:table-cell table:formula="of:=[.A199]" office:value-type="float" office:value="1000" calcext:value-type="float">
            <text:p>1000</text:p>
          </table:table-cell>
          <table:table-cell table:formula="of:=[.J199]" office:value-type="float" office:value="4474084" calcext:value-type="float">
            <text:p>4474084</text:p>
          </table:table-cell>
          <table:table-cell table:formula="of:=[.I199]" office:value-type="float" office:value="474080000" calcext:value-type="float">
            <text:p>474080000</text:p>
          </table:table-cell>
          <table:table-cell table:formula="of:=[.D199]" office:value-type="float" office:value="100" calcext:value-type="float">
            <text:p>100</text:p>
          </table:table-cell>
          <table:table-cell table:formula="of:=[.D200]*[.$E$2]" office:value-type="float" office:value="18000" calcext:value-type="float">
            <text:p>18000</text:p>
          </table:table-cell>
          <table:table-cell table:formula="of:=[.A200]*[.$E$2]*[.D200]" office:value-type="float" office:value="18000000" calcext:value-type="float">
            <text:p>18000000</text:p>
          </table:table-cell>
          <table:table-cell table:formula="of:=[.F200]+[.C200]" office:value-type="float" office:value="492080000" calcext:value-type="float">
            <text:p>492080000</text:p>
          </table:table-cell>
          <table:table-cell table:formula="of:=ROUNDDOWN(([.F200]+[.C200])/1000000000)" office:value-type="float" office:value="0" calcext:value-type="float">
            <text:p>0</text:p>
          </table:table-cell>
          <table:table-cell table:formula="of:=IF([.G200]&gt;=0;MOD([.G200];1000000000);-MOD(-[.G200];1000000000))" office:value-type="float" office:value="492080000" calcext:value-type="float">
            <text:p>492080000</text:p>
          </table:table-cell>
          <table:table-cell table:formula="of:=[.B200]+[.E200]+[.H200]" office:value-type="float" office:value="4492084" calcext:value-type="float">
            <text:p>4492084</text:p>
          </table:table-cell>
          <table:table-cell/>
          <table:table-cell table:formula="of:=[.D200]+[.L199]" office:value-type="float" office:value="24956" calcext:value-type="float">
            <text:p>24956</text:p>
          </table:table-cell>
          <table:table-cell table:formula="of:=[.$E$1]*[.L200]" office:value-type="float" office:value="4492080" calcext:value-type="float">
            <text:p>4492080</text:p>
          </table:table-cell>
          <table:table-cell table:formula="of:=[.J200]-[.M200]" office:value-type="float" office:value="4" calcext:value-type="float">
            <text:p>4</text:p>
          </table:table-cell>
          <table:table-cell table:formula="of:=[.N200]/[.M200]*1000000000" office:value-type="float" office:value="890.456091610123" calcext:value-type="float">
            <text:p>890.456091610123</text:p>
          </table:table-cell>
          <table:table-cell table:number-columns-repeated="1009"/>
        </table:table-row>
        <table:table-row table:style-name="ro1">
          <table:table-cell table:formula="of:=[.A200]" office:value-type="float" office:value="1000" calcext:value-type="float">
            <text:p>1000</text:p>
          </table:table-cell>
          <table:table-cell table:formula="of:=[.J200]" office:value-type="float" office:value="4492084" calcext:value-type="float">
            <text:p>4492084</text:p>
          </table:table-cell>
          <table:table-cell table:formula="of:=[.I200]" office:value-type="float" office:value="492080000" calcext:value-type="float">
            <text:p>492080000</text:p>
          </table:table-cell>
          <table:table-cell table:formula="of:=[.D200]" office:value-type="float" office:value="100" calcext:value-type="float">
            <text:p>100</text:p>
          </table:table-cell>
          <table:table-cell table:formula="of:=[.D201]*[.$E$2]" office:value-type="float" office:value="18000" calcext:value-type="float">
            <text:p>18000</text:p>
          </table:table-cell>
          <table:table-cell table:formula="of:=[.A201]*[.$E$2]*[.D201]" office:value-type="float" office:value="18000000" calcext:value-type="float">
            <text:p>18000000</text:p>
          </table:table-cell>
          <table:table-cell table:formula="of:=[.F201]+[.C201]" office:value-type="float" office:value="510080000" calcext:value-type="float">
            <text:p>510080000</text:p>
          </table:table-cell>
          <table:table-cell table:formula="of:=ROUNDDOWN(([.F201]+[.C201])/1000000000)" office:value-type="float" office:value="0" calcext:value-type="float">
            <text:p>0</text:p>
          </table:table-cell>
          <table:table-cell table:formula="of:=IF([.G201]&gt;=0;MOD([.G201];1000000000);-MOD(-[.G201];1000000000))" office:value-type="float" office:value="510080000" calcext:value-type="float">
            <text:p>510080000</text:p>
          </table:table-cell>
          <table:table-cell table:formula="of:=[.B201]+[.E201]+[.H201]" office:value-type="float" office:value="4510084" calcext:value-type="float">
            <text:p>4510084</text:p>
          </table:table-cell>
          <table:table-cell/>
          <table:table-cell table:formula="of:=[.D201]+[.L200]" office:value-type="float" office:value="25056" calcext:value-type="float">
            <text:p>25056</text:p>
          </table:table-cell>
          <table:table-cell table:formula="of:=[.$E$1]*[.L201]" office:value-type="float" office:value="4510080" calcext:value-type="float">
            <text:p>4510080</text:p>
          </table:table-cell>
          <table:table-cell table:formula="of:=[.J201]-[.M201]" office:value-type="float" office:value="4" calcext:value-type="float">
            <text:p>4</text:p>
          </table:table-cell>
          <table:table-cell table:formula="of:=[.N201]/[.M201]*1000000000" office:value-type="float" office:value="886.902227898396" calcext:value-type="float">
            <text:p>886.902227898396</text:p>
          </table:table-cell>
          <table:table-cell table:number-columns-repeated="1009"/>
        </table:table-row>
        <table:table-row table:style-name="ro1">
          <table:table-cell table:formula="of:=[.A201]" office:value-type="float" office:value="1000" calcext:value-type="float">
            <text:p>1000</text:p>
          </table:table-cell>
          <table:table-cell table:formula="of:=[.J201]" office:value-type="float" office:value="4510084" calcext:value-type="float">
            <text:p>4510084</text:p>
          </table:table-cell>
          <table:table-cell table:formula="of:=[.I201]" office:value-type="float" office:value="510080000" calcext:value-type="float">
            <text:p>510080000</text:p>
          </table:table-cell>
          <table:table-cell table:formula="of:=[.D201]" office:value-type="float" office:value="100" calcext:value-type="float">
            <text:p>100</text:p>
          </table:table-cell>
          <table:table-cell table:formula="of:=[.D202]*[.$E$2]" office:value-type="float" office:value="18000" calcext:value-type="float">
            <text:p>18000</text:p>
          </table:table-cell>
          <table:table-cell table:formula="of:=[.A202]*[.$E$2]*[.D202]" office:value-type="float" office:value="18000000" calcext:value-type="float">
            <text:p>18000000</text:p>
          </table:table-cell>
          <table:table-cell table:formula="of:=[.F202]+[.C202]" office:value-type="float" office:value="528080000" calcext:value-type="float">
            <text:p>528080000</text:p>
          </table:table-cell>
          <table:table-cell table:formula="of:=ROUNDDOWN(([.F202]+[.C202])/1000000000)" office:value-type="float" office:value="0" calcext:value-type="float">
            <text:p>0</text:p>
          </table:table-cell>
          <table:table-cell table:formula="of:=IF([.G202]&gt;=0;MOD([.G202];1000000000);-MOD(-[.G202];1000000000))" office:value-type="float" office:value="528080000" calcext:value-type="float">
            <text:p>528080000</text:p>
          </table:table-cell>
          <table:table-cell table:formula="of:=[.B202]+[.E202]+[.H202]" office:value-type="float" office:value="4528084" calcext:value-type="float">
            <text:p>4528084</text:p>
          </table:table-cell>
          <table:table-cell/>
          <table:table-cell table:formula="of:=[.D202]+[.L201]" office:value-type="float" office:value="25156" calcext:value-type="float">
            <text:p>25156</text:p>
          </table:table-cell>
          <table:table-cell table:formula="of:=[.$E$1]*[.L202]" office:value-type="float" office:value="4528080" calcext:value-type="float">
            <text:p>4528080</text:p>
          </table:table-cell>
          <table:table-cell table:formula="of:=[.J202]-[.M202]" office:value-type="float" office:value="4" calcext:value-type="float">
            <text:p>4</text:p>
          </table:table-cell>
          <table:table-cell table:formula="of:=[.N202]/[.M202]*1000000000" office:value-type="float" office:value="883.376618787654" calcext:value-type="float">
            <text:p>883.376618787654</text:p>
          </table:table-cell>
          <table:table-cell table:number-columns-repeated="1009"/>
        </table:table-row>
        <table:table-row table:style-name="ro1">
          <table:table-cell table:formula="of:=[.A202]" office:value-type="float" office:value="1000" calcext:value-type="float">
            <text:p>1000</text:p>
          </table:table-cell>
          <table:table-cell table:formula="of:=[.J202]" office:value-type="float" office:value="4528084" calcext:value-type="float">
            <text:p>4528084</text:p>
          </table:table-cell>
          <table:table-cell table:formula="of:=[.I202]" office:value-type="float" office:value="528080000" calcext:value-type="float">
            <text:p>528080000</text:p>
          </table:table-cell>
          <table:table-cell table:formula="of:=[.D202]" office:value-type="float" office:value="100" calcext:value-type="float">
            <text:p>100</text:p>
          </table:table-cell>
          <table:table-cell table:formula="of:=[.D203]*[.$E$2]" office:value-type="float" office:value="18000" calcext:value-type="float">
            <text:p>18000</text:p>
          </table:table-cell>
          <table:table-cell table:formula="of:=[.A203]*[.$E$2]*[.D203]" office:value-type="float" office:value="18000000" calcext:value-type="float">
            <text:p>18000000</text:p>
          </table:table-cell>
          <table:table-cell table:formula="of:=[.F203]+[.C203]" office:value-type="float" office:value="546080000" calcext:value-type="float">
            <text:p>546080000</text:p>
          </table:table-cell>
          <table:table-cell table:formula="of:=ROUNDDOWN(([.F203]+[.C203])/1000000000)" office:value-type="float" office:value="0" calcext:value-type="float">
            <text:p>0</text:p>
          </table:table-cell>
          <table:table-cell table:formula="of:=IF([.G203]&gt;=0;MOD([.G203];1000000000);-MOD(-[.G203];1000000000))" office:value-type="float" office:value="546080000" calcext:value-type="float">
            <text:p>546080000</text:p>
          </table:table-cell>
          <table:table-cell table:formula="of:=[.B203]+[.E203]+[.H203]" office:value-type="float" office:value="4546084" calcext:value-type="float">
            <text:p>4546084</text:p>
          </table:table-cell>
          <table:table-cell/>
          <table:table-cell table:formula="of:=[.D203]+[.L202]" office:value-type="float" office:value="25256" calcext:value-type="float">
            <text:p>25256</text:p>
          </table:table-cell>
          <table:table-cell table:formula="of:=[.$E$1]*[.L203]" office:value-type="float" office:value="4546080" calcext:value-type="float">
            <text:p>4546080</text:p>
          </table:table-cell>
          <table:table-cell table:formula="of:=[.J203]-[.M203]" office:value-type="float" office:value="4" calcext:value-type="float">
            <text:p>4</text:p>
          </table:table-cell>
          <table:table-cell table:formula="of:=[.N203]/[.M203]*1000000000" office:value-type="float" office:value="879.878928659416" calcext:value-type="float">
            <text:p>879.878928659416</text:p>
          </table:table-cell>
          <table:table-cell table:number-columns-repeated="1009"/>
        </table:table-row>
        <table:table-row table:style-name="ro1">
          <table:table-cell table:formula="of:=[.A203]" office:value-type="float" office:value="1000" calcext:value-type="float">
            <text:p>1000</text:p>
          </table:table-cell>
          <table:table-cell table:formula="of:=[.J203]" office:value-type="float" office:value="4546084" calcext:value-type="float">
            <text:p>4546084</text:p>
          </table:table-cell>
          <table:table-cell table:formula="of:=[.I203]" office:value-type="float" office:value="546080000" calcext:value-type="float">
            <text:p>546080000</text:p>
          </table:table-cell>
          <table:table-cell table:formula="of:=[.D203]" office:value-type="float" office:value="100" calcext:value-type="float">
            <text:p>100</text:p>
          </table:table-cell>
          <table:table-cell table:formula="of:=[.D204]*[.$E$2]" office:value-type="float" office:value="18000" calcext:value-type="float">
            <text:p>18000</text:p>
          </table:table-cell>
          <table:table-cell table:formula="of:=[.A204]*[.$E$2]*[.D204]" office:value-type="float" office:value="18000000" calcext:value-type="float">
            <text:p>18000000</text:p>
          </table:table-cell>
          <table:table-cell table:formula="of:=[.F204]+[.C204]" office:value-type="float" office:value="564080000" calcext:value-type="float">
            <text:p>564080000</text:p>
          </table:table-cell>
          <table:table-cell table:formula="of:=ROUNDDOWN(([.F204]+[.C204])/1000000000)" office:value-type="float" office:value="0" calcext:value-type="float">
            <text:p>0</text:p>
          </table:table-cell>
          <table:table-cell table:formula="of:=IF([.G204]&gt;=0;MOD([.G204];1000000000);-MOD(-[.G204];1000000000))" office:value-type="float" office:value="564080000" calcext:value-type="float">
            <text:p>564080000</text:p>
          </table:table-cell>
          <table:table-cell table:formula="of:=[.B204]+[.E204]+[.H204]" office:value-type="float" office:value="4564084" calcext:value-type="float">
            <text:p>4564084</text:p>
          </table:table-cell>
          <table:table-cell/>
          <table:table-cell table:formula="of:=[.D204]+[.L203]" office:value-type="float" office:value="25356" calcext:value-type="float">
            <text:p>25356</text:p>
          </table:table-cell>
          <table:table-cell table:formula="of:=[.$E$1]*[.L204]" office:value-type="float" office:value="4564080" calcext:value-type="float">
            <text:p>4564080</text:p>
          </table:table-cell>
          <table:table-cell table:formula="of:=[.J204]-[.M204]" office:value-type="float" office:value="4" calcext:value-type="float">
            <text:p>4</text:p>
          </table:table-cell>
          <table:table-cell table:formula="of:=[.N204]/[.M204]*1000000000" office:value-type="float" office:value="876.408827189708" calcext:value-type="float">
            <text:p>876.408827189708</text:p>
          </table:table-cell>
          <table:table-cell table:number-columns-repeated="1009"/>
        </table:table-row>
        <table:table-row table:style-name="ro1">
          <table:table-cell table:formula="of:=[.A204]" office:value-type="float" office:value="1000" calcext:value-type="float">
            <text:p>1000</text:p>
          </table:table-cell>
          <table:table-cell table:formula="of:=[.J204]" office:value-type="float" office:value="4564084" calcext:value-type="float">
            <text:p>4564084</text:p>
          </table:table-cell>
          <table:table-cell table:formula="of:=[.I204]" office:value-type="float" office:value="564080000" calcext:value-type="float">
            <text:p>564080000</text:p>
          </table:table-cell>
          <table:table-cell table:formula="of:=[.D204]" office:value-type="float" office:value="100" calcext:value-type="float">
            <text:p>100</text:p>
          </table:table-cell>
          <table:table-cell table:formula="of:=[.D205]*[.$E$2]" office:value-type="float" office:value="18000" calcext:value-type="float">
            <text:p>18000</text:p>
          </table:table-cell>
          <table:table-cell table:formula="of:=[.A205]*[.$E$2]*[.D205]" office:value-type="float" office:value="18000000" calcext:value-type="float">
            <text:p>18000000</text:p>
          </table:table-cell>
          <table:table-cell table:formula="of:=[.F205]+[.C205]" office:value-type="float" office:value="582080000" calcext:value-type="float">
            <text:p>582080000</text:p>
          </table:table-cell>
          <table:table-cell table:formula="of:=ROUNDDOWN(([.F205]+[.C205])/1000000000)" office:value-type="float" office:value="0" calcext:value-type="float">
            <text:p>0</text:p>
          </table:table-cell>
          <table:table-cell table:formula="of:=IF([.G205]&gt;=0;MOD([.G205];1000000000);-MOD(-[.G205];1000000000))" office:value-type="float" office:value="582080000" calcext:value-type="float">
            <text:p>582080000</text:p>
          </table:table-cell>
          <table:table-cell table:formula="of:=[.B205]+[.E205]+[.H205]" office:value-type="float" office:value="4582084" calcext:value-type="float">
            <text:p>4582084</text:p>
          </table:table-cell>
          <table:table-cell/>
          <table:table-cell table:formula="of:=[.D205]+[.L204]" office:value-type="float" office:value="25456" calcext:value-type="float">
            <text:p>25456</text:p>
          </table:table-cell>
          <table:table-cell table:formula="of:=[.$E$1]*[.L205]" office:value-type="float" office:value="4582080" calcext:value-type="float">
            <text:p>4582080</text:p>
          </table:table-cell>
          <table:table-cell table:formula="of:=[.J205]-[.M205]" office:value-type="float" office:value="4" calcext:value-type="float">
            <text:p>4</text:p>
          </table:table-cell>
          <table:table-cell table:formula="of:=[.N205]/[.M205]*1000000000" office:value-type="float" office:value="872.965989245059" calcext:value-type="float">
            <text:p>872.965989245059</text:p>
          </table:table-cell>
          <table:table-cell table:number-columns-repeated="1009"/>
        </table:table-row>
        <table:table-row table:style-name="ro1">
          <table:table-cell table:formula="of:=[.A205]" office:value-type="float" office:value="1000" calcext:value-type="float">
            <text:p>1000</text:p>
          </table:table-cell>
          <table:table-cell table:formula="of:=[.J205]" office:value-type="float" office:value="4582084" calcext:value-type="float">
            <text:p>4582084</text:p>
          </table:table-cell>
          <table:table-cell table:formula="of:=[.I205]" office:value-type="float" office:value="582080000" calcext:value-type="float">
            <text:p>582080000</text:p>
          </table:table-cell>
          <table:table-cell table:formula="of:=[.D205]" office:value-type="float" office:value="100" calcext:value-type="float">
            <text:p>100</text:p>
          </table:table-cell>
          <table:table-cell table:formula="of:=[.D206]*[.$E$2]" office:value-type="float" office:value="18000" calcext:value-type="float">
            <text:p>18000</text:p>
          </table:table-cell>
          <table:table-cell table:formula="of:=[.A206]*[.$E$2]*[.D206]" office:value-type="float" office:value="18000000" calcext:value-type="float">
            <text:p>18000000</text:p>
          </table:table-cell>
          <table:table-cell table:formula="of:=[.F206]+[.C206]" office:value-type="float" office:value="600080000" calcext:value-type="float">
            <text:p>600080000</text:p>
          </table:table-cell>
          <table:table-cell table:formula="of:=ROUNDDOWN(([.F206]+[.C206])/1000000000)" office:value-type="float" office:value="0" calcext:value-type="float">
            <text:p>0</text:p>
          </table:table-cell>
          <table:table-cell table:formula="of:=IF([.G206]&gt;=0;MOD([.G206];1000000000);-MOD(-[.G206];1000000000))" office:value-type="float" office:value="600080000" calcext:value-type="float">
            <text:p>600080000</text:p>
          </table:table-cell>
          <table:table-cell table:formula="of:=[.B206]+[.E206]+[.H206]" office:value-type="float" office:value="4600084" calcext:value-type="float">
            <text:p>4600084</text:p>
          </table:table-cell>
          <table:table-cell/>
          <table:table-cell table:formula="of:=[.D206]+[.L205]" office:value-type="float" office:value="25556" calcext:value-type="float">
            <text:p>25556</text:p>
          </table:table-cell>
          <table:table-cell table:formula="of:=[.$E$1]*[.L206]" office:value-type="float" office:value="4600080" calcext:value-type="float">
            <text:p>4600080</text:p>
          </table:table-cell>
          <table:table-cell table:formula="of:=[.J206]-[.M206]" office:value-type="float" office:value="4" calcext:value-type="float">
            <text:p>4</text:p>
          </table:table-cell>
          <table:table-cell table:formula="of:=[.N206]/[.M206]*1000000000" office:value-type="float" office:value="869.55009478096" calcext:value-type="float">
            <text:p>869.55009478096</text:p>
          </table:table-cell>
          <table:table-cell table:number-columns-repeated="1009"/>
        </table:table-row>
        <table:table-row table:style-name="ro1">
          <table:table-cell table:formula="of:=[.A206]" office:value-type="float" office:value="1000" calcext:value-type="float">
            <text:p>1000</text:p>
          </table:table-cell>
          <table:table-cell table:formula="of:=[.J206]" office:value-type="float" office:value="4600084" calcext:value-type="float">
            <text:p>4600084</text:p>
          </table:table-cell>
          <table:table-cell table:formula="of:=[.I206]" office:value-type="float" office:value="600080000" calcext:value-type="float">
            <text:p>600080000</text:p>
          </table:table-cell>
          <table:table-cell table:formula="of:=[.D206]" office:value-type="float" office:value="100" calcext:value-type="float">
            <text:p>100</text:p>
          </table:table-cell>
          <table:table-cell table:formula="of:=[.D207]*[.$E$2]" office:value-type="float" office:value="18000" calcext:value-type="float">
            <text:p>18000</text:p>
          </table:table-cell>
          <table:table-cell table:formula="of:=[.A207]*[.$E$2]*[.D207]" office:value-type="float" office:value="18000000" calcext:value-type="float">
            <text:p>18000000</text:p>
          </table:table-cell>
          <table:table-cell table:formula="of:=[.F207]+[.C207]" office:value-type="float" office:value="618080000" calcext:value-type="float">
            <text:p>618080000</text:p>
          </table:table-cell>
          <table:table-cell table:formula="of:=ROUNDDOWN(([.F207]+[.C207])/1000000000)" office:value-type="float" office:value="0" calcext:value-type="float">
            <text:p>0</text:p>
          </table:table-cell>
          <table:table-cell table:formula="of:=IF([.G207]&gt;=0;MOD([.G207];1000000000);-MOD(-[.G207];1000000000))" office:value-type="float" office:value="618080000" calcext:value-type="float">
            <text:p>618080000</text:p>
          </table:table-cell>
          <table:table-cell table:formula="of:=[.B207]+[.E207]+[.H207]" office:value-type="float" office:value="4618084" calcext:value-type="float">
            <text:p>4618084</text:p>
          </table:table-cell>
          <table:table-cell/>
          <table:table-cell table:formula="of:=[.D207]+[.L206]" office:value-type="float" office:value="25656" calcext:value-type="float">
            <text:p>25656</text:p>
          </table:table-cell>
          <table:table-cell table:formula="of:=[.$E$1]*[.L207]" office:value-type="float" office:value="4618080" calcext:value-type="float">
            <text:p>4618080</text:p>
          </table:table-cell>
          <table:table-cell table:formula="of:=[.J207]-[.M207]" office:value-type="float" office:value="4" calcext:value-type="float">
            <text:p>4</text:p>
          </table:table-cell>
          <table:table-cell table:formula="of:=[.N207]/[.M207]*1000000000" office:value-type="float" office:value="866.160828742681" calcext:value-type="float">
            <text:p>866.160828742681</text:p>
          </table:table-cell>
          <table:table-cell table:number-columns-repeated="1009"/>
        </table:table-row>
        <table:table-row table:style-name="ro1">
          <table:table-cell table:formula="of:=[.A207]" office:value-type="float" office:value="1000" calcext:value-type="float">
            <text:p>1000</text:p>
          </table:table-cell>
          <table:table-cell table:formula="of:=[.J207]" office:value-type="float" office:value="4618084" calcext:value-type="float">
            <text:p>4618084</text:p>
          </table:table-cell>
          <table:table-cell table:formula="of:=[.I207]" office:value-type="float" office:value="618080000" calcext:value-type="float">
            <text:p>618080000</text:p>
          </table:table-cell>
          <table:table-cell table:formula="of:=[.D207]" office:value-type="float" office:value="100" calcext:value-type="float">
            <text:p>100</text:p>
          </table:table-cell>
          <table:table-cell table:formula="of:=[.D208]*[.$E$2]" office:value-type="float" office:value="18000" calcext:value-type="float">
            <text:p>18000</text:p>
          </table:table-cell>
          <table:table-cell table:formula="of:=[.A208]*[.$E$2]*[.D208]" office:value-type="float" office:value="18000000" calcext:value-type="float">
            <text:p>18000000</text:p>
          </table:table-cell>
          <table:table-cell table:formula="of:=[.F208]+[.C208]" office:value-type="float" office:value="636080000" calcext:value-type="float">
            <text:p>636080000</text:p>
          </table:table-cell>
          <table:table-cell table:formula="of:=ROUNDDOWN(([.F208]+[.C208])/1000000000)" office:value-type="float" office:value="0" calcext:value-type="float">
            <text:p>0</text:p>
          </table:table-cell>
          <table:table-cell table:formula="of:=IF([.G208]&gt;=0;MOD([.G208];1000000000);-MOD(-[.G208];1000000000))" office:value-type="float" office:value="636080000" calcext:value-type="float">
            <text:p>636080000</text:p>
          </table:table-cell>
          <table:table-cell table:formula="of:=[.B208]+[.E208]+[.H208]" office:value-type="float" office:value="4636084" calcext:value-type="float">
            <text:p>4636084</text:p>
          </table:table-cell>
          <table:table-cell/>
          <table:table-cell table:formula="of:=[.D208]+[.L207]" office:value-type="float" office:value="25756" calcext:value-type="float">
            <text:p>25756</text:p>
          </table:table-cell>
          <table:table-cell table:formula="of:=[.$E$1]*[.L208]" office:value-type="float" office:value="4636080" calcext:value-type="float">
            <text:p>4636080</text:p>
          </table:table-cell>
          <table:table-cell table:formula="of:=[.J208]-[.M208]" office:value-type="float" office:value="4" calcext:value-type="float">
            <text:p>4</text:p>
          </table:table-cell>
          <table:table-cell table:formula="of:=[.N208]/[.M208]*1000000000" office:value-type="float" office:value="862.797880968404" calcext:value-type="float">
            <text:p>862.797880968404</text:p>
          </table:table-cell>
          <table:table-cell table:number-columns-repeated="1009"/>
        </table:table-row>
        <table:table-row table:style-name="ro1">
          <table:table-cell table:formula="of:=[.A208]" office:value-type="float" office:value="1000" calcext:value-type="float">
            <text:p>1000</text:p>
          </table:table-cell>
          <table:table-cell table:formula="of:=[.J208]" office:value-type="float" office:value="4636084" calcext:value-type="float">
            <text:p>4636084</text:p>
          </table:table-cell>
          <table:table-cell table:formula="of:=[.I208]" office:value-type="float" office:value="636080000" calcext:value-type="float">
            <text:p>636080000</text:p>
          </table:table-cell>
          <table:table-cell table:formula="of:=[.D208]" office:value-type="float" office:value="100" calcext:value-type="float">
            <text:p>100</text:p>
          </table:table-cell>
          <table:table-cell table:formula="of:=[.D209]*[.$E$2]" office:value-type="float" office:value="18000" calcext:value-type="float">
            <text:p>18000</text:p>
          </table:table-cell>
          <table:table-cell table:formula="of:=[.A209]*[.$E$2]*[.D209]" office:value-type="float" office:value="18000000" calcext:value-type="float">
            <text:p>18000000</text:p>
          </table:table-cell>
          <table:table-cell table:formula="of:=[.F209]+[.C209]" office:value-type="float" office:value="654080000" calcext:value-type="float">
            <text:p>654080000</text:p>
          </table:table-cell>
          <table:table-cell table:formula="of:=ROUNDDOWN(([.F209]+[.C209])/1000000000)" office:value-type="float" office:value="0" calcext:value-type="float">
            <text:p>0</text:p>
          </table:table-cell>
          <table:table-cell table:formula="of:=IF([.G209]&gt;=0;MOD([.G209];1000000000);-MOD(-[.G209];1000000000))" office:value-type="float" office:value="654080000" calcext:value-type="float">
            <text:p>654080000</text:p>
          </table:table-cell>
          <table:table-cell table:formula="of:=[.B209]+[.E209]+[.H209]" office:value-type="float" office:value="4654084" calcext:value-type="float">
            <text:p>4654084</text:p>
          </table:table-cell>
          <table:table-cell/>
          <table:table-cell table:formula="of:=[.D209]+[.L208]" office:value-type="float" office:value="25856" calcext:value-type="float">
            <text:p>25856</text:p>
          </table:table-cell>
          <table:table-cell table:formula="of:=[.$E$1]*[.L209]" office:value-type="float" office:value="4654080" calcext:value-type="float">
            <text:p>4654080</text:p>
          </table:table-cell>
          <table:table-cell table:formula="of:=[.J209]-[.M209]" office:value-type="float" office:value="4" calcext:value-type="float">
            <text:p>4</text:p>
          </table:table-cell>
          <table:table-cell table:formula="of:=[.N209]/[.M209]*1000000000" office:value-type="float" office:value="859.460946094609" calcext:value-type="float">
            <text:p>859.460946094609</text:p>
          </table:table-cell>
          <table:table-cell table:number-columns-repeated="1009"/>
        </table:table-row>
        <table:table-row table:style-name="ro1">
          <table:table-cell table:formula="of:=[.A209]" office:value-type="float" office:value="1000" calcext:value-type="float">
            <text:p>1000</text:p>
          </table:table-cell>
          <table:table-cell table:formula="of:=[.J209]" office:value-type="float" office:value="4654084" calcext:value-type="float">
            <text:p>4654084</text:p>
          </table:table-cell>
          <table:table-cell table:formula="of:=[.I209]" office:value-type="float" office:value="654080000" calcext:value-type="float">
            <text:p>654080000</text:p>
          </table:table-cell>
          <table:table-cell table:formula="of:=[.D209]" office:value-type="float" office:value="100" calcext:value-type="float">
            <text:p>100</text:p>
          </table:table-cell>
          <table:table-cell table:formula="of:=[.D210]*[.$E$2]" office:value-type="float" office:value="18000" calcext:value-type="float">
            <text:p>18000</text:p>
          </table:table-cell>
          <table:table-cell table:formula="of:=[.A210]*[.$E$2]*[.D210]" office:value-type="float" office:value="18000000" calcext:value-type="float">
            <text:p>18000000</text:p>
          </table:table-cell>
          <table:table-cell table:formula="of:=[.F210]+[.C210]" office:value-type="float" office:value="672080000" calcext:value-type="float">
            <text:p>672080000</text:p>
          </table:table-cell>
          <table:table-cell table:formula="of:=ROUNDDOWN(([.F210]+[.C210])/1000000000)" office:value-type="float" office:value="0" calcext:value-type="float">
            <text:p>0</text:p>
          </table:table-cell>
          <table:table-cell table:formula="of:=IF([.G210]&gt;=0;MOD([.G210];1000000000);-MOD(-[.G210];1000000000))" office:value-type="float" office:value="672080000" calcext:value-type="float">
            <text:p>672080000</text:p>
          </table:table-cell>
          <table:table-cell table:formula="of:=[.B210]+[.E210]+[.H210]" office:value-type="float" office:value="4672084" calcext:value-type="float">
            <text:p>4672084</text:p>
          </table:table-cell>
          <table:table-cell/>
          <table:table-cell table:formula="of:=[.D210]+[.L209]" office:value-type="float" office:value="25956" calcext:value-type="float">
            <text:p>25956</text:p>
          </table:table-cell>
          <table:table-cell table:formula="of:=[.$E$1]*[.L210]" office:value-type="float" office:value="4672080" calcext:value-type="float">
            <text:p>4672080</text:p>
          </table:table-cell>
          <table:table-cell table:formula="of:=[.J210]-[.M210]" office:value-type="float" office:value="4" calcext:value-type="float">
            <text:p>4</text:p>
          </table:table-cell>
          <table:table-cell table:formula="of:=[.N210]/[.M210]*1000000000" office:value-type="float" office:value="856.149723463639" calcext:value-type="float">
            <text:p>856.149723463639</text:p>
          </table:table-cell>
          <table:table-cell table:number-columns-repeated="1009"/>
        </table:table-row>
        <table:table-row table:style-name="ro1">
          <table:table-cell table:formula="of:=[.A210]" office:value-type="float" office:value="1000" calcext:value-type="float">
            <text:p>1000</text:p>
          </table:table-cell>
          <table:table-cell table:formula="of:=[.J210]" office:value-type="float" office:value="4672084" calcext:value-type="float">
            <text:p>4672084</text:p>
          </table:table-cell>
          <table:table-cell table:formula="of:=[.I210]" office:value-type="float" office:value="672080000" calcext:value-type="float">
            <text:p>672080000</text:p>
          </table:table-cell>
          <table:table-cell table:formula="of:=[.D210]" office:value-type="float" office:value="100" calcext:value-type="float">
            <text:p>100</text:p>
          </table:table-cell>
          <table:table-cell table:formula="of:=[.D211]*[.$E$2]" office:value-type="float" office:value="18000" calcext:value-type="float">
            <text:p>18000</text:p>
          </table:table-cell>
          <table:table-cell table:formula="of:=[.A211]*[.$E$2]*[.D211]" office:value-type="float" office:value="18000000" calcext:value-type="float">
            <text:p>18000000</text:p>
          </table:table-cell>
          <table:table-cell table:formula="of:=[.F211]+[.C211]" office:value-type="float" office:value="690080000" calcext:value-type="float">
            <text:p>690080000</text:p>
          </table:table-cell>
          <table:table-cell table:formula="of:=ROUNDDOWN(([.F211]+[.C211])/1000000000)" office:value-type="float" office:value="0" calcext:value-type="float">
            <text:p>0</text:p>
          </table:table-cell>
          <table:table-cell table:formula="of:=IF([.G211]&gt;=0;MOD([.G211];1000000000);-MOD(-[.G211];1000000000))" office:value-type="float" office:value="690080000" calcext:value-type="float">
            <text:p>690080000</text:p>
          </table:table-cell>
          <table:table-cell table:formula="of:=[.B211]+[.E211]+[.H211]" office:value-type="float" office:value="4690084" calcext:value-type="float">
            <text:p>4690084</text:p>
          </table:table-cell>
          <table:table-cell/>
          <table:table-cell table:formula="of:=[.D211]+[.L210]" office:value-type="float" office:value="26056" calcext:value-type="float">
            <text:p>26056</text:p>
          </table:table-cell>
          <table:table-cell table:formula="of:=[.$E$1]*[.L211]" office:value-type="float" office:value="4690080" calcext:value-type="float">
            <text:p>4690080</text:p>
          </table:table-cell>
          <table:table-cell table:formula="of:=[.J211]-[.M211]" office:value-type="float" office:value="4" calcext:value-type="float">
            <text:p>4</text:p>
          </table:table-cell>
          <table:table-cell table:formula="of:=[.N211]/[.M211]*1000000000" office:value-type="float" office:value="852.863917033398" calcext:value-type="float">
            <text:p>852.863917033398</text:p>
          </table:table-cell>
          <table:table-cell table:number-columns-repeated="1009"/>
        </table:table-row>
        <table:table-row table:style-name="ro1">
          <table:table-cell table:formula="of:=[.A211]" office:value-type="float" office:value="1000" calcext:value-type="float">
            <text:p>1000</text:p>
          </table:table-cell>
          <table:table-cell table:formula="of:=[.J211]" office:value-type="float" office:value="4690084" calcext:value-type="float">
            <text:p>4690084</text:p>
          </table:table-cell>
          <table:table-cell table:formula="of:=[.I211]" office:value-type="float" office:value="690080000" calcext:value-type="float">
            <text:p>690080000</text:p>
          </table:table-cell>
          <table:table-cell table:formula="of:=[.D211]" office:value-type="float" office:value="100" calcext:value-type="float">
            <text:p>100</text:p>
          </table:table-cell>
          <table:table-cell table:formula="of:=[.D212]*[.$E$2]" office:value-type="float" office:value="18000" calcext:value-type="float">
            <text:p>18000</text:p>
          </table:table-cell>
          <table:table-cell table:formula="of:=[.A212]*[.$E$2]*[.D212]" office:value-type="float" office:value="18000000" calcext:value-type="float">
            <text:p>18000000</text:p>
          </table:table-cell>
          <table:table-cell table:formula="of:=[.F212]+[.C212]" office:value-type="float" office:value="708080000" calcext:value-type="float">
            <text:p>708080000</text:p>
          </table:table-cell>
          <table:table-cell table:formula="of:=ROUNDDOWN(([.F212]+[.C212])/1000000000)" office:value-type="float" office:value="0" calcext:value-type="float">
            <text:p>0</text:p>
          </table:table-cell>
          <table:table-cell table:formula="of:=IF([.G212]&gt;=0;MOD([.G212];1000000000);-MOD(-[.G212];1000000000))" office:value-type="float" office:value="708080000" calcext:value-type="float">
            <text:p>708080000</text:p>
          </table:table-cell>
          <table:table-cell table:formula="of:=[.B212]+[.E212]+[.H212]" office:value-type="float" office:value="4708084" calcext:value-type="float">
            <text:p>4708084</text:p>
          </table:table-cell>
          <table:table-cell/>
          <table:table-cell table:formula="of:=[.D212]+[.L211]" office:value-type="float" office:value="26156" calcext:value-type="float">
            <text:p>26156</text:p>
          </table:table-cell>
          <table:table-cell table:formula="of:=[.$E$1]*[.L212]" office:value-type="float" office:value="4708080" calcext:value-type="float">
            <text:p>4708080</text:p>
          </table:table-cell>
          <table:table-cell table:formula="of:=[.J212]-[.M212]" office:value-type="float" office:value="4" calcext:value-type="float">
            <text:p>4</text:p>
          </table:table-cell>
          <table:table-cell table:formula="of:=[.N212]/[.M212]*1000000000" office:value-type="float" office:value="849.60323528912" calcext:value-type="float">
            <text:p>849.60323528912</text:p>
          </table:table-cell>
          <table:table-cell table:number-columns-repeated="1009"/>
        </table:table-row>
        <table:table-row table:style-name="ro1">
          <table:table-cell table:formula="of:=[.A212]" office:value-type="float" office:value="1000" calcext:value-type="float">
            <text:p>1000</text:p>
          </table:table-cell>
          <table:table-cell table:formula="of:=[.J212]" office:value-type="float" office:value="4708084" calcext:value-type="float">
            <text:p>4708084</text:p>
          </table:table-cell>
          <table:table-cell table:formula="of:=[.I212]" office:value-type="float" office:value="708080000" calcext:value-type="float">
            <text:p>708080000</text:p>
          </table:table-cell>
          <table:table-cell table:formula="of:=[.D212]" office:value-type="float" office:value="100" calcext:value-type="float">
            <text:p>100</text:p>
          </table:table-cell>
          <table:table-cell table:formula="of:=[.D213]*[.$E$2]" office:value-type="float" office:value="18000" calcext:value-type="float">
            <text:p>18000</text:p>
          </table:table-cell>
          <table:table-cell table:formula="of:=[.A213]*[.$E$2]*[.D213]" office:value-type="float" office:value="18000000" calcext:value-type="float">
            <text:p>18000000</text:p>
          </table:table-cell>
          <table:table-cell table:formula="of:=[.F213]+[.C213]" office:value-type="float" office:value="726080000" calcext:value-type="float">
            <text:p>726080000</text:p>
          </table:table-cell>
          <table:table-cell table:formula="of:=ROUNDDOWN(([.F213]+[.C213])/1000000000)" office:value-type="float" office:value="0" calcext:value-type="float">
            <text:p>0</text:p>
          </table:table-cell>
          <table:table-cell table:formula="of:=IF([.G213]&gt;=0;MOD([.G213];1000000000);-MOD(-[.G213];1000000000))" office:value-type="float" office:value="726080000" calcext:value-type="float">
            <text:p>726080000</text:p>
          </table:table-cell>
          <table:table-cell table:formula="of:=[.B213]+[.E213]+[.H213]" office:value-type="float" office:value="4726084" calcext:value-type="float">
            <text:p>4726084</text:p>
          </table:table-cell>
          <table:table-cell/>
          <table:table-cell table:formula="of:=[.D213]+[.L212]" office:value-type="float" office:value="26256" calcext:value-type="float">
            <text:p>26256</text:p>
          </table:table-cell>
          <table:table-cell table:formula="of:=[.$E$1]*[.L213]" office:value-type="float" office:value="4726080" calcext:value-type="float">
            <text:p>4726080</text:p>
          </table:table-cell>
          <table:table-cell table:formula="of:=[.J213]-[.M213]" office:value-type="float" office:value="4" calcext:value-type="float">
            <text:p>4</text:p>
          </table:table-cell>
          <table:table-cell table:formula="of:=[.N213]/[.M213]*1000000000" office:value-type="float" office:value="846.367391157154" calcext:value-type="float">
            <text:p>846.367391157154</text:p>
          </table:table-cell>
          <table:table-cell table:number-columns-repeated="1009"/>
        </table:table-row>
        <table:table-row table:style-name="ro1">
          <table:table-cell table:formula="of:=[.A213]" office:value-type="float" office:value="1000" calcext:value-type="float">
            <text:p>1000</text:p>
          </table:table-cell>
          <table:table-cell table:formula="of:=[.J213]" office:value-type="float" office:value="4726084" calcext:value-type="float">
            <text:p>4726084</text:p>
          </table:table-cell>
          <table:table-cell table:formula="of:=[.I213]" office:value-type="float" office:value="726080000" calcext:value-type="float">
            <text:p>726080000</text:p>
          </table:table-cell>
          <table:table-cell table:formula="of:=[.D213]" office:value-type="float" office:value="100" calcext:value-type="float">
            <text:p>100</text:p>
          </table:table-cell>
          <table:table-cell table:formula="of:=[.D214]*[.$E$2]" office:value-type="float" office:value="18000" calcext:value-type="float">
            <text:p>18000</text:p>
          </table:table-cell>
          <table:table-cell table:formula="of:=[.A214]*[.$E$2]*[.D214]" office:value-type="float" office:value="18000000" calcext:value-type="float">
            <text:p>18000000</text:p>
          </table:table-cell>
          <table:table-cell table:formula="of:=[.F214]+[.C214]" office:value-type="float" office:value="744080000" calcext:value-type="float">
            <text:p>744080000</text:p>
          </table:table-cell>
          <table:table-cell table:formula="of:=ROUNDDOWN(([.F214]+[.C214])/1000000000)" office:value-type="float" office:value="0" calcext:value-type="float">
            <text:p>0</text:p>
          </table:table-cell>
          <table:table-cell table:formula="of:=IF([.G214]&gt;=0;MOD([.G214];1000000000);-MOD(-[.G214];1000000000))" office:value-type="float" office:value="744080000" calcext:value-type="float">
            <text:p>744080000</text:p>
          </table:table-cell>
          <table:table-cell table:formula="of:=[.B214]+[.E214]+[.H214]" office:value-type="float" office:value="4744084" calcext:value-type="float">
            <text:p>4744084</text:p>
          </table:table-cell>
          <table:table-cell/>
          <table:table-cell table:formula="of:=[.D214]+[.L213]" office:value-type="float" office:value="26356" calcext:value-type="float">
            <text:p>26356</text:p>
          </table:table-cell>
          <table:table-cell table:formula="of:=[.$E$1]*[.L214]" office:value-type="float" office:value="4744080" calcext:value-type="float">
            <text:p>4744080</text:p>
          </table:table-cell>
          <table:table-cell table:formula="of:=[.J214]-[.M214]" office:value-type="float" office:value="4" calcext:value-type="float">
            <text:p>4</text:p>
          </table:table-cell>
          <table:table-cell table:formula="of:=[.N214]/[.M214]*1000000000" office:value-type="float" office:value="843.15610192071" calcext:value-type="float">
            <text:p>843.15610192071</text:p>
          </table:table-cell>
          <table:table-cell table:number-columns-repeated="1009"/>
        </table:table-row>
        <table:table-row table:style-name="ro1">
          <table:table-cell table:formula="of:=[.A214]" office:value-type="float" office:value="1000" calcext:value-type="float">
            <text:p>1000</text:p>
          </table:table-cell>
          <table:table-cell table:formula="of:=[.J214]" office:value-type="float" office:value="4744084" calcext:value-type="float">
            <text:p>4744084</text:p>
          </table:table-cell>
          <table:table-cell table:formula="of:=[.I214]" office:value-type="float" office:value="744080000" calcext:value-type="float">
            <text:p>744080000</text:p>
          </table:table-cell>
          <table:table-cell table:formula="of:=[.D214]" office:value-type="float" office:value="100" calcext:value-type="float">
            <text:p>100</text:p>
          </table:table-cell>
          <table:table-cell table:formula="of:=[.D215]*[.$E$2]" office:value-type="float" office:value="18000" calcext:value-type="float">
            <text:p>18000</text:p>
          </table:table-cell>
          <table:table-cell table:formula="of:=[.A215]*[.$E$2]*[.D215]" office:value-type="float" office:value="18000000" calcext:value-type="float">
            <text:p>18000000</text:p>
          </table:table-cell>
          <table:table-cell table:formula="of:=[.F215]+[.C215]" office:value-type="float" office:value="762080000" calcext:value-type="float">
            <text:p>762080000</text:p>
          </table:table-cell>
          <table:table-cell table:formula="of:=ROUNDDOWN(([.F215]+[.C215])/1000000000)" office:value-type="float" office:value="0" calcext:value-type="float">
            <text:p>0</text:p>
          </table:table-cell>
          <table:table-cell table:formula="of:=IF([.G215]&gt;=0;MOD([.G215];1000000000);-MOD(-[.G215];1000000000))" office:value-type="float" office:value="762080000" calcext:value-type="float">
            <text:p>762080000</text:p>
          </table:table-cell>
          <table:table-cell table:formula="of:=[.B215]+[.E215]+[.H215]" office:value-type="float" office:value="4762084" calcext:value-type="float">
            <text:p>4762084</text:p>
          </table:table-cell>
          <table:table-cell/>
          <table:table-cell table:formula="of:=[.D215]+[.L214]" office:value-type="float" office:value="26456" calcext:value-type="float">
            <text:p>26456</text:p>
          </table:table-cell>
          <table:table-cell table:formula="of:=[.$E$1]*[.L215]" office:value-type="float" office:value="4762080" calcext:value-type="float">
            <text:p>4762080</text:p>
          </table:table-cell>
          <table:table-cell table:formula="of:=[.J215]-[.M215]" office:value-type="float" office:value="4" calcext:value-type="float">
            <text:p>4</text:p>
          </table:table-cell>
          <table:table-cell table:formula="of:=[.N215]/[.M215]*1000000000" office:value-type="float" office:value="839.96908913752" calcext:value-type="float">
            <text:p>839.96908913752</text:p>
          </table:table-cell>
          <table:table-cell table:number-columns-repeated="1009"/>
        </table:table-row>
        <table:table-row table:style-name="ro1">
          <table:table-cell table:formula="of:=[.A215]" office:value-type="float" office:value="1000" calcext:value-type="float">
            <text:p>1000</text:p>
          </table:table-cell>
          <table:table-cell table:formula="of:=[.J215]" office:value-type="float" office:value="4762084" calcext:value-type="float">
            <text:p>4762084</text:p>
          </table:table-cell>
          <table:table-cell table:formula="of:=[.I215]" office:value-type="float" office:value="762080000" calcext:value-type="float">
            <text:p>762080000</text:p>
          </table:table-cell>
          <table:table-cell table:formula="of:=[.D215]" office:value-type="float" office:value="100" calcext:value-type="float">
            <text:p>100</text:p>
          </table:table-cell>
          <table:table-cell table:formula="of:=[.D216]*[.$E$2]" office:value-type="float" office:value="18000" calcext:value-type="float">
            <text:p>18000</text:p>
          </table:table-cell>
          <table:table-cell table:formula="of:=[.A216]*[.$E$2]*[.D216]" office:value-type="float" office:value="18000000" calcext:value-type="float">
            <text:p>18000000</text:p>
          </table:table-cell>
          <table:table-cell table:formula="of:=[.F216]+[.C216]" office:value-type="float" office:value="780080000" calcext:value-type="float">
            <text:p>780080000</text:p>
          </table:table-cell>
          <table:table-cell table:formula="of:=ROUNDDOWN(([.F216]+[.C216])/1000000000)" office:value-type="float" office:value="0" calcext:value-type="float">
            <text:p>0</text:p>
          </table:table-cell>
          <table:table-cell table:formula="of:=IF([.G216]&gt;=0;MOD([.G216];1000000000);-MOD(-[.G216];1000000000))" office:value-type="float" office:value="780080000" calcext:value-type="float">
            <text:p>780080000</text:p>
          </table:table-cell>
          <table:table-cell table:formula="of:=[.B216]+[.E216]+[.H216]" office:value-type="float" office:value="4780084" calcext:value-type="float">
            <text:p>4780084</text:p>
          </table:table-cell>
          <table:table-cell/>
          <table:table-cell table:formula="of:=[.D216]+[.L215]" office:value-type="float" office:value="26556" calcext:value-type="float">
            <text:p>26556</text:p>
          </table:table-cell>
          <table:table-cell table:formula="of:=[.$E$1]*[.L216]" office:value-type="float" office:value="4780080" calcext:value-type="float">
            <text:p>4780080</text:p>
          </table:table-cell>
          <table:table-cell table:formula="of:=[.J216]-[.M216]" office:value-type="float" office:value="4" calcext:value-type="float">
            <text:p>4</text:p>
          </table:table-cell>
          <table:table-cell table:formula="of:=[.N216]/[.M216]*1000000000" office:value-type="float" office:value="836.806078559355" calcext:value-type="float">
            <text:p>836.806078559355</text:p>
          </table:table-cell>
          <table:table-cell table:number-columns-repeated="1009"/>
        </table:table-row>
        <table:table-row table:style-name="ro1">
          <table:table-cell table:formula="of:=[.A216]" office:value-type="float" office:value="1000" calcext:value-type="float">
            <text:p>1000</text:p>
          </table:table-cell>
          <table:table-cell table:formula="of:=[.J216]" office:value-type="float" office:value="4780084" calcext:value-type="float">
            <text:p>4780084</text:p>
          </table:table-cell>
          <table:table-cell table:formula="of:=[.I216]" office:value-type="float" office:value="780080000" calcext:value-type="float">
            <text:p>780080000</text:p>
          </table:table-cell>
          <table:table-cell table:formula="of:=[.D216]" office:value-type="float" office:value="100" calcext:value-type="float">
            <text:p>100</text:p>
          </table:table-cell>
          <table:table-cell table:formula="of:=[.D217]*[.$E$2]" office:value-type="float" office:value="18000" calcext:value-type="float">
            <text:p>18000</text:p>
          </table:table-cell>
          <table:table-cell table:formula="of:=[.A217]*[.$E$2]*[.D217]" office:value-type="float" office:value="18000000" calcext:value-type="float">
            <text:p>18000000</text:p>
          </table:table-cell>
          <table:table-cell table:formula="of:=[.F217]+[.C217]" office:value-type="float" office:value="798080000" calcext:value-type="float">
            <text:p>798080000</text:p>
          </table:table-cell>
          <table:table-cell table:formula="of:=ROUNDDOWN(([.F217]+[.C217])/1000000000)" office:value-type="float" office:value="0" calcext:value-type="float">
            <text:p>0</text:p>
          </table:table-cell>
          <table:table-cell table:formula="of:=IF([.G217]&gt;=0;MOD([.G217];1000000000);-MOD(-[.G217];1000000000))" office:value-type="float" office:value="798080000" calcext:value-type="float">
            <text:p>798080000</text:p>
          </table:table-cell>
          <table:table-cell table:formula="of:=[.B217]+[.E217]+[.H217]" office:value-type="float" office:value="4798084" calcext:value-type="float">
            <text:p>4798084</text:p>
          </table:table-cell>
          <table:table-cell/>
          <table:table-cell table:formula="of:=[.D217]+[.L216]" office:value-type="float" office:value="26656" calcext:value-type="float">
            <text:p>26656</text:p>
          </table:table-cell>
          <table:table-cell table:formula="of:=[.$E$1]*[.L217]" office:value-type="float" office:value="4798080" calcext:value-type="float">
            <text:p>4798080</text:p>
          </table:table-cell>
          <table:table-cell table:formula="of:=[.J217]-[.M217]" office:value-type="float" office:value="4" calcext:value-type="float">
            <text:p>4</text:p>
          </table:table-cell>
          <table:table-cell table:formula="of:=[.N217]/[.M217]*1000000000" office:value-type="float" office:value="833.666800053355" calcext:value-type="float">
            <text:p>833.666800053355</text:p>
          </table:table-cell>
          <table:table-cell table:number-columns-repeated="1009"/>
        </table:table-row>
        <table:table-row table:style-name="ro1">
          <table:table-cell table:formula="of:=[.A217]" office:value-type="float" office:value="1000" calcext:value-type="float">
            <text:p>1000</text:p>
          </table:table-cell>
          <table:table-cell table:formula="of:=[.J217]" office:value-type="float" office:value="4798084" calcext:value-type="float">
            <text:p>4798084</text:p>
          </table:table-cell>
          <table:table-cell table:formula="of:=[.I217]" office:value-type="float" office:value="798080000" calcext:value-type="float">
            <text:p>798080000</text:p>
          </table:table-cell>
          <table:table-cell table:formula="of:=[.D217]" office:value-type="float" office:value="100" calcext:value-type="float">
            <text:p>100</text:p>
          </table:table-cell>
          <table:table-cell table:formula="of:=[.D218]*[.$E$2]" office:value-type="float" office:value="18000" calcext:value-type="float">
            <text:p>18000</text:p>
          </table:table-cell>
          <table:table-cell table:formula="of:=[.A218]*[.$E$2]*[.D218]" office:value-type="float" office:value="18000000" calcext:value-type="float">
            <text:p>18000000</text:p>
          </table:table-cell>
          <table:table-cell table:formula="of:=[.F218]+[.C218]" office:value-type="float" office:value="816080000" calcext:value-type="float">
            <text:p>816080000</text:p>
          </table:table-cell>
          <table:table-cell table:formula="of:=ROUNDDOWN(([.F218]+[.C218])/1000000000)" office:value-type="float" office:value="0" calcext:value-type="float">
            <text:p>0</text:p>
          </table:table-cell>
          <table:table-cell table:formula="of:=IF([.G218]&gt;=0;MOD([.G218];1000000000);-MOD(-[.G218];1000000000))" office:value-type="float" office:value="816080000" calcext:value-type="float">
            <text:p>816080000</text:p>
          </table:table-cell>
          <table:table-cell table:formula="of:=[.B218]+[.E218]+[.H218]" office:value-type="float" office:value="4816084" calcext:value-type="float">
            <text:p>4816084</text:p>
          </table:table-cell>
          <table:table-cell/>
          <table:table-cell table:formula="of:=[.D218]+[.L217]" office:value-type="float" office:value="26756" calcext:value-type="float">
            <text:p>26756</text:p>
          </table:table-cell>
          <table:table-cell table:formula="of:=[.$E$1]*[.L218]" office:value-type="float" office:value="4816080" calcext:value-type="float">
            <text:p>4816080</text:p>
          </table:table-cell>
          <table:table-cell table:formula="of:=[.J218]-[.M218]" office:value-type="float" office:value="4" calcext:value-type="float">
            <text:p>4</text:p>
          </table:table-cell>
          <table:table-cell table:formula="of:=[.N218]/[.M218]*1000000000" office:value-type="float" office:value="830.550987525124" calcext:value-type="float">
            <text:p>830.550987525124</text:p>
          </table:table-cell>
          <table:table-cell table:number-columns-repeated="1009"/>
        </table:table-row>
        <table:table-row table:style-name="ro1">
          <table:table-cell table:formula="of:=[.A218]" office:value-type="float" office:value="1000" calcext:value-type="float">
            <text:p>1000</text:p>
          </table:table-cell>
          <table:table-cell table:formula="of:=[.J218]" office:value-type="float" office:value="4816084" calcext:value-type="float">
            <text:p>4816084</text:p>
          </table:table-cell>
          <table:table-cell table:formula="of:=[.I218]" office:value-type="float" office:value="816080000" calcext:value-type="float">
            <text:p>816080000</text:p>
          </table:table-cell>
          <table:table-cell table:formula="of:=[.D218]" office:value-type="float" office:value="100" calcext:value-type="float">
            <text:p>100</text:p>
          </table:table-cell>
          <table:table-cell table:formula="of:=[.D219]*[.$E$2]" office:value-type="float" office:value="18000" calcext:value-type="float">
            <text:p>18000</text:p>
          </table:table-cell>
          <table:table-cell table:formula="of:=[.A219]*[.$E$2]*[.D219]" office:value-type="float" office:value="18000000" calcext:value-type="float">
            <text:p>18000000</text:p>
          </table:table-cell>
          <table:table-cell table:formula="of:=[.F219]+[.C219]" office:value-type="float" office:value="834080000" calcext:value-type="float">
            <text:p>834080000</text:p>
          </table:table-cell>
          <table:table-cell table:formula="of:=ROUNDDOWN(([.F219]+[.C219])/1000000000)" office:value-type="float" office:value="0" calcext:value-type="float">
            <text:p>0</text:p>
          </table:table-cell>
          <table:table-cell table:formula="of:=IF([.G219]&gt;=0;MOD([.G219];1000000000);-MOD(-[.G219];1000000000))" office:value-type="float" office:value="834080000" calcext:value-type="float">
            <text:p>834080000</text:p>
          </table:table-cell>
          <table:table-cell table:formula="of:=[.B219]+[.E219]+[.H219]" office:value-type="float" office:value="4834084" calcext:value-type="float">
            <text:p>4834084</text:p>
          </table:table-cell>
          <table:table-cell/>
          <table:table-cell table:formula="of:=[.D219]+[.L218]" office:value-type="float" office:value="26856" calcext:value-type="float">
            <text:p>26856</text:p>
          </table:table-cell>
          <table:table-cell table:formula="of:=[.$E$1]*[.L219]" office:value-type="float" office:value="4834080" calcext:value-type="float">
            <text:p>4834080</text:p>
          </table:table-cell>
          <table:table-cell table:formula="of:=[.J219]-[.M219]" office:value-type="float" office:value="4" calcext:value-type="float">
            <text:p>4</text:p>
          </table:table-cell>
          <table:table-cell table:formula="of:=[.N219]/[.M219]*1000000000" office:value-type="float" office:value="827.458378843544" calcext:value-type="float">
            <text:p>827.458378843544</text:p>
          </table:table-cell>
          <table:table-cell table:number-columns-repeated="1009"/>
        </table:table-row>
        <table:table-row table:style-name="ro1">
          <table:table-cell table:formula="of:=[.A219]" office:value-type="float" office:value="1000" calcext:value-type="float">
            <text:p>1000</text:p>
          </table:table-cell>
          <table:table-cell table:formula="of:=[.J219]" office:value-type="float" office:value="4834084" calcext:value-type="float">
            <text:p>4834084</text:p>
          </table:table-cell>
          <table:table-cell table:formula="of:=[.I219]" office:value-type="float" office:value="834080000" calcext:value-type="float">
            <text:p>834080000</text:p>
          </table:table-cell>
          <table:table-cell table:formula="of:=[.D219]" office:value-type="float" office:value="100" calcext:value-type="float">
            <text:p>100</text:p>
          </table:table-cell>
          <table:table-cell table:formula="of:=[.D220]*[.$E$2]" office:value-type="float" office:value="18000" calcext:value-type="float">
            <text:p>18000</text:p>
          </table:table-cell>
          <table:table-cell table:formula="of:=[.A220]*[.$E$2]*[.D220]" office:value-type="float" office:value="18000000" calcext:value-type="float">
            <text:p>18000000</text:p>
          </table:table-cell>
          <table:table-cell table:formula="of:=[.F220]+[.C220]" office:value-type="float" office:value="852080000" calcext:value-type="float">
            <text:p>852080000</text:p>
          </table:table-cell>
          <table:table-cell table:formula="of:=ROUNDDOWN(([.F220]+[.C220])/1000000000)" office:value-type="float" office:value="0" calcext:value-type="float">
            <text:p>0</text:p>
          </table:table-cell>
          <table:table-cell table:formula="of:=IF([.G220]&gt;=0;MOD([.G220];1000000000);-MOD(-[.G220];1000000000))" office:value-type="float" office:value="852080000" calcext:value-type="float">
            <text:p>852080000</text:p>
          </table:table-cell>
          <table:table-cell table:formula="of:=[.B220]+[.E220]+[.H220]" office:value-type="float" office:value="4852084" calcext:value-type="float">
            <text:p>4852084</text:p>
          </table:table-cell>
          <table:table-cell/>
          <table:table-cell table:formula="of:=[.D220]+[.L219]" office:value-type="float" office:value="26956" calcext:value-type="float">
            <text:p>26956</text:p>
          </table:table-cell>
          <table:table-cell table:formula="of:=[.$E$1]*[.L220]" office:value-type="float" office:value="4852080" calcext:value-type="float">
            <text:p>4852080</text:p>
          </table:table-cell>
          <table:table-cell table:formula="of:=[.J220]-[.M220]" office:value-type="float" office:value="4" calcext:value-type="float">
            <text:p>4</text:p>
          </table:table-cell>
          <table:table-cell table:formula="of:=[.N220]/[.M220]*1000000000" office:value-type="float" office:value="824.388715767259" calcext:value-type="float">
            <text:p>824.388715767259</text:p>
          </table:table-cell>
          <table:table-cell table:number-columns-repeated="1009"/>
        </table:table-row>
        <table:table-row table:style-name="ro1">
          <table:table-cell table:formula="of:=[.A220]" office:value-type="float" office:value="1000" calcext:value-type="float">
            <text:p>1000</text:p>
          </table:table-cell>
          <table:table-cell table:formula="of:=[.J220]" office:value-type="float" office:value="4852084" calcext:value-type="float">
            <text:p>4852084</text:p>
          </table:table-cell>
          <table:table-cell table:formula="of:=[.I220]" office:value-type="float" office:value="852080000" calcext:value-type="float">
            <text:p>852080000</text:p>
          </table:table-cell>
          <table:table-cell table:formula="of:=[.D220]" office:value-type="float" office:value="100" calcext:value-type="float">
            <text:p>100</text:p>
          </table:table-cell>
          <table:table-cell table:formula="of:=[.D221]*[.$E$2]" office:value-type="float" office:value="18000" calcext:value-type="float">
            <text:p>18000</text:p>
          </table:table-cell>
          <table:table-cell table:formula="of:=[.A221]*[.$E$2]*[.D221]" office:value-type="float" office:value="18000000" calcext:value-type="float">
            <text:p>18000000</text:p>
          </table:table-cell>
          <table:table-cell table:formula="of:=[.F221]+[.C221]" office:value-type="float" office:value="870080000" calcext:value-type="float">
            <text:p>870080000</text:p>
          </table:table-cell>
          <table:table-cell table:formula="of:=ROUNDDOWN(([.F221]+[.C221])/1000000000)" office:value-type="float" office:value="0" calcext:value-type="float">
            <text:p>0</text:p>
          </table:table-cell>
          <table:table-cell table:formula="of:=IF([.G221]&gt;=0;MOD([.G221];1000000000);-MOD(-[.G221];1000000000))" office:value-type="float" office:value="870080000" calcext:value-type="float">
            <text:p>870080000</text:p>
          </table:table-cell>
          <table:table-cell table:formula="of:=[.B221]+[.E221]+[.H221]" office:value-type="float" office:value="4870084" calcext:value-type="float">
            <text:p>4870084</text:p>
          </table:table-cell>
          <table:table-cell/>
          <table:table-cell table:formula="of:=[.D221]+[.L220]" office:value-type="float" office:value="27056" calcext:value-type="float">
            <text:p>27056</text:p>
          </table:table-cell>
          <table:table-cell table:formula="of:=[.$E$1]*[.L221]" office:value-type="float" office:value="4870080" calcext:value-type="float">
            <text:p>4870080</text:p>
          </table:table-cell>
          <table:table-cell table:formula="of:=[.J221]-[.M221]" office:value-type="float" office:value="4" calcext:value-type="float">
            <text:p>4</text:p>
          </table:table-cell>
          <table:table-cell table:formula="of:=[.N221]/[.M221]*1000000000" office:value-type="float" office:value="821.341743872791" calcext:value-type="float">
            <text:p>821.341743872791</text:p>
          </table:table-cell>
          <table:table-cell table:number-columns-repeated="1009"/>
        </table:table-row>
        <table:table-row table:style-name="ro1">
          <table:table-cell table:formula="of:=[.A221]" office:value-type="float" office:value="1000" calcext:value-type="float">
            <text:p>1000</text:p>
          </table:table-cell>
          <table:table-cell table:formula="of:=[.J221]" office:value-type="float" office:value="4870084" calcext:value-type="float">
            <text:p>4870084</text:p>
          </table:table-cell>
          <table:table-cell table:formula="of:=[.I221]" office:value-type="float" office:value="870080000" calcext:value-type="float">
            <text:p>870080000</text:p>
          </table:table-cell>
          <table:table-cell table:formula="of:=[.D221]" office:value-type="float" office:value="100" calcext:value-type="float">
            <text:p>100</text:p>
          </table:table-cell>
          <table:table-cell table:formula="of:=[.D222]*[.$E$2]" office:value-type="float" office:value="18000" calcext:value-type="float">
            <text:p>18000</text:p>
          </table:table-cell>
          <table:table-cell table:formula="of:=[.A222]*[.$E$2]*[.D222]" office:value-type="float" office:value="18000000" calcext:value-type="float">
            <text:p>18000000</text:p>
          </table:table-cell>
          <table:table-cell table:formula="of:=[.F222]+[.C222]" office:value-type="float" office:value="888080000" calcext:value-type="float">
            <text:p>888080000</text:p>
          </table:table-cell>
          <table:table-cell table:formula="of:=ROUNDDOWN(([.F222]+[.C222])/1000000000)" office:value-type="float" office:value="0" calcext:value-type="float">
            <text:p>0</text:p>
          </table:table-cell>
          <table:table-cell table:formula="of:=IF([.G222]&gt;=0;MOD([.G222];1000000000);-MOD(-[.G222];1000000000))" office:value-type="float" office:value="888080000" calcext:value-type="float">
            <text:p>888080000</text:p>
          </table:table-cell>
          <table:table-cell table:formula="of:=[.B222]+[.E222]+[.H222]" office:value-type="float" office:value="4888084" calcext:value-type="float">
            <text:p>4888084</text:p>
          </table:table-cell>
          <table:table-cell/>
          <table:table-cell table:formula="of:=[.D222]+[.L221]" office:value-type="float" office:value="27156" calcext:value-type="float">
            <text:p>27156</text:p>
          </table:table-cell>
          <table:table-cell table:formula="of:=[.$E$1]*[.L222]" office:value-type="float" office:value="4888080" calcext:value-type="float">
            <text:p>4888080</text:p>
          </table:table-cell>
          <table:table-cell table:formula="of:=[.J222]-[.M222]" office:value-type="float" office:value="4" calcext:value-type="float">
            <text:p>4</text:p>
          </table:table-cell>
          <table:table-cell table:formula="of:=[.N222]/[.M222]*1000000000" office:value-type="float" office:value="818.317212484248" calcext:value-type="float">
            <text:p>818.317212484248</text:p>
          </table:table-cell>
          <table:table-cell table:number-columns-repeated="1009"/>
        </table:table-row>
        <table:table-row table:style-name="ro1">
          <table:table-cell table:formula="of:=[.A222]" office:value-type="float" office:value="1000" calcext:value-type="float">
            <text:p>1000</text:p>
          </table:table-cell>
          <table:table-cell table:formula="of:=[.J222]" office:value-type="float" office:value="4888084" calcext:value-type="float">
            <text:p>4888084</text:p>
          </table:table-cell>
          <table:table-cell table:formula="of:=[.I222]" office:value-type="float" office:value="888080000" calcext:value-type="float">
            <text:p>888080000</text:p>
          </table:table-cell>
          <table:table-cell table:formula="of:=[.D222]" office:value-type="float" office:value="100" calcext:value-type="float">
            <text:p>100</text:p>
          </table:table-cell>
          <table:table-cell table:formula="of:=[.D223]*[.$E$2]" office:value-type="float" office:value="18000" calcext:value-type="float">
            <text:p>18000</text:p>
          </table:table-cell>
          <table:table-cell table:formula="of:=[.A223]*[.$E$2]*[.D223]" office:value-type="float" office:value="18000000" calcext:value-type="float">
            <text:p>18000000</text:p>
          </table:table-cell>
          <table:table-cell table:formula="of:=[.F223]+[.C223]" office:value-type="float" office:value="906080000" calcext:value-type="float">
            <text:p>906080000</text:p>
          </table:table-cell>
          <table:table-cell table:formula="of:=ROUNDDOWN(([.F223]+[.C223])/1000000000)" office:value-type="float" office:value="0" calcext:value-type="float">
            <text:p>0</text:p>
          </table:table-cell>
          <table:table-cell table:formula="of:=IF([.G223]&gt;=0;MOD([.G223];1000000000);-MOD(-[.G223];1000000000))" office:value-type="float" office:value="906080000" calcext:value-type="float">
            <text:p>906080000</text:p>
          </table:table-cell>
          <table:table-cell table:formula="of:=[.B223]+[.E223]+[.H223]" office:value-type="float" office:value="4906084" calcext:value-type="float">
            <text:p>4906084</text:p>
          </table:table-cell>
          <table:table-cell/>
          <table:table-cell table:formula="of:=[.D223]+[.L222]" office:value-type="float" office:value="27256" calcext:value-type="float">
            <text:p>27256</text:p>
          </table:table-cell>
          <table:table-cell table:formula="of:=[.$E$1]*[.L223]" office:value-type="float" office:value="4906080" calcext:value-type="float">
            <text:p>4906080</text:p>
          </table:table-cell>
          <table:table-cell table:formula="of:=[.J223]-[.M223]" office:value-type="float" office:value="4" calcext:value-type="float">
            <text:p>4</text:p>
          </table:table-cell>
          <table:table-cell table:formula="of:=[.N223]/[.M223]*1000000000" office:value-type="float" office:value="815.314874604572" calcext:value-type="float">
            <text:p>815.314874604572</text:p>
          </table:table-cell>
          <table:table-cell table:number-columns-repeated="1009"/>
        </table:table-row>
        <table:table-row table:style-name="ro1">
          <table:table-cell table:formula="of:=[.A223]" office:value-type="float" office:value="1000" calcext:value-type="float">
            <text:p>1000</text:p>
          </table:table-cell>
          <table:table-cell table:formula="of:=[.J223]" office:value-type="float" office:value="4906084" calcext:value-type="float">
            <text:p>4906084</text:p>
          </table:table-cell>
          <table:table-cell table:formula="of:=[.I223]" office:value-type="float" office:value="906080000" calcext:value-type="float">
            <text:p>906080000</text:p>
          </table:table-cell>
          <table:table-cell table:formula="of:=[.D223]" office:value-type="float" office:value="100" calcext:value-type="float">
            <text:p>100</text:p>
          </table:table-cell>
          <table:table-cell table:formula="of:=[.D224]*[.$E$2]" office:value-type="float" office:value="18000" calcext:value-type="float">
            <text:p>18000</text:p>
          </table:table-cell>
          <table:table-cell table:formula="of:=[.A224]*[.$E$2]*[.D224]" office:value-type="float" office:value="18000000" calcext:value-type="float">
            <text:p>18000000</text:p>
          </table:table-cell>
          <table:table-cell table:formula="of:=[.F224]+[.C224]" office:value-type="float" office:value="924080000" calcext:value-type="float">
            <text:p>924080000</text:p>
          </table:table-cell>
          <table:table-cell table:formula="of:=ROUNDDOWN(([.F224]+[.C224])/1000000000)" office:value-type="float" office:value="0" calcext:value-type="float">
            <text:p>0</text:p>
          </table:table-cell>
          <table:table-cell table:formula="of:=IF([.G224]&gt;=0;MOD([.G224];1000000000);-MOD(-[.G224];1000000000))" office:value-type="float" office:value="924080000" calcext:value-type="float">
            <text:p>924080000</text:p>
          </table:table-cell>
          <table:table-cell table:formula="of:=[.B224]+[.E224]+[.H224]" office:value-type="float" office:value="4924084" calcext:value-type="float">
            <text:p>4924084</text:p>
          </table:table-cell>
          <table:table-cell/>
          <table:table-cell table:formula="of:=[.D224]+[.L223]" office:value-type="float" office:value="27356" calcext:value-type="float">
            <text:p>27356</text:p>
          </table:table-cell>
          <table:table-cell table:formula="of:=[.$E$1]*[.L224]" office:value-type="float" office:value="4924080" calcext:value-type="float">
            <text:p>4924080</text:p>
          </table:table-cell>
          <table:table-cell table:formula="of:=[.J224]-[.M224]" office:value-type="float" office:value="4" calcext:value-type="float">
            <text:p>4</text:p>
          </table:table-cell>
          <table:table-cell table:formula="of:=[.N224]/[.M224]*1000000000" office:value-type="float" office:value="812.334486848305" calcext:value-type="float">
            <text:p>812.334486848305</text:p>
          </table:table-cell>
          <table:table-cell table:number-columns-repeated="1009"/>
        </table:table-row>
        <table:table-row table:style-name="ro1">
          <table:table-cell table:formula="of:=[.A224]" office:value-type="float" office:value="1000" calcext:value-type="float">
            <text:p>1000</text:p>
          </table:table-cell>
          <table:table-cell table:formula="of:=[.J224]" office:value-type="float" office:value="4924084" calcext:value-type="float">
            <text:p>4924084</text:p>
          </table:table-cell>
          <table:table-cell table:formula="of:=[.I224]" office:value-type="float" office:value="924080000" calcext:value-type="float">
            <text:p>924080000</text:p>
          </table:table-cell>
          <table:table-cell table:formula="of:=[.D224]" office:value-type="float" office:value="100" calcext:value-type="float">
            <text:p>100</text:p>
          </table:table-cell>
          <table:table-cell table:formula="of:=[.D225]*[.$E$2]" office:value-type="float" office:value="18000" calcext:value-type="float">
            <text:p>18000</text:p>
          </table:table-cell>
          <table:table-cell table:formula="of:=[.A225]*[.$E$2]*[.D225]" office:value-type="float" office:value="18000000" calcext:value-type="float">
            <text:p>18000000</text:p>
          </table:table-cell>
          <table:table-cell table:formula="of:=[.F225]+[.C225]" office:value-type="float" office:value="942080000" calcext:value-type="float">
            <text:p>942080000</text:p>
          </table:table-cell>
          <table:table-cell table:formula="of:=ROUNDDOWN(([.F225]+[.C225])/1000000000)" office:value-type="float" office:value="0" calcext:value-type="float">
            <text:p>0</text:p>
          </table:table-cell>
          <table:table-cell table:formula="of:=IF([.G225]&gt;=0;MOD([.G225];1000000000);-MOD(-[.G225];1000000000))" office:value-type="float" office:value="942080000" calcext:value-type="float">
            <text:p>942080000</text:p>
          </table:table-cell>
          <table:table-cell table:formula="of:=[.B225]+[.E225]+[.H225]" office:value-type="float" office:value="4942084" calcext:value-type="float">
            <text:p>4942084</text:p>
          </table:table-cell>
          <table:table-cell/>
          <table:table-cell table:formula="of:=[.D225]+[.L224]" office:value-type="float" office:value="27456" calcext:value-type="float">
            <text:p>27456</text:p>
          </table:table-cell>
          <table:table-cell table:formula="of:=[.$E$1]*[.L225]" office:value-type="float" office:value="4942080" calcext:value-type="float">
            <text:p>4942080</text:p>
          </table:table-cell>
          <table:table-cell table:formula="of:=[.J225]-[.M225]" office:value-type="float" office:value="4" calcext:value-type="float">
            <text:p>4</text:p>
          </table:table-cell>
          <table:table-cell table:formula="of:=[.N225]/[.M225]*1000000000" office:value-type="float" office:value="809.375809375809" calcext:value-type="float">
            <text:p>809.375809375809</text:p>
          </table:table-cell>
          <table:table-cell table:number-columns-repeated="1009"/>
        </table:table-row>
        <table:table-row table:style-name="ro1">
          <table:table-cell table:formula="of:=[.A225]" office:value-type="float" office:value="1000" calcext:value-type="float">
            <text:p>1000</text:p>
          </table:table-cell>
          <table:table-cell table:formula="of:=[.J225]" office:value-type="float" office:value="4942084" calcext:value-type="float">
            <text:p>4942084</text:p>
          </table:table-cell>
          <table:table-cell table:formula="of:=[.I225]" office:value-type="float" office:value="942080000" calcext:value-type="float">
            <text:p>942080000</text:p>
          </table:table-cell>
          <table:table-cell table:formula="of:=[.D225]" office:value-type="float" office:value="100" calcext:value-type="float">
            <text:p>100</text:p>
          </table:table-cell>
          <table:table-cell table:formula="of:=[.D226]*[.$E$2]" office:value-type="float" office:value="18000" calcext:value-type="float">
            <text:p>18000</text:p>
          </table:table-cell>
          <table:table-cell table:formula="of:=[.A226]*[.$E$2]*[.D226]" office:value-type="float" office:value="18000000" calcext:value-type="float">
            <text:p>18000000</text:p>
          </table:table-cell>
          <table:table-cell table:formula="of:=[.F226]+[.C226]" office:value-type="float" office:value="960080000" calcext:value-type="float">
            <text:p>960080000</text:p>
          </table:table-cell>
          <table:table-cell table:formula="of:=ROUNDDOWN(([.F226]+[.C226])/1000000000)" office:value-type="float" office:value="0" calcext:value-type="float">
            <text:p>0</text:p>
          </table:table-cell>
          <table:table-cell table:formula="of:=IF([.G226]&gt;=0;MOD([.G226];1000000000);-MOD(-[.G226];1000000000))" office:value-type="float" office:value="960080000" calcext:value-type="float">
            <text:p>960080000</text:p>
          </table:table-cell>
          <table:table-cell table:formula="of:=[.B226]+[.E226]+[.H226]" office:value-type="float" office:value="4960084" calcext:value-type="float">
            <text:p>4960084</text:p>
          </table:table-cell>
          <table:table-cell/>
          <table:table-cell table:formula="of:=[.D226]+[.L225]" office:value-type="float" office:value="27556" calcext:value-type="float">
            <text:p>27556</text:p>
          </table:table-cell>
          <table:table-cell table:formula="of:=[.$E$1]*[.L226]" office:value-type="float" office:value="4960080" calcext:value-type="float">
            <text:p>4960080</text:p>
          </table:table-cell>
          <table:table-cell table:formula="of:=[.J226]-[.M226]" office:value-type="float" office:value="4" calcext:value-type="float">
            <text:p>4</text:p>
          </table:table-cell>
          <table:table-cell table:formula="of:=[.N226]/[.M226]*1000000000" office:value-type="float" office:value="806.438605828938" calcext:value-type="float">
            <text:p>806.438605828938</text:p>
          </table:table-cell>
          <table:table-cell table:number-columns-repeated="1009"/>
        </table:table-row>
        <table:table-row table:style-name="ro1">
          <table:table-cell table:formula="of:=[.A226]" office:value-type="float" office:value="1000" calcext:value-type="float">
            <text:p>1000</text:p>
          </table:table-cell>
          <table:table-cell table:formula="of:=[.J226]" office:value-type="float" office:value="4960084" calcext:value-type="float">
            <text:p>4960084</text:p>
          </table:table-cell>
          <table:table-cell table:formula="of:=[.I226]" office:value-type="float" office:value="960080000" calcext:value-type="float">
            <text:p>960080000</text:p>
          </table:table-cell>
          <table:table-cell table:formula="of:=[.D226]" office:value-type="float" office:value="100" calcext:value-type="float">
            <text:p>100</text:p>
          </table:table-cell>
          <table:table-cell table:formula="of:=[.D227]*[.$E$2]" office:value-type="float" office:value="18000" calcext:value-type="float">
            <text:p>18000</text:p>
          </table:table-cell>
          <table:table-cell table:formula="of:=[.A227]*[.$E$2]*[.D227]" office:value-type="float" office:value="18000000" calcext:value-type="float">
            <text:p>18000000</text:p>
          </table:table-cell>
          <table:table-cell table:formula="of:=[.F227]+[.C227]" office:value-type="float" office:value="978080000" calcext:value-type="float">
            <text:p>978080000</text:p>
          </table:table-cell>
          <table:table-cell table:formula="of:=ROUNDDOWN(([.F227]+[.C227])/1000000000)" office:value-type="float" office:value="0" calcext:value-type="float">
            <text:p>0</text:p>
          </table:table-cell>
          <table:table-cell table:formula="of:=IF([.G227]&gt;=0;MOD([.G227];1000000000);-MOD(-[.G227];1000000000))" office:value-type="float" office:value="978080000" calcext:value-type="float">
            <text:p>978080000</text:p>
          </table:table-cell>
          <table:table-cell table:formula="of:=[.B227]+[.E227]+[.H227]" office:value-type="float" office:value="4978084" calcext:value-type="float">
            <text:p>4978084</text:p>
          </table:table-cell>
          <table:table-cell/>
          <table:table-cell table:formula="of:=[.D227]+[.L226]" office:value-type="float" office:value="27656" calcext:value-type="float">
            <text:p>27656</text:p>
          </table:table-cell>
          <table:table-cell table:formula="of:=[.$E$1]*[.L227]" office:value-type="float" office:value="4978080" calcext:value-type="float">
            <text:p>4978080</text:p>
          </table:table-cell>
          <table:table-cell table:formula="of:=[.J227]-[.M227]" office:value-type="float" office:value="4" calcext:value-type="float">
            <text:p>4</text:p>
          </table:table-cell>
          <table:table-cell table:formula="of:=[.N227]/[.M227]*1000000000" office:value-type="float" office:value="803.522643268087" calcext:value-type="float">
            <text:p>803.522643268087</text:p>
          </table:table-cell>
          <table:table-cell table:number-columns-repeated="1009"/>
        </table:table-row>
        <table:table-row table:style-name="ro1">
          <table:table-cell table:formula="of:=[.A227]" office:value-type="float" office:value="1000" calcext:value-type="float">
            <text:p>1000</text:p>
          </table:table-cell>
          <table:table-cell table:formula="of:=[.J227]" office:value-type="float" office:value="4978084" calcext:value-type="float">
            <text:p>4978084</text:p>
          </table:table-cell>
          <table:table-cell table:formula="of:=[.I227]" office:value-type="float" office:value="978080000" calcext:value-type="float">
            <text:p>978080000</text:p>
          </table:table-cell>
          <table:table-cell table:formula="of:=[.D227]" office:value-type="float" office:value="100" calcext:value-type="float">
            <text:p>100</text:p>
          </table:table-cell>
          <table:table-cell table:formula="of:=[.D228]*[.$E$2]" office:value-type="float" office:value="18000" calcext:value-type="float">
            <text:p>18000</text:p>
          </table:table-cell>
          <table:table-cell table:formula="of:=[.A228]*[.$E$2]*[.D228]" office:value-type="float" office:value="18000000" calcext:value-type="float">
            <text:p>18000000</text:p>
          </table:table-cell>
          <table:table-cell table:formula="of:=[.F228]+[.C228]" office:value-type="float" office:value="996080000" calcext:value-type="float">
            <text:p>996080000</text:p>
          </table:table-cell>
          <table:table-cell table:formula="of:=ROUNDDOWN(([.F228]+[.C228])/1000000000)" office:value-type="float" office:value="0" calcext:value-type="float">
            <text:p>0</text:p>
          </table:table-cell>
          <table:table-cell table:formula="of:=IF([.G228]&gt;=0;MOD([.G228];1000000000);-MOD(-[.G228];1000000000))" office:value-type="float" office:value="996080000" calcext:value-type="float">
            <text:p>996080000</text:p>
          </table:table-cell>
          <table:table-cell table:formula="of:=[.B228]+[.E228]+[.H228]" office:value-type="float" office:value="4996084" calcext:value-type="float">
            <text:p>4996084</text:p>
          </table:table-cell>
          <table:table-cell/>
          <table:table-cell table:formula="of:=[.D228]+[.L227]" office:value-type="float" office:value="27756" calcext:value-type="float">
            <text:p>27756</text:p>
          </table:table-cell>
          <table:table-cell table:formula="of:=[.$E$1]*[.L228]" office:value-type="float" office:value="4996080" calcext:value-type="float">
            <text:p>4996080</text:p>
          </table:table-cell>
          <table:table-cell table:formula="of:=[.J228]-[.M228]" office:value-type="float" office:value="4" calcext:value-type="float">
            <text:p>4</text:p>
          </table:table-cell>
          <table:table-cell table:formula="of:=[.N228]/[.M228]*1000000000" office:value-type="float" office:value="800.627692110615" calcext:value-type="float">
            <text:p>800.627692110615</text:p>
          </table:table-cell>
          <table:table-cell table:number-columns-repeated="1009"/>
        </table:table-row>
        <table:table-row table:style-name="ro1">
          <table:table-cell table:formula="of:=[.A228]" office:value-type="float" office:value="1000" calcext:value-type="float">
            <text:p>1000</text:p>
          </table:table-cell>
          <table:table-cell table:formula="of:=[.J228]" office:value-type="float" office:value="4996084" calcext:value-type="float">
            <text:p>4996084</text:p>
          </table:table-cell>
          <table:table-cell table:formula="of:=[.I228]" office:value-type="float" office:value="996080000" calcext:value-type="float">
            <text:p>996080000</text:p>
          </table:table-cell>
          <table:table-cell table:formula="of:=[.D228]" office:value-type="float" office:value="100" calcext:value-type="float">
            <text:p>100</text:p>
          </table:table-cell>
          <table:table-cell table:formula="of:=[.D229]*[.$E$2]" office:value-type="float" office:value="18000" calcext:value-type="float">
            <text:p>18000</text:p>
          </table:table-cell>
          <table:table-cell table:formula="of:=[.A229]*[.$E$2]*[.D229]" office:value-type="float" office:value="18000000" calcext:value-type="float">
            <text:p>18000000</text:p>
          </table:table-cell>
          <table:table-cell table:formula="of:=[.F229]+[.C229]" office:value-type="float" office:value="1014080000" calcext:value-type="float">
            <text:p>1014080000</text:p>
          </table:table-cell>
          <table:table-cell table:formula="of:=ROUNDDOWN(([.F229]+[.C229])/1000000000)" office:value-type="float" office:value="1" calcext:value-type="float">
            <text:p>1</text:p>
          </table:table-cell>
          <table:table-cell table:formula="of:=IF([.G229]&gt;=0;MOD([.G229];1000000000);-MOD(-[.G229];1000000000))" office:value-type="float" office:value="14080000" calcext:value-type="float">
            <text:p>14080000</text:p>
          </table:table-cell>
          <table:table-cell table:formula="of:=[.B229]+[.E229]+[.H229]" office:value-type="float" office:value="5014085" calcext:value-type="float">
            <text:p>5014085</text:p>
          </table:table-cell>
          <table:table-cell/>
          <table:table-cell table:formula="of:=[.D229]+[.L228]" office:value-type="float" office:value="27856" calcext:value-type="float">
            <text:p>27856</text:p>
          </table:table-cell>
          <table:table-cell table:formula="of:=[.$E$1]*[.L229]" office:value-type="float" office:value="5014080" calcext:value-type="float">
            <text:p>5014080</text:p>
          </table:table-cell>
          <table:table-cell table:formula="of:=[.J229]-[.M229]" office:value-type="float" office:value="5" calcext:value-type="float">
            <text:p>5</text:p>
          </table:table-cell>
          <table:table-cell table:formula="of:=[.N229]/[.M229]*1000000000" office:value-type="float" office:value="997.191907588232" calcext:value-type="float">
            <text:p>997.191907588232</text:p>
          </table:table-cell>
          <table:table-cell table:number-columns-repeated="1009"/>
        </table:table-row>
        <table:table-row table:style-name="ro1">
          <table:table-cell table:formula="of:=[.A229]" office:value-type="float" office:value="1000" calcext:value-type="float">
            <text:p>1000</text:p>
          </table:table-cell>
          <table:table-cell table:formula="of:=[.J229]" office:value-type="float" office:value="5014085" calcext:value-type="float">
            <text:p>5014085</text:p>
          </table:table-cell>
          <table:table-cell table:formula="of:=[.I229]" office:value-type="float" office:value="14080000" calcext:value-type="float">
            <text:p>14080000</text:p>
          </table:table-cell>
          <table:table-cell table:formula="of:=[.D229]" office:value-type="float" office:value="100" calcext:value-type="float">
            <text:p>100</text:p>
          </table:table-cell>
          <table:table-cell table:formula="of:=[.D230]*[.$E$2]" office:value-type="float" office:value="18000" calcext:value-type="float">
            <text:p>18000</text:p>
          </table:table-cell>
          <table:table-cell table:formula="of:=[.A230]*[.$E$2]*[.D230]" office:value-type="float" office:value="18000000" calcext:value-type="float">
            <text:p>18000000</text:p>
          </table:table-cell>
          <table:table-cell table:formula="of:=[.F230]+[.C230]" office:value-type="float" office:value="32080000" calcext:value-type="float">
            <text:p>32080000</text:p>
          </table:table-cell>
          <table:table-cell table:formula="of:=ROUNDDOWN(([.F230]+[.C230])/1000000000)" office:value-type="float" office:value="0" calcext:value-type="float">
            <text:p>0</text:p>
          </table:table-cell>
          <table:table-cell table:formula="of:=IF([.G230]&gt;=0;MOD([.G230];1000000000);-MOD(-[.G230];1000000000))" office:value-type="float" office:value="32080000" calcext:value-type="float">
            <text:p>32080000</text:p>
          </table:table-cell>
          <table:table-cell table:formula="of:=[.B230]+[.E230]+[.H230]" office:value-type="float" office:value="5032085" calcext:value-type="float">
            <text:p>5032085</text:p>
          </table:table-cell>
          <table:table-cell/>
          <table:table-cell table:formula="of:=[.D230]+[.L229]" office:value-type="float" office:value="27956" calcext:value-type="float">
            <text:p>27956</text:p>
          </table:table-cell>
          <table:table-cell table:formula="of:=[.$E$1]*[.L230]" office:value-type="float" office:value="5032080" calcext:value-type="float">
            <text:p>5032080</text:p>
          </table:table-cell>
          <table:table-cell table:formula="of:=[.J230]-[.M230]" office:value-type="float" office:value="5" calcext:value-type="float">
            <text:p>5</text:p>
          </table:table-cell>
          <table:table-cell table:formula="of:=[.N230]/[.M230]*1000000000" office:value-type="float" office:value="993.624902624759" calcext:value-type="float">
            <text:p>993.624902624759</text:p>
          </table:table-cell>
          <table:table-cell table:number-columns-repeated="1009"/>
        </table:table-row>
        <table:table-row table:style-name="ro1">
          <table:table-cell table:formula="of:=[.A230]" office:value-type="float" office:value="1000" calcext:value-type="float">
            <text:p>1000</text:p>
          </table:table-cell>
          <table:table-cell table:formula="of:=[.J230]" office:value-type="float" office:value="5032085" calcext:value-type="float">
            <text:p>5032085</text:p>
          </table:table-cell>
          <table:table-cell table:formula="of:=[.I230]" office:value-type="float" office:value="32080000" calcext:value-type="float">
            <text:p>32080000</text:p>
          </table:table-cell>
          <table:table-cell table:formula="of:=[.D230]" office:value-type="float" office:value="100" calcext:value-type="float">
            <text:p>100</text:p>
          </table:table-cell>
          <table:table-cell table:formula="of:=[.D231]*[.$E$2]" office:value-type="float" office:value="18000" calcext:value-type="float">
            <text:p>18000</text:p>
          </table:table-cell>
          <table:table-cell table:formula="of:=[.A231]*[.$E$2]*[.D231]" office:value-type="float" office:value="18000000" calcext:value-type="float">
            <text:p>18000000</text:p>
          </table:table-cell>
          <table:table-cell table:formula="of:=[.F231]+[.C231]" office:value-type="float" office:value="50080000" calcext:value-type="float">
            <text:p>50080000</text:p>
          </table:table-cell>
          <table:table-cell table:formula="of:=ROUNDDOWN(([.F231]+[.C231])/1000000000)" office:value-type="float" office:value="0" calcext:value-type="float">
            <text:p>0</text:p>
          </table:table-cell>
          <table:table-cell table:formula="of:=IF([.G231]&gt;=0;MOD([.G231];1000000000);-MOD(-[.G231];1000000000))" office:value-type="float" office:value="50080000" calcext:value-type="float">
            <text:p>50080000</text:p>
          </table:table-cell>
          <table:table-cell table:formula="of:=[.B231]+[.E231]+[.H231]" office:value-type="float" office:value="5050085" calcext:value-type="float">
            <text:p>5050085</text:p>
          </table:table-cell>
          <table:table-cell/>
          <table:table-cell table:formula="of:=[.D231]+[.L230]" office:value-type="float" office:value="28056" calcext:value-type="float">
            <text:p>28056</text:p>
          </table:table-cell>
          <table:table-cell table:formula="of:=[.$E$1]*[.L231]" office:value-type="float" office:value="5050080" calcext:value-type="float">
            <text:p>5050080</text:p>
          </table:table-cell>
          <table:table-cell table:formula="of:=[.J231]-[.M231]" office:value-type="float" office:value="5" calcext:value-type="float">
            <text:p>5</text:p>
          </table:table-cell>
          <table:table-cell table:formula="of:=[.N231]/[.M231]*1000000000" office:value-type="float" office:value="990.083325412667" calcext:value-type="float">
            <text:p>990.083325412667</text:p>
          </table:table-cell>
          <table:table-cell table:number-columns-repeated="1009"/>
        </table:table-row>
        <table:table-row table:style-name="ro1">
          <table:table-cell table:formula="of:=[.A231]" office:value-type="float" office:value="1000" calcext:value-type="float">
            <text:p>1000</text:p>
          </table:table-cell>
          <table:table-cell table:formula="of:=[.J231]" office:value-type="float" office:value="5050085" calcext:value-type="float">
            <text:p>5050085</text:p>
          </table:table-cell>
          <table:table-cell table:formula="of:=[.I231]" office:value-type="float" office:value="50080000" calcext:value-type="float">
            <text:p>50080000</text:p>
          </table:table-cell>
          <table:table-cell table:formula="of:=[.D231]" office:value-type="float" office:value="100" calcext:value-type="float">
            <text:p>100</text:p>
          </table:table-cell>
          <table:table-cell table:formula="of:=[.D232]*[.$E$2]" office:value-type="float" office:value="18000" calcext:value-type="float">
            <text:p>18000</text:p>
          </table:table-cell>
          <table:table-cell table:formula="of:=[.A232]*[.$E$2]*[.D232]" office:value-type="float" office:value="18000000" calcext:value-type="float">
            <text:p>18000000</text:p>
          </table:table-cell>
          <table:table-cell table:formula="of:=[.F232]+[.C232]" office:value-type="float" office:value="68080000" calcext:value-type="float">
            <text:p>68080000</text:p>
          </table:table-cell>
          <table:table-cell table:formula="of:=ROUNDDOWN(([.F232]+[.C232])/1000000000)" office:value-type="float" office:value="0" calcext:value-type="float">
            <text:p>0</text:p>
          </table:table-cell>
          <table:table-cell table:formula="of:=IF([.G232]&gt;=0;MOD([.G232];1000000000);-MOD(-[.G232];1000000000))" office:value-type="float" office:value="68080000" calcext:value-type="float">
            <text:p>68080000</text:p>
          </table:table-cell>
          <table:table-cell table:formula="of:=[.B232]+[.E232]+[.H232]" office:value-type="float" office:value="5068085" calcext:value-type="float">
            <text:p>5068085</text:p>
          </table:table-cell>
          <table:table-cell/>
          <table:table-cell table:formula="of:=[.D232]+[.L231]" office:value-type="float" office:value="28156" calcext:value-type="float">
            <text:p>28156</text:p>
          </table:table-cell>
          <table:table-cell table:formula="of:=[.$E$1]*[.L232]" office:value-type="float" office:value="5068080" calcext:value-type="float">
            <text:p>5068080</text:p>
          </table:table-cell>
          <table:table-cell table:formula="of:=[.J232]-[.M232]" office:value-type="float" office:value="5" calcext:value-type="float">
            <text:p>5</text:p>
          </table:table-cell>
          <table:table-cell table:formula="of:=[.N232]/[.M232]*1000000000" office:value-type="float" office:value="986.566905021231" calcext:value-type="float">
            <text:p>986.566905021231</text:p>
          </table:table-cell>
          <table:table-cell table:number-columns-repeated="1009"/>
        </table:table-row>
        <table:table-row table:style-name="ro1">
          <table:table-cell table:formula="of:=[.A232]" office:value-type="float" office:value="1000" calcext:value-type="float">
            <text:p>1000</text:p>
          </table:table-cell>
          <table:table-cell table:formula="of:=[.J232]" office:value-type="float" office:value="5068085" calcext:value-type="float">
            <text:p>5068085</text:p>
          </table:table-cell>
          <table:table-cell table:formula="of:=[.I232]" office:value-type="float" office:value="68080000" calcext:value-type="float">
            <text:p>68080000</text:p>
          </table:table-cell>
          <table:table-cell table:formula="of:=[.D232]" office:value-type="float" office:value="100" calcext:value-type="float">
            <text:p>100</text:p>
          </table:table-cell>
          <table:table-cell table:formula="of:=[.D233]*[.$E$2]" office:value-type="float" office:value="18000" calcext:value-type="float">
            <text:p>18000</text:p>
          </table:table-cell>
          <table:table-cell table:formula="of:=[.A233]*[.$E$2]*[.D233]" office:value-type="float" office:value="18000000" calcext:value-type="float">
            <text:p>18000000</text:p>
          </table:table-cell>
          <table:table-cell table:formula="of:=[.F233]+[.C233]" office:value-type="float" office:value="86080000" calcext:value-type="float">
            <text:p>86080000</text:p>
          </table:table-cell>
          <table:table-cell table:formula="of:=ROUNDDOWN(([.F233]+[.C233])/1000000000)" office:value-type="float" office:value="0" calcext:value-type="float">
            <text:p>0</text:p>
          </table:table-cell>
          <table:table-cell table:formula="of:=IF([.G233]&gt;=0;MOD([.G233];1000000000);-MOD(-[.G233];1000000000))" office:value-type="float" office:value="86080000" calcext:value-type="float">
            <text:p>86080000</text:p>
          </table:table-cell>
          <table:table-cell table:formula="of:=[.B233]+[.E233]+[.H233]" office:value-type="float" office:value="5086085" calcext:value-type="float">
            <text:p>5086085</text:p>
          </table:table-cell>
          <table:table-cell/>
          <table:table-cell table:formula="of:=[.D233]+[.L232]" office:value-type="float" office:value="28256" calcext:value-type="float">
            <text:p>28256</text:p>
          </table:table-cell>
          <table:table-cell table:formula="of:=[.$E$1]*[.L233]" office:value-type="float" office:value="5086080" calcext:value-type="float">
            <text:p>5086080</text:p>
          </table:table-cell>
          <table:table-cell table:formula="of:=[.J233]-[.M233]" office:value-type="float" office:value="5" calcext:value-type="float">
            <text:p>5</text:p>
          </table:table-cell>
          <table:table-cell table:formula="of:=[.N233]/[.M233]*1000000000" office:value-type="float" office:value="983.075374355103" calcext:value-type="float">
            <text:p>983.075374355103</text:p>
          </table:table-cell>
          <table:table-cell table:number-columns-repeated="1009"/>
        </table:table-row>
        <table:table-row table:style-name="ro1">
          <table:table-cell table:formula="of:=[.A233]" office:value-type="float" office:value="1000" calcext:value-type="float">
            <text:p>1000</text:p>
          </table:table-cell>
          <table:table-cell table:formula="of:=[.J233]" office:value-type="float" office:value="5086085" calcext:value-type="float">
            <text:p>5086085</text:p>
          </table:table-cell>
          <table:table-cell table:formula="of:=[.I233]" office:value-type="float" office:value="86080000" calcext:value-type="float">
            <text:p>86080000</text:p>
          </table:table-cell>
          <table:table-cell table:formula="of:=[.D233]" office:value-type="float" office:value="100" calcext:value-type="float">
            <text:p>100</text:p>
          </table:table-cell>
          <table:table-cell table:formula="of:=[.D234]*[.$E$2]" office:value-type="float" office:value="18000" calcext:value-type="float">
            <text:p>18000</text:p>
          </table:table-cell>
          <table:table-cell table:formula="of:=[.A234]*[.$E$2]*[.D234]" office:value-type="float" office:value="18000000" calcext:value-type="float">
            <text:p>18000000</text:p>
          </table:table-cell>
          <table:table-cell table:formula="of:=[.F234]+[.C234]" office:value-type="float" office:value="104080000" calcext:value-type="float">
            <text:p>104080000</text:p>
          </table:table-cell>
          <table:table-cell table:formula="of:=ROUNDDOWN(([.F234]+[.C234])/1000000000)" office:value-type="float" office:value="0" calcext:value-type="float">
            <text:p>0</text:p>
          </table:table-cell>
          <table:table-cell table:formula="of:=IF([.G234]&gt;=0;MOD([.G234];1000000000);-MOD(-[.G234];1000000000))" office:value-type="float" office:value="104080000" calcext:value-type="float">
            <text:p>104080000</text:p>
          </table:table-cell>
          <table:table-cell table:formula="of:=[.B234]+[.E234]+[.H234]" office:value-type="float" office:value="5104085" calcext:value-type="float">
            <text:p>5104085</text:p>
          </table:table-cell>
          <table:table-cell/>
          <table:table-cell table:formula="of:=[.D234]+[.L233]" office:value-type="float" office:value="28356" calcext:value-type="float">
            <text:p>28356</text:p>
          </table:table-cell>
          <table:table-cell table:formula="of:=[.$E$1]*[.L234]" office:value-type="float" office:value="5104080" calcext:value-type="float">
            <text:p>5104080</text:p>
          </table:table-cell>
          <table:table-cell table:formula="of:=[.J234]-[.M234]" office:value-type="float" office:value="5" calcext:value-type="float">
            <text:p>5</text:p>
          </table:table-cell>
          <table:table-cell table:formula="of:=[.N234]/[.M234]*1000000000" office:value-type="float" office:value="979.608470086676" calcext:value-type="float">
            <text:p>979.608470086676</text:p>
          </table:table-cell>
          <table:table-cell table:number-columns-repeated="1009"/>
        </table:table-row>
        <table:table-row table:style-name="ro1">
          <table:table-cell table:formula="of:=[.A234]" office:value-type="float" office:value="1000" calcext:value-type="float">
            <text:p>1000</text:p>
          </table:table-cell>
          <table:table-cell table:formula="of:=[.J234]" office:value-type="float" office:value="5104085" calcext:value-type="float">
            <text:p>5104085</text:p>
          </table:table-cell>
          <table:table-cell table:formula="of:=[.I234]" office:value-type="float" office:value="104080000" calcext:value-type="float">
            <text:p>104080000</text:p>
          </table:table-cell>
          <table:table-cell table:formula="of:=[.D234]" office:value-type="float" office:value="100" calcext:value-type="float">
            <text:p>100</text:p>
          </table:table-cell>
          <table:table-cell table:formula="of:=[.D235]*[.$E$2]" office:value-type="float" office:value="18000" calcext:value-type="float">
            <text:p>18000</text:p>
          </table:table-cell>
          <table:table-cell table:formula="of:=[.A235]*[.$E$2]*[.D235]" office:value-type="float" office:value="18000000" calcext:value-type="float">
            <text:p>18000000</text:p>
          </table:table-cell>
          <table:table-cell table:formula="of:=[.F235]+[.C235]" office:value-type="float" office:value="122080000" calcext:value-type="float">
            <text:p>122080000</text:p>
          </table:table-cell>
          <table:table-cell table:formula="of:=ROUNDDOWN(([.F235]+[.C235])/1000000000)" office:value-type="float" office:value="0" calcext:value-type="float">
            <text:p>0</text:p>
          </table:table-cell>
          <table:table-cell table:formula="of:=IF([.G235]&gt;=0;MOD([.G235];1000000000);-MOD(-[.G235];1000000000))" office:value-type="float" office:value="122080000" calcext:value-type="float">
            <text:p>122080000</text:p>
          </table:table-cell>
          <table:table-cell table:formula="of:=[.B235]+[.E235]+[.H235]" office:value-type="float" office:value="5122085" calcext:value-type="float">
            <text:p>5122085</text:p>
          </table:table-cell>
          <table:table-cell/>
          <table:table-cell table:formula="of:=[.D235]+[.L234]" office:value-type="float" office:value="28456" calcext:value-type="float">
            <text:p>28456</text:p>
          </table:table-cell>
          <table:table-cell table:formula="of:=[.$E$1]*[.L235]" office:value-type="float" office:value="5122080" calcext:value-type="float">
            <text:p>5122080</text:p>
          </table:table-cell>
          <table:table-cell table:formula="of:=[.J235]-[.M235]" office:value-type="float" office:value="5" calcext:value-type="float">
            <text:p>5</text:p>
          </table:table-cell>
          <table:table-cell table:formula="of:=[.N235]/[.M235]*1000000000" office:value-type="float" office:value="976.165932589885" calcext:value-type="float">
            <text:p>976.165932589885</text:p>
          </table:table-cell>
          <table:table-cell table:number-columns-repeated="1009"/>
        </table:table-row>
        <table:table-row table:style-name="ro1">
          <table:table-cell table:formula="of:=[.A235]" office:value-type="float" office:value="1000" calcext:value-type="float">
            <text:p>1000</text:p>
          </table:table-cell>
          <table:table-cell table:formula="of:=[.J235]" office:value-type="float" office:value="5122085" calcext:value-type="float">
            <text:p>5122085</text:p>
          </table:table-cell>
          <table:table-cell table:formula="of:=[.I235]" office:value-type="float" office:value="122080000" calcext:value-type="float">
            <text:p>122080000</text:p>
          </table:table-cell>
          <table:table-cell table:formula="of:=[.D235]" office:value-type="float" office:value="100" calcext:value-type="float">
            <text:p>100</text:p>
          </table:table-cell>
          <table:table-cell table:formula="of:=[.D236]*[.$E$2]" office:value-type="float" office:value="18000" calcext:value-type="float">
            <text:p>18000</text:p>
          </table:table-cell>
          <table:table-cell table:formula="of:=[.A236]*[.$E$2]*[.D236]" office:value-type="float" office:value="18000000" calcext:value-type="float">
            <text:p>18000000</text:p>
          </table:table-cell>
          <table:table-cell table:formula="of:=[.F236]+[.C236]" office:value-type="float" office:value="140080000" calcext:value-type="float">
            <text:p>140080000</text:p>
          </table:table-cell>
          <table:table-cell table:formula="of:=ROUNDDOWN(([.F236]+[.C236])/1000000000)" office:value-type="float" office:value="0" calcext:value-type="float">
            <text:p>0</text:p>
          </table:table-cell>
          <table:table-cell table:formula="of:=IF([.G236]&gt;=0;MOD([.G236];1000000000);-MOD(-[.G236];1000000000))" office:value-type="float" office:value="140080000" calcext:value-type="float">
            <text:p>140080000</text:p>
          </table:table-cell>
          <table:table-cell table:formula="of:=[.B236]+[.E236]+[.H236]" office:value-type="float" office:value="5140085" calcext:value-type="float">
            <text:p>5140085</text:p>
          </table:table-cell>
          <table:table-cell/>
          <table:table-cell table:formula="of:=[.D236]+[.L235]" office:value-type="float" office:value="28556" calcext:value-type="float">
            <text:p>28556</text:p>
          </table:table-cell>
          <table:table-cell table:formula="of:=[.$E$1]*[.L236]" office:value-type="float" office:value="5140080" calcext:value-type="float">
            <text:p>5140080</text:p>
          </table:table-cell>
          <table:table-cell table:formula="of:=[.J236]-[.M236]" office:value-type="float" office:value="5" calcext:value-type="float">
            <text:p>5</text:p>
          </table:table-cell>
          <table:table-cell table:formula="of:=[.N236]/[.M236]*1000000000" office:value-type="float" office:value="972.747505875395" calcext:value-type="float">
            <text:p>972.747505875395</text:p>
          </table:table-cell>
          <table:table-cell table:number-columns-repeated="1009"/>
        </table:table-row>
        <table:table-row table:style-name="ro1">
          <table:table-cell table:formula="of:=[.A236]" office:value-type="float" office:value="1000" calcext:value-type="float">
            <text:p>1000</text:p>
          </table:table-cell>
          <table:table-cell table:formula="of:=[.J236]" office:value-type="float" office:value="5140085" calcext:value-type="float">
            <text:p>5140085</text:p>
          </table:table-cell>
          <table:table-cell table:formula="of:=[.I236]" office:value-type="float" office:value="140080000" calcext:value-type="float">
            <text:p>140080000</text:p>
          </table:table-cell>
          <table:table-cell table:formula="of:=[.D236]" office:value-type="float" office:value="100" calcext:value-type="float">
            <text:p>100</text:p>
          </table:table-cell>
          <table:table-cell table:formula="of:=[.D237]*[.$E$2]" office:value-type="float" office:value="18000" calcext:value-type="float">
            <text:p>18000</text:p>
          </table:table-cell>
          <table:table-cell table:formula="of:=[.A237]*[.$E$2]*[.D237]" office:value-type="float" office:value="18000000" calcext:value-type="float">
            <text:p>18000000</text:p>
          </table:table-cell>
          <table:table-cell table:formula="of:=[.F237]+[.C237]" office:value-type="float" office:value="158080000" calcext:value-type="float">
            <text:p>158080000</text:p>
          </table:table-cell>
          <table:table-cell table:formula="of:=ROUNDDOWN(([.F237]+[.C237])/1000000000)" office:value-type="float" office:value="0" calcext:value-type="float">
            <text:p>0</text:p>
          </table:table-cell>
          <table:table-cell table:formula="of:=IF([.G237]&gt;=0;MOD([.G237];1000000000);-MOD(-[.G237];1000000000))" office:value-type="float" office:value="158080000" calcext:value-type="float">
            <text:p>158080000</text:p>
          </table:table-cell>
          <table:table-cell table:formula="of:=[.B237]+[.E237]+[.H237]" office:value-type="float" office:value="5158085" calcext:value-type="float">
            <text:p>5158085</text:p>
          </table:table-cell>
          <table:table-cell/>
          <table:table-cell table:formula="of:=[.D237]+[.L236]" office:value-type="float" office:value="28656" calcext:value-type="float">
            <text:p>28656</text:p>
          </table:table-cell>
          <table:table-cell table:formula="of:=[.$E$1]*[.L237]" office:value-type="float" office:value="5158080" calcext:value-type="float">
            <text:p>5158080</text:p>
          </table:table-cell>
          <table:table-cell table:formula="of:=[.J237]-[.M237]" office:value-type="float" office:value="5" calcext:value-type="float">
            <text:p>5</text:p>
          </table:table-cell>
          <table:table-cell table:formula="of:=[.N237]/[.M237]*1000000000" office:value-type="float" office:value="969.352937527142" calcext:value-type="float">
            <text:p>969.352937527142</text:p>
          </table:table-cell>
          <table:table-cell table:number-columns-repeated="1009"/>
        </table:table-row>
        <table:table-row table:style-name="ro1">
          <table:table-cell table:formula="of:=[.A237]" office:value-type="float" office:value="1000" calcext:value-type="float">
            <text:p>1000</text:p>
          </table:table-cell>
          <table:table-cell table:formula="of:=[.J237]" office:value-type="float" office:value="5158085" calcext:value-type="float">
            <text:p>5158085</text:p>
          </table:table-cell>
          <table:table-cell table:formula="of:=[.I237]" office:value-type="float" office:value="158080000" calcext:value-type="float">
            <text:p>158080000</text:p>
          </table:table-cell>
          <table:table-cell table:formula="of:=[.D237]" office:value-type="float" office:value="100" calcext:value-type="float">
            <text:p>100</text:p>
          </table:table-cell>
          <table:table-cell table:formula="of:=[.D238]*[.$E$2]" office:value-type="float" office:value="18000" calcext:value-type="float">
            <text:p>18000</text:p>
          </table:table-cell>
          <table:table-cell table:formula="of:=[.A238]*[.$E$2]*[.D238]" office:value-type="float" office:value="18000000" calcext:value-type="float">
            <text:p>18000000</text:p>
          </table:table-cell>
          <table:table-cell table:formula="of:=[.F238]+[.C238]" office:value-type="float" office:value="176080000" calcext:value-type="float">
            <text:p>176080000</text:p>
          </table:table-cell>
          <table:table-cell table:formula="of:=ROUNDDOWN(([.F238]+[.C238])/1000000000)" office:value-type="float" office:value="0" calcext:value-type="float">
            <text:p>0</text:p>
          </table:table-cell>
          <table:table-cell table:formula="of:=IF([.G238]&gt;=0;MOD([.G238];1000000000);-MOD(-[.G238];1000000000))" office:value-type="float" office:value="176080000" calcext:value-type="float">
            <text:p>176080000</text:p>
          </table:table-cell>
          <table:table-cell table:formula="of:=[.B238]+[.E238]+[.H238]" office:value-type="float" office:value="5176085" calcext:value-type="float">
            <text:p>5176085</text:p>
          </table:table-cell>
          <table:table-cell/>
          <table:table-cell table:formula="of:=[.D238]+[.L237]" office:value-type="float" office:value="28756" calcext:value-type="float">
            <text:p>28756</text:p>
          </table:table-cell>
          <table:table-cell table:formula="of:=[.$E$1]*[.L238]" office:value-type="float" office:value="5176080" calcext:value-type="float">
            <text:p>5176080</text:p>
          </table:table-cell>
          <table:table-cell table:formula="of:=[.J238]-[.M238]" office:value-type="float" office:value="5" calcext:value-type="float">
            <text:p>5</text:p>
          </table:table-cell>
          <table:table-cell table:formula="of:=[.N238]/[.M238]*1000000000" office:value-type="float" office:value="965.981978640207" calcext:value-type="float">
            <text:p>965.981978640207</text:p>
          </table:table-cell>
          <table:table-cell table:number-columns-repeated="1009"/>
        </table:table-row>
        <table:table-row table:style-name="ro1">
          <table:table-cell table:formula="of:=[.A238]" office:value-type="float" office:value="1000" calcext:value-type="float">
            <text:p>1000</text:p>
          </table:table-cell>
          <table:table-cell table:formula="of:=[.J238]" office:value-type="float" office:value="5176085" calcext:value-type="float">
            <text:p>5176085</text:p>
          </table:table-cell>
          <table:table-cell table:formula="of:=[.I238]" office:value-type="float" office:value="176080000" calcext:value-type="float">
            <text:p>176080000</text:p>
          </table:table-cell>
          <table:table-cell table:formula="of:=[.D238]" office:value-type="float" office:value="100" calcext:value-type="float">
            <text:p>100</text:p>
          </table:table-cell>
          <table:table-cell table:formula="of:=[.D239]*[.$E$2]" office:value-type="float" office:value="18000" calcext:value-type="float">
            <text:p>18000</text:p>
          </table:table-cell>
          <table:table-cell table:formula="of:=[.A239]*[.$E$2]*[.D239]" office:value-type="float" office:value="18000000" calcext:value-type="float">
            <text:p>18000000</text:p>
          </table:table-cell>
          <table:table-cell table:formula="of:=[.F239]+[.C239]" office:value-type="float" office:value="194080000" calcext:value-type="float">
            <text:p>194080000</text:p>
          </table:table-cell>
          <table:table-cell table:formula="of:=ROUNDDOWN(([.F239]+[.C239])/1000000000)" office:value-type="float" office:value="0" calcext:value-type="float">
            <text:p>0</text:p>
          </table:table-cell>
          <table:table-cell table:formula="of:=IF([.G239]&gt;=0;MOD([.G239];1000000000);-MOD(-[.G239];1000000000))" office:value-type="float" office:value="194080000" calcext:value-type="float">
            <text:p>194080000</text:p>
          </table:table-cell>
          <table:table-cell table:formula="of:=[.B239]+[.E239]+[.H239]" office:value-type="float" office:value="5194085" calcext:value-type="float">
            <text:p>5194085</text:p>
          </table:table-cell>
          <table:table-cell/>
          <table:table-cell table:formula="of:=[.D239]+[.L238]" office:value-type="float" office:value="28856" calcext:value-type="float">
            <text:p>28856</text:p>
          </table:table-cell>
          <table:table-cell table:formula="of:=[.$E$1]*[.L239]" office:value-type="float" office:value="5194080" calcext:value-type="float">
            <text:p>5194080</text:p>
          </table:table-cell>
          <table:table-cell table:formula="of:=[.J239]-[.M239]" office:value-type="float" office:value="5" calcext:value-type="float">
            <text:p>5</text:p>
          </table:table-cell>
          <table:table-cell table:formula="of:=[.N239]/[.M239]*1000000000" office:value-type="float" office:value="962.634383759973" calcext:value-type="float">
            <text:p>962.634383759973</text:p>
          </table:table-cell>
          <table:table-cell table:number-columns-repeated="1009"/>
        </table:table-row>
        <table:table-row table:style-name="ro1">
          <table:table-cell table:formula="of:=[.A239]" office:value-type="float" office:value="1000" calcext:value-type="float">
            <text:p>1000</text:p>
          </table:table-cell>
          <table:table-cell table:formula="of:=[.J239]" office:value-type="float" office:value="5194085" calcext:value-type="float">
            <text:p>5194085</text:p>
          </table:table-cell>
          <table:table-cell table:formula="of:=[.I239]" office:value-type="float" office:value="194080000" calcext:value-type="float">
            <text:p>194080000</text:p>
          </table:table-cell>
          <table:table-cell table:formula="of:=[.D239]" office:value-type="float" office:value="100" calcext:value-type="float">
            <text:p>100</text:p>
          </table:table-cell>
          <table:table-cell table:formula="of:=[.D240]*[.$E$2]" office:value-type="float" office:value="18000" calcext:value-type="float">
            <text:p>18000</text:p>
          </table:table-cell>
          <table:table-cell table:formula="of:=[.A240]*[.$E$2]*[.D240]" office:value-type="float" office:value="18000000" calcext:value-type="float">
            <text:p>18000000</text:p>
          </table:table-cell>
          <table:table-cell table:formula="of:=[.F240]+[.C240]" office:value-type="float" office:value="212080000" calcext:value-type="float">
            <text:p>212080000</text:p>
          </table:table-cell>
          <table:table-cell table:formula="of:=ROUNDDOWN(([.F240]+[.C240])/1000000000)" office:value-type="float" office:value="0" calcext:value-type="float">
            <text:p>0</text:p>
          </table:table-cell>
          <table:table-cell table:formula="of:=IF([.G240]&gt;=0;MOD([.G240];1000000000);-MOD(-[.G240];1000000000))" office:value-type="float" office:value="212080000" calcext:value-type="float">
            <text:p>212080000</text:p>
          </table:table-cell>
          <table:table-cell table:formula="of:=[.B240]+[.E240]+[.H240]" office:value-type="float" office:value="5212085" calcext:value-type="float">
            <text:p>5212085</text:p>
          </table:table-cell>
          <table:table-cell/>
          <table:table-cell table:formula="of:=[.D240]+[.L239]" office:value-type="float" office:value="28956" calcext:value-type="float">
            <text:p>28956</text:p>
          </table:table-cell>
          <table:table-cell table:formula="of:=[.$E$1]*[.L240]" office:value-type="float" office:value="5212080" calcext:value-type="float">
            <text:p>5212080</text:p>
          </table:table-cell>
          <table:table-cell table:formula="of:=[.J240]-[.M240]" office:value-type="float" office:value="5" calcext:value-type="float">
            <text:p>5</text:p>
          </table:table-cell>
          <table:table-cell table:formula="of:=[.N240]/[.M240]*1000000000" office:value-type="float" office:value="959.309910822551" calcext:value-type="float">
            <text:p>959.309910822551</text:p>
          </table:table-cell>
          <table:table-cell table:number-columns-repeated="1009"/>
        </table:table-row>
        <table:table-row table:style-name="ro1">
          <table:table-cell table:formula="of:=[.A240]" office:value-type="float" office:value="1000" calcext:value-type="float">
            <text:p>1000</text:p>
          </table:table-cell>
          <table:table-cell table:formula="of:=[.J240]" office:value-type="float" office:value="5212085" calcext:value-type="float">
            <text:p>5212085</text:p>
          </table:table-cell>
          <table:table-cell table:formula="of:=[.I240]" office:value-type="float" office:value="212080000" calcext:value-type="float">
            <text:p>212080000</text:p>
          </table:table-cell>
          <table:table-cell table:formula="of:=[.D240]" office:value-type="float" office:value="100" calcext:value-type="float">
            <text:p>100</text:p>
          </table:table-cell>
          <table:table-cell table:formula="of:=[.D241]*[.$E$2]" office:value-type="float" office:value="18000" calcext:value-type="float">
            <text:p>18000</text:p>
          </table:table-cell>
          <table:table-cell table:formula="of:=[.A241]*[.$E$2]*[.D241]" office:value-type="float" office:value="18000000" calcext:value-type="float">
            <text:p>18000000</text:p>
          </table:table-cell>
          <table:table-cell table:formula="of:=[.F241]+[.C241]" office:value-type="float" office:value="230080000" calcext:value-type="float">
            <text:p>230080000</text:p>
          </table:table-cell>
          <table:table-cell table:formula="of:=ROUNDDOWN(([.F241]+[.C241])/1000000000)" office:value-type="float" office:value="0" calcext:value-type="float">
            <text:p>0</text:p>
          </table:table-cell>
          <table:table-cell table:formula="of:=IF([.G241]&gt;=0;MOD([.G241];1000000000);-MOD(-[.G241];1000000000))" office:value-type="float" office:value="230080000" calcext:value-type="float">
            <text:p>230080000</text:p>
          </table:table-cell>
          <table:table-cell table:formula="of:=[.B241]+[.E241]+[.H241]" office:value-type="float" office:value="5230085" calcext:value-type="float">
            <text:p>5230085</text:p>
          </table:table-cell>
          <table:table-cell/>
          <table:table-cell table:formula="of:=[.D241]+[.L240]" office:value-type="float" office:value="29056" calcext:value-type="float">
            <text:p>29056</text:p>
          </table:table-cell>
          <table:table-cell table:formula="of:=[.$E$1]*[.L241]" office:value-type="float" office:value="5230080" calcext:value-type="float">
            <text:p>5230080</text:p>
          </table:table-cell>
          <table:table-cell table:formula="of:=[.J241]-[.M241]" office:value-type="float" office:value="5" calcext:value-type="float">
            <text:p>5</text:p>
          </table:table-cell>
          <table:table-cell table:formula="of:=[.N241]/[.M241]*1000000000" office:value-type="float" office:value="956.008321096427" calcext:value-type="float">
            <text:p>956.008321096427</text:p>
          </table:table-cell>
          <table:table-cell table:number-columns-repeated="1009"/>
        </table:table-row>
        <table:table-row table:style-name="ro1">
          <table:table-cell table:formula="of:=[.A241]" office:value-type="float" office:value="1000" calcext:value-type="float">
            <text:p>1000</text:p>
          </table:table-cell>
          <table:table-cell table:formula="of:=[.J241]" office:value-type="float" office:value="5230085" calcext:value-type="float">
            <text:p>5230085</text:p>
          </table:table-cell>
          <table:table-cell table:formula="of:=[.I241]" office:value-type="float" office:value="230080000" calcext:value-type="float">
            <text:p>230080000</text:p>
          </table:table-cell>
          <table:table-cell table:formula="of:=[.D241]" office:value-type="float" office:value="100" calcext:value-type="float">
            <text:p>100</text:p>
          </table:table-cell>
          <table:table-cell table:formula="of:=[.D242]*[.$E$2]" office:value-type="float" office:value="18000" calcext:value-type="float">
            <text:p>18000</text:p>
          </table:table-cell>
          <table:table-cell table:formula="of:=[.A242]*[.$E$2]*[.D242]" office:value-type="float" office:value="18000000" calcext:value-type="float">
            <text:p>18000000</text:p>
          </table:table-cell>
          <table:table-cell table:formula="of:=[.F242]+[.C242]" office:value-type="float" office:value="248080000" calcext:value-type="float">
            <text:p>248080000</text:p>
          </table:table-cell>
          <table:table-cell table:formula="of:=ROUNDDOWN(([.F242]+[.C242])/1000000000)" office:value-type="float" office:value="0" calcext:value-type="float">
            <text:p>0</text:p>
          </table:table-cell>
          <table:table-cell table:formula="of:=IF([.G242]&gt;=0;MOD([.G242];1000000000);-MOD(-[.G242];1000000000))" office:value-type="float" office:value="248080000" calcext:value-type="float">
            <text:p>248080000</text:p>
          </table:table-cell>
          <table:table-cell table:formula="of:=[.B242]+[.E242]+[.H242]" office:value-type="float" office:value="5248085" calcext:value-type="float">
            <text:p>5248085</text:p>
          </table:table-cell>
          <table:table-cell/>
          <table:table-cell table:formula="of:=[.D242]+[.L241]" office:value-type="float" office:value="29156" calcext:value-type="float">
            <text:p>29156</text:p>
          </table:table-cell>
          <table:table-cell table:formula="of:=[.$E$1]*[.L242]" office:value-type="float" office:value="5248080" calcext:value-type="float">
            <text:p>5248080</text:p>
          </table:table-cell>
          <table:table-cell table:formula="of:=[.J242]-[.M242]" office:value-type="float" office:value="5" calcext:value-type="float">
            <text:p>5</text:p>
          </table:table-cell>
          <table:table-cell table:formula="of:=[.N242]/[.M242]*1000000000" office:value-type="float" office:value="952.729379125318" calcext:value-type="float">
            <text:p>952.729379125318</text:p>
          </table:table-cell>
          <table:table-cell table:number-columns-repeated="1009"/>
        </table:table-row>
        <table:table-row table:style-name="ro1">
          <table:table-cell table:formula="of:=[.A242]" office:value-type="float" office:value="1000" calcext:value-type="float">
            <text:p>1000</text:p>
          </table:table-cell>
          <table:table-cell table:formula="of:=[.J242]" office:value-type="float" office:value="5248085" calcext:value-type="float">
            <text:p>5248085</text:p>
          </table:table-cell>
          <table:table-cell table:formula="of:=[.I242]" office:value-type="float" office:value="248080000" calcext:value-type="float">
            <text:p>248080000</text:p>
          </table:table-cell>
          <table:table-cell table:formula="of:=[.D242]" office:value-type="float" office:value="100" calcext:value-type="float">
            <text:p>100</text:p>
          </table:table-cell>
          <table:table-cell table:formula="of:=[.D243]*[.$E$2]" office:value-type="float" office:value="18000" calcext:value-type="float">
            <text:p>18000</text:p>
          </table:table-cell>
          <table:table-cell table:formula="of:=[.A243]*[.$E$2]*[.D243]" office:value-type="float" office:value="18000000" calcext:value-type="float">
            <text:p>18000000</text:p>
          </table:table-cell>
          <table:table-cell table:formula="of:=[.F243]+[.C243]" office:value-type="float" office:value="266080000" calcext:value-type="float">
            <text:p>266080000</text:p>
          </table:table-cell>
          <table:table-cell table:formula="of:=ROUNDDOWN(([.F243]+[.C243])/1000000000)" office:value-type="float" office:value="0" calcext:value-type="float">
            <text:p>0</text:p>
          </table:table-cell>
          <table:table-cell table:formula="of:=IF([.G243]&gt;=0;MOD([.G243];1000000000);-MOD(-[.G243];1000000000))" office:value-type="float" office:value="266080000" calcext:value-type="float">
            <text:p>266080000</text:p>
          </table:table-cell>
          <table:table-cell table:formula="of:=[.B243]+[.E243]+[.H243]" office:value-type="float" office:value="5266085" calcext:value-type="float">
            <text:p>5266085</text:p>
          </table:table-cell>
          <table:table-cell/>
          <table:table-cell table:formula="of:=[.D243]+[.L242]" office:value-type="float" office:value="29256" calcext:value-type="float">
            <text:p>29256</text:p>
          </table:table-cell>
          <table:table-cell table:formula="of:=[.$E$1]*[.L243]" office:value-type="float" office:value="5266080" calcext:value-type="float">
            <text:p>5266080</text:p>
          </table:table-cell>
          <table:table-cell table:formula="of:=[.J243]-[.M243]" office:value-type="float" office:value="5" calcext:value-type="float">
            <text:p>5</text:p>
          </table:table-cell>
          <table:table-cell table:formula="of:=[.N243]/[.M243]*1000000000" office:value-type="float" office:value="949.472852672196" calcext:value-type="float">
            <text:p>949.472852672196</text:p>
          </table:table-cell>
          <table:table-cell table:number-columns-repeated="1009"/>
        </table:table-row>
        <table:table-row table:style-name="ro1">
          <table:table-cell table:formula="of:=[.A243]" office:value-type="float" office:value="1000" calcext:value-type="float">
            <text:p>1000</text:p>
          </table:table-cell>
          <table:table-cell table:formula="of:=[.J243]" office:value-type="float" office:value="5266085" calcext:value-type="float">
            <text:p>5266085</text:p>
          </table:table-cell>
          <table:table-cell table:formula="of:=[.I243]" office:value-type="float" office:value="266080000" calcext:value-type="float">
            <text:p>266080000</text:p>
          </table:table-cell>
          <table:table-cell table:formula="of:=[.D243]" office:value-type="float" office:value="100" calcext:value-type="float">
            <text:p>100</text:p>
          </table:table-cell>
          <table:table-cell table:formula="of:=[.D244]*[.$E$2]" office:value-type="float" office:value="18000" calcext:value-type="float">
            <text:p>18000</text:p>
          </table:table-cell>
          <table:table-cell table:formula="of:=[.A244]*[.$E$2]*[.D244]" office:value-type="float" office:value="18000000" calcext:value-type="float">
            <text:p>18000000</text:p>
          </table:table-cell>
          <table:table-cell table:formula="of:=[.F244]+[.C244]" office:value-type="float" office:value="284080000" calcext:value-type="float">
            <text:p>284080000</text:p>
          </table:table-cell>
          <table:table-cell table:formula="of:=ROUNDDOWN(([.F244]+[.C244])/1000000000)" office:value-type="float" office:value="0" calcext:value-type="float">
            <text:p>0</text:p>
          </table:table-cell>
          <table:table-cell table:formula="of:=IF([.G244]&gt;=0;MOD([.G244];1000000000);-MOD(-[.G244];1000000000))" office:value-type="float" office:value="284080000" calcext:value-type="float">
            <text:p>284080000</text:p>
          </table:table-cell>
          <table:table-cell table:formula="of:=[.B244]+[.E244]+[.H244]" office:value-type="float" office:value="5284085" calcext:value-type="float">
            <text:p>5284085</text:p>
          </table:table-cell>
          <table:table-cell/>
          <table:table-cell table:formula="of:=[.D244]+[.L243]" office:value-type="float" office:value="29356" calcext:value-type="float">
            <text:p>29356</text:p>
          </table:table-cell>
          <table:table-cell table:formula="of:=[.$E$1]*[.L244]" office:value-type="float" office:value="5284080" calcext:value-type="float">
            <text:p>5284080</text:p>
          </table:table-cell>
          <table:table-cell table:formula="of:=[.J244]-[.M244]" office:value-type="float" office:value="5" calcext:value-type="float">
            <text:p>5</text:p>
          </table:table-cell>
          <table:table-cell table:formula="of:=[.N244]/[.M244]*1000000000" office:value-type="float" office:value="946.238512664456" calcext:value-type="float">
            <text:p>946.238512664456</text:p>
          </table:table-cell>
          <table:table-cell table:number-columns-repeated="1009"/>
        </table:table-row>
        <table:table-row table:style-name="ro1">
          <table:table-cell table:formula="of:=[.A244]" office:value-type="float" office:value="1000" calcext:value-type="float">
            <text:p>1000</text:p>
          </table:table-cell>
          <table:table-cell table:formula="of:=[.J244]" office:value-type="float" office:value="5284085" calcext:value-type="float">
            <text:p>5284085</text:p>
          </table:table-cell>
          <table:table-cell table:formula="of:=[.I244]" office:value-type="float" office:value="284080000" calcext:value-type="float">
            <text:p>284080000</text:p>
          </table:table-cell>
          <table:table-cell table:formula="of:=[.D244]" office:value-type="float" office:value="100" calcext:value-type="float">
            <text:p>100</text:p>
          </table:table-cell>
          <table:table-cell table:formula="of:=[.D245]*[.$E$2]" office:value-type="float" office:value="18000" calcext:value-type="float">
            <text:p>18000</text:p>
          </table:table-cell>
          <table:table-cell table:formula="of:=[.A245]*[.$E$2]*[.D245]" office:value-type="float" office:value="18000000" calcext:value-type="float">
            <text:p>18000000</text:p>
          </table:table-cell>
          <table:table-cell table:formula="of:=[.F245]+[.C245]" office:value-type="float" office:value="302080000" calcext:value-type="float">
            <text:p>302080000</text:p>
          </table:table-cell>
          <table:table-cell table:formula="of:=ROUNDDOWN(([.F245]+[.C245])/1000000000)" office:value-type="float" office:value="0" calcext:value-type="float">
            <text:p>0</text:p>
          </table:table-cell>
          <table:table-cell table:formula="of:=IF([.G245]&gt;=0;MOD([.G245];1000000000);-MOD(-[.G245];1000000000))" office:value-type="float" office:value="302080000" calcext:value-type="float">
            <text:p>302080000</text:p>
          </table:table-cell>
          <table:table-cell table:formula="of:=[.B245]+[.E245]+[.H245]" office:value-type="float" office:value="5302085" calcext:value-type="float">
            <text:p>5302085</text:p>
          </table:table-cell>
          <table:table-cell/>
          <table:table-cell table:formula="of:=[.D245]+[.L244]" office:value-type="float" office:value="29456" calcext:value-type="float">
            <text:p>29456</text:p>
          </table:table-cell>
          <table:table-cell table:formula="of:=[.$E$1]*[.L245]" office:value-type="float" office:value="5302080" calcext:value-type="float">
            <text:p>5302080</text:p>
          </table:table-cell>
          <table:table-cell table:formula="of:=[.J245]-[.M245]" office:value-type="float" office:value="5" calcext:value-type="float">
            <text:p>5</text:p>
          </table:table-cell>
          <table:table-cell table:formula="of:=[.N245]/[.M245]*1000000000" office:value-type="float" office:value="943.026133140202" calcext:value-type="float">
            <text:p>943.026133140202</text:p>
          </table:table-cell>
          <table:table-cell table:number-columns-repeated="1009"/>
        </table:table-row>
        <table:table-row table:style-name="ro1">
          <table:table-cell table:formula="of:=[.A245]" office:value-type="float" office:value="1000" calcext:value-type="float">
            <text:p>1000</text:p>
          </table:table-cell>
          <table:table-cell table:formula="of:=[.J245]" office:value-type="float" office:value="5302085" calcext:value-type="float">
            <text:p>5302085</text:p>
          </table:table-cell>
          <table:table-cell table:formula="of:=[.I245]" office:value-type="float" office:value="302080000" calcext:value-type="float">
            <text:p>302080000</text:p>
          </table:table-cell>
          <table:table-cell table:formula="of:=[.D245]" office:value-type="float" office:value="100" calcext:value-type="float">
            <text:p>100</text:p>
          </table:table-cell>
          <table:table-cell table:formula="of:=[.D246]*[.$E$2]" office:value-type="float" office:value="18000" calcext:value-type="float">
            <text:p>18000</text:p>
          </table:table-cell>
          <table:table-cell table:formula="of:=[.A246]*[.$E$2]*[.D246]" office:value-type="float" office:value="18000000" calcext:value-type="float">
            <text:p>18000000</text:p>
          </table:table-cell>
          <table:table-cell table:formula="of:=[.F246]+[.C246]" office:value-type="float" office:value="320080000" calcext:value-type="float">
            <text:p>320080000</text:p>
          </table:table-cell>
          <table:table-cell table:formula="of:=ROUNDDOWN(([.F246]+[.C246])/1000000000)" office:value-type="float" office:value="0" calcext:value-type="float">
            <text:p>0</text:p>
          </table:table-cell>
          <table:table-cell table:formula="of:=IF([.G246]&gt;=0;MOD([.G246];1000000000);-MOD(-[.G246];1000000000))" office:value-type="float" office:value="320080000" calcext:value-type="float">
            <text:p>320080000</text:p>
          </table:table-cell>
          <table:table-cell table:formula="of:=[.B246]+[.E246]+[.H246]" office:value-type="float" office:value="5320085" calcext:value-type="float">
            <text:p>5320085</text:p>
          </table:table-cell>
          <table:table-cell/>
          <table:table-cell table:formula="of:=[.D246]+[.L245]" office:value-type="float" office:value="29556" calcext:value-type="float">
            <text:p>29556</text:p>
          </table:table-cell>
          <table:table-cell table:formula="of:=[.$E$1]*[.L246]" office:value-type="float" office:value="5320080" calcext:value-type="float">
            <text:p>5320080</text:p>
          </table:table-cell>
          <table:table-cell table:formula="of:=[.J246]-[.M246]" office:value-type="float" office:value="5" calcext:value-type="float">
            <text:p>5</text:p>
          </table:table-cell>
          <table:table-cell table:formula="of:=[.N246]/[.M246]*1000000000" office:value-type="float" office:value="939.835491195621" calcext:value-type="float">
            <text:p>939.835491195621</text:p>
          </table:table-cell>
          <table:table-cell table:number-columns-repeated="1009"/>
        </table:table-row>
        <table:table-row table:style-name="ro1">
          <table:table-cell table:formula="of:=[.A246]" office:value-type="float" office:value="1000" calcext:value-type="float">
            <text:p>1000</text:p>
          </table:table-cell>
          <table:table-cell table:formula="of:=[.J246]" office:value-type="float" office:value="5320085" calcext:value-type="float">
            <text:p>5320085</text:p>
          </table:table-cell>
          <table:table-cell table:formula="of:=[.I246]" office:value-type="float" office:value="320080000" calcext:value-type="float">
            <text:p>320080000</text:p>
          </table:table-cell>
          <table:table-cell table:formula="of:=[.D246]" office:value-type="float" office:value="100" calcext:value-type="float">
            <text:p>100</text:p>
          </table:table-cell>
          <table:table-cell table:formula="of:=[.D247]*[.$E$2]" office:value-type="float" office:value="18000" calcext:value-type="float">
            <text:p>18000</text:p>
          </table:table-cell>
          <table:table-cell table:formula="of:=[.A247]*[.$E$2]*[.D247]" office:value-type="float" office:value="18000000" calcext:value-type="float">
            <text:p>18000000</text:p>
          </table:table-cell>
          <table:table-cell table:formula="of:=[.F247]+[.C247]" office:value-type="float" office:value="338080000" calcext:value-type="float">
            <text:p>338080000</text:p>
          </table:table-cell>
          <table:table-cell table:formula="of:=ROUNDDOWN(([.F247]+[.C247])/1000000000)" office:value-type="float" office:value="0" calcext:value-type="float">
            <text:p>0</text:p>
          </table:table-cell>
          <table:table-cell table:formula="of:=IF([.G247]&gt;=0;MOD([.G247];1000000000);-MOD(-[.G247];1000000000))" office:value-type="float" office:value="338080000" calcext:value-type="float">
            <text:p>338080000</text:p>
          </table:table-cell>
          <table:table-cell table:formula="of:=[.B247]+[.E247]+[.H247]" office:value-type="float" office:value="5338085" calcext:value-type="float">
            <text:p>5338085</text:p>
          </table:table-cell>
          <table:table-cell/>
          <table:table-cell table:formula="of:=[.D247]+[.L246]" office:value-type="float" office:value="29656" calcext:value-type="float">
            <text:p>29656</text:p>
          </table:table-cell>
          <table:table-cell table:formula="of:=[.$E$1]*[.L247]" office:value-type="float" office:value="5338080" calcext:value-type="float">
            <text:p>5338080</text:p>
          </table:table-cell>
          <table:table-cell table:formula="of:=[.J247]-[.M247]" office:value-type="float" office:value="5" calcext:value-type="float">
            <text:p>5</text:p>
          </table:table-cell>
          <table:table-cell table:formula="of:=[.N247]/[.M247]*1000000000" office:value-type="float" office:value="936.666366933429" calcext:value-type="float">
            <text:p>936.666366933429</text:p>
          </table:table-cell>
          <table:table-cell table:number-columns-repeated="1009"/>
        </table:table-row>
        <table:table-row table:style-name="ro1">
          <table:table-cell table:formula="of:=[.A247]" office:value-type="float" office:value="1000" calcext:value-type="float">
            <text:p>1000</text:p>
          </table:table-cell>
          <table:table-cell table:formula="of:=[.J247]" office:value-type="float" office:value="5338085" calcext:value-type="float">
            <text:p>5338085</text:p>
          </table:table-cell>
          <table:table-cell table:formula="of:=[.I247]" office:value-type="float" office:value="338080000" calcext:value-type="float">
            <text:p>338080000</text:p>
          </table:table-cell>
          <table:table-cell table:formula="of:=[.D247]" office:value-type="float" office:value="100" calcext:value-type="float">
            <text:p>100</text:p>
          </table:table-cell>
          <table:table-cell table:formula="of:=[.D248]*[.$E$2]" office:value-type="float" office:value="18000" calcext:value-type="float">
            <text:p>18000</text:p>
          </table:table-cell>
          <table:table-cell table:formula="of:=[.A248]*[.$E$2]*[.D248]" office:value-type="float" office:value="18000000" calcext:value-type="float">
            <text:p>18000000</text:p>
          </table:table-cell>
          <table:table-cell table:formula="of:=[.F248]+[.C248]" office:value-type="float" office:value="356080000" calcext:value-type="float">
            <text:p>356080000</text:p>
          </table:table-cell>
          <table:table-cell table:formula="of:=ROUNDDOWN(([.F248]+[.C248])/1000000000)" office:value-type="float" office:value="0" calcext:value-type="float">
            <text:p>0</text:p>
          </table:table-cell>
          <table:table-cell table:formula="of:=IF([.G248]&gt;=0;MOD([.G248];1000000000);-MOD(-[.G248];1000000000))" office:value-type="float" office:value="356080000" calcext:value-type="float">
            <text:p>356080000</text:p>
          </table:table-cell>
          <table:table-cell table:formula="of:=[.B248]+[.E248]+[.H248]" office:value-type="float" office:value="5356085" calcext:value-type="float">
            <text:p>5356085</text:p>
          </table:table-cell>
          <table:table-cell/>
          <table:table-cell table:formula="of:=[.D248]+[.L247]" office:value-type="float" office:value="29756" calcext:value-type="float">
            <text:p>29756</text:p>
          </table:table-cell>
          <table:table-cell table:formula="of:=[.$E$1]*[.L248]" office:value-type="float" office:value="5356080" calcext:value-type="float">
            <text:p>5356080</text:p>
          </table:table-cell>
          <table:table-cell table:formula="of:=[.J248]-[.M248]" office:value-type="float" office:value="5" calcext:value-type="float">
            <text:p>5</text:p>
          </table:table-cell>
          <table:table-cell table:formula="of:=[.N248]/[.M248]*1000000000" office:value-type="float" office:value="933.518543412346" calcext:value-type="float">
            <text:p>933.518543412346</text:p>
          </table:table-cell>
          <table:table-cell table:number-columns-repeated="1009"/>
        </table:table-row>
        <table:table-row table:style-name="ro1">
          <table:table-cell table:formula="of:=[.A248]" office:value-type="float" office:value="1000" calcext:value-type="float">
            <text:p>1000</text:p>
          </table:table-cell>
          <table:table-cell table:formula="of:=[.J248]" office:value-type="float" office:value="5356085" calcext:value-type="float">
            <text:p>5356085</text:p>
          </table:table-cell>
          <table:table-cell table:formula="of:=[.I248]" office:value-type="float" office:value="356080000" calcext:value-type="float">
            <text:p>356080000</text:p>
          </table:table-cell>
          <table:table-cell table:formula="of:=[.D248]" office:value-type="float" office:value="100" calcext:value-type="float">
            <text:p>100</text:p>
          </table:table-cell>
          <table:table-cell table:formula="of:=[.D249]*[.$E$2]" office:value-type="float" office:value="18000" calcext:value-type="float">
            <text:p>18000</text:p>
          </table:table-cell>
          <table:table-cell table:formula="of:=[.A249]*[.$E$2]*[.D249]" office:value-type="float" office:value="18000000" calcext:value-type="float">
            <text:p>18000000</text:p>
          </table:table-cell>
          <table:table-cell table:formula="of:=[.F249]+[.C249]" office:value-type="float" office:value="374080000" calcext:value-type="float">
            <text:p>374080000</text:p>
          </table:table-cell>
          <table:table-cell table:formula="of:=ROUNDDOWN(([.F249]+[.C249])/1000000000)" office:value-type="float" office:value="0" calcext:value-type="float">
            <text:p>0</text:p>
          </table:table-cell>
          <table:table-cell table:formula="of:=IF([.G249]&gt;=0;MOD([.G249];1000000000);-MOD(-[.G249];1000000000))" office:value-type="float" office:value="374080000" calcext:value-type="float">
            <text:p>374080000</text:p>
          </table:table-cell>
          <table:table-cell table:formula="of:=[.B249]+[.E249]+[.H249]" office:value-type="float" office:value="5374085" calcext:value-type="float">
            <text:p>5374085</text:p>
          </table:table-cell>
          <table:table-cell/>
          <table:table-cell table:formula="of:=[.D249]+[.L248]" office:value-type="float" office:value="29856" calcext:value-type="float">
            <text:p>29856</text:p>
          </table:table-cell>
          <table:table-cell table:formula="of:=[.$E$1]*[.L249]" office:value-type="float" office:value="5374080" calcext:value-type="float">
            <text:p>5374080</text:p>
          </table:table-cell>
          <table:table-cell table:formula="of:=[.J249]-[.M249]" office:value-type="float" office:value="5" calcext:value-type="float">
            <text:p>5</text:p>
          </table:table-cell>
          <table:table-cell table:formula="of:=[.N249]/[.M249]*1000000000" office:value-type="float" office:value="930.391806597594" calcext:value-type="float">
            <text:p>930.391806597594</text:p>
          </table:table-cell>
          <table:table-cell table:number-columns-repeated="1009"/>
        </table:table-row>
        <table:table-row table:style-name="ro1">
          <table:table-cell table:formula="of:=[.A249]" office:value-type="float" office:value="1000" calcext:value-type="float">
            <text:p>1000</text:p>
          </table:table-cell>
          <table:table-cell table:formula="of:=[.J249]" office:value-type="float" office:value="5374085" calcext:value-type="float">
            <text:p>5374085</text:p>
          </table:table-cell>
          <table:table-cell table:formula="of:=[.I249]" office:value-type="float" office:value="374080000" calcext:value-type="float">
            <text:p>374080000</text:p>
          </table:table-cell>
          <table:table-cell table:formula="of:=[.D249]" office:value-type="float" office:value="100" calcext:value-type="float">
            <text:p>100</text:p>
          </table:table-cell>
          <table:table-cell table:formula="of:=[.D250]*[.$E$2]" office:value-type="float" office:value="18000" calcext:value-type="float">
            <text:p>18000</text:p>
          </table:table-cell>
          <table:table-cell table:formula="of:=[.A250]*[.$E$2]*[.D250]" office:value-type="float" office:value="18000000" calcext:value-type="float">
            <text:p>18000000</text:p>
          </table:table-cell>
          <table:table-cell table:formula="of:=[.F250]+[.C250]" office:value-type="float" office:value="392080000" calcext:value-type="float">
            <text:p>392080000</text:p>
          </table:table-cell>
          <table:table-cell table:formula="of:=ROUNDDOWN(([.F250]+[.C250])/1000000000)" office:value-type="float" office:value="0" calcext:value-type="float">
            <text:p>0</text:p>
          </table:table-cell>
          <table:table-cell table:formula="of:=IF([.G250]&gt;=0;MOD([.G250];1000000000);-MOD(-[.G250];1000000000))" office:value-type="float" office:value="392080000" calcext:value-type="float">
            <text:p>392080000</text:p>
          </table:table-cell>
          <table:table-cell table:formula="of:=[.B250]+[.E250]+[.H250]" office:value-type="float" office:value="5392085" calcext:value-type="float">
            <text:p>5392085</text:p>
          </table:table-cell>
          <table:table-cell/>
          <table:table-cell table:formula="of:=[.D250]+[.L249]" office:value-type="float" office:value="29956" calcext:value-type="float">
            <text:p>29956</text:p>
          </table:table-cell>
          <table:table-cell table:formula="of:=[.$E$1]*[.L250]" office:value-type="float" office:value="5392080" calcext:value-type="float">
            <text:p>5392080</text:p>
          </table:table-cell>
          <table:table-cell table:formula="of:=[.J250]-[.M250]" office:value-type="float" office:value="5" calcext:value-type="float">
            <text:p>5</text:p>
          </table:table-cell>
          <table:table-cell table:formula="of:=[.N250]/[.M250]*1000000000" office:value-type="float" office:value="927.285945312384" calcext:value-type="float">
            <text:p>927.285945312384</text:p>
          </table:table-cell>
          <table:table-cell table:number-columns-repeated="1009"/>
        </table:table-row>
        <table:table-row table:style-name="ro1">
          <table:table-cell table:formula="of:=[.A250]" office:value-type="float" office:value="1000" calcext:value-type="float">
            <text:p>1000</text:p>
          </table:table-cell>
          <table:table-cell table:formula="of:=[.J250]" office:value-type="float" office:value="5392085" calcext:value-type="float">
            <text:p>5392085</text:p>
          </table:table-cell>
          <table:table-cell table:formula="of:=[.I250]" office:value-type="float" office:value="392080000" calcext:value-type="float">
            <text:p>392080000</text:p>
          </table:table-cell>
          <table:table-cell table:formula="of:=[.D250]" office:value-type="float" office:value="100" calcext:value-type="float">
            <text:p>100</text:p>
          </table:table-cell>
          <table:table-cell table:formula="of:=[.D251]*[.$E$2]" office:value-type="float" office:value="18000" calcext:value-type="float">
            <text:p>18000</text:p>
          </table:table-cell>
          <table:table-cell table:formula="of:=[.A251]*[.$E$2]*[.D251]" office:value-type="float" office:value="18000000" calcext:value-type="float">
            <text:p>18000000</text:p>
          </table:table-cell>
          <table:table-cell table:formula="of:=[.F251]+[.C251]" office:value-type="float" office:value="410080000" calcext:value-type="float">
            <text:p>410080000</text:p>
          </table:table-cell>
          <table:table-cell table:formula="of:=ROUNDDOWN(([.F251]+[.C251])/1000000000)" office:value-type="float" office:value="0" calcext:value-type="float">
            <text:p>0</text:p>
          </table:table-cell>
          <table:table-cell table:formula="of:=IF([.G251]&gt;=0;MOD([.G251];1000000000);-MOD(-[.G251];1000000000))" office:value-type="float" office:value="410080000" calcext:value-type="float">
            <text:p>410080000</text:p>
          </table:table-cell>
          <table:table-cell table:formula="of:=[.B251]+[.E251]+[.H251]" office:value-type="float" office:value="5410085" calcext:value-type="float">
            <text:p>5410085</text:p>
          </table:table-cell>
          <table:table-cell/>
          <table:table-cell table:formula="of:=[.D251]+[.L250]" office:value-type="float" office:value="30056" calcext:value-type="float">
            <text:p>30056</text:p>
          </table:table-cell>
          <table:table-cell table:formula="of:=[.$E$1]*[.L251]" office:value-type="float" office:value="5410080" calcext:value-type="float">
            <text:p>5410080</text:p>
          </table:table-cell>
          <table:table-cell table:formula="of:=[.J251]-[.M251]" office:value-type="float" office:value="5" calcext:value-type="float">
            <text:p>5</text:p>
          </table:table-cell>
          <table:table-cell table:formula="of:=[.N251]/[.M251]*1000000000" office:value-type="float" office:value="924.200751190371" calcext:value-type="float">
            <text:p>924.200751190371</text:p>
          </table:table-cell>
          <table:table-cell table:number-columns-repeated="1009"/>
        </table:table-row>
        <table:table-row table:style-name="ro1">
          <table:table-cell table:formula="of:=[.A251]" office:value-type="float" office:value="1000" calcext:value-type="float">
            <text:p>1000</text:p>
          </table:table-cell>
          <table:table-cell table:formula="of:=[.J251]" office:value-type="float" office:value="5410085" calcext:value-type="float">
            <text:p>5410085</text:p>
          </table:table-cell>
          <table:table-cell table:formula="of:=[.I251]" office:value-type="float" office:value="410080000" calcext:value-type="float">
            <text:p>410080000</text:p>
          </table:table-cell>
          <table:table-cell table:formula="of:=[.D251]" office:value-type="float" office:value="100" calcext:value-type="float">
            <text:p>100</text:p>
          </table:table-cell>
          <table:table-cell table:formula="of:=[.D252]*[.$E$2]" office:value-type="float" office:value="18000" calcext:value-type="float">
            <text:p>18000</text:p>
          </table:table-cell>
          <table:table-cell table:formula="of:=[.A252]*[.$E$2]*[.D252]" office:value-type="float" office:value="18000000" calcext:value-type="float">
            <text:p>18000000</text:p>
          </table:table-cell>
          <table:table-cell table:formula="of:=[.F252]+[.C252]" office:value-type="float" office:value="428080000" calcext:value-type="float">
            <text:p>428080000</text:p>
          </table:table-cell>
          <table:table-cell table:formula="of:=ROUNDDOWN(([.F252]+[.C252])/1000000000)" office:value-type="float" office:value="0" calcext:value-type="float">
            <text:p>0</text:p>
          </table:table-cell>
          <table:table-cell table:formula="of:=IF([.G252]&gt;=0;MOD([.G252];1000000000);-MOD(-[.G252];1000000000))" office:value-type="float" office:value="428080000" calcext:value-type="float">
            <text:p>428080000</text:p>
          </table:table-cell>
          <table:table-cell table:formula="of:=[.B252]+[.E252]+[.H252]" office:value-type="float" office:value="5428085" calcext:value-type="float">
            <text:p>5428085</text:p>
          </table:table-cell>
          <table:table-cell/>
          <table:table-cell table:formula="of:=[.D252]+[.L251]" office:value-type="float" office:value="30156" calcext:value-type="float">
            <text:p>30156</text:p>
          </table:table-cell>
          <table:table-cell table:formula="of:=[.$E$1]*[.L252]" office:value-type="float" office:value="5428080" calcext:value-type="float">
            <text:p>5428080</text:p>
          </table:table-cell>
          <table:table-cell table:formula="of:=[.J252]-[.M252]" office:value-type="float" office:value="5" calcext:value-type="float">
            <text:p>5</text:p>
          </table:table-cell>
          <table:table-cell table:formula="of:=[.N252]/[.M252]*1000000000" office:value-type="float" office:value="921.136018629055" calcext:value-type="float">
            <text:p>921.136018629055</text:p>
          </table:table-cell>
          <table:table-cell table:number-columns-repeated="1009"/>
        </table:table-row>
        <table:table-row table:style-name="ro1">
          <table:table-cell table:formula="of:=[.A252]" office:value-type="float" office:value="1000" calcext:value-type="float">
            <text:p>1000</text:p>
          </table:table-cell>
          <table:table-cell table:formula="of:=[.J252]" office:value-type="float" office:value="5428085" calcext:value-type="float">
            <text:p>5428085</text:p>
          </table:table-cell>
          <table:table-cell table:formula="of:=[.I252]" office:value-type="float" office:value="428080000" calcext:value-type="float">
            <text:p>428080000</text:p>
          </table:table-cell>
          <table:table-cell table:formula="of:=[.D252]" office:value-type="float" office:value="100" calcext:value-type="float">
            <text:p>100</text:p>
          </table:table-cell>
          <table:table-cell table:formula="of:=[.D253]*[.$E$2]" office:value-type="float" office:value="18000" calcext:value-type="float">
            <text:p>18000</text:p>
          </table:table-cell>
          <table:table-cell table:formula="of:=[.A253]*[.$E$2]*[.D253]" office:value-type="float" office:value="18000000" calcext:value-type="float">
            <text:p>18000000</text:p>
          </table:table-cell>
          <table:table-cell table:formula="of:=[.F253]+[.C253]" office:value-type="float" office:value="446080000" calcext:value-type="float">
            <text:p>446080000</text:p>
          </table:table-cell>
          <table:table-cell table:formula="of:=ROUNDDOWN(([.F253]+[.C253])/1000000000)" office:value-type="float" office:value="0" calcext:value-type="float">
            <text:p>0</text:p>
          </table:table-cell>
          <table:table-cell table:formula="of:=IF([.G253]&gt;=0;MOD([.G253];1000000000);-MOD(-[.G253];1000000000))" office:value-type="float" office:value="446080000" calcext:value-type="float">
            <text:p>446080000</text:p>
          </table:table-cell>
          <table:table-cell table:formula="of:=[.B253]+[.E253]+[.H253]" office:value-type="float" office:value="5446085" calcext:value-type="float">
            <text:p>5446085</text:p>
          </table:table-cell>
          <table:table-cell/>
          <table:table-cell table:formula="of:=[.D253]+[.L252]" office:value-type="float" office:value="30256" calcext:value-type="float">
            <text:p>30256</text:p>
          </table:table-cell>
          <table:table-cell table:formula="of:=[.$E$1]*[.L253]" office:value-type="float" office:value="5446080" calcext:value-type="float">
            <text:p>5446080</text:p>
          </table:table-cell>
          <table:table-cell table:formula="of:=[.J253]-[.M253]" office:value-type="float" office:value="5" calcext:value-type="float">
            <text:p>5</text:p>
          </table:table-cell>
          <table:table-cell table:formula="of:=[.N253]/[.M253]*1000000000" office:value-type="float" office:value="918.09154474411" calcext:value-type="float">
            <text:p>918.09154474411</text:p>
          </table:table-cell>
          <table:table-cell table:number-columns-repeated="1009"/>
        </table:table-row>
        <table:table-row table:style-name="ro1">
          <table:table-cell table:formula="of:=[.A253]" office:value-type="float" office:value="1000" calcext:value-type="float">
            <text:p>1000</text:p>
          </table:table-cell>
          <table:table-cell table:formula="of:=[.J253]" office:value-type="float" office:value="5446085" calcext:value-type="float">
            <text:p>5446085</text:p>
          </table:table-cell>
          <table:table-cell table:formula="of:=[.I253]" office:value-type="float" office:value="446080000" calcext:value-type="float">
            <text:p>446080000</text:p>
          </table:table-cell>
          <table:table-cell table:formula="of:=[.D253]" office:value-type="float" office:value="100" calcext:value-type="float">
            <text:p>100</text:p>
          </table:table-cell>
          <table:table-cell table:formula="of:=[.D254]*[.$E$2]" office:value-type="float" office:value="18000" calcext:value-type="float">
            <text:p>18000</text:p>
          </table:table-cell>
          <table:table-cell table:formula="of:=[.A254]*[.$E$2]*[.D254]" office:value-type="float" office:value="18000000" calcext:value-type="float">
            <text:p>18000000</text:p>
          </table:table-cell>
          <table:table-cell table:formula="of:=[.F254]+[.C254]" office:value-type="float" office:value="464080000" calcext:value-type="float">
            <text:p>464080000</text:p>
          </table:table-cell>
          <table:table-cell table:formula="of:=ROUNDDOWN(([.F254]+[.C254])/1000000000)" office:value-type="float" office:value="0" calcext:value-type="float">
            <text:p>0</text:p>
          </table:table-cell>
          <table:table-cell table:formula="of:=IF([.G254]&gt;=0;MOD([.G254];1000000000);-MOD(-[.G254];1000000000))" office:value-type="float" office:value="464080000" calcext:value-type="float">
            <text:p>464080000</text:p>
          </table:table-cell>
          <table:table-cell table:formula="of:=[.B254]+[.E254]+[.H254]" office:value-type="float" office:value="5464085" calcext:value-type="float">
            <text:p>5464085</text:p>
          </table:table-cell>
          <table:table-cell/>
          <table:table-cell table:formula="of:=[.D254]+[.L253]" office:value-type="float" office:value="30356" calcext:value-type="float">
            <text:p>30356</text:p>
          </table:table-cell>
          <table:table-cell table:formula="of:=[.$E$1]*[.L254]" office:value-type="float" office:value="5464080" calcext:value-type="float">
            <text:p>5464080</text:p>
          </table:table-cell>
          <table:table-cell table:formula="of:=[.J254]-[.M254]" office:value-type="float" office:value="5" calcext:value-type="float">
            <text:p>5</text:p>
          </table:table-cell>
          <table:table-cell table:formula="of:=[.N254]/[.M254]*1000000000" office:value-type="float" office:value="915.067129324607" calcext:value-type="float">
            <text:p>915.067129324607</text:p>
          </table:table-cell>
          <table:table-cell table:number-columns-repeated="1009"/>
        </table:table-row>
        <table:table-row table:style-name="ro1">
          <table:table-cell table:formula="of:=[.A254]" office:value-type="float" office:value="1000" calcext:value-type="float">
            <text:p>1000</text:p>
          </table:table-cell>
          <table:table-cell table:formula="of:=[.J254]" office:value-type="float" office:value="5464085" calcext:value-type="float">
            <text:p>5464085</text:p>
          </table:table-cell>
          <table:table-cell table:formula="of:=[.I254]" office:value-type="float" office:value="464080000" calcext:value-type="float">
            <text:p>464080000</text:p>
          </table:table-cell>
          <table:table-cell table:formula="of:=[.D254]" office:value-type="float" office:value="100" calcext:value-type="float">
            <text:p>100</text:p>
          </table:table-cell>
          <table:table-cell table:formula="of:=[.D255]*[.$E$2]" office:value-type="float" office:value="18000" calcext:value-type="float">
            <text:p>18000</text:p>
          </table:table-cell>
          <table:table-cell table:formula="of:=[.A255]*[.$E$2]*[.D255]" office:value-type="float" office:value="18000000" calcext:value-type="float">
            <text:p>18000000</text:p>
          </table:table-cell>
          <table:table-cell table:formula="of:=[.F255]+[.C255]" office:value-type="float" office:value="482080000" calcext:value-type="float">
            <text:p>482080000</text:p>
          </table:table-cell>
          <table:table-cell table:formula="of:=ROUNDDOWN(([.F255]+[.C255])/1000000000)" office:value-type="float" office:value="0" calcext:value-type="float">
            <text:p>0</text:p>
          </table:table-cell>
          <table:table-cell table:formula="of:=IF([.G255]&gt;=0;MOD([.G255];1000000000);-MOD(-[.G255];1000000000))" office:value-type="float" office:value="482080000" calcext:value-type="float">
            <text:p>482080000</text:p>
          </table:table-cell>
          <table:table-cell table:formula="of:=[.B255]+[.E255]+[.H255]" office:value-type="float" office:value="5482085" calcext:value-type="float">
            <text:p>5482085</text:p>
          </table:table-cell>
          <table:table-cell/>
          <table:table-cell table:formula="of:=[.D255]+[.L254]" office:value-type="float" office:value="30456" calcext:value-type="float">
            <text:p>30456</text:p>
          </table:table-cell>
          <table:table-cell table:formula="of:=[.$E$1]*[.L255]" office:value-type="float" office:value="5482080" calcext:value-type="float">
            <text:p>5482080</text:p>
          </table:table-cell>
          <table:table-cell table:formula="of:=[.J255]-[.M255]" office:value-type="float" office:value="5" calcext:value-type="float">
            <text:p>5</text:p>
          </table:table-cell>
          <table:table-cell table:formula="of:=[.N255]/[.M255]*1000000000" office:value-type="float" office:value="912.062574789131" calcext:value-type="float">
            <text:p>912.062574789131</text:p>
          </table:table-cell>
          <table:table-cell table:number-columns-repeated="1009"/>
        </table:table-row>
        <table:table-row table:style-name="ro1">
          <table:table-cell table:formula="of:=[.A255]" office:value-type="float" office:value="1000" calcext:value-type="float">
            <text:p>1000</text:p>
          </table:table-cell>
          <table:table-cell table:formula="of:=[.J255]" office:value-type="float" office:value="5482085" calcext:value-type="float">
            <text:p>5482085</text:p>
          </table:table-cell>
          <table:table-cell table:formula="of:=[.I255]" office:value-type="float" office:value="482080000" calcext:value-type="float">
            <text:p>482080000</text:p>
          </table:table-cell>
          <table:table-cell table:formula="of:=[.D255]" office:value-type="float" office:value="100" calcext:value-type="float">
            <text:p>100</text:p>
          </table:table-cell>
          <table:table-cell table:formula="of:=[.D256]*[.$E$2]" office:value-type="float" office:value="18000" calcext:value-type="float">
            <text:p>18000</text:p>
          </table:table-cell>
          <table:table-cell table:formula="of:=[.A256]*[.$E$2]*[.D256]" office:value-type="float" office:value="18000000" calcext:value-type="float">
            <text:p>18000000</text:p>
          </table:table-cell>
          <table:table-cell table:formula="of:=[.F256]+[.C256]" office:value-type="float" office:value="500080000" calcext:value-type="float">
            <text:p>500080000</text:p>
          </table:table-cell>
          <table:table-cell table:formula="of:=ROUNDDOWN(([.F256]+[.C256])/1000000000)" office:value-type="float" office:value="0" calcext:value-type="float">
            <text:p>0</text:p>
          </table:table-cell>
          <table:table-cell table:formula="of:=IF([.G256]&gt;=0;MOD([.G256];1000000000);-MOD(-[.G256];1000000000))" office:value-type="float" office:value="500080000" calcext:value-type="float">
            <text:p>500080000</text:p>
          </table:table-cell>
          <table:table-cell table:formula="of:=[.B256]+[.E256]+[.H256]" office:value-type="float" office:value="5500085" calcext:value-type="float">
            <text:p>5500085</text:p>
          </table:table-cell>
          <table:table-cell/>
          <table:table-cell table:formula="of:=[.D256]+[.L255]" office:value-type="float" office:value="30556" calcext:value-type="float">
            <text:p>30556</text:p>
          </table:table-cell>
          <table:table-cell table:formula="of:=[.$E$1]*[.L256]" office:value-type="float" office:value="5500080" calcext:value-type="float">
            <text:p>5500080</text:p>
          </table:table-cell>
          <table:table-cell table:formula="of:=[.J256]-[.M256]" office:value-type="float" office:value="5" calcext:value-type="float">
            <text:p>5</text:p>
          </table:table-cell>
          <table:table-cell table:formula="of:=[.N256]/[.M256]*1000000000" office:value-type="float" office:value="909.077686142747" calcext:value-type="float">
            <text:p>909.077686142747</text:p>
          </table:table-cell>
          <table:table-cell table:number-columns-repeated="1009"/>
        </table:table-row>
        <table:table-row table:style-name="ro1">
          <table:table-cell table:formula="of:=[.A256]" office:value-type="float" office:value="1000" calcext:value-type="float">
            <text:p>1000</text:p>
          </table:table-cell>
          <table:table-cell table:formula="of:=[.J256]" office:value-type="float" office:value="5500085" calcext:value-type="float">
            <text:p>5500085</text:p>
          </table:table-cell>
          <table:table-cell table:formula="of:=[.I256]" office:value-type="float" office:value="500080000" calcext:value-type="float">
            <text:p>500080000</text:p>
          </table:table-cell>
          <table:table-cell table:formula="of:=[.D256]" office:value-type="float" office:value="100" calcext:value-type="float">
            <text:p>100</text:p>
          </table:table-cell>
          <table:table-cell table:formula="of:=[.D257]*[.$E$2]" office:value-type="float" office:value="18000" calcext:value-type="float">
            <text:p>18000</text:p>
          </table:table-cell>
          <table:table-cell table:formula="of:=[.A257]*[.$E$2]*[.D257]" office:value-type="float" office:value="18000000" calcext:value-type="float">
            <text:p>18000000</text:p>
          </table:table-cell>
          <table:table-cell table:formula="of:=[.F257]+[.C257]" office:value-type="float" office:value="518080000" calcext:value-type="float">
            <text:p>518080000</text:p>
          </table:table-cell>
          <table:table-cell table:formula="of:=ROUNDDOWN(([.F257]+[.C257])/1000000000)" office:value-type="float" office:value="0" calcext:value-type="float">
            <text:p>0</text:p>
          </table:table-cell>
          <table:table-cell table:formula="of:=IF([.G257]&gt;=0;MOD([.G257];1000000000);-MOD(-[.G257];1000000000))" office:value-type="float" office:value="518080000" calcext:value-type="float">
            <text:p>518080000</text:p>
          </table:table-cell>
          <table:table-cell table:formula="of:=[.B257]+[.E257]+[.H257]" office:value-type="float" office:value="5518085" calcext:value-type="float">
            <text:p>5518085</text:p>
          </table:table-cell>
          <table:table-cell/>
          <table:table-cell table:formula="of:=[.D257]+[.L256]" office:value-type="float" office:value="30656" calcext:value-type="float">
            <text:p>30656</text:p>
          </table:table-cell>
          <table:table-cell table:formula="of:=[.$E$1]*[.L257]" office:value-type="float" office:value="5518080" calcext:value-type="float">
            <text:p>5518080</text:p>
          </table:table-cell>
          <table:table-cell table:formula="of:=[.J257]-[.M257]" office:value-type="float" office:value="5" calcext:value-type="float">
            <text:p>5</text:p>
          </table:table-cell>
          <table:table-cell table:formula="of:=[.N257]/[.M257]*1000000000" office:value-type="float" office:value="906.112270934818" calcext:value-type="float">
            <text:p>906.112270934818</text:p>
          </table:table-cell>
          <table:table-cell table:number-columns-repeated="1009"/>
        </table:table-row>
        <table:table-row table:style-name="ro1">
          <table:table-cell table:formula="of:=[.A257]" office:value-type="float" office:value="1000" calcext:value-type="float">
            <text:p>1000</text:p>
          </table:table-cell>
          <table:table-cell table:formula="of:=[.J257]" office:value-type="float" office:value="5518085" calcext:value-type="float">
            <text:p>5518085</text:p>
          </table:table-cell>
          <table:table-cell table:formula="of:=[.I257]" office:value-type="float" office:value="518080000" calcext:value-type="float">
            <text:p>518080000</text:p>
          </table:table-cell>
          <table:table-cell table:formula="of:=[.D257]" office:value-type="float" office:value="100" calcext:value-type="float">
            <text:p>100</text:p>
          </table:table-cell>
          <table:table-cell table:formula="of:=[.D258]*[.$E$2]" office:value-type="float" office:value="18000" calcext:value-type="float">
            <text:p>18000</text:p>
          </table:table-cell>
          <table:table-cell table:formula="of:=[.A258]*[.$E$2]*[.D258]" office:value-type="float" office:value="18000000" calcext:value-type="float">
            <text:p>18000000</text:p>
          </table:table-cell>
          <table:table-cell table:formula="of:=[.F258]+[.C258]" office:value-type="float" office:value="536080000" calcext:value-type="float">
            <text:p>536080000</text:p>
          </table:table-cell>
          <table:table-cell table:formula="of:=ROUNDDOWN(([.F258]+[.C258])/1000000000)" office:value-type="float" office:value="0" calcext:value-type="float">
            <text:p>0</text:p>
          </table:table-cell>
          <table:table-cell table:formula="of:=IF([.G258]&gt;=0;MOD([.G258];1000000000);-MOD(-[.G258];1000000000))" office:value-type="float" office:value="536080000" calcext:value-type="float">
            <text:p>536080000</text:p>
          </table:table-cell>
          <table:table-cell table:formula="of:=[.B258]+[.E258]+[.H258]" office:value-type="float" office:value="5536085" calcext:value-type="float">
            <text:p>5536085</text:p>
          </table:table-cell>
          <table:table-cell/>
          <table:table-cell table:formula="of:=[.D258]+[.L257]" office:value-type="float" office:value="30756" calcext:value-type="float">
            <text:p>30756</text:p>
          </table:table-cell>
          <table:table-cell table:formula="of:=[.$E$1]*[.L258]" office:value-type="float" office:value="5536080" calcext:value-type="float">
            <text:p>5536080</text:p>
          </table:table-cell>
          <table:table-cell table:formula="of:=[.J258]-[.M258]" office:value-type="float" office:value="5" calcext:value-type="float">
            <text:p>5</text:p>
          </table:table-cell>
          <table:table-cell table:formula="of:=[.N258]/[.M258]*1000000000" office:value-type="float" office:value="903.166139217641" calcext:value-type="float">
            <text:p>903.166139217641</text:p>
          </table:table-cell>
          <table:table-cell table:number-columns-repeated="1009"/>
        </table:table-row>
        <table:table-row table:style-name="ro1">
          <table:table-cell table:formula="of:=[.A258]" office:value-type="float" office:value="1000" calcext:value-type="float">
            <text:p>1000</text:p>
          </table:table-cell>
          <table:table-cell table:formula="of:=[.J258]" office:value-type="float" office:value="5536085" calcext:value-type="float">
            <text:p>5536085</text:p>
          </table:table-cell>
          <table:table-cell table:formula="of:=[.I258]" office:value-type="float" office:value="536080000" calcext:value-type="float">
            <text:p>536080000</text:p>
          </table:table-cell>
          <table:table-cell table:formula="of:=[.D258]" office:value-type="float" office:value="100" calcext:value-type="float">
            <text:p>100</text:p>
          </table:table-cell>
          <table:table-cell table:formula="of:=[.D259]*[.$E$2]" office:value-type="float" office:value="18000" calcext:value-type="float">
            <text:p>18000</text:p>
          </table:table-cell>
          <table:table-cell table:formula="of:=[.A259]*[.$E$2]*[.D259]" office:value-type="float" office:value="18000000" calcext:value-type="float">
            <text:p>18000000</text:p>
          </table:table-cell>
          <table:table-cell table:formula="of:=[.F259]+[.C259]" office:value-type="float" office:value="554080000" calcext:value-type="float">
            <text:p>554080000</text:p>
          </table:table-cell>
          <table:table-cell table:formula="of:=ROUNDDOWN(([.F259]+[.C259])/1000000000)" office:value-type="float" office:value="0" calcext:value-type="float">
            <text:p>0</text:p>
          </table:table-cell>
          <table:table-cell table:formula="of:=IF([.G259]&gt;=0;MOD([.G259];1000000000);-MOD(-[.G259];1000000000))" office:value-type="float" office:value="554080000" calcext:value-type="float">
            <text:p>554080000</text:p>
          </table:table-cell>
          <table:table-cell table:formula="of:=[.B259]+[.E259]+[.H259]" office:value-type="float" office:value="5554085" calcext:value-type="float">
            <text:p>5554085</text:p>
          </table:table-cell>
          <table:table-cell/>
          <table:table-cell table:formula="of:=[.D259]+[.L258]" office:value-type="float" office:value="30856" calcext:value-type="float">
            <text:p>30856</text:p>
          </table:table-cell>
          <table:table-cell table:formula="of:=[.$E$1]*[.L259]" office:value-type="float" office:value="5554080" calcext:value-type="float">
            <text:p>5554080</text:p>
          </table:table-cell>
          <table:table-cell table:formula="of:=[.J259]-[.M259]" office:value-type="float" office:value="5" calcext:value-type="float">
            <text:p>5</text:p>
          </table:table-cell>
          <table:table-cell table:formula="of:=[.N259]/[.M259]*1000000000" office:value-type="float" office:value="900.239103505891" calcext:value-type="float">
            <text:p>900.239103505891</text:p>
          </table:table-cell>
          <table:table-cell table:number-columns-repeated="1009"/>
        </table:table-row>
        <table:table-row table:style-name="ro1">
          <table:table-cell table:formula="of:=[.A259]" office:value-type="float" office:value="1000" calcext:value-type="float">
            <text:p>1000</text:p>
          </table:table-cell>
          <table:table-cell table:formula="of:=[.J259]" office:value-type="float" office:value="5554085" calcext:value-type="float">
            <text:p>5554085</text:p>
          </table:table-cell>
          <table:table-cell table:formula="of:=[.I259]" office:value-type="float" office:value="554080000" calcext:value-type="float">
            <text:p>554080000</text:p>
          </table:table-cell>
          <table:table-cell table:formula="of:=[.D259]" office:value-type="float" office:value="100" calcext:value-type="float">
            <text:p>100</text:p>
          </table:table-cell>
          <table:table-cell table:formula="of:=[.D260]*[.$E$2]" office:value-type="float" office:value="18000" calcext:value-type="float">
            <text:p>18000</text:p>
          </table:table-cell>
          <table:table-cell table:formula="of:=[.A260]*[.$E$2]*[.D260]" office:value-type="float" office:value="18000000" calcext:value-type="float">
            <text:p>18000000</text:p>
          </table:table-cell>
          <table:table-cell table:formula="of:=[.F260]+[.C260]" office:value-type="float" office:value="572080000" calcext:value-type="float">
            <text:p>572080000</text:p>
          </table:table-cell>
          <table:table-cell table:formula="of:=ROUNDDOWN(([.F260]+[.C260])/1000000000)" office:value-type="float" office:value="0" calcext:value-type="float">
            <text:p>0</text:p>
          </table:table-cell>
          <table:table-cell table:formula="of:=IF([.G260]&gt;=0;MOD([.G260];1000000000);-MOD(-[.G260];1000000000))" office:value-type="float" office:value="572080000" calcext:value-type="float">
            <text:p>572080000</text:p>
          </table:table-cell>
          <table:table-cell table:formula="of:=[.B260]+[.E260]+[.H260]" office:value-type="float" office:value="5572085" calcext:value-type="float">
            <text:p>5572085</text:p>
          </table:table-cell>
          <table:table-cell/>
          <table:table-cell table:formula="of:=[.D260]+[.L259]" office:value-type="float" office:value="30956" calcext:value-type="float">
            <text:p>30956</text:p>
          </table:table-cell>
          <table:table-cell table:formula="of:=[.$E$1]*[.L260]" office:value-type="float" office:value="5572080" calcext:value-type="float">
            <text:p>5572080</text:p>
          </table:table-cell>
          <table:table-cell table:formula="of:=[.J260]-[.M260]" office:value-type="float" office:value="5" calcext:value-type="float">
            <text:p>5</text:p>
          </table:table-cell>
          <table:table-cell table:formula="of:=[.N260]/[.M260]*1000000000" office:value-type="float" office:value="897.330978736845" calcext:value-type="float">
            <text:p>897.330978736845</text:p>
          </table:table-cell>
          <table:table-cell table:number-columns-repeated="1009"/>
        </table:table-row>
        <table:table-row table:style-name="ro1">
          <table:table-cell table:formula="of:=[.A260]" office:value-type="float" office:value="1000" calcext:value-type="float">
            <text:p>1000</text:p>
          </table:table-cell>
          <table:table-cell table:formula="of:=[.J260]" office:value-type="float" office:value="5572085" calcext:value-type="float">
            <text:p>5572085</text:p>
          </table:table-cell>
          <table:table-cell table:formula="of:=[.I260]" office:value-type="float" office:value="572080000" calcext:value-type="float">
            <text:p>572080000</text:p>
          </table:table-cell>
          <table:table-cell table:formula="of:=[.D260]" office:value-type="float" office:value="100" calcext:value-type="float">
            <text:p>100</text:p>
          </table:table-cell>
          <table:table-cell table:formula="of:=[.D261]*[.$E$2]" office:value-type="float" office:value="18000" calcext:value-type="float">
            <text:p>18000</text:p>
          </table:table-cell>
          <table:table-cell table:formula="of:=[.A261]*[.$E$2]*[.D261]" office:value-type="float" office:value="18000000" calcext:value-type="float">
            <text:p>18000000</text:p>
          </table:table-cell>
          <table:table-cell table:formula="of:=[.F261]+[.C261]" office:value-type="float" office:value="590080000" calcext:value-type="float">
            <text:p>590080000</text:p>
          </table:table-cell>
          <table:table-cell table:formula="of:=ROUNDDOWN(([.F261]+[.C261])/1000000000)" office:value-type="float" office:value="0" calcext:value-type="float">
            <text:p>0</text:p>
          </table:table-cell>
          <table:table-cell table:formula="of:=IF([.G261]&gt;=0;MOD([.G261];1000000000);-MOD(-[.G261];1000000000))" office:value-type="float" office:value="590080000" calcext:value-type="float">
            <text:p>590080000</text:p>
          </table:table-cell>
          <table:table-cell table:formula="of:=[.B261]+[.E261]+[.H261]" office:value-type="float" office:value="5590085" calcext:value-type="float">
            <text:p>5590085</text:p>
          </table:table-cell>
          <table:table-cell/>
          <table:table-cell table:formula="of:=[.D261]+[.L260]" office:value-type="float" office:value="31056" calcext:value-type="float">
            <text:p>31056</text:p>
          </table:table-cell>
          <table:table-cell table:formula="of:=[.$E$1]*[.L261]" office:value-type="float" office:value="5590080" calcext:value-type="float">
            <text:p>5590080</text:p>
          </table:table-cell>
          <table:table-cell table:formula="of:=[.J261]-[.M261]" office:value-type="float" office:value="5" calcext:value-type="float">
            <text:p>5</text:p>
          </table:table-cell>
          <table:table-cell table:formula="of:=[.N261]/[.M261]*1000000000" office:value-type="float" office:value="894.441582231381" calcext:value-type="float">
            <text:p>894.441582231381</text:p>
          </table:table-cell>
          <table:table-cell table:number-columns-repeated="1009"/>
        </table:table-row>
        <table:table-row table:style-name="ro1">
          <table:table-cell table:formula="of:=[.A261]" office:value-type="float" office:value="1000" calcext:value-type="float">
            <text:p>1000</text:p>
          </table:table-cell>
          <table:table-cell table:formula="of:=[.J261]" office:value-type="float" office:value="5590085" calcext:value-type="float">
            <text:p>5590085</text:p>
          </table:table-cell>
          <table:table-cell table:formula="of:=[.I261]" office:value-type="float" office:value="590080000" calcext:value-type="float">
            <text:p>590080000</text:p>
          </table:table-cell>
          <table:table-cell table:formula="of:=[.D261]" office:value-type="float" office:value="100" calcext:value-type="float">
            <text:p>100</text:p>
          </table:table-cell>
          <table:table-cell table:formula="of:=[.D262]*[.$E$2]" office:value-type="float" office:value="18000" calcext:value-type="float">
            <text:p>18000</text:p>
          </table:table-cell>
          <table:table-cell table:formula="of:=[.A262]*[.$E$2]*[.D262]" office:value-type="float" office:value="18000000" calcext:value-type="float">
            <text:p>18000000</text:p>
          </table:table-cell>
          <table:table-cell table:formula="of:=[.F262]+[.C262]" office:value-type="float" office:value="608080000" calcext:value-type="float">
            <text:p>608080000</text:p>
          </table:table-cell>
          <table:table-cell table:formula="of:=ROUNDDOWN(([.F262]+[.C262])/1000000000)" office:value-type="float" office:value="0" calcext:value-type="float">
            <text:p>0</text:p>
          </table:table-cell>
          <table:table-cell table:formula="of:=IF([.G262]&gt;=0;MOD([.G262];1000000000);-MOD(-[.G262];1000000000))" office:value-type="float" office:value="608080000" calcext:value-type="float">
            <text:p>608080000</text:p>
          </table:table-cell>
          <table:table-cell table:formula="of:=[.B262]+[.E262]+[.H262]" office:value-type="float" office:value="5608085" calcext:value-type="float">
            <text:p>5608085</text:p>
          </table:table-cell>
          <table:table-cell/>
          <table:table-cell table:formula="of:=[.D262]+[.L261]" office:value-type="float" office:value="31156" calcext:value-type="float">
            <text:p>31156</text:p>
          </table:table-cell>
          <table:table-cell table:formula="of:=[.$E$1]*[.L262]" office:value-type="float" office:value="5608080" calcext:value-type="float">
            <text:p>5608080</text:p>
          </table:table-cell>
          <table:table-cell table:formula="of:=[.J262]-[.M262]" office:value-type="float" office:value="5" calcext:value-type="float">
            <text:p>5</text:p>
          </table:table-cell>
          <table:table-cell table:formula="of:=[.N262]/[.M262]*1000000000" office:value-type="float" office:value="891.570733655725" calcext:value-type="float">
            <text:p>891.570733655725</text:p>
          </table:table-cell>
          <table:table-cell table:number-columns-repeated="1009"/>
        </table:table-row>
        <table:table-row table:style-name="ro1">
          <table:table-cell table:formula="of:=[.A262]" office:value-type="float" office:value="1000" calcext:value-type="float">
            <text:p>1000</text:p>
          </table:table-cell>
          <table:table-cell table:formula="of:=[.J262]" office:value-type="float" office:value="5608085" calcext:value-type="float">
            <text:p>5608085</text:p>
          </table:table-cell>
          <table:table-cell table:formula="of:=[.I262]" office:value-type="float" office:value="608080000" calcext:value-type="float">
            <text:p>608080000</text:p>
          </table:table-cell>
          <table:table-cell table:formula="of:=[.D262]" office:value-type="float" office:value="100" calcext:value-type="float">
            <text:p>100</text:p>
          </table:table-cell>
          <table:table-cell table:formula="of:=[.D263]*[.$E$2]" office:value-type="float" office:value="18000" calcext:value-type="float">
            <text:p>18000</text:p>
          </table:table-cell>
          <table:table-cell table:formula="of:=[.A263]*[.$E$2]*[.D263]" office:value-type="float" office:value="18000000" calcext:value-type="float">
            <text:p>18000000</text:p>
          </table:table-cell>
          <table:table-cell table:formula="of:=[.F263]+[.C263]" office:value-type="float" office:value="626080000" calcext:value-type="float">
            <text:p>626080000</text:p>
          </table:table-cell>
          <table:table-cell table:formula="of:=ROUNDDOWN(([.F263]+[.C263])/1000000000)" office:value-type="float" office:value="0" calcext:value-type="float">
            <text:p>0</text:p>
          </table:table-cell>
          <table:table-cell table:formula="of:=IF([.G263]&gt;=0;MOD([.G263];1000000000);-MOD(-[.G263];1000000000))" office:value-type="float" office:value="626080000" calcext:value-type="float">
            <text:p>626080000</text:p>
          </table:table-cell>
          <table:table-cell table:formula="of:=[.B263]+[.E263]+[.H263]" office:value-type="float" office:value="5626085" calcext:value-type="float">
            <text:p>5626085</text:p>
          </table:table-cell>
          <table:table-cell/>
          <table:table-cell table:formula="of:=[.D263]+[.L262]" office:value-type="float" office:value="31256" calcext:value-type="float">
            <text:p>31256</text:p>
          </table:table-cell>
          <table:table-cell table:formula="of:=[.$E$1]*[.L263]" office:value-type="float" office:value="5626080" calcext:value-type="float">
            <text:p>5626080</text:p>
          </table:table-cell>
          <table:table-cell table:formula="of:=[.J263]-[.M263]" office:value-type="float" office:value="5" calcext:value-type="float">
            <text:p>5</text:p>
          </table:table-cell>
          <table:table-cell table:formula="of:=[.N263]/[.M263]*1000000000" office:value-type="float" office:value="888.718254983932" calcext:value-type="float">
            <text:p>888.718254983932</text:p>
          </table:table-cell>
          <table:table-cell table:number-columns-repeated="1009"/>
        </table:table-row>
        <table:table-row table:style-name="ro1">
          <table:table-cell table:formula="of:=[.A263]" office:value-type="float" office:value="1000" calcext:value-type="float">
            <text:p>1000</text:p>
          </table:table-cell>
          <table:table-cell table:formula="of:=[.J263]" office:value-type="float" office:value="5626085" calcext:value-type="float">
            <text:p>5626085</text:p>
          </table:table-cell>
          <table:table-cell table:formula="of:=[.I263]" office:value-type="float" office:value="626080000" calcext:value-type="float">
            <text:p>626080000</text:p>
          </table:table-cell>
          <table:table-cell table:formula="of:=[.D263]" office:value-type="float" office:value="100" calcext:value-type="float">
            <text:p>100</text:p>
          </table:table-cell>
          <table:table-cell table:formula="of:=[.D264]*[.$E$2]" office:value-type="float" office:value="18000" calcext:value-type="float">
            <text:p>18000</text:p>
          </table:table-cell>
          <table:table-cell table:formula="of:=[.A264]*[.$E$2]*[.D264]" office:value-type="float" office:value="18000000" calcext:value-type="float">
            <text:p>18000000</text:p>
          </table:table-cell>
          <table:table-cell table:formula="of:=[.F264]+[.C264]" office:value-type="float" office:value="644080000" calcext:value-type="float">
            <text:p>644080000</text:p>
          </table:table-cell>
          <table:table-cell table:formula="of:=ROUNDDOWN(([.F264]+[.C264])/1000000000)" office:value-type="float" office:value="0" calcext:value-type="float">
            <text:p>0</text:p>
          </table:table-cell>
          <table:table-cell table:formula="of:=IF([.G264]&gt;=0;MOD([.G264];1000000000);-MOD(-[.G264];1000000000))" office:value-type="float" office:value="644080000" calcext:value-type="float">
            <text:p>644080000</text:p>
          </table:table-cell>
          <table:table-cell table:formula="of:=[.B264]+[.E264]+[.H264]" office:value-type="float" office:value="5644085" calcext:value-type="float">
            <text:p>5644085</text:p>
          </table:table-cell>
          <table:table-cell/>
          <table:table-cell table:formula="of:=[.D264]+[.L263]" office:value-type="float" office:value="31356" calcext:value-type="float">
            <text:p>31356</text:p>
          </table:table-cell>
          <table:table-cell table:formula="of:=[.$E$1]*[.L264]" office:value-type="float" office:value="5644080" calcext:value-type="float">
            <text:p>5644080</text:p>
          </table:table-cell>
          <table:table-cell table:formula="of:=[.J264]-[.M264]" office:value-type="float" office:value="5" calcext:value-type="float">
            <text:p>5</text:p>
          </table:table-cell>
          <table:table-cell table:formula="of:=[.N264]/[.M264]*1000000000" office:value-type="float" office:value="885.883970461085" calcext:value-type="float">
            <text:p>885.883970461085</text:p>
          </table:table-cell>
          <table:table-cell table:number-columns-repeated="1009"/>
        </table:table-row>
        <table:table-row table:style-name="ro1">
          <table:table-cell table:formula="of:=[.A264]" office:value-type="float" office:value="1000" calcext:value-type="float">
            <text:p>1000</text:p>
          </table:table-cell>
          <table:table-cell table:formula="of:=[.J264]" office:value-type="float" office:value="5644085" calcext:value-type="float">
            <text:p>5644085</text:p>
          </table:table-cell>
          <table:table-cell table:formula="of:=[.I264]" office:value-type="float" office:value="644080000" calcext:value-type="float">
            <text:p>644080000</text:p>
          </table:table-cell>
          <table:table-cell table:formula="of:=[.D264]" office:value-type="float" office:value="100" calcext:value-type="float">
            <text:p>100</text:p>
          </table:table-cell>
          <table:table-cell table:formula="of:=[.D265]*[.$E$2]" office:value-type="float" office:value="18000" calcext:value-type="float">
            <text:p>18000</text:p>
          </table:table-cell>
          <table:table-cell table:formula="of:=[.A265]*[.$E$2]*[.D265]" office:value-type="float" office:value="18000000" calcext:value-type="float">
            <text:p>18000000</text:p>
          </table:table-cell>
          <table:table-cell table:formula="of:=[.F265]+[.C265]" office:value-type="float" office:value="662080000" calcext:value-type="float">
            <text:p>662080000</text:p>
          </table:table-cell>
          <table:table-cell table:formula="of:=ROUNDDOWN(([.F265]+[.C265])/1000000000)" office:value-type="float" office:value="0" calcext:value-type="float">
            <text:p>0</text:p>
          </table:table-cell>
          <table:table-cell table:formula="of:=IF([.G265]&gt;=0;MOD([.G265];1000000000);-MOD(-[.G265];1000000000))" office:value-type="float" office:value="662080000" calcext:value-type="float">
            <text:p>662080000</text:p>
          </table:table-cell>
          <table:table-cell table:formula="of:=[.B265]+[.E265]+[.H265]" office:value-type="float" office:value="5662085" calcext:value-type="float">
            <text:p>5662085</text:p>
          </table:table-cell>
          <table:table-cell/>
          <table:table-cell table:formula="of:=[.D265]+[.L264]" office:value-type="float" office:value="31456" calcext:value-type="float">
            <text:p>31456</text:p>
          </table:table-cell>
          <table:table-cell table:formula="of:=[.$E$1]*[.L265]" office:value-type="float" office:value="5662080" calcext:value-type="float">
            <text:p>5662080</text:p>
          </table:table-cell>
          <table:table-cell table:formula="of:=[.J265]-[.M265]" office:value-type="float" office:value="5" calcext:value-type="float">
            <text:p>5</text:p>
          </table:table-cell>
          <table:table-cell table:formula="of:=[.N265]/[.M265]*1000000000" office:value-type="float" office:value="883.067706567198" calcext:value-type="float">
            <text:p>883.067706567198</text:p>
          </table:table-cell>
          <table:table-cell table:number-columns-repeated="1009"/>
        </table:table-row>
        <table:table-row table:style-name="ro1">
          <table:table-cell table:formula="of:=[.A265]" office:value-type="float" office:value="1000" calcext:value-type="float">
            <text:p>1000</text:p>
          </table:table-cell>
          <table:table-cell table:formula="of:=[.J265]" office:value-type="float" office:value="5662085" calcext:value-type="float">
            <text:p>5662085</text:p>
          </table:table-cell>
          <table:table-cell table:formula="of:=[.I265]" office:value-type="float" office:value="662080000" calcext:value-type="float">
            <text:p>662080000</text:p>
          </table:table-cell>
          <table:table-cell table:formula="of:=[.D265]" office:value-type="float" office:value="100" calcext:value-type="float">
            <text:p>100</text:p>
          </table:table-cell>
          <table:table-cell table:formula="of:=[.D266]*[.$E$2]" office:value-type="float" office:value="18000" calcext:value-type="float">
            <text:p>18000</text:p>
          </table:table-cell>
          <table:table-cell table:formula="of:=[.A266]*[.$E$2]*[.D266]" office:value-type="float" office:value="18000000" calcext:value-type="float">
            <text:p>18000000</text:p>
          </table:table-cell>
          <table:table-cell table:formula="of:=[.F266]+[.C266]" office:value-type="float" office:value="680080000" calcext:value-type="float">
            <text:p>680080000</text:p>
          </table:table-cell>
          <table:table-cell table:formula="of:=ROUNDDOWN(([.F266]+[.C266])/1000000000)" office:value-type="float" office:value="0" calcext:value-type="float">
            <text:p>0</text:p>
          </table:table-cell>
          <table:table-cell table:formula="of:=IF([.G266]&gt;=0;MOD([.G266];1000000000);-MOD(-[.G266];1000000000))" office:value-type="float" office:value="680080000" calcext:value-type="float">
            <text:p>680080000</text:p>
          </table:table-cell>
          <table:table-cell table:formula="of:=[.B266]+[.E266]+[.H266]" office:value-type="float" office:value="5680085" calcext:value-type="float">
            <text:p>5680085</text:p>
          </table:table-cell>
          <table:table-cell/>
          <table:table-cell table:formula="of:=[.D266]+[.L265]" office:value-type="float" office:value="31556" calcext:value-type="float">
            <text:p>31556</text:p>
          </table:table-cell>
          <table:table-cell table:formula="of:=[.$E$1]*[.L266]" office:value-type="float" office:value="5680080" calcext:value-type="float">
            <text:p>5680080</text:p>
          </table:table-cell>
          <table:table-cell table:formula="of:=[.J266]-[.M266]" office:value-type="float" office:value="5" calcext:value-type="float">
            <text:p>5</text:p>
          </table:table-cell>
          <table:table-cell table:formula="of:=[.N266]/[.M266]*1000000000" office:value-type="float" office:value="880.269291981803" calcext:value-type="float">
            <text:p>880.269291981803</text:p>
          </table:table-cell>
          <table:table-cell table:number-columns-repeated="1009"/>
        </table:table-row>
        <table:table-row table:style-name="ro1">
          <table:table-cell table:formula="of:=[.A266]" office:value-type="float" office:value="1000" calcext:value-type="float">
            <text:p>1000</text:p>
          </table:table-cell>
          <table:table-cell table:formula="of:=[.J266]" office:value-type="float" office:value="5680085" calcext:value-type="float">
            <text:p>5680085</text:p>
          </table:table-cell>
          <table:table-cell table:formula="of:=[.I266]" office:value-type="float" office:value="680080000" calcext:value-type="float">
            <text:p>680080000</text:p>
          </table:table-cell>
          <table:table-cell table:formula="of:=[.D266]" office:value-type="float" office:value="100" calcext:value-type="float">
            <text:p>100</text:p>
          </table:table-cell>
          <table:table-cell table:formula="of:=[.D267]*[.$E$2]" office:value-type="float" office:value="18000" calcext:value-type="float">
            <text:p>18000</text:p>
          </table:table-cell>
          <table:table-cell table:formula="of:=[.A267]*[.$E$2]*[.D267]" office:value-type="float" office:value="18000000" calcext:value-type="float">
            <text:p>18000000</text:p>
          </table:table-cell>
          <table:table-cell table:formula="of:=[.F267]+[.C267]" office:value-type="float" office:value="698080000" calcext:value-type="float">
            <text:p>698080000</text:p>
          </table:table-cell>
          <table:table-cell table:formula="of:=ROUNDDOWN(([.F267]+[.C267])/1000000000)" office:value-type="float" office:value="0" calcext:value-type="float">
            <text:p>0</text:p>
          </table:table-cell>
          <table:table-cell table:formula="of:=IF([.G267]&gt;=0;MOD([.G267];1000000000);-MOD(-[.G267];1000000000))" office:value-type="float" office:value="698080000" calcext:value-type="float">
            <text:p>698080000</text:p>
          </table:table-cell>
          <table:table-cell table:formula="of:=[.B267]+[.E267]+[.H267]" office:value-type="float" office:value="5698085" calcext:value-type="float">
            <text:p>5698085</text:p>
          </table:table-cell>
          <table:table-cell/>
          <table:table-cell table:formula="of:=[.D267]+[.L266]" office:value-type="float" office:value="31656" calcext:value-type="float">
            <text:p>31656</text:p>
          </table:table-cell>
          <table:table-cell table:formula="of:=[.$E$1]*[.L267]" office:value-type="float" office:value="5698080" calcext:value-type="float">
            <text:p>5698080</text:p>
          </table:table-cell>
          <table:table-cell table:formula="of:=[.J267]-[.M267]" office:value-type="float" office:value="5" calcext:value-type="float">
            <text:p>5</text:p>
          </table:table-cell>
          <table:table-cell table:formula="of:=[.N267]/[.M267]*1000000000" office:value-type="float" office:value="877.48855754921" calcext:value-type="float">
            <text:p>877.48855754921</text:p>
          </table:table-cell>
          <table:table-cell table:number-columns-repeated="1009"/>
        </table:table-row>
        <table:table-row table:style-name="ro1">
          <table:table-cell table:formula="of:=[.A267]" office:value-type="float" office:value="1000" calcext:value-type="float">
            <text:p>1000</text:p>
          </table:table-cell>
          <table:table-cell table:formula="of:=[.J267]" office:value-type="float" office:value="5698085" calcext:value-type="float">
            <text:p>5698085</text:p>
          </table:table-cell>
          <table:table-cell table:formula="of:=[.I267]" office:value-type="float" office:value="698080000" calcext:value-type="float">
            <text:p>698080000</text:p>
          </table:table-cell>
          <table:table-cell table:formula="of:=[.D267]" office:value-type="float" office:value="100" calcext:value-type="float">
            <text:p>100</text:p>
          </table:table-cell>
          <table:table-cell table:formula="of:=[.D268]*[.$E$2]" office:value-type="float" office:value="18000" calcext:value-type="float">
            <text:p>18000</text:p>
          </table:table-cell>
          <table:table-cell table:formula="of:=[.A268]*[.$E$2]*[.D268]" office:value-type="float" office:value="18000000" calcext:value-type="float">
            <text:p>18000000</text:p>
          </table:table-cell>
          <table:table-cell table:formula="of:=[.F268]+[.C268]" office:value-type="float" office:value="716080000" calcext:value-type="float">
            <text:p>716080000</text:p>
          </table:table-cell>
          <table:table-cell table:formula="of:=ROUNDDOWN(([.F268]+[.C268])/1000000000)" office:value-type="float" office:value="0" calcext:value-type="float">
            <text:p>0</text:p>
          </table:table-cell>
          <table:table-cell table:formula="of:=IF([.G268]&gt;=0;MOD([.G268];1000000000);-MOD(-[.G268];1000000000))" office:value-type="float" office:value="716080000" calcext:value-type="float">
            <text:p>716080000</text:p>
          </table:table-cell>
          <table:table-cell table:formula="of:=[.B268]+[.E268]+[.H268]" office:value-type="float" office:value="5716085" calcext:value-type="float">
            <text:p>5716085</text:p>
          </table:table-cell>
          <table:table-cell/>
          <table:table-cell table:formula="of:=[.D268]+[.L267]" office:value-type="float" office:value="31756" calcext:value-type="float">
            <text:p>31756</text:p>
          </table:table-cell>
          <table:table-cell table:formula="of:=[.$E$1]*[.L268]" office:value-type="float" office:value="5716080" calcext:value-type="float">
            <text:p>5716080</text:p>
          </table:table-cell>
          <table:table-cell table:formula="of:=[.J268]-[.M268]" office:value-type="float" office:value="5" calcext:value-type="float">
            <text:p>5</text:p>
          </table:table-cell>
          <table:table-cell table:formula="of:=[.N268]/[.M268]*1000000000" office:value-type="float" office:value="874.725336244419" calcext:value-type="float">
            <text:p>874.725336244419</text:p>
          </table:table-cell>
          <table:table-cell table:number-columns-repeated="1009"/>
        </table:table-row>
        <table:table-row table:style-name="ro1">
          <table:table-cell table:formula="of:=[.A268]" office:value-type="float" office:value="1000" calcext:value-type="float">
            <text:p>1000</text:p>
          </table:table-cell>
          <table:table-cell table:formula="of:=[.J268]" office:value-type="float" office:value="5716085" calcext:value-type="float">
            <text:p>5716085</text:p>
          </table:table-cell>
          <table:table-cell table:formula="of:=[.I268]" office:value-type="float" office:value="716080000" calcext:value-type="float">
            <text:p>716080000</text:p>
          </table:table-cell>
          <table:table-cell table:formula="of:=[.D268]" office:value-type="float" office:value="100" calcext:value-type="float">
            <text:p>100</text:p>
          </table:table-cell>
          <table:table-cell table:formula="of:=[.D269]*[.$E$2]" office:value-type="float" office:value="18000" calcext:value-type="float">
            <text:p>18000</text:p>
          </table:table-cell>
          <table:table-cell table:formula="of:=[.A269]*[.$E$2]*[.D269]" office:value-type="float" office:value="18000000" calcext:value-type="float">
            <text:p>18000000</text:p>
          </table:table-cell>
          <table:table-cell table:formula="of:=[.F269]+[.C269]" office:value-type="float" office:value="734080000" calcext:value-type="float">
            <text:p>734080000</text:p>
          </table:table-cell>
          <table:table-cell table:formula="of:=ROUNDDOWN(([.F269]+[.C269])/1000000000)" office:value-type="float" office:value="0" calcext:value-type="float">
            <text:p>0</text:p>
          </table:table-cell>
          <table:table-cell table:formula="of:=IF([.G269]&gt;=0;MOD([.G269];1000000000);-MOD(-[.G269];1000000000))" office:value-type="float" office:value="734080000" calcext:value-type="float">
            <text:p>734080000</text:p>
          </table:table-cell>
          <table:table-cell table:formula="of:=[.B269]+[.E269]+[.H269]" office:value-type="float" office:value="5734085" calcext:value-type="float">
            <text:p>5734085</text:p>
          </table:table-cell>
          <table:table-cell/>
          <table:table-cell table:formula="of:=[.D269]+[.L268]" office:value-type="float" office:value="31856" calcext:value-type="float">
            <text:p>31856</text:p>
          </table:table-cell>
          <table:table-cell table:formula="of:=[.$E$1]*[.L269]" office:value-type="float" office:value="5734080" calcext:value-type="float">
            <text:p>5734080</text:p>
          </table:table-cell>
          <table:table-cell table:formula="of:=[.J269]-[.M269]" office:value-type="float" office:value="5" calcext:value-type="float">
            <text:p>5</text:p>
          </table:table-cell>
          <table:table-cell table:formula="of:=[.N269]/[.M269]*1000000000" office:value-type="float" office:value="871.979463139684" calcext:value-type="float">
            <text:p>871.979463139684</text:p>
          </table:table-cell>
          <table:table-cell table:number-columns-repeated="1009"/>
        </table:table-row>
        <table:table-row table:style-name="ro1">
          <table:table-cell table:formula="of:=[.A269]" office:value-type="float" office:value="1000" calcext:value-type="float">
            <text:p>1000</text:p>
          </table:table-cell>
          <table:table-cell table:formula="of:=[.J269]" office:value-type="float" office:value="5734085" calcext:value-type="float">
            <text:p>5734085</text:p>
          </table:table-cell>
          <table:table-cell table:formula="of:=[.I269]" office:value-type="float" office:value="734080000" calcext:value-type="float">
            <text:p>734080000</text:p>
          </table:table-cell>
          <table:table-cell table:formula="of:=[.D269]" office:value-type="float" office:value="100" calcext:value-type="float">
            <text:p>100</text:p>
          </table:table-cell>
          <table:table-cell table:formula="of:=[.D270]*[.$E$2]" office:value-type="float" office:value="18000" calcext:value-type="float">
            <text:p>18000</text:p>
          </table:table-cell>
          <table:table-cell table:formula="of:=[.A270]*[.$E$2]*[.D270]" office:value-type="float" office:value="18000000" calcext:value-type="float">
            <text:p>18000000</text:p>
          </table:table-cell>
          <table:table-cell table:formula="of:=[.F270]+[.C270]" office:value-type="float" office:value="752080000" calcext:value-type="float">
            <text:p>752080000</text:p>
          </table:table-cell>
          <table:table-cell table:formula="of:=ROUNDDOWN(([.F270]+[.C270])/1000000000)" office:value-type="float" office:value="0" calcext:value-type="float">
            <text:p>0</text:p>
          </table:table-cell>
          <table:table-cell table:formula="of:=IF([.G270]&gt;=0;MOD([.G270];1000000000);-MOD(-[.G270];1000000000))" office:value-type="float" office:value="752080000" calcext:value-type="float">
            <text:p>752080000</text:p>
          </table:table-cell>
          <table:table-cell table:formula="of:=[.B270]+[.E270]+[.H270]" office:value-type="float" office:value="5752085" calcext:value-type="float">
            <text:p>5752085</text:p>
          </table:table-cell>
          <table:table-cell/>
          <table:table-cell table:formula="of:=[.D270]+[.L269]" office:value-type="float" office:value="31956" calcext:value-type="float">
            <text:p>31956</text:p>
          </table:table-cell>
          <table:table-cell table:formula="of:=[.$E$1]*[.L270]" office:value-type="float" office:value="5752080" calcext:value-type="float">
            <text:p>5752080</text:p>
          </table:table-cell>
          <table:table-cell table:formula="of:=[.J270]-[.M270]" office:value-type="float" office:value="5" calcext:value-type="float">
            <text:p>5</text:p>
          </table:table-cell>
          <table:table-cell table:formula="of:=[.N270]/[.M270]*1000000000" office:value-type="float" office:value="869.250775371692" calcext:value-type="float">
            <text:p>869.250775371692</text:p>
          </table:table-cell>
          <table:table-cell table:number-columns-repeated="1009"/>
        </table:table-row>
        <table:table-row table:style-name="ro1">
          <table:table-cell table:formula="of:=[.A270]" office:value-type="float" office:value="1000" calcext:value-type="float">
            <text:p>1000</text:p>
          </table:table-cell>
          <table:table-cell table:formula="of:=[.J270]" office:value-type="float" office:value="5752085" calcext:value-type="float">
            <text:p>5752085</text:p>
          </table:table-cell>
          <table:table-cell table:formula="of:=[.I270]" office:value-type="float" office:value="752080000" calcext:value-type="float">
            <text:p>752080000</text:p>
          </table:table-cell>
          <table:table-cell table:formula="of:=[.D270]" office:value-type="float" office:value="100" calcext:value-type="float">
            <text:p>100</text:p>
          </table:table-cell>
          <table:table-cell table:formula="of:=[.D271]*[.$E$2]" office:value-type="float" office:value="18000" calcext:value-type="float">
            <text:p>18000</text:p>
          </table:table-cell>
          <table:table-cell table:formula="of:=[.A271]*[.$E$2]*[.D271]" office:value-type="float" office:value="18000000" calcext:value-type="float">
            <text:p>18000000</text:p>
          </table:table-cell>
          <table:table-cell table:formula="of:=[.F271]+[.C271]" office:value-type="float" office:value="770080000" calcext:value-type="float">
            <text:p>770080000</text:p>
          </table:table-cell>
          <table:table-cell table:formula="of:=ROUNDDOWN(([.F271]+[.C271])/1000000000)" office:value-type="float" office:value="0" calcext:value-type="float">
            <text:p>0</text:p>
          </table:table-cell>
          <table:table-cell table:formula="of:=IF([.G271]&gt;=0;MOD([.G271];1000000000);-MOD(-[.G271];1000000000))" office:value-type="float" office:value="770080000" calcext:value-type="float">
            <text:p>770080000</text:p>
          </table:table-cell>
          <table:table-cell table:formula="of:=[.B271]+[.E271]+[.H271]" office:value-type="float" office:value="5770085" calcext:value-type="float">
            <text:p>5770085</text:p>
          </table:table-cell>
          <table:table-cell/>
          <table:table-cell table:formula="of:=[.D271]+[.L270]" office:value-type="float" office:value="32056" calcext:value-type="float">
            <text:p>32056</text:p>
          </table:table-cell>
          <table:table-cell table:formula="of:=[.$E$1]*[.L271]" office:value-type="float" office:value="5770080" calcext:value-type="float">
            <text:p>5770080</text:p>
          </table:table-cell>
          <table:table-cell table:formula="of:=[.J271]-[.M271]" office:value-type="float" office:value="5" calcext:value-type="float">
            <text:p>5</text:p>
          </table:table-cell>
          <table:table-cell table:formula="of:=[.N271]/[.M271]*1000000000" office:value-type="float" office:value="866.539112109364" calcext:value-type="float">
            <text:p>866.539112109364</text:p>
          </table:table-cell>
          <table:table-cell table:number-columns-repeated="1009"/>
        </table:table-row>
        <table:table-row table:style-name="ro1">
          <table:table-cell table:formula="of:=[.A271]" office:value-type="float" office:value="1000" calcext:value-type="float">
            <text:p>1000</text:p>
          </table:table-cell>
          <table:table-cell table:formula="of:=[.J271]" office:value-type="float" office:value="5770085" calcext:value-type="float">
            <text:p>5770085</text:p>
          </table:table-cell>
          <table:table-cell table:formula="of:=[.I271]" office:value-type="float" office:value="770080000" calcext:value-type="float">
            <text:p>770080000</text:p>
          </table:table-cell>
          <table:table-cell table:formula="of:=[.D271]" office:value-type="float" office:value="100" calcext:value-type="float">
            <text:p>100</text:p>
          </table:table-cell>
          <table:table-cell table:formula="of:=[.D272]*[.$E$2]" office:value-type="float" office:value="18000" calcext:value-type="float">
            <text:p>18000</text:p>
          </table:table-cell>
          <table:table-cell table:formula="of:=[.A272]*[.$E$2]*[.D272]" office:value-type="float" office:value="18000000" calcext:value-type="float">
            <text:p>18000000</text:p>
          </table:table-cell>
          <table:table-cell table:formula="of:=[.F272]+[.C272]" office:value-type="float" office:value="788080000" calcext:value-type="float">
            <text:p>788080000</text:p>
          </table:table-cell>
          <table:table-cell table:formula="of:=ROUNDDOWN(([.F272]+[.C272])/1000000000)" office:value-type="float" office:value="0" calcext:value-type="float">
            <text:p>0</text:p>
          </table:table-cell>
          <table:table-cell table:formula="of:=IF([.G272]&gt;=0;MOD([.G272];1000000000);-MOD(-[.G272];1000000000))" office:value-type="float" office:value="788080000" calcext:value-type="float">
            <text:p>788080000</text:p>
          </table:table-cell>
          <table:table-cell table:formula="of:=[.B272]+[.E272]+[.H272]" office:value-type="float" office:value="5788085" calcext:value-type="float">
            <text:p>5788085</text:p>
          </table:table-cell>
          <table:table-cell/>
          <table:table-cell table:formula="of:=[.D272]+[.L271]" office:value-type="float" office:value="32156" calcext:value-type="float">
            <text:p>32156</text:p>
          </table:table-cell>
          <table:table-cell table:formula="of:=[.$E$1]*[.L272]" office:value-type="float" office:value="5788080" calcext:value-type="float">
            <text:p>5788080</text:p>
          </table:table-cell>
          <table:table-cell table:formula="of:=[.J272]-[.M272]" office:value-type="float" office:value="5" calcext:value-type="float">
            <text:p>5</text:p>
          </table:table-cell>
          <table:table-cell table:formula="of:=[.N272]/[.M272]*1000000000" office:value-type="float" office:value="863.84431452226" calcext:value-type="float">
            <text:p>863.84431452226</text:p>
          </table:table-cell>
          <table:table-cell table:number-columns-repeated="1009"/>
        </table:table-row>
        <table:table-row table:style-name="ro1">
          <table:table-cell table:formula="of:=[.A272]" office:value-type="float" office:value="1000" calcext:value-type="float">
            <text:p>1000</text:p>
          </table:table-cell>
          <table:table-cell table:formula="of:=[.J272]" office:value-type="float" office:value="5788085" calcext:value-type="float">
            <text:p>5788085</text:p>
          </table:table-cell>
          <table:table-cell table:formula="of:=[.I272]" office:value-type="float" office:value="788080000" calcext:value-type="float">
            <text:p>788080000</text:p>
          </table:table-cell>
          <table:table-cell table:formula="of:=[.D272]" office:value-type="float" office:value="100" calcext:value-type="float">
            <text:p>100</text:p>
          </table:table-cell>
          <table:table-cell table:formula="of:=[.D273]*[.$E$2]" office:value-type="float" office:value="18000" calcext:value-type="float">
            <text:p>18000</text:p>
          </table:table-cell>
          <table:table-cell table:formula="of:=[.A273]*[.$E$2]*[.D273]" office:value-type="float" office:value="18000000" calcext:value-type="float">
            <text:p>18000000</text:p>
          </table:table-cell>
          <table:table-cell table:formula="of:=[.F273]+[.C273]" office:value-type="float" office:value="806080000" calcext:value-type="float">
            <text:p>806080000</text:p>
          </table:table-cell>
          <table:table-cell table:formula="of:=ROUNDDOWN(([.F273]+[.C273])/1000000000)" office:value-type="float" office:value="0" calcext:value-type="float">
            <text:p>0</text:p>
          </table:table-cell>
          <table:table-cell table:formula="of:=IF([.G273]&gt;=0;MOD([.G273];1000000000);-MOD(-[.G273];1000000000))" office:value-type="float" office:value="806080000" calcext:value-type="float">
            <text:p>806080000</text:p>
          </table:table-cell>
          <table:table-cell table:formula="of:=[.B273]+[.E273]+[.H273]" office:value-type="float" office:value="5806085" calcext:value-type="float">
            <text:p>5806085</text:p>
          </table:table-cell>
          <table:table-cell/>
          <table:table-cell table:formula="of:=[.D273]+[.L272]" office:value-type="float" office:value="32256" calcext:value-type="float">
            <text:p>32256</text:p>
          </table:table-cell>
          <table:table-cell table:formula="of:=[.$E$1]*[.L273]" office:value-type="float" office:value="5806080" calcext:value-type="float">
            <text:p>5806080</text:p>
          </table:table-cell>
          <table:table-cell table:formula="of:=[.J273]-[.M273]" office:value-type="float" office:value="5" calcext:value-type="float">
            <text:p>5</text:p>
          </table:table-cell>
          <table:table-cell table:formula="of:=[.N273]/[.M273]*1000000000" office:value-type="float" office:value="861.166225749559" calcext:value-type="float">
            <text:p>861.166225749559</text:p>
          </table:table-cell>
          <table:table-cell table:number-columns-repeated="1009"/>
        </table:table-row>
        <table:table-row table:style-name="ro1">
          <table:table-cell table:formula="of:=[.A273]" office:value-type="float" office:value="1000" calcext:value-type="float">
            <text:p>1000</text:p>
          </table:table-cell>
          <table:table-cell table:formula="of:=[.J273]" office:value-type="float" office:value="5806085" calcext:value-type="float">
            <text:p>5806085</text:p>
          </table:table-cell>
          <table:table-cell table:formula="of:=[.I273]" office:value-type="float" office:value="806080000" calcext:value-type="float">
            <text:p>806080000</text:p>
          </table:table-cell>
          <table:table-cell table:formula="of:=[.D273]" office:value-type="float" office:value="100" calcext:value-type="float">
            <text:p>100</text:p>
          </table:table-cell>
          <table:table-cell table:formula="of:=[.D274]*[.$E$2]" office:value-type="float" office:value="18000" calcext:value-type="float">
            <text:p>18000</text:p>
          </table:table-cell>
          <table:table-cell table:formula="of:=[.A274]*[.$E$2]*[.D274]" office:value-type="float" office:value="18000000" calcext:value-type="float">
            <text:p>18000000</text:p>
          </table:table-cell>
          <table:table-cell table:formula="of:=[.F274]+[.C274]" office:value-type="float" office:value="824080000" calcext:value-type="float">
            <text:p>824080000</text:p>
          </table:table-cell>
          <table:table-cell table:formula="of:=ROUNDDOWN(([.F274]+[.C274])/1000000000)" office:value-type="float" office:value="0" calcext:value-type="float">
            <text:p>0</text:p>
          </table:table-cell>
          <table:table-cell table:formula="of:=IF([.G274]&gt;=0;MOD([.G274];1000000000);-MOD(-[.G274];1000000000))" office:value-type="float" office:value="824080000" calcext:value-type="float">
            <text:p>824080000</text:p>
          </table:table-cell>
          <table:table-cell table:formula="of:=[.B274]+[.E274]+[.H274]" office:value-type="float" office:value="5824085" calcext:value-type="float">
            <text:p>5824085</text:p>
          </table:table-cell>
          <table:table-cell/>
          <table:table-cell table:formula="of:=[.D274]+[.L273]" office:value-type="float" office:value="32356" calcext:value-type="float">
            <text:p>32356</text:p>
          </table:table-cell>
          <table:table-cell table:formula="of:=[.$E$1]*[.L274]" office:value-type="float" office:value="5824080" calcext:value-type="float">
            <text:p>5824080</text:p>
          </table:table-cell>
          <table:table-cell table:formula="of:=[.J274]-[.M274]" office:value-type="float" office:value="5" calcext:value-type="float">
            <text:p>5</text:p>
          </table:table-cell>
          <table:table-cell table:formula="of:=[.N274]/[.M274]*1000000000" office:value-type="float" office:value="858.504690869631" calcext:value-type="float">
            <text:p>858.504690869631</text:p>
          </table:table-cell>
          <table:table-cell table:number-columns-repeated="1009"/>
        </table:table-row>
        <table:table-row table:style-name="ro1">
          <table:table-cell table:formula="of:=[.A274]" office:value-type="float" office:value="1000" calcext:value-type="float">
            <text:p>1000</text:p>
          </table:table-cell>
          <table:table-cell table:formula="of:=[.J274]" office:value-type="float" office:value="5824085" calcext:value-type="float">
            <text:p>5824085</text:p>
          </table:table-cell>
          <table:table-cell table:formula="of:=[.I274]" office:value-type="float" office:value="824080000" calcext:value-type="float">
            <text:p>824080000</text:p>
          </table:table-cell>
          <table:table-cell table:formula="of:=[.D274]" office:value-type="float" office:value="100" calcext:value-type="float">
            <text:p>100</text:p>
          </table:table-cell>
          <table:table-cell table:formula="of:=[.D275]*[.$E$2]" office:value-type="float" office:value="18000" calcext:value-type="float">
            <text:p>18000</text:p>
          </table:table-cell>
          <table:table-cell table:formula="of:=[.A275]*[.$E$2]*[.D275]" office:value-type="float" office:value="18000000" calcext:value-type="float">
            <text:p>18000000</text:p>
          </table:table-cell>
          <table:table-cell table:formula="of:=[.F275]+[.C275]" office:value-type="float" office:value="842080000" calcext:value-type="float">
            <text:p>842080000</text:p>
          </table:table-cell>
          <table:table-cell table:formula="of:=ROUNDDOWN(([.F275]+[.C275])/1000000000)" office:value-type="float" office:value="0" calcext:value-type="float">
            <text:p>0</text:p>
          </table:table-cell>
          <table:table-cell table:formula="of:=IF([.G275]&gt;=0;MOD([.G275];1000000000);-MOD(-[.G275];1000000000))" office:value-type="float" office:value="842080000" calcext:value-type="float">
            <text:p>842080000</text:p>
          </table:table-cell>
          <table:table-cell table:formula="of:=[.B275]+[.E275]+[.H275]" office:value-type="float" office:value="5842085" calcext:value-type="float">
            <text:p>5842085</text:p>
          </table:table-cell>
          <table:table-cell/>
          <table:table-cell table:formula="of:=[.D275]+[.L274]" office:value-type="float" office:value="32456" calcext:value-type="float">
            <text:p>32456</text:p>
          </table:table-cell>
          <table:table-cell table:formula="of:=[.$E$1]*[.L275]" office:value-type="float" office:value="5842080" calcext:value-type="float">
            <text:p>5842080</text:p>
          </table:table-cell>
          <table:table-cell table:formula="of:=[.J275]-[.M275]" office:value-type="float" office:value="5" calcext:value-type="float">
            <text:p>5</text:p>
          </table:table-cell>
          <table:table-cell table:formula="of:=[.N275]/[.M275]*1000000000" office:value-type="float" office:value="855.859556870156" calcext:value-type="float">
            <text:p>855.859556870156</text:p>
          </table:table-cell>
          <table:table-cell table:number-columns-repeated="1009"/>
        </table:table-row>
        <table:table-row table:style-name="ro1">
          <table:table-cell table:formula="of:=[.A275]" office:value-type="float" office:value="1000" calcext:value-type="float">
            <text:p>1000</text:p>
          </table:table-cell>
          <table:table-cell table:formula="of:=[.J275]" office:value-type="float" office:value="5842085" calcext:value-type="float">
            <text:p>5842085</text:p>
          </table:table-cell>
          <table:table-cell table:formula="of:=[.I275]" office:value-type="float" office:value="842080000" calcext:value-type="float">
            <text:p>842080000</text:p>
          </table:table-cell>
          <table:table-cell table:formula="of:=[.D275]" office:value-type="float" office:value="100" calcext:value-type="float">
            <text:p>100</text:p>
          </table:table-cell>
          <table:table-cell table:formula="of:=[.D276]*[.$E$2]" office:value-type="float" office:value="18000" calcext:value-type="float">
            <text:p>18000</text:p>
          </table:table-cell>
          <table:table-cell table:formula="of:=[.A276]*[.$E$2]*[.D276]" office:value-type="float" office:value="18000000" calcext:value-type="float">
            <text:p>18000000</text:p>
          </table:table-cell>
          <table:table-cell table:formula="of:=[.F276]+[.C276]" office:value-type="float" office:value="860080000" calcext:value-type="float">
            <text:p>860080000</text:p>
          </table:table-cell>
          <table:table-cell table:formula="of:=ROUNDDOWN(([.F276]+[.C276])/1000000000)" office:value-type="float" office:value="0" calcext:value-type="float">
            <text:p>0</text:p>
          </table:table-cell>
          <table:table-cell table:formula="of:=IF([.G276]&gt;=0;MOD([.G276];1000000000);-MOD(-[.G276];1000000000))" office:value-type="float" office:value="860080000" calcext:value-type="float">
            <text:p>860080000</text:p>
          </table:table-cell>
          <table:table-cell table:formula="of:=[.B276]+[.E276]+[.H276]" office:value-type="float" office:value="5860085" calcext:value-type="float">
            <text:p>5860085</text:p>
          </table:table-cell>
          <table:table-cell/>
          <table:table-cell table:formula="of:=[.D276]+[.L275]" office:value-type="float" office:value="32556" calcext:value-type="float">
            <text:p>32556</text:p>
          </table:table-cell>
          <table:table-cell table:formula="of:=[.$E$1]*[.L276]" office:value-type="float" office:value="5860080" calcext:value-type="float">
            <text:p>5860080</text:p>
          </table:table-cell>
          <table:table-cell table:formula="of:=[.J276]-[.M276]" office:value-type="float" office:value="5" calcext:value-type="float">
            <text:p>5</text:p>
          </table:table-cell>
          <table:table-cell table:formula="of:=[.N276]/[.M276]*1000000000" office:value-type="float" office:value="853.230672618804" calcext:value-type="float">
            <text:p>853.230672618804</text:p>
          </table:table-cell>
          <table:table-cell table:number-columns-repeated="1009"/>
        </table:table-row>
        <table:table-row table:style-name="ro1">
          <table:table-cell table:formula="of:=[.A276]" office:value-type="float" office:value="1000" calcext:value-type="float">
            <text:p>1000</text:p>
          </table:table-cell>
          <table:table-cell table:formula="of:=[.J276]" office:value-type="float" office:value="5860085" calcext:value-type="float">
            <text:p>5860085</text:p>
          </table:table-cell>
          <table:table-cell table:formula="of:=[.I276]" office:value-type="float" office:value="860080000" calcext:value-type="float">
            <text:p>860080000</text:p>
          </table:table-cell>
          <table:table-cell table:formula="of:=[.D276]" office:value-type="float" office:value="100" calcext:value-type="float">
            <text:p>100</text:p>
          </table:table-cell>
          <table:table-cell table:formula="of:=[.D277]*[.$E$2]" office:value-type="float" office:value="18000" calcext:value-type="float">
            <text:p>18000</text:p>
          </table:table-cell>
          <table:table-cell table:formula="of:=[.A277]*[.$E$2]*[.D277]" office:value-type="float" office:value="18000000" calcext:value-type="float">
            <text:p>18000000</text:p>
          </table:table-cell>
          <table:table-cell table:formula="of:=[.F277]+[.C277]" office:value-type="float" office:value="878080000" calcext:value-type="float">
            <text:p>878080000</text:p>
          </table:table-cell>
          <table:table-cell table:formula="of:=ROUNDDOWN(([.F277]+[.C277])/1000000000)" office:value-type="float" office:value="0" calcext:value-type="float">
            <text:p>0</text:p>
          </table:table-cell>
          <table:table-cell table:formula="of:=IF([.G277]&gt;=0;MOD([.G277];1000000000);-MOD(-[.G277];1000000000))" office:value-type="float" office:value="878080000" calcext:value-type="float">
            <text:p>878080000</text:p>
          </table:table-cell>
          <table:table-cell table:formula="of:=[.B277]+[.E277]+[.H277]" office:value-type="float" office:value="5878085" calcext:value-type="float">
            <text:p>5878085</text:p>
          </table:table-cell>
          <table:table-cell/>
          <table:table-cell table:formula="of:=[.D277]+[.L276]" office:value-type="float" office:value="32656" calcext:value-type="float">
            <text:p>32656</text:p>
          </table:table-cell>
          <table:table-cell table:formula="of:=[.$E$1]*[.L277]" office:value-type="float" office:value="5878080" calcext:value-type="float">
            <text:p>5878080</text:p>
          </table:table-cell>
          <table:table-cell table:formula="of:=[.J277]-[.M277]" office:value-type="float" office:value="5" calcext:value-type="float">
            <text:p>5</text:p>
          </table:table-cell>
          <table:table-cell table:formula="of:=[.N277]/[.M277]*1000000000" office:value-type="float" office:value="850.617888834449" calcext:value-type="float">
            <text:p>850.617888834449</text:p>
          </table:table-cell>
          <table:table-cell table:number-columns-repeated="1009"/>
        </table:table-row>
        <table:table-row table:style-name="ro1">
          <table:table-cell table:formula="of:=[.A277]" office:value-type="float" office:value="1000" calcext:value-type="float">
            <text:p>1000</text:p>
          </table:table-cell>
          <table:table-cell table:formula="of:=[.J277]" office:value-type="float" office:value="5878085" calcext:value-type="float">
            <text:p>5878085</text:p>
          </table:table-cell>
          <table:table-cell table:formula="of:=[.I277]" office:value-type="float" office:value="878080000" calcext:value-type="float">
            <text:p>878080000</text:p>
          </table:table-cell>
          <table:table-cell table:formula="of:=[.D277]" office:value-type="float" office:value="100" calcext:value-type="float">
            <text:p>100</text:p>
          </table:table-cell>
          <table:table-cell table:formula="of:=[.D278]*[.$E$2]" office:value-type="float" office:value="18000" calcext:value-type="float">
            <text:p>18000</text:p>
          </table:table-cell>
          <table:table-cell table:formula="of:=[.A278]*[.$E$2]*[.D278]" office:value-type="float" office:value="18000000" calcext:value-type="float">
            <text:p>18000000</text:p>
          </table:table-cell>
          <table:table-cell table:formula="of:=[.F278]+[.C278]" office:value-type="float" office:value="896080000" calcext:value-type="float">
            <text:p>896080000</text:p>
          </table:table-cell>
          <table:table-cell table:formula="of:=ROUNDDOWN(([.F278]+[.C278])/1000000000)" office:value-type="float" office:value="0" calcext:value-type="float">
            <text:p>0</text:p>
          </table:table-cell>
          <table:table-cell table:formula="of:=IF([.G278]&gt;=0;MOD([.G278];1000000000);-MOD(-[.G278];1000000000))" office:value-type="float" office:value="896080000" calcext:value-type="float">
            <text:p>896080000</text:p>
          </table:table-cell>
          <table:table-cell table:formula="of:=[.B278]+[.E278]+[.H278]" office:value-type="float" office:value="5896085" calcext:value-type="float">
            <text:p>5896085</text:p>
          </table:table-cell>
          <table:table-cell/>
          <table:table-cell table:formula="of:=[.D278]+[.L277]" office:value-type="float" office:value="32756" calcext:value-type="float">
            <text:p>32756</text:p>
          </table:table-cell>
          <table:table-cell table:formula="of:=[.$E$1]*[.L278]" office:value-type="float" office:value="5896080" calcext:value-type="float">
            <text:p>5896080</text:p>
          </table:table-cell>
          <table:table-cell table:formula="of:=[.J278]-[.M278]" office:value-type="float" office:value="5" calcext:value-type="float">
            <text:p>5</text:p>
          </table:table-cell>
          <table:table-cell table:formula="of:=[.N278]/[.M278]*1000000000" office:value-type="float" office:value="848.021058058914" calcext:value-type="float">
            <text:p>848.021058058914</text:p>
          </table:table-cell>
          <table:table-cell table:number-columns-repeated="1009"/>
        </table:table-row>
        <table:table-row table:style-name="ro1">
          <table:table-cell table:formula="of:=[.A278]" office:value-type="float" office:value="1000" calcext:value-type="float">
            <text:p>1000</text:p>
          </table:table-cell>
          <table:table-cell table:formula="of:=[.J278]" office:value-type="float" office:value="5896085" calcext:value-type="float">
            <text:p>5896085</text:p>
          </table:table-cell>
          <table:table-cell table:formula="of:=[.I278]" office:value-type="float" office:value="896080000" calcext:value-type="float">
            <text:p>896080000</text:p>
          </table:table-cell>
          <table:table-cell table:formula="of:=[.D278]" office:value-type="float" office:value="100" calcext:value-type="float">
            <text:p>100</text:p>
          </table:table-cell>
          <table:table-cell table:formula="of:=[.D279]*[.$E$2]" office:value-type="float" office:value="18000" calcext:value-type="float">
            <text:p>18000</text:p>
          </table:table-cell>
          <table:table-cell table:formula="of:=[.A279]*[.$E$2]*[.D279]" office:value-type="float" office:value="18000000" calcext:value-type="float">
            <text:p>18000000</text:p>
          </table:table-cell>
          <table:table-cell table:formula="of:=[.F279]+[.C279]" office:value-type="float" office:value="914080000" calcext:value-type="float">
            <text:p>914080000</text:p>
          </table:table-cell>
          <table:table-cell table:formula="of:=ROUNDDOWN(([.F279]+[.C279])/1000000000)" office:value-type="float" office:value="0" calcext:value-type="float">
            <text:p>0</text:p>
          </table:table-cell>
          <table:table-cell table:formula="of:=IF([.G279]&gt;=0;MOD([.G279];1000000000);-MOD(-[.G279];1000000000))" office:value-type="float" office:value="914080000" calcext:value-type="float">
            <text:p>914080000</text:p>
          </table:table-cell>
          <table:table-cell table:formula="of:=[.B279]+[.E279]+[.H279]" office:value-type="float" office:value="5914085" calcext:value-type="float">
            <text:p>5914085</text:p>
          </table:table-cell>
          <table:table-cell/>
          <table:table-cell table:formula="of:=[.D279]+[.L278]" office:value-type="float" office:value="32856" calcext:value-type="float">
            <text:p>32856</text:p>
          </table:table-cell>
          <table:table-cell table:formula="of:=[.$E$1]*[.L279]" office:value-type="float" office:value="5914080" calcext:value-type="float">
            <text:p>5914080</text:p>
          </table:table-cell>
          <table:table-cell table:formula="of:=[.J279]-[.M279]" office:value-type="float" office:value="5" calcext:value-type="float">
            <text:p>5</text:p>
          </table:table-cell>
          <table:table-cell table:formula="of:=[.N279]/[.M279]*1000000000" office:value-type="float" office:value="845.440034629224" calcext:value-type="float">
            <text:p>845.440034629224</text:p>
          </table:table-cell>
          <table:table-cell table:number-columns-repeated="1009"/>
        </table:table-row>
        <table:table-row table:style-name="ro1">
          <table:table-cell table:formula="of:=[.A279]" office:value-type="float" office:value="1000" calcext:value-type="float">
            <text:p>1000</text:p>
          </table:table-cell>
          <table:table-cell table:formula="of:=[.J279]" office:value-type="float" office:value="5914085" calcext:value-type="float">
            <text:p>5914085</text:p>
          </table:table-cell>
          <table:table-cell table:formula="of:=[.I279]" office:value-type="float" office:value="914080000" calcext:value-type="float">
            <text:p>914080000</text:p>
          </table:table-cell>
          <table:table-cell table:formula="of:=[.D279]" office:value-type="float" office:value="100" calcext:value-type="float">
            <text:p>100</text:p>
          </table:table-cell>
          <table:table-cell table:formula="of:=[.D280]*[.$E$2]" office:value-type="float" office:value="18000" calcext:value-type="float">
            <text:p>18000</text:p>
          </table:table-cell>
          <table:table-cell table:formula="of:=[.A280]*[.$E$2]*[.D280]" office:value-type="float" office:value="18000000" calcext:value-type="float">
            <text:p>18000000</text:p>
          </table:table-cell>
          <table:table-cell table:formula="of:=[.F280]+[.C280]" office:value-type="float" office:value="932080000" calcext:value-type="float">
            <text:p>932080000</text:p>
          </table:table-cell>
          <table:table-cell table:formula="of:=ROUNDDOWN(([.F280]+[.C280])/1000000000)" office:value-type="float" office:value="0" calcext:value-type="float">
            <text:p>0</text:p>
          </table:table-cell>
          <table:table-cell table:formula="of:=IF([.G280]&gt;=0;MOD([.G280];1000000000);-MOD(-[.G280];1000000000))" office:value-type="float" office:value="932080000" calcext:value-type="float">
            <text:p>932080000</text:p>
          </table:table-cell>
          <table:table-cell table:formula="of:=[.B280]+[.E280]+[.H280]" office:value-type="float" office:value="5932085" calcext:value-type="float">
            <text:p>5932085</text:p>
          </table:table-cell>
          <table:table-cell/>
          <table:table-cell table:formula="of:=[.D280]+[.L279]" office:value-type="float" office:value="32956" calcext:value-type="float">
            <text:p>32956</text:p>
          </table:table-cell>
          <table:table-cell table:formula="of:=[.$E$1]*[.L280]" office:value-type="float" office:value="5932080" calcext:value-type="float">
            <text:p>5932080</text:p>
          </table:table-cell>
          <table:table-cell table:formula="of:=[.J280]-[.M280]" office:value-type="float" office:value="5" calcext:value-type="float">
            <text:p>5</text:p>
          </table:table-cell>
          <table:table-cell table:formula="of:=[.N280]/[.M280]*1000000000" office:value-type="float" office:value="842.874674650376" calcext:value-type="float">
            <text:p>842.874674650376</text:p>
          </table:table-cell>
          <table:table-cell table:number-columns-repeated="1009"/>
        </table:table-row>
        <table:table-row table:style-name="ro1">
          <table:table-cell table:formula="of:=[.A280]" office:value-type="float" office:value="1000" calcext:value-type="float">
            <text:p>1000</text:p>
          </table:table-cell>
          <table:table-cell table:formula="of:=[.J280]" office:value-type="float" office:value="5932085" calcext:value-type="float">
            <text:p>5932085</text:p>
          </table:table-cell>
          <table:table-cell table:formula="of:=[.I280]" office:value-type="float" office:value="932080000" calcext:value-type="float">
            <text:p>932080000</text:p>
          </table:table-cell>
          <table:table-cell table:formula="of:=[.D280]" office:value-type="float" office:value="100" calcext:value-type="float">
            <text:p>100</text:p>
          </table:table-cell>
          <table:table-cell table:formula="of:=[.D281]*[.$E$2]" office:value-type="float" office:value="18000" calcext:value-type="float">
            <text:p>18000</text:p>
          </table:table-cell>
          <table:table-cell table:formula="of:=[.A281]*[.$E$2]*[.D281]" office:value-type="float" office:value="18000000" calcext:value-type="float">
            <text:p>18000000</text:p>
          </table:table-cell>
          <table:table-cell table:formula="of:=[.F281]+[.C281]" office:value-type="float" office:value="950080000" calcext:value-type="float">
            <text:p>950080000</text:p>
          </table:table-cell>
          <table:table-cell table:formula="of:=ROUNDDOWN(([.F281]+[.C281])/1000000000)" office:value-type="float" office:value="0" calcext:value-type="float">
            <text:p>0</text:p>
          </table:table-cell>
          <table:table-cell table:formula="of:=IF([.G281]&gt;=0;MOD([.G281];1000000000);-MOD(-[.G281];1000000000))" office:value-type="float" office:value="950080000" calcext:value-type="float">
            <text:p>950080000</text:p>
          </table:table-cell>
          <table:table-cell table:formula="of:=[.B281]+[.E281]+[.H281]" office:value-type="float" office:value="5950085" calcext:value-type="float">
            <text:p>5950085</text:p>
          </table:table-cell>
          <table:table-cell/>
          <table:table-cell table:formula="of:=[.D281]+[.L280]" office:value-type="float" office:value="33056" calcext:value-type="float">
            <text:p>33056</text:p>
          </table:table-cell>
          <table:table-cell table:formula="of:=[.$E$1]*[.L281]" office:value-type="float" office:value="5950080" calcext:value-type="float">
            <text:p>5950080</text:p>
          </table:table-cell>
          <table:table-cell table:formula="of:=[.J281]-[.M281]" office:value-type="float" office:value="5" calcext:value-type="float">
            <text:p>5</text:p>
          </table:table-cell>
          <table:table-cell table:formula="of:=[.N281]/[.M281]*1000000000" office:value-type="float" office:value="840.324835968592" calcext:value-type="float">
            <text:p>840.324835968592</text:p>
          </table:table-cell>
          <table:table-cell table:number-columns-repeated="1009"/>
        </table:table-row>
        <table:table-row table:style-name="ro1">
          <table:table-cell table:formula="of:=[.A281]" office:value-type="float" office:value="1000" calcext:value-type="float">
            <text:p>1000</text:p>
          </table:table-cell>
          <table:table-cell table:formula="of:=[.J281]" office:value-type="float" office:value="5950085" calcext:value-type="float">
            <text:p>5950085</text:p>
          </table:table-cell>
          <table:table-cell table:formula="of:=[.I281]" office:value-type="float" office:value="950080000" calcext:value-type="float">
            <text:p>950080000</text:p>
          </table:table-cell>
          <table:table-cell table:formula="of:=[.D281]" office:value-type="float" office:value="100" calcext:value-type="float">
            <text:p>100</text:p>
          </table:table-cell>
          <table:table-cell table:formula="of:=[.D282]*[.$E$2]" office:value-type="float" office:value="18000" calcext:value-type="float">
            <text:p>18000</text:p>
          </table:table-cell>
          <table:table-cell table:formula="of:=[.A282]*[.$E$2]*[.D282]" office:value-type="float" office:value="18000000" calcext:value-type="float">
            <text:p>18000000</text:p>
          </table:table-cell>
          <table:table-cell table:formula="of:=[.F282]+[.C282]" office:value-type="float" office:value="968080000" calcext:value-type="float">
            <text:p>968080000</text:p>
          </table:table-cell>
          <table:table-cell table:formula="of:=ROUNDDOWN(([.F282]+[.C282])/1000000000)" office:value-type="float" office:value="0" calcext:value-type="float">
            <text:p>0</text:p>
          </table:table-cell>
          <table:table-cell table:formula="of:=IF([.G282]&gt;=0;MOD([.G282];1000000000);-MOD(-[.G282];1000000000))" office:value-type="float" office:value="968080000" calcext:value-type="float">
            <text:p>968080000</text:p>
          </table:table-cell>
          <table:table-cell table:formula="of:=[.B282]+[.E282]+[.H282]" office:value-type="float" office:value="5968085" calcext:value-type="float">
            <text:p>5968085</text:p>
          </table:table-cell>
          <table:table-cell/>
          <table:table-cell table:formula="of:=[.D282]+[.L281]" office:value-type="float" office:value="33156" calcext:value-type="float">
            <text:p>33156</text:p>
          </table:table-cell>
          <table:table-cell table:formula="of:=[.$E$1]*[.L282]" office:value-type="float" office:value="5968080" calcext:value-type="float">
            <text:p>5968080</text:p>
          </table:table-cell>
          <table:table-cell table:formula="of:=[.J282]-[.M282]" office:value-type="float" office:value="5" calcext:value-type="float">
            <text:p>5</text:p>
          </table:table-cell>
          <table:table-cell table:formula="of:=[.N282]/[.M282]*1000000000" office:value-type="float" office:value="837.790378145065" calcext:value-type="float">
            <text:p>837.790378145065</text:p>
          </table:table-cell>
          <table:table-cell table:number-columns-repeated="1009"/>
        </table:table-row>
        <table:table-row table:style-name="ro1">
          <table:table-cell table:formula="of:=[.A282]" office:value-type="float" office:value="1000" calcext:value-type="float">
            <text:p>1000</text:p>
          </table:table-cell>
          <table:table-cell table:formula="of:=[.J282]" office:value-type="float" office:value="5968085" calcext:value-type="float">
            <text:p>5968085</text:p>
          </table:table-cell>
          <table:table-cell table:formula="of:=[.I282]" office:value-type="float" office:value="968080000" calcext:value-type="float">
            <text:p>968080000</text:p>
          </table:table-cell>
          <table:table-cell table:formula="of:=[.D282]" office:value-type="float" office:value="100" calcext:value-type="float">
            <text:p>100</text:p>
          </table:table-cell>
          <table:table-cell table:formula="of:=[.D283]*[.$E$2]" office:value-type="float" office:value="18000" calcext:value-type="float">
            <text:p>18000</text:p>
          </table:table-cell>
          <table:table-cell table:formula="of:=[.A283]*[.$E$2]*[.D283]" office:value-type="float" office:value="18000000" calcext:value-type="float">
            <text:p>18000000</text:p>
          </table:table-cell>
          <table:table-cell table:formula="of:=[.F283]+[.C283]" office:value-type="float" office:value="986080000" calcext:value-type="float">
            <text:p>986080000</text:p>
          </table:table-cell>
          <table:table-cell table:formula="of:=ROUNDDOWN(([.F283]+[.C283])/1000000000)" office:value-type="float" office:value="0" calcext:value-type="float">
            <text:p>0</text:p>
          </table:table-cell>
          <table:table-cell table:formula="of:=IF([.G283]&gt;=0;MOD([.G283];1000000000);-MOD(-[.G283];1000000000))" office:value-type="float" office:value="986080000" calcext:value-type="float">
            <text:p>986080000</text:p>
          </table:table-cell>
          <table:table-cell table:formula="of:=[.B283]+[.E283]+[.H283]" office:value-type="float" office:value="5986085" calcext:value-type="float">
            <text:p>5986085</text:p>
          </table:table-cell>
          <table:table-cell/>
          <table:table-cell table:formula="of:=[.D283]+[.L282]" office:value-type="float" office:value="33256" calcext:value-type="float">
            <text:p>33256</text:p>
          </table:table-cell>
          <table:table-cell table:formula="of:=[.$E$1]*[.L283]" office:value-type="float" office:value="5986080" calcext:value-type="float">
            <text:p>5986080</text:p>
          </table:table-cell>
          <table:table-cell table:formula="of:=[.J283]-[.M283]" office:value-type="float" office:value="5" calcext:value-type="float">
            <text:p>5</text:p>
          </table:table-cell>
          <table:table-cell table:formula="of:=[.N283]/[.M283]*1000000000" office:value-type="float" office:value="835.271162430171" calcext:value-type="float">
            <text:p>835.271162430171</text:p>
          </table:table-cell>
          <table:table-cell table:number-columns-repeated="1009"/>
        </table:table-row>
        <table:table-row table:style-name="ro1">
          <table:table-cell table:formula="of:=[.A283]" office:value-type="float" office:value="1000" calcext:value-type="float">
            <text:p>1000</text:p>
          </table:table-cell>
          <table:table-cell table:formula="of:=[.J283]" office:value-type="float" office:value="5986085" calcext:value-type="float">
            <text:p>5986085</text:p>
          </table:table-cell>
          <table:table-cell table:formula="of:=[.I283]" office:value-type="float" office:value="986080000" calcext:value-type="float">
            <text:p>986080000</text:p>
          </table:table-cell>
          <table:table-cell table:formula="of:=[.D283]" office:value-type="float" office:value="100" calcext:value-type="float">
            <text:p>100</text:p>
          </table:table-cell>
          <table:table-cell table:formula="of:=[.D284]*[.$E$2]" office:value-type="float" office:value="18000" calcext:value-type="float">
            <text:p>18000</text:p>
          </table:table-cell>
          <table:table-cell table:formula="of:=[.A284]*[.$E$2]*[.D284]" office:value-type="float" office:value="18000000" calcext:value-type="float">
            <text:p>18000000</text:p>
          </table:table-cell>
          <table:table-cell table:formula="of:=[.F284]+[.C284]" office:value-type="float" office:value="1004080000" calcext:value-type="float">
            <text:p>1004080000</text:p>
          </table:table-cell>
          <table:table-cell table:formula="of:=ROUNDDOWN(([.F284]+[.C284])/1000000000)" office:value-type="float" office:value="1" calcext:value-type="float">
            <text:p>1</text:p>
          </table:table-cell>
          <table:table-cell table:formula="of:=IF([.G284]&gt;=0;MOD([.G284];1000000000);-MOD(-[.G284];1000000000))" office:value-type="float" office:value="4080000" calcext:value-type="float">
            <text:p>4080000</text:p>
          </table:table-cell>
          <table:table-cell table:formula="of:=[.B284]+[.E284]+[.H284]" office:value-type="float" office:value="6004086" calcext:value-type="float">
            <text:p>6004086</text:p>
          </table:table-cell>
          <table:table-cell/>
          <table:table-cell table:formula="of:=[.D284]+[.L283]" office:value-type="float" office:value="33356" calcext:value-type="float">
            <text:p>33356</text:p>
          </table:table-cell>
          <table:table-cell table:formula="of:=[.$E$1]*[.L284]" office:value-type="float" office:value="6004080" calcext:value-type="float">
            <text:p>6004080</text:p>
          </table:table-cell>
          <table:table-cell table:formula="of:=[.J284]-[.M284]" office:value-type="float" office:value="6" calcext:value-type="float">
            <text:p>6</text:p>
          </table:table-cell>
          <table:table-cell table:formula="of:=[.N284]/[.M284]*1000000000" office:value-type="float" office:value="999.320462085782" calcext:value-type="float">
            <text:p>999.320462085782</text:p>
          </table:table-cell>
          <table:table-cell table:number-columns-repeated="1009"/>
        </table:table-row>
        <table:table-row table:style-name="ro1">
          <table:table-cell table:formula="of:=[.A284]" office:value-type="float" office:value="1000" calcext:value-type="float">
            <text:p>1000</text:p>
          </table:table-cell>
          <table:table-cell table:formula="of:=[.J284]" office:value-type="float" office:value="6004086" calcext:value-type="float">
            <text:p>6004086</text:p>
          </table:table-cell>
          <table:table-cell table:formula="of:=[.I284]" office:value-type="float" office:value="4080000" calcext:value-type="float">
            <text:p>4080000</text:p>
          </table:table-cell>
          <table:table-cell table:formula="of:=[.D284]" office:value-type="float" office:value="100" calcext:value-type="float">
            <text:p>100</text:p>
          </table:table-cell>
          <table:table-cell table:formula="of:=[.D285]*[.$E$2]" office:value-type="float" office:value="18000" calcext:value-type="float">
            <text:p>18000</text:p>
          </table:table-cell>
          <table:table-cell table:formula="of:=[.A285]*[.$E$2]*[.D285]" office:value-type="float" office:value="18000000" calcext:value-type="float">
            <text:p>18000000</text:p>
          </table:table-cell>
          <table:table-cell table:formula="of:=[.F285]+[.C285]" office:value-type="float" office:value="22080000" calcext:value-type="float">
            <text:p>22080000</text:p>
          </table:table-cell>
          <table:table-cell table:formula="of:=ROUNDDOWN(([.F285]+[.C285])/1000000000)" office:value-type="float" office:value="0" calcext:value-type="float">
            <text:p>0</text:p>
          </table:table-cell>
          <table:table-cell table:formula="of:=IF([.G285]&gt;=0;MOD([.G285];1000000000);-MOD(-[.G285];1000000000))" office:value-type="float" office:value="22080000" calcext:value-type="float">
            <text:p>22080000</text:p>
          </table:table-cell>
          <table:table-cell table:formula="of:=[.B285]+[.E285]+[.H285]" office:value-type="float" office:value="6022086" calcext:value-type="float">
            <text:p>6022086</text:p>
          </table:table-cell>
          <table:table-cell/>
          <table:table-cell table:formula="of:=[.D285]+[.L284]" office:value-type="float" office:value="33456" calcext:value-type="float">
            <text:p>33456</text:p>
          </table:table-cell>
          <table:table-cell table:formula="of:=[.$E$1]*[.L285]" office:value-type="float" office:value="6022080" calcext:value-type="float">
            <text:p>6022080</text:p>
          </table:table-cell>
          <table:table-cell table:formula="of:=[.J285]-[.M285]" office:value-type="float" office:value="6" calcext:value-type="float">
            <text:p>6</text:p>
          </table:table-cell>
          <table:table-cell table:formula="of:=[.N285]/[.M285]*1000000000" office:value-type="float" office:value="996.333492746692" calcext:value-type="float">
            <text:p>996.333492746692</text:p>
          </table:table-cell>
          <table:table-cell table:number-columns-repeated="1009"/>
        </table:table-row>
        <table:table-row table:style-name="ro1">
          <table:table-cell table:formula="of:=[.A285]" office:value-type="float" office:value="1000" calcext:value-type="float">
            <text:p>1000</text:p>
          </table:table-cell>
          <table:table-cell table:formula="of:=[.J285]" office:value-type="float" office:value="6022086" calcext:value-type="float">
            <text:p>6022086</text:p>
          </table:table-cell>
          <table:table-cell table:formula="of:=[.I285]" office:value-type="float" office:value="22080000" calcext:value-type="float">
            <text:p>22080000</text:p>
          </table:table-cell>
          <table:table-cell table:formula="of:=[.D285]" office:value-type="float" office:value="100" calcext:value-type="float">
            <text:p>100</text:p>
          </table:table-cell>
          <table:table-cell table:formula="of:=[.D286]*[.$E$2]" office:value-type="float" office:value="18000" calcext:value-type="float">
            <text:p>18000</text:p>
          </table:table-cell>
          <table:table-cell table:formula="of:=[.A286]*[.$E$2]*[.D286]" office:value-type="float" office:value="18000000" calcext:value-type="float">
            <text:p>18000000</text:p>
          </table:table-cell>
          <table:table-cell table:formula="of:=[.F286]+[.C286]" office:value-type="float" office:value="40080000" calcext:value-type="float">
            <text:p>40080000</text:p>
          </table:table-cell>
          <table:table-cell table:formula="of:=ROUNDDOWN(([.F286]+[.C286])/1000000000)" office:value-type="float" office:value="0" calcext:value-type="float">
            <text:p>0</text:p>
          </table:table-cell>
          <table:table-cell table:formula="of:=IF([.G286]&gt;=0;MOD([.G286];1000000000);-MOD(-[.G286];1000000000))" office:value-type="float" office:value="40080000" calcext:value-type="float">
            <text:p>40080000</text:p>
          </table:table-cell>
          <table:table-cell table:formula="of:=[.B286]+[.E286]+[.H286]" office:value-type="float" office:value="6040086" calcext:value-type="float">
            <text:p>6040086</text:p>
          </table:table-cell>
          <table:table-cell/>
          <table:table-cell table:formula="of:=[.D286]+[.L285]" office:value-type="float" office:value="33556" calcext:value-type="float">
            <text:p>33556</text:p>
          </table:table-cell>
          <table:table-cell table:formula="of:=[.$E$1]*[.L286]" office:value-type="float" office:value="6040080" calcext:value-type="float">
            <text:p>6040080</text:p>
          </table:table-cell>
          <table:table-cell table:formula="of:=[.J286]-[.M286]" office:value-type="float" office:value="6" calcext:value-type="float">
            <text:p>6</text:p>
          </table:table-cell>
          <table:table-cell table:formula="of:=[.N286]/[.M286]*1000000000" office:value-type="float" office:value="993.364326300314" calcext:value-type="float">
            <text:p>993.364326300314</text:p>
          </table:table-cell>
          <table:table-cell table:number-columns-repeated="1009"/>
        </table:table-row>
        <table:table-row table:style-name="ro1">
          <table:table-cell table:formula="of:=[.A286]" office:value-type="float" office:value="1000" calcext:value-type="float">
            <text:p>1000</text:p>
          </table:table-cell>
          <table:table-cell table:formula="of:=[.J286]" office:value-type="float" office:value="6040086" calcext:value-type="float">
            <text:p>6040086</text:p>
          </table:table-cell>
          <table:table-cell table:formula="of:=[.I286]" office:value-type="float" office:value="40080000" calcext:value-type="float">
            <text:p>40080000</text:p>
          </table:table-cell>
          <table:table-cell table:formula="of:=[.D286]" office:value-type="float" office:value="100" calcext:value-type="float">
            <text:p>100</text:p>
          </table:table-cell>
          <table:table-cell table:formula="of:=[.D287]*[.$E$2]" office:value-type="float" office:value="18000" calcext:value-type="float">
            <text:p>18000</text:p>
          </table:table-cell>
          <table:table-cell table:formula="of:=[.A287]*[.$E$2]*[.D287]" office:value-type="float" office:value="18000000" calcext:value-type="float">
            <text:p>18000000</text:p>
          </table:table-cell>
          <table:table-cell table:formula="of:=[.F287]+[.C287]" office:value-type="float" office:value="58080000" calcext:value-type="float">
            <text:p>58080000</text:p>
          </table:table-cell>
          <table:table-cell table:formula="of:=ROUNDDOWN(([.F287]+[.C287])/1000000000)" office:value-type="float" office:value="0" calcext:value-type="float">
            <text:p>0</text:p>
          </table:table-cell>
          <table:table-cell table:formula="of:=IF([.G287]&gt;=0;MOD([.G287];1000000000);-MOD(-[.G287];1000000000))" office:value-type="float" office:value="58080000" calcext:value-type="float">
            <text:p>58080000</text:p>
          </table:table-cell>
          <table:table-cell table:formula="of:=[.B287]+[.E287]+[.H287]" office:value-type="float" office:value="6058086" calcext:value-type="float">
            <text:p>6058086</text:p>
          </table:table-cell>
          <table:table-cell/>
          <table:table-cell table:formula="of:=[.D287]+[.L286]" office:value-type="float" office:value="33656" calcext:value-type="float">
            <text:p>33656</text:p>
          </table:table-cell>
          <table:table-cell table:formula="of:=[.$E$1]*[.L287]" office:value-type="float" office:value="6058080" calcext:value-type="float">
            <text:p>6058080</text:p>
          </table:table-cell>
          <table:table-cell table:formula="of:=[.J287]-[.M287]" office:value-type="float" office:value="6" calcext:value-type="float">
            <text:p>6</text:p>
          </table:table-cell>
          <table:table-cell table:formula="of:=[.N287]/[.M287]*1000000000" office:value-type="float" office:value="990.412804056731" calcext:value-type="float">
            <text:p>990.412804056731</text:p>
          </table:table-cell>
          <table:table-cell table:number-columns-repeated="1009"/>
        </table:table-row>
        <table:table-row table:style-name="ro1">
          <table:table-cell table:formula="of:=[.A287]" office:value-type="float" office:value="1000" calcext:value-type="float">
            <text:p>1000</text:p>
          </table:table-cell>
          <table:table-cell table:formula="of:=[.J287]" office:value-type="float" office:value="6058086" calcext:value-type="float">
            <text:p>6058086</text:p>
          </table:table-cell>
          <table:table-cell table:formula="of:=[.I287]" office:value-type="float" office:value="58080000" calcext:value-type="float">
            <text:p>58080000</text:p>
          </table:table-cell>
          <table:table-cell table:formula="of:=[.D287]" office:value-type="float" office:value="100" calcext:value-type="float">
            <text:p>100</text:p>
          </table:table-cell>
          <table:table-cell table:formula="of:=[.D288]*[.$E$2]" office:value-type="float" office:value="18000" calcext:value-type="float">
            <text:p>18000</text:p>
          </table:table-cell>
          <table:table-cell table:formula="of:=[.A288]*[.$E$2]*[.D288]" office:value-type="float" office:value="18000000" calcext:value-type="float">
            <text:p>18000000</text:p>
          </table:table-cell>
          <table:table-cell table:formula="of:=[.F288]+[.C288]" office:value-type="float" office:value="76080000" calcext:value-type="float">
            <text:p>76080000</text:p>
          </table:table-cell>
          <table:table-cell table:formula="of:=ROUNDDOWN(([.F288]+[.C288])/1000000000)" office:value-type="float" office:value="0" calcext:value-type="float">
            <text:p>0</text:p>
          </table:table-cell>
          <table:table-cell table:formula="of:=IF([.G288]&gt;=0;MOD([.G288];1000000000);-MOD(-[.G288];1000000000))" office:value-type="float" office:value="76080000" calcext:value-type="float">
            <text:p>76080000</text:p>
          </table:table-cell>
          <table:table-cell table:formula="of:=[.B288]+[.E288]+[.H288]" office:value-type="float" office:value="6076086" calcext:value-type="float">
            <text:p>6076086</text:p>
          </table:table-cell>
          <table:table-cell/>
          <table:table-cell table:formula="of:=[.D288]+[.L287]" office:value-type="float" office:value="33756" calcext:value-type="float">
            <text:p>33756</text:p>
          </table:table-cell>
          <table:table-cell table:formula="of:=[.$E$1]*[.L288]" office:value-type="float" office:value="6076080" calcext:value-type="float">
            <text:p>6076080</text:p>
          </table:table-cell>
          <table:table-cell table:formula="of:=[.J288]-[.M288]" office:value-type="float" office:value="6" calcext:value-type="float">
            <text:p>6</text:p>
          </table:table-cell>
          <table:table-cell table:formula="of:=[.N288]/[.M288]*1000000000" office:value-type="float" office:value="987.478769206462" calcext:value-type="float">
            <text:p>987.478769206462</text:p>
          </table:table-cell>
          <table:table-cell table:number-columns-repeated="1009"/>
        </table:table-row>
        <table:table-row table:style-name="ro1">
          <table:table-cell table:formula="of:=[.A288]" office:value-type="float" office:value="1000" calcext:value-type="float">
            <text:p>1000</text:p>
          </table:table-cell>
          <table:table-cell table:formula="of:=[.J288]" office:value-type="float" office:value="6076086" calcext:value-type="float">
            <text:p>6076086</text:p>
          </table:table-cell>
          <table:table-cell table:formula="of:=[.I288]" office:value-type="float" office:value="76080000" calcext:value-type="float">
            <text:p>76080000</text:p>
          </table:table-cell>
          <table:table-cell table:formula="of:=[.D288]" office:value-type="float" office:value="100" calcext:value-type="float">
            <text:p>100</text:p>
          </table:table-cell>
          <table:table-cell table:formula="of:=[.D289]*[.$E$2]" office:value-type="float" office:value="18000" calcext:value-type="float">
            <text:p>18000</text:p>
          </table:table-cell>
          <table:table-cell table:formula="of:=[.A289]*[.$E$2]*[.D289]" office:value-type="float" office:value="18000000" calcext:value-type="float">
            <text:p>18000000</text:p>
          </table:table-cell>
          <table:table-cell table:formula="of:=[.F289]+[.C289]" office:value-type="float" office:value="94080000" calcext:value-type="float">
            <text:p>94080000</text:p>
          </table:table-cell>
          <table:table-cell table:formula="of:=ROUNDDOWN(([.F289]+[.C289])/1000000000)" office:value-type="float" office:value="0" calcext:value-type="float">
            <text:p>0</text:p>
          </table:table-cell>
          <table:table-cell table:formula="of:=IF([.G289]&gt;=0;MOD([.G289];1000000000);-MOD(-[.G289];1000000000))" office:value-type="float" office:value="94080000" calcext:value-type="float">
            <text:p>94080000</text:p>
          </table:table-cell>
          <table:table-cell table:formula="of:=[.B289]+[.E289]+[.H289]" office:value-type="float" office:value="6094086" calcext:value-type="float">
            <text:p>6094086</text:p>
          </table:table-cell>
          <table:table-cell/>
          <table:table-cell table:formula="of:=[.D289]+[.L288]" office:value-type="float" office:value="33856" calcext:value-type="float">
            <text:p>33856</text:p>
          </table:table-cell>
          <table:table-cell table:formula="of:=[.$E$1]*[.L289]" office:value-type="float" office:value="6094080" calcext:value-type="float">
            <text:p>6094080</text:p>
          </table:table-cell>
          <table:table-cell table:formula="of:=[.J289]-[.M289]" office:value-type="float" office:value="6" calcext:value-type="float">
            <text:p>6</text:p>
          </table:table-cell>
          <table:table-cell table:formula="of:=[.N289]/[.M289]*1000000000" office:value-type="float" office:value="984.562066792691" calcext:value-type="float">
            <text:p>984.562066792691</text:p>
          </table:table-cell>
          <table:table-cell table:number-columns-repeated="1009"/>
        </table:table-row>
        <table:table-row table:style-name="ro1">
          <table:table-cell table:formula="of:=[.A289]" office:value-type="float" office:value="1000" calcext:value-type="float">
            <text:p>1000</text:p>
          </table:table-cell>
          <table:table-cell table:formula="of:=[.J289]" office:value-type="float" office:value="6094086" calcext:value-type="float">
            <text:p>6094086</text:p>
          </table:table-cell>
          <table:table-cell table:formula="of:=[.I289]" office:value-type="float" office:value="94080000" calcext:value-type="float">
            <text:p>94080000</text:p>
          </table:table-cell>
          <table:table-cell table:formula="of:=[.D289]" office:value-type="float" office:value="100" calcext:value-type="float">
            <text:p>100</text:p>
          </table:table-cell>
          <table:table-cell table:formula="of:=[.D290]*[.$E$2]" office:value-type="float" office:value="18000" calcext:value-type="float">
            <text:p>18000</text:p>
          </table:table-cell>
          <table:table-cell table:formula="of:=[.A290]*[.$E$2]*[.D290]" office:value-type="float" office:value="18000000" calcext:value-type="float">
            <text:p>18000000</text:p>
          </table:table-cell>
          <table:table-cell table:formula="of:=[.F290]+[.C290]" office:value-type="float" office:value="112080000" calcext:value-type="float">
            <text:p>112080000</text:p>
          </table:table-cell>
          <table:table-cell table:formula="of:=ROUNDDOWN(([.F290]+[.C290])/1000000000)" office:value-type="float" office:value="0" calcext:value-type="float">
            <text:p>0</text:p>
          </table:table-cell>
          <table:table-cell table:formula="of:=IF([.G290]&gt;=0;MOD([.G290];1000000000);-MOD(-[.G290];1000000000))" office:value-type="float" office:value="112080000" calcext:value-type="float">
            <text:p>112080000</text:p>
          </table:table-cell>
          <table:table-cell table:formula="of:=[.B290]+[.E290]+[.H290]" office:value-type="float" office:value="6112086" calcext:value-type="float">
            <text:p>6112086</text:p>
          </table:table-cell>
          <table:table-cell/>
          <table:table-cell table:formula="of:=[.D290]+[.L289]" office:value-type="float" office:value="33956" calcext:value-type="float">
            <text:p>33956</text:p>
          </table:table-cell>
          <table:table-cell table:formula="of:=[.$E$1]*[.L290]" office:value-type="float" office:value="6112080" calcext:value-type="float">
            <text:p>6112080</text:p>
          </table:table-cell>
          <table:table-cell table:formula="of:=[.J290]-[.M290]" office:value-type="float" office:value="6" calcext:value-type="float">
            <text:p>6</text:p>
          </table:table-cell>
          <table:table-cell table:formula="of:=[.N290]/[.M290]*1000000000" office:value-type="float" office:value="981.662543683983" calcext:value-type="float">
            <text:p>981.662543683983</text:p>
          </table:table-cell>
          <table:table-cell table:number-columns-repeated="1009"/>
        </table:table-row>
        <table:table-row table:style-name="ro1">
          <table:table-cell table:formula="of:=[.A290]" office:value-type="float" office:value="1000" calcext:value-type="float">
            <text:p>1000</text:p>
          </table:table-cell>
          <table:table-cell table:formula="of:=[.J290]" office:value-type="float" office:value="6112086" calcext:value-type="float">
            <text:p>6112086</text:p>
          </table:table-cell>
          <table:table-cell table:formula="of:=[.I290]" office:value-type="float" office:value="112080000" calcext:value-type="float">
            <text:p>112080000</text:p>
          </table:table-cell>
          <table:table-cell table:formula="of:=[.D290]" office:value-type="float" office:value="100" calcext:value-type="float">
            <text:p>100</text:p>
          </table:table-cell>
          <table:table-cell table:formula="of:=[.D291]*[.$E$2]" office:value-type="float" office:value="18000" calcext:value-type="float">
            <text:p>18000</text:p>
          </table:table-cell>
          <table:table-cell table:formula="of:=[.A291]*[.$E$2]*[.D291]" office:value-type="float" office:value="18000000" calcext:value-type="float">
            <text:p>18000000</text:p>
          </table:table-cell>
          <table:table-cell table:formula="of:=[.F291]+[.C291]" office:value-type="float" office:value="130080000" calcext:value-type="float">
            <text:p>130080000</text:p>
          </table:table-cell>
          <table:table-cell table:formula="of:=ROUNDDOWN(([.F291]+[.C291])/1000000000)" office:value-type="float" office:value="0" calcext:value-type="float">
            <text:p>0</text:p>
          </table:table-cell>
          <table:table-cell table:formula="of:=IF([.G291]&gt;=0;MOD([.G291];1000000000);-MOD(-[.G291];1000000000))" office:value-type="float" office:value="130080000" calcext:value-type="float">
            <text:p>130080000</text:p>
          </table:table-cell>
          <table:table-cell table:formula="of:=[.B291]+[.E291]+[.H291]" office:value-type="float" office:value="6130086" calcext:value-type="float">
            <text:p>6130086</text:p>
          </table:table-cell>
          <table:table-cell/>
          <table:table-cell table:formula="of:=[.D291]+[.L290]" office:value-type="float" office:value="34056" calcext:value-type="float">
            <text:p>34056</text:p>
          </table:table-cell>
          <table:table-cell table:formula="of:=[.$E$1]*[.L291]" office:value-type="float" office:value="6130080" calcext:value-type="float">
            <text:p>6130080</text:p>
          </table:table-cell>
          <table:table-cell table:formula="of:=[.J291]-[.M291]" office:value-type="float" office:value="6" calcext:value-type="float">
            <text:p>6</text:p>
          </table:table-cell>
          <table:table-cell table:formula="of:=[.N291]/[.M291]*1000000000" office:value-type="float" office:value="978.78004854749" calcext:value-type="float">
            <text:p>978.78004854749</text:p>
          </table:table-cell>
          <table:table-cell table:number-columns-repeated="1009"/>
        </table:table-row>
        <table:table-row table:style-name="ro1">
          <table:table-cell table:formula="of:=[.A291]" office:value-type="float" office:value="1000" calcext:value-type="float">
            <text:p>1000</text:p>
          </table:table-cell>
          <table:table-cell table:formula="of:=[.J291]" office:value-type="float" office:value="6130086" calcext:value-type="float">
            <text:p>6130086</text:p>
          </table:table-cell>
          <table:table-cell table:formula="of:=[.I291]" office:value-type="float" office:value="130080000" calcext:value-type="float">
            <text:p>130080000</text:p>
          </table:table-cell>
          <table:table-cell table:formula="of:=[.D291]" office:value-type="float" office:value="100" calcext:value-type="float">
            <text:p>100</text:p>
          </table:table-cell>
          <table:table-cell table:formula="of:=[.D292]*[.$E$2]" office:value-type="float" office:value="18000" calcext:value-type="float">
            <text:p>18000</text:p>
          </table:table-cell>
          <table:table-cell table:formula="of:=[.A292]*[.$E$2]*[.D292]" office:value-type="float" office:value="18000000" calcext:value-type="float">
            <text:p>18000000</text:p>
          </table:table-cell>
          <table:table-cell table:formula="of:=[.F292]+[.C292]" office:value-type="float" office:value="148080000" calcext:value-type="float">
            <text:p>148080000</text:p>
          </table:table-cell>
          <table:table-cell table:formula="of:=ROUNDDOWN(([.F292]+[.C292])/1000000000)" office:value-type="float" office:value="0" calcext:value-type="float">
            <text:p>0</text:p>
          </table:table-cell>
          <table:table-cell table:formula="of:=IF([.G292]&gt;=0;MOD([.G292];1000000000);-MOD(-[.G292];1000000000))" office:value-type="float" office:value="148080000" calcext:value-type="float">
            <text:p>148080000</text:p>
          </table:table-cell>
          <table:table-cell table:formula="of:=[.B292]+[.E292]+[.H292]" office:value-type="float" office:value="6148086" calcext:value-type="float">
            <text:p>6148086</text:p>
          </table:table-cell>
          <table:table-cell/>
          <table:table-cell table:formula="of:=[.D292]+[.L291]" office:value-type="float" office:value="34156" calcext:value-type="float">
            <text:p>34156</text:p>
          </table:table-cell>
          <table:table-cell table:formula="of:=[.$E$1]*[.L292]" office:value-type="float" office:value="6148080" calcext:value-type="float">
            <text:p>6148080</text:p>
          </table:table-cell>
          <table:table-cell table:formula="of:=[.J292]-[.M292]" office:value-type="float" office:value="6" calcext:value-type="float">
            <text:p>6</text:p>
          </table:table-cell>
          <table:table-cell table:formula="of:=[.N292]/[.M292]*1000000000" office:value-type="float" office:value="975.914431822618" calcext:value-type="float">
            <text:p>975.914431822618</text:p>
          </table:table-cell>
          <table:table-cell table:number-columns-repeated="1009"/>
        </table:table-row>
        <table:table-row table:style-name="ro1">
          <table:table-cell table:formula="of:=[.A292]" office:value-type="float" office:value="1000" calcext:value-type="float">
            <text:p>1000</text:p>
          </table:table-cell>
          <table:table-cell table:formula="of:=[.J292]" office:value-type="float" office:value="6148086" calcext:value-type="float">
            <text:p>6148086</text:p>
          </table:table-cell>
          <table:table-cell table:formula="of:=[.I292]" office:value-type="float" office:value="148080000" calcext:value-type="float">
            <text:p>148080000</text:p>
          </table:table-cell>
          <table:table-cell table:formula="of:=[.D292]" office:value-type="float" office:value="100" calcext:value-type="float">
            <text:p>100</text:p>
          </table:table-cell>
          <table:table-cell table:formula="of:=[.D293]*[.$E$2]" office:value-type="float" office:value="18000" calcext:value-type="float">
            <text:p>18000</text:p>
          </table:table-cell>
          <table:table-cell table:formula="of:=[.A293]*[.$E$2]*[.D293]" office:value-type="float" office:value="18000000" calcext:value-type="float">
            <text:p>18000000</text:p>
          </table:table-cell>
          <table:table-cell table:formula="of:=[.F293]+[.C293]" office:value-type="float" office:value="166080000" calcext:value-type="float">
            <text:p>166080000</text:p>
          </table:table-cell>
          <table:table-cell table:formula="of:=ROUNDDOWN(([.F293]+[.C293])/1000000000)" office:value-type="float" office:value="0" calcext:value-type="float">
            <text:p>0</text:p>
          </table:table-cell>
          <table:table-cell table:formula="of:=IF([.G293]&gt;=0;MOD([.G293];1000000000);-MOD(-[.G293];1000000000))" office:value-type="float" office:value="166080000" calcext:value-type="float">
            <text:p>166080000</text:p>
          </table:table-cell>
          <table:table-cell table:formula="of:=[.B293]+[.E293]+[.H293]" office:value-type="float" office:value="6166086" calcext:value-type="float">
            <text:p>6166086</text:p>
          </table:table-cell>
          <table:table-cell/>
          <table:table-cell table:formula="of:=[.D293]+[.L292]" office:value-type="float" office:value="34256" calcext:value-type="float">
            <text:p>34256</text:p>
          </table:table-cell>
          <table:table-cell table:formula="of:=[.$E$1]*[.L293]" office:value-type="float" office:value="6166080" calcext:value-type="float">
            <text:p>6166080</text:p>
          </table:table-cell>
          <table:table-cell table:formula="of:=[.J293]-[.M293]" office:value-type="float" office:value="6" calcext:value-type="float">
            <text:p>6</text:p>
          </table:table-cell>
          <table:table-cell table:formula="of:=[.N293]/[.M293]*1000000000" office:value-type="float" office:value="973.065545695158" calcext:value-type="float">
            <text:p>973.065545695158</text:p>
          </table:table-cell>
          <table:table-cell table:number-columns-repeated="1009"/>
        </table:table-row>
        <table:table-row table:style-name="ro1">
          <table:table-cell table:formula="of:=[.A293]" office:value-type="float" office:value="1000" calcext:value-type="float">
            <text:p>1000</text:p>
          </table:table-cell>
          <table:table-cell table:formula="of:=[.J293]" office:value-type="float" office:value="6166086" calcext:value-type="float">
            <text:p>6166086</text:p>
          </table:table-cell>
          <table:table-cell table:formula="of:=[.I293]" office:value-type="float" office:value="166080000" calcext:value-type="float">
            <text:p>166080000</text:p>
          </table:table-cell>
          <table:table-cell table:formula="of:=[.D293]" office:value-type="float" office:value="100" calcext:value-type="float">
            <text:p>100</text:p>
          </table:table-cell>
          <table:table-cell table:formula="of:=[.D294]*[.$E$2]" office:value-type="float" office:value="18000" calcext:value-type="float">
            <text:p>18000</text:p>
          </table:table-cell>
          <table:table-cell table:formula="of:=[.A294]*[.$E$2]*[.D294]" office:value-type="float" office:value="18000000" calcext:value-type="float">
            <text:p>18000000</text:p>
          </table:table-cell>
          <table:table-cell table:formula="of:=[.F294]+[.C294]" office:value-type="float" office:value="184080000" calcext:value-type="float">
            <text:p>184080000</text:p>
          </table:table-cell>
          <table:table-cell table:formula="of:=ROUNDDOWN(([.F294]+[.C294])/1000000000)" office:value-type="float" office:value="0" calcext:value-type="float">
            <text:p>0</text:p>
          </table:table-cell>
          <table:table-cell table:formula="of:=IF([.G294]&gt;=0;MOD([.G294];1000000000);-MOD(-[.G294];1000000000))" office:value-type="float" office:value="184080000" calcext:value-type="float">
            <text:p>184080000</text:p>
          </table:table-cell>
          <table:table-cell table:formula="of:=[.B294]+[.E294]+[.H294]" office:value-type="float" office:value="6184086" calcext:value-type="float">
            <text:p>6184086</text:p>
          </table:table-cell>
          <table:table-cell/>
          <table:table-cell table:formula="of:=[.D294]+[.L293]" office:value-type="float" office:value="34356" calcext:value-type="float">
            <text:p>34356</text:p>
          </table:table-cell>
          <table:table-cell table:formula="of:=[.$E$1]*[.L294]" office:value-type="float" office:value="6184080" calcext:value-type="float">
            <text:p>6184080</text:p>
          </table:table-cell>
          <table:table-cell table:formula="of:=[.J294]-[.M294]" office:value-type="float" office:value="6" calcext:value-type="float">
            <text:p>6</text:p>
          </table:table-cell>
          <table:table-cell table:formula="of:=[.N294]/[.M294]*1000000000" office:value-type="float" office:value="970.233244071875" calcext:value-type="float">
            <text:p>970.233244071875</text:p>
          </table:table-cell>
          <table:table-cell table:number-columns-repeated="1009"/>
        </table:table-row>
        <table:table-row table:style-name="ro1">
          <table:table-cell table:formula="of:=[.A294]" office:value-type="float" office:value="1000" calcext:value-type="float">
            <text:p>1000</text:p>
          </table:table-cell>
          <table:table-cell table:formula="of:=[.J294]" office:value-type="float" office:value="6184086" calcext:value-type="float">
            <text:p>6184086</text:p>
          </table:table-cell>
          <table:table-cell table:formula="of:=[.I294]" office:value-type="float" office:value="184080000" calcext:value-type="float">
            <text:p>184080000</text:p>
          </table:table-cell>
          <table:table-cell table:formula="of:=[.D294]" office:value-type="float" office:value="100" calcext:value-type="float">
            <text:p>100</text:p>
          </table:table-cell>
          <table:table-cell table:formula="of:=[.D295]*[.$E$2]" office:value-type="float" office:value="18000" calcext:value-type="float">
            <text:p>18000</text:p>
          </table:table-cell>
          <table:table-cell table:formula="of:=[.A295]*[.$E$2]*[.D295]" office:value-type="float" office:value="18000000" calcext:value-type="float">
            <text:p>18000000</text:p>
          </table:table-cell>
          <table:table-cell table:formula="of:=[.F295]+[.C295]" office:value-type="float" office:value="202080000" calcext:value-type="float">
            <text:p>202080000</text:p>
          </table:table-cell>
          <table:table-cell table:formula="of:=ROUNDDOWN(([.F295]+[.C295])/1000000000)" office:value-type="float" office:value="0" calcext:value-type="float">
            <text:p>0</text:p>
          </table:table-cell>
          <table:table-cell table:formula="of:=IF([.G295]&gt;=0;MOD([.G295];1000000000);-MOD(-[.G295];1000000000))" office:value-type="float" office:value="202080000" calcext:value-type="float">
            <text:p>202080000</text:p>
          </table:table-cell>
          <table:table-cell table:formula="of:=[.B295]+[.E295]+[.H295]" office:value-type="float" office:value="6202086" calcext:value-type="float">
            <text:p>6202086</text:p>
          </table:table-cell>
          <table:table-cell/>
          <table:table-cell table:formula="of:=[.D295]+[.L294]" office:value-type="float" office:value="34456" calcext:value-type="float">
            <text:p>34456</text:p>
          </table:table-cell>
          <table:table-cell table:formula="of:=[.$E$1]*[.L295]" office:value-type="float" office:value="6202080" calcext:value-type="float">
            <text:p>6202080</text:p>
          </table:table-cell>
          <table:table-cell table:formula="of:=[.J295]-[.M295]" office:value-type="float" office:value="6" calcext:value-type="float">
            <text:p>6</text:p>
          </table:table-cell>
          <table:table-cell table:formula="of:=[.N295]/[.M295]*1000000000" office:value-type="float" office:value="967.41738255553" calcext:value-type="float">
            <text:p>967.41738255553</text:p>
          </table:table-cell>
          <table:table-cell table:number-columns-repeated="1009"/>
        </table:table-row>
        <table:table-row table:style-name="ro1">
          <table:table-cell table:formula="of:=[.A295]" office:value-type="float" office:value="1000" calcext:value-type="float">
            <text:p>1000</text:p>
          </table:table-cell>
          <table:table-cell table:formula="of:=[.J295]" office:value-type="float" office:value="6202086" calcext:value-type="float">
            <text:p>6202086</text:p>
          </table:table-cell>
          <table:table-cell table:formula="of:=[.I295]" office:value-type="float" office:value="202080000" calcext:value-type="float">
            <text:p>202080000</text:p>
          </table:table-cell>
          <table:table-cell table:formula="of:=[.D295]" office:value-type="float" office:value="100" calcext:value-type="float">
            <text:p>100</text:p>
          </table:table-cell>
          <table:table-cell table:formula="of:=[.D296]*[.$E$2]" office:value-type="float" office:value="18000" calcext:value-type="float">
            <text:p>18000</text:p>
          </table:table-cell>
          <table:table-cell table:formula="of:=[.A296]*[.$E$2]*[.D296]" office:value-type="float" office:value="18000000" calcext:value-type="float">
            <text:p>18000000</text:p>
          </table:table-cell>
          <table:table-cell table:formula="of:=[.F296]+[.C296]" office:value-type="float" office:value="220080000" calcext:value-type="float">
            <text:p>220080000</text:p>
          </table:table-cell>
          <table:table-cell table:formula="of:=ROUNDDOWN(([.F296]+[.C296])/1000000000)" office:value-type="float" office:value="0" calcext:value-type="float">
            <text:p>0</text:p>
          </table:table-cell>
          <table:table-cell table:formula="of:=IF([.G296]&gt;=0;MOD([.G296];1000000000);-MOD(-[.G296];1000000000))" office:value-type="float" office:value="220080000" calcext:value-type="float">
            <text:p>220080000</text:p>
          </table:table-cell>
          <table:table-cell table:formula="of:=[.B296]+[.E296]+[.H296]" office:value-type="float" office:value="6220086" calcext:value-type="float">
            <text:p>6220086</text:p>
          </table:table-cell>
          <table:table-cell/>
          <table:table-cell table:formula="of:=[.D296]+[.L295]" office:value-type="float" office:value="34556" calcext:value-type="float">
            <text:p>34556</text:p>
          </table:table-cell>
          <table:table-cell table:formula="of:=[.$E$1]*[.L296]" office:value-type="float" office:value="6220080" calcext:value-type="float">
            <text:p>6220080</text:p>
          </table:table-cell>
          <table:table-cell table:formula="of:=[.J296]-[.M296]" office:value-type="float" office:value="6" calcext:value-type="float">
            <text:p>6</text:p>
          </table:table-cell>
          <table:table-cell table:formula="of:=[.N296]/[.M296]*1000000000" office:value-type="float" office:value="964.617818420342" calcext:value-type="float">
            <text:p>964.617818420342</text:p>
          </table:table-cell>
          <table:table-cell table:number-columns-repeated="1009"/>
        </table:table-row>
        <table:table-row table:style-name="ro1">
          <table:table-cell table:formula="of:=[.A296]" office:value-type="float" office:value="1000" calcext:value-type="float">
            <text:p>1000</text:p>
          </table:table-cell>
          <table:table-cell table:formula="of:=[.J296]" office:value-type="float" office:value="6220086" calcext:value-type="float">
            <text:p>6220086</text:p>
          </table:table-cell>
          <table:table-cell table:formula="of:=[.I296]" office:value-type="float" office:value="220080000" calcext:value-type="float">
            <text:p>220080000</text:p>
          </table:table-cell>
          <table:table-cell table:formula="of:=[.D296]" office:value-type="float" office:value="100" calcext:value-type="float">
            <text:p>100</text:p>
          </table:table-cell>
          <table:table-cell table:formula="of:=[.D297]*[.$E$2]" office:value-type="float" office:value="18000" calcext:value-type="float">
            <text:p>18000</text:p>
          </table:table-cell>
          <table:table-cell table:formula="of:=[.A297]*[.$E$2]*[.D297]" office:value-type="float" office:value="18000000" calcext:value-type="float">
            <text:p>18000000</text:p>
          </table:table-cell>
          <table:table-cell table:formula="of:=[.F297]+[.C297]" office:value-type="float" office:value="238080000" calcext:value-type="float">
            <text:p>238080000</text:p>
          </table:table-cell>
          <table:table-cell table:formula="of:=ROUNDDOWN(([.F297]+[.C297])/1000000000)" office:value-type="float" office:value="0" calcext:value-type="float">
            <text:p>0</text:p>
          </table:table-cell>
          <table:table-cell table:formula="of:=IF([.G297]&gt;=0;MOD([.G297];1000000000);-MOD(-[.G297];1000000000))" office:value-type="float" office:value="238080000" calcext:value-type="float">
            <text:p>238080000</text:p>
          </table:table-cell>
          <table:table-cell table:formula="of:=[.B297]+[.E297]+[.H297]" office:value-type="float" office:value="6238086" calcext:value-type="float">
            <text:p>6238086</text:p>
          </table:table-cell>
          <table:table-cell/>
          <table:table-cell table:formula="of:=[.D297]+[.L296]" office:value-type="float" office:value="34656" calcext:value-type="float">
            <text:p>34656</text:p>
          </table:table-cell>
          <table:table-cell table:formula="of:=[.$E$1]*[.L297]" office:value-type="float" office:value="6238080" calcext:value-type="float">
            <text:p>6238080</text:p>
          </table:table-cell>
          <table:table-cell table:formula="of:=[.J297]-[.M297]" office:value-type="float" office:value="6" calcext:value-type="float">
            <text:p>6</text:p>
          </table:table-cell>
          <table:table-cell table:formula="of:=[.N297]/[.M297]*1000000000" office:value-type="float" office:value="961.834410587873" calcext:value-type="float">
            <text:p>961.834410587873</text:p>
          </table:table-cell>
          <table:table-cell table:number-columns-repeated="1009"/>
        </table:table-row>
        <table:table-row table:style-name="ro1">
          <table:table-cell table:formula="of:=[.A297]" office:value-type="float" office:value="1000" calcext:value-type="float">
            <text:p>1000</text:p>
          </table:table-cell>
          <table:table-cell table:formula="of:=[.J297]" office:value-type="float" office:value="6238086" calcext:value-type="float">
            <text:p>6238086</text:p>
          </table:table-cell>
          <table:table-cell table:formula="of:=[.I297]" office:value-type="float" office:value="238080000" calcext:value-type="float">
            <text:p>238080000</text:p>
          </table:table-cell>
          <table:table-cell table:formula="of:=[.D297]" office:value-type="float" office:value="100" calcext:value-type="float">
            <text:p>100</text:p>
          </table:table-cell>
          <table:table-cell table:formula="of:=[.D298]*[.$E$2]" office:value-type="float" office:value="18000" calcext:value-type="float">
            <text:p>18000</text:p>
          </table:table-cell>
          <table:table-cell table:formula="of:=[.A298]*[.$E$2]*[.D298]" office:value-type="float" office:value="18000000" calcext:value-type="float">
            <text:p>18000000</text:p>
          </table:table-cell>
          <table:table-cell table:formula="of:=[.F298]+[.C298]" office:value-type="float" office:value="256080000" calcext:value-type="float">
            <text:p>256080000</text:p>
          </table:table-cell>
          <table:table-cell table:formula="of:=ROUNDDOWN(([.F298]+[.C298])/1000000000)" office:value-type="float" office:value="0" calcext:value-type="float">
            <text:p>0</text:p>
          </table:table-cell>
          <table:table-cell table:formula="of:=IF([.G298]&gt;=0;MOD([.G298];1000000000);-MOD(-[.G298];1000000000))" office:value-type="float" office:value="256080000" calcext:value-type="float">
            <text:p>256080000</text:p>
          </table:table-cell>
          <table:table-cell table:formula="of:=[.B298]+[.E298]+[.H298]" office:value-type="float" office:value="6256086" calcext:value-type="float">
            <text:p>6256086</text:p>
          </table:table-cell>
          <table:table-cell/>
          <table:table-cell table:formula="of:=[.D298]+[.L297]" office:value-type="float" office:value="34756" calcext:value-type="float">
            <text:p>34756</text:p>
          </table:table-cell>
          <table:table-cell table:formula="of:=[.$E$1]*[.L298]" office:value-type="float" office:value="6256080" calcext:value-type="float">
            <text:p>6256080</text:p>
          </table:table-cell>
          <table:table-cell table:formula="of:=[.J298]-[.M298]" office:value-type="float" office:value="6" calcext:value-type="float">
            <text:p>6</text:p>
          </table:table-cell>
          <table:table-cell table:formula="of:=[.N298]/[.M298]*1000000000" office:value-type="float" office:value="959.06701960333" calcext:value-type="float">
            <text:p>959.06701960333</text:p>
          </table:table-cell>
          <table:table-cell table:number-columns-repeated="1009"/>
        </table:table-row>
        <table:table-row table:style-name="ro1">
          <table:table-cell table:formula="of:=[.A298]" office:value-type="float" office:value="1000" calcext:value-type="float">
            <text:p>1000</text:p>
          </table:table-cell>
          <table:table-cell table:formula="of:=[.J298]" office:value-type="float" office:value="6256086" calcext:value-type="float">
            <text:p>6256086</text:p>
          </table:table-cell>
          <table:table-cell table:formula="of:=[.I298]" office:value-type="float" office:value="256080000" calcext:value-type="float">
            <text:p>256080000</text:p>
          </table:table-cell>
          <table:table-cell table:formula="of:=[.D298]" office:value-type="float" office:value="100" calcext:value-type="float">
            <text:p>100</text:p>
          </table:table-cell>
          <table:table-cell table:formula="of:=[.D299]*[.$E$2]" office:value-type="float" office:value="18000" calcext:value-type="float">
            <text:p>18000</text:p>
          </table:table-cell>
          <table:table-cell table:formula="of:=[.A299]*[.$E$2]*[.D299]" office:value-type="float" office:value="18000000" calcext:value-type="float">
            <text:p>18000000</text:p>
          </table:table-cell>
          <table:table-cell table:formula="of:=[.F299]+[.C299]" office:value-type="float" office:value="274080000" calcext:value-type="float">
            <text:p>274080000</text:p>
          </table:table-cell>
          <table:table-cell table:formula="of:=ROUNDDOWN(([.F299]+[.C299])/1000000000)" office:value-type="float" office:value="0" calcext:value-type="float">
            <text:p>0</text:p>
          </table:table-cell>
          <table:table-cell table:formula="of:=IF([.G299]&gt;=0;MOD([.G299];1000000000);-MOD(-[.G299];1000000000))" office:value-type="float" office:value="274080000" calcext:value-type="float">
            <text:p>274080000</text:p>
          </table:table-cell>
          <table:table-cell table:formula="of:=[.B299]+[.E299]+[.H299]" office:value-type="float" office:value="6274086" calcext:value-type="float">
            <text:p>6274086</text:p>
          </table:table-cell>
          <table:table-cell/>
          <table:table-cell table:formula="of:=[.D299]+[.L298]" office:value-type="float" office:value="34856" calcext:value-type="float">
            <text:p>34856</text:p>
          </table:table-cell>
          <table:table-cell table:formula="of:=[.$E$1]*[.L299]" office:value-type="float" office:value="6274080" calcext:value-type="float">
            <text:p>6274080</text:p>
          </table:table-cell>
          <table:table-cell table:formula="of:=[.J299]-[.M299]" office:value-type="float" office:value="6" calcext:value-type="float">
            <text:p>6</text:p>
          </table:table-cell>
          <table:table-cell table:formula="of:=[.N299]/[.M299]*1000000000" office:value-type="float" office:value="956.315507612272" calcext:value-type="float">
            <text:p>956.315507612272</text:p>
          </table:table-cell>
          <table:table-cell table:number-columns-repeated="1009"/>
        </table:table-row>
        <table:table-row table:style-name="ro1">
          <table:table-cell table:formula="of:=[.A299]" office:value-type="float" office:value="1000" calcext:value-type="float">
            <text:p>1000</text:p>
          </table:table-cell>
          <table:table-cell table:formula="of:=[.J299]" office:value-type="float" office:value="6274086" calcext:value-type="float">
            <text:p>6274086</text:p>
          </table:table-cell>
          <table:table-cell table:formula="of:=[.I299]" office:value-type="float" office:value="274080000" calcext:value-type="float">
            <text:p>274080000</text:p>
          </table:table-cell>
          <table:table-cell table:formula="of:=[.D299]" office:value-type="float" office:value="100" calcext:value-type="float">
            <text:p>100</text:p>
          </table:table-cell>
          <table:table-cell table:formula="of:=[.D300]*[.$E$2]" office:value-type="float" office:value="18000" calcext:value-type="float">
            <text:p>18000</text:p>
          </table:table-cell>
          <table:table-cell table:formula="of:=[.A300]*[.$E$2]*[.D300]" office:value-type="float" office:value="18000000" calcext:value-type="float">
            <text:p>18000000</text:p>
          </table:table-cell>
          <table:table-cell table:formula="of:=[.F300]+[.C300]" office:value-type="float" office:value="292080000" calcext:value-type="float">
            <text:p>292080000</text:p>
          </table:table-cell>
          <table:table-cell table:formula="of:=ROUNDDOWN(([.F300]+[.C300])/1000000000)" office:value-type="float" office:value="0" calcext:value-type="float">
            <text:p>0</text:p>
          </table:table-cell>
          <table:table-cell table:formula="of:=IF([.G300]&gt;=0;MOD([.G300];1000000000);-MOD(-[.G300];1000000000))" office:value-type="float" office:value="292080000" calcext:value-type="float">
            <text:p>292080000</text:p>
          </table:table-cell>
          <table:table-cell table:formula="of:=[.B300]+[.E300]+[.H300]" office:value-type="float" office:value="6292086" calcext:value-type="float">
            <text:p>6292086</text:p>
          </table:table-cell>
          <table:table-cell/>
          <table:table-cell table:formula="of:=[.D300]+[.L299]" office:value-type="float" office:value="34956" calcext:value-type="float">
            <text:p>34956</text:p>
          </table:table-cell>
          <table:table-cell table:formula="of:=[.$E$1]*[.L300]" office:value-type="float" office:value="6292080" calcext:value-type="float">
            <text:p>6292080</text:p>
          </table:table-cell>
          <table:table-cell table:formula="of:=[.J300]-[.M300]" office:value-type="float" office:value="6" calcext:value-type="float">
            <text:p>6</text:p>
          </table:table-cell>
          <table:table-cell table:formula="of:=[.N300]/[.M300]*1000000000" office:value-type="float" office:value="953.57973833772" calcext:value-type="float">
            <text:p>953.57973833772</text:p>
          </table:table-cell>
          <table:table-cell table:number-columns-repeated="1009"/>
        </table:table-row>
        <table:table-row table:style-name="ro1">
          <table:table-cell table:formula="of:=[.A300]" office:value-type="float" office:value="1000" calcext:value-type="float">
            <text:p>1000</text:p>
          </table:table-cell>
          <table:table-cell table:formula="of:=[.J300]" office:value-type="float" office:value="6292086" calcext:value-type="float">
            <text:p>6292086</text:p>
          </table:table-cell>
          <table:table-cell table:formula="of:=[.I300]" office:value-type="float" office:value="292080000" calcext:value-type="float">
            <text:p>292080000</text:p>
          </table:table-cell>
          <table:table-cell table:formula="of:=[.D300]" office:value-type="float" office:value="100" calcext:value-type="float">
            <text:p>100</text:p>
          </table:table-cell>
          <table:table-cell table:formula="of:=[.D301]*[.$E$2]" office:value-type="float" office:value="18000" calcext:value-type="float">
            <text:p>18000</text:p>
          </table:table-cell>
          <table:table-cell table:formula="of:=[.A301]*[.$E$2]*[.D301]" office:value-type="float" office:value="18000000" calcext:value-type="float">
            <text:p>18000000</text:p>
          </table:table-cell>
          <table:table-cell table:formula="of:=[.F301]+[.C301]" office:value-type="float" office:value="310080000" calcext:value-type="float">
            <text:p>310080000</text:p>
          </table:table-cell>
          <table:table-cell table:formula="of:=ROUNDDOWN(([.F301]+[.C301])/1000000000)" office:value-type="float" office:value="0" calcext:value-type="float">
            <text:p>0</text:p>
          </table:table-cell>
          <table:table-cell table:formula="of:=IF([.G301]&gt;=0;MOD([.G301];1000000000);-MOD(-[.G301];1000000000))" office:value-type="float" office:value="310080000" calcext:value-type="float">
            <text:p>310080000</text:p>
          </table:table-cell>
          <table:table-cell table:formula="of:=[.B301]+[.E301]+[.H301]" office:value-type="float" office:value="6310086" calcext:value-type="float">
            <text:p>6310086</text:p>
          </table:table-cell>
          <table:table-cell/>
          <table:table-cell table:formula="of:=[.D301]+[.L300]" office:value-type="float" office:value="35056" calcext:value-type="float">
            <text:p>35056</text:p>
          </table:table-cell>
          <table:table-cell table:formula="of:=[.$E$1]*[.L301]" office:value-type="float" office:value="6310080" calcext:value-type="float">
            <text:p>6310080</text:p>
          </table:table-cell>
          <table:table-cell table:formula="of:=[.J301]-[.M301]" office:value-type="float" office:value="6" calcext:value-type="float">
            <text:p>6</text:p>
          </table:table-cell>
          <table:table-cell table:formula="of:=[.N301]/[.M301]*1000000000" office:value-type="float" office:value="950.85957705766" calcext:value-type="float">
            <text:p>950.85957705766</text:p>
          </table:table-cell>
          <table:table-cell table:number-columns-repeated="1009"/>
        </table:table-row>
        <table:table-row table:style-name="ro1">
          <table:table-cell table:formula="of:=[.A301]" office:value-type="float" office:value="1000" calcext:value-type="float">
            <text:p>1000</text:p>
          </table:table-cell>
          <table:table-cell table:formula="of:=[.J301]" office:value-type="float" office:value="6310086" calcext:value-type="float">
            <text:p>6310086</text:p>
          </table:table-cell>
          <table:table-cell table:formula="of:=[.I301]" office:value-type="float" office:value="310080000" calcext:value-type="float">
            <text:p>310080000</text:p>
          </table:table-cell>
          <table:table-cell table:formula="of:=[.D301]" office:value-type="float" office:value="100" calcext:value-type="float">
            <text:p>100</text:p>
          </table:table-cell>
          <table:table-cell table:formula="of:=[.D302]*[.$E$2]" office:value-type="float" office:value="18000" calcext:value-type="float">
            <text:p>18000</text:p>
          </table:table-cell>
          <table:table-cell table:formula="of:=[.A302]*[.$E$2]*[.D302]" office:value-type="float" office:value="18000000" calcext:value-type="float">
            <text:p>18000000</text:p>
          </table:table-cell>
          <table:table-cell table:formula="of:=[.F302]+[.C302]" office:value-type="float" office:value="328080000" calcext:value-type="float">
            <text:p>328080000</text:p>
          </table:table-cell>
          <table:table-cell table:formula="of:=ROUNDDOWN(([.F302]+[.C302])/1000000000)" office:value-type="float" office:value="0" calcext:value-type="float">
            <text:p>0</text:p>
          </table:table-cell>
          <table:table-cell table:formula="of:=IF([.G302]&gt;=0;MOD([.G302];1000000000);-MOD(-[.G302];1000000000))" office:value-type="float" office:value="328080000" calcext:value-type="float">
            <text:p>328080000</text:p>
          </table:table-cell>
          <table:table-cell table:formula="of:=[.B302]+[.E302]+[.H302]" office:value-type="float" office:value="6328086" calcext:value-type="float">
            <text:p>6328086</text:p>
          </table:table-cell>
          <table:table-cell/>
          <table:table-cell table:formula="of:=[.D302]+[.L301]" office:value-type="float" office:value="35156" calcext:value-type="float">
            <text:p>35156</text:p>
          </table:table-cell>
          <table:table-cell table:formula="of:=[.$E$1]*[.L302]" office:value-type="float" office:value="6328080" calcext:value-type="float">
            <text:p>6328080</text:p>
          </table:table-cell>
          <table:table-cell table:formula="of:=[.J302]-[.M302]" office:value-type="float" office:value="6" calcext:value-type="float">
            <text:p>6</text:p>
          </table:table-cell>
          <table:table-cell table:formula="of:=[.N302]/[.M302]*1000000000" office:value-type="float" office:value="948.154890582926" calcext:value-type="float">
            <text:p>948.154890582926</text:p>
          </table:table-cell>
          <table:table-cell table:number-columns-repeated="1009"/>
        </table:table-row>
        <table:table-row table:style-name="ro1">
          <table:table-cell table:formula="of:=[.A302]" office:value-type="float" office:value="1000" calcext:value-type="float">
            <text:p>1000</text:p>
          </table:table-cell>
          <table:table-cell table:formula="of:=[.J302]" office:value-type="float" office:value="6328086" calcext:value-type="float">
            <text:p>6328086</text:p>
          </table:table-cell>
          <table:table-cell table:formula="of:=[.I302]" office:value-type="float" office:value="328080000" calcext:value-type="float">
            <text:p>328080000</text:p>
          </table:table-cell>
          <table:table-cell table:formula="of:=[.D302]" office:value-type="float" office:value="100" calcext:value-type="float">
            <text:p>100</text:p>
          </table:table-cell>
          <table:table-cell table:formula="of:=[.D303]*[.$E$2]" office:value-type="float" office:value="18000" calcext:value-type="float">
            <text:p>18000</text:p>
          </table:table-cell>
          <table:table-cell table:formula="of:=[.A303]*[.$E$2]*[.D303]" office:value-type="float" office:value="18000000" calcext:value-type="float">
            <text:p>18000000</text:p>
          </table:table-cell>
          <table:table-cell table:formula="of:=[.F303]+[.C303]" office:value-type="float" office:value="346080000" calcext:value-type="float">
            <text:p>346080000</text:p>
          </table:table-cell>
          <table:table-cell table:formula="of:=ROUNDDOWN(([.F303]+[.C303])/1000000000)" office:value-type="float" office:value="0" calcext:value-type="float">
            <text:p>0</text:p>
          </table:table-cell>
          <table:table-cell table:formula="of:=IF([.G303]&gt;=0;MOD([.G303];1000000000);-MOD(-[.G303];1000000000))" office:value-type="float" office:value="346080000" calcext:value-type="float">
            <text:p>346080000</text:p>
          </table:table-cell>
          <table:table-cell table:formula="of:=[.B303]+[.E303]+[.H303]" office:value-type="float" office:value="6346086" calcext:value-type="float">
            <text:p>6346086</text:p>
          </table:table-cell>
          <table:table-cell/>
          <table:table-cell table:formula="of:=[.D303]+[.L302]" office:value-type="float" office:value="35256" calcext:value-type="float">
            <text:p>35256</text:p>
          </table:table-cell>
          <table:table-cell table:formula="of:=[.$E$1]*[.L303]" office:value-type="float" office:value="6346080" calcext:value-type="float">
            <text:p>6346080</text:p>
          </table:table-cell>
          <table:table-cell table:formula="of:=[.J303]-[.M303]" office:value-type="float" office:value="6" calcext:value-type="float">
            <text:p>6</text:p>
          </table:table-cell>
          <table:table-cell table:formula="of:=[.N303]/[.M303]*1000000000" office:value-type="float" office:value="945.465547235459" calcext:value-type="float">
            <text:p>945.465547235459</text:p>
          </table:table-cell>
          <table:table-cell table:number-columns-repeated="1009"/>
        </table:table-row>
        <table:table-row table:style-name="ro1">
          <table:table-cell table:formula="of:=[.A303]" office:value-type="float" office:value="1000" calcext:value-type="float">
            <text:p>1000</text:p>
          </table:table-cell>
          <table:table-cell table:formula="of:=[.J303]" office:value-type="float" office:value="6346086" calcext:value-type="float">
            <text:p>6346086</text:p>
          </table:table-cell>
          <table:table-cell table:formula="of:=[.I303]" office:value-type="float" office:value="346080000" calcext:value-type="float">
            <text:p>346080000</text:p>
          </table:table-cell>
          <table:table-cell table:formula="of:=[.D303]" office:value-type="float" office:value="100" calcext:value-type="float">
            <text:p>100</text:p>
          </table:table-cell>
          <table:table-cell table:formula="of:=[.D304]*[.$E$2]" office:value-type="float" office:value="18000" calcext:value-type="float">
            <text:p>18000</text:p>
          </table:table-cell>
          <table:table-cell table:formula="of:=[.A304]*[.$E$2]*[.D304]" office:value-type="float" office:value="18000000" calcext:value-type="float">
            <text:p>18000000</text:p>
          </table:table-cell>
          <table:table-cell table:formula="of:=[.F304]+[.C304]" office:value-type="float" office:value="364080000" calcext:value-type="float">
            <text:p>364080000</text:p>
          </table:table-cell>
          <table:table-cell table:formula="of:=ROUNDDOWN(([.F304]+[.C304])/1000000000)" office:value-type="float" office:value="0" calcext:value-type="float">
            <text:p>0</text:p>
          </table:table-cell>
          <table:table-cell table:formula="of:=IF([.G304]&gt;=0;MOD([.G304];1000000000);-MOD(-[.G304];1000000000))" office:value-type="float" office:value="364080000" calcext:value-type="float">
            <text:p>364080000</text:p>
          </table:table-cell>
          <table:table-cell table:formula="of:=[.B304]+[.E304]+[.H304]" office:value-type="float" office:value="6364086" calcext:value-type="float">
            <text:p>6364086</text:p>
          </table:table-cell>
          <table:table-cell/>
          <table:table-cell table:formula="of:=[.D304]+[.L303]" office:value-type="float" office:value="35356" calcext:value-type="float">
            <text:p>35356</text:p>
          </table:table-cell>
          <table:table-cell table:formula="of:=[.$E$1]*[.L304]" office:value-type="float" office:value="6364080" calcext:value-type="float">
            <text:p>6364080</text:p>
          </table:table-cell>
          <table:table-cell table:formula="of:=[.J304]-[.M304]" office:value-type="float" office:value="6" calcext:value-type="float">
            <text:p>6</text:p>
          </table:table-cell>
          <table:table-cell table:formula="of:=[.N304]/[.M304]*1000000000" office:value-type="float" office:value="942.791416826941" calcext:value-type="float">
            <text:p>942.791416826941</text:p>
          </table:table-cell>
          <table:table-cell table:number-columns-repeated="1009"/>
        </table:table-row>
        <table:table-row table:style-name="ro1">
          <table:table-cell table:formula="of:=[.A304]" office:value-type="float" office:value="1000" calcext:value-type="float">
            <text:p>1000</text:p>
          </table:table-cell>
          <table:table-cell table:formula="of:=[.J304]" office:value-type="float" office:value="6364086" calcext:value-type="float">
            <text:p>6364086</text:p>
          </table:table-cell>
          <table:table-cell table:formula="of:=[.I304]" office:value-type="float" office:value="364080000" calcext:value-type="float">
            <text:p>364080000</text:p>
          </table:table-cell>
          <table:table-cell table:formula="of:=[.D304]" office:value-type="float" office:value="100" calcext:value-type="float">
            <text:p>100</text:p>
          </table:table-cell>
          <table:table-cell table:formula="of:=[.D305]*[.$E$2]" office:value-type="float" office:value="18000" calcext:value-type="float">
            <text:p>18000</text:p>
          </table:table-cell>
          <table:table-cell table:formula="of:=[.A305]*[.$E$2]*[.D305]" office:value-type="float" office:value="18000000" calcext:value-type="float">
            <text:p>18000000</text:p>
          </table:table-cell>
          <table:table-cell table:formula="of:=[.F305]+[.C305]" office:value-type="float" office:value="382080000" calcext:value-type="float">
            <text:p>382080000</text:p>
          </table:table-cell>
          <table:table-cell table:formula="of:=ROUNDDOWN(([.F305]+[.C305])/1000000000)" office:value-type="float" office:value="0" calcext:value-type="float">
            <text:p>0</text:p>
          </table:table-cell>
          <table:table-cell table:formula="of:=IF([.G305]&gt;=0;MOD([.G305];1000000000);-MOD(-[.G305];1000000000))" office:value-type="float" office:value="382080000" calcext:value-type="float">
            <text:p>382080000</text:p>
          </table:table-cell>
          <table:table-cell table:formula="of:=[.B305]+[.E305]+[.H305]" office:value-type="float" office:value="6382086" calcext:value-type="float">
            <text:p>6382086</text:p>
          </table:table-cell>
          <table:table-cell/>
          <table:table-cell table:formula="of:=[.D305]+[.L304]" office:value-type="float" office:value="35456" calcext:value-type="float">
            <text:p>35456</text:p>
          </table:table-cell>
          <table:table-cell table:formula="of:=[.$E$1]*[.L305]" office:value-type="float" office:value="6382080" calcext:value-type="float">
            <text:p>6382080</text:p>
          </table:table-cell>
          <table:table-cell table:formula="of:=[.J305]-[.M305]" office:value-type="float" office:value="6" calcext:value-type="float">
            <text:p>6</text:p>
          </table:table-cell>
          <table:table-cell table:formula="of:=[.N305]/[.M305]*1000000000" office:value-type="float" office:value="940.132370637786" calcext:value-type="float">
            <text:p>940.132370637786</text:p>
          </table:table-cell>
          <table:table-cell table:number-columns-repeated="1009"/>
        </table:table-row>
        <table:table-row table:style-name="ro1">
          <table:table-cell table:formula="of:=[.A305]" office:value-type="float" office:value="1000" calcext:value-type="float">
            <text:p>1000</text:p>
          </table:table-cell>
          <table:table-cell table:formula="of:=[.J305]" office:value-type="float" office:value="6382086" calcext:value-type="float">
            <text:p>6382086</text:p>
          </table:table-cell>
          <table:table-cell table:formula="of:=[.I305]" office:value-type="float" office:value="382080000" calcext:value-type="float">
            <text:p>382080000</text:p>
          </table:table-cell>
          <table:table-cell table:formula="of:=[.D305]" office:value-type="float" office:value="100" calcext:value-type="float">
            <text:p>100</text:p>
          </table:table-cell>
          <table:table-cell table:formula="of:=[.D306]*[.$E$2]" office:value-type="float" office:value="18000" calcext:value-type="float">
            <text:p>18000</text:p>
          </table:table-cell>
          <table:table-cell table:formula="of:=[.A306]*[.$E$2]*[.D306]" office:value-type="float" office:value="18000000" calcext:value-type="float">
            <text:p>18000000</text:p>
          </table:table-cell>
          <table:table-cell table:formula="of:=[.F306]+[.C306]" office:value-type="float" office:value="400080000" calcext:value-type="float">
            <text:p>400080000</text:p>
          </table:table-cell>
          <table:table-cell table:formula="of:=ROUNDDOWN(([.F306]+[.C306])/1000000000)" office:value-type="float" office:value="0" calcext:value-type="float">
            <text:p>0</text:p>
          </table:table-cell>
          <table:table-cell table:formula="of:=IF([.G306]&gt;=0;MOD([.G306];1000000000);-MOD(-[.G306];1000000000))" office:value-type="float" office:value="400080000" calcext:value-type="float">
            <text:p>400080000</text:p>
          </table:table-cell>
          <table:table-cell table:formula="of:=[.B306]+[.E306]+[.H306]" office:value-type="float" office:value="6400086" calcext:value-type="float">
            <text:p>6400086</text:p>
          </table:table-cell>
          <table:table-cell/>
          <table:table-cell table:formula="of:=[.D306]+[.L305]" office:value-type="float" office:value="35556" calcext:value-type="float">
            <text:p>35556</text:p>
          </table:table-cell>
          <table:table-cell table:formula="of:=[.$E$1]*[.L306]" office:value-type="float" office:value="6400080" calcext:value-type="float">
            <text:p>6400080</text:p>
          </table:table-cell>
          <table:table-cell table:formula="of:=[.J306]-[.M306]" office:value-type="float" office:value="6" calcext:value-type="float">
            <text:p>6</text:p>
          </table:table-cell>
          <table:table-cell table:formula="of:=[.N306]/[.M306]*1000000000" office:value-type="float" office:value="937.488281396483" calcext:value-type="float">
            <text:p>937.488281396483</text:p>
          </table:table-cell>
          <table:table-cell table:number-columns-repeated="1009"/>
        </table:table-row>
        <table:table-row table:style-name="ro1">
          <table:table-cell table:formula="of:=[.A306]" office:value-type="float" office:value="1000" calcext:value-type="float">
            <text:p>1000</text:p>
          </table:table-cell>
          <table:table-cell table:formula="of:=[.J306]" office:value-type="float" office:value="6400086" calcext:value-type="float">
            <text:p>6400086</text:p>
          </table:table-cell>
          <table:table-cell table:formula="of:=[.I306]" office:value-type="float" office:value="400080000" calcext:value-type="float">
            <text:p>400080000</text:p>
          </table:table-cell>
          <table:table-cell table:formula="of:=[.D306]" office:value-type="float" office:value="100" calcext:value-type="float">
            <text:p>100</text:p>
          </table:table-cell>
          <table:table-cell table:formula="of:=[.D307]*[.$E$2]" office:value-type="float" office:value="18000" calcext:value-type="float">
            <text:p>18000</text:p>
          </table:table-cell>
          <table:table-cell table:formula="of:=[.A307]*[.$E$2]*[.D307]" office:value-type="float" office:value="18000000" calcext:value-type="float">
            <text:p>18000000</text:p>
          </table:table-cell>
          <table:table-cell table:formula="of:=[.F307]+[.C307]" office:value-type="float" office:value="418080000" calcext:value-type="float">
            <text:p>418080000</text:p>
          </table:table-cell>
          <table:table-cell table:formula="of:=ROUNDDOWN(([.F307]+[.C307])/1000000000)" office:value-type="float" office:value="0" calcext:value-type="float">
            <text:p>0</text:p>
          </table:table-cell>
          <table:table-cell table:formula="of:=IF([.G307]&gt;=0;MOD([.G307];1000000000);-MOD(-[.G307];1000000000))" office:value-type="float" office:value="418080000" calcext:value-type="float">
            <text:p>418080000</text:p>
          </table:table-cell>
          <table:table-cell table:formula="of:=[.B307]+[.E307]+[.H307]" office:value-type="float" office:value="6418086" calcext:value-type="float">
            <text:p>6418086</text:p>
          </table:table-cell>
          <table:table-cell/>
          <table:table-cell table:formula="of:=[.D307]+[.L306]" office:value-type="float" office:value="35656" calcext:value-type="float">
            <text:p>35656</text:p>
          </table:table-cell>
          <table:table-cell table:formula="of:=[.$E$1]*[.L307]" office:value-type="float" office:value="6418080" calcext:value-type="float">
            <text:p>6418080</text:p>
          </table:table-cell>
          <table:table-cell table:formula="of:=[.J307]-[.M307]" office:value-type="float" office:value="6" calcext:value-type="float">
            <text:p>6</text:p>
          </table:table-cell>
          <table:table-cell table:formula="of:=[.N307]/[.M307]*1000000000" office:value-type="float" office:value="934.859023259292" calcext:value-type="float">
            <text:p>934.859023259292</text:p>
          </table:table-cell>
          <table:table-cell table:number-columns-repeated="1009"/>
        </table:table-row>
        <table:table-row table:style-name="ro1">
          <table:table-cell table:formula="of:=[.A307]" office:value-type="float" office:value="1000" calcext:value-type="float">
            <text:p>1000</text:p>
          </table:table-cell>
          <table:table-cell table:formula="of:=[.J307]" office:value-type="float" office:value="6418086" calcext:value-type="float">
            <text:p>6418086</text:p>
          </table:table-cell>
          <table:table-cell table:formula="of:=[.I307]" office:value-type="float" office:value="418080000" calcext:value-type="float">
            <text:p>418080000</text:p>
          </table:table-cell>
          <table:table-cell table:formula="of:=[.D307]" office:value-type="float" office:value="100" calcext:value-type="float">
            <text:p>100</text:p>
          </table:table-cell>
          <table:table-cell table:formula="of:=[.D308]*[.$E$2]" office:value-type="float" office:value="18000" calcext:value-type="float">
            <text:p>18000</text:p>
          </table:table-cell>
          <table:table-cell table:formula="of:=[.A308]*[.$E$2]*[.D308]" office:value-type="float" office:value="18000000" calcext:value-type="float">
            <text:p>18000000</text:p>
          </table:table-cell>
          <table:table-cell table:formula="of:=[.F308]+[.C308]" office:value-type="float" office:value="436080000" calcext:value-type="float">
            <text:p>436080000</text:p>
          </table:table-cell>
          <table:table-cell table:formula="of:=ROUNDDOWN(([.F308]+[.C308])/1000000000)" office:value-type="float" office:value="0" calcext:value-type="float">
            <text:p>0</text:p>
          </table:table-cell>
          <table:table-cell table:formula="of:=IF([.G308]&gt;=0;MOD([.G308];1000000000);-MOD(-[.G308];1000000000))" office:value-type="float" office:value="436080000" calcext:value-type="float">
            <text:p>436080000</text:p>
          </table:table-cell>
          <table:table-cell table:formula="of:=[.B308]+[.E308]+[.H308]" office:value-type="float" office:value="6436086" calcext:value-type="float">
            <text:p>6436086</text:p>
          </table:table-cell>
          <table:table-cell/>
          <table:table-cell table:formula="of:=[.D308]+[.L307]" office:value-type="float" office:value="35756" calcext:value-type="float">
            <text:p>35756</text:p>
          </table:table-cell>
          <table:table-cell table:formula="of:=[.$E$1]*[.L308]" office:value-type="float" office:value="6436080" calcext:value-type="float">
            <text:p>6436080</text:p>
          </table:table-cell>
          <table:table-cell table:formula="of:=[.J308]-[.M308]" office:value-type="float" office:value="6" calcext:value-type="float">
            <text:p>6</text:p>
          </table:table-cell>
          <table:table-cell table:formula="of:=[.N308]/[.M308]*1000000000" office:value-type="float" office:value="932.244471790282" calcext:value-type="float">
            <text:p>932.244471790282</text:p>
          </table:table-cell>
          <table:table-cell table:number-columns-repeated="1009"/>
        </table:table-row>
        <table:table-row table:style-name="ro1">
          <table:table-cell table:formula="of:=[.A308]" office:value-type="float" office:value="1000" calcext:value-type="float">
            <text:p>1000</text:p>
          </table:table-cell>
          <table:table-cell table:formula="of:=[.J308]" office:value-type="float" office:value="6436086" calcext:value-type="float">
            <text:p>6436086</text:p>
          </table:table-cell>
          <table:table-cell table:formula="of:=[.I308]" office:value-type="float" office:value="436080000" calcext:value-type="float">
            <text:p>436080000</text:p>
          </table:table-cell>
          <table:table-cell table:formula="of:=[.D308]" office:value-type="float" office:value="100" calcext:value-type="float">
            <text:p>100</text:p>
          </table:table-cell>
          <table:table-cell table:formula="of:=[.D309]*[.$E$2]" office:value-type="float" office:value="18000" calcext:value-type="float">
            <text:p>18000</text:p>
          </table:table-cell>
          <table:table-cell table:formula="of:=[.A309]*[.$E$2]*[.D309]" office:value-type="float" office:value="18000000" calcext:value-type="float">
            <text:p>18000000</text:p>
          </table:table-cell>
          <table:table-cell table:formula="of:=[.F309]+[.C309]" office:value-type="float" office:value="454080000" calcext:value-type="float">
            <text:p>454080000</text:p>
          </table:table-cell>
          <table:table-cell table:formula="of:=ROUNDDOWN(([.F309]+[.C309])/1000000000)" office:value-type="float" office:value="0" calcext:value-type="float">
            <text:p>0</text:p>
          </table:table-cell>
          <table:table-cell table:formula="of:=IF([.G309]&gt;=0;MOD([.G309];1000000000);-MOD(-[.G309];1000000000))" office:value-type="float" office:value="454080000" calcext:value-type="float">
            <text:p>454080000</text:p>
          </table:table-cell>
          <table:table-cell table:formula="of:=[.B309]+[.E309]+[.H309]" office:value-type="float" office:value="6454086" calcext:value-type="float">
            <text:p>6454086</text:p>
          </table:table-cell>
          <table:table-cell/>
          <table:table-cell table:formula="of:=[.D309]+[.L308]" office:value-type="float" office:value="35856" calcext:value-type="float">
            <text:p>35856</text:p>
          </table:table-cell>
          <table:table-cell table:formula="of:=[.$E$1]*[.L309]" office:value-type="float" office:value="6454080" calcext:value-type="float">
            <text:p>6454080</text:p>
          </table:table-cell>
          <table:table-cell table:formula="of:=[.J309]-[.M309]" office:value-type="float" office:value="6" calcext:value-type="float">
            <text:p>6</text:p>
          </table:table-cell>
          <table:table-cell table:formula="of:=[.N309]/[.M309]*1000000000" office:value-type="float" office:value="929.644503941693" calcext:value-type="float">
            <text:p>929.644503941693</text:p>
          </table:table-cell>
          <table:table-cell table:number-columns-repeated="1009"/>
        </table:table-row>
        <table:table-row table:style-name="ro1">
          <table:table-cell table:formula="of:=[.A309]" office:value-type="float" office:value="1000" calcext:value-type="float">
            <text:p>1000</text:p>
          </table:table-cell>
          <table:table-cell table:formula="of:=[.J309]" office:value-type="float" office:value="6454086" calcext:value-type="float">
            <text:p>6454086</text:p>
          </table:table-cell>
          <table:table-cell table:formula="of:=[.I309]" office:value-type="float" office:value="454080000" calcext:value-type="float">
            <text:p>454080000</text:p>
          </table:table-cell>
          <table:table-cell table:formula="of:=[.D309]" office:value-type="float" office:value="100" calcext:value-type="float">
            <text:p>100</text:p>
          </table:table-cell>
          <table:table-cell table:formula="of:=[.D310]*[.$E$2]" office:value-type="float" office:value="18000" calcext:value-type="float">
            <text:p>18000</text:p>
          </table:table-cell>
          <table:table-cell table:formula="of:=[.A310]*[.$E$2]*[.D310]" office:value-type="float" office:value="18000000" calcext:value-type="float">
            <text:p>18000000</text:p>
          </table:table-cell>
          <table:table-cell table:formula="of:=[.F310]+[.C310]" office:value-type="float" office:value="472080000" calcext:value-type="float">
            <text:p>472080000</text:p>
          </table:table-cell>
          <table:table-cell table:formula="of:=ROUNDDOWN(([.F310]+[.C310])/1000000000)" office:value-type="float" office:value="0" calcext:value-type="float">
            <text:p>0</text:p>
          </table:table-cell>
          <table:table-cell table:formula="of:=IF([.G310]&gt;=0;MOD([.G310];1000000000);-MOD(-[.G310];1000000000))" office:value-type="float" office:value="472080000" calcext:value-type="float">
            <text:p>472080000</text:p>
          </table:table-cell>
          <table:table-cell table:formula="of:=[.B310]+[.E310]+[.H310]" office:value-type="float" office:value="6472086" calcext:value-type="float">
            <text:p>6472086</text:p>
          </table:table-cell>
          <table:table-cell/>
          <table:table-cell table:formula="of:=[.D310]+[.L309]" office:value-type="float" office:value="35956" calcext:value-type="float">
            <text:p>35956</text:p>
          </table:table-cell>
          <table:table-cell table:formula="of:=[.$E$1]*[.L310]" office:value-type="float" office:value="6472080" calcext:value-type="float">
            <text:p>6472080</text:p>
          </table:table-cell>
          <table:table-cell table:formula="of:=[.J310]-[.M310]" office:value-type="float" office:value="6" calcext:value-type="float">
            <text:p>6</text:p>
          </table:table-cell>
          <table:table-cell table:formula="of:=[.N310]/[.M310]*1000000000" office:value-type="float" office:value="927.058998034635" calcext:value-type="float">
            <text:p>927.058998034635</text:p>
          </table:table-cell>
          <table:table-cell table:number-columns-repeated="1009"/>
        </table:table-row>
        <table:table-row table:style-name="ro1">
          <table:table-cell table:formula="of:=[.A310]" office:value-type="float" office:value="1000" calcext:value-type="float">
            <text:p>1000</text:p>
          </table:table-cell>
          <table:table-cell table:formula="of:=[.J310]" office:value-type="float" office:value="6472086" calcext:value-type="float">
            <text:p>6472086</text:p>
          </table:table-cell>
          <table:table-cell table:formula="of:=[.I310]" office:value-type="float" office:value="472080000" calcext:value-type="float">
            <text:p>472080000</text:p>
          </table:table-cell>
          <table:table-cell table:formula="of:=[.D310]" office:value-type="float" office:value="100" calcext:value-type="float">
            <text:p>100</text:p>
          </table:table-cell>
          <table:table-cell table:formula="of:=[.D311]*[.$E$2]" office:value-type="float" office:value="18000" calcext:value-type="float">
            <text:p>18000</text:p>
          </table:table-cell>
          <table:table-cell table:formula="of:=[.A311]*[.$E$2]*[.D311]" office:value-type="float" office:value="18000000" calcext:value-type="float">
            <text:p>18000000</text:p>
          </table:table-cell>
          <table:table-cell table:formula="of:=[.F311]+[.C311]" office:value-type="float" office:value="490080000" calcext:value-type="float">
            <text:p>490080000</text:p>
          </table:table-cell>
          <table:table-cell table:formula="of:=ROUNDDOWN(([.F311]+[.C311])/1000000000)" office:value-type="float" office:value="0" calcext:value-type="float">
            <text:p>0</text:p>
          </table:table-cell>
          <table:table-cell table:formula="of:=IF([.G311]&gt;=0;MOD([.G311];1000000000);-MOD(-[.G311];1000000000))" office:value-type="float" office:value="490080000" calcext:value-type="float">
            <text:p>490080000</text:p>
          </table:table-cell>
          <table:table-cell table:formula="of:=[.B311]+[.E311]+[.H311]" office:value-type="float" office:value="6490086" calcext:value-type="float">
            <text:p>6490086</text:p>
          </table:table-cell>
          <table:table-cell/>
          <table:table-cell table:formula="of:=[.D311]+[.L310]" office:value-type="float" office:value="36056" calcext:value-type="float">
            <text:p>36056</text:p>
          </table:table-cell>
          <table:table-cell table:formula="of:=[.$E$1]*[.L311]" office:value-type="float" office:value="6490080" calcext:value-type="float">
            <text:p>6490080</text:p>
          </table:table-cell>
          <table:table-cell table:formula="of:=[.J311]-[.M311]" office:value-type="float" office:value="6" calcext:value-type="float">
            <text:p>6</text:p>
          </table:table-cell>
          <table:table-cell table:formula="of:=[.N311]/[.M311]*1000000000" office:value-type="float" office:value="924.487833740108" calcext:value-type="float">
            <text:p>924.487833740108</text:p>
          </table:table-cell>
          <table:table-cell table:number-columns-repeated="1009"/>
        </table:table-row>
        <table:table-row table:style-name="ro1">
          <table:table-cell table:formula="of:=[.A311]" office:value-type="float" office:value="1000" calcext:value-type="float">
            <text:p>1000</text:p>
          </table:table-cell>
          <table:table-cell table:formula="of:=[.J311]" office:value-type="float" office:value="6490086" calcext:value-type="float">
            <text:p>6490086</text:p>
          </table:table-cell>
          <table:table-cell table:formula="of:=[.I311]" office:value-type="float" office:value="490080000" calcext:value-type="float">
            <text:p>490080000</text:p>
          </table:table-cell>
          <table:table-cell table:formula="of:=[.D311]" office:value-type="float" office:value="100" calcext:value-type="float">
            <text:p>100</text:p>
          </table:table-cell>
          <table:table-cell table:formula="of:=[.D312]*[.$E$2]" office:value-type="float" office:value="18000" calcext:value-type="float">
            <text:p>18000</text:p>
          </table:table-cell>
          <table:table-cell table:formula="of:=[.A312]*[.$E$2]*[.D312]" office:value-type="float" office:value="18000000" calcext:value-type="float">
            <text:p>18000000</text:p>
          </table:table-cell>
          <table:table-cell table:formula="of:=[.F312]+[.C312]" office:value-type="float" office:value="508080000" calcext:value-type="float">
            <text:p>508080000</text:p>
          </table:table-cell>
          <table:table-cell table:formula="of:=ROUNDDOWN(([.F312]+[.C312])/1000000000)" office:value-type="float" office:value="0" calcext:value-type="float">
            <text:p>0</text:p>
          </table:table-cell>
          <table:table-cell table:formula="of:=IF([.G312]&gt;=0;MOD([.G312];1000000000);-MOD(-[.G312];1000000000))" office:value-type="float" office:value="508080000" calcext:value-type="float">
            <text:p>508080000</text:p>
          </table:table-cell>
          <table:table-cell table:formula="of:=[.B312]+[.E312]+[.H312]" office:value-type="float" office:value="6508086" calcext:value-type="float">
            <text:p>6508086</text:p>
          </table:table-cell>
          <table:table-cell/>
          <table:table-cell table:formula="of:=[.D312]+[.L311]" office:value-type="float" office:value="36156" calcext:value-type="float">
            <text:p>36156</text:p>
          </table:table-cell>
          <table:table-cell table:formula="of:=[.$E$1]*[.L312]" office:value-type="float" office:value="6508080" calcext:value-type="float">
            <text:p>6508080</text:p>
          </table:table-cell>
          <table:table-cell table:formula="of:=[.J312]-[.M312]" office:value-type="float" office:value="6" calcext:value-type="float">
            <text:p>6</text:p>
          </table:table-cell>
          <table:table-cell table:formula="of:=[.N312]/[.M312]*1000000000" office:value-type="float" office:value="921.930892060331" calcext:value-type="float">
            <text:p>921.930892060331</text:p>
          </table:table-cell>
          <table:table-cell table:number-columns-repeated="1009"/>
        </table:table-row>
        <table:table-row table:style-name="ro1">
          <table:table-cell table:formula="of:=[.A312]" office:value-type="float" office:value="1000" calcext:value-type="float">
            <text:p>1000</text:p>
          </table:table-cell>
          <table:table-cell table:formula="of:=[.J312]" office:value-type="float" office:value="6508086" calcext:value-type="float">
            <text:p>6508086</text:p>
          </table:table-cell>
          <table:table-cell table:formula="of:=[.I312]" office:value-type="float" office:value="508080000" calcext:value-type="float">
            <text:p>508080000</text:p>
          </table:table-cell>
          <table:table-cell table:formula="of:=[.D312]" office:value-type="float" office:value="100" calcext:value-type="float">
            <text:p>100</text:p>
          </table:table-cell>
          <table:table-cell table:formula="of:=[.D313]*[.$E$2]" office:value-type="float" office:value="18000" calcext:value-type="float">
            <text:p>18000</text:p>
          </table:table-cell>
          <table:table-cell table:formula="of:=[.A313]*[.$E$2]*[.D313]" office:value-type="float" office:value="18000000" calcext:value-type="float">
            <text:p>18000000</text:p>
          </table:table-cell>
          <table:table-cell table:formula="of:=[.F313]+[.C313]" office:value-type="float" office:value="526080000" calcext:value-type="float">
            <text:p>526080000</text:p>
          </table:table-cell>
          <table:table-cell table:formula="of:=ROUNDDOWN(([.F313]+[.C313])/1000000000)" office:value-type="float" office:value="0" calcext:value-type="float">
            <text:p>0</text:p>
          </table:table-cell>
          <table:table-cell table:formula="of:=IF([.G313]&gt;=0;MOD([.G313];1000000000);-MOD(-[.G313];1000000000))" office:value-type="float" office:value="526080000" calcext:value-type="float">
            <text:p>526080000</text:p>
          </table:table-cell>
          <table:table-cell table:formula="of:=[.B313]+[.E313]+[.H313]" office:value-type="float" office:value="6526086" calcext:value-type="float">
            <text:p>6526086</text:p>
          </table:table-cell>
          <table:table-cell/>
          <table:table-cell table:formula="of:=[.D313]+[.L312]" office:value-type="float" office:value="36256" calcext:value-type="float">
            <text:p>36256</text:p>
          </table:table-cell>
          <table:table-cell table:formula="of:=[.$E$1]*[.L313]" office:value-type="float" office:value="6526080" calcext:value-type="float">
            <text:p>6526080</text:p>
          </table:table-cell>
          <table:table-cell table:formula="of:=[.J313]-[.M313]" office:value-type="float" office:value="6" calcext:value-type="float">
            <text:p>6</text:p>
          </table:table-cell>
          <table:table-cell table:formula="of:=[.N313]/[.M313]*1000000000" office:value-type="float" office:value="919.388055310385" calcext:value-type="float">
            <text:p>919.388055310385</text:p>
          </table:table-cell>
          <table:table-cell table:number-columns-repeated="1009"/>
        </table:table-row>
        <table:table-row table:style-name="ro1">
          <table:table-cell table:formula="of:=[.A313]" office:value-type="float" office:value="1000" calcext:value-type="float">
            <text:p>1000</text:p>
          </table:table-cell>
          <table:table-cell table:formula="of:=[.J313]" office:value-type="float" office:value="6526086" calcext:value-type="float">
            <text:p>6526086</text:p>
          </table:table-cell>
          <table:table-cell table:formula="of:=[.I313]" office:value-type="float" office:value="526080000" calcext:value-type="float">
            <text:p>526080000</text:p>
          </table:table-cell>
          <table:table-cell table:formula="of:=[.D313]" office:value-type="float" office:value="100" calcext:value-type="float">
            <text:p>100</text:p>
          </table:table-cell>
          <table:table-cell table:formula="of:=[.D314]*[.$E$2]" office:value-type="float" office:value="18000" calcext:value-type="float">
            <text:p>18000</text:p>
          </table:table-cell>
          <table:table-cell table:formula="of:=[.A314]*[.$E$2]*[.D314]" office:value-type="float" office:value="18000000" calcext:value-type="float">
            <text:p>18000000</text:p>
          </table:table-cell>
          <table:table-cell table:formula="of:=[.F314]+[.C314]" office:value-type="float" office:value="544080000" calcext:value-type="float">
            <text:p>544080000</text:p>
          </table:table-cell>
          <table:table-cell table:formula="of:=ROUNDDOWN(([.F314]+[.C314])/1000000000)" office:value-type="float" office:value="0" calcext:value-type="float">
            <text:p>0</text:p>
          </table:table-cell>
          <table:table-cell table:formula="of:=IF([.G314]&gt;=0;MOD([.G314];1000000000);-MOD(-[.G314];1000000000))" office:value-type="float" office:value="544080000" calcext:value-type="float">
            <text:p>544080000</text:p>
          </table:table-cell>
          <table:table-cell table:formula="of:=[.B314]+[.E314]+[.H314]" office:value-type="float" office:value="6544086" calcext:value-type="float">
            <text:p>6544086</text:p>
          </table:table-cell>
          <table:table-cell/>
          <table:table-cell table:formula="of:=[.D314]+[.L313]" office:value-type="float" office:value="36356" calcext:value-type="float">
            <text:p>36356</text:p>
          </table:table-cell>
          <table:table-cell table:formula="of:=[.$E$1]*[.L314]" office:value-type="float" office:value="6544080" calcext:value-type="float">
            <text:p>6544080</text:p>
          </table:table-cell>
          <table:table-cell table:formula="of:=[.J314]-[.M314]" office:value-type="float" office:value="6" calcext:value-type="float">
            <text:p>6</text:p>
          </table:table-cell>
          <table:table-cell table:formula="of:=[.N314]/[.M314]*1000000000" office:value-type="float" office:value="916.859207100158" calcext:value-type="float">
            <text:p>916.859207100158</text:p>
          </table:table-cell>
          <table:table-cell table:number-columns-repeated="1009"/>
        </table:table-row>
        <table:table-row table:style-name="ro1">
          <table:table-cell table:formula="of:=[.A314]" office:value-type="float" office:value="1000" calcext:value-type="float">
            <text:p>1000</text:p>
          </table:table-cell>
          <table:table-cell table:formula="of:=[.J314]" office:value-type="float" office:value="6544086" calcext:value-type="float">
            <text:p>6544086</text:p>
          </table:table-cell>
          <table:table-cell table:formula="of:=[.I314]" office:value-type="float" office:value="544080000" calcext:value-type="float">
            <text:p>544080000</text:p>
          </table:table-cell>
          <table:table-cell table:formula="of:=[.D314]" office:value-type="float" office:value="100" calcext:value-type="float">
            <text:p>100</text:p>
          </table:table-cell>
          <table:table-cell table:formula="of:=[.D315]*[.$E$2]" office:value-type="float" office:value="18000" calcext:value-type="float">
            <text:p>18000</text:p>
          </table:table-cell>
          <table:table-cell table:formula="of:=[.A315]*[.$E$2]*[.D315]" office:value-type="float" office:value="18000000" calcext:value-type="float">
            <text:p>18000000</text:p>
          </table:table-cell>
          <table:table-cell table:formula="of:=[.F315]+[.C315]" office:value-type="float" office:value="562080000" calcext:value-type="float">
            <text:p>562080000</text:p>
          </table:table-cell>
          <table:table-cell table:formula="of:=ROUNDDOWN(([.F315]+[.C315])/1000000000)" office:value-type="float" office:value="0" calcext:value-type="float">
            <text:p>0</text:p>
          </table:table-cell>
          <table:table-cell table:formula="of:=IF([.G315]&gt;=0;MOD([.G315];1000000000);-MOD(-[.G315];1000000000))" office:value-type="float" office:value="562080000" calcext:value-type="float">
            <text:p>562080000</text:p>
          </table:table-cell>
          <table:table-cell table:formula="of:=[.B315]+[.E315]+[.H315]" office:value-type="float" office:value="6562086" calcext:value-type="float">
            <text:p>6562086</text:p>
          </table:table-cell>
          <table:table-cell/>
          <table:table-cell table:formula="of:=[.D315]+[.L314]" office:value-type="float" office:value="36456" calcext:value-type="float">
            <text:p>36456</text:p>
          </table:table-cell>
          <table:table-cell table:formula="of:=[.$E$1]*[.L315]" office:value-type="float" office:value="6562080" calcext:value-type="float">
            <text:p>6562080</text:p>
          </table:table-cell>
          <table:table-cell table:formula="of:=[.J315]-[.M315]" office:value-type="float" office:value="6" calcext:value-type="float">
            <text:p>6</text:p>
          </table:table-cell>
          <table:table-cell table:formula="of:=[.N315]/[.M315]*1000000000" office:value-type="float" office:value="914.344232316583" calcext:value-type="float">
            <text:p>914.344232316583</text:p>
          </table:table-cell>
          <table:table-cell table:number-columns-repeated="1009"/>
        </table:table-row>
        <table:table-row table:style-name="ro1">
          <table:table-cell table:formula="of:=[.A315]" office:value-type="float" office:value="1000" calcext:value-type="float">
            <text:p>1000</text:p>
          </table:table-cell>
          <table:table-cell table:formula="of:=[.J315]" office:value-type="float" office:value="6562086" calcext:value-type="float">
            <text:p>6562086</text:p>
          </table:table-cell>
          <table:table-cell table:formula="of:=[.I315]" office:value-type="float" office:value="562080000" calcext:value-type="float">
            <text:p>562080000</text:p>
          </table:table-cell>
          <table:table-cell table:formula="of:=[.D315]" office:value-type="float" office:value="100" calcext:value-type="float">
            <text:p>100</text:p>
          </table:table-cell>
          <table:table-cell table:formula="of:=[.D316]*[.$E$2]" office:value-type="float" office:value="18000" calcext:value-type="float">
            <text:p>18000</text:p>
          </table:table-cell>
          <table:table-cell table:formula="of:=[.A316]*[.$E$2]*[.D316]" office:value-type="float" office:value="18000000" calcext:value-type="float">
            <text:p>18000000</text:p>
          </table:table-cell>
          <table:table-cell table:formula="of:=[.F316]+[.C316]" office:value-type="float" office:value="580080000" calcext:value-type="float">
            <text:p>580080000</text:p>
          </table:table-cell>
          <table:table-cell table:formula="of:=ROUNDDOWN(([.F316]+[.C316])/1000000000)" office:value-type="float" office:value="0" calcext:value-type="float">
            <text:p>0</text:p>
          </table:table-cell>
          <table:table-cell table:formula="of:=IF([.G316]&gt;=0;MOD([.G316];1000000000);-MOD(-[.G316];1000000000))" office:value-type="float" office:value="580080000" calcext:value-type="float">
            <text:p>580080000</text:p>
          </table:table-cell>
          <table:table-cell table:formula="of:=[.B316]+[.E316]+[.H316]" office:value-type="float" office:value="6580086" calcext:value-type="float">
            <text:p>6580086</text:p>
          </table:table-cell>
          <table:table-cell/>
          <table:table-cell table:formula="of:=[.D316]+[.L315]" office:value-type="float" office:value="36556" calcext:value-type="float">
            <text:p>36556</text:p>
          </table:table-cell>
          <table:table-cell table:formula="of:=[.$E$1]*[.L316]" office:value-type="float" office:value="6580080" calcext:value-type="float">
            <text:p>6580080</text:p>
          </table:table-cell>
          <table:table-cell table:formula="of:=[.J316]-[.M316]" office:value-type="float" office:value="6" calcext:value-type="float">
            <text:p>6</text:p>
          </table:table-cell>
          <table:table-cell table:formula="of:=[.N316]/[.M316]*1000000000" office:value-type="float" office:value="911.843017106175" calcext:value-type="float">
            <text:p>911.843017106175</text:p>
          </table:table-cell>
          <table:table-cell table:number-columns-repeated="1009"/>
        </table:table-row>
        <table:table-row table:style-name="ro1">
          <table:table-cell table:formula="of:=[.A316]" office:value-type="float" office:value="1000" calcext:value-type="float">
            <text:p>1000</text:p>
          </table:table-cell>
          <table:table-cell table:formula="of:=[.J316]" office:value-type="float" office:value="6580086" calcext:value-type="float">
            <text:p>6580086</text:p>
          </table:table-cell>
          <table:table-cell table:formula="of:=[.I316]" office:value-type="float" office:value="580080000" calcext:value-type="float">
            <text:p>580080000</text:p>
          </table:table-cell>
          <table:table-cell table:formula="of:=[.D316]" office:value-type="float" office:value="100" calcext:value-type="float">
            <text:p>100</text:p>
          </table:table-cell>
          <table:table-cell table:formula="of:=[.D317]*[.$E$2]" office:value-type="float" office:value="18000" calcext:value-type="float">
            <text:p>18000</text:p>
          </table:table-cell>
          <table:table-cell table:formula="of:=[.A317]*[.$E$2]*[.D317]" office:value-type="float" office:value="18000000" calcext:value-type="float">
            <text:p>18000000</text:p>
          </table:table-cell>
          <table:table-cell table:formula="of:=[.F317]+[.C317]" office:value-type="float" office:value="598080000" calcext:value-type="float">
            <text:p>598080000</text:p>
          </table:table-cell>
          <table:table-cell table:formula="of:=ROUNDDOWN(([.F317]+[.C317])/1000000000)" office:value-type="float" office:value="0" calcext:value-type="float">
            <text:p>0</text:p>
          </table:table-cell>
          <table:table-cell table:formula="of:=IF([.G317]&gt;=0;MOD([.G317];1000000000);-MOD(-[.G317];1000000000))" office:value-type="float" office:value="598080000" calcext:value-type="float">
            <text:p>598080000</text:p>
          </table:table-cell>
          <table:table-cell table:formula="of:=[.B317]+[.E317]+[.H317]" office:value-type="float" office:value="6598086" calcext:value-type="float">
            <text:p>6598086</text:p>
          </table:table-cell>
          <table:table-cell/>
          <table:table-cell table:formula="of:=[.D317]+[.L316]" office:value-type="float" office:value="36656" calcext:value-type="float">
            <text:p>36656</text:p>
          </table:table-cell>
          <table:table-cell table:formula="of:=[.$E$1]*[.L317]" office:value-type="float" office:value="6598080" calcext:value-type="float">
            <text:p>6598080</text:p>
          </table:table-cell>
          <table:table-cell table:formula="of:=[.J317]-[.M317]" office:value-type="float" office:value="6" calcext:value-type="float">
            <text:p>6</text:p>
          </table:table-cell>
          <table:table-cell table:formula="of:=[.N317]/[.M317]*1000000000" office:value-type="float" office:value="909.35544885785" calcext:value-type="float">
            <text:p>909.35544885785</text:p>
          </table:table-cell>
          <table:table-cell table:number-columns-repeated="1009"/>
        </table:table-row>
        <table:table-row table:style-name="ro1">
          <table:table-cell table:formula="of:=[.A317]" office:value-type="float" office:value="1000" calcext:value-type="float">
            <text:p>1000</text:p>
          </table:table-cell>
          <table:table-cell table:formula="of:=[.J317]" office:value-type="float" office:value="6598086" calcext:value-type="float">
            <text:p>6598086</text:p>
          </table:table-cell>
          <table:table-cell table:formula="of:=[.I317]" office:value-type="float" office:value="598080000" calcext:value-type="float">
            <text:p>598080000</text:p>
          </table:table-cell>
          <table:table-cell table:formula="of:=[.D317]" office:value-type="float" office:value="100" calcext:value-type="float">
            <text:p>100</text:p>
          </table:table-cell>
          <table:table-cell table:formula="of:=[.D318]*[.$E$2]" office:value-type="float" office:value="18000" calcext:value-type="float">
            <text:p>18000</text:p>
          </table:table-cell>
          <table:table-cell table:formula="of:=[.A318]*[.$E$2]*[.D318]" office:value-type="float" office:value="18000000" calcext:value-type="float">
            <text:p>18000000</text:p>
          </table:table-cell>
          <table:table-cell table:formula="of:=[.F318]+[.C318]" office:value-type="float" office:value="616080000" calcext:value-type="float">
            <text:p>616080000</text:p>
          </table:table-cell>
          <table:table-cell table:formula="of:=ROUNDDOWN(([.F318]+[.C318])/1000000000)" office:value-type="float" office:value="0" calcext:value-type="float">
            <text:p>0</text:p>
          </table:table-cell>
          <table:table-cell table:formula="of:=IF([.G318]&gt;=0;MOD([.G318];1000000000);-MOD(-[.G318];1000000000))" office:value-type="float" office:value="616080000" calcext:value-type="float">
            <text:p>616080000</text:p>
          </table:table-cell>
          <table:table-cell table:formula="of:=[.B318]+[.E318]+[.H318]" office:value-type="float" office:value="6616086" calcext:value-type="float">
            <text:p>6616086</text:p>
          </table:table-cell>
          <table:table-cell/>
          <table:table-cell table:formula="of:=[.D318]+[.L317]" office:value-type="float" office:value="36756" calcext:value-type="float">
            <text:p>36756</text:p>
          </table:table-cell>
          <table:table-cell table:formula="of:=[.$E$1]*[.L318]" office:value-type="float" office:value="6616080" calcext:value-type="float">
            <text:p>6616080</text:p>
          </table:table-cell>
          <table:table-cell table:formula="of:=[.J318]-[.M318]" office:value-type="float" office:value="6" calcext:value-type="float">
            <text:p>6</text:p>
          </table:table-cell>
          <table:table-cell table:formula="of:=[.N318]/[.M318]*1000000000" office:value-type="float" office:value="906.88141618602" calcext:value-type="float">
            <text:p>906.88141618602</text:p>
          </table:table-cell>
          <table:table-cell table:number-columns-repeated="1009"/>
        </table:table-row>
        <table:table-row table:style-name="ro1">
          <table:table-cell table:formula="of:=[.A318]" office:value-type="float" office:value="1000" calcext:value-type="float">
            <text:p>1000</text:p>
          </table:table-cell>
          <table:table-cell table:formula="of:=[.J318]" office:value-type="float" office:value="6616086" calcext:value-type="float">
            <text:p>6616086</text:p>
          </table:table-cell>
          <table:table-cell table:formula="of:=[.I318]" office:value-type="float" office:value="616080000" calcext:value-type="float">
            <text:p>616080000</text:p>
          </table:table-cell>
          <table:table-cell table:formula="of:=[.D318]" office:value-type="float" office:value="100" calcext:value-type="float">
            <text:p>100</text:p>
          </table:table-cell>
          <table:table-cell table:formula="of:=[.D319]*[.$E$2]" office:value-type="float" office:value="18000" calcext:value-type="float">
            <text:p>18000</text:p>
          </table:table-cell>
          <table:table-cell table:formula="of:=[.A319]*[.$E$2]*[.D319]" office:value-type="float" office:value="18000000" calcext:value-type="float">
            <text:p>18000000</text:p>
          </table:table-cell>
          <table:table-cell table:formula="of:=[.F319]+[.C319]" office:value-type="float" office:value="634080000" calcext:value-type="float">
            <text:p>634080000</text:p>
          </table:table-cell>
          <table:table-cell table:formula="of:=ROUNDDOWN(([.F319]+[.C319])/1000000000)" office:value-type="float" office:value="0" calcext:value-type="float">
            <text:p>0</text:p>
          </table:table-cell>
          <table:table-cell table:formula="of:=IF([.G319]&gt;=0;MOD([.G319];1000000000);-MOD(-[.G319];1000000000))" office:value-type="float" office:value="634080000" calcext:value-type="float">
            <text:p>634080000</text:p>
          </table:table-cell>
          <table:table-cell table:formula="of:=[.B319]+[.E319]+[.H319]" office:value-type="float" office:value="6634086" calcext:value-type="float">
            <text:p>6634086</text:p>
          </table:table-cell>
          <table:table-cell/>
          <table:table-cell table:formula="of:=[.D319]+[.L318]" office:value-type="float" office:value="36856" calcext:value-type="float">
            <text:p>36856</text:p>
          </table:table-cell>
          <table:table-cell table:formula="of:=[.$E$1]*[.L319]" office:value-type="float" office:value="6634080" calcext:value-type="float">
            <text:p>6634080</text:p>
          </table:table-cell>
          <table:table-cell table:formula="of:=[.J319]-[.M319]" office:value-type="float" office:value="6" calcext:value-type="float">
            <text:p>6</text:p>
          </table:table-cell>
          <table:table-cell table:formula="of:=[.N319]/[.M319]*1000000000" office:value-type="float" office:value="904.420808913972" calcext:value-type="float">
            <text:p>904.420808913972</text:p>
          </table:table-cell>
          <table:table-cell table:number-columns-repeated="1009"/>
        </table:table-row>
        <table:table-row table:style-name="ro1">
          <table:table-cell table:formula="of:=[.A319]" office:value-type="float" office:value="1000" calcext:value-type="float">
            <text:p>1000</text:p>
          </table:table-cell>
          <table:table-cell table:formula="of:=[.J319]" office:value-type="float" office:value="6634086" calcext:value-type="float">
            <text:p>6634086</text:p>
          </table:table-cell>
          <table:table-cell table:formula="of:=[.I319]" office:value-type="float" office:value="634080000" calcext:value-type="float">
            <text:p>634080000</text:p>
          </table:table-cell>
          <table:table-cell table:formula="of:=[.D319]" office:value-type="float" office:value="100" calcext:value-type="float">
            <text:p>100</text:p>
          </table:table-cell>
          <table:table-cell table:formula="of:=[.D320]*[.$E$2]" office:value-type="float" office:value="18000" calcext:value-type="float">
            <text:p>18000</text:p>
          </table:table-cell>
          <table:table-cell table:formula="of:=[.A320]*[.$E$2]*[.D320]" office:value-type="float" office:value="18000000" calcext:value-type="float">
            <text:p>18000000</text:p>
          </table:table-cell>
          <table:table-cell table:formula="of:=[.F320]+[.C320]" office:value-type="float" office:value="652080000" calcext:value-type="float">
            <text:p>652080000</text:p>
          </table:table-cell>
          <table:table-cell table:formula="of:=ROUNDDOWN(([.F320]+[.C320])/1000000000)" office:value-type="float" office:value="0" calcext:value-type="float">
            <text:p>0</text:p>
          </table:table-cell>
          <table:table-cell table:formula="of:=IF([.G320]&gt;=0;MOD([.G320];1000000000);-MOD(-[.G320];1000000000))" office:value-type="float" office:value="652080000" calcext:value-type="float">
            <text:p>652080000</text:p>
          </table:table-cell>
          <table:table-cell table:formula="of:=[.B320]+[.E320]+[.H320]" office:value-type="float" office:value="6652086" calcext:value-type="float">
            <text:p>6652086</text:p>
          </table:table-cell>
          <table:table-cell/>
          <table:table-cell table:formula="of:=[.D320]+[.L319]" office:value-type="float" office:value="36956" calcext:value-type="float">
            <text:p>36956</text:p>
          </table:table-cell>
          <table:table-cell table:formula="of:=[.$E$1]*[.L320]" office:value-type="float" office:value="6652080" calcext:value-type="float">
            <text:p>6652080</text:p>
          </table:table-cell>
          <table:table-cell table:formula="of:=[.J320]-[.M320]" office:value-type="float" office:value="6" calcext:value-type="float">
            <text:p>6</text:p>
          </table:table-cell>
          <table:table-cell table:formula="of:=[.N320]/[.M320]*1000000000" office:value-type="float" office:value="901.97351805751" calcext:value-type="float">
            <text:p>901.97351805751</text:p>
          </table:table-cell>
          <table:table-cell table:number-columns-repeated="1009"/>
        </table:table-row>
        <table:table-row table:style-name="ro1">
          <table:table-cell table:formula="of:=[.A320]" office:value-type="float" office:value="1000" calcext:value-type="float">
            <text:p>1000</text:p>
          </table:table-cell>
          <table:table-cell table:formula="of:=[.J320]" office:value-type="float" office:value="6652086" calcext:value-type="float">
            <text:p>6652086</text:p>
          </table:table-cell>
          <table:table-cell table:formula="of:=[.I320]" office:value-type="float" office:value="652080000" calcext:value-type="float">
            <text:p>652080000</text:p>
          </table:table-cell>
          <table:table-cell table:formula="of:=[.D320]" office:value-type="float" office:value="100" calcext:value-type="float">
            <text:p>100</text:p>
          </table:table-cell>
          <table:table-cell table:formula="of:=[.D321]*[.$E$2]" office:value-type="float" office:value="18000" calcext:value-type="float">
            <text:p>18000</text:p>
          </table:table-cell>
          <table:table-cell table:formula="of:=[.A321]*[.$E$2]*[.D321]" office:value-type="float" office:value="18000000" calcext:value-type="float">
            <text:p>18000000</text:p>
          </table:table-cell>
          <table:table-cell table:formula="of:=[.F321]+[.C321]" office:value-type="float" office:value="670080000" calcext:value-type="float">
            <text:p>670080000</text:p>
          </table:table-cell>
          <table:table-cell table:formula="of:=ROUNDDOWN(([.F321]+[.C321])/1000000000)" office:value-type="float" office:value="0" calcext:value-type="float">
            <text:p>0</text:p>
          </table:table-cell>
          <table:table-cell table:formula="of:=IF([.G321]&gt;=0;MOD([.G321];1000000000);-MOD(-[.G321];1000000000))" office:value-type="float" office:value="670080000" calcext:value-type="float">
            <text:p>670080000</text:p>
          </table:table-cell>
          <table:table-cell table:formula="of:=[.B321]+[.E321]+[.H321]" office:value-type="float" office:value="6670086" calcext:value-type="float">
            <text:p>6670086</text:p>
          </table:table-cell>
          <table:table-cell/>
          <table:table-cell table:formula="of:=[.D321]+[.L320]" office:value-type="float" office:value="37056" calcext:value-type="float">
            <text:p>37056</text:p>
          </table:table-cell>
          <table:table-cell table:formula="of:=[.$E$1]*[.L321]" office:value-type="float" office:value="6670080" calcext:value-type="float">
            <text:p>6670080</text:p>
          </table:table-cell>
          <table:table-cell table:formula="of:=[.J321]-[.M321]" office:value-type="float" office:value="6" calcext:value-type="float">
            <text:p>6</text:p>
          </table:table-cell>
          <table:table-cell table:formula="of:=[.N321]/[.M321]*1000000000" office:value-type="float" office:value="899.539435808866" calcext:value-type="float">
            <text:p>899.539435808866</text:p>
          </table:table-cell>
          <table:table-cell table:number-columns-repeated="1009"/>
        </table:table-row>
        <table:table-row table:style-name="ro1">
          <table:table-cell table:formula="of:=[.A321]" office:value-type="float" office:value="1000" calcext:value-type="float">
            <text:p>1000</text:p>
          </table:table-cell>
          <table:table-cell table:formula="of:=[.J321]" office:value-type="float" office:value="6670086" calcext:value-type="float">
            <text:p>6670086</text:p>
          </table:table-cell>
          <table:table-cell table:formula="of:=[.I321]" office:value-type="float" office:value="670080000" calcext:value-type="float">
            <text:p>670080000</text:p>
          </table:table-cell>
          <table:table-cell table:formula="of:=[.D321]" office:value-type="float" office:value="100" calcext:value-type="float">
            <text:p>100</text:p>
          </table:table-cell>
          <table:table-cell table:formula="of:=[.D322]*[.$E$2]" office:value-type="float" office:value="18000" calcext:value-type="float">
            <text:p>18000</text:p>
          </table:table-cell>
          <table:table-cell table:formula="of:=[.A322]*[.$E$2]*[.D322]" office:value-type="float" office:value="18000000" calcext:value-type="float">
            <text:p>18000000</text:p>
          </table:table-cell>
          <table:table-cell table:formula="of:=[.F322]+[.C322]" office:value-type="float" office:value="688080000" calcext:value-type="float">
            <text:p>688080000</text:p>
          </table:table-cell>
          <table:table-cell table:formula="of:=ROUNDDOWN(([.F322]+[.C322])/1000000000)" office:value-type="float" office:value="0" calcext:value-type="float">
            <text:p>0</text:p>
          </table:table-cell>
          <table:table-cell table:formula="of:=IF([.G322]&gt;=0;MOD([.G322];1000000000);-MOD(-[.G322];1000000000))" office:value-type="float" office:value="688080000" calcext:value-type="float">
            <text:p>688080000</text:p>
          </table:table-cell>
          <table:table-cell table:formula="of:=[.B322]+[.E322]+[.H322]" office:value-type="float" office:value="6688086" calcext:value-type="float">
            <text:p>6688086</text:p>
          </table:table-cell>
          <table:table-cell/>
          <table:table-cell table:formula="of:=[.D322]+[.L321]" office:value-type="float" office:value="37156" calcext:value-type="float">
            <text:p>37156</text:p>
          </table:table-cell>
          <table:table-cell table:formula="of:=[.$E$1]*[.L322]" office:value-type="float" office:value="6688080" calcext:value-type="float">
            <text:p>6688080</text:p>
          </table:table-cell>
          <table:table-cell table:formula="of:=[.J322]-[.M322]" office:value-type="float" office:value="6" calcext:value-type="float">
            <text:p>6</text:p>
          </table:table-cell>
          <table:table-cell table:formula="of:=[.N322]/[.M322]*1000000000" office:value-type="float" office:value="897.118455520867" calcext:value-type="float">
            <text:p>897.118455520867</text:p>
          </table:table-cell>
          <table:table-cell table:number-columns-repeated="1009"/>
        </table:table-row>
        <table:table-row table:style-name="ro1">
          <table:table-cell table:formula="of:=[.A322]" office:value-type="float" office:value="1000" calcext:value-type="float">
            <text:p>1000</text:p>
          </table:table-cell>
          <table:table-cell table:formula="of:=[.J322]" office:value-type="float" office:value="6688086" calcext:value-type="float">
            <text:p>6688086</text:p>
          </table:table-cell>
          <table:table-cell table:formula="of:=[.I322]" office:value-type="float" office:value="688080000" calcext:value-type="float">
            <text:p>688080000</text:p>
          </table:table-cell>
          <table:table-cell table:formula="of:=[.D322]" office:value-type="float" office:value="100" calcext:value-type="float">
            <text:p>100</text:p>
          </table:table-cell>
          <table:table-cell table:formula="of:=[.D323]*[.$E$2]" office:value-type="float" office:value="18000" calcext:value-type="float">
            <text:p>18000</text:p>
          </table:table-cell>
          <table:table-cell table:formula="of:=[.A323]*[.$E$2]*[.D323]" office:value-type="float" office:value="18000000" calcext:value-type="float">
            <text:p>18000000</text:p>
          </table:table-cell>
          <table:table-cell table:formula="of:=[.F323]+[.C323]" office:value-type="float" office:value="706080000" calcext:value-type="float">
            <text:p>706080000</text:p>
          </table:table-cell>
          <table:table-cell table:formula="of:=ROUNDDOWN(([.F323]+[.C323])/1000000000)" office:value-type="float" office:value="0" calcext:value-type="float">
            <text:p>0</text:p>
          </table:table-cell>
          <table:table-cell table:formula="of:=IF([.G323]&gt;=0;MOD([.G323];1000000000);-MOD(-[.G323];1000000000))" office:value-type="float" office:value="706080000" calcext:value-type="float">
            <text:p>706080000</text:p>
          </table:table-cell>
          <table:table-cell table:formula="of:=[.B323]+[.E323]+[.H323]" office:value-type="float" office:value="6706086" calcext:value-type="float">
            <text:p>6706086</text:p>
          </table:table-cell>
          <table:table-cell/>
          <table:table-cell table:formula="of:=[.D323]+[.L322]" office:value-type="float" office:value="37256" calcext:value-type="float">
            <text:p>37256</text:p>
          </table:table-cell>
          <table:table-cell table:formula="of:=[.$E$1]*[.L323]" office:value-type="float" office:value="6706080" calcext:value-type="float">
            <text:p>6706080</text:p>
          </table:table-cell>
          <table:table-cell table:formula="of:=[.J323]-[.M323]" office:value-type="float" office:value="6" calcext:value-type="float">
            <text:p>6</text:p>
          </table:table-cell>
          <table:table-cell table:formula="of:=[.N323]/[.M323]*1000000000" office:value-type="float" office:value="894.710471691361" calcext:value-type="float">
            <text:p>894.710471691361</text:p>
          </table:table-cell>
          <table:table-cell table:number-columns-repeated="1009"/>
        </table:table-row>
        <table:table-row table:style-name="ro1">
          <table:table-cell table:formula="of:=[.A323]" office:value-type="float" office:value="1000" calcext:value-type="float">
            <text:p>1000</text:p>
          </table:table-cell>
          <table:table-cell table:formula="of:=[.J323]" office:value-type="float" office:value="6706086" calcext:value-type="float">
            <text:p>6706086</text:p>
          </table:table-cell>
          <table:table-cell table:formula="of:=[.I323]" office:value-type="float" office:value="706080000" calcext:value-type="float">
            <text:p>706080000</text:p>
          </table:table-cell>
          <table:table-cell table:formula="of:=[.D323]" office:value-type="float" office:value="100" calcext:value-type="float">
            <text:p>100</text:p>
          </table:table-cell>
          <table:table-cell table:formula="of:=[.D324]*[.$E$2]" office:value-type="float" office:value="18000" calcext:value-type="float">
            <text:p>18000</text:p>
          </table:table-cell>
          <table:table-cell table:formula="of:=[.A324]*[.$E$2]*[.D324]" office:value-type="float" office:value="18000000" calcext:value-type="float">
            <text:p>18000000</text:p>
          </table:table-cell>
          <table:table-cell table:formula="of:=[.F324]+[.C324]" office:value-type="float" office:value="724080000" calcext:value-type="float">
            <text:p>724080000</text:p>
          </table:table-cell>
          <table:table-cell table:formula="of:=ROUNDDOWN(([.F324]+[.C324])/1000000000)" office:value-type="float" office:value="0" calcext:value-type="float">
            <text:p>0</text:p>
          </table:table-cell>
          <table:table-cell table:formula="of:=IF([.G324]&gt;=0;MOD([.G324];1000000000);-MOD(-[.G324];1000000000))" office:value-type="float" office:value="724080000" calcext:value-type="float">
            <text:p>724080000</text:p>
          </table:table-cell>
          <table:table-cell table:formula="of:=[.B324]+[.E324]+[.H324]" office:value-type="float" office:value="6724086" calcext:value-type="float">
            <text:p>6724086</text:p>
          </table:table-cell>
          <table:table-cell/>
          <table:table-cell table:formula="of:=[.D324]+[.L323]" office:value-type="float" office:value="37356" calcext:value-type="float">
            <text:p>37356</text:p>
          </table:table-cell>
          <table:table-cell table:formula="of:=[.$E$1]*[.L324]" office:value-type="float" office:value="6724080" calcext:value-type="float">
            <text:p>6724080</text:p>
          </table:table-cell>
          <table:table-cell table:formula="of:=[.J324]-[.M324]" office:value-type="float" office:value="6" calcext:value-type="float">
            <text:p>6</text:p>
          </table:table-cell>
          <table:table-cell table:formula="of:=[.N324]/[.M324]*1000000000" office:value-type="float" office:value="892.315379947889" calcext:value-type="float">
            <text:p>892.315379947889</text:p>
          </table:table-cell>
          <table:table-cell table:number-columns-repeated="1009"/>
        </table:table-row>
        <table:table-row table:style-name="ro1">
          <table:table-cell table:formula="of:=[.A324]" office:value-type="float" office:value="1000" calcext:value-type="float">
            <text:p>1000</text:p>
          </table:table-cell>
          <table:table-cell table:formula="of:=[.J324]" office:value-type="float" office:value="6724086" calcext:value-type="float">
            <text:p>6724086</text:p>
          </table:table-cell>
          <table:table-cell table:formula="of:=[.I324]" office:value-type="float" office:value="724080000" calcext:value-type="float">
            <text:p>724080000</text:p>
          </table:table-cell>
          <table:table-cell table:formula="of:=[.D324]" office:value-type="float" office:value="100" calcext:value-type="float">
            <text:p>100</text:p>
          </table:table-cell>
          <table:table-cell table:formula="of:=[.D325]*[.$E$2]" office:value-type="float" office:value="18000" calcext:value-type="float">
            <text:p>18000</text:p>
          </table:table-cell>
          <table:table-cell table:formula="of:=[.A325]*[.$E$2]*[.D325]" office:value-type="float" office:value="18000000" calcext:value-type="float">
            <text:p>18000000</text:p>
          </table:table-cell>
          <table:table-cell table:formula="of:=[.F325]+[.C325]" office:value-type="float" office:value="742080000" calcext:value-type="float">
            <text:p>742080000</text:p>
          </table:table-cell>
          <table:table-cell table:formula="of:=ROUNDDOWN(([.F325]+[.C325])/1000000000)" office:value-type="float" office:value="0" calcext:value-type="float">
            <text:p>0</text:p>
          </table:table-cell>
          <table:table-cell table:formula="of:=IF([.G325]&gt;=0;MOD([.G325];1000000000);-MOD(-[.G325];1000000000))" office:value-type="float" office:value="742080000" calcext:value-type="float">
            <text:p>742080000</text:p>
          </table:table-cell>
          <table:table-cell table:formula="of:=[.B325]+[.E325]+[.H325]" office:value-type="float" office:value="6742086" calcext:value-type="float">
            <text:p>6742086</text:p>
          </table:table-cell>
          <table:table-cell/>
          <table:table-cell table:formula="of:=[.D325]+[.L324]" office:value-type="float" office:value="37456" calcext:value-type="float">
            <text:p>37456</text:p>
          </table:table-cell>
          <table:table-cell table:formula="of:=[.$E$1]*[.L325]" office:value-type="float" office:value="6742080" calcext:value-type="float">
            <text:p>6742080</text:p>
          </table:table-cell>
          <table:table-cell table:formula="of:=[.J325]-[.M325]" office:value-type="float" office:value="6" calcext:value-type="float">
            <text:p>6</text:p>
          </table:table-cell>
          <table:table-cell table:formula="of:=[.N325]/[.M325]*1000000000" office:value-type="float" office:value="889.933077032607" calcext:value-type="float">
            <text:p>889.933077032607</text:p>
          </table:table-cell>
          <table:table-cell table:number-columns-repeated="1009"/>
        </table:table-row>
        <table:table-row table:style-name="ro1">
          <table:table-cell table:formula="of:=[.A325]" office:value-type="float" office:value="1000" calcext:value-type="float">
            <text:p>1000</text:p>
          </table:table-cell>
          <table:table-cell table:formula="of:=[.J325]" office:value-type="float" office:value="6742086" calcext:value-type="float">
            <text:p>6742086</text:p>
          </table:table-cell>
          <table:table-cell table:formula="of:=[.I325]" office:value-type="float" office:value="742080000" calcext:value-type="float">
            <text:p>742080000</text:p>
          </table:table-cell>
          <table:table-cell table:formula="of:=[.D325]" office:value-type="float" office:value="100" calcext:value-type="float">
            <text:p>100</text:p>
          </table:table-cell>
          <table:table-cell table:formula="of:=[.D326]*[.$E$2]" office:value-type="float" office:value="18000" calcext:value-type="float">
            <text:p>18000</text:p>
          </table:table-cell>
          <table:table-cell table:formula="of:=[.A326]*[.$E$2]*[.D326]" office:value-type="float" office:value="18000000" calcext:value-type="float">
            <text:p>18000000</text:p>
          </table:table-cell>
          <table:table-cell table:formula="of:=[.F326]+[.C326]" office:value-type="float" office:value="760080000" calcext:value-type="float">
            <text:p>760080000</text:p>
          </table:table-cell>
          <table:table-cell table:formula="of:=ROUNDDOWN(([.F326]+[.C326])/1000000000)" office:value-type="float" office:value="0" calcext:value-type="float">
            <text:p>0</text:p>
          </table:table-cell>
          <table:table-cell table:formula="of:=IF([.G326]&gt;=0;MOD([.G326];1000000000);-MOD(-[.G326];1000000000))" office:value-type="float" office:value="760080000" calcext:value-type="float">
            <text:p>760080000</text:p>
          </table:table-cell>
          <table:table-cell table:formula="of:=[.B326]+[.E326]+[.H326]" office:value-type="float" office:value="6760086" calcext:value-type="float">
            <text:p>6760086</text:p>
          </table:table-cell>
          <table:table-cell/>
          <table:table-cell table:formula="of:=[.D326]+[.L325]" office:value-type="float" office:value="37556" calcext:value-type="float">
            <text:p>37556</text:p>
          </table:table-cell>
          <table:table-cell table:formula="of:=[.$E$1]*[.L326]" office:value-type="float" office:value="6760080" calcext:value-type="float">
            <text:p>6760080</text:p>
          </table:table-cell>
          <table:table-cell table:formula="of:=[.J326]-[.M326]" office:value-type="float" office:value="6" calcext:value-type="float">
            <text:p>6</text:p>
          </table:table-cell>
          <table:table-cell table:formula="of:=[.N326]/[.M326]*1000000000" office:value-type="float" office:value="887.563460787446" calcext:value-type="float">
            <text:p>887.563460787446</text:p>
          </table:table-cell>
          <table:table-cell table:number-columns-repeated="1009"/>
        </table:table-row>
        <table:table-row table:style-name="ro1">
          <table:table-cell table:formula="of:=[.A326]" office:value-type="float" office:value="1000" calcext:value-type="float">
            <text:p>1000</text:p>
          </table:table-cell>
          <table:table-cell table:formula="of:=[.J326]" office:value-type="float" office:value="6760086" calcext:value-type="float">
            <text:p>6760086</text:p>
          </table:table-cell>
          <table:table-cell table:formula="of:=[.I326]" office:value-type="float" office:value="760080000" calcext:value-type="float">
            <text:p>760080000</text:p>
          </table:table-cell>
          <table:table-cell table:formula="of:=[.D326]" office:value-type="float" office:value="100" calcext:value-type="float">
            <text:p>100</text:p>
          </table:table-cell>
          <table:table-cell table:formula="of:=[.D327]*[.$E$2]" office:value-type="float" office:value="18000" calcext:value-type="float">
            <text:p>18000</text:p>
          </table:table-cell>
          <table:table-cell table:formula="of:=[.A327]*[.$E$2]*[.D327]" office:value-type="float" office:value="18000000" calcext:value-type="float">
            <text:p>18000000</text:p>
          </table:table-cell>
          <table:table-cell table:formula="of:=[.F327]+[.C327]" office:value-type="float" office:value="778080000" calcext:value-type="float">
            <text:p>778080000</text:p>
          </table:table-cell>
          <table:table-cell table:formula="of:=ROUNDDOWN(([.F327]+[.C327])/1000000000)" office:value-type="float" office:value="0" calcext:value-type="float">
            <text:p>0</text:p>
          </table:table-cell>
          <table:table-cell table:formula="of:=IF([.G327]&gt;=0;MOD([.G327];1000000000);-MOD(-[.G327];1000000000))" office:value-type="float" office:value="778080000" calcext:value-type="float">
            <text:p>778080000</text:p>
          </table:table-cell>
          <table:table-cell table:formula="of:=[.B327]+[.E327]+[.H327]" office:value-type="float" office:value="6778086" calcext:value-type="float">
            <text:p>6778086</text:p>
          </table:table-cell>
          <table:table-cell/>
          <table:table-cell table:formula="of:=[.D327]+[.L326]" office:value-type="float" office:value="37656" calcext:value-type="float">
            <text:p>37656</text:p>
          </table:table-cell>
          <table:table-cell table:formula="of:=[.$E$1]*[.L327]" office:value-type="float" office:value="6778080" calcext:value-type="float">
            <text:p>6778080</text:p>
          </table:table-cell>
          <table:table-cell table:formula="of:=[.J327]-[.M327]" office:value-type="float" office:value="6" calcext:value-type="float">
            <text:p>6</text:p>
          </table:table-cell>
          <table:table-cell table:formula="of:=[.N327]/[.M327]*1000000000" office:value-type="float" office:value="885.206430139509" calcext:value-type="float">
            <text:p>885.206430139509</text:p>
          </table:table-cell>
          <table:table-cell table:number-columns-repeated="1009"/>
        </table:table-row>
        <table:table-row table:style-name="ro1">
          <table:table-cell table:formula="of:=[.A327]" office:value-type="float" office:value="1000" calcext:value-type="float">
            <text:p>1000</text:p>
          </table:table-cell>
          <table:table-cell table:formula="of:=[.J327]" office:value-type="float" office:value="6778086" calcext:value-type="float">
            <text:p>6778086</text:p>
          </table:table-cell>
          <table:table-cell table:formula="of:=[.I327]" office:value-type="float" office:value="778080000" calcext:value-type="float">
            <text:p>778080000</text:p>
          </table:table-cell>
          <table:table-cell table:formula="of:=[.D327]" office:value-type="float" office:value="100" calcext:value-type="float">
            <text:p>100</text:p>
          </table:table-cell>
          <table:table-cell table:formula="of:=[.D328]*[.$E$2]" office:value-type="float" office:value="18000" calcext:value-type="float">
            <text:p>18000</text:p>
          </table:table-cell>
          <table:table-cell table:formula="of:=[.A328]*[.$E$2]*[.D328]" office:value-type="float" office:value="18000000" calcext:value-type="float">
            <text:p>18000000</text:p>
          </table:table-cell>
          <table:table-cell table:formula="of:=[.F328]+[.C328]" office:value-type="float" office:value="796080000" calcext:value-type="float">
            <text:p>796080000</text:p>
          </table:table-cell>
          <table:table-cell table:formula="of:=ROUNDDOWN(([.F328]+[.C328])/1000000000)" office:value-type="float" office:value="0" calcext:value-type="float">
            <text:p>0</text:p>
          </table:table-cell>
          <table:table-cell table:formula="of:=IF([.G328]&gt;=0;MOD([.G328];1000000000);-MOD(-[.G328];1000000000))" office:value-type="float" office:value="796080000" calcext:value-type="float">
            <text:p>796080000</text:p>
          </table:table-cell>
          <table:table-cell table:formula="of:=[.B328]+[.E328]+[.H328]" office:value-type="float" office:value="6796086" calcext:value-type="float">
            <text:p>6796086</text:p>
          </table:table-cell>
          <table:table-cell/>
          <table:table-cell table:formula="of:=[.D328]+[.L327]" office:value-type="float" office:value="37756" calcext:value-type="float">
            <text:p>37756</text:p>
          </table:table-cell>
          <table:table-cell table:formula="of:=[.$E$1]*[.L328]" office:value-type="float" office:value="6796080" calcext:value-type="float">
            <text:p>6796080</text:p>
          </table:table-cell>
          <table:table-cell table:formula="of:=[.J328]-[.M328]" office:value-type="float" office:value="6" calcext:value-type="float">
            <text:p>6</text:p>
          </table:table-cell>
          <table:table-cell table:formula="of:=[.N328]/[.M328]*1000000000" office:value-type="float" office:value="882.861885086697" calcext:value-type="float">
            <text:p>882.861885086697</text:p>
          </table:table-cell>
          <table:table-cell table:number-columns-repeated="1009"/>
        </table:table-row>
        <table:table-row table:style-name="ro1">
          <table:table-cell table:formula="of:=[.A328]" office:value-type="float" office:value="1000" calcext:value-type="float">
            <text:p>1000</text:p>
          </table:table-cell>
          <table:table-cell table:formula="of:=[.J328]" office:value-type="float" office:value="6796086" calcext:value-type="float">
            <text:p>6796086</text:p>
          </table:table-cell>
          <table:table-cell table:formula="of:=[.I328]" office:value-type="float" office:value="796080000" calcext:value-type="float">
            <text:p>796080000</text:p>
          </table:table-cell>
          <table:table-cell table:formula="of:=[.D328]" office:value-type="float" office:value="100" calcext:value-type="float">
            <text:p>100</text:p>
          </table:table-cell>
          <table:table-cell table:formula="of:=[.D329]*[.$E$2]" office:value-type="float" office:value="18000" calcext:value-type="float">
            <text:p>18000</text:p>
          </table:table-cell>
          <table:table-cell table:formula="of:=[.A329]*[.$E$2]*[.D329]" office:value-type="float" office:value="18000000" calcext:value-type="float">
            <text:p>18000000</text:p>
          </table:table-cell>
          <table:table-cell table:formula="of:=[.F329]+[.C329]" office:value-type="float" office:value="814080000" calcext:value-type="float">
            <text:p>814080000</text:p>
          </table:table-cell>
          <table:table-cell table:formula="of:=ROUNDDOWN(([.F329]+[.C329])/1000000000)" office:value-type="float" office:value="0" calcext:value-type="float">
            <text:p>0</text:p>
          </table:table-cell>
          <table:table-cell table:formula="of:=IF([.G329]&gt;=0;MOD([.G329];1000000000);-MOD(-[.G329];1000000000))" office:value-type="float" office:value="814080000" calcext:value-type="float">
            <text:p>814080000</text:p>
          </table:table-cell>
          <table:table-cell table:formula="of:=[.B329]+[.E329]+[.H329]" office:value-type="float" office:value="6814086" calcext:value-type="float">
            <text:p>6814086</text:p>
          </table:table-cell>
          <table:table-cell/>
          <table:table-cell table:formula="of:=[.D329]+[.L328]" office:value-type="float" office:value="37856" calcext:value-type="float">
            <text:p>37856</text:p>
          </table:table-cell>
          <table:table-cell table:formula="of:=[.$E$1]*[.L329]" office:value-type="float" office:value="6814080" calcext:value-type="float">
            <text:p>6814080</text:p>
          </table:table-cell>
          <table:table-cell table:formula="of:=[.J329]-[.M329]" office:value-type="float" office:value="6" calcext:value-type="float">
            <text:p>6</text:p>
          </table:table-cell>
          <table:table-cell table:formula="of:=[.N329]/[.M329]*1000000000" office:value-type="float" office:value="880.529726683573" calcext:value-type="float">
            <text:p>880.529726683573</text:p>
          </table:table-cell>
          <table:table-cell table:number-columns-repeated="1009"/>
        </table:table-row>
        <table:table-row table:style-name="ro1">
          <table:table-cell table:formula="of:=[.A329]" office:value-type="float" office:value="1000" calcext:value-type="float">
            <text:p>1000</text:p>
          </table:table-cell>
          <table:table-cell table:formula="of:=[.J329]" office:value-type="float" office:value="6814086" calcext:value-type="float">
            <text:p>6814086</text:p>
          </table:table-cell>
          <table:table-cell table:formula="of:=[.I329]" office:value-type="float" office:value="814080000" calcext:value-type="float">
            <text:p>814080000</text:p>
          </table:table-cell>
          <table:table-cell table:formula="of:=[.D329]" office:value-type="float" office:value="100" calcext:value-type="float">
            <text:p>100</text:p>
          </table:table-cell>
          <table:table-cell table:formula="of:=[.D330]*[.$E$2]" office:value-type="float" office:value="18000" calcext:value-type="float">
            <text:p>18000</text:p>
          </table:table-cell>
          <table:table-cell table:formula="of:=[.A330]*[.$E$2]*[.D330]" office:value-type="float" office:value="18000000" calcext:value-type="float">
            <text:p>18000000</text:p>
          </table:table-cell>
          <table:table-cell table:formula="of:=[.F330]+[.C330]" office:value-type="float" office:value="832080000" calcext:value-type="float">
            <text:p>832080000</text:p>
          </table:table-cell>
          <table:table-cell table:formula="of:=ROUNDDOWN(([.F330]+[.C330])/1000000000)" office:value-type="float" office:value="0" calcext:value-type="float">
            <text:p>0</text:p>
          </table:table-cell>
          <table:table-cell table:formula="of:=IF([.G330]&gt;=0;MOD([.G330];1000000000);-MOD(-[.G330];1000000000))" office:value-type="float" office:value="832080000" calcext:value-type="float">
            <text:p>832080000</text:p>
          </table:table-cell>
          <table:table-cell table:formula="of:=[.B330]+[.E330]+[.H330]" office:value-type="float" office:value="6832086" calcext:value-type="float">
            <text:p>6832086</text:p>
          </table:table-cell>
          <table:table-cell/>
          <table:table-cell table:formula="of:=[.D330]+[.L329]" office:value-type="float" office:value="37956" calcext:value-type="float">
            <text:p>37956</text:p>
          </table:table-cell>
          <table:table-cell table:formula="of:=[.$E$1]*[.L330]" office:value-type="float" office:value="6832080" calcext:value-type="float">
            <text:p>6832080</text:p>
          </table:table-cell>
          <table:table-cell table:formula="of:=[.J330]-[.M330]" office:value-type="float" office:value="6" calcext:value-type="float">
            <text:p>6</text:p>
          </table:table-cell>
          <table:table-cell table:formula="of:=[.N330]/[.M330]*1000000000" office:value-type="float" office:value="878.209857027435" calcext:value-type="float">
            <text:p>878.209857027435</text:p>
          </table:table-cell>
          <table:table-cell table:number-columns-repeated="1009"/>
        </table:table-row>
        <table:table-row table:style-name="ro1">
          <table:table-cell table:formula="of:=[.A330]" office:value-type="float" office:value="1000" calcext:value-type="float">
            <text:p>1000</text:p>
          </table:table-cell>
          <table:table-cell table:formula="of:=[.J330]" office:value-type="float" office:value="6832086" calcext:value-type="float">
            <text:p>6832086</text:p>
          </table:table-cell>
          <table:table-cell table:formula="of:=[.I330]" office:value-type="float" office:value="832080000" calcext:value-type="float">
            <text:p>832080000</text:p>
          </table:table-cell>
          <table:table-cell table:formula="of:=[.D330]" office:value-type="float" office:value="100" calcext:value-type="float">
            <text:p>100</text:p>
          </table:table-cell>
          <table:table-cell table:formula="of:=[.D331]*[.$E$2]" office:value-type="float" office:value="18000" calcext:value-type="float">
            <text:p>18000</text:p>
          </table:table-cell>
          <table:table-cell table:formula="of:=[.A331]*[.$E$2]*[.D331]" office:value-type="float" office:value="18000000" calcext:value-type="float">
            <text:p>18000000</text:p>
          </table:table-cell>
          <table:table-cell table:formula="of:=[.F331]+[.C331]" office:value-type="float" office:value="850080000" calcext:value-type="float">
            <text:p>850080000</text:p>
          </table:table-cell>
          <table:table-cell table:formula="of:=ROUNDDOWN(([.F331]+[.C331])/1000000000)" office:value-type="float" office:value="0" calcext:value-type="float">
            <text:p>0</text:p>
          </table:table-cell>
          <table:table-cell table:formula="of:=IF([.G331]&gt;=0;MOD([.G331];1000000000);-MOD(-[.G331];1000000000))" office:value-type="float" office:value="850080000" calcext:value-type="float">
            <text:p>850080000</text:p>
          </table:table-cell>
          <table:table-cell table:formula="of:=[.B331]+[.E331]+[.H331]" office:value-type="float" office:value="6850086" calcext:value-type="float">
            <text:p>6850086</text:p>
          </table:table-cell>
          <table:table-cell/>
          <table:table-cell table:formula="of:=[.D331]+[.L330]" office:value-type="float" office:value="38056" calcext:value-type="float">
            <text:p>38056</text:p>
          </table:table-cell>
          <table:table-cell table:formula="of:=[.$E$1]*[.L331]" office:value-type="float" office:value="6850080" calcext:value-type="float">
            <text:p>6850080</text:p>
          </table:table-cell>
          <table:table-cell table:formula="of:=[.J331]-[.M331]" office:value-type="float" office:value="6" calcext:value-type="float">
            <text:p>6</text:p>
          </table:table-cell>
          <table:table-cell table:formula="of:=[.N331]/[.M331]*1000000000" office:value-type="float" office:value="875.902179244622" calcext:value-type="float">
            <text:p>875.902179244622</text:p>
          </table:table-cell>
          <table:table-cell table:number-columns-repeated="1009"/>
        </table:table-row>
        <table:table-row table:style-name="ro1">
          <table:table-cell table:formula="of:=[.A331]" office:value-type="float" office:value="1000" calcext:value-type="float">
            <text:p>1000</text:p>
          </table:table-cell>
          <table:table-cell table:formula="of:=[.J331]" office:value-type="float" office:value="6850086" calcext:value-type="float">
            <text:p>6850086</text:p>
          </table:table-cell>
          <table:table-cell table:formula="of:=[.I331]" office:value-type="float" office:value="850080000" calcext:value-type="float">
            <text:p>850080000</text:p>
          </table:table-cell>
          <table:table-cell table:formula="of:=[.D331]" office:value-type="float" office:value="100" calcext:value-type="float">
            <text:p>100</text:p>
          </table:table-cell>
          <table:table-cell table:formula="of:=[.D332]*[.$E$2]" office:value-type="float" office:value="18000" calcext:value-type="float">
            <text:p>18000</text:p>
          </table:table-cell>
          <table:table-cell table:formula="of:=[.A332]*[.$E$2]*[.D332]" office:value-type="float" office:value="18000000" calcext:value-type="float">
            <text:p>18000000</text:p>
          </table:table-cell>
          <table:table-cell table:formula="of:=[.F332]+[.C332]" office:value-type="float" office:value="868080000" calcext:value-type="float">
            <text:p>868080000</text:p>
          </table:table-cell>
          <table:table-cell table:formula="of:=ROUNDDOWN(([.F332]+[.C332])/1000000000)" office:value-type="float" office:value="0" calcext:value-type="float">
            <text:p>0</text:p>
          </table:table-cell>
          <table:table-cell table:formula="of:=IF([.G332]&gt;=0;MOD([.G332];1000000000);-MOD(-[.G332];1000000000))" office:value-type="float" office:value="868080000" calcext:value-type="float">
            <text:p>868080000</text:p>
          </table:table-cell>
          <table:table-cell table:formula="of:=[.B332]+[.E332]+[.H332]" office:value-type="float" office:value="6868086" calcext:value-type="float">
            <text:p>6868086</text:p>
          </table:table-cell>
          <table:table-cell/>
          <table:table-cell table:formula="of:=[.D332]+[.L331]" office:value-type="float" office:value="38156" calcext:value-type="float">
            <text:p>38156</text:p>
          </table:table-cell>
          <table:table-cell table:formula="of:=[.$E$1]*[.L332]" office:value-type="float" office:value="6868080" calcext:value-type="float">
            <text:p>6868080</text:p>
          </table:table-cell>
          <table:table-cell table:formula="of:=[.J332]-[.M332]" office:value-type="float" office:value="6" calcext:value-type="float">
            <text:p>6</text:p>
          </table:table-cell>
          <table:table-cell table:formula="of:=[.N332]/[.M332]*1000000000" office:value-type="float" office:value="873.606597477024" calcext:value-type="float">
            <text:p>873.606597477024</text:p>
          </table:table-cell>
          <table:table-cell table:number-columns-repeated="1009"/>
        </table:table-row>
        <table:table-row table:style-name="ro1">
          <table:table-cell table:formula="of:=[.A332]" office:value-type="float" office:value="1000" calcext:value-type="float">
            <text:p>1000</text:p>
          </table:table-cell>
          <table:table-cell table:formula="of:=[.J332]" office:value-type="float" office:value="6868086" calcext:value-type="float">
            <text:p>6868086</text:p>
          </table:table-cell>
          <table:table-cell table:formula="of:=[.I332]" office:value-type="float" office:value="868080000" calcext:value-type="float">
            <text:p>868080000</text:p>
          </table:table-cell>
          <table:table-cell table:formula="of:=[.D332]" office:value-type="float" office:value="100" calcext:value-type="float">
            <text:p>100</text:p>
          </table:table-cell>
          <table:table-cell table:formula="of:=[.D333]*[.$E$2]" office:value-type="float" office:value="18000" calcext:value-type="float">
            <text:p>18000</text:p>
          </table:table-cell>
          <table:table-cell table:formula="of:=[.A333]*[.$E$2]*[.D333]" office:value-type="float" office:value="18000000" calcext:value-type="float">
            <text:p>18000000</text:p>
          </table:table-cell>
          <table:table-cell table:formula="of:=[.F333]+[.C333]" office:value-type="float" office:value="886080000" calcext:value-type="float">
            <text:p>886080000</text:p>
          </table:table-cell>
          <table:table-cell table:formula="of:=ROUNDDOWN(([.F333]+[.C333])/1000000000)" office:value-type="float" office:value="0" calcext:value-type="float">
            <text:p>0</text:p>
          </table:table-cell>
          <table:table-cell table:formula="of:=IF([.G333]&gt;=0;MOD([.G333];1000000000);-MOD(-[.G333];1000000000))" office:value-type="float" office:value="886080000" calcext:value-type="float">
            <text:p>886080000</text:p>
          </table:table-cell>
          <table:table-cell table:formula="of:=[.B333]+[.E333]+[.H333]" office:value-type="float" office:value="6886086" calcext:value-type="float">
            <text:p>6886086</text:p>
          </table:table-cell>
          <table:table-cell/>
          <table:table-cell table:formula="of:=[.D333]+[.L332]" office:value-type="float" office:value="38256" calcext:value-type="float">
            <text:p>38256</text:p>
          </table:table-cell>
          <table:table-cell table:formula="of:=[.$E$1]*[.L333]" office:value-type="float" office:value="6886080" calcext:value-type="float">
            <text:p>6886080</text:p>
          </table:table-cell>
          <table:table-cell table:formula="of:=[.J333]-[.M333]" office:value-type="float" office:value="6" calcext:value-type="float">
            <text:p>6</text:p>
          </table:table-cell>
          <table:table-cell table:formula="of:=[.N333]/[.M333]*1000000000" office:value-type="float" office:value="871.323016868814" calcext:value-type="float">
            <text:p>871.323016868814</text:p>
          </table:table-cell>
          <table:table-cell table:number-columns-repeated="1009"/>
        </table:table-row>
        <table:table-row table:style-name="ro1">
          <table:table-cell table:formula="of:=[.A333]" office:value-type="float" office:value="1000" calcext:value-type="float">
            <text:p>1000</text:p>
          </table:table-cell>
          <table:table-cell table:formula="of:=[.J333]" office:value-type="float" office:value="6886086" calcext:value-type="float">
            <text:p>6886086</text:p>
          </table:table-cell>
          <table:table-cell table:formula="of:=[.I333]" office:value-type="float" office:value="886080000" calcext:value-type="float">
            <text:p>886080000</text:p>
          </table:table-cell>
          <table:table-cell table:formula="of:=[.D333]" office:value-type="float" office:value="100" calcext:value-type="float">
            <text:p>100</text:p>
          </table:table-cell>
          <table:table-cell table:formula="of:=[.D334]*[.$E$2]" office:value-type="float" office:value="18000" calcext:value-type="float">
            <text:p>18000</text:p>
          </table:table-cell>
          <table:table-cell table:formula="of:=[.A334]*[.$E$2]*[.D334]" office:value-type="float" office:value="18000000" calcext:value-type="float">
            <text:p>18000000</text:p>
          </table:table-cell>
          <table:table-cell table:formula="of:=[.F334]+[.C334]" office:value-type="float" office:value="904080000" calcext:value-type="float">
            <text:p>904080000</text:p>
          </table:table-cell>
          <table:table-cell table:formula="of:=ROUNDDOWN(([.F334]+[.C334])/1000000000)" office:value-type="float" office:value="0" calcext:value-type="float">
            <text:p>0</text:p>
          </table:table-cell>
          <table:table-cell table:formula="of:=IF([.G334]&gt;=0;MOD([.G334];1000000000);-MOD(-[.G334];1000000000))" office:value-type="float" office:value="904080000" calcext:value-type="float">
            <text:p>904080000</text:p>
          </table:table-cell>
          <table:table-cell table:formula="of:=[.B334]+[.E334]+[.H334]" office:value-type="float" office:value="6904086" calcext:value-type="float">
            <text:p>6904086</text:p>
          </table:table-cell>
          <table:table-cell/>
          <table:table-cell table:formula="of:=[.D334]+[.L333]" office:value-type="float" office:value="38356" calcext:value-type="float">
            <text:p>38356</text:p>
          </table:table-cell>
          <table:table-cell table:formula="of:=[.$E$1]*[.L334]" office:value-type="float" office:value="6904080" calcext:value-type="float">
            <text:p>6904080</text:p>
          </table:table-cell>
          <table:table-cell table:formula="of:=[.J334]-[.M334]" office:value-type="float" office:value="6" calcext:value-type="float">
            <text:p>6</text:p>
          </table:table-cell>
          <table:table-cell table:formula="of:=[.N334]/[.M334]*1000000000" office:value-type="float" office:value="869.051343553377" calcext:value-type="float">
            <text:p>869.051343553377</text:p>
          </table:table-cell>
          <table:table-cell table:number-columns-repeated="1009"/>
        </table:table-row>
        <table:table-row table:style-name="ro1">
          <table:table-cell table:formula="of:=[.A334]" office:value-type="float" office:value="1000" calcext:value-type="float">
            <text:p>1000</text:p>
          </table:table-cell>
          <table:table-cell table:formula="of:=[.J334]" office:value-type="float" office:value="6904086" calcext:value-type="float">
            <text:p>6904086</text:p>
          </table:table-cell>
          <table:table-cell table:formula="of:=[.I334]" office:value-type="float" office:value="904080000" calcext:value-type="float">
            <text:p>904080000</text:p>
          </table:table-cell>
          <table:table-cell table:formula="of:=[.D334]" office:value-type="float" office:value="100" calcext:value-type="float">
            <text:p>100</text:p>
          </table:table-cell>
          <table:table-cell table:formula="of:=[.D335]*[.$E$2]" office:value-type="float" office:value="18000" calcext:value-type="float">
            <text:p>18000</text:p>
          </table:table-cell>
          <table:table-cell table:formula="of:=[.A335]*[.$E$2]*[.D335]" office:value-type="float" office:value="18000000" calcext:value-type="float">
            <text:p>18000000</text:p>
          </table:table-cell>
          <table:table-cell table:formula="of:=[.F335]+[.C335]" office:value-type="float" office:value="922080000" calcext:value-type="float">
            <text:p>922080000</text:p>
          </table:table-cell>
          <table:table-cell table:formula="of:=ROUNDDOWN(([.F335]+[.C335])/1000000000)" office:value-type="float" office:value="0" calcext:value-type="float">
            <text:p>0</text:p>
          </table:table-cell>
          <table:table-cell table:formula="of:=IF([.G335]&gt;=0;MOD([.G335];1000000000);-MOD(-[.G335];1000000000))" office:value-type="float" office:value="922080000" calcext:value-type="float">
            <text:p>922080000</text:p>
          </table:table-cell>
          <table:table-cell table:formula="of:=[.B335]+[.E335]+[.H335]" office:value-type="float" office:value="6922086" calcext:value-type="float">
            <text:p>6922086</text:p>
          </table:table-cell>
          <table:table-cell/>
          <table:table-cell table:formula="of:=[.D335]+[.L334]" office:value-type="float" office:value="38456" calcext:value-type="float">
            <text:p>38456</text:p>
          </table:table-cell>
          <table:table-cell table:formula="of:=[.$E$1]*[.L335]" office:value-type="float" office:value="6922080" calcext:value-type="float">
            <text:p>6922080</text:p>
          </table:table-cell>
          <table:table-cell table:formula="of:=[.J335]-[.M335]" office:value-type="float" office:value="6" calcext:value-type="float">
            <text:p>6</text:p>
          </table:table-cell>
          <table:table-cell table:formula="of:=[.N335]/[.M335]*1000000000" office:value-type="float" office:value="866.791484640455" calcext:value-type="float">
            <text:p>866.791484640455</text:p>
          </table:table-cell>
          <table:table-cell table:number-columns-repeated="1009"/>
        </table:table-row>
        <table:table-row table:style-name="ro1">
          <table:table-cell table:formula="of:=[.A335]" office:value-type="float" office:value="1000" calcext:value-type="float">
            <text:p>1000</text:p>
          </table:table-cell>
          <table:table-cell table:formula="of:=[.J335]" office:value-type="float" office:value="6922086" calcext:value-type="float">
            <text:p>6922086</text:p>
          </table:table-cell>
          <table:table-cell table:formula="of:=[.I335]" office:value-type="float" office:value="922080000" calcext:value-type="float">
            <text:p>922080000</text:p>
          </table:table-cell>
          <table:table-cell table:formula="of:=[.D335]" office:value-type="float" office:value="100" calcext:value-type="float">
            <text:p>100</text:p>
          </table:table-cell>
          <table:table-cell table:formula="of:=[.D336]*[.$E$2]" office:value-type="float" office:value="18000" calcext:value-type="float">
            <text:p>18000</text:p>
          </table:table-cell>
          <table:table-cell table:formula="of:=[.A336]*[.$E$2]*[.D336]" office:value-type="float" office:value="18000000" calcext:value-type="float">
            <text:p>18000000</text:p>
          </table:table-cell>
          <table:table-cell table:formula="of:=[.F336]+[.C336]" office:value-type="float" office:value="940080000" calcext:value-type="float">
            <text:p>940080000</text:p>
          </table:table-cell>
          <table:table-cell table:formula="of:=ROUNDDOWN(([.F336]+[.C336])/1000000000)" office:value-type="float" office:value="0" calcext:value-type="float">
            <text:p>0</text:p>
          </table:table-cell>
          <table:table-cell table:formula="of:=IF([.G336]&gt;=0;MOD([.G336];1000000000);-MOD(-[.G336];1000000000))" office:value-type="float" office:value="940080000" calcext:value-type="float">
            <text:p>940080000</text:p>
          </table:table-cell>
          <table:table-cell table:formula="of:=[.B336]+[.E336]+[.H336]" office:value-type="float" office:value="6940086" calcext:value-type="float">
            <text:p>6940086</text:p>
          </table:table-cell>
          <table:table-cell/>
          <table:table-cell table:formula="of:=[.D336]+[.L335]" office:value-type="float" office:value="38556" calcext:value-type="float">
            <text:p>38556</text:p>
          </table:table-cell>
          <table:table-cell table:formula="of:=[.$E$1]*[.L336]" office:value-type="float" office:value="6940080" calcext:value-type="float">
            <text:p>6940080</text:p>
          </table:table-cell>
          <table:table-cell table:formula="of:=[.J336]-[.M336]" office:value-type="float" office:value="6" calcext:value-type="float">
            <text:p>6</text:p>
          </table:table-cell>
          <table:table-cell table:formula="of:=[.N336]/[.M336]*1000000000" office:value-type="float" office:value="864.543348203479" calcext:value-type="float">
            <text:p>864.543348203479</text:p>
          </table:table-cell>
          <table:table-cell table:number-columns-repeated="1009"/>
        </table:table-row>
        <table:table-row table:style-name="ro1">
          <table:table-cell table:formula="of:=[.A336]" office:value-type="float" office:value="1000" calcext:value-type="float">
            <text:p>1000</text:p>
          </table:table-cell>
          <table:table-cell table:formula="of:=[.J336]" office:value-type="float" office:value="6940086" calcext:value-type="float">
            <text:p>6940086</text:p>
          </table:table-cell>
          <table:table-cell table:formula="of:=[.I336]" office:value-type="float" office:value="940080000" calcext:value-type="float">
            <text:p>940080000</text:p>
          </table:table-cell>
          <table:table-cell table:formula="of:=[.D336]" office:value-type="float" office:value="100" calcext:value-type="float">
            <text:p>100</text:p>
          </table:table-cell>
          <table:table-cell table:formula="of:=[.D337]*[.$E$2]" office:value-type="float" office:value="18000" calcext:value-type="float">
            <text:p>18000</text:p>
          </table:table-cell>
          <table:table-cell table:formula="of:=[.A337]*[.$E$2]*[.D337]" office:value-type="float" office:value="18000000" calcext:value-type="float">
            <text:p>18000000</text:p>
          </table:table-cell>
          <table:table-cell table:formula="of:=[.F337]+[.C337]" office:value-type="float" office:value="958080000" calcext:value-type="float">
            <text:p>958080000</text:p>
          </table:table-cell>
          <table:table-cell table:formula="of:=ROUNDDOWN(([.F337]+[.C337])/1000000000)" office:value-type="float" office:value="0" calcext:value-type="float">
            <text:p>0</text:p>
          </table:table-cell>
          <table:table-cell table:formula="of:=IF([.G337]&gt;=0;MOD([.G337];1000000000);-MOD(-[.G337];1000000000))" office:value-type="float" office:value="958080000" calcext:value-type="float">
            <text:p>958080000</text:p>
          </table:table-cell>
          <table:table-cell table:formula="of:=[.B337]+[.E337]+[.H337]" office:value-type="float" office:value="6958086" calcext:value-type="float">
            <text:p>6958086</text:p>
          </table:table-cell>
          <table:table-cell/>
          <table:table-cell table:formula="of:=[.D337]+[.L336]" office:value-type="float" office:value="38656" calcext:value-type="float">
            <text:p>38656</text:p>
          </table:table-cell>
          <table:table-cell table:formula="of:=[.$E$1]*[.L337]" office:value-type="float" office:value="6958080" calcext:value-type="float">
            <text:p>6958080</text:p>
          </table:table-cell>
          <table:table-cell table:formula="of:=[.J337]-[.M337]" office:value-type="float" office:value="6" calcext:value-type="float">
            <text:p>6</text:p>
          </table:table-cell>
          <table:table-cell table:formula="of:=[.N337]/[.M337]*1000000000" office:value-type="float" office:value="862.306843267108" calcext:value-type="float">
            <text:p>862.306843267108</text:p>
          </table:table-cell>
          <table:table-cell table:number-columns-repeated="1009"/>
        </table:table-row>
        <table:table-row table:style-name="ro1">
          <table:table-cell table:formula="of:=[.A337]" office:value-type="float" office:value="1000" calcext:value-type="float">
            <text:p>1000</text:p>
          </table:table-cell>
          <table:table-cell table:formula="of:=[.J337]" office:value-type="float" office:value="6958086" calcext:value-type="float">
            <text:p>6958086</text:p>
          </table:table-cell>
          <table:table-cell table:formula="of:=[.I337]" office:value-type="float" office:value="958080000" calcext:value-type="float">
            <text:p>958080000</text:p>
          </table:table-cell>
          <table:table-cell table:formula="of:=[.D337]" office:value-type="float" office:value="100" calcext:value-type="float">
            <text:p>100</text:p>
          </table:table-cell>
          <table:table-cell table:formula="of:=[.D338]*[.$E$2]" office:value-type="float" office:value="18000" calcext:value-type="float">
            <text:p>18000</text:p>
          </table:table-cell>
          <table:table-cell table:formula="of:=[.A338]*[.$E$2]*[.D338]" office:value-type="float" office:value="18000000" calcext:value-type="float">
            <text:p>18000000</text:p>
          </table:table-cell>
          <table:table-cell table:formula="of:=[.F338]+[.C338]" office:value-type="float" office:value="976080000" calcext:value-type="float">
            <text:p>976080000</text:p>
          </table:table-cell>
          <table:table-cell table:formula="of:=ROUNDDOWN(([.F338]+[.C338])/1000000000)" office:value-type="float" office:value="0" calcext:value-type="float">
            <text:p>0</text:p>
          </table:table-cell>
          <table:table-cell table:formula="of:=IF([.G338]&gt;=0;MOD([.G338];1000000000);-MOD(-[.G338];1000000000))" office:value-type="float" office:value="976080000" calcext:value-type="float">
            <text:p>976080000</text:p>
          </table:table-cell>
          <table:table-cell table:formula="of:=[.B338]+[.E338]+[.H338]" office:value-type="float" office:value="6976086" calcext:value-type="float">
            <text:p>6976086</text:p>
          </table:table-cell>
          <table:table-cell/>
          <table:table-cell table:formula="of:=[.D338]+[.L337]" office:value-type="float" office:value="38756" calcext:value-type="float">
            <text:p>38756</text:p>
          </table:table-cell>
          <table:table-cell table:formula="of:=[.$E$1]*[.L338]" office:value-type="float" office:value="6976080" calcext:value-type="float">
            <text:p>6976080</text:p>
          </table:table-cell>
          <table:table-cell table:formula="of:=[.J338]-[.M338]" office:value-type="float" office:value="6" calcext:value-type="float">
            <text:p>6</text:p>
          </table:table-cell>
          <table:table-cell table:formula="of:=[.N338]/[.M338]*1000000000" office:value-type="float" office:value="860.081879794956" calcext:value-type="float">
            <text:p>860.081879794956</text:p>
          </table:table-cell>
          <table:table-cell table:number-columns-repeated="1009"/>
        </table:table-row>
        <table:table-row table:style-name="ro1">
          <table:table-cell table:formula="of:=[.A338]" office:value-type="float" office:value="1000" calcext:value-type="float">
            <text:p>1000</text:p>
          </table:table-cell>
          <table:table-cell table:formula="of:=[.J338]" office:value-type="float" office:value="6976086" calcext:value-type="float">
            <text:p>6976086</text:p>
          </table:table-cell>
          <table:table-cell table:formula="of:=[.I338]" office:value-type="float" office:value="976080000" calcext:value-type="float">
            <text:p>976080000</text:p>
          </table:table-cell>
          <table:table-cell table:formula="of:=[.D338]" office:value-type="float" office:value="100" calcext:value-type="float">
            <text:p>100</text:p>
          </table:table-cell>
          <table:table-cell table:formula="of:=[.D339]*[.$E$2]" office:value-type="float" office:value="18000" calcext:value-type="float">
            <text:p>18000</text:p>
          </table:table-cell>
          <table:table-cell table:formula="of:=[.A339]*[.$E$2]*[.D339]" office:value-type="float" office:value="18000000" calcext:value-type="float">
            <text:p>18000000</text:p>
          </table:table-cell>
          <table:table-cell table:formula="of:=[.F339]+[.C339]" office:value-type="float" office:value="994080000" calcext:value-type="float">
            <text:p>994080000</text:p>
          </table:table-cell>
          <table:table-cell table:formula="of:=ROUNDDOWN(([.F339]+[.C339])/1000000000)" office:value-type="float" office:value="0" calcext:value-type="float">
            <text:p>0</text:p>
          </table:table-cell>
          <table:table-cell table:formula="of:=IF([.G339]&gt;=0;MOD([.G339];1000000000);-MOD(-[.G339];1000000000))" office:value-type="float" office:value="994080000" calcext:value-type="float">
            <text:p>994080000</text:p>
          </table:table-cell>
          <table:table-cell table:formula="of:=[.B339]+[.E339]+[.H339]" office:value-type="float" office:value="6994086" calcext:value-type="float">
            <text:p>6994086</text:p>
          </table:table-cell>
          <table:table-cell/>
          <table:table-cell table:formula="of:=[.D339]+[.L338]" office:value-type="float" office:value="38856" calcext:value-type="float">
            <text:p>38856</text:p>
          </table:table-cell>
          <table:table-cell table:formula="of:=[.$E$1]*[.L339]" office:value-type="float" office:value="6994080" calcext:value-type="float">
            <text:p>6994080</text:p>
          </table:table-cell>
          <table:table-cell table:formula="of:=[.J339]-[.M339]" office:value-type="float" office:value="6" calcext:value-type="float">
            <text:p>6</text:p>
          </table:table-cell>
          <table:table-cell table:formula="of:=[.N339]/[.M339]*1000000000" office:value-type="float" office:value="857.86836867751" calcext:value-type="float">
            <text:p>857.86836867751</text:p>
          </table:table-cell>
          <table:table-cell table:number-columns-repeated="1009"/>
        </table:table-row>
        <table:table-row table:style-name="ro1">
          <table:table-cell table:formula="of:=[.A339]" office:value-type="float" office:value="1000" calcext:value-type="float">
            <text:p>1000</text:p>
          </table:table-cell>
          <table:table-cell table:formula="of:=[.J339]" office:value-type="float" office:value="6994086" calcext:value-type="float">
            <text:p>6994086</text:p>
          </table:table-cell>
          <table:table-cell table:formula="of:=[.I339]" office:value-type="float" office:value="994080000" calcext:value-type="float">
            <text:p>994080000</text:p>
          </table:table-cell>
          <table:table-cell table:formula="of:=[.D339]" office:value-type="float" office:value="100" calcext:value-type="float">
            <text:p>100</text:p>
          </table:table-cell>
          <table:table-cell table:formula="of:=[.D340]*[.$E$2]" office:value-type="float" office:value="18000" calcext:value-type="float">
            <text:p>18000</text:p>
          </table:table-cell>
          <table:table-cell table:formula="of:=[.A340]*[.$E$2]*[.D340]" office:value-type="float" office:value="18000000" calcext:value-type="float">
            <text:p>18000000</text:p>
          </table:table-cell>
          <table:table-cell table:formula="of:=[.F340]+[.C340]" office:value-type="float" office:value="1012080000" calcext:value-type="float">
            <text:p>1012080000</text:p>
          </table:table-cell>
          <table:table-cell table:formula="of:=ROUNDDOWN(([.F340]+[.C340])/1000000000)" office:value-type="float" office:value="1" calcext:value-type="float">
            <text:p>1</text:p>
          </table:table-cell>
          <table:table-cell table:formula="of:=IF([.G340]&gt;=0;MOD([.G340];1000000000);-MOD(-[.G340];1000000000))" office:value-type="float" office:value="12080000" calcext:value-type="float">
            <text:p>12080000</text:p>
          </table:table-cell>
          <table:table-cell table:formula="of:=[.B340]+[.E340]+[.H340]" office:value-type="float" office:value="7012087" calcext:value-type="float">
            <text:p>7012087</text:p>
          </table:table-cell>
          <table:table-cell/>
          <table:table-cell table:formula="of:=[.D340]+[.L339]" office:value-type="float" office:value="38956" calcext:value-type="float">
            <text:p>38956</text:p>
          </table:table-cell>
          <table:table-cell table:formula="of:=[.$E$1]*[.L340]" office:value-type="float" office:value="7012080" calcext:value-type="float">
            <text:p>7012080</text:p>
          </table:table-cell>
          <table:table-cell table:formula="of:=[.J340]-[.M340]" office:value-type="float" office:value="7" calcext:value-type="float">
            <text:p>7</text:p>
          </table:table-cell>
          <table:table-cell table:formula="of:=[.N340]/[.M340]*1000000000" office:value-type="float" office:value="998.277258673603" calcext:value-type="float">
            <text:p>998.277258673603</text:p>
          </table:table-cell>
          <table:table-cell table:number-columns-repeated="1009"/>
        </table:table-row>
        <table:table-row table:style-name="ro1">
          <table:table-cell table:formula="of:=[.A340]" office:value-type="float" office:value="1000" calcext:value-type="float">
            <text:p>1000</text:p>
          </table:table-cell>
          <table:table-cell table:formula="of:=[.J340]" office:value-type="float" office:value="7012087" calcext:value-type="float">
            <text:p>7012087</text:p>
          </table:table-cell>
          <table:table-cell table:formula="of:=[.I340]" office:value-type="float" office:value="12080000" calcext:value-type="float">
            <text:p>12080000</text:p>
          </table:table-cell>
          <table:table-cell table:formula="of:=[.D340]" office:value-type="float" office:value="100" calcext:value-type="float">
            <text:p>100</text:p>
          </table:table-cell>
          <table:table-cell table:formula="of:=[.D341]*[.$E$2]" office:value-type="float" office:value="18000" calcext:value-type="float">
            <text:p>18000</text:p>
          </table:table-cell>
          <table:table-cell table:formula="of:=[.A341]*[.$E$2]*[.D341]" office:value-type="float" office:value="18000000" calcext:value-type="float">
            <text:p>18000000</text:p>
          </table:table-cell>
          <table:table-cell table:formula="of:=[.F341]+[.C341]" office:value-type="float" office:value="30080000" calcext:value-type="float">
            <text:p>30080000</text:p>
          </table:table-cell>
          <table:table-cell table:formula="of:=ROUNDDOWN(([.F341]+[.C341])/1000000000)" office:value-type="float" office:value="0" calcext:value-type="float">
            <text:p>0</text:p>
          </table:table-cell>
          <table:table-cell table:formula="of:=IF([.G341]&gt;=0;MOD([.G341];1000000000);-MOD(-[.G341];1000000000))" office:value-type="float" office:value="30080000" calcext:value-type="float">
            <text:p>30080000</text:p>
          </table:table-cell>
          <table:table-cell table:formula="of:=[.B341]+[.E341]+[.H341]" office:value-type="float" office:value="7030087" calcext:value-type="float">
            <text:p>7030087</text:p>
          </table:table-cell>
          <table:table-cell/>
          <table:table-cell table:formula="of:=[.D341]+[.L340]" office:value-type="float" office:value="39056" calcext:value-type="float">
            <text:p>39056</text:p>
          </table:table-cell>
          <table:table-cell table:formula="of:=[.$E$1]*[.L341]" office:value-type="float" office:value="7030080" calcext:value-type="float">
            <text:p>7030080</text:p>
          </table:table-cell>
          <table:table-cell table:formula="of:=[.J341]-[.M341]" office:value-type="float" office:value="7" calcext:value-type="float">
            <text:p>7</text:p>
          </table:table-cell>
          <table:table-cell table:formula="of:=[.N341]/[.M341]*1000000000" office:value-type="float" office:value="995.721243570486" calcext:value-type="float">
            <text:p>995.721243570486</text:p>
          </table:table-cell>
          <table:table-cell table:number-columns-repeated="1009"/>
        </table:table-row>
        <table:table-row table:style-name="ro1">
          <table:table-cell table:formula="of:=[.A341]" office:value-type="float" office:value="1000" calcext:value-type="float">
            <text:p>1000</text:p>
          </table:table-cell>
          <table:table-cell table:formula="of:=[.J341]" office:value-type="float" office:value="7030087" calcext:value-type="float">
            <text:p>7030087</text:p>
          </table:table-cell>
          <table:table-cell table:formula="of:=[.I341]" office:value-type="float" office:value="30080000" calcext:value-type="float">
            <text:p>30080000</text:p>
          </table:table-cell>
          <table:table-cell table:formula="of:=[.D341]" office:value-type="float" office:value="100" calcext:value-type="float">
            <text:p>100</text:p>
          </table:table-cell>
          <table:table-cell table:formula="of:=[.D342]*[.$E$2]" office:value-type="float" office:value="18000" calcext:value-type="float">
            <text:p>18000</text:p>
          </table:table-cell>
          <table:table-cell table:formula="of:=[.A342]*[.$E$2]*[.D342]" office:value-type="float" office:value="18000000" calcext:value-type="float">
            <text:p>18000000</text:p>
          </table:table-cell>
          <table:table-cell table:formula="of:=[.F342]+[.C342]" office:value-type="float" office:value="48080000" calcext:value-type="float">
            <text:p>48080000</text:p>
          </table:table-cell>
          <table:table-cell table:formula="of:=ROUNDDOWN(([.F342]+[.C342])/1000000000)" office:value-type="float" office:value="0" calcext:value-type="float">
            <text:p>0</text:p>
          </table:table-cell>
          <table:table-cell table:formula="of:=IF([.G342]&gt;=0;MOD([.G342];1000000000);-MOD(-[.G342];1000000000))" office:value-type="float" office:value="48080000" calcext:value-type="float">
            <text:p>48080000</text:p>
          </table:table-cell>
          <table:table-cell table:formula="of:=[.B342]+[.E342]+[.H342]" office:value-type="float" office:value="7048087" calcext:value-type="float">
            <text:p>7048087</text:p>
          </table:table-cell>
          <table:table-cell/>
          <table:table-cell table:formula="of:=[.D342]+[.L341]" office:value-type="float" office:value="39156" calcext:value-type="float">
            <text:p>39156</text:p>
          </table:table-cell>
          <table:table-cell table:formula="of:=[.$E$1]*[.L342]" office:value-type="float" office:value="7048080" calcext:value-type="float">
            <text:p>7048080</text:p>
          </table:table-cell>
          <table:table-cell table:formula="of:=[.J342]-[.M342]" office:value-type="float" office:value="7" calcext:value-type="float">
            <text:p>7</text:p>
          </table:table-cell>
          <table:table-cell table:formula="of:=[.N342]/[.M342]*1000000000" office:value-type="float" office:value="993.178284014937" calcext:value-type="float">
            <text:p>993.178284014937</text:p>
          </table:table-cell>
          <table:table-cell table:number-columns-repeated="1009"/>
        </table:table-row>
        <table:table-row table:style-name="ro1">
          <table:table-cell table:formula="of:=[.A342]" office:value-type="float" office:value="1000" calcext:value-type="float">
            <text:p>1000</text:p>
          </table:table-cell>
          <table:table-cell table:formula="of:=[.J342]" office:value-type="float" office:value="7048087" calcext:value-type="float">
            <text:p>7048087</text:p>
          </table:table-cell>
          <table:table-cell table:formula="of:=[.I342]" office:value-type="float" office:value="48080000" calcext:value-type="float">
            <text:p>48080000</text:p>
          </table:table-cell>
          <table:table-cell table:formula="of:=[.D342]" office:value-type="float" office:value="100" calcext:value-type="float">
            <text:p>100</text:p>
          </table:table-cell>
          <table:table-cell table:formula="of:=[.D343]*[.$E$2]" office:value-type="float" office:value="18000" calcext:value-type="float">
            <text:p>18000</text:p>
          </table:table-cell>
          <table:table-cell table:formula="of:=[.A343]*[.$E$2]*[.D343]" office:value-type="float" office:value="18000000" calcext:value-type="float">
            <text:p>18000000</text:p>
          </table:table-cell>
          <table:table-cell table:formula="of:=[.F343]+[.C343]" office:value-type="float" office:value="66080000" calcext:value-type="float">
            <text:p>66080000</text:p>
          </table:table-cell>
          <table:table-cell table:formula="of:=ROUNDDOWN(([.F343]+[.C343])/1000000000)" office:value-type="float" office:value="0" calcext:value-type="float">
            <text:p>0</text:p>
          </table:table-cell>
          <table:table-cell table:formula="of:=IF([.G343]&gt;=0;MOD([.G343];1000000000);-MOD(-[.G343];1000000000))" office:value-type="float" office:value="66080000" calcext:value-type="float">
            <text:p>66080000</text:p>
          </table:table-cell>
          <table:table-cell table:formula="of:=[.B343]+[.E343]+[.H343]" office:value-type="float" office:value="7066087" calcext:value-type="float">
            <text:p>7066087</text:p>
          </table:table-cell>
          <table:table-cell/>
          <table:table-cell table:formula="of:=[.D343]+[.L342]" office:value-type="float" office:value="39256" calcext:value-type="float">
            <text:p>39256</text:p>
          </table:table-cell>
          <table:table-cell table:formula="of:=[.$E$1]*[.L343]" office:value-type="float" office:value="7066080" calcext:value-type="float">
            <text:p>7066080</text:p>
          </table:table-cell>
          <table:table-cell table:formula="of:=[.J343]-[.M343]" office:value-type="float" office:value="7" calcext:value-type="float">
            <text:p>7</text:p>
          </table:table-cell>
          <table:table-cell table:formula="of:=[.N343]/[.M343]*1000000000" office:value-type="float" office:value="990.648280234586" calcext:value-type="float">
            <text:p>990.648280234586</text:p>
          </table:table-cell>
          <table:table-cell table:number-columns-repeated="1009"/>
        </table:table-row>
        <table:table-row table:style-name="ro1">
          <table:table-cell table:formula="of:=[.A343]" office:value-type="float" office:value="1000" calcext:value-type="float">
            <text:p>1000</text:p>
          </table:table-cell>
          <table:table-cell table:formula="of:=[.J343]" office:value-type="float" office:value="7066087" calcext:value-type="float">
            <text:p>7066087</text:p>
          </table:table-cell>
          <table:table-cell table:formula="of:=[.I343]" office:value-type="float" office:value="66080000" calcext:value-type="float">
            <text:p>66080000</text:p>
          </table:table-cell>
          <table:table-cell table:formula="of:=[.D343]" office:value-type="float" office:value="100" calcext:value-type="float">
            <text:p>100</text:p>
          </table:table-cell>
          <table:table-cell table:formula="of:=[.D344]*[.$E$2]" office:value-type="float" office:value="18000" calcext:value-type="float">
            <text:p>18000</text:p>
          </table:table-cell>
          <table:table-cell table:formula="of:=[.A344]*[.$E$2]*[.D344]" office:value-type="float" office:value="18000000" calcext:value-type="float">
            <text:p>18000000</text:p>
          </table:table-cell>
          <table:table-cell table:formula="of:=[.F344]+[.C344]" office:value-type="float" office:value="84080000" calcext:value-type="float">
            <text:p>84080000</text:p>
          </table:table-cell>
          <table:table-cell table:formula="of:=ROUNDDOWN(([.F344]+[.C344])/1000000000)" office:value-type="float" office:value="0" calcext:value-type="float">
            <text:p>0</text:p>
          </table:table-cell>
          <table:table-cell table:formula="of:=IF([.G344]&gt;=0;MOD([.G344];1000000000);-MOD(-[.G344];1000000000))" office:value-type="float" office:value="84080000" calcext:value-type="float">
            <text:p>84080000</text:p>
          </table:table-cell>
          <table:table-cell table:formula="of:=[.B344]+[.E344]+[.H344]" office:value-type="float" office:value="7084087" calcext:value-type="float">
            <text:p>7084087</text:p>
          </table:table-cell>
          <table:table-cell/>
          <table:table-cell table:formula="of:=[.D344]+[.L343]" office:value-type="float" office:value="39356" calcext:value-type="float">
            <text:p>39356</text:p>
          </table:table-cell>
          <table:table-cell table:formula="of:=[.$E$1]*[.L344]" office:value-type="float" office:value="7084080" calcext:value-type="float">
            <text:p>7084080</text:p>
          </table:table-cell>
          <table:table-cell table:formula="of:=[.J344]-[.M344]" office:value-type="float" office:value="7" calcext:value-type="float">
            <text:p>7</text:p>
          </table:table-cell>
          <table:table-cell table:formula="of:=[.N344]/[.M344]*1000000000" office:value-type="float" office:value="988.131133471107" calcext:value-type="float">
            <text:p>988.131133471107</text:p>
          </table:table-cell>
          <table:table-cell table:number-columns-repeated="1009"/>
        </table:table-row>
        <table:table-row table:style-name="ro1">
          <table:table-cell table:formula="of:=[.A344]" office:value-type="float" office:value="1000" calcext:value-type="float">
            <text:p>1000</text:p>
          </table:table-cell>
          <table:table-cell table:formula="of:=[.J344]" office:value-type="float" office:value="7084087" calcext:value-type="float">
            <text:p>7084087</text:p>
          </table:table-cell>
          <table:table-cell table:formula="of:=[.I344]" office:value-type="float" office:value="84080000" calcext:value-type="float">
            <text:p>84080000</text:p>
          </table:table-cell>
          <table:table-cell table:formula="of:=[.D344]" office:value-type="float" office:value="100" calcext:value-type="float">
            <text:p>100</text:p>
          </table:table-cell>
          <table:table-cell table:formula="of:=[.D345]*[.$E$2]" office:value-type="float" office:value="18000" calcext:value-type="float">
            <text:p>18000</text:p>
          </table:table-cell>
          <table:table-cell table:formula="of:=[.A345]*[.$E$2]*[.D345]" office:value-type="float" office:value="18000000" calcext:value-type="float">
            <text:p>18000000</text:p>
          </table:table-cell>
          <table:table-cell table:formula="of:=[.F345]+[.C345]" office:value-type="float" office:value="102080000" calcext:value-type="float">
            <text:p>102080000</text:p>
          </table:table-cell>
          <table:table-cell table:formula="of:=ROUNDDOWN(([.F345]+[.C345])/1000000000)" office:value-type="float" office:value="0" calcext:value-type="float">
            <text:p>0</text:p>
          </table:table-cell>
          <table:table-cell table:formula="of:=IF([.G345]&gt;=0;MOD([.G345];1000000000);-MOD(-[.G345];1000000000))" office:value-type="float" office:value="102080000" calcext:value-type="float">
            <text:p>102080000</text:p>
          </table:table-cell>
          <table:table-cell table:formula="of:=[.B345]+[.E345]+[.H345]" office:value-type="float" office:value="7102087" calcext:value-type="float">
            <text:p>7102087</text:p>
          </table:table-cell>
          <table:table-cell/>
          <table:table-cell table:formula="of:=[.D345]+[.L344]" office:value-type="float" office:value="39456" calcext:value-type="float">
            <text:p>39456</text:p>
          </table:table-cell>
          <table:table-cell table:formula="of:=[.$E$1]*[.L345]" office:value-type="float" office:value="7102080" calcext:value-type="float">
            <text:p>7102080</text:p>
          </table:table-cell>
          <table:table-cell table:formula="of:=[.J345]-[.M345]" office:value-type="float" office:value="7" calcext:value-type="float">
            <text:p>7</text:p>
          </table:table-cell>
          <table:table-cell table:formula="of:=[.N345]/[.M345]*1000000000" office:value-type="float" office:value="985.626745967379" calcext:value-type="float">
            <text:p>985.626745967379</text:p>
          </table:table-cell>
          <table:table-cell table:number-columns-repeated="1009"/>
        </table:table-row>
        <table:table-row table:style-name="ro1">
          <table:table-cell table:formula="of:=[.A345]" office:value-type="float" office:value="1000" calcext:value-type="float">
            <text:p>1000</text:p>
          </table:table-cell>
          <table:table-cell table:formula="of:=[.J345]" office:value-type="float" office:value="7102087" calcext:value-type="float">
            <text:p>7102087</text:p>
          </table:table-cell>
          <table:table-cell table:formula="of:=[.I345]" office:value-type="float" office:value="102080000" calcext:value-type="float">
            <text:p>102080000</text:p>
          </table:table-cell>
          <table:table-cell table:formula="of:=[.D345]" office:value-type="float" office:value="100" calcext:value-type="float">
            <text:p>100</text:p>
          </table:table-cell>
          <table:table-cell table:formula="of:=[.D346]*[.$E$2]" office:value-type="float" office:value="18000" calcext:value-type="float">
            <text:p>18000</text:p>
          </table:table-cell>
          <table:table-cell table:formula="of:=[.A346]*[.$E$2]*[.D346]" office:value-type="float" office:value="18000000" calcext:value-type="float">
            <text:p>18000000</text:p>
          </table:table-cell>
          <table:table-cell table:formula="of:=[.F346]+[.C346]" office:value-type="float" office:value="120080000" calcext:value-type="float">
            <text:p>120080000</text:p>
          </table:table-cell>
          <table:table-cell table:formula="of:=ROUNDDOWN(([.F346]+[.C346])/1000000000)" office:value-type="float" office:value="0" calcext:value-type="float">
            <text:p>0</text:p>
          </table:table-cell>
          <table:table-cell table:formula="of:=IF([.G346]&gt;=0;MOD([.G346];1000000000);-MOD(-[.G346];1000000000))" office:value-type="float" office:value="120080000" calcext:value-type="float">
            <text:p>120080000</text:p>
          </table:table-cell>
          <table:table-cell table:formula="of:=[.B346]+[.E346]+[.H346]" office:value-type="float" office:value="7120087" calcext:value-type="float">
            <text:p>7120087</text:p>
          </table:table-cell>
          <table:table-cell/>
          <table:table-cell table:formula="of:=[.D346]+[.L345]" office:value-type="float" office:value="39556" calcext:value-type="float">
            <text:p>39556</text:p>
          </table:table-cell>
          <table:table-cell table:formula="of:=[.$E$1]*[.L346]" office:value-type="float" office:value="7120080" calcext:value-type="float">
            <text:p>7120080</text:p>
          </table:table-cell>
          <table:table-cell table:formula="of:=[.J346]-[.M346]" office:value-type="float" office:value="7" calcext:value-type="float">
            <text:p>7</text:p>
          </table:table-cell>
          <table:table-cell table:formula="of:=[.N346]/[.M346]*1000000000" office:value-type="float" office:value="983.135020954821" calcext:value-type="float">
            <text:p>983.135020954821</text:p>
          </table:table-cell>
          <table:table-cell table:number-columns-repeated="1009"/>
        </table:table-row>
        <table:table-row table:style-name="ro1">
          <table:table-cell table:formula="of:=[.A346]" office:value-type="float" office:value="1000" calcext:value-type="float">
            <text:p>1000</text:p>
          </table:table-cell>
          <table:table-cell table:formula="of:=[.J346]" office:value-type="float" office:value="7120087" calcext:value-type="float">
            <text:p>7120087</text:p>
          </table:table-cell>
          <table:table-cell table:formula="of:=[.I346]" office:value-type="float" office:value="120080000" calcext:value-type="float">
            <text:p>120080000</text:p>
          </table:table-cell>
          <table:table-cell table:formula="of:=[.D346]" office:value-type="float" office:value="100" calcext:value-type="float">
            <text:p>100</text:p>
          </table:table-cell>
          <table:table-cell table:formula="of:=[.D347]*[.$E$2]" office:value-type="float" office:value="18000" calcext:value-type="float">
            <text:p>18000</text:p>
          </table:table-cell>
          <table:table-cell table:formula="of:=[.A347]*[.$E$2]*[.D347]" office:value-type="float" office:value="18000000" calcext:value-type="float">
            <text:p>18000000</text:p>
          </table:table-cell>
          <table:table-cell table:formula="of:=[.F347]+[.C347]" office:value-type="float" office:value="138080000" calcext:value-type="float">
            <text:p>138080000</text:p>
          </table:table-cell>
          <table:table-cell table:formula="of:=ROUNDDOWN(([.F347]+[.C347])/1000000000)" office:value-type="float" office:value="0" calcext:value-type="float">
            <text:p>0</text:p>
          </table:table-cell>
          <table:table-cell table:formula="of:=IF([.G347]&gt;=0;MOD([.G347];1000000000);-MOD(-[.G347];1000000000))" office:value-type="float" office:value="138080000" calcext:value-type="float">
            <text:p>138080000</text:p>
          </table:table-cell>
          <table:table-cell table:formula="of:=[.B347]+[.E347]+[.H347]" office:value-type="float" office:value="7138087" calcext:value-type="float">
            <text:p>7138087</text:p>
          </table:table-cell>
          <table:table-cell/>
          <table:table-cell table:formula="of:=[.D347]+[.L346]" office:value-type="float" office:value="39656" calcext:value-type="float">
            <text:p>39656</text:p>
          </table:table-cell>
          <table:table-cell table:formula="of:=[.$E$1]*[.L347]" office:value-type="float" office:value="7138080" calcext:value-type="float">
            <text:p>7138080</text:p>
          </table:table-cell>
          <table:table-cell table:formula="of:=[.J347]-[.M347]" office:value-type="float" office:value="7" calcext:value-type="float">
            <text:p>7</text:p>
          </table:table-cell>
          <table:table-cell table:formula="of:=[.N347]/[.M347]*1000000000" office:value-type="float" office:value="980.655862640934" calcext:value-type="float">
            <text:p>980.655862640934</text:p>
          </table:table-cell>
          <table:table-cell table:number-columns-repeated="1009"/>
        </table:table-row>
        <table:table-row table:style-name="ro1">
          <table:table-cell table:formula="of:=[.A347]" office:value-type="float" office:value="1000" calcext:value-type="float">
            <text:p>1000</text:p>
          </table:table-cell>
          <table:table-cell table:formula="of:=[.J347]" office:value-type="float" office:value="7138087" calcext:value-type="float">
            <text:p>7138087</text:p>
          </table:table-cell>
          <table:table-cell table:formula="of:=[.I347]" office:value-type="float" office:value="138080000" calcext:value-type="float">
            <text:p>138080000</text:p>
          </table:table-cell>
          <table:table-cell table:formula="of:=[.D347]" office:value-type="float" office:value="100" calcext:value-type="float">
            <text:p>100</text:p>
          </table:table-cell>
          <table:table-cell table:formula="of:=[.D348]*[.$E$2]" office:value-type="float" office:value="18000" calcext:value-type="float">
            <text:p>18000</text:p>
          </table:table-cell>
          <table:table-cell table:formula="of:=[.A348]*[.$E$2]*[.D348]" office:value-type="float" office:value="18000000" calcext:value-type="float">
            <text:p>18000000</text:p>
          </table:table-cell>
          <table:table-cell table:formula="of:=[.F348]+[.C348]" office:value-type="float" office:value="156080000" calcext:value-type="float">
            <text:p>156080000</text:p>
          </table:table-cell>
          <table:table-cell table:formula="of:=ROUNDDOWN(([.F348]+[.C348])/1000000000)" office:value-type="float" office:value="0" calcext:value-type="float">
            <text:p>0</text:p>
          </table:table-cell>
          <table:table-cell table:formula="of:=IF([.G348]&gt;=0;MOD([.G348];1000000000);-MOD(-[.G348];1000000000))" office:value-type="float" office:value="156080000" calcext:value-type="float">
            <text:p>156080000</text:p>
          </table:table-cell>
          <table:table-cell table:formula="of:=[.B348]+[.E348]+[.H348]" office:value-type="float" office:value="7156087" calcext:value-type="float">
            <text:p>7156087</text:p>
          </table:table-cell>
          <table:table-cell/>
          <table:table-cell table:formula="of:=[.D348]+[.L347]" office:value-type="float" office:value="39756" calcext:value-type="float">
            <text:p>39756</text:p>
          </table:table-cell>
          <table:table-cell table:formula="of:=[.$E$1]*[.L348]" office:value-type="float" office:value="7156080" calcext:value-type="float">
            <text:p>7156080</text:p>
          </table:table-cell>
          <table:table-cell table:formula="of:=[.J348]-[.M348]" office:value-type="float" office:value="7" calcext:value-type="float">
            <text:p>7</text:p>
          </table:table-cell>
          <table:table-cell table:formula="of:=[.N348]/[.M348]*1000000000" office:value-type="float" office:value="978.189176197024" calcext:value-type="float">
            <text:p>978.189176197024</text:p>
          </table:table-cell>
          <table:table-cell table:number-columns-repeated="1009"/>
        </table:table-row>
        <table:table-row table:style-name="ro1">
          <table:table-cell table:formula="of:=[.A348]" office:value-type="float" office:value="1000" calcext:value-type="float">
            <text:p>1000</text:p>
          </table:table-cell>
          <table:table-cell table:formula="of:=[.J348]" office:value-type="float" office:value="7156087" calcext:value-type="float">
            <text:p>7156087</text:p>
          </table:table-cell>
          <table:table-cell table:formula="of:=[.I348]" office:value-type="float" office:value="156080000" calcext:value-type="float">
            <text:p>156080000</text:p>
          </table:table-cell>
          <table:table-cell table:formula="of:=[.D348]" office:value-type="float" office:value="100" calcext:value-type="float">
            <text:p>100</text:p>
          </table:table-cell>
          <table:table-cell table:formula="of:=[.D349]*[.$E$2]" office:value-type="float" office:value="18000" calcext:value-type="float">
            <text:p>18000</text:p>
          </table:table-cell>
          <table:table-cell table:formula="of:=[.A349]*[.$E$2]*[.D349]" office:value-type="float" office:value="18000000" calcext:value-type="float">
            <text:p>18000000</text:p>
          </table:table-cell>
          <table:table-cell table:formula="of:=[.F349]+[.C349]" office:value-type="float" office:value="174080000" calcext:value-type="float">
            <text:p>174080000</text:p>
          </table:table-cell>
          <table:table-cell table:formula="of:=ROUNDDOWN(([.F349]+[.C349])/1000000000)" office:value-type="float" office:value="0" calcext:value-type="float">
            <text:p>0</text:p>
          </table:table-cell>
          <table:table-cell table:formula="of:=IF([.G349]&gt;=0;MOD([.G349];1000000000);-MOD(-[.G349];1000000000))" office:value-type="float" office:value="174080000" calcext:value-type="float">
            <text:p>174080000</text:p>
          </table:table-cell>
          <table:table-cell table:formula="of:=[.B349]+[.E349]+[.H349]" office:value-type="float" office:value="7174087" calcext:value-type="float">
            <text:p>7174087</text:p>
          </table:table-cell>
          <table:table-cell/>
          <table:table-cell table:formula="of:=[.D349]+[.L348]" office:value-type="float" office:value="39856" calcext:value-type="float">
            <text:p>39856</text:p>
          </table:table-cell>
          <table:table-cell table:formula="of:=[.$E$1]*[.L349]" office:value-type="float" office:value="7174080" calcext:value-type="float">
            <text:p>7174080</text:p>
          </table:table-cell>
          <table:table-cell table:formula="of:=[.J349]-[.M349]" office:value-type="float" office:value="7" calcext:value-type="float">
            <text:p>7</text:p>
          </table:table-cell>
          <table:table-cell table:formula="of:=[.N349]/[.M349]*1000000000" office:value-type="float" office:value="975.734867746108" calcext:value-type="float">
            <text:p>975.734867746108</text:p>
          </table:table-cell>
          <table:table-cell table:number-columns-repeated="1009"/>
        </table:table-row>
        <table:table-row table:style-name="ro1">
          <table:table-cell table:formula="of:=[.A349]" office:value-type="float" office:value="1000" calcext:value-type="float">
            <text:p>1000</text:p>
          </table:table-cell>
          <table:table-cell table:formula="of:=[.J349]" office:value-type="float" office:value="7174087" calcext:value-type="float">
            <text:p>7174087</text:p>
          </table:table-cell>
          <table:table-cell table:formula="of:=[.I349]" office:value-type="float" office:value="174080000" calcext:value-type="float">
            <text:p>174080000</text:p>
          </table:table-cell>
          <table:table-cell table:formula="of:=[.D349]" office:value-type="float" office:value="100" calcext:value-type="float">
            <text:p>100</text:p>
          </table:table-cell>
          <table:table-cell table:formula="of:=[.D350]*[.$E$2]" office:value-type="float" office:value="18000" calcext:value-type="float">
            <text:p>18000</text:p>
          </table:table-cell>
          <table:table-cell table:formula="of:=[.A350]*[.$E$2]*[.D350]" office:value-type="float" office:value="18000000" calcext:value-type="float">
            <text:p>18000000</text:p>
          </table:table-cell>
          <table:table-cell table:formula="of:=[.F350]+[.C350]" office:value-type="float" office:value="192080000" calcext:value-type="float">
            <text:p>192080000</text:p>
          </table:table-cell>
          <table:table-cell table:formula="of:=ROUNDDOWN(([.F350]+[.C350])/1000000000)" office:value-type="float" office:value="0" calcext:value-type="float">
            <text:p>0</text:p>
          </table:table-cell>
          <table:table-cell table:formula="of:=IF([.G350]&gt;=0;MOD([.G350];1000000000);-MOD(-[.G350];1000000000))" office:value-type="float" office:value="192080000" calcext:value-type="float">
            <text:p>192080000</text:p>
          </table:table-cell>
          <table:table-cell table:formula="of:=[.B350]+[.E350]+[.H350]" office:value-type="float" office:value="7192087" calcext:value-type="float">
            <text:p>7192087</text:p>
          </table:table-cell>
          <table:table-cell/>
          <table:table-cell table:formula="of:=[.D350]+[.L349]" office:value-type="float" office:value="39956" calcext:value-type="float">
            <text:p>39956</text:p>
          </table:table-cell>
          <table:table-cell table:formula="of:=[.$E$1]*[.L350]" office:value-type="float" office:value="7192080" calcext:value-type="float">
            <text:p>7192080</text:p>
          </table:table-cell>
          <table:table-cell table:formula="of:=[.J350]-[.M350]" office:value-type="float" office:value="7" calcext:value-type="float">
            <text:p>7</text:p>
          </table:table-cell>
          <table:table-cell table:formula="of:=[.N350]/[.M350]*1000000000" office:value-type="float" office:value="973.292844351008" calcext:value-type="float">
            <text:p>973.292844351008</text:p>
          </table:table-cell>
          <table:table-cell table:number-columns-repeated="1009"/>
        </table:table-row>
        <table:table-row table:style-name="ro1">
          <table:table-cell table:formula="of:=[.A350]" office:value-type="float" office:value="1000" calcext:value-type="float">
            <text:p>1000</text:p>
          </table:table-cell>
          <table:table-cell table:formula="of:=[.J350]" office:value-type="float" office:value="7192087" calcext:value-type="float">
            <text:p>7192087</text:p>
          </table:table-cell>
          <table:table-cell table:formula="of:=[.I350]" office:value-type="float" office:value="192080000" calcext:value-type="float">
            <text:p>192080000</text:p>
          </table:table-cell>
          <table:table-cell table:formula="of:=[.D350]" office:value-type="float" office:value="100" calcext:value-type="float">
            <text:p>100</text:p>
          </table:table-cell>
          <table:table-cell table:formula="of:=[.D351]*[.$E$2]" office:value-type="float" office:value="18000" calcext:value-type="float">
            <text:p>18000</text:p>
          </table:table-cell>
          <table:table-cell table:formula="of:=[.A351]*[.$E$2]*[.D351]" office:value-type="float" office:value="18000000" calcext:value-type="float">
            <text:p>18000000</text:p>
          </table:table-cell>
          <table:table-cell table:formula="of:=[.F351]+[.C351]" office:value-type="float" office:value="210080000" calcext:value-type="float">
            <text:p>210080000</text:p>
          </table:table-cell>
          <table:table-cell table:formula="of:=ROUNDDOWN(([.F351]+[.C351])/1000000000)" office:value-type="float" office:value="0" calcext:value-type="float">
            <text:p>0</text:p>
          </table:table-cell>
          <table:table-cell table:formula="of:=IF([.G351]&gt;=0;MOD([.G351];1000000000);-MOD(-[.G351];1000000000))" office:value-type="float" office:value="210080000" calcext:value-type="float">
            <text:p>210080000</text:p>
          </table:table-cell>
          <table:table-cell table:formula="of:=[.B351]+[.E351]+[.H351]" office:value-type="float" office:value="7210087" calcext:value-type="float">
            <text:p>7210087</text:p>
          </table:table-cell>
          <table:table-cell/>
          <table:table-cell table:formula="of:=[.D351]+[.L350]" office:value-type="float" office:value="40056" calcext:value-type="float">
            <text:p>40056</text:p>
          </table:table-cell>
          <table:table-cell table:formula="of:=[.$E$1]*[.L351]" office:value-type="float" office:value="7210080" calcext:value-type="float">
            <text:p>7210080</text:p>
          </table:table-cell>
          <table:table-cell table:formula="of:=[.J351]-[.M351]" office:value-type="float" office:value="7" calcext:value-type="float">
            <text:p>7</text:p>
          </table:table-cell>
          <table:table-cell table:formula="of:=[.N351]/[.M351]*1000000000" office:value-type="float" office:value="970.863014002619" calcext:value-type="float">
            <text:p>970.863014002619</text:p>
          </table:table-cell>
          <table:table-cell table:number-columns-repeated="1009"/>
        </table:table-row>
        <table:table-row table:style-name="ro1">
          <table:table-cell table:formula="of:=[.A351]" office:value-type="float" office:value="1000" calcext:value-type="float">
            <text:p>1000</text:p>
          </table:table-cell>
          <table:table-cell table:formula="of:=[.J351]" office:value-type="float" office:value="7210087" calcext:value-type="float">
            <text:p>7210087</text:p>
          </table:table-cell>
          <table:table-cell table:formula="of:=[.I351]" office:value-type="float" office:value="210080000" calcext:value-type="float">
            <text:p>210080000</text:p>
          </table:table-cell>
          <table:table-cell table:formula="of:=[.D351]" office:value-type="float" office:value="100" calcext:value-type="float">
            <text:p>100</text:p>
          </table:table-cell>
          <table:table-cell table:formula="of:=[.D352]*[.$E$2]" office:value-type="float" office:value="18000" calcext:value-type="float">
            <text:p>18000</text:p>
          </table:table-cell>
          <table:table-cell table:formula="of:=[.A352]*[.$E$2]*[.D352]" office:value-type="float" office:value="18000000" calcext:value-type="float">
            <text:p>18000000</text:p>
          </table:table-cell>
          <table:table-cell table:formula="of:=[.F352]+[.C352]" office:value-type="float" office:value="228080000" calcext:value-type="float">
            <text:p>228080000</text:p>
          </table:table-cell>
          <table:table-cell table:formula="of:=ROUNDDOWN(([.F352]+[.C352])/1000000000)" office:value-type="float" office:value="0" calcext:value-type="float">
            <text:p>0</text:p>
          </table:table-cell>
          <table:table-cell table:formula="of:=IF([.G352]&gt;=0;MOD([.G352];1000000000);-MOD(-[.G352];1000000000))" office:value-type="float" office:value="228080000" calcext:value-type="float">
            <text:p>228080000</text:p>
          </table:table-cell>
          <table:table-cell table:formula="of:=[.B352]+[.E352]+[.H352]" office:value-type="float" office:value="7228087" calcext:value-type="float">
            <text:p>7228087</text:p>
          </table:table-cell>
          <table:table-cell/>
          <table:table-cell table:formula="of:=[.D352]+[.L351]" office:value-type="float" office:value="40156" calcext:value-type="float">
            <text:p>40156</text:p>
          </table:table-cell>
          <table:table-cell table:formula="of:=[.$E$1]*[.L352]" office:value-type="float" office:value="7228080" calcext:value-type="float">
            <text:p>7228080</text:p>
          </table:table-cell>
          <table:table-cell table:formula="of:=[.J352]-[.M352]" office:value-type="float" office:value="7" calcext:value-type="float">
            <text:p>7</text:p>
          </table:table-cell>
          <table:table-cell table:formula="of:=[.N352]/[.M352]*1000000000" office:value-type="float" office:value="968.44528560835" calcext:value-type="float">
            <text:p>968.44528560835</text:p>
          </table:table-cell>
          <table:table-cell table:number-columns-repeated="1009"/>
        </table:table-row>
        <table:table-row table:style-name="ro1">
          <table:table-cell table:formula="of:=[.A352]" office:value-type="float" office:value="1000" calcext:value-type="float">
            <text:p>1000</text:p>
          </table:table-cell>
          <table:table-cell table:formula="of:=[.J352]" office:value-type="float" office:value="7228087" calcext:value-type="float">
            <text:p>7228087</text:p>
          </table:table-cell>
          <table:table-cell table:formula="of:=[.I352]" office:value-type="float" office:value="228080000" calcext:value-type="float">
            <text:p>228080000</text:p>
          </table:table-cell>
          <table:table-cell table:formula="of:=[.D352]" office:value-type="float" office:value="100" calcext:value-type="float">
            <text:p>100</text:p>
          </table:table-cell>
          <table:table-cell table:formula="of:=[.D353]*[.$E$2]" office:value-type="float" office:value="18000" calcext:value-type="float">
            <text:p>18000</text:p>
          </table:table-cell>
          <table:table-cell table:formula="of:=[.A353]*[.$E$2]*[.D353]" office:value-type="float" office:value="18000000" calcext:value-type="float">
            <text:p>18000000</text:p>
          </table:table-cell>
          <table:table-cell table:formula="of:=[.F353]+[.C353]" office:value-type="float" office:value="246080000" calcext:value-type="float">
            <text:p>246080000</text:p>
          </table:table-cell>
          <table:table-cell table:formula="of:=ROUNDDOWN(([.F353]+[.C353])/1000000000)" office:value-type="float" office:value="0" calcext:value-type="float">
            <text:p>0</text:p>
          </table:table-cell>
          <table:table-cell table:formula="of:=IF([.G353]&gt;=0;MOD([.G353];1000000000);-MOD(-[.G353];1000000000))" office:value-type="float" office:value="246080000" calcext:value-type="float">
            <text:p>246080000</text:p>
          </table:table-cell>
          <table:table-cell table:formula="of:=[.B353]+[.E353]+[.H353]" office:value-type="float" office:value="7246087" calcext:value-type="float">
            <text:p>7246087</text:p>
          </table:table-cell>
          <table:table-cell/>
          <table:table-cell table:formula="of:=[.D353]+[.L352]" office:value-type="float" office:value="40256" calcext:value-type="float">
            <text:p>40256</text:p>
          </table:table-cell>
          <table:table-cell table:formula="of:=[.$E$1]*[.L353]" office:value-type="float" office:value="7246080" calcext:value-type="float">
            <text:p>7246080</text:p>
          </table:table-cell>
          <table:table-cell table:formula="of:=[.J353]-[.M353]" office:value-type="float" office:value="7" calcext:value-type="float">
            <text:p>7</text:p>
          </table:table-cell>
          <table:table-cell table:formula="of:=[.N353]/[.M353]*1000000000" office:value-type="float" office:value="966.039568980746" calcext:value-type="float">
            <text:p>966.039568980746</text:p>
          </table:table-cell>
          <table:table-cell table:number-columns-repeated="1009"/>
        </table:table-row>
        <table:table-row table:style-name="ro1">
          <table:table-cell table:formula="of:=[.A353]" office:value-type="float" office:value="1000" calcext:value-type="float">
            <text:p>1000</text:p>
          </table:table-cell>
          <table:table-cell table:formula="of:=[.J353]" office:value-type="float" office:value="7246087" calcext:value-type="float">
            <text:p>7246087</text:p>
          </table:table-cell>
          <table:table-cell table:formula="of:=[.I353]" office:value-type="float" office:value="246080000" calcext:value-type="float">
            <text:p>246080000</text:p>
          </table:table-cell>
          <table:table-cell table:formula="of:=[.D353]" office:value-type="float" office:value="100" calcext:value-type="float">
            <text:p>100</text:p>
          </table:table-cell>
          <table:table-cell table:formula="of:=[.D354]*[.$E$2]" office:value-type="float" office:value="18000" calcext:value-type="float">
            <text:p>18000</text:p>
          </table:table-cell>
          <table:table-cell table:formula="of:=[.A354]*[.$E$2]*[.D354]" office:value-type="float" office:value="18000000" calcext:value-type="float">
            <text:p>18000000</text:p>
          </table:table-cell>
          <table:table-cell table:formula="of:=[.F354]+[.C354]" office:value-type="float" office:value="264080000" calcext:value-type="float">
            <text:p>264080000</text:p>
          </table:table-cell>
          <table:table-cell table:formula="of:=ROUNDDOWN(([.F354]+[.C354])/1000000000)" office:value-type="float" office:value="0" calcext:value-type="float">
            <text:p>0</text:p>
          </table:table-cell>
          <table:table-cell table:formula="of:=IF([.G354]&gt;=0;MOD([.G354];1000000000);-MOD(-[.G354];1000000000))" office:value-type="float" office:value="264080000" calcext:value-type="float">
            <text:p>264080000</text:p>
          </table:table-cell>
          <table:table-cell table:formula="of:=[.B354]+[.E354]+[.H354]" office:value-type="float" office:value="7264087" calcext:value-type="float">
            <text:p>7264087</text:p>
          </table:table-cell>
          <table:table-cell/>
          <table:table-cell table:formula="of:=[.D354]+[.L353]" office:value-type="float" office:value="40356" calcext:value-type="float">
            <text:p>40356</text:p>
          </table:table-cell>
          <table:table-cell table:formula="of:=[.$E$1]*[.L354]" office:value-type="float" office:value="7264080" calcext:value-type="float">
            <text:p>7264080</text:p>
          </table:table-cell>
          <table:table-cell table:formula="of:=[.J354]-[.M354]" office:value-type="float" office:value="7" calcext:value-type="float">
            <text:p>7</text:p>
          </table:table-cell>
          <table:table-cell table:formula="of:=[.N354]/[.M354]*1000000000" office:value-type="float" office:value="963.645774826268" calcext:value-type="float">
            <text:p>963.645774826268</text:p>
          </table:table-cell>
          <table:table-cell table:number-columns-repeated="1009"/>
        </table:table-row>
        <table:table-row table:style-name="ro1">
          <table:table-cell table:formula="of:=[.A354]" office:value-type="float" office:value="1000" calcext:value-type="float">
            <text:p>1000</text:p>
          </table:table-cell>
          <table:table-cell table:formula="of:=[.J354]" office:value-type="float" office:value="7264087" calcext:value-type="float">
            <text:p>7264087</text:p>
          </table:table-cell>
          <table:table-cell table:formula="of:=[.I354]" office:value-type="float" office:value="264080000" calcext:value-type="float">
            <text:p>264080000</text:p>
          </table:table-cell>
          <table:table-cell table:formula="of:=[.D354]" office:value-type="float" office:value="100" calcext:value-type="float">
            <text:p>100</text:p>
          </table:table-cell>
          <table:table-cell table:formula="of:=[.D355]*[.$E$2]" office:value-type="float" office:value="18000" calcext:value-type="float">
            <text:p>18000</text:p>
          </table:table-cell>
          <table:table-cell table:formula="of:=[.A355]*[.$E$2]*[.D355]" office:value-type="float" office:value="18000000" calcext:value-type="float">
            <text:p>18000000</text:p>
          </table:table-cell>
          <table:table-cell table:formula="of:=[.F355]+[.C355]" office:value-type="float" office:value="282080000" calcext:value-type="float">
            <text:p>282080000</text:p>
          </table:table-cell>
          <table:table-cell table:formula="of:=ROUNDDOWN(([.F355]+[.C355])/1000000000)" office:value-type="float" office:value="0" calcext:value-type="float">
            <text:p>0</text:p>
          </table:table-cell>
          <table:table-cell table:formula="of:=IF([.G355]&gt;=0;MOD([.G355];1000000000);-MOD(-[.G355];1000000000))" office:value-type="float" office:value="282080000" calcext:value-type="float">
            <text:p>282080000</text:p>
          </table:table-cell>
          <table:table-cell table:formula="of:=[.B355]+[.E355]+[.H355]" office:value-type="float" office:value="7282087" calcext:value-type="float">
            <text:p>7282087</text:p>
          </table:table-cell>
          <table:table-cell/>
          <table:table-cell table:formula="of:=[.D355]+[.L354]" office:value-type="float" office:value="40456" calcext:value-type="float">
            <text:p>40456</text:p>
          </table:table-cell>
          <table:table-cell table:formula="of:=[.$E$1]*[.L355]" office:value-type="float" office:value="7282080" calcext:value-type="float">
            <text:p>7282080</text:p>
          </table:table-cell>
          <table:table-cell table:formula="of:=[.J355]-[.M355]" office:value-type="float" office:value="7" calcext:value-type="float">
            <text:p>7</text:p>
          </table:table-cell>
          <table:table-cell table:formula="of:=[.N355]/[.M355]*1000000000" office:value-type="float" office:value="961.263814734252" calcext:value-type="float">
            <text:p>961.263814734252</text:p>
          </table:table-cell>
          <table:table-cell table:number-columns-repeated="1009"/>
        </table:table-row>
        <table:table-row table:style-name="ro1">
          <table:table-cell table:formula="of:=[.A355]" office:value-type="float" office:value="1000" calcext:value-type="float">
            <text:p>1000</text:p>
          </table:table-cell>
          <table:table-cell table:formula="of:=[.J355]" office:value-type="float" office:value="7282087" calcext:value-type="float">
            <text:p>7282087</text:p>
          </table:table-cell>
          <table:table-cell table:formula="of:=[.I355]" office:value-type="float" office:value="282080000" calcext:value-type="float">
            <text:p>282080000</text:p>
          </table:table-cell>
          <table:table-cell table:formula="of:=[.D355]" office:value-type="float" office:value="100" calcext:value-type="float">
            <text:p>100</text:p>
          </table:table-cell>
          <table:table-cell table:formula="of:=[.D356]*[.$E$2]" office:value-type="float" office:value="18000" calcext:value-type="float">
            <text:p>18000</text:p>
          </table:table-cell>
          <table:table-cell table:formula="of:=[.A356]*[.$E$2]*[.D356]" office:value-type="float" office:value="18000000" calcext:value-type="float">
            <text:p>18000000</text:p>
          </table:table-cell>
          <table:table-cell table:formula="of:=[.F356]+[.C356]" office:value-type="float" office:value="300080000" calcext:value-type="float">
            <text:p>300080000</text:p>
          </table:table-cell>
          <table:table-cell table:formula="of:=ROUNDDOWN(([.F356]+[.C356])/1000000000)" office:value-type="float" office:value="0" calcext:value-type="float">
            <text:p>0</text:p>
          </table:table-cell>
          <table:table-cell table:formula="of:=IF([.G356]&gt;=0;MOD([.G356];1000000000);-MOD(-[.G356];1000000000))" office:value-type="float" office:value="300080000" calcext:value-type="float">
            <text:p>300080000</text:p>
          </table:table-cell>
          <table:table-cell table:formula="of:=[.B356]+[.E356]+[.H356]" office:value-type="float" office:value="7300087" calcext:value-type="float">
            <text:p>7300087</text:p>
          </table:table-cell>
          <table:table-cell/>
          <table:table-cell table:formula="of:=[.D356]+[.L355]" office:value-type="float" office:value="40556" calcext:value-type="float">
            <text:p>40556</text:p>
          </table:table-cell>
          <table:table-cell table:formula="of:=[.$E$1]*[.L356]" office:value-type="float" office:value="7300080" calcext:value-type="float">
            <text:p>7300080</text:p>
          </table:table-cell>
          <table:table-cell table:formula="of:=[.J356]-[.M356]" office:value-type="float" office:value="7" calcext:value-type="float">
            <text:p>7</text:p>
          </table:table-cell>
          <table:table-cell table:formula="of:=[.N356]/[.M356]*1000000000" office:value-type="float" office:value="958.893601166015" calcext:value-type="float">
            <text:p>958.893601166015</text:p>
          </table:table-cell>
          <table:table-cell table:number-columns-repeated="1009"/>
        </table:table-row>
        <table:table-row table:style-name="ro1">
          <table:table-cell table:formula="of:=[.A356]" office:value-type="float" office:value="1000" calcext:value-type="float">
            <text:p>1000</text:p>
          </table:table-cell>
          <table:table-cell table:formula="of:=[.J356]" office:value-type="float" office:value="7300087" calcext:value-type="float">
            <text:p>7300087</text:p>
          </table:table-cell>
          <table:table-cell table:formula="of:=[.I356]" office:value-type="float" office:value="300080000" calcext:value-type="float">
            <text:p>300080000</text:p>
          </table:table-cell>
          <table:table-cell table:formula="of:=[.D356]" office:value-type="float" office:value="100" calcext:value-type="float">
            <text:p>100</text:p>
          </table:table-cell>
          <table:table-cell table:formula="of:=[.D357]*[.$E$2]" office:value-type="float" office:value="18000" calcext:value-type="float">
            <text:p>18000</text:p>
          </table:table-cell>
          <table:table-cell table:formula="of:=[.A357]*[.$E$2]*[.D357]" office:value-type="float" office:value="18000000" calcext:value-type="float">
            <text:p>18000000</text:p>
          </table:table-cell>
          <table:table-cell table:formula="of:=[.F357]+[.C357]" office:value-type="float" office:value="318080000" calcext:value-type="float">
            <text:p>318080000</text:p>
          </table:table-cell>
          <table:table-cell table:formula="of:=ROUNDDOWN(([.F357]+[.C357])/1000000000)" office:value-type="float" office:value="0" calcext:value-type="float">
            <text:p>0</text:p>
          </table:table-cell>
          <table:table-cell table:formula="of:=IF([.G357]&gt;=0;MOD([.G357];1000000000);-MOD(-[.G357];1000000000))" office:value-type="float" office:value="318080000" calcext:value-type="float">
            <text:p>318080000</text:p>
          </table:table-cell>
          <table:table-cell table:formula="of:=[.B357]+[.E357]+[.H357]" office:value-type="float" office:value="7318087" calcext:value-type="float">
            <text:p>7318087</text:p>
          </table:table-cell>
          <table:table-cell/>
          <table:table-cell table:formula="of:=[.D357]+[.L356]" office:value-type="float" office:value="40656" calcext:value-type="float">
            <text:p>40656</text:p>
          </table:table-cell>
          <table:table-cell table:formula="of:=[.$E$1]*[.L357]" office:value-type="float" office:value="7318080" calcext:value-type="float">
            <text:p>7318080</text:p>
          </table:table-cell>
          <table:table-cell table:formula="of:=[.J357]-[.M357]" office:value-type="float" office:value="7" calcext:value-type="float">
            <text:p>7</text:p>
          </table:table-cell>
          <table:table-cell table:formula="of:=[.N357]/[.M357]*1000000000" office:value-type="float" office:value="956.535047444138" calcext:value-type="float">
            <text:p>956.535047444138</text:p>
          </table:table-cell>
          <table:table-cell table:number-columns-repeated="1009"/>
        </table:table-row>
        <table:table-row table:style-name="ro1">
          <table:table-cell table:formula="of:=[.A357]" office:value-type="float" office:value="1000" calcext:value-type="float">
            <text:p>1000</text:p>
          </table:table-cell>
          <table:table-cell table:formula="of:=[.J357]" office:value-type="float" office:value="7318087" calcext:value-type="float">
            <text:p>7318087</text:p>
          </table:table-cell>
          <table:table-cell table:formula="of:=[.I357]" office:value-type="float" office:value="318080000" calcext:value-type="float">
            <text:p>318080000</text:p>
          </table:table-cell>
          <table:table-cell table:formula="of:=[.D357]" office:value-type="float" office:value="100" calcext:value-type="float">
            <text:p>100</text:p>
          </table:table-cell>
          <table:table-cell table:formula="of:=[.D358]*[.$E$2]" office:value-type="float" office:value="18000" calcext:value-type="float">
            <text:p>18000</text:p>
          </table:table-cell>
          <table:table-cell table:formula="of:=[.A358]*[.$E$2]*[.D358]" office:value-type="float" office:value="18000000" calcext:value-type="float">
            <text:p>18000000</text:p>
          </table:table-cell>
          <table:table-cell table:formula="of:=[.F358]+[.C358]" office:value-type="float" office:value="336080000" calcext:value-type="float">
            <text:p>336080000</text:p>
          </table:table-cell>
          <table:table-cell table:formula="of:=ROUNDDOWN(([.F358]+[.C358])/1000000000)" office:value-type="float" office:value="0" calcext:value-type="float">
            <text:p>0</text:p>
          </table:table-cell>
          <table:table-cell table:formula="of:=IF([.G358]&gt;=0;MOD([.G358];1000000000);-MOD(-[.G358];1000000000))" office:value-type="float" office:value="336080000" calcext:value-type="float">
            <text:p>336080000</text:p>
          </table:table-cell>
          <table:table-cell table:formula="of:=[.B358]+[.E358]+[.H358]" office:value-type="float" office:value="7336087" calcext:value-type="float">
            <text:p>7336087</text:p>
          </table:table-cell>
          <table:table-cell/>
          <table:table-cell table:formula="of:=[.D358]+[.L357]" office:value-type="float" office:value="40756" calcext:value-type="float">
            <text:p>40756</text:p>
          </table:table-cell>
          <table:table-cell table:formula="of:=[.$E$1]*[.L358]" office:value-type="float" office:value="7336080" calcext:value-type="float">
            <text:p>7336080</text:p>
          </table:table-cell>
          <table:table-cell table:formula="of:=[.J358]-[.M358]" office:value-type="float" office:value="7" calcext:value-type="float">
            <text:p>7</text:p>
          </table:table-cell>
          <table:table-cell table:formula="of:=[.N358]/[.M358]*1000000000" office:value-type="float" office:value="954.188067741901" calcext:value-type="float">
            <text:p>954.188067741901</text:p>
          </table:table-cell>
          <table:table-cell table:number-columns-repeated="1009"/>
        </table:table-row>
        <table:table-row table:style-name="ro1">
          <table:table-cell table:formula="of:=[.A358]" office:value-type="float" office:value="1000" calcext:value-type="float">
            <text:p>1000</text:p>
          </table:table-cell>
          <table:table-cell table:formula="of:=[.J358]" office:value-type="float" office:value="7336087" calcext:value-type="float">
            <text:p>7336087</text:p>
          </table:table-cell>
          <table:table-cell table:formula="of:=[.I358]" office:value-type="float" office:value="336080000" calcext:value-type="float">
            <text:p>336080000</text:p>
          </table:table-cell>
          <table:table-cell table:formula="of:=[.D358]" office:value-type="float" office:value="100" calcext:value-type="float">
            <text:p>100</text:p>
          </table:table-cell>
          <table:table-cell table:formula="of:=[.D359]*[.$E$2]" office:value-type="float" office:value="18000" calcext:value-type="float">
            <text:p>18000</text:p>
          </table:table-cell>
          <table:table-cell table:formula="of:=[.A359]*[.$E$2]*[.D359]" office:value-type="float" office:value="18000000" calcext:value-type="float">
            <text:p>18000000</text:p>
          </table:table-cell>
          <table:table-cell table:formula="of:=[.F359]+[.C359]" office:value-type="float" office:value="354080000" calcext:value-type="float">
            <text:p>354080000</text:p>
          </table:table-cell>
          <table:table-cell table:formula="of:=ROUNDDOWN(([.F359]+[.C359])/1000000000)" office:value-type="float" office:value="0" calcext:value-type="float">
            <text:p>0</text:p>
          </table:table-cell>
          <table:table-cell table:formula="of:=IF([.G359]&gt;=0;MOD([.G359];1000000000);-MOD(-[.G359];1000000000))" office:value-type="float" office:value="354080000" calcext:value-type="float">
            <text:p>354080000</text:p>
          </table:table-cell>
          <table:table-cell table:formula="of:=[.B359]+[.E359]+[.H359]" office:value-type="float" office:value="7354087" calcext:value-type="float">
            <text:p>7354087</text:p>
          </table:table-cell>
          <table:table-cell/>
          <table:table-cell table:formula="of:=[.D359]+[.L358]" office:value-type="float" office:value="40856" calcext:value-type="float">
            <text:p>40856</text:p>
          </table:table-cell>
          <table:table-cell table:formula="of:=[.$E$1]*[.L359]" office:value-type="float" office:value="7354080" calcext:value-type="float">
            <text:p>7354080</text:p>
          </table:table-cell>
          <table:table-cell table:formula="of:=[.J359]-[.M359]" office:value-type="float" office:value="7" calcext:value-type="float">
            <text:p>7</text:p>
          </table:table-cell>
          <table:table-cell table:formula="of:=[.N359]/[.M359]*1000000000" office:value-type="float" office:value="951.852577072863" calcext:value-type="float">
            <text:p>951.852577072863</text:p>
          </table:table-cell>
          <table:table-cell table:number-columns-repeated="1009"/>
        </table:table-row>
        <table:table-row table:style-name="ro1">
          <table:table-cell table:formula="of:=[.A359]" office:value-type="float" office:value="1000" calcext:value-type="float">
            <text:p>1000</text:p>
          </table:table-cell>
          <table:table-cell table:formula="of:=[.J359]" office:value-type="float" office:value="7354087" calcext:value-type="float">
            <text:p>7354087</text:p>
          </table:table-cell>
          <table:table-cell table:formula="of:=[.I359]" office:value-type="float" office:value="354080000" calcext:value-type="float">
            <text:p>354080000</text:p>
          </table:table-cell>
          <table:table-cell table:formula="of:=[.D359]" office:value-type="float" office:value="100" calcext:value-type="float">
            <text:p>100</text:p>
          </table:table-cell>
          <table:table-cell table:formula="of:=[.D360]*[.$E$2]" office:value-type="float" office:value="18000" calcext:value-type="float">
            <text:p>18000</text:p>
          </table:table-cell>
          <table:table-cell table:formula="of:=[.A360]*[.$E$2]*[.D360]" office:value-type="float" office:value="18000000" calcext:value-type="float">
            <text:p>18000000</text:p>
          </table:table-cell>
          <table:table-cell table:formula="of:=[.F360]+[.C360]" office:value-type="float" office:value="372080000" calcext:value-type="float">
            <text:p>372080000</text:p>
          </table:table-cell>
          <table:table-cell table:formula="of:=ROUNDDOWN(([.F360]+[.C360])/1000000000)" office:value-type="float" office:value="0" calcext:value-type="float">
            <text:p>0</text:p>
          </table:table-cell>
          <table:table-cell table:formula="of:=IF([.G360]&gt;=0;MOD([.G360];1000000000);-MOD(-[.G360];1000000000))" office:value-type="float" office:value="372080000" calcext:value-type="float">
            <text:p>372080000</text:p>
          </table:table-cell>
          <table:table-cell table:formula="of:=[.B360]+[.E360]+[.H360]" office:value-type="float" office:value="7372087" calcext:value-type="float">
            <text:p>7372087</text:p>
          </table:table-cell>
          <table:table-cell/>
          <table:table-cell table:formula="of:=[.D360]+[.L359]" office:value-type="float" office:value="40956" calcext:value-type="float">
            <text:p>40956</text:p>
          </table:table-cell>
          <table:table-cell table:formula="of:=[.$E$1]*[.L360]" office:value-type="float" office:value="7372080" calcext:value-type="float">
            <text:p>7372080</text:p>
          </table:table-cell>
          <table:table-cell table:formula="of:=[.J360]-[.M360]" office:value-type="float" office:value="7" calcext:value-type="float">
            <text:p>7</text:p>
          </table:table-cell>
          <table:table-cell table:formula="of:=[.N360]/[.M360]*1000000000" office:value-type="float" office:value="949.528491280616" calcext:value-type="float">
            <text:p>949.528491280616</text:p>
          </table:table-cell>
          <table:table-cell table:number-columns-repeated="1009"/>
        </table:table-row>
        <table:table-row table:style-name="ro1">
          <table:table-cell table:formula="of:=[.A360]" office:value-type="float" office:value="1000" calcext:value-type="float">
            <text:p>1000</text:p>
          </table:table-cell>
          <table:table-cell table:formula="of:=[.J360]" office:value-type="float" office:value="7372087" calcext:value-type="float">
            <text:p>7372087</text:p>
          </table:table-cell>
          <table:table-cell table:formula="of:=[.I360]" office:value-type="float" office:value="372080000" calcext:value-type="float">
            <text:p>372080000</text:p>
          </table:table-cell>
          <table:table-cell table:formula="of:=[.D360]" office:value-type="float" office:value="100" calcext:value-type="float">
            <text:p>100</text:p>
          </table:table-cell>
          <table:table-cell table:formula="of:=[.D361]*[.$E$2]" office:value-type="float" office:value="18000" calcext:value-type="float">
            <text:p>18000</text:p>
          </table:table-cell>
          <table:table-cell table:formula="of:=[.A361]*[.$E$2]*[.D361]" office:value-type="float" office:value="18000000" calcext:value-type="float">
            <text:p>18000000</text:p>
          </table:table-cell>
          <table:table-cell table:formula="of:=[.F361]+[.C361]" office:value-type="float" office:value="390080000" calcext:value-type="float">
            <text:p>390080000</text:p>
          </table:table-cell>
          <table:table-cell table:formula="of:=ROUNDDOWN(([.F361]+[.C361])/1000000000)" office:value-type="float" office:value="0" calcext:value-type="float">
            <text:p>0</text:p>
          </table:table-cell>
          <table:table-cell table:formula="of:=IF([.G361]&gt;=0;MOD([.G361];1000000000);-MOD(-[.G361];1000000000))" office:value-type="float" office:value="390080000" calcext:value-type="float">
            <text:p>390080000</text:p>
          </table:table-cell>
          <table:table-cell table:formula="of:=[.B361]+[.E361]+[.H361]" office:value-type="float" office:value="7390087" calcext:value-type="float">
            <text:p>7390087</text:p>
          </table:table-cell>
          <table:table-cell/>
          <table:table-cell table:formula="of:=[.D361]+[.L360]" office:value-type="float" office:value="41056" calcext:value-type="float">
            <text:p>41056</text:p>
          </table:table-cell>
          <table:table-cell table:formula="of:=[.$E$1]*[.L361]" office:value-type="float" office:value="7390080" calcext:value-type="float">
            <text:p>7390080</text:p>
          </table:table-cell>
          <table:table-cell table:formula="of:=[.J361]-[.M361]" office:value-type="float" office:value="7" calcext:value-type="float">
            <text:p>7</text:p>
          </table:table-cell>
          <table:table-cell table:formula="of:=[.N361]/[.M361]*1000000000" office:value-type="float" office:value="947.215727028665" calcext:value-type="float">
            <text:p>947.215727028665</text:p>
          </table:table-cell>
          <table:table-cell table:number-columns-repeated="1009"/>
        </table:table-row>
        <table:table-row table:style-name="ro1">
          <table:table-cell table:formula="of:=[.A361]" office:value-type="float" office:value="1000" calcext:value-type="float">
            <text:p>1000</text:p>
          </table:table-cell>
          <table:table-cell table:formula="of:=[.J361]" office:value-type="float" office:value="7390087" calcext:value-type="float">
            <text:p>7390087</text:p>
          </table:table-cell>
          <table:table-cell table:formula="of:=[.I361]" office:value-type="float" office:value="390080000" calcext:value-type="float">
            <text:p>390080000</text:p>
          </table:table-cell>
          <table:table-cell table:formula="of:=[.D361]" office:value-type="float" office:value="100" calcext:value-type="float">
            <text:p>100</text:p>
          </table:table-cell>
          <table:table-cell table:formula="of:=[.D362]*[.$E$2]" office:value-type="float" office:value="18000" calcext:value-type="float">
            <text:p>18000</text:p>
          </table:table-cell>
          <table:table-cell table:formula="of:=[.A362]*[.$E$2]*[.D362]" office:value-type="float" office:value="18000000" calcext:value-type="float">
            <text:p>18000000</text:p>
          </table:table-cell>
          <table:table-cell table:formula="of:=[.F362]+[.C362]" office:value-type="float" office:value="408080000" calcext:value-type="float">
            <text:p>408080000</text:p>
          </table:table-cell>
          <table:table-cell table:formula="of:=ROUNDDOWN(([.F362]+[.C362])/1000000000)" office:value-type="float" office:value="0" calcext:value-type="float">
            <text:p>0</text:p>
          </table:table-cell>
          <table:table-cell table:formula="of:=IF([.G362]&gt;=0;MOD([.G362];1000000000);-MOD(-[.G362];1000000000))" office:value-type="float" office:value="408080000" calcext:value-type="float">
            <text:p>408080000</text:p>
          </table:table-cell>
          <table:table-cell table:formula="of:=[.B362]+[.E362]+[.H362]" office:value-type="float" office:value="7408087" calcext:value-type="float">
            <text:p>7408087</text:p>
          </table:table-cell>
          <table:table-cell/>
          <table:table-cell table:formula="of:=[.D362]+[.L361]" office:value-type="float" office:value="41156" calcext:value-type="float">
            <text:p>41156</text:p>
          </table:table-cell>
          <table:table-cell table:formula="of:=[.$E$1]*[.L362]" office:value-type="float" office:value="7408080" calcext:value-type="float">
            <text:p>7408080</text:p>
          </table:table-cell>
          <table:table-cell table:formula="of:=[.J362]-[.M362]" office:value-type="float" office:value="7" calcext:value-type="float">
            <text:p>7</text:p>
          </table:table-cell>
          <table:table-cell table:formula="of:=[.N362]/[.M362]*1000000000" office:value-type="float" office:value="944.914201790477" calcext:value-type="float">
            <text:p>944.914201790477</text:p>
          </table:table-cell>
          <table:table-cell table:number-columns-repeated="1009"/>
        </table:table-row>
        <table:table-row table:style-name="ro1">
          <table:table-cell table:formula="of:=[.A362]" office:value-type="float" office:value="1000" calcext:value-type="float">
            <text:p>1000</text:p>
          </table:table-cell>
          <table:table-cell table:formula="of:=[.J362]" office:value-type="float" office:value="7408087" calcext:value-type="float">
            <text:p>7408087</text:p>
          </table:table-cell>
          <table:table-cell table:formula="of:=[.I362]" office:value-type="float" office:value="408080000" calcext:value-type="float">
            <text:p>408080000</text:p>
          </table:table-cell>
          <table:table-cell table:formula="of:=[.D362]" office:value-type="float" office:value="100" calcext:value-type="float">
            <text:p>100</text:p>
          </table:table-cell>
          <table:table-cell table:formula="of:=[.D363]*[.$E$2]" office:value-type="float" office:value="18000" calcext:value-type="float">
            <text:p>18000</text:p>
          </table:table-cell>
          <table:table-cell table:formula="of:=[.A363]*[.$E$2]*[.D363]" office:value-type="float" office:value="18000000" calcext:value-type="float">
            <text:p>18000000</text:p>
          </table:table-cell>
          <table:table-cell table:formula="of:=[.F363]+[.C363]" office:value-type="float" office:value="426080000" calcext:value-type="float">
            <text:p>426080000</text:p>
          </table:table-cell>
          <table:table-cell table:formula="of:=ROUNDDOWN(([.F363]+[.C363])/1000000000)" office:value-type="float" office:value="0" calcext:value-type="float">
            <text:p>0</text:p>
          </table:table-cell>
          <table:table-cell table:formula="of:=IF([.G363]&gt;=0;MOD([.G363];1000000000);-MOD(-[.G363];1000000000))" office:value-type="float" office:value="426080000" calcext:value-type="float">
            <text:p>426080000</text:p>
          </table:table-cell>
          <table:table-cell table:formula="of:=[.B363]+[.E363]+[.H363]" office:value-type="float" office:value="7426087" calcext:value-type="float">
            <text:p>7426087</text:p>
          </table:table-cell>
          <table:table-cell/>
          <table:table-cell table:formula="of:=[.D363]+[.L362]" office:value-type="float" office:value="41256" calcext:value-type="float">
            <text:p>41256</text:p>
          </table:table-cell>
          <table:table-cell table:formula="of:=[.$E$1]*[.L363]" office:value-type="float" office:value="7426080" calcext:value-type="float">
            <text:p>7426080</text:p>
          </table:table-cell>
          <table:table-cell table:formula="of:=[.J363]-[.M363]" office:value-type="float" office:value="7" calcext:value-type="float">
            <text:p>7</text:p>
          </table:table-cell>
          <table:table-cell table:formula="of:=[.N363]/[.M363]*1000000000" office:value-type="float" office:value="942.623833839657" calcext:value-type="float">
            <text:p>942.623833839657</text:p>
          </table:table-cell>
          <table:table-cell table:number-columns-repeated="1009"/>
        </table:table-row>
        <table:table-row table:style-name="ro1">
          <table:table-cell table:formula="of:=[.A363]" office:value-type="float" office:value="1000" calcext:value-type="float">
            <text:p>1000</text:p>
          </table:table-cell>
          <table:table-cell table:formula="of:=[.J363]" office:value-type="float" office:value="7426087" calcext:value-type="float">
            <text:p>7426087</text:p>
          </table:table-cell>
          <table:table-cell table:formula="of:=[.I363]" office:value-type="float" office:value="426080000" calcext:value-type="float">
            <text:p>426080000</text:p>
          </table:table-cell>
          <table:table-cell table:formula="of:=[.D363]" office:value-type="float" office:value="100" calcext:value-type="float">
            <text:p>100</text:p>
          </table:table-cell>
          <table:table-cell table:formula="of:=[.D364]*[.$E$2]" office:value-type="float" office:value="18000" calcext:value-type="float">
            <text:p>18000</text:p>
          </table:table-cell>
          <table:table-cell table:formula="of:=[.A364]*[.$E$2]*[.D364]" office:value-type="float" office:value="18000000" calcext:value-type="float">
            <text:p>18000000</text:p>
          </table:table-cell>
          <table:table-cell table:formula="of:=[.F364]+[.C364]" office:value-type="float" office:value="444080000" calcext:value-type="float">
            <text:p>444080000</text:p>
          </table:table-cell>
          <table:table-cell table:formula="of:=ROUNDDOWN(([.F364]+[.C364])/1000000000)" office:value-type="float" office:value="0" calcext:value-type="float">
            <text:p>0</text:p>
          </table:table-cell>
          <table:table-cell table:formula="of:=IF([.G364]&gt;=0;MOD([.G364];1000000000);-MOD(-[.G364];1000000000))" office:value-type="float" office:value="444080000" calcext:value-type="float">
            <text:p>444080000</text:p>
          </table:table-cell>
          <table:table-cell table:formula="of:=[.B364]+[.E364]+[.H364]" office:value-type="float" office:value="7444087" calcext:value-type="float">
            <text:p>7444087</text:p>
          </table:table-cell>
          <table:table-cell/>
          <table:table-cell table:formula="of:=[.D364]+[.L363]" office:value-type="float" office:value="41356" calcext:value-type="float">
            <text:p>41356</text:p>
          </table:table-cell>
          <table:table-cell table:formula="of:=[.$E$1]*[.L364]" office:value-type="float" office:value="7444080" calcext:value-type="float">
            <text:p>7444080</text:p>
          </table:table-cell>
          <table:table-cell table:formula="of:=[.J364]-[.M364]" office:value-type="float" office:value="7" calcext:value-type="float">
            <text:p>7</text:p>
          </table:table-cell>
          <table:table-cell table:formula="of:=[.N364]/[.M364]*1000000000" office:value-type="float" office:value="940.344542240277" calcext:value-type="float">
            <text:p>940.344542240277</text:p>
          </table:table-cell>
          <table:table-cell table:number-columns-repeated="1009"/>
        </table:table-row>
        <table:table-row table:style-name="ro1">
          <table:table-cell table:formula="of:=[.A364]" office:value-type="float" office:value="1000" calcext:value-type="float">
            <text:p>1000</text:p>
          </table:table-cell>
          <table:table-cell table:formula="of:=[.J364]" office:value-type="float" office:value="7444087" calcext:value-type="float">
            <text:p>7444087</text:p>
          </table:table-cell>
          <table:table-cell table:formula="of:=[.I364]" office:value-type="float" office:value="444080000" calcext:value-type="float">
            <text:p>444080000</text:p>
          </table:table-cell>
          <table:table-cell table:formula="of:=[.D364]" office:value-type="float" office:value="100" calcext:value-type="float">
            <text:p>100</text:p>
          </table:table-cell>
          <table:table-cell table:formula="of:=[.D365]*[.$E$2]" office:value-type="float" office:value="18000" calcext:value-type="float">
            <text:p>18000</text:p>
          </table:table-cell>
          <table:table-cell table:formula="of:=[.A365]*[.$E$2]*[.D365]" office:value-type="float" office:value="18000000" calcext:value-type="float">
            <text:p>18000000</text:p>
          </table:table-cell>
          <table:table-cell table:formula="of:=[.F365]+[.C365]" office:value-type="float" office:value="462080000" calcext:value-type="float">
            <text:p>462080000</text:p>
          </table:table-cell>
          <table:table-cell table:formula="of:=ROUNDDOWN(([.F365]+[.C365])/1000000000)" office:value-type="float" office:value="0" calcext:value-type="float">
            <text:p>0</text:p>
          </table:table-cell>
          <table:table-cell table:formula="of:=IF([.G365]&gt;=0;MOD([.G365];1000000000);-MOD(-[.G365];1000000000))" office:value-type="float" office:value="462080000" calcext:value-type="float">
            <text:p>462080000</text:p>
          </table:table-cell>
          <table:table-cell table:formula="of:=[.B365]+[.E365]+[.H365]" office:value-type="float" office:value="7462087" calcext:value-type="float">
            <text:p>7462087</text:p>
          </table:table-cell>
          <table:table-cell/>
          <table:table-cell table:formula="of:=[.D365]+[.L364]" office:value-type="float" office:value="41456" calcext:value-type="float">
            <text:p>41456</text:p>
          </table:table-cell>
          <table:table-cell table:formula="of:=[.$E$1]*[.L365]" office:value-type="float" office:value="7462080" calcext:value-type="float">
            <text:p>7462080</text:p>
          </table:table-cell>
          <table:table-cell table:formula="of:=[.J365]-[.M365]" office:value-type="float" office:value="7" calcext:value-type="float">
            <text:p>7</text:p>
          </table:table-cell>
          <table:table-cell table:formula="of:=[.N365]/[.M365]*1000000000" office:value-type="float" office:value="938.076246837343" calcext:value-type="float">
            <text:p>938.076246837343</text:p>
          </table:table-cell>
          <table:table-cell table:number-columns-repeated="1009"/>
        </table:table-row>
        <table:table-row table:style-name="ro1">
          <table:table-cell table:formula="of:=[.A365]" office:value-type="float" office:value="1000" calcext:value-type="float">
            <text:p>1000</text:p>
          </table:table-cell>
          <table:table-cell table:formula="of:=[.J365]" office:value-type="float" office:value="7462087" calcext:value-type="float">
            <text:p>7462087</text:p>
          </table:table-cell>
          <table:table-cell table:formula="of:=[.I365]" office:value-type="float" office:value="462080000" calcext:value-type="float">
            <text:p>462080000</text:p>
          </table:table-cell>
          <table:table-cell table:formula="of:=[.D365]" office:value-type="float" office:value="100" calcext:value-type="float">
            <text:p>100</text:p>
          </table:table-cell>
          <table:table-cell table:formula="of:=[.D366]*[.$E$2]" office:value-type="float" office:value="18000" calcext:value-type="float">
            <text:p>18000</text:p>
          </table:table-cell>
          <table:table-cell table:formula="of:=[.A366]*[.$E$2]*[.D366]" office:value-type="float" office:value="18000000" calcext:value-type="float">
            <text:p>18000000</text:p>
          </table:table-cell>
          <table:table-cell table:formula="of:=[.F366]+[.C366]" office:value-type="float" office:value="480080000" calcext:value-type="float">
            <text:p>480080000</text:p>
          </table:table-cell>
          <table:table-cell table:formula="of:=ROUNDDOWN(([.F366]+[.C366])/1000000000)" office:value-type="float" office:value="0" calcext:value-type="float">
            <text:p>0</text:p>
          </table:table-cell>
          <table:table-cell table:formula="of:=IF([.G366]&gt;=0;MOD([.G366];1000000000);-MOD(-[.G366];1000000000))" office:value-type="float" office:value="480080000" calcext:value-type="float">
            <text:p>480080000</text:p>
          </table:table-cell>
          <table:table-cell table:formula="of:=[.B366]+[.E366]+[.H366]" office:value-type="float" office:value="7480087" calcext:value-type="float">
            <text:p>7480087</text:p>
          </table:table-cell>
          <table:table-cell/>
          <table:table-cell table:formula="of:=[.D366]+[.L365]" office:value-type="float" office:value="41556" calcext:value-type="float">
            <text:p>41556</text:p>
          </table:table-cell>
          <table:table-cell table:formula="of:=[.$E$1]*[.L366]" office:value-type="float" office:value="7480080" calcext:value-type="float">
            <text:p>7480080</text:p>
          </table:table-cell>
          <table:table-cell table:formula="of:=[.J366]-[.M366]" office:value-type="float" office:value="7" calcext:value-type="float">
            <text:p>7</text:p>
          </table:table-cell>
          <table:table-cell table:formula="of:=[.N366]/[.M366]*1000000000" office:value-type="float" office:value="935.818868247399" calcext:value-type="float">
            <text:p>935.818868247399</text:p>
          </table:table-cell>
          <table:table-cell table:number-columns-repeated="1009"/>
        </table:table-row>
        <table:table-row table:style-name="ro1">
          <table:table-cell table:formula="of:=[.A366]" office:value-type="float" office:value="1000" calcext:value-type="float">
            <text:p>1000</text:p>
          </table:table-cell>
          <table:table-cell table:formula="of:=[.J366]" office:value-type="float" office:value="7480087" calcext:value-type="float">
            <text:p>7480087</text:p>
          </table:table-cell>
          <table:table-cell table:formula="of:=[.I366]" office:value-type="float" office:value="480080000" calcext:value-type="float">
            <text:p>480080000</text:p>
          </table:table-cell>
          <table:table-cell table:formula="of:=[.D366]" office:value-type="float" office:value="100" calcext:value-type="float">
            <text:p>100</text:p>
          </table:table-cell>
          <table:table-cell table:formula="of:=[.D367]*[.$E$2]" office:value-type="float" office:value="18000" calcext:value-type="float">
            <text:p>18000</text:p>
          </table:table-cell>
          <table:table-cell table:formula="of:=[.A367]*[.$E$2]*[.D367]" office:value-type="float" office:value="18000000" calcext:value-type="float">
            <text:p>18000000</text:p>
          </table:table-cell>
          <table:table-cell table:formula="of:=[.F367]+[.C367]" office:value-type="float" office:value="498080000" calcext:value-type="float">
            <text:p>498080000</text:p>
          </table:table-cell>
          <table:table-cell table:formula="of:=ROUNDDOWN(([.F367]+[.C367])/1000000000)" office:value-type="float" office:value="0" calcext:value-type="float">
            <text:p>0</text:p>
          </table:table-cell>
          <table:table-cell table:formula="of:=IF([.G367]&gt;=0;MOD([.G367];1000000000);-MOD(-[.G367];1000000000))" office:value-type="float" office:value="498080000" calcext:value-type="float">
            <text:p>498080000</text:p>
          </table:table-cell>
          <table:table-cell table:formula="of:=[.B367]+[.E367]+[.H367]" office:value-type="float" office:value="7498087" calcext:value-type="float">
            <text:p>7498087</text:p>
          </table:table-cell>
          <table:table-cell/>
          <table:table-cell table:formula="of:=[.D367]+[.L366]" office:value-type="float" office:value="41656" calcext:value-type="float">
            <text:p>41656</text:p>
          </table:table-cell>
          <table:table-cell table:formula="of:=[.$E$1]*[.L367]" office:value-type="float" office:value="7498080" calcext:value-type="float">
            <text:p>7498080</text:p>
          </table:table-cell>
          <table:table-cell table:formula="of:=[.J367]-[.M367]" office:value-type="float" office:value="7" calcext:value-type="float">
            <text:p>7</text:p>
          </table:table-cell>
          <table:table-cell table:formula="of:=[.N367]/[.M367]*1000000000" office:value-type="float" office:value="933.572327849263" calcext:value-type="float">
            <text:p>933.572327849263</text:p>
          </table:table-cell>
          <table:table-cell table:number-columns-repeated="1009"/>
        </table:table-row>
        <table:table-row table:style-name="ro1">
          <table:table-cell table:formula="of:=[.A367]" office:value-type="float" office:value="1000" calcext:value-type="float">
            <text:p>1000</text:p>
          </table:table-cell>
          <table:table-cell table:formula="of:=[.J367]" office:value-type="float" office:value="7498087" calcext:value-type="float">
            <text:p>7498087</text:p>
          </table:table-cell>
          <table:table-cell table:formula="of:=[.I367]" office:value-type="float" office:value="498080000" calcext:value-type="float">
            <text:p>498080000</text:p>
          </table:table-cell>
          <table:table-cell table:formula="of:=[.D367]" office:value-type="float" office:value="100" calcext:value-type="float">
            <text:p>100</text:p>
          </table:table-cell>
          <table:table-cell table:formula="of:=[.D368]*[.$E$2]" office:value-type="float" office:value="18000" calcext:value-type="float">
            <text:p>18000</text:p>
          </table:table-cell>
          <table:table-cell table:formula="of:=[.A368]*[.$E$2]*[.D368]" office:value-type="float" office:value="18000000" calcext:value-type="float">
            <text:p>18000000</text:p>
          </table:table-cell>
          <table:table-cell table:formula="of:=[.F368]+[.C368]" office:value-type="float" office:value="516080000" calcext:value-type="float">
            <text:p>516080000</text:p>
          </table:table-cell>
          <table:table-cell table:formula="of:=ROUNDDOWN(([.F368]+[.C368])/1000000000)" office:value-type="float" office:value="0" calcext:value-type="float">
            <text:p>0</text:p>
          </table:table-cell>
          <table:table-cell table:formula="of:=IF([.G368]&gt;=0;MOD([.G368];1000000000);-MOD(-[.G368];1000000000))" office:value-type="float" office:value="516080000" calcext:value-type="float">
            <text:p>516080000</text:p>
          </table:table-cell>
          <table:table-cell table:formula="of:=[.B368]+[.E368]+[.H368]" office:value-type="float" office:value="7516087" calcext:value-type="float">
            <text:p>7516087</text:p>
          </table:table-cell>
          <table:table-cell/>
          <table:table-cell table:formula="of:=[.D368]+[.L367]" office:value-type="float" office:value="41756" calcext:value-type="float">
            <text:p>41756</text:p>
          </table:table-cell>
          <table:table-cell table:formula="of:=[.$E$1]*[.L368]" office:value-type="float" office:value="7516080" calcext:value-type="float">
            <text:p>7516080</text:p>
          </table:table-cell>
          <table:table-cell table:formula="of:=[.J368]-[.M368]" office:value-type="float" office:value="7" calcext:value-type="float">
            <text:p>7</text:p>
          </table:table-cell>
          <table:table-cell table:formula="of:=[.N368]/[.M368]*1000000000" office:value-type="float" office:value="931.336547774904" calcext:value-type="float">
            <text:p>931.336547774904</text:p>
          </table:table-cell>
          <table:table-cell table:number-columns-repeated="1009"/>
        </table:table-row>
        <table:table-row table:style-name="ro1">
          <table:table-cell table:formula="of:=[.A368]" office:value-type="float" office:value="1000" calcext:value-type="float">
            <text:p>1000</text:p>
          </table:table-cell>
          <table:table-cell table:formula="of:=[.J368]" office:value-type="float" office:value="7516087" calcext:value-type="float">
            <text:p>7516087</text:p>
          </table:table-cell>
          <table:table-cell table:formula="of:=[.I368]" office:value-type="float" office:value="516080000" calcext:value-type="float">
            <text:p>516080000</text:p>
          </table:table-cell>
          <table:table-cell table:formula="of:=[.D368]" office:value-type="float" office:value="100" calcext:value-type="float">
            <text:p>100</text:p>
          </table:table-cell>
          <table:table-cell table:formula="of:=[.D369]*[.$E$2]" office:value-type="float" office:value="18000" calcext:value-type="float">
            <text:p>18000</text:p>
          </table:table-cell>
          <table:table-cell table:formula="of:=[.A369]*[.$E$2]*[.D369]" office:value-type="float" office:value="18000000" calcext:value-type="float">
            <text:p>18000000</text:p>
          </table:table-cell>
          <table:table-cell table:formula="of:=[.F369]+[.C369]" office:value-type="float" office:value="534080000" calcext:value-type="float">
            <text:p>534080000</text:p>
          </table:table-cell>
          <table:table-cell table:formula="of:=ROUNDDOWN(([.F369]+[.C369])/1000000000)" office:value-type="float" office:value="0" calcext:value-type="float">
            <text:p>0</text:p>
          </table:table-cell>
          <table:table-cell table:formula="of:=IF([.G369]&gt;=0;MOD([.G369];1000000000);-MOD(-[.G369];1000000000))" office:value-type="float" office:value="534080000" calcext:value-type="float">
            <text:p>534080000</text:p>
          </table:table-cell>
          <table:table-cell table:formula="of:=[.B369]+[.E369]+[.H369]" office:value-type="float" office:value="7534087" calcext:value-type="float">
            <text:p>7534087</text:p>
          </table:table-cell>
          <table:table-cell/>
          <table:table-cell table:formula="of:=[.D369]+[.L368]" office:value-type="float" office:value="41856" calcext:value-type="float">
            <text:p>41856</text:p>
          </table:table-cell>
          <table:table-cell table:formula="of:=[.$E$1]*[.L369]" office:value-type="float" office:value="7534080" calcext:value-type="float">
            <text:p>7534080</text:p>
          </table:table-cell>
          <table:table-cell table:formula="of:=[.J369]-[.M369]" office:value-type="float" office:value="7" calcext:value-type="float">
            <text:p>7</text:p>
          </table:table-cell>
          <table:table-cell table:formula="of:=[.N369]/[.M369]*1000000000" office:value-type="float" office:value="929.111450900442" calcext:value-type="float">
            <text:p>929.111450900442</text:p>
          </table:table-cell>
          <table:table-cell table:number-columns-repeated="1009"/>
        </table:table-row>
        <table:table-row table:style-name="ro1">
          <table:table-cell table:formula="of:=[.A369]" office:value-type="float" office:value="1000" calcext:value-type="float">
            <text:p>1000</text:p>
          </table:table-cell>
          <table:table-cell table:formula="of:=[.J369]" office:value-type="float" office:value="7534087" calcext:value-type="float">
            <text:p>7534087</text:p>
          </table:table-cell>
          <table:table-cell table:formula="of:=[.I369]" office:value-type="float" office:value="534080000" calcext:value-type="float">
            <text:p>534080000</text:p>
          </table:table-cell>
          <table:table-cell table:formula="of:=[.D369]" office:value-type="float" office:value="100" calcext:value-type="float">
            <text:p>100</text:p>
          </table:table-cell>
          <table:table-cell table:formula="of:=[.D370]*[.$E$2]" office:value-type="float" office:value="18000" calcext:value-type="float">
            <text:p>18000</text:p>
          </table:table-cell>
          <table:table-cell table:formula="of:=[.A370]*[.$E$2]*[.D370]" office:value-type="float" office:value="18000000" calcext:value-type="float">
            <text:p>18000000</text:p>
          </table:table-cell>
          <table:table-cell table:formula="of:=[.F370]+[.C370]" office:value-type="float" office:value="552080000" calcext:value-type="float">
            <text:p>552080000</text:p>
          </table:table-cell>
          <table:table-cell table:formula="of:=ROUNDDOWN(([.F370]+[.C370])/1000000000)" office:value-type="float" office:value="0" calcext:value-type="float">
            <text:p>0</text:p>
          </table:table-cell>
          <table:table-cell table:formula="of:=IF([.G370]&gt;=0;MOD([.G370];1000000000);-MOD(-[.G370];1000000000))" office:value-type="float" office:value="552080000" calcext:value-type="float">
            <text:p>552080000</text:p>
          </table:table-cell>
          <table:table-cell table:formula="of:=[.B370]+[.E370]+[.H370]" office:value-type="float" office:value="7552087" calcext:value-type="float">
            <text:p>7552087</text:p>
          </table:table-cell>
          <table:table-cell/>
          <table:table-cell table:formula="of:=[.D370]+[.L369]" office:value-type="float" office:value="41956" calcext:value-type="float">
            <text:p>41956</text:p>
          </table:table-cell>
          <table:table-cell table:formula="of:=[.$E$1]*[.L370]" office:value-type="float" office:value="7552080" calcext:value-type="float">
            <text:p>7552080</text:p>
          </table:table-cell>
          <table:table-cell table:formula="of:=[.J370]-[.M370]" office:value-type="float" office:value="7" calcext:value-type="float">
            <text:p>7</text:p>
          </table:table-cell>
          <table:table-cell table:formula="of:=[.N370]/[.M370]*1000000000" office:value-type="float" office:value="926.896960837279" calcext:value-type="float">
            <text:p>926.896960837279</text:p>
          </table:table-cell>
          <table:table-cell table:number-columns-repeated="1009"/>
        </table:table-row>
        <table:table-row table:style-name="ro1">
          <table:table-cell table:formula="of:=[.A370]" office:value-type="float" office:value="1000" calcext:value-type="float">
            <text:p>1000</text:p>
          </table:table-cell>
          <table:table-cell table:formula="of:=[.J370]" office:value-type="float" office:value="7552087" calcext:value-type="float">
            <text:p>7552087</text:p>
          </table:table-cell>
          <table:table-cell table:formula="of:=[.I370]" office:value-type="float" office:value="552080000" calcext:value-type="float">
            <text:p>552080000</text:p>
          </table:table-cell>
          <table:table-cell table:formula="of:=[.D370]" office:value-type="float" office:value="100" calcext:value-type="float">
            <text:p>100</text:p>
          </table:table-cell>
          <table:table-cell table:formula="of:=[.D371]*[.$E$2]" office:value-type="float" office:value="18000" calcext:value-type="float">
            <text:p>18000</text:p>
          </table:table-cell>
          <table:table-cell table:formula="of:=[.A371]*[.$E$2]*[.D371]" office:value-type="float" office:value="18000000" calcext:value-type="float">
            <text:p>18000000</text:p>
          </table:table-cell>
          <table:table-cell table:formula="of:=[.F371]+[.C371]" office:value-type="float" office:value="570080000" calcext:value-type="float">
            <text:p>570080000</text:p>
          </table:table-cell>
          <table:table-cell table:formula="of:=ROUNDDOWN(([.F371]+[.C371])/1000000000)" office:value-type="float" office:value="0" calcext:value-type="float">
            <text:p>0</text:p>
          </table:table-cell>
          <table:table-cell table:formula="of:=IF([.G371]&gt;=0;MOD([.G371];1000000000);-MOD(-[.G371];1000000000))" office:value-type="float" office:value="570080000" calcext:value-type="float">
            <text:p>570080000</text:p>
          </table:table-cell>
          <table:table-cell table:formula="of:=[.B371]+[.E371]+[.H371]" office:value-type="float" office:value="7570087" calcext:value-type="float">
            <text:p>7570087</text:p>
          </table:table-cell>
          <table:table-cell/>
          <table:table-cell table:formula="of:=[.D371]+[.L370]" office:value-type="float" office:value="42056" calcext:value-type="float">
            <text:p>42056</text:p>
          </table:table-cell>
          <table:table-cell table:formula="of:=[.$E$1]*[.L371]" office:value-type="float" office:value="7570080" calcext:value-type="float">
            <text:p>7570080</text:p>
          </table:table-cell>
          <table:table-cell table:formula="of:=[.J371]-[.M371]" office:value-type="float" office:value="7" calcext:value-type="float">
            <text:p>7</text:p>
          </table:table-cell>
          <table:table-cell table:formula="of:=[.N371]/[.M371]*1000000000" office:value-type="float" office:value="924.693001923361" calcext:value-type="float">
            <text:p>924.693001923361</text:p>
          </table:table-cell>
          <table:table-cell table:number-columns-repeated="1009"/>
        </table:table-row>
        <table:table-row table:style-name="ro1">
          <table:table-cell table:formula="of:=[.A371]" office:value-type="float" office:value="1000" calcext:value-type="float">
            <text:p>1000</text:p>
          </table:table-cell>
          <table:table-cell table:formula="of:=[.J371]" office:value-type="float" office:value="7570087" calcext:value-type="float">
            <text:p>7570087</text:p>
          </table:table-cell>
          <table:table-cell table:formula="of:=[.I371]" office:value-type="float" office:value="570080000" calcext:value-type="float">
            <text:p>570080000</text:p>
          </table:table-cell>
          <table:table-cell table:formula="of:=[.D371]" office:value-type="float" office:value="100" calcext:value-type="float">
            <text:p>100</text:p>
          </table:table-cell>
          <table:table-cell table:formula="of:=[.D372]*[.$E$2]" office:value-type="float" office:value="18000" calcext:value-type="float">
            <text:p>18000</text:p>
          </table:table-cell>
          <table:table-cell table:formula="of:=[.A372]*[.$E$2]*[.D372]" office:value-type="float" office:value="18000000" calcext:value-type="float">
            <text:p>18000000</text:p>
          </table:table-cell>
          <table:table-cell table:formula="of:=[.F372]+[.C372]" office:value-type="float" office:value="588080000" calcext:value-type="float">
            <text:p>588080000</text:p>
          </table:table-cell>
          <table:table-cell table:formula="of:=ROUNDDOWN(([.F372]+[.C372])/1000000000)" office:value-type="float" office:value="0" calcext:value-type="float">
            <text:p>0</text:p>
          </table:table-cell>
          <table:table-cell table:formula="of:=IF([.G372]&gt;=0;MOD([.G372];1000000000);-MOD(-[.G372];1000000000))" office:value-type="float" office:value="588080000" calcext:value-type="float">
            <text:p>588080000</text:p>
          </table:table-cell>
          <table:table-cell table:formula="of:=[.B372]+[.E372]+[.H372]" office:value-type="float" office:value="7588087" calcext:value-type="float">
            <text:p>7588087</text:p>
          </table:table-cell>
          <table:table-cell/>
          <table:table-cell table:formula="of:=[.D372]+[.L371]" office:value-type="float" office:value="42156" calcext:value-type="float">
            <text:p>42156</text:p>
          </table:table-cell>
          <table:table-cell table:formula="of:=[.$E$1]*[.L372]" office:value-type="float" office:value="7588080" calcext:value-type="float">
            <text:p>7588080</text:p>
          </table:table-cell>
          <table:table-cell table:formula="of:=[.J372]-[.M372]" office:value-type="float" office:value="7" calcext:value-type="float">
            <text:p>7</text:p>
          </table:table-cell>
          <table:table-cell table:formula="of:=[.N372]/[.M372]*1000000000" office:value-type="float" office:value="922.499499214558" calcext:value-type="float">
            <text:p>922.499499214558</text:p>
          </table:table-cell>
          <table:table-cell table:number-columns-repeated="1009"/>
        </table:table-row>
        <table:table-row table:style-name="ro1">
          <table:table-cell table:formula="of:=[.A372]" office:value-type="float" office:value="1000" calcext:value-type="float">
            <text:p>1000</text:p>
          </table:table-cell>
          <table:table-cell table:formula="of:=[.J372]" office:value-type="float" office:value="7588087" calcext:value-type="float">
            <text:p>7588087</text:p>
          </table:table-cell>
          <table:table-cell table:formula="of:=[.I372]" office:value-type="float" office:value="588080000" calcext:value-type="float">
            <text:p>588080000</text:p>
          </table:table-cell>
          <table:table-cell table:formula="of:=[.D372]" office:value-type="float" office:value="100" calcext:value-type="float">
            <text:p>100</text:p>
          </table:table-cell>
          <table:table-cell table:formula="of:=[.D373]*[.$E$2]" office:value-type="float" office:value="18000" calcext:value-type="float">
            <text:p>18000</text:p>
          </table:table-cell>
          <table:table-cell table:formula="of:=[.A373]*[.$E$2]*[.D373]" office:value-type="float" office:value="18000000" calcext:value-type="float">
            <text:p>18000000</text:p>
          </table:table-cell>
          <table:table-cell table:formula="of:=[.F373]+[.C373]" office:value-type="float" office:value="606080000" calcext:value-type="float">
            <text:p>606080000</text:p>
          </table:table-cell>
          <table:table-cell table:formula="of:=ROUNDDOWN(([.F373]+[.C373])/1000000000)" office:value-type="float" office:value="0" calcext:value-type="float">
            <text:p>0</text:p>
          </table:table-cell>
          <table:table-cell table:formula="of:=IF([.G373]&gt;=0;MOD([.G373];1000000000);-MOD(-[.G373];1000000000))" office:value-type="float" office:value="606080000" calcext:value-type="float">
            <text:p>606080000</text:p>
          </table:table-cell>
          <table:table-cell table:formula="of:=[.B373]+[.E373]+[.H373]" office:value-type="float" office:value="7606087" calcext:value-type="float">
            <text:p>7606087</text:p>
          </table:table-cell>
          <table:table-cell/>
          <table:table-cell table:formula="of:=[.D373]+[.L372]" office:value-type="float" office:value="42256" calcext:value-type="float">
            <text:p>42256</text:p>
          </table:table-cell>
          <table:table-cell table:formula="of:=[.$E$1]*[.L373]" office:value-type="float" office:value="7606080" calcext:value-type="float">
            <text:p>7606080</text:p>
          </table:table-cell>
          <table:table-cell table:formula="of:=[.J373]-[.M373]" office:value-type="float" office:value="7" calcext:value-type="float">
            <text:p>7</text:p>
          </table:table-cell>
          <table:table-cell table:formula="of:=[.N373]/[.M373]*1000000000" office:value-type="float" office:value="920.316378476167" calcext:value-type="float">
            <text:p>920.316378476167</text:p>
          </table:table-cell>
          <table:table-cell table:number-columns-repeated="1009"/>
        </table:table-row>
        <table:table-row table:style-name="ro1">
          <table:table-cell table:formula="of:=[.A373]" office:value-type="float" office:value="1000" calcext:value-type="float">
            <text:p>1000</text:p>
          </table:table-cell>
          <table:table-cell table:formula="of:=[.J373]" office:value-type="float" office:value="7606087" calcext:value-type="float">
            <text:p>7606087</text:p>
          </table:table-cell>
          <table:table-cell table:formula="of:=[.I373]" office:value-type="float" office:value="606080000" calcext:value-type="float">
            <text:p>606080000</text:p>
          </table:table-cell>
          <table:table-cell table:formula="of:=[.D373]" office:value-type="float" office:value="100" calcext:value-type="float">
            <text:p>100</text:p>
          </table:table-cell>
          <table:table-cell table:formula="of:=[.D374]*[.$E$2]" office:value-type="float" office:value="18000" calcext:value-type="float">
            <text:p>18000</text:p>
          </table:table-cell>
          <table:table-cell table:formula="of:=[.A374]*[.$E$2]*[.D374]" office:value-type="float" office:value="18000000" calcext:value-type="float">
            <text:p>18000000</text:p>
          </table:table-cell>
          <table:table-cell table:formula="of:=[.F374]+[.C374]" office:value-type="float" office:value="624080000" calcext:value-type="float">
            <text:p>624080000</text:p>
          </table:table-cell>
          <table:table-cell table:formula="of:=ROUNDDOWN(([.F374]+[.C374])/1000000000)" office:value-type="float" office:value="0" calcext:value-type="float">
            <text:p>0</text:p>
          </table:table-cell>
          <table:table-cell table:formula="of:=IF([.G374]&gt;=0;MOD([.G374];1000000000);-MOD(-[.G374];1000000000))" office:value-type="float" office:value="624080000" calcext:value-type="float">
            <text:p>624080000</text:p>
          </table:table-cell>
          <table:table-cell table:formula="of:=[.B374]+[.E374]+[.H374]" office:value-type="float" office:value="7624087" calcext:value-type="float">
            <text:p>7624087</text:p>
          </table:table-cell>
          <table:table-cell/>
          <table:table-cell table:formula="of:=[.D374]+[.L373]" office:value-type="float" office:value="42356" calcext:value-type="float">
            <text:p>42356</text:p>
          </table:table-cell>
          <table:table-cell table:formula="of:=[.$E$1]*[.L374]" office:value-type="float" office:value="7624080" calcext:value-type="float">
            <text:p>7624080</text:p>
          </table:table-cell>
          <table:table-cell table:formula="of:=[.J374]-[.M374]" office:value-type="float" office:value="7" calcext:value-type="float">
            <text:p>7</text:p>
          </table:table-cell>
          <table:table-cell table:formula="of:=[.N374]/[.M374]*1000000000" office:value-type="float" office:value="918.143566174542" calcext:value-type="float">
            <text:p>918.143566174542</text:p>
          </table:table-cell>
          <table:table-cell table:number-columns-repeated="1009"/>
        </table:table-row>
        <table:table-row table:style-name="ro1">
          <table:table-cell table:formula="of:=[.A374]" office:value-type="float" office:value="1000" calcext:value-type="float">
            <text:p>1000</text:p>
          </table:table-cell>
          <table:table-cell table:formula="of:=[.J374]" office:value-type="float" office:value="7624087" calcext:value-type="float">
            <text:p>7624087</text:p>
          </table:table-cell>
          <table:table-cell table:formula="of:=[.I374]" office:value-type="float" office:value="624080000" calcext:value-type="float">
            <text:p>624080000</text:p>
          </table:table-cell>
          <table:table-cell table:formula="of:=[.D374]" office:value-type="float" office:value="100" calcext:value-type="float">
            <text:p>100</text:p>
          </table:table-cell>
          <table:table-cell table:formula="of:=[.D375]*[.$E$2]" office:value-type="float" office:value="18000" calcext:value-type="float">
            <text:p>18000</text:p>
          </table:table-cell>
          <table:table-cell table:formula="of:=[.A375]*[.$E$2]*[.D375]" office:value-type="float" office:value="18000000" calcext:value-type="float">
            <text:p>18000000</text:p>
          </table:table-cell>
          <table:table-cell table:formula="of:=[.F375]+[.C375]" office:value-type="float" office:value="642080000" calcext:value-type="float">
            <text:p>642080000</text:p>
          </table:table-cell>
          <table:table-cell table:formula="of:=ROUNDDOWN(([.F375]+[.C375])/1000000000)" office:value-type="float" office:value="0" calcext:value-type="float">
            <text:p>0</text:p>
          </table:table-cell>
          <table:table-cell table:formula="of:=IF([.G375]&gt;=0;MOD([.G375];1000000000);-MOD(-[.G375];1000000000))" office:value-type="float" office:value="642080000" calcext:value-type="float">
            <text:p>642080000</text:p>
          </table:table-cell>
          <table:table-cell table:formula="of:=[.B375]+[.E375]+[.H375]" office:value-type="float" office:value="7642087" calcext:value-type="float">
            <text:p>7642087</text:p>
          </table:table-cell>
          <table:table-cell/>
          <table:table-cell table:formula="of:=[.D375]+[.L374]" office:value-type="float" office:value="42456" calcext:value-type="float">
            <text:p>42456</text:p>
          </table:table-cell>
          <table:table-cell table:formula="of:=[.$E$1]*[.L375]" office:value-type="float" office:value="7642080" calcext:value-type="float">
            <text:p>7642080</text:p>
          </table:table-cell>
          <table:table-cell table:formula="of:=[.J375]-[.M375]" office:value-type="float" office:value="7" calcext:value-type="float">
            <text:p>7</text:p>
          </table:table-cell>
          <table:table-cell table:formula="of:=[.N375]/[.M375]*1000000000" office:value-type="float" office:value="915.980989468836" calcext:value-type="float">
            <text:p>915.980989468836</text:p>
          </table:table-cell>
          <table:table-cell table:number-columns-repeated="1009"/>
        </table:table-row>
        <table:table-row table:style-name="ro1">
          <table:table-cell table:formula="of:=[.A375]" office:value-type="float" office:value="1000" calcext:value-type="float">
            <text:p>1000</text:p>
          </table:table-cell>
          <table:table-cell table:formula="of:=[.J375]" office:value-type="float" office:value="7642087" calcext:value-type="float">
            <text:p>7642087</text:p>
          </table:table-cell>
          <table:table-cell table:formula="of:=[.I375]" office:value-type="float" office:value="642080000" calcext:value-type="float">
            <text:p>642080000</text:p>
          </table:table-cell>
          <table:table-cell table:formula="of:=[.D375]" office:value-type="float" office:value="100" calcext:value-type="float">
            <text:p>100</text:p>
          </table:table-cell>
          <table:table-cell table:formula="of:=[.D376]*[.$E$2]" office:value-type="float" office:value="18000" calcext:value-type="float">
            <text:p>18000</text:p>
          </table:table-cell>
          <table:table-cell table:formula="of:=[.A376]*[.$E$2]*[.D376]" office:value-type="float" office:value="18000000" calcext:value-type="float">
            <text:p>18000000</text:p>
          </table:table-cell>
          <table:table-cell table:formula="of:=[.F376]+[.C376]" office:value-type="float" office:value="660080000" calcext:value-type="float">
            <text:p>660080000</text:p>
          </table:table-cell>
          <table:table-cell table:formula="of:=ROUNDDOWN(([.F376]+[.C376])/1000000000)" office:value-type="float" office:value="0" calcext:value-type="float">
            <text:p>0</text:p>
          </table:table-cell>
          <table:table-cell table:formula="of:=IF([.G376]&gt;=0;MOD([.G376];1000000000);-MOD(-[.G376];1000000000))" office:value-type="float" office:value="660080000" calcext:value-type="float">
            <text:p>660080000</text:p>
          </table:table-cell>
          <table:table-cell table:formula="of:=[.B376]+[.E376]+[.H376]" office:value-type="float" office:value="7660087" calcext:value-type="float">
            <text:p>7660087</text:p>
          </table:table-cell>
          <table:table-cell/>
          <table:table-cell table:formula="of:=[.D376]+[.L375]" office:value-type="float" office:value="42556" calcext:value-type="float">
            <text:p>42556</text:p>
          </table:table-cell>
          <table:table-cell table:formula="of:=[.$E$1]*[.L376]" office:value-type="float" office:value="7660080" calcext:value-type="float">
            <text:p>7660080</text:p>
          </table:table-cell>
          <table:table-cell table:formula="of:=[.J376]-[.M376]" office:value-type="float" office:value="7" calcext:value-type="float">
            <text:p>7</text:p>
          </table:table-cell>
          <table:table-cell table:formula="of:=[.N376]/[.M376]*1000000000" office:value-type="float" office:value="913.828576202859" calcext:value-type="float">
            <text:p>913.828576202859</text:p>
          </table:table-cell>
          <table:table-cell table:number-columns-repeated="1009"/>
        </table:table-row>
        <table:table-row table:style-name="ro1">
          <table:table-cell table:formula="of:=[.A376]" office:value-type="float" office:value="1000" calcext:value-type="float">
            <text:p>1000</text:p>
          </table:table-cell>
          <table:table-cell table:formula="of:=[.J376]" office:value-type="float" office:value="7660087" calcext:value-type="float">
            <text:p>7660087</text:p>
          </table:table-cell>
          <table:table-cell table:formula="of:=[.I376]" office:value-type="float" office:value="660080000" calcext:value-type="float">
            <text:p>660080000</text:p>
          </table:table-cell>
          <table:table-cell table:formula="of:=[.D376]" office:value-type="float" office:value="100" calcext:value-type="float">
            <text:p>100</text:p>
          </table:table-cell>
          <table:table-cell table:formula="of:=[.D377]*[.$E$2]" office:value-type="float" office:value="18000" calcext:value-type="float">
            <text:p>18000</text:p>
          </table:table-cell>
          <table:table-cell table:formula="of:=[.A377]*[.$E$2]*[.D377]" office:value-type="float" office:value="18000000" calcext:value-type="float">
            <text:p>18000000</text:p>
          </table:table-cell>
          <table:table-cell table:formula="of:=[.F377]+[.C377]" office:value-type="float" office:value="678080000" calcext:value-type="float">
            <text:p>678080000</text:p>
          </table:table-cell>
          <table:table-cell table:formula="of:=ROUNDDOWN(([.F377]+[.C377])/1000000000)" office:value-type="float" office:value="0" calcext:value-type="float">
            <text:p>0</text:p>
          </table:table-cell>
          <table:table-cell table:formula="of:=IF([.G377]&gt;=0;MOD([.G377];1000000000);-MOD(-[.G377];1000000000))" office:value-type="float" office:value="678080000" calcext:value-type="float">
            <text:p>678080000</text:p>
          </table:table-cell>
          <table:table-cell table:formula="of:=[.B377]+[.E377]+[.H377]" office:value-type="float" office:value="7678087" calcext:value-type="float">
            <text:p>7678087</text:p>
          </table:table-cell>
          <table:table-cell/>
          <table:table-cell table:formula="of:=[.D377]+[.L376]" office:value-type="float" office:value="42656" calcext:value-type="float">
            <text:p>42656</text:p>
          </table:table-cell>
          <table:table-cell table:formula="of:=[.$E$1]*[.L377]" office:value-type="float" office:value="7678080" calcext:value-type="float">
            <text:p>7678080</text:p>
          </table:table-cell>
          <table:table-cell table:formula="of:=[.J377]-[.M377]" office:value-type="float" office:value="7" calcext:value-type="float">
            <text:p>7</text:p>
          </table:table-cell>
          <table:table-cell table:formula="of:=[.N377]/[.M377]*1000000000" office:value-type="float" office:value="911.686254897058" calcext:value-type="float">
            <text:p>911.686254897058</text:p>
          </table:table-cell>
          <table:table-cell table:number-columns-repeated="1009"/>
        </table:table-row>
        <table:table-row table:style-name="ro1">
          <table:table-cell table:formula="of:=[.A377]" office:value-type="float" office:value="1000" calcext:value-type="float">
            <text:p>1000</text:p>
          </table:table-cell>
          <table:table-cell table:formula="of:=[.J377]" office:value-type="float" office:value="7678087" calcext:value-type="float">
            <text:p>7678087</text:p>
          </table:table-cell>
          <table:table-cell table:formula="of:=[.I377]" office:value-type="float" office:value="678080000" calcext:value-type="float">
            <text:p>678080000</text:p>
          </table:table-cell>
          <table:table-cell table:formula="of:=[.D377]" office:value-type="float" office:value="100" calcext:value-type="float">
            <text:p>100</text:p>
          </table:table-cell>
          <table:table-cell table:formula="of:=[.D378]*[.$E$2]" office:value-type="float" office:value="18000" calcext:value-type="float">
            <text:p>18000</text:p>
          </table:table-cell>
          <table:table-cell table:formula="of:=[.A378]*[.$E$2]*[.D378]" office:value-type="float" office:value="18000000" calcext:value-type="float">
            <text:p>18000000</text:p>
          </table:table-cell>
          <table:table-cell table:formula="of:=[.F378]+[.C378]" office:value-type="float" office:value="696080000" calcext:value-type="float">
            <text:p>696080000</text:p>
          </table:table-cell>
          <table:table-cell table:formula="of:=ROUNDDOWN(([.F378]+[.C378])/1000000000)" office:value-type="float" office:value="0" calcext:value-type="float">
            <text:p>0</text:p>
          </table:table-cell>
          <table:table-cell table:formula="of:=IF([.G378]&gt;=0;MOD([.G378];1000000000);-MOD(-[.G378];1000000000))" office:value-type="float" office:value="696080000" calcext:value-type="float">
            <text:p>696080000</text:p>
          </table:table-cell>
          <table:table-cell table:formula="of:=[.B378]+[.E378]+[.H378]" office:value-type="float" office:value="7696087" calcext:value-type="float">
            <text:p>7696087</text:p>
          </table:table-cell>
          <table:table-cell/>
          <table:table-cell table:formula="of:=[.D378]+[.L377]" office:value-type="float" office:value="42756" calcext:value-type="float">
            <text:p>42756</text:p>
          </table:table-cell>
          <table:table-cell table:formula="of:=[.$E$1]*[.L378]" office:value-type="float" office:value="7696080" calcext:value-type="float">
            <text:p>7696080</text:p>
          </table:table-cell>
          <table:table-cell table:formula="of:=[.J378]-[.M378]" office:value-type="float" office:value="7" calcext:value-type="float">
            <text:p>7</text:p>
          </table:table-cell>
          <table:table-cell table:formula="of:=[.N378]/[.M378]*1000000000" office:value-type="float" office:value="909.553954740595" calcext:value-type="float">
            <text:p>909.553954740595</text:p>
          </table:table-cell>
          <table:table-cell table:number-columns-repeated="1009"/>
        </table:table-row>
        <table:table-row table:style-name="ro1">
          <table:table-cell table:formula="of:=[.A378]" office:value-type="float" office:value="1000" calcext:value-type="float">
            <text:p>1000</text:p>
          </table:table-cell>
          <table:table-cell table:formula="of:=[.J378]" office:value-type="float" office:value="7696087" calcext:value-type="float">
            <text:p>7696087</text:p>
          </table:table-cell>
          <table:table-cell table:formula="of:=[.I378]" office:value-type="float" office:value="696080000" calcext:value-type="float">
            <text:p>696080000</text:p>
          </table:table-cell>
          <table:table-cell table:formula="of:=[.D378]" office:value-type="float" office:value="100" calcext:value-type="float">
            <text:p>100</text:p>
          </table:table-cell>
          <table:table-cell table:formula="of:=[.D379]*[.$E$2]" office:value-type="float" office:value="18000" calcext:value-type="float">
            <text:p>18000</text:p>
          </table:table-cell>
          <table:table-cell table:formula="of:=[.A379]*[.$E$2]*[.D379]" office:value-type="float" office:value="18000000" calcext:value-type="float">
            <text:p>18000000</text:p>
          </table:table-cell>
          <table:table-cell table:formula="of:=[.F379]+[.C379]" office:value-type="float" office:value="714080000" calcext:value-type="float">
            <text:p>714080000</text:p>
          </table:table-cell>
          <table:table-cell table:formula="of:=ROUNDDOWN(([.F379]+[.C379])/1000000000)" office:value-type="float" office:value="0" calcext:value-type="float">
            <text:p>0</text:p>
          </table:table-cell>
          <table:table-cell table:formula="of:=IF([.G379]&gt;=0;MOD([.G379];1000000000);-MOD(-[.G379];1000000000))" office:value-type="float" office:value="714080000" calcext:value-type="float">
            <text:p>714080000</text:p>
          </table:table-cell>
          <table:table-cell table:formula="of:=[.B379]+[.E379]+[.H379]" office:value-type="float" office:value="7714087" calcext:value-type="float">
            <text:p>7714087</text:p>
          </table:table-cell>
          <table:table-cell/>
          <table:table-cell table:formula="of:=[.D379]+[.L378]" office:value-type="float" office:value="42856" calcext:value-type="float">
            <text:p>42856</text:p>
          </table:table-cell>
          <table:table-cell table:formula="of:=[.$E$1]*[.L379]" office:value-type="float" office:value="7714080" calcext:value-type="float">
            <text:p>7714080</text:p>
          </table:table-cell>
          <table:table-cell table:formula="of:=[.J379]-[.M379]" office:value-type="float" office:value="7" calcext:value-type="float">
            <text:p>7</text:p>
          </table:table-cell>
          <table:table-cell table:formula="of:=[.N379]/[.M379]*1000000000" office:value-type="float" office:value="907.431605583556" calcext:value-type="float">
            <text:p>907.431605583556</text:p>
          </table:table-cell>
          <table:table-cell table:number-columns-repeated="1009"/>
        </table:table-row>
        <table:table-row table:style-name="ro1">
          <table:table-cell table:formula="of:=[.A379]" office:value-type="float" office:value="1000" calcext:value-type="float">
            <text:p>1000</text:p>
          </table:table-cell>
          <table:table-cell table:formula="of:=[.J379]" office:value-type="float" office:value="7714087" calcext:value-type="float">
            <text:p>7714087</text:p>
          </table:table-cell>
          <table:table-cell table:formula="of:=[.I379]" office:value-type="float" office:value="714080000" calcext:value-type="float">
            <text:p>714080000</text:p>
          </table:table-cell>
          <table:table-cell table:formula="of:=[.D379]" office:value-type="float" office:value="100" calcext:value-type="float">
            <text:p>100</text:p>
          </table:table-cell>
          <table:table-cell table:formula="of:=[.D380]*[.$E$2]" office:value-type="float" office:value="18000" calcext:value-type="float">
            <text:p>18000</text:p>
          </table:table-cell>
          <table:table-cell table:formula="of:=[.A380]*[.$E$2]*[.D380]" office:value-type="float" office:value="18000000" calcext:value-type="float">
            <text:p>18000000</text:p>
          </table:table-cell>
          <table:table-cell table:formula="of:=[.F380]+[.C380]" office:value-type="float" office:value="732080000" calcext:value-type="float">
            <text:p>732080000</text:p>
          </table:table-cell>
          <table:table-cell table:formula="of:=ROUNDDOWN(([.F380]+[.C380])/1000000000)" office:value-type="float" office:value="0" calcext:value-type="float">
            <text:p>0</text:p>
          </table:table-cell>
          <table:table-cell table:formula="of:=IF([.G380]&gt;=0;MOD([.G380];1000000000);-MOD(-[.G380];1000000000))" office:value-type="float" office:value="732080000" calcext:value-type="float">
            <text:p>732080000</text:p>
          </table:table-cell>
          <table:table-cell table:formula="of:=[.B380]+[.E380]+[.H380]" office:value-type="float" office:value="7732087" calcext:value-type="float">
            <text:p>7732087</text:p>
          </table:table-cell>
          <table:table-cell/>
          <table:table-cell table:formula="of:=[.D380]+[.L379]" office:value-type="float" office:value="42956" calcext:value-type="float">
            <text:p>42956</text:p>
          </table:table-cell>
          <table:table-cell table:formula="of:=[.$E$1]*[.L380]" office:value-type="float" office:value="7732080" calcext:value-type="float">
            <text:p>7732080</text:p>
          </table:table-cell>
          <table:table-cell table:formula="of:=[.J380]-[.M380]" office:value-type="float" office:value="7" calcext:value-type="float">
            <text:p>7</text:p>
          </table:table-cell>
          <table:table-cell table:formula="of:=[.N380]/[.M380]*1000000000" office:value-type="float" office:value="905.319137929251" calcext:value-type="float">
            <text:p>905.319137929251</text:p>
          </table:table-cell>
          <table:table-cell table:number-columns-repeated="1009"/>
        </table:table-row>
        <table:table-row table:style-name="ro1">
          <table:table-cell table:formula="of:=[.A380]" office:value-type="float" office:value="1000" calcext:value-type="float">
            <text:p>1000</text:p>
          </table:table-cell>
          <table:table-cell table:formula="of:=[.J380]" office:value-type="float" office:value="7732087" calcext:value-type="float">
            <text:p>7732087</text:p>
          </table:table-cell>
          <table:table-cell table:formula="of:=[.I380]" office:value-type="float" office:value="732080000" calcext:value-type="float">
            <text:p>732080000</text:p>
          </table:table-cell>
          <table:table-cell table:formula="of:=[.D380]" office:value-type="float" office:value="100" calcext:value-type="float">
            <text:p>100</text:p>
          </table:table-cell>
          <table:table-cell table:formula="of:=[.D381]*[.$E$2]" office:value-type="float" office:value="18000" calcext:value-type="float">
            <text:p>18000</text:p>
          </table:table-cell>
          <table:table-cell table:formula="of:=[.A381]*[.$E$2]*[.D381]" office:value-type="float" office:value="18000000" calcext:value-type="float">
            <text:p>18000000</text:p>
          </table:table-cell>
          <table:table-cell table:formula="of:=[.F381]+[.C381]" office:value-type="float" office:value="750080000" calcext:value-type="float">
            <text:p>750080000</text:p>
          </table:table-cell>
          <table:table-cell table:formula="of:=ROUNDDOWN(([.F381]+[.C381])/1000000000)" office:value-type="float" office:value="0" calcext:value-type="float">
            <text:p>0</text:p>
          </table:table-cell>
          <table:table-cell table:formula="of:=IF([.G381]&gt;=0;MOD([.G381];1000000000);-MOD(-[.G381];1000000000))" office:value-type="float" office:value="750080000" calcext:value-type="float">
            <text:p>750080000</text:p>
          </table:table-cell>
          <table:table-cell table:formula="of:=[.B381]+[.E381]+[.H381]" office:value-type="float" office:value="7750087" calcext:value-type="float">
            <text:p>7750087</text:p>
          </table:table-cell>
          <table:table-cell/>
          <table:table-cell table:formula="of:=[.D381]+[.L380]" office:value-type="float" office:value="43056" calcext:value-type="float">
            <text:p>43056</text:p>
          </table:table-cell>
          <table:table-cell table:formula="of:=[.$E$1]*[.L381]" office:value-type="float" office:value="7750080" calcext:value-type="float">
            <text:p>7750080</text:p>
          </table:table-cell>
          <table:table-cell table:formula="of:=[.J381]-[.M381]" office:value-type="float" office:value="7" calcext:value-type="float">
            <text:p>7</text:p>
          </table:table-cell>
          <table:table-cell table:formula="of:=[.N381]/[.M381]*1000000000" office:value-type="float" office:value="903.216482926628" calcext:value-type="float">
            <text:p>903.216482926628</text:p>
          </table:table-cell>
          <table:table-cell table:number-columns-repeated="1009"/>
        </table:table-row>
        <table:table-row table:style-name="ro1">
          <table:table-cell table:formula="of:=[.A381]" office:value-type="float" office:value="1000" calcext:value-type="float">
            <text:p>1000</text:p>
          </table:table-cell>
          <table:table-cell table:formula="of:=[.J381]" office:value-type="float" office:value="7750087" calcext:value-type="float">
            <text:p>7750087</text:p>
          </table:table-cell>
          <table:table-cell table:formula="of:=[.I381]" office:value-type="float" office:value="750080000" calcext:value-type="float">
            <text:p>750080000</text:p>
          </table:table-cell>
          <table:table-cell table:formula="of:=[.D381]" office:value-type="float" office:value="100" calcext:value-type="float">
            <text:p>100</text:p>
          </table:table-cell>
          <table:table-cell table:formula="of:=[.D382]*[.$E$2]" office:value-type="float" office:value="18000" calcext:value-type="float">
            <text:p>18000</text:p>
          </table:table-cell>
          <table:table-cell table:formula="of:=[.A382]*[.$E$2]*[.D382]" office:value-type="float" office:value="18000000" calcext:value-type="float">
            <text:p>18000000</text:p>
          </table:table-cell>
          <table:table-cell table:formula="of:=[.F382]+[.C382]" office:value-type="float" office:value="768080000" calcext:value-type="float">
            <text:p>768080000</text:p>
          </table:table-cell>
          <table:table-cell table:formula="of:=ROUNDDOWN(([.F382]+[.C382])/1000000000)" office:value-type="float" office:value="0" calcext:value-type="float">
            <text:p>0</text:p>
          </table:table-cell>
          <table:table-cell table:formula="of:=IF([.G382]&gt;=0;MOD([.G382];1000000000);-MOD(-[.G382];1000000000))" office:value-type="float" office:value="768080000" calcext:value-type="float">
            <text:p>768080000</text:p>
          </table:table-cell>
          <table:table-cell table:formula="of:=[.B382]+[.E382]+[.H382]" office:value-type="float" office:value="7768087" calcext:value-type="float">
            <text:p>7768087</text:p>
          </table:table-cell>
          <table:table-cell/>
          <table:table-cell table:formula="of:=[.D382]+[.L381]" office:value-type="float" office:value="43156" calcext:value-type="float">
            <text:p>43156</text:p>
          </table:table-cell>
          <table:table-cell table:formula="of:=[.$E$1]*[.L382]" office:value-type="float" office:value="7768080" calcext:value-type="float">
            <text:p>7768080</text:p>
          </table:table-cell>
          <table:table-cell table:formula="of:=[.J382]-[.M382]" office:value-type="float" office:value="7" calcext:value-type="float">
            <text:p>7</text:p>
          </table:table-cell>
          <table:table-cell table:formula="of:=[.N382]/[.M382]*1000000000" office:value-type="float" office:value="901.123572362797" calcext:value-type="float">
            <text:p>901.123572362797</text:p>
          </table:table-cell>
          <table:table-cell table:number-columns-repeated="1009"/>
        </table:table-row>
        <table:table-row table:style-name="ro1">
          <table:table-cell table:formula="of:=[.A382]" office:value-type="float" office:value="1000" calcext:value-type="float">
            <text:p>1000</text:p>
          </table:table-cell>
          <table:table-cell table:formula="of:=[.J382]" office:value-type="float" office:value="7768087" calcext:value-type="float">
            <text:p>7768087</text:p>
          </table:table-cell>
          <table:table-cell table:formula="of:=[.I382]" office:value-type="float" office:value="768080000" calcext:value-type="float">
            <text:p>768080000</text:p>
          </table:table-cell>
          <table:table-cell table:formula="of:=[.D382]" office:value-type="float" office:value="100" calcext:value-type="float">
            <text:p>100</text:p>
          </table:table-cell>
          <table:table-cell table:formula="of:=[.D383]*[.$E$2]" office:value-type="float" office:value="18000" calcext:value-type="float">
            <text:p>18000</text:p>
          </table:table-cell>
          <table:table-cell table:formula="of:=[.A383]*[.$E$2]*[.D383]" office:value-type="float" office:value="18000000" calcext:value-type="float">
            <text:p>18000000</text:p>
          </table:table-cell>
          <table:table-cell table:formula="of:=[.F383]+[.C383]" office:value-type="float" office:value="786080000" calcext:value-type="float">
            <text:p>786080000</text:p>
          </table:table-cell>
          <table:table-cell table:formula="of:=ROUNDDOWN(([.F383]+[.C383])/1000000000)" office:value-type="float" office:value="0" calcext:value-type="float">
            <text:p>0</text:p>
          </table:table-cell>
          <table:table-cell table:formula="of:=IF([.G383]&gt;=0;MOD([.G383];1000000000);-MOD(-[.G383];1000000000))" office:value-type="float" office:value="786080000" calcext:value-type="float">
            <text:p>786080000</text:p>
          </table:table-cell>
          <table:table-cell table:formula="of:=[.B383]+[.E383]+[.H383]" office:value-type="float" office:value="7786087" calcext:value-type="float">
            <text:p>7786087</text:p>
          </table:table-cell>
          <table:table-cell/>
          <table:table-cell table:formula="of:=[.D383]+[.L382]" office:value-type="float" office:value="43256" calcext:value-type="float">
            <text:p>43256</text:p>
          </table:table-cell>
          <table:table-cell table:formula="of:=[.$E$1]*[.L383]" office:value-type="float" office:value="7786080" calcext:value-type="float">
            <text:p>7786080</text:p>
          </table:table-cell>
          <table:table-cell table:formula="of:=[.J383]-[.M383]" office:value-type="float" office:value="7" calcext:value-type="float">
            <text:p>7</text:p>
          </table:table-cell>
          <table:table-cell table:formula="of:=[.N383]/[.M383]*1000000000" office:value-type="float" office:value="899.040338655652" calcext:value-type="float">
            <text:p>899.040338655652</text:p>
          </table:table-cell>
          <table:table-cell table:number-columns-repeated="1009"/>
        </table:table-row>
        <table:table-row table:style-name="ro1">
          <table:table-cell table:formula="of:=[.A383]" office:value-type="float" office:value="1000" calcext:value-type="float">
            <text:p>1000</text:p>
          </table:table-cell>
          <table:table-cell table:formula="of:=[.J383]" office:value-type="float" office:value="7786087" calcext:value-type="float">
            <text:p>7786087</text:p>
          </table:table-cell>
          <table:table-cell table:formula="of:=[.I383]" office:value-type="float" office:value="786080000" calcext:value-type="float">
            <text:p>786080000</text:p>
          </table:table-cell>
          <table:table-cell table:formula="of:=[.D383]" office:value-type="float" office:value="100" calcext:value-type="float">
            <text:p>100</text:p>
          </table:table-cell>
          <table:table-cell table:formula="of:=[.D384]*[.$E$2]" office:value-type="float" office:value="18000" calcext:value-type="float">
            <text:p>18000</text:p>
          </table:table-cell>
          <table:table-cell table:formula="of:=[.A384]*[.$E$2]*[.D384]" office:value-type="float" office:value="18000000" calcext:value-type="float">
            <text:p>18000000</text:p>
          </table:table-cell>
          <table:table-cell table:formula="of:=[.F384]+[.C384]" office:value-type="float" office:value="804080000" calcext:value-type="float">
            <text:p>804080000</text:p>
          </table:table-cell>
          <table:table-cell table:formula="of:=ROUNDDOWN(([.F384]+[.C384])/1000000000)" office:value-type="float" office:value="0" calcext:value-type="float">
            <text:p>0</text:p>
          </table:table-cell>
          <table:table-cell table:formula="of:=IF([.G384]&gt;=0;MOD([.G384];1000000000);-MOD(-[.G384];1000000000))" office:value-type="float" office:value="804080000" calcext:value-type="float">
            <text:p>804080000</text:p>
          </table:table-cell>
          <table:table-cell table:formula="of:=[.B384]+[.E384]+[.H384]" office:value-type="float" office:value="7804087" calcext:value-type="float">
            <text:p>7804087</text:p>
          </table:table-cell>
          <table:table-cell/>
          <table:table-cell table:formula="of:=[.D384]+[.L383]" office:value-type="float" office:value="43356" calcext:value-type="float">
            <text:p>43356</text:p>
          </table:table-cell>
          <table:table-cell table:formula="of:=[.$E$1]*[.L384]" office:value-type="float" office:value="7804080" calcext:value-type="float">
            <text:p>7804080</text:p>
          </table:table-cell>
          <table:table-cell table:formula="of:=[.J384]-[.M384]" office:value-type="float" office:value="7" calcext:value-type="float">
            <text:p>7</text:p>
          </table:table-cell>
          <table:table-cell table:formula="of:=[.N384]/[.M384]*1000000000" office:value-type="float" office:value="896.966714846593" calcext:value-type="float">
            <text:p>896.966714846593</text:p>
          </table:table-cell>
          <table:table-cell table:number-columns-repeated="1009"/>
        </table:table-row>
        <table:table-row table:style-name="ro1">
          <table:table-cell table:formula="of:=[.A384]" office:value-type="float" office:value="1000" calcext:value-type="float">
            <text:p>1000</text:p>
          </table:table-cell>
          <table:table-cell table:formula="of:=[.J384]" office:value-type="float" office:value="7804087" calcext:value-type="float">
            <text:p>7804087</text:p>
          </table:table-cell>
          <table:table-cell table:formula="of:=[.I384]" office:value-type="float" office:value="804080000" calcext:value-type="float">
            <text:p>804080000</text:p>
          </table:table-cell>
          <table:table-cell table:formula="of:=[.D384]" office:value-type="float" office:value="100" calcext:value-type="float">
            <text:p>100</text:p>
          </table:table-cell>
          <table:table-cell table:formula="of:=[.D385]*[.$E$2]" office:value-type="float" office:value="18000" calcext:value-type="float">
            <text:p>18000</text:p>
          </table:table-cell>
          <table:table-cell table:formula="of:=[.A385]*[.$E$2]*[.D385]" office:value-type="float" office:value="18000000" calcext:value-type="float">
            <text:p>18000000</text:p>
          </table:table-cell>
          <table:table-cell table:formula="of:=[.F385]+[.C385]" office:value-type="float" office:value="822080000" calcext:value-type="float">
            <text:p>822080000</text:p>
          </table:table-cell>
          <table:table-cell table:formula="of:=ROUNDDOWN(([.F385]+[.C385])/1000000000)" office:value-type="float" office:value="0" calcext:value-type="float">
            <text:p>0</text:p>
          </table:table-cell>
          <table:table-cell table:formula="of:=IF([.G385]&gt;=0;MOD([.G385];1000000000);-MOD(-[.G385];1000000000))" office:value-type="float" office:value="822080000" calcext:value-type="float">
            <text:p>822080000</text:p>
          </table:table-cell>
          <table:table-cell table:formula="of:=[.B385]+[.E385]+[.H385]" office:value-type="float" office:value="7822087" calcext:value-type="float">
            <text:p>7822087</text:p>
          </table:table-cell>
          <table:table-cell/>
          <table:table-cell table:formula="of:=[.D385]+[.L384]" office:value-type="float" office:value="43456" calcext:value-type="float">
            <text:p>43456</text:p>
          </table:table-cell>
          <table:table-cell table:formula="of:=[.$E$1]*[.L385]" office:value-type="float" office:value="7822080" calcext:value-type="float">
            <text:p>7822080</text:p>
          </table:table-cell>
          <table:table-cell table:formula="of:=[.J385]-[.M385]" office:value-type="float" office:value="7" calcext:value-type="float">
            <text:p>7</text:p>
          </table:table-cell>
          <table:table-cell table:formula="of:=[.N385]/[.M385]*1000000000" office:value-type="float" office:value="894.902634593356" calcext:value-type="float">
            <text:p>894.902634593356</text:p>
          </table:table-cell>
          <table:table-cell table:number-columns-repeated="1009"/>
        </table:table-row>
        <table:table-row table:style-name="ro1">
          <table:table-cell table:formula="of:=[.A385]" office:value-type="float" office:value="1000" calcext:value-type="float">
            <text:p>1000</text:p>
          </table:table-cell>
          <table:table-cell table:formula="of:=[.J385]" office:value-type="float" office:value="7822087" calcext:value-type="float">
            <text:p>7822087</text:p>
          </table:table-cell>
          <table:table-cell table:formula="of:=[.I385]" office:value-type="float" office:value="822080000" calcext:value-type="float">
            <text:p>822080000</text:p>
          </table:table-cell>
          <table:table-cell table:formula="of:=[.D385]" office:value-type="float" office:value="100" calcext:value-type="float">
            <text:p>100</text:p>
          </table:table-cell>
          <table:table-cell table:formula="of:=[.D386]*[.$E$2]" office:value-type="float" office:value="18000" calcext:value-type="float">
            <text:p>18000</text:p>
          </table:table-cell>
          <table:table-cell table:formula="of:=[.A386]*[.$E$2]*[.D386]" office:value-type="float" office:value="18000000" calcext:value-type="float">
            <text:p>18000000</text:p>
          </table:table-cell>
          <table:table-cell table:formula="of:=[.F386]+[.C386]" office:value-type="float" office:value="840080000" calcext:value-type="float">
            <text:p>840080000</text:p>
          </table:table-cell>
          <table:table-cell table:formula="of:=ROUNDDOWN(([.F386]+[.C386])/1000000000)" office:value-type="float" office:value="0" calcext:value-type="float">
            <text:p>0</text:p>
          </table:table-cell>
          <table:table-cell table:formula="of:=IF([.G386]&gt;=0;MOD([.G386];1000000000);-MOD(-[.G386];1000000000))" office:value-type="float" office:value="840080000" calcext:value-type="float">
            <text:p>840080000</text:p>
          </table:table-cell>
          <table:table-cell table:formula="of:=[.B386]+[.E386]+[.H386]" office:value-type="float" office:value="7840087" calcext:value-type="float">
            <text:p>7840087</text:p>
          </table:table-cell>
          <table:table-cell/>
          <table:table-cell table:formula="of:=[.D386]+[.L385]" office:value-type="float" office:value="43556" calcext:value-type="float">
            <text:p>43556</text:p>
          </table:table-cell>
          <table:table-cell table:formula="of:=[.$E$1]*[.L386]" office:value-type="float" office:value="7840080" calcext:value-type="float">
            <text:p>7840080</text:p>
          </table:table-cell>
          <table:table-cell table:formula="of:=[.J386]-[.M386]" office:value-type="float" office:value="7" calcext:value-type="float">
            <text:p>7</text:p>
          </table:table-cell>
          <table:table-cell table:formula="of:=[.N386]/[.M386]*1000000000" office:value-type="float" office:value="892.848032162937" calcext:value-type="float">
            <text:p>892.848032162937</text:p>
          </table:table-cell>
          <table:table-cell table:number-columns-repeated="1009"/>
        </table:table-row>
        <table:table-row table:style-name="ro1">
          <table:table-cell table:formula="of:=[.A386]" office:value-type="float" office:value="1000" calcext:value-type="float">
            <text:p>1000</text:p>
          </table:table-cell>
          <table:table-cell table:formula="of:=[.J386]" office:value-type="float" office:value="7840087" calcext:value-type="float">
            <text:p>7840087</text:p>
          </table:table-cell>
          <table:table-cell table:formula="of:=[.I386]" office:value-type="float" office:value="840080000" calcext:value-type="float">
            <text:p>840080000</text:p>
          </table:table-cell>
          <table:table-cell table:formula="of:=[.D386]" office:value-type="float" office:value="100" calcext:value-type="float">
            <text:p>100</text:p>
          </table:table-cell>
          <table:table-cell table:formula="of:=[.D387]*[.$E$2]" office:value-type="float" office:value="18000" calcext:value-type="float">
            <text:p>18000</text:p>
          </table:table-cell>
          <table:table-cell table:formula="of:=[.A387]*[.$E$2]*[.D387]" office:value-type="float" office:value="18000000" calcext:value-type="float">
            <text:p>18000000</text:p>
          </table:table-cell>
          <table:table-cell table:formula="of:=[.F387]+[.C387]" office:value-type="float" office:value="858080000" calcext:value-type="float">
            <text:p>858080000</text:p>
          </table:table-cell>
          <table:table-cell table:formula="of:=ROUNDDOWN(([.F387]+[.C387])/1000000000)" office:value-type="float" office:value="0" calcext:value-type="float">
            <text:p>0</text:p>
          </table:table-cell>
          <table:table-cell table:formula="of:=IF([.G387]&gt;=0;MOD([.G387];1000000000);-MOD(-[.G387];1000000000))" office:value-type="float" office:value="858080000" calcext:value-type="float">
            <text:p>858080000</text:p>
          </table:table-cell>
          <table:table-cell table:formula="of:=[.B387]+[.E387]+[.H387]" office:value-type="float" office:value="7858087" calcext:value-type="float">
            <text:p>7858087</text:p>
          </table:table-cell>
          <table:table-cell/>
          <table:table-cell table:formula="of:=[.D387]+[.L386]" office:value-type="float" office:value="43656" calcext:value-type="float">
            <text:p>43656</text:p>
          </table:table-cell>
          <table:table-cell table:formula="of:=[.$E$1]*[.L387]" office:value-type="float" office:value="7858080" calcext:value-type="float">
            <text:p>7858080</text:p>
          </table:table-cell>
          <table:table-cell table:formula="of:=[.J387]-[.M387]" office:value-type="float" office:value="7" calcext:value-type="float">
            <text:p>7</text:p>
          </table:table-cell>
          <table:table-cell table:formula="of:=[.N387]/[.M387]*1000000000" office:value-type="float" office:value="890.802842424613" calcext:value-type="float">
            <text:p>890.802842424613</text:p>
          </table:table-cell>
          <table:table-cell table:number-columns-repeated="1009"/>
        </table:table-row>
        <table:table-row table:style-name="ro1">
          <table:table-cell table:formula="of:=[.A387]" office:value-type="float" office:value="1000" calcext:value-type="float">
            <text:p>1000</text:p>
          </table:table-cell>
          <table:table-cell table:formula="of:=[.J387]" office:value-type="float" office:value="7858087" calcext:value-type="float">
            <text:p>7858087</text:p>
          </table:table-cell>
          <table:table-cell table:formula="of:=[.I387]" office:value-type="float" office:value="858080000" calcext:value-type="float">
            <text:p>858080000</text:p>
          </table:table-cell>
          <table:table-cell table:formula="of:=[.D387]" office:value-type="float" office:value="100" calcext:value-type="float">
            <text:p>100</text:p>
          </table:table-cell>
          <table:table-cell table:formula="of:=[.D388]*[.$E$2]" office:value-type="float" office:value="18000" calcext:value-type="float">
            <text:p>18000</text:p>
          </table:table-cell>
          <table:table-cell table:formula="of:=[.A388]*[.$E$2]*[.D388]" office:value-type="float" office:value="18000000" calcext:value-type="float">
            <text:p>18000000</text:p>
          </table:table-cell>
          <table:table-cell table:formula="of:=[.F388]+[.C388]" office:value-type="float" office:value="876080000" calcext:value-type="float">
            <text:p>876080000</text:p>
          </table:table-cell>
          <table:table-cell table:formula="of:=ROUNDDOWN(([.F388]+[.C388])/1000000000)" office:value-type="float" office:value="0" calcext:value-type="float">
            <text:p>0</text:p>
          </table:table-cell>
          <table:table-cell table:formula="of:=IF([.G388]&gt;=0;MOD([.G388];1000000000);-MOD(-[.G388];1000000000))" office:value-type="float" office:value="876080000" calcext:value-type="float">
            <text:p>876080000</text:p>
          </table:table-cell>
          <table:table-cell table:formula="of:=[.B388]+[.E388]+[.H388]" office:value-type="float" office:value="7876087" calcext:value-type="float">
            <text:p>7876087</text:p>
          </table:table-cell>
          <table:table-cell/>
          <table:table-cell table:formula="of:=[.D388]+[.L387]" office:value-type="float" office:value="43756" calcext:value-type="float">
            <text:p>43756</text:p>
          </table:table-cell>
          <table:table-cell table:formula="of:=[.$E$1]*[.L388]" office:value-type="float" office:value="7876080" calcext:value-type="float">
            <text:p>7876080</text:p>
          </table:table-cell>
          <table:table-cell table:formula="of:=[.J388]-[.M388]" office:value-type="float" office:value="7" calcext:value-type="float">
            <text:p>7</text:p>
          </table:table-cell>
          <table:table-cell table:formula="of:=[.N388]/[.M388]*1000000000" office:value-type="float" office:value="888.767000843059" calcext:value-type="float">
            <text:p>888.767000843059</text:p>
          </table:table-cell>
          <table:table-cell table:number-columns-repeated="1009"/>
        </table:table-row>
        <table:table-row table:style-name="ro1">
          <table:table-cell table:formula="of:=[.A388]" office:value-type="float" office:value="1000" calcext:value-type="float">
            <text:p>1000</text:p>
          </table:table-cell>
          <table:table-cell table:formula="of:=[.J388]" office:value-type="float" office:value="7876087" calcext:value-type="float">
            <text:p>7876087</text:p>
          </table:table-cell>
          <table:table-cell table:formula="of:=[.I388]" office:value-type="float" office:value="876080000" calcext:value-type="float">
            <text:p>876080000</text:p>
          </table:table-cell>
          <table:table-cell table:formula="of:=[.D388]" office:value-type="float" office:value="100" calcext:value-type="float">
            <text:p>100</text:p>
          </table:table-cell>
          <table:table-cell table:formula="of:=[.D389]*[.$E$2]" office:value-type="float" office:value="18000" calcext:value-type="float">
            <text:p>18000</text:p>
          </table:table-cell>
          <table:table-cell table:formula="of:=[.A389]*[.$E$2]*[.D389]" office:value-type="float" office:value="18000000" calcext:value-type="float">
            <text:p>18000000</text:p>
          </table:table-cell>
          <table:table-cell table:formula="of:=[.F389]+[.C389]" office:value-type="float" office:value="894080000" calcext:value-type="float">
            <text:p>894080000</text:p>
          </table:table-cell>
          <table:table-cell table:formula="of:=ROUNDDOWN(([.F389]+[.C389])/1000000000)" office:value-type="float" office:value="0" calcext:value-type="float">
            <text:p>0</text:p>
          </table:table-cell>
          <table:table-cell table:formula="of:=IF([.G389]&gt;=0;MOD([.G389];1000000000);-MOD(-[.G389];1000000000))" office:value-type="float" office:value="894080000" calcext:value-type="float">
            <text:p>894080000</text:p>
          </table:table-cell>
          <table:table-cell table:formula="of:=[.B389]+[.E389]+[.H389]" office:value-type="float" office:value="7894087" calcext:value-type="float">
            <text:p>7894087</text:p>
          </table:table-cell>
          <table:table-cell/>
          <table:table-cell table:formula="of:=[.D389]+[.L388]" office:value-type="float" office:value="43856" calcext:value-type="float">
            <text:p>43856</text:p>
          </table:table-cell>
          <table:table-cell table:formula="of:=[.$E$1]*[.L389]" office:value-type="float" office:value="7894080" calcext:value-type="float">
            <text:p>7894080</text:p>
          </table:table-cell>
          <table:table-cell table:formula="of:=[.J389]-[.M389]" office:value-type="float" office:value="7" calcext:value-type="float">
            <text:p>7</text:p>
          </table:table-cell>
          <table:table-cell table:formula="of:=[.N389]/[.M389]*1000000000" office:value-type="float" office:value="886.740443471564" calcext:value-type="float">
            <text:p>886.740443471564</text:p>
          </table:table-cell>
          <table:table-cell table:number-columns-repeated="1009"/>
        </table:table-row>
        <table:table-row table:style-name="ro1">
          <table:table-cell table:formula="of:=[.A389]" office:value-type="float" office:value="1000" calcext:value-type="float">
            <text:p>1000</text:p>
          </table:table-cell>
          <table:table-cell table:formula="of:=[.J389]" office:value-type="float" office:value="7894087" calcext:value-type="float">
            <text:p>7894087</text:p>
          </table:table-cell>
          <table:table-cell table:formula="of:=[.I389]" office:value-type="float" office:value="894080000" calcext:value-type="float">
            <text:p>894080000</text:p>
          </table:table-cell>
          <table:table-cell table:formula="of:=[.D389]" office:value-type="float" office:value="100" calcext:value-type="float">
            <text:p>100</text:p>
          </table:table-cell>
          <table:table-cell table:formula="of:=[.D390]*[.$E$2]" office:value-type="float" office:value="18000" calcext:value-type="float">
            <text:p>18000</text:p>
          </table:table-cell>
          <table:table-cell table:formula="of:=[.A390]*[.$E$2]*[.D390]" office:value-type="float" office:value="18000000" calcext:value-type="float">
            <text:p>18000000</text:p>
          </table:table-cell>
          <table:table-cell table:formula="of:=[.F390]+[.C390]" office:value-type="float" office:value="912080000" calcext:value-type="float">
            <text:p>912080000</text:p>
          </table:table-cell>
          <table:table-cell table:formula="of:=ROUNDDOWN(([.F390]+[.C390])/1000000000)" office:value-type="float" office:value="0" calcext:value-type="float">
            <text:p>0</text:p>
          </table:table-cell>
          <table:table-cell table:formula="of:=IF([.G390]&gt;=0;MOD([.G390];1000000000);-MOD(-[.G390];1000000000))" office:value-type="float" office:value="912080000" calcext:value-type="float">
            <text:p>912080000</text:p>
          </table:table-cell>
          <table:table-cell table:formula="of:=[.B390]+[.E390]+[.H390]" office:value-type="float" office:value="7912087" calcext:value-type="float">
            <text:p>7912087</text:p>
          </table:table-cell>
          <table:table-cell/>
          <table:table-cell table:formula="of:=[.D390]+[.L389]" office:value-type="float" office:value="43956" calcext:value-type="float">
            <text:p>43956</text:p>
          </table:table-cell>
          <table:table-cell table:formula="of:=[.$E$1]*[.L390]" office:value-type="float" office:value="7912080" calcext:value-type="float">
            <text:p>7912080</text:p>
          </table:table-cell>
          <table:table-cell table:formula="of:=[.J390]-[.M390]" office:value-type="float" office:value="7" calcext:value-type="float">
            <text:p>7</text:p>
          </table:table-cell>
          <table:table-cell table:formula="of:=[.N390]/[.M390]*1000000000" office:value-type="float" office:value="884.723106945329" calcext:value-type="float">
            <text:p>884.723106945329</text:p>
          </table:table-cell>
          <table:table-cell table:number-columns-repeated="1009"/>
        </table:table-row>
        <table:table-row table:style-name="ro1">
          <table:table-cell table:formula="of:=[.A390]" office:value-type="float" office:value="1000" calcext:value-type="float">
            <text:p>1000</text:p>
          </table:table-cell>
          <table:table-cell table:formula="of:=[.J390]" office:value-type="float" office:value="7912087" calcext:value-type="float">
            <text:p>7912087</text:p>
          </table:table-cell>
          <table:table-cell table:formula="of:=[.I390]" office:value-type="float" office:value="912080000" calcext:value-type="float">
            <text:p>912080000</text:p>
          </table:table-cell>
          <table:table-cell table:formula="of:=[.D390]" office:value-type="float" office:value="100" calcext:value-type="float">
            <text:p>100</text:p>
          </table:table-cell>
          <table:table-cell table:formula="of:=[.D391]*[.$E$2]" office:value-type="float" office:value="18000" calcext:value-type="float">
            <text:p>18000</text:p>
          </table:table-cell>
          <table:table-cell table:formula="of:=[.A391]*[.$E$2]*[.D391]" office:value-type="float" office:value="18000000" calcext:value-type="float">
            <text:p>18000000</text:p>
          </table:table-cell>
          <table:table-cell table:formula="of:=[.F391]+[.C391]" office:value-type="float" office:value="930080000" calcext:value-type="float">
            <text:p>930080000</text:p>
          </table:table-cell>
          <table:table-cell table:formula="of:=ROUNDDOWN(([.F391]+[.C391])/1000000000)" office:value-type="float" office:value="0" calcext:value-type="float">
            <text:p>0</text:p>
          </table:table-cell>
          <table:table-cell table:formula="of:=IF([.G391]&gt;=0;MOD([.G391];1000000000);-MOD(-[.G391];1000000000))" office:value-type="float" office:value="930080000" calcext:value-type="float">
            <text:p>930080000</text:p>
          </table:table-cell>
          <table:table-cell table:formula="of:=[.B391]+[.E391]+[.H391]" office:value-type="float" office:value="7930087" calcext:value-type="float">
            <text:p>7930087</text:p>
          </table:table-cell>
          <table:table-cell/>
          <table:table-cell table:formula="of:=[.D391]+[.L390]" office:value-type="float" office:value="44056" calcext:value-type="float">
            <text:p>44056</text:p>
          </table:table-cell>
          <table:table-cell table:formula="of:=[.$E$1]*[.L391]" office:value-type="float" office:value="7930080" calcext:value-type="float">
            <text:p>7930080</text:p>
          </table:table-cell>
          <table:table-cell table:formula="of:=[.J391]-[.M391]" office:value-type="float" office:value="7" calcext:value-type="float">
            <text:p>7</text:p>
          </table:table-cell>
          <table:table-cell table:formula="of:=[.N391]/[.M391]*1000000000" office:value-type="float" office:value="882.71492847487" calcext:value-type="float">
            <text:p>882.71492847487</text:p>
          </table:table-cell>
          <table:table-cell table:number-columns-repeated="1009"/>
        </table:table-row>
        <table:table-row table:style-name="ro1">
          <table:table-cell table:formula="of:=[.A391]" office:value-type="float" office:value="1000" calcext:value-type="float">
            <text:p>1000</text:p>
          </table:table-cell>
          <table:table-cell table:formula="of:=[.J391]" office:value-type="float" office:value="7930087" calcext:value-type="float">
            <text:p>7930087</text:p>
          </table:table-cell>
          <table:table-cell table:formula="of:=[.I391]" office:value-type="float" office:value="930080000" calcext:value-type="float">
            <text:p>930080000</text:p>
          </table:table-cell>
          <table:table-cell table:formula="of:=[.D391]" office:value-type="float" office:value="100" calcext:value-type="float">
            <text:p>100</text:p>
          </table:table-cell>
          <table:table-cell table:formula="of:=[.D392]*[.$E$2]" office:value-type="float" office:value="18000" calcext:value-type="float">
            <text:p>18000</text:p>
          </table:table-cell>
          <table:table-cell table:formula="of:=[.A392]*[.$E$2]*[.D392]" office:value-type="float" office:value="18000000" calcext:value-type="float">
            <text:p>18000000</text:p>
          </table:table-cell>
          <table:table-cell table:formula="of:=[.F392]+[.C392]" office:value-type="float" office:value="948080000" calcext:value-type="float">
            <text:p>948080000</text:p>
          </table:table-cell>
          <table:table-cell table:formula="of:=ROUNDDOWN(([.F392]+[.C392])/1000000000)" office:value-type="float" office:value="0" calcext:value-type="float">
            <text:p>0</text:p>
          </table:table-cell>
          <table:table-cell table:formula="of:=IF([.G392]&gt;=0;MOD([.G392];1000000000);-MOD(-[.G392];1000000000))" office:value-type="float" office:value="948080000" calcext:value-type="float">
            <text:p>948080000</text:p>
          </table:table-cell>
          <table:table-cell table:formula="of:=[.B392]+[.E392]+[.H392]" office:value-type="float" office:value="7948087" calcext:value-type="float">
            <text:p>7948087</text:p>
          </table:table-cell>
          <table:table-cell/>
          <table:table-cell table:formula="of:=[.D392]+[.L391]" office:value-type="float" office:value="44156" calcext:value-type="float">
            <text:p>44156</text:p>
          </table:table-cell>
          <table:table-cell table:formula="of:=[.$E$1]*[.L392]" office:value-type="float" office:value="7948080" calcext:value-type="float">
            <text:p>7948080</text:p>
          </table:table-cell>
          <table:table-cell table:formula="of:=[.J392]-[.M392]" office:value-type="float" office:value="7" calcext:value-type="float">
            <text:p>7</text:p>
          </table:table-cell>
          <table:table-cell table:formula="of:=[.N392]/[.M392]*1000000000" office:value-type="float" office:value="880.715845839498" calcext:value-type="float">
            <text:p>880.715845839498</text:p>
          </table:table-cell>
          <table:table-cell table:number-columns-repeated="1009"/>
        </table:table-row>
        <table:table-row table:style-name="ro1">
          <table:table-cell table:formula="of:=[.A392]" office:value-type="float" office:value="1000" calcext:value-type="float">
            <text:p>1000</text:p>
          </table:table-cell>
          <table:table-cell table:formula="of:=[.J392]" office:value-type="float" office:value="7948087" calcext:value-type="float">
            <text:p>7948087</text:p>
          </table:table-cell>
          <table:table-cell table:formula="of:=[.I392]" office:value-type="float" office:value="948080000" calcext:value-type="float">
            <text:p>948080000</text:p>
          </table:table-cell>
          <table:table-cell table:formula="of:=[.D392]" office:value-type="float" office:value="100" calcext:value-type="float">
            <text:p>100</text:p>
          </table:table-cell>
          <table:table-cell table:formula="of:=[.D393]*[.$E$2]" office:value-type="float" office:value="18000" calcext:value-type="float">
            <text:p>18000</text:p>
          </table:table-cell>
          <table:table-cell table:formula="of:=[.A393]*[.$E$2]*[.D393]" office:value-type="float" office:value="18000000" calcext:value-type="float">
            <text:p>18000000</text:p>
          </table:table-cell>
          <table:table-cell table:formula="of:=[.F393]+[.C393]" office:value-type="float" office:value="966080000" calcext:value-type="float">
            <text:p>966080000</text:p>
          </table:table-cell>
          <table:table-cell table:formula="of:=ROUNDDOWN(([.F393]+[.C393])/1000000000)" office:value-type="float" office:value="0" calcext:value-type="float">
            <text:p>0</text:p>
          </table:table-cell>
          <table:table-cell table:formula="of:=IF([.G393]&gt;=0;MOD([.G393];1000000000);-MOD(-[.G393];1000000000))" office:value-type="float" office:value="966080000" calcext:value-type="float">
            <text:p>966080000</text:p>
          </table:table-cell>
          <table:table-cell table:formula="of:=[.B393]+[.E393]+[.H393]" office:value-type="float" office:value="7966087" calcext:value-type="float">
            <text:p>7966087</text:p>
          </table:table-cell>
          <table:table-cell/>
          <table:table-cell table:formula="of:=[.D393]+[.L392]" office:value-type="float" office:value="44256" calcext:value-type="float">
            <text:p>44256</text:p>
          </table:table-cell>
          <table:table-cell table:formula="of:=[.$E$1]*[.L393]" office:value-type="float" office:value="7966080" calcext:value-type="float">
            <text:p>7966080</text:p>
          </table:table-cell>
          <table:table-cell table:formula="of:=[.J393]-[.M393]" office:value-type="float" office:value="7" calcext:value-type="float">
            <text:p>7</text:p>
          </table:table-cell>
          <table:table-cell table:formula="of:=[.N393]/[.M393]*1000000000" office:value-type="float" office:value="878.725797380895" calcext:value-type="float">
            <text:p>878.725797380895</text:p>
          </table:table-cell>
          <table:table-cell table:number-columns-repeated="1009"/>
        </table:table-row>
        <table:table-row table:style-name="ro1">
          <table:table-cell table:formula="of:=[.A393]" office:value-type="float" office:value="1000" calcext:value-type="float">
            <text:p>1000</text:p>
          </table:table-cell>
          <table:table-cell table:formula="of:=[.J393]" office:value-type="float" office:value="7966087" calcext:value-type="float">
            <text:p>7966087</text:p>
          </table:table-cell>
          <table:table-cell table:formula="of:=[.I393]" office:value-type="float" office:value="966080000" calcext:value-type="float">
            <text:p>966080000</text:p>
          </table:table-cell>
          <table:table-cell table:formula="of:=[.D393]" office:value-type="float" office:value="100" calcext:value-type="float">
            <text:p>100</text:p>
          </table:table-cell>
          <table:table-cell table:formula="of:=[.D394]*[.$E$2]" office:value-type="float" office:value="18000" calcext:value-type="float">
            <text:p>18000</text:p>
          </table:table-cell>
          <table:table-cell table:formula="of:=[.A394]*[.$E$2]*[.D394]" office:value-type="float" office:value="18000000" calcext:value-type="float">
            <text:p>18000000</text:p>
          </table:table-cell>
          <table:table-cell table:formula="of:=[.F394]+[.C394]" office:value-type="float" office:value="984080000" calcext:value-type="float">
            <text:p>984080000</text:p>
          </table:table-cell>
          <table:table-cell table:formula="of:=ROUNDDOWN(([.F394]+[.C394])/1000000000)" office:value-type="float" office:value="0" calcext:value-type="float">
            <text:p>0</text:p>
          </table:table-cell>
          <table:table-cell table:formula="of:=IF([.G394]&gt;=0;MOD([.G394];1000000000);-MOD(-[.G394];1000000000))" office:value-type="float" office:value="984080000" calcext:value-type="float">
            <text:p>984080000</text:p>
          </table:table-cell>
          <table:table-cell table:formula="of:=[.B394]+[.E394]+[.H394]" office:value-type="float" office:value="7984087" calcext:value-type="float">
            <text:p>7984087</text:p>
          </table:table-cell>
          <table:table-cell/>
          <table:table-cell table:formula="of:=[.D394]+[.L393]" office:value-type="float" office:value="44356" calcext:value-type="float">
            <text:p>44356</text:p>
          </table:table-cell>
          <table:table-cell table:formula="of:=[.$E$1]*[.L394]" office:value-type="float" office:value="7984080" calcext:value-type="float">
            <text:p>7984080</text:p>
          </table:table-cell>
          <table:table-cell table:formula="of:=[.J394]-[.M394]" office:value-type="float" office:value="7" calcext:value-type="float">
            <text:p>7</text:p>
          </table:table-cell>
          <table:table-cell table:formula="of:=[.N394]/[.M394]*1000000000" office:value-type="float" office:value="876.744721996774" calcext:value-type="float">
            <text:p>876.744721996774</text:p>
          </table:table-cell>
          <table:table-cell table:number-columns-repeated="1009"/>
        </table:table-row>
        <table:table-row table:style-name="ro1">
          <table:table-cell table:formula="of:=[.A394]" office:value-type="float" office:value="1000" calcext:value-type="float">
            <text:p>1000</text:p>
          </table:table-cell>
          <table:table-cell table:formula="of:=[.J394]" office:value-type="float" office:value="7984087" calcext:value-type="float">
            <text:p>7984087</text:p>
          </table:table-cell>
          <table:table-cell table:formula="of:=[.I394]" office:value-type="float" office:value="984080000" calcext:value-type="float">
            <text:p>984080000</text:p>
          </table:table-cell>
          <table:table-cell table:formula="of:=[.D394]" office:value-type="float" office:value="100" calcext:value-type="float">
            <text:p>100</text:p>
          </table:table-cell>
          <table:table-cell table:formula="of:=[.D395]*[.$E$2]" office:value-type="float" office:value="18000" calcext:value-type="float">
            <text:p>18000</text:p>
          </table:table-cell>
          <table:table-cell table:formula="of:=[.A395]*[.$E$2]*[.D395]" office:value-type="float" office:value="18000000" calcext:value-type="float">
            <text:p>18000000</text:p>
          </table:table-cell>
          <table:table-cell table:formula="of:=[.F395]+[.C395]" office:value-type="float" office:value="1002080000" calcext:value-type="float">
            <text:p>1002080000</text:p>
          </table:table-cell>
          <table:table-cell table:formula="of:=ROUNDDOWN(([.F395]+[.C395])/1000000000)" office:value-type="float" office:value="1" calcext:value-type="float">
            <text:p>1</text:p>
          </table:table-cell>
          <table:table-cell table:formula="of:=IF([.G395]&gt;=0;MOD([.G395];1000000000);-MOD(-[.G395];1000000000))" office:value-type="float" office:value="2080000" calcext:value-type="float">
            <text:p>2080000</text:p>
          </table:table-cell>
          <table:table-cell table:formula="of:=[.B395]+[.E395]+[.H395]" office:value-type="float" office:value="8002088" calcext:value-type="float">
            <text:p>8002088</text:p>
          </table:table-cell>
          <table:table-cell/>
          <table:table-cell table:formula="of:=[.D395]+[.L394]" office:value-type="float" office:value="44456" calcext:value-type="float">
            <text:p>44456</text:p>
          </table:table-cell>
          <table:table-cell table:formula="of:=[.$E$1]*[.L395]" office:value-type="float" office:value="8002080" calcext:value-type="float">
            <text:p>8002080</text:p>
          </table:table-cell>
          <table:table-cell table:formula="of:=[.J395]-[.M395]" office:value-type="float" office:value="8" calcext:value-type="float">
            <text:p>8</text:p>
          </table:table-cell>
          <table:table-cell table:formula="of:=[.N395]/[.M395]*1000000000" office:value-type="float" office:value="999.740067582429" calcext:value-type="float">
            <text:p>999.740067582429</text:p>
          </table:table-cell>
          <table:table-cell table:number-columns-repeated="1009"/>
        </table:table-row>
        <table:table-row table:style-name="ro1">
          <table:table-cell table:formula="of:=[.A395]" office:value-type="float" office:value="1000" calcext:value-type="float">
            <text:p>1000</text:p>
          </table:table-cell>
          <table:table-cell table:formula="of:=[.J395]" office:value-type="float" office:value="8002088" calcext:value-type="float">
            <text:p>8002088</text:p>
          </table:table-cell>
          <table:table-cell table:formula="of:=[.I395]" office:value-type="float" office:value="2080000" calcext:value-type="float">
            <text:p>2080000</text:p>
          </table:table-cell>
          <table:table-cell table:formula="of:=[.D395]" office:value-type="float" office:value="100" calcext:value-type="float">
            <text:p>100</text:p>
          </table:table-cell>
          <table:table-cell table:formula="of:=[.D396]*[.$E$2]" office:value-type="float" office:value="18000" calcext:value-type="float">
            <text:p>18000</text:p>
          </table:table-cell>
          <table:table-cell table:formula="of:=[.A396]*[.$E$2]*[.D396]" office:value-type="float" office:value="18000000" calcext:value-type="float">
            <text:p>18000000</text:p>
          </table:table-cell>
          <table:table-cell table:formula="of:=[.F396]+[.C396]" office:value-type="float" office:value="20080000" calcext:value-type="float">
            <text:p>20080000</text:p>
          </table:table-cell>
          <table:table-cell table:formula="of:=ROUNDDOWN(([.F396]+[.C396])/1000000000)" office:value-type="float" office:value="0" calcext:value-type="float">
            <text:p>0</text:p>
          </table:table-cell>
          <table:table-cell table:formula="of:=IF([.G396]&gt;=0;MOD([.G396];1000000000);-MOD(-[.G396];1000000000))" office:value-type="float" office:value="20080000" calcext:value-type="float">
            <text:p>20080000</text:p>
          </table:table-cell>
          <table:table-cell table:formula="of:=[.B396]+[.E396]+[.H396]" office:value-type="float" office:value="8020088" calcext:value-type="float">
            <text:p>8020088</text:p>
          </table:table-cell>
          <table:table-cell/>
          <table:table-cell table:formula="of:=[.D396]+[.L395]" office:value-type="float" office:value="44556" calcext:value-type="float">
            <text:p>44556</text:p>
          </table:table-cell>
          <table:table-cell table:formula="of:=[.$E$1]*[.L396]" office:value-type="float" office:value="8020080" calcext:value-type="float">
            <text:p>8020080</text:p>
          </table:table-cell>
          <table:table-cell table:formula="of:=[.J396]-[.M396]" office:value-type="float" office:value="8" calcext:value-type="float">
            <text:p>8</text:p>
          </table:table-cell>
          <table:table-cell table:formula="of:=[.N396]/[.M396]*1000000000" office:value-type="float" office:value="997.496284326341" calcext:value-type="float">
            <text:p>997.496284326341</text:p>
          </table:table-cell>
          <table:table-cell table:number-columns-repeated="1009"/>
        </table:table-row>
        <table:table-row table:style-name="ro1">
          <table:table-cell table:formula="of:=[.A396]" office:value-type="float" office:value="1000" calcext:value-type="float">
            <text:p>1000</text:p>
          </table:table-cell>
          <table:table-cell table:formula="of:=[.J396]" office:value-type="float" office:value="8020088" calcext:value-type="float">
            <text:p>8020088</text:p>
          </table:table-cell>
          <table:table-cell table:formula="of:=[.I396]" office:value-type="float" office:value="20080000" calcext:value-type="float">
            <text:p>20080000</text:p>
          </table:table-cell>
          <table:table-cell table:formula="of:=[.D396]" office:value-type="float" office:value="100" calcext:value-type="float">
            <text:p>100</text:p>
          </table:table-cell>
          <table:table-cell table:formula="of:=[.D397]*[.$E$2]" office:value-type="float" office:value="18000" calcext:value-type="float">
            <text:p>18000</text:p>
          </table:table-cell>
          <table:table-cell table:formula="of:=[.A397]*[.$E$2]*[.D397]" office:value-type="float" office:value="18000000" calcext:value-type="float">
            <text:p>18000000</text:p>
          </table:table-cell>
          <table:table-cell table:formula="of:=[.F397]+[.C397]" office:value-type="float" office:value="38080000" calcext:value-type="float">
            <text:p>38080000</text:p>
          </table:table-cell>
          <table:table-cell table:formula="of:=ROUNDDOWN(([.F397]+[.C397])/1000000000)" office:value-type="float" office:value="0" calcext:value-type="float">
            <text:p>0</text:p>
          </table:table-cell>
          <table:table-cell table:formula="of:=IF([.G397]&gt;=0;MOD([.G397];1000000000);-MOD(-[.G397];1000000000))" office:value-type="float" office:value="38080000" calcext:value-type="float">
            <text:p>38080000</text:p>
          </table:table-cell>
          <table:table-cell table:formula="of:=[.B397]+[.E397]+[.H397]" office:value-type="float" office:value="8038088" calcext:value-type="float">
            <text:p>8038088</text:p>
          </table:table-cell>
          <table:table-cell/>
          <table:table-cell table:formula="of:=[.D397]+[.L396]" office:value-type="float" office:value="44656" calcext:value-type="float">
            <text:p>44656</text:p>
          </table:table-cell>
          <table:table-cell table:formula="of:=[.$E$1]*[.L397]" office:value-type="float" office:value="8038080" calcext:value-type="float">
            <text:p>8038080</text:p>
          </table:table-cell>
          <table:table-cell table:formula="of:=[.J397]-[.M397]" office:value-type="float" office:value="8" calcext:value-type="float">
            <text:p>8</text:p>
          </table:table-cell>
          <table:table-cell table:formula="of:=[.N397]/[.M397]*1000000000" office:value-type="float" office:value="995.262550260759" calcext:value-type="float">
            <text:p>995.262550260759</text:p>
          </table:table-cell>
          <table:table-cell table:number-columns-repeated="1009"/>
        </table:table-row>
        <table:table-row table:style-name="ro1">
          <table:table-cell table:formula="of:=[.A397]" office:value-type="float" office:value="1000" calcext:value-type="float">
            <text:p>1000</text:p>
          </table:table-cell>
          <table:table-cell table:formula="of:=[.J397]" office:value-type="float" office:value="8038088" calcext:value-type="float">
            <text:p>8038088</text:p>
          </table:table-cell>
          <table:table-cell table:formula="of:=[.I397]" office:value-type="float" office:value="38080000" calcext:value-type="float">
            <text:p>38080000</text:p>
          </table:table-cell>
          <table:table-cell table:formula="of:=[.D397]" office:value-type="float" office:value="100" calcext:value-type="float">
            <text:p>100</text:p>
          </table:table-cell>
          <table:table-cell table:formula="of:=[.D398]*[.$E$2]" office:value-type="float" office:value="18000" calcext:value-type="float">
            <text:p>18000</text:p>
          </table:table-cell>
          <table:table-cell table:formula="of:=[.A398]*[.$E$2]*[.D398]" office:value-type="float" office:value="18000000" calcext:value-type="float">
            <text:p>18000000</text:p>
          </table:table-cell>
          <table:table-cell table:formula="of:=[.F398]+[.C398]" office:value-type="float" office:value="56080000" calcext:value-type="float">
            <text:p>56080000</text:p>
          </table:table-cell>
          <table:table-cell table:formula="of:=ROUNDDOWN(([.F398]+[.C398])/1000000000)" office:value-type="float" office:value="0" calcext:value-type="float">
            <text:p>0</text:p>
          </table:table-cell>
          <table:table-cell table:formula="of:=IF([.G398]&gt;=0;MOD([.G398];1000000000);-MOD(-[.G398];1000000000))" office:value-type="float" office:value="56080000" calcext:value-type="float">
            <text:p>56080000</text:p>
          </table:table-cell>
          <table:table-cell table:formula="of:=[.B398]+[.E398]+[.H398]" office:value-type="float" office:value="8056088" calcext:value-type="float">
            <text:p>8056088</text:p>
          </table:table-cell>
          <table:table-cell/>
          <table:table-cell table:formula="of:=[.D398]+[.L397]" office:value-type="float" office:value="44756" calcext:value-type="float">
            <text:p>44756</text:p>
          </table:table-cell>
          <table:table-cell table:formula="of:=[.$E$1]*[.L398]" office:value-type="float" office:value="8056080" calcext:value-type="float">
            <text:p>8056080</text:p>
          </table:table-cell>
          <table:table-cell table:formula="of:=[.J398]-[.M398]" office:value-type="float" office:value="8" calcext:value-type="float">
            <text:p>8</text:p>
          </table:table-cell>
          <table:table-cell table:formula="of:=[.N398]/[.M398]*1000000000" office:value-type="float" office:value="993.038798025839" calcext:value-type="float">
            <text:p>993.038798025839</text:p>
          </table:table-cell>
          <table:table-cell table:number-columns-repeated="1009"/>
        </table:table-row>
        <table:table-row table:style-name="ro1">
          <table:table-cell table:formula="of:=[.A398]" office:value-type="float" office:value="1000" calcext:value-type="float">
            <text:p>1000</text:p>
          </table:table-cell>
          <table:table-cell table:formula="of:=[.J398]" office:value-type="float" office:value="8056088" calcext:value-type="float">
            <text:p>8056088</text:p>
          </table:table-cell>
          <table:table-cell table:formula="of:=[.I398]" office:value-type="float" office:value="56080000" calcext:value-type="float">
            <text:p>56080000</text:p>
          </table:table-cell>
          <table:table-cell table:formula="of:=[.D398]" office:value-type="float" office:value="100" calcext:value-type="float">
            <text:p>100</text:p>
          </table:table-cell>
          <table:table-cell table:formula="of:=[.D399]*[.$E$2]" office:value-type="float" office:value="18000" calcext:value-type="float">
            <text:p>18000</text:p>
          </table:table-cell>
          <table:table-cell table:formula="of:=[.A399]*[.$E$2]*[.D399]" office:value-type="float" office:value="18000000" calcext:value-type="float">
            <text:p>18000000</text:p>
          </table:table-cell>
          <table:table-cell table:formula="of:=[.F399]+[.C399]" office:value-type="float" office:value="74080000" calcext:value-type="float">
            <text:p>74080000</text:p>
          </table:table-cell>
          <table:table-cell table:formula="of:=ROUNDDOWN(([.F399]+[.C399])/1000000000)" office:value-type="float" office:value="0" calcext:value-type="float">
            <text:p>0</text:p>
          </table:table-cell>
          <table:table-cell table:formula="of:=IF([.G399]&gt;=0;MOD([.G399];1000000000);-MOD(-[.G399];1000000000))" office:value-type="float" office:value="74080000" calcext:value-type="float">
            <text:p>74080000</text:p>
          </table:table-cell>
          <table:table-cell table:formula="of:=[.B399]+[.E399]+[.H399]" office:value-type="float" office:value="8074088" calcext:value-type="float">
            <text:p>8074088</text:p>
          </table:table-cell>
          <table:table-cell/>
          <table:table-cell table:formula="of:=[.D399]+[.L398]" office:value-type="float" office:value="44856" calcext:value-type="float">
            <text:p>44856</text:p>
          </table:table-cell>
          <table:table-cell table:formula="of:=[.$E$1]*[.L399]" office:value-type="float" office:value="8074080" calcext:value-type="float">
            <text:p>8074080</text:p>
          </table:table-cell>
          <table:table-cell table:formula="of:=[.J399]-[.M399]" office:value-type="float" office:value="8" calcext:value-type="float">
            <text:p>8</text:p>
          </table:table-cell>
          <table:table-cell table:formula="of:=[.N399]/[.M399]*1000000000" office:value-type="float" office:value="990.824960862414" calcext:value-type="float">
            <text:p>990.824960862414</text:p>
          </table:table-cell>
          <table:table-cell table:number-columns-repeated="1009"/>
        </table:table-row>
        <table:table-row table:style-name="ro1">
          <table:table-cell table:formula="of:=[.A399]" office:value-type="float" office:value="1000" calcext:value-type="float">
            <text:p>1000</text:p>
          </table:table-cell>
          <table:table-cell table:formula="of:=[.J399]" office:value-type="float" office:value="8074088" calcext:value-type="float">
            <text:p>8074088</text:p>
          </table:table-cell>
          <table:table-cell table:formula="of:=[.I399]" office:value-type="float" office:value="74080000" calcext:value-type="float">
            <text:p>74080000</text:p>
          </table:table-cell>
          <table:table-cell table:formula="of:=[.D399]" office:value-type="float" office:value="100" calcext:value-type="float">
            <text:p>100</text:p>
          </table:table-cell>
          <table:table-cell table:formula="of:=[.D400]*[.$E$2]" office:value-type="float" office:value="18000" calcext:value-type="float">
            <text:p>18000</text:p>
          </table:table-cell>
          <table:table-cell table:formula="of:=[.A400]*[.$E$2]*[.D400]" office:value-type="float" office:value="18000000" calcext:value-type="float">
            <text:p>18000000</text:p>
          </table:table-cell>
          <table:table-cell table:formula="of:=[.F400]+[.C400]" office:value-type="float" office:value="92080000" calcext:value-type="float">
            <text:p>92080000</text:p>
          </table:table-cell>
          <table:table-cell table:formula="of:=ROUNDDOWN(([.F400]+[.C400])/1000000000)" office:value-type="float" office:value="0" calcext:value-type="float">
            <text:p>0</text:p>
          </table:table-cell>
          <table:table-cell table:formula="of:=IF([.G400]&gt;=0;MOD([.G400];1000000000);-MOD(-[.G400];1000000000))" office:value-type="float" office:value="92080000" calcext:value-type="float">
            <text:p>92080000</text:p>
          </table:table-cell>
          <table:table-cell table:formula="of:=[.B400]+[.E400]+[.H400]" office:value-type="float" office:value="8092088" calcext:value-type="float">
            <text:p>8092088</text:p>
          </table:table-cell>
          <table:table-cell/>
          <table:table-cell table:formula="of:=[.D400]+[.L399]" office:value-type="float" office:value="44956" calcext:value-type="float">
            <text:p>44956</text:p>
          </table:table-cell>
          <table:table-cell table:formula="of:=[.$E$1]*[.L400]" office:value-type="float" office:value="8092080" calcext:value-type="float">
            <text:p>8092080</text:p>
          </table:table-cell>
          <table:table-cell table:formula="of:=[.J400]-[.M400]" office:value-type="float" office:value="8" calcext:value-type="float">
            <text:p>8</text:p>
          </table:table-cell>
          <table:table-cell table:formula="of:=[.N400]/[.M400]*1000000000" office:value-type="float" office:value="988.620972605313" calcext:value-type="float">
            <text:p>988.620972605313</text:p>
          </table:table-cell>
          <table:table-cell table:number-columns-repeated="1009"/>
        </table:table-row>
        <table:table-row table:style-name="ro1">
          <table:table-cell table:formula="of:=[.A400]" office:value-type="float" office:value="1000" calcext:value-type="float">
            <text:p>1000</text:p>
          </table:table-cell>
          <table:table-cell table:formula="of:=[.J400]" office:value-type="float" office:value="8092088" calcext:value-type="float">
            <text:p>8092088</text:p>
          </table:table-cell>
          <table:table-cell table:formula="of:=[.I400]" office:value-type="float" office:value="92080000" calcext:value-type="float">
            <text:p>92080000</text:p>
          </table:table-cell>
          <table:table-cell table:formula="of:=[.D400]" office:value-type="float" office:value="100" calcext:value-type="float">
            <text:p>100</text:p>
          </table:table-cell>
          <table:table-cell table:formula="of:=[.D401]*[.$E$2]" office:value-type="float" office:value="18000" calcext:value-type="float">
            <text:p>18000</text:p>
          </table:table-cell>
          <table:table-cell table:formula="of:=[.A401]*[.$E$2]*[.D401]" office:value-type="float" office:value="18000000" calcext:value-type="float">
            <text:p>18000000</text:p>
          </table:table-cell>
          <table:table-cell table:formula="of:=[.F401]+[.C401]" office:value-type="float" office:value="110080000" calcext:value-type="float">
            <text:p>110080000</text:p>
          </table:table-cell>
          <table:table-cell table:formula="of:=ROUNDDOWN(([.F401]+[.C401])/1000000000)" office:value-type="float" office:value="0" calcext:value-type="float">
            <text:p>0</text:p>
          </table:table-cell>
          <table:table-cell table:formula="of:=IF([.G401]&gt;=0;MOD([.G401];1000000000);-MOD(-[.G401];1000000000))" office:value-type="float" office:value="110080000" calcext:value-type="float">
            <text:p>110080000</text:p>
          </table:table-cell>
          <table:table-cell table:formula="of:=[.B401]+[.E401]+[.H401]" office:value-type="float" office:value="8110088" calcext:value-type="float">
            <text:p>8110088</text:p>
          </table:table-cell>
          <table:table-cell/>
          <table:table-cell table:formula="of:=[.D401]+[.L400]" office:value-type="float" office:value="45056" calcext:value-type="float">
            <text:p>45056</text:p>
          </table:table-cell>
          <table:table-cell table:formula="of:=[.$E$1]*[.L401]" office:value-type="float" office:value="8110080" calcext:value-type="float">
            <text:p>8110080</text:p>
          </table:table-cell>
          <table:table-cell table:formula="of:=[.J401]-[.M401]" office:value-type="float" office:value="8" calcext:value-type="float">
            <text:p>8</text:p>
          </table:table-cell>
          <table:table-cell table:formula="of:=[.N401]/[.M401]*1000000000" office:value-type="float" office:value="986.426767676768" calcext:value-type="float">
            <text:p>986.426767676768</text:p>
          </table:table-cell>
          <table:table-cell table:number-columns-repeated="1009"/>
        </table:table-row>
        <table:table-row table:style-name="ro1">
          <table:table-cell table:formula="of:=[.A401]" office:value-type="float" office:value="1000" calcext:value-type="float">
            <text:p>1000</text:p>
          </table:table-cell>
          <table:table-cell table:formula="of:=[.J401]" office:value-type="float" office:value="8110088" calcext:value-type="float">
            <text:p>8110088</text:p>
          </table:table-cell>
          <table:table-cell table:formula="of:=[.I401]" office:value-type="float" office:value="110080000" calcext:value-type="float">
            <text:p>110080000</text:p>
          </table:table-cell>
          <table:table-cell table:formula="of:=[.D401]" office:value-type="float" office:value="100" calcext:value-type="float">
            <text:p>100</text:p>
          </table:table-cell>
          <table:table-cell table:formula="of:=[.D402]*[.$E$2]" office:value-type="float" office:value="18000" calcext:value-type="float">
            <text:p>18000</text:p>
          </table:table-cell>
          <table:table-cell table:formula="of:=[.A402]*[.$E$2]*[.D402]" office:value-type="float" office:value="18000000" calcext:value-type="float">
            <text:p>18000000</text:p>
          </table:table-cell>
          <table:table-cell table:formula="of:=[.F402]+[.C402]" office:value-type="float" office:value="128080000" calcext:value-type="float">
            <text:p>128080000</text:p>
          </table:table-cell>
          <table:table-cell table:formula="of:=ROUNDDOWN(([.F402]+[.C402])/1000000000)" office:value-type="float" office:value="0" calcext:value-type="float">
            <text:p>0</text:p>
          </table:table-cell>
          <table:table-cell table:formula="of:=IF([.G402]&gt;=0;MOD([.G402];1000000000);-MOD(-[.G402];1000000000))" office:value-type="float" office:value="128080000" calcext:value-type="float">
            <text:p>128080000</text:p>
          </table:table-cell>
          <table:table-cell table:formula="of:=[.B402]+[.E402]+[.H402]" office:value-type="float" office:value="8128088" calcext:value-type="float">
            <text:p>8128088</text:p>
          </table:table-cell>
          <table:table-cell/>
          <table:table-cell table:formula="of:=[.D402]+[.L401]" office:value-type="float" office:value="45156" calcext:value-type="float">
            <text:p>45156</text:p>
          </table:table-cell>
          <table:table-cell table:formula="of:=[.$E$1]*[.L402]" office:value-type="float" office:value="8128080" calcext:value-type="float">
            <text:p>8128080</text:p>
          </table:table-cell>
          <table:table-cell table:formula="of:=[.J402]-[.M402]" office:value-type="float" office:value="8" calcext:value-type="float">
            <text:p>8</text:p>
          </table:table-cell>
          <table:table-cell table:formula="of:=[.N402]/[.M402]*1000000000" office:value-type="float" office:value="984.242281079911" calcext:value-type="float">
            <text:p>984.242281079911</text:p>
          </table:table-cell>
          <table:table-cell table:number-columns-repeated="1009"/>
        </table:table-row>
        <table:table-row table:style-name="ro1">
          <table:table-cell table:formula="of:=[.A402]" office:value-type="float" office:value="1000" calcext:value-type="float">
            <text:p>1000</text:p>
          </table:table-cell>
          <table:table-cell table:formula="of:=[.J402]" office:value-type="float" office:value="8128088" calcext:value-type="float">
            <text:p>8128088</text:p>
          </table:table-cell>
          <table:table-cell table:formula="of:=[.I402]" office:value-type="float" office:value="128080000" calcext:value-type="float">
            <text:p>128080000</text:p>
          </table:table-cell>
          <table:table-cell table:formula="of:=[.D402]" office:value-type="float" office:value="100" calcext:value-type="float">
            <text:p>100</text:p>
          </table:table-cell>
          <table:table-cell table:formula="of:=[.D403]*[.$E$2]" office:value-type="float" office:value="18000" calcext:value-type="float">
            <text:p>18000</text:p>
          </table:table-cell>
          <table:table-cell table:formula="of:=[.A403]*[.$E$2]*[.D403]" office:value-type="float" office:value="18000000" calcext:value-type="float">
            <text:p>18000000</text:p>
          </table:table-cell>
          <table:table-cell table:formula="of:=[.F403]+[.C403]" office:value-type="float" office:value="146080000" calcext:value-type="float">
            <text:p>146080000</text:p>
          </table:table-cell>
          <table:table-cell table:formula="of:=ROUNDDOWN(([.F403]+[.C403])/1000000000)" office:value-type="float" office:value="0" calcext:value-type="float">
            <text:p>0</text:p>
          </table:table-cell>
          <table:table-cell table:formula="of:=IF([.G403]&gt;=0;MOD([.G403];1000000000);-MOD(-[.G403];1000000000))" office:value-type="float" office:value="146080000" calcext:value-type="float">
            <text:p>146080000</text:p>
          </table:table-cell>
          <table:table-cell table:formula="of:=[.B403]+[.E403]+[.H403]" office:value-type="float" office:value="8146088" calcext:value-type="float">
            <text:p>8146088</text:p>
          </table:table-cell>
          <table:table-cell/>
          <table:table-cell table:formula="of:=[.D403]+[.L402]" office:value-type="float" office:value="45256" calcext:value-type="float">
            <text:p>45256</text:p>
          </table:table-cell>
          <table:table-cell table:formula="of:=[.$E$1]*[.L403]" office:value-type="float" office:value="8146080" calcext:value-type="float">
            <text:p>8146080</text:p>
          </table:table-cell>
          <table:table-cell table:formula="of:=[.J403]-[.M403]" office:value-type="float" office:value="8" calcext:value-type="float">
            <text:p>8</text:p>
          </table:table-cell>
          <table:table-cell table:formula="of:=[.N403]/[.M403]*1000000000" office:value-type="float" office:value="982.067448392356" calcext:value-type="float">
            <text:p>982.067448392356</text:p>
          </table:table-cell>
          <table:table-cell table:number-columns-repeated="1009"/>
        </table:table-row>
        <table:table-row table:style-name="ro1">
          <table:table-cell table:formula="of:=[.A403]" office:value-type="float" office:value="1000" calcext:value-type="float">
            <text:p>1000</text:p>
          </table:table-cell>
          <table:table-cell table:formula="of:=[.J403]" office:value-type="float" office:value="8146088" calcext:value-type="float">
            <text:p>8146088</text:p>
          </table:table-cell>
          <table:table-cell table:formula="of:=[.I403]" office:value-type="float" office:value="146080000" calcext:value-type="float">
            <text:p>146080000</text:p>
          </table:table-cell>
          <table:table-cell table:formula="of:=[.D403]" office:value-type="float" office:value="100" calcext:value-type="float">
            <text:p>100</text:p>
          </table:table-cell>
          <table:table-cell table:formula="of:=[.D404]*[.$E$2]" office:value-type="float" office:value="18000" calcext:value-type="float">
            <text:p>18000</text:p>
          </table:table-cell>
          <table:table-cell table:formula="of:=[.A404]*[.$E$2]*[.D404]" office:value-type="float" office:value="18000000" calcext:value-type="float">
            <text:p>18000000</text:p>
          </table:table-cell>
          <table:table-cell table:formula="of:=[.F404]+[.C404]" office:value-type="float" office:value="164080000" calcext:value-type="float">
            <text:p>164080000</text:p>
          </table:table-cell>
          <table:table-cell table:formula="of:=ROUNDDOWN(([.F404]+[.C404])/1000000000)" office:value-type="float" office:value="0" calcext:value-type="float">
            <text:p>0</text:p>
          </table:table-cell>
          <table:table-cell table:formula="of:=IF([.G404]&gt;=0;MOD([.G404];1000000000);-MOD(-[.G404];1000000000))" office:value-type="float" office:value="164080000" calcext:value-type="float">
            <text:p>164080000</text:p>
          </table:table-cell>
          <table:table-cell table:formula="of:=[.B404]+[.E404]+[.H404]" office:value-type="float" office:value="8164088" calcext:value-type="float">
            <text:p>8164088</text:p>
          </table:table-cell>
          <table:table-cell/>
          <table:table-cell table:formula="of:=[.D404]+[.L403]" office:value-type="float" office:value="45356" calcext:value-type="float">
            <text:p>45356</text:p>
          </table:table-cell>
          <table:table-cell table:formula="of:=[.$E$1]*[.L404]" office:value-type="float" office:value="8164080" calcext:value-type="float">
            <text:p>8164080</text:p>
          </table:table-cell>
          <table:table-cell table:formula="of:=[.J404]-[.M404]" office:value-type="float" office:value="8" calcext:value-type="float">
            <text:p>8</text:p>
          </table:table-cell>
          <table:table-cell table:formula="of:=[.N404]/[.M404]*1000000000" office:value-type="float" office:value="979.902205759865" calcext:value-type="float">
            <text:p>979.902205759865</text:p>
          </table:table-cell>
          <table:table-cell table:number-columns-repeated="1009"/>
        </table:table-row>
        <table:table-row table:style-name="ro1">
          <table:table-cell table:formula="of:=[.A404]" office:value-type="float" office:value="1000" calcext:value-type="float">
            <text:p>1000</text:p>
          </table:table-cell>
          <table:table-cell table:formula="of:=[.J404]" office:value-type="float" office:value="8164088" calcext:value-type="float">
            <text:p>8164088</text:p>
          </table:table-cell>
          <table:table-cell table:formula="of:=[.I404]" office:value-type="float" office:value="164080000" calcext:value-type="float">
            <text:p>164080000</text:p>
          </table:table-cell>
          <table:table-cell table:formula="of:=[.D404]" office:value-type="float" office:value="100" calcext:value-type="float">
            <text:p>100</text:p>
          </table:table-cell>
          <table:table-cell table:formula="of:=[.D405]*[.$E$2]" office:value-type="float" office:value="18000" calcext:value-type="float">
            <text:p>18000</text:p>
          </table:table-cell>
          <table:table-cell table:formula="of:=[.A405]*[.$E$2]*[.D405]" office:value-type="float" office:value="18000000" calcext:value-type="float">
            <text:p>18000000</text:p>
          </table:table-cell>
          <table:table-cell table:formula="of:=[.F405]+[.C405]" office:value-type="float" office:value="182080000" calcext:value-type="float">
            <text:p>182080000</text:p>
          </table:table-cell>
          <table:table-cell table:formula="of:=ROUNDDOWN(([.F405]+[.C405])/1000000000)" office:value-type="float" office:value="0" calcext:value-type="float">
            <text:p>0</text:p>
          </table:table-cell>
          <table:table-cell table:formula="of:=IF([.G405]&gt;=0;MOD([.G405];1000000000);-MOD(-[.G405];1000000000))" office:value-type="float" office:value="182080000" calcext:value-type="float">
            <text:p>182080000</text:p>
          </table:table-cell>
          <table:table-cell table:formula="of:=[.B405]+[.E405]+[.H405]" office:value-type="float" office:value="8182088" calcext:value-type="float">
            <text:p>8182088</text:p>
          </table:table-cell>
          <table:table-cell/>
          <table:table-cell table:formula="of:=[.D405]+[.L404]" office:value-type="float" office:value="45456" calcext:value-type="float">
            <text:p>45456</text:p>
          </table:table-cell>
          <table:table-cell table:formula="of:=[.$E$1]*[.L405]" office:value-type="float" office:value="8182080" calcext:value-type="float">
            <text:p>8182080</text:p>
          </table:table-cell>
          <table:table-cell table:formula="of:=[.J405]-[.M405]" office:value-type="float" office:value="8" calcext:value-type="float">
            <text:p>8</text:p>
          </table:table-cell>
          <table:table-cell table:formula="of:=[.N405]/[.M405]*1000000000" office:value-type="float" office:value="977.746489890101" calcext:value-type="float">
            <text:p>977.746489890101</text:p>
          </table:table-cell>
          <table:table-cell table:number-columns-repeated="1009"/>
        </table:table-row>
        <table:table-row table:style-name="ro1">
          <table:table-cell table:formula="of:=[.A405]" office:value-type="float" office:value="1000" calcext:value-type="float">
            <text:p>1000</text:p>
          </table:table-cell>
          <table:table-cell table:formula="of:=[.J405]" office:value-type="float" office:value="8182088" calcext:value-type="float">
            <text:p>8182088</text:p>
          </table:table-cell>
          <table:table-cell table:formula="of:=[.I405]" office:value-type="float" office:value="182080000" calcext:value-type="float">
            <text:p>182080000</text:p>
          </table:table-cell>
          <table:table-cell table:formula="of:=[.D405]" office:value-type="float" office:value="100" calcext:value-type="float">
            <text:p>100</text:p>
          </table:table-cell>
          <table:table-cell table:formula="of:=[.D406]*[.$E$2]" office:value-type="float" office:value="18000" calcext:value-type="float">
            <text:p>18000</text:p>
          </table:table-cell>
          <table:table-cell table:formula="of:=[.A406]*[.$E$2]*[.D406]" office:value-type="float" office:value="18000000" calcext:value-type="float">
            <text:p>18000000</text:p>
          </table:table-cell>
          <table:table-cell table:formula="of:=[.F406]+[.C406]" office:value-type="float" office:value="200080000" calcext:value-type="float">
            <text:p>200080000</text:p>
          </table:table-cell>
          <table:table-cell table:formula="of:=ROUNDDOWN(([.F406]+[.C406])/1000000000)" office:value-type="float" office:value="0" calcext:value-type="float">
            <text:p>0</text:p>
          </table:table-cell>
          <table:table-cell table:formula="of:=IF([.G406]&gt;=0;MOD([.G406];1000000000);-MOD(-[.G406];1000000000))" office:value-type="float" office:value="200080000" calcext:value-type="float">
            <text:p>200080000</text:p>
          </table:table-cell>
          <table:table-cell table:formula="of:=[.B406]+[.E406]+[.H406]" office:value-type="float" office:value="8200088" calcext:value-type="float">
            <text:p>8200088</text:p>
          </table:table-cell>
          <table:table-cell/>
          <table:table-cell table:formula="of:=[.D406]+[.L405]" office:value-type="float" office:value="45556" calcext:value-type="float">
            <text:p>45556</text:p>
          </table:table-cell>
          <table:table-cell table:formula="of:=[.$E$1]*[.L406]" office:value-type="float" office:value="8200080" calcext:value-type="float">
            <text:p>8200080</text:p>
          </table:table-cell>
          <table:table-cell table:formula="of:=[.J406]-[.M406]" office:value-type="float" office:value="8" calcext:value-type="float">
            <text:p>8</text:p>
          </table:table-cell>
          <table:table-cell table:formula="of:=[.N406]/[.M406]*1000000000" office:value-type="float" office:value="975.600238046458" calcext:value-type="float">
            <text:p>975.600238046458</text:p>
          </table:table-cell>
          <table:table-cell table:number-columns-repeated="1009"/>
        </table:table-row>
        <table:table-row table:style-name="ro1">
          <table:table-cell table:formula="of:=[.A406]" office:value-type="float" office:value="1000" calcext:value-type="float">
            <text:p>1000</text:p>
          </table:table-cell>
          <table:table-cell table:formula="of:=[.J406]" office:value-type="float" office:value="8200088" calcext:value-type="float">
            <text:p>8200088</text:p>
          </table:table-cell>
          <table:table-cell table:formula="of:=[.I406]" office:value-type="float" office:value="200080000" calcext:value-type="float">
            <text:p>200080000</text:p>
          </table:table-cell>
          <table:table-cell table:formula="of:=[.D406]" office:value-type="float" office:value="100" calcext:value-type="float">
            <text:p>100</text:p>
          </table:table-cell>
          <table:table-cell table:formula="of:=[.D407]*[.$E$2]" office:value-type="float" office:value="18000" calcext:value-type="float">
            <text:p>18000</text:p>
          </table:table-cell>
          <table:table-cell table:formula="of:=[.A407]*[.$E$2]*[.D407]" office:value-type="float" office:value="18000000" calcext:value-type="float">
            <text:p>18000000</text:p>
          </table:table-cell>
          <table:table-cell table:formula="of:=[.F407]+[.C407]" office:value-type="float" office:value="218080000" calcext:value-type="float">
            <text:p>218080000</text:p>
          </table:table-cell>
          <table:table-cell table:formula="of:=ROUNDDOWN(([.F407]+[.C407])/1000000000)" office:value-type="float" office:value="0" calcext:value-type="float">
            <text:p>0</text:p>
          </table:table-cell>
          <table:table-cell table:formula="of:=IF([.G407]&gt;=0;MOD([.G407];1000000000);-MOD(-[.G407];1000000000))" office:value-type="float" office:value="218080000" calcext:value-type="float">
            <text:p>218080000</text:p>
          </table:table-cell>
          <table:table-cell table:formula="of:=[.B407]+[.E407]+[.H407]" office:value-type="float" office:value="8218088" calcext:value-type="float">
            <text:p>8218088</text:p>
          </table:table-cell>
          <table:table-cell/>
          <table:table-cell table:formula="of:=[.D407]+[.L406]" office:value-type="float" office:value="45656" calcext:value-type="float">
            <text:p>45656</text:p>
          </table:table-cell>
          <table:table-cell table:formula="of:=[.$E$1]*[.L407]" office:value-type="float" office:value="8218080" calcext:value-type="float">
            <text:p>8218080</text:p>
          </table:table-cell>
          <table:table-cell table:formula="of:=[.J407]-[.M407]" office:value-type="float" office:value="8" calcext:value-type="float">
            <text:p>8</text:p>
          </table:table-cell>
          <table:table-cell table:formula="of:=[.N407]/[.M407]*1000000000" office:value-type="float" office:value="973.463388041976" calcext:value-type="float">
            <text:p>973.463388041976</text:p>
          </table:table-cell>
          <table:table-cell table:number-columns-repeated="1009"/>
        </table:table-row>
        <table:table-row table:style-name="ro1">
          <table:table-cell table:formula="of:=[.A407]" office:value-type="float" office:value="1000" calcext:value-type="float">
            <text:p>1000</text:p>
          </table:table-cell>
          <table:table-cell table:formula="of:=[.J407]" office:value-type="float" office:value="8218088" calcext:value-type="float">
            <text:p>8218088</text:p>
          </table:table-cell>
          <table:table-cell table:formula="of:=[.I407]" office:value-type="float" office:value="218080000" calcext:value-type="float">
            <text:p>218080000</text:p>
          </table:table-cell>
          <table:table-cell table:formula="of:=[.D407]" office:value-type="float" office:value="100" calcext:value-type="float">
            <text:p>100</text:p>
          </table:table-cell>
          <table:table-cell table:formula="of:=[.D408]*[.$E$2]" office:value-type="float" office:value="18000" calcext:value-type="float">
            <text:p>18000</text:p>
          </table:table-cell>
          <table:table-cell table:formula="of:=[.A408]*[.$E$2]*[.D408]" office:value-type="float" office:value="18000000" calcext:value-type="float">
            <text:p>18000000</text:p>
          </table:table-cell>
          <table:table-cell table:formula="of:=[.F408]+[.C408]" office:value-type="float" office:value="236080000" calcext:value-type="float">
            <text:p>236080000</text:p>
          </table:table-cell>
          <table:table-cell table:formula="of:=ROUNDDOWN(([.F408]+[.C408])/1000000000)" office:value-type="float" office:value="0" calcext:value-type="float">
            <text:p>0</text:p>
          </table:table-cell>
          <table:table-cell table:formula="of:=IF([.G408]&gt;=0;MOD([.G408];1000000000);-MOD(-[.G408];1000000000))" office:value-type="float" office:value="236080000" calcext:value-type="float">
            <text:p>236080000</text:p>
          </table:table-cell>
          <table:table-cell table:formula="of:=[.B408]+[.E408]+[.H408]" office:value-type="float" office:value="8236088" calcext:value-type="float">
            <text:p>8236088</text:p>
          </table:table-cell>
          <table:table-cell/>
          <table:table-cell table:formula="of:=[.D408]+[.L407]" office:value-type="float" office:value="45756" calcext:value-type="float">
            <text:p>45756</text:p>
          </table:table-cell>
          <table:table-cell table:formula="of:=[.$E$1]*[.L408]" office:value-type="float" office:value="8236080" calcext:value-type="float">
            <text:p>8236080</text:p>
          </table:table-cell>
          <table:table-cell table:formula="of:=[.J408]-[.M408]" office:value-type="float" office:value="8" calcext:value-type="float">
            <text:p>8</text:p>
          </table:table-cell>
          <table:table-cell table:formula="of:=[.N408]/[.M408]*1000000000" office:value-type="float" office:value="971.335878233334" calcext:value-type="float">
            <text:p>971.335878233334</text:p>
          </table:table-cell>
          <table:table-cell table:number-columns-repeated="1009"/>
        </table:table-row>
        <table:table-row table:style-name="ro1">
          <table:table-cell table:formula="of:=[.A408]" office:value-type="float" office:value="1000" calcext:value-type="float">
            <text:p>1000</text:p>
          </table:table-cell>
          <table:table-cell table:formula="of:=[.J408]" office:value-type="float" office:value="8236088" calcext:value-type="float">
            <text:p>8236088</text:p>
          </table:table-cell>
          <table:table-cell table:formula="of:=[.I408]" office:value-type="float" office:value="236080000" calcext:value-type="float">
            <text:p>236080000</text:p>
          </table:table-cell>
          <table:table-cell table:formula="of:=[.D408]" office:value-type="float" office:value="100" calcext:value-type="float">
            <text:p>100</text:p>
          </table:table-cell>
          <table:table-cell table:formula="of:=[.D409]*[.$E$2]" office:value-type="float" office:value="18000" calcext:value-type="float">
            <text:p>18000</text:p>
          </table:table-cell>
          <table:table-cell table:formula="of:=[.A409]*[.$E$2]*[.D409]" office:value-type="float" office:value="18000000" calcext:value-type="float">
            <text:p>18000000</text:p>
          </table:table-cell>
          <table:table-cell table:formula="of:=[.F409]+[.C409]" office:value-type="float" office:value="254080000" calcext:value-type="float">
            <text:p>254080000</text:p>
          </table:table-cell>
          <table:table-cell table:formula="of:=ROUNDDOWN(([.F409]+[.C409])/1000000000)" office:value-type="float" office:value="0" calcext:value-type="float">
            <text:p>0</text:p>
          </table:table-cell>
          <table:table-cell table:formula="of:=IF([.G409]&gt;=0;MOD([.G409];1000000000);-MOD(-[.G409];1000000000))" office:value-type="float" office:value="254080000" calcext:value-type="float">
            <text:p>254080000</text:p>
          </table:table-cell>
          <table:table-cell table:formula="of:=[.B409]+[.E409]+[.H409]" office:value-type="float" office:value="8254088" calcext:value-type="float">
            <text:p>8254088</text:p>
          </table:table-cell>
          <table:table-cell/>
          <table:table-cell table:formula="of:=[.D409]+[.L408]" office:value-type="float" office:value="45856" calcext:value-type="float">
            <text:p>45856</text:p>
          </table:table-cell>
          <table:table-cell table:formula="of:=[.$E$1]*[.L409]" office:value-type="float" office:value="8254080" calcext:value-type="float">
            <text:p>8254080</text:p>
          </table:table-cell>
          <table:table-cell table:formula="of:=[.J409]-[.M409]" office:value-type="float" office:value="8" calcext:value-type="float">
            <text:p>8</text:p>
          </table:table-cell>
          <table:table-cell table:formula="of:=[.N409]/[.M409]*1000000000" office:value-type="float" office:value="969.217647514926" calcext:value-type="float">
            <text:p>969.217647514926</text:p>
          </table:table-cell>
          <table:table-cell table:number-columns-repeated="1009"/>
        </table:table-row>
        <table:table-row table:style-name="ro1">
          <table:table-cell table:formula="of:=[.A409]" office:value-type="float" office:value="1000" calcext:value-type="float">
            <text:p>1000</text:p>
          </table:table-cell>
          <table:table-cell table:formula="of:=[.J409]" office:value-type="float" office:value="8254088" calcext:value-type="float">
            <text:p>8254088</text:p>
          </table:table-cell>
          <table:table-cell table:formula="of:=[.I409]" office:value-type="float" office:value="254080000" calcext:value-type="float">
            <text:p>254080000</text:p>
          </table:table-cell>
          <table:table-cell table:formula="of:=[.D409]" office:value-type="float" office:value="100" calcext:value-type="float">
            <text:p>100</text:p>
          </table:table-cell>
          <table:table-cell table:formula="of:=[.D410]*[.$E$2]" office:value-type="float" office:value="18000" calcext:value-type="float">
            <text:p>18000</text:p>
          </table:table-cell>
          <table:table-cell table:formula="of:=[.A410]*[.$E$2]*[.D410]" office:value-type="float" office:value="18000000" calcext:value-type="float">
            <text:p>18000000</text:p>
          </table:table-cell>
          <table:table-cell table:formula="of:=[.F410]+[.C410]" office:value-type="float" office:value="272080000" calcext:value-type="float">
            <text:p>272080000</text:p>
          </table:table-cell>
          <table:table-cell table:formula="of:=ROUNDDOWN(([.F410]+[.C410])/1000000000)" office:value-type="float" office:value="0" calcext:value-type="float">
            <text:p>0</text:p>
          </table:table-cell>
          <table:table-cell table:formula="of:=IF([.G410]&gt;=0;MOD([.G410];1000000000);-MOD(-[.G410];1000000000))" office:value-type="float" office:value="272080000" calcext:value-type="float">
            <text:p>272080000</text:p>
          </table:table-cell>
          <table:table-cell table:formula="of:=[.B410]+[.E410]+[.H410]" office:value-type="float" office:value="8272088" calcext:value-type="float">
            <text:p>8272088</text:p>
          </table:table-cell>
          <table:table-cell/>
          <table:table-cell table:formula="of:=[.D410]+[.L409]" office:value-type="float" office:value="45956" calcext:value-type="float">
            <text:p>45956</text:p>
          </table:table-cell>
          <table:table-cell table:formula="of:=[.$E$1]*[.L410]" office:value-type="float" office:value="8272080" calcext:value-type="float">
            <text:p>8272080</text:p>
          </table:table-cell>
          <table:table-cell table:formula="of:=[.J410]-[.M410]" office:value-type="float" office:value="8" calcext:value-type="float">
            <text:p>8</text:p>
          </table:table-cell>
          <table:table-cell table:formula="of:=[.N410]/[.M410]*1000000000" office:value-type="float" office:value="967.108635313005" calcext:value-type="float">
            <text:p>967.108635313005</text:p>
          </table:table-cell>
          <table:table-cell table:number-columns-repeated="1009"/>
        </table:table-row>
        <table:table-row table:style-name="ro1">
          <table:table-cell table:formula="of:=[.A410]" office:value-type="float" office:value="1000" calcext:value-type="float">
            <text:p>1000</text:p>
          </table:table-cell>
          <table:table-cell table:formula="of:=[.J410]" office:value-type="float" office:value="8272088" calcext:value-type="float">
            <text:p>8272088</text:p>
          </table:table-cell>
          <table:table-cell table:formula="of:=[.I410]" office:value-type="float" office:value="272080000" calcext:value-type="float">
            <text:p>272080000</text:p>
          </table:table-cell>
          <table:table-cell table:formula="of:=[.D410]" office:value-type="float" office:value="100" calcext:value-type="float">
            <text:p>100</text:p>
          </table:table-cell>
          <table:table-cell table:formula="of:=[.D411]*[.$E$2]" office:value-type="float" office:value="18000" calcext:value-type="float">
            <text:p>18000</text:p>
          </table:table-cell>
          <table:table-cell table:formula="of:=[.A411]*[.$E$2]*[.D411]" office:value-type="float" office:value="18000000" calcext:value-type="float">
            <text:p>18000000</text:p>
          </table:table-cell>
          <table:table-cell table:formula="of:=[.F411]+[.C411]" office:value-type="float" office:value="290080000" calcext:value-type="float">
            <text:p>290080000</text:p>
          </table:table-cell>
          <table:table-cell table:formula="of:=ROUNDDOWN(([.F411]+[.C411])/1000000000)" office:value-type="float" office:value="0" calcext:value-type="float">
            <text:p>0</text:p>
          </table:table-cell>
          <table:table-cell table:formula="of:=IF([.G411]&gt;=0;MOD([.G411];1000000000);-MOD(-[.G411];1000000000))" office:value-type="float" office:value="290080000" calcext:value-type="float">
            <text:p>290080000</text:p>
          </table:table-cell>
          <table:table-cell table:formula="of:=[.B411]+[.E411]+[.H411]" office:value-type="float" office:value="8290088" calcext:value-type="float">
            <text:p>8290088</text:p>
          </table:table-cell>
          <table:table-cell/>
          <table:table-cell table:formula="of:=[.D411]+[.L410]" office:value-type="float" office:value="46056" calcext:value-type="float">
            <text:p>46056</text:p>
          </table:table-cell>
          <table:table-cell table:formula="of:=[.$E$1]*[.L411]" office:value-type="float" office:value="8290080" calcext:value-type="float">
            <text:p>8290080</text:p>
          </table:table-cell>
          <table:table-cell table:formula="of:=[.J411]-[.M411]" office:value-type="float" office:value="8" calcext:value-type="float">
            <text:p>8</text:p>
          </table:table-cell>
          <table:table-cell table:formula="of:=[.N411]/[.M411]*1000000000" office:value-type="float" office:value="965.008781579912" calcext:value-type="float">
            <text:p>965.008781579912</text:p>
          </table:table-cell>
          <table:table-cell table:number-columns-repeated="1009"/>
        </table:table-row>
        <table:table-row table:style-name="ro1">
          <table:table-cell table:formula="of:=[.A411]" office:value-type="float" office:value="1000" calcext:value-type="float">
            <text:p>1000</text:p>
          </table:table-cell>
          <table:table-cell table:formula="of:=[.J411]" office:value-type="float" office:value="8290088" calcext:value-type="float">
            <text:p>8290088</text:p>
          </table:table-cell>
          <table:table-cell table:formula="of:=[.I411]" office:value-type="float" office:value="290080000" calcext:value-type="float">
            <text:p>290080000</text:p>
          </table:table-cell>
          <table:table-cell table:formula="of:=[.D411]" office:value-type="float" office:value="100" calcext:value-type="float">
            <text:p>100</text:p>
          </table:table-cell>
          <table:table-cell table:formula="of:=[.D412]*[.$E$2]" office:value-type="float" office:value="18000" calcext:value-type="float">
            <text:p>18000</text:p>
          </table:table-cell>
          <table:table-cell table:formula="of:=[.A412]*[.$E$2]*[.D412]" office:value-type="float" office:value="18000000" calcext:value-type="float">
            <text:p>18000000</text:p>
          </table:table-cell>
          <table:table-cell table:formula="of:=[.F412]+[.C412]" office:value-type="float" office:value="308080000" calcext:value-type="float">
            <text:p>308080000</text:p>
          </table:table-cell>
          <table:table-cell table:formula="of:=ROUNDDOWN(([.F412]+[.C412])/1000000000)" office:value-type="float" office:value="0" calcext:value-type="float">
            <text:p>0</text:p>
          </table:table-cell>
          <table:table-cell table:formula="of:=IF([.G412]&gt;=0;MOD([.G412];1000000000);-MOD(-[.G412];1000000000))" office:value-type="float" office:value="308080000" calcext:value-type="float">
            <text:p>308080000</text:p>
          </table:table-cell>
          <table:table-cell table:formula="of:=[.B412]+[.E412]+[.H412]" office:value-type="float" office:value="8308088" calcext:value-type="float">
            <text:p>8308088</text:p>
          </table:table-cell>
          <table:table-cell/>
          <table:table-cell table:formula="of:=[.D412]+[.L411]" office:value-type="float" office:value="46156" calcext:value-type="float">
            <text:p>46156</text:p>
          </table:table-cell>
          <table:table-cell table:formula="of:=[.$E$1]*[.L412]" office:value-type="float" office:value="8308080" calcext:value-type="float">
            <text:p>8308080</text:p>
          </table:table-cell>
          <table:table-cell table:formula="of:=[.J412]-[.M412]" office:value-type="float" office:value="8" calcext:value-type="float">
            <text:p>8</text:p>
          </table:table-cell>
          <table:table-cell table:formula="of:=[.N412]/[.M412]*1000000000" office:value-type="float" office:value="962.91802678838" calcext:value-type="float">
            <text:p>962.91802678838</text:p>
          </table:table-cell>
          <table:table-cell table:number-columns-repeated="1009"/>
        </table:table-row>
        <table:table-row table:style-name="ro1">
          <table:table-cell table:formula="of:=[.A412]" office:value-type="float" office:value="1000" calcext:value-type="float">
            <text:p>1000</text:p>
          </table:table-cell>
          <table:table-cell table:formula="of:=[.J412]" office:value-type="float" office:value="8308088" calcext:value-type="float">
            <text:p>8308088</text:p>
          </table:table-cell>
          <table:table-cell table:formula="of:=[.I412]" office:value-type="float" office:value="308080000" calcext:value-type="float">
            <text:p>308080000</text:p>
          </table:table-cell>
          <table:table-cell table:formula="of:=[.D412]" office:value-type="float" office:value="100" calcext:value-type="float">
            <text:p>100</text:p>
          </table:table-cell>
          <table:table-cell table:formula="of:=[.D413]*[.$E$2]" office:value-type="float" office:value="18000" calcext:value-type="float">
            <text:p>18000</text:p>
          </table:table-cell>
          <table:table-cell table:formula="of:=[.A413]*[.$E$2]*[.D413]" office:value-type="float" office:value="18000000" calcext:value-type="float">
            <text:p>18000000</text:p>
          </table:table-cell>
          <table:table-cell table:formula="of:=[.F413]+[.C413]" office:value-type="float" office:value="326080000" calcext:value-type="float">
            <text:p>326080000</text:p>
          </table:table-cell>
          <table:table-cell table:formula="of:=ROUNDDOWN(([.F413]+[.C413])/1000000000)" office:value-type="float" office:value="0" calcext:value-type="float">
            <text:p>0</text:p>
          </table:table-cell>
          <table:table-cell table:formula="of:=IF([.G413]&gt;=0;MOD([.G413];1000000000);-MOD(-[.G413];1000000000))" office:value-type="float" office:value="326080000" calcext:value-type="float">
            <text:p>326080000</text:p>
          </table:table-cell>
          <table:table-cell table:formula="of:=[.B413]+[.E413]+[.H413]" office:value-type="float" office:value="8326088" calcext:value-type="float">
            <text:p>8326088</text:p>
          </table:table-cell>
          <table:table-cell/>
          <table:table-cell table:formula="of:=[.D413]+[.L412]" office:value-type="float" office:value="46256" calcext:value-type="float">
            <text:p>46256</text:p>
          </table:table-cell>
          <table:table-cell table:formula="of:=[.$E$1]*[.L413]" office:value-type="float" office:value="8326080" calcext:value-type="float">
            <text:p>8326080</text:p>
          </table:table-cell>
          <table:table-cell table:formula="of:=[.J413]-[.M413]" office:value-type="float" office:value="8" calcext:value-type="float">
            <text:p>8</text:p>
          </table:table-cell>
          <table:table-cell table:formula="of:=[.N413]/[.M413]*1000000000" office:value-type="float" office:value="960.8363119259" calcext:value-type="float">
            <text:p>960.8363119259</text:p>
          </table:table-cell>
          <table:table-cell table:number-columns-repeated="1009"/>
        </table:table-row>
        <table:table-row table:style-name="ro1">
          <table:table-cell table:formula="of:=[.A413]" office:value-type="float" office:value="1000" calcext:value-type="float">
            <text:p>1000</text:p>
          </table:table-cell>
          <table:table-cell table:formula="of:=[.J413]" office:value-type="float" office:value="8326088" calcext:value-type="float">
            <text:p>8326088</text:p>
          </table:table-cell>
          <table:table-cell table:formula="of:=[.I413]" office:value-type="float" office:value="326080000" calcext:value-type="float">
            <text:p>326080000</text:p>
          </table:table-cell>
          <table:table-cell table:formula="of:=[.D413]" office:value-type="float" office:value="100" calcext:value-type="float">
            <text:p>100</text:p>
          </table:table-cell>
          <table:table-cell table:formula="of:=[.D414]*[.$E$2]" office:value-type="float" office:value="18000" calcext:value-type="float">
            <text:p>18000</text:p>
          </table:table-cell>
          <table:table-cell table:formula="of:=[.A414]*[.$E$2]*[.D414]" office:value-type="float" office:value="18000000" calcext:value-type="float">
            <text:p>18000000</text:p>
          </table:table-cell>
          <table:table-cell table:formula="of:=[.F414]+[.C414]" office:value-type="float" office:value="344080000" calcext:value-type="float">
            <text:p>344080000</text:p>
          </table:table-cell>
          <table:table-cell table:formula="of:=ROUNDDOWN(([.F414]+[.C414])/1000000000)" office:value-type="float" office:value="0" calcext:value-type="float">
            <text:p>0</text:p>
          </table:table-cell>
          <table:table-cell table:formula="of:=IF([.G414]&gt;=0;MOD([.G414];1000000000);-MOD(-[.G414];1000000000))" office:value-type="float" office:value="344080000" calcext:value-type="float">
            <text:p>344080000</text:p>
          </table:table-cell>
          <table:table-cell table:formula="of:=[.B414]+[.E414]+[.H414]" office:value-type="float" office:value="8344088" calcext:value-type="float">
            <text:p>8344088</text:p>
          </table:table-cell>
          <table:table-cell/>
          <table:table-cell table:formula="of:=[.D414]+[.L413]" office:value-type="float" office:value="46356" calcext:value-type="float">
            <text:p>46356</text:p>
          </table:table-cell>
          <table:table-cell table:formula="of:=[.$E$1]*[.L414]" office:value-type="float" office:value="8344080" calcext:value-type="float">
            <text:p>8344080</text:p>
          </table:table-cell>
          <table:table-cell table:formula="of:=[.J414]-[.M414]" office:value-type="float" office:value="8" calcext:value-type="float">
            <text:p>8</text:p>
          </table:table-cell>
          <table:table-cell table:formula="of:=[.N414]/[.M414]*1000000000" office:value-type="float" office:value="958.76357848918" calcext:value-type="float">
            <text:p>958.76357848918</text:p>
          </table:table-cell>
          <table:table-cell table:number-columns-repeated="1009"/>
        </table:table-row>
        <table:table-row table:style-name="ro1">
          <table:table-cell table:formula="of:=[.A414]" office:value-type="float" office:value="1000" calcext:value-type="float">
            <text:p>1000</text:p>
          </table:table-cell>
          <table:table-cell table:formula="of:=[.J414]" office:value-type="float" office:value="8344088" calcext:value-type="float">
            <text:p>8344088</text:p>
          </table:table-cell>
          <table:table-cell table:formula="of:=[.I414]" office:value-type="float" office:value="344080000" calcext:value-type="float">
            <text:p>344080000</text:p>
          </table:table-cell>
          <table:table-cell table:formula="of:=[.D414]" office:value-type="float" office:value="100" calcext:value-type="float">
            <text:p>100</text:p>
          </table:table-cell>
          <table:table-cell table:formula="of:=[.D415]*[.$E$2]" office:value-type="float" office:value="18000" calcext:value-type="float">
            <text:p>18000</text:p>
          </table:table-cell>
          <table:table-cell table:formula="of:=[.A415]*[.$E$2]*[.D415]" office:value-type="float" office:value="18000000" calcext:value-type="float">
            <text:p>18000000</text:p>
          </table:table-cell>
          <table:table-cell table:formula="of:=[.F415]+[.C415]" office:value-type="float" office:value="362080000" calcext:value-type="float">
            <text:p>362080000</text:p>
          </table:table-cell>
          <table:table-cell table:formula="of:=ROUNDDOWN(([.F415]+[.C415])/1000000000)" office:value-type="float" office:value="0" calcext:value-type="float">
            <text:p>0</text:p>
          </table:table-cell>
          <table:table-cell table:formula="of:=IF([.G415]&gt;=0;MOD([.G415];1000000000);-MOD(-[.G415];1000000000))" office:value-type="float" office:value="362080000" calcext:value-type="float">
            <text:p>362080000</text:p>
          </table:table-cell>
          <table:table-cell table:formula="of:=[.B415]+[.E415]+[.H415]" office:value-type="float" office:value="8362088" calcext:value-type="float">
            <text:p>8362088</text:p>
          </table:table-cell>
          <table:table-cell/>
          <table:table-cell table:formula="of:=[.D415]+[.L414]" office:value-type="float" office:value="46456" calcext:value-type="float">
            <text:p>46456</text:p>
          </table:table-cell>
          <table:table-cell table:formula="of:=[.$E$1]*[.L415]" office:value-type="float" office:value="8362080" calcext:value-type="float">
            <text:p>8362080</text:p>
          </table:table-cell>
          <table:table-cell table:formula="of:=[.J415]-[.M415]" office:value-type="float" office:value="8" calcext:value-type="float">
            <text:p>8</text:p>
          </table:table-cell>
          <table:table-cell table:formula="of:=[.N415]/[.M415]*1000000000" office:value-type="float" office:value="956.699768478656" calcext:value-type="float">
            <text:p>956.699768478656</text:p>
          </table:table-cell>
          <table:table-cell table:number-columns-repeated="1009"/>
        </table:table-row>
        <table:table-row table:style-name="ro1">
          <table:table-cell table:formula="of:=[.A415]" office:value-type="float" office:value="1000" calcext:value-type="float">
            <text:p>1000</text:p>
          </table:table-cell>
          <table:table-cell table:formula="of:=[.J415]" office:value-type="float" office:value="8362088" calcext:value-type="float">
            <text:p>8362088</text:p>
          </table:table-cell>
          <table:table-cell table:formula="of:=[.I415]" office:value-type="float" office:value="362080000" calcext:value-type="float">
            <text:p>362080000</text:p>
          </table:table-cell>
          <table:table-cell table:formula="of:=[.D415]" office:value-type="float" office:value="100" calcext:value-type="float">
            <text:p>100</text:p>
          </table:table-cell>
          <table:table-cell table:formula="of:=[.D416]*[.$E$2]" office:value-type="float" office:value="18000" calcext:value-type="float">
            <text:p>18000</text:p>
          </table:table-cell>
          <table:table-cell table:formula="of:=[.A416]*[.$E$2]*[.D416]" office:value-type="float" office:value="18000000" calcext:value-type="float">
            <text:p>18000000</text:p>
          </table:table-cell>
          <table:table-cell table:formula="of:=[.F416]+[.C416]" office:value-type="float" office:value="380080000" calcext:value-type="float">
            <text:p>380080000</text:p>
          </table:table-cell>
          <table:table-cell table:formula="of:=ROUNDDOWN(([.F416]+[.C416])/1000000000)" office:value-type="float" office:value="0" calcext:value-type="float">
            <text:p>0</text:p>
          </table:table-cell>
          <table:table-cell table:formula="of:=IF([.G416]&gt;=0;MOD([.G416];1000000000);-MOD(-[.G416];1000000000))" office:value-type="float" office:value="380080000" calcext:value-type="float">
            <text:p>380080000</text:p>
          </table:table-cell>
          <table:table-cell table:formula="of:=[.B416]+[.E416]+[.H416]" office:value-type="float" office:value="8380088" calcext:value-type="float">
            <text:p>8380088</text:p>
          </table:table-cell>
          <table:table-cell/>
          <table:table-cell table:formula="of:=[.D416]+[.L415]" office:value-type="float" office:value="46556" calcext:value-type="float">
            <text:p>46556</text:p>
          </table:table-cell>
          <table:table-cell table:formula="of:=[.$E$1]*[.L416]" office:value-type="float" office:value="8380080" calcext:value-type="float">
            <text:p>8380080</text:p>
          </table:table-cell>
          <table:table-cell table:formula="of:=[.J416]-[.M416]" office:value-type="float" office:value="8" calcext:value-type="float">
            <text:p>8</text:p>
          </table:table-cell>
          <table:table-cell table:formula="of:=[.N416]/[.M416]*1000000000" office:value-type="float" office:value="954.644824393085" calcext:value-type="float">
            <text:p>954.644824393085</text:p>
          </table:table-cell>
          <table:table-cell table:number-columns-repeated="1009"/>
        </table:table-row>
        <table:table-row table:style-name="ro1">
          <table:table-cell table:formula="of:=[.A416]" office:value-type="float" office:value="1000" calcext:value-type="float">
            <text:p>1000</text:p>
          </table:table-cell>
          <table:table-cell table:formula="of:=[.J416]" office:value-type="float" office:value="8380088" calcext:value-type="float">
            <text:p>8380088</text:p>
          </table:table-cell>
          <table:table-cell table:formula="of:=[.I416]" office:value-type="float" office:value="380080000" calcext:value-type="float">
            <text:p>380080000</text:p>
          </table:table-cell>
          <table:table-cell table:formula="of:=[.D416]" office:value-type="float" office:value="100" calcext:value-type="float">
            <text:p>100</text:p>
          </table:table-cell>
          <table:table-cell table:formula="of:=[.D417]*[.$E$2]" office:value-type="float" office:value="18000" calcext:value-type="float">
            <text:p>18000</text:p>
          </table:table-cell>
          <table:table-cell table:formula="of:=[.A417]*[.$E$2]*[.D417]" office:value-type="float" office:value="18000000" calcext:value-type="float">
            <text:p>18000000</text:p>
          </table:table-cell>
          <table:table-cell table:formula="of:=[.F417]+[.C417]" office:value-type="float" office:value="398080000" calcext:value-type="float">
            <text:p>398080000</text:p>
          </table:table-cell>
          <table:table-cell table:formula="of:=ROUNDDOWN(([.F417]+[.C417])/1000000000)" office:value-type="float" office:value="0" calcext:value-type="float">
            <text:p>0</text:p>
          </table:table-cell>
          <table:table-cell table:formula="of:=IF([.G417]&gt;=0;MOD([.G417];1000000000);-MOD(-[.G417];1000000000))" office:value-type="float" office:value="398080000" calcext:value-type="float">
            <text:p>398080000</text:p>
          </table:table-cell>
          <table:table-cell table:formula="of:=[.B417]+[.E417]+[.H417]" office:value-type="float" office:value="8398088" calcext:value-type="float">
            <text:p>8398088</text:p>
          </table:table-cell>
          <table:table-cell/>
          <table:table-cell table:formula="of:=[.D417]+[.L416]" office:value-type="float" office:value="46656" calcext:value-type="float">
            <text:p>46656</text:p>
          </table:table-cell>
          <table:table-cell table:formula="of:=[.$E$1]*[.L417]" office:value-type="float" office:value="8398080" calcext:value-type="float">
            <text:p>8398080</text:p>
          </table:table-cell>
          <table:table-cell table:formula="of:=[.J417]-[.M417]" office:value-type="float" office:value="8" calcext:value-type="float">
            <text:p>8</text:p>
          </table:table-cell>
          <table:table-cell table:formula="of:=[.N417]/[.M417]*1000000000" office:value-type="float" office:value="952.598689224204" calcext:value-type="float">
            <text:p>952.598689224204</text:p>
          </table:table-cell>
          <table:table-cell table:number-columns-repeated="1009"/>
        </table:table-row>
        <table:table-row table:style-name="ro1">
          <table:table-cell table:formula="of:=[.A417]" office:value-type="float" office:value="1000" calcext:value-type="float">
            <text:p>1000</text:p>
          </table:table-cell>
          <table:table-cell table:formula="of:=[.J417]" office:value-type="float" office:value="8398088" calcext:value-type="float">
            <text:p>8398088</text:p>
          </table:table-cell>
          <table:table-cell table:formula="of:=[.I417]" office:value-type="float" office:value="398080000" calcext:value-type="float">
            <text:p>398080000</text:p>
          </table:table-cell>
          <table:table-cell table:formula="of:=[.D417]" office:value-type="float" office:value="100" calcext:value-type="float">
            <text:p>100</text:p>
          </table:table-cell>
          <table:table-cell table:formula="of:=[.D418]*[.$E$2]" office:value-type="float" office:value="18000" calcext:value-type="float">
            <text:p>18000</text:p>
          </table:table-cell>
          <table:table-cell table:formula="of:=[.A418]*[.$E$2]*[.D418]" office:value-type="float" office:value="18000000" calcext:value-type="float">
            <text:p>18000000</text:p>
          </table:table-cell>
          <table:table-cell table:formula="of:=[.F418]+[.C418]" office:value-type="float" office:value="416080000" calcext:value-type="float">
            <text:p>416080000</text:p>
          </table:table-cell>
          <table:table-cell table:formula="of:=ROUNDDOWN(([.F418]+[.C418])/1000000000)" office:value-type="float" office:value="0" calcext:value-type="float">
            <text:p>0</text:p>
          </table:table-cell>
          <table:table-cell table:formula="of:=IF([.G418]&gt;=0;MOD([.G418];1000000000);-MOD(-[.G418];1000000000))" office:value-type="float" office:value="416080000" calcext:value-type="float">
            <text:p>416080000</text:p>
          </table:table-cell>
          <table:table-cell table:formula="of:=[.B418]+[.E418]+[.H418]" office:value-type="float" office:value="8416088" calcext:value-type="float">
            <text:p>8416088</text:p>
          </table:table-cell>
          <table:table-cell/>
          <table:table-cell table:formula="of:=[.D418]+[.L417]" office:value-type="float" office:value="46756" calcext:value-type="float">
            <text:p>46756</text:p>
          </table:table-cell>
          <table:table-cell table:formula="of:=[.$E$1]*[.L418]" office:value-type="float" office:value="8416080" calcext:value-type="float">
            <text:p>8416080</text:p>
          </table:table-cell>
          <table:table-cell table:formula="of:=[.J418]-[.M418]" office:value-type="float" office:value="8" calcext:value-type="float">
            <text:p>8</text:p>
          </table:table-cell>
          <table:table-cell table:formula="of:=[.N418]/[.M418]*1000000000" office:value-type="float" office:value="950.56130645146" calcext:value-type="float">
            <text:p>950.56130645146</text:p>
          </table:table-cell>
          <table:table-cell table:number-columns-repeated="1009"/>
        </table:table-row>
        <table:table-row table:style-name="ro1">
          <table:table-cell table:formula="of:=[.A418]" office:value-type="float" office:value="1000" calcext:value-type="float">
            <text:p>1000</text:p>
          </table:table-cell>
          <table:table-cell table:formula="of:=[.J418]" office:value-type="float" office:value="8416088" calcext:value-type="float">
            <text:p>8416088</text:p>
          </table:table-cell>
          <table:table-cell table:formula="of:=[.I418]" office:value-type="float" office:value="416080000" calcext:value-type="float">
            <text:p>416080000</text:p>
          </table:table-cell>
          <table:table-cell table:formula="of:=[.D418]" office:value-type="float" office:value="100" calcext:value-type="float">
            <text:p>100</text:p>
          </table:table-cell>
          <table:table-cell table:formula="of:=[.D419]*[.$E$2]" office:value-type="float" office:value="18000" calcext:value-type="float">
            <text:p>18000</text:p>
          </table:table-cell>
          <table:table-cell table:formula="of:=[.A419]*[.$E$2]*[.D419]" office:value-type="float" office:value="18000000" calcext:value-type="float">
            <text:p>18000000</text:p>
          </table:table-cell>
          <table:table-cell table:formula="of:=[.F419]+[.C419]" office:value-type="float" office:value="434080000" calcext:value-type="float">
            <text:p>434080000</text:p>
          </table:table-cell>
          <table:table-cell table:formula="of:=ROUNDDOWN(([.F419]+[.C419])/1000000000)" office:value-type="float" office:value="0" calcext:value-type="float">
            <text:p>0</text:p>
          </table:table-cell>
          <table:table-cell table:formula="of:=IF([.G419]&gt;=0;MOD([.G419];1000000000);-MOD(-[.G419];1000000000))" office:value-type="float" office:value="434080000" calcext:value-type="float">
            <text:p>434080000</text:p>
          </table:table-cell>
          <table:table-cell table:formula="of:=[.B419]+[.E419]+[.H419]" office:value-type="float" office:value="8434088" calcext:value-type="float">
            <text:p>8434088</text:p>
          </table:table-cell>
          <table:table-cell/>
          <table:table-cell table:formula="of:=[.D419]+[.L418]" office:value-type="float" office:value="46856" calcext:value-type="float">
            <text:p>46856</text:p>
          </table:table-cell>
          <table:table-cell table:formula="of:=[.$E$1]*[.L419]" office:value-type="float" office:value="8434080" calcext:value-type="float">
            <text:p>8434080</text:p>
          </table:table-cell>
          <table:table-cell table:formula="of:=[.J419]-[.M419]" office:value-type="float" office:value="8" calcext:value-type="float">
            <text:p>8</text:p>
          </table:table-cell>
          <table:table-cell table:formula="of:=[.N419]/[.M419]*1000000000" office:value-type="float" office:value="948.532620036803" calcext:value-type="float">
            <text:p>948.532620036803</text:p>
          </table:table-cell>
          <table:table-cell table:number-columns-repeated="1009"/>
        </table:table-row>
        <table:table-row table:style-name="ro1">
          <table:table-cell table:formula="of:=[.A419]" office:value-type="float" office:value="1000" calcext:value-type="float">
            <text:p>1000</text:p>
          </table:table-cell>
          <table:table-cell table:formula="of:=[.J419]" office:value-type="float" office:value="8434088" calcext:value-type="float">
            <text:p>8434088</text:p>
          </table:table-cell>
          <table:table-cell table:formula="of:=[.I419]" office:value-type="float" office:value="434080000" calcext:value-type="float">
            <text:p>434080000</text:p>
          </table:table-cell>
          <table:table-cell table:formula="of:=[.D419]" office:value-type="float" office:value="100" calcext:value-type="float">
            <text:p>100</text:p>
          </table:table-cell>
          <table:table-cell table:formula="of:=[.D420]*[.$E$2]" office:value-type="float" office:value="18000" calcext:value-type="float">
            <text:p>18000</text:p>
          </table:table-cell>
          <table:table-cell table:formula="of:=[.A420]*[.$E$2]*[.D420]" office:value-type="float" office:value="18000000" calcext:value-type="float">
            <text:p>18000000</text:p>
          </table:table-cell>
          <table:table-cell table:formula="of:=[.F420]+[.C420]" office:value-type="float" office:value="452080000" calcext:value-type="float">
            <text:p>452080000</text:p>
          </table:table-cell>
          <table:table-cell table:formula="of:=ROUNDDOWN(([.F420]+[.C420])/1000000000)" office:value-type="float" office:value="0" calcext:value-type="float">
            <text:p>0</text:p>
          </table:table-cell>
          <table:table-cell table:formula="of:=IF([.G420]&gt;=0;MOD([.G420];1000000000);-MOD(-[.G420];1000000000))" office:value-type="float" office:value="452080000" calcext:value-type="float">
            <text:p>452080000</text:p>
          </table:table-cell>
          <table:table-cell table:formula="of:=[.B420]+[.E420]+[.H420]" office:value-type="float" office:value="8452088" calcext:value-type="float">
            <text:p>8452088</text:p>
          </table:table-cell>
          <table:table-cell/>
          <table:table-cell table:formula="of:=[.D420]+[.L419]" office:value-type="float" office:value="46956" calcext:value-type="float">
            <text:p>46956</text:p>
          </table:table-cell>
          <table:table-cell table:formula="of:=[.$E$1]*[.L420]" office:value-type="float" office:value="8452080" calcext:value-type="float">
            <text:p>8452080</text:p>
          </table:table-cell>
          <table:table-cell table:formula="of:=[.J420]-[.M420]" office:value-type="float" office:value="8" calcext:value-type="float">
            <text:p>8</text:p>
          </table:table-cell>
          <table:table-cell table:formula="of:=[.N420]/[.M420]*1000000000" office:value-type="float" office:value="946.512574419551" calcext:value-type="float">
            <text:p>946.512574419551</text:p>
          </table:table-cell>
          <table:table-cell table:number-columns-repeated="1009"/>
        </table:table-row>
        <table:table-row table:style-name="ro1">
          <table:table-cell table:formula="of:=[.A420]" office:value-type="float" office:value="1000" calcext:value-type="float">
            <text:p>1000</text:p>
          </table:table-cell>
          <table:table-cell table:formula="of:=[.J420]" office:value-type="float" office:value="8452088" calcext:value-type="float">
            <text:p>8452088</text:p>
          </table:table-cell>
          <table:table-cell table:formula="of:=[.I420]" office:value-type="float" office:value="452080000" calcext:value-type="float">
            <text:p>452080000</text:p>
          </table:table-cell>
          <table:table-cell table:formula="of:=[.D420]" office:value-type="float" office:value="100" calcext:value-type="float">
            <text:p>100</text:p>
          </table:table-cell>
          <table:table-cell table:formula="of:=[.D421]*[.$E$2]" office:value-type="float" office:value="18000" calcext:value-type="float">
            <text:p>18000</text:p>
          </table:table-cell>
          <table:table-cell table:formula="of:=[.A421]*[.$E$2]*[.D421]" office:value-type="float" office:value="18000000" calcext:value-type="float">
            <text:p>18000000</text:p>
          </table:table-cell>
          <table:table-cell table:formula="of:=[.F421]+[.C421]" office:value-type="float" office:value="470080000" calcext:value-type="float">
            <text:p>470080000</text:p>
          </table:table-cell>
          <table:table-cell table:formula="of:=ROUNDDOWN(([.F421]+[.C421])/1000000000)" office:value-type="float" office:value="0" calcext:value-type="float">
            <text:p>0</text:p>
          </table:table-cell>
          <table:table-cell table:formula="of:=IF([.G421]&gt;=0;MOD([.G421];1000000000);-MOD(-[.G421];1000000000))" office:value-type="float" office:value="470080000" calcext:value-type="float">
            <text:p>470080000</text:p>
          </table:table-cell>
          <table:table-cell table:formula="of:=[.B421]+[.E421]+[.H421]" office:value-type="float" office:value="8470088" calcext:value-type="float">
            <text:p>8470088</text:p>
          </table:table-cell>
          <table:table-cell/>
          <table:table-cell table:formula="of:=[.D421]+[.L420]" office:value-type="float" office:value="47056" calcext:value-type="float">
            <text:p>47056</text:p>
          </table:table-cell>
          <table:table-cell table:formula="of:=[.$E$1]*[.L421]" office:value-type="float" office:value="8470080" calcext:value-type="float">
            <text:p>8470080</text:p>
          </table:table-cell>
          <table:table-cell table:formula="of:=[.J421]-[.M421]" office:value-type="float" office:value="8" calcext:value-type="float">
            <text:p>8</text:p>
          </table:table-cell>
          <table:table-cell table:formula="of:=[.N421]/[.M421]*1000000000" office:value-type="float" office:value="944.501114511315" calcext:value-type="float">
            <text:p>944.501114511315</text:p>
          </table:table-cell>
          <table:table-cell table:number-columns-repeated="1009"/>
        </table:table-row>
        <table:table-row table:style-name="ro1">
          <table:table-cell table:formula="of:=[.A421]" office:value-type="float" office:value="1000" calcext:value-type="float">
            <text:p>1000</text:p>
          </table:table-cell>
          <table:table-cell table:formula="of:=[.J421]" office:value-type="float" office:value="8470088" calcext:value-type="float">
            <text:p>8470088</text:p>
          </table:table-cell>
          <table:table-cell table:formula="of:=[.I421]" office:value-type="float" office:value="470080000" calcext:value-type="float">
            <text:p>470080000</text:p>
          </table:table-cell>
          <table:table-cell table:formula="of:=[.D421]" office:value-type="float" office:value="100" calcext:value-type="float">
            <text:p>100</text:p>
          </table:table-cell>
          <table:table-cell table:formula="of:=[.D422]*[.$E$2]" office:value-type="float" office:value="18000" calcext:value-type="float">
            <text:p>18000</text:p>
          </table:table-cell>
          <table:table-cell table:formula="of:=[.A422]*[.$E$2]*[.D422]" office:value-type="float" office:value="18000000" calcext:value-type="float">
            <text:p>18000000</text:p>
          </table:table-cell>
          <table:table-cell table:formula="of:=[.F422]+[.C422]" office:value-type="float" office:value="488080000" calcext:value-type="float">
            <text:p>488080000</text:p>
          </table:table-cell>
          <table:table-cell table:formula="of:=ROUNDDOWN(([.F422]+[.C422])/1000000000)" office:value-type="float" office:value="0" calcext:value-type="float">
            <text:p>0</text:p>
          </table:table-cell>
          <table:table-cell table:formula="of:=IF([.G422]&gt;=0;MOD([.G422];1000000000);-MOD(-[.G422];1000000000))" office:value-type="float" office:value="488080000" calcext:value-type="float">
            <text:p>488080000</text:p>
          </table:table-cell>
          <table:table-cell table:formula="of:=[.B422]+[.E422]+[.H422]" office:value-type="float" office:value="8488088" calcext:value-type="float">
            <text:p>8488088</text:p>
          </table:table-cell>
          <table:table-cell/>
          <table:table-cell table:formula="of:=[.D422]+[.L421]" office:value-type="float" office:value="47156" calcext:value-type="float">
            <text:p>47156</text:p>
          </table:table-cell>
          <table:table-cell table:formula="of:=[.$E$1]*[.L422]" office:value-type="float" office:value="8488080" calcext:value-type="float">
            <text:p>8488080</text:p>
          </table:table-cell>
          <table:table-cell table:formula="of:=[.J422]-[.M422]" office:value-type="float" office:value="8" calcext:value-type="float">
            <text:p>8</text:p>
          </table:table-cell>
          <table:table-cell table:formula="of:=[.N422]/[.M422]*1000000000" office:value-type="float" office:value="942.498185690993" calcext:value-type="float">
            <text:p>942.498185690993</text:p>
          </table:table-cell>
          <table:table-cell table:number-columns-repeated="1009"/>
        </table:table-row>
        <table:table-row table:style-name="ro1">
          <table:table-cell table:formula="of:=[.A422]" office:value-type="float" office:value="1000" calcext:value-type="float">
            <text:p>1000</text:p>
          </table:table-cell>
          <table:table-cell table:formula="of:=[.J422]" office:value-type="float" office:value="8488088" calcext:value-type="float">
            <text:p>8488088</text:p>
          </table:table-cell>
          <table:table-cell table:formula="of:=[.I422]" office:value-type="float" office:value="488080000" calcext:value-type="float">
            <text:p>488080000</text:p>
          </table:table-cell>
          <table:table-cell table:formula="of:=[.D422]" office:value-type="float" office:value="100" calcext:value-type="float">
            <text:p>100</text:p>
          </table:table-cell>
          <table:table-cell table:formula="of:=[.D423]*[.$E$2]" office:value-type="float" office:value="18000" calcext:value-type="float">
            <text:p>18000</text:p>
          </table:table-cell>
          <table:table-cell table:formula="of:=[.A423]*[.$E$2]*[.D423]" office:value-type="float" office:value="18000000" calcext:value-type="float">
            <text:p>18000000</text:p>
          </table:table-cell>
          <table:table-cell table:formula="of:=[.F423]+[.C423]" office:value-type="float" office:value="506080000" calcext:value-type="float">
            <text:p>506080000</text:p>
          </table:table-cell>
          <table:table-cell table:formula="of:=ROUNDDOWN(([.F423]+[.C423])/1000000000)" office:value-type="float" office:value="0" calcext:value-type="float">
            <text:p>0</text:p>
          </table:table-cell>
          <table:table-cell table:formula="of:=IF([.G423]&gt;=0;MOD([.G423];1000000000);-MOD(-[.G423];1000000000))" office:value-type="float" office:value="506080000" calcext:value-type="float">
            <text:p>506080000</text:p>
          </table:table-cell>
          <table:table-cell table:formula="of:=[.B423]+[.E423]+[.H423]" office:value-type="float" office:value="8506088" calcext:value-type="float">
            <text:p>8506088</text:p>
          </table:table-cell>
          <table:table-cell/>
          <table:table-cell table:formula="of:=[.D423]+[.L422]" office:value-type="float" office:value="47256" calcext:value-type="float">
            <text:p>47256</text:p>
          </table:table-cell>
          <table:table-cell table:formula="of:=[.$E$1]*[.L423]" office:value-type="float" office:value="8506080" calcext:value-type="float">
            <text:p>8506080</text:p>
          </table:table-cell>
          <table:table-cell table:formula="of:=[.J423]-[.M423]" office:value-type="float" office:value="8" calcext:value-type="float">
            <text:p>8</text:p>
          </table:table-cell>
          <table:table-cell table:formula="of:=[.N423]/[.M423]*1000000000" office:value-type="float" office:value="940.503733799823" calcext:value-type="float">
            <text:p>940.503733799823</text:p>
          </table:table-cell>
          <table:table-cell table:number-columns-repeated="1009"/>
        </table:table-row>
        <table:table-row table:style-name="ro1">
          <table:table-cell table:formula="of:=[.A423]" office:value-type="float" office:value="1000" calcext:value-type="float">
            <text:p>1000</text:p>
          </table:table-cell>
          <table:table-cell table:formula="of:=[.J423]" office:value-type="float" office:value="8506088" calcext:value-type="float">
            <text:p>8506088</text:p>
          </table:table-cell>
          <table:table-cell table:formula="of:=[.I423]" office:value-type="float" office:value="506080000" calcext:value-type="float">
            <text:p>506080000</text:p>
          </table:table-cell>
          <table:table-cell table:formula="of:=[.D423]" office:value-type="float" office:value="100" calcext:value-type="float">
            <text:p>100</text:p>
          </table:table-cell>
          <table:table-cell table:formula="of:=[.D424]*[.$E$2]" office:value-type="float" office:value="18000" calcext:value-type="float">
            <text:p>18000</text:p>
          </table:table-cell>
          <table:table-cell table:formula="of:=[.A424]*[.$E$2]*[.D424]" office:value-type="float" office:value="18000000" calcext:value-type="float">
            <text:p>18000000</text:p>
          </table:table-cell>
          <table:table-cell table:formula="of:=[.F424]+[.C424]" office:value-type="float" office:value="524080000" calcext:value-type="float">
            <text:p>524080000</text:p>
          </table:table-cell>
          <table:table-cell table:formula="of:=ROUNDDOWN(([.F424]+[.C424])/1000000000)" office:value-type="float" office:value="0" calcext:value-type="float">
            <text:p>0</text:p>
          </table:table-cell>
          <table:table-cell table:formula="of:=IF([.G424]&gt;=0;MOD([.G424];1000000000);-MOD(-[.G424];1000000000))" office:value-type="float" office:value="524080000" calcext:value-type="float">
            <text:p>524080000</text:p>
          </table:table-cell>
          <table:table-cell table:formula="of:=[.B424]+[.E424]+[.H424]" office:value-type="float" office:value="8524088" calcext:value-type="float">
            <text:p>8524088</text:p>
          </table:table-cell>
          <table:table-cell/>
          <table:table-cell table:formula="of:=[.D424]+[.L423]" office:value-type="float" office:value="47356" calcext:value-type="float">
            <text:p>47356</text:p>
          </table:table-cell>
          <table:table-cell table:formula="of:=[.$E$1]*[.L424]" office:value-type="float" office:value="8524080" calcext:value-type="float">
            <text:p>8524080</text:p>
          </table:table-cell>
          <table:table-cell table:formula="of:=[.J424]-[.M424]" office:value-type="float" office:value="8" calcext:value-type="float">
            <text:p>8</text:p>
          </table:table-cell>
          <table:table-cell table:formula="of:=[.N424]/[.M424]*1000000000" office:value-type="float" office:value="938.517705136507" calcext:value-type="float">
            <text:p>938.517705136507</text:p>
          </table:table-cell>
          <table:table-cell table:number-columns-repeated="1009"/>
        </table:table-row>
        <table:table-row table:style-name="ro1">
          <table:table-cell table:formula="of:=[.A424]" office:value-type="float" office:value="1000" calcext:value-type="float">
            <text:p>1000</text:p>
          </table:table-cell>
          <table:table-cell table:formula="of:=[.J424]" office:value-type="float" office:value="8524088" calcext:value-type="float">
            <text:p>8524088</text:p>
          </table:table-cell>
          <table:table-cell table:formula="of:=[.I424]" office:value-type="float" office:value="524080000" calcext:value-type="float">
            <text:p>524080000</text:p>
          </table:table-cell>
          <table:table-cell table:formula="of:=[.D424]" office:value-type="float" office:value="100" calcext:value-type="float">
            <text:p>100</text:p>
          </table:table-cell>
          <table:table-cell table:formula="of:=[.D425]*[.$E$2]" office:value-type="float" office:value="18000" calcext:value-type="float">
            <text:p>18000</text:p>
          </table:table-cell>
          <table:table-cell table:formula="of:=[.A425]*[.$E$2]*[.D425]" office:value-type="float" office:value="18000000" calcext:value-type="float">
            <text:p>18000000</text:p>
          </table:table-cell>
          <table:table-cell table:formula="of:=[.F425]+[.C425]" office:value-type="float" office:value="542080000" calcext:value-type="float">
            <text:p>542080000</text:p>
          </table:table-cell>
          <table:table-cell table:formula="of:=ROUNDDOWN(([.F425]+[.C425])/1000000000)" office:value-type="float" office:value="0" calcext:value-type="float">
            <text:p>0</text:p>
          </table:table-cell>
          <table:table-cell table:formula="of:=IF([.G425]&gt;=0;MOD([.G425];1000000000);-MOD(-[.G425];1000000000))" office:value-type="float" office:value="542080000" calcext:value-type="float">
            <text:p>542080000</text:p>
          </table:table-cell>
          <table:table-cell table:formula="of:=[.B425]+[.E425]+[.H425]" office:value-type="float" office:value="8542088" calcext:value-type="float">
            <text:p>8542088</text:p>
          </table:table-cell>
          <table:table-cell/>
          <table:table-cell table:formula="of:=[.D425]+[.L424]" office:value-type="float" office:value="47456" calcext:value-type="float">
            <text:p>47456</text:p>
          </table:table-cell>
          <table:table-cell table:formula="of:=[.$E$1]*[.L425]" office:value-type="float" office:value="8542080" calcext:value-type="float">
            <text:p>8542080</text:p>
          </table:table-cell>
          <table:table-cell table:formula="of:=[.J425]-[.M425]" office:value-type="float" office:value="8" calcext:value-type="float">
            <text:p>8</text:p>
          </table:table-cell>
          <table:table-cell table:formula="of:=[.N425]/[.M425]*1000000000" office:value-type="float" office:value="936.540046452386" calcext:value-type="float">
            <text:p>936.540046452386</text:p>
          </table:table-cell>
          <table:table-cell table:number-columns-repeated="1009"/>
        </table:table-row>
        <table:table-row table:style-name="ro1">
          <table:table-cell table:formula="of:=[.A425]" office:value-type="float" office:value="1000" calcext:value-type="float">
            <text:p>1000</text:p>
          </table:table-cell>
          <table:table-cell table:formula="of:=[.J425]" office:value-type="float" office:value="8542088" calcext:value-type="float">
            <text:p>8542088</text:p>
          </table:table-cell>
          <table:table-cell table:formula="of:=[.I425]" office:value-type="float" office:value="542080000" calcext:value-type="float">
            <text:p>542080000</text:p>
          </table:table-cell>
          <table:table-cell table:formula="of:=[.D425]" office:value-type="float" office:value="100" calcext:value-type="float">
            <text:p>100</text:p>
          </table:table-cell>
          <table:table-cell table:formula="of:=[.D426]*[.$E$2]" office:value-type="float" office:value="18000" calcext:value-type="float">
            <text:p>18000</text:p>
          </table:table-cell>
          <table:table-cell table:formula="of:=[.A426]*[.$E$2]*[.D426]" office:value-type="float" office:value="18000000" calcext:value-type="float">
            <text:p>18000000</text:p>
          </table:table-cell>
          <table:table-cell table:formula="of:=[.F426]+[.C426]" office:value-type="float" office:value="560080000" calcext:value-type="float">
            <text:p>560080000</text:p>
          </table:table-cell>
          <table:table-cell table:formula="of:=ROUNDDOWN(([.F426]+[.C426])/1000000000)" office:value-type="float" office:value="0" calcext:value-type="float">
            <text:p>0</text:p>
          </table:table-cell>
          <table:table-cell table:formula="of:=IF([.G426]&gt;=0;MOD([.G426];1000000000);-MOD(-[.G426];1000000000))" office:value-type="float" office:value="560080000" calcext:value-type="float">
            <text:p>560080000</text:p>
          </table:table-cell>
          <table:table-cell table:formula="of:=[.B426]+[.E426]+[.H426]" office:value-type="float" office:value="8560088" calcext:value-type="float">
            <text:p>8560088</text:p>
          </table:table-cell>
          <table:table-cell/>
          <table:table-cell table:formula="of:=[.D426]+[.L425]" office:value-type="float" office:value="47556" calcext:value-type="float">
            <text:p>47556</text:p>
          </table:table-cell>
          <table:table-cell table:formula="of:=[.$E$1]*[.L426]" office:value-type="float" office:value="8560080" calcext:value-type="float">
            <text:p>8560080</text:p>
          </table:table-cell>
          <table:table-cell table:formula="of:=[.J426]-[.M426]" office:value-type="float" office:value="8" calcext:value-type="float">
            <text:p>8</text:p>
          </table:table-cell>
          <table:table-cell table:formula="of:=[.N426]/[.M426]*1000000000" office:value-type="float" office:value="934.570704946683" calcext:value-type="float">
            <text:p>934.570704946683</text:p>
          </table:table-cell>
          <table:table-cell table:number-columns-repeated="1009"/>
        </table:table-row>
        <table:table-row table:style-name="ro1">
          <table:table-cell table:formula="of:=[.A426]" office:value-type="float" office:value="1000" calcext:value-type="float">
            <text:p>1000</text:p>
          </table:table-cell>
          <table:table-cell table:formula="of:=[.J426]" office:value-type="float" office:value="8560088" calcext:value-type="float">
            <text:p>8560088</text:p>
          </table:table-cell>
          <table:table-cell table:formula="of:=[.I426]" office:value-type="float" office:value="560080000" calcext:value-type="float">
            <text:p>560080000</text:p>
          </table:table-cell>
          <table:table-cell table:formula="of:=[.D426]" office:value-type="float" office:value="100" calcext:value-type="float">
            <text:p>100</text:p>
          </table:table-cell>
          <table:table-cell table:formula="of:=[.D427]*[.$E$2]" office:value-type="float" office:value="18000" calcext:value-type="float">
            <text:p>18000</text:p>
          </table:table-cell>
          <table:table-cell table:formula="of:=[.A427]*[.$E$2]*[.D427]" office:value-type="float" office:value="18000000" calcext:value-type="float">
            <text:p>18000000</text:p>
          </table:table-cell>
          <table:table-cell table:formula="of:=[.F427]+[.C427]" office:value-type="float" office:value="578080000" calcext:value-type="float">
            <text:p>578080000</text:p>
          </table:table-cell>
          <table:table-cell table:formula="of:=ROUNDDOWN(([.F427]+[.C427])/1000000000)" office:value-type="float" office:value="0" calcext:value-type="float">
            <text:p>0</text:p>
          </table:table-cell>
          <table:table-cell table:formula="of:=IF([.G427]&gt;=0;MOD([.G427];1000000000);-MOD(-[.G427];1000000000))" office:value-type="float" office:value="578080000" calcext:value-type="float">
            <text:p>578080000</text:p>
          </table:table-cell>
          <table:table-cell table:formula="of:=[.B427]+[.E427]+[.H427]" office:value-type="float" office:value="8578088" calcext:value-type="float">
            <text:p>8578088</text:p>
          </table:table-cell>
          <table:table-cell/>
          <table:table-cell table:formula="of:=[.D427]+[.L426]" office:value-type="float" office:value="47656" calcext:value-type="float">
            <text:p>47656</text:p>
          </table:table-cell>
          <table:table-cell table:formula="of:=[.$E$1]*[.L427]" office:value-type="float" office:value="8578080" calcext:value-type="float">
            <text:p>8578080</text:p>
          </table:table-cell>
          <table:table-cell table:formula="of:=[.J427]-[.M427]" office:value-type="float" office:value="8" calcext:value-type="float">
            <text:p>8</text:p>
          </table:table-cell>
          <table:table-cell table:formula="of:=[.N427]/[.M427]*1000000000" office:value-type="float" office:value="932.609628261802" calcext:value-type="float">
            <text:p>932.609628261802</text:p>
          </table:table-cell>
          <table:table-cell table:number-columns-repeated="1009"/>
        </table:table-row>
        <table:table-row table:style-name="ro1">
          <table:table-cell table:formula="of:=[.A427]" office:value-type="float" office:value="1000" calcext:value-type="float">
            <text:p>1000</text:p>
          </table:table-cell>
          <table:table-cell table:formula="of:=[.J427]" office:value-type="float" office:value="8578088" calcext:value-type="float">
            <text:p>8578088</text:p>
          </table:table-cell>
          <table:table-cell table:formula="of:=[.I427]" office:value-type="float" office:value="578080000" calcext:value-type="float">
            <text:p>578080000</text:p>
          </table:table-cell>
          <table:table-cell table:formula="of:=[.D427]" office:value-type="float" office:value="100" calcext:value-type="float">
            <text:p>100</text:p>
          </table:table-cell>
          <table:table-cell table:formula="of:=[.D428]*[.$E$2]" office:value-type="float" office:value="18000" calcext:value-type="float">
            <text:p>18000</text:p>
          </table:table-cell>
          <table:table-cell table:formula="of:=[.A428]*[.$E$2]*[.D428]" office:value-type="float" office:value="18000000" calcext:value-type="float">
            <text:p>18000000</text:p>
          </table:table-cell>
          <table:table-cell table:formula="of:=[.F428]+[.C428]" office:value-type="float" office:value="596080000" calcext:value-type="float">
            <text:p>596080000</text:p>
          </table:table-cell>
          <table:table-cell table:formula="of:=ROUNDDOWN(([.F428]+[.C428])/1000000000)" office:value-type="float" office:value="0" calcext:value-type="float">
            <text:p>0</text:p>
          </table:table-cell>
          <table:table-cell table:formula="of:=IF([.G428]&gt;=0;MOD([.G428];1000000000);-MOD(-[.G428];1000000000))" office:value-type="float" office:value="596080000" calcext:value-type="float">
            <text:p>596080000</text:p>
          </table:table-cell>
          <table:table-cell table:formula="of:=[.B428]+[.E428]+[.H428]" office:value-type="float" office:value="8596088" calcext:value-type="float">
            <text:p>8596088</text:p>
          </table:table-cell>
          <table:table-cell/>
          <table:table-cell table:formula="of:=[.D428]+[.L427]" office:value-type="float" office:value="47756" calcext:value-type="float">
            <text:p>47756</text:p>
          </table:table-cell>
          <table:table-cell table:formula="of:=[.$E$1]*[.L428]" office:value-type="float" office:value="8596080" calcext:value-type="float">
            <text:p>8596080</text:p>
          </table:table-cell>
          <table:table-cell table:formula="of:=[.J428]-[.M428]" office:value-type="float" office:value="8" calcext:value-type="float">
            <text:p>8</text:p>
          </table:table-cell>
          <table:table-cell table:formula="of:=[.N428]/[.M428]*1000000000" office:value-type="float" office:value="930.656764478693" calcext:value-type="float">
            <text:p>930.656764478693</text:p>
          </table:table-cell>
          <table:table-cell table:number-columns-repeated="1009"/>
        </table:table-row>
        <table:table-row table:style-name="ro1">
          <table:table-cell table:formula="of:=[.A428]" office:value-type="float" office:value="1000" calcext:value-type="float">
            <text:p>1000</text:p>
          </table:table-cell>
          <table:table-cell table:formula="of:=[.J428]" office:value-type="float" office:value="8596088" calcext:value-type="float">
            <text:p>8596088</text:p>
          </table:table-cell>
          <table:table-cell table:formula="of:=[.I428]" office:value-type="float" office:value="596080000" calcext:value-type="float">
            <text:p>596080000</text:p>
          </table:table-cell>
          <table:table-cell table:formula="of:=[.D428]" office:value-type="float" office:value="100" calcext:value-type="float">
            <text:p>100</text:p>
          </table:table-cell>
          <table:table-cell table:formula="of:=[.D429]*[.$E$2]" office:value-type="float" office:value="18000" calcext:value-type="float">
            <text:p>18000</text:p>
          </table:table-cell>
          <table:table-cell table:formula="of:=[.A429]*[.$E$2]*[.D429]" office:value-type="float" office:value="18000000" calcext:value-type="float">
            <text:p>18000000</text:p>
          </table:table-cell>
          <table:table-cell table:formula="of:=[.F429]+[.C429]" office:value-type="float" office:value="614080000" calcext:value-type="float">
            <text:p>614080000</text:p>
          </table:table-cell>
          <table:table-cell table:formula="of:=ROUNDDOWN(([.F429]+[.C429])/1000000000)" office:value-type="float" office:value="0" calcext:value-type="float">
            <text:p>0</text:p>
          </table:table-cell>
          <table:table-cell table:formula="of:=IF([.G429]&gt;=0;MOD([.G429];1000000000);-MOD(-[.G429];1000000000))" office:value-type="float" office:value="614080000" calcext:value-type="float">
            <text:p>614080000</text:p>
          </table:table-cell>
          <table:table-cell table:formula="of:=[.B429]+[.E429]+[.H429]" office:value-type="float" office:value="8614088" calcext:value-type="float">
            <text:p>8614088</text:p>
          </table:table-cell>
          <table:table-cell/>
          <table:table-cell table:formula="of:=[.D429]+[.L428]" office:value-type="float" office:value="47856" calcext:value-type="float">
            <text:p>47856</text:p>
          </table:table-cell>
          <table:table-cell table:formula="of:=[.$E$1]*[.L429]" office:value-type="float" office:value="8614080" calcext:value-type="float">
            <text:p>8614080</text:p>
          </table:table-cell>
          <table:table-cell table:formula="of:=[.J429]-[.M429]" office:value-type="float" office:value="8" calcext:value-type="float">
            <text:p>8</text:p>
          </table:table-cell>
          <table:table-cell table:formula="of:=[.N429]/[.M429]*1000000000" office:value-type="float" office:value="928.712062112263" calcext:value-type="float">
            <text:p>928.712062112263</text:p>
          </table:table-cell>
          <table:table-cell table:number-columns-repeated="1009"/>
        </table:table-row>
        <table:table-row table:style-name="ro1">
          <table:table-cell table:formula="of:=[.A429]" office:value-type="float" office:value="1000" calcext:value-type="float">
            <text:p>1000</text:p>
          </table:table-cell>
          <table:table-cell table:formula="of:=[.J429]" office:value-type="float" office:value="8614088" calcext:value-type="float">
            <text:p>8614088</text:p>
          </table:table-cell>
          <table:table-cell table:formula="of:=[.I429]" office:value-type="float" office:value="614080000" calcext:value-type="float">
            <text:p>614080000</text:p>
          </table:table-cell>
          <table:table-cell table:formula="of:=[.D429]" office:value-type="float" office:value="100" calcext:value-type="float">
            <text:p>100</text:p>
          </table:table-cell>
          <table:table-cell table:formula="of:=[.D430]*[.$E$2]" office:value-type="float" office:value="18000" calcext:value-type="float">
            <text:p>18000</text:p>
          </table:table-cell>
          <table:table-cell table:formula="of:=[.A430]*[.$E$2]*[.D430]" office:value-type="float" office:value="18000000" calcext:value-type="float">
            <text:p>18000000</text:p>
          </table:table-cell>
          <table:table-cell table:formula="of:=[.F430]+[.C430]" office:value-type="float" office:value="632080000" calcext:value-type="float">
            <text:p>632080000</text:p>
          </table:table-cell>
          <table:table-cell table:formula="of:=ROUNDDOWN(([.F430]+[.C430])/1000000000)" office:value-type="float" office:value="0" calcext:value-type="float">
            <text:p>0</text:p>
          </table:table-cell>
          <table:table-cell table:formula="of:=IF([.G430]&gt;=0;MOD([.G430];1000000000);-MOD(-[.G430];1000000000))" office:value-type="float" office:value="632080000" calcext:value-type="float">
            <text:p>632080000</text:p>
          </table:table-cell>
          <table:table-cell table:formula="of:=[.B430]+[.E430]+[.H430]" office:value-type="float" office:value="8632088" calcext:value-type="float">
            <text:p>8632088</text:p>
          </table:table-cell>
          <table:table-cell/>
          <table:table-cell table:formula="of:=[.D430]+[.L429]" office:value-type="float" office:value="47956" calcext:value-type="float">
            <text:p>47956</text:p>
          </table:table-cell>
          <table:table-cell table:formula="of:=[.$E$1]*[.L430]" office:value-type="float" office:value="8632080" calcext:value-type="float">
            <text:p>8632080</text:p>
          </table:table-cell>
          <table:table-cell table:formula="of:=[.J430]-[.M430]" office:value-type="float" office:value="8" calcext:value-type="float">
            <text:p>8</text:p>
          </table:table-cell>
          <table:table-cell table:formula="of:=[.N430]/[.M430]*1000000000" office:value-type="float" office:value="926.775470106857" calcext:value-type="float">
            <text:p>926.775470106857</text:p>
          </table:table-cell>
          <table:table-cell table:number-columns-repeated="1009"/>
        </table:table-row>
        <table:table-row table:style-name="ro1">
          <table:table-cell table:formula="of:=[.A430]" office:value-type="float" office:value="1000" calcext:value-type="float">
            <text:p>1000</text:p>
          </table:table-cell>
          <table:table-cell table:formula="of:=[.J430]" office:value-type="float" office:value="8632088" calcext:value-type="float">
            <text:p>8632088</text:p>
          </table:table-cell>
          <table:table-cell table:formula="of:=[.I430]" office:value-type="float" office:value="632080000" calcext:value-type="float">
            <text:p>632080000</text:p>
          </table:table-cell>
          <table:table-cell table:formula="of:=[.D430]" office:value-type="float" office:value="100" calcext:value-type="float">
            <text:p>100</text:p>
          </table:table-cell>
          <table:table-cell table:formula="of:=[.D431]*[.$E$2]" office:value-type="float" office:value="18000" calcext:value-type="float">
            <text:p>18000</text:p>
          </table:table-cell>
          <table:table-cell table:formula="of:=[.A431]*[.$E$2]*[.D431]" office:value-type="float" office:value="18000000" calcext:value-type="float">
            <text:p>18000000</text:p>
          </table:table-cell>
          <table:table-cell table:formula="of:=[.F431]+[.C431]" office:value-type="float" office:value="650080000" calcext:value-type="float">
            <text:p>650080000</text:p>
          </table:table-cell>
          <table:table-cell table:formula="of:=ROUNDDOWN(([.F431]+[.C431])/1000000000)" office:value-type="float" office:value="0" calcext:value-type="float">
            <text:p>0</text:p>
          </table:table-cell>
          <table:table-cell table:formula="of:=IF([.G431]&gt;=0;MOD([.G431];1000000000);-MOD(-[.G431];1000000000))" office:value-type="float" office:value="650080000" calcext:value-type="float">
            <text:p>650080000</text:p>
          </table:table-cell>
          <table:table-cell table:formula="of:=[.B431]+[.E431]+[.H431]" office:value-type="float" office:value="8650088" calcext:value-type="float">
            <text:p>8650088</text:p>
          </table:table-cell>
          <table:table-cell/>
          <table:table-cell table:formula="of:=[.D431]+[.L430]" office:value-type="float" office:value="48056" calcext:value-type="float">
            <text:p>48056</text:p>
          </table:table-cell>
          <table:table-cell table:formula="of:=[.$E$1]*[.L431]" office:value-type="float" office:value="8650080" calcext:value-type="float">
            <text:p>8650080</text:p>
          </table:table-cell>
          <table:table-cell table:formula="of:=[.J431]-[.M431]" office:value-type="float" office:value="8" calcext:value-type="float">
            <text:p>8</text:p>
          </table:table-cell>
          <table:table-cell table:formula="of:=[.N431]/[.M431]*1000000000" office:value-type="float" office:value="924.846937831789" calcext:value-type="float">
            <text:p>924.846937831789</text:p>
          </table:table-cell>
          <table:table-cell table:number-columns-repeated="1009"/>
        </table:table-row>
        <table:table-row table:style-name="ro1">
          <table:table-cell table:formula="of:=[.A431]" office:value-type="float" office:value="1000" calcext:value-type="float">
            <text:p>1000</text:p>
          </table:table-cell>
          <table:table-cell table:formula="of:=[.J431]" office:value-type="float" office:value="8650088" calcext:value-type="float">
            <text:p>8650088</text:p>
          </table:table-cell>
          <table:table-cell table:formula="of:=[.I431]" office:value-type="float" office:value="650080000" calcext:value-type="float">
            <text:p>650080000</text:p>
          </table:table-cell>
          <table:table-cell table:formula="of:=[.D431]" office:value-type="float" office:value="100" calcext:value-type="float">
            <text:p>100</text:p>
          </table:table-cell>
          <table:table-cell table:formula="of:=[.D432]*[.$E$2]" office:value-type="float" office:value="18000" calcext:value-type="float">
            <text:p>18000</text:p>
          </table:table-cell>
          <table:table-cell table:formula="of:=[.A432]*[.$E$2]*[.D432]" office:value-type="float" office:value="18000000" calcext:value-type="float">
            <text:p>18000000</text:p>
          </table:table-cell>
          <table:table-cell table:formula="of:=[.F432]+[.C432]" office:value-type="float" office:value="668080000" calcext:value-type="float">
            <text:p>668080000</text:p>
          </table:table-cell>
          <table:table-cell table:formula="of:=ROUNDDOWN(([.F432]+[.C432])/1000000000)" office:value-type="float" office:value="0" calcext:value-type="float">
            <text:p>0</text:p>
          </table:table-cell>
          <table:table-cell table:formula="of:=IF([.G432]&gt;=0;MOD([.G432];1000000000);-MOD(-[.G432];1000000000))" office:value-type="float" office:value="668080000" calcext:value-type="float">
            <text:p>668080000</text:p>
          </table:table-cell>
          <table:table-cell table:formula="of:=[.B432]+[.E432]+[.H432]" office:value-type="float" office:value="8668088" calcext:value-type="float">
            <text:p>8668088</text:p>
          </table:table-cell>
          <table:table-cell/>
          <table:table-cell table:formula="of:=[.D432]+[.L431]" office:value-type="float" office:value="48156" calcext:value-type="float">
            <text:p>48156</text:p>
          </table:table-cell>
          <table:table-cell table:formula="of:=[.$E$1]*[.L432]" office:value-type="float" office:value="8668080" calcext:value-type="float">
            <text:p>8668080</text:p>
          </table:table-cell>
          <table:table-cell table:formula="of:=[.J432]-[.M432]" office:value-type="float" office:value="8" calcext:value-type="float">
            <text:p>8</text:p>
          </table:table-cell>
          <table:table-cell table:formula="of:=[.N432]/[.M432]*1000000000" office:value-type="float" office:value="922.926415076926" calcext:value-type="float">
            <text:p>922.926415076926</text:p>
          </table:table-cell>
          <table:table-cell table:number-columns-repeated="1009"/>
        </table:table-row>
        <table:table-row table:style-name="ro1">
          <table:table-cell table:formula="of:=[.A432]" office:value-type="float" office:value="1000" calcext:value-type="float">
            <text:p>1000</text:p>
          </table:table-cell>
          <table:table-cell table:formula="of:=[.J432]" office:value-type="float" office:value="8668088" calcext:value-type="float">
            <text:p>8668088</text:p>
          </table:table-cell>
          <table:table-cell table:formula="of:=[.I432]" office:value-type="float" office:value="668080000" calcext:value-type="float">
            <text:p>668080000</text:p>
          </table:table-cell>
          <table:table-cell table:formula="of:=[.D432]" office:value-type="float" office:value="100" calcext:value-type="float">
            <text:p>100</text:p>
          </table:table-cell>
          <table:table-cell table:formula="of:=[.D433]*[.$E$2]" office:value-type="float" office:value="18000" calcext:value-type="float">
            <text:p>18000</text:p>
          </table:table-cell>
          <table:table-cell table:formula="of:=[.A433]*[.$E$2]*[.D433]" office:value-type="float" office:value="18000000" calcext:value-type="float">
            <text:p>18000000</text:p>
          </table:table-cell>
          <table:table-cell table:formula="of:=[.F433]+[.C433]" office:value-type="float" office:value="686080000" calcext:value-type="float">
            <text:p>686080000</text:p>
          </table:table-cell>
          <table:table-cell table:formula="of:=ROUNDDOWN(([.F433]+[.C433])/1000000000)" office:value-type="float" office:value="0" calcext:value-type="float">
            <text:p>0</text:p>
          </table:table-cell>
          <table:table-cell table:formula="of:=IF([.G433]&gt;=0;MOD([.G433];1000000000);-MOD(-[.G433];1000000000))" office:value-type="float" office:value="686080000" calcext:value-type="float">
            <text:p>686080000</text:p>
          </table:table-cell>
          <table:table-cell table:formula="of:=[.B433]+[.E433]+[.H433]" office:value-type="float" office:value="8686088" calcext:value-type="float">
            <text:p>8686088</text:p>
          </table:table-cell>
          <table:table-cell/>
          <table:table-cell table:formula="of:=[.D433]+[.L432]" office:value-type="float" office:value="48256" calcext:value-type="float">
            <text:p>48256</text:p>
          </table:table-cell>
          <table:table-cell table:formula="of:=[.$E$1]*[.L433]" office:value-type="float" office:value="8686080" calcext:value-type="float">
            <text:p>8686080</text:p>
          </table:table-cell>
          <table:table-cell table:formula="of:=[.J433]-[.M433]" office:value-type="float" office:value="8" calcext:value-type="float">
            <text:p>8</text:p>
          </table:table-cell>
          <table:table-cell table:formula="of:=[.N433]/[.M433]*1000000000" office:value-type="float" office:value="921.013852048335" calcext:value-type="float">
            <text:p>921.013852048335</text:p>
          </table:table-cell>
          <table:table-cell table:number-columns-repeated="1009"/>
        </table:table-row>
        <table:table-row table:style-name="ro1">
          <table:table-cell table:formula="of:=[.A433]" office:value-type="float" office:value="1000" calcext:value-type="float">
            <text:p>1000</text:p>
          </table:table-cell>
          <table:table-cell table:formula="of:=[.J433]" office:value-type="float" office:value="8686088" calcext:value-type="float">
            <text:p>8686088</text:p>
          </table:table-cell>
          <table:table-cell table:formula="of:=[.I433]" office:value-type="float" office:value="686080000" calcext:value-type="float">
            <text:p>686080000</text:p>
          </table:table-cell>
          <table:table-cell table:formula="of:=[.D433]" office:value-type="float" office:value="100" calcext:value-type="float">
            <text:p>100</text:p>
          </table:table-cell>
          <table:table-cell table:formula="of:=[.D434]*[.$E$2]" office:value-type="float" office:value="18000" calcext:value-type="float">
            <text:p>18000</text:p>
          </table:table-cell>
          <table:table-cell table:formula="of:=[.A434]*[.$E$2]*[.D434]" office:value-type="float" office:value="18000000" calcext:value-type="float">
            <text:p>18000000</text:p>
          </table:table-cell>
          <table:table-cell table:formula="of:=[.F434]+[.C434]" office:value-type="float" office:value="704080000" calcext:value-type="float">
            <text:p>704080000</text:p>
          </table:table-cell>
          <table:table-cell table:formula="of:=ROUNDDOWN(([.F434]+[.C434])/1000000000)" office:value-type="float" office:value="0" calcext:value-type="float">
            <text:p>0</text:p>
          </table:table-cell>
          <table:table-cell table:formula="of:=IF([.G434]&gt;=0;MOD([.G434];1000000000);-MOD(-[.G434];1000000000))" office:value-type="float" office:value="704080000" calcext:value-type="float">
            <text:p>704080000</text:p>
          </table:table-cell>
          <table:table-cell table:formula="of:=[.B434]+[.E434]+[.H434]" office:value-type="float" office:value="8704088" calcext:value-type="float">
            <text:p>8704088</text:p>
          </table:table-cell>
          <table:table-cell/>
          <table:table-cell table:formula="of:=[.D434]+[.L433]" office:value-type="float" office:value="48356" calcext:value-type="float">
            <text:p>48356</text:p>
          </table:table-cell>
          <table:table-cell table:formula="of:=[.$E$1]*[.L434]" office:value-type="float" office:value="8704080" calcext:value-type="float">
            <text:p>8704080</text:p>
          </table:table-cell>
          <table:table-cell table:formula="of:=[.J434]-[.M434]" office:value-type="float" office:value="8" calcext:value-type="float">
            <text:p>8</text:p>
          </table:table-cell>
          <table:table-cell table:formula="of:=[.N434]/[.M434]*1000000000" office:value-type="float" office:value="919.109199363976" calcext:value-type="float">
            <text:p>919.109199363976</text:p>
          </table:table-cell>
          <table:table-cell table:number-columns-repeated="1009"/>
        </table:table-row>
        <table:table-row table:style-name="ro1">
          <table:table-cell table:formula="of:=[.A434]" office:value-type="float" office:value="1000" calcext:value-type="float">
            <text:p>1000</text:p>
          </table:table-cell>
          <table:table-cell table:formula="of:=[.J434]" office:value-type="float" office:value="8704088" calcext:value-type="float">
            <text:p>8704088</text:p>
          </table:table-cell>
          <table:table-cell table:formula="of:=[.I434]" office:value-type="float" office:value="704080000" calcext:value-type="float">
            <text:p>704080000</text:p>
          </table:table-cell>
          <table:table-cell table:formula="of:=[.D434]" office:value-type="float" office:value="100" calcext:value-type="float">
            <text:p>100</text:p>
          </table:table-cell>
          <table:table-cell table:formula="of:=[.D435]*[.$E$2]" office:value-type="float" office:value="18000" calcext:value-type="float">
            <text:p>18000</text:p>
          </table:table-cell>
          <table:table-cell table:formula="of:=[.A435]*[.$E$2]*[.D435]" office:value-type="float" office:value="18000000" calcext:value-type="float">
            <text:p>18000000</text:p>
          </table:table-cell>
          <table:table-cell table:formula="of:=[.F435]+[.C435]" office:value-type="float" office:value="722080000" calcext:value-type="float">
            <text:p>722080000</text:p>
          </table:table-cell>
          <table:table-cell table:formula="of:=ROUNDDOWN(([.F435]+[.C435])/1000000000)" office:value-type="float" office:value="0" calcext:value-type="float">
            <text:p>0</text:p>
          </table:table-cell>
          <table:table-cell table:formula="of:=IF([.G435]&gt;=0;MOD([.G435];1000000000);-MOD(-[.G435];1000000000))" office:value-type="float" office:value="722080000" calcext:value-type="float">
            <text:p>722080000</text:p>
          </table:table-cell>
          <table:table-cell table:formula="of:=[.B435]+[.E435]+[.H435]" office:value-type="float" office:value="8722088" calcext:value-type="float">
            <text:p>8722088</text:p>
          </table:table-cell>
          <table:table-cell/>
          <table:table-cell table:formula="of:=[.D435]+[.L434]" office:value-type="float" office:value="48456" calcext:value-type="float">
            <text:p>48456</text:p>
          </table:table-cell>
          <table:table-cell table:formula="of:=[.$E$1]*[.L435]" office:value-type="float" office:value="8722080" calcext:value-type="float">
            <text:p>8722080</text:p>
          </table:table-cell>
          <table:table-cell table:formula="of:=[.J435]-[.M435]" office:value-type="float" office:value="8" calcext:value-type="float">
            <text:p>8</text:p>
          </table:table-cell>
          <table:table-cell table:formula="of:=[.N435]/[.M435]*1000000000" office:value-type="float" office:value="917.212408049456" calcext:value-type="float">
            <text:p>917.212408049456</text:p>
          </table:table-cell>
          <table:table-cell table:number-columns-repeated="1009"/>
        </table:table-row>
        <table:table-row table:style-name="ro1">
          <table:table-cell table:formula="of:=[.A435]" office:value-type="float" office:value="1000" calcext:value-type="float">
            <text:p>1000</text:p>
          </table:table-cell>
          <table:table-cell table:formula="of:=[.J435]" office:value-type="float" office:value="8722088" calcext:value-type="float">
            <text:p>8722088</text:p>
          </table:table-cell>
          <table:table-cell table:formula="of:=[.I435]" office:value-type="float" office:value="722080000" calcext:value-type="float">
            <text:p>722080000</text:p>
          </table:table-cell>
          <table:table-cell table:formula="of:=[.D435]" office:value-type="float" office:value="100" calcext:value-type="float">
            <text:p>100</text:p>
          </table:table-cell>
          <table:table-cell table:formula="of:=[.D436]*[.$E$2]" office:value-type="float" office:value="18000" calcext:value-type="float">
            <text:p>18000</text:p>
          </table:table-cell>
          <table:table-cell table:formula="of:=[.A436]*[.$E$2]*[.D436]" office:value-type="float" office:value="18000000" calcext:value-type="float">
            <text:p>18000000</text:p>
          </table:table-cell>
          <table:table-cell table:formula="of:=[.F436]+[.C436]" office:value-type="float" office:value="740080000" calcext:value-type="float">
            <text:p>740080000</text:p>
          </table:table-cell>
          <table:table-cell table:formula="of:=ROUNDDOWN(([.F436]+[.C436])/1000000000)" office:value-type="float" office:value="0" calcext:value-type="float">
            <text:p>0</text:p>
          </table:table-cell>
          <table:table-cell table:formula="of:=IF([.G436]&gt;=0;MOD([.G436];1000000000);-MOD(-[.G436];1000000000))" office:value-type="float" office:value="740080000" calcext:value-type="float">
            <text:p>740080000</text:p>
          </table:table-cell>
          <table:table-cell table:formula="of:=[.B436]+[.E436]+[.H436]" office:value-type="float" office:value="8740088" calcext:value-type="float">
            <text:p>8740088</text:p>
          </table:table-cell>
          <table:table-cell/>
          <table:table-cell table:formula="of:=[.D436]+[.L435]" office:value-type="float" office:value="48556" calcext:value-type="float">
            <text:p>48556</text:p>
          </table:table-cell>
          <table:table-cell table:formula="of:=[.$E$1]*[.L436]" office:value-type="float" office:value="8740080" calcext:value-type="float">
            <text:p>8740080</text:p>
          </table:table-cell>
          <table:table-cell table:formula="of:=[.J436]-[.M436]" office:value-type="float" office:value="8" calcext:value-type="float">
            <text:p>8</text:p>
          </table:table-cell>
          <table:table-cell table:formula="of:=[.N436]/[.M436]*1000000000" office:value-type="float" office:value="915.323429533826" calcext:value-type="float">
            <text:p>915.323429533826</text:p>
          </table:table-cell>
          <table:table-cell table:number-columns-repeated="1009"/>
        </table:table-row>
        <table:table-row table:style-name="ro1">
          <table:table-cell table:formula="of:=[.A436]" office:value-type="float" office:value="1000" calcext:value-type="float">
            <text:p>1000</text:p>
          </table:table-cell>
          <table:table-cell table:formula="of:=[.J436]" office:value-type="float" office:value="8740088" calcext:value-type="float">
            <text:p>8740088</text:p>
          </table:table-cell>
          <table:table-cell table:formula="of:=[.I436]" office:value-type="float" office:value="740080000" calcext:value-type="float">
            <text:p>740080000</text:p>
          </table:table-cell>
          <table:table-cell table:formula="of:=[.D436]" office:value-type="float" office:value="100" calcext:value-type="float">
            <text:p>100</text:p>
          </table:table-cell>
          <table:table-cell table:formula="of:=[.D437]*[.$E$2]" office:value-type="float" office:value="18000" calcext:value-type="float">
            <text:p>18000</text:p>
          </table:table-cell>
          <table:table-cell table:formula="of:=[.A437]*[.$E$2]*[.D437]" office:value-type="float" office:value="18000000" calcext:value-type="float">
            <text:p>18000000</text:p>
          </table:table-cell>
          <table:table-cell table:formula="of:=[.F437]+[.C437]" office:value-type="float" office:value="758080000" calcext:value-type="float">
            <text:p>758080000</text:p>
          </table:table-cell>
          <table:table-cell table:formula="of:=ROUNDDOWN(([.F437]+[.C437])/1000000000)" office:value-type="float" office:value="0" calcext:value-type="float">
            <text:p>0</text:p>
          </table:table-cell>
          <table:table-cell table:formula="of:=IF([.G437]&gt;=0;MOD([.G437];1000000000);-MOD(-[.G437];1000000000))" office:value-type="float" office:value="758080000" calcext:value-type="float">
            <text:p>758080000</text:p>
          </table:table-cell>
          <table:table-cell table:formula="of:=[.B437]+[.E437]+[.H437]" office:value-type="float" office:value="8758088" calcext:value-type="float">
            <text:p>8758088</text:p>
          </table:table-cell>
          <table:table-cell/>
          <table:table-cell table:formula="of:=[.D437]+[.L436]" office:value-type="float" office:value="48656" calcext:value-type="float">
            <text:p>48656</text:p>
          </table:table-cell>
          <table:table-cell table:formula="of:=[.$E$1]*[.L437]" office:value-type="float" office:value="8758080" calcext:value-type="float">
            <text:p>8758080</text:p>
          </table:table-cell>
          <table:table-cell table:formula="of:=[.J437]-[.M437]" office:value-type="float" office:value="8" calcext:value-type="float">
            <text:p>8</text:p>
          </table:table-cell>
          <table:table-cell table:formula="of:=[.N437]/[.M437]*1000000000" office:value-type="float" office:value="913.442215645438" calcext:value-type="float">
            <text:p>913.442215645438</text:p>
          </table:table-cell>
          <table:table-cell table:number-columns-repeated="1009"/>
        </table:table-row>
        <table:table-row table:style-name="ro1">
          <table:table-cell table:formula="of:=[.A437]" office:value-type="float" office:value="1000" calcext:value-type="float">
            <text:p>1000</text:p>
          </table:table-cell>
          <table:table-cell table:formula="of:=[.J437]" office:value-type="float" office:value="8758088" calcext:value-type="float">
            <text:p>8758088</text:p>
          </table:table-cell>
          <table:table-cell table:formula="of:=[.I437]" office:value-type="float" office:value="758080000" calcext:value-type="float">
            <text:p>758080000</text:p>
          </table:table-cell>
          <table:table-cell table:formula="of:=[.D437]" office:value-type="float" office:value="100" calcext:value-type="float">
            <text:p>100</text:p>
          </table:table-cell>
          <table:table-cell table:formula="of:=[.D438]*[.$E$2]" office:value-type="float" office:value="18000" calcext:value-type="float">
            <text:p>18000</text:p>
          </table:table-cell>
          <table:table-cell table:formula="of:=[.A438]*[.$E$2]*[.D438]" office:value-type="float" office:value="18000000" calcext:value-type="float">
            <text:p>18000000</text:p>
          </table:table-cell>
          <table:table-cell table:formula="of:=[.F438]+[.C438]" office:value-type="float" office:value="776080000" calcext:value-type="float">
            <text:p>776080000</text:p>
          </table:table-cell>
          <table:table-cell table:formula="of:=ROUNDDOWN(([.F438]+[.C438])/1000000000)" office:value-type="float" office:value="0" calcext:value-type="float">
            <text:p>0</text:p>
          </table:table-cell>
          <table:table-cell table:formula="of:=IF([.G438]&gt;=0;MOD([.G438];1000000000);-MOD(-[.G438];1000000000))" office:value-type="float" office:value="776080000" calcext:value-type="float">
            <text:p>776080000</text:p>
          </table:table-cell>
          <table:table-cell table:formula="of:=[.B438]+[.E438]+[.H438]" office:value-type="float" office:value="8776088" calcext:value-type="float">
            <text:p>8776088</text:p>
          </table:table-cell>
          <table:table-cell/>
          <table:table-cell table:formula="of:=[.D438]+[.L437]" office:value-type="float" office:value="48756" calcext:value-type="float">
            <text:p>48756</text:p>
          </table:table-cell>
          <table:table-cell table:formula="of:=[.$E$1]*[.L438]" office:value-type="float" office:value="8776080" calcext:value-type="float">
            <text:p>8776080</text:p>
          </table:table-cell>
          <table:table-cell table:formula="of:=[.J438]-[.M438]" office:value-type="float" office:value="8" calcext:value-type="float">
            <text:p>8</text:p>
          </table:table-cell>
          <table:table-cell table:formula="of:=[.N438]/[.M438]*1000000000" office:value-type="float" office:value="911.568718607852" calcext:value-type="float">
            <text:p>911.568718607852</text:p>
          </table:table-cell>
          <table:table-cell table:number-columns-repeated="1009"/>
        </table:table-row>
        <table:table-row table:style-name="ro1">
          <table:table-cell table:formula="of:=[.A438]" office:value-type="float" office:value="1000" calcext:value-type="float">
            <text:p>1000</text:p>
          </table:table-cell>
          <table:table-cell table:formula="of:=[.J438]" office:value-type="float" office:value="8776088" calcext:value-type="float">
            <text:p>8776088</text:p>
          </table:table-cell>
          <table:table-cell table:formula="of:=[.I438]" office:value-type="float" office:value="776080000" calcext:value-type="float">
            <text:p>776080000</text:p>
          </table:table-cell>
          <table:table-cell table:formula="of:=[.D438]" office:value-type="float" office:value="100" calcext:value-type="float">
            <text:p>100</text:p>
          </table:table-cell>
          <table:table-cell table:formula="of:=[.D439]*[.$E$2]" office:value-type="float" office:value="18000" calcext:value-type="float">
            <text:p>18000</text:p>
          </table:table-cell>
          <table:table-cell table:formula="of:=[.A439]*[.$E$2]*[.D439]" office:value-type="float" office:value="18000000" calcext:value-type="float">
            <text:p>18000000</text:p>
          </table:table-cell>
          <table:table-cell table:formula="of:=[.F439]+[.C439]" office:value-type="float" office:value="794080000" calcext:value-type="float">
            <text:p>794080000</text:p>
          </table:table-cell>
          <table:table-cell table:formula="of:=ROUNDDOWN(([.F439]+[.C439])/1000000000)" office:value-type="float" office:value="0" calcext:value-type="float">
            <text:p>0</text:p>
          </table:table-cell>
          <table:table-cell table:formula="of:=IF([.G439]&gt;=0;MOD([.G439];1000000000);-MOD(-[.G439];1000000000))" office:value-type="float" office:value="794080000" calcext:value-type="float">
            <text:p>794080000</text:p>
          </table:table-cell>
          <table:table-cell table:formula="of:=[.B439]+[.E439]+[.H439]" office:value-type="float" office:value="8794088" calcext:value-type="float">
            <text:p>8794088</text:p>
          </table:table-cell>
          <table:table-cell/>
          <table:table-cell table:formula="of:=[.D439]+[.L438]" office:value-type="float" office:value="48856" calcext:value-type="float">
            <text:p>48856</text:p>
          </table:table-cell>
          <table:table-cell table:formula="of:=[.$E$1]*[.L439]" office:value-type="float" office:value="8794080" calcext:value-type="float">
            <text:p>8794080</text:p>
          </table:table-cell>
          <table:table-cell table:formula="of:=[.J439]-[.M439]" office:value-type="float" office:value="8" calcext:value-type="float">
            <text:p>8</text:p>
          </table:table-cell>
          <table:table-cell table:formula="of:=[.N439]/[.M439]*1000000000" office:value-type="float" office:value="909.702891035788" calcext:value-type="float">
            <text:p>909.702891035788</text:p>
          </table:table-cell>
          <table:table-cell table:number-columns-repeated="1009"/>
        </table:table-row>
        <table:table-row table:style-name="ro1">
          <table:table-cell table:formula="of:=[.A439]" office:value-type="float" office:value="1000" calcext:value-type="float">
            <text:p>1000</text:p>
          </table:table-cell>
          <table:table-cell table:formula="of:=[.J439]" office:value-type="float" office:value="8794088" calcext:value-type="float">
            <text:p>8794088</text:p>
          </table:table-cell>
          <table:table-cell table:formula="of:=[.I439]" office:value-type="float" office:value="794080000" calcext:value-type="float">
            <text:p>794080000</text:p>
          </table:table-cell>
          <table:table-cell table:formula="of:=[.D439]" office:value-type="float" office:value="100" calcext:value-type="float">
            <text:p>100</text:p>
          </table:table-cell>
          <table:table-cell table:formula="of:=[.D440]*[.$E$2]" office:value-type="float" office:value="18000" calcext:value-type="float">
            <text:p>18000</text:p>
          </table:table-cell>
          <table:table-cell table:formula="of:=[.A440]*[.$E$2]*[.D440]" office:value-type="float" office:value="18000000" calcext:value-type="float">
            <text:p>18000000</text:p>
          </table:table-cell>
          <table:table-cell table:formula="of:=[.F440]+[.C440]" office:value-type="float" office:value="812080000" calcext:value-type="float">
            <text:p>812080000</text:p>
          </table:table-cell>
          <table:table-cell table:formula="of:=ROUNDDOWN(([.F440]+[.C440])/1000000000)" office:value-type="float" office:value="0" calcext:value-type="float">
            <text:p>0</text:p>
          </table:table-cell>
          <table:table-cell table:formula="of:=IF([.G440]&gt;=0;MOD([.G440];1000000000);-MOD(-[.G440];1000000000))" office:value-type="float" office:value="812080000" calcext:value-type="float">
            <text:p>812080000</text:p>
          </table:table-cell>
          <table:table-cell table:formula="of:=[.B440]+[.E440]+[.H440]" office:value-type="float" office:value="8812088" calcext:value-type="float">
            <text:p>8812088</text:p>
          </table:table-cell>
          <table:table-cell/>
          <table:table-cell table:formula="of:=[.D440]+[.L439]" office:value-type="float" office:value="48956" calcext:value-type="float">
            <text:p>48956</text:p>
          </table:table-cell>
          <table:table-cell table:formula="of:=[.$E$1]*[.L440]" office:value-type="float" office:value="8812080" calcext:value-type="float">
            <text:p>8812080</text:p>
          </table:table-cell>
          <table:table-cell table:formula="of:=[.J440]-[.M440]" office:value-type="float" office:value="8" calcext:value-type="float">
            <text:p>8</text:p>
          </table:table-cell>
          <table:table-cell table:formula="of:=[.N440]/[.M440]*1000000000" office:value-type="float" office:value="907.844685931131" calcext:value-type="float">
            <text:p>907.844685931131</text:p>
          </table:table-cell>
          <table:table-cell table:number-columns-repeated="1009"/>
        </table:table-row>
        <table:table-row table:style-name="ro1">
          <table:table-cell table:formula="of:=[.A440]" office:value-type="float" office:value="1000" calcext:value-type="float">
            <text:p>1000</text:p>
          </table:table-cell>
          <table:table-cell table:formula="of:=[.J440]" office:value-type="float" office:value="8812088" calcext:value-type="float">
            <text:p>8812088</text:p>
          </table:table-cell>
          <table:table-cell table:formula="of:=[.I440]" office:value-type="float" office:value="812080000" calcext:value-type="float">
            <text:p>812080000</text:p>
          </table:table-cell>
          <table:table-cell table:formula="of:=[.D440]" office:value-type="float" office:value="100" calcext:value-type="float">
            <text:p>100</text:p>
          </table:table-cell>
          <table:table-cell table:formula="of:=[.D441]*[.$E$2]" office:value-type="float" office:value="18000" calcext:value-type="float">
            <text:p>18000</text:p>
          </table:table-cell>
          <table:table-cell table:formula="of:=[.A441]*[.$E$2]*[.D441]" office:value-type="float" office:value="18000000" calcext:value-type="float">
            <text:p>18000000</text:p>
          </table:table-cell>
          <table:table-cell table:formula="of:=[.F441]+[.C441]" office:value-type="float" office:value="830080000" calcext:value-type="float">
            <text:p>830080000</text:p>
          </table:table-cell>
          <table:table-cell table:formula="of:=ROUNDDOWN(([.F441]+[.C441])/1000000000)" office:value-type="float" office:value="0" calcext:value-type="float">
            <text:p>0</text:p>
          </table:table-cell>
          <table:table-cell table:formula="of:=IF([.G441]&gt;=0;MOD([.G441];1000000000);-MOD(-[.G441];1000000000))" office:value-type="float" office:value="830080000" calcext:value-type="float">
            <text:p>830080000</text:p>
          </table:table-cell>
          <table:table-cell table:formula="of:=[.B441]+[.E441]+[.H441]" office:value-type="float" office:value="8830088" calcext:value-type="float">
            <text:p>8830088</text:p>
          </table:table-cell>
          <table:table-cell/>
          <table:table-cell table:formula="of:=[.D441]+[.L440]" office:value-type="float" office:value="49056" calcext:value-type="float">
            <text:p>49056</text:p>
          </table:table-cell>
          <table:table-cell table:formula="of:=[.$E$1]*[.L441]" office:value-type="float" office:value="8830080" calcext:value-type="float">
            <text:p>8830080</text:p>
          </table:table-cell>
          <table:table-cell table:formula="of:=[.J441]-[.M441]" office:value-type="float" office:value="8" calcext:value-type="float">
            <text:p>8</text:p>
          </table:table-cell>
          <table:table-cell table:formula="of:=[.N441]/[.M441]*1000000000" office:value-type="float" office:value="905.994056678988" calcext:value-type="float">
            <text:p>905.994056678988</text:p>
          </table:table-cell>
          <table:table-cell table:number-columns-repeated="1009"/>
        </table:table-row>
        <table:table-row table:style-name="ro1">
          <table:table-cell table:formula="of:=[.A441]" office:value-type="float" office:value="1000" calcext:value-type="float">
            <text:p>1000</text:p>
          </table:table-cell>
          <table:table-cell table:formula="of:=[.J441]" office:value-type="float" office:value="8830088" calcext:value-type="float">
            <text:p>8830088</text:p>
          </table:table-cell>
          <table:table-cell table:formula="of:=[.I441]" office:value-type="float" office:value="830080000" calcext:value-type="float">
            <text:p>830080000</text:p>
          </table:table-cell>
          <table:table-cell table:formula="of:=[.D441]" office:value-type="float" office:value="100" calcext:value-type="float">
            <text:p>100</text:p>
          </table:table-cell>
          <table:table-cell table:formula="of:=[.D442]*[.$E$2]" office:value-type="float" office:value="18000" calcext:value-type="float">
            <text:p>18000</text:p>
          </table:table-cell>
          <table:table-cell table:formula="of:=[.A442]*[.$E$2]*[.D442]" office:value-type="float" office:value="18000000" calcext:value-type="float">
            <text:p>18000000</text:p>
          </table:table-cell>
          <table:table-cell table:formula="of:=[.F442]+[.C442]" office:value-type="float" office:value="848080000" calcext:value-type="float">
            <text:p>848080000</text:p>
          </table:table-cell>
          <table:table-cell table:formula="of:=ROUNDDOWN(([.F442]+[.C442])/1000000000)" office:value-type="float" office:value="0" calcext:value-type="float">
            <text:p>0</text:p>
          </table:table-cell>
          <table:table-cell table:formula="of:=IF([.G442]&gt;=0;MOD([.G442];1000000000);-MOD(-[.G442];1000000000))" office:value-type="float" office:value="848080000" calcext:value-type="float">
            <text:p>848080000</text:p>
          </table:table-cell>
          <table:table-cell table:formula="of:=[.B442]+[.E442]+[.H442]" office:value-type="float" office:value="8848088" calcext:value-type="float">
            <text:p>8848088</text:p>
          </table:table-cell>
          <table:table-cell/>
          <table:table-cell table:formula="of:=[.D442]+[.L441]" office:value-type="float" office:value="49156" calcext:value-type="float">
            <text:p>49156</text:p>
          </table:table-cell>
          <table:table-cell table:formula="of:=[.$E$1]*[.L442]" office:value-type="float" office:value="8848080" calcext:value-type="float">
            <text:p>8848080</text:p>
          </table:table-cell>
          <table:table-cell table:formula="of:=[.J442]-[.M442]" office:value-type="float" office:value="8" calcext:value-type="float">
            <text:p>8</text:p>
          </table:table-cell>
          <table:table-cell table:formula="of:=[.N442]/[.M442]*1000000000" office:value-type="float" office:value="904.150957043788" calcext:value-type="float">
            <text:p>904.150957043788</text:p>
          </table:table-cell>
          <table:table-cell table:number-columns-repeated="1009"/>
        </table:table-row>
        <table:table-row table:style-name="ro1">
          <table:table-cell table:formula="of:=[.A442]" office:value-type="float" office:value="1000" calcext:value-type="float">
            <text:p>1000</text:p>
          </table:table-cell>
          <table:table-cell table:formula="of:=[.J442]" office:value-type="float" office:value="8848088" calcext:value-type="float">
            <text:p>8848088</text:p>
          </table:table-cell>
          <table:table-cell table:formula="of:=[.I442]" office:value-type="float" office:value="848080000" calcext:value-type="float">
            <text:p>848080000</text:p>
          </table:table-cell>
          <table:table-cell table:formula="of:=[.D442]" office:value-type="float" office:value="100" calcext:value-type="float">
            <text:p>100</text:p>
          </table:table-cell>
          <table:table-cell table:formula="of:=[.D443]*[.$E$2]" office:value-type="float" office:value="18000" calcext:value-type="float">
            <text:p>18000</text:p>
          </table:table-cell>
          <table:table-cell table:formula="of:=[.A443]*[.$E$2]*[.D443]" office:value-type="float" office:value="18000000" calcext:value-type="float">
            <text:p>18000000</text:p>
          </table:table-cell>
          <table:table-cell table:formula="of:=[.F443]+[.C443]" office:value-type="float" office:value="866080000" calcext:value-type="float">
            <text:p>866080000</text:p>
          </table:table-cell>
          <table:table-cell table:formula="of:=ROUNDDOWN(([.F443]+[.C443])/1000000000)" office:value-type="float" office:value="0" calcext:value-type="float">
            <text:p>0</text:p>
          </table:table-cell>
          <table:table-cell table:formula="of:=IF([.G443]&gt;=0;MOD([.G443];1000000000);-MOD(-[.G443];1000000000))" office:value-type="float" office:value="866080000" calcext:value-type="float">
            <text:p>866080000</text:p>
          </table:table-cell>
          <table:table-cell table:formula="of:=[.B443]+[.E443]+[.H443]" office:value-type="float" office:value="8866088" calcext:value-type="float">
            <text:p>8866088</text:p>
          </table:table-cell>
          <table:table-cell/>
          <table:table-cell table:formula="of:=[.D443]+[.L442]" office:value-type="float" office:value="49256" calcext:value-type="float">
            <text:p>49256</text:p>
          </table:table-cell>
          <table:table-cell table:formula="of:=[.$E$1]*[.L443]" office:value-type="float" office:value="8866080" calcext:value-type="float">
            <text:p>8866080</text:p>
          </table:table-cell>
          <table:table-cell table:formula="of:=[.J443]-[.M443]" office:value-type="float" office:value="8" calcext:value-type="float">
            <text:p>8</text:p>
          </table:table-cell>
          <table:table-cell table:formula="of:=[.N443]/[.M443]*1000000000" office:value-type="float" office:value="902.31534116543" calcext:value-type="float">
            <text:p>902.31534116543</text:p>
          </table:table-cell>
          <table:table-cell table:number-columns-repeated="1009"/>
        </table:table-row>
        <table:table-row table:style-name="ro1">
          <table:table-cell table:formula="of:=[.A443]" office:value-type="float" office:value="1000" calcext:value-type="float">
            <text:p>1000</text:p>
          </table:table-cell>
          <table:table-cell table:formula="of:=[.J443]" office:value-type="float" office:value="8866088" calcext:value-type="float">
            <text:p>8866088</text:p>
          </table:table-cell>
          <table:table-cell table:formula="of:=[.I443]" office:value-type="float" office:value="866080000" calcext:value-type="float">
            <text:p>866080000</text:p>
          </table:table-cell>
          <table:table-cell table:formula="of:=[.D443]" office:value-type="float" office:value="100" calcext:value-type="float">
            <text:p>100</text:p>
          </table:table-cell>
          <table:table-cell table:formula="of:=[.D444]*[.$E$2]" office:value-type="float" office:value="18000" calcext:value-type="float">
            <text:p>18000</text:p>
          </table:table-cell>
          <table:table-cell table:formula="of:=[.A444]*[.$E$2]*[.D444]" office:value-type="float" office:value="18000000" calcext:value-type="float">
            <text:p>18000000</text:p>
          </table:table-cell>
          <table:table-cell table:formula="of:=[.F444]+[.C444]" office:value-type="float" office:value="884080000" calcext:value-type="float">
            <text:p>884080000</text:p>
          </table:table-cell>
          <table:table-cell table:formula="of:=ROUNDDOWN(([.F444]+[.C444])/1000000000)" office:value-type="float" office:value="0" calcext:value-type="float">
            <text:p>0</text:p>
          </table:table-cell>
          <table:table-cell table:formula="of:=IF([.G444]&gt;=0;MOD([.G444];1000000000);-MOD(-[.G444];1000000000))" office:value-type="float" office:value="884080000" calcext:value-type="float">
            <text:p>884080000</text:p>
          </table:table-cell>
          <table:table-cell table:formula="of:=[.B444]+[.E444]+[.H444]" office:value-type="float" office:value="8884088" calcext:value-type="float">
            <text:p>8884088</text:p>
          </table:table-cell>
          <table:table-cell/>
          <table:table-cell table:formula="of:=[.D444]+[.L443]" office:value-type="float" office:value="49356" calcext:value-type="float">
            <text:p>49356</text:p>
          </table:table-cell>
          <table:table-cell table:formula="of:=[.$E$1]*[.L444]" office:value-type="float" office:value="8884080" calcext:value-type="float">
            <text:p>8884080</text:p>
          </table:table-cell>
          <table:table-cell table:formula="of:=[.J444]-[.M444]" office:value-type="float" office:value="8" calcext:value-type="float">
            <text:p>8</text:p>
          </table:table-cell>
          <table:table-cell table:formula="of:=[.N444]/[.M444]*1000000000" office:value-type="float" office:value="900.487163555484" calcext:value-type="float">
            <text:p>900.487163555484</text:p>
          </table:table-cell>
          <table:table-cell table:number-columns-repeated="1009"/>
        </table:table-row>
        <table:table-row table:style-name="ro1">
          <table:table-cell table:formula="of:=[.A444]" office:value-type="float" office:value="1000" calcext:value-type="float">
            <text:p>1000</text:p>
          </table:table-cell>
          <table:table-cell table:formula="of:=[.J444]" office:value-type="float" office:value="8884088" calcext:value-type="float">
            <text:p>8884088</text:p>
          </table:table-cell>
          <table:table-cell table:formula="of:=[.I444]" office:value-type="float" office:value="884080000" calcext:value-type="float">
            <text:p>884080000</text:p>
          </table:table-cell>
          <table:table-cell table:formula="of:=[.D444]" office:value-type="float" office:value="100" calcext:value-type="float">
            <text:p>100</text:p>
          </table:table-cell>
          <table:table-cell table:formula="of:=[.D445]*[.$E$2]" office:value-type="float" office:value="18000" calcext:value-type="float">
            <text:p>18000</text:p>
          </table:table-cell>
          <table:table-cell table:formula="of:=[.A445]*[.$E$2]*[.D445]" office:value-type="float" office:value="18000000" calcext:value-type="float">
            <text:p>18000000</text:p>
          </table:table-cell>
          <table:table-cell table:formula="of:=[.F445]+[.C445]" office:value-type="float" office:value="902080000" calcext:value-type="float">
            <text:p>902080000</text:p>
          </table:table-cell>
          <table:table-cell table:formula="of:=ROUNDDOWN(([.F445]+[.C445])/1000000000)" office:value-type="float" office:value="0" calcext:value-type="float">
            <text:p>0</text:p>
          </table:table-cell>
          <table:table-cell table:formula="of:=IF([.G445]&gt;=0;MOD([.G445];1000000000);-MOD(-[.G445];1000000000))" office:value-type="float" office:value="902080000" calcext:value-type="float">
            <text:p>902080000</text:p>
          </table:table-cell>
          <table:table-cell table:formula="of:=[.B445]+[.E445]+[.H445]" office:value-type="float" office:value="8902088" calcext:value-type="float">
            <text:p>8902088</text:p>
          </table:table-cell>
          <table:table-cell/>
          <table:table-cell table:formula="of:=[.D445]+[.L444]" office:value-type="float" office:value="49456" calcext:value-type="float">
            <text:p>49456</text:p>
          </table:table-cell>
          <table:table-cell table:formula="of:=[.$E$1]*[.L445]" office:value-type="float" office:value="8902080" calcext:value-type="float">
            <text:p>8902080</text:p>
          </table:table-cell>
          <table:table-cell table:formula="of:=[.J445]-[.M445]" office:value-type="float" office:value="8" calcext:value-type="float">
            <text:p>8</text:p>
          </table:table-cell>
          <table:table-cell table:formula="of:=[.N445]/[.M445]*1000000000" office:value-type="float" office:value="898.666379093425" calcext:value-type="float">
            <text:p>898.666379093425</text:p>
          </table:table-cell>
          <table:table-cell table:number-columns-repeated="1009"/>
        </table:table-row>
        <table:table-row table:style-name="ro1">
          <table:table-cell table:formula="of:=[.A445]" office:value-type="float" office:value="1000" calcext:value-type="float">
            <text:p>1000</text:p>
          </table:table-cell>
          <table:table-cell table:formula="of:=[.J445]" office:value-type="float" office:value="8902088" calcext:value-type="float">
            <text:p>8902088</text:p>
          </table:table-cell>
          <table:table-cell table:formula="of:=[.I445]" office:value-type="float" office:value="902080000" calcext:value-type="float">
            <text:p>902080000</text:p>
          </table:table-cell>
          <table:table-cell table:formula="of:=[.D445]" office:value-type="float" office:value="100" calcext:value-type="float">
            <text:p>100</text:p>
          </table:table-cell>
          <table:table-cell table:formula="of:=[.D446]*[.$E$2]" office:value-type="float" office:value="18000" calcext:value-type="float">
            <text:p>18000</text:p>
          </table:table-cell>
          <table:table-cell table:formula="of:=[.A446]*[.$E$2]*[.D446]" office:value-type="float" office:value="18000000" calcext:value-type="float">
            <text:p>18000000</text:p>
          </table:table-cell>
          <table:table-cell table:formula="of:=[.F446]+[.C446]" office:value-type="float" office:value="920080000" calcext:value-type="float">
            <text:p>920080000</text:p>
          </table:table-cell>
          <table:table-cell table:formula="of:=ROUNDDOWN(([.F446]+[.C446])/1000000000)" office:value-type="float" office:value="0" calcext:value-type="float">
            <text:p>0</text:p>
          </table:table-cell>
          <table:table-cell table:formula="of:=IF([.G446]&gt;=0;MOD([.G446];1000000000);-MOD(-[.G446];1000000000))" office:value-type="float" office:value="920080000" calcext:value-type="float">
            <text:p>920080000</text:p>
          </table:table-cell>
          <table:table-cell table:formula="of:=[.B446]+[.E446]+[.H446]" office:value-type="float" office:value="8920088" calcext:value-type="float">
            <text:p>8920088</text:p>
          </table:table-cell>
          <table:table-cell/>
          <table:table-cell table:formula="of:=[.D446]+[.L445]" office:value-type="float" office:value="49556" calcext:value-type="float">
            <text:p>49556</text:p>
          </table:table-cell>
          <table:table-cell table:formula="of:=[.$E$1]*[.L446]" office:value-type="float" office:value="8920080" calcext:value-type="float">
            <text:p>8920080</text:p>
          </table:table-cell>
          <table:table-cell table:formula="of:=[.J446]-[.M446]" office:value-type="float" office:value="8" calcext:value-type="float">
            <text:p>8</text:p>
          </table:table-cell>
          <table:table-cell table:formula="of:=[.N446]/[.M446]*1000000000" office:value-type="float" office:value="896.852943022932" calcext:value-type="float">
            <text:p>896.852943022932</text:p>
          </table:table-cell>
          <table:table-cell table:number-columns-repeated="1009"/>
        </table:table-row>
        <table:table-row table:style-name="ro1">
          <table:table-cell table:formula="of:=[.A446]" office:value-type="float" office:value="1000" calcext:value-type="float">
            <text:p>1000</text:p>
          </table:table-cell>
          <table:table-cell table:formula="of:=[.J446]" office:value-type="float" office:value="8920088" calcext:value-type="float">
            <text:p>8920088</text:p>
          </table:table-cell>
          <table:table-cell table:formula="of:=[.I446]" office:value-type="float" office:value="920080000" calcext:value-type="float">
            <text:p>920080000</text:p>
          </table:table-cell>
          <table:table-cell table:formula="of:=[.D446]" office:value-type="float" office:value="100" calcext:value-type="float">
            <text:p>100</text:p>
          </table:table-cell>
          <table:table-cell table:formula="of:=[.D447]*[.$E$2]" office:value-type="float" office:value="18000" calcext:value-type="float">
            <text:p>18000</text:p>
          </table:table-cell>
          <table:table-cell table:formula="of:=[.A447]*[.$E$2]*[.D447]" office:value-type="float" office:value="18000000" calcext:value-type="float">
            <text:p>18000000</text:p>
          </table:table-cell>
          <table:table-cell table:formula="of:=[.F447]+[.C447]" office:value-type="float" office:value="938080000" calcext:value-type="float">
            <text:p>938080000</text:p>
          </table:table-cell>
          <table:table-cell table:formula="of:=ROUNDDOWN(([.F447]+[.C447])/1000000000)" office:value-type="float" office:value="0" calcext:value-type="float">
            <text:p>0</text:p>
          </table:table-cell>
          <table:table-cell table:formula="of:=IF([.G447]&gt;=0;MOD([.G447];1000000000);-MOD(-[.G447];1000000000))" office:value-type="float" office:value="938080000" calcext:value-type="float">
            <text:p>938080000</text:p>
          </table:table-cell>
          <table:table-cell table:formula="of:=[.B447]+[.E447]+[.H447]" office:value-type="float" office:value="8938088" calcext:value-type="float">
            <text:p>8938088</text:p>
          </table:table-cell>
          <table:table-cell/>
          <table:table-cell table:formula="of:=[.D447]+[.L446]" office:value-type="float" office:value="49656" calcext:value-type="float">
            <text:p>49656</text:p>
          </table:table-cell>
          <table:table-cell table:formula="of:=[.$E$1]*[.L447]" office:value-type="float" office:value="8938080" calcext:value-type="float">
            <text:p>8938080</text:p>
          </table:table-cell>
          <table:table-cell table:formula="of:=[.J447]-[.M447]" office:value-type="float" office:value="8" calcext:value-type="float">
            <text:p>8</text:p>
          </table:table-cell>
          <table:table-cell table:formula="of:=[.N447]/[.M447]*1000000000" office:value-type="float" office:value="895.046810948213" calcext:value-type="float">
            <text:p>895.046810948213</text:p>
          </table:table-cell>
          <table:table-cell table:number-columns-repeated="1009"/>
        </table:table-row>
        <table:table-row table:style-name="ro1">
          <table:table-cell table:formula="of:=[.A447]" office:value-type="float" office:value="1000" calcext:value-type="float">
            <text:p>1000</text:p>
          </table:table-cell>
          <table:table-cell table:formula="of:=[.J447]" office:value-type="float" office:value="8938088" calcext:value-type="float">
            <text:p>8938088</text:p>
          </table:table-cell>
          <table:table-cell table:formula="of:=[.I447]" office:value-type="float" office:value="938080000" calcext:value-type="float">
            <text:p>938080000</text:p>
          </table:table-cell>
          <table:table-cell table:formula="of:=[.D447]" office:value-type="float" office:value="100" calcext:value-type="float">
            <text:p>100</text:p>
          </table:table-cell>
          <table:table-cell table:formula="of:=[.D448]*[.$E$2]" office:value-type="float" office:value="18000" calcext:value-type="float">
            <text:p>18000</text:p>
          </table:table-cell>
          <table:table-cell table:formula="of:=[.A448]*[.$E$2]*[.D448]" office:value-type="float" office:value="18000000" calcext:value-type="float">
            <text:p>18000000</text:p>
          </table:table-cell>
          <table:table-cell table:formula="of:=[.F448]+[.C448]" office:value-type="float" office:value="956080000" calcext:value-type="float">
            <text:p>956080000</text:p>
          </table:table-cell>
          <table:table-cell table:formula="of:=ROUNDDOWN(([.F448]+[.C448])/1000000000)" office:value-type="float" office:value="0" calcext:value-type="float">
            <text:p>0</text:p>
          </table:table-cell>
          <table:table-cell table:formula="of:=IF([.G448]&gt;=0;MOD([.G448];1000000000);-MOD(-[.G448];1000000000))" office:value-type="float" office:value="956080000" calcext:value-type="float">
            <text:p>956080000</text:p>
          </table:table-cell>
          <table:table-cell table:formula="of:=[.B448]+[.E448]+[.H448]" office:value-type="float" office:value="8956088" calcext:value-type="float">
            <text:p>8956088</text:p>
          </table:table-cell>
          <table:table-cell/>
          <table:table-cell table:formula="of:=[.D448]+[.L447]" office:value-type="float" office:value="49756" calcext:value-type="float">
            <text:p>49756</text:p>
          </table:table-cell>
          <table:table-cell table:formula="of:=[.$E$1]*[.L448]" office:value-type="float" office:value="8956080" calcext:value-type="float">
            <text:p>8956080</text:p>
          </table:table-cell>
          <table:table-cell table:formula="of:=[.J448]-[.M448]" office:value-type="float" office:value="8" calcext:value-type="float">
            <text:p>8</text:p>
          </table:table-cell>
          <table:table-cell table:formula="of:=[.N448]/[.M448]*1000000000" office:value-type="float" office:value="893.247938830381" calcext:value-type="float">
            <text:p>893.247938830381</text:p>
          </table:table-cell>
          <table:table-cell table:number-columns-repeated="1009"/>
        </table:table-row>
        <table:table-row table:style-name="ro1">
          <table:table-cell table:formula="of:=[.A448]" office:value-type="float" office:value="1000" calcext:value-type="float">
            <text:p>1000</text:p>
          </table:table-cell>
          <table:table-cell table:formula="of:=[.J448]" office:value-type="float" office:value="8956088" calcext:value-type="float">
            <text:p>8956088</text:p>
          </table:table-cell>
          <table:table-cell table:formula="of:=[.I448]" office:value-type="float" office:value="956080000" calcext:value-type="float">
            <text:p>956080000</text:p>
          </table:table-cell>
          <table:table-cell table:formula="of:=[.D448]" office:value-type="float" office:value="100" calcext:value-type="float">
            <text:p>100</text:p>
          </table:table-cell>
          <table:table-cell table:formula="of:=[.D449]*[.$E$2]" office:value-type="float" office:value="18000" calcext:value-type="float">
            <text:p>18000</text:p>
          </table:table-cell>
          <table:table-cell table:formula="of:=[.A449]*[.$E$2]*[.D449]" office:value-type="float" office:value="18000000" calcext:value-type="float">
            <text:p>18000000</text:p>
          </table:table-cell>
          <table:table-cell table:formula="of:=[.F449]+[.C449]" office:value-type="float" office:value="974080000" calcext:value-type="float">
            <text:p>974080000</text:p>
          </table:table-cell>
          <table:table-cell table:formula="of:=ROUNDDOWN(([.F449]+[.C449])/1000000000)" office:value-type="float" office:value="0" calcext:value-type="float">
            <text:p>0</text:p>
          </table:table-cell>
          <table:table-cell table:formula="of:=IF([.G449]&gt;=0;MOD([.G449];1000000000);-MOD(-[.G449];1000000000))" office:value-type="float" office:value="974080000" calcext:value-type="float">
            <text:p>974080000</text:p>
          </table:table-cell>
          <table:table-cell table:formula="of:=[.B449]+[.E449]+[.H449]" office:value-type="float" office:value="8974088" calcext:value-type="float">
            <text:p>8974088</text:p>
          </table:table-cell>
          <table:table-cell/>
          <table:table-cell table:formula="of:=[.D449]+[.L448]" office:value-type="float" office:value="49856" calcext:value-type="float">
            <text:p>49856</text:p>
          </table:table-cell>
          <table:table-cell table:formula="of:=[.$E$1]*[.L449]" office:value-type="float" office:value="8974080" calcext:value-type="float">
            <text:p>8974080</text:p>
          </table:table-cell>
          <table:table-cell table:formula="of:=[.J449]-[.M449]" office:value-type="float" office:value="8" calcext:value-type="float">
            <text:p>8</text:p>
          </table:table-cell>
          <table:table-cell table:formula="of:=[.N449]/[.M449]*1000000000" office:value-type="float" office:value="891.456282983882" calcext:value-type="float">
            <text:p>891.456282983882</text:p>
          </table:table-cell>
          <table:table-cell table:number-columns-repeated="1009"/>
        </table:table-row>
        <table:table-row table:style-name="ro1">
          <table:table-cell table:formula="of:=[.A449]" office:value-type="float" office:value="1000" calcext:value-type="float">
            <text:p>1000</text:p>
          </table:table-cell>
          <table:table-cell table:formula="of:=[.J449]" office:value-type="float" office:value="8974088" calcext:value-type="float">
            <text:p>8974088</text:p>
          </table:table-cell>
          <table:table-cell table:formula="of:=[.I449]" office:value-type="float" office:value="974080000" calcext:value-type="float">
            <text:p>974080000</text:p>
          </table:table-cell>
          <table:table-cell table:formula="of:=[.D449]" office:value-type="float" office:value="100" calcext:value-type="float">
            <text:p>100</text:p>
          </table:table-cell>
          <table:table-cell table:formula="of:=[.D450]*[.$E$2]" office:value-type="float" office:value="18000" calcext:value-type="float">
            <text:p>18000</text:p>
          </table:table-cell>
          <table:table-cell table:formula="of:=[.A450]*[.$E$2]*[.D450]" office:value-type="float" office:value="18000000" calcext:value-type="float">
            <text:p>18000000</text:p>
          </table:table-cell>
          <table:table-cell table:formula="of:=[.F450]+[.C450]" office:value-type="float" office:value="992080000" calcext:value-type="float">
            <text:p>992080000</text:p>
          </table:table-cell>
          <table:table-cell table:formula="of:=ROUNDDOWN(([.F450]+[.C450])/1000000000)" office:value-type="float" office:value="0" calcext:value-type="float">
            <text:p>0</text:p>
          </table:table-cell>
          <table:table-cell table:formula="of:=IF([.G450]&gt;=0;MOD([.G450];1000000000);-MOD(-[.G450];1000000000))" office:value-type="float" office:value="992080000" calcext:value-type="float">
            <text:p>992080000</text:p>
          </table:table-cell>
          <table:table-cell table:formula="of:=[.B450]+[.E450]+[.H450]" office:value-type="float" office:value="8992088" calcext:value-type="float">
            <text:p>8992088</text:p>
          </table:table-cell>
          <table:table-cell/>
          <table:table-cell table:formula="of:=[.D450]+[.L449]" office:value-type="float" office:value="49956" calcext:value-type="float">
            <text:p>49956</text:p>
          </table:table-cell>
          <table:table-cell table:formula="of:=[.$E$1]*[.L450]" office:value-type="float" office:value="8992080" calcext:value-type="float">
            <text:p>8992080</text:p>
          </table:table-cell>
          <table:table-cell table:formula="of:=[.J450]-[.M450]" office:value-type="float" office:value="8" calcext:value-type="float">
            <text:p>8</text:p>
          </table:table-cell>
          <table:table-cell table:formula="of:=[.N450]/[.M450]*1000000000" office:value-type="float" office:value="889.671800072953" calcext:value-type="float">
            <text:p>889.671800072953</text:p>
          </table:table-cell>
          <table:table-cell table:number-columns-repeated="1009"/>
        </table:table-row>
        <table:table-row table:style-name="ro1">
          <table:table-cell table:formula="of:=[.A450]" office:value-type="float" office:value="1000" calcext:value-type="float">
            <text:p>1000</text:p>
          </table:table-cell>
          <table:table-cell table:formula="of:=[.J450]" office:value-type="float" office:value="8992088" calcext:value-type="float">
            <text:p>8992088</text:p>
          </table:table-cell>
          <table:table-cell table:formula="of:=[.I450]" office:value-type="float" office:value="992080000" calcext:value-type="float">
            <text:p>992080000</text:p>
          </table:table-cell>
          <table:table-cell table:formula="of:=[.D450]" office:value-type="float" office:value="100" calcext:value-type="float">
            <text:p>100</text:p>
          </table:table-cell>
          <table:table-cell table:formula="of:=[.D451]*[.$E$2]" office:value-type="float" office:value="18000" calcext:value-type="float">
            <text:p>18000</text:p>
          </table:table-cell>
          <table:table-cell table:formula="of:=[.A451]*[.$E$2]*[.D451]" office:value-type="float" office:value="18000000" calcext:value-type="float">
            <text:p>18000000</text:p>
          </table:table-cell>
          <table:table-cell table:formula="of:=[.F451]+[.C451]" office:value-type="float" office:value="1010080000" calcext:value-type="float">
            <text:p>1010080000</text:p>
          </table:table-cell>
          <table:table-cell table:formula="of:=ROUNDDOWN(([.F451]+[.C451])/1000000000)" office:value-type="float" office:value="1" calcext:value-type="float">
            <text:p>1</text:p>
          </table:table-cell>
          <table:table-cell table:formula="of:=IF([.G451]&gt;=0;MOD([.G451];1000000000);-MOD(-[.G451];1000000000))" office:value-type="float" office:value="10080000" calcext:value-type="float">
            <text:p>10080000</text:p>
          </table:table-cell>
          <table:table-cell table:formula="of:=[.B451]+[.E451]+[.H451]" office:value-type="float" office:value="9010089" calcext:value-type="float">
            <text:p>9010089</text:p>
          </table:table-cell>
          <table:table-cell/>
          <table:table-cell table:formula="of:=[.D451]+[.L450]" office:value-type="float" office:value="50056" calcext:value-type="float">
            <text:p>50056</text:p>
          </table:table-cell>
          <table:table-cell table:formula="of:=[.$E$1]*[.L451]" office:value-type="float" office:value="9010080" calcext:value-type="float">
            <text:p>9010080</text:p>
          </table:table-cell>
          <table:table-cell table:formula="of:=[.J451]-[.M451]" office:value-type="float" office:value="9" calcext:value-type="float">
            <text:p>9</text:p>
          </table:table-cell>
          <table:table-cell table:formula="of:=[.N451]/[.M451]*1000000000" office:value-type="float" office:value="998.881252996644" calcext:value-type="float">
            <text:p>998.881252996644</text:p>
          </table:table-cell>
          <table:table-cell table:number-columns-repeated="1009"/>
        </table:table-row>
        <table:table-row table:style-name="ro1">
          <table:table-cell table:formula="of:=[.A451]" office:value-type="float" office:value="1000" calcext:value-type="float">
            <text:p>1000</text:p>
          </table:table-cell>
          <table:table-cell table:formula="of:=[.J451]" office:value-type="float" office:value="9010089" calcext:value-type="float">
            <text:p>9010089</text:p>
          </table:table-cell>
          <table:table-cell table:formula="of:=[.I451]" office:value-type="float" office:value="10080000" calcext:value-type="float">
            <text:p>10080000</text:p>
          </table:table-cell>
          <table:table-cell table:formula="of:=[.D451]" office:value-type="float" office:value="100" calcext:value-type="float">
            <text:p>100</text:p>
          </table:table-cell>
          <table:table-cell table:formula="of:=[.D452]*[.$E$2]" office:value-type="float" office:value="18000" calcext:value-type="float">
            <text:p>18000</text:p>
          </table:table-cell>
          <table:table-cell table:formula="of:=[.A452]*[.$E$2]*[.D452]" office:value-type="float" office:value="18000000" calcext:value-type="float">
            <text:p>18000000</text:p>
          </table:table-cell>
          <table:table-cell table:formula="of:=[.F452]+[.C452]" office:value-type="float" office:value="28080000" calcext:value-type="float">
            <text:p>28080000</text:p>
          </table:table-cell>
          <table:table-cell table:formula="of:=ROUNDDOWN(([.F452]+[.C452])/1000000000)" office:value-type="float" office:value="0" calcext:value-type="float">
            <text:p>0</text:p>
          </table:table-cell>
          <table:table-cell table:formula="of:=IF([.G452]&gt;=0;MOD([.G452];1000000000);-MOD(-[.G452];1000000000))" office:value-type="float" office:value="28080000" calcext:value-type="float">
            <text:p>28080000</text:p>
          </table:table-cell>
          <table:table-cell table:formula="of:=[.B452]+[.E452]+[.H452]" office:value-type="float" office:value="9028089" calcext:value-type="float">
            <text:p>9028089</text:p>
          </table:table-cell>
          <table:table-cell/>
          <table:table-cell table:formula="of:=[.D452]+[.L451]" office:value-type="float" office:value="50156" calcext:value-type="float">
            <text:p>50156</text:p>
          </table:table-cell>
          <table:table-cell table:formula="of:=[.$E$1]*[.L452]" office:value-type="float" office:value="9028080" calcext:value-type="float">
            <text:p>9028080</text:p>
          </table:table-cell>
          <table:table-cell table:formula="of:=[.J452]-[.M452]" office:value-type="float" office:value="9" calcext:value-type="float">
            <text:p>9</text:p>
          </table:table-cell>
          <table:table-cell table:formula="of:=[.N452]/[.M452]*1000000000" office:value-type="float" office:value="996.889704123136" calcext:value-type="float">
            <text:p>996.889704123136</text:p>
          </table:table-cell>
          <table:table-cell table:number-columns-repeated="1009"/>
        </table:table-row>
        <table:table-row table:style-name="ro1">
          <table:table-cell table:formula="of:=[.A452]" office:value-type="float" office:value="1000" calcext:value-type="float">
            <text:p>1000</text:p>
          </table:table-cell>
          <table:table-cell table:formula="of:=[.J452]" office:value-type="float" office:value="9028089" calcext:value-type="float">
            <text:p>9028089</text:p>
          </table:table-cell>
          <table:table-cell table:formula="of:=[.I452]" office:value-type="float" office:value="28080000" calcext:value-type="float">
            <text:p>28080000</text:p>
          </table:table-cell>
          <table:table-cell table:formula="of:=[.D452]" office:value-type="float" office:value="100" calcext:value-type="float">
            <text:p>100</text:p>
          </table:table-cell>
          <table:table-cell table:formula="of:=[.D453]*[.$E$2]" office:value-type="float" office:value="18000" calcext:value-type="float">
            <text:p>18000</text:p>
          </table:table-cell>
          <table:table-cell table:formula="of:=[.A453]*[.$E$2]*[.D453]" office:value-type="float" office:value="18000000" calcext:value-type="float">
            <text:p>18000000</text:p>
          </table:table-cell>
          <table:table-cell table:formula="of:=[.F453]+[.C453]" office:value-type="float" office:value="46080000" calcext:value-type="float">
            <text:p>46080000</text:p>
          </table:table-cell>
          <table:table-cell table:formula="of:=ROUNDDOWN(([.F453]+[.C453])/1000000000)" office:value-type="float" office:value="0" calcext:value-type="float">
            <text:p>0</text:p>
          </table:table-cell>
          <table:table-cell table:formula="of:=IF([.G453]&gt;=0;MOD([.G453];1000000000);-MOD(-[.G453];1000000000))" office:value-type="float" office:value="46080000" calcext:value-type="float">
            <text:p>46080000</text:p>
          </table:table-cell>
          <table:table-cell table:formula="of:=[.B453]+[.E453]+[.H453]" office:value-type="float" office:value="9046089" calcext:value-type="float">
            <text:p>9046089</text:p>
          </table:table-cell>
          <table:table-cell/>
          <table:table-cell table:formula="of:=[.D453]+[.L452]" office:value-type="float" office:value="50256" calcext:value-type="float">
            <text:p>50256</text:p>
          </table:table-cell>
          <table:table-cell table:formula="of:=[.$E$1]*[.L453]" office:value-type="float" office:value="9046080" calcext:value-type="float">
            <text:p>9046080</text:p>
          </table:table-cell>
          <table:table-cell table:formula="of:=[.J453]-[.M453]" office:value-type="float" office:value="9" calcext:value-type="float">
            <text:p>9</text:p>
          </table:table-cell>
          <table:table-cell table:formula="of:=[.N453]/[.M453]*1000000000" office:value-type="float" office:value="994.906080865966" calcext:value-type="float">
            <text:p>994.906080865966</text:p>
          </table:table-cell>
          <table:table-cell table:number-columns-repeated="1009"/>
        </table:table-row>
        <table:table-row table:style-name="ro1">
          <table:table-cell table:formula="of:=[.A453]" office:value-type="float" office:value="1000" calcext:value-type="float">
            <text:p>1000</text:p>
          </table:table-cell>
          <table:table-cell table:formula="of:=[.J453]" office:value-type="float" office:value="9046089" calcext:value-type="float">
            <text:p>9046089</text:p>
          </table:table-cell>
          <table:table-cell table:formula="of:=[.I453]" office:value-type="float" office:value="46080000" calcext:value-type="float">
            <text:p>46080000</text:p>
          </table:table-cell>
          <table:table-cell table:formula="of:=[.D453]" office:value-type="float" office:value="100" calcext:value-type="float">
            <text:p>100</text:p>
          </table:table-cell>
          <table:table-cell table:formula="of:=[.D454]*[.$E$2]" office:value-type="float" office:value="18000" calcext:value-type="float">
            <text:p>18000</text:p>
          </table:table-cell>
          <table:table-cell table:formula="of:=[.A454]*[.$E$2]*[.D454]" office:value-type="float" office:value="18000000" calcext:value-type="float">
            <text:p>18000000</text:p>
          </table:table-cell>
          <table:table-cell table:formula="of:=[.F454]+[.C454]" office:value-type="float" office:value="64080000" calcext:value-type="float">
            <text:p>64080000</text:p>
          </table:table-cell>
          <table:table-cell table:formula="of:=ROUNDDOWN(([.F454]+[.C454])/1000000000)" office:value-type="float" office:value="0" calcext:value-type="float">
            <text:p>0</text:p>
          </table:table-cell>
          <table:table-cell table:formula="of:=IF([.G454]&gt;=0;MOD([.G454];1000000000);-MOD(-[.G454];1000000000))" office:value-type="float" office:value="64080000" calcext:value-type="float">
            <text:p>64080000</text:p>
          </table:table-cell>
          <table:table-cell table:formula="of:=[.B454]+[.E454]+[.H454]" office:value-type="float" office:value="9064089" calcext:value-type="float">
            <text:p>9064089</text:p>
          </table:table-cell>
          <table:table-cell/>
          <table:table-cell table:formula="of:=[.D454]+[.L453]" office:value-type="float" office:value="50356" calcext:value-type="float">
            <text:p>50356</text:p>
          </table:table-cell>
          <table:table-cell table:formula="of:=[.$E$1]*[.L454]" office:value-type="float" office:value="9064080" calcext:value-type="float">
            <text:p>9064080</text:p>
          </table:table-cell>
          <table:table-cell table:formula="of:=[.J454]-[.M454]" office:value-type="float" office:value="9" calcext:value-type="float">
            <text:p>9</text:p>
          </table:table-cell>
          <table:table-cell table:formula="of:=[.N454]/[.M454]*1000000000" office:value-type="float" office:value="992.930336007626" calcext:value-type="float">
            <text:p>992.930336007626</text:p>
          </table:table-cell>
          <table:table-cell table:number-columns-repeated="1009"/>
        </table:table-row>
        <table:table-row table:style-name="ro1">
          <table:table-cell table:formula="of:=[.A454]" office:value-type="float" office:value="1000" calcext:value-type="float">
            <text:p>1000</text:p>
          </table:table-cell>
          <table:table-cell table:formula="of:=[.J454]" office:value-type="float" office:value="9064089" calcext:value-type="float">
            <text:p>9064089</text:p>
          </table:table-cell>
          <table:table-cell table:formula="of:=[.I454]" office:value-type="float" office:value="64080000" calcext:value-type="float">
            <text:p>64080000</text:p>
          </table:table-cell>
          <table:table-cell table:formula="of:=[.D454]" office:value-type="float" office:value="100" calcext:value-type="float">
            <text:p>100</text:p>
          </table:table-cell>
          <table:table-cell table:formula="of:=[.D455]*[.$E$2]" office:value-type="float" office:value="18000" calcext:value-type="float">
            <text:p>18000</text:p>
          </table:table-cell>
          <table:table-cell table:formula="of:=[.A455]*[.$E$2]*[.D455]" office:value-type="float" office:value="18000000" calcext:value-type="float">
            <text:p>18000000</text:p>
          </table:table-cell>
          <table:table-cell table:formula="of:=[.F455]+[.C455]" office:value-type="float" office:value="82080000" calcext:value-type="float">
            <text:p>82080000</text:p>
          </table:table-cell>
          <table:table-cell table:formula="of:=ROUNDDOWN(([.F455]+[.C455])/1000000000)" office:value-type="float" office:value="0" calcext:value-type="float">
            <text:p>0</text:p>
          </table:table-cell>
          <table:table-cell table:formula="of:=IF([.G455]&gt;=0;MOD([.G455];1000000000);-MOD(-[.G455];1000000000))" office:value-type="float" office:value="82080000" calcext:value-type="float">
            <text:p>82080000</text:p>
          </table:table-cell>
          <table:table-cell table:formula="of:=[.B455]+[.E455]+[.H455]" office:value-type="float" office:value="9082089" calcext:value-type="float">
            <text:p>9082089</text:p>
          </table:table-cell>
          <table:table-cell/>
          <table:table-cell table:formula="of:=[.D455]+[.L454]" office:value-type="float" office:value="50456" calcext:value-type="float">
            <text:p>50456</text:p>
          </table:table-cell>
          <table:table-cell table:formula="of:=[.$E$1]*[.L455]" office:value-type="float" office:value="9082080" calcext:value-type="float">
            <text:p>9082080</text:p>
          </table:table-cell>
          <table:table-cell table:formula="of:=[.J455]-[.M455]" office:value-type="float" office:value="9" calcext:value-type="float">
            <text:p>9</text:p>
          </table:table-cell>
          <table:table-cell table:formula="of:=[.N455]/[.M455]*1000000000" office:value-type="float" office:value="990.962422704931" calcext:value-type="float">
            <text:p>990.962422704931</text:p>
          </table:table-cell>
          <table:table-cell table:number-columns-repeated="1009"/>
        </table:table-row>
        <table:table-row table:style-name="ro1">
          <table:table-cell table:formula="of:=[.A455]" office:value-type="float" office:value="1000" calcext:value-type="float">
            <text:p>1000</text:p>
          </table:table-cell>
          <table:table-cell table:formula="of:=[.J455]" office:value-type="float" office:value="9082089" calcext:value-type="float">
            <text:p>9082089</text:p>
          </table:table-cell>
          <table:table-cell table:formula="of:=[.I455]" office:value-type="float" office:value="82080000" calcext:value-type="float">
            <text:p>82080000</text:p>
          </table:table-cell>
          <table:table-cell table:formula="of:=[.D455]" office:value-type="float" office:value="100" calcext:value-type="float">
            <text:p>100</text:p>
          </table:table-cell>
          <table:table-cell table:formula="of:=[.D456]*[.$E$2]" office:value-type="float" office:value="18000" calcext:value-type="float">
            <text:p>18000</text:p>
          </table:table-cell>
          <table:table-cell table:formula="of:=[.A456]*[.$E$2]*[.D456]" office:value-type="float" office:value="18000000" calcext:value-type="float">
            <text:p>18000000</text:p>
          </table:table-cell>
          <table:table-cell table:formula="of:=[.F456]+[.C456]" office:value-type="float" office:value="100080000" calcext:value-type="float">
            <text:p>100080000</text:p>
          </table:table-cell>
          <table:table-cell table:formula="of:=ROUNDDOWN(([.F456]+[.C456])/1000000000)" office:value-type="float" office:value="0" calcext:value-type="float">
            <text:p>0</text:p>
          </table:table-cell>
          <table:table-cell table:formula="of:=IF([.G456]&gt;=0;MOD([.G456];1000000000);-MOD(-[.G456];1000000000))" office:value-type="float" office:value="100080000" calcext:value-type="float">
            <text:p>100080000</text:p>
          </table:table-cell>
          <table:table-cell table:formula="of:=[.B456]+[.E456]+[.H456]" office:value-type="float" office:value="9100089" calcext:value-type="float">
            <text:p>9100089</text:p>
          </table:table-cell>
          <table:table-cell/>
          <table:table-cell table:formula="of:=[.D456]+[.L455]" office:value-type="float" office:value="50556" calcext:value-type="float">
            <text:p>50556</text:p>
          </table:table-cell>
          <table:table-cell table:formula="of:=[.$E$1]*[.L456]" office:value-type="float" office:value="9100080" calcext:value-type="float">
            <text:p>9100080</text:p>
          </table:table-cell>
          <table:table-cell table:formula="of:=[.J456]-[.M456]" office:value-type="float" office:value="9" calcext:value-type="float">
            <text:p>9</text:p>
          </table:table-cell>
          <table:table-cell table:formula="of:=[.N456]/[.M456]*1000000000" office:value-type="float" office:value="989.002294485323" calcext:value-type="float">
            <text:p>989.002294485323</text:p>
          </table:table-cell>
          <table:table-cell table:number-columns-repeated="1009"/>
        </table:table-row>
        <table:table-row table:style-name="ro1">
          <table:table-cell table:formula="of:=[.A456]" office:value-type="float" office:value="1000" calcext:value-type="float">
            <text:p>1000</text:p>
          </table:table-cell>
          <table:table-cell table:formula="of:=[.J456]" office:value-type="float" office:value="9100089" calcext:value-type="float">
            <text:p>9100089</text:p>
          </table:table-cell>
          <table:table-cell table:formula="of:=[.I456]" office:value-type="float" office:value="100080000" calcext:value-type="float">
            <text:p>100080000</text:p>
          </table:table-cell>
          <table:table-cell table:formula="of:=[.D456]" office:value-type="float" office:value="100" calcext:value-type="float">
            <text:p>100</text:p>
          </table:table-cell>
          <table:table-cell table:formula="of:=[.D457]*[.$E$2]" office:value-type="float" office:value="18000" calcext:value-type="float">
            <text:p>18000</text:p>
          </table:table-cell>
          <table:table-cell table:formula="of:=[.A457]*[.$E$2]*[.D457]" office:value-type="float" office:value="18000000" calcext:value-type="float">
            <text:p>18000000</text:p>
          </table:table-cell>
          <table:table-cell table:formula="of:=[.F457]+[.C457]" office:value-type="float" office:value="118080000" calcext:value-type="float">
            <text:p>118080000</text:p>
          </table:table-cell>
          <table:table-cell table:formula="of:=ROUNDDOWN(([.F457]+[.C457])/1000000000)" office:value-type="float" office:value="0" calcext:value-type="float">
            <text:p>0</text:p>
          </table:table-cell>
          <table:table-cell table:formula="of:=IF([.G457]&gt;=0;MOD([.G457];1000000000);-MOD(-[.G457];1000000000))" office:value-type="float" office:value="118080000" calcext:value-type="float">
            <text:p>118080000</text:p>
          </table:table-cell>
          <table:table-cell table:formula="of:=[.B457]+[.E457]+[.H457]" office:value-type="float" office:value="9118089" calcext:value-type="float">
            <text:p>9118089</text:p>
          </table:table-cell>
          <table:table-cell/>
          <table:table-cell table:formula="of:=[.D457]+[.L456]" office:value-type="float" office:value="50656" calcext:value-type="float">
            <text:p>50656</text:p>
          </table:table-cell>
          <table:table-cell table:formula="of:=[.$E$1]*[.L457]" office:value-type="float" office:value="9118080" calcext:value-type="float">
            <text:p>9118080</text:p>
          </table:table-cell>
          <table:table-cell table:formula="of:=[.J457]-[.M457]" office:value-type="float" office:value="9" calcext:value-type="float">
            <text:p>9</text:p>
          </table:table-cell>
          <table:table-cell table:formula="of:=[.N457]/[.M457]*1000000000" office:value-type="float" office:value="987.049905243209" calcext:value-type="float">
            <text:p>987.049905243209</text:p>
          </table:table-cell>
          <table:table-cell table:number-columns-repeated="1009"/>
        </table:table-row>
        <table:table-row table:style-name="ro1">
          <table:table-cell table:formula="of:=[.A457]" office:value-type="float" office:value="1000" calcext:value-type="float">
            <text:p>1000</text:p>
          </table:table-cell>
          <table:table-cell table:formula="of:=[.J457]" office:value-type="float" office:value="9118089" calcext:value-type="float">
            <text:p>9118089</text:p>
          </table:table-cell>
          <table:table-cell table:formula="of:=[.I457]" office:value-type="float" office:value="118080000" calcext:value-type="float">
            <text:p>118080000</text:p>
          </table:table-cell>
          <table:table-cell table:formula="of:=[.D457]" office:value-type="float" office:value="100" calcext:value-type="float">
            <text:p>100</text:p>
          </table:table-cell>
          <table:table-cell table:formula="of:=[.D458]*[.$E$2]" office:value-type="float" office:value="18000" calcext:value-type="float">
            <text:p>18000</text:p>
          </table:table-cell>
          <table:table-cell table:formula="of:=[.A458]*[.$E$2]*[.D458]" office:value-type="float" office:value="18000000" calcext:value-type="float">
            <text:p>18000000</text:p>
          </table:table-cell>
          <table:table-cell table:formula="of:=[.F458]+[.C458]" office:value-type="float" office:value="136080000" calcext:value-type="float">
            <text:p>136080000</text:p>
          </table:table-cell>
          <table:table-cell table:formula="of:=ROUNDDOWN(([.F458]+[.C458])/1000000000)" office:value-type="float" office:value="0" calcext:value-type="float">
            <text:p>0</text:p>
          </table:table-cell>
          <table:table-cell table:formula="of:=IF([.G458]&gt;=0;MOD([.G458];1000000000);-MOD(-[.G458];1000000000))" office:value-type="float" office:value="136080000" calcext:value-type="float">
            <text:p>136080000</text:p>
          </table:table-cell>
          <table:table-cell table:formula="of:=[.B458]+[.E458]+[.H458]" office:value-type="float" office:value="9136089" calcext:value-type="float">
            <text:p>9136089</text:p>
          </table:table-cell>
          <table:table-cell/>
          <table:table-cell table:formula="of:=[.D458]+[.L457]" office:value-type="float" office:value="50756" calcext:value-type="float">
            <text:p>50756</text:p>
          </table:table-cell>
          <table:table-cell table:formula="of:=[.$E$1]*[.L458]" office:value-type="float" office:value="9136080" calcext:value-type="float">
            <text:p>9136080</text:p>
          </table:table-cell>
          <table:table-cell table:formula="of:=[.J458]-[.M458]" office:value-type="float" office:value="9" calcext:value-type="float">
            <text:p>9</text:p>
          </table:table-cell>
          <table:table-cell table:formula="of:=[.N458]/[.M458]*1000000000" office:value-type="float" office:value="985.105209236346" calcext:value-type="float">
            <text:p>985.105209236346</text:p>
          </table:table-cell>
          <table:table-cell table:number-columns-repeated="1009"/>
        </table:table-row>
        <table:table-row table:style-name="ro1">
          <table:table-cell table:formula="of:=[.A458]" office:value-type="float" office:value="1000" calcext:value-type="float">
            <text:p>1000</text:p>
          </table:table-cell>
          <table:table-cell table:formula="of:=[.J458]" office:value-type="float" office:value="9136089" calcext:value-type="float">
            <text:p>9136089</text:p>
          </table:table-cell>
          <table:table-cell table:formula="of:=[.I458]" office:value-type="float" office:value="136080000" calcext:value-type="float">
            <text:p>136080000</text:p>
          </table:table-cell>
          <table:table-cell table:formula="of:=[.D458]" office:value-type="float" office:value="100" calcext:value-type="float">
            <text:p>100</text:p>
          </table:table-cell>
          <table:table-cell table:formula="of:=[.D459]*[.$E$2]" office:value-type="float" office:value="18000" calcext:value-type="float">
            <text:p>18000</text:p>
          </table:table-cell>
          <table:table-cell table:formula="of:=[.A459]*[.$E$2]*[.D459]" office:value-type="float" office:value="18000000" calcext:value-type="float">
            <text:p>18000000</text:p>
          </table:table-cell>
          <table:table-cell table:formula="of:=[.F459]+[.C459]" office:value-type="float" office:value="154080000" calcext:value-type="float">
            <text:p>154080000</text:p>
          </table:table-cell>
          <table:table-cell table:formula="of:=ROUNDDOWN(([.F459]+[.C459])/1000000000)" office:value-type="float" office:value="0" calcext:value-type="float">
            <text:p>0</text:p>
          </table:table-cell>
          <table:table-cell table:formula="of:=IF([.G459]&gt;=0;MOD([.G459];1000000000);-MOD(-[.G459];1000000000))" office:value-type="float" office:value="154080000" calcext:value-type="float">
            <text:p>154080000</text:p>
          </table:table-cell>
          <table:table-cell table:formula="of:=[.B459]+[.E459]+[.H459]" office:value-type="float" office:value="9154089" calcext:value-type="float">
            <text:p>9154089</text:p>
          </table:table-cell>
          <table:table-cell/>
          <table:table-cell table:formula="of:=[.D459]+[.L458]" office:value-type="float" office:value="50856" calcext:value-type="float">
            <text:p>50856</text:p>
          </table:table-cell>
          <table:table-cell table:formula="of:=[.$E$1]*[.L459]" office:value-type="float" office:value="9154080" calcext:value-type="float">
            <text:p>9154080</text:p>
          </table:table-cell>
          <table:table-cell table:formula="of:=[.J459]-[.M459]" office:value-type="float" office:value="9" calcext:value-type="float">
            <text:p>9</text:p>
          </table:table-cell>
          <table:table-cell table:formula="of:=[.N459]/[.M459]*1000000000" office:value-type="float" office:value="983.168161082272" calcext:value-type="float">
            <text:p>983.168161082272</text:p>
          </table:table-cell>
          <table:table-cell table:number-columns-repeated="1009"/>
        </table:table-row>
        <table:table-row table:style-name="ro1">
          <table:table-cell table:formula="of:=[.A459]" office:value-type="float" office:value="1000" calcext:value-type="float">
            <text:p>1000</text:p>
          </table:table-cell>
          <table:table-cell table:formula="of:=[.J459]" office:value-type="float" office:value="9154089" calcext:value-type="float">
            <text:p>9154089</text:p>
          </table:table-cell>
          <table:table-cell table:formula="of:=[.I459]" office:value-type="float" office:value="154080000" calcext:value-type="float">
            <text:p>154080000</text:p>
          </table:table-cell>
          <table:table-cell table:formula="of:=[.D459]" office:value-type="float" office:value="100" calcext:value-type="float">
            <text:p>100</text:p>
          </table:table-cell>
          <table:table-cell table:formula="of:=[.D460]*[.$E$2]" office:value-type="float" office:value="18000" calcext:value-type="float">
            <text:p>18000</text:p>
          </table:table-cell>
          <table:table-cell table:formula="of:=[.A460]*[.$E$2]*[.D460]" office:value-type="float" office:value="18000000" calcext:value-type="float">
            <text:p>18000000</text:p>
          </table:table-cell>
          <table:table-cell table:formula="of:=[.F460]+[.C460]" office:value-type="float" office:value="172080000" calcext:value-type="float">
            <text:p>172080000</text:p>
          </table:table-cell>
          <table:table-cell table:formula="of:=ROUNDDOWN(([.F460]+[.C460])/1000000000)" office:value-type="float" office:value="0" calcext:value-type="float">
            <text:p>0</text:p>
          </table:table-cell>
          <table:table-cell table:formula="of:=IF([.G460]&gt;=0;MOD([.G460];1000000000);-MOD(-[.G460];1000000000))" office:value-type="float" office:value="172080000" calcext:value-type="float">
            <text:p>172080000</text:p>
          </table:table-cell>
          <table:table-cell table:formula="of:=[.B460]+[.E460]+[.H460]" office:value-type="float" office:value="9172089" calcext:value-type="float">
            <text:p>9172089</text:p>
          </table:table-cell>
          <table:table-cell/>
          <table:table-cell table:formula="of:=[.D460]+[.L459]" office:value-type="float" office:value="50956" calcext:value-type="float">
            <text:p>50956</text:p>
          </table:table-cell>
          <table:table-cell table:formula="of:=[.$E$1]*[.L460]" office:value-type="float" office:value="9172080" calcext:value-type="float">
            <text:p>9172080</text:p>
          </table:table-cell>
          <table:table-cell table:formula="of:=[.J460]-[.M460]" office:value-type="float" office:value="9" calcext:value-type="float">
            <text:p>9</text:p>
          </table:table-cell>
          <table:table-cell table:formula="of:=[.N460]/[.M460]*1000000000" office:value-type="float" office:value="981.238715754769" calcext:value-type="float">
            <text:p>981.238715754769</text:p>
          </table:table-cell>
          <table:table-cell table:number-columns-repeated="1009"/>
        </table:table-row>
        <table:table-row table:style-name="ro1">
          <table:table-cell table:formula="of:=[.A460]" office:value-type="float" office:value="1000" calcext:value-type="float">
            <text:p>1000</text:p>
          </table:table-cell>
          <table:table-cell table:formula="of:=[.J460]" office:value-type="float" office:value="9172089" calcext:value-type="float">
            <text:p>9172089</text:p>
          </table:table-cell>
          <table:table-cell table:formula="of:=[.I460]" office:value-type="float" office:value="172080000" calcext:value-type="float">
            <text:p>172080000</text:p>
          </table:table-cell>
          <table:table-cell table:formula="of:=[.D460]" office:value-type="float" office:value="100" calcext:value-type="float">
            <text:p>100</text:p>
          </table:table-cell>
          <table:table-cell table:formula="of:=[.D461]*[.$E$2]" office:value-type="float" office:value="18000" calcext:value-type="float">
            <text:p>18000</text:p>
          </table:table-cell>
          <table:table-cell table:formula="of:=[.A461]*[.$E$2]*[.D461]" office:value-type="float" office:value="18000000" calcext:value-type="float">
            <text:p>18000000</text:p>
          </table:table-cell>
          <table:table-cell table:formula="of:=[.F461]+[.C461]" office:value-type="float" office:value="190080000" calcext:value-type="float">
            <text:p>190080000</text:p>
          </table:table-cell>
          <table:table-cell table:formula="of:=ROUNDDOWN(([.F461]+[.C461])/1000000000)" office:value-type="float" office:value="0" calcext:value-type="float">
            <text:p>0</text:p>
          </table:table-cell>
          <table:table-cell table:formula="of:=IF([.G461]&gt;=0;MOD([.G461];1000000000);-MOD(-[.G461];1000000000))" office:value-type="float" office:value="190080000" calcext:value-type="float">
            <text:p>190080000</text:p>
          </table:table-cell>
          <table:table-cell table:formula="of:=[.B461]+[.E461]+[.H461]" office:value-type="float" office:value="9190089" calcext:value-type="float">
            <text:p>9190089</text:p>
          </table:table-cell>
          <table:table-cell/>
          <table:table-cell table:formula="of:=[.D461]+[.L460]" office:value-type="float" office:value="51056" calcext:value-type="float">
            <text:p>51056</text:p>
          </table:table-cell>
          <table:table-cell table:formula="of:=[.$E$1]*[.L461]" office:value-type="float" office:value="9190080" calcext:value-type="float">
            <text:p>9190080</text:p>
          </table:table-cell>
          <table:table-cell table:formula="of:=[.J461]-[.M461]" office:value-type="float" office:value="9" calcext:value-type="float">
            <text:p>9</text:p>
          </table:table-cell>
          <table:table-cell table:formula="of:=[.N461]/[.M461]*1000000000" office:value-type="float" office:value="979.316828580382" calcext:value-type="float">
            <text:p>979.316828580382</text:p>
          </table:table-cell>
          <table:table-cell table:number-columns-repeated="1009"/>
        </table:table-row>
        <table:table-row table:style-name="ro1">
          <table:table-cell table:formula="of:=[.A461]" office:value-type="float" office:value="1000" calcext:value-type="float">
            <text:p>1000</text:p>
          </table:table-cell>
          <table:table-cell table:formula="of:=[.J461]" office:value-type="float" office:value="9190089" calcext:value-type="float">
            <text:p>9190089</text:p>
          </table:table-cell>
          <table:table-cell table:formula="of:=[.I461]" office:value-type="float" office:value="190080000" calcext:value-type="float">
            <text:p>190080000</text:p>
          </table:table-cell>
          <table:table-cell table:formula="of:=[.D461]" office:value-type="float" office:value="100" calcext:value-type="float">
            <text:p>100</text:p>
          </table:table-cell>
          <table:table-cell table:formula="of:=[.D462]*[.$E$2]" office:value-type="float" office:value="18000" calcext:value-type="float">
            <text:p>18000</text:p>
          </table:table-cell>
          <table:table-cell table:formula="of:=[.A462]*[.$E$2]*[.D462]" office:value-type="float" office:value="18000000" calcext:value-type="float">
            <text:p>18000000</text:p>
          </table:table-cell>
          <table:table-cell table:formula="of:=[.F462]+[.C462]" office:value-type="float" office:value="208080000" calcext:value-type="float">
            <text:p>208080000</text:p>
          </table:table-cell>
          <table:table-cell table:formula="of:=ROUNDDOWN(([.F462]+[.C462])/1000000000)" office:value-type="float" office:value="0" calcext:value-type="float">
            <text:p>0</text:p>
          </table:table-cell>
          <table:table-cell table:formula="of:=IF([.G462]&gt;=0;MOD([.G462];1000000000);-MOD(-[.G462];1000000000))" office:value-type="float" office:value="208080000" calcext:value-type="float">
            <text:p>208080000</text:p>
          </table:table-cell>
          <table:table-cell table:formula="of:=[.B462]+[.E462]+[.H462]" office:value-type="float" office:value="9208089" calcext:value-type="float">
            <text:p>9208089</text:p>
          </table:table-cell>
          <table:table-cell/>
          <table:table-cell table:formula="of:=[.D462]+[.L461]" office:value-type="float" office:value="51156" calcext:value-type="float">
            <text:p>51156</text:p>
          </table:table-cell>
          <table:table-cell table:formula="of:=[.$E$1]*[.L462]" office:value-type="float" office:value="9208080" calcext:value-type="float">
            <text:p>9208080</text:p>
          </table:table-cell>
          <table:table-cell table:formula="of:=[.J462]-[.M462]" office:value-type="float" office:value="9" calcext:value-type="float">
            <text:p>9</text:p>
          </table:table-cell>
          <table:table-cell table:formula="of:=[.N462]/[.M462]*1000000000" office:value-type="float" office:value="977.402455234968" calcext:value-type="float">
            <text:p>977.402455234968</text:p>
          </table:table-cell>
          <table:table-cell table:number-columns-repeated="1009"/>
        </table:table-row>
        <table:table-row table:style-name="ro1">
          <table:table-cell table:formula="of:=[.A462]" office:value-type="float" office:value="1000" calcext:value-type="float">
            <text:p>1000</text:p>
          </table:table-cell>
          <table:table-cell table:formula="of:=[.J462]" office:value-type="float" office:value="9208089" calcext:value-type="float">
            <text:p>9208089</text:p>
          </table:table-cell>
          <table:table-cell table:formula="of:=[.I462]" office:value-type="float" office:value="208080000" calcext:value-type="float">
            <text:p>208080000</text:p>
          </table:table-cell>
          <table:table-cell table:formula="of:=[.D462]" office:value-type="float" office:value="100" calcext:value-type="float">
            <text:p>100</text:p>
          </table:table-cell>
          <table:table-cell table:formula="of:=[.D463]*[.$E$2]" office:value-type="float" office:value="18000" calcext:value-type="float">
            <text:p>18000</text:p>
          </table:table-cell>
          <table:table-cell table:formula="of:=[.A463]*[.$E$2]*[.D463]" office:value-type="float" office:value="18000000" calcext:value-type="float">
            <text:p>18000000</text:p>
          </table:table-cell>
          <table:table-cell table:formula="of:=[.F463]+[.C463]" office:value-type="float" office:value="226080000" calcext:value-type="float">
            <text:p>226080000</text:p>
          </table:table-cell>
          <table:table-cell table:formula="of:=ROUNDDOWN(([.F463]+[.C463])/1000000000)" office:value-type="float" office:value="0" calcext:value-type="float">
            <text:p>0</text:p>
          </table:table-cell>
          <table:table-cell table:formula="of:=IF([.G463]&gt;=0;MOD([.G463];1000000000);-MOD(-[.G463];1000000000))" office:value-type="float" office:value="226080000" calcext:value-type="float">
            <text:p>226080000</text:p>
          </table:table-cell>
          <table:table-cell table:formula="of:=[.B463]+[.E463]+[.H463]" office:value-type="float" office:value="9226089" calcext:value-type="float">
            <text:p>9226089</text:p>
          </table:table-cell>
          <table:table-cell/>
          <table:table-cell table:formula="of:=[.D463]+[.L462]" office:value-type="float" office:value="51256" calcext:value-type="float">
            <text:p>51256</text:p>
          </table:table-cell>
          <table:table-cell table:formula="of:=[.$E$1]*[.L463]" office:value-type="float" office:value="9226080" calcext:value-type="float">
            <text:p>9226080</text:p>
          </table:table-cell>
          <table:table-cell table:formula="of:=[.J463]-[.M463]" office:value-type="float" office:value="9" calcext:value-type="float">
            <text:p>9</text:p>
          </table:table-cell>
          <table:table-cell table:formula="of:=[.N463]/[.M463]*1000000000" office:value-type="float" office:value="975.495551740284" calcext:value-type="float">
            <text:p>975.495551740284</text:p>
          </table:table-cell>
          <table:table-cell table:number-columns-repeated="1009"/>
        </table:table-row>
        <table:table-row table:style-name="ro1">
          <table:table-cell table:formula="of:=[.A463]" office:value-type="float" office:value="1000" calcext:value-type="float">
            <text:p>1000</text:p>
          </table:table-cell>
          <table:table-cell table:formula="of:=[.J463]" office:value-type="float" office:value="9226089" calcext:value-type="float">
            <text:p>9226089</text:p>
          </table:table-cell>
          <table:table-cell table:formula="of:=[.I463]" office:value-type="float" office:value="226080000" calcext:value-type="float">
            <text:p>226080000</text:p>
          </table:table-cell>
          <table:table-cell table:formula="of:=[.D463]" office:value-type="float" office:value="100" calcext:value-type="float">
            <text:p>100</text:p>
          </table:table-cell>
          <table:table-cell table:formula="of:=[.D464]*[.$E$2]" office:value-type="float" office:value="18000" calcext:value-type="float">
            <text:p>18000</text:p>
          </table:table-cell>
          <table:table-cell table:formula="of:=[.A464]*[.$E$2]*[.D464]" office:value-type="float" office:value="18000000" calcext:value-type="float">
            <text:p>18000000</text:p>
          </table:table-cell>
          <table:table-cell table:formula="of:=[.F464]+[.C464]" office:value-type="float" office:value="244080000" calcext:value-type="float">
            <text:p>244080000</text:p>
          </table:table-cell>
          <table:table-cell table:formula="of:=ROUNDDOWN(([.F464]+[.C464])/1000000000)" office:value-type="float" office:value="0" calcext:value-type="float">
            <text:p>0</text:p>
          </table:table-cell>
          <table:table-cell table:formula="of:=IF([.G464]&gt;=0;MOD([.G464];1000000000);-MOD(-[.G464];1000000000))" office:value-type="float" office:value="244080000" calcext:value-type="float">
            <text:p>244080000</text:p>
          </table:table-cell>
          <table:table-cell table:formula="of:=[.B464]+[.E464]+[.H464]" office:value-type="float" office:value="9244089" calcext:value-type="float">
            <text:p>9244089</text:p>
          </table:table-cell>
          <table:table-cell/>
          <table:table-cell table:formula="of:=[.D464]+[.L463]" office:value-type="float" office:value="51356" calcext:value-type="float">
            <text:p>51356</text:p>
          </table:table-cell>
          <table:table-cell table:formula="of:=[.$E$1]*[.L464]" office:value-type="float" office:value="9244080" calcext:value-type="float">
            <text:p>9244080</text:p>
          </table:table-cell>
          <table:table-cell table:formula="of:=[.J464]-[.M464]" office:value-type="float" office:value="9" calcext:value-type="float">
            <text:p>9</text:p>
          </table:table-cell>
          <table:table-cell table:formula="of:=[.N464]/[.M464]*1000000000" office:value-type="float" office:value="973.596074460628" calcext:value-type="float">
            <text:p>973.596074460628</text:p>
          </table:table-cell>
          <table:table-cell table:number-columns-repeated="1009"/>
        </table:table-row>
        <table:table-row table:style-name="ro1">
          <table:table-cell table:formula="of:=[.A464]" office:value-type="float" office:value="1000" calcext:value-type="float">
            <text:p>1000</text:p>
          </table:table-cell>
          <table:table-cell table:formula="of:=[.J464]" office:value-type="float" office:value="9244089" calcext:value-type="float">
            <text:p>9244089</text:p>
          </table:table-cell>
          <table:table-cell table:formula="of:=[.I464]" office:value-type="float" office:value="244080000" calcext:value-type="float">
            <text:p>244080000</text:p>
          </table:table-cell>
          <table:table-cell table:formula="of:=[.D464]" office:value-type="float" office:value="100" calcext:value-type="float">
            <text:p>100</text:p>
          </table:table-cell>
          <table:table-cell table:formula="of:=[.D465]*[.$E$2]" office:value-type="float" office:value="18000" calcext:value-type="float">
            <text:p>18000</text:p>
          </table:table-cell>
          <table:table-cell table:formula="of:=[.A465]*[.$E$2]*[.D465]" office:value-type="float" office:value="18000000" calcext:value-type="float">
            <text:p>18000000</text:p>
          </table:table-cell>
          <table:table-cell table:formula="of:=[.F465]+[.C465]" office:value-type="float" office:value="262080000" calcext:value-type="float">
            <text:p>262080000</text:p>
          </table:table-cell>
          <table:table-cell table:formula="of:=ROUNDDOWN(([.F465]+[.C465])/1000000000)" office:value-type="float" office:value="0" calcext:value-type="float">
            <text:p>0</text:p>
          </table:table-cell>
          <table:table-cell table:formula="of:=IF([.G465]&gt;=0;MOD([.G465];1000000000);-MOD(-[.G465];1000000000))" office:value-type="float" office:value="262080000" calcext:value-type="float">
            <text:p>262080000</text:p>
          </table:table-cell>
          <table:table-cell table:formula="of:=[.B465]+[.E465]+[.H465]" office:value-type="float" office:value="9262089" calcext:value-type="float">
            <text:p>9262089</text:p>
          </table:table-cell>
          <table:table-cell/>
          <table:table-cell table:formula="of:=[.D465]+[.L464]" office:value-type="float" office:value="51456" calcext:value-type="float">
            <text:p>51456</text:p>
          </table:table-cell>
          <table:table-cell table:formula="of:=[.$E$1]*[.L465]" office:value-type="float" office:value="9262080" calcext:value-type="float">
            <text:p>9262080</text:p>
          </table:table-cell>
          <table:table-cell table:formula="of:=[.J465]-[.M465]" office:value-type="float" office:value="9" calcext:value-type="float">
            <text:p>9</text:p>
          </table:table-cell>
          <table:table-cell table:formula="of:=[.N465]/[.M465]*1000000000" office:value-type="float" office:value="971.703980099503" calcext:value-type="float">
            <text:p>971.703980099503</text:p>
          </table:table-cell>
          <table:table-cell table:number-columns-repeated="1009"/>
        </table:table-row>
        <table:table-row table:style-name="ro1">
          <table:table-cell table:formula="of:=[.A465]" office:value-type="float" office:value="1000" calcext:value-type="float">
            <text:p>1000</text:p>
          </table:table-cell>
          <table:table-cell table:formula="of:=[.J465]" office:value-type="float" office:value="9262089" calcext:value-type="float">
            <text:p>9262089</text:p>
          </table:table-cell>
          <table:table-cell table:formula="of:=[.I465]" office:value-type="float" office:value="262080000" calcext:value-type="float">
            <text:p>262080000</text:p>
          </table:table-cell>
          <table:table-cell table:formula="of:=[.D465]" office:value-type="float" office:value="100" calcext:value-type="float">
            <text:p>100</text:p>
          </table:table-cell>
          <table:table-cell table:formula="of:=[.D466]*[.$E$2]" office:value-type="float" office:value="18000" calcext:value-type="float">
            <text:p>18000</text:p>
          </table:table-cell>
          <table:table-cell table:formula="of:=[.A466]*[.$E$2]*[.D466]" office:value-type="float" office:value="18000000" calcext:value-type="float">
            <text:p>18000000</text:p>
          </table:table-cell>
          <table:table-cell table:formula="of:=[.F466]+[.C466]" office:value-type="float" office:value="280080000" calcext:value-type="float">
            <text:p>280080000</text:p>
          </table:table-cell>
          <table:table-cell table:formula="of:=ROUNDDOWN(([.F466]+[.C466])/1000000000)" office:value-type="float" office:value="0" calcext:value-type="float">
            <text:p>0</text:p>
          </table:table-cell>
          <table:table-cell table:formula="of:=IF([.G466]&gt;=0;MOD([.G466];1000000000);-MOD(-[.G466];1000000000))" office:value-type="float" office:value="280080000" calcext:value-type="float">
            <text:p>280080000</text:p>
          </table:table-cell>
          <table:table-cell table:formula="of:=[.B466]+[.E466]+[.H466]" office:value-type="float" office:value="9280089" calcext:value-type="float">
            <text:p>9280089</text:p>
          </table:table-cell>
          <table:table-cell/>
          <table:table-cell table:formula="of:=[.D466]+[.L465]" office:value-type="float" office:value="51556" calcext:value-type="float">
            <text:p>51556</text:p>
          </table:table-cell>
          <table:table-cell table:formula="of:=[.$E$1]*[.L466]" office:value-type="float" office:value="9280080" calcext:value-type="float">
            <text:p>9280080</text:p>
          </table:table-cell>
          <table:table-cell table:formula="of:=[.J466]-[.M466]" office:value-type="float" office:value="9" calcext:value-type="float">
            <text:p>9</text:p>
          </table:table-cell>
          <table:table-cell table:formula="of:=[.N466]/[.M466]*1000000000" office:value-type="float" office:value="969.81922569633" calcext:value-type="float">
            <text:p>969.81922569633</text:p>
          </table:table-cell>
          <table:table-cell table:number-columns-repeated="1009"/>
        </table:table-row>
        <table:table-row table:style-name="ro1">
          <table:table-cell table:formula="of:=[.A466]" office:value-type="float" office:value="1000" calcext:value-type="float">
            <text:p>1000</text:p>
          </table:table-cell>
          <table:table-cell table:formula="of:=[.J466]" office:value-type="float" office:value="9280089" calcext:value-type="float">
            <text:p>9280089</text:p>
          </table:table-cell>
          <table:table-cell table:formula="of:=[.I466]" office:value-type="float" office:value="280080000" calcext:value-type="float">
            <text:p>280080000</text:p>
          </table:table-cell>
          <table:table-cell table:formula="of:=[.D466]" office:value-type="float" office:value="100" calcext:value-type="float">
            <text:p>100</text:p>
          </table:table-cell>
          <table:table-cell table:formula="of:=[.D467]*[.$E$2]" office:value-type="float" office:value="18000" calcext:value-type="float">
            <text:p>18000</text:p>
          </table:table-cell>
          <table:table-cell table:formula="of:=[.A467]*[.$E$2]*[.D467]" office:value-type="float" office:value="18000000" calcext:value-type="float">
            <text:p>18000000</text:p>
          </table:table-cell>
          <table:table-cell table:formula="of:=[.F467]+[.C467]" office:value-type="float" office:value="298080000" calcext:value-type="float">
            <text:p>298080000</text:p>
          </table:table-cell>
          <table:table-cell table:formula="of:=ROUNDDOWN(([.F467]+[.C467])/1000000000)" office:value-type="float" office:value="0" calcext:value-type="float">
            <text:p>0</text:p>
          </table:table-cell>
          <table:table-cell table:formula="of:=IF([.G467]&gt;=0;MOD([.G467];1000000000);-MOD(-[.G467];1000000000))" office:value-type="float" office:value="298080000" calcext:value-type="float">
            <text:p>298080000</text:p>
          </table:table-cell>
          <table:table-cell table:formula="of:=[.B467]+[.E467]+[.H467]" office:value-type="float" office:value="9298089" calcext:value-type="float">
            <text:p>9298089</text:p>
          </table:table-cell>
          <table:table-cell/>
          <table:table-cell table:formula="of:=[.D467]+[.L466]" office:value-type="float" office:value="51656" calcext:value-type="float">
            <text:p>51656</text:p>
          </table:table-cell>
          <table:table-cell table:formula="of:=[.$E$1]*[.L467]" office:value-type="float" office:value="9298080" calcext:value-type="float">
            <text:p>9298080</text:p>
          </table:table-cell>
          <table:table-cell table:formula="of:=[.J467]-[.M467]" office:value-type="float" office:value="9" calcext:value-type="float">
            <text:p>9</text:p>
          </table:table-cell>
          <table:table-cell table:formula="of:=[.N467]/[.M467]*1000000000" office:value-type="float" office:value="967.9417686232" calcext:value-type="float">
            <text:p>967.9417686232</text:p>
          </table:table-cell>
          <table:table-cell table:number-columns-repeated="1009"/>
        </table:table-row>
        <table:table-row table:style-name="ro1">
          <table:table-cell table:formula="of:=[.A467]" office:value-type="float" office:value="1000" calcext:value-type="float">
            <text:p>1000</text:p>
          </table:table-cell>
          <table:table-cell table:formula="of:=[.J467]" office:value-type="float" office:value="9298089" calcext:value-type="float">
            <text:p>9298089</text:p>
          </table:table-cell>
          <table:table-cell table:formula="of:=[.I467]" office:value-type="float" office:value="298080000" calcext:value-type="float">
            <text:p>298080000</text:p>
          </table:table-cell>
          <table:table-cell table:formula="of:=[.D467]" office:value-type="float" office:value="100" calcext:value-type="float">
            <text:p>100</text:p>
          </table:table-cell>
          <table:table-cell table:formula="of:=[.D468]*[.$E$2]" office:value-type="float" office:value="18000" calcext:value-type="float">
            <text:p>18000</text:p>
          </table:table-cell>
          <table:table-cell table:formula="of:=[.A468]*[.$E$2]*[.D468]" office:value-type="float" office:value="18000000" calcext:value-type="float">
            <text:p>18000000</text:p>
          </table:table-cell>
          <table:table-cell table:formula="of:=[.F468]+[.C468]" office:value-type="float" office:value="316080000" calcext:value-type="float">
            <text:p>316080000</text:p>
          </table:table-cell>
          <table:table-cell table:formula="of:=ROUNDDOWN(([.F468]+[.C468])/1000000000)" office:value-type="float" office:value="0" calcext:value-type="float">
            <text:p>0</text:p>
          </table:table-cell>
          <table:table-cell table:formula="of:=IF([.G468]&gt;=0;MOD([.G468];1000000000);-MOD(-[.G468];1000000000))" office:value-type="float" office:value="316080000" calcext:value-type="float">
            <text:p>316080000</text:p>
          </table:table-cell>
          <table:table-cell table:formula="of:=[.B468]+[.E468]+[.H468]" office:value-type="float" office:value="9316089" calcext:value-type="float">
            <text:p>9316089</text:p>
          </table:table-cell>
          <table:table-cell/>
          <table:table-cell table:formula="of:=[.D468]+[.L467]" office:value-type="float" office:value="51756" calcext:value-type="float">
            <text:p>51756</text:p>
          </table:table-cell>
          <table:table-cell table:formula="of:=[.$E$1]*[.L468]" office:value-type="float" office:value="9316080" calcext:value-type="float">
            <text:p>9316080</text:p>
          </table:table-cell>
          <table:table-cell table:formula="of:=[.J468]-[.M468]" office:value-type="float" office:value="9" calcext:value-type="float">
            <text:p>9</text:p>
          </table:table-cell>
          <table:table-cell table:formula="of:=[.N468]/[.M468]*1000000000" office:value-type="float" office:value="966.071566581652" calcext:value-type="float">
            <text:p>966.071566581652</text:p>
          </table:table-cell>
          <table:table-cell table:number-columns-repeated="1009"/>
        </table:table-row>
        <table:table-row table:style-name="ro1">
          <table:table-cell table:formula="of:=[.A468]" office:value-type="float" office:value="1000" calcext:value-type="float">
            <text:p>1000</text:p>
          </table:table-cell>
          <table:table-cell table:formula="of:=[.J468]" office:value-type="float" office:value="9316089" calcext:value-type="float">
            <text:p>9316089</text:p>
          </table:table-cell>
          <table:table-cell table:formula="of:=[.I468]" office:value-type="float" office:value="316080000" calcext:value-type="float">
            <text:p>316080000</text:p>
          </table:table-cell>
          <table:table-cell table:formula="of:=[.D468]" office:value-type="float" office:value="100" calcext:value-type="float">
            <text:p>100</text:p>
          </table:table-cell>
          <table:table-cell table:formula="of:=[.D469]*[.$E$2]" office:value-type="float" office:value="18000" calcext:value-type="float">
            <text:p>18000</text:p>
          </table:table-cell>
          <table:table-cell table:formula="of:=[.A469]*[.$E$2]*[.D469]" office:value-type="float" office:value="18000000" calcext:value-type="float">
            <text:p>18000000</text:p>
          </table:table-cell>
          <table:table-cell table:formula="of:=[.F469]+[.C469]" office:value-type="float" office:value="334080000" calcext:value-type="float">
            <text:p>334080000</text:p>
          </table:table-cell>
          <table:table-cell table:formula="of:=ROUNDDOWN(([.F469]+[.C469])/1000000000)" office:value-type="float" office:value="0" calcext:value-type="float">
            <text:p>0</text:p>
          </table:table-cell>
          <table:table-cell table:formula="of:=IF([.G469]&gt;=0;MOD([.G469];1000000000);-MOD(-[.G469];1000000000))" office:value-type="float" office:value="334080000" calcext:value-type="float">
            <text:p>334080000</text:p>
          </table:table-cell>
          <table:table-cell table:formula="of:=[.B469]+[.E469]+[.H469]" office:value-type="float" office:value="9334089" calcext:value-type="float">
            <text:p>9334089</text:p>
          </table:table-cell>
          <table:table-cell/>
          <table:table-cell table:formula="of:=[.D469]+[.L468]" office:value-type="float" office:value="51856" calcext:value-type="float">
            <text:p>51856</text:p>
          </table:table-cell>
          <table:table-cell table:formula="of:=[.$E$1]*[.L469]" office:value-type="float" office:value="9334080" calcext:value-type="float">
            <text:p>9334080</text:p>
          </table:table-cell>
          <table:table-cell table:formula="of:=[.J469]-[.M469]" office:value-type="float" office:value="9" calcext:value-type="float">
            <text:p>9</text:p>
          </table:table-cell>
          <table:table-cell table:formula="of:=[.N469]/[.M469]*1000000000" office:value-type="float" office:value="964.208577599506" calcext:value-type="float">
            <text:p>964.208577599506</text:p>
          </table:table-cell>
          <table:table-cell table:number-columns-repeated="1009"/>
        </table:table-row>
        <table:table-row table:style-name="ro1">
          <table:table-cell table:formula="of:=[.A469]" office:value-type="float" office:value="1000" calcext:value-type="float">
            <text:p>1000</text:p>
          </table:table-cell>
          <table:table-cell table:formula="of:=[.J469]" office:value-type="float" office:value="9334089" calcext:value-type="float">
            <text:p>9334089</text:p>
          </table:table-cell>
          <table:table-cell table:formula="of:=[.I469]" office:value-type="float" office:value="334080000" calcext:value-type="float">
            <text:p>334080000</text:p>
          </table:table-cell>
          <table:table-cell table:formula="of:=[.D469]" office:value-type="float" office:value="100" calcext:value-type="float">
            <text:p>100</text:p>
          </table:table-cell>
          <table:table-cell table:formula="of:=[.D470]*[.$E$2]" office:value-type="float" office:value="18000" calcext:value-type="float">
            <text:p>18000</text:p>
          </table:table-cell>
          <table:table-cell table:formula="of:=[.A470]*[.$E$2]*[.D470]" office:value-type="float" office:value="18000000" calcext:value-type="float">
            <text:p>18000000</text:p>
          </table:table-cell>
          <table:table-cell table:formula="of:=[.F470]+[.C470]" office:value-type="float" office:value="352080000" calcext:value-type="float">
            <text:p>352080000</text:p>
          </table:table-cell>
          <table:table-cell table:formula="of:=ROUNDDOWN(([.F470]+[.C470])/1000000000)" office:value-type="float" office:value="0" calcext:value-type="float">
            <text:p>0</text:p>
          </table:table-cell>
          <table:table-cell table:formula="of:=IF([.G470]&gt;=0;MOD([.G470];1000000000);-MOD(-[.G470];1000000000))" office:value-type="float" office:value="352080000" calcext:value-type="float">
            <text:p>352080000</text:p>
          </table:table-cell>
          <table:table-cell table:formula="of:=[.B470]+[.E470]+[.H470]" office:value-type="float" office:value="9352089" calcext:value-type="float">
            <text:p>9352089</text:p>
          </table:table-cell>
          <table:table-cell/>
          <table:table-cell table:formula="of:=[.D470]+[.L469]" office:value-type="float" office:value="51956" calcext:value-type="float">
            <text:p>51956</text:p>
          </table:table-cell>
          <table:table-cell table:formula="of:=[.$E$1]*[.L470]" office:value-type="float" office:value="9352080" calcext:value-type="float">
            <text:p>9352080</text:p>
          </table:table-cell>
          <table:table-cell table:formula="of:=[.J470]-[.M470]" office:value-type="float" office:value="9" calcext:value-type="float">
            <text:p>9</text:p>
          </table:table-cell>
          <table:table-cell table:formula="of:=[.N470]/[.M470]*1000000000" office:value-type="float" office:value="962.352760027716" calcext:value-type="float">
            <text:p>962.352760027716</text:p>
          </table:table-cell>
          <table:table-cell table:number-columns-repeated="1009"/>
        </table:table-row>
        <table:table-row table:style-name="ro1">
          <table:table-cell table:formula="of:=[.A470]" office:value-type="float" office:value="1000" calcext:value-type="float">
            <text:p>1000</text:p>
          </table:table-cell>
          <table:table-cell table:formula="of:=[.J470]" office:value-type="float" office:value="9352089" calcext:value-type="float">
            <text:p>9352089</text:p>
          </table:table-cell>
          <table:table-cell table:formula="of:=[.I470]" office:value-type="float" office:value="352080000" calcext:value-type="float">
            <text:p>352080000</text:p>
          </table:table-cell>
          <table:table-cell table:formula="of:=[.D470]" office:value-type="float" office:value="100" calcext:value-type="float">
            <text:p>100</text:p>
          </table:table-cell>
          <table:table-cell table:formula="of:=[.D471]*[.$E$2]" office:value-type="float" office:value="18000" calcext:value-type="float">
            <text:p>18000</text:p>
          </table:table-cell>
          <table:table-cell table:formula="of:=[.A471]*[.$E$2]*[.D471]" office:value-type="float" office:value="18000000" calcext:value-type="float">
            <text:p>18000000</text:p>
          </table:table-cell>
          <table:table-cell table:formula="of:=[.F471]+[.C471]" office:value-type="float" office:value="370080000" calcext:value-type="float">
            <text:p>370080000</text:p>
          </table:table-cell>
          <table:table-cell table:formula="of:=ROUNDDOWN(([.F471]+[.C471])/1000000000)" office:value-type="float" office:value="0" calcext:value-type="float">
            <text:p>0</text:p>
          </table:table-cell>
          <table:table-cell table:formula="of:=IF([.G471]&gt;=0;MOD([.G471];1000000000);-MOD(-[.G471];1000000000))" office:value-type="float" office:value="370080000" calcext:value-type="float">
            <text:p>370080000</text:p>
          </table:table-cell>
          <table:table-cell table:formula="of:=[.B471]+[.E471]+[.H471]" office:value-type="float" office:value="9370089" calcext:value-type="float">
            <text:p>9370089</text:p>
          </table:table-cell>
          <table:table-cell/>
          <table:table-cell table:formula="of:=[.D471]+[.L470]" office:value-type="float" office:value="52056" calcext:value-type="float">
            <text:p>52056</text:p>
          </table:table-cell>
          <table:table-cell table:formula="of:=[.$E$1]*[.L471]" office:value-type="float" office:value="9370080" calcext:value-type="float">
            <text:p>9370080</text:p>
          </table:table-cell>
          <table:table-cell table:formula="of:=[.J471]-[.M471]" office:value-type="float" office:value="9" calcext:value-type="float">
            <text:p>9</text:p>
          </table:table-cell>
          <table:table-cell table:formula="of:=[.N471]/[.M471]*1000000000" office:value-type="float" office:value="960.504072537268" calcext:value-type="float">
            <text:p>960.504072537268</text:p>
          </table:table-cell>
          <table:table-cell table:number-columns-repeated="1009"/>
        </table:table-row>
        <table:table-row table:style-name="ro1">
          <table:table-cell table:formula="of:=[.A471]" office:value-type="float" office:value="1000" calcext:value-type="float">
            <text:p>1000</text:p>
          </table:table-cell>
          <table:table-cell table:formula="of:=[.J471]" office:value-type="float" office:value="9370089" calcext:value-type="float">
            <text:p>9370089</text:p>
          </table:table-cell>
          <table:table-cell table:formula="of:=[.I471]" office:value-type="float" office:value="370080000" calcext:value-type="float">
            <text:p>370080000</text:p>
          </table:table-cell>
          <table:table-cell table:formula="of:=[.D471]" office:value-type="float" office:value="100" calcext:value-type="float">
            <text:p>100</text:p>
          </table:table-cell>
          <table:table-cell table:formula="of:=[.D472]*[.$E$2]" office:value-type="float" office:value="18000" calcext:value-type="float">
            <text:p>18000</text:p>
          </table:table-cell>
          <table:table-cell table:formula="of:=[.A472]*[.$E$2]*[.D472]" office:value-type="float" office:value="18000000" calcext:value-type="float">
            <text:p>18000000</text:p>
          </table:table-cell>
          <table:table-cell table:formula="of:=[.F472]+[.C472]" office:value-type="float" office:value="388080000" calcext:value-type="float">
            <text:p>388080000</text:p>
          </table:table-cell>
          <table:table-cell table:formula="of:=ROUNDDOWN(([.F472]+[.C472])/1000000000)" office:value-type="float" office:value="0" calcext:value-type="float">
            <text:p>0</text:p>
          </table:table-cell>
          <table:table-cell table:formula="of:=IF([.G472]&gt;=0;MOD([.G472];1000000000);-MOD(-[.G472];1000000000))" office:value-type="float" office:value="388080000" calcext:value-type="float">
            <text:p>388080000</text:p>
          </table:table-cell>
          <table:table-cell table:formula="of:=[.B472]+[.E472]+[.H472]" office:value-type="float" office:value="9388089" calcext:value-type="float">
            <text:p>9388089</text:p>
          </table:table-cell>
          <table:table-cell/>
          <table:table-cell table:formula="of:=[.D472]+[.L471]" office:value-type="float" office:value="52156" calcext:value-type="float">
            <text:p>52156</text:p>
          </table:table-cell>
          <table:table-cell table:formula="of:=[.$E$1]*[.L472]" office:value-type="float" office:value="9388080" calcext:value-type="float">
            <text:p>9388080</text:p>
          </table:table-cell>
          <table:table-cell table:formula="of:=[.J472]-[.M472]" office:value-type="float" office:value="9" calcext:value-type="float">
            <text:p>9</text:p>
          </table:table-cell>
          <table:table-cell table:formula="of:=[.N472]/[.M472]*1000000000" office:value-type="float" office:value="958.662474116113" calcext:value-type="float">
            <text:p>958.662474116113</text:p>
          </table:table-cell>
          <table:table-cell table:number-columns-repeated="1009"/>
        </table:table-row>
        <table:table-row table:style-name="ro1">
          <table:table-cell table:formula="of:=[.A472]" office:value-type="float" office:value="1000" calcext:value-type="float">
            <text:p>1000</text:p>
          </table:table-cell>
          <table:table-cell table:formula="of:=[.J472]" office:value-type="float" office:value="9388089" calcext:value-type="float">
            <text:p>9388089</text:p>
          </table:table-cell>
          <table:table-cell table:formula="of:=[.I472]" office:value-type="float" office:value="388080000" calcext:value-type="float">
            <text:p>388080000</text:p>
          </table:table-cell>
          <table:table-cell table:formula="of:=[.D472]" office:value-type="float" office:value="100" calcext:value-type="float">
            <text:p>100</text:p>
          </table:table-cell>
          <table:table-cell table:formula="of:=[.D473]*[.$E$2]" office:value-type="float" office:value="18000" calcext:value-type="float">
            <text:p>18000</text:p>
          </table:table-cell>
          <table:table-cell table:formula="of:=[.A473]*[.$E$2]*[.D473]" office:value-type="float" office:value="18000000" calcext:value-type="float">
            <text:p>18000000</text:p>
          </table:table-cell>
          <table:table-cell table:formula="of:=[.F473]+[.C473]" office:value-type="float" office:value="406080000" calcext:value-type="float">
            <text:p>406080000</text:p>
          </table:table-cell>
          <table:table-cell table:formula="of:=ROUNDDOWN(([.F473]+[.C473])/1000000000)" office:value-type="float" office:value="0" calcext:value-type="float">
            <text:p>0</text:p>
          </table:table-cell>
          <table:table-cell table:formula="of:=IF([.G473]&gt;=0;MOD([.G473];1000000000);-MOD(-[.G473];1000000000))" office:value-type="float" office:value="406080000" calcext:value-type="float">
            <text:p>406080000</text:p>
          </table:table-cell>
          <table:table-cell table:formula="of:=[.B473]+[.E473]+[.H473]" office:value-type="float" office:value="9406089" calcext:value-type="float">
            <text:p>9406089</text:p>
          </table:table-cell>
          <table:table-cell/>
          <table:table-cell table:formula="of:=[.D473]+[.L472]" office:value-type="float" office:value="52256" calcext:value-type="float">
            <text:p>52256</text:p>
          </table:table-cell>
          <table:table-cell table:formula="of:=[.$E$1]*[.L473]" office:value-type="float" office:value="9406080" calcext:value-type="float">
            <text:p>9406080</text:p>
          </table:table-cell>
          <table:table-cell table:formula="of:=[.J473]-[.M473]" office:value-type="float" office:value="9" calcext:value-type="float">
            <text:p>9</text:p>
          </table:table-cell>
          <table:table-cell table:formula="of:=[.N473]/[.M473]*1000000000" office:value-type="float" office:value="956.827924066136" calcext:value-type="float">
            <text:p>956.827924066136</text:p>
          </table:table-cell>
          <table:table-cell table:number-columns-repeated="1009"/>
        </table:table-row>
        <table:table-row table:style-name="ro1">
          <table:table-cell table:formula="of:=[.A473]" office:value-type="float" office:value="1000" calcext:value-type="float">
            <text:p>1000</text:p>
          </table:table-cell>
          <table:table-cell table:formula="of:=[.J473]" office:value-type="float" office:value="9406089" calcext:value-type="float">
            <text:p>9406089</text:p>
          </table:table-cell>
          <table:table-cell table:formula="of:=[.I473]" office:value-type="float" office:value="406080000" calcext:value-type="float">
            <text:p>406080000</text:p>
          </table:table-cell>
          <table:table-cell table:formula="of:=[.D473]" office:value-type="float" office:value="100" calcext:value-type="float">
            <text:p>100</text:p>
          </table:table-cell>
          <table:table-cell table:formula="of:=[.D474]*[.$E$2]" office:value-type="float" office:value="18000" calcext:value-type="float">
            <text:p>18000</text:p>
          </table:table-cell>
          <table:table-cell table:formula="of:=[.A474]*[.$E$2]*[.D474]" office:value-type="float" office:value="18000000" calcext:value-type="float">
            <text:p>18000000</text:p>
          </table:table-cell>
          <table:table-cell table:formula="of:=[.F474]+[.C474]" office:value-type="float" office:value="424080000" calcext:value-type="float">
            <text:p>424080000</text:p>
          </table:table-cell>
          <table:table-cell table:formula="of:=ROUNDDOWN(([.F474]+[.C474])/1000000000)" office:value-type="float" office:value="0" calcext:value-type="float">
            <text:p>0</text:p>
          </table:table-cell>
          <table:table-cell table:formula="of:=IF([.G474]&gt;=0;MOD([.G474];1000000000);-MOD(-[.G474];1000000000))" office:value-type="float" office:value="424080000" calcext:value-type="float">
            <text:p>424080000</text:p>
          </table:table-cell>
          <table:table-cell table:formula="of:=[.B474]+[.E474]+[.H474]" office:value-type="float" office:value="9424089" calcext:value-type="float">
            <text:p>9424089</text:p>
          </table:table-cell>
          <table:table-cell/>
          <table:table-cell table:formula="of:=[.D474]+[.L473]" office:value-type="float" office:value="52356" calcext:value-type="float">
            <text:p>52356</text:p>
          </table:table-cell>
          <table:table-cell table:formula="of:=[.$E$1]*[.L474]" office:value-type="float" office:value="9424080" calcext:value-type="float">
            <text:p>9424080</text:p>
          </table:table-cell>
          <table:table-cell table:formula="of:=[.J474]-[.M474]" office:value-type="float" office:value="9" calcext:value-type="float">
            <text:p>9</text:p>
          </table:table-cell>
          <table:table-cell table:formula="of:=[.N474]/[.M474]*1000000000" office:value-type="float" office:value="955.000382000153" calcext:value-type="float">
            <text:p>955.000382000153</text:p>
          </table:table-cell>
          <table:table-cell table:number-columns-repeated="1009"/>
        </table:table-row>
        <table:table-row table:style-name="ro1">
          <table:table-cell table:formula="of:=[.A474]" office:value-type="float" office:value="1000" calcext:value-type="float">
            <text:p>1000</text:p>
          </table:table-cell>
          <table:table-cell table:formula="of:=[.J474]" office:value-type="float" office:value="9424089" calcext:value-type="float">
            <text:p>9424089</text:p>
          </table:table-cell>
          <table:table-cell table:formula="of:=[.I474]" office:value-type="float" office:value="424080000" calcext:value-type="float">
            <text:p>424080000</text:p>
          </table:table-cell>
          <table:table-cell table:formula="of:=[.D474]" office:value-type="float" office:value="100" calcext:value-type="float">
            <text:p>100</text:p>
          </table:table-cell>
          <table:table-cell table:formula="of:=[.D475]*[.$E$2]" office:value-type="float" office:value="18000" calcext:value-type="float">
            <text:p>18000</text:p>
          </table:table-cell>
          <table:table-cell table:formula="of:=[.A475]*[.$E$2]*[.D475]" office:value-type="float" office:value="18000000" calcext:value-type="float">
            <text:p>18000000</text:p>
          </table:table-cell>
          <table:table-cell table:formula="of:=[.F475]+[.C475]" office:value-type="float" office:value="442080000" calcext:value-type="float">
            <text:p>442080000</text:p>
          </table:table-cell>
          <table:table-cell table:formula="of:=ROUNDDOWN(([.F475]+[.C475])/1000000000)" office:value-type="float" office:value="0" calcext:value-type="float">
            <text:p>0</text:p>
          </table:table-cell>
          <table:table-cell table:formula="of:=IF([.G475]&gt;=0;MOD([.G475];1000000000);-MOD(-[.G475];1000000000))" office:value-type="float" office:value="442080000" calcext:value-type="float">
            <text:p>442080000</text:p>
          </table:table-cell>
          <table:table-cell table:formula="of:=[.B475]+[.E475]+[.H475]" office:value-type="float" office:value="9442089" calcext:value-type="float">
            <text:p>9442089</text:p>
          </table:table-cell>
          <table:table-cell/>
          <table:table-cell table:formula="of:=[.D475]+[.L474]" office:value-type="float" office:value="52456" calcext:value-type="float">
            <text:p>52456</text:p>
          </table:table-cell>
          <table:table-cell table:formula="of:=[.$E$1]*[.L475]" office:value-type="float" office:value="9442080" calcext:value-type="float">
            <text:p>9442080</text:p>
          </table:table-cell>
          <table:table-cell table:formula="of:=[.J475]-[.M475]" office:value-type="float" office:value="9" calcext:value-type="float">
            <text:p>9</text:p>
          </table:table-cell>
          <table:table-cell table:formula="of:=[.N475]/[.M475]*1000000000" office:value-type="float" office:value="953.179807838951" calcext:value-type="float">
            <text:p>953.179807838951</text:p>
          </table:table-cell>
          <table:table-cell table:number-columns-repeated="1009"/>
        </table:table-row>
        <table:table-row table:style-name="ro1">
          <table:table-cell table:formula="of:=[.A475]" office:value-type="float" office:value="1000" calcext:value-type="float">
            <text:p>1000</text:p>
          </table:table-cell>
          <table:table-cell table:formula="of:=[.J475]" office:value-type="float" office:value="9442089" calcext:value-type="float">
            <text:p>9442089</text:p>
          </table:table-cell>
          <table:table-cell table:formula="of:=[.I475]" office:value-type="float" office:value="442080000" calcext:value-type="float">
            <text:p>442080000</text:p>
          </table:table-cell>
          <table:table-cell table:formula="of:=[.D475]" office:value-type="float" office:value="100" calcext:value-type="float">
            <text:p>100</text:p>
          </table:table-cell>
          <table:table-cell table:formula="of:=[.D476]*[.$E$2]" office:value-type="float" office:value="18000" calcext:value-type="float">
            <text:p>18000</text:p>
          </table:table-cell>
          <table:table-cell table:formula="of:=[.A476]*[.$E$2]*[.D476]" office:value-type="float" office:value="18000000" calcext:value-type="float">
            <text:p>18000000</text:p>
          </table:table-cell>
          <table:table-cell table:formula="of:=[.F476]+[.C476]" office:value-type="float" office:value="460080000" calcext:value-type="float">
            <text:p>460080000</text:p>
          </table:table-cell>
          <table:table-cell table:formula="of:=ROUNDDOWN(([.F476]+[.C476])/1000000000)" office:value-type="float" office:value="0" calcext:value-type="float">
            <text:p>0</text:p>
          </table:table-cell>
          <table:table-cell table:formula="of:=IF([.G476]&gt;=0;MOD([.G476];1000000000);-MOD(-[.G476];1000000000))" office:value-type="float" office:value="460080000" calcext:value-type="float">
            <text:p>460080000</text:p>
          </table:table-cell>
          <table:table-cell table:formula="of:=[.B476]+[.E476]+[.H476]" office:value-type="float" office:value="9460089" calcext:value-type="float">
            <text:p>9460089</text:p>
          </table:table-cell>
          <table:table-cell/>
          <table:table-cell table:formula="of:=[.D476]+[.L475]" office:value-type="float" office:value="52556" calcext:value-type="float">
            <text:p>52556</text:p>
          </table:table-cell>
          <table:table-cell table:formula="of:=[.$E$1]*[.L476]" office:value-type="float" office:value="9460080" calcext:value-type="float">
            <text:p>9460080</text:p>
          </table:table-cell>
          <table:table-cell table:formula="of:=[.J476]-[.M476]" office:value-type="float" office:value="9" calcext:value-type="float">
            <text:p>9</text:p>
          </table:table-cell>
          <table:table-cell table:formula="of:=[.N476]/[.M476]*1000000000" office:value-type="float" office:value="951.366161808357" calcext:value-type="float">
            <text:p>951.366161808357</text:p>
          </table:table-cell>
          <table:table-cell table:number-columns-repeated="1009"/>
        </table:table-row>
        <table:table-row table:style-name="ro1">
          <table:table-cell table:formula="of:=[.A476]" office:value-type="float" office:value="1000" calcext:value-type="float">
            <text:p>1000</text:p>
          </table:table-cell>
          <table:table-cell table:formula="of:=[.J476]" office:value-type="float" office:value="9460089" calcext:value-type="float">
            <text:p>9460089</text:p>
          </table:table-cell>
          <table:table-cell table:formula="of:=[.I476]" office:value-type="float" office:value="460080000" calcext:value-type="float">
            <text:p>460080000</text:p>
          </table:table-cell>
          <table:table-cell table:formula="of:=[.D476]" office:value-type="float" office:value="100" calcext:value-type="float">
            <text:p>100</text:p>
          </table:table-cell>
          <table:table-cell table:formula="of:=[.D477]*[.$E$2]" office:value-type="float" office:value="18000" calcext:value-type="float">
            <text:p>18000</text:p>
          </table:table-cell>
          <table:table-cell table:formula="of:=[.A477]*[.$E$2]*[.D477]" office:value-type="float" office:value="18000000" calcext:value-type="float">
            <text:p>18000000</text:p>
          </table:table-cell>
          <table:table-cell table:formula="of:=[.F477]+[.C477]" office:value-type="float" office:value="478080000" calcext:value-type="float">
            <text:p>478080000</text:p>
          </table:table-cell>
          <table:table-cell table:formula="of:=ROUNDDOWN(([.F477]+[.C477])/1000000000)" office:value-type="float" office:value="0" calcext:value-type="float">
            <text:p>0</text:p>
          </table:table-cell>
          <table:table-cell table:formula="of:=IF([.G477]&gt;=0;MOD([.G477];1000000000);-MOD(-[.G477];1000000000))" office:value-type="float" office:value="478080000" calcext:value-type="float">
            <text:p>478080000</text:p>
          </table:table-cell>
          <table:table-cell table:formula="of:=[.B477]+[.E477]+[.H477]" office:value-type="float" office:value="9478089" calcext:value-type="float">
            <text:p>9478089</text:p>
          </table:table-cell>
          <table:table-cell/>
          <table:table-cell table:formula="of:=[.D477]+[.L476]" office:value-type="float" office:value="52656" calcext:value-type="float">
            <text:p>52656</text:p>
          </table:table-cell>
          <table:table-cell table:formula="of:=[.$E$1]*[.L477]" office:value-type="float" office:value="9478080" calcext:value-type="float">
            <text:p>9478080</text:p>
          </table:table-cell>
          <table:table-cell table:formula="of:=[.J477]-[.M477]" office:value-type="float" office:value="9" calcext:value-type="float">
            <text:p>9</text:p>
          </table:table-cell>
          <table:table-cell table:formula="of:=[.N477]/[.M477]*1000000000" office:value-type="float" office:value="949.559404436342" calcext:value-type="float">
            <text:p>949.559404436342</text:p>
          </table:table-cell>
          <table:table-cell table:number-columns-repeated="1009"/>
        </table:table-row>
        <table:table-row table:style-name="ro1">
          <table:table-cell table:formula="of:=[.A477]" office:value-type="float" office:value="1000" calcext:value-type="float">
            <text:p>1000</text:p>
          </table:table-cell>
          <table:table-cell table:formula="of:=[.J477]" office:value-type="float" office:value="9478089" calcext:value-type="float">
            <text:p>9478089</text:p>
          </table:table-cell>
          <table:table-cell table:formula="of:=[.I477]" office:value-type="float" office:value="478080000" calcext:value-type="float">
            <text:p>478080000</text:p>
          </table:table-cell>
          <table:table-cell table:formula="of:=[.D477]" office:value-type="float" office:value="100" calcext:value-type="float">
            <text:p>100</text:p>
          </table:table-cell>
          <table:table-cell table:formula="of:=[.D478]*[.$E$2]" office:value-type="float" office:value="18000" calcext:value-type="float">
            <text:p>18000</text:p>
          </table:table-cell>
          <table:table-cell table:formula="of:=[.A478]*[.$E$2]*[.D478]" office:value-type="float" office:value="18000000" calcext:value-type="float">
            <text:p>18000000</text:p>
          </table:table-cell>
          <table:table-cell table:formula="of:=[.F478]+[.C478]" office:value-type="float" office:value="496080000" calcext:value-type="float">
            <text:p>496080000</text:p>
          </table:table-cell>
          <table:table-cell table:formula="of:=ROUNDDOWN(([.F478]+[.C478])/1000000000)" office:value-type="float" office:value="0" calcext:value-type="float">
            <text:p>0</text:p>
          </table:table-cell>
          <table:table-cell table:formula="of:=IF([.G478]&gt;=0;MOD([.G478];1000000000);-MOD(-[.G478];1000000000))" office:value-type="float" office:value="496080000" calcext:value-type="float">
            <text:p>496080000</text:p>
          </table:table-cell>
          <table:table-cell table:formula="of:=[.B478]+[.E478]+[.H478]" office:value-type="float" office:value="9496089" calcext:value-type="float">
            <text:p>9496089</text:p>
          </table:table-cell>
          <table:table-cell/>
          <table:table-cell table:formula="of:=[.D478]+[.L477]" office:value-type="float" office:value="52756" calcext:value-type="float">
            <text:p>52756</text:p>
          </table:table-cell>
          <table:table-cell table:formula="of:=[.$E$1]*[.L478]" office:value-type="float" office:value="9496080" calcext:value-type="float">
            <text:p>9496080</text:p>
          </table:table-cell>
          <table:table-cell table:formula="of:=[.J478]-[.M478]" office:value-type="float" office:value="9" calcext:value-type="float">
            <text:p>9</text:p>
          </table:table-cell>
          <table:table-cell table:formula="of:=[.N478]/[.M478]*1000000000" office:value-type="float" office:value="947.759496550155" calcext:value-type="float">
            <text:p>947.759496550155</text:p>
          </table:table-cell>
          <table:table-cell table:number-columns-repeated="1009"/>
        </table:table-row>
        <table:table-row table:style-name="ro1">
          <table:table-cell table:formula="of:=[.A478]" office:value-type="float" office:value="1000" calcext:value-type="float">
            <text:p>1000</text:p>
          </table:table-cell>
          <table:table-cell table:formula="of:=[.J478]" office:value-type="float" office:value="9496089" calcext:value-type="float">
            <text:p>9496089</text:p>
          </table:table-cell>
          <table:table-cell table:formula="of:=[.I478]" office:value-type="float" office:value="496080000" calcext:value-type="float">
            <text:p>496080000</text:p>
          </table:table-cell>
          <table:table-cell table:formula="of:=[.D478]" office:value-type="float" office:value="100" calcext:value-type="float">
            <text:p>100</text:p>
          </table:table-cell>
          <table:table-cell table:formula="of:=[.D479]*[.$E$2]" office:value-type="float" office:value="18000" calcext:value-type="float">
            <text:p>18000</text:p>
          </table:table-cell>
          <table:table-cell table:formula="of:=[.A479]*[.$E$2]*[.D479]" office:value-type="float" office:value="18000000" calcext:value-type="float">
            <text:p>18000000</text:p>
          </table:table-cell>
          <table:table-cell table:formula="of:=[.F479]+[.C479]" office:value-type="float" office:value="514080000" calcext:value-type="float">
            <text:p>514080000</text:p>
          </table:table-cell>
          <table:table-cell table:formula="of:=ROUNDDOWN(([.F479]+[.C479])/1000000000)" office:value-type="float" office:value="0" calcext:value-type="float">
            <text:p>0</text:p>
          </table:table-cell>
          <table:table-cell table:formula="of:=IF([.G479]&gt;=0;MOD([.G479];1000000000);-MOD(-[.G479];1000000000))" office:value-type="float" office:value="514080000" calcext:value-type="float">
            <text:p>514080000</text:p>
          </table:table-cell>
          <table:table-cell table:formula="of:=[.B479]+[.E479]+[.H479]" office:value-type="float" office:value="9514089" calcext:value-type="float">
            <text:p>9514089</text:p>
          </table:table-cell>
          <table:table-cell/>
          <table:table-cell table:formula="of:=[.D479]+[.L478]" office:value-type="float" office:value="52856" calcext:value-type="float">
            <text:p>52856</text:p>
          </table:table-cell>
          <table:table-cell table:formula="of:=[.$E$1]*[.L479]" office:value-type="float" office:value="9514080" calcext:value-type="float">
            <text:p>9514080</text:p>
          </table:table-cell>
          <table:table-cell table:formula="of:=[.J479]-[.M479]" office:value-type="float" office:value="9" calcext:value-type="float">
            <text:p>9</text:p>
          </table:table-cell>
          <table:table-cell table:formula="of:=[.N479]/[.M479]*1000000000" office:value-type="float" office:value="945.966399273498" calcext:value-type="float">
            <text:p>945.966399273498</text:p>
          </table:table-cell>
          <table:table-cell table:number-columns-repeated="1009"/>
        </table:table-row>
        <table:table-row table:style-name="ro1">
          <table:table-cell table:formula="of:=[.A479]" office:value-type="float" office:value="1000" calcext:value-type="float">
            <text:p>1000</text:p>
          </table:table-cell>
          <table:table-cell table:formula="of:=[.J479]" office:value-type="float" office:value="9514089" calcext:value-type="float">
            <text:p>9514089</text:p>
          </table:table-cell>
          <table:table-cell table:formula="of:=[.I479]" office:value-type="float" office:value="514080000" calcext:value-type="float">
            <text:p>514080000</text:p>
          </table:table-cell>
          <table:table-cell table:formula="of:=[.D479]" office:value-type="float" office:value="100" calcext:value-type="float">
            <text:p>100</text:p>
          </table:table-cell>
          <table:table-cell table:formula="of:=[.D480]*[.$E$2]" office:value-type="float" office:value="18000" calcext:value-type="float">
            <text:p>18000</text:p>
          </table:table-cell>
          <table:table-cell table:formula="of:=[.A480]*[.$E$2]*[.D480]" office:value-type="float" office:value="18000000" calcext:value-type="float">
            <text:p>18000000</text:p>
          </table:table-cell>
          <table:table-cell table:formula="of:=[.F480]+[.C480]" office:value-type="float" office:value="532080000" calcext:value-type="float">
            <text:p>532080000</text:p>
          </table:table-cell>
          <table:table-cell table:formula="of:=ROUNDDOWN(([.F480]+[.C480])/1000000000)" office:value-type="float" office:value="0" calcext:value-type="float">
            <text:p>0</text:p>
          </table:table-cell>
          <table:table-cell table:formula="of:=IF([.G480]&gt;=0;MOD([.G480];1000000000);-MOD(-[.G480];1000000000))" office:value-type="float" office:value="532080000" calcext:value-type="float">
            <text:p>532080000</text:p>
          </table:table-cell>
          <table:table-cell table:formula="of:=[.B480]+[.E480]+[.H480]" office:value-type="float" office:value="9532089" calcext:value-type="float">
            <text:p>9532089</text:p>
          </table:table-cell>
          <table:table-cell/>
          <table:table-cell table:formula="of:=[.D480]+[.L479]" office:value-type="float" office:value="52956" calcext:value-type="float">
            <text:p>52956</text:p>
          </table:table-cell>
          <table:table-cell table:formula="of:=[.$E$1]*[.L480]" office:value-type="float" office:value="9532080" calcext:value-type="float">
            <text:p>9532080</text:p>
          </table:table-cell>
          <table:table-cell table:formula="of:=[.J480]-[.M480]" office:value-type="float" office:value="9" calcext:value-type="float">
            <text:p>9</text:p>
          </table:table-cell>
          <table:table-cell table:formula="of:=[.N480]/[.M480]*1000000000" office:value-type="float" office:value="944.180074023718" calcext:value-type="float">
            <text:p>944.180074023718</text:p>
          </table:table-cell>
          <table:table-cell table:number-columns-repeated="1009"/>
        </table:table-row>
        <table:table-row table:style-name="ro1">
          <table:table-cell table:formula="of:=[.A480]" office:value-type="float" office:value="1000" calcext:value-type="float">
            <text:p>1000</text:p>
          </table:table-cell>
          <table:table-cell table:formula="of:=[.J480]" office:value-type="float" office:value="9532089" calcext:value-type="float">
            <text:p>9532089</text:p>
          </table:table-cell>
          <table:table-cell table:formula="of:=[.I480]" office:value-type="float" office:value="532080000" calcext:value-type="float">
            <text:p>532080000</text:p>
          </table:table-cell>
          <table:table-cell table:formula="of:=[.D480]" office:value-type="float" office:value="100" calcext:value-type="float">
            <text:p>100</text:p>
          </table:table-cell>
          <table:table-cell table:formula="of:=[.D481]*[.$E$2]" office:value-type="float" office:value="18000" calcext:value-type="float">
            <text:p>18000</text:p>
          </table:table-cell>
          <table:table-cell table:formula="of:=[.A481]*[.$E$2]*[.D481]" office:value-type="float" office:value="18000000" calcext:value-type="float">
            <text:p>18000000</text:p>
          </table:table-cell>
          <table:table-cell table:formula="of:=[.F481]+[.C481]" office:value-type="float" office:value="550080000" calcext:value-type="float">
            <text:p>550080000</text:p>
          </table:table-cell>
          <table:table-cell table:formula="of:=ROUNDDOWN(([.F481]+[.C481])/1000000000)" office:value-type="float" office:value="0" calcext:value-type="float">
            <text:p>0</text:p>
          </table:table-cell>
          <table:table-cell table:formula="of:=IF([.G481]&gt;=0;MOD([.G481];1000000000);-MOD(-[.G481];1000000000))" office:value-type="float" office:value="550080000" calcext:value-type="float">
            <text:p>550080000</text:p>
          </table:table-cell>
          <table:table-cell table:formula="of:=[.B481]+[.E481]+[.H481]" office:value-type="float" office:value="9550089" calcext:value-type="float">
            <text:p>9550089</text:p>
          </table:table-cell>
          <table:table-cell/>
          <table:table-cell table:formula="of:=[.D481]+[.L480]" office:value-type="float" office:value="53056" calcext:value-type="float">
            <text:p>53056</text:p>
          </table:table-cell>
          <table:table-cell table:formula="of:=[.$E$1]*[.L481]" office:value-type="float" office:value="9550080" calcext:value-type="float">
            <text:p>9550080</text:p>
          </table:table-cell>
          <table:table-cell table:formula="of:=[.J481]-[.M481]" office:value-type="float" office:value="9" calcext:value-type="float">
            <text:p>9</text:p>
          </table:table-cell>
          <table:table-cell table:formula="of:=[.N481]/[.M481]*1000000000" office:value-type="float" office:value="942.400482509047" calcext:value-type="float">
            <text:p>942.400482509047</text:p>
          </table:table-cell>
          <table:table-cell table:number-columns-repeated="1009"/>
        </table:table-row>
        <table:table-row table:style-name="ro1">
          <table:table-cell table:formula="of:=[.A481]" office:value-type="float" office:value="1000" calcext:value-type="float">
            <text:p>1000</text:p>
          </table:table-cell>
          <table:table-cell table:formula="of:=[.J481]" office:value-type="float" office:value="9550089" calcext:value-type="float">
            <text:p>9550089</text:p>
          </table:table-cell>
          <table:table-cell table:formula="of:=[.I481]" office:value-type="float" office:value="550080000" calcext:value-type="float">
            <text:p>550080000</text:p>
          </table:table-cell>
          <table:table-cell table:formula="of:=[.D481]" office:value-type="float" office:value="100" calcext:value-type="float">
            <text:p>100</text:p>
          </table:table-cell>
          <table:table-cell table:formula="of:=[.D482]*[.$E$2]" office:value-type="float" office:value="18000" calcext:value-type="float">
            <text:p>18000</text:p>
          </table:table-cell>
          <table:table-cell table:formula="of:=[.A482]*[.$E$2]*[.D482]" office:value-type="float" office:value="18000000" calcext:value-type="float">
            <text:p>18000000</text:p>
          </table:table-cell>
          <table:table-cell table:formula="of:=[.F482]+[.C482]" office:value-type="float" office:value="568080000" calcext:value-type="float">
            <text:p>568080000</text:p>
          </table:table-cell>
          <table:table-cell table:formula="of:=ROUNDDOWN(([.F482]+[.C482])/1000000000)" office:value-type="float" office:value="0" calcext:value-type="float">
            <text:p>0</text:p>
          </table:table-cell>
          <table:table-cell table:formula="of:=IF([.G482]&gt;=0;MOD([.G482];1000000000);-MOD(-[.G482];1000000000))" office:value-type="float" office:value="568080000" calcext:value-type="float">
            <text:p>568080000</text:p>
          </table:table-cell>
          <table:table-cell table:formula="of:=[.B482]+[.E482]+[.H482]" office:value-type="float" office:value="9568089" calcext:value-type="float">
            <text:p>9568089</text:p>
          </table:table-cell>
          <table:table-cell/>
          <table:table-cell table:formula="of:=[.D482]+[.L481]" office:value-type="float" office:value="53156" calcext:value-type="float">
            <text:p>53156</text:p>
          </table:table-cell>
          <table:table-cell table:formula="of:=[.$E$1]*[.L482]" office:value-type="float" office:value="9568080" calcext:value-type="float">
            <text:p>9568080</text:p>
          </table:table-cell>
          <table:table-cell table:formula="of:=[.J482]-[.M482]" office:value-type="float" office:value="9" calcext:value-type="float">
            <text:p>9</text:p>
          </table:table-cell>
          <table:table-cell table:formula="of:=[.N482]/[.M482]*1000000000" office:value-type="float" office:value="940.627586725864" calcext:value-type="float">
            <text:p>940.627586725864</text:p>
          </table:table-cell>
          <table:table-cell table:number-columns-repeated="1009"/>
        </table:table-row>
        <table:table-row table:style-name="ro1">
          <table:table-cell table:formula="of:=[.A482]" office:value-type="float" office:value="1000" calcext:value-type="float">
            <text:p>1000</text:p>
          </table:table-cell>
          <table:table-cell table:formula="of:=[.J482]" office:value-type="float" office:value="9568089" calcext:value-type="float">
            <text:p>9568089</text:p>
          </table:table-cell>
          <table:table-cell table:formula="of:=[.I482]" office:value-type="float" office:value="568080000" calcext:value-type="float">
            <text:p>568080000</text:p>
          </table:table-cell>
          <table:table-cell table:formula="of:=[.D482]" office:value-type="float" office:value="100" calcext:value-type="float">
            <text:p>100</text:p>
          </table:table-cell>
          <table:table-cell table:formula="of:=[.D483]*[.$E$2]" office:value-type="float" office:value="18000" calcext:value-type="float">
            <text:p>18000</text:p>
          </table:table-cell>
          <table:table-cell table:formula="of:=[.A483]*[.$E$2]*[.D483]" office:value-type="float" office:value="18000000" calcext:value-type="float">
            <text:p>18000000</text:p>
          </table:table-cell>
          <table:table-cell table:formula="of:=[.F483]+[.C483]" office:value-type="float" office:value="586080000" calcext:value-type="float">
            <text:p>586080000</text:p>
          </table:table-cell>
          <table:table-cell table:formula="of:=ROUNDDOWN(([.F483]+[.C483])/1000000000)" office:value-type="float" office:value="0" calcext:value-type="float">
            <text:p>0</text:p>
          </table:table-cell>
          <table:table-cell table:formula="of:=IF([.G483]&gt;=0;MOD([.G483];1000000000);-MOD(-[.G483];1000000000))" office:value-type="float" office:value="586080000" calcext:value-type="float">
            <text:p>586080000</text:p>
          </table:table-cell>
          <table:table-cell table:formula="of:=[.B483]+[.E483]+[.H483]" office:value-type="float" office:value="9586089" calcext:value-type="float">
            <text:p>9586089</text:p>
          </table:table-cell>
          <table:table-cell/>
          <table:table-cell table:formula="of:=[.D483]+[.L482]" office:value-type="float" office:value="53256" calcext:value-type="float">
            <text:p>53256</text:p>
          </table:table-cell>
          <table:table-cell table:formula="of:=[.$E$1]*[.L483]" office:value-type="float" office:value="9586080" calcext:value-type="float">
            <text:p>9586080</text:p>
          </table:table-cell>
          <table:table-cell table:formula="of:=[.J483]-[.M483]" office:value-type="float" office:value="9" calcext:value-type="float">
            <text:p>9</text:p>
          </table:table-cell>
          <table:table-cell table:formula="of:=[.N483]/[.M483]*1000000000" office:value-type="float" office:value="938.861348955986" calcext:value-type="float">
            <text:p>938.861348955986</text:p>
          </table:table-cell>
          <table:table-cell table:number-columns-repeated="1009"/>
        </table:table-row>
        <table:table-row table:style-name="ro1">
          <table:table-cell table:formula="of:=[.A483]" office:value-type="float" office:value="1000" calcext:value-type="float">
            <text:p>1000</text:p>
          </table:table-cell>
          <table:table-cell table:formula="of:=[.J483]" office:value-type="float" office:value="9586089" calcext:value-type="float">
            <text:p>9586089</text:p>
          </table:table-cell>
          <table:table-cell table:formula="of:=[.I483]" office:value-type="float" office:value="586080000" calcext:value-type="float">
            <text:p>586080000</text:p>
          </table:table-cell>
          <table:table-cell table:formula="of:=[.D483]" office:value-type="float" office:value="100" calcext:value-type="float">
            <text:p>100</text:p>
          </table:table-cell>
          <table:table-cell table:formula="of:=[.D484]*[.$E$2]" office:value-type="float" office:value="18000" calcext:value-type="float">
            <text:p>18000</text:p>
          </table:table-cell>
          <table:table-cell table:formula="of:=[.A484]*[.$E$2]*[.D484]" office:value-type="float" office:value="18000000" calcext:value-type="float">
            <text:p>18000000</text:p>
          </table:table-cell>
          <table:table-cell table:formula="of:=[.F484]+[.C484]" office:value-type="float" office:value="604080000" calcext:value-type="float">
            <text:p>604080000</text:p>
          </table:table-cell>
          <table:table-cell table:formula="of:=ROUNDDOWN(([.F484]+[.C484])/1000000000)" office:value-type="float" office:value="0" calcext:value-type="float">
            <text:p>0</text:p>
          </table:table-cell>
          <table:table-cell table:formula="of:=IF([.G484]&gt;=0;MOD([.G484];1000000000);-MOD(-[.G484];1000000000))" office:value-type="float" office:value="604080000" calcext:value-type="float">
            <text:p>604080000</text:p>
          </table:table-cell>
          <table:table-cell table:formula="of:=[.B484]+[.E484]+[.H484]" office:value-type="float" office:value="9604089" calcext:value-type="float">
            <text:p>9604089</text:p>
          </table:table-cell>
          <table:table-cell/>
          <table:table-cell table:formula="of:=[.D484]+[.L483]" office:value-type="float" office:value="53356" calcext:value-type="float">
            <text:p>53356</text:p>
          </table:table-cell>
          <table:table-cell table:formula="of:=[.$E$1]*[.L484]" office:value-type="float" office:value="9604080" calcext:value-type="float">
            <text:p>9604080</text:p>
          </table:table-cell>
          <table:table-cell table:formula="of:=[.J484]-[.M484]" office:value-type="float" office:value="9" calcext:value-type="float">
            <text:p>9</text:p>
          </table:table-cell>
          <table:table-cell table:formula="of:=[.N484]/[.M484]*1000000000" office:value-type="float" office:value="937.101731764" calcext:value-type="float">
            <text:p>937.101731764</text:p>
          </table:table-cell>
          <table:table-cell table:number-columns-repeated="1009"/>
        </table:table-row>
        <table:table-row table:style-name="ro1">
          <table:table-cell table:formula="of:=[.A484]" office:value-type="float" office:value="1000" calcext:value-type="float">
            <text:p>1000</text:p>
          </table:table-cell>
          <table:table-cell table:formula="of:=[.J484]" office:value-type="float" office:value="9604089" calcext:value-type="float">
            <text:p>9604089</text:p>
          </table:table-cell>
          <table:table-cell table:formula="of:=[.I484]" office:value-type="float" office:value="604080000" calcext:value-type="float">
            <text:p>604080000</text:p>
          </table:table-cell>
          <table:table-cell table:formula="of:=[.D484]" office:value-type="float" office:value="100" calcext:value-type="float">
            <text:p>100</text:p>
          </table:table-cell>
          <table:table-cell table:formula="of:=[.D485]*[.$E$2]" office:value-type="float" office:value="18000" calcext:value-type="float">
            <text:p>18000</text:p>
          </table:table-cell>
          <table:table-cell table:formula="of:=[.A485]*[.$E$2]*[.D485]" office:value-type="float" office:value="18000000" calcext:value-type="float">
            <text:p>18000000</text:p>
          </table:table-cell>
          <table:table-cell table:formula="of:=[.F485]+[.C485]" office:value-type="float" office:value="622080000" calcext:value-type="float">
            <text:p>622080000</text:p>
          </table:table-cell>
          <table:table-cell table:formula="of:=ROUNDDOWN(([.F485]+[.C485])/1000000000)" office:value-type="float" office:value="0" calcext:value-type="float">
            <text:p>0</text:p>
          </table:table-cell>
          <table:table-cell table:formula="of:=IF([.G485]&gt;=0;MOD([.G485];1000000000);-MOD(-[.G485];1000000000))" office:value-type="float" office:value="622080000" calcext:value-type="float">
            <text:p>622080000</text:p>
          </table:table-cell>
          <table:table-cell table:formula="of:=[.B485]+[.E485]+[.H485]" office:value-type="float" office:value="9622089" calcext:value-type="float">
            <text:p>9622089</text:p>
          </table:table-cell>
          <table:table-cell/>
          <table:table-cell table:formula="of:=[.D485]+[.L484]" office:value-type="float" office:value="53456" calcext:value-type="float">
            <text:p>53456</text:p>
          </table:table-cell>
          <table:table-cell table:formula="of:=[.$E$1]*[.L485]" office:value-type="float" office:value="9622080" calcext:value-type="float">
            <text:p>9622080</text:p>
          </table:table-cell>
          <table:table-cell table:formula="of:=[.J485]-[.M485]" office:value-type="float" office:value="9" calcext:value-type="float">
            <text:p>9</text:p>
          </table:table-cell>
          <table:table-cell table:formula="of:=[.N485]/[.M485]*1000000000" office:value-type="float" office:value="935.348697994612" calcext:value-type="float">
            <text:p>935.348697994612</text:p>
          </table:table-cell>
          <table:table-cell table:number-columns-repeated="1009"/>
        </table:table-row>
        <table:table-row table:style-name="ro1">
          <table:table-cell table:formula="of:=[.A485]" office:value-type="float" office:value="1000" calcext:value-type="float">
            <text:p>1000</text:p>
          </table:table-cell>
          <table:table-cell table:formula="of:=[.J485]" office:value-type="float" office:value="9622089" calcext:value-type="float">
            <text:p>9622089</text:p>
          </table:table-cell>
          <table:table-cell table:formula="of:=[.I485]" office:value-type="float" office:value="622080000" calcext:value-type="float">
            <text:p>622080000</text:p>
          </table:table-cell>
          <table:table-cell table:formula="of:=[.D485]" office:value-type="float" office:value="100" calcext:value-type="float">
            <text:p>100</text:p>
          </table:table-cell>
          <table:table-cell table:formula="of:=[.D486]*[.$E$2]" office:value-type="float" office:value="18000" calcext:value-type="float">
            <text:p>18000</text:p>
          </table:table-cell>
          <table:table-cell table:formula="of:=[.A486]*[.$E$2]*[.D486]" office:value-type="float" office:value="18000000" calcext:value-type="float">
            <text:p>18000000</text:p>
          </table:table-cell>
          <table:table-cell table:formula="of:=[.F486]+[.C486]" office:value-type="float" office:value="640080000" calcext:value-type="float">
            <text:p>640080000</text:p>
          </table:table-cell>
          <table:table-cell table:formula="of:=ROUNDDOWN(([.F486]+[.C486])/1000000000)" office:value-type="float" office:value="0" calcext:value-type="float">
            <text:p>0</text:p>
          </table:table-cell>
          <table:table-cell table:formula="of:=IF([.G486]&gt;=0;MOD([.G486];1000000000);-MOD(-[.G486];1000000000))" office:value-type="float" office:value="640080000" calcext:value-type="float">
            <text:p>640080000</text:p>
          </table:table-cell>
          <table:table-cell table:formula="of:=[.B486]+[.E486]+[.H486]" office:value-type="float" office:value="9640089" calcext:value-type="float">
            <text:p>9640089</text:p>
          </table:table-cell>
          <table:table-cell/>
          <table:table-cell table:formula="of:=[.D486]+[.L485]" office:value-type="float" office:value="53556" calcext:value-type="float">
            <text:p>53556</text:p>
          </table:table-cell>
          <table:table-cell table:formula="of:=[.$E$1]*[.L486]" office:value-type="float" office:value="9640080" calcext:value-type="float">
            <text:p>9640080</text:p>
          </table:table-cell>
          <table:table-cell table:formula="of:=[.J486]-[.M486]" office:value-type="float" office:value="9" calcext:value-type="float">
            <text:p>9</text:p>
          </table:table-cell>
          <table:table-cell table:formula="of:=[.N486]/[.M486]*1000000000" office:value-type="float" office:value="933.602210770035" calcext:value-type="float">
            <text:p>933.602210770035</text:p>
          </table:table-cell>
          <table:table-cell table:number-columns-repeated="1009"/>
        </table:table-row>
        <table:table-row table:style-name="ro1">
          <table:table-cell table:formula="of:=[.A486]" office:value-type="float" office:value="1000" calcext:value-type="float">
            <text:p>1000</text:p>
          </table:table-cell>
          <table:table-cell table:formula="of:=[.J486]" office:value-type="float" office:value="9640089" calcext:value-type="float">
            <text:p>9640089</text:p>
          </table:table-cell>
          <table:table-cell table:formula="of:=[.I486]" office:value-type="float" office:value="640080000" calcext:value-type="float">
            <text:p>640080000</text:p>
          </table:table-cell>
          <table:table-cell table:formula="of:=[.D486]" office:value-type="float" office:value="100" calcext:value-type="float">
            <text:p>100</text:p>
          </table:table-cell>
          <table:table-cell table:formula="of:=[.D487]*[.$E$2]" office:value-type="float" office:value="18000" calcext:value-type="float">
            <text:p>18000</text:p>
          </table:table-cell>
          <table:table-cell table:formula="of:=[.A487]*[.$E$2]*[.D487]" office:value-type="float" office:value="18000000" calcext:value-type="float">
            <text:p>18000000</text:p>
          </table:table-cell>
          <table:table-cell table:formula="of:=[.F487]+[.C487]" office:value-type="float" office:value="658080000" calcext:value-type="float">
            <text:p>658080000</text:p>
          </table:table-cell>
          <table:table-cell table:formula="of:=ROUNDDOWN(([.F487]+[.C487])/1000000000)" office:value-type="float" office:value="0" calcext:value-type="float">
            <text:p>0</text:p>
          </table:table-cell>
          <table:table-cell table:formula="of:=IF([.G487]&gt;=0;MOD([.G487];1000000000);-MOD(-[.G487];1000000000))" office:value-type="float" office:value="658080000" calcext:value-type="float">
            <text:p>658080000</text:p>
          </table:table-cell>
          <table:table-cell table:formula="of:=[.B487]+[.E487]+[.H487]" office:value-type="float" office:value="9658089" calcext:value-type="float">
            <text:p>9658089</text:p>
          </table:table-cell>
          <table:table-cell/>
          <table:table-cell table:formula="of:=[.D487]+[.L486]" office:value-type="float" office:value="53656" calcext:value-type="float">
            <text:p>53656</text:p>
          </table:table-cell>
          <table:table-cell table:formula="of:=[.$E$1]*[.L487]" office:value-type="float" office:value="9658080" calcext:value-type="float">
            <text:p>9658080</text:p>
          </table:table-cell>
          <table:table-cell table:formula="of:=[.J487]-[.M487]" office:value-type="float" office:value="9" calcext:value-type="float">
            <text:p>9</text:p>
          </table:table-cell>
          <table:table-cell table:formula="of:=[.N487]/[.M487]*1000000000" office:value-type="float" office:value="931.862233487401" calcext:value-type="float">
            <text:p>931.862233487401</text:p>
          </table:table-cell>
          <table:table-cell table:number-columns-repeated="1009"/>
        </table:table-row>
        <table:table-row table:style-name="ro1">
          <table:table-cell table:formula="of:=[.A487]" office:value-type="float" office:value="1000" calcext:value-type="float">
            <text:p>1000</text:p>
          </table:table-cell>
          <table:table-cell table:formula="of:=[.J487]" office:value-type="float" office:value="9658089" calcext:value-type="float">
            <text:p>9658089</text:p>
          </table:table-cell>
          <table:table-cell table:formula="of:=[.I487]" office:value-type="float" office:value="658080000" calcext:value-type="float">
            <text:p>658080000</text:p>
          </table:table-cell>
          <table:table-cell table:formula="of:=[.D487]" office:value-type="float" office:value="100" calcext:value-type="float">
            <text:p>100</text:p>
          </table:table-cell>
          <table:table-cell table:formula="of:=[.D488]*[.$E$2]" office:value-type="float" office:value="18000" calcext:value-type="float">
            <text:p>18000</text:p>
          </table:table-cell>
          <table:table-cell table:formula="of:=[.A488]*[.$E$2]*[.D488]" office:value-type="float" office:value="18000000" calcext:value-type="float">
            <text:p>18000000</text:p>
          </table:table-cell>
          <table:table-cell table:formula="of:=[.F488]+[.C488]" office:value-type="float" office:value="676080000" calcext:value-type="float">
            <text:p>676080000</text:p>
          </table:table-cell>
          <table:table-cell table:formula="of:=ROUNDDOWN(([.F488]+[.C488])/1000000000)" office:value-type="float" office:value="0" calcext:value-type="float">
            <text:p>0</text:p>
          </table:table-cell>
          <table:table-cell table:formula="of:=IF([.G488]&gt;=0;MOD([.G488];1000000000);-MOD(-[.G488];1000000000))" office:value-type="float" office:value="676080000" calcext:value-type="float">
            <text:p>676080000</text:p>
          </table:table-cell>
          <table:table-cell table:formula="of:=[.B488]+[.E488]+[.H488]" office:value-type="float" office:value="9676089" calcext:value-type="float">
            <text:p>9676089</text:p>
          </table:table-cell>
          <table:table-cell/>
          <table:table-cell table:formula="of:=[.D488]+[.L487]" office:value-type="float" office:value="53756" calcext:value-type="float">
            <text:p>53756</text:p>
          </table:table-cell>
          <table:table-cell table:formula="of:=[.$E$1]*[.L488]" office:value-type="float" office:value="9676080" calcext:value-type="float">
            <text:p>9676080</text:p>
          </table:table-cell>
          <table:table-cell table:formula="of:=[.J488]-[.M488]" office:value-type="float" office:value="9" calcext:value-type="float">
            <text:p>9</text:p>
          </table:table-cell>
          <table:table-cell table:formula="of:=[.N488]/[.M488]*1000000000" office:value-type="float" office:value="930.128729816207" calcext:value-type="float">
            <text:p>930.128729816207</text:p>
          </table:table-cell>
          <table:table-cell table:number-columns-repeated="1009"/>
        </table:table-row>
        <table:table-row table:style-name="ro1">
          <table:table-cell table:formula="of:=[.A488]" office:value-type="float" office:value="1000" calcext:value-type="float">
            <text:p>1000</text:p>
          </table:table-cell>
          <table:table-cell table:formula="of:=[.J488]" office:value-type="float" office:value="9676089" calcext:value-type="float">
            <text:p>9676089</text:p>
          </table:table-cell>
          <table:table-cell table:formula="of:=[.I488]" office:value-type="float" office:value="676080000" calcext:value-type="float">
            <text:p>676080000</text:p>
          </table:table-cell>
          <table:table-cell table:formula="of:=[.D488]" office:value-type="float" office:value="100" calcext:value-type="float">
            <text:p>100</text:p>
          </table:table-cell>
          <table:table-cell table:formula="of:=[.D489]*[.$E$2]" office:value-type="float" office:value="18000" calcext:value-type="float">
            <text:p>18000</text:p>
          </table:table-cell>
          <table:table-cell table:formula="of:=[.A489]*[.$E$2]*[.D489]" office:value-type="float" office:value="18000000" calcext:value-type="float">
            <text:p>18000000</text:p>
          </table:table-cell>
          <table:table-cell table:formula="of:=[.F489]+[.C489]" office:value-type="float" office:value="694080000" calcext:value-type="float">
            <text:p>694080000</text:p>
          </table:table-cell>
          <table:table-cell table:formula="of:=ROUNDDOWN(([.F489]+[.C489])/1000000000)" office:value-type="float" office:value="0" calcext:value-type="float">
            <text:p>0</text:p>
          </table:table-cell>
          <table:table-cell table:formula="of:=IF([.G489]&gt;=0;MOD([.G489];1000000000);-MOD(-[.G489];1000000000))" office:value-type="float" office:value="694080000" calcext:value-type="float">
            <text:p>694080000</text:p>
          </table:table-cell>
          <table:table-cell table:formula="of:=[.B489]+[.E489]+[.H489]" office:value-type="float" office:value="9694089" calcext:value-type="float">
            <text:p>9694089</text:p>
          </table:table-cell>
          <table:table-cell/>
          <table:table-cell table:formula="of:=[.D489]+[.L488]" office:value-type="float" office:value="53856" calcext:value-type="float">
            <text:p>53856</text:p>
          </table:table-cell>
          <table:table-cell table:formula="of:=[.$E$1]*[.L489]" office:value-type="float" office:value="9694080" calcext:value-type="float">
            <text:p>9694080</text:p>
          </table:table-cell>
          <table:table-cell table:formula="of:=[.J489]-[.M489]" office:value-type="float" office:value="9" calcext:value-type="float">
            <text:p>9</text:p>
          </table:table-cell>
          <table:table-cell table:formula="of:=[.N489]/[.M489]*1000000000" office:value-type="float" office:value="928.401663695781" calcext:value-type="float">
            <text:p>928.401663695781</text:p>
          </table:table-cell>
          <table:table-cell table:number-columns-repeated="1009"/>
        </table:table-row>
        <table:table-row table:style-name="ro1">
          <table:table-cell table:formula="of:=[.A489]" office:value-type="float" office:value="1000" calcext:value-type="float">
            <text:p>1000</text:p>
          </table:table-cell>
          <table:table-cell table:formula="of:=[.J489]" office:value-type="float" office:value="9694089" calcext:value-type="float">
            <text:p>9694089</text:p>
          </table:table-cell>
          <table:table-cell table:formula="of:=[.I489]" office:value-type="float" office:value="694080000" calcext:value-type="float">
            <text:p>694080000</text:p>
          </table:table-cell>
          <table:table-cell table:formula="of:=[.D489]" office:value-type="float" office:value="100" calcext:value-type="float">
            <text:p>100</text:p>
          </table:table-cell>
          <table:table-cell table:formula="of:=[.D490]*[.$E$2]" office:value-type="float" office:value="18000" calcext:value-type="float">
            <text:p>18000</text:p>
          </table:table-cell>
          <table:table-cell table:formula="of:=[.A490]*[.$E$2]*[.D490]" office:value-type="float" office:value="18000000" calcext:value-type="float">
            <text:p>18000000</text:p>
          </table:table-cell>
          <table:table-cell table:formula="of:=[.F490]+[.C490]" office:value-type="float" office:value="712080000" calcext:value-type="float">
            <text:p>712080000</text:p>
          </table:table-cell>
          <table:table-cell table:formula="of:=ROUNDDOWN(([.F490]+[.C490])/1000000000)" office:value-type="float" office:value="0" calcext:value-type="float">
            <text:p>0</text:p>
          </table:table-cell>
          <table:table-cell table:formula="of:=IF([.G490]&gt;=0;MOD([.G490];1000000000);-MOD(-[.G490];1000000000))" office:value-type="float" office:value="712080000" calcext:value-type="float">
            <text:p>712080000</text:p>
          </table:table-cell>
          <table:table-cell table:formula="of:=[.B490]+[.E490]+[.H490]" office:value-type="float" office:value="9712089" calcext:value-type="float">
            <text:p>9712089</text:p>
          </table:table-cell>
          <table:table-cell/>
          <table:table-cell table:formula="of:=[.D490]+[.L489]" office:value-type="float" office:value="53956" calcext:value-type="float">
            <text:p>53956</text:p>
          </table:table-cell>
          <table:table-cell table:formula="of:=[.$E$1]*[.L490]" office:value-type="float" office:value="9712080" calcext:value-type="float">
            <text:p>9712080</text:p>
          </table:table-cell>
          <table:table-cell table:formula="of:=[.J490]-[.M490]" office:value-type="float" office:value="9" calcext:value-type="float">
            <text:p>9</text:p>
          </table:table-cell>
          <table:table-cell table:formula="of:=[.N490]/[.M490]*1000000000" office:value-type="float" office:value="926.68099933279" calcext:value-type="float">
            <text:p>926.68099933279</text:p>
          </table:table-cell>
          <table:table-cell table:number-columns-repeated="1009"/>
        </table:table-row>
        <table:table-row table:style-name="ro1">
          <table:table-cell table:formula="of:=[.A490]" office:value-type="float" office:value="1000" calcext:value-type="float">
            <text:p>1000</text:p>
          </table:table-cell>
          <table:table-cell table:formula="of:=[.J490]" office:value-type="float" office:value="9712089" calcext:value-type="float">
            <text:p>9712089</text:p>
          </table:table-cell>
          <table:table-cell table:formula="of:=[.I490]" office:value-type="float" office:value="712080000" calcext:value-type="float">
            <text:p>712080000</text:p>
          </table:table-cell>
          <table:table-cell table:formula="of:=[.D490]" office:value-type="float" office:value="100" calcext:value-type="float">
            <text:p>100</text:p>
          </table:table-cell>
          <table:table-cell table:formula="of:=[.D491]*[.$E$2]" office:value-type="float" office:value="18000" calcext:value-type="float">
            <text:p>18000</text:p>
          </table:table-cell>
          <table:table-cell table:formula="of:=[.A491]*[.$E$2]*[.D491]" office:value-type="float" office:value="18000000" calcext:value-type="float">
            <text:p>18000000</text:p>
          </table:table-cell>
          <table:table-cell table:formula="of:=[.F491]+[.C491]" office:value-type="float" office:value="730080000" calcext:value-type="float">
            <text:p>730080000</text:p>
          </table:table-cell>
          <table:table-cell table:formula="of:=ROUNDDOWN(([.F491]+[.C491])/1000000000)" office:value-type="float" office:value="0" calcext:value-type="float">
            <text:p>0</text:p>
          </table:table-cell>
          <table:table-cell table:formula="of:=IF([.G491]&gt;=0;MOD([.G491];1000000000);-MOD(-[.G491];1000000000))" office:value-type="float" office:value="730080000" calcext:value-type="float">
            <text:p>730080000</text:p>
          </table:table-cell>
          <table:table-cell table:formula="of:=[.B491]+[.E491]+[.H491]" office:value-type="float" office:value="9730089" calcext:value-type="float">
            <text:p>9730089</text:p>
          </table:table-cell>
          <table:table-cell/>
          <table:table-cell table:formula="of:=[.D491]+[.L490]" office:value-type="float" office:value="54056" calcext:value-type="float">
            <text:p>54056</text:p>
          </table:table-cell>
          <table:table-cell table:formula="of:=[.$E$1]*[.L491]" office:value-type="float" office:value="9730080" calcext:value-type="float">
            <text:p>9730080</text:p>
          </table:table-cell>
          <table:table-cell table:formula="of:=[.J491]-[.M491]" office:value-type="float" office:value="9" calcext:value-type="float">
            <text:p>9</text:p>
          </table:table-cell>
          <table:table-cell table:formula="of:=[.N491]/[.M491]*1000000000" office:value-type="float" office:value="924.966701198757" calcext:value-type="float">
            <text:p>924.966701198757</text:p>
          </table:table-cell>
          <table:table-cell table:number-columns-repeated="1009"/>
        </table:table-row>
        <table:table-row table:style-name="ro1">
          <table:table-cell table:formula="of:=[.A491]" office:value-type="float" office:value="1000" calcext:value-type="float">
            <text:p>1000</text:p>
          </table:table-cell>
          <table:table-cell table:formula="of:=[.J491]" office:value-type="float" office:value="9730089" calcext:value-type="float">
            <text:p>9730089</text:p>
          </table:table-cell>
          <table:table-cell table:formula="of:=[.I491]" office:value-type="float" office:value="730080000" calcext:value-type="float">
            <text:p>730080000</text:p>
          </table:table-cell>
          <table:table-cell table:formula="of:=[.D491]" office:value-type="float" office:value="100" calcext:value-type="float">
            <text:p>100</text:p>
          </table:table-cell>
          <table:table-cell table:formula="of:=[.D492]*[.$E$2]" office:value-type="float" office:value="18000" calcext:value-type="float">
            <text:p>18000</text:p>
          </table:table-cell>
          <table:table-cell table:formula="of:=[.A492]*[.$E$2]*[.D492]" office:value-type="float" office:value="18000000" calcext:value-type="float">
            <text:p>18000000</text:p>
          </table:table-cell>
          <table:table-cell table:formula="of:=[.F492]+[.C492]" office:value-type="float" office:value="748080000" calcext:value-type="float">
            <text:p>748080000</text:p>
          </table:table-cell>
          <table:table-cell table:formula="of:=ROUNDDOWN(([.F492]+[.C492])/1000000000)" office:value-type="float" office:value="0" calcext:value-type="float">
            <text:p>0</text:p>
          </table:table-cell>
          <table:table-cell table:formula="of:=IF([.G492]&gt;=0;MOD([.G492];1000000000);-MOD(-[.G492];1000000000))" office:value-type="float" office:value="748080000" calcext:value-type="float">
            <text:p>748080000</text:p>
          </table:table-cell>
          <table:table-cell table:formula="of:=[.B492]+[.E492]+[.H492]" office:value-type="float" office:value="9748089" calcext:value-type="float">
            <text:p>9748089</text:p>
          </table:table-cell>
          <table:table-cell/>
          <table:table-cell table:formula="of:=[.D492]+[.L491]" office:value-type="float" office:value="54156" calcext:value-type="float">
            <text:p>54156</text:p>
          </table:table-cell>
          <table:table-cell table:formula="of:=[.$E$1]*[.L492]" office:value-type="float" office:value="9748080" calcext:value-type="float">
            <text:p>9748080</text:p>
          </table:table-cell>
          <table:table-cell table:formula="of:=[.J492]-[.M492]" office:value-type="float" office:value="9" calcext:value-type="float">
            <text:p>9</text:p>
          </table:table-cell>
          <table:table-cell table:formula="of:=[.N492]/[.M492]*1000000000" office:value-type="float" office:value="923.258734027624" calcext:value-type="float">
            <text:p>923.258734027624</text:p>
          </table:table-cell>
          <table:table-cell table:number-columns-repeated="1009"/>
        </table:table-row>
        <table:table-row table:style-name="ro1">
          <table:table-cell table:formula="of:=[.A492]" office:value-type="float" office:value="1000" calcext:value-type="float">
            <text:p>1000</text:p>
          </table:table-cell>
          <table:table-cell table:formula="of:=[.J492]" office:value-type="float" office:value="9748089" calcext:value-type="float">
            <text:p>9748089</text:p>
          </table:table-cell>
          <table:table-cell table:formula="of:=[.I492]" office:value-type="float" office:value="748080000" calcext:value-type="float">
            <text:p>748080000</text:p>
          </table:table-cell>
          <table:table-cell table:formula="of:=[.D492]" office:value-type="float" office:value="100" calcext:value-type="float">
            <text:p>100</text:p>
          </table:table-cell>
          <table:table-cell table:formula="of:=[.D493]*[.$E$2]" office:value-type="float" office:value="18000" calcext:value-type="float">
            <text:p>18000</text:p>
          </table:table-cell>
          <table:table-cell table:formula="of:=[.A493]*[.$E$2]*[.D493]" office:value-type="float" office:value="18000000" calcext:value-type="float">
            <text:p>18000000</text:p>
          </table:table-cell>
          <table:table-cell table:formula="of:=[.F493]+[.C493]" office:value-type="float" office:value="766080000" calcext:value-type="float">
            <text:p>766080000</text:p>
          </table:table-cell>
          <table:table-cell table:formula="of:=ROUNDDOWN(([.F493]+[.C493])/1000000000)" office:value-type="float" office:value="0" calcext:value-type="float">
            <text:p>0</text:p>
          </table:table-cell>
          <table:table-cell table:formula="of:=IF([.G493]&gt;=0;MOD([.G493];1000000000);-MOD(-[.G493];1000000000))" office:value-type="float" office:value="766080000" calcext:value-type="float">
            <text:p>766080000</text:p>
          </table:table-cell>
          <table:table-cell table:formula="of:=[.B493]+[.E493]+[.H493]" office:value-type="float" office:value="9766089" calcext:value-type="float">
            <text:p>9766089</text:p>
          </table:table-cell>
          <table:table-cell/>
          <table:table-cell table:formula="of:=[.D493]+[.L492]" office:value-type="float" office:value="54256" calcext:value-type="float">
            <text:p>54256</text:p>
          </table:table-cell>
          <table:table-cell table:formula="of:=[.$E$1]*[.L493]" office:value-type="float" office:value="9766080" calcext:value-type="float">
            <text:p>9766080</text:p>
          </table:table-cell>
          <table:table-cell table:formula="of:=[.J493]-[.M493]" office:value-type="float" office:value="9" calcext:value-type="float">
            <text:p>9</text:p>
          </table:table-cell>
          <table:table-cell table:formula="of:=[.N493]/[.M493]*1000000000" office:value-type="float" office:value="921.557062813329" calcext:value-type="float">
            <text:p>921.557062813329</text:p>
          </table:table-cell>
          <table:table-cell table:number-columns-repeated="1009"/>
        </table:table-row>
        <table:table-row table:style-name="ro1">
          <table:table-cell table:formula="of:=[.A493]" office:value-type="float" office:value="1000" calcext:value-type="float">
            <text:p>1000</text:p>
          </table:table-cell>
          <table:table-cell table:formula="of:=[.J493]" office:value-type="float" office:value="9766089" calcext:value-type="float">
            <text:p>9766089</text:p>
          </table:table-cell>
          <table:table-cell table:formula="of:=[.I493]" office:value-type="float" office:value="766080000" calcext:value-type="float">
            <text:p>766080000</text:p>
          </table:table-cell>
          <table:table-cell table:formula="of:=[.D493]" office:value-type="float" office:value="100" calcext:value-type="float">
            <text:p>100</text:p>
          </table:table-cell>
          <table:table-cell table:formula="of:=[.D494]*[.$E$2]" office:value-type="float" office:value="18000" calcext:value-type="float">
            <text:p>18000</text:p>
          </table:table-cell>
          <table:table-cell table:formula="of:=[.A494]*[.$E$2]*[.D494]" office:value-type="float" office:value="18000000" calcext:value-type="float">
            <text:p>18000000</text:p>
          </table:table-cell>
          <table:table-cell table:formula="of:=[.F494]+[.C494]" office:value-type="float" office:value="784080000" calcext:value-type="float">
            <text:p>784080000</text:p>
          </table:table-cell>
          <table:table-cell table:formula="of:=ROUNDDOWN(([.F494]+[.C494])/1000000000)" office:value-type="float" office:value="0" calcext:value-type="float">
            <text:p>0</text:p>
          </table:table-cell>
          <table:table-cell table:formula="of:=IF([.G494]&gt;=0;MOD([.G494];1000000000);-MOD(-[.G494];1000000000))" office:value-type="float" office:value="784080000" calcext:value-type="float">
            <text:p>784080000</text:p>
          </table:table-cell>
          <table:table-cell table:formula="of:=[.B494]+[.E494]+[.H494]" office:value-type="float" office:value="9784089" calcext:value-type="float">
            <text:p>9784089</text:p>
          </table:table-cell>
          <table:table-cell/>
          <table:table-cell table:formula="of:=[.D494]+[.L493]" office:value-type="float" office:value="54356" calcext:value-type="float">
            <text:p>54356</text:p>
          </table:table-cell>
          <table:table-cell table:formula="of:=[.$E$1]*[.L494]" office:value-type="float" office:value="9784080" calcext:value-type="float">
            <text:p>9784080</text:p>
          </table:table-cell>
          <table:table-cell table:formula="of:=[.J494]-[.M494]" office:value-type="float" office:value="9" calcext:value-type="float">
            <text:p>9</text:p>
          </table:table-cell>
          <table:table-cell table:formula="of:=[.N494]/[.M494]*1000000000" office:value-type="float" office:value="919.861652807418" calcext:value-type="float">
            <text:p>919.861652807418</text:p>
          </table:table-cell>
          <table:table-cell table:number-columns-repeated="1009"/>
        </table:table-row>
        <table:table-row table:style-name="ro1">
          <table:table-cell table:formula="of:=[.A494]" office:value-type="float" office:value="1000" calcext:value-type="float">
            <text:p>1000</text:p>
          </table:table-cell>
          <table:table-cell table:formula="of:=[.J494]" office:value-type="float" office:value="9784089" calcext:value-type="float">
            <text:p>9784089</text:p>
          </table:table-cell>
          <table:table-cell table:formula="of:=[.I494]" office:value-type="float" office:value="784080000" calcext:value-type="float">
            <text:p>784080000</text:p>
          </table:table-cell>
          <table:table-cell table:formula="of:=[.D494]" office:value-type="float" office:value="100" calcext:value-type="float">
            <text:p>100</text:p>
          </table:table-cell>
          <table:table-cell table:formula="of:=[.D495]*[.$E$2]" office:value-type="float" office:value="18000" calcext:value-type="float">
            <text:p>18000</text:p>
          </table:table-cell>
          <table:table-cell table:formula="of:=[.A495]*[.$E$2]*[.D495]" office:value-type="float" office:value="18000000" calcext:value-type="float">
            <text:p>18000000</text:p>
          </table:table-cell>
          <table:table-cell table:formula="of:=[.F495]+[.C495]" office:value-type="float" office:value="802080000" calcext:value-type="float">
            <text:p>802080000</text:p>
          </table:table-cell>
          <table:table-cell table:formula="of:=ROUNDDOWN(([.F495]+[.C495])/1000000000)" office:value-type="float" office:value="0" calcext:value-type="float">
            <text:p>0</text:p>
          </table:table-cell>
          <table:table-cell table:formula="of:=IF([.G495]&gt;=0;MOD([.G495];1000000000);-MOD(-[.G495];1000000000))" office:value-type="float" office:value="802080000" calcext:value-type="float">
            <text:p>802080000</text:p>
          </table:table-cell>
          <table:table-cell table:formula="of:=[.B495]+[.E495]+[.H495]" office:value-type="float" office:value="9802089" calcext:value-type="float">
            <text:p>9802089</text:p>
          </table:table-cell>
          <table:table-cell/>
          <table:table-cell table:formula="of:=[.D495]+[.L494]" office:value-type="float" office:value="54456" calcext:value-type="float">
            <text:p>54456</text:p>
          </table:table-cell>
          <table:table-cell table:formula="of:=[.$E$1]*[.L495]" office:value-type="float" office:value="9802080" calcext:value-type="float">
            <text:p>9802080</text:p>
          </table:table-cell>
          <table:table-cell table:formula="of:=[.J495]-[.M495]" office:value-type="float" office:value="9" calcext:value-type="float">
            <text:p>9</text:p>
          </table:table-cell>
          <table:table-cell table:formula="of:=[.N495]/[.M495]*1000000000" office:value-type="float" office:value="918.172469516674" calcext:value-type="float">
            <text:p>918.172469516674</text:p>
          </table:table-cell>
          <table:table-cell table:number-columns-repeated="1009"/>
        </table:table-row>
        <table:table-row table:style-name="ro1">
          <table:table-cell table:formula="of:=[.A495]" office:value-type="float" office:value="1000" calcext:value-type="float">
            <text:p>1000</text:p>
          </table:table-cell>
          <table:table-cell table:formula="of:=[.J495]" office:value-type="float" office:value="9802089" calcext:value-type="float">
            <text:p>9802089</text:p>
          </table:table-cell>
          <table:table-cell table:formula="of:=[.I495]" office:value-type="float" office:value="802080000" calcext:value-type="float">
            <text:p>802080000</text:p>
          </table:table-cell>
          <table:table-cell table:formula="of:=[.D495]" office:value-type="float" office:value="100" calcext:value-type="float">
            <text:p>100</text:p>
          </table:table-cell>
          <table:table-cell table:formula="of:=[.D496]*[.$E$2]" office:value-type="float" office:value="18000" calcext:value-type="float">
            <text:p>18000</text:p>
          </table:table-cell>
          <table:table-cell table:formula="of:=[.A496]*[.$E$2]*[.D496]" office:value-type="float" office:value="18000000" calcext:value-type="float">
            <text:p>18000000</text:p>
          </table:table-cell>
          <table:table-cell table:formula="of:=[.F496]+[.C496]" office:value-type="float" office:value="820080000" calcext:value-type="float">
            <text:p>820080000</text:p>
          </table:table-cell>
          <table:table-cell table:formula="of:=ROUNDDOWN(([.F496]+[.C496])/1000000000)" office:value-type="float" office:value="0" calcext:value-type="float">
            <text:p>0</text:p>
          </table:table-cell>
          <table:table-cell table:formula="of:=IF([.G496]&gt;=0;MOD([.G496];1000000000);-MOD(-[.G496];1000000000))" office:value-type="float" office:value="820080000" calcext:value-type="float">
            <text:p>820080000</text:p>
          </table:table-cell>
          <table:table-cell table:formula="of:=[.B496]+[.E496]+[.H496]" office:value-type="float" office:value="9820089" calcext:value-type="float">
            <text:p>9820089</text:p>
          </table:table-cell>
          <table:table-cell/>
          <table:table-cell table:formula="of:=[.D496]+[.L495]" office:value-type="float" office:value="54556" calcext:value-type="float">
            <text:p>54556</text:p>
          </table:table-cell>
          <table:table-cell table:formula="of:=[.$E$1]*[.L496]" office:value-type="float" office:value="9820080" calcext:value-type="float">
            <text:p>9820080</text:p>
          </table:table-cell>
          <table:table-cell table:formula="of:=[.J496]-[.M496]" office:value-type="float" office:value="9" calcext:value-type="float">
            <text:p>9</text:p>
          </table:table-cell>
          <table:table-cell table:formula="of:=[.N496]/[.M496]*1000000000" office:value-type="float" office:value="916.489478700785" calcext:value-type="float">
            <text:p>916.489478700785</text:p>
          </table:table-cell>
          <table:table-cell table:number-columns-repeated="1009"/>
        </table:table-row>
        <table:table-row table:style-name="ro1">
          <table:table-cell table:formula="of:=[.A496]" office:value-type="float" office:value="1000" calcext:value-type="float">
            <text:p>1000</text:p>
          </table:table-cell>
          <table:table-cell table:formula="of:=[.J496]" office:value-type="float" office:value="9820089" calcext:value-type="float">
            <text:p>9820089</text:p>
          </table:table-cell>
          <table:table-cell table:formula="of:=[.I496]" office:value-type="float" office:value="820080000" calcext:value-type="float">
            <text:p>820080000</text:p>
          </table:table-cell>
          <table:table-cell table:formula="of:=[.D496]" office:value-type="float" office:value="100" calcext:value-type="float">
            <text:p>100</text:p>
          </table:table-cell>
          <table:table-cell table:formula="of:=[.D497]*[.$E$2]" office:value-type="float" office:value="18000" calcext:value-type="float">
            <text:p>18000</text:p>
          </table:table-cell>
          <table:table-cell table:formula="of:=[.A497]*[.$E$2]*[.D497]" office:value-type="float" office:value="18000000" calcext:value-type="float">
            <text:p>18000000</text:p>
          </table:table-cell>
          <table:table-cell table:formula="of:=[.F497]+[.C497]" office:value-type="float" office:value="838080000" calcext:value-type="float">
            <text:p>838080000</text:p>
          </table:table-cell>
          <table:table-cell table:formula="of:=ROUNDDOWN(([.F497]+[.C497])/1000000000)" office:value-type="float" office:value="0" calcext:value-type="float">
            <text:p>0</text:p>
          </table:table-cell>
          <table:table-cell table:formula="of:=IF([.G497]&gt;=0;MOD([.G497];1000000000);-MOD(-[.G497];1000000000))" office:value-type="float" office:value="838080000" calcext:value-type="float">
            <text:p>838080000</text:p>
          </table:table-cell>
          <table:table-cell table:formula="of:=[.B497]+[.E497]+[.H497]" office:value-type="float" office:value="9838089" calcext:value-type="float">
            <text:p>9838089</text:p>
          </table:table-cell>
          <table:table-cell/>
          <table:table-cell table:formula="of:=[.D497]+[.L496]" office:value-type="float" office:value="54656" calcext:value-type="float">
            <text:p>54656</text:p>
          </table:table-cell>
          <table:table-cell table:formula="of:=[.$E$1]*[.L497]" office:value-type="float" office:value="9838080" calcext:value-type="float">
            <text:p>9838080</text:p>
          </table:table-cell>
          <table:table-cell table:formula="of:=[.J497]-[.M497]" office:value-type="float" office:value="9" calcext:value-type="float">
            <text:p>9</text:p>
          </table:table-cell>
          <table:table-cell table:formula="of:=[.N497]/[.M497]*1000000000" office:value-type="float" office:value="914.812646370024" calcext:value-type="float">
            <text:p>914.812646370024</text:p>
          </table:table-cell>
          <table:table-cell table:number-columns-repeated="1009"/>
        </table:table-row>
        <table:table-row table:style-name="ro1">
          <table:table-cell table:formula="of:=[.A497]" office:value-type="float" office:value="1000" calcext:value-type="float">
            <text:p>1000</text:p>
          </table:table-cell>
          <table:table-cell table:formula="of:=[.J497]" office:value-type="float" office:value="9838089" calcext:value-type="float">
            <text:p>9838089</text:p>
          </table:table-cell>
          <table:table-cell table:formula="of:=[.I497]" office:value-type="float" office:value="838080000" calcext:value-type="float">
            <text:p>838080000</text:p>
          </table:table-cell>
          <table:table-cell table:formula="of:=[.D497]" office:value-type="float" office:value="100" calcext:value-type="float">
            <text:p>100</text:p>
          </table:table-cell>
          <table:table-cell table:formula="of:=[.D498]*[.$E$2]" office:value-type="float" office:value="18000" calcext:value-type="float">
            <text:p>18000</text:p>
          </table:table-cell>
          <table:table-cell table:formula="of:=[.A498]*[.$E$2]*[.D498]" office:value-type="float" office:value="18000000" calcext:value-type="float">
            <text:p>18000000</text:p>
          </table:table-cell>
          <table:table-cell table:formula="of:=[.F498]+[.C498]" office:value-type="float" office:value="856080000" calcext:value-type="float">
            <text:p>856080000</text:p>
          </table:table-cell>
          <table:table-cell table:formula="of:=ROUNDDOWN(([.F498]+[.C498])/1000000000)" office:value-type="float" office:value="0" calcext:value-type="float">
            <text:p>0</text:p>
          </table:table-cell>
          <table:table-cell table:formula="of:=IF([.G498]&gt;=0;MOD([.G498];1000000000);-MOD(-[.G498];1000000000))" office:value-type="float" office:value="856080000" calcext:value-type="float">
            <text:p>856080000</text:p>
          </table:table-cell>
          <table:table-cell table:formula="of:=[.B498]+[.E498]+[.H498]" office:value-type="float" office:value="9856089" calcext:value-type="float">
            <text:p>9856089</text:p>
          </table:table-cell>
          <table:table-cell/>
          <table:table-cell table:formula="of:=[.D498]+[.L497]" office:value-type="float" office:value="54756" calcext:value-type="float">
            <text:p>54756</text:p>
          </table:table-cell>
          <table:table-cell table:formula="of:=[.$E$1]*[.L498]" office:value-type="float" office:value="9856080" calcext:value-type="float">
            <text:p>9856080</text:p>
          </table:table-cell>
          <table:table-cell table:formula="of:=[.J498]-[.M498]" office:value-type="float" office:value="9" calcext:value-type="float">
            <text:p>9</text:p>
          </table:table-cell>
          <table:table-cell table:formula="of:=[.N498]/[.M498]*1000000000" office:value-type="float" office:value="913.141938782965" calcext:value-type="float">
            <text:p>913.141938782965</text:p>
          </table:table-cell>
          <table:table-cell table:number-columns-repeated="1009"/>
        </table:table-row>
        <table:table-row table:style-name="ro1">
          <table:table-cell table:formula="of:=[.A498]" office:value-type="float" office:value="1000" calcext:value-type="float">
            <text:p>1000</text:p>
          </table:table-cell>
          <table:table-cell table:formula="of:=[.J498]" office:value-type="float" office:value="9856089" calcext:value-type="float">
            <text:p>9856089</text:p>
          </table:table-cell>
          <table:table-cell table:formula="of:=[.I498]" office:value-type="float" office:value="856080000" calcext:value-type="float">
            <text:p>856080000</text:p>
          </table:table-cell>
          <table:table-cell table:formula="of:=[.D498]" office:value-type="float" office:value="100" calcext:value-type="float">
            <text:p>100</text:p>
          </table:table-cell>
          <table:table-cell table:formula="of:=[.D499]*[.$E$2]" office:value-type="float" office:value="18000" calcext:value-type="float">
            <text:p>18000</text:p>
          </table:table-cell>
          <table:table-cell table:formula="of:=[.A499]*[.$E$2]*[.D499]" office:value-type="float" office:value="18000000" calcext:value-type="float">
            <text:p>18000000</text:p>
          </table:table-cell>
          <table:table-cell table:formula="of:=[.F499]+[.C499]" office:value-type="float" office:value="874080000" calcext:value-type="float">
            <text:p>874080000</text:p>
          </table:table-cell>
          <table:table-cell table:formula="of:=ROUNDDOWN(([.F499]+[.C499])/1000000000)" office:value-type="float" office:value="0" calcext:value-type="float">
            <text:p>0</text:p>
          </table:table-cell>
          <table:table-cell table:formula="of:=IF([.G499]&gt;=0;MOD([.G499];1000000000);-MOD(-[.G499];1000000000))" office:value-type="float" office:value="874080000" calcext:value-type="float">
            <text:p>874080000</text:p>
          </table:table-cell>
          <table:table-cell table:formula="of:=[.B499]+[.E499]+[.H499]" office:value-type="float" office:value="9874089" calcext:value-type="float">
            <text:p>9874089</text:p>
          </table:table-cell>
          <table:table-cell/>
          <table:table-cell table:formula="of:=[.D499]+[.L498]" office:value-type="float" office:value="54856" calcext:value-type="float">
            <text:p>54856</text:p>
          </table:table-cell>
          <table:table-cell table:formula="of:=[.$E$1]*[.L499]" office:value-type="float" office:value="9874080" calcext:value-type="float">
            <text:p>9874080</text:p>
          </table:table-cell>
          <table:table-cell table:formula="of:=[.J499]-[.M499]" office:value-type="float" office:value="9" calcext:value-type="float">
            <text:p>9</text:p>
          </table:table-cell>
          <table:table-cell table:formula="of:=[.N499]/[.M499]*1000000000" office:value-type="float" office:value="911.477322444218" calcext:value-type="float">
            <text:p>911.477322444218</text:p>
          </table:table-cell>
          <table:table-cell table:number-columns-repeated="1009"/>
        </table:table-row>
        <table:table-row table:style-name="ro1">
          <table:table-cell table:formula="of:=[.A499]" office:value-type="float" office:value="1000" calcext:value-type="float">
            <text:p>1000</text:p>
          </table:table-cell>
          <table:table-cell table:formula="of:=[.J499]" office:value-type="float" office:value="9874089" calcext:value-type="float">
            <text:p>9874089</text:p>
          </table:table-cell>
          <table:table-cell table:formula="of:=[.I499]" office:value-type="float" office:value="874080000" calcext:value-type="float">
            <text:p>874080000</text:p>
          </table:table-cell>
          <table:table-cell table:formula="of:=[.D499]" office:value-type="float" office:value="100" calcext:value-type="float">
            <text:p>100</text:p>
          </table:table-cell>
          <table:table-cell table:formula="of:=[.D500]*[.$E$2]" office:value-type="float" office:value="18000" calcext:value-type="float">
            <text:p>18000</text:p>
          </table:table-cell>
          <table:table-cell table:formula="of:=[.A500]*[.$E$2]*[.D500]" office:value-type="float" office:value="18000000" calcext:value-type="float">
            <text:p>18000000</text:p>
          </table:table-cell>
          <table:table-cell table:formula="of:=[.F500]+[.C500]" office:value-type="float" office:value="892080000" calcext:value-type="float">
            <text:p>892080000</text:p>
          </table:table-cell>
          <table:table-cell table:formula="of:=ROUNDDOWN(([.F500]+[.C500])/1000000000)" office:value-type="float" office:value="0" calcext:value-type="float">
            <text:p>0</text:p>
          </table:table-cell>
          <table:table-cell table:formula="of:=IF([.G500]&gt;=0;MOD([.G500];1000000000);-MOD(-[.G500];1000000000))" office:value-type="float" office:value="892080000" calcext:value-type="float">
            <text:p>892080000</text:p>
          </table:table-cell>
          <table:table-cell table:formula="of:=[.B500]+[.E500]+[.H500]" office:value-type="float" office:value="9892089" calcext:value-type="float">
            <text:p>9892089</text:p>
          </table:table-cell>
          <table:table-cell/>
          <table:table-cell table:formula="of:=[.D500]+[.L499]" office:value-type="float" office:value="54956" calcext:value-type="float">
            <text:p>54956</text:p>
          </table:table-cell>
          <table:table-cell table:formula="of:=[.$E$1]*[.L500]" office:value-type="float" office:value="9892080" calcext:value-type="float">
            <text:p>9892080</text:p>
          </table:table-cell>
          <table:table-cell table:formula="of:=[.J500]-[.M500]" office:value-type="float" office:value="9" calcext:value-type="float">
            <text:p>9</text:p>
          </table:table-cell>
          <table:table-cell table:formula="of:=[.N500]/[.M500]*1000000000" office:value-type="float" office:value="909.818764102191" calcext:value-type="float">
            <text:p>909.818764102191</text:p>
          </table:table-cell>
          <table:table-cell table:number-columns-repeated="1009"/>
        </table:table-row>
        <table:table-row table:style-name="ro1">
          <table:table-cell table:formula="of:=[.A500]" office:value-type="float" office:value="1000" calcext:value-type="float">
            <text:p>1000</text:p>
          </table:table-cell>
          <table:table-cell table:formula="of:=[.J500]" office:value-type="float" office:value="9892089" calcext:value-type="float">
            <text:p>9892089</text:p>
          </table:table-cell>
          <table:table-cell table:formula="of:=[.I500]" office:value-type="float" office:value="892080000" calcext:value-type="float">
            <text:p>892080000</text:p>
          </table:table-cell>
          <table:table-cell table:formula="of:=[.D500]" office:value-type="float" office:value="100" calcext:value-type="float">
            <text:p>100</text:p>
          </table:table-cell>
          <table:table-cell table:formula="of:=[.D501]*[.$E$2]" office:value-type="float" office:value="18000" calcext:value-type="float">
            <text:p>18000</text:p>
          </table:table-cell>
          <table:table-cell table:formula="of:=[.A501]*[.$E$2]*[.D501]" office:value-type="float" office:value="18000000" calcext:value-type="float">
            <text:p>18000000</text:p>
          </table:table-cell>
          <table:table-cell table:formula="of:=[.F501]+[.C501]" office:value-type="float" office:value="910080000" calcext:value-type="float">
            <text:p>910080000</text:p>
          </table:table-cell>
          <table:table-cell table:formula="of:=ROUNDDOWN(([.F501]+[.C501])/1000000000)" office:value-type="float" office:value="0" calcext:value-type="float">
            <text:p>0</text:p>
          </table:table-cell>
          <table:table-cell table:formula="of:=IF([.G501]&gt;=0;MOD([.G501];1000000000);-MOD(-[.G501];1000000000))" office:value-type="float" office:value="910080000" calcext:value-type="float">
            <text:p>910080000</text:p>
          </table:table-cell>
          <table:table-cell table:formula="of:=[.B501]+[.E501]+[.H501]" office:value-type="float" office:value="9910089" calcext:value-type="float">
            <text:p>9910089</text:p>
          </table:table-cell>
          <table:table-cell/>
          <table:table-cell table:formula="of:=[.D501]+[.L500]" office:value-type="float" office:value="55056" calcext:value-type="float">
            <text:p>55056</text:p>
          </table:table-cell>
          <table:table-cell table:formula="of:=[.$E$1]*[.L501]" office:value-type="float" office:value="9910080" calcext:value-type="float">
            <text:p>9910080</text:p>
          </table:table-cell>
          <table:table-cell table:formula="of:=[.J501]-[.M501]" office:value-type="float" office:value="9" calcext:value-type="float">
            <text:p>9</text:p>
          </table:table-cell>
          <table:table-cell table:formula="of:=[.N501]/[.M501]*1000000000" office:value-type="float" office:value="908.166230746876" calcext:value-type="float">
            <text:p>908.166230746876</text:p>
          </table:table-cell>
          <table:table-cell table:number-columns-repeated="1009"/>
        </table:table-row>
        <table:table-row table:style-name="ro1">
          <table:table-cell table:formula="of:=[.A501]" office:value-type="float" office:value="1000" calcext:value-type="float">
            <text:p>1000</text:p>
          </table:table-cell>
          <table:table-cell table:formula="of:=[.J501]" office:value-type="float" office:value="9910089" calcext:value-type="float">
            <text:p>9910089</text:p>
          </table:table-cell>
          <table:table-cell table:formula="of:=[.I501]" office:value-type="float" office:value="910080000" calcext:value-type="float">
            <text:p>910080000</text:p>
          </table:table-cell>
          <table:table-cell table:formula="of:=[.D501]" office:value-type="float" office:value="100" calcext:value-type="float">
            <text:p>100</text:p>
          </table:table-cell>
          <table:table-cell table:formula="of:=[.D502]*[.$E$2]" office:value-type="float" office:value="18000" calcext:value-type="float">
            <text:p>18000</text:p>
          </table:table-cell>
          <table:table-cell table:formula="of:=[.A502]*[.$E$2]*[.D502]" office:value-type="float" office:value="18000000" calcext:value-type="float">
            <text:p>18000000</text:p>
          </table:table-cell>
          <table:table-cell table:formula="of:=[.F502]+[.C502]" office:value-type="float" office:value="928080000" calcext:value-type="float">
            <text:p>928080000</text:p>
          </table:table-cell>
          <table:table-cell table:formula="of:=ROUNDDOWN(([.F502]+[.C502])/1000000000)" office:value-type="float" office:value="0" calcext:value-type="float">
            <text:p>0</text:p>
          </table:table-cell>
          <table:table-cell table:formula="of:=IF([.G502]&gt;=0;MOD([.G502];1000000000);-MOD(-[.G502];1000000000))" office:value-type="float" office:value="928080000" calcext:value-type="float">
            <text:p>928080000</text:p>
          </table:table-cell>
          <table:table-cell table:formula="of:=[.B502]+[.E502]+[.H502]" office:value-type="float" office:value="9928089" calcext:value-type="float">
            <text:p>9928089</text:p>
          </table:table-cell>
          <table:table-cell/>
          <table:table-cell table:formula="of:=[.D502]+[.L501]" office:value-type="float" office:value="55156" calcext:value-type="float">
            <text:p>55156</text:p>
          </table:table-cell>
          <table:table-cell table:formula="of:=[.$E$1]*[.L502]" office:value-type="float" office:value="9928080" calcext:value-type="float">
            <text:p>9928080</text:p>
          </table:table-cell>
          <table:table-cell table:formula="of:=[.J502]-[.M502]" office:value-type="float" office:value="9" calcext:value-type="float">
            <text:p>9</text:p>
          </table:table-cell>
          <table:table-cell table:formula="of:=[.N502]/[.M502]*1000000000" office:value-type="float" office:value="906.519689607658" calcext:value-type="float">
            <text:p>906.519689607658</text:p>
          </table:table-cell>
          <table:table-cell table:number-columns-repeated="1009"/>
        </table:table-row>
        <table:table-row table:style-name="ro1">
          <table:table-cell table:formula="of:=[.A502]" office:value-type="float" office:value="1000" calcext:value-type="float">
            <text:p>1000</text:p>
          </table:table-cell>
          <table:table-cell table:formula="of:=[.J502]" office:value-type="float" office:value="9928089" calcext:value-type="float">
            <text:p>9928089</text:p>
          </table:table-cell>
          <table:table-cell table:formula="of:=[.I502]" office:value-type="float" office:value="928080000" calcext:value-type="float">
            <text:p>928080000</text:p>
          </table:table-cell>
          <table:table-cell table:formula="of:=[.D502]" office:value-type="float" office:value="100" calcext:value-type="float">
            <text:p>100</text:p>
          </table:table-cell>
          <table:table-cell table:formula="of:=[.D503]*[.$E$2]" office:value-type="float" office:value="18000" calcext:value-type="float">
            <text:p>18000</text:p>
          </table:table-cell>
          <table:table-cell table:formula="of:=[.A503]*[.$E$2]*[.D503]" office:value-type="float" office:value="18000000" calcext:value-type="float">
            <text:p>18000000</text:p>
          </table:table-cell>
          <table:table-cell table:formula="of:=[.F503]+[.C503]" office:value-type="float" office:value="946080000" calcext:value-type="float">
            <text:p>946080000</text:p>
          </table:table-cell>
          <table:table-cell table:formula="of:=ROUNDDOWN(([.F503]+[.C503])/1000000000)" office:value-type="float" office:value="0" calcext:value-type="float">
            <text:p>0</text:p>
          </table:table-cell>
          <table:table-cell table:formula="of:=IF([.G503]&gt;=0;MOD([.G503];1000000000);-MOD(-[.G503];1000000000))" office:value-type="float" office:value="946080000" calcext:value-type="float">
            <text:p>946080000</text:p>
          </table:table-cell>
          <table:table-cell table:formula="of:=[.B503]+[.E503]+[.H503]" office:value-type="float" office:value="9946089" calcext:value-type="float">
            <text:p>9946089</text:p>
          </table:table-cell>
          <table:table-cell/>
          <table:table-cell table:formula="of:=[.D503]+[.L502]" office:value-type="float" office:value="55256" calcext:value-type="float">
            <text:p>55256</text:p>
          </table:table-cell>
          <table:table-cell table:formula="of:=[.$E$1]*[.L503]" office:value-type="float" office:value="9946080" calcext:value-type="float">
            <text:p>9946080</text:p>
          </table:table-cell>
          <table:table-cell table:formula="of:=[.J503]-[.M503]" office:value-type="float" office:value="9" calcext:value-type="float">
            <text:p>9</text:p>
          </table:table-cell>
          <table:table-cell table:formula="of:=[.N503]/[.M503]*1000000000" office:value-type="float" office:value="904.879108151151" calcext:value-type="float">
            <text:p>904.879108151151</text:p>
          </table:table-cell>
          <table:table-cell table:number-columns-repeated="1009"/>
        </table:table-row>
        <table:table-row table:style-name="ro1">
          <table:table-cell table:formula="of:=[.A503]" office:value-type="float" office:value="1000" calcext:value-type="float">
            <text:p>1000</text:p>
          </table:table-cell>
          <table:table-cell table:formula="of:=[.J503]" office:value-type="float" office:value="9946089" calcext:value-type="float">
            <text:p>9946089</text:p>
          </table:table-cell>
          <table:table-cell table:formula="of:=[.I503]" office:value-type="float" office:value="946080000" calcext:value-type="float">
            <text:p>946080000</text:p>
          </table:table-cell>
          <table:table-cell table:formula="of:=[.D503]" office:value-type="float" office:value="100" calcext:value-type="float">
            <text:p>100</text:p>
          </table:table-cell>
          <table:table-cell table:formula="of:=[.D504]*[.$E$2]" office:value-type="float" office:value="18000" calcext:value-type="float">
            <text:p>18000</text:p>
          </table:table-cell>
          <table:table-cell table:formula="of:=[.A504]*[.$E$2]*[.D504]" office:value-type="float" office:value="18000000" calcext:value-type="float">
            <text:p>18000000</text:p>
          </table:table-cell>
          <table:table-cell table:formula="of:=[.F504]+[.C504]" office:value-type="float" office:value="964080000" calcext:value-type="float">
            <text:p>964080000</text:p>
          </table:table-cell>
          <table:table-cell table:formula="of:=ROUNDDOWN(([.F504]+[.C504])/1000000000)" office:value-type="float" office:value="0" calcext:value-type="float">
            <text:p>0</text:p>
          </table:table-cell>
          <table:table-cell table:formula="of:=IF([.G504]&gt;=0;MOD([.G504];1000000000);-MOD(-[.G504];1000000000))" office:value-type="float" office:value="964080000" calcext:value-type="float">
            <text:p>964080000</text:p>
          </table:table-cell>
          <table:table-cell table:formula="of:=[.B504]+[.E504]+[.H504]" office:value-type="float" office:value="9964089" calcext:value-type="float">
            <text:p>9964089</text:p>
          </table:table-cell>
          <table:table-cell/>
          <table:table-cell table:formula="of:=[.D504]+[.L503]" office:value-type="float" office:value="55356" calcext:value-type="float">
            <text:p>55356</text:p>
          </table:table-cell>
          <table:table-cell table:formula="of:=[.$E$1]*[.L504]" office:value-type="float" office:value="9964080" calcext:value-type="float">
            <text:p>9964080</text:p>
          </table:table-cell>
          <table:table-cell table:formula="of:=[.J504]-[.M504]" office:value-type="float" office:value="9" calcext:value-type="float">
            <text:p>9</text:p>
          </table:table-cell>
          <table:table-cell table:formula="of:=[.N504]/[.M504]*1000000000" office:value-type="float" office:value="903.244454079052" calcext:value-type="float">
            <text:p>903.244454079052</text:p>
          </table:table-cell>
          <table:table-cell table:number-columns-repeated="1009"/>
        </table:table-row>
        <table:table-row table:style-name="ro1">
          <table:table-cell table:formula="of:=[.A504]" office:value-type="float" office:value="1000" calcext:value-type="float">
            <text:p>1000</text:p>
          </table:table-cell>
          <table:table-cell table:formula="of:=[.J504]" office:value-type="float" office:value="9964089" calcext:value-type="float">
            <text:p>9964089</text:p>
          </table:table-cell>
          <table:table-cell table:formula="of:=[.I504]" office:value-type="float" office:value="964080000" calcext:value-type="float">
            <text:p>964080000</text:p>
          </table:table-cell>
          <table:table-cell table:formula="of:=[.D504]" office:value-type="float" office:value="100" calcext:value-type="float">
            <text:p>100</text:p>
          </table:table-cell>
          <table:table-cell table:formula="of:=[.D505]*[.$E$2]" office:value-type="float" office:value="18000" calcext:value-type="float">
            <text:p>18000</text:p>
          </table:table-cell>
          <table:table-cell table:formula="of:=[.A505]*[.$E$2]*[.D505]" office:value-type="float" office:value="18000000" calcext:value-type="float">
            <text:p>18000000</text:p>
          </table:table-cell>
          <table:table-cell table:formula="of:=[.F505]+[.C505]" office:value-type="float" office:value="982080000" calcext:value-type="float">
            <text:p>982080000</text:p>
          </table:table-cell>
          <table:table-cell table:formula="of:=ROUNDDOWN(([.F505]+[.C505])/1000000000)" office:value-type="float" office:value="0" calcext:value-type="float">
            <text:p>0</text:p>
          </table:table-cell>
          <table:table-cell table:formula="of:=IF([.G505]&gt;=0;MOD([.G505];1000000000);-MOD(-[.G505];1000000000))" office:value-type="float" office:value="982080000" calcext:value-type="float">
            <text:p>982080000</text:p>
          </table:table-cell>
          <table:table-cell table:formula="of:=[.B505]+[.E505]+[.H505]" office:value-type="float" office:value="9982089" calcext:value-type="float">
            <text:p>9982089</text:p>
          </table:table-cell>
          <table:table-cell/>
          <table:table-cell table:formula="of:=[.D505]+[.L504]" office:value-type="float" office:value="55456" calcext:value-type="float">
            <text:p>55456</text:p>
          </table:table-cell>
          <table:table-cell table:formula="of:=[.$E$1]*[.L505]" office:value-type="float" office:value="9982080" calcext:value-type="float">
            <text:p>9982080</text:p>
          </table:table-cell>
          <table:table-cell table:formula="of:=[.J505]-[.M505]" office:value-type="float" office:value="9" calcext:value-type="float">
            <text:p>9</text:p>
          </table:table-cell>
          <table:table-cell table:formula="of:=[.N505]/[.M505]*1000000000" office:value-type="float" office:value="901.615695326024" calcext:value-type="float">
            <text:p>901.615695326024</text:p>
          </table:table-cell>
          <table:table-cell table:number-columns-repeated="1009"/>
        </table:table-row>
        <table:table-row table:style-name="ro1">
          <table:table-cell table:formula="of:=[.A505]" office:value-type="float" office:value="1000" calcext:value-type="float">
            <text:p>1000</text:p>
          </table:table-cell>
          <table:table-cell table:formula="of:=[.J505]" office:value-type="float" office:value="9982089" calcext:value-type="float">
            <text:p>9982089</text:p>
          </table:table-cell>
          <table:table-cell table:formula="of:=[.I505]" office:value-type="float" office:value="982080000" calcext:value-type="float">
            <text:p>982080000</text:p>
          </table:table-cell>
          <table:table-cell table:formula="of:=[.D505]" office:value-type="float" office:value="100" calcext:value-type="float">
            <text:p>100</text:p>
          </table:table-cell>
          <table:table-cell table:formula="of:=[.D506]*[.$E$2]" office:value-type="float" office:value="18000" calcext:value-type="float">
            <text:p>18000</text:p>
          </table:table-cell>
          <table:table-cell table:formula="of:=[.A506]*[.$E$2]*[.D506]" office:value-type="float" office:value="18000000" calcext:value-type="float">
            <text:p>18000000</text:p>
          </table:table-cell>
          <table:table-cell table:formula="of:=[.F506]+[.C506]" office:value-type="float" office:value="1000080000" calcext:value-type="float">
            <text:p>1000080000</text:p>
          </table:table-cell>
          <table:table-cell table:formula="of:=ROUNDDOWN(([.F506]+[.C506])/1000000000)" office:value-type="float" office:value="1" calcext:value-type="float">
            <text:p>1</text:p>
          </table:table-cell>
          <table:table-cell table:formula="of:=IF([.G506]&gt;=0;MOD([.G506];1000000000);-MOD(-[.G506];1000000000))" office:value-type="float" office:value="80000" calcext:value-type="float">
            <text:p>80000</text:p>
          </table:table-cell>
          <table:table-cell table:formula="of:=[.B506]+[.E506]+[.H506]" office:value-type="float" office:value="10000090" calcext:value-type="float">
            <text:p>10000090</text:p>
          </table:table-cell>
          <table:table-cell/>
          <table:table-cell table:formula="of:=[.D506]+[.L505]" office:value-type="float" office:value="55556" calcext:value-type="float">
            <text:p>55556</text:p>
          </table:table-cell>
          <table:table-cell table:formula="of:=[.$E$1]*[.L506]" office:value-type="float" office:value="10000080" calcext:value-type="float">
            <text:p>10000080</text:p>
          </table:table-cell>
          <table:table-cell table:formula="of:=[.J506]-[.M506]" office:value-type="float" office:value="10" calcext:value-type="float">
            <text:p>10</text:p>
          </table:table-cell>
          <table:table-cell table:formula="of:=[.N506]/[.M506]*1000000000" office:value-type="float" office:value="999.992000063999" calcext:value-type="float">
            <text:p>999.992000063999</text:p>
          </table:table-cell>
          <table:table-cell table:number-columns-repeated="1009"/>
        </table:table-row>
        <table:table-row table:style-name="ro1">
          <table:table-cell table:formula="of:=[.A506]" office:value-type="float" office:value="1000" calcext:value-type="float">
            <text:p>1000</text:p>
          </table:table-cell>
          <table:table-cell table:formula="of:=[.J506]" office:value-type="float" office:value="10000090" calcext:value-type="float">
            <text:p>10000090</text:p>
          </table:table-cell>
          <table:table-cell table:formula="of:=[.I506]" office:value-type="float" office:value="80000" calcext:value-type="float">
            <text:p>80000</text:p>
          </table:table-cell>
          <table:table-cell table:formula="of:=[.D506]" office:value-type="float" office:value="100" calcext:value-type="float">
            <text:p>100</text:p>
          </table:table-cell>
          <table:table-cell table:formula="of:=[.D507]*[.$E$2]" office:value-type="float" office:value="18000" calcext:value-type="float">
            <text:p>18000</text:p>
          </table:table-cell>
          <table:table-cell table:formula="of:=[.A507]*[.$E$2]*[.D507]" office:value-type="float" office:value="18000000" calcext:value-type="float">
            <text:p>18000000</text:p>
          </table:table-cell>
          <table:table-cell table:formula="of:=[.F507]+[.C507]" office:value-type="float" office:value="18080000" calcext:value-type="float">
            <text:p>18080000</text:p>
          </table:table-cell>
          <table:table-cell table:formula="of:=ROUNDDOWN(([.F507]+[.C507])/1000000000)" office:value-type="float" office:value="0" calcext:value-type="float">
            <text:p>0</text:p>
          </table:table-cell>
          <table:table-cell table:formula="of:=IF([.G507]&gt;=0;MOD([.G507];1000000000);-MOD(-[.G507];1000000000))" office:value-type="float" office:value="18080000" calcext:value-type="float">
            <text:p>18080000</text:p>
          </table:table-cell>
          <table:table-cell table:formula="of:=[.B507]+[.E507]+[.H507]" office:value-type="float" office:value="10018090" calcext:value-type="float">
            <text:p>10018090</text:p>
          </table:table-cell>
          <table:table-cell/>
          <table:table-cell table:formula="of:=[.D507]+[.L506]" office:value-type="float" office:value="55656" calcext:value-type="float">
            <text:p>55656</text:p>
          </table:table-cell>
          <table:table-cell table:formula="of:=[.$E$1]*[.L507]" office:value-type="float" office:value="10018080" calcext:value-type="float">
            <text:p>10018080</text:p>
          </table:table-cell>
          <table:table-cell table:formula="of:=[.J507]-[.M507]" office:value-type="float" office:value="10" calcext:value-type="float">
            <text:p>10</text:p>
          </table:table-cell>
          <table:table-cell table:formula="of:=[.N507]/[.M507]*1000000000" office:value-type="float" office:value="998.19526296456" calcext:value-type="float">
            <text:p>998.19526296456</text:p>
          </table:table-cell>
          <table:table-cell table:number-columns-repeated="1009"/>
        </table:table-row>
        <table:table-row table:style-name="ro1">
          <table:table-cell table:formula="of:=[.A507]" office:value-type="float" office:value="1000" calcext:value-type="float">
            <text:p>1000</text:p>
          </table:table-cell>
          <table:table-cell table:formula="of:=[.J507]" office:value-type="float" office:value="10018090" calcext:value-type="float">
            <text:p>10018090</text:p>
          </table:table-cell>
          <table:table-cell table:formula="of:=[.I507]" office:value-type="float" office:value="18080000" calcext:value-type="float">
            <text:p>18080000</text:p>
          </table:table-cell>
          <table:table-cell table:formula="of:=[.D507]" office:value-type="float" office:value="100" calcext:value-type="float">
            <text:p>100</text:p>
          </table:table-cell>
          <table:table-cell table:formula="of:=[.D508]*[.$E$2]" office:value-type="float" office:value="18000" calcext:value-type="float">
            <text:p>18000</text:p>
          </table:table-cell>
          <table:table-cell table:formula="of:=[.A508]*[.$E$2]*[.D508]" office:value-type="float" office:value="18000000" calcext:value-type="float">
            <text:p>18000000</text:p>
          </table:table-cell>
          <table:table-cell table:formula="of:=[.F508]+[.C508]" office:value-type="float" office:value="36080000" calcext:value-type="float">
            <text:p>36080000</text:p>
          </table:table-cell>
          <table:table-cell table:formula="of:=ROUNDDOWN(([.F508]+[.C508])/1000000000)" office:value-type="float" office:value="0" calcext:value-type="float">
            <text:p>0</text:p>
          </table:table-cell>
          <table:table-cell table:formula="of:=IF([.G508]&gt;=0;MOD([.G508];1000000000);-MOD(-[.G508];1000000000))" office:value-type="float" office:value="36080000" calcext:value-type="float">
            <text:p>36080000</text:p>
          </table:table-cell>
          <table:table-cell table:formula="of:=[.B508]+[.E508]+[.H508]" office:value-type="float" office:value="10036090" calcext:value-type="float">
            <text:p>10036090</text:p>
          </table:table-cell>
          <table:table-cell/>
          <table:table-cell table:formula="of:=[.D508]+[.L507]" office:value-type="float" office:value="55756" calcext:value-type="float">
            <text:p>55756</text:p>
          </table:table-cell>
          <table:table-cell table:formula="of:=[.$E$1]*[.L508]" office:value-type="float" office:value="10036080" calcext:value-type="float">
            <text:p>10036080</text:p>
          </table:table-cell>
          <table:table-cell table:formula="of:=[.J508]-[.M508]" office:value-type="float" office:value="10" calcext:value-type="float">
            <text:p>10</text:p>
          </table:table-cell>
          <table:table-cell table:formula="of:=[.N508]/[.M508]*1000000000" office:value-type="float" office:value="996.404970865119" calcext:value-type="float">
            <text:p>996.404970865119</text:p>
          </table:table-cell>
          <table:table-cell table:number-columns-repeated="1009"/>
        </table:table-row>
        <table:table-row table:style-name="ro1">
          <table:table-cell table:formula="of:=[.A508]" office:value-type="float" office:value="1000" calcext:value-type="float">
            <text:p>1000</text:p>
          </table:table-cell>
          <table:table-cell table:formula="of:=[.J508]" office:value-type="float" office:value="10036090" calcext:value-type="float">
            <text:p>10036090</text:p>
          </table:table-cell>
          <table:table-cell table:formula="of:=[.I508]" office:value-type="float" office:value="36080000" calcext:value-type="float">
            <text:p>36080000</text:p>
          </table:table-cell>
          <table:table-cell table:formula="of:=[.D508]" office:value-type="float" office:value="100" calcext:value-type="float">
            <text:p>100</text:p>
          </table:table-cell>
          <table:table-cell table:formula="of:=[.D509]*[.$E$2]" office:value-type="float" office:value="18000" calcext:value-type="float">
            <text:p>18000</text:p>
          </table:table-cell>
          <table:table-cell table:formula="of:=[.A509]*[.$E$2]*[.D509]" office:value-type="float" office:value="18000000" calcext:value-type="float">
            <text:p>18000000</text:p>
          </table:table-cell>
          <table:table-cell table:formula="of:=[.F509]+[.C509]" office:value-type="float" office:value="54080000" calcext:value-type="float">
            <text:p>54080000</text:p>
          </table:table-cell>
          <table:table-cell table:formula="of:=ROUNDDOWN(([.F509]+[.C509])/1000000000)" office:value-type="float" office:value="0" calcext:value-type="float">
            <text:p>0</text:p>
          </table:table-cell>
          <table:table-cell table:formula="of:=IF([.G509]&gt;=0;MOD([.G509];1000000000);-MOD(-[.G509];1000000000))" office:value-type="float" office:value="54080000" calcext:value-type="float">
            <text:p>54080000</text:p>
          </table:table-cell>
          <table:table-cell table:formula="of:=[.B509]+[.E509]+[.H509]" office:value-type="float" office:value="10054090" calcext:value-type="float">
            <text:p>10054090</text:p>
          </table:table-cell>
          <table:table-cell/>
          <table:table-cell table:formula="of:=[.D509]+[.L508]" office:value-type="float" office:value="55856" calcext:value-type="float">
            <text:p>55856</text:p>
          </table:table-cell>
          <table:table-cell table:formula="of:=[.$E$1]*[.L509]" office:value-type="float" office:value="10054080" calcext:value-type="float">
            <text:p>10054080</text:p>
          </table:table-cell>
          <table:table-cell table:formula="of:=[.J509]-[.M509]" office:value-type="float" office:value="10" calcext:value-type="float">
            <text:p>10</text:p>
          </table:table-cell>
          <table:table-cell table:formula="of:=[.N509]/[.M509]*1000000000" office:value-type="float" office:value="994.621089149878" calcext:value-type="float">
            <text:p>994.621089149878</text:p>
          </table:table-cell>
          <table:table-cell table:number-columns-repeated="1009"/>
        </table:table-row>
        <table:table-row table:style-name="ro1">
          <table:table-cell table:formula="of:=[.A509]" office:value-type="float" office:value="1000" calcext:value-type="float">
            <text:p>1000</text:p>
          </table:table-cell>
          <table:table-cell table:formula="of:=[.J509]" office:value-type="float" office:value="10054090" calcext:value-type="float">
            <text:p>10054090</text:p>
          </table:table-cell>
          <table:table-cell table:formula="of:=[.I509]" office:value-type="float" office:value="54080000" calcext:value-type="float">
            <text:p>54080000</text:p>
          </table:table-cell>
          <table:table-cell table:formula="of:=[.D509]" office:value-type="float" office:value="100" calcext:value-type="float">
            <text:p>100</text:p>
          </table:table-cell>
          <table:table-cell table:formula="of:=[.D510]*[.$E$2]" office:value-type="float" office:value="18000" calcext:value-type="float">
            <text:p>18000</text:p>
          </table:table-cell>
          <table:table-cell table:formula="of:=[.A510]*[.$E$2]*[.D510]" office:value-type="float" office:value="18000000" calcext:value-type="float">
            <text:p>18000000</text:p>
          </table:table-cell>
          <table:table-cell table:formula="of:=[.F510]+[.C510]" office:value-type="float" office:value="72080000" calcext:value-type="float">
            <text:p>72080000</text:p>
          </table:table-cell>
          <table:table-cell table:formula="of:=ROUNDDOWN(([.F510]+[.C510])/1000000000)" office:value-type="float" office:value="0" calcext:value-type="float">
            <text:p>0</text:p>
          </table:table-cell>
          <table:table-cell table:formula="of:=IF([.G510]&gt;=0;MOD([.G510];1000000000);-MOD(-[.G510];1000000000))" office:value-type="float" office:value="72080000" calcext:value-type="float">
            <text:p>72080000</text:p>
          </table:table-cell>
          <table:table-cell table:formula="of:=[.B510]+[.E510]+[.H510]" office:value-type="float" office:value="10072090" calcext:value-type="float">
            <text:p>10072090</text:p>
          </table:table-cell>
          <table:table-cell/>
          <table:table-cell table:formula="of:=[.D510]+[.L509]" office:value-type="float" office:value="55956" calcext:value-type="float">
            <text:p>55956</text:p>
          </table:table-cell>
          <table:table-cell table:formula="of:=[.$E$1]*[.L510]" office:value-type="float" office:value="10072080" calcext:value-type="float">
            <text:p>10072080</text:p>
          </table:table-cell>
          <table:table-cell table:formula="of:=[.J510]-[.M510]" office:value-type="float" office:value="10" calcext:value-type="float">
            <text:p>10</text:p>
          </table:table-cell>
          <table:table-cell table:formula="of:=[.N510]/[.M510]*1000000000" office:value-type="float" office:value="992.843583450489" calcext:value-type="float">
            <text:p>992.843583450489</text:p>
          </table:table-cell>
          <table:table-cell table:number-columns-repeated="1009"/>
        </table:table-row>
        <table:table-row table:style-name="ro1">
          <table:table-cell table:formula="of:=[.A510]" office:value-type="float" office:value="1000" calcext:value-type="float">
            <text:p>1000</text:p>
          </table:table-cell>
          <table:table-cell table:formula="of:=[.J510]" office:value-type="float" office:value="10072090" calcext:value-type="float">
            <text:p>10072090</text:p>
          </table:table-cell>
          <table:table-cell table:formula="of:=[.I510]" office:value-type="float" office:value="72080000" calcext:value-type="float">
            <text:p>72080000</text:p>
          </table:table-cell>
          <table:table-cell table:formula="of:=[.D510]" office:value-type="float" office:value="100" calcext:value-type="float">
            <text:p>100</text:p>
          </table:table-cell>
          <table:table-cell table:formula="of:=[.D511]*[.$E$2]" office:value-type="float" office:value="18000" calcext:value-type="float">
            <text:p>18000</text:p>
          </table:table-cell>
          <table:table-cell table:formula="of:=[.A511]*[.$E$2]*[.D511]" office:value-type="float" office:value="18000000" calcext:value-type="float">
            <text:p>18000000</text:p>
          </table:table-cell>
          <table:table-cell table:formula="of:=[.F511]+[.C511]" office:value-type="float" office:value="90080000" calcext:value-type="float">
            <text:p>90080000</text:p>
          </table:table-cell>
          <table:table-cell table:formula="of:=ROUNDDOWN(([.F511]+[.C511])/1000000000)" office:value-type="float" office:value="0" calcext:value-type="float">
            <text:p>0</text:p>
          </table:table-cell>
          <table:table-cell table:formula="of:=IF([.G511]&gt;=0;MOD([.G511];1000000000);-MOD(-[.G511];1000000000))" office:value-type="float" office:value="90080000" calcext:value-type="float">
            <text:p>90080000</text:p>
          </table:table-cell>
          <table:table-cell table:formula="of:=[.B511]+[.E511]+[.H511]" office:value-type="float" office:value="10090090" calcext:value-type="float">
            <text:p>10090090</text:p>
          </table:table-cell>
          <table:table-cell/>
          <table:table-cell table:formula="of:=[.D511]+[.L510]" office:value-type="float" office:value="56056" calcext:value-type="float">
            <text:p>56056</text:p>
          </table:table-cell>
          <table:table-cell table:formula="of:=[.$E$1]*[.L511]" office:value-type="float" office:value="10090080" calcext:value-type="float">
            <text:p>10090080</text:p>
          </table:table-cell>
          <table:table-cell table:formula="of:=[.J511]-[.M511]" office:value-type="float" office:value="10" calcext:value-type="float">
            <text:p>10</text:p>
          </table:table-cell>
          <table:table-cell table:formula="of:=[.N511]/[.M511]*1000000000" office:value-type="float" office:value="991.072419643848" calcext:value-type="float">
            <text:p>991.072419643848</text:p>
          </table:table-cell>
          <table:table-cell table:number-columns-repeated="1009"/>
        </table:table-row>
        <table:table-row table:style-name="ro1">
          <table:table-cell table:formula="of:=[.A511]" office:value-type="float" office:value="1000" calcext:value-type="float">
            <text:p>1000</text:p>
          </table:table-cell>
          <table:table-cell table:formula="of:=[.J511]" office:value-type="float" office:value="10090090" calcext:value-type="float">
            <text:p>10090090</text:p>
          </table:table-cell>
          <table:table-cell table:formula="of:=[.I511]" office:value-type="float" office:value="90080000" calcext:value-type="float">
            <text:p>90080000</text:p>
          </table:table-cell>
          <table:table-cell table:formula="of:=[.D511]" office:value-type="float" office:value="100" calcext:value-type="float">
            <text:p>100</text:p>
          </table:table-cell>
          <table:table-cell table:formula="of:=[.D512]*[.$E$2]" office:value-type="float" office:value="18000" calcext:value-type="float">
            <text:p>18000</text:p>
          </table:table-cell>
          <table:table-cell table:formula="of:=[.A512]*[.$E$2]*[.D512]" office:value-type="float" office:value="18000000" calcext:value-type="float">
            <text:p>18000000</text:p>
          </table:table-cell>
          <table:table-cell table:formula="of:=[.F512]+[.C512]" office:value-type="float" office:value="108080000" calcext:value-type="float">
            <text:p>108080000</text:p>
          </table:table-cell>
          <table:table-cell table:formula="of:=ROUNDDOWN(([.F512]+[.C512])/1000000000)" office:value-type="float" office:value="0" calcext:value-type="float">
            <text:p>0</text:p>
          </table:table-cell>
          <table:table-cell table:formula="of:=IF([.G512]&gt;=0;MOD([.G512];1000000000);-MOD(-[.G512];1000000000))" office:value-type="float" office:value="108080000" calcext:value-type="float">
            <text:p>108080000</text:p>
          </table:table-cell>
          <table:table-cell table:formula="of:=[.B512]+[.E512]+[.H512]" office:value-type="float" office:value="10108090" calcext:value-type="float">
            <text:p>10108090</text:p>
          </table:table-cell>
          <table:table-cell/>
          <table:table-cell table:formula="of:=[.D512]+[.L511]" office:value-type="float" office:value="56156" calcext:value-type="float">
            <text:p>56156</text:p>
          </table:table-cell>
          <table:table-cell table:formula="of:=[.$E$1]*[.L512]" office:value-type="float" office:value="10108080" calcext:value-type="float">
            <text:p>10108080</text:p>
          </table:table-cell>
          <table:table-cell table:formula="of:=[.J512]-[.M512]" office:value-type="float" office:value="10" calcext:value-type="float">
            <text:p>10</text:p>
          </table:table-cell>
          <table:table-cell table:formula="of:=[.N512]/[.M512]*1000000000" office:value-type="float" office:value="989.30756384991" calcext:value-type="float">
            <text:p>989.30756384991</text:p>
          </table:table-cell>
          <table:table-cell table:number-columns-repeated="1009"/>
        </table:table-row>
        <table:table-row table:style-name="ro1">
          <table:table-cell table:formula="of:=[.A512]" office:value-type="float" office:value="1000" calcext:value-type="float">
            <text:p>1000</text:p>
          </table:table-cell>
          <table:table-cell table:formula="of:=[.J512]" office:value-type="float" office:value="10108090" calcext:value-type="float">
            <text:p>10108090</text:p>
          </table:table-cell>
          <table:table-cell table:formula="of:=[.I512]" office:value-type="float" office:value="108080000" calcext:value-type="float">
            <text:p>108080000</text:p>
          </table:table-cell>
          <table:table-cell table:formula="of:=[.D512]" office:value-type="float" office:value="100" calcext:value-type="float">
            <text:p>100</text:p>
          </table:table-cell>
          <table:table-cell table:formula="of:=[.D513]*[.$E$2]" office:value-type="float" office:value="18000" calcext:value-type="float">
            <text:p>18000</text:p>
          </table:table-cell>
          <table:table-cell table:formula="of:=[.A513]*[.$E$2]*[.D513]" office:value-type="float" office:value="18000000" calcext:value-type="float">
            <text:p>18000000</text:p>
          </table:table-cell>
          <table:table-cell table:formula="of:=[.F513]+[.C513]" office:value-type="float" office:value="126080000" calcext:value-type="float">
            <text:p>126080000</text:p>
          </table:table-cell>
          <table:table-cell table:formula="of:=ROUNDDOWN(([.F513]+[.C513])/1000000000)" office:value-type="float" office:value="0" calcext:value-type="float">
            <text:p>0</text:p>
          </table:table-cell>
          <table:table-cell table:formula="of:=IF([.G513]&gt;=0;MOD([.G513];1000000000);-MOD(-[.G513];1000000000))" office:value-type="float" office:value="126080000" calcext:value-type="float">
            <text:p>126080000</text:p>
          </table:table-cell>
          <table:table-cell table:formula="of:=[.B513]+[.E513]+[.H513]" office:value-type="float" office:value="10126090" calcext:value-type="float">
            <text:p>10126090</text:p>
          </table:table-cell>
          <table:table-cell/>
          <table:table-cell table:formula="of:=[.D513]+[.L512]" office:value-type="float" office:value="56256" calcext:value-type="float">
            <text:p>56256</text:p>
          </table:table-cell>
          <table:table-cell table:formula="of:=[.$E$1]*[.L513]" office:value-type="float" office:value="10126080" calcext:value-type="float">
            <text:p>10126080</text:p>
          </table:table-cell>
          <table:table-cell table:formula="of:=[.J513]-[.M513]" office:value-type="float" office:value="10" calcext:value-type="float">
            <text:p>10</text:p>
          </table:table-cell>
          <table:table-cell table:formula="of:=[.N513]/[.M513]*1000000000" office:value-type="float" office:value="987.548982429529" calcext:value-type="float">
            <text:p>987.548982429529</text:p>
          </table:table-cell>
          <table:table-cell table:number-columns-repeated="1009"/>
        </table:table-row>
        <table:table-row table:style-name="ro1">
          <table:table-cell table:formula="of:=[.A513]" office:value-type="float" office:value="1000" calcext:value-type="float">
            <text:p>1000</text:p>
          </table:table-cell>
          <table:table-cell table:formula="of:=[.J513]" office:value-type="float" office:value="10126090" calcext:value-type="float">
            <text:p>10126090</text:p>
          </table:table-cell>
          <table:table-cell table:formula="of:=[.I513]" office:value-type="float" office:value="126080000" calcext:value-type="float">
            <text:p>126080000</text:p>
          </table:table-cell>
          <table:table-cell table:formula="of:=[.D513]" office:value-type="float" office:value="100" calcext:value-type="float">
            <text:p>100</text:p>
          </table:table-cell>
          <table:table-cell table:formula="of:=[.D514]*[.$E$2]" office:value-type="float" office:value="18000" calcext:value-type="float">
            <text:p>18000</text:p>
          </table:table-cell>
          <table:table-cell table:formula="of:=[.A514]*[.$E$2]*[.D514]" office:value-type="float" office:value="18000000" calcext:value-type="float">
            <text:p>18000000</text:p>
          </table:table-cell>
          <table:table-cell table:formula="of:=[.F514]+[.C514]" office:value-type="float" office:value="144080000" calcext:value-type="float">
            <text:p>144080000</text:p>
          </table:table-cell>
          <table:table-cell table:formula="of:=ROUNDDOWN(([.F514]+[.C514])/1000000000)" office:value-type="float" office:value="0" calcext:value-type="float">
            <text:p>0</text:p>
          </table:table-cell>
          <table:table-cell table:formula="of:=IF([.G514]&gt;=0;MOD([.G514];1000000000);-MOD(-[.G514];1000000000))" office:value-type="float" office:value="144080000" calcext:value-type="float">
            <text:p>144080000</text:p>
          </table:table-cell>
          <table:table-cell table:formula="of:=[.B514]+[.E514]+[.H514]" office:value-type="float" office:value="10144090" calcext:value-type="float">
            <text:p>10144090</text:p>
          </table:table-cell>
          <table:table-cell/>
          <table:table-cell table:formula="of:=[.D514]+[.L513]" office:value-type="float" office:value="56356" calcext:value-type="float">
            <text:p>56356</text:p>
          </table:table-cell>
          <table:table-cell table:formula="of:=[.$E$1]*[.L514]" office:value-type="float" office:value="10144080" calcext:value-type="float">
            <text:p>10144080</text:p>
          </table:table-cell>
          <table:table-cell table:formula="of:=[.J514]-[.M514]" office:value-type="float" office:value="10" calcext:value-type="float">
            <text:p>10</text:p>
          </table:table-cell>
          <table:table-cell table:formula="of:=[.N514]/[.M514]*1000000000" office:value-type="float" office:value="985.796641982319" calcext:value-type="float">
            <text:p>985.796641982319</text:p>
          </table:table-cell>
          <table:table-cell table:number-columns-repeated="1009"/>
        </table:table-row>
        <table:table-row table:style-name="ro1">
          <table:table-cell table:formula="of:=[.A514]" office:value-type="float" office:value="1000" calcext:value-type="float">
            <text:p>1000</text:p>
          </table:table-cell>
          <table:table-cell table:formula="of:=[.J514]" office:value-type="float" office:value="10144090" calcext:value-type="float">
            <text:p>10144090</text:p>
          </table:table-cell>
          <table:table-cell table:formula="of:=[.I514]" office:value-type="float" office:value="144080000" calcext:value-type="float">
            <text:p>144080000</text:p>
          </table:table-cell>
          <table:table-cell table:formula="of:=[.D514]" office:value-type="float" office:value="100" calcext:value-type="float">
            <text:p>100</text:p>
          </table:table-cell>
          <table:table-cell table:formula="of:=[.D515]*[.$E$2]" office:value-type="float" office:value="18000" calcext:value-type="float">
            <text:p>18000</text:p>
          </table:table-cell>
          <table:table-cell table:formula="of:=[.A515]*[.$E$2]*[.D515]" office:value-type="float" office:value="18000000" calcext:value-type="float">
            <text:p>18000000</text:p>
          </table:table-cell>
          <table:table-cell table:formula="of:=[.F515]+[.C515]" office:value-type="float" office:value="162080000" calcext:value-type="float">
            <text:p>162080000</text:p>
          </table:table-cell>
          <table:table-cell table:formula="of:=ROUNDDOWN(([.F515]+[.C515])/1000000000)" office:value-type="float" office:value="0" calcext:value-type="float">
            <text:p>0</text:p>
          </table:table-cell>
          <table:table-cell table:formula="of:=IF([.G515]&gt;=0;MOD([.G515];1000000000);-MOD(-[.G515];1000000000))" office:value-type="float" office:value="162080000" calcext:value-type="float">
            <text:p>162080000</text:p>
          </table:table-cell>
          <table:table-cell table:formula="of:=[.B515]+[.E515]+[.H515]" office:value-type="float" office:value="10162090" calcext:value-type="float">
            <text:p>10162090</text:p>
          </table:table-cell>
          <table:table-cell/>
          <table:table-cell table:formula="of:=[.D515]+[.L514]" office:value-type="float" office:value="56456" calcext:value-type="float">
            <text:p>56456</text:p>
          </table:table-cell>
          <table:table-cell table:formula="of:=[.$E$1]*[.L515]" office:value-type="float" office:value="10162080" calcext:value-type="float">
            <text:p>10162080</text:p>
          </table:table-cell>
          <table:table-cell table:formula="of:=[.J515]-[.M515]" office:value-type="float" office:value="10" calcext:value-type="float">
            <text:p>10</text:p>
          </table:table-cell>
          <table:table-cell table:formula="of:=[.N515]/[.M515]*1000000000" office:value-type="float" office:value="984.050509344544" calcext:value-type="float">
            <text:p>984.050509344544</text:p>
          </table:table-cell>
          <table:table-cell table:number-columns-repeated="1009"/>
        </table:table-row>
        <table:table-row table:style-name="ro1">
          <table:table-cell table:formula="of:=[.A515]" office:value-type="float" office:value="1000" calcext:value-type="float">
            <text:p>1000</text:p>
          </table:table-cell>
          <table:table-cell table:formula="of:=[.J515]" office:value-type="float" office:value="10162090" calcext:value-type="float">
            <text:p>10162090</text:p>
          </table:table-cell>
          <table:table-cell table:formula="of:=[.I515]" office:value-type="float" office:value="162080000" calcext:value-type="float">
            <text:p>162080000</text:p>
          </table:table-cell>
          <table:table-cell table:formula="of:=[.D515]" office:value-type="float" office:value="100" calcext:value-type="float">
            <text:p>100</text:p>
          </table:table-cell>
          <table:table-cell table:formula="of:=[.D516]*[.$E$2]" office:value-type="float" office:value="18000" calcext:value-type="float">
            <text:p>18000</text:p>
          </table:table-cell>
          <table:table-cell table:formula="of:=[.A516]*[.$E$2]*[.D516]" office:value-type="float" office:value="18000000" calcext:value-type="float">
            <text:p>18000000</text:p>
          </table:table-cell>
          <table:table-cell table:formula="of:=[.F516]+[.C516]" office:value-type="float" office:value="180080000" calcext:value-type="float">
            <text:p>180080000</text:p>
          </table:table-cell>
          <table:table-cell table:formula="of:=ROUNDDOWN(([.F516]+[.C516])/1000000000)" office:value-type="float" office:value="0" calcext:value-type="float">
            <text:p>0</text:p>
          </table:table-cell>
          <table:table-cell table:formula="of:=IF([.G516]&gt;=0;MOD([.G516];1000000000);-MOD(-[.G516];1000000000))" office:value-type="float" office:value="180080000" calcext:value-type="float">
            <text:p>180080000</text:p>
          </table:table-cell>
          <table:table-cell table:formula="of:=[.B516]+[.E516]+[.H516]" office:value-type="float" office:value="10180090" calcext:value-type="float">
            <text:p>10180090</text:p>
          </table:table-cell>
          <table:table-cell/>
          <table:table-cell table:formula="of:=[.D516]+[.L515]" office:value-type="float" office:value="56556" calcext:value-type="float">
            <text:p>56556</text:p>
          </table:table-cell>
          <table:table-cell table:formula="of:=[.$E$1]*[.L516]" office:value-type="float" office:value="10180080" calcext:value-type="float">
            <text:p>10180080</text:p>
          </table:table-cell>
          <table:table-cell table:formula="of:=[.J516]-[.M516]" office:value-type="float" office:value="10" calcext:value-type="float">
            <text:p>10</text:p>
          </table:table-cell>
          <table:table-cell table:formula="of:=[.N516]/[.M516]*1000000000" office:value-type="float" office:value="982.310551587021" calcext:value-type="float">
            <text:p>982.310551587021</text:p>
          </table:table-cell>
          <table:table-cell table:number-columns-repeated="1009"/>
        </table:table-row>
        <table:table-row table:style-name="ro1">
          <table:table-cell table:formula="of:=[.A516]" office:value-type="float" office:value="1000" calcext:value-type="float">
            <text:p>1000</text:p>
          </table:table-cell>
          <table:table-cell table:formula="of:=[.J516]" office:value-type="float" office:value="10180090" calcext:value-type="float">
            <text:p>10180090</text:p>
          </table:table-cell>
          <table:table-cell table:formula="of:=[.I516]" office:value-type="float" office:value="180080000" calcext:value-type="float">
            <text:p>180080000</text:p>
          </table:table-cell>
          <table:table-cell table:formula="of:=[.D516]" office:value-type="float" office:value="100" calcext:value-type="float">
            <text:p>100</text:p>
          </table:table-cell>
          <table:table-cell table:formula="of:=[.D517]*[.$E$2]" office:value-type="float" office:value="18000" calcext:value-type="float">
            <text:p>18000</text:p>
          </table:table-cell>
          <table:table-cell table:formula="of:=[.A517]*[.$E$2]*[.D517]" office:value-type="float" office:value="18000000" calcext:value-type="float">
            <text:p>18000000</text:p>
          </table:table-cell>
          <table:table-cell table:formula="of:=[.F517]+[.C517]" office:value-type="float" office:value="198080000" calcext:value-type="float">
            <text:p>198080000</text:p>
          </table:table-cell>
          <table:table-cell table:formula="of:=ROUNDDOWN(([.F517]+[.C517])/1000000000)" office:value-type="float" office:value="0" calcext:value-type="float">
            <text:p>0</text:p>
          </table:table-cell>
          <table:table-cell table:formula="of:=IF([.G517]&gt;=0;MOD([.G517];1000000000);-MOD(-[.G517];1000000000))" office:value-type="float" office:value="198080000" calcext:value-type="float">
            <text:p>198080000</text:p>
          </table:table-cell>
          <table:table-cell table:formula="of:=[.B517]+[.E517]+[.H517]" office:value-type="float" office:value="10198090" calcext:value-type="float">
            <text:p>10198090</text:p>
          </table:table-cell>
          <table:table-cell/>
          <table:table-cell table:formula="of:=[.D517]+[.L516]" office:value-type="float" office:value="56656" calcext:value-type="float">
            <text:p>56656</text:p>
          </table:table-cell>
          <table:table-cell table:formula="of:=[.$E$1]*[.L517]" office:value-type="float" office:value="10198080" calcext:value-type="float">
            <text:p>10198080</text:p>
          </table:table-cell>
          <table:table-cell table:formula="of:=[.J517]-[.M517]" office:value-type="float" office:value="10" calcext:value-type="float">
            <text:p>10</text:p>
          </table:table-cell>
          <table:table-cell table:formula="of:=[.N517]/[.M517]*1000000000" office:value-type="float" office:value="980.576736013053" calcext:value-type="float">
            <text:p>980.576736013053</text:p>
          </table:table-cell>
          <table:table-cell table:number-columns-repeated="1009"/>
        </table:table-row>
        <table:table-row table:style-name="ro1">
          <table:table-cell table:formula="of:=[.A517]" office:value-type="float" office:value="1000" calcext:value-type="float">
            <text:p>1000</text:p>
          </table:table-cell>
          <table:table-cell table:formula="of:=[.J517]" office:value-type="float" office:value="10198090" calcext:value-type="float">
            <text:p>10198090</text:p>
          </table:table-cell>
          <table:table-cell table:formula="of:=[.I517]" office:value-type="float" office:value="198080000" calcext:value-type="float">
            <text:p>198080000</text:p>
          </table:table-cell>
          <table:table-cell table:formula="of:=[.D517]" office:value-type="float" office:value="100" calcext:value-type="float">
            <text:p>100</text:p>
          </table:table-cell>
          <table:table-cell table:formula="of:=[.D518]*[.$E$2]" office:value-type="float" office:value="18000" calcext:value-type="float">
            <text:p>18000</text:p>
          </table:table-cell>
          <table:table-cell table:formula="of:=[.A518]*[.$E$2]*[.D518]" office:value-type="float" office:value="18000000" calcext:value-type="float">
            <text:p>18000000</text:p>
          </table:table-cell>
          <table:table-cell table:formula="of:=[.F518]+[.C518]" office:value-type="float" office:value="216080000" calcext:value-type="float">
            <text:p>216080000</text:p>
          </table:table-cell>
          <table:table-cell table:formula="of:=ROUNDDOWN(([.F518]+[.C518])/1000000000)" office:value-type="float" office:value="0" calcext:value-type="float">
            <text:p>0</text:p>
          </table:table-cell>
          <table:table-cell table:formula="of:=IF([.G518]&gt;=0;MOD([.G518];1000000000);-MOD(-[.G518];1000000000))" office:value-type="float" office:value="216080000" calcext:value-type="float">
            <text:p>216080000</text:p>
          </table:table-cell>
          <table:table-cell table:formula="of:=[.B518]+[.E518]+[.H518]" office:value-type="float" office:value="10216090" calcext:value-type="float">
            <text:p>10216090</text:p>
          </table:table-cell>
          <table:table-cell/>
          <table:table-cell table:formula="of:=[.D518]+[.L517]" office:value-type="float" office:value="56756" calcext:value-type="float">
            <text:p>56756</text:p>
          </table:table-cell>
          <table:table-cell table:formula="of:=[.$E$1]*[.L518]" office:value-type="float" office:value="10216080" calcext:value-type="float">
            <text:p>10216080</text:p>
          </table:table-cell>
          <table:table-cell table:formula="of:=[.J518]-[.M518]" office:value-type="float" office:value="10" calcext:value-type="float">
            <text:p>10</text:p>
          </table:table-cell>
          <table:table-cell table:formula="of:=[.N518]/[.M518]*1000000000" office:value-type="float" office:value="978.849030156381" calcext:value-type="float">
            <text:p>978.849030156381</text:p>
          </table:table-cell>
          <table:table-cell table:number-columns-repeated="1009"/>
        </table:table-row>
        <table:table-row table:style-name="ro1">
          <table:table-cell table:formula="of:=[.A518]" office:value-type="float" office:value="1000" calcext:value-type="float">
            <text:p>1000</text:p>
          </table:table-cell>
          <table:table-cell table:formula="of:=[.J518]" office:value-type="float" office:value="10216090" calcext:value-type="float">
            <text:p>10216090</text:p>
          </table:table-cell>
          <table:table-cell table:formula="of:=[.I518]" office:value-type="float" office:value="216080000" calcext:value-type="float">
            <text:p>216080000</text:p>
          </table:table-cell>
          <table:table-cell table:formula="of:=[.D518]" office:value-type="float" office:value="100" calcext:value-type="float">
            <text:p>100</text:p>
          </table:table-cell>
          <table:table-cell table:formula="of:=[.D519]*[.$E$2]" office:value-type="float" office:value="18000" calcext:value-type="float">
            <text:p>18000</text:p>
          </table:table-cell>
          <table:table-cell table:formula="of:=[.A519]*[.$E$2]*[.D519]" office:value-type="float" office:value="18000000" calcext:value-type="float">
            <text:p>18000000</text:p>
          </table:table-cell>
          <table:table-cell table:formula="of:=[.F519]+[.C519]" office:value-type="float" office:value="234080000" calcext:value-type="float">
            <text:p>234080000</text:p>
          </table:table-cell>
          <table:table-cell table:formula="of:=ROUNDDOWN(([.F519]+[.C519])/1000000000)" office:value-type="float" office:value="0" calcext:value-type="float">
            <text:p>0</text:p>
          </table:table-cell>
          <table:table-cell table:formula="of:=IF([.G519]&gt;=0;MOD([.G519];1000000000);-MOD(-[.G519];1000000000))" office:value-type="float" office:value="234080000" calcext:value-type="float">
            <text:p>234080000</text:p>
          </table:table-cell>
          <table:table-cell table:formula="of:=[.B519]+[.E519]+[.H519]" office:value-type="float" office:value="10234090" calcext:value-type="float">
            <text:p>10234090</text:p>
          </table:table-cell>
          <table:table-cell/>
          <table:table-cell table:formula="of:=[.D519]+[.L518]" office:value-type="float" office:value="56856" calcext:value-type="float">
            <text:p>56856</text:p>
          </table:table-cell>
          <table:table-cell table:formula="of:=[.$E$1]*[.L519]" office:value-type="float" office:value="10234080" calcext:value-type="float">
            <text:p>10234080</text:p>
          </table:table-cell>
          <table:table-cell table:formula="of:=[.J519]-[.M519]" office:value-type="float" office:value="10" calcext:value-type="float">
            <text:p>10</text:p>
          </table:table-cell>
          <table:table-cell table:formula="of:=[.N519]/[.M519]*1000000000" office:value-type="float" office:value="977.127401779154" calcext:value-type="float">
            <text:p>977.127401779154</text:p>
          </table:table-cell>
          <table:table-cell table:number-columns-repeated="1009"/>
        </table:table-row>
        <table:table-row table:style-name="ro1">
          <table:table-cell table:formula="of:=[.A519]" office:value-type="float" office:value="1000" calcext:value-type="float">
            <text:p>1000</text:p>
          </table:table-cell>
          <table:table-cell table:formula="of:=[.J519]" office:value-type="float" office:value="10234090" calcext:value-type="float">
            <text:p>10234090</text:p>
          </table:table-cell>
          <table:table-cell table:formula="of:=[.I519]" office:value-type="float" office:value="234080000" calcext:value-type="float">
            <text:p>234080000</text:p>
          </table:table-cell>
          <table:table-cell table:formula="of:=[.D519]" office:value-type="float" office:value="100" calcext:value-type="float">
            <text:p>100</text:p>
          </table:table-cell>
          <table:table-cell table:formula="of:=[.D520]*[.$E$2]" office:value-type="float" office:value="18000" calcext:value-type="float">
            <text:p>18000</text:p>
          </table:table-cell>
          <table:table-cell table:formula="of:=[.A520]*[.$E$2]*[.D520]" office:value-type="float" office:value="18000000" calcext:value-type="float">
            <text:p>18000000</text:p>
          </table:table-cell>
          <table:table-cell table:formula="of:=[.F520]+[.C520]" office:value-type="float" office:value="252080000" calcext:value-type="float">
            <text:p>252080000</text:p>
          </table:table-cell>
          <table:table-cell table:formula="of:=ROUNDDOWN(([.F520]+[.C520])/1000000000)" office:value-type="float" office:value="0" calcext:value-type="float">
            <text:p>0</text:p>
          </table:table-cell>
          <table:table-cell table:formula="of:=IF([.G520]&gt;=0;MOD([.G520];1000000000);-MOD(-[.G520];1000000000))" office:value-type="float" office:value="252080000" calcext:value-type="float">
            <text:p>252080000</text:p>
          </table:table-cell>
          <table:table-cell table:formula="of:=[.B520]+[.E520]+[.H520]" office:value-type="float" office:value="10252090" calcext:value-type="float">
            <text:p>10252090</text:p>
          </table:table-cell>
          <table:table-cell/>
          <table:table-cell table:formula="of:=[.D520]+[.L519]" office:value-type="float" office:value="56956" calcext:value-type="float">
            <text:p>56956</text:p>
          </table:table-cell>
          <table:table-cell table:formula="of:=[.$E$1]*[.L520]" office:value-type="float" office:value="10252080" calcext:value-type="float">
            <text:p>10252080</text:p>
          </table:table-cell>
          <table:table-cell table:formula="of:=[.J520]-[.M520]" office:value-type="float" office:value="10" calcext:value-type="float">
            <text:p>10</text:p>
          </table:table-cell>
          <table:table-cell table:formula="of:=[.N520]/[.M520]*1000000000" office:value-type="float" office:value="975.411818869927" calcext:value-type="float">
            <text:p>975.411818869927</text:p>
          </table:table-cell>
          <table:table-cell table:number-columns-repeated="1009"/>
        </table:table-row>
        <table:table-row table:style-name="ro1">
          <table:table-cell table:formula="of:=[.A520]" office:value-type="float" office:value="1000" calcext:value-type="float">
            <text:p>1000</text:p>
          </table:table-cell>
          <table:table-cell table:formula="of:=[.J520]" office:value-type="float" office:value="10252090" calcext:value-type="float">
            <text:p>10252090</text:p>
          </table:table-cell>
          <table:table-cell table:formula="of:=[.I520]" office:value-type="float" office:value="252080000" calcext:value-type="float">
            <text:p>252080000</text:p>
          </table:table-cell>
          <table:table-cell table:formula="of:=[.D520]" office:value-type="float" office:value="100" calcext:value-type="float">
            <text:p>100</text:p>
          </table:table-cell>
          <table:table-cell table:formula="of:=[.D521]*[.$E$2]" office:value-type="float" office:value="18000" calcext:value-type="float">
            <text:p>18000</text:p>
          </table:table-cell>
          <table:table-cell table:formula="of:=[.A521]*[.$E$2]*[.D521]" office:value-type="float" office:value="18000000" calcext:value-type="float">
            <text:p>18000000</text:p>
          </table:table-cell>
          <table:table-cell table:formula="of:=[.F521]+[.C521]" office:value-type="float" office:value="270080000" calcext:value-type="float">
            <text:p>270080000</text:p>
          </table:table-cell>
          <table:table-cell table:formula="of:=ROUNDDOWN(([.F521]+[.C521])/1000000000)" office:value-type="float" office:value="0" calcext:value-type="float">
            <text:p>0</text:p>
          </table:table-cell>
          <table:table-cell table:formula="of:=IF([.G521]&gt;=0;MOD([.G521];1000000000);-MOD(-[.G521];1000000000))" office:value-type="float" office:value="270080000" calcext:value-type="float">
            <text:p>270080000</text:p>
          </table:table-cell>
          <table:table-cell table:formula="of:=[.B521]+[.E521]+[.H521]" office:value-type="float" office:value="10270090" calcext:value-type="float">
            <text:p>10270090</text:p>
          </table:table-cell>
          <table:table-cell/>
          <table:table-cell table:formula="of:=[.D521]+[.L520]" office:value-type="float" office:value="57056" calcext:value-type="float">
            <text:p>57056</text:p>
          </table:table-cell>
          <table:table-cell table:formula="of:=[.$E$1]*[.L521]" office:value-type="float" office:value="10270080" calcext:value-type="float">
            <text:p>10270080</text:p>
          </table:table-cell>
          <table:table-cell table:formula="of:=[.J521]-[.M521]" office:value-type="float" office:value="10" calcext:value-type="float">
            <text:p>10</text:p>
          </table:table-cell>
          <table:table-cell table:formula="of:=[.N521]/[.M521]*1000000000" office:value-type="float" office:value="973.702249641678" calcext:value-type="float">
            <text:p>973.702249641678</text:p>
          </table:table-cell>
          <table:table-cell table:number-columns-repeated="1009"/>
        </table:table-row>
        <table:table-row table:style-name="ro1">
          <table:table-cell table:formula="of:=[.A521]" office:value-type="float" office:value="1000" calcext:value-type="float">
            <text:p>1000</text:p>
          </table:table-cell>
          <table:table-cell table:formula="of:=[.J521]" office:value-type="float" office:value="10270090" calcext:value-type="float">
            <text:p>10270090</text:p>
          </table:table-cell>
          <table:table-cell table:formula="of:=[.I521]" office:value-type="float" office:value="270080000" calcext:value-type="float">
            <text:p>270080000</text:p>
          </table:table-cell>
          <table:table-cell table:formula="of:=[.D521]" office:value-type="float" office:value="100" calcext:value-type="float">
            <text:p>100</text:p>
          </table:table-cell>
          <table:table-cell table:formula="of:=[.D522]*[.$E$2]" office:value-type="float" office:value="18000" calcext:value-type="float">
            <text:p>18000</text:p>
          </table:table-cell>
          <table:table-cell table:formula="of:=[.A522]*[.$E$2]*[.D522]" office:value-type="float" office:value="18000000" calcext:value-type="float">
            <text:p>18000000</text:p>
          </table:table-cell>
          <table:table-cell table:formula="of:=[.F522]+[.C522]" office:value-type="float" office:value="288080000" calcext:value-type="float">
            <text:p>288080000</text:p>
          </table:table-cell>
          <table:table-cell table:formula="of:=ROUNDDOWN(([.F522]+[.C522])/1000000000)" office:value-type="float" office:value="0" calcext:value-type="float">
            <text:p>0</text:p>
          </table:table-cell>
          <table:table-cell table:formula="of:=IF([.G522]&gt;=0;MOD([.G522];1000000000);-MOD(-[.G522];1000000000))" office:value-type="float" office:value="288080000" calcext:value-type="float">
            <text:p>288080000</text:p>
          </table:table-cell>
          <table:table-cell table:formula="of:=[.B522]+[.E522]+[.H522]" office:value-type="float" office:value="10288090" calcext:value-type="float">
            <text:p>10288090</text:p>
          </table:table-cell>
          <table:table-cell/>
          <table:table-cell table:formula="of:=[.D522]+[.L521]" office:value-type="float" office:value="57156" calcext:value-type="float">
            <text:p>57156</text:p>
          </table:table-cell>
          <table:table-cell table:formula="of:=[.$E$1]*[.L522]" office:value-type="float" office:value="10288080" calcext:value-type="float">
            <text:p>10288080</text:p>
          </table:table-cell>
          <table:table-cell table:formula="of:=[.J522]-[.M522]" office:value-type="float" office:value="10" calcext:value-type="float">
            <text:p>10</text:p>
          </table:table-cell>
          <table:table-cell table:formula="of:=[.N522]/[.M522]*1000000000" office:value-type="float" office:value="971.99866252984" calcext:value-type="float">
            <text:p>971.99866252984</text:p>
          </table:table-cell>
          <table:table-cell table:number-columns-repeated="1009"/>
        </table:table-row>
        <table:table-row table:style-name="ro1">
          <table:table-cell table:formula="of:=[.A522]" office:value-type="float" office:value="1000" calcext:value-type="float">
            <text:p>1000</text:p>
          </table:table-cell>
          <table:table-cell table:formula="of:=[.J522]" office:value-type="float" office:value="10288090" calcext:value-type="float">
            <text:p>10288090</text:p>
          </table:table-cell>
          <table:table-cell table:formula="of:=[.I522]" office:value-type="float" office:value="288080000" calcext:value-type="float">
            <text:p>288080000</text:p>
          </table:table-cell>
          <table:table-cell table:formula="of:=[.D522]" office:value-type="float" office:value="100" calcext:value-type="float">
            <text:p>100</text:p>
          </table:table-cell>
          <table:table-cell table:formula="of:=[.D523]*[.$E$2]" office:value-type="float" office:value="18000" calcext:value-type="float">
            <text:p>18000</text:p>
          </table:table-cell>
          <table:table-cell table:formula="of:=[.A523]*[.$E$2]*[.D523]" office:value-type="float" office:value="18000000" calcext:value-type="float">
            <text:p>18000000</text:p>
          </table:table-cell>
          <table:table-cell table:formula="of:=[.F523]+[.C523]" office:value-type="float" office:value="306080000" calcext:value-type="float">
            <text:p>306080000</text:p>
          </table:table-cell>
          <table:table-cell table:formula="of:=ROUNDDOWN(([.F523]+[.C523])/1000000000)" office:value-type="float" office:value="0" calcext:value-type="float">
            <text:p>0</text:p>
          </table:table-cell>
          <table:table-cell table:formula="of:=IF([.G523]&gt;=0;MOD([.G523];1000000000);-MOD(-[.G523];1000000000))" office:value-type="float" office:value="306080000" calcext:value-type="float">
            <text:p>306080000</text:p>
          </table:table-cell>
          <table:table-cell table:formula="of:=[.B523]+[.E523]+[.H523]" office:value-type="float" office:value="10306090" calcext:value-type="float">
            <text:p>10306090</text:p>
          </table:table-cell>
          <table:table-cell/>
          <table:table-cell table:formula="of:=[.D523]+[.L522]" office:value-type="float" office:value="57256" calcext:value-type="float">
            <text:p>57256</text:p>
          </table:table-cell>
          <table:table-cell table:formula="of:=[.$E$1]*[.L523]" office:value-type="float" office:value="10306080" calcext:value-type="float">
            <text:p>10306080</text:p>
          </table:table-cell>
          <table:table-cell table:formula="of:=[.J523]-[.M523]" office:value-type="float" office:value="10" calcext:value-type="float">
            <text:p>10</text:p>
          </table:table-cell>
          <table:table-cell table:formula="of:=[.N523]/[.M523]*1000000000" office:value-type="float" office:value="970.301026190365" calcext:value-type="float">
            <text:p>970.301026190365</text:p>
          </table:table-cell>
          <table:table-cell table:number-columns-repeated="1009"/>
        </table:table-row>
        <table:table-row table:style-name="ro1">
          <table:table-cell table:formula="of:=[.A523]" office:value-type="float" office:value="1000" calcext:value-type="float">
            <text:p>1000</text:p>
          </table:table-cell>
          <table:table-cell table:formula="of:=[.J523]" office:value-type="float" office:value="10306090" calcext:value-type="float">
            <text:p>10306090</text:p>
          </table:table-cell>
          <table:table-cell table:formula="of:=[.I523]" office:value-type="float" office:value="306080000" calcext:value-type="float">
            <text:p>306080000</text:p>
          </table:table-cell>
          <table:table-cell table:formula="of:=[.D523]" office:value-type="float" office:value="100" calcext:value-type="float">
            <text:p>100</text:p>
          </table:table-cell>
          <table:table-cell table:formula="of:=[.D524]*[.$E$2]" office:value-type="float" office:value="18000" calcext:value-type="float">
            <text:p>18000</text:p>
          </table:table-cell>
          <table:table-cell table:formula="of:=[.A524]*[.$E$2]*[.D524]" office:value-type="float" office:value="18000000" calcext:value-type="float">
            <text:p>18000000</text:p>
          </table:table-cell>
          <table:table-cell table:formula="of:=[.F524]+[.C524]" office:value-type="float" office:value="324080000" calcext:value-type="float">
            <text:p>324080000</text:p>
          </table:table-cell>
          <table:table-cell table:formula="of:=ROUNDDOWN(([.F524]+[.C524])/1000000000)" office:value-type="float" office:value="0" calcext:value-type="float">
            <text:p>0</text:p>
          </table:table-cell>
          <table:table-cell table:formula="of:=IF([.G524]&gt;=0;MOD([.G524];1000000000);-MOD(-[.G524];1000000000))" office:value-type="float" office:value="324080000" calcext:value-type="float">
            <text:p>324080000</text:p>
          </table:table-cell>
          <table:table-cell table:formula="of:=[.B524]+[.E524]+[.H524]" office:value-type="float" office:value="10324090" calcext:value-type="float">
            <text:p>10324090</text:p>
          </table:table-cell>
          <table:table-cell/>
          <table:table-cell table:formula="of:=[.D524]+[.L523]" office:value-type="float" office:value="57356" calcext:value-type="float">
            <text:p>57356</text:p>
          </table:table-cell>
          <table:table-cell table:formula="of:=[.$E$1]*[.L524]" office:value-type="float" office:value="10324080" calcext:value-type="float">
            <text:p>10324080</text:p>
          </table:table-cell>
          <table:table-cell table:formula="of:=[.J524]-[.M524]" office:value-type="float" office:value="10" calcext:value-type="float">
            <text:p>10</text:p>
          </table:table-cell>
          <table:table-cell table:formula="of:=[.N524]/[.M524]*1000000000" office:value-type="float" office:value="968.609309497796" calcext:value-type="float">
            <text:p>968.609309497796</text:p>
          </table:table-cell>
          <table:table-cell table:number-columns-repeated="1009"/>
        </table:table-row>
        <table:table-row table:style-name="ro1">
          <table:table-cell table:formula="of:=[.A524]" office:value-type="float" office:value="1000" calcext:value-type="float">
            <text:p>1000</text:p>
          </table:table-cell>
          <table:table-cell table:formula="of:=[.J524]" office:value-type="float" office:value="10324090" calcext:value-type="float">
            <text:p>10324090</text:p>
          </table:table-cell>
          <table:table-cell table:formula="of:=[.I524]" office:value-type="float" office:value="324080000" calcext:value-type="float">
            <text:p>324080000</text:p>
          </table:table-cell>
          <table:table-cell table:formula="of:=[.D524]" office:value-type="float" office:value="100" calcext:value-type="float">
            <text:p>100</text:p>
          </table:table-cell>
          <table:table-cell table:formula="of:=[.D525]*[.$E$2]" office:value-type="float" office:value="18000" calcext:value-type="float">
            <text:p>18000</text:p>
          </table:table-cell>
          <table:table-cell table:formula="of:=[.A525]*[.$E$2]*[.D525]" office:value-type="float" office:value="18000000" calcext:value-type="float">
            <text:p>18000000</text:p>
          </table:table-cell>
          <table:table-cell table:formula="of:=[.F525]+[.C525]" office:value-type="float" office:value="342080000" calcext:value-type="float">
            <text:p>342080000</text:p>
          </table:table-cell>
          <table:table-cell table:formula="of:=ROUNDDOWN(([.F525]+[.C525])/1000000000)" office:value-type="float" office:value="0" calcext:value-type="float">
            <text:p>0</text:p>
          </table:table-cell>
          <table:table-cell table:formula="of:=IF([.G525]&gt;=0;MOD([.G525];1000000000);-MOD(-[.G525];1000000000))" office:value-type="float" office:value="342080000" calcext:value-type="float">
            <text:p>342080000</text:p>
          </table:table-cell>
          <table:table-cell table:formula="of:=[.B525]+[.E525]+[.H525]" office:value-type="float" office:value="10342090" calcext:value-type="float">
            <text:p>10342090</text:p>
          </table:table-cell>
          <table:table-cell/>
          <table:table-cell table:formula="of:=[.D525]+[.L524]" office:value-type="float" office:value="57456" calcext:value-type="float">
            <text:p>57456</text:p>
          </table:table-cell>
          <table:table-cell table:formula="of:=[.$E$1]*[.L525]" office:value-type="float" office:value="10342080" calcext:value-type="float">
            <text:p>10342080</text:p>
          </table:table-cell>
          <table:table-cell table:formula="of:=[.J525]-[.M525]" office:value-type="float" office:value="10" calcext:value-type="float">
            <text:p>10</text:p>
          </table:table-cell>
          <table:table-cell table:formula="of:=[.N525]/[.M525]*1000000000" office:value-type="float" office:value="966.923481543365" calcext:value-type="float">
            <text:p>966.923481543365</text:p>
          </table:table-cell>
          <table:table-cell table:number-columns-repeated="1009"/>
        </table:table-row>
        <table:table-row table:style-name="ro1">
          <table:table-cell table:formula="of:=[.A525]" office:value-type="float" office:value="1000" calcext:value-type="float">
            <text:p>1000</text:p>
          </table:table-cell>
          <table:table-cell table:formula="of:=[.J525]" office:value-type="float" office:value="10342090" calcext:value-type="float">
            <text:p>10342090</text:p>
          </table:table-cell>
          <table:table-cell table:formula="of:=[.I525]" office:value-type="float" office:value="342080000" calcext:value-type="float">
            <text:p>342080000</text:p>
          </table:table-cell>
          <table:table-cell table:formula="of:=[.D525]" office:value-type="float" office:value="100" calcext:value-type="float">
            <text:p>100</text:p>
          </table:table-cell>
          <table:table-cell table:formula="of:=[.D526]*[.$E$2]" office:value-type="float" office:value="18000" calcext:value-type="float">
            <text:p>18000</text:p>
          </table:table-cell>
          <table:table-cell table:formula="of:=[.A526]*[.$E$2]*[.D526]" office:value-type="float" office:value="18000000" calcext:value-type="float">
            <text:p>18000000</text:p>
          </table:table-cell>
          <table:table-cell table:formula="of:=[.F526]+[.C526]" office:value-type="float" office:value="360080000" calcext:value-type="float">
            <text:p>360080000</text:p>
          </table:table-cell>
          <table:table-cell table:formula="of:=ROUNDDOWN(([.F526]+[.C526])/1000000000)" office:value-type="float" office:value="0" calcext:value-type="float">
            <text:p>0</text:p>
          </table:table-cell>
          <table:table-cell table:formula="of:=IF([.G526]&gt;=0;MOD([.G526];1000000000);-MOD(-[.G526];1000000000))" office:value-type="float" office:value="360080000" calcext:value-type="float">
            <text:p>360080000</text:p>
          </table:table-cell>
          <table:table-cell table:formula="of:=[.B526]+[.E526]+[.H526]" office:value-type="float" office:value="10360090" calcext:value-type="float">
            <text:p>10360090</text:p>
          </table:table-cell>
          <table:table-cell/>
          <table:table-cell table:formula="of:=[.D526]+[.L525]" office:value-type="float" office:value="57556" calcext:value-type="float">
            <text:p>57556</text:p>
          </table:table-cell>
          <table:table-cell table:formula="of:=[.$E$1]*[.L526]" office:value-type="float" office:value="10360080" calcext:value-type="float">
            <text:p>10360080</text:p>
          </table:table-cell>
          <table:table-cell table:formula="of:=[.J526]-[.M526]" office:value-type="float" office:value="10" calcext:value-type="float">
            <text:p>10</text:p>
          </table:table-cell>
          <table:table-cell table:formula="of:=[.N526]/[.M526]*1000000000" office:value-type="float" office:value="965.243511633115" calcext:value-type="float">
            <text:p>965.243511633115</text:p>
          </table:table-cell>
          <table:table-cell table:number-columns-repeated="1009"/>
        </table:table-row>
        <table:table-row table:style-name="ro1">
          <table:table-cell table:formula="of:=[.A526]" office:value-type="float" office:value="1000" calcext:value-type="float">
            <text:p>1000</text:p>
          </table:table-cell>
          <table:table-cell table:formula="of:=[.J526]" office:value-type="float" office:value="10360090" calcext:value-type="float">
            <text:p>10360090</text:p>
          </table:table-cell>
          <table:table-cell table:formula="of:=[.I526]" office:value-type="float" office:value="360080000" calcext:value-type="float">
            <text:p>360080000</text:p>
          </table:table-cell>
          <table:table-cell table:formula="of:=[.D526]" office:value-type="float" office:value="100" calcext:value-type="float">
            <text:p>100</text:p>
          </table:table-cell>
          <table:table-cell table:formula="of:=[.D527]*[.$E$2]" office:value-type="float" office:value="18000" calcext:value-type="float">
            <text:p>18000</text:p>
          </table:table-cell>
          <table:table-cell table:formula="of:=[.A527]*[.$E$2]*[.D527]" office:value-type="float" office:value="18000000" calcext:value-type="float">
            <text:p>18000000</text:p>
          </table:table-cell>
          <table:table-cell table:formula="of:=[.F527]+[.C527]" office:value-type="float" office:value="378080000" calcext:value-type="float">
            <text:p>378080000</text:p>
          </table:table-cell>
          <table:table-cell table:formula="of:=ROUNDDOWN(([.F527]+[.C527])/1000000000)" office:value-type="float" office:value="0" calcext:value-type="float">
            <text:p>0</text:p>
          </table:table-cell>
          <table:table-cell table:formula="of:=IF([.G527]&gt;=0;MOD([.G527];1000000000);-MOD(-[.G527];1000000000))" office:value-type="float" office:value="378080000" calcext:value-type="float">
            <text:p>378080000</text:p>
          </table:table-cell>
          <table:table-cell table:formula="of:=[.B527]+[.E527]+[.H527]" office:value-type="float" office:value="10378090" calcext:value-type="float">
            <text:p>10378090</text:p>
          </table:table-cell>
          <table:table-cell/>
          <table:table-cell table:formula="of:=[.D527]+[.L526]" office:value-type="float" office:value="57656" calcext:value-type="float">
            <text:p>57656</text:p>
          </table:table-cell>
          <table:table-cell table:formula="of:=[.$E$1]*[.L527]" office:value-type="float" office:value="10378080" calcext:value-type="float">
            <text:p>10378080</text:p>
          </table:table-cell>
          <table:table-cell table:formula="of:=[.J527]-[.M527]" office:value-type="float" office:value="10" calcext:value-type="float">
            <text:p>10</text:p>
          </table:table-cell>
          <table:table-cell table:formula="of:=[.N527]/[.M527]*1000000000" office:value-type="float" office:value="963.569369286034" calcext:value-type="float">
            <text:p>963.569369286034</text:p>
          </table:table-cell>
          <table:table-cell table:number-columns-repeated="1009"/>
        </table:table-row>
        <table:table-row table:style-name="ro1">
          <table:table-cell table:formula="of:=[.A527]" office:value-type="float" office:value="1000" calcext:value-type="float">
            <text:p>1000</text:p>
          </table:table-cell>
          <table:table-cell table:formula="of:=[.J527]" office:value-type="float" office:value="10378090" calcext:value-type="float">
            <text:p>10378090</text:p>
          </table:table-cell>
          <table:table-cell table:formula="of:=[.I527]" office:value-type="float" office:value="378080000" calcext:value-type="float">
            <text:p>378080000</text:p>
          </table:table-cell>
          <table:table-cell table:formula="of:=[.D527]" office:value-type="float" office:value="100" calcext:value-type="float">
            <text:p>100</text:p>
          </table:table-cell>
          <table:table-cell table:formula="of:=[.D528]*[.$E$2]" office:value-type="float" office:value="18000" calcext:value-type="float">
            <text:p>18000</text:p>
          </table:table-cell>
          <table:table-cell table:formula="of:=[.A528]*[.$E$2]*[.D528]" office:value-type="float" office:value="18000000" calcext:value-type="float">
            <text:p>18000000</text:p>
          </table:table-cell>
          <table:table-cell table:formula="of:=[.F528]+[.C528]" office:value-type="float" office:value="396080000" calcext:value-type="float">
            <text:p>396080000</text:p>
          </table:table-cell>
          <table:table-cell table:formula="of:=ROUNDDOWN(([.F528]+[.C528])/1000000000)" office:value-type="float" office:value="0" calcext:value-type="float">
            <text:p>0</text:p>
          </table:table-cell>
          <table:table-cell table:formula="of:=IF([.G528]&gt;=0;MOD([.G528];1000000000);-MOD(-[.G528];1000000000))" office:value-type="float" office:value="396080000" calcext:value-type="float">
            <text:p>396080000</text:p>
          </table:table-cell>
          <table:table-cell table:formula="of:=[.B528]+[.E528]+[.H528]" office:value-type="float" office:value="10396090" calcext:value-type="float">
            <text:p>10396090</text:p>
          </table:table-cell>
          <table:table-cell/>
          <table:table-cell table:formula="of:=[.D528]+[.L527]" office:value-type="float" office:value="57756" calcext:value-type="float">
            <text:p>57756</text:p>
          </table:table-cell>
          <table:table-cell table:formula="of:=[.$E$1]*[.L528]" office:value-type="float" office:value="10396080" calcext:value-type="float">
            <text:p>10396080</text:p>
          </table:table-cell>
          <table:table-cell table:formula="of:=[.J528]-[.M528]" office:value-type="float" office:value="10" calcext:value-type="float">
            <text:p>10</text:p>
          </table:table-cell>
          <table:table-cell table:formula="of:=[.N528]/[.M528]*1000000000" office:value-type="float" office:value="961.901024232211" calcext:value-type="float">
            <text:p>961.901024232211</text:p>
          </table:table-cell>
          <table:table-cell table:number-columns-repeated="1009"/>
        </table:table-row>
        <table:table-row table:style-name="ro1">
          <table:table-cell table:formula="of:=[.A528]" office:value-type="float" office:value="1000" calcext:value-type="float">
            <text:p>1000</text:p>
          </table:table-cell>
          <table:table-cell table:formula="of:=[.J528]" office:value-type="float" office:value="10396090" calcext:value-type="float">
            <text:p>10396090</text:p>
          </table:table-cell>
          <table:table-cell table:formula="of:=[.I528]" office:value-type="float" office:value="396080000" calcext:value-type="float">
            <text:p>396080000</text:p>
          </table:table-cell>
          <table:table-cell table:formula="of:=[.D528]" office:value-type="float" office:value="100" calcext:value-type="float">
            <text:p>100</text:p>
          </table:table-cell>
          <table:table-cell table:formula="of:=[.D529]*[.$E$2]" office:value-type="float" office:value="18000" calcext:value-type="float">
            <text:p>18000</text:p>
          </table:table-cell>
          <table:table-cell table:formula="of:=[.A529]*[.$E$2]*[.D529]" office:value-type="float" office:value="18000000" calcext:value-type="float">
            <text:p>18000000</text:p>
          </table:table-cell>
          <table:table-cell table:formula="of:=[.F529]+[.C529]" office:value-type="float" office:value="414080000" calcext:value-type="float">
            <text:p>414080000</text:p>
          </table:table-cell>
          <table:table-cell table:formula="of:=ROUNDDOWN(([.F529]+[.C529])/1000000000)" office:value-type="float" office:value="0" calcext:value-type="float">
            <text:p>0</text:p>
          </table:table-cell>
          <table:table-cell table:formula="of:=IF([.G529]&gt;=0;MOD([.G529];1000000000);-MOD(-[.G529];1000000000))" office:value-type="float" office:value="414080000" calcext:value-type="float">
            <text:p>414080000</text:p>
          </table:table-cell>
          <table:table-cell table:formula="of:=[.B529]+[.E529]+[.H529]" office:value-type="float" office:value="10414090" calcext:value-type="float">
            <text:p>10414090</text:p>
          </table:table-cell>
          <table:table-cell/>
          <table:table-cell table:formula="of:=[.D529]+[.L528]" office:value-type="float" office:value="57856" calcext:value-type="float">
            <text:p>57856</text:p>
          </table:table-cell>
          <table:table-cell table:formula="of:=[.$E$1]*[.L529]" office:value-type="float" office:value="10414080" calcext:value-type="float">
            <text:p>10414080</text:p>
          </table:table-cell>
          <table:table-cell table:formula="of:=[.J529]-[.M529]" office:value-type="float" office:value="10" calcext:value-type="float">
            <text:p>10</text:p>
          </table:table-cell>
          <table:table-cell table:formula="of:=[.N529]/[.M529]*1000000000" office:value-type="float" office:value="960.238446411013" calcext:value-type="float">
            <text:p>960.238446411013</text:p>
          </table:table-cell>
          <table:table-cell table:number-columns-repeated="1009"/>
        </table:table-row>
        <table:table-row table:style-name="ro1">
          <table:table-cell table:formula="of:=[.A529]" office:value-type="float" office:value="1000" calcext:value-type="float">
            <text:p>1000</text:p>
          </table:table-cell>
          <table:table-cell table:formula="of:=[.J529]" office:value-type="float" office:value="10414090" calcext:value-type="float">
            <text:p>10414090</text:p>
          </table:table-cell>
          <table:table-cell table:formula="of:=[.I529]" office:value-type="float" office:value="414080000" calcext:value-type="float">
            <text:p>414080000</text:p>
          </table:table-cell>
          <table:table-cell table:formula="of:=[.D529]" office:value-type="float" office:value="100" calcext:value-type="float">
            <text:p>100</text:p>
          </table:table-cell>
          <table:table-cell table:formula="of:=[.D530]*[.$E$2]" office:value-type="float" office:value="18000" calcext:value-type="float">
            <text:p>18000</text:p>
          </table:table-cell>
          <table:table-cell table:formula="of:=[.A530]*[.$E$2]*[.D530]" office:value-type="float" office:value="18000000" calcext:value-type="float">
            <text:p>18000000</text:p>
          </table:table-cell>
          <table:table-cell table:formula="of:=[.F530]+[.C530]" office:value-type="float" office:value="432080000" calcext:value-type="float">
            <text:p>432080000</text:p>
          </table:table-cell>
          <table:table-cell table:formula="of:=ROUNDDOWN(([.F530]+[.C530])/1000000000)" office:value-type="float" office:value="0" calcext:value-type="float">
            <text:p>0</text:p>
          </table:table-cell>
          <table:table-cell table:formula="of:=IF([.G530]&gt;=0;MOD([.G530];1000000000);-MOD(-[.G530];1000000000))" office:value-type="float" office:value="432080000" calcext:value-type="float">
            <text:p>432080000</text:p>
          </table:table-cell>
          <table:table-cell table:formula="of:=[.B530]+[.E530]+[.H530]" office:value-type="float" office:value="10432090" calcext:value-type="float">
            <text:p>10432090</text:p>
          </table:table-cell>
          <table:table-cell/>
          <table:table-cell table:formula="of:=[.D530]+[.L529]" office:value-type="float" office:value="57956" calcext:value-type="float">
            <text:p>57956</text:p>
          </table:table-cell>
          <table:table-cell table:formula="of:=[.$E$1]*[.L530]" office:value-type="float" office:value="10432080" calcext:value-type="float">
            <text:p>10432080</text:p>
          </table:table-cell>
          <table:table-cell table:formula="of:=[.J530]-[.M530]" office:value-type="float" office:value="10" calcext:value-type="float">
            <text:p>10</text:p>
          </table:table-cell>
          <table:table-cell table:formula="of:=[.N530]/[.M530]*1000000000" office:value-type="float" office:value="958.581605969279" calcext:value-type="float">
            <text:p>958.581605969279</text:p>
          </table:table-cell>
          <table:table-cell table:number-columns-repeated="1009"/>
        </table:table-row>
        <table:table-row table:style-name="ro1">
          <table:table-cell table:formula="of:=[.A530]" office:value-type="float" office:value="1000" calcext:value-type="float">
            <text:p>1000</text:p>
          </table:table-cell>
          <table:table-cell table:formula="of:=[.J530]" office:value-type="float" office:value="10432090" calcext:value-type="float">
            <text:p>10432090</text:p>
          </table:table-cell>
          <table:table-cell table:formula="of:=[.I530]" office:value-type="float" office:value="432080000" calcext:value-type="float">
            <text:p>432080000</text:p>
          </table:table-cell>
          <table:table-cell table:formula="of:=[.D530]" office:value-type="float" office:value="100" calcext:value-type="float">
            <text:p>100</text:p>
          </table:table-cell>
          <table:table-cell table:formula="of:=[.D531]*[.$E$2]" office:value-type="float" office:value="18000" calcext:value-type="float">
            <text:p>18000</text:p>
          </table:table-cell>
          <table:table-cell table:formula="of:=[.A531]*[.$E$2]*[.D531]" office:value-type="float" office:value="18000000" calcext:value-type="float">
            <text:p>18000000</text:p>
          </table:table-cell>
          <table:table-cell table:formula="of:=[.F531]+[.C531]" office:value-type="float" office:value="450080000" calcext:value-type="float">
            <text:p>450080000</text:p>
          </table:table-cell>
          <table:table-cell table:formula="of:=ROUNDDOWN(([.F531]+[.C531])/1000000000)" office:value-type="float" office:value="0" calcext:value-type="float">
            <text:p>0</text:p>
          </table:table-cell>
          <table:table-cell table:formula="of:=IF([.G531]&gt;=0;MOD([.G531];1000000000);-MOD(-[.G531];1000000000))" office:value-type="float" office:value="450080000" calcext:value-type="float">
            <text:p>450080000</text:p>
          </table:table-cell>
          <table:table-cell table:formula="of:=[.B531]+[.E531]+[.H531]" office:value-type="float" office:value="10450090" calcext:value-type="float">
            <text:p>10450090</text:p>
          </table:table-cell>
          <table:table-cell/>
          <table:table-cell table:formula="of:=[.D531]+[.L530]" office:value-type="float" office:value="58056" calcext:value-type="float">
            <text:p>58056</text:p>
          </table:table-cell>
          <table:table-cell table:formula="of:=[.$E$1]*[.L531]" office:value-type="float" office:value="10450080" calcext:value-type="float">
            <text:p>10450080</text:p>
          </table:table-cell>
          <table:table-cell table:formula="of:=[.J531]-[.M531]" office:value-type="float" office:value="10" calcext:value-type="float">
            <text:p>10</text:p>
          </table:table-cell>
          <table:table-cell table:formula="of:=[.N531]/[.M531]*1000000000" office:value-type="float" office:value="956.930473259535" calcext:value-type="float">
            <text:p>956.930473259535</text:p>
          </table:table-cell>
          <table:table-cell table:number-columns-repeated="1009"/>
        </table:table-row>
        <table:table-row table:style-name="ro1">
          <table:table-cell table:formula="of:=[.A531]" office:value-type="float" office:value="1000" calcext:value-type="float">
            <text:p>1000</text:p>
          </table:table-cell>
          <table:table-cell table:formula="of:=[.J531]" office:value-type="float" office:value="10450090" calcext:value-type="float">
            <text:p>10450090</text:p>
          </table:table-cell>
          <table:table-cell table:formula="of:=[.I531]" office:value-type="float" office:value="450080000" calcext:value-type="float">
            <text:p>450080000</text:p>
          </table:table-cell>
          <table:table-cell table:formula="of:=[.D531]" office:value-type="float" office:value="100" calcext:value-type="float">
            <text:p>100</text:p>
          </table:table-cell>
          <table:table-cell table:formula="of:=[.D532]*[.$E$2]" office:value-type="float" office:value="18000" calcext:value-type="float">
            <text:p>18000</text:p>
          </table:table-cell>
          <table:table-cell table:formula="of:=[.A532]*[.$E$2]*[.D532]" office:value-type="float" office:value="18000000" calcext:value-type="float">
            <text:p>18000000</text:p>
          </table:table-cell>
          <table:table-cell table:formula="of:=[.F532]+[.C532]" office:value-type="float" office:value="468080000" calcext:value-type="float">
            <text:p>468080000</text:p>
          </table:table-cell>
          <table:table-cell table:formula="of:=ROUNDDOWN(([.F532]+[.C532])/1000000000)" office:value-type="float" office:value="0" calcext:value-type="float">
            <text:p>0</text:p>
          </table:table-cell>
          <table:table-cell table:formula="of:=IF([.G532]&gt;=0;MOD([.G532];1000000000);-MOD(-[.G532];1000000000))" office:value-type="float" office:value="468080000" calcext:value-type="float">
            <text:p>468080000</text:p>
          </table:table-cell>
          <table:table-cell table:formula="of:=[.B532]+[.E532]+[.H532]" office:value-type="float" office:value="10468090" calcext:value-type="float">
            <text:p>10468090</text:p>
          </table:table-cell>
          <table:table-cell/>
          <table:table-cell table:formula="of:=[.D532]+[.L531]" office:value-type="float" office:value="58156" calcext:value-type="float">
            <text:p>58156</text:p>
          </table:table-cell>
          <table:table-cell table:formula="of:=[.$E$1]*[.L532]" office:value-type="float" office:value="10468080" calcext:value-type="float">
            <text:p>10468080</text:p>
          </table:table-cell>
          <table:table-cell table:formula="of:=[.J532]-[.M532]" office:value-type="float" office:value="10" calcext:value-type="float">
            <text:p>10</text:p>
          </table:table-cell>
          <table:table-cell table:formula="of:=[.N532]/[.M532]*1000000000" office:value-type="float" office:value="955.285018838221" calcext:value-type="float">
            <text:p>955.285018838221</text:p>
          </table:table-cell>
          <table:table-cell table:number-columns-repeated="1009"/>
        </table:table-row>
        <table:table-row table:style-name="ro1">
          <table:table-cell table:formula="of:=[.A532]" office:value-type="float" office:value="1000" calcext:value-type="float">
            <text:p>1000</text:p>
          </table:table-cell>
          <table:table-cell table:formula="of:=[.J532]" office:value-type="float" office:value="10468090" calcext:value-type="float">
            <text:p>10468090</text:p>
          </table:table-cell>
          <table:table-cell table:formula="of:=[.I532]" office:value-type="float" office:value="468080000" calcext:value-type="float">
            <text:p>468080000</text:p>
          </table:table-cell>
          <table:table-cell table:formula="of:=[.D532]" office:value-type="float" office:value="100" calcext:value-type="float">
            <text:p>100</text:p>
          </table:table-cell>
          <table:table-cell table:formula="of:=[.D533]*[.$E$2]" office:value-type="float" office:value="18000" calcext:value-type="float">
            <text:p>18000</text:p>
          </table:table-cell>
          <table:table-cell table:formula="of:=[.A533]*[.$E$2]*[.D533]" office:value-type="float" office:value="18000000" calcext:value-type="float">
            <text:p>18000000</text:p>
          </table:table-cell>
          <table:table-cell table:formula="of:=[.F533]+[.C533]" office:value-type="float" office:value="486080000" calcext:value-type="float">
            <text:p>486080000</text:p>
          </table:table-cell>
          <table:table-cell table:formula="of:=ROUNDDOWN(([.F533]+[.C533])/1000000000)" office:value-type="float" office:value="0" calcext:value-type="float">
            <text:p>0</text:p>
          </table:table-cell>
          <table:table-cell table:formula="of:=IF([.G533]&gt;=0;MOD([.G533];1000000000);-MOD(-[.G533];1000000000))" office:value-type="float" office:value="486080000" calcext:value-type="float">
            <text:p>486080000</text:p>
          </table:table-cell>
          <table:table-cell table:formula="of:=[.B533]+[.E533]+[.H533]" office:value-type="float" office:value="10486090" calcext:value-type="float">
            <text:p>10486090</text:p>
          </table:table-cell>
          <table:table-cell/>
          <table:table-cell table:formula="of:=[.D533]+[.L532]" office:value-type="float" office:value="58256" calcext:value-type="float">
            <text:p>58256</text:p>
          </table:table-cell>
          <table:table-cell table:formula="of:=[.$E$1]*[.L533]" office:value-type="float" office:value="10486080" calcext:value-type="float">
            <text:p>10486080</text:p>
          </table:table-cell>
          <table:table-cell table:formula="of:=[.J533]-[.M533]" office:value-type="float" office:value="10" calcext:value-type="float">
            <text:p>10</text:p>
          </table:table-cell>
          <table:table-cell table:formula="of:=[.N533]/[.M533]*1000000000" office:value-type="float" office:value="953.645213463945" calcext:value-type="float">
            <text:p>953.645213463945</text:p>
          </table:table-cell>
          <table:table-cell table:number-columns-repeated="1009"/>
        </table:table-row>
        <table:table-row table:style-name="ro1">
          <table:table-cell table:formula="of:=[.A533]" office:value-type="float" office:value="1000" calcext:value-type="float">
            <text:p>1000</text:p>
          </table:table-cell>
          <table:table-cell table:formula="of:=[.J533]" office:value-type="float" office:value="10486090" calcext:value-type="float">
            <text:p>10486090</text:p>
          </table:table-cell>
          <table:table-cell table:formula="of:=[.I533]" office:value-type="float" office:value="486080000" calcext:value-type="float">
            <text:p>486080000</text:p>
          </table:table-cell>
          <table:table-cell table:formula="of:=[.D533]" office:value-type="float" office:value="100" calcext:value-type="float">
            <text:p>100</text:p>
          </table:table-cell>
          <table:table-cell table:formula="of:=[.D534]*[.$E$2]" office:value-type="float" office:value="18000" calcext:value-type="float">
            <text:p>18000</text:p>
          </table:table-cell>
          <table:table-cell table:formula="of:=[.A534]*[.$E$2]*[.D534]" office:value-type="float" office:value="18000000" calcext:value-type="float">
            <text:p>18000000</text:p>
          </table:table-cell>
          <table:table-cell table:formula="of:=[.F534]+[.C534]" office:value-type="float" office:value="504080000" calcext:value-type="float">
            <text:p>504080000</text:p>
          </table:table-cell>
          <table:table-cell table:formula="of:=ROUNDDOWN(([.F534]+[.C534])/1000000000)" office:value-type="float" office:value="0" calcext:value-type="float">
            <text:p>0</text:p>
          </table:table-cell>
          <table:table-cell table:formula="of:=IF([.G534]&gt;=0;MOD([.G534];1000000000);-MOD(-[.G534];1000000000))" office:value-type="float" office:value="504080000" calcext:value-type="float">
            <text:p>504080000</text:p>
          </table:table-cell>
          <table:table-cell table:formula="of:=[.B534]+[.E534]+[.H534]" office:value-type="float" office:value="10504090" calcext:value-type="float">
            <text:p>10504090</text:p>
          </table:table-cell>
          <table:table-cell/>
          <table:table-cell table:formula="of:=[.D534]+[.L533]" office:value-type="float" office:value="58356" calcext:value-type="float">
            <text:p>58356</text:p>
          </table:table-cell>
          <table:table-cell table:formula="of:=[.$E$1]*[.L534]" office:value-type="float" office:value="10504080" calcext:value-type="float">
            <text:p>10504080</text:p>
          </table:table-cell>
          <table:table-cell table:formula="of:=[.J534]-[.M534]" office:value-type="float" office:value="10" calcext:value-type="float">
            <text:p>10</text:p>
          </table:table-cell>
          <table:table-cell table:formula="of:=[.N534]/[.M534]*1000000000" office:value-type="float" office:value="952.011028095749" calcext:value-type="float">
            <text:p>952.011028095749</text:p>
          </table:table-cell>
          <table:table-cell table:number-columns-repeated="1009"/>
        </table:table-row>
        <table:table-row table:style-name="ro1">
          <table:table-cell table:formula="of:=[.A534]" office:value-type="float" office:value="1000" calcext:value-type="float">
            <text:p>1000</text:p>
          </table:table-cell>
          <table:table-cell table:formula="of:=[.J534]" office:value-type="float" office:value="10504090" calcext:value-type="float">
            <text:p>10504090</text:p>
          </table:table-cell>
          <table:table-cell table:formula="of:=[.I534]" office:value-type="float" office:value="504080000" calcext:value-type="float">
            <text:p>504080000</text:p>
          </table:table-cell>
          <table:table-cell table:formula="of:=[.D534]" office:value-type="float" office:value="100" calcext:value-type="float">
            <text:p>100</text:p>
          </table:table-cell>
          <table:table-cell table:formula="of:=[.D535]*[.$E$2]" office:value-type="float" office:value="18000" calcext:value-type="float">
            <text:p>18000</text:p>
          </table:table-cell>
          <table:table-cell table:formula="of:=[.A535]*[.$E$2]*[.D535]" office:value-type="float" office:value="18000000" calcext:value-type="float">
            <text:p>18000000</text:p>
          </table:table-cell>
          <table:table-cell table:formula="of:=[.F535]+[.C535]" office:value-type="float" office:value="522080000" calcext:value-type="float">
            <text:p>522080000</text:p>
          </table:table-cell>
          <table:table-cell table:formula="of:=ROUNDDOWN(([.F535]+[.C535])/1000000000)" office:value-type="float" office:value="0" calcext:value-type="float">
            <text:p>0</text:p>
          </table:table-cell>
          <table:table-cell table:formula="of:=IF([.G535]&gt;=0;MOD([.G535];1000000000);-MOD(-[.G535];1000000000))" office:value-type="float" office:value="522080000" calcext:value-type="float">
            <text:p>522080000</text:p>
          </table:table-cell>
          <table:table-cell table:formula="of:=[.B535]+[.E535]+[.H535]" office:value-type="float" office:value="10522090" calcext:value-type="float">
            <text:p>10522090</text:p>
          </table:table-cell>
          <table:table-cell/>
          <table:table-cell table:formula="of:=[.D535]+[.L534]" office:value-type="float" office:value="58456" calcext:value-type="float">
            <text:p>58456</text:p>
          </table:table-cell>
          <table:table-cell table:formula="of:=[.$E$1]*[.L535]" office:value-type="float" office:value="10522080" calcext:value-type="float">
            <text:p>10522080</text:p>
          </table:table-cell>
          <table:table-cell table:formula="of:=[.J535]-[.M535]" office:value-type="float" office:value="10" calcext:value-type="float">
            <text:p>10</text:p>
          </table:table-cell>
          <table:table-cell table:formula="of:=[.N535]/[.M535]*1000000000" office:value-type="float" office:value="950.382433891398" calcext:value-type="float">
            <text:p>950.382433891398</text:p>
          </table:table-cell>
          <table:table-cell table:number-columns-repeated="1009"/>
        </table:table-row>
        <table:table-row table:style-name="ro1">
          <table:table-cell table:formula="of:=[.A535]" office:value-type="float" office:value="1000" calcext:value-type="float">
            <text:p>1000</text:p>
          </table:table-cell>
          <table:table-cell table:formula="of:=[.J535]" office:value-type="float" office:value="10522090" calcext:value-type="float">
            <text:p>10522090</text:p>
          </table:table-cell>
          <table:table-cell table:formula="of:=[.I535]" office:value-type="float" office:value="522080000" calcext:value-type="float">
            <text:p>522080000</text:p>
          </table:table-cell>
          <table:table-cell table:formula="of:=[.D535]" office:value-type="float" office:value="100" calcext:value-type="float">
            <text:p>100</text:p>
          </table:table-cell>
          <table:table-cell table:formula="of:=[.D536]*[.$E$2]" office:value-type="float" office:value="18000" calcext:value-type="float">
            <text:p>18000</text:p>
          </table:table-cell>
          <table:table-cell table:formula="of:=[.A536]*[.$E$2]*[.D536]" office:value-type="float" office:value="18000000" calcext:value-type="float">
            <text:p>18000000</text:p>
          </table:table-cell>
          <table:table-cell table:formula="of:=[.F536]+[.C536]" office:value-type="float" office:value="540080000" calcext:value-type="float">
            <text:p>540080000</text:p>
          </table:table-cell>
          <table:table-cell table:formula="of:=ROUNDDOWN(([.F536]+[.C536])/1000000000)" office:value-type="float" office:value="0" calcext:value-type="float">
            <text:p>0</text:p>
          </table:table-cell>
          <table:table-cell table:formula="of:=IF([.G536]&gt;=0;MOD([.G536];1000000000);-MOD(-[.G536];1000000000))" office:value-type="float" office:value="540080000" calcext:value-type="float">
            <text:p>540080000</text:p>
          </table:table-cell>
          <table:table-cell table:formula="of:=[.B536]+[.E536]+[.H536]" office:value-type="float" office:value="10540090" calcext:value-type="float">
            <text:p>10540090</text:p>
          </table:table-cell>
          <table:table-cell/>
          <table:table-cell table:formula="of:=[.D536]+[.L535]" office:value-type="float" office:value="58556" calcext:value-type="float">
            <text:p>58556</text:p>
          </table:table-cell>
          <table:table-cell table:formula="of:=[.$E$1]*[.L536]" office:value-type="float" office:value="10540080" calcext:value-type="float">
            <text:p>10540080</text:p>
          </table:table-cell>
          <table:table-cell table:formula="of:=[.J536]-[.M536]" office:value-type="float" office:value="10" calcext:value-type="float">
            <text:p>10</text:p>
          </table:table-cell>
          <table:table-cell table:formula="of:=[.N536]/[.M536]*1000000000" office:value-type="float" office:value="948.759402205676" calcext:value-type="float">
            <text:p>948.759402205676</text:p>
          </table:table-cell>
          <table:table-cell table:number-columns-repeated="1009"/>
        </table:table-row>
        <table:table-row table:style-name="ro1">
          <table:table-cell table:formula="of:=[.A536]" office:value-type="float" office:value="1000" calcext:value-type="float">
            <text:p>1000</text:p>
          </table:table-cell>
          <table:table-cell table:formula="of:=[.J536]" office:value-type="float" office:value="10540090" calcext:value-type="float">
            <text:p>10540090</text:p>
          </table:table-cell>
          <table:table-cell table:formula="of:=[.I536]" office:value-type="float" office:value="540080000" calcext:value-type="float">
            <text:p>540080000</text:p>
          </table:table-cell>
          <table:table-cell table:formula="of:=[.D536]" office:value-type="float" office:value="100" calcext:value-type="float">
            <text:p>100</text:p>
          </table:table-cell>
          <table:table-cell table:formula="of:=[.D537]*[.$E$2]" office:value-type="float" office:value="18000" calcext:value-type="float">
            <text:p>18000</text:p>
          </table:table-cell>
          <table:table-cell table:formula="of:=[.A537]*[.$E$2]*[.D537]" office:value-type="float" office:value="18000000" calcext:value-type="float">
            <text:p>18000000</text:p>
          </table:table-cell>
          <table:table-cell table:formula="of:=[.F537]+[.C537]" office:value-type="float" office:value="558080000" calcext:value-type="float">
            <text:p>558080000</text:p>
          </table:table-cell>
          <table:table-cell table:formula="of:=ROUNDDOWN(([.F537]+[.C537])/1000000000)" office:value-type="float" office:value="0" calcext:value-type="float">
            <text:p>0</text:p>
          </table:table-cell>
          <table:table-cell table:formula="of:=IF([.G537]&gt;=0;MOD([.G537];1000000000);-MOD(-[.G537];1000000000))" office:value-type="float" office:value="558080000" calcext:value-type="float">
            <text:p>558080000</text:p>
          </table:table-cell>
          <table:table-cell table:formula="of:=[.B537]+[.E537]+[.H537]" office:value-type="float" office:value="10558090" calcext:value-type="float">
            <text:p>10558090</text:p>
          </table:table-cell>
          <table:table-cell/>
          <table:table-cell table:formula="of:=[.D537]+[.L536]" office:value-type="float" office:value="58656" calcext:value-type="float">
            <text:p>58656</text:p>
          </table:table-cell>
          <table:table-cell table:formula="of:=[.$E$1]*[.L537]" office:value-type="float" office:value="10558080" calcext:value-type="float">
            <text:p>10558080</text:p>
          </table:table-cell>
          <table:table-cell table:formula="of:=[.J537]-[.M537]" office:value-type="float" office:value="10" calcext:value-type="float">
            <text:p>10</text:p>
          </table:table-cell>
          <table:table-cell table:formula="of:=[.N537]/[.M537]*1000000000" office:value-type="float" office:value="947.141904588713" calcext:value-type="float">
            <text:p>947.141904588713</text:p>
          </table:table-cell>
          <table:table-cell table:number-columns-repeated="1009"/>
        </table:table-row>
        <table:table-row table:style-name="ro1">
          <table:table-cell table:formula="of:=[.A537]" office:value-type="float" office:value="1000" calcext:value-type="float">
            <text:p>1000</text:p>
          </table:table-cell>
          <table:table-cell table:formula="of:=[.J537]" office:value-type="float" office:value="10558090" calcext:value-type="float">
            <text:p>10558090</text:p>
          </table:table-cell>
          <table:table-cell table:formula="of:=[.I537]" office:value-type="float" office:value="558080000" calcext:value-type="float">
            <text:p>558080000</text:p>
          </table:table-cell>
          <table:table-cell table:formula="of:=[.D537]" office:value-type="float" office:value="100" calcext:value-type="float">
            <text:p>100</text:p>
          </table:table-cell>
          <table:table-cell table:formula="of:=[.D538]*[.$E$2]" office:value-type="float" office:value="18000" calcext:value-type="float">
            <text:p>18000</text:p>
          </table:table-cell>
          <table:table-cell table:formula="of:=[.A538]*[.$E$2]*[.D538]" office:value-type="float" office:value="18000000" calcext:value-type="float">
            <text:p>18000000</text:p>
          </table:table-cell>
          <table:table-cell table:formula="of:=[.F538]+[.C538]" office:value-type="float" office:value="576080000" calcext:value-type="float">
            <text:p>576080000</text:p>
          </table:table-cell>
          <table:table-cell table:formula="of:=ROUNDDOWN(([.F538]+[.C538])/1000000000)" office:value-type="float" office:value="0" calcext:value-type="float">
            <text:p>0</text:p>
          </table:table-cell>
          <table:table-cell table:formula="of:=IF([.G538]&gt;=0;MOD([.G538];1000000000);-MOD(-[.G538];1000000000))" office:value-type="float" office:value="576080000" calcext:value-type="float">
            <text:p>576080000</text:p>
          </table:table-cell>
          <table:table-cell table:formula="of:=[.B538]+[.E538]+[.H538]" office:value-type="float" office:value="10576090" calcext:value-type="float">
            <text:p>10576090</text:p>
          </table:table-cell>
          <table:table-cell/>
          <table:table-cell table:formula="of:=[.D538]+[.L537]" office:value-type="float" office:value="58756" calcext:value-type="float">
            <text:p>58756</text:p>
          </table:table-cell>
          <table:table-cell table:formula="of:=[.$E$1]*[.L538]" office:value-type="float" office:value="10576080" calcext:value-type="float">
            <text:p>10576080</text:p>
          </table:table-cell>
          <table:table-cell table:formula="of:=[.J538]-[.M538]" office:value-type="float" office:value="10" calcext:value-type="float">
            <text:p>10</text:p>
          </table:table-cell>
          <table:table-cell table:formula="of:=[.N538]/[.M538]*1000000000" office:value-type="float" office:value="945.529912784321" calcext:value-type="float">
            <text:p>945.529912784321</text:p>
          </table:table-cell>
          <table:table-cell table:number-columns-repeated="1009"/>
        </table:table-row>
        <table:table-row table:style-name="ro1">
          <table:table-cell table:formula="of:=[.A538]" office:value-type="float" office:value="1000" calcext:value-type="float">
            <text:p>1000</text:p>
          </table:table-cell>
          <table:table-cell table:formula="of:=[.J538]" office:value-type="float" office:value="10576090" calcext:value-type="float">
            <text:p>10576090</text:p>
          </table:table-cell>
          <table:table-cell table:formula="of:=[.I538]" office:value-type="float" office:value="576080000" calcext:value-type="float">
            <text:p>576080000</text:p>
          </table:table-cell>
          <table:table-cell table:formula="of:=[.D538]" office:value-type="float" office:value="100" calcext:value-type="float">
            <text:p>100</text:p>
          </table:table-cell>
          <table:table-cell table:formula="of:=[.D539]*[.$E$2]" office:value-type="float" office:value="18000" calcext:value-type="float">
            <text:p>18000</text:p>
          </table:table-cell>
          <table:table-cell table:formula="of:=[.A539]*[.$E$2]*[.D539]" office:value-type="float" office:value="18000000" calcext:value-type="float">
            <text:p>18000000</text:p>
          </table:table-cell>
          <table:table-cell table:formula="of:=[.F539]+[.C539]" office:value-type="float" office:value="594080000" calcext:value-type="float">
            <text:p>594080000</text:p>
          </table:table-cell>
          <table:table-cell table:formula="of:=ROUNDDOWN(([.F539]+[.C539])/1000000000)" office:value-type="float" office:value="0" calcext:value-type="float">
            <text:p>0</text:p>
          </table:table-cell>
          <table:table-cell table:formula="of:=IF([.G539]&gt;=0;MOD([.G539];1000000000);-MOD(-[.G539];1000000000))" office:value-type="float" office:value="594080000" calcext:value-type="float">
            <text:p>594080000</text:p>
          </table:table-cell>
          <table:table-cell table:formula="of:=[.B539]+[.E539]+[.H539]" office:value-type="float" office:value="10594090" calcext:value-type="float">
            <text:p>10594090</text:p>
          </table:table-cell>
          <table:table-cell/>
          <table:table-cell table:formula="of:=[.D539]+[.L538]" office:value-type="float" office:value="58856" calcext:value-type="float">
            <text:p>58856</text:p>
          </table:table-cell>
          <table:table-cell table:formula="of:=[.$E$1]*[.L539]" office:value-type="float" office:value="10594080" calcext:value-type="float">
            <text:p>10594080</text:p>
          </table:table-cell>
          <table:table-cell table:formula="of:=[.J539]-[.M539]" office:value-type="float" office:value="10" calcext:value-type="float">
            <text:p>10</text:p>
          </table:table-cell>
          <table:table-cell table:formula="of:=[.N539]/[.M539]*1000000000" office:value-type="float" office:value="943.923398728347" calcext:value-type="float">
            <text:p>943.923398728347</text:p>
          </table:table-cell>
          <table:table-cell table:number-columns-repeated="1009"/>
        </table:table-row>
        <table:table-row table:style-name="ro1">
          <table:table-cell table:formula="of:=[.A539]" office:value-type="float" office:value="1000" calcext:value-type="float">
            <text:p>1000</text:p>
          </table:table-cell>
          <table:table-cell table:formula="of:=[.J539]" office:value-type="float" office:value="10594090" calcext:value-type="float">
            <text:p>10594090</text:p>
          </table:table-cell>
          <table:table-cell table:formula="of:=[.I539]" office:value-type="float" office:value="594080000" calcext:value-type="float">
            <text:p>594080000</text:p>
          </table:table-cell>
          <table:table-cell table:formula="of:=[.D539]" office:value-type="float" office:value="100" calcext:value-type="float">
            <text:p>100</text:p>
          </table:table-cell>
          <table:table-cell table:formula="of:=[.D540]*[.$E$2]" office:value-type="float" office:value="18000" calcext:value-type="float">
            <text:p>18000</text:p>
          </table:table-cell>
          <table:table-cell table:formula="of:=[.A540]*[.$E$2]*[.D540]" office:value-type="float" office:value="18000000" calcext:value-type="float">
            <text:p>18000000</text:p>
          </table:table-cell>
          <table:table-cell table:formula="of:=[.F540]+[.C540]" office:value-type="float" office:value="612080000" calcext:value-type="float">
            <text:p>612080000</text:p>
          </table:table-cell>
          <table:table-cell table:formula="of:=ROUNDDOWN(([.F540]+[.C540])/1000000000)" office:value-type="float" office:value="0" calcext:value-type="float">
            <text:p>0</text:p>
          </table:table-cell>
          <table:table-cell table:formula="of:=IF([.G540]&gt;=0;MOD([.G540];1000000000);-MOD(-[.G540];1000000000))" office:value-type="float" office:value="612080000" calcext:value-type="float">
            <text:p>612080000</text:p>
          </table:table-cell>
          <table:table-cell table:formula="of:=[.B540]+[.E540]+[.H540]" office:value-type="float" office:value="10612090" calcext:value-type="float">
            <text:p>10612090</text:p>
          </table:table-cell>
          <table:table-cell/>
          <table:table-cell table:formula="of:=[.D540]+[.L539]" office:value-type="float" office:value="58956" calcext:value-type="float">
            <text:p>58956</text:p>
          </table:table-cell>
          <table:table-cell table:formula="of:=[.$E$1]*[.L540]" office:value-type="float" office:value="10612080" calcext:value-type="float">
            <text:p>10612080</text:p>
          </table:table-cell>
          <table:table-cell table:formula="of:=[.J540]-[.M540]" office:value-type="float" office:value="10" calcext:value-type="float">
            <text:p>10</text:p>
          </table:table-cell>
          <table:table-cell table:formula="of:=[.N540]/[.M540]*1000000000" office:value-type="float" office:value="942.322334547044" calcext:value-type="float">
            <text:p>942.322334547044</text:p>
          </table:table-cell>
          <table:table-cell table:number-columns-repeated="1009"/>
        </table:table-row>
        <table:table-row table:style-name="ro1">
          <table:table-cell table:formula="of:=[.A540]" office:value-type="float" office:value="1000" calcext:value-type="float">
            <text:p>1000</text:p>
          </table:table-cell>
          <table:table-cell table:formula="of:=[.J540]" office:value-type="float" office:value="10612090" calcext:value-type="float">
            <text:p>10612090</text:p>
          </table:table-cell>
          <table:table-cell table:formula="of:=[.I540]" office:value-type="float" office:value="612080000" calcext:value-type="float">
            <text:p>612080000</text:p>
          </table:table-cell>
          <table:table-cell table:formula="of:=[.D540]" office:value-type="float" office:value="100" calcext:value-type="float">
            <text:p>100</text:p>
          </table:table-cell>
          <table:table-cell table:formula="of:=[.D541]*[.$E$2]" office:value-type="float" office:value="18000" calcext:value-type="float">
            <text:p>18000</text:p>
          </table:table-cell>
          <table:table-cell table:formula="of:=[.A541]*[.$E$2]*[.D541]" office:value-type="float" office:value="18000000" calcext:value-type="float">
            <text:p>18000000</text:p>
          </table:table-cell>
          <table:table-cell table:formula="of:=[.F541]+[.C541]" office:value-type="float" office:value="630080000" calcext:value-type="float">
            <text:p>630080000</text:p>
          </table:table-cell>
          <table:table-cell table:formula="of:=ROUNDDOWN(([.F541]+[.C541])/1000000000)" office:value-type="float" office:value="0" calcext:value-type="float">
            <text:p>0</text:p>
          </table:table-cell>
          <table:table-cell table:formula="of:=IF([.G541]&gt;=0;MOD([.G541];1000000000);-MOD(-[.G541];1000000000))" office:value-type="float" office:value="630080000" calcext:value-type="float">
            <text:p>630080000</text:p>
          </table:table-cell>
          <table:table-cell table:formula="of:=[.B541]+[.E541]+[.H541]" office:value-type="float" office:value="10630090" calcext:value-type="float">
            <text:p>10630090</text:p>
          </table:table-cell>
          <table:table-cell/>
          <table:table-cell table:formula="of:=[.D541]+[.L540]" office:value-type="float" office:value="59056" calcext:value-type="float">
            <text:p>59056</text:p>
          </table:table-cell>
          <table:table-cell table:formula="of:=[.$E$1]*[.L541]" office:value-type="float" office:value="10630080" calcext:value-type="float">
            <text:p>10630080</text:p>
          </table:table-cell>
          <table:table-cell table:formula="of:=[.J541]-[.M541]" office:value-type="float" office:value="10" calcext:value-type="float">
            <text:p>10</text:p>
          </table:table-cell>
          <table:table-cell table:formula="of:=[.N541]/[.M541]*1000000000" office:value-type="float" office:value="940.726692555465" calcext:value-type="float">
            <text:p>940.726692555465</text:p>
          </table:table-cell>
          <table:table-cell table:number-columns-repeated="1009"/>
        </table:table-row>
        <table:table-row table:style-name="ro1">
          <table:table-cell table:formula="of:=[.A541]" office:value-type="float" office:value="1000" calcext:value-type="float">
            <text:p>1000</text:p>
          </table:table-cell>
          <table:table-cell table:formula="of:=[.J541]" office:value-type="float" office:value="10630090" calcext:value-type="float">
            <text:p>10630090</text:p>
          </table:table-cell>
          <table:table-cell table:formula="of:=[.I541]" office:value-type="float" office:value="630080000" calcext:value-type="float">
            <text:p>630080000</text:p>
          </table:table-cell>
          <table:table-cell table:formula="of:=[.D541]" office:value-type="float" office:value="100" calcext:value-type="float">
            <text:p>100</text:p>
          </table:table-cell>
          <table:table-cell table:formula="of:=[.D542]*[.$E$2]" office:value-type="float" office:value="18000" calcext:value-type="float">
            <text:p>18000</text:p>
          </table:table-cell>
          <table:table-cell table:formula="of:=[.A542]*[.$E$2]*[.D542]" office:value-type="float" office:value="18000000" calcext:value-type="float">
            <text:p>18000000</text:p>
          </table:table-cell>
          <table:table-cell table:formula="of:=[.F542]+[.C542]" office:value-type="float" office:value="648080000" calcext:value-type="float">
            <text:p>648080000</text:p>
          </table:table-cell>
          <table:table-cell table:formula="of:=ROUNDDOWN(([.F542]+[.C542])/1000000000)" office:value-type="float" office:value="0" calcext:value-type="float">
            <text:p>0</text:p>
          </table:table-cell>
          <table:table-cell table:formula="of:=IF([.G542]&gt;=0;MOD([.G542];1000000000);-MOD(-[.G542];1000000000))" office:value-type="float" office:value="648080000" calcext:value-type="float">
            <text:p>648080000</text:p>
          </table:table-cell>
          <table:table-cell table:formula="of:=[.B542]+[.E542]+[.H542]" office:value-type="float" office:value="10648090" calcext:value-type="float">
            <text:p>10648090</text:p>
          </table:table-cell>
          <table:table-cell/>
          <table:table-cell table:formula="of:=[.D542]+[.L541]" office:value-type="float" office:value="59156" calcext:value-type="float">
            <text:p>59156</text:p>
          </table:table-cell>
          <table:table-cell table:formula="of:=[.$E$1]*[.L542]" office:value-type="float" office:value="10648080" calcext:value-type="float">
            <text:p>10648080</text:p>
          </table:table-cell>
          <table:table-cell table:formula="of:=[.J542]-[.M542]" office:value-type="float" office:value="10" calcext:value-type="float">
            <text:p>10</text:p>
          </table:table-cell>
          <table:table-cell table:formula="of:=[.N542]/[.M542]*1000000000" office:value-type="float" office:value="939.136445255858" calcext:value-type="float">
            <text:p>939.136445255858</text:p>
          </table:table-cell>
          <table:table-cell table:number-columns-repeated="1009"/>
        </table:table-row>
        <table:table-row table:style-name="ro1">
          <table:table-cell table:formula="of:=[.A542]" office:value-type="float" office:value="1000" calcext:value-type="float">
            <text:p>1000</text:p>
          </table:table-cell>
          <table:table-cell table:formula="of:=[.J542]" office:value-type="float" office:value="10648090" calcext:value-type="float">
            <text:p>10648090</text:p>
          </table:table-cell>
          <table:table-cell table:formula="of:=[.I542]" office:value-type="float" office:value="648080000" calcext:value-type="float">
            <text:p>648080000</text:p>
          </table:table-cell>
          <table:table-cell table:formula="of:=[.D542]" office:value-type="float" office:value="100" calcext:value-type="float">
            <text:p>100</text:p>
          </table:table-cell>
          <table:table-cell table:formula="of:=[.D543]*[.$E$2]" office:value-type="float" office:value="18000" calcext:value-type="float">
            <text:p>18000</text:p>
          </table:table-cell>
          <table:table-cell table:formula="of:=[.A543]*[.$E$2]*[.D543]" office:value-type="float" office:value="18000000" calcext:value-type="float">
            <text:p>18000000</text:p>
          </table:table-cell>
          <table:table-cell table:formula="of:=[.F543]+[.C543]" office:value-type="float" office:value="666080000" calcext:value-type="float">
            <text:p>666080000</text:p>
          </table:table-cell>
          <table:table-cell table:formula="of:=ROUNDDOWN(([.F543]+[.C543])/1000000000)" office:value-type="float" office:value="0" calcext:value-type="float">
            <text:p>0</text:p>
          </table:table-cell>
          <table:table-cell table:formula="of:=IF([.G543]&gt;=0;MOD([.G543];1000000000);-MOD(-[.G543];1000000000))" office:value-type="float" office:value="666080000" calcext:value-type="float">
            <text:p>666080000</text:p>
          </table:table-cell>
          <table:table-cell table:formula="of:=[.B543]+[.E543]+[.H543]" office:value-type="float" office:value="10666090" calcext:value-type="float">
            <text:p>10666090</text:p>
          </table:table-cell>
          <table:table-cell/>
          <table:table-cell table:formula="of:=[.D543]+[.L542]" office:value-type="float" office:value="59256" calcext:value-type="float">
            <text:p>59256</text:p>
          </table:table-cell>
          <table:table-cell table:formula="of:=[.$E$1]*[.L543]" office:value-type="float" office:value="10666080" calcext:value-type="float">
            <text:p>10666080</text:p>
          </table:table-cell>
          <table:table-cell table:formula="of:=[.J543]-[.M543]" office:value-type="float" office:value="10" calcext:value-type="float">
            <text:p>10</text:p>
          </table:table-cell>
          <table:table-cell table:formula="of:=[.N543]/[.M543]*1000000000" office:value-type="float" office:value="937.551565336093" calcext:value-type="float">
            <text:p>937.551565336093</text:p>
          </table:table-cell>
          <table:table-cell table:number-columns-repeated="1009"/>
        </table:table-row>
        <table:table-row table:style-name="ro1">
          <table:table-cell table:formula="of:=[.A543]" office:value-type="float" office:value="1000" calcext:value-type="float">
            <text:p>1000</text:p>
          </table:table-cell>
          <table:table-cell table:formula="of:=[.J543]" office:value-type="float" office:value="10666090" calcext:value-type="float">
            <text:p>10666090</text:p>
          </table:table-cell>
          <table:table-cell table:formula="of:=[.I543]" office:value-type="float" office:value="666080000" calcext:value-type="float">
            <text:p>666080000</text:p>
          </table:table-cell>
          <table:table-cell table:formula="of:=[.D543]" office:value-type="float" office:value="100" calcext:value-type="float">
            <text:p>100</text:p>
          </table:table-cell>
          <table:table-cell table:formula="of:=[.D544]*[.$E$2]" office:value-type="float" office:value="18000" calcext:value-type="float">
            <text:p>18000</text:p>
          </table:table-cell>
          <table:table-cell table:formula="of:=[.A544]*[.$E$2]*[.D544]" office:value-type="float" office:value="18000000" calcext:value-type="float">
            <text:p>18000000</text:p>
          </table:table-cell>
          <table:table-cell table:formula="of:=[.F544]+[.C544]" office:value-type="float" office:value="684080000" calcext:value-type="float">
            <text:p>684080000</text:p>
          </table:table-cell>
          <table:table-cell table:formula="of:=ROUNDDOWN(([.F544]+[.C544])/1000000000)" office:value-type="float" office:value="0" calcext:value-type="float">
            <text:p>0</text:p>
          </table:table-cell>
          <table:table-cell table:formula="of:=IF([.G544]&gt;=0;MOD([.G544];1000000000);-MOD(-[.G544];1000000000))" office:value-type="float" office:value="684080000" calcext:value-type="float">
            <text:p>684080000</text:p>
          </table:table-cell>
          <table:table-cell table:formula="of:=[.B544]+[.E544]+[.H544]" office:value-type="float" office:value="10684090" calcext:value-type="float">
            <text:p>10684090</text:p>
          </table:table-cell>
          <table:table-cell/>
          <table:table-cell table:formula="of:=[.D544]+[.L543]" office:value-type="float" office:value="59356" calcext:value-type="float">
            <text:p>59356</text:p>
          </table:table-cell>
          <table:table-cell table:formula="of:=[.$E$1]*[.L544]" office:value-type="float" office:value="10684080" calcext:value-type="float">
            <text:p>10684080</text:p>
          </table:table-cell>
          <table:table-cell table:formula="of:=[.J544]-[.M544]" office:value-type="float" office:value="10" calcext:value-type="float">
            <text:p>10</text:p>
          </table:table-cell>
          <table:table-cell table:formula="of:=[.N544]/[.M544]*1000000000" office:value-type="float" office:value="935.972025668097" calcext:value-type="float">
            <text:p>935.972025668097</text:p>
          </table:table-cell>
          <table:table-cell table:number-columns-repeated="1009"/>
        </table:table-row>
        <table:table-row table:style-name="ro1">
          <table:table-cell table:formula="of:=[.A544]" office:value-type="float" office:value="1000" calcext:value-type="float">
            <text:p>1000</text:p>
          </table:table-cell>
          <table:table-cell table:formula="of:=[.J544]" office:value-type="float" office:value="10684090" calcext:value-type="float">
            <text:p>10684090</text:p>
          </table:table-cell>
          <table:table-cell table:formula="of:=[.I544]" office:value-type="float" office:value="684080000" calcext:value-type="float">
            <text:p>684080000</text:p>
          </table:table-cell>
          <table:table-cell table:formula="of:=[.D544]" office:value-type="float" office:value="100" calcext:value-type="float">
            <text:p>100</text:p>
          </table:table-cell>
          <table:table-cell table:formula="of:=[.D545]*[.$E$2]" office:value-type="float" office:value="18000" calcext:value-type="float">
            <text:p>18000</text:p>
          </table:table-cell>
          <table:table-cell table:formula="of:=[.A545]*[.$E$2]*[.D545]" office:value-type="float" office:value="18000000" calcext:value-type="float">
            <text:p>18000000</text:p>
          </table:table-cell>
          <table:table-cell table:formula="of:=[.F545]+[.C545]" office:value-type="float" office:value="702080000" calcext:value-type="float">
            <text:p>702080000</text:p>
          </table:table-cell>
          <table:table-cell table:formula="of:=ROUNDDOWN(([.F545]+[.C545])/1000000000)" office:value-type="float" office:value="0" calcext:value-type="float">
            <text:p>0</text:p>
          </table:table-cell>
          <table:table-cell table:formula="of:=IF([.G545]&gt;=0;MOD([.G545];1000000000);-MOD(-[.G545];1000000000))" office:value-type="float" office:value="702080000" calcext:value-type="float">
            <text:p>702080000</text:p>
          </table:table-cell>
          <table:table-cell table:formula="of:=[.B545]+[.E545]+[.H545]" office:value-type="float" office:value="10702090" calcext:value-type="float">
            <text:p>10702090</text:p>
          </table:table-cell>
          <table:table-cell/>
          <table:table-cell table:formula="of:=[.D545]+[.L544]" office:value-type="float" office:value="59456" calcext:value-type="float">
            <text:p>59456</text:p>
          </table:table-cell>
          <table:table-cell table:formula="of:=[.$E$1]*[.L545]" office:value-type="float" office:value="10702080" calcext:value-type="float">
            <text:p>10702080</text:p>
          </table:table-cell>
          <table:table-cell table:formula="of:=[.J545]-[.M545]" office:value-type="float" office:value="10" calcext:value-type="float">
            <text:p>10</text:p>
          </table:table-cell>
          <table:table-cell table:formula="of:=[.N545]/[.M545]*1000000000" office:value-type="float" office:value="934.397799306303" calcext:value-type="float">
            <text:p>934.397799306303</text:p>
          </table:table-cell>
          <table:table-cell table:number-columns-repeated="1009"/>
        </table:table-row>
        <table:table-row table:style-name="ro1">
          <table:table-cell table:formula="of:=[.A545]" office:value-type="float" office:value="1000" calcext:value-type="float">
            <text:p>1000</text:p>
          </table:table-cell>
          <table:table-cell table:formula="of:=[.J545]" office:value-type="float" office:value="10702090" calcext:value-type="float">
            <text:p>10702090</text:p>
          </table:table-cell>
          <table:table-cell table:formula="of:=[.I545]" office:value-type="float" office:value="702080000" calcext:value-type="float">
            <text:p>702080000</text:p>
          </table:table-cell>
          <table:table-cell table:formula="of:=[.D545]" office:value-type="float" office:value="100" calcext:value-type="float">
            <text:p>100</text:p>
          </table:table-cell>
          <table:table-cell table:formula="of:=[.D546]*[.$E$2]" office:value-type="float" office:value="18000" calcext:value-type="float">
            <text:p>18000</text:p>
          </table:table-cell>
          <table:table-cell table:formula="of:=[.A546]*[.$E$2]*[.D546]" office:value-type="float" office:value="18000000" calcext:value-type="float">
            <text:p>18000000</text:p>
          </table:table-cell>
          <table:table-cell table:formula="of:=[.F546]+[.C546]" office:value-type="float" office:value="720080000" calcext:value-type="float">
            <text:p>720080000</text:p>
          </table:table-cell>
          <table:table-cell table:formula="of:=ROUNDDOWN(([.F546]+[.C546])/1000000000)" office:value-type="float" office:value="0" calcext:value-type="float">
            <text:p>0</text:p>
          </table:table-cell>
          <table:table-cell table:formula="of:=IF([.G546]&gt;=0;MOD([.G546];1000000000);-MOD(-[.G546];1000000000))" office:value-type="float" office:value="720080000" calcext:value-type="float">
            <text:p>720080000</text:p>
          </table:table-cell>
          <table:table-cell table:formula="of:=[.B546]+[.E546]+[.H546]" office:value-type="float" office:value="10720090" calcext:value-type="float">
            <text:p>10720090</text:p>
          </table:table-cell>
          <table:table-cell/>
          <table:table-cell table:formula="of:=[.D546]+[.L545]" office:value-type="float" office:value="59556" calcext:value-type="float">
            <text:p>59556</text:p>
          </table:table-cell>
          <table:table-cell table:formula="of:=[.$E$1]*[.L546]" office:value-type="float" office:value="10720080" calcext:value-type="float">
            <text:p>10720080</text:p>
          </table:table-cell>
          <table:table-cell table:formula="of:=[.J546]-[.M546]" office:value-type="float" office:value="10" calcext:value-type="float">
            <text:p>10</text:p>
          </table:table-cell>
          <table:table-cell table:formula="of:=[.N546]/[.M546]*1000000000" office:value-type="float" office:value="932.828859486123" calcext:value-type="float">
            <text:p>932.828859486123</text:p>
          </table:table-cell>
          <table:table-cell table:number-columns-repeated="1009"/>
        </table:table-row>
        <table:table-row table:style-name="ro1">
          <table:table-cell table:formula="of:=[.A546]" office:value-type="float" office:value="1000" calcext:value-type="float">
            <text:p>1000</text:p>
          </table:table-cell>
          <table:table-cell table:formula="of:=[.J546]" office:value-type="float" office:value="10720090" calcext:value-type="float">
            <text:p>10720090</text:p>
          </table:table-cell>
          <table:table-cell table:formula="of:=[.I546]" office:value-type="float" office:value="720080000" calcext:value-type="float">
            <text:p>720080000</text:p>
          </table:table-cell>
          <table:table-cell table:formula="of:=[.D546]" office:value-type="float" office:value="100" calcext:value-type="float">
            <text:p>100</text:p>
          </table:table-cell>
          <table:table-cell table:formula="of:=[.D547]*[.$E$2]" office:value-type="float" office:value="18000" calcext:value-type="float">
            <text:p>18000</text:p>
          </table:table-cell>
          <table:table-cell table:formula="of:=[.A547]*[.$E$2]*[.D547]" office:value-type="float" office:value="18000000" calcext:value-type="float">
            <text:p>18000000</text:p>
          </table:table-cell>
          <table:table-cell table:formula="of:=[.F547]+[.C547]" office:value-type="float" office:value="738080000" calcext:value-type="float">
            <text:p>738080000</text:p>
          </table:table-cell>
          <table:table-cell table:formula="of:=ROUNDDOWN(([.F547]+[.C547])/1000000000)" office:value-type="float" office:value="0" calcext:value-type="float">
            <text:p>0</text:p>
          </table:table-cell>
          <table:table-cell table:formula="of:=IF([.G547]&gt;=0;MOD([.G547];1000000000);-MOD(-[.G547];1000000000))" office:value-type="float" office:value="738080000" calcext:value-type="float">
            <text:p>738080000</text:p>
          </table:table-cell>
          <table:table-cell table:formula="of:=[.B547]+[.E547]+[.H547]" office:value-type="float" office:value="10738090" calcext:value-type="float">
            <text:p>10738090</text:p>
          </table:table-cell>
          <table:table-cell/>
          <table:table-cell table:formula="of:=[.D547]+[.L546]" office:value-type="float" office:value="59656" calcext:value-type="float">
            <text:p>59656</text:p>
          </table:table-cell>
          <table:table-cell table:formula="of:=[.$E$1]*[.L547]" office:value-type="float" office:value="10738080" calcext:value-type="float">
            <text:p>10738080</text:p>
          </table:table-cell>
          <table:table-cell table:formula="of:=[.J547]-[.M547]" office:value-type="float" office:value="10" calcext:value-type="float">
            <text:p>10</text:p>
          </table:table-cell>
          <table:table-cell table:formula="of:=[.N547]/[.M547]*1000000000" office:value-type="float" office:value="931.265179622428" calcext:value-type="float">
            <text:p>931.265179622428</text:p>
          </table:table-cell>
          <table:table-cell table:number-columns-repeated="1009"/>
        </table:table-row>
        <table:table-row table:style-name="ro1">
          <table:table-cell table:formula="of:=[.A547]" office:value-type="float" office:value="1000" calcext:value-type="float">
            <text:p>1000</text:p>
          </table:table-cell>
          <table:table-cell table:formula="of:=[.J547]" office:value-type="float" office:value="10738090" calcext:value-type="float">
            <text:p>10738090</text:p>
          </table:table-cell>
          <table:table-cell table:formula="of:=[.I547]" office:value-type="float" office:value="738080000" calcext:value-type="float">
            <text:p>738080000</text:p>
          </table:table-cell>
          <table:table-cell table:formula="of:=[.D547]" office:value-type="float" office:value="100" calcext:value-type="float">
            <text:p>100</text:p>
          </table:table-cell>
          <table:table-cell table:formula="of:=[.D548]*[.$E$2]" office:value-type="float" office:value="18000" calcext:value-type="float">
            <text:p>18000</text:p>
          </table:table-cell>
          <table:table-cell table:formula="of:=[.A548]*[.$E$2]*[.D548]" office:value-type="float" office:value="18000000" calcext:value-type="float">
            <text:p>18000000</text:p>
          </table:table-cell>
          <table:table-cell table:formula="of:=[.F548]+[.C548]" office:value-type="float" office:value="756080000" calcext:value-type="float">
            <text:p>756080000</text:p>
          </table:table-cell>
          <table:table-cell table:formula="of:=ROUNDDOWN(([.F548]+[.C548])/1000000000)" office:value-type="float" office:value="0" calcext:value-type="float">
            <text:p>0</text:p>
          </table:table-cell>
          <table:table-cell table:formula="of:=IF([.G548]&gt;=0;MOD([.G548];1000000000);-MOD(-[.G548];1000000000))" office:value-type="float" office:value="756080000" calcext:value-type="float">
            <text:p>756080000</text:p>
          </table:table-cell>
          <table:table-cell table:formula="of:=[.B548]+[.E548]+[.H548]" office:value-type="float" office:value="10756090" calcext:value-type="float">
            <text:p>10756090</text:p>
          </table:table-cell>
          <table:table-cell/>
          <table:table-cell table:formula="of:=[.D548]+[.L547]" office:value-type="float" office:value="59756" calcext:value-type="float">
            <text:p>59756</text:p>
          </table:table-cell>
          <table:table-cell table:formula="of:=[.$E$1]*[.L548]" office:value-type="float" office:value="10756080" calcext:value-type="float">
            <text:p>10756080</text:p>
          </table:table-cell>
          <table:table-cell table:formula="of:=[.J548]-[.M548]" office:value-type="float" office:value="10" calcext:value-type="float">
            <text:p>10</text:p>
          </table:table-cell>
          <table:table-cell table:formula="of:=[.N548]/[.M548]*1000000000" office:value-type="float" office:value="929.706733308045" calcext:value-type="float">
            <text:p>929.706733308045</text:p>
          </table:table-cell>
          <table:table-cell table:number-columns-repeated="1009"/>
        </table:table-row>
        <table:table-row table:style-name="ro1">
          <table:table-cell table:formula="of:=[.A548]" office:value-type="float" office:value="1000" calcext:value-type="float">
            <text:p>1000</text:p>
          </table:table-cell>
          <table:table-cell table:formula="of:=[.J548]" office:value-type="float" office:value="10756090" calcext:value-type="float">
            <text:p>10756090</text:p>
          </table:table-cell>
          <table:table-cell table:formula="of:=[.I548]" office:value-type="float" office:value="756080000" calcext:value-type="float">
            <text:p>756080000</text:p>
          </table:table-cell>
          <table:table-cell table:formula="of:=[.D548]" office:value-type="float" office:value="100" calcext:value-type="float">
            <text:p>100</text:p>
          </table:table-cell>
          <table:table-cell table:formula="of:=[.D549]*[.$E$2]" office:value-type="float" office:value="18000" calcext:value-type="float">
            <text:p>18000</text:p>
          </table:table-cell>
          <table:table-cell table:formula="of:=[.A549]*[.$E$2]*[.D549]" office:value-type="float" office:value="18000000" calcext:value-type="float">
            <text:p>18000000</text:p>
          </table:table-cell>
          <table:table-cell table:formula="of:=[.F549]+[.C549]" office:value-type="float" office:value="774080000" calcext:value-type="float">
            <text:p>774080000</text:p>
          </table:table-cell>
          <table:table-cell table:formula="of:=ROUNDDOWN(([.F549]+[.C549])/1000000000)" office:value-type="float" office:value="0" calcext:value-type="float">
            <text:p>0</text:p>
          </table:table-cell>
          <table:table-cell table:formula="of:=IF([.G549]&gt;=0;MOD([.G549];1000000000);-MOD(-[.G549];1000000000))" office:value-type="float" office:value="774080000" calcext:value-type="float">
            <text:p>774080000</text:p>
          </table:table-cell>
          <table:table-cell table:formula="of:=[.B549]+[.E549]+[.H549]" office:value-type="float" office:value="10774090" calcext:value-type="float">
            <text:p>10774090</text:p>
          </table:table-cell>
          <table:table-cell/>
          <table:table-cell table:formula="of:=[.D549]+[.L548]" office:value-type="float" office:value="59856" calcext:value-type="float">
            <text:p>59856</text:p>
          </table:table-cell>
          <table:table-cell table:formula="of:=[.$E$1]*[.L549]" office:value-type="float" office:value="10774080" calcext:value-type="float">
            <text:p>10774080</text:p>
          </table:table-cell>
          <table:table-cell table:formula="of:=[.J549]-[.M549]" office:value-type="float" office:value="10" calcext:value-type="float">
            <text:p>10</text:p>
          </table:table-cell>
          <table:table-cell table:formula="of:=[.N549]/[.M549]*1000000000" office:value-type="float" office:value="928.153494312275" calcext:value-type="float">
            <text:p>928.153494312275</text:p>
          </table:table-cell>
          <table:table-cell table:number-columns-repeated="1009"/>
        </table:table-row>
        <table:table-row table:style-name="ro1">
          <table:table-cell table:formula="of:=[.A549]" office:value-type="float" office:value="1000" calcext:value-type="float">
            <text:p>1000</text:p>
          </table:table-cell>
          <table:table-cell table:formula="of:=[.J549]" office:value-type="float" office:value="10774090" calcext:value-type="float">
            <text:p>10774090</text:p>
          </table:table-cell>
          <table:table-cell table:formula="of:=[.I549]" office:value-type="float" office:value="774080000" calcext:value-type="float">
            <text:p>774080000</text:p>
          </table:table-cell>
          <table:table-cell table:formula="of:=[.D549]" office:value-type="float" office:value="100" calcext:value-type="float">
            <text:p>100</text:p>
          </table:table-cell>
          <table:table-cell table:formula="of:=[.D550]*[.$E$2]" office:value-type="float" office:value="18000" calcext:value-type="float">
            <text:p>18000</text:p>
          </table:table-cell>
          <table:table-cell table:formula="of:=[.A550]*[.$E$2]*[.D550]" office:value-type="float" office:value="18000000" calcext:value-type="float">
            <text:p>18000000</text:p>
          </table:table-cell>
          <table:table-cell table:formula="of:=[.F550]+[.C550]" office:value-type="float" office:value="792080000" calcext:value-type="float">
            <text:p>792080000</text:p>
          </table:table-cell>
          <table:table-cell table:formula="of:=ROUNDDOWN(([.F550]+[.C550])/1000000000)" office:value-type="float" office:value="0" calcext:value-type="float">
            <text:p>0</text:p>
          </table:table-cell>
          <table:table-cell table:formula="of:=IF([.G550]&gt;=0;MOD([.G550];1000000000);-MOD(-[.G550];1000000000))" office:value-type="float" office:value="792080000" calcext:value-type="float">
            <text:p>792080000</text:p>
          </table:table-cell>
          <table:table-cell table:formula="of:=[.B550]+[.E550]+[.H550]" office:value-type="float" office:value="10792090" calcext:value-type="float">
            <text:p>10792090</text:p>
          </table:table-cell>
          <table:table-cell/>
          <table:table-cell table:formula="of:=[.D550]+[.L549]" office:value-type="float" office:value="59956" calcext:value-type="float">
            <text:p>59956</text:p>
          </table:table-cell>
          <table:table-cell table:formula="of:=[.$E$1]*[.L550]" office:value-type="float" office:value="10792080" calcext:value-type="float">
            <text:p>10792080</text:p>
          </table:table-cell>
          <table:table-cell table:formula="of:=[.J550]-[.M550]" office:value-type="float" office:value="10" calcext:value-type="float">
            <text:p>10</text:p>
          </table:table-cell>
          <table:table-cell table:formula="of:=[.N550]/[.M550]*1000000000" office:value-type="float" office:value="926.605436579418" calcext:value-type="float">
            <text:p>926.605436579418</text:p>
          </table:table-cell>
          <table:table-cell table:number-columns-repeated="1009"/>
        </table:table-row>
        <table:table-row table:style-name="ro1">
          <table:table-cell table:formula="of:=[.A550]" office:value-type="float" office:value="1000" calcext:value-type="float">
            <text:p>1000</text:p>
          </table:table-cell>
          <table:table-cell table:formula="of:=[.J550]" office:value-type="float" office:value="10792090" calcext:value-type="float">
            <text:p>10792090</text:p>
          </table:table-cell>
          <table:table-cell table:formula="of:=[.I550]" office:value-type="float" office:value="792080000" calcext:value-type="float">
            <text:p>792080000</text:p>
          </table:table-cell>
          <table:table-cell table:formula="of:=[.D550]" office:value-type="float" office:value="100" calcext:value-type="float">
            <text:p>100</text:p>
          </table:table-cell>
          <table:table-cell table:formula="of:=[.D551]*[.$E$2]" office:value-type="float" office:value="18000" calcext:value-type="float">
            <text:p>18000</text:p>
          </table:table-cell>
          <table:table-cell table:formula="of:=[.A551]*[.$E$2]*[.D551]" office:value-type="float" office:value="18000000" calcext:value-type="float">
            <text:p>18000000</text:p>
          </table:table-cell>
          <table:table-cell table:formula="of:=[.F551]+[.C551]" office:value-type="float" office:value="810080000" calcext:value-type="float">
            <text:p>810080000</text:p>
          </table:table-cell>
          <table:table-cell table:formula="of:=ROUNDDOWN(([.F551]+[.C551])/1000000000)" office:value-type="float" office:value="0" calcext:value-type="float">
            <text:p>0</text:p>
          </table:table-cell>
          <table:table-cell table:formula="of:=IF([.G551]&gt;=0;MOD([.G551];1000000000);-MOD(-[.G551];1000000000))" office:value-type="float" office:value="810080000" calcext:value-type="float">
            <text:p>810080000</text:p>
          </table:table-cell>
          <table:table-cell table:formula="of:=[.B551]+[.E551]+[.H551]" office:value-type="float" office:value="10810090" calcext:value-type="float">
            <text:p>10810090</text:p>
          </table:table-cell>
          <table:table-cell/>
          <table:table-cell table:formula="of:=[.D551]+[.L550]" office:value-type="float" office:value="60056" calcext:value-type="float">
            <text:p>60056</text:p>
          </table:table-cell>
          <table:table-cell table:formula="of:=[.$E$1]*[.L551]" office:value-type="float" office:value="10810080" calcext:value-type="float">
            <text:p>10810080</text:p>
          </table:table-cell>
          <table:table-cell table:formula="of:=[.J551]-[.M551]" office:value-type="float" office:value="10" calcext:value-type="float">
            <text:p>10</text:p>
          </table:table-cell>
          <table:table-cell table:formula="of:=[.N551]/[.M551]*1000000000" office:value-type="float" office:value="925.062534227314" calcext:value-type="float">
            <text:p>925.062534227314</text:p>
          </table:table-cell>
          <table:table-cell table:number-columns-repeated="1009"/>
        </table:table-row>
        <table:table-row table:style-name="ro1">
          <table:table-cell table:formula="of:=[.A551]" office:value-type="float" office:value="1000" calcext:value-type="float">
            <text:p>1000</text:p>
          </table:table-cell>
          <table:table-cell table:formula="of:=[.J551]" office:value-type="float" office:value="10810090" calcext:value-type="float">
            <text:p>10810090</text:p>
          </table:table-cell>
          <table:table-cell table:formula="of:=[.I551]" office:value-type="float" office:value="810080000" calcext:value-type="float">
            <text:p>810080000</text:p>
          </table:table-cell>
          <table:table-cell table:formula="of:=[.D551]" office:value-type="float" office:value="100" calcext:value-type="float">
            <text:p>100</text:p>
          </table:table-cell>
          <table:table-cell table:formula="of:=[.D552]*[.$E$2]" office:value-type="float" office:value="18000" calcext:value-type="float">
            <text:p>18000</text:p>
          </table:table-cell>
          <table:table-cell table:formula="of:=[.A552]*[.$E$2]*[.D552]" office:value-type="float" office:value="18000000" calcext:value-type="float">
            <text:p>18000000</text:p>
          </table:table-cell>
          <table:table-cell table:formula="of:=[.F552]+[.C552]" office:value-type="float" office:value="828080000" calcext:value-type="float">
            <text:p>828080000</text:p>
          </table:table-cell>
          <table:table-cell table:formula="of:=ROUNDDOWN(([.F552]+[.C552])/1000000000)" office:value-type="float" office:value="0" calcext:value-type="float">
            <text:p>0</text:p>
          </table:table-cell>
          <table:table-cell table:formula="of:=IF([.G552]&gt;=0;MOD([.G552];1000000000);-MOD(-[.G552];1000000000))" office:value-type="float" office:value="828080000" calcext:value-type="float">
            <text:p>828080000</text:p>
          </table:table-cell>
          <table:table-cell table:formula="of:=[.B552]+[.E552]+[.H552]" office:value-type="float" office:value="10828090" calcext:value-type="float">
            <text:p>10828090</text:p>
          </table:table-cell>
          <table:table-cell/>
          <table:table-cell table:formula="of:=[.D552]+[.L551]" office:value-type="float" office:value="60156" calcext:value-type="float">
            <text:p>60156</text:p>
          </table:table-cell>
          <table:table-cell table:formula="of:=[.$E$1]*[.L552]" office:value-type="float" office:value="10828080" calcext:value-type="float">
            <text:p>10828080</text:p>
          </table:table-cell>
          <table:table-cell table:formula="of:=[.J552]-[.M552]" office:value-type="float" office:value="10" calcext:value-type="float">
            <text:p>10</text:p>
          </table:table-cell>
          <table:table-cell table:formula="of:=[.N552]/[.M552]*1000000000" office:value-type="float" office:value="923.524761545907" calcext:value-type="float">
            <text:p>923.524761545907</text:p>
          </table:table-cell>
          <table:table-cell table:number-columns-repeated="1009"/>
        </table:table-row>
        <table:table-row table:style-name="ro1">
          <table:table-cell table:formula="of:=[.A552]" office:value-type="float" office:value="1000" calcext:value-type="float">
            <text:p>1000</text:p>
          </table:table-cell>
          <table:table-cell table:formula="of:=[.J552]" office:value-type="float" office:value="10828090" calcext:value-type="float">
            <text:p>10828090</text:p>
          </table:table-cell>
          <table:table-cell table:formula="of:=[.I552]" office:value-type="float" office:value="828080000" calcext:value-type="float">
            <text:p>828080000</text:p>
          </table:table-cell>
          <table:table-cell table:formula="of:=[.D552]" office:value-type="float" office:value="100" calcext:value-type="float">
            <text:p>100</text:p>
          </table:table-cell>
          <table:table-cell table:formula="of:=[.D553]*[.$E$2]" office:value-type="float" office:value="18000" calcext:value-type="float">
            <text:p>18000</text:p>
          </table:table-cell>
          <table:table-cell table:formula="of:=[.A553]*[.$E$2]*[.D553]" office:value-type="float" office:value="18000000" calcext:value-type="float">
            <text:p>18000000</text:p>
          </table:table-cell>
          <table:table-cell table:formula="of:=[.F553]+[.C553]" office:value-type="float" office:value="846080000" calcext:value-type="float">
            <text:p>846080000</text:p>
          </table:table-cell>
          <table:table-cell table:formula="of:=ROUNDDOWN(([.F553]+[.C553])/1000000000)" office:value-type="float" office:value="0" calcext:value-type="float">
            <text:p>0</text:p>
          </table:table-cell>
          <table:table-cell table:formula="of:=IF([.G553]&gt;=0;MOD([.G553];1000000000);-MOD(-[.G553];1000000000))" office:value-type="float" office:value="846080000" calcext:value-type="float">
            <text:p>846080000</text:p>
          </table:table-cell>
          <table:table-cell table:formula="of:=[.B553]+[.E553]+[.H553]" office:value-type="float" office:value="10846090" calcext:value-type="float">
            <text:p>10846090</text:p>
          </table:table-cell>
          <table:table-cell/>
          <table:table-cell table:formula="of:=[.D553]+[.L552]" office:value-type="float" office:value="60256" calcext:value-type="float">
            <text:p>60256</text:p>
          </table:table-cell>
          <table:table-cell table:formula="of:=[.$E$1]*[.L553]" office:value-type="float" office:value="10846080" calcext:value-type="float">
            <text:p>10846080</text:p>
          </table:table-cell>
          <table:table-cell table:formula="of:=[.J553]-[.M553]" office:value-type="float" office:value="10" calcext:value-type="float">
            <text:p>10</text:p>
          </table:table-cell>
          <table:table-cell table:formula="of:=[.N553]/[.M553]*1000000000" office:value-type="float" office:value="921.992092995811" calcext:value-type="float">
            <text:p>921.992092995811</text:p>
          </table:table-cell>
          <table:table-cell table:number-columns-repeated="1009"/>
        </table:table-row>
        <table:table-row table:style-name="ro1">
          <table:table-cell table:formula="of:=[.A553]" office:value-type="float" office:value="1000" calcext:value-type="float">
            <text:p>1000</text:p>
          </table:table-cell>
          <table:table-cell table:formula="of:=[.J553]" office:value-type="float" office:value="10846090" calcext:value-type="float">
            <text:p>10846090</text:p>
          </table:table-cell>
          <table:table-cell table:formula="of:=[.I553]" office:value-type="float" office:value="846080000" calcext:value-type="float">
            <text:p>846080000</text:p>
          </table:table-cell>
          <table:table-cell table:formula="of:=[.D553]" office:value-type="float" office:value="100" calcext:value-type="float">
            <text:p>100</text:p>
          </table:table-cell>
          <table:table-cell table:formula="of:=[.D554]*[.$E$2]" office:value-type="float" office:value="18000" calcext:value-type="float">
            <text:p>18000</text:p>
          </table:table-cell>
          <table:table-cell table:formula="of:=[.A554]*[.$E$2]*[.D554]" office:value-type="float" office:value="18000000" calcext:value-type="float">
            <text:p>18000000</text:p>
          </table:table-cell>
          <table:table-cell table:formula="of:=[.F554]+[.C554]" office:value-type="float" office:value="864080000" calcext:value-type="float">
            <text:p>864080000</text:p>
          </table:table-cell>
          <table:table-cell table:formula="of:=ROUNDDOWN(([.F554]+[.C554])/1000000000)" office:value-type="float" office:value="0" calcext:value-type="float">
            <text:p>0</text:p>
          </table:table-cell>
          <table:table-cell table:formula="of:=IF([.G554]&gt;=0;MOD([.G554];1000000000);-MOD(-[.G554];1000000000))" office:value-type="float" office:value="864080000" calcext:value-type="float">
            <text:p>864080000</text:p>
          </table:table-cell>
          <table:table-cell table:formula="of:=[.B554]+[.E554]+[.H554]" office:value-type="float" office:value="10864090" calcext:value-type="float">
            <text:p>10864090</text:p>
          </table:table-cell>
          <table:table-cell/>
          <table:table-cell table:formula="of:=[.D554]+[.L553]" office:value-type="float" office:value="60356" calcext:value-type="float">
            <text:p>60356</text:p>
          </table:table-cell>
          <table:table-cell table:formula="of:=[.$E$1]*[.L554]" office:value-type="float" office:value="10864080" calcext:value-type="float">
            <text:p>10864080</text:p>
          </table:table-cell>
          <table:table-cell table:formula="of:=[.J554]-[.M554]" office:value-type="float" office:value="10" calcext:value-type="float">
            <text:p>10</text:p>
          </table:table-cell>
          <table:table-cell table:formula="of:=[.N554]/[.M554]*1000000000" office:value-type="float" office:value="920.464503206898" calcext:value-type="float">
            <text:p>920.464503206898</text:p>
          </table:table-cell>
          <table:table-cell table:number-columns-repeated="1009"/>
        </table:table-row>
        <table:table-row table:style-name="ro1">
          <table:table-cell table:formula="of:=[.A554]" office:value-type="float" office:value="1000" calcext:value-type="float">
            <text:p>1000</text:p>
          </table:table-cell>
          <table:table-cell table:formula="of:=[.J554]" office:value-type="float" office:value="10864090" calcext:value-type="float">
            <text:p>10864090</text:p>
          </table:table-cell>
          <table:table-cell table:formula="of:=[.I554]" office:value-type="float" office:value="864080000" calcext:value-type="float">
            <text:p>864080000</text:p>
          </table:table-cell>
          <table:table-cell table:formula="of:=[.D554]" office:value-type="float" office:value="100" calcext:value-type="float">
            <text:p>100</text:p>
          </table:table-cell>
          <table:table-cell table:formula="of:=[.D555]*[.$E$2]" office:value-type="float" office:value="18000" calcext:value-type="float">
            <text:p>18000</text:p>
          </table:table-cell>
          <table:table-cell table:formula="of:=[.A555]*[.$E$2]*[.D555]" office:value-type="float" office:value="18000000" calcext:value-type="float">
            <text:p>18000000</text:p>
          </table:table-cell>
          <table:table-cell table:formula="of:=[.F555]+[.C555]" office:value-type="float" office:value="882080000" calcext:value-type="float">
            <text:p>882080000</text:p>
          </table:table-cell>
          <table:table-cell table:formula="of:=ROUNDDOWN(([.F555]+[.C555])/1000000000)" office:value-type="float" office:value="0" calcext:value-type="float">
            <text:p>0</text:p>
          </table:table-cell>
          <table:table-cell table:formula="of:=IF([.G555]&gt;=0;MOD([.G555];1000000000);-MOD(-[.G555];1000000000))" office:value-type="float" office:value="882080000" calcext:value-type="float">
            <text:p>882080000</text:p>
          </table:table-cell>
          <table:table-cell table:formula="of:=[.B555]+[.E555]+[.H555]" office:value-type="float" office:value="10882090" calcext:value-type="float">
            <text:p>10882090</text:p>
          </table:table-cell>
          <table:table-cell/>
          <table:table-cell table:formula="of:=[.D555]+[.L554]" office:value-type="float" office:value="60456" calcext:value-type="float">
            <text:p>60456</text:p>
          </table:table-cell>
          <table:table-cell table:formula="of:=[.$E$1]*[.L555]" office:value-type="float" office:value="10882080" calcext:value-type="float">
            <text:p>10882080</text:p>
          </table:table-cell>
          <table:table-cell table:formula="of:=[.J555]-[.M555]" office:value-type="float" office:value="10" calcext:value-type="float">
            <text:p>10</text:p>
          </table:table-cell>
          <table:table-cell table:formula="of:=[.N555]/[.M555]*1000000000" office:value-type="float" office:value="918.941966976902" calcext:value-type="float">
            <text:p>918.941966976902</text:p>
          </table:table-cell>
          <table:table-cell table:number-columns-repeated="1009"/>
        </table:table-row>
        <table:table-row table:style-name="ro1">
          <table:table-cell table:formula="of:=[.A555]" office:value-type="float" office:value="1000" calcext:value-type="float">
            <text:p>1000</text:p>
          </table:table-cell>
          <table:table-cell table:formula="of:=[.J555]" office:value-type="float" office:value="10882090" calcext:value-type="float">
            <text:p>10882090</text:p>
          </table:table-cell>
          <table:table-cell table:formula="of:=[.I555]" office:value-type="float" office:value="882080000" calcext:value-type="float">
            <text:p>882080000</text:p>
          </table:table-cell>
          <table:table-cell table:formula="of:=[.D555]" office:value-type="float" office:value="100" calcext:value-type="float">
            <text:p>100</text:p>
          </table:table-cell>
          <table:table-cell table:formula="of:=[.D556]*[.$E$2]" office:value-type="float" office:value="18000" calcext:value-type="float">
            <text:p>18000</text:p>
          </table:table-cell>
          <table:table-cell table:formula="of:=[.A556]*[.$E$2]*[.D556]" office:value-type="float" office:value="18000000" calcext:value-type="float">
            <text:p>18000000</text:p>
          </table:table-cell>
          <table:table-cell table:formula="of:=[.F556]+[.C556]" office:value-type="float" office:value="900080000" calcext:value-type="float">
            <text:p>900080000</text:p>
          </table:table-cell>
          <table:table-cell table:formula="of:=ROUNDDOWN(([.F556]+[.C556])/1000000000)" office:value-type="float" office:value="0" calcext:value-type="float">
            <text:p>0</text:p>
          </table:table-cell>
          <table:table-cell table:formula="of:=IF([.G556]&gt;=0;MOD([.G556];1000000000);-MOD(-[.G556];1000000000))" office:value-type="float" office:value="900080000" calcext:value-type="float">
            <text:p>900080000</text:p>
          </table:table-cell>
          <table:table-cell table:formula="of:=[.B556]+[.E556]+[.H556]" office:value-type="float" office:value="10900090" calcext:value-type="float">
            <text:p>10900090</text:p>
          </table:table-cell>
          <table:table-cell/>
          <table:table-cell table:formula="of:=[.D556]+[.L555]" office:value-type="float" office:value="60556" calcext:value-type="float">
            <text:p>60556</text:p>
          </table:table-cell>
          <table:table-cell table:formula="of:=[.$E$1]*[.L556]" office:value-type="float" office:value="10900080" calcext:value-type="float">
            <text:p>10900080</text:p>
          </table:table-cell>
          <table:table-cell table:formula="of:=[.J556]-[.M556]" office:value-type="float" office:value="10" calcext:value-type="float">
            <text:p>10</text:p>
          </table:table-cell>
          <table:table-cell table:formula="of:=[.N556]/[.M556]*1000000000" office:value-type="float" office:value="917.424459270024" calcext:value-type="float">
            <text:p>917.424459270024</text:p>
          </table:table-cell>
          <table:table-cell table:number-columns-repeated="1009"/>
        </table:table-row>
        <table:table-row table:style-name="ro1">
          <table:table-cell table:formula="of:=[.A556]" office:value-type="float" office:value="1000" calcext:value-type="float">
            <text:p>1000</text:p>
          </table:table-cell>
          <table:table-cell table:formula="of:=[.J556]" office:value-type="float" office:value="10900090" calcext:value-type="float">
            <text:p>10900090</text:p>
          </table:table-cell>
          <table:table-cell table:formula="of:=[.I556]" office:value-type="float" office:value="900080000" calcext:value-type="float">
            <text:p>900080000</text:p>
          </table:table-cell>
          <table:table-cell table:formula="of:=[.D556]" office:value-type="float" office:value="100" calcext:value-type="float">
            <text:p>100</text:p>
          </table:table-cell>
          <table:table-cell table:formula="of:=[.D557]*[.$E$2]" office:value-type="float" office:value="18000" calcext:value-type="float">
            <text:p>18000</text:p>
          </table:table-cell>
          <table:table-cell table:formula="of:=[.A557]*[.$E$2]*[.D557]" office:value-type="float" office:value="18000000" calcext:value-type="float">
            <text:p>18000000</text:p>
          </table:table-cell>
          <table:table-cell table:formula="of:=[.F557]+[.C557]" office:value-type="float" office:value="918080000" calcext:value-type="float">
            <text:p>918080000</text:p>
          </table:table-cell>
          <table:table-cell table:formula="of:=ROUNDDOWN(([.F557]+[.C557])/1000000000)" office:value-type="float" office:value="0" calcext:value-type="float">
            <text:p>0</text:p>
          </table:table-cell>
          <table:table-cell table:formula="of:=IF([.G557]&gt;=0;MOD([.G557];1000000000);-MOD(-[.G557];1000000000))" office:value-type="float" office:value="918080000" calcext:value-type="float">
            <text:p>918080000</text:p>
          </table:table-cell>
          <table:table-cell table:formula="of:=[.B557]+[.E557]+[.H557]" office:value-type="float" office:value="10918090" calcext:value-type="float">
            <text:p>10918090</text:p>
          </table:table-cell>
          <table:table-cell/>
          <table:table-cell table:formula="of:=[.D557]+[.L556]" office:value-type="float" office:value="60656" calcext:value-type="float">
            <text:p>60656</text:p>
          </table:table-cell>
          <table:table-cell table:formula="of:=[.$E$1]*[.L557]" office:value-type="float" office:value="10918080" calcext:value-type="float">
            <text:p>10918080</text:p>
          </table:table-cell>
          <table:table-cell table:formula="of:=[.J557]-[.M557]" office:value-type="float" office:value="10" calcext:value-type="float">
            <text:p>10</text:p>
          </table:table-cell>
          <table:table-cell table:formula="of:=[.N557]/[.M557]*1000000000" office:value-type="float" office:value="915.911955215569" calcext:value-type="float">
            <text:p>915.911955215569</text:p>
          </table:table-cell>
          <table:table-cell table:number-columns-repeated="1009"/>
        </table:table-row>
        <table:table-row table:style-name="ro1">
          <table:table-cell table:formula="of:=[.A557]" office:value-type="float" office:value="1000" calcext:value-type="float">
            <text:p>1000</text:p>
          </table:table-cell>
          <table:table-cell table:formula="of:=[.J557]" office:value-type="float" office:value="10918090" calcext:value-type="float">
            <text:p>10918090</text:p>
          </table:table-cell>
          <table:table-cell table:formula="of:=[.I557]" office:value-type="float" office:value="918080000" calcext:value-type="float">
            <text:p>918080000</text:p>
          </table:table-cell>
          <table:table-cell table:formula="of:=[.D557]" office:value-type="float" office:value="100" calcext:value-type="float">
            <text:p>100</text:p>
          </table:table-cell>
          <table:table-cell table:formula="of:=[.D558]*[.$E$2]" office:value-type="float" office:value="18000" calcext:value-type="float">
            <text:p>18000</text:p>
          </table:table-cell>
          <table:table-cell table:formula="of:=[.A558]*[.$E$2]*[.D558]" office:value-type="float" office:value="18000000" calcext:value-type="float">
            <text:p>18000000</text:p>
          </table:table-cell>
          <table:table-cell table:formula="of:=[.F558]+[.C558]" office:value-type="float" office:value="936080000" calcext:value-type="float">
            <text:p>936080000</text:p>
          </table:table-cell>
          <table:table-cell table:formula="of:=ROUNDDOWN(([.F558]+[.C558])/1000000000)" office:value-type="float" office:value="0" calcext:value-type="float">
            <text:p>0</text:p>
          </table:table-cell>
          <table:table-cell table:formula="of:=IF([.G558]&gt;=0;MOD([.G558];1000000000);-MOD(-[.G558];1000000000))" office:value-type="float" office:value="936080000" calcext:value-type="float">
            <text:p>936080000</text:p>
          </table:table-cell>
          <table:table-cell table:formula="of:=[.B558]+[.E558]+[.H558]" office:value-type="float" office:value="10936090" calcext:value-type="float">
            <text:p>10936090</text:p>
          </table:table-cell>
          <table:table-cell/>
          <table:table-cell table:formula="of:=[.D558]+[.L557]" office:value-type="float" office:value="60756" calcext:value-type="float">
            <text:p>60756</text:p>
          </table:table-cell>
          <table:table-cell table:formula="of:=[.$E$1]*[.L558]" office:value-type="float" office:value="10936080" calcext:value-type="float">
            <text:p>10936080</text:p>
          </table:table-cell>
          <table:table-cell table:formula="of:=[.J558]-[.M558]" office:value-type="float" office:value="10" calcext:value-type="float">
            <text:p>10</text:p>
          </table:table-cell>
          <table:table-cell table:formula="of:=[.N558]/[.M558]*1000000000" office:value-type="float" office:value="914.404430106583" calcext:value-type="float">
            <text:p>914.404430106583</text:p>
          </table:table-cell>
          <table:table-cell table:number-columns-repeated="1009"/>
        </table:table-row>
        <table:table-row table:style-name="ro1">
          <table:table-cell table:formula="of:=[.A558]" office:value-type="float" office:value="1000" calcext:value-type="float">
            <text:p>1000</text:p>
          </table:table-cell>
          <table:table-cell table:formula="of:=[.J558]" office:value-type="float" office:value="10936090" calcext:value-type="float">
            <text:p>10936090</text:p>
          </table:table-cell>
          <table:table-cell table:formula="of:=[.I558]" office:value-type="float" office:value="936080000" calcext:value-type="float">
            <text:p>936080000</text:p>
          </table:table-cell>
          <table:table-cell table:formula="of:=[.D558]" office:value-type="float" office:value="100" calcext:value-type="float">
            <text:p>100</text:p>
          </table:table-cell>
          <table:table-cell table:formula="of:=[.D559]*[.$E$2]" office:value-type="float" office:value="18000" calcext:value-type="float">
            <text:p>18000</text:p>
          </table:table-cell>
          <table:table-cell table:formula="of:=[.A559]*[.$E$2]*[.D559]" office:value-type="float" office:value="18000000" calcext:value-type="float">
            <text:p>18000000</text:p>
          </table:table-cell>
          <table:table-cell table:formula="of:=[.F559]+[.C559]" office:value-type="float" office:value="954080000" calcext:value-type="float">
            <text:p>954080000</text:p>
          </table:table-cell>
          <table:table-cell table:formula="of:=ROUNDDOWN(([.F559]+[.C559])/1000000000)" office:value-type="float" office:value="0" calcext:value-type="float">
            <text:p>0</text:p>
          </table:table-cell>
          <table:table-cell table:formula="of:=IF([.G559]&gt;=0;MOD([.G559];1000000000);-MOD(-[.G559];1000000000))" office:value-type="float" office:value="954080000" calcext:value-type="float">
            <text:p>954080000</text:p>
          </table:table-cell>
          <table:table-cell table:formula="of:=[.B559]+[.E559]+[.H559]" office:value-type="float" office:value="10954090" calcext:value-type="float">
            <text:p>10954090</text:p>
          </table:table-cell>
          <table:table-cell/>
          <table:table-cell table:formula="of:=[.D559]+[.L558]" office:value-type="float" office:value="60856" calcext:value-type="float">
            <text:p>60856</text:p>
          </table:table-cell>
          <table:table-cell table:formula="of:=[.$E$1]*[.L559]" office:value-type="float" office:value="10954080" calcext:value-type="float">
            <text:p>10954080</text:p>
          </table:table-cell>
          <table:table-cell table:formula="of:=[.J559]-[.M559]" office:value-type="float" office:value="10" calcext:value-type="float">
            <text:p>10</text:p>
          </table:table-cell>
          <table:table-cell table:formula="of:=[.N559]/[.M559]*1000000000" office:value-type="float" office:value="912.901859398507" calcext:value-type="float">
            <text:p>912.901859398507</text:p>
          </table:table-cell>
          <table:table-cell table:number-columns-repeated="1009"/>
        </table:table-row>
        <table:table-row table:style-name="ro1">
          <table:table-cell table:formula="of:=[.A559]" office:value-type="float" office:value="1000" calcext:value-type="float">
            <text:p>1000</text:p>
          </table:table-cell>
          <table:table-cell table:formula="of:=[.J559]" office:value-type="float" office:value="10954090" calcext:value-type="float">
            <text:p>10954090</text:p>
          </table:table-cell>
          <table:table-cell table:formula="of:=[.I559]" office:value-type="float" office:value="954080000" calcext:value-type="float">
            <text:p>954080000</text:p>
          </table:table-cell>
          <table:table-cell table:formula="of:=[.D559]" office:value-type="float" office:value="100" calcext:value-type="float">
            <text:p>100</text:p>
          </table:table-cell>
          <table:table-cell table:formula="of:=[.D560]*[.$E$2]" office:value-type="float" office:value="18000" calcext:value-type="float">
            <text:p>18000</text:p>
          </table:table-cell>
          <table:table-cell table:formula="of:=[.A560]*[.$E$2]*[.D560]" office:value-type="float" office:value="18000000" calcext:value-type="float">
            <text:p>18000000</text:p>
          </table:table-cell>
          <table:table-cell table:formula="of:=[.F560]+[.C560]" office:value-type="float" office:value="972080000" calcext:value-type="float">
            <text:p>972080000</text:p>
          </table:table-cell>
          <table:table-cell table:formula="of:=ROUNDDOWN(([.F560]+[.C560])/1000000000)" office:value-type="float" office:value="0" calcext:value-type="float">
            <text:p>0</text:p>
          </table:table-cell>
          <table:table-cell table:formula="of:=IF([.G560]&gt;=0;MOD([.G560];1000000000);-MOD(-[.G560];1000000000))" office:value-type="float" office:value="972080000" calcext:value-type="float">
            <text:p>972080000</text:p>
          </table:table-cell>
          <table:table-cell table:formula="of:=[.B560]+[.E560]+[.H560]" office:value-type="float" office:value="10972090" calcext:value-type="float">
            <text:p>10972090</text:p>
          </table:table-cell>
          <table:table-cell/>
          <table:table-cell table:formula="of:=[.D560]+[.L559]" office:value-type="float" office:value="60956" calcext:value-type="float">
            <text:p>60956</text:p>
          </table:table-cell>
          <table:table-cell table:formula="of:=[.$E$1]*[.L560]" office:value-type="float" office:value="10972080" calcext:value-type="float">
            <text:p>10972080</text:p>
          </table:table-cell>
          <table:table-cell table:formula="of:=[.J560]-[.M560]" office:value-type="float" office:value="10" calcext:value-type="float">
            <text:p>10</text:p>
          </table:table-cell>
          <table:table-cell table:formula="of:=[.N560]/[.M560]*1000000000" office:value-type="float" office:value="911.404218707848" calcext:value-type="float">
            <text:p>911.404218707848</text:p>
          </table:table-cell>
          <table:table-cell table:number-columns-repeated="1009"/>
        </table:table-row>
        <table:table-row table:style-name="ro1">
          <table:table-cell table:formula="of:=[.A560]" office:value-type="float" office:value="1000" calcext:value-type="float">
            <text:p>1000</text:p>
          </table:table-cell>
          <table:table-cell table:formula="of:=[.J560]" office:value-type="float" office:value="10972090" calcext:value-type="float">
            <text:p>10972090</text:p>
          </table:table-cell>
          <table:table-cell table:formula="of:=[.I560]" office:value-type="float" office:value="972080000" calcext:value-type="float">
            <text:p>972080000</text:p>
          </table:table-cell>
          <table:table-cell table:formula="of:=[.D560]" office:value-type="float" office:value="100" calcext:value-type="float">
            <text:p>100</text:p>
          </table:table-cell>
          <table:table-cell table:formula="of:=[.D561]*[.$E$2]" office:value-type="float" office:value="18000" calcext:value-type="float">
            <text:p>18000</text:p>
          </table:table-cell>
          <table:table-cell table:formula="of:=[.A561]*[.$E$2]*[.D561]" office:value-type="float" office:value="18000000" calcext:value-type="float">
            <text:p>18000000</text:p>
          </table:table-cell>
          <table:table-cell table:formula="of:=[.F561]+[.C561]" office:value-type="float" office:value="990080000" calcext:value-type="float">
            <text:p>990080000</text:p>
          </table:table-cell>
          <table:table-cell table:formula="of:=ROUNDDOWN(([.F561]+[.C561])/1000000000)" office:value-type="float" office:value="0" calcext:value-type="float">
            <text:p>0</text:p>
          </table:table-cell>
          <table:table-cell table:formula="of:=IF([.G561]&gt;=0;MOD([.G561];1000000000);-MOD(-[.G561];1000000000))" office:value-type="float" office:value="990080000" calcext:value-type="float">
            <text:p>990080000</text:p>
          </table:table-cell>
          <table:table-cell table:formula="of:=[.B561]+[.E561]+[.H561]" office:value-type="float" office:value="10990090" calcext:value-type="float">
            <text:p>10990090</text:p>
          </table:table-cell>
          <table:table-cell/>
          <table:table-cell table:formula="of:=[.D561]+[.L560]" office:value-type="float" office:value="61056" calcext:value-type="float">
            <text:p>61056</text:p>
          </table:table-cell>
          <table:table-cell table:formula="of:=[.$E$1]*[.L561]" office:value-type="float" office:value="10990080" calcext:value-type="float">
            <text:p>10990080</text:p>
          </table:table-cell>
          <table:table-cell table:formula="of:=[.J561]-[.M561]" office:value-type="float" office:value="10" calcext:value-type="float">
            <text:p>10</text:p>
          </table:table-cell>
          <table:table-cell table:formula="of:=[.N561]/[.M561]*1000000000" office:value-type="float" office:value="909.911483810855" calcext:value-type="float">
            <text:p>909.911483810855</text:p>
          </table:table-cell>
          <table:table-cell table:number-columns-repeated="1009"/>
        </table:table-row>
        <table:table-row table:style-name="ro1">
          <table:table-cell table:formula="of:=[.A561]" office:value-type="float" office:value="1000" calcext:value-type="float">
            <text:p>1000</text:p>
          </table:table-cell>
          <table:table-cell table:formula="of:=[.J561]" office:value-type="float" office:value="10990090" calcext:value-type="float">
            <text:p>10990090</text:p>
          </table:table-cell>
          <table:table-cell table:formula="of:=[.I561]" office:value-type="float" office:value="990080000" calcext:value-type="float">
            <text:p>990080000</text:p>
          </table:table-cell>
          <table:table-cell table:formula="of:=[.D561]" office:value-type="float" office:value="100" calcext:value-type="float">
            <text:p>100</text:p>
          </table:table-cell>
          <table:table-cell table:formula="of:=[.D562]*[.$E$2]" office:value-type="float" office:value="18000" calcext:value-type="float">
            <text:p>18000</text:p>
          </table:table-cell>
          <table:table-cell table:formula="of:=[.A562]*[.$E$2]*[.D562]" office:value-type="float" office:value="18000000" calcext:value-type="float">
            <text:p>18000000</text:p>
          </table:table-cell>
          <table:table-cell table:formula="of:=[.F562]+[.C562]" office:value-type="float" office:value="1008080000" calcext:value-type="float">
            <text:p>1008080000</text:p>
          </table:table-cell>
          <table:table-cell table:formula="of:=ROUNDDOWN(([.F562]+[.C562])/1000000000)" office:value-type="float" office:value="1" calcext:value-type="float">
            <text:p>1</text:p>
          </table:table-cell>
          <table:table-cell table:formula="of:=IF([.G562]&gt;=0;MOD([.G562];1000000000);-MOD(-[.G562];1000000000))" office:value-type="float" office:value="8080000" calcext:value-type="float">
            <text:p>8080000</text:p>
          </table:table-cell>
          <table:table-cell table:formula="of:=[.B562]+[.E562]+[.H562]" office:value-type="float" office:value="11008091" calcext:value-type="float">
            <text:p>11008091</text:p>
          </table:table-cell>
          <table:table-cell/>
          <table:table-cell table:formula="of:=[.D562]+[.L561]" office:value-type="float" office:value="61156" calcext:value-type="float">
            <text:p>61156</text:p>
          </table:table-cell>
          <table:table-cell table:formula="of:=[.$E$1]*[.L562]" office:value-type="float" office:value="11008080" calcext:value-type="float">
            <text:p>11008080</text:p>
          </table:table-cell>
          <table:table-cell table:formula="of:=[.J562]-[.M562]" office:value-type="float" office:value="11" calcext:value-type="float">
            <text:p>11</text:p>
          </table:table-cell>
          <table:table-cell table:formula="of:=[.N562]/[.M562]*1000000000" office:value-type="float" office:value="999.265993706441" calcext:value-type="float">
            <text:p>999.265993706441</text:p>
          </table:table-cell>
          <table:table-cell table:number-columns-repeated="1009"/>
        </table:table-row>
        <table:table-row table:style-name="ro1">
          <table:table-cell table:formula="of:=[.A562]" office:value-type="float" office:value="1000" calcext:value-type="float">
            <text:p>1000</text:p>
          </table:table-cell>
          <table:table-cell table:formula="of:=[.J562]" office:value-type="float" office:value="11008091" calcext:value-type="float">
            <text:p>11008091</text:p>
          </table:table-cell>
          <table:table-cell table:formula="of:=[.I562]" office:value-type="float" office:value="8080000" calcext:value-type="float">
            <text:p>8080000</text:p>
          </table:table-cell>
          <table:table-cell table:formula="of:=[.D562]" office:value-type="float" office:value="100" calcext:value-type="float">
            <text:p>100</text:p>
          </table:table-cell>
          <table:table-cell table:formula="of:=[.D563]*[.$E$2]" office:value-type="float" office:value="18000" calcext:value-type="float">
            <text:p>18000</text:p>
          </table:table-cell>
          <table:table-cell table:formula="of:=[.A563]*[.$E$2]*[.D563]" office:value-type="float" office:value="18000000" calcext:value-type="float">
            <text:p>18000000</text:p>
          </table:table-cell>
          <table:table-cell table:formula="of:=[.F563]+[.C563]" office:value-type="float" office:value="26080000" calcext:value-type="float">
            <text:p>26080000</text:p>
          </table:table-cell>
          <table:table-cell table:formula="of:=ROUNDDOWN(([.F563]+[.C563])/1000000000)" office:value-type="float" office:value="0" calcext:value-type="float">
            <text:p>0</text:p>
          </table:table-cell>
          <table:table-cell table:formula="of:=IF([.G563]&gt;=0;MOD([.G563];1000000000);-MOD(-[.G563];1000000000))" office:value-type="float" office:value="26080000" calcext:value-type="float">
            <text:p>26080000</text:p>
          </table:table-cell>
          <table:table-cell table:formula="of:=[.B563]+[.E563]+[.H563]" office:value-type="float" office:value="11026091" calcext:value-type="float">
            <text:p>11026091</text:p>
          </table:table-cell>
          <table:table-cell/>
          <table:table-cell table:formula="of:=[.D563]+[.L562]" office:value-type="float" office:value="61256" calcext:value-type="float">
            <text:p>61256</text:p>
          </table:table-cell>
          <table:table-cell table:formula="of:=[.$E$1]*[.L563]" office:value-type="float" office:value="11026080" calcext:value-type="float">
            <text:p>11026080</text:p>
          </table:table-cell>
          <table:table-cell table:formula="of:=[.J563]-[.M563]" office:value-type="float" office:value="11" calcext:value-type="float">
            <text:p>11</text:p>
          </table:table-cell>
          <table:table-cell table:formula="of:=[.N563]/[.M563]*1000000000" office:value-type="float" office:value="997.634698823154" calcext:value-type="float">
            <text:p>997.634698823154</text:p>
          </table:table-cell>
          <table:table-cell table:number-columns-repeated="1009"/>
        </table:table-row>
        <table:table-row table:style-name="ro1">
          <table:table-cell table:formula="of:=[.A563]" office:value-type="float" office:value="1000" calcext:value-type="float">
            <text:p>1000</text:p>
          </table:table-cell>
          <table:table-cell table:formula="of:=[.J563]" office:value-type="float" office:value="11026091" calcext:value-type="float">
            <text:p>11026091</text:p>
          </table:table-cell>
          <table:table-cell table:formula="of:=[.I563]" office:value-type="float" office:value="26080000" calcext:value-type="float">
            <text:p>26080000</text:p>
          </table:table-cell>
          <table:table-cell table:formula="of:=[.D563]" office:value-type="float" office:value="100" calcext:value-type="float">
            <text:p>100</text:p>
          </table:table-cell>
          <table:table-cell table:formula="of:=[.D564]*[.$E$2]" office:value-type="float" office:value="18000" calcext:value-type="float">
            <text:p>18000</text:p>
          </table:table-cell>
          <table:table-cell table:formula="of:=[.A564]*[.$E$2]*[.D564]" office:value-type="float" office:value="18000000" calcext:value-type="float">
            <text:p>18000000</text:p>
          </table:table-cell>
          <table:table-cell table:formula="of:=[.F564]+[.C564]" office:value-type="float" office:value="44080000" calcext:value-type="float">
            <text:p>44080000</text:p>
          </table:table-cell>
          <table:table-cell table:formula="of:=ROUNDDOWN(([.F564]+[.C564])/1000000000)" office:value-type="float" office:value="0" calcext:value-type="float">
            <text:p>0</text:p>
          </table:table-cell>
          <table:table-cell table:formula="of:=IF([.G564]&gt;=0;MOD([.G564];1000000000);-MOD(-[.G564];1000000000))" office:value-type="float" office:value="44080000" calcext:value-type="float">
            <text:p>44080000</text:p>
          </table:table-cell>
          <table:table-cell table:formula="of:=[.B564]+[.E564]+[.H564]" office:value-type="float" office:value="11044091" calcext:value-type="float">
            <text:p>11044091</text:p>
          </table:table-cell>
          <table:table-cell/>
          <table:table-cell table:formula="of:=[.D564]+[.L563]" office:value-type="float" office:value="61356" calcext:value-type="float">
            <text:p>61356</text:p>
          </table:table-cell>
          <table:table-cell table:formula="of:=[.$E$1]*[.L564]" office:value-type="float" office:value="11044080" calcext:value-type="float">
            <text:p>11044080</text:p>
          </table:table-cell>
          <table:table-cell table:formula="of:=[.J564]-[.M564]" office:value-type="float" office:value="11" calcext:value-type="float">
            <text:p>11</text:p>
          </table:table-cell>
          <table:table-cell table:formula="of:=[.N564]/[.M564]*1000000000" office:value-type="float" office:value="996.00872141455" calcext:value-type="float">
            <text:p>996.00872141455</text:p>
          </table:table-cell>
          <table:table-cell table:number-columns-repeated="1009"/>
        </table:table-row>
        <table:table-row table:style-name="ro1">
          <table:table-cell table:formula="of:=[.A564]" office:value-type="float" office:value="1000" calcext:value-type="float">
            <text:p>1000</text:p>
          </table:table-cell>
          <table:table-cell table:formula="of:=[.J564]" office:value-type="float" office:value="11044091" calcext:value-type="float">
            <text:p>11044091</text:p>
          </table:table-cell>
          <table:table-cell table:formula="of:=[.I564]" office:value-type="float" office:value="44080000" calcext:value-type="float">
            <text:p>44080000</text:p>
          </table:table-cell>
          <table:table-cell table:formula="of:=[.D564]" office:value-type="float" office:value="100" calcext:value-type="float">
            <text:p>100</text:p>
          </table:table-cell>
          <table:table-cell table:formula="of:=[.D565]*[.$E$2]" office:value-type="float" office:value="18000" calcext:value-type="float">
            <text:p>18000</text:p>
          </table:table-cell>
          <table:table-cell table:formula="of:=[.A565]*[.$E$2]*[.D565]" office:value-type="float" office:value="18000000" calcext:value-type="float">
            <text:p>18000000</text:p>
          </table:table-cell>
          <table:table-cell table:formula="of:=[.F565]+[.C565]" office:value-type="float" office:value="62080000" calcext:value-type="float">
            <text:p>62080000</text:p>
          </table:table-cell>
          <table:table-cell table:formula="of:=ROUNDDOWN(([.F565]+[.C565])/1000000000)" office:value-type="float" office:value="0" calcext:value-type="float">
            <text:p>0</text:p>
          </table:table-cell>
          <table:table-cell table:formula="of:=IF([.G565]&gt;=0;MOD([.G565];1000000000);-MOD(-[.G565];1000000000))" office:value-type="float" office:value="62080000" calcext:value-type="float">
            <text:p>62080000</text:p>
          </table:table-cell>
          <table:table-cell table:formula="of:=[.B565]+[.E565]+[.H565]" office:value-type="float" office:value="11062091" calcext:value-type="float">
            <text:p>11062091</text:p>
          </table:table-cell>
          <table:table-cell/>
          <table:table-cell table:formula="of:=[.D565]+[.L564]" office:value-type="float" office:value="61456" calcext:value-type="float">
            <text:p>61456</text:p>
          </table:table-cell>
          <table:table-cell table:formula="of:=[.$E$1]*[.L565]" office:value-type="float" office:value="11062080" calcext:value-type="float">
            <text:p>11062080</text:p>
          </table:table-cell>
          <table:table-cell table:formula="of:=[.J565]-[.M565]" office:value-type="float" office:value="11" calcext:value-type="float">
            <text:p>11</text:p>
          </table:table-cell>
          <table:table-cell table:formula="of:=[.N565]/[.M565]*1000000000" office:value-type="float" office:value="994.388035523157" calcext:value-type="float">
            <text:p>994.388035523157</text:p>
          </table:table-cell>
          <table:table-cell table:number-columns-repeated="1009"/>
        </table:table-row>
        <table:table-row table:style-name="ro1">
          <table:table-cell table:formula="of:=[.A565]" office:value-type="float" office:value="1000" calcext:value-type="float">
            <text:p>1000</text:p>
          </table:table-cell>
          <table:table-cell table:formula="of:=[.J565]" office:value-type="float" office:value="11062091" calcext:value-type="float">
            <text:p>11062091</text:p>
          </table:table-cell>
          <table:table-cell table:formula="of:=[.I565]" office:value-type="float" office:value="62080000" calcext:value-type="float">
            <text:p>62080000</text:p>
          </table:table-cell>
          <table:table-cell table:formula="of:=[.D565]" office:value-type="float" office:value="100" calcext:value-type="float">
            <text:p>100</text:p>
          </table:table-cell>
          <table:table-cell table:formula="of:=[.D566]*[.$E$2]" office:value-type="float" office:value="18000" calcext:value-type="float">
            <text:p>18000</text:p>
          </table:table-cell>
          <table:table-cell table:formula="of:=[.A566]*[.$E$2]*[.D566]" office:value-type="float" office:value="18000000" calcext:value-type="float">
            <text:p>18000000</text:p>
          </table:table-cell>
          <table:table-cell table:formula="of:=[.F566]+[.C566]" office:value-type="float" office:value="80080000" calcext:value-type="float">
            <text:p>80080000</text:p>
          </table:table-cell>
          <table:table-cell table:formula="of:=ROUNDDOWN(([.F566]+[.C566])/1000000000)" office:value-type="float" office:value="0" calcext:value-type="float">
            <text:p>0</text:p>
          </table:table-cell>
          <table:table-cell table:formula="of:=IF([.G566]&gt;=0;MOD([.G566];1000000000);-MOD(-[.G566];1000000000))" office:value-type="float" office:value="80080000" calcext:value-type="float">
            <text:p>80080000</text:p>
          </table:table-cell>
          <table:table-cell table:formula="of:=[.B566]+[.E566]+[.H566]" office:value-type="float" office:value="11080091" calcext:value-type="float">
            <text:p>11080091</text:p>
          </table:table-cell>
          <table:table-cell/>
          <table:table-cell table:formula="of:=[.D566]+[.L565]" office:value-type="float" office:value="61556" calcext:value-type="float">
            <text:p>61556</text:p>
          </table:table-cell>
          <table:table-cell table:formula="of:=[.$E$1]*[.L566]" office:value-type="float" office:value="11080080" calcext:value-type="float">
            <text:p>11080080</text:p>
          </table:table-cell>
          <table:table-cell table:formula="of:=[.J566]-[.M566]" office:value-type="float" office:value="11" calcext:value-type="float">
            <text:p>11</text:p>
          </table:table-cell>
          <table:table-cell table:formula="of:=[.N566]/[.M566]*1000000000" office:value-type="float" office:value="992.772615360178" calcext:value-type="float">
            <text:p>992.772615360178</text:p>
          </table:table-cell>
          <table:table-cell table:number-columns-repeated="1009"/>
        </table:table-row>
        <table:table-row table:style-name="ro1">
          <table:table-cell table:formula="of:=[.A566]" office:value-type="float" office:value="1000" calcext:value-type="float">
            <text:p>1000</text:p>
          </table:table-cell>
          <table:table-cell table:formula="of:=[.J566]" office:value-type="float" office:value="11080091" calcext:value-type="float">
            <text:p>11080091</text:p>
          </table:table-cell>
          <table:table-cell table:formula="of:=[.I566]" office:value-type="float" office:value="80080000" calcext:value-type="float">
            <text:p>80080000</text:p>
          </table:table-cell>
          <table:table-cell table:formula="of:=[.D566]" office:value-type="float" office:value="100" calcext:value-type="float">
            <text:p>100</text:p>
          </table:table-cell>
          <table:table-cell table:formula="of:=[.D567]*[.$E$2]" office:value-type="float" office:value="18000" calcext:value-type="float">
            <text:p>18000</text:p>
          </table:table-cell>
          <table:table-cell table:formula="of:=[.A567]*[.$E$2]*[.D567]" office:value-type="float" office:value="18000000" calcext:value-type="float">
            <text:p>18000000</text:p>
          </table:table-cell>
          <table:table-cell table:formula="of:=[.F567]+[.C567]" office:value-type="float" office:value="98080000" calcext:value-type="float">
            <text:p>98080000</text:p>
          </table:table-cell>
          <table:table-cell table:formula="of:=ROUNDDOWN(([.F567]+[.C567])/1000000000)" office:value-type="float" office:value="0" calcext:value-type="float">
            <text:p>0</text:p>
          </table:table-cell>
          <table:table-cell table:formula="of:=IF([.G567]&gt;=0;MOD([.G567];1000000000);-MOD(-[.G567];1000000000))" office:value-type="float" office:value="98080000" calcext:value-type="float">
            <text:p>98080000</text:p>
          </table:table-cell>
          <table:table-cell table:formula="of:=[.B567]+[.E567]+[.H567]" office:value-type="float" office:value="11098091" calcext:value-type="float">
            <text:p>11098091</text:p>
          </table:table-cell>
          <table:table-cell/>
          <table:table-cell table:formula="of:=[.D567]+[.L566]" office:value-type="float" office:value="61656" calcext:value-type="float">
            <text:p>61656</text:p>
          </table:table-cell>
          <table:table-cell table:formula="of:=[.$E$1]*[.L567]" office:value-type="float" office:value="11098080" calcext:value-type="float">
            <text:p>11098080</text:p>
          </table:table-cell>
          <table:table-cell table:formula="of:=[.J567]-[.M567]" office:value-type="float" office:value="11" calcext:value-type="float">
            <text:p>11</text:p>
          </table:table-cell>
          <table:table-cell table:formula="of:=[.N567]/[.M567]*1000000000" office:value-type="float" office:value="991.162435304125" calcext:value-type="float">
            <text:p>991.162435304125</text:p>
          </table:table-cell>
          <table:table-cell table:number-columns-repeated="1009"/>
        </table:table-row>
        <table:table-row table:style-name="ro1">
          <table:table-cell table:formula="of:=[.A567]" office:value-type="float" office:value="1000" calcext:value-type="float">
            <text:p>1000</text:p>
          </table:table-cell>
          <table:table-cell table:formula="of:=[.J567]" office:value-type="float" office:value="11098091" calcext:value-type="float">
            <text:p>11098091</text:p>
          </table:table-cell>
          <table:table-cell table:formula="of:=[.I567]" office:value-type="float" office:value="98080000" calcext:value-type="float">
            <text:p>98080000</text:p>
          </table:table-cell>
          <table:table-cell table:formula="of:=[.D567]" office:value-type="float" office:value="100" calcext:value-type="float">
            <text:p>100</text:p>
          </table:table-cell>
          <table:table-cell table:formula="of:=[.D568]*[.$E$2]" office:value-type="float" office:value="18000" calcext:value-type="float">
            <text:p>18000</text:p>
          </table:table-cell>
          <table:table-cell table:formula="of:=[.A568]*[.$E$2]*[.D568]" office:value-type="float" office:value="18000000" calcext:value-type="float">
            <text:p>18000000</text:p>
          </table:table-cell>
          <table:table-cell table:formula="of:=[.F568]+[.C568]" office:value-type="float" office:value="116080000" calcext:value-type="float">
            <text:p>116080000</text:p>
          </table:table-cell>
          <table:table-cell table:formula="of:=ROUNDDOWN(([.F568]+[.C568])/1000000000)" office:value-type="float" office:value="0" calcext:value-type="float">
            <text:p>0</text:p>
          </table:table-cell>
          <table:table-cell table:formula="of:=IF([.G568]&gt;=0;MOD([.G568];1000000000);-MOD(-[.G568];1000000000))" office:value-type="float" office:value="116080000" calcext:value-type="float">
            <text:p>116080000</text:p>
          </table:table-cell>
          <table:table-cell table:formula="of:=[.B568]+[.E568]+[.H568]" office:value-type="float" office:value="11116091" calcext:value-type="float">
            <text:p>11116091</text:p>
          </table:table-cell>
          <table:table-cell/>
          <table:table-cell table:formula="of:=[.D568]+[.L567]" office:value-type="float" office:value="61756" calcext:value-type="float">
            <text:p>61756</text:p>
          </table:table-cell>
          <table:table-cell table:formula="of:=[.$E$1]*[.L568]" office:value-type="float" office:value="11116080" calcext:value-type="float">
            <text:p>11116080</text:p>
          </table:table-cell>
          <table:table-cell table:formula="of:=[.J568]-[.M568]" office:value-type="float" office:value="11" calcext:value-type="float">
            <text:p>11</text:p>
          </table:table-cell>
          <table:table-cell table:formula="of:=[.N568]/[.M568]*1000000000" office:value-type="float" office:value="989.557469899461" calcext:value-type="float">
            <text:p>989.557469899461</text:p>
          </table:table-cell>
          <table:table-cell table:number-columns-repeated="1009"/>
        </table:table-row>
        <table:table-row table:style-name="ro1">
          <table:table-cell table:formula="of:=[.A568]" office:value-type="float" office:value="1000" calcext:value-type="float">
            <text:p>1000</text:p>
          </table:table-cell>
          <table:table-cell table:formula="of:=[.J568]" office:value-type="float" office:value="11116091" calcext:value-type="float">
            <text:p>11116091</text:p>
          </table:table-cell>
          <table:table-cell table:formula="of:=[.I568]" office:value-type="float" office:value="116080000" calcext:value-type="float">
            <text:p>116080000</text:p>
          </table:table-cell>
          <table:table-cell table:formula="of:=[.D568]" office:value-type="float" office:value="100" calcext:value-type="float">
            <text:p>100</text:p>
          </table:table-cell>
          <table:table-cell table:formula="of:=[.D569]*[.$E$2]" office:value-type="float" office:value="18000" calcext:value-type="float">
            <text:p>18000</text:p>
          </table:table-cell>
          <table:table-cell table:formula="of:=[.A569]*[.$E$2]*[.D569]" office:value-type="float" office:value="18000000" calcext:value-type="float">
            <text:p>18000000</text:p>
          </table:table-cell>
          <table:table-cell table:formula="of:=[.F569]+[.C569]" office:value-type="float" office:value="134080000" calcext:value-type="float">
            <text:p>134080000</text:p>
          </table:table-cell>
          <table:table-cell table:formula="of:=ROUNDDOWN(([.F569]+[.C569])/1000000000)" office:value-type="float" office:value="0" calcext:value-type="float">
            <text:p>0</text:p>
          </table:table-cell>
          <table:table-cell table:formula="of:=IF([.G569]&gt;=0;MOD([.G569];1000000000);-MOD(-[.G569];1000000000))" office:value-type="float" office:value="134080000" calcext:value-type="float">
            <text:p>134080000</text:p>
          </table:table-cell>
          <table:table-cell table:formula="of:=[.B569]+[.E569]+[.H569]" office:value-type="float" office:value="11134091" calcext:value-type="float">
            <text:p>11134091</text:p>
          </table:table-cell>
          <table:table-cell/>
          <table:table-cell table:formula="of:=[.D569]+[.L568]" office:value-type="float" office:value="61856" calcext:value-type="float">
            <text:p>61856</text:p>
          </table:table-cell>
          <table:table-cell table:formula="of:=[.$E$1]*[.L569]" office:value-type="float" office:value="11134080" calcext:value-type="float">
            <text:p>11134080</text:p>
          </table:table-cell>
          <table:table-cell table:formula="of:=[.J569]-[.M569]" office:value-type="float" office:value="11" calcext:value-type="float">
            <text:p>11</text:p>
          </table:table-cell>
          <table:table-cell table:formula="of:=[.N569]/[.M569]*1000000000" office:value-type="float" office:value="987.957693855262" calcext:value-type="float">
            <text:p>987.957693855262</text:p>
          </table:table-cell>
          <table:table-cell table:number-columns-repeated="1009"/>
        </table:table-row>
        <table:table-row table:style-name="ro1">
          <table:table-cell table:formula="of:=[.A569]" office:value-type="float" office:value="1000" calcext:value-type="float">
            <text:p>1000</text:p>
          </table:table-cell>
          <table:table-cell table:formula="of:=[.J569]" office:value-type="float" office:value="11134091" calcext:value-type="float">
            <text:p>11134091</text:p>
          </table:table-cell>
          <table:table-cell table:formula="of:=[.I569]" office:value-type="float" office:value="134080000" calcext:value-type="float">
            <text:p>134080000</text:p>
          </table:table-cell>
          <table:table-cell table:formula="of:=[.D569]" office:value-type="float" office:value="100" calcext:value-type="float">
            <text:p>100</text:p>
          </table:table-cell>
          <table:table-cell table:formula="of:=[.D570]*[.$E$2]" office:value-type="float" office:value="18000" calcext:value-type="float">
            <text:p>18000</text:p>
          </table:table-cell>
          <table:table-cell table:formula="of:=[.A570]*[.$E$2]*[.D570]" office:value-type="float" office:value="18000000" calcext:value-type="float">
            <text:p>18000000</text:p>
          </table:table-cell>
          <table:table-cell table:formula="of:=[.F570]+[.C570]" office:value-type="float" office:value="152080000" calcext:value-type="float">
            <text:p>152080000</text:p>
          </table:table-cell>
          <table:table-cell table:formula="of:=ROUNDDOWN(([.F570]+[.C570])/1000000000)" office:value-type="float" office:value="0" calcext:value-type="float">
            <text:p>0</text:p>
          </table:table-cell>
          <table:table-cell table:formula="of:=IF([.G570]&gt;=0;MOD([.G570];1000000000);-MOD(-[.G570];1000000000))" office:value-type="float" office:value="152080000" calcext:value-type="float">
            <text:p>152080000</text:p>
          </table:table-cell>
          <table:table-cell table:formula="of:=[.B570]+[.E570]+[.H570]" office:value-type="float" office:value="11152091" calcext:value-type="float">
            <text:p>11152091</text:p>
          </table:table-cell>
          <table:table-cell/>
          <table:table-cell table:formula="of:=[.D570]+[.L569]" office:value-type="float" office:value="61956" calcext:value-type="float">
            <text:p>61956</text:p>
          </table:table-cell>
          <table:table-cell table:formula="of:=[.$E$1]*[.L570]" office:value-type="float" office:value="11152080" calcext:value-type="float">
            <text:p>11152080</text:p>
          </table:table-cell>
          <table:table-cell table:formula="of:=[.J570]-[.M570]" office:value-type="float" office:value="11" calcext:value-type="float">
            <text:p>11</text:p>
          </table:table-cell>
          <table:table-cell table:formula="of:=[.N570]/[.M570]*1000000000" office:value-type="float" office:value="986.363082043888" calcext:value-type="float">
            <text:p>986.363082043888</text:p>
          </table:table-cell>
          <table:table-cell table:number-columns-repeated="1009"/>
        </table:table-row>
        <table:table-row table:style-name="ro1">
          <table:table-cell table:formula="of:=[.A570]" office:value-type="float" office:value="1000" calcext:value-type="float">
            <text:p>1000</text:p>
          </table:table-cell>
          <table:table-cell table:formula="of:=[.J570]" office:value-type="float" office:value="11152091" calcext:value-type="float">
            <text:p>11152091</text:p>
          </table:table-cell>
          <table:table-cell table:formula="of:=[.I570]" office:value-type="float" office:value="152080000" calcext:value-type="float">
            <text:p>152080000</text:p>
          </table:table-cell>
          <table:table-cell table:formula="of:=[.D570]" office:value-type="float" office:value="100" calcext:value-type="float">
            <text:p>100</text:p>
          </table:table-cell>
          <table:table-cell table:formula="of:=[.D571]*[.$E$2]" office:value-type="float" office:value="18000" calcext:value-type="float">
            <text:p>18000</text:p>
          </table:table-cell>
          <table:table-cell table:formula="of:=[.A571]*[.$E$2]*[.D571]" office:value-type="float" office:value="18000000" calcext:value-type="float">
            <text:p>18000000</text:p>
          </table:table-cell>
          <table:table-cell table:formula="of:=[.F571]+[.C571]" office:value-type="float" office:value="170080000" calcext:value-type="float">
            <text:p>170080000</text:p>
          </table:table-cell>
          <table:table-cell table:formula="of:=ROUNDDOWN(([.F571]+[.C571])/1000000000)" office:value-type="float" office:value="0" calcext:value-type="float">
            <text:p>0</text:p>
          </table:table-cell>
          <table:table-cell table:formula="of:=IF([.G571]&gt;=0;MOD([.G571];1000000000);-MOD(-[.G571];1000000000))" office:value-type="float" office:value="170080000" calcext:value-type="float">
            <text:p>170080000</text:p>
          </table:table-cell>
          <table:table-cell table:formula="of:=[.B571]+[.E571]+[.H571]" office:value-type="float" office:value="11170091" calcext:value-type="float">
            <text:p>11170091</text:p>
          </table:table-cell>
          <table:table-cell/>
          <table:table-cell table:formula="of:=[.D571]+[.L570]" office:value-type="float" office:value="62056" calcext:value-type="float">
            <text:p>62056</text:p>
          </table:table-cell>
          <table:table-cell table:formula="of:=[.$E$1]*[.L571]" office:value-type="float" office:value="11170080" calcext:value-type="float">
            <text:p>11170080</text:p>
          </table:table-cell>
          <table:table-cell table:formula="of:=[.J571]-[.M571]" office:value-type="float" office:value="11" calcext:value-type="float">
            <text:p>11</text:p>
          </table:table-cell>
          <table:table-cell table:formula="of:=[.N571]/[.M571]*1000000000" office:value-type="float" office:value="984.773609499663" calcext:value-type="float">
            <text:p>984.773609499663</text:p>
          </table:table-cell>
          <table:table-cell table:number-columns-repeated="1009"/>
        </table:table-row>
        <table:table-row table:style-name="ro1">
          <table:table-cell table:formula="of:=[.A571]" office:value-type="float" office:value="1000" calcext:value-type="float">
            <text:p>1000</text:p>
          </table:table-cell>
          <table:table-cell table:formula="of:=[.J571]" office:value-type="float" office:value="11170091" calcext:value-type="float">
            <text:p>11170091</text:p>
          </table:table-cell>
          <table:table-cell table:formula="of:=[.I571]" office:value-type="float" office:value="170080000" calcext:value-type="float">
            <text:p>170080000</text:p>
          </table:table-cell>
          <table:table-cell table:formula="of:=[.D571]" office:value-type="float" office:value="100" calcext:value-type="float">
            <text:p>100</text:p>
          </table:table-cell>
          <table:table-cell table:formula="of:=[.D572]*[.$E$2]" office:value-type="float" office:value="18000" calcext:value-type="float">
            <text:p>18000</text:p>
          </table:table-cell>
          <table:table-cell table:formula="of:=[.A572]*[.$E$2]*[.D572]" office:value-type="float" office:value="18000000" calcext:value-type="float">
            <text:p>18000000</text:p>
          </table:table-cell>
          <table:table-cell table:formula="of:=[.F572]+[.C572]" office:value-type="float" office:value="188080000" calcext:value-type="float">
            <text:p>188080000</text:p>
          </table:table-cell>
          <table:table-cell table:formula="of:=ROUNDDOWN(([.F572]+[.C572])/1000000000)" office:value-type="float" office:value="0" calcext:value-type="float">
            <text:p>0</text:p>
          </table:table-cell>
          <table:table-cell table:formula="of:=IF([.G572]&gt;=0;MOD([.G572];1000000000);-MOD(-[.G572];1000000000))" office:value-type="float" office:value="188080000" calcext:value-type="float">
            <text:p>188080000</text:p>
          </table:table-cell>
          <table:table-cell table:formula="of:=[.B572]+[.E572]+[.H572]" office:value-type="float" office:value="11188091" calcext:value-type="float">
            <text:p>11188091</text:p>
          </table:table-cell>
          <table:table-cell/>
          <table:table-cell table:formula="of:=[.D572]+[.L571]" office:value-type="float" office:value="62156" calcext:value-type="float">
            <text:p>62156</text:p>
          </table:table-cell>
          <table:table-cell table:formula="of:=[.$E$1]*[.L572]" office:value-type="float" office:value="11188080" calcext:value-type="float">
            <text:p>11188080</text:p>
          </table:table-cell>
          <table:table-cell table:formula="of:=[.J572]-[.M572]" office:value-type="float" office:value="11" calcext:value-type="float">
            <text:p>11</text:p>
          </table:table-cell>
          <table:table-cell table:formula="of:=[.N572]/[.M572]*1000000000" office:value-type="float" office:value="983.18925141758" calcext:value-type="float">
            <text:p>983.18925141758</text:p>
          </table:table-cell>
          <table:table-cell table:number-columns-repeated="1009"/>
        </table:table-row>
        <table:table-row table:style-name="ro1">
          <table:table-cell table:formula="of:=[.A572]" office:value-type="float" office:value="1000" calcext:value-type="float">
            <text:p>1000</text:p>
          </table:table-cell>
          <table:table-cell table:formula="of:=[.J572]" office:value-type="float" office:value="11188091" calcext:value-type="float">
            <text:p>11188091</text:p>
          </table:table-cell>
          <table:table-cell table:formula="of:=[.I572]" office:value-type="float" office:value="188080000" calcext:value-type="float">
            <text:p>188080000</text:p>
          </table:table-cell>
          <table:table-cell table:formula="of:=[.D572]" office:value-type="float" office:value="100" calcext:value-type="float">
            <text:p>100</text:p>
          </table:table-cell>
          <table:table-cell table:formula="of:=[.D573]*[.$E$2]" office:value-type="float" office:value="18000" calcext:value-type="float">
            <text:p>18000</text:p>
          </table:table-cell>
          <table:table-cell table:formula="of:=[.A573]*[.$E$2]*[.D573]" office:value-type="float" office:value="18000000" calcext:value-type="float">
            <text:p>18000000</text:p>
          </table:table-cell>
          <table:table-cell table:formula="of:=[.F573]+[.C573]" office:value-type="float" office:value="206080000" calcext:value-type="float">
            <text:p>206080000</text:p>
          </table:table-cell>
          <table:table-cell table:formula="of:=ROUNDDOWN(([.F573]+[.C573])/1000000000)" office:value-type="float" office:value="0" calcext:value-type="float">
            <text:p>0</text:p>
          </table:table-cell>
          <table:table-cell table:formula="of:=IF([.G573]&gt;=0;MOD([.G573];1000000000);-MOD(-[.G573];1000000000))" office:value-type="float" office:value="206080000" calcext:value-type="float">
            <text:p>206080000</text:p>
          </table:table-cell>
          <table:table-cell table:formula="of:=[.B573]+[.E573]+[.H573]" office:value-type="float" office:value="11206091" calcext:value-type="float">
            <text:p>11206091</text:p>
          </table:table-cell>
          <table:table-cell/>
          <table:table-cell table:formula="of:=[.D573]+[.L572]" office:value-type="float" office:value="62256" calcext:value-type="float">
            <text:p>62256</text:p>
          </table:table-cell>
          <table:table-cell table:formula="of:=[.$E$1]*[.L573]" office:value-type="float" office:value="11206080" calcext:value-type="float">
            <text:p>11206080</text:p>
          </table:table-cell>
          <table:table-cell table:formula="of:=[.J573]-[.M573]" office:value-type="float" office:value="11" calcext:value-type="float">
            <text:p>11</text:p>
          </table:table-cell>
          <table:table-cell table:formula="of:=[.N573]/[.M573]*1000000000" office:value-type="float" office:value="981.609983152003" calcext:value-type="float">
            <text:p>981.609983152003</text:p>
          </table:table-cell>
          <table:table-cell table:number-columns-repeated="1009"/>
        </table:table-row>
        <table:table-row table:style-name="ro1">
          <table:table-cell table:formula="of:=[.A573]" office:value-type="float" office:value="1000" calcext:value-type="float">
            <text:p>1000</text:p>
          </table:table-cell>
          <table:table-cell table:formula="of:=[.J573]" office:value-type="float" office:value="11206091" calcext:value-type="float">
            <text:p>11206091</text:p>
          </table:table-cell>
          <table:table-cell table:formula="of:=[.I573]" office:value-type="float" office:value="206080000" calcext:value-type="float">
            <text:p>206080000</text:p>
          </table:table-cell>
          <table:table-cell table:formula="of:=[.D573]" office:value-type="float" office:value="100" calcext:value-type="float">
            <text:p>100</text:p>
          </table:table-cell>
          <table:table-cell table:formula="of:=[.D574]*[.$E$2]" office:value-type="float" office:value="18000" calcext:value-type="float">
            <text:p>18000</text:p>
          </table:table-cell>
          <table:table-cell table:formula="of:=[.A574]*[.$E$2]*[.D574]" office:value-type="float" office:value="18000000" calcext:value-type="float">
            <text:p>18000000</text:p>
          </table:table-cell>
          <table:table-cell table:formula="of:=[.F574]+[.C574]" office:value-type="float" office:value="224080000" calcext:value-type="float">
            <text:p>224080000</text:p>
          </table:table-cell>
          <table:table-cell table:formula="of:=ROUNDDOWN(([.F574]+[.C574])/1000000000)" office:value-type="float" office:value="0" calcext:value-type="float">
            <text:p>0</text:p>
          </table:table-cell>
          <table:table-cell table:formula="of:=IF([.G574]&gt;=0;MOD([.G574];1000000000);-MOD(-[.G574];1000000000))" office:value-type="float" office:value="224080000" calcext:value-type="float">
            <text:p>224080000</text:p>
          </table:table-cell>
          <table:table-cell table:formula="of:=[.B574]+[.E574]+[.H574]" office:value-type="float" office:value="11224091" calcext:value-type="float">
            <text:p>11224091</text:p>
          </table:table-cell>
          <table:table-cell/>
          <table:table-cell table:formula="of:=[.D574]+[.L573]" office:value-type="float" office:value="62356" calcext:value-type="float">
            <text:p>62356</text:p>
          </table:table-cell>
          <table:table-cell table:formula="of:=[.$E$1]*[.L574]" office:value-type="float" office:value="11224080" calcext:value-type="float">
            <text:p>11224080</text:p>
          </table:table-cell>
          <table:table-cell table:formula="of:=[.J574]-[.M574]" office:value-type="float" office:value="11" calcext:value-type="float">
            <text:p>11</text:p>
          </table:table-cell>
          <table:table-cell table:formula="of:=[.N574]/[.M574]*1000000000" office:value-type="float" office:value="980.035780215394" calcext:value-type="float">
            <text:p>980.035780215394</text:p>
          </table:table-cell>
          <table:table-cell table:number-columns-repeated="1009"/>
        </table:table-row>
        <table:table-row table:style-name="ro1">
          <table:table-cell table:formula="of:=[.A574]" office:value-type="float" office:value="1000" calcext:value-type="float">
            <text:p>1000</text:p>
          </table:table-cell>
          <table:table-cell table:formula="of:=[.J574]" office:value-type="float" office:value="11224091" calcext:value-type="float">
            <text:p>11224091</text:p>
          </table:table-cell>
          <table:table-cell table:formula="of:=[.I574]" office:value-type="float" office:value="224080000" calcext:value-type="float">
            <text:p>224080000</text:p>
          </table:table-cell>
          <table:table-cell table:formula="of:=[.D574]" office:value-type="float" office:value="100" calcext:value-type="float">
            <text:p>100</text:p>
          </table:table-cell>
          <table:table-cell table:formula="of:=[.D575]*[.$E$2]" office:value-type="float" office:value="18000" calcext:value-type="float">
            <text:p>18000</text:p>
          </table:table-cell>
          <table:table-cell table:formula="of:=[.A575]*[.$E$2]*[.D575]" office:value-type="float" office:value="18000000" calcext:value-type="float">
            <text:p>18000000</text:p>
          </table:table-cell>
          <table:table-cell table:formula="of:=[.F575]+[.C575]" office:value-type="float" office:value="242080000" calcext:value-type="float">
            <text:p>242080000</text:p>
          </table:table-cell>
          <table:table-cell table:formula="of:=ROUNDDOWN(([.F575]+[.C575])/1000000000)" office:value-type="float" office:value="0" calcext:value-type="float">
            <text:p>0</text:p>
          </table:table-cell>
          <table:table-cell table:formula="of:=IF([.G575]&gt;=0;MOD([.G575];1000000000);-MOD(-[.G575];1000000000))" office:value-type="float" office:value="242080000" calcext:value-type="float">
            <text:p>242080000</text:p>
          </table:table-cell>
          <table:table-cell table:formula="of:=[.B575]+[.E575]+[.H575]" office:value-type="float" office:value="11242091" calcext:value-type="float">
            <text:p>11242091</text:p>
          </table:table-cell>
          <table:table-cell/>
          <table:table-cell table:formula="of:=[.D575]+[.L574]" office:value-type="float" office:value="62456" calcext:value-type="float">
            <text:p>62456</text:p>
          </table:table-cell>
          <table:table-cell table:formula="of:=[.$E$1]*[.L575]" office:value-type="float" office:value="11242080" calcext:value-type="float">
            <text:p>11242080</text:p>
          </table:table-cell>
          <table:table-cell table:formula="of:=[.J575]-[.M575]" office:value-type="float" office:value="11" calcext:value-type="float">
            <text:p>11</text:p>
          </table:table-cell>
          <table:table-cell table:formula="of:=[.N575]/[.M575]*1000000000" office:value-type="float" office:value="978.466618277045" calcext:value-type="float">
            <text:p>978.466618277045</text:p>
          </table:table-cell>
          <table:table-cell table:number-columns-repeated="1009"/>
        </table:table-row>
        <table:table-row table:style-name="ro1">
          <table:table-cell table:formula="of:=[.A575]" office:value-type="float" office:value="1000" calcext:value-type="float">
            <text:p>1000</text:p>
          </table:table-cell>
          <table:table-cell table:formula="of:=[.J575]" office:value-type="float" office:value="11242091" calcext:value-type="float">
            <text:p>11242091</text:p>
          </table:table-cell>
          <table:table-cell table:formula="of:=[.I575]" office:value-type="float" office:value="242080000" calcext:value-type="float">
            <text:p>242080000</text:p>
          </table:table-cell>
          <table:table-cell table:formula="of:=[.D575]" office:value-type="float" office:value="100" calcext:value-type="float">
            <text:p>100</text:p>
          </table:table-cell>
          <table:table-cell table:formula="of:=[.D576]*[.$E$2]" office:value-type="float" office:value="18000" calcext:value-type="float">
            <text:p>18000</text:p>
          </table:table-cell>
          <table:table-cell table:formula="of:=[.A576]*[.$E$2]*[.D576]" office:value-type="float" office:value="18000000" calcext:value-type="float">
            <text:p>18000000</text:p>
          </table:table-cell>
          <table:table-cell table:formula="of:=[.F576]+[.C576]" office:value-type="float" office:value="260080000" calcext:value-type="float">
            <text:p>260080000</text:p>
          </table:table-cell>
          <table:table-cell table:formula="of:=ROUNDDOWN(([.F576]+[.C576])/1000000000)" office:value-type="float" office:value="0" calcext:value-type="float">
            <text:p>0</text:p>
          </table:table-cell>
          <table:table-cell table:formula="of:=IF([.G576]&gt;=0;MOD([.G576];1000000000);-MOD(-[.G576];1000000000))" office:value-type="float" office:value="260080000" calcext:value-type="float">
            <text:p>260080000</text:p>
          </table:table-cell>
          <table:table-cell table:formula="of:=[.B576]+[.E576]+[.H576]" office:value-type="float" office:value="11260091" calcext:value-type="float">
            <text:p>11260091</text:p>
          </table:table-cell>
          <table:table-cell/>
          <table:table-cell table:formula="of:=[.D576]+[.L575]" office:value-type="float" office:value="62556" calcext:value-type="float">
            <text:p>62556</text:p>
          </table:table-cell>
          <table:table-cell table:formula="of:=[.$E$1]*[.L576]" office:value-type="float" office:value="11260080" calcext:value-type="float">
            <text:p>11260080</text:p>
          </table:table-cell>
          <table:table-cell table:formula="of:=[.J576]-[.M576]" office:value-type="float" office:value="11" calcext:value-type="float">
            <text:p>11</text:p>
          </table:table-cell>
          <table:table-cell table:formula="of:=[.N576]/[.M576]*1000000000" office:value-type="float" office:value="976.902473161825" calcext:value-type="float">
            <text:p>976.902473161825</text:p>
          </table:table-cell>
          <table:table-cell table:number-columns-repeated="1009"/>
        </table:table-row>
        <table:table-row table:style-name="ro1">
          <table:table-cell table:formula="of:=[.A576]" office:value-type="float" office:value="1000" calcext:value-type="float">
            <text:p>1000</text:p>
          </table:table-cell>
          <table:table-cell table:formula="of:=[.J576]" office:value-type="float" office:value="11260091" calcext:value-type="float">
            <text:p>11260091</text:p>
          </table:table-cell>
          <table:table-cell table:formula="of:=[.I576]" office:value-type="float" office:value="260080000" calcext:value-type="float">
            <text:p>260080000</text:p>
          </table:table-cell>
          <table:table-cell table:formula="of:=[.D576]" office:value-type="float" office:value="100" calcext:value-type="float">
            <text:p>100</text:p>
          </table:table-cell>
          <table:table-cell table:formula="of:=[.D577]*[.$E$2]" office:value-type="float" office:value="18000" calcext:value-type="float">
            <text:p>18000</text:p>
          </table:table-cell>
          <table:table-cell table:formula="of:=[.A577]*[.$E$2]*[.D577]" office:value-type="float" office:value="18000000" calcext:value-type="float">
            <text:p>18000000</text:p>
          </table:table-cell>
          <table:table-cell table:formula="of:=[.F577]+[.C577]" office:value-type="float" office:value="278080000" calcext:value-type="float">
            <text:p>278080000</text:p>
          </table:table-cell>
          <table:table-cell table:formula="of:=ROUNDDOWN(([.F577]+[.C577])/1000000000)" office:value-type="float" office:value="0" calcext:value-type="float">
            <text:p>0</text:p>
          </table:table-cell>
          <table:table-cell table:formula="of:=IF([.G577]&gt;=0;MOD([.G577];1000000000);-MOD(-[.G577];1000000000))" office:value-type="float" office:value="278080000" calcext:value-type="float">
            <text:p>278080000</text:p>
          </table:table-cell>
          <table:table-cell table:formula="of:=[.B577]+[.E577]+[.H577]" office:value-type="float" office:value="11278091" calcext:value-type="float">
            <text:p>11278091</text:p>
          </table:table-cell>
          <table:table-cell/>
          <table:table-cell table:formula="of:=[.D577]+[.L576]" office:value-type="float" office:value="62656" calcext:value-type="float">
            <text:p>62656</text:p>
          </table:table-cell>
          <table:table-cell table:formula="of:=[.$E$1]*[.L577]" office:value-type="float" office:value="11278080" calcext:value-type="float">
            <text:p>11278080</text:p>
          </table:table-cell>
          <table:table-cell table:formula="of:=[.J577]-[.M577]" office:value-type="float" office:value="11" calcext:value-type="float">
            <text:p>11</text:p>
          </table:table-cell>
          <table:table-cell table:formula="of:=[.N577]/[.M577]*1000000000" office:value-type="float" office:value="975.343320848939" calcext:value-type="float">
            <text:p>975.343320848939</text:p>
          </table:table-cell>
          <table:table-cell table:number-columns-repeated="1009"/>
        </table:table-row>
        <table:table-row table:style-name="ro1">
          <table:table-cell table:formula="of:=[.A577]" office:value-type="float" office:value="1000" calcext:value-type="float">
            <text:p>1000</text:p>
          </table:table-cell>
          <table:table-cell table:formula="of:=[.J577]" office:value-type="float" office:value="11278091" calcext:value-type="float">
            <text:p>11278091</text:p>
          </table:table-cell>
          <table:table-cell table:formula="of:=[.I577]" office:value-type="float" office:value="278080000" calcext:value-type="float">
            <text:p>278080000</text:p>
          </table:table-cell>
          <table:table-cell table:formula="of:=[.D577]" office:value-type="float" office:value="100" calcext:value-type="float">
            <text:p>100</text:p>
          </table:table-cell>
          <table:table-cell table:formula="of:=[.D578]*[.$E$2]" office:value-type="float" office:value="18000" calcext:value-type="float">
            <text:p>18000</text:p>
          </table:table-cell>
          <table:table-cell table:formula="of:=[.A578]*[.$E$2]*[.D578]" office:value-type="float" office:value="18000000" calcext:value-type="float">
            <text:p>18000000</text:p>
          </table:table-cell>
          <table:table-cell table:formula="of:=[.F578]+[.C578]" office:value-type="float" office:value="296080000" calcext:value-type="float">
            <text:p>296080000</text:p>
          </table:table-cell>
          <table:table-cell table:formula="of:=ROUNDDOWN(([.F578]+[.C578])/1000000000)" office:value-type="float" office:value="0" calcext:value-type="float">
            <text:p>0</text:p>
          </table:table-cell>
          <table:table-cell table:formula="of:=IF([.G578]&gt;=0;MOD([.G578];1000000000);-MOD(-[.G578];1000000000))" office:value-type="float" office:value="296080000" calcext:value-type="float">
            <text:p>296080000</text:p>
          </table:table-cell>
          <table:table-cell table:formula="of:=[.B578]+[.E578]+[.H578]" office:value-type="float" office:value="11296091" calcext:value-type="float">
            <text:p>11296091</text:p>
          </table:table-cell>
          <table:table-cell/>
          <table:table-cell table:formula="of:=[.D578]+[.L577]" office:value-type="float" office:value="62756" calcext:value-type="float">
            <text:p>62756</text:p>
          </table:table-cell>
          <table:table-cell table:formula="of:=[.$E$1]*[.L578]" office:value-type="float" office:value="11296080" calcext:value-type="float">
            <text:p>11296080</text:p>
          </table:table-cell>
          <table:table-cell table:formula="of:=[.J578]-[.M578]" office:value-type="float" office:value="11" calcext:value-type="float">
            <text:p>11</text:p>
          </table:table-cell>
          <table:table-cell table:formula="of:=[.N578]/[.M578]*1000000000" office:value-type="float" office:value="973.789137470698" calcext:value-type="float">
            <text:p>973.789137470698</text:p>
          </table:table-cell>
          <table:table-cell table:number-columns-repeated="1009"/>
        </table:table-row>
        <table:table-row table:style-name="ro1">
          <table:table-cell table:formula="of:=[.A578]" office:value-type="float" office:value="1000" calcext:value-type="float">
            <text:p>1000</text:p>
          </table:table-cell>
          <table:table-cell table:formula="of:=[.J578]" office:value-type="float" office:value="11296091" calcext:value-type="float">
            <text:p>11296091</text:p>
          </table:table-cell>
          <table:table-cell table:formula="of:=[.I578]" office:value-type="float" office:value="296080000" calcext:value-type="float">
            <text:p>296080000</text:p>
          </table:table-cell>
          <table:table-cell table:formula="of:=[.D578]" office:value-type="float" office:value="100" calcext:value-type="float">
            <text:p>100</text:p>
          </table:table-cell>
          <table:table-cell table:formula="of:=[.D579]*[.$E$2]" office:value-type="float" office:value="18000" calcext:value-type="float">
            <text:p>18000</text:p>
          </table:table-cell>
          <table:table-cell table:formula="of:=[.A579]*[.$E$2]*[.D579]" office:value-type="float" office:value="18000000" calcext:value-type="float">
            <text:p>18000000</text:p>
          </table:table-cell>
          <table:table-cell table:formula="of:=[.F579]+[.C579]" office:value-type="float" office:value="314080000" calcext:value-type="float">
            <text:p>314080000</text:p>
          </table:table-cell>
          <table:table-cell table:formula="of:=ROUNDDOWN(([.F579]+[.C579])/1000000000)" office:value-type="float" office:value="0" calcext:value-type="float">
            <text:p>0</text:p>
          </table:table-cell>
          <table:table-cell table:formula="of:=IF([.G579]&gt;=0;MOD([.G579];1000000000);-MOD(-[.G579];1000000000))" office:value-type="float" office:value="314080000" calcext:value-type="float">
            <text:p>314080000</text:p>
          </table:table-cell>
          <table:table-cell table:formula="of:=[.B579]+[.E579]+[.H579]" office:value-type="float" office:value="11314091" calcext:value-type="float">
            <text:p>11314091</text:p>
          </table:table-cell>
          <table:table-cell/>
          <table:table-cell table:formula="of:=[.D579]+[.L578]" office:value-type="float" office:value="62856" calcext:value-type="float">
            <text:p>62856</text:p>
          </table:table-cell>
          <table:table-cell table:formula="of:=[.$E$1]*[.L579]" office:value-type="float" office:value="11314080" calcext:value-type="float">
            <text:p>11314080</text:p>
          </table:table-cell>
          <table:table-cell table:formula="of:=[.J579]-[.M579]" office:value-type="float" office:value="11" calcext:value-type="float">
            <text:p>11</text:p>
          </table:table-cell>
          <table:table-cell table:formula="of:=[.N579]/[.M579]*1000000000" office:value-type="float" office:value="972.239899311301" calcext:value-type="float">
            <text:p>972.239899311301</text:p>
          </table:table-cell>
          <table:table-cell table:number-columns-repeated="1009"/>
        </table:table-row>
        <table:table-row table:style-name="ro1">
          <table:table-cell table:formula="of:=[.A579]" office:value-type="float" office:value="1000" calcext:value-type="float">
            <text:p>1000</text:p>
          </table:table-cell>
          <table:table-cell table:formula="of:=[.J579]" office:value-type="float" office:value="11314091" calcext:value-type="float">
            <text:p>11314091</text:p>
          </table:table-cell>
          <table:table-cell table:formula="of:=[.I579]" office:value-type="float" office:value="314080000" calcext:value-type="float">
            <text:p>314080000</text:p>
          </table:table-cell>
          <table:table-cell table:formula="of:=[.D579]" office:value-type="float" office:value="100" calcext:value-type="float">
            <text:p>100</text:p>
          </table:table-cell>
          <table:table-cell table:formula="of:=[.D580]*[.$E$2]" office:value-type="float" office:value="18000" calcext:value-type="float">
            <text:p>18000</text:p>
          </table:table-cell>
          <table:table-cell table:formula="of:=[.A580]*[.$E$2]*[.D580]" office:value-type="float" office:value="18000000" calcext:value-type="float">
            <text:p>18000000</text:p>
          </table:table-cell>
          <table:table-cell table:formula="of:=[.F580]+[.C580]" office:value-type="float" office:value="332080000" calcext:value-type="float">
            <text:p>332080000</text:p>
          </table:table-cell>
          <table:table-cell table:formula="of:=ROUNDDOWN(([.F580]+[.C580])/1000000000)" office:value-type="float" office:value="0" calcext:value-type="float">
            <text:p>0</text:p>
          </table:table-cell>
          <table:table-cell table:formula="of:=IF([.G580]&gt;=0;MOD([.G580];1000000000);-MOD(-[.G580];1000000000))" office:value-type="float" office:value="332080000" calcext:value-type="float">
            <text:p>332080000</text:p>
          </table:table-cell>
          <table:table-cell table:formula="of:=[.B580]+[.E580]+[.H580]" office:value-type="float" office:value="11332091" calcext:value-type="float">
            <text:p>11332091</text:p>
          </table:table-cell>
          <table:table-cell/>
          <table:table-cell table:formula="of:=[.D580]+[.L579]" office:value-type="float" office:value="62956" calcext:value-type="float">
            <text:p>62956</text:p>
          </table:table-cell>
          <table:table-cell table:formula="of:=[.$E$1]*[.L580]" office:value-type="float" office:value="11332080" calcext:value-type="float">
            <text:p>11332080</text:p>
          </table:table-cell>
          <table:table-cell table:formula="of:=[.J580]-[.M580]" office:value-type="float" office:value="11" calcext:value-type="float">
            <text:p>11</text:p>
          </table:table-cell>
          <table:table-cell table:formula="of:=[.N580]/[.M580]*1000000000" office:value-type="float" office:value="970.695582805628" calcext:value-type="float">
            <text:p>970.695582805628</text:p>
          </table:table-cell>
          <table:table-cell table:number-columns-repeated="1009"/>
        </table:table-row>
        <table:table-row table:style-name="ro1">
          <table:table-cell table:formula="of:=[.A580]" office:value-type="float" office:value="1000" calcext:value-type="float">
            <text:p>1000</text:p>
          </table:table-cell>
          <table:table-cell table:formula="of:=[.J580]" office:value-type="float" office:value="11332091" calcext:value-type="float">
            <text:p>11332091</text:p>
          </table:table-cell>
          <table:table-cell table:formula="of:=[.I580]" office:value-type="float" office:value="332080000" calcext:value-type="float">
            <text:p>332080000</text:p>
          </table:table-cell>
          <table:table-cell table:formula="of:=[.D580]" office:value-type="float" office:value="100" calcext:value-type="float">
            <text:p>100</text:p>
          </table:table-cell>
          <table:table-cell table:formula="of:=[.D581]*[.$E$2]" office:value-type="float" office:value="18000" calcext:value-type="float">
            <text:p>18000</text:p>
          </table:table-cell>
          <table:table-cell table:formula="of:=[.A581]*[.$E$2]*[.D581]" office:value-type="float" office:value="18000000" calcext:value-type="float">
            <text:p>18000000</text:p>
          </table:table-cell>
          <table:table-cell table:formula="of:=[.F581]+[.C581]" office:value-type="float" office:value="350080000" calcext:value-type="float">
            <text:p>350080000</text:p>
          </table:table-cell>
          <table:table-cell table:formula="of:=ROUNDDOWN(([.F581]+[.C581])/1000000000)" office:value-type="float" office:value="0" calcext:value-type="float">
            <text:p>0</text:p>
          </table:table-cell>
          <table:table-cell table:formula="of:=IF([.G581]&gt;=0;MOD([.G581];1000000000);-MOD(-[.G581];1000000000))" office:value-type="float" office:value="350080000" calcext:value-type="float">
            <text:p>350080000</text:p>
          </table:table-cell>
          <table:table-cell table:formula="of:=[.B581]+[.E581]+[.H581]" office:value-type="float" office:value="11350091" calcext:value-type="float">
            <text:p>11350091</text:p>
          </table:table-cell>
          <table:table-cell/>
          <table:table-cell table:formula="of:=[.D581]+[.L580]" office:value-type="float" office:value="63056" calcext:value-type="float">
            <text:p>63056</text:p>
          </table:table-cell>
          <table:table-cell table:formula="of:=[.$E$1]*[.L581]" office:value-type="float" office:value="11350080" calcext:value-type="float">
            <text:p>11350080</text:p>
          </table:table-cell>
          <table:table-cell table:formula="of:=[.J581]-[.M581]" office:value-type="float" office:value="11" calcext:value-type="float">
            <text:p>11</text:p>
          </table:table-cell>
          <table:table-cell table:formula="of:=[.N581]/[.M581]*1000000000" office:value-type="float" office:value="969.156164538047" calcext:value-type="float">
            <text:p>969.156164538047</text:p>
          </table:table-cell>
          <table:table-cell table:number-columns-repeated="1009"/>
        </table:table-row>
        <table:table-row table:style-name="ro1">
          <table:table-cell table:formula="of:=[.A581]" office:value-type="float" office:value="1000" calcext:value-type="float">
            <text:p>1000</text:p>
          </table:table-cell>
          <table:table-cell table:formula="of:=[.J581]" office:value-type="float" office:value="11350091" calcext:value-type="float">
            <text:p>11350091</text:p>
          </table:table-cell>
          <table:table-cell table:formula="of:=[.I581]" office:value-type="float" office:value="350080000" calcext:value-type="float">
            <text:p>350080000</text:p>
          </table:table-cell>
          <table:table-cell table:formula="of:=[.D581]" office:value-type="float" office:value="100" calcext:value-type="float">
            <text:p>100</text:p>
          </table:table-cell>
          <table:table-cell table:formula="of:=[.D582]*[.$E$2]" office:value-type="float" office:value="18000" calcext:value-type="float">
            <text:p>18000</text:p>
          </table:table-cell>
          <table:table-cell table:formula="of:=[.A582]*[.$E$2]*[.D582]" office:value-type="float" office:value="18000000" calcext:value-type="float">
            <text:p>18000000</text:p>
          </table:table-cell>
          <table:table-cell table:formula="of:=[.F582]+[.C582]" office:value-type="float" office:value="368080000" calcext:value-type="float">
            <text:p>368080000</text:p>
          </table:table-cell>
          <table:table-cell table:formula="of:=ROUNDDOWN(([.F582]+[.C582])/1000000000)" office:value-type="float" office:value="0" calcext:value-type="float">
            <text:p>0</text:p>
          </table:table-cell>
          <table:table-cell table:formula="of:=IF([.G582]&gt;=0;MOD([.G582];1000000000);-MOD(-[.G582];1000000000))" office:value-type="float" office:value="368080000" calcext:value-type="float">
            <text:p>368080000</text:p>
          </table:table-cell>
          <table:table-cell table:formula="of:=[.B582]+[.E582]+[.H582]" office:value-type="float" office:value="11368091" calcext:value-type="float">
            <text:p>11368091</text:p>
          </table:table-cell>
          <table:table-cell/>
          <table:table-cell table:formula="of:=[.D582]+[.L581]" office:value-type="float" office:value="63156" calcext:value-type="float">
            <text:p>63156</text:p>
          </table:table-cell>
          <table:table-cell table:formula="of:=[.$E$1]*[.L582]" office:value-type="float" office:value="11368080" calcext:value-type="float">
            <text:p>11368080</text:p>
          </table:table-cell>
          <table:table-cell table:formula="of:=[.J582]-[.M582]" office:value-type="float" office:value="11" calcext:value-type="float">
            <text:p>11</text:p>
          </table:table-cell>
          <table:table-cell table:formula="of:=[.N582]/[.M582]*1000000000" office:value-type="float" office:value="967.62162124123" calcext:value-type="float">
            <text:p>967.62162124123</text:p>
          </table:table-cell>
          <table:table-cell table:number-columns-repeated="1009"/>
        </table:table-row>
        <table:table-row table:style-name="ro1">
          <table:table-cell table:formula="of:=[.A582]" office:value-type="float" office:value="1000" calcext:value-type="float">
            <text:p>1000</text:p>
          </table:table-cell>
          <table:table-cell table:formula="of:=[.J582]" office:value-type="float" office:value="11368091" calcext:value-type="float">
            <text:p>11368091</text:p>
          </table:table-cell>
          <table:table-cell table:formula="of:=[.I582]" office:value-type="float" office:value="368080000" calcext:value-type="float">
            <text:p>368080000</text:p>
          </table:table-cell>
          <table:table-cell table:formula="of:=[.D582]" office:value-type="float" office:value="100" calcext:value-type="float">
            <text:p>100</text:p>
          </table:table-cell>
          <table:table-cell table:formula="of:=[.D583]*[.$E$2]" office:value-type="float" office:value="18000" calcext:value-type="float">
            <text:p>18000</text:p>
          </table:table-cell>
          <table:table-cell table:formula="of:=[.A583]*[.$E$2]*[.D583]" office:value-type="float" office:value="18000000" calcext:value-type="float">
            <text:p>18000000</text:p>
          </table:table-cell>
          <table:table-cell table:formula="of:=[.F583]+[.C583]" office:value-type="float" office:value="386080000" calcext:value-type="float">
            <text:p>386080000</text:p>
          </table:table-cell>
          <table:table-cell table:formula="of:=ROUNDDOWN(([.F583]+[.C583])/1000000000)" office:value-type="float" office:value="0" calcext:value-type="float">
            <text:p>0</text:p>
          </table:table-cell>
          <table:table-cell table:formula="of:=IF([.G583]&gt;=0;MOD([.G583];1000000000);-MOD(-[.G583];1000000000))" office:value-type="float" office:value="386080000" calcext:value-type="float">
            <text:p>386080000</text:p>
          </table:table-cell>
          <table:table-cell table:formula="of:=[.B583]+[.E583]+[.H583]" office:value-type="float" office:value="11386091" calcext:value-type="float">
            <text:p>11386091</text:p>
          </table:table-cell>
          <table:table-cell/>
          <table:table-cell table:formula="of:=[.D583]+[.L582]" office:value-type="float" office:value="63256" calcext:value-type="float">
            <text:p>63256</text:p>
          </table:table-cell>
          <table:table-cell table:formula="of:=[.$E$1]*[.L583]" office:value-type="float" office:value="11386080" calcext:value-type="float">
            <text:p>11386080</text:p>
          </table:table-cell>
          <table:table-cell table:formula="of:=[.J583]-[.M583]" office:value-type="float" office:value="11" calcext:value-type="float">
            <text:p>11</text:p>
          </table:table-cell>
          <table:table-cell table:formula="of:=[.N583]/[.M583]*1000000000" office:value-type="float" office:value="966.091929794978" calcext:value-type="float">
            <text:p>966.091929794978</text:p>
          </table:table-cell>
          <table:table-cell table:number-columns-repeated="1009"/>
        </table:table-row>
        <table:table-row table:style-name="ro1">
          <table:table-cell table:formula="of:=[.A583]" office:value-type="float" office:value="1000" calcext:value-type="float">
            <text:p>1000</text:p>
          </table:table-cell>
          <table:table-cell table:formula="of:=[.J583]" office:value-type="float" office:value="11386091" calcext:value-type="float">
            <text:p>11386091</text:p>
          </table:table-cell>
          <table:table-cell table:formula="of:=[.I583]" office:value-type="float" office:value="386080000" calcext:value-type="float">
            <text:p>386080000</text:p>
          </table:table-cell>
          <table:table-cell table:formula="of:=[.D583]" office:value-type="float" office:value="100" calcext:value-type="float">
            <text:p>100</text:p>
          </table:table-cell>
          <table:table-cell table:formula="of:=[.D584]*[.$E$2]" office:value-type="float" office:value="18000" calcext:value-type="float">
            <text:p>18000</text:p>
          </table:table-cell>
          <table:table-cell table:formula="of:=[.A584]*[.$E$2]*[.D584]" office:value-type="float" office:value="18000000" calcext:value-type="float">
            <text:p>18000000</text:p>
          </table:table-cell>
          <table:table-cell table:formula="of:=[.F584]+[.C584]" office:value-type="float" office:value="404080000" calcext:value-type="float">
            <text:p>404080000</text:p>
          </table:table-cell>
          <table:table-cell table:formula="of:=ROUNDDOWN(([.F584]+[.C584])/1000000000)" office:value-type="float" office:value="0" calcext:value-type="float">
            <text:p>0</text:p>
          </table:table-cell>
          <table:table-cell table:formula="of:=IF([.G584]&gt;=0;MOD([.G584];1000000000);-MOD(-[.G584];1000000000))" office:value-type="float" office:value="404080000" calcext:value-type="float">
            <text:p>404080000</text:p>
          </table:table-cell>
          <table:table-cell table:formula="of:=[.B584]+[.E584]+[.H584]" office:value-type="float" office:value="11404091" calcext:value-type="float">
            <text:p>11404091</text:p>
          </table:table-cell>
          <table:table-cell/>
          <table:table-cell table:formula="of:=[.D584]+[.L583]" office:value-type="float" office:value="63356" calcext:value-type="float">
            <text:p>63356</text:p>
          </table:table-cell>
          <table:table-cell table:formula="of:=[.$E$1]*[.L584]" office:value-type="float" office:value="11404080" calcext:value-type="float">
            <text:p>11404080</text:p>
          </table:table-cell>
          <table:table-cell table:formula="of:=[.J584]-[.M584]" office:value-type="float" office:value="11" calcext:value-type="float">
            <text:p>11</text:p>
          </table:table-cell>
          <table:table-cell table:formula="of:=[.N584]/[.M584]*1000000000" office:value-type="float" office:value="964.567067225063" calcext:value-type="float">
            <text:p>964.567067225063</text:p>
          </table:table-cell>
          <table:table-cell table:number-columns-repeated="1009"/>
        </table:table-row>
        <table:table-row table:style-name="ro1">
          <table:table-cell table:formula="of:=[.A584]" office:value-type="float" office:value="1000" calcext:value-type="float">
            <text:p>1000</text:p>
          </table:table-cell>
          <table:table-cell table:formula="of:=[.J584]" office:value-type="float" office:value="11404091" calcext:value-type="float">
            <text:p>11404091</text:p>
          </table:table-cell>
          <table:table-cell table:formula="of:=[.I584]" office:value-type="float" office:value="404080000" calcext:value-type="float">
            <text:p>404080000</text:p>
          </table:table-cell>
          <table:table-cell table:formula="of:=[.D584]" office:value-type="float" office:value="100" calcext:value-type="float">
            <text:p>100</text:p>
          </table:table-cell>
          <table:table-cell table:formula="of:=[.D585]*[.$E$2]" office:value-type="float" office:value="18000" calcext:value-type="float">
            <text:p>18000</text:p>
          </table:table-cell>
          <table:table-cell table:formula="of:=[.A585]*[.$E$2]*[.D585]" office:value-type="float" office:value="18000000" calcext:value-type="float">
            <text:p>18000000</text:p>
          </table:table-cell>
          <table:table-cell table:formula="of:=[.F585]+[.C585]" office:value-type="float" office:value="422080000" calcext:value-type="float">
            <text:p>422080000</text:p>
          </table:table-cell>
          <table:table-cell table:formula="of:=ROUNDDOWN(([.F585]+[.C585])/1000000000)" office:value-type="float" office:value="0" calcext:value-type="float">
            <text:p>0</text:p>
          </table:table-cell>
          <table:table-cell table:formula="of:=IF([.G585]&gt;=0;MOD([.G585];1000000000);-MOD(-[.G585];1000000000))" office:value-type="float" office:value="422080000" calcext:value-type="float">
            <text:p>422080000</text:p>
          </table:table-cell>
          <table:table-cell table:formula="of:=[.B585]+[.E585]+[.H585]" office:value-type="float" office:value="11422091" calcext:value-type="float">
            <text:p>11422091</text:p>
          </table:table-cell>
          <table:table-cell/>
          <table:table-cell table:formula="of:=[.D585]+[.L584]" office:value-type="float" office:value="63456" calcext:value-type="float">
            <text:p>63456</text:p>
          </table:table-cell>
          <table:table-cell table:formula="of:=[.$E$1]*[.L585]" office:value-type="float" office:value="11422080" calcext:value-type="float">
            <text:p>11422080</text:p>
          </table:table-cell>
          <table:table-cell table:formula="of:=[.J585]-[.M585]" office:value-type="float" office:value="11" calcext:value-type="float">
            <text:p>11</text:p>
          </table:table-cell>
          <table:table-cell table:formula="of:=[.N585]/[.M585]*1000000000" office:value-type="float" office:value="963.047010702079" calcext:value-type="float">
            <text:p>963.047010702079</text:p>
          </table:table-cell>
          <table:table-cell table:number-columns-repeated="1009"/>
        </table:table-row>
        <table:table-row table:style-name="ro1">
          <table:table-cell table:formula="of:=[.A585]" office:value-type="float" office:value="1000" calcext:value-type="float">
            <text:p>1000</text:p>
          </table:table-cell>
          <table:table-cell table:formula="of:=[.J585]" office:value-type="float" office:value="11422091" calcext:value-type="float">
            <text:p>11422091</text:p>
          </table:table-cell>
          <table:table-cell table:formula="of:=[.I585]" office:value-type="float" office:value="422080000" calcext:value-type="float">
            <text:p>422080000</text:p>
          </table:table-cell>
          <table:table-cell table:formula="of:=[.D585]" office:value-type="float" office:value="100" calcext:value-type="float">
            <text:p>100</text:p>
          </table:table-cell>
          <table:table-cell table:formula="of:=[.D586]*[.$E$2]" office:value-type="float" office:value="18000" calcext:value-type="float">
            <text:p>18000</text:p>
          </table:table-cell>
          <table:table-cell table:formula="of:=[.A586]*[.$E$2]*[.D586]" office:value-type="float" office:value="18000000" calcext:value-type="float">
            <text:p>18000000</text:p>
          </table:table-cell>
          <table:table-cell table:formula="of:=[.F586]+[.C586]" office:value-type="float" office:value="440080000" calcext:value-type="float">
            <text:p>440080000</text:p>
          </table:table-cell>
          <table:table-cell table:formula="of:=ROUNDDOWN(([.F586]+[.C586])/1000000000)" office:value-type="float" office:value="0" calcext:value-type="float">
            <text:p>0</text:p>
          </table:table-cell>
          <table:table-cell table:formula="of:=IF([.G586]&gt;=0;MOD([.G586];1000000000);-MOD(-[.G586];1000000000))" office:value-type="float" office:value="440080000" calcext:value-type="float">
            <text:p>440080000</text:p>
          </table:table-cell>
          <table:table-cell table:formula="of:=[.B586]+[.E586]+[.H586]" office:value-type="float" office:value="11440091" calcext:value-type="float">
            <text:p>11440091</text:p>
          </table:table-cell>
          <table:table-cell/>
          <table:table-cell table:formula="of:=[.D586]+[.L585]" office:value-type="float" office:value="63556" calcext:value-type="float">
            <text:p>63556</text:p>
          </table:table-cell>
          <table:table-cell table:formula="of:=[.$E$1]*[.L586]" office:value-type="float" office:value="11440080" calcext:value-type="float">
            <text:p>11440080</text:p>
          </table:table-cell>
          <table:table-cell table:formula="of:=[.J586]-[.M586]" office:value-type="float" office:value="11" calcext:value-type="float">
            <text:p>11</text:p>
          </table:table-cell>
          <table:table-cell table:formula="of:=[.N586]/[.M586]*1000000000" office:value-type="float" office:value="961.531737540297" calcext:value-type="float">
            <text:p>961.531737540297</text:p>
          </table:table-cell>
          <table:table-cell table:number-columns-repeated="1009"/>
        </table:table-row>
        <table:table-row table:style-name="ro1">
          <table:table-cell table:formula="of:=[.A586]" office:value-type="float" office:value="1000" calcext:value-type="float">
            <text:p>1000</text:p>
          </table:table-cell>
          <table:table-cell table:formula="of:=[.J586]" office:value-type="float" office:value="11440091" calcext:value-type="float">
            <text:p>11440091</text:p>
          </table:table-cell>
          <table:table-cell table:formula="of:=[.I586]" office:value-type="float" office:value="440080000" calcext:value-type="float">
            <text:p>440080000</text:p>
          </table:table-cell>
          <table:table-cell table:formula="of:=[.D586]" office:value-type="float" office:value="100" calcext:value-type="float">
            <text:p>100</text:p>
          </table:table-cell>
          <table:table-cell table:formula="of:=[.D587]*[.$E$2]" office:value-type="float" office:value="18000" calcext:value-type="float">
            <text:p>18000</text:p>
          </table:table-cell>
          <table:table-cell table:formula="of:=[.A587]*[.$E$2]*[.D587]" office:value-type="float" office:value="18000000" calcext:value-type="float">
            <text:p>18000000</text:p>
          </table:table-cell>
          <table:table-cell table:formula="of:=[.F587]+[.C587]" office:value-type="float" office:value="458080000" calcext:value-type="float">
            <text:p>458080000</text:p>
          </table:table-cell>
          <table:table-cell table:formula="of:=ROUNDDOWN(([.F587]+[.C587])/1000000000)" office:value-type="float" office:value="0" calcext:value-type="float">
            <text:p>0</text:p>
          </table:table-cell>
          <table:table-cell table:formula="of:=IF([.G587]&gt;=0;MOD([.G587];1000000000);-MOD(-[.G587];1000000000))" office:value-type="float" office:value="458080000" calcext:value-type="float">
            <text:p>458080000</text:p>
          </table:table-cell>
          <table:table-cell table:formula="of:=[.B587]+[.E587]+[.H587]" office:value-type="float" office:value="11458091" calcext:value-type="float">
            <text:p>11458091</text:p>
          </table:table-cell>
          <table:table-cell/>
          <table:table-cell table:formula="of:=[.D587]+[.L586]" office:value-type="float" office:value="63656" calcext:value-type="float">
            <text:p>63656</text:p>
          </table:table-cell>
          <table:table-cell table:formula="of:=[.$E$1]*[.L587]" office:value-type="float" office:value="11458080" calcext:value-type="float">
            <text:p>11458080</text:p>
          </table:table-cell>
          <table:table-cell table:formula="of:=[.J587]-[.M587]" office:value-type="float" office:value="11" calcext:value-type="float">
            <text:p>11</text:p>
          </table:table-cell>
          <table:table-cell table:formula="of:=[.N587]/[.M587]*1000000000" office:value-type="float" office:value="960.021225196542" calcext:value-type="float">
            <text:p>960.021225196542</text:p>
          </table:table-cell>
          <table:table-cell table:number-columns-repeated="1009"/>
        </table:table-row>
        <table:table-row table:style-name="ro1">
          <table:table-cell table:formula="of:=[.A587]" office:value-type="float" office:value="1000" calcext:value-type="float">
            <text:p>1000</text:p>
          </table:table-cell>
          <table:table-cell table:formula="of:=[.J587]" office:value-type="float" office:value="11458091" calcext:value-type="float">
            <text:p>11458091</text:p>
          </table:table-cell>
          <table:table-cell table:formula="of:=[.I587]" office:value-type="float" office:value="458080000" calcext:value-type="float">
            <text:p>458080000</text:p>
          </table:table-cell>
          <table:table-cell table:formula="of:=[.D587]" office:value-type="float" office:value="100" calcext:value-type="float">
            <text:p>100</text:p>
          </table:table-cell>
          <table:table-cell table:formula="of:=[.D588]*[.$E$2]" office:value-type="float" office:value="18000" calcext:value-type="float">
            <text:p>18000</text:p>
          </table:table-cell>
          <table:table-cell table:formula="of:=[.A588]*[.$E$2]*[.D588]" office:value-type="float" office:value="18000000" calcext:value-type="float">
            <text:p>18000000</text:p>
          </table:table-cell>
          <table:table-cell table:formula="of:=[.F588]+[.C588]" office:value-type="float" office:value="476080000" calcext:value-type="float">
            <text:p>476080000</text:p>
          </table:table-cell>
          <table:table-cell table:formula="of:=ROUNDDOWN(([.F588]+[.C588])/1000000000)" office:value-type="float" office:value="0" calcext:value-type="float">
            <text:p>0</text:p>
          </table:table-cell>
          <table:table-cell table:formula="of:=IF([.G588]&gt;=0;MOD([.G588];1000000000);-MOD(-[.G588];1000000000))" office:value-type="float" office:value="476080000" calcext:value-type="float">
            <text:p>476080000</text:p>
          </table:table-cell>
          <table:table-cell table:formula="of:=[.B588]+[.E588]+[.H588]" office:value-type="float" office:value="11476091" calcext:value-type="float">
            <text:p>11476091</text:p>
          </table:table-cell>
          <table:table-cell/>
          <table:table-cell table:formula="of:=[.D588]+[.L587]" office:value-type="float" office:value="63756" calcext:value-type="float">
            <text:p>63756</text:p>
          </table:table-cell>
          <table:table-cell table:formula="of:=[.$E$1]*[.L588]" office:value-type="float" office:value="11476080" calcext:value-type="float">
            <text:p>11476080</text:p>
          </table:table-cell>
          <table:table-cell table:formula="of:=[.J588]-[.M588]" office:value-type="float" office:value="11" calcext:value-type="float">
            <text:p>11</text:p>
          </table:table-cell>
          <table:table-cell table:formula="of:=[.N588]/[.M588]*1000000000" office:value-type="float" office:value="958.515451269074" calcext:value-type="float">
            <text:p>958.515451269074</text:p>
          </table:table-cell>
          <table:table-cell table:number-columns-repeated="1009"/>
        </table:table-row>
        <table:table-row table:style-name="ro1">
          <table:table-cell table:formula="of:=[.A588]" office:value-type="float" office:value="1000" calcext:value-type="float">
            <text:p>1000</text:p>
          </table:table-cell>
          <table:table-cell table:formula="of:=[.J588]" office:value-type="float" office:value="11476091" calcext:value-type="float">
            <text:p>11476091</text:p>
          </table:table-cell>
          <table:table-cell table:formula="of:=[.I588]" office:value-type="float" office:value="476080000" calcext:value-type="float">
            <text:p>476080000</text:p>
          </table:table-cell>
          <table:table-cell table:formula="of:=[.D588]" office:value-type="float" office:value="100" calcext:value-type="float">
            <text:p>100</text:p>
          </table:table-cell>
          <table:table-cell table:formula="of:=[.D589]*[.$E$2]" office:value-type="float" office:value="18000" calcext:value-type="float">
            <text:p>18000</text:p>
          </table:table-cell>
          <table:table-cell table:formula="of:=[.A589]*[.$E$2]*[.D589]" office:value-type="float" office:value="18000000" calcext:value-type="float">
            <text:p>18000000</text:p>
          </table:table-cell>
          <table:table-cell table:formula="of:=[.F589]+[.C589]" office:value-type="float" office:value="494080000" calcext:value-type="float">
            <text:p>494080000</text:p>
          </table:table-cell>
          <table:table-cell table:formula="of:=ROUNDDOWN(([.F589]+[.C589])/1000000000)" office:value-type="float" office:value="0" calcext:value-type="float">
            <text:p>0</text:p>
          </table:table-cell>
          <table:table-cell table:formula="of:=IF([.G589]&gt;=0;MOD([.G589];1000000000);-MOD(-[.G589];1000000000))" office:value-type="float" office:value="494080000" calcext:value-type="float">
            <text:p>494080000</text:p>
          </table:table-cell>
          <table:table-cell table:formula="of:=[.B589]+[.E589]+[.H589]" office:value-type="float" office:value="11494091" calcext:value-type="float">
            <text:p>11494091</text:p>
          </table:table-cell>
          <table:table-cell/>
          <table:table-cell table:formula="of:=[.D589]+[.L588]" office:value-type="float" office:value="63856" calcext:value-type="float">
            <text:p>63856</text:p>
          </table:table-cell>
          <table:table-cell table:formula="of:=[.$E$1]*[.L589]" office:value-type="float" office:value="11494080" calcext:value-type="float">
            <text:p>11494080</text:p>
          </table:table-cell>
          <table:table-cell table:formula="of:=[.J589]-[.M589]" office:value-type="float" office:value="11" calcext:value-type="float">
            <text:p>11</text:p>
          </table:table-cell>
          <table:table-cell table:formula="of:=[.N589]/[.M589]*1000000000" office:value-type="float" office:value="957.014393496478" calcext:value-type="float">
            <text:p>957.014393496478</text:p>
          </table:table-cell>
          <table:table-cell table:number-columns-repeated="1009"/>
        </table:table-row>
        <table:table-row table:style-name="ro1">
          <table:table-cell table:formula="of:=[.A589]" office:value-type="float" office:value="1000" calcext:value-type="float">
            <text:p>1000</text:p>
          </table:table-cell>
          <table:table-cell table:formula="of:=[.J589]" office:value-type="float" office:value="11494091" calcext:value-type="float">
            <text:p>11494091</text:p>
          </table:table-cell>
          <table:table-cell table:formula="of:=[.I589]" office:value-type="float" office:value="494080000" calcext:value-type="float">
            <text:p>494080000</text:p>
          </table:table-cell>
          <table:table-cell table:formula="of:=[.D589]" office:value-type="float" office:value="100" calcext:value-type="float">
            <text:p>100</text:p>
          </table:table-cell>
          <table:table-cell table:formula="of:=[.D590]*[.$E$2]" office:value-type="float" office:value="18000" calcext:value-type="float">
            <text:p>18000</text:p>
          </table:table-cell>
          <table:table-cell table:formula="of:=[.A590]*[.$E$2]*[.D590]" office:value-type="float" office:value="18000000" calcext:value-type="float">
            <text:p>18000000</text:p>
          </table:table-cell>
          <table:table-cell table:formula="of:=[.F590]+[.C590]" office:value-type="float" office:value="512080000" calcext:value-type="float">
            <text:p>512080000</text:p>
          </table:table-cell>
          <table:table-cell table:formula="of:=ROUNDDOWN(([.F590]+[.C590])/1000000000)" office:value-type="float" office:value="0" calcext:value-type="float">
            <text:p>0</text:p>
          </table:table-cell>
          <table:table-cell table:formula="of:=IF([.G590]&gt;=0;MOD([.G590];1000000000);-MOD(-[.G590];1000000000))" office:value-type="float" office:value="512080000" calcext:value-type="float">
            <text:p>512080000</text:p>
          </table:table-cell>
          <table:table-cell table:formula="of:=[.B590]+[.E590]+[.H590]" office:value-type="float" office:value="11512091" calcext:value-type="float">
            <text:p>11512091</text:p>
          </table:table-cell>
          <table:table-cell/>
          <table:table-cell table:formula="of:=[.D590]+[.L589]" office:value-type="float" office:value="63956" calcext:value-type="float">
            <text:p>63956</text:p>
          </table:table-cell>
          <table:table-cell table:formula="of:=[.$E$1]*[.L590]" office:value-type="float" office:value="11512080" calcext:value-type="float">
            <text:p>11512080</text:p>
          </table:table-cell>
          <table:table-cell table:formula="of:=[.J590]-[.M590]" office:value-type="float" office:value="11" calcext:value-type="float">
            <text:p>11</text:p>
          </table:table-cell>
          <table:table-cell table:formula="of:=[.N590]/[.M590]*1000000000" office:value-type="float" office:value="955.518029756569" calcext:value-type="float">
            <text:p>955.518029756569</text:p>
          </table:table-cell>
          <table:table-cell table:number-columns-repeated="1009"/>
        </table:table-row>
        <table:table-row table:style-name="ro1">
          <table:table-cell table:formula="of:=[.A590]" office:value-type="float" office:value="1000" calcext:value-type="float">
            <text:p>1000</text:p>
          </table:table-cell>
          <table:table-cell table:formula="of:=[.J590]" office:value-type="float" office:value="11512091" calcext:value-type="float">
            <text:p>11512091</text:p>
          </table:table-cell>
          <table:table-cell table:formula="of:=[.I590]" office:value-type="float" office:value="512080000" calcext:value-type="float">
            <text:p>512080000</text:p>
          </table:table-cell>
          <table:table-cell table:formula="of:=[.D590]" office:value-type="float" office:value="100" calcext:value-type="float">
            <text:p>100</text:p>
          </table:table-cell>
          <table:table-cell table:formula="of:=[.D591]*[.$E$2]" office:value-type="float" office:value="18000" calcext:value-type="float">
            <text:p>18000</text:p>
          </table:table-cell>
          <table:table-cell table:formula="of:=[.A591]*[.$E$2]*[.D591]" office:value-type="float" office:value="18000000" calcext:value-type="float">
            <text:p>18000000</text:p>
          </table:table-cell>
          <table:table-cell table:formula="of:=[.F591]+[.C591]" office:value-type="float" office:value="530080000" calcext:value-type="float">
            <text:p>530080000</text:p>
          </table:table-cell>
          <table:table-cell table:formula="of:=ROUNDDOWN(([.F591]+[.C591])/1000000000)" office:value-type="float" office:value="0" calcext:value-type="float">
            <text:p>0</text:p>
          </table:table-cell>
          <table:table-cell table:formula="of:=IF([.G591]&gt;=0;MOD([.G591];1000000000);-MOD(-[.G591];1000000000))" office:value-type="float" office:value="530080000" calcext:value-type="float">
            <text:p>530080000</text:p>
          </table:table-cell>
          <table:table-cell table:formula="of:=[.B591]+[.E591]+[.H591]" office:value-type="float" office:value="11530091" calcext:value-type="float">
            <text:p>11530091</text:p>
          </table:table-cell>
          <table:table-cell/>
          <table:table-cell table:formula="of:=[.D591]+[.L590]" office:value-type="float" office:value="64056" calcext:value-type="float">
            <text:p>64056</text:p>
          </table:table-cell>
          <table:table-cell table:formula="of:=[.$E$1]*[.L591]" office:value-type="float" office:value="11530080" calcext:value-type="float">
            <text:p>11530080</text:p>
          </table:table-cell>
          <table:table-cell table:formula="of:=[.J591]-[.M591]" office:value-type="float" office:value="11" calcext:value-type="float">
            <text:p>11</text:p>
          </table:table-cell>
          <table:table-cell table:formula="of:=[.N591]/[.M591]*1000000000" office:value-type="float" office:value="954.026338065304" calcext:value-type="float">
            <text:p>954.026338065304</text:p>
          </table:table-cell>
          <table:table-cell table:number-columns-repeated="1009"/>
        </table:table-row>
        <table:table-row table:style-name="ro1">
          <table:table-cell table:formula="of:=[.A591]" office:value-type="float" office:value="1000" calcext:value-type="float">
            <text:p>1000</text:p>
          </table:table-cell>
          <table:table-cell table:formula="of:=[.J591]" office:value-type="float" office:value="11530091" calcext:value-type="float">
            <text:p>11530091</text:p>
          </table:table-cell>
          <table:table-cell table:formula="of:=[.I591]" office:value-type="float" office:value="530080000" calcext:value-type="float">
            <text:p>530080000</text:p>
          </table:table-cell>
          <table:table-cell table:formula="of:=[.D591]" office:value-type="float" office:value="100" calcext:value-type="float">
            <text:p>100</text:p>
          </table:table-cell>
          <table:table-cell table:formula="of:=[.D592]*[.$E$2]" office:value-type="float" office:value="18000" calcext:value-type="float">
            <text:p>18000</text:p>
          </table:table-cell>
          <table:table-cell table:formula="of:=[.A592]*[.$E$2]*[.D592]" office:value-type="float" office:value="18000000" calcext:value-type="float">
            <text:p>18000000</text:p>
          </table:table-cell>
          <table:table-cell table:formula="of:=[.F592]+[.C592]" office:value-type="float" office:value="548080000" calcext:value-type="float">
            <text:p>548080000</text:p>
          </table:table-cell>
          <table:table-cell table:formula="of:=ROUNDDOWN(([.F592]+[.C592])/1000000000)" office:value-type="float" office:value="0" calcext:value-type="float">
            <text:p>0</text:p>
          </table:table-cell>
          <table:table-cell table:formula="of:=IF([.G592]&gt;=0;MOD([.G592];1000000000);-MOD(-[.G592];1000000000))" office:value-type="float" office:value="548080000" calcext:value-type="float">
            <text:p>548080000</text:p>
          </table:table-cell>
          <table:table-cell table:formula="of:=[.B592]+[.E592]+[.H592]" office:value-type="float" office:value="11548091" calcext:value-type="float">
            <text:p>11548091</text:p>
          </table:table-cell>
          <table:table-cell/>
          <table:table-cell table:formula="of:=[.D592]+[.L591]" office:value-type="float" office:value="64156" calcext:value-type="float">
            <text:p>64156</text:p>
          </table:table-cell>
          <table:table-cell table:formula="of:=[.$E$1]*[.L592]" office:value-type="float" office:value="11548080" calcext:value-type="float">
            <text:p>11548080</text:p>
          </table:table-cell>
          <table:table-cell table:formula="of:=[.J592]-[.M592]" office:value-type="float" office:value="11" calcext:value-type="float">
            <text:p>11</text:p>
          </table:table-cell>
          <table:table-cell table:formula="of:=[.N592]/[.M592]*1000000000" office:value-type="float" office:value="952.539296575708" calcext:value-type="float">
            <text:p>952.539296575708</text:p>
          </table:table-cell>
          <table:table-cell table:number-columns-repeated="1009"/>
        </table:table-row>
        <table:table-row table:style-name="ro1">
          <table:table-cell table:formula="of:=[.A592]" office:value-type="float" office:value="1000" calcext:value-type="float">
            <text:p>1000</text:p>
          </table:table-cell>
          <table:table-cell table:formula="of:=[.J592]" office:value-type="float" office:value="11548091" calcext:value-type="float">
            <text:p>11548091</text:p>
          </table:table-cell>
          <table:table-cell table:formula="of:=[.I592]" office:value-type="float" office:value="548080000" calcext:value-type="float">
            <text:p>548080000</text:p>
          </table:table-cell>
          <table:table-cell table:formula="of:=[.D592]" office:value-type="float" office:value="100" calcext:value-type="float">
            <text:p>100</text:p>
          </table:table-cell>
          <table:table-cell table:formula="of:=[.D593]*[.$E$2]" office:value-type="float" office:value="18000" calcext:value-type="float">
            <text:p>18000</text:p>
          </table:table-cell>
          <table:table-cell table:formula="of:=[.A593]*[.$E$2]*[.D593]" office:value-type="float" office:value="18000000" calcext:value-type="float">
            <text:p>18000000</text:p>
          </table:table-cell>
          <table:table-cell table:formula="of:=[.F593]+[.C593]" office:value-type="float" office:value="566080000" calcext:value-type="float">
            <text:p>566080000</text:p>
          </table:table-cell>
          <table:table-cell table:formula="of:=ROUNDDOWN(([.F593]+[.C593])/1000000000)" office:value-type="float" office:value="0" calcext:value-type="float">
            <text:p>0</text:p>
          </table:table-cell>
          <table:table-cell table:formula="of:=IF([.G593]&gt;=0;MOD([.G593];1000000000);-MOD(-[.G593];1000000000))" office:value-type="float" office:value="566080000" calcext:value-type="float">
            <text:p>566080000</text:p>
          </table:table-cell>
          <table:table-cell table:formula="of:=[.B593]+[.E593]+[.H593]" office:value-type="float" office:value="11566091" calcext:value-type="float">
            <text:p>11566091</text:p>
          </table:table-cell>
          <table:table-cell/>
          <table:table-cell table:formula="of:=[.D593]+[.L592]" office:value-type="float" office:value="64256" calcext:value-type="float">
            <text:p>64256</text:p>
          </table:table-cell>
          <table:table-cell table:formula="of:=[.$E$1]*[.L593]" office:value-type="float" office:value="11566080" calcext:value-type="float">
            <text:p>11566080</text:p>
          </table:table-cell>
          <table:table-cell table:formula="of:=[.J593]-[.M593]" office:value-type="float" office:value="11" calcext:value-type="float">
            <text:p>11</text:p>
          </table:table-cell>
          <table:table-cell table:formula="of:=[.N593]/[.M593]*1000000000" office:value-type="float" office:value="951.056883576804" calcext:value-type="float">
            <text:p>951.056883576804</text:p>
          </table:table-cell>
          <table:table-cell table:number-columns-repeated="1009"/>
        </table:table-row>
        <table:table-row table:style-name="ro1">
          <table:table-cell table:formula="of:=[.A593]" office:value-type="float" office:value="1000" calcext:value-type="float">
            <text:p>1000</text:p>
          </table:table-cell>
          <table:table-cell table:formula="of:=[.J593]" office:value-type="float" office:value="11566091" calcext:value-type="float">
            <text:p>11566091</text:p>
          </table:table-cell>
          <table:table-cell table:formula="of:=[.I593]" office:value-type="float" office:value="566080000" calcext:value-type="float">
            <text:p>566080000</text:p>
          </table:table-cell>
          <table:table-cell table:formula="of:=[.D593]" office:value-type="float" office:value="100" calcext:value-type="float">
            <text:p>100</text:p>
          </table:table-cell>
          <table:table-cell table:formula="of:=[.D594]*[.$E$2]" office:value-type="float" office:value="18000" calcext:value-type="float">
            <text:p>18000</text:p>
          </table:table-cell>
          <table:table-cell table:formula="of:=[.A594]*[.$E$2]*[.D594]" office:value-type="float" office:value="18000000" calcext:value-type="float">
            <text:p>18000000</text:p>
          </table:table-cell>
          <table:table-cell table:formula="of:=[.F594]+[.C594]" office:value-type="float" office:value="584080000" calcext:value-type="float">
            <text:p>584080000</text:p>
          </table:table-cell>
          <table:table-cell table:formula="of:=ROUNDDOWN(([.F594]+[.C594])/1000000000)" office:value-type="float" office:value="0" calcext:value-type="float">
            <text:p>0</text:p>
          </table:table-cell>
          <table:table-cell table:formula="of:=IF([.G594]&gt;=0;MOD([.G594];1000000000);-MOD(-[.G594];1000000000))" office:value-type="float" office:value="584080000" calcext:value-type="float">
            <text:p>584080000</text:p>
          </table:table-cell>
          <table:table-cell table:formula="of:=[.B594]+[.E594]+[.H594]" office:value-type="float" office:value="11584091" calcext:value-type="float">
            <text:p>11584091</text:p>
          </table:table-cell>
          <table:table-cell/>
          <table:table-cell table:formula="of:=[.D594]+[.L593]" office:value-type="float" office:value="64356" calcext:value-type="float">
            <text:p>64356</text:p>
          </table:table-cell>
          <table:table-cell table:formula="of:=[.$E$1]*[.L594]" office:value-type="float" office:value="11584080" calcext:value-type="float">
            <text:p>11584080</text:p>
          </table:table-cell>
          <table:table-cell table:formula="of:=[.J594]-[.M594]" office:value-type="float" office:value="11" calcext:value-type="float">
            <text:p>11</text:p>
          </table:table-cell>
          <table:table-cell table:formula="of:=[.N594]/[.M594]*1000000000" office:value-type="float" office:value="949.579077492559" calcext:value-type="float">
            <text:p>949.579077492559</text:p>
          </table:table-cell>
          <table:table-cell table:number-columns-repeated="1009"/>
        </table:table-row>
        <table:table-row table:style-name="ro1">
          <table:table-cell table:formula="of:=[.A594]" office:value-type="float" office:value="1000" calcext:value-type="float">
            <text:p>1000</text:p>
          </table:table-cell>
          <table:table-cell table:formula="of:=[.J594]" office:value-type="float" office:value="11584091" calcext:value-type="float">
            <text:p>11584091</text:p>
          </table:table-cell>
          <table:table-cell table:formula="of:=[.I594]" office:value-type="float" office:value="584080000" calcext:value-type="float">
            <text:p>584080000</text:p>
          </table:table-cell>
          <table:table-cell table:formula="of:=[.D594]" office:value-type="float" office:value="100" calcext:value-type="float">
            <text:p>100</text:p>
          </table:table-cell>
          <table:table-cell table:formula="of:=[.D595]*[.$E$2]" office:value-type="float" office:value="18000" calcext:value-type="float">
            <text:p>18000</text:p>
          </table:table-cell>
          <table:table-cell table:formula="of:=[.A595]*[.$E$2]*[.D595]" office:value-type="float" office:value="18000000" calcext:value-type="float">
            <text:p>18000000</text:p>
          </table:table-cell>
          <table:table-cell table:formula="of:=[.F595]+[.C595]" office:value-type="float" office:value="602080000" calcext:value-type="float">
            <text:p>602080000</text:p>
          </table:table-cell>
          <table:table-cell table:formula="of:=ROUNDDOWN(([.F595]+[.C595])/1000000000)" office:value-type="float" office:value="0" calcext:value-type="float">
            <text:p>0</text:p>
          </table:table-cell>
          <table:table-cell table:formula="of:=IF([.G595]&gt;=0;MOD([.G595];1000000000);-MOD(-[.G595];1000000000))" office:value-type="float" office:value="602080000" calcext:value-type="float">
            <text:p>602080000</text:p>
          </table:table-cell>
          <table:table-cell table:formula="of:=[.B595]+[.E595]+[.H595]" office:value-type="float" office:value="11602091" calcext:value-type="float">
            <text:p>11602091</text:p>
          </table:table-cell>
          <table:table-cell/>
          <table:table-cell table:formula="of:=[.D595]+[.L594]" office:value-type="float" office:value="64456" calcext:value-type="float">
            <text:p>64456</text:p>
          </table:table-cell>
          <table:table-cell table:formula="of:=[.$E$1]*[.L595]" office:value-type="float" office:value="11602080" calcext:value-type="float">
            <text:p>11602080</text:p>
          </table:table-cell>
          <table:table-cell table:formula="of:=[.J595]-[.M595]" office:value-type="float" office:value="11" calcext:value-type="float">
            <text:p>11</text:p>
          </table:table-cell>
          <table:table-cell table:formula="of:=[.N595]/[.M595]*1000000000" office:value-type="float" office:value="948.105856880835" calcext:value-type="float">
            <text:p>948.105856880835</text:p>
          </table:table-cell>
          <table:table-cell table:number-columns-repeated="1009"/>
        </table:table-row>
        <table:table-row table:style-name="ro1">
          <table:table-cell table:formula="of:=[.A595]" office:value-type="float" office:value="1000" calcext:value-type="float">
            <text:p>1000</text:p>
          </table:table-cell>
          <table:table-cell table:formula="of:=[.J595]" office:value-type="float" office:value="11602091" calcext:value-type="float">
            <text:p>11602091</text:p>
          </table:table-cell>
          <table:table-cell table:formula="of:=[.I595]" office:value-type="float" office:value="602080000" calcext:value-type="float">
            <text:p>602080000</text:p>
          </table:table-cell>
          <table:table-cell table:formula="of:=[.D595]" office:value-type="float" office:value="100" calcext:value-type="float">
            <text:p>100</text:p>
          </table:table-cell>
          <table:table-cell table:formula="of:=[.D596]*[.$E$2]" office:value-type="float" office:value="18000" calcext:value-type="float">
            <text:p>18000</text:p>
          </table:table-cell>
          <table:table-cell table:formula="of:=[.A596]*[.$E$2]*[.D596]" office:value-type="float" office:value="18000000" calcext:value-type="float">
            <text:p>18000000</text:p>
          </table:table-cell>
          <table:table-cell table:formula="of:=[.F596]+[.C596]" office:value-type="float" office:value="620080000" calcext:value-type="float">
            <text:p>620080000</text:p>
          </table:table-cell>
          <table:table-cell table:formula="of:=ROUNDDOWN(([.F596]+[.C596])/1000000000)" office:value-type="float" office:value="0" calcext:value-type="float">
            <text:p>0</text:p>
          </table:table-cell>
          <table:table-cell table:formula="of:=IF([.G596]&gt;=0;MOD([.G596];1000000000);-MOD(-[.G596];1000000000))" office:value-type="float" office:value="620080000" calcext:value-type="float">
            <text:p>620080000</text:p>
          </table:table-cell>
          <table:table-cell table:formula="of:=[.B596]+[.E596]+[.H596]" office:value-type="float" office:value="11620091" calcext:value-type="float">
            <text:p>11620091</text:p>
          </table:table-cell>
          <table:table-cell/>
          <table:table-cell table:formula="of:=[.D596]+[.L595]" office:value-type="float" office:value="64556" calcext:value-type="float">
            <text:p>64556</text:p>
          </table:table-cell>
          <table:table-cell table:formula="of:=[.$E$1]*[.L596]" office:value-type="float" office:value="11620080" calcext:value-type="float">
            <text:p>11620080</text:p>
          </table:table-cell>
          <table:table-cell table:formula="of:=[.J596]-[.M596]" office:value-type="float" office:value="11" calcext:value-type="float">
            <text:p>11</text:p>
          </table:table-cell>
          <table:table-cell table:formula="of:=[.N596]/[.M596]*1000000000" office:value-type="float" office:value="946.637200432355" calcext:value-type="float">
            <text:p>946.637200432355</text:p>
          </table:table-cell>
          <table:table-cell table:number-columns-repeated="1009"/>
        </table:table-row>
        <table:table-row table:style-name="ro1">
          <table:table-cell table:formula="of:=[.A596]" office:value-type="float" office:value="1000" calcext:value-type="float">
            <text:p>1000</text:p>
          </table:table-cell>
          <table:table-cell table:formula="of:=[.J596]" office:value-type="float" office:value="11620091" calcext:value-type="float">
            <text:p>11620091</text:p>
          </table:table-cell>
          <table:table-cell table:formula="of:=[.I596]" office:value-type="float" office:value="620080000" calcext:value-type="float">
            <text:p>620080000</text:p>
          </table:table-cell>
          <table:table-cell table:formula="of:=[.D596]" office:value-type="float" office:value="100" calcext:value-type="float">
            <text:p>100</text:p>
          </table:table-cell>
          <table:table-cell table:formula="of:=[.D597]*[.$E$2]" office:value-type="float" office:value="18000" calcext:value-type="float">
            <text:p>18000</text:p>
          </table:table-cell>
          <table:table-cell table:formula="of:=[.A597]*[.$E$2]*[.D597]" office:value-type="float" office:value="18000000" calcext:value-type="float">
            <text:p>18000000</text:p>
          </table:table-cell>
          <table:table-cell table:formula="of:=[.F597]+[.C597]" office:value-type="float" office:value="638080000" calcext:value-type="float">
            <text:p>638080000</text:p>
          </table:table-cell>
          <table:table-cell table:formula="of:=ROUNDDOWN(([.F597]+[.C597])/1000000000)" office:value-type="float" office:value="0" calcext:value-type="float">
            <text:p>0</text:p>
          </table:table-cell>
          <table:table-cell table:formula="of:=IF([.G597]&gt;=0;MOD([.G597];1000000000);-MOD(-[.G597];1000000000))" office:value-type="float" office:value="638080000" calcext:value-type="float">
            <text:p>638080000</text:p>
          </table:table-cell>
          <table:table-cell table:formula="of:=[.B597]+[.E597]+[.H597]" office:value-type="float" office:value="11638091" calcext:value-type="float">
            <text:p>11638091</text:p>
          </table:table-cell>
          <table:table-cell/>
          <table:table-cell table:formula="of:=[.D597]+[.L596]" office:value-type="float" office:value="64656" calcext:value-type="float">
            <text:p>64656</text:p>
          </table:table-cell>
          <table:table-cell table:formula="of:=[.$E$1]*[.L597]" office:value-type="float" office:value="11638080" calcext:value-type="float">
            <text:p>11638080</text:p>
          </table:table-cell>
          <table:table-cell table:formula="of:=[.J597]-[.M597]" office:value-type="float" office:value="11" calcext:value-type="float">
            <text:p>11</text:p>
          </table:table-cell>
          <table:table-cell table:formula="of:=[.N597]/[.M597]*1000000000" office:value-type="float" office:value="945.173086969672" calcext:value-type="float">
            <text:p>945.173086969672</text:p>
          </table:table-cell>
          <table:table-cell table:number-columns-repeated="1009"/>
        </table:table-row>
        <table:table-row table:style-name="ro1">
          <table:table-cell table:formula="of:=[.A597]" office:value-type="float" office:value="1000" calcext:value-type="float">
            <text:p>1000</text:p>
          </table:table-cell>
          <table:table-cell table:formula="of:=[.J597]" office:value-type="float" office:value="11638091" calcext:value-type="float">
            <text:p>11638091</text:p>
          </table:table-cell>
          <table:table-cell table:formula="of:=[.I597]" office:value-type="float" office:value="638080000" calcext:value-type="float">
            <text:p>638080000</text:p>
          </table:table-cell>
          <table:table-cell table:formula="of:=[.D597]" office:value-type="float" office:value="100" calcext:value-type="float">
            <text:p>100</text:p>
          </table:table-cell>
          <table:table-cell table:formula="of:=[.D598]*[.$E$2]" office:value-type="float" office:value="18000" calcext:value-type="float">
            <text:p>18000</text:p>
          </table:table-cell>
          <table:table-cell table:formula="of:=[.A598]*[.$E$2]*[.D598]" office:value-type="float" office:value="18000000" calcext:value-type="float">
            <text:p>18000000</text:p>
          </table:table-cell>
          <table:table-cell table:formula="of:=[.F598]+[.C598]" office:value-type="float" office:value="656080000" calcext:value-type="float">
            <text:p>656080000</text:p>
          </table:table-cell>
          <table:table-cell table:formula="of:=ROUNDDOWN(([.F598]+[.C598])/1000000000)" office:value-type="float" office:value="0" calcext:value-type="float">
            <text:p>0</text:p>
          </table:table-cell>
          <table:table-cell table:formula="of:=IF([.G598]&gt;=0;MOD([.G598];1000000000);-MOD(-[.G598];1000000000))" office:value-type="float" office:value="656080000" calcext:value-type="float">
            <text:p>656080000</text:p>
          </table:table-cell>
          <table:table-cell table:formula="of:=[.B598]+[.E598]+[.H598]" office:value-type="float" office:value="11656091" calcext:value-type="float">
            <text:p>11656091</text:p>
          </table:table-cell>
          <table:table-cell/>
          <table:table-cell table:formula="of:=[.D598]+[.L597]" office:value-type="float" office:value="64756" calcext:value-type="float">
            <text:p>64756</text:p>
          </table:table-cell>
          <table:table-cell table:formula="of:=[.$E$1]*[.L598]" office:value-type="float" office:value="11656080" calcext:value-type="float">
            <text:p>11656080</text:p>
          </table:table-cell>
          <table:table-cell table:formula="of:=[.J598]-[.M598]" office:value-type="float" office:value="11" calcext:value-type="float">
            <text:p>11</text:p>
          </table:table-cell>
          <table:table-cell table:formula="of:=[.N598]/[.M598]*1000000000" office:value-type="float" office:value="943.713495446153" calcext:value-type="float">
            <text:p>943.713495446153</text:p>
          </table:table-cell>
          <table:table-cell table:number-columns-repeated="1009"/>
        </table:table-row>
        <table:table-row table:style-name="ro1">
          <table:table-cell table:formula="of:=[.A598]" office:value-type="float" office:value="1000" calcext:value-type="float">
            <text:p>1000</text:p>
          </table:table-cell>
          <table:table-cell table:formula="of:=[.J598]" office:value-type="float" office:value="11656091" calcext:value-type="float">
            <text:p>11656091</text:p>
          </table:table-cell>
          <table:table-cell table:formula="of:=[.I598]" office:value-type="float" office:value="656080000" calcext:value-type="float">
            <text:p>656080000</text:p>
          </table:table-cell>
          <table:table-cell table:formula="of:=[.D598]" office:value-type="float" office:value="100" calcext:value-type="float">
            <text:p>100</text:p>
          </table:table-cell>
          <table:table-cell table:formula="of:=[.D599]*[.$E$2]" office:value-type="float" office:value="18000" calcext:value-type="float">
            <text:p>18000</text:p>
          </table:table-cell>
          <table:table-cell table:formula="of:=[.A599]*[.$E$2]*[.D599]" office:value-type="float" office:value="18000000" calcext:value-type="float">
            <text:p>18000000</text:p>
          </table:table-cell>
          <table:table-cell table:formula="of:=[.F599]+[.C599]" office:value-type="float" office:value="674080000" calcext:value-type="float">
            <text:p>674080000</text:p>
          </table:table-cell>
          <table:table-cell table:formula="of:=ROUNDDOWN(([.F599]+[.C599])/1000000000)" office:value-type="float" office:value="0" calcext:value-type="float">
            <text:p>0</text:p>
          </table:table-cell>
          <table:table-cell table:formula="of:=IF([.G599]&gt;=0;MOD([.G599];1000000000);-MOD(-[.G599];1000000000))" office:value-type="float" office:value="674080000" calcext:value-type="float">
            <text:p>674080000</text:p>
          </table:table-cell>
          <table:table-cell table:formula="of:=[.B599]+[.E599]+[.H599]" office:value-type="float" office:value="11674091" calcext:value-type="float">
            <text:p>11674091</text:p>
          </table:table-cell>
          <table:table-cell/>
          <table:table-cell table:formula="of:=[.D599]+[.L598]" office:value-type="float" office:value="64856" calcext:value-type="float">
            <text:p>64856</text:p>
          </table:table-cell>
          <table:table-cell table:formula="of:=[.$E$1]*[.L599]" office:value-type="float" office:value="11674080" calcext:value-type="float">
            <text:p>11674080</text:p>
          </table:table-cell>
          <table:table-cell table:formula="of:=[.J599]-[.M599]" office:value-type="float" office:value="11" calcext:value-type="float">
            <text:p>11</text:p>
          </table:table-cell>
          <table:table-cell table:formula="of:=[.N599]/[.M599]*1000000000" office:value-type="float" office:value="942.258404944972" calcext:value-type="float">
            <text:p>942.258404944972</text:p>
          </table:table-cell>
          <table:table-cell table:number-columns-repeated="1009"/>
        </table:table-row>
        <table:table-row table:style-name="ro1">
          <table:table-cell table:formula="of:=[.A599]" office:value-type="float" office:value="1000" calcext:value-type="float">
            <text:p>1000</text:p>
          </table:table-cell>
          <table:table-cell table:formula="of:=[.J599]" office:value-type="float" office:value="11674091" calcext:value-type="float">
            <text:p>11674091</text:p>
          </table:table-cell>
          <table:table-cell table:formula="of:=[.I599]" office:value-type="float" office:value="674080000" calcext:value-type="float">
            <text:p>674080000</text:p>
          </table:table-cell>
          <table:table-cell table:formula="of:=[.D599]" office:value-type="float" office:value="100" calcext:value-type="float">
            <text:p>100</text:p>
          </table:table-cell>
          <table:table-cell table:formula="of:=[.D600]*[.$E$2]" office:value-type="float" office:value="18000" calcext:value-type="float">
            <text:p>18000</text:p>
          </table:table-cell>
          <table:table-cell table:formula="of:=[.A600]*[.$E$2]*[.D600]" office:value-type="float" office:value="18000000" calcext:value-type="float">
            <text:p>18000000</text:p>
          </table:table-cell>
          <table:table-cell table:formula="of:=[.F600]+[.C600]" office:value-type="float" office:value="692080000" calcext:value-type="float">
            <text:p>692080000</text:p>
          </table:table-cell>
          <table:table-cell table:formula="of:=ROUNDDOWN(([.F600]+[.C600])/1000000000)" office:value-type="float" office:value="0" calcext:value-type="float">
            <text:p>0</text:p>
          </table:table-cell>
          <table:table-cell table:formula="of:=IF([.G600]&gt;=0;MOD([.G600];1000000000);-MOD(-[.G600];1000000000))" office:value-type="float" office:value="692080000" calcext:value-type="float">
            <text:p>692080000</text:p>
          </table:table-cell>
          <table:table-cell table:formula="of:=[.B600]+[.E600]+[.H600]" office:value-type="float" office:value="11692091" calcext:value-type="float">
            <text:p>11692091</text:p>
          </table:table-cell>
          <table:table-cell/>
          <table:table-cell table:formula="of:=[.D600]+[.L599]" office:value-type="float" office:value="64956" calcext:value-type="float">
            <text:p>64956</text:p>
          </table:table-cell>
          <table:table-cell table:formula="of:=[.$E$1]*[.L600]" office:value-type="float" office:value="11692080" calcext:value-type="float">
            <text:p>11692080</text:p>
          </table:table-cell>
          <table:table-cell table:formula="of:=[.J600]-[.M600]" office:value-type="float" office:value="11" calcext:value-type="float">
            <text:p>11</text:p>
          </table:table-cell>
          <table:table-cell table:formula="of:=[.N600]/[.M600]*1000000000" office:value-type="float" office:value="940.807794678107" calcext:value-type="float">
            <text:p>940.807794678107</text:p>
          </table:table-cell>
          <table:table-cell table:number-columns-repeated="1009"/>
        </table:table-row>
        <table:table-row table:style-name="ro1">
          <table:table-cell table:formula="of:=[.A600]" office:value-type="float" office:value="1000" calcext:value-type="float">
            <text:p>1000</text:p>
          </table:table-cell>
          <table:table-cell table:formula="of:=[.J600]" office:value-type="float" office:value="11692091" calcext:value-type="float">
            <text:p>11692091</text:p>
          </table:table-cell>
          <table:table-cell table:formula="of:=[.I600]" office:value-type="float" office:value="692080000" calcext:value-type="float">
            <text:p>692080000</text:p>
          </table:table-cell>
          <table:table-cell table:formula="of:=[.D600]" office:value-type="float" office:value="100" calcext:value-type="float">
            <text:p>100</text:p>
          </table:table-cell>
          <table:table-cell table:formula="of:=[.D601]*[.$E$2]" office:value-type="float" office:value="18000" calcext:value-type="float">
            <text:p>18000</text:p>
          </table:table-cell>
          <table:table-cell table:formula="of:=[.A601]*[.$E$2]*[.D601]" office:value-type="float" office:value="18000000" calcext:value-type="float">
            <text:p>18000000</text:p>
          </table:table-cell>
          <table:table-cell table:formula="of:=[.F601]+[.C601]" office:value-type="float" office:value="710080000" calcext:value-type="float">
            <text:p>710080000</text:p>
          </table:table-cell>
          <table:table-cell table:formula="of:=ROUNDDOWN(([.F601]+[.C601])/1000000000)" office:value-type="float" office:value="0" calcext:value-type="float">
            <text:p>0</text:p>
          </table:table-cell>
          <table:table-cell table:formula="of:=IF([.G601]&gt;=0;MOD([.G601];1000000000);-MOD(-[.G601];1000000000))" office:value-type="float" office:value="710080000" calcext:value-type="float">
            <text:p>710080000</text:p>
          </table:table-cell>
          <table:table-cell table:formula="of:=[.B601]+[.E601]+[.H601]" office:value-type="float" office:value="11710091" calcext:value-type="float">
            <text:p>11710091</text:p>
          </table:table-cell>
          <table:table-cell/>
          <table:table-cell table:formula="of:=[.D601]+[.L600]" office:value-type="float" office:value="65056" calcext:value-type="float">
            <text:p>65056</text:p>
          </table:table-cell>
          <table:table-cell table:formula="of:=[.$E$1]*[.L601]" office:value-type="float" office:value="11710080" calcext:value-type="float">
            <text:p>11710080</text:p>
          </table:table-cell>
          <table:table-cell table:formula="of:=[.J601]-[.M601]" office:value-type="float" office:value="11" calcext:value-type="float">
            <text:p>11</text:p>
          </table:table-cell>
          <table:table-cell table:formula="of:=[.N601]/[.M601]*1000000000" office:value-type="float" office:value="939.361643985353" calcext:value-type="float">
            <text:p>939.361643985353</text:p>
          </table:table-cell>
          <table:table-cell table:number-columns-repeated="1009"/>
        </table:table-row>
        <table:table-row table:style-name="ro1">
          <table:table-cell table:formula="of:=[.A601]" office:value-type="float" office:value="1000" calcext:value-type="float">
            <text:p>1000</text:p>
          </table:table-cell>
          <table:table-cell table:formula="of:=[.J601]" office:value-type="float" office:value="11710091" calcext:value-type="float">
            <text:p>11710091</text:p>
          </table:table-cell>
          <table:table-cell table:formula="of:=[.I601]" office:value-type="float" office:value="710080000" calcext:value-type="float">
            <text:p>710080000</text:p>
          </table:table-cell>
          <table:table-cell table:formula="of:=[.D601]" office:value-type="float" office:value="100" calcext:value-type="float">
            <text:p>100</text:p>
          </table:table-cell>
          <table:table-cell table:formula="of:=[.D602]*[.$E$2]" office:value-type="float" office:value="18000" calcext:value-type="float">
            <text:p>18000</text:p>
          </table:table-cell>
          <table:table-cell table:formula="of:=[.A602]*[.$E$2]*[.D602]" office:value-type="float" office:value="18000000" calcext:value-type="float">
            <text:p>18000000</text:p>
          </table:table-cell>
          <table:table-cell table:formula="of:=[.F602]+[.C602]" office:value-type="float" office:value="728080000" calcext:value-type="float">
            <text:p>728080000</text:p>
          </table:table-cell>
          <table:table-cell table:formula="of:=ROUNDDOWN(([.F602]+[.C602])/1000000000)" office:value-type="float" office:value="0" calcext:value-type="float">
            <text:p>0</text:p>
          </table:table-cell>
          <table:table-cell table:formula="of:=IF([.G602]&gt;=0;MOD([.G602];1000000000);-MOD(-[.G602];1000000000))" office:value-type="float" office:value="728080000" calcext:value-type="float">
            <text:p>728080000</text:p>
          </table:table-cell>
          <table:table-cell table:formula="of:=[.B602]+[.E602]+[.H602]" office:value-type="float" office:value="11728091" calcext:value-type="float">
            <text:p>11728091</text:p>
          </table:table-cell>
          <table:table-cell/>
          <table:table-cell table:formula="of:=[.D602]+[.L601]" office:value-type="float" office:value="65156" calcext:value-type="float">
            <text:p>65156</text:p>
          </table:table-cell>
          <table:table-cell table:formula="of:=[.$E$1]*[.L602]" office:value-type="float" office:value="11728080" calcext:value-type="float">
            <text:p>11728080</text:p>
          </table:table-cell>
          <table:table-cell table:formula="of:=[.J602]-[.M602]" office:value-type="float" office:value="11" calcext:value-type="float">
            <text:p>11</text:p>
          </table:table-cell>
          <table:table-cell table:formula="of:=[.N602]/[.M602]*1000000000" office:value-type="float" office:value="937.91993233334" calcext:value-type="float">
            <text:p>937.91993233334</text:p>
          </table:table-cell>
          <table:table-cell table:number-columns-repeated="1009"/>
        </table:table-row>
        <table:table-row table:style-name="ro1">
          <table:table-cell table:formula="of:=[.A602]" office:value-type="float" office:value="1000" calcext:value-type="float">
            <text:p>1000</text:p>
          </table:table-cell>
          <table:table-cell table:formula="of:=[.J602]" office:value-type="float" office:value="11728091" calcext:value-type="float">
            <text:p>11728091</text:p>
          </table:table-cell>
          <table:table-cell table:formula="of:=[.I602]" office:value-type="float" office:value="728080000" calcext:value-type="float">
            <text:p>728080000</text:p>
          </table:table-cell>
          <table:table-cell table:formula="of:=[.D602]" office:value-type="float" office:value="100" calcext:value-type="float">
            <text:p>100</text:p>
          </table:table-cell>
          <table:table-cell table:formula="of:=[.D603]*[.$E$2]" office:value-type="float" office:value="18000" calcext:value-type="float">
            <text:p>18000</text:p>
          </table:table-cell>
          <table:table-cell table:formula="of:=[.A603]*[.$E$2]*[.D603]" office:value-type="float" office:value="18000000" calcext:value-type="float">
            <text:p>18000000</text:p>
          </table:table-cell>
          <table:table-cell table:formula="of:=[.F603]+[.C603]" office:value-type="float" office:value="746080000" calcext:value-type="float">
            <text:p>746080000</text:p>
          </table:table-cell>
          <table:table-cell table:formula="of:=ROUNDDOWN(([.F603]+[.C603])/1000000000)" office:value-type="float" office:value="0" calcext:value-type="float">
            <text:p>0</text:p>
          </table:table-cell>
          <table:table-cell table:formula="of:=IF([.G603]&gt;=0;MOD([.G603];1000000000);-MOD(-[.G603];1000000000))" office:value-type="float" office:value="746080000" calcext:value-type="float">
            <text:p>746080000</text:p>
          </table:table-cell>
          <table:table-cell table:formula="of:=[.B603]+[.E603]+[.H603]" office:value-type="float" office:value="11746091" calcext:value-type="float">
            <text:p>11746091</text:p>
          </table:table-cell>
          <table:table-cell/>
          <table:table-cell table:formula="of:=[.D603]+[.L602]" office:value-type="float" office:value="65256" calcext:value-type="float">
            <text:p>65256</text:p>
          </table:table-cell>
          <table:table-cell table:formula="of:=[.$E$1]*[.L603]" office:value-type="float" office:value="11746080" calcext:value-type="float">
            <text:p>11746080</text:p>
          </table:table-cell>
          <table:table-cell table:formula="of:=[.J603]-[.M603]" office:value-type="float" office:value="11" calcext:value-type="float">
            <text:p>11</text:p>
          </table:table-cell>
          <table:table-cell table:formula="of:=[.N603]/[.M603]*1000000000" office:value-type="float" office:value="936.482639314563" calcext:value-type="float">
            <text:p>936.482639314563</text:p>
          </table:table-cell>
          <table:table-cell table:number-columns-repeated="1009"/>
        </table:table-row>
        <table:table-row table:style-name="ro1">
          <table:table-cell table:formula="of:=[.A603]" office:value-type="float" office:value="1000" calcext:value-type="float">
            <text:p>1000</text:p>
          </table:table-cell>
          <table:table-cell table:formula="of:=[.J603]" office:value-type="float" office:value="11746091" calcext:value-type="float">
            <text:p>11746091</text:p>
          </table:table-cell>
          <table:table-cell table:formula="of:=[.I603]" office:value-type="float" office:value="746080000" calcext:value-type="float">
            <text:p>746080000</text:p>
          </table:table-cell>
          <table:table-cell table:formula="of:=[.D603]" office:value-type="float" office:value="100" calcext:value-type="float">
            <text:p>100</text:p>
          </table:table-cell>
          <table:table-cell table:formula="of:=[.D604]*[.$E$2]" office:value-type="float" office:value="18000" calcext:value-type="float">
            <text:p>18000</text:p>
          </table:table-cell>
          <table:table-cell table:formula="of:=[.A604]*[.$E$2]*[.D604]" office:value-type="float" office:value="18000000" calcext:value-type="float">
            <text:p>18000000</text:p>
          </table:table-cell>
          <table:table-cell table:formula="of:=[.F604]+[.C604]" office:value-type="float" office:value="764080000" calcext:value-type="float">
            <text:p>764080000</text:p>
          </table:table-cell>
          <table:table-cell table:formula="of:=ROUNDDOWN(([.F604]+[.C604])/1000000000)" office:value-type="float" office:value="0" calcext:value-type="float">
            <text:p>0</text:p>
          </table:table-cell>
          <table:table-cell table:formula="of:=IF([.G604]&gt;=0;MOD([.G604];1000000000);-MOD(-[.G604];1000000000))" office:value-type="float" office:value="764080000" calcext:value-type="float">
            <text:p>764080000</text:p>
          </table:table-cell>
          <table:table-cell table:formula="of:=[.B604]+[.E604]+[.H604]" office:value-type="float" office:value="11764091" calcext:value-type="float">
            <text:p>11764091</text:p>
          </table:table-cell>
          <table:table-cell/>
          <table:table-cell table:formula="of:=[.D604]+[.L603]" office:value-type="float" office:value="65356" calcext:value-type="float">
            <text:p>65356</text:p>
          </table:table-cell>
          <table:table-cell table:formula="of:=[.$E$1]*[.L604]" office:value-type="float" office:value="11764080" calcext:value-type="float">
            <text:p>11764080</text:p>
          </table:table-cell>
          <table:table-cell table:formula="of:=[.J604]-[.M604]" office:value-type="float" office:value="11" calcext:value-type="float">
            <text:p>11</text:p>
          </table:table-cell>
          <table:table-cell table:formula="of:=[.N604]/[.M604]*1000000000" office:value-type="float" office:value="935.049744646415" calcext:value-type="float">
            <text:p>935.049744646415</text:p>
          </table:table-cell>
          <table:table-cell table:number-columns-repeated="1009"/>
        </table:table-row>
        <table:table-row table:style-name="ro1">
          <table:table-cell table:formula="of:=[.A604]" office:value-type="float" office:value="1000" calcext:value-type="float">
            <text:p>1000</text:p>
          </table:table-cell>
          <table:table-cell table:formula="of:=[.J604]" office:value-type="float" office:value="11764091" calcext:value-type="float">
            <text:p>11764091</text:p>
          </table:table-cell>
          <table:table-cell table:formula="of:=[.I604]" office:value-type="float" office:value="764080000" calcext:value-type="float">
            <text:p>764080000</text:p>
          </table:table-cell>
          <table:table-cell table:formula="of:=[.D604]" office:value-type="float" office:value="100" calcext:value-type="float">
            <text:p>100</text:p>
          </table:table-cell>
          <table:table-cell table:formula="of:=[.D605]*[.$E$2]" office:value-type="float" office:value="18000" calcext:value-type="float">
            <text:p>18000</text:p>
          </table:table-cell>
          <table:table-cell table:formula="of:=[.A605]*[.$E$2]*[.D605]" office:value-type="float" office:value="18000000" calcext:value-type="float">
            <text:p>18000000</text:p>
          </table:table-cell>
          <table:table-cell table:formula="of:=[.F605]+[.C605]" office:value-type="float" office:value="782080000" calcext:value-type="float">
            <text:p>782080000</text:p>
          </table:table-cell>
          <table:table-cell table:formula="of:=ROUNDDOWN(([.F605]+[.C605])/1000000000)" office:value-type="float" office:value="0" calcext:value-type="float">
            <text:p>0</text:p>
          </table:table-cell>
          <table:table-cell table:formula="of:=IF([.G605]&gt;=0;MOD([.G605];1000000000);-MOD(-[.G605];1000000000))" office:value-type="float" office:value="782080000" calcext:value-type="float">
            <text:p>782080000</text:p>
          </table:table-cell>
          <table:table-cell table:formula="of:=[.B605]+[.E605]+[.H605]" office:value-type="float" office:value="11782091" calcext:value-type="float">
            <text:p>11782091</text:p>
          </table:table-cell>
          <table:table-cell/>
          <table:table-cell table:formula="of:=[.D605]+[.L604]" office:value-type="float" office:value="65456" calcext:value-type="float">
            <text:p>65456</text:p>
          </table:table-cell>
          <table:table-cell table:formula="of:=[.$E$1]*[.L605]" office:value-type="float" office:value="11782080" calcext:value-type="float">
            <text:p>11782080</text:p>
          </table:table-cell>
          <table:table-cell table:formula="of:=[.J605]-[.M605]" office:value-type="float" office:value="11" calcext:value-type="float">
            <text:p>11</text:p>
          </table:table-cell>
          <table:table-cell table:formula="of:=[.N605]/[.M605]*1000000000" office:value-type="float" office:value="933.621228170238" calcext:value-type="float">
            <text:p>933.621228170238</text:p>
          </table:table-cell>
          <table:table-cell table:number-columns-repeated="1009"/>
        </table:table-row>
        <table:table-row table:style-name="ro1">
          <table:table-cell table:formula="of:=[.A605]" office:value-type="float" office:value="1000" calcext:value-type="float">
            <text:p>1000</text:p>
          </table:table-cell>
          <table:table-cell table:formula="of:=[.J605]" office:value-type="float" office:value="11782091" calcext:value-type="float">
            <text:p>11782091</text:p>
          </table:table-cell>
          <table:table-cell table:formula="of:=[.I605]" office:value-type="float" office:value="782080000" calcext:value-type="float">
            <text:p>782080000</text:p>
          </table:table-cell>
          <table:table-cell table:formula="of:=[.D605]" office:value-type="float" office:value="100" calcext:value-type="float">
            <text:p>100</text:p>
          </table:table-cell>
          <table:table-cell table:formula="of:=[.D606]*[.$E$2]" office:value-type="float" office:value="18000" calcext:value-type="float">
            <text:p>18000</text:p>
          </table:table-cell>
          <table:table-cell table:formula="of:=[.A606]*[.$E$2]*[.D606]" office:value-type="float" office:value="18000000" calcext:value-type="float">
            <text:p>18000000</text:p>
          </table:table-cell>
          <table:table-cell table:formula="of:=[.F606]+[.C606]" office:value-type="float" office:value="800080000" calcext:value-type="float">
            <text:p>800080000</text:p>
          </table:table-cell>
          <table:table-cell table:formula="of:=ROUNDDOWN(([.F606]+[.C606])/1000000000)" office:value-type="float" office:value="0" calcext:value-type="float">
            <text:p>0</text:p>
          </table:table-cell>
          <table:table-cell table:formula="of:=IF([.G606]&gt;=0;MOD([.G606];1000000000);-MOD(-[.G606];1000000000))" office:value-type="float" office:value="800080000" calcext:value-type="float">
            <text:p>800080000</text:p>
          </table:table-cell>
          <table:table-cell table:formula="of:=[.B606]+[.E606]+[.H606]" office:value-type="float" office:value="11800091" calcext:value-type="float">
            <text:p>11800091</text:p>
          </table:table-cell>
          <table:table-cell/>
          <table:table-cell table:formula="of:=[.D606]+[.L605]" office:value-type="float" office:value="65556" calcext:value-type="float">
            <text:p>65556</text:p>
          </table:table-cell>
          <table:table-cell table:formula="of:=[.$E$1]*[.L606]" office:value-type="float" office:value="11800080" calcext:value-type="float">
            <text:p>11800080</text:p>
          </table:table-cell>
          <table:table-cell table:formula="of:=[.J606]-[.M606]" office:value-type="float" office:value="11" calcext:value-type="float">
            <text:p>11</text:p>
          </table:table-cell>
          <table:table-cell table:formula="of:=[.N606]/[.M606]*1000000000" office:value-type="float" office:value="932.197069850374" calcext:value-type="float">
            <text:p>932.197069850374</text:p>
          </table:table-cell>
          <table:table-cell table:number-columns-repeated="1009"/>
        </table:table-row>
        <table:table-row table:style-name="ro1">
          <table:table-cell table:formula="of:=[.A606]" office:value-type="float" office:value="1000" calcext:value-type="float">
            <text:p>1000</text:p>
          </table:table-cell>
          <table:table-cell table:formula="of:=[.J606]" office:value-type="float" office:value="11800091" calcext:value-type="float">
            <text:p>11800091</text:p>
          </table:table-cell>
          <table:table-cell table:formula="of:=[.I606]" office:value-type="float" office:value="800080000" calcext:value-type="float">
            <text:p>800080000</text:p>
          </table:table-cell>
          <table:table-cell table:formula="of:=[.D606]" office:value-type="float" office:value="100" calcext:value-type="float">
            <text:p>100</text:p>
          </table:table-cell>
          <table:table-cell table:formula="of:=[.D607]*[.$E$2]" office:value-type="float" office:value="18000" calcext:value-type="float">
            <text:p>18000</text:p>
          </table:table-cell>
          <table:table-cell table:formula="of:=[.A607]*[.$E$2]*[.D607]" office:value-type="float" office:value="18000000" calcext:value-type="float">
            <text:p>18000000</text:p>
          </table:table-cell>
          <table:table-cell table:formula="of:=[.F607]+[.C607]" office:value-type="float" office:value="818080000" calcext:value-type="float">
            <text:p>818080000</text:p>
          </table:table-cell>
          <table:table-cell table:formula="of:=ROUNDDOWN(([.F607]+[.C607])/1000000000)" office:value-type="float" office:value="0" calcext:value-type="float">
            <text:p>0</text:p>
          </table:table-cell>
          <table:table-cell table:formula="of:=IF([.G607]&gt;=0;MOD([.G607];1000000000);-MOD(-[.G607];1000000000))" office:value-type="float" office:value="818080000" calcext:value-type="float">
            <text:p>818080000</text:p>
          </table:table-cell>
          <table:table-cell table:formula="of:=[.B607]+[.E607]+[.H607]" office:value-type="float" office:value="11818091" calcext:value-type="float">
            <text:p>11818091</text:p>
          </table:table-cell>
          <table:table-cell/>
          <table:table-cell table:formula="of:=[.D607]+[.L606]" office:value-type="float" office:value="65656" calcext:value-type="float">
            <text:p>65656</text:p>
          </table:table-cell>
          <table:table-cell table:formula="of:=[.$E$1]*[.L607]" office:value-type="float" office:value="11818080" calcext:value-type="float">
            <text:p>11818080</text:p>
          </table:table-cell>
          <table:table-cell table:formula="of:=[.J607]-[.M607]" office:value-type="float" office:value="11" calcext:value-type="float">
            <text:p>11</text:p>
          </table:table-cell>
          <table:table-cell table:formula="of:=[.N607]/[.M607]*1000000000" office:value-type="float" office:value="930.777249773229" calcext:value-type="float">
            <text:p>930.777249773229</text:p>
          </table:table-cell>
          <table:table-cell table:number-columns-repeated="1009"/>
        </table:table-row>
        <table:table-row table:style-name="ro1">
          <table:table-cell table:formula="of:=[.A607]" office:value-type="float" office:value="1000" calcext:value-type="float">
            <text:p>1000</text:p>
          </table:table-cell>
          <table:table-cell table:formula="of:=[.J607]" office:value-type="float" office:value="11818091" calcext:value-type="float">
            <text:p>11818091</text:p>
          </table:table-cell>
          <table:table-cell table:formula="of:=[.I607]" office:value-type="float" office:value="818080000" calcext:value-type="float">
            <text:p>818080000</text:p>
          </table:table-cell>
          <table:table-cell table:formula="of:=[.D607]" office:value-type="float" office:value="100" calcext:value-type="float">
            <text:p>100</text:p>
          </table:table-cell>
          <table:table-cell table:formula="of:=[.D608]*[.$E$2]" office:value-type="float" office:value="18000" calcext:value-type="float">
            <text:p>18000</text:p>
          </table:table-cell>
          <table:table-cell table:formula="of:=[.A608]*[.$E$2]*[.D608]" office:value-type="float" office:value="18000000" calcext:value-type="float">
            <text:p>18000000</text:p>
          </table:table-cell>
          <table:table-cell table:formula="of:=[.F608]+[.C608]" office:value-type="float" office:value="836080000" calcext:value-type="float">
            <text:p>836080000</text:p>
          </table:table-cell>
          <table:table-cell table:formula="of:=ROUNDDOWN(([.F608]+[.C608])/1000000000)" office:value-type="float" office:value="0" calcext:value-type="float">
            <text:p>0</text:p>
          </table:table-cell>
          <table:table-cell table:formula="of:=IF([.G608]&gt;=0;MOD([.G608];1000000000);-MOD(-[.G608];1000000000))" office:value-type="float" office:value="836080000" calcext:value-type="float">
            <text:p>836080000</text:p>
          </table:table-cell>
          <table:table-cell table:formula="of:=[.B608]+[.E608]+[.H608]" office:value-type="float" office:value="11836091" calcext:value-type="float">
            <text:p>11836091</text:p>
          </table:table-cell>
          <table:table-cell/>
          <table:table-cell table:formula="of:=[.D608]+[.L607]" office:value-type="float" office:value="65756" calcext:value-type="float">
            <text:p>65756</text:p>
          </table:table-cell>
          <table:table-cell table:formula="of:=[.$E$1]*[.L608]" office:value-type="float" office:value="11836080" calcext:value-type="float">
            <text:p>11836080</text:p>
          </table:table-cell>
          <table:table-cell table:formula="of:=[.J608]-[.M608]" office:value-type="float" office:value="11" calcext:value-type="float">
            <text:p>11</text:p>
          </table:table-cell>
          <table:table-cell table:formula="of:=[.N608]/[.M608]*1000000000" office:value-type="float" office:value="929.361748146346" calcext:value-type="float">
            <text:p>929.361748146346</text:p>
          </table:table-cell>
          <table:table-cell table:number-columns-repeated="1009"/>
        </table:table-row>
        <table:table-row table:style-name="ro1">
          <table:table-cell table:formula="of:=[.A608]" office:value-type="float" office:value="1000" calcext:value-type="float">
            <text:p>1000</text:p>
          </table:table-cell>
          <table:table-cell table:formula="of:=[.J608]" office:value-type="float" office:value="11836091" calcext:value-type="float">
            <text:p>11836091</text:p>
          </table:table-cell>
          <table:table-cell table:formula="of:=[.I608]" office:value-type="float" office:value="836080000" calcext:value-type="float">
            <text:p>836080000</text:p>
          </table:table-cell>
          <table:table-cell table:formula="of:=[.D608]" office:value-type="float" office:value="100" calcext:value-type="float">
            <text:p>100</text:p>
          </table:table-cell>
          <table:table-cell table:formula="of:=[.D609]*[.$E$2]" office:value-type="float" office:value="18000" calcext:value-type="float">
            <text:p>18000</text:p>
          </table:table-cell>
          <table:table-cell table:formula="of:=[.A609]*[.$E$2]*[.D609]" office:value-type="float" office:value="18000000" calcext:value-type="float">
            <text:p>18000000</text:p>
          </table:table-cell>
          <table:table-cell table:formula="of:=[.F609]+[.C609]" office:value-type="float" office:value="854080000" calcext:value-type="float">
            <text:p>854080000</text:p>
          </table:table-cell>
          <table:table-cell table:formula="of:=ROUNDDOWN(([.F609]+[.C609])/1000000000)" office:value-type="float" office:value="0" calcext:value-type="float">
            <text:p>0</text:p>
          </table:table-cell>
          <table:table-cell table:formula="of:=IF([.G609]&gt;=0;MOD([.G609];1000000000);-MOD(-[.G609];1000000000))" office:value-type="float" office:value="854080000" calcext:value-type="float">
            <text:p>854080000</text:p>
          </table:table-cell>
          <table:table-cell table:formula="of:=[.B609]+[.E609]+[.H609]" office:value-type="float" office:value="11854091" calcext:value-type="float">
            <text:p>11854091</text:p>
          </table:table-cell>
          <table:table-cell/>
          <table:table-cell table:formula="of:=[.D609]+[.L608]" office:value-type="float" office:value="65856" calcext:value-type="float">
            <text:p>65856</text:p>
          </table:table-cell>
          <table:table-cell table:formula="of:=[.$E$1]*[.L609]" office:value-type="float" office:value="11854080" calcext:value-type="float">
            <text:p>11854080</text:p>
          </table:table-cell>
          <table:table-cell table:formula="of:=[.J609]-[.M609]" office:value-type="float" office:value="11" calcext:value-type="float">
            <text:p>11</text:p>
          </table:table-cell>
          <table:table-cell table:formula="of:=[.N609]/[.M609]*1000000000" office:value-type="float" office:value="927.950545297484" calcext:value-type="float">
            <text:p>927.950545297484</text:p>
          </table:table-cell>
          <table:table-cell table:number-columns-repeated="1009"/>
        </table:table-row>
        <table:table-row table:style-name="ro1">
          <table:table-cell table:formula="of:=[.A609]" office:value-type="float" office:value="1000" calcext:value-type="float">
            <text:p>1000</text:p>
          </table:table-cell>
          <table:table-cell table:formula="of:=[.J609]" office:value-type="float" office:value="11854091" calcext:value-type="float">
            <text:p>11854091</text:p>
          </table:table-cell>
          <table:table-cell table:formula="of:=[.I609]" office:value-type="float" office:value="854080000" calcext:value-type="float">
            <text:p>854080000</text:p>
          </table:table-cell>
          <table:table-cell table:formula="of:=[.D609]" office:value-type="float" office:value="100" calcext:value-type="float">
            <text:p>100</text:p>
          </table:table-cell>
          <table:table-cell table:formula="of:=[.D610]*[.$E$2]" office:value-type="float" office:value="18000" calcext:value-type="float">
            <text:p>18000</text:p>
          </table:table-cell>
          <table:table-cell table:formula="of:=[.A610]*[.$E$2]*[.D610]" office:value-type="float" office:value="18000000" calcext:value-type="float">
            <text:p>18000000</text:p>
          </table:table-cell>
          <table:table-cell table:formula="of:=[.F610]+[.C610]" office:value-type="float" office:value="872080000" calcext:value-type="float">
            <text:p>872080000</text:p>
          </table:table-cell>
          <table:table-cell table:formula="of:=ROUNDDOWN(([.F610]+[.C610])/1000000000)" office:value-type="float" office:value="0" calcext:value-type="float">
            <text:p>0</text:p>
          </table:table-cell>
          <table:table-cell table:formula="of:=IF([.G610]&gt;=0;MOD([.G610];1000000000);-MOD(-[.G610];1000000000))" office:value-type="float" office:value="872080000" calcext:value-type="float">
            <text:p>872080000</text:p>
          </table:table-cell>
          <table:table-cell table:formula="of:=[.B610]+[.E610]+[.H610]" office:value-type="float" office:value="11872091" calcext:value-type="float">
            <text:p>11872091</text:p>
          </table:table-cell>
          <table:table-cell/>
          <table:table-cell table:formula="of:=[.D610]+[.L609]" office:value-type="float" office:value="65956" calcext:value-type="float">
            <text:p>65956</text:p>
          </table:table-cell>
          <table:table-cell table:formula="of:=[.$E$1]*[.L610]" office:value-type="float" office:value="11872080" calcext:value-type="float">
            <text:p>11872080</text:p>
          </table:table-cell>
          <table:table-cell table:formula="of:=[.J610]-[.M610]" office:value-type="float" office:value="11" calcext:value-type="float">
            <text:p>11</text:p>
          </table:table-cell>
          <table:table-cell table:formula="of:=[.N610]/[.M610]*1000000000" office:value-type="float" office:value="926.543621673708" calcext:value-type="float">
            <text:p>926.543621673708</text:p>
          </table:table-cell>
          <table:table-cell table:number-columns-repeated="1009"/>
        </table:table-row>
        <table:table-row table:style-name="ro1">
          <table:table-cell table:formula="of:=[.A610]" office:value-type="float" office:value="1000" calcext:value-type="float">
            <text:p>1000</text:p>
          </table:table-cell>
          <table:table-cell table:formula="of:=[.J610]" office:value-type="float" office:value="11872091" calcext:value-type="float">
            <text:p>11872091</text:p>
          </table:table-cell>
          <table:table-cell table:formula="of:=[.I610]" office:value-type="float" office:value="872080000" calcext:value-type="float">
            <text:p>872080000</text:p>
          </table:table-cell>
          <table:table-cell table:formula="of:=[.D610]" office:value-type="float" office:value="100" calcext:value-type="float">
            <text:p>100</text:p>
          </table:table-cell>
          <table:table-cell table:formula="of:=[.D611]*[.$E$2]" office:value-type="float" office:value="18000" calcext:value-type="float">
            <text:p>18000</text:p>
          </table:table-cell>
          <table:table-cell table:formula="of:=[.A611]*[.$E$2]*[.D611]" office:value-type="float" office:value="18000000" calcext:value-type="float">
            <text:p>18000000</text:p>
          </table:table-cell>
          <table:table-cell table:formula="of:=[.F611]+[.C611]" office:value-type="float" office:value="890080000" calcext:value-type="float">
            <text:p>890080000</text:p>
          </table:table-cell>
          <table:table-cell table:formula="of:=ROUNDDOWN(([.F611]+[.C611])/1000000000)" office:value-type="float" office:value="0" calcext:value-type="float">
            <text:p>0</text:p>
          </table:table-cell>
          <table:table-cell table:formula="of:=IF([.G611]&gt;=0;MOD([.G611];1000000000);-MOD(-[.G611];1000000000))" office:value-type="float" office:value="890080000" calcext:value-type="float">
            <text:p>890080000</text:p>
          </table:table-cell>
          <table:table-cell table:formula="of:=[.B611]+[.E611]+[.H611]" office:value-type="float" office:value="11890091" calcext:value-type="float">
            <text:p>11890091</text:p>
          </table:table-cell>
          <table:table-cell/>
          <table:table-cell table:formula="of:=[.D611]+[.L610]" office:value-type="float" office:value="66056" calcext:value-type="float">
            <text:p>66056</text:p>
          </table:table-cell>
          <table:table-cell table:formula="of:=[.$E$1]*[.L611]" office:value-type="float" office:value="11890080" calcext:value-type="float">
            <text:p>11890080</text:p>
          </table:table-cell>
          <table:table-cell table:formula="of:=[.J611]-[.M611]" office:value-type="float" office:value="11" calcext:value-type="float">
            <text:p>11</text:p>
          </table:table-cell>
          <table:table-cell table:formula="of:=[.N611]/[.M611]*1000000000" office:value-type="float" office:value="925.140957840486" calcext:value-type="float">
            <text:p>925.140957840486</text:p>
          </table:table-cell>
          <table:table-cell table:number-columns-repeated="1009"/>
        </table:table-row>
        <table:table-row table:style-name="ro1">
          <table:table-cell table:formula="of:=[.A611]" office:value-type="float" office:value="1000" calcext:value-type="float">
            <text:p>1000</text:p>
          </table:table-cell>
          <table:table-cell table:formula="of:=[.J611]" office:value-type="float" office:value="11890091" calcext:value-type="float">
            <text:p>11890091</text:p>
          </table:table-cell>
          <table:table-cell table:formula="of:=[.I611]" office:value-type="float" office:value="890080000" calcext:value-type="float">
            <text:p>890080000</text:p>
          </table:table-cell>
          <table:table-cell table:formula="of:=[.D611]" office:value-type="float" office:value="100" calcext:value-type="float">
            <text:p>100</text:p>
          </table:table-cell>
          <table:table-cell table:formula="of:=[.D612]*[.$E$2]" office:value-type="float" office:value="18000" calcext:value-type="float">
            <text:p>18000</text:p>
          </table:table-cell>
          <table:table-cell table:formula="of:=[.A612]*[.$E$2]*[.D612]" office:value-type="float" office:value="18000000" calcext:value-type="float">
            <text:p>18000000</text:p>
          </table:table-cell>
          <table:table-cell table:formula="of:=[.F612]+[.C612]" office:value-type="float" office:value="908080000" calcext:value-type="float">
            <text:p>908080000</text:p>
          </table:table-cell>
          <table:table-cell table:formula="of:=ROUNDDOWN(([.F612]+[.C612])/1000000000)" office:value-type="float" office:value="0" calcext:value-type="float">
            <text:p>0</text:p>
          </table:table-cell>
          <table:table-cell table:formula="of:=IF([.G612]&gt;=0;MOD([.G612];1000000000);-MOD(-[.G612];1000000000))" office:value-type="float" office:value="908080000" calcext:value-type="float">
            <text:p>908080000</text:p>
          </table:table-cell>
          <table:table-cell table:formula="of:=[.B612]+[.E612]+[.H612]" office:value-type="float" office:value="11908091" calcext:value-type="float">
            <text:p>11908091</text:p>
          </table:table-cell>
          <table:table-cell/>
          <table:table-cell table:formula="of:=[.D612]+[.L611]" office:value-type="float" office:value="66156" calcext:value-type="float">
            <text:p>66156</text:p>
          </table:table-cell>
          <table:table-cell table:formula="of:=[.$E$1]*[.L612]" office:value-type="float" office:value="11908080" calcext:value-type="float">
            <text:p>11908080</text:p>
          </table:table-cell>
          <table:table-cell table:formula="of:=[.J612]-[.M612]" office:value-type="float" office:value="11" calcext:value-type="float">
            <text:p>11</text:p>
          </table:table-cell>
          <table:table-cell table:formula="of:=[.N612]/[.M612]*1000000000" office:value-type="float" office:value="923.74253448079" calcext:value-type="float">
            <text:p>923.74253448079</text:p>
          </table:table-cell>
          <table:table-cell table:number-columns-repeated="1009"/>
        </table:table-row>
        <table:table-row table:style-name="ro1">
          <table:table-cell table:formula="of:=[.A612]" office:value-type="float" office:value="1000" calcext:value-type="float">
            <text:p>1000</text:p>
          </table:table-cell>
          <table:table-cell table:formula="of:=[.J612]" office:value-type="float" office:value="11908091" calcext:value-type="float">
            <text:p>11908091</text:p>
          </table:table-cell>
          <table:table-cell table:formula="of:=[.I612]" office:value-type="float" office:value="908080000" calcext:value-type="float">
            <text:p>908080000</text:p>
          </table:table-cell>
          <table:table-cell table:formula="of:=[.D612]" office:value-type="float" office:value="100" calcext:value-type="float">
            <text:p>100</text:p>
          </table:table-cell>
          <table:table-cell table:formula="of:=[.D613]*[.$E$2]" office:value-type="float" office:value="18000" calcext:value-type="float">
            <text:p>18000</text:p>
          </table:table-cell>
          <table:table-cell table:formula="of:=[.A613]*[.$E$2]*[.D613]" office:value-type="float" office:value="18000000" calcext:value-type="float">
            <text:p>18000000</text:p>
          </table:table-cell>
          <table:table-cell table:formula="of:=[.F613]+[.C613]" office:value-type="float" office:value="926080000" calcext:value-type="float">
            <text:p>926080000</text:p>
          </table:table-cell>
          <table:table-cell table:formula="of:=ROUNDDOWN(([.F613]+[.C613])/1000000000)" office:value-type="float" office:value="0" calcext:value-type="float">
            <text:p>0</text:p>
          </table:table-cell>
          <table:table-cell table:formula="of:=IF([.G613]&gt;=0;MOD([.G613];1000000000);-MOD(-[.G613];1000000000))" office:value-type="float" office:value="926080000" calcext:value-type="float">
            <text:p>926080000</text:p>
          </table:table-cell>
          <table:table-cell table:formula="of:=[.B613]+[.E613]+[.H613]" office:value-type="float" office:value="11926091" calcext:value-type="float">
            <text:p>11926091</text:p>
          </table:table-cell>
          <table:table-cell/>
          <table:table-cell table:formula="of:=[.D613]+[.L612]" office:value-type="float" office:value="66256" calcext:value-type="float">
            <text:p>66256</text:p>
          </table:table-cell>
          <table:table-cell table:formula="of:=[.$E$1]*[.L613]" office:value-type="float" office:value="11926080" calcext:value-type="float">
            <text:p>11926080</text:p>
          </table:table-cell>
          <table:table-cell table:formula="of:=[.J613]-[.M613]" office:value-type="float" office:value="11" calcext:value-type="float">
            <text:p>11</text:p>
          </table:table-cell>
          <table:table-cell table:formula="of:=[.N613]/[.M613]*1000000000" office:value-type="float" office:value="922.348332394215" calcext:value-type="float">
            <text:p>922.348332394215</text:p>
          </table:table-cell>
          <table:table-cell table:number-columns-repeated="1009"/>
        </table:table-row>
        <table:table-row table:style-name="ro1">
          <table:table-cell table:formula="of:=[.A613]" office:value-type="float" office:value="1000" calcext:value-type="float">
            <text:p>1000</text:p>
          </table:table-cell>
          <table:table-cell table:formula="of:=[.J613]" office:value-type="float" office:value="11926091" calcext:value-type="float">
            <text:p>11926091</text:p>
          </table:table-cell>
          <table:table-cell table:formula="of:=[.I613]" office:value-type="float" office:value="926080000" calcext:value-type="float">
            <text:p>926080000</text:p>
          </table:table-cell>
          <table:table-cell table:formula="of:=[.D613]" office:value-type="float" office:value="100" calcext:value-type="float">
            <text:p>100</text:p>
          </table:table-cell>
          <table:table-cell table:formula="of:=[.D614]*[.$E$2]" office:value-type="float" office:value="18000" calcext:value-type="float">
            <text:p>18000</text:p>
          </table:table-cell>
          <table:table-cell table:formula="of:=[.A614]*[.$E$2]*[.D614]" office:value-type="float" office:value="18000000" calcext:value-type="float">
            <text:p>18000000</text:p>
          </table:table-cell>
          <table:table-cell table:formula="of:=[.F614]+[.C614]" office:value-type="float" office:value="944080000" calcext:value-type="float">
            <text:p>944080000</text:p>
          </table:table-cell>
          <table:table-cell table:formula="of:=ROUNDDOWN(([.F614]+[.C614])/1000000000)" office:value-type="float" office:value="0" calcext:value-type="float">
            <text:p>0</text:p>
          </table:table-cell>
          <table:table-cell table:formula="of:=IF([.G614]&gt;=0;MOD([.G614];1000000000);-MOD(-[.G614];1000000000))" office:value-type="float" office:value="944080000" calcext:value-type="float">
            <text:p>944080000</text:p>
          </table:table-cell>
          <table:table-cell table:formula="of:=[.B614]+[.E614]+[.H614]" office:value-type="float" office:value="11944091" calcext:value-type="float">
            <text:p>11944091</text:p>
          </table:table-cell>
          <table:table-cell/>
          <table:table-cell table:formula="of:=[.D614]+[.L613]" office:value-type="float" office:value="66356" calcext:value-type="float">
            <text:p>66356</text:p>
          </table:table-cell>
          <table:table-cell table:formula="of:=[.$E$1]*[.L614]" office:value-type="float" office:value="11944080" calcext:value-type="float">
            <text:p>11944080</text:p>
          </table:table-cell>
          <table:table-cell table:formula="of:=[.J614]-[.M614]" office:value-type="float" office:value="11" calcext:value-type="float">
            <text:p>11</text:p>
          </table:table-cell>
          <table:table-cell table:formula="of:=[.N614]/[.M614]*1000000000" office:value-type="float" office:value="920.958332496098" calcext:value-type="float">
            <text:p>920.958332496098</text:p>
          </table:table-cell>
          <table:table-cell table:number-columns-repeated="1009"/>
        </table:table-row>
        <table:table-row table:style-name="ro1">
          <table:table-cell table:formula="of:=[.A614]" office:value-type="float" office:value="1000" calcext:value-type="float">
            <text:p>1000</text:p>
          </table:table-cell>
          <table:table-cell table:formula="of:=[.J614]" office:value-type="float" office:value="11944091" calcext:value-type="float">
            <text:p>11944091</text:p>
          </table:table-cell>
          <table:table-cell table:formula="of:=[.I614]" office:value-type="float" office:value="944080000" calcext:value-type="float">
            <text:p>944080000</text:p>
          </table:table-cell>
          <table:table-cell table:formula="of:=[.D614]" office:value-type="float" office:value="100" calcext:value-type="float">
            <text:p>100</text:p>
          </table:table-cell>
          <table:table-cell table:formula="of:=[.D615]*[.$E$2]" office:value-type="float" office:value="18000" calcext:value-type="float">
            <text:p>18000</text:p>
          </table:table-cell>
          <table:table-cell table:formula="of:=[.A615]*[.$E$2]*[.D615]" office:value-type="float" office:value="18000000" calcext:value-type="float">
            <text:p>18000000</text:p>
          </table:table-cell>
          <table:table-cell table:formula="of:=[.F615]+[.C615]" office:value-type="float" office:value="962080000" calcext:value-type="float">
            <text:p>962080000</text:p>
          </table:table-cell>
          <table:table-cell table:formula="of:=ROUNDDOWN(([.F615]+[.C615])/1000000000)" office:value-type="float" office:value="0" calcext:value-type="float">
            <text:p>0</text:p>
          </table:table-cell>
          <table:table-cell table:formula="of:=IF([.G615]&gt;=0;MOD([.G615];1000000000);-MOD(-[.G615];1000000000))" office:value-type="float" office:value="962080000" calcext:value-type="float">
            <text:p>962080000</text:p>
          </table:table-cell>
          <table:table-cell table:formula="of:=[.B615]+[.E615]+[.H615]" office:value-type="float" office:value="11962091" calcext:value-type="float">
            <text:p>11962091</text:p>
          </table:table-cell>
          <table:table-cell/>
          <table:table-cell table:formula="of:=[.D615]+[.L614]" office:value-type="float" office:value="66456" calcext:value-type="float">
            <text:p>66456</text:p>
          </table:table-cell>
          <table:table-cell table:formula="of:=[.$E$1]*[.L615]" office:value-type="float" office:value="11962080" calcext:value-type="float">
            <text:p>11962080</text:p>
          </table:table-cell>
          <table:table-cell table:formula="of:=[.J615]-[.M615]" office:value-type="float" office:value="11" calcext:value-type="float">
            <text:p>11</text:p>
          </table:table-cell>
          <table:table-cell table:formula="of:=[.N615]/[.M615]*1000000000" office:value-type="float" office:value="919.572515816647" calcext:value-type="float">
            <text:p>919.572515816647</text:p>
          </table:table-cell>
          <table:table-cell table:number-columns-repeated="1009"/>
        </table:table-row>
        <table:table-row table:style-name="ro1">
          <table:table-cell table:formula="of:=[.A615]" office:value-type="float" office:value="1000" calcext:value-type="float">
            <text:p>1000</text:p>
          </table:table-cell>
          <table:table-cell table:formula="of:=[.J615]" office:value-type="float" office:value="11962091" calcext:value-type="float">
            <text:p>11962091</text:p>
          </table:table-cell>
          <table:table-cell table:formula="of:=[.I615]" office:value-type="float" office:value="962080000" calcext:value-type="float">
            <text:p>962080000</text:p>
          </table:table-cell>
          <table:table-cell table:formula="of:=[.D615]" office:value-type="float" office:value="100" calcext:value-type="float">
            <text:p>100</text:p>
          </table:table-cell>
          <table:table-cell table:formula="of:=[.D616]*[.$E$2]" office:value-type="float" office:value="18000" calcext:value-type="float">
            <text:p>18000</text:p>
          </table:table-cell>
          <table:table-cell table:formula="of:=[.A616]*[.$E$2]*[.D616]" office:value-type="float" office:value="18000000" calcext:value-type="float">
            <text:p>18000000</text:p>
          </table:table-cell>
          <table:table-cell table:formula="of:=[.F616]+[.C616]" office:value-type="float" office:value="980080000" calcext:value-type="float">
            <text:p>980080000</text:p>
          </table:table-cell>
          <table:table-cell table:formula="of:=ROUNDDOWN(([.F616]+[.C616])/1000000000)" office:value-type="float" office:value="0" calcext:value-type="float">
            <text:p>0</text:p>
          </table:table-cell>
          <table:table-cell table:formula="of:=IF([.G616]&gt;=0;MOD([.G616];1000000000);-MOD(-[.G616];1000000000))" office:value-type="float" office:value="980080000" calcext:value-type="float">
            <text:p>980080000</text:p>
          </table:table-cell>
          <table:table-cell table:formula="of:=[.B616]+[.E616]+[.H616]" office:value-type="float" office:value="11980091" calcext:value-type="float">
            <text:p>11980091</text:p>
          </table:table-cell>
          <table:table-cell/>
          <table:table-cell table:formula="of:=[.D616]+[.L615]" office:value-type="float" office:value="66556" calcext:value-type="float">
            <text:p>66556</text:p>
          </table:table-cell>
          <table:table-cell table:formula="of:=[.$E$1]*[.L616]" office:value-type="float" office:value="11980080" calcext:value-type="float">
            <text:p>11980080</text:p>
          </table:table-cell>
          <table:table-cell table:formula="of:=[.J616]-[.M616]" office:value-type="float" office:value="11" calcext:value-type="float">
            <text:p>11</text:p>
          </table:table-cell>
          <table:table-cell table:formula="of:=[.N616]/[.M616]*1000000000" office:value-type="float" office:value="918.190863500077" calcext:value-type="float">
            <text:p>918.190863500077</text:p>
          </table:table-cell>
          <table:table-cell table:number-columns-repeated="1009"/>
        </table:table-row>
        <table:table-row table:style-name="ro1">
          <table:table-cell table:formula="of:=[.A616]" office:value-type="float" office:value="1000" calcext:value-type="float">
            <text:p>1000</text:p>
          </table:table-cell>
          <table:table-cell table:formula="of:=[.J616]" office:value-type="float" office:value="11980091" calcext:value-type="float">
            <text:p>11980091</text:p>
          </table:table-cell>
          <table:table-cell table:formula="of:=[.I616]" office:value-type="float" office:value="980080000" calcext:value-type="float">
            <text:p>980080000</text:p>
          </table:table-cell>
          <table:table-cell table:formula="of:=[.D616]" office:value-type="float" office:value="100" calcext:value-type="float">
            <text:p>100</text:p>
          </table:table-cell>
          <table:table-cell table:formula="of:=[.D617]*[.$E$2]" office:value-type="float" office:value="18000" calcext:value-type="float">
            <text:p>18000</text:p>
          </table:table-cell>
          <table:table-cell table:formula="of:=[.A617]*[.$E$2]*[.D617]" office:value-type="float" office:value="18000000" calcext:value-type="float">
            <text:p>18000000</text:p>
          </table:table-cell>
          <table:table-cell table:formula="of:=[.F617]+[.C617]" office:value-type="float" office:value="998080000" calcext:value-type="float">
            <text:p>998080000</text:p>
          </table:table-cell>
          <table:table-cell table:formula="of:=ROUNDDOWN(([.F617]+[.C617])/1000000000)" office:value-type="float" office:value="0" calcext:value-type="float">
            <text:p>0</text:p>
          </table:table-cell>
          <table:table-cell table:formula="of:=IF([.G617]&gt;=0;MOD([.G617];1000000000);-MOD(-[.G617];1000000000))" office:value-type="float" office:value="998080000" calcext:value-type="float">
            <text:p>998080000</text:p>
          </table:table-cell>
          <table:table-cell table:formula="of:=[.B617]+[.E617]+[.H617]" office:value-type="float" office:value="11998091" calcext:value-type="float">
            <text:p>11998091</text:p>
          </table:table-cell>
          <table:table-cell/>
          <table:table-cell table:formula="of:=[.D617]+[.L616]" office:value-type="float" office:value="66656" calcext:value-type="float">
            <text:p>66656</text:p>
          </table:table-cell>
          <table:table-cell table:formula="of:=[.$E$1]*[.L617]" office:value-type="float" office:value="11998080" calcext:value-type="float">
            <text:p>11998080</text:p>
          </table:table-cell>
          <table:table-cell table:formula="of:=[.J617]-[.M617]" office:value-type="float" office:value="11" calcext:value-type="float">
            <text:p>11</text:p>
          </table:table-cell>
          <table:table-cell table:formula="of:=[.N617]/[.M617]*1000000000" office:value-type="float" office:value="916.813356803755" calcext:value-type="float">
            <text:p>916.813356803755</text:p>
          </table:table-cell>
          <table:table-cell table:number-columns-repeated="1009"/>
        </table:table-row>
        <table:table-row table:style-name="ro1">
          <table:table-cell table:formula="of:=[.A617]" office:value-type="float" office:value="1000" calcext:value-type="float">
            <text:p>1000</text:p>
          </table:table-cell>
          <table:table-cell table:formula="of:=[.J617]" office:value-type="float" office:value="11998091" calcext:value-type="float">
            <text:p>11998091</text:p>
          </table:table-cell>
          <table:table-cell table:formula="of:=[.I617]" office:value-type="float" office:value="998080000" calcext:value-type="float">
            <text:p>998080000</text:p>
          </table:table-cell>
          <table:table-cell table:formula="of:=[.D617]" office:value-type="float" office:value="100" calcext:value-type="float">
            <text:p>100</text:p>
          </table:table-cell>
          <table:table-cell table:formula="of:=[.D618]*[.$E$2]" office:value-type="float" office:value="18000" calcext:value-type="float">
            <text:p>18000</text:p>
          </table:table-cell>
          <table:table-cell table:formula="of:=[.A618]*[.$E$2]*[.D618]" office:value-type="float" office:value="18000000" calcext:value-type="float">
            <text:p>18000000</text:p>
          </table:table-cell>
          <table:table-cell table:formula="of:=[.F618]+[.C618]" office:value-type="float" office:value="1016080000" calcext:value-type="float">
            <text:p>1016080000</text:p>
          </table:table-cell>
          <table:table-cell table:formula="of:=ROUNDDOWN(([.F618]+[.C618])/1000000000)" office:value-type="float" office:value="1" calcext:value-type="float">
            <text:p>1</text:p>
          </table:table-cell>
          <table:table-cell table:formula="of:=IF([.G618]&gt;=0;MOD([.G618];1000000000);-MOD(-[.G618];1000000000))" office:value-type="float" office:value="16080000" calcext:value-type="float">
            <text:p>16080000</text:p>
          </table:table-cell>
          <table:table-cell table:formula="of:=[.B618]+[.E618]+[.H618]" office:value-type="float" office:value="12016092" calcext:value-type="float">
            <text:p>12016092</text:p>
          </table:table-cell>
          <table:table-cell/>
          <table:table-cell table:formula="of:=[.D618]+[.L617]" office:value-type="float" office:value="66756" calcext:value-type="float">
            <text:p>66756</text:p>
          </table:table-cell>
          <table:table-cell table:formula="of:=[.$E$1]*[.L618]" office:value-type="float" office:value="12016080" calcext:value-type="float">
            <text:p>12016080</text:p>
          </table:table-cell>
          <table:table-cell table:formula="of:=[.J618]-[.M618]" office:value-type="float" office:value="12" calcext:value-type="float">
            <text:p>12</text:p>
          </table:table-cell>
          <table:table-cell table:formula="of:=[.N618]/[.M618]*1000000000" office:value-type="float" office:value="998.661793197116" calcext:value-type="float">
            <text:p>998.661793197116</text:p>
          </table:table-cell>
          <table:table-cell table:number-columns-repeated="1009"/>
        </table:table-row>
        <table:table-row table:style-name="ro1">
          <table:table-cell table:formula="of:=[.A618]" office:value-type="float" office:value="1000" calcext:value-type="float">
            <text:p>1000</text:p>
          </table:table-cell>
          <table:table-cell table:formula="of:=[.J618]" office:value-type="float" office:value="12016092" calcext:value-type="float">
            <text:p>12016092</text:p>
          </table:table-cell>
          <table:table-cell table:formula="of:=[.I618]" office:value-type="float" office:value="16080000" calcext:value-type="float">
            <text:p>16080000</text:p>
          </table:table-cell>
          <table:table-cell table:formula="of:=[.D618]" office:value-type="float" office:value="100" calcext:value-type="float">
            <text:p>100</text:p>
          </table:table-cell>
          <table:table-cell table:formula="of:=[.D619]*[.$E$2]" office:value-type="float" office:value="18000" calcext:value-type="float">
            <text:p>18000</text:p>
          </table:table-cell>
          <table:table-cell table:formula="of:=[.A619]*[.$E$2]*[.D619]" office:value-type="float" office:value="18000000" calcext:value-type="float">
            <text:p>18000000</text:p>
          </table:table-cell>
          <table:table-cell table:formula="of:=[.F619]+[.C619]" office:value-type="float" office:value="34080000" calcext:value-type="float">
            <text:p>34080000</text:p>
          </table:table-cell>
          <table:table-cell table:formula="of:=ROUNDDOWN(([.F619]+[.C619])/1000000000)" office:value-type="float" office:value="0" calcext:value-type="float">
            <text:p>0</text:p>
          </table:table-cell>
          <table:table-cell table:formula="of:=IF([.G619]&gt;=0;MOD([.G619];1000000000);-MOD(-[.G619];1000000000))" office:value-type="float" office:value="34080000" calcext:value-type="float">
            <text:p>34080000</text:p>
          </table:table-cell>
          <table:table-cell table:formula="of:=[.B619]+[.E619]+[.H619]" office:value-type="float" office:value="12034092" calcext:value-type="float">
            <text:p>12034092</text:p>
          </table:table-cell>
          <table:table-cell/>
          <table:table-cell table:formula="of:=[.D619]+[.L618]" office:value-type="float" office:value="66856" calcext:value-type="float">
            <text:p>66856</text:p>
          </table:table-cell>
          <table:table-cell table:formula="of:=[.$E$1]*[.L619]" office:value-type="float" office:value="12034080" calcext:value-type="float">
            <text:p>12034080</text:p>
          </table:table-cell>
          <table:table-cell table:formula="of:=[.J619]-[.M619]" office:value-type="float" office:value="12" calcext:value-type="float">
            <text:p>12</text:p>
          </table:table-cell>
          <table:table-cell table:formula="of:=[.N619]/[.M619]*1000000000" office:value-type="float" office:value="997.168042758566" calcext:value-type="float">
            <text:p>997.168042758566</text:p>
          </table:table-cell>
          <table:table-cell table:number-columns-repeated="1009"/>
        </table:table-row>
        <table:table-row table:style-name="ro1">
          <table:table-cell table:formula="of:=[.A619]" office:value-type="float" office:value="1000" calcext:value-type="float">
            <text:p>1000</text:p>
          </table:table-cell>
          <table:table-cell table:formula="of:=[.J619]" office:value-type="float" office:value="12034092" calcext:value-type="float">
            <text:p>12034092</text:p>
          </table:table-cell>
          <table:table-cell table:formula="of:=[.I619]" office:value-type="float" office:value="34080000" calcext:value-type="float">
            <text:p>34080000</text:p>
          </table:table-cell>
          <table:table-cell table:formula="of:=[.D619]" office:value-type="float" office:value="100" calcext:value-type="float">
            <text:p>100</text:p>
          </table:table-cell>
          <table:table-cell table:formula="of:=[.D620]*[.$E$2]" office:value-type="float" office:value="18000" calcext:value-type="float">
            <text:p>18000</text:p>
          </table:table-cell>
          <table:table-cell table:formula="of:=[.A620]*[.$E$2]*[.D620]" office:value-type="float" office:value="18000000" calcext:value-type="float">
            <text:p>18000000</text:p>
          </table:table-cell>
          <table:table-cell table:formula="of:=[.F620]+[.C620]" office:value-type="float" office:value="52080000" calcext:value-type="float">
            <text:p>52080000</text:p>
          </table:table-cell>
          <table:table-cell table:formula="of:=ROUNDDOWN(([.F620]+[.C620])/1000000000)" office:value-type="float" office:value="0" calcext:value-type="float">
            <text:p>0</text:p>
          </table:table-cell>
          <table:table-cell table:formula="of:=IF([.G620]&gt;=0;MOD([.G620];1000000000);-MOD(-[.G620];1000000000))" office:value-type="float" office:value="52080000" calcext:value-type="float">
            <text:p>52080000</text:p>
          </table:table-cell>
          <table:table-cell table:formula="of:=[.B620]+[.E620]+[.H620]" office:value-type="float" office:value="12052092" calcext:value-type="float">
            <text:p>12052092</text:p>
          </table:table-cell>
          <table:table-cell/>
          <table:table-cell table:formula="of:=[.D620]+[.L619]" office:value-type="float" office:value="66956" calcext:value-type="float">
            <text:p>66956</text:p>
          </table:table-cell>
          <table:table-cell table:formula="of:=[.$E$1]*[.L620]" office:value-type="float" office:value="12052080" calcext:value-type="float">
            <text:p>12052080</text:p>
          </table:table-cell>
          <table:table-cell table:formula="of:=[.J620]-[.M620]" office:value-type="float" office:value="12" calcext:value-type="float">
            <text:p>12</text:p>
          </table:table-cell>
          <table:table-cell table:formula="of:=[.N620]/[.M620]*1000000000" office:value-type="float" office:value="995.678754206743" calcext:value-type="float">
            <text:p>995.678754206743</text:p>
          </table:table-cell>
          <table:table-cell table:number-columns-repeated="1009"/>
        </table:table-row>
        <table:table-row table:style-name="ro1">
          <table:table-cell table:formula="of:=[.A620]" office:value-type="float" office:value="1000" calcext:value-type="float">
            <text:p>1000</text:p>
          </table:table-cell>
          <table:table-cell table:formula="of:=[.J620]" office:value-type="float" office:value="12052092" calcext:value-type="float">
            <text:p>12052092</text:p>
          </table:table-cell>
          <table:table-cell table:formula="of:=[.I620]" office:value-type="float" office:value="52080000" calcext:value-type="float">
            <text:p>52080000</text:p>
          </table:table-cell>
          <table:table-cell table:formula="of:=[.D620]" office:value-type="float" office:value="100" calcext:value-type="float">
            <text:p>100</text:p>
          </table:table-cell>
          <table:table-cell table:formula="of:=[.D621]*[.$E$2]" office:value-type="float" office:value="18000" calcext:value-type="float">
            <text:p>18000</text:p>
          </table:table-cell>
          <table:table-cell table:formula="of:=[.A621]*[.$E$2]*[.D621]" office:value-type="float" office:value="18000000" calcext:value-type="float">
            <text:p>18000000</text:p>
          </table:table-cell>
          <table:table-cell table:formula="of:=[.F621]+[.C621]" office:value-type="float" office:value="70080000" calcext:value-type="float">
            <text:p>70080000</text:p>
          </table:table-cell>
          <table:table-cell table:formula="of:=ROUNDDOWN(([.F621]+[.C621])/1000000000)" office:value-type="float" office:value="0" calcext:value-type="float">
            <text:p>0</text:p>
          </table:table-cell>
          <table:table-cell table:formula="of:=IF([.G621]&gt;=0;MOD([.G621];1000000000);-MOD(-[.G621];1000000000))" office:value-type="float" office:value="70080000" calcext:value-type="float">
            <text:p>70080000</text:p>
          </table:table-cell>
          <table:table-cell table:formula="of:=[.B621]+[.E621]+[.H621]" office:value-type="float" office:value="12070092" calcext:value-type="float">
            <text:p>12070092</text:p>
          </table:table-cell>
          <table:table-cell/>
          <table:table-cell table:formula="of:=[.D621]+[.L620]" office:value-type="float" office:value="67056" calcext:value-type="float">
            <text:p>67056</text:p>
          </table:table-cell>
          <table:table-cell table:formula="of:=[.$E$1]*[.L621]" office:value-type="float" office:value="12070080" calcext:value-type="float">
            <text:p>12070080</text:p>
          </table:table-cell>
          <table:table-cell table:formula="of:=[.J621]-[.M621]" office:value-type="float" office:value="12" calcext:value-type="float">
            <text:p>12</text:p>
          </table:table-cell>
          <table:table-cell table:formula="of:=[.N621]/[.M621]*1000000000" office:value-type="float" office:value="994.193907579734" calcext:value-type="float">
            <text:p>994.193907579734</text:p>
          </table:table-cell>
          <table:table-cell table:number-columns-repeated="1009"/>
        </table:table-row>
        <table:table-row table:style-name="ro1">
          <table:table-cell table:formula="of:=[.A621]" office:value-type="float" office:value="1000" calcext:value-type="float">
            <text:p>1000</text:p>
          </table:table-cell>
          <table:table-cell table:formula="of:=[.J621]" office:value-type="float" office:value="12070092" calcext:value-type="float">
            <text:p>12070092</text:p>
          </table:table-cell>
          <table:table-cell table:formula="of:=[.I621]" office:value-type="float" office:value="70080000" calcext:value-type="float">
            <text:p>70080000</text:p>
          </table:table-cell>
          <table:table-cell table:formula="of:=[.D621]" office:value-type="float" office:value="100" calcext:value-type="float">
            <text:p>100</text:p>
          </table:table-cell>
          <table:table-cell table:formula="of:=[.D622]*[.$E$2]" office:value-type="float" office:value="18000" calcext:value-type="float">
            <text:p>18000</text:p>
          </table:table-cell>
          <table:table-cell table:formula="of:=[.A622]*[.$E$2]*[.D622]" office:value-type="float" office:value="18000000" calcext:value-type="float">
            <text:p>18000000</text:p>
          </table:table-cell>
          <table:table-cell table:formula="of:=[.F622]+[.C622]" office:value-type="float" office:value="88080000" calcext:value-type="float">
            <text:p>88080000</text:p>
          </table:table-cell>
          <table:table-cell table:formula="of:=ROUNDDOWN(([.F622]+[.C622])/1000000000)" office:value-type="float" office:value="0" calcext:value-type="float">
            <text:p>0</text:p>
          </table:table-cell>
          <table:table-cell table:formula="of:=IF([.G622]&gt;=0;MOD([.G622];1000000000);-MOD(-[.G622];1000000000))" office:value-type="float" office:value="88080000" calcext:value-type="float">
            <text:p>88080000</text:p>
          </table:table-cell>
          <table:table-cell table:formula="of:=[.B622]+[.E622]+[.H622]" office:value-type="float" office:value="12088092" calcext:value-type="float">
            <text:p>12088092</text:p>
          </table:table-cell>
          <table:table-cell/>
          <table:table-cell table:formula="of:=[.D622]+[.L621]" office:value-type="float" office:value="67156" calcext:value-type="float">
            <text:p>67156</text:p>
          </table:table-cell>
          <table:table-cell table:formula="of:=[.$E$1]*[.L622]" office:value-type="float" office:value="12088080" calcext:value-type="float">
            <text:p>12088080</text:p>
          </table:table-cell>
          <table:table-cell table:formula="of:=[.J622]-[.M622]" office:value-type="float" office:value="12" calcext:value-type="float">
            <text:p>12</text:p>
          </table:table-cell>
          <table:table-cell table:formula="of:=[.N622]/[.M622]*1000000000" office:value-type="float" office:value="992.713483034527" calcext:value-type="float">
            <text:p>992.713483034527</text:p>
          </table:table-cell>
          <table:table-cell table:number-columns-repeated="1009"/>
        </table:table-row>
        <table:table-row table:style-name="ro1">
          <table:table-cell table:formula="of:=[.A622]" office:value-type="float" office:value="1000" calcext:value-type="float">
            <text:p>1000</text:p>
          </table:table-cell>
          <table:table-cell table:formula="of:=[.J622]" office:value-type="float" office:value="12088092" calcext:value-type="float">
            <text:p>12088092</text:p>
          </table:table-cell>
          <table:table-cell table:formula="of:=[.I622]" office:value-type="float" office:value="88080000" calcext:value-type="float">
            <text:p>88080000</text:p>
          </table:table-cell>
          <table:table-cell table:formula="of:=[.D622]" office:value-type="float" office:value="100" calcext:value-type="float">
            <text:p>100</text:p>
          </table:table-cell>
          <table:table-cell table:formula="of:=[.D623]*[.$E$2]" office:value-type="float" office:value="18000" calcext:value-type="float">
            <text:p>18000</text:p>
          </table:table-cell>
          <table:table-cell table:formula="of:=[.A623]*[.$E$2]*[.D623]" office:value-type="float" office:value="18000000" calcext:value-type="float">
            <text:p>18000000</text:p>
          </table:table-cell>
          <table:table-cell table:formula="of:=[.F623]+[.C623]" office:value-type="float" office:value="106080000" calcext:value-type="float">
            <text:p>106080000</text:p>
          </table:table-cell>
          <table:table-cell table:formula="of:=ROUNDDOWN(([.F623]+[.C623])/1000000000)" office:value-type="float" office:value="0" calcext:value-type="float">
            <text:p>0</text:p>
          </table:table-cell>
          <table:table-cell table:formula="of:=IF([.G623]&gt;=0;MOD([.G623];1000000000);-MOD(-[.G623];1000000000))" office:value-type="float" office:value="106080000" calcext:value-type="float">
            <text:p>106080000</text:p>
          </table:table-cell>
          <table:table-cell table:formula="of:=[.B623]+[.E623]+[.H623]" office:value-type="float" office:value="12106092" calcext:value-type="float">
            <text:p>12106092</text:p>
          </table:table-cell>
          <table:table-cell/>
          <table:table-cell table:formula="of:=[.D623]+[.L622]" office:value-type="float" office:value="67256" calcext:value-type="float">
            <text:p>67256</text:p>
          </table:table-cell>
          <table:table-cell table:formula="of:=[.$E$1]*[.L623]" office:value-type="float" office:value="12106080" calcext:value-type="float">
            <text:p>12106080</text:p>
          </table:table-cell>
          <table:table-cell table:formula="of:=[.J623]-[.M623]" office:value-type="float" office:value="12" calcext:value-type="float">
            <text:p>12</text:p>
          </table:table-cell>
          <table:table-cell table:formula="of:=[.N623]/[.M623]*1000000000" office:value-type="float" office:value="991.23746084612" calcext:value-type="float">
            <text:p>991.23746084612</text:p>
          </table:table-cell>
          <table:table-cell table:number-columns-repeated="1009"/>
        </table:table-row>
        <table:table-row table:style-name="ro1">
          <table:table-cell table:formula="of:=[.A623]" office:value-type="float" office:value="1000" calcext:value-type="float">
            <text:p>1000</text:p>
          </table:table-cell>
          <table:table-cell table:formula="of:=[.J623]" office:value-type="float" office:value="12106092" calcext:value-type="float">
            <text:p>12106092</text:p>
          </table:table-cell>
          <table:table-cell table:formula="of:=[.I623]" office:value-type="float" office:value="106080000" calcext:value-type="float">
            <text:p>106080000</text:p>
          </table:table-cell>
          <table:table-cell table:formula="of:=[.D623]" office:value-type="float" office:value="100" calcext:value-type="float">
            <text:p>100</text:p>
          </table:table-cell>
          <table:table-cell table:formula="of:=[.D624]*[.$E$2]" office:value-type="float" office:value="18000" calcext:value-type="float">
            <text:p>18000</text:p>
          </table:table-cell>
          <table:table-cell table:formula="of:=[.A624]*[.$E$2]*[.D624]" office:value-type="float" office:value="18000000" calcext:value-type="float">
            <text:p>18000000</text:p>
          </table:table-cell>
          <table:table-cell table:formula="of:=[.F624]+[.C624]" office:value-type="float" office:value="124080000" calcext:value-type="float">
            <text:p>124080000</text:p>
          </table:table-cell>
          <table:table-cell table:formula="of:=ROUNDDOWN(([.F624]+[.C624])/1000000000)" office:value-type="float" office:value="0" calcext:value-type="float">
            <text:p>0</text:p>
          </table:table-cell>
          <table:table-cell table:formula="of:=IF([.G624]&gt;=0;MOD([.G624];1000000000);-MOD(-[.G624];1000000000))" office:value-type="float" office:value="124080000" calcext:value-type="float">
            <text:p>124080000</text:p>
          </table:table-cell>
          <table:table-cell table:formula="of:=[.B624]+[.E624]+[.H624]" office:value-type="float" office:value="12124092" calcext:value-type="float">
            <text:p>12124092</text:p>
          </table:table-cell>
          <table:table-cell/>
          <table:table-cell table:formula="of:=[.D624]+[.L623]" office:value-type="float" office:value="67356" calcext:value-type="float">
            <text:p>67356</text:p>
          </table:table-cell>
          <table:table-cell table:formula="of:=[.$E$1]*[.L624]" office:value-type="float" office:value="12124080" calcext:value-type="float">
            <text:p>12124080</text:p>
          </table:table-cell>
          <table:table-cell table:formula="of:=[.J624]-[.M624]" office:value-type="float" office:value="12" calcext:value-type="float">
            <text:p>12</text:p>
          </table:table-cell>
          <table:table-cell table:formula="of:=[.N624]/[.M624]*1000000000" office:value-type="float" office:value="989.765821406655" calcext:value-type="float">
            <text:p>989.765821406655</text:p>
          </table:table-cell>
          <table:table-cell table:number-columns-repeated="1009"/>
        </table:table-row>
        <table:table-row table:style-name="ro1">
          <table:table-cell table:formula="of:=[.A624]" office:value-type="float" office:value="1000" calcext:value-type="float">
            <text:p>1000</text:p>
          </table:table-cell>
          <table:table-cell table:formula="of:=[.J624]" office:value-type="float" office:value="12124092" calcext:value-type="float">
            <text:p>12124092</text:p>
          </table:table-cell>
          <table:table-cell table:formula="of:=[.I624]" office:value-type="float" office:value="124080000" calcext:value-type="float">
            <text:p>124080000</text:p>
          </table:table-cell>
          <table:table-cell table:formula="of:=[.D624]" office:value-type="float" office:value="100" calcext:value-type="float">
            <text:p>100</text:p>
          </table:table-cell>
          <table:table-cell table:formula="of:=[.D625]*[.$E$2]" office:value-type="float" office:value="18000" calcext:value-type="float">
            <text:p>18000</text:p>
          </table:table-cell>
          <table:table-cell table:formula="of:=[.A625]*[.$E$2]*[.D625]" office:value-type="float" office:value="18000000" calcext:value-type="float">
            <text:p>18000000</text:p>
          </table:table-cell>
          <table:table-cell table:formula="of:=[.F625]+[.C625]" office:value-type="float" office:value="142080000" calcext:value-type="float">
            <text:p>142080000</text:p>
          </table:table-cell>
          <table:table-cell table:formula="of:=ROUNDDOWN(([.F625]+[.C625])/1000000000)" office:value-type="float" office:value="0" calcext:value-type="float">
            <text:p>0</text:p>
          </table:table-cell>
          <table:table-cell table:formula="of:=IF([.G625]&gt;=0;MOD([.G625];1000000000);-MOD(-[.G625];1000000000))" office:value-type="float" office:value="142080000" calcext:value-type="float">
            <text:p>142080000</text:p>
          </table:table-cell>
          <table:table-cell table:formula="of:=[.B625]+[.E625]+[.H625]" office:value-type="float" office:value="12142092" calcext:value-type="float">
            <text:p>12142092</text:p>
          </table:table-cell>
          <table:table-cell/>
          <table:table-cell table:formula="of:=[.D625]+[.L624]" office:value-type="float" office:value="67456" calcext:value-type="float">
            <text:p>67456</text:p>
          </table:table-cell>
          <table:table-cell table:formula="of:=[.$E$1]*[.L625]" office:value-type="float" office:value="12142080" calcext:value-type="float">
            <text:p>12142080</text:p>
          </table:table-cell>
          <table:table-cell table:formula="of:=[.J625]-[.M625]" office:value-type="float" office:value="12" calcext:value-type="float">
            <text:p>12</text:p>
          </table:table-cell>
          <table:table-cell table:formula="of:=[.N625]/[.M625]*1000000000" office:value-type="float" office:value="988.298545224541" calcext:value-type="float">
            <text:p>988.298545224541</text:p>
          </table:table-cell>
          <table:table-cell table:number-columns-repeated="1009"/>
        </table:table-row>
        <table:table-row table:style-name="ro1">
          <table:table-cell table:formula="of:=[.A625]" office:value-type="float" office:value="1000" calcext:value-type="float">
            <text:p>1000</text:p>
          </table:table-cell>
          <table:table-cell table:formula="of:=[.J625]" office:value-type="float" office:value="12142092" calcext:value-type="float">
            <text:p>12142092</text:p>
          </table:table-cell>
          <table:table-cell table:formula="of:=[.I625]" office:value-type="float" office:value="142080000" calcext:value-type="float">
            <text:p>142080000</text:p>
          </table:table-cell>
          <table:table-cell table:formula="of:=[.D625]" office:value-type="float" office:value="100" calcext:value-type="float">
            <text:p>100</text:p>
          </table:table-cell>
          <table:table-cell table:formula="of:=[.D626]*[.$E$2]" office:value-type="float" office:value="18000" calcext:value-type="float">
            <text:p>18000</text:p>
          </table:table-cell>
          <table:table-cell table:formula="of:=[.A626]*[.$E$2]*[.D626]" office:value-type="float" office:value="18000000" calcext:value-type="float">
            <text:p>18000000</text:p>
          </table:table-cell>
          <table:table-cell table:formula="of:=[.F626]+[.C626]" office:value-type="float" office:value="160080000" calcext:value-type="float">
            <text:p>160080000</text:p>
          </table:table-cell>
          <table:table-cell table:formula="of:=ROUNDDOWN(([.F626]+[.C626])/1000000000)" office:value-type="float" office:value="0" calcext:value-type="float">
            <text:p>0</text:p>
          </table:table-cell>
          <table:table-cell table:formula="of:=IF([.G626]&gt;=0;MOD([.G626];1000000000);-MOD(-[.G626];1000000000))" office:value-type="float" office:value="160080000" calcext:value-type="float">
            <text:p>160080000</text:p>
          </table:table-cell>
          <table:table-cell table:formula="of:=[.B626]+[.E626]+[.H626]" office:value-type="float" office:value="12160092" calcext:value-type="float">
            <text:p>12160092</text:p>
          </table:table-cell>
          <table:table-cell/>
          <table:table-cell table:formula="of:=[.D626]+[.L625]" office:value-type="float" office:value="67556" calcext:value-type="float">
            <text:p>67556</text:p>
          </table:table-cell>
          <table:table-cell table:formula="of:=[.$E$1]*[.L626]" office:value-type="float" office:value="12160080" calcext:value-type="float">
            <text:p>12160080</text:p>
          </table:table-cell>
          <table:table-cell table:formula="of:=[.J626]-[.M626]" office:value-type="float" office:value="12" calcext:value-type="float">
            <text:p>12</text:p>
          </table:table-cell>
          <table:table-cell table:formula="of:=[.N626]/[.M626]*1000000000" office:value-type="float" office:value="986.835612923599" calcext:value-type="float">
            <text:p>986.835612923599</text:p>
          </table:table-cell>
          <table:table-cell table:number-columns-repeated="1009"/>
        </table:table-row>
        <table:table-row table:style-name="ro1">
          <table:table-cell table:formula="of:=[.A626]" office:value-type="float" office:value="1000" calcext:value-type="float">
            <text:p>1000</text:p>
          </table:table-cell>
          <table:table-cell table:formula="of:=[.J626]" office:value-type="float" office:value="12160092" calcext:value-type="float">
            <text:p>12160092</text:p>
          </table:table-cell>
          <table:table-cell table:formula="of:=[.I626]" office:value-type="float" office:value="160080000" calcext:value-type="float">
            <text:p>160080000</text:p>
          </table:table-cell>
          <table:table-cell table:formula="of:=[.D626]" office:value-type="float" office:value="100" calcext:value-type="float">
            <text:p>100</text:p>
          </table:table-cell>
          <table:table-cell table:formula="of:=[.D627]*[.$E$2]" office:value-type="float" office:value="18000" calcext:value-type="float">
            <text:p>18000</text:p>
          </table:table-cell>
          <table:table-cell table:formula="of:=[.A627]*[.$E$2]*[.D627]" office:value-type="float" office:value="18000000" calcext:value-type="float">
            <text:p>18000000</text:p>
          </table:table-cell>
          <table:table-cell table:formula="of:=[.F627]+[.C627]" office:value-type="float" office:value="178080000" calcext:value-type="float">
            <text:p>178080000</text:p>
          </table:table-cell>
          <table:table-cell table:formula="of:=ROUNDDOWN(([.F627]+[.C627])/1000000000)" office:value-type="float" office:value="0" calcext:value-type="float">
            <text:p>0</text:p>
          </table:table-cell>
          <table:table-cell table:formula="of:=IF([.G627]&gt;=0;MOD([.G627];1000000000);-MOD(-[.G627];1000000000))" office:value-type="float" office:value="178080000" calcext:value-type="float">
            <text:p>178080000</text:p>
          </table:table-cell>
          <table:table-cell table:formula="of:=[.B627]+[.E627]+[.H627]" office:value-type="float" office:value="12178092" calcext:value-type="float">
            <text:p>12178092</text:p>
          </table:table-cell>
          <table:table-cell/>
          <table:table-cell table:formula="of:=[.D627]+[.L626]" office:value-type="float" office:value="67656" calcext:value-type="float">
            <text:p>67656</text:p>
          </table:table-cell>
          <table:table-cell table:formula="of:=[.$E$1]*[.L627]" office:value-type="float" office:value="12178080" calcext:value-type="float">
            <text:p>12178080</text:p>
          </table:table-cell>
          <table:table-cell table:formula="of:=[.J627]-[.M627]" office:value-type="float" office:value="12" calcext:value-type="float">
            <text:p>12</text:p>
          </table:table-cell>
          <table:table-cell table:formula="of:=[.N627]/[.M627]*1000000000" office:value-type="float" office:value="985.377005242206" calcext:value-type="float">
            <text:p>985.377005242206</text:p>
          </table:table-cell>
          <table:table-cell table:number-columns-repeated="1009"/>
        </table:table-row>
        <table:table-row table:style-name="ro1">
          <table:table-cell table:formula="of:=[.A627]" office:value-type="float" office:value="1000" calcext:value-type="float">
            <text:p>1000</text:p>
          </table:table-cell>
          <table:table-cell table:formula="of:=[.J627]" office:value-type="float" office:value="12178092" calcext:value-type="float">
            <text:p>12178092</text:p>
          </table:table-cell>
          <table:table-cell table:formula="of:=[.I627]" office:value-type="float" office:value="178080000" calcext:value-type="float">
            <text:p>178080000</text:p>
          </table:table-cell>
          <table:table-cell table:formula="of:=[.D627]" office:value-type="float" office:value="100" calcext:value-type="float">
            <text:p>100</text:p>
          </table:table-cell>
          <table:table-cell table:formula="of:=[.D628]*[.$E$2]" office:value-type="float" office:value="18000" calcext:value-type="float">
            <text:p>18000</text:p>
          </table:table-cell>
          <table:table-cell table:formula="of:=[.A628]*[.$E$2]*[.D628]" office:value-type="float" office:value="18000000" calcext:value-type="float">
            <text:p>18000000</text:p>
          </table:table-cell>
          <table:table-cell table:formula="of:=[.F628]+[.C628]" office:value-type="float" office:value="196080000" calcext:value-type="float">
            <text:p>196080000</text:p>
          </table:table-cell>
          <table:table-cell table:formula="of:=ROUNDDOWN(([.F628]+[.C628])/1000000000)" office:value-type="float" office:value="0" calcext:value-type="float">
            <text:p>0</text:p>
          </table:table-cell>
          <table:table-cell table:formula="of:=IF([.G628]&gt;=0;MOD([.G628];1000000000);-MOD(-[.G628];1000000000))" office:value-type="float" office:value="196080000" calcext:value-type="float">
            <text:p>196080000</text:p>
          </table:table-cell>
          <table:table-cell table:formula="of:=[.B628]+[.E628]+[.H628]" office:value-type="float" office:value="12196092" calcext:value-type="float">
            <text:p>12196092</text:p>
          </table:table-cell>
          <table:table-cell/>
          <table:table-cell table:formula="of:=[.D628]+[.L627]" office:value-type="float" office:value="67756" calcext:value-type="float">
            <text:p>67756</text:p>
          </table:table-cell>
          <table:table-cell table:formula="of:=[.$E$1]*[.L628]" office:value-type="float" office:value="12196080" calcext:value-type="float">
            <text:p>12196080</text:p>
          </table:table-cell>
          <table:table-cell table:formula="of:=[.J628]-[.M628]" office:value-type="float" office:value="12" calcext:value-type="float">
            <text:p>12</text:p>
          </table:table-cell>
          <table:table-cell table:formula="of:=[.N628]/[.M628]*1000000000" office:value-type="float" office:value="983.92270303245" calcext:value-type="float">
            <text:p>983.92270303245</text:p>
          </table:table-cell>
          <table:table-cell table:number-columns-repeated="1009"/>
        </table:table-row>
        <table:table-row table:style-name="ro1">
          <table:table-cell table:formula="of:=[.A628]" office:value-type="float" office:value="1000" calcext:value-type="float">
            <text:p>1000</text:p>
          </table:table-cell>
          <table:table-cell table:formula="of:=[.J628]" office:value-type="float" office:value="12196092" calcext:value-type="float">
            <text:p>12196092</text:p>
          </table:table-cell>
          <table:table-cell table:formula="of:=[.I628]" office:value-type="float" office:value="196080000" calcext:value-type="float">
            <text:p>196080000</text:p>
          </table:table-cell>
          <table:table-cell table:formula="of:=[.D628]" office:value-type="float" office:value="100" calcext:value-type="float">
            <text:p>100</text:p>
          </table:table-cell>
          <table:table-cell table:formula="of:=[.D629]*[.$E$2]" office:value-type="float" office:value="18000" calcext:value-type="float">
            <text:p>18000</text:p>
          </table:table-cell>
          <table:table-cell table:formula="of:=[.A629]*[.$E$2]*[.D629]" office:value-type="float" office:value="18000000" calcext:value-type="float">
            <text:p>18000000</text:p>
          </table:table-cell>
          <table:table-cell table:formula="of:=[.F629]+[.C629]" office:value-type="float" office:value="214080000" calcext:value-type="float">
            <text:p>214080000</text:p>
          </table:table-cell>
          <table:table-cell table:formula="of:=ROUNDDOWN(([.F629]+[.C629])/1000000000)" office:value-type="float" office:value="0" calcext:value-type="float">
            <text:p>0</text:p>
          </table:table-cell>
          <table:table-cell table:formula="of:=IF([.G629]&gt;=0;MOD([.G629];1000000000);-MOD(-[.G629];1000000000))" office:value-type="float" office:value="214080000" calcext:value-type="float">
            <text:p>214080000</text:p>
          </table:table-cell>
          <table:table-cell table:formula="of:=[.B629]+[.E629]+[.H629]" office:value-type="float" office:value="12214092" calcext:value-type="float">
            <text:p>12214092</text:p>
          </table:table-cell>
          <table:table-cell/>
          <table:table-cell table:formula="of:=[.D629]+[.L628]" office:value-type="float" office:value="67856" calcext:value-type="float">
            <text:p>67856</text:p>
          </table:table-cell>
          <table:table-cell table:formula="of:=[.$E$1]*[.L629]" office:value-type="float" office:value="12214080" calcext:value-type="float">
            <text:p>12214080</text:p>
          </table:table-cell>
          <table:table-cell table:formula="of:=[.J629]-[.M629]" office:value-type="float" office:value="12" calcext:value-type="float">
            <text:p>12</text:p>
          </table:table-cell>
          <table:table-cell table:formula="of:=[.N629]/[.M629]*1000000000" office:value-type="float" office:value="982.472687259294" calcext:value-type="float">
            <text:p>982.472687259294</text:p>
          </table:table-cell>
          <table:table-cell table:number-columns-repeated="1009"/>
        </table:table-row>
        <table:table-row table:style-name="ro1">
          <table:table-cell table:formula="of:=[.A629]" office:value-type="float" office:value="1000" calcext:value-type="float">
            <text:p>1000</text:p>
          </table:table-cell>
          <table:table-cell table:formula="of:=[.J629]" office:value-type="float" office:value="12214092" calcext:value-type="float">
            <text:p>12214092</text:p>
          </table:table-cell>
          <table:table-cell table:formula="of:=[.I629]" office:value-type="float" office:value="214080000" calcext:value-type="float">
            <text:p>214080000</text:p>
          </table:table-cell>
          <table:table-cell table:formula="of:=[.D629]" office:value-type="float" office:value="100" calcext:value-type="float">
            <text:p>100</text:p>
          </table:table-cell>
          <table:table-cell table:formula="of:=[.D630]*[.$E$2]" office:value-type="float" office:value="18000" calcext:value-type="float">
            <text:p>18000</text:p>
          </table:table-cell>
          <table:table-cell table:formula="of:=[.A630]*[.$E$2]*[.D630]" office:value-type="float" office:value="18000000" calcext:value-type="float">
            <text:p>18000000</text:p>
          </table:table-cell>
          <table:table-cell table:formula="of:=[.F630]+[.C630]" office:value-type="float" office:value="232080000" calcext:value-type="float">
            <text:p>232080000</text:p>
          </table:table-cell>
          <table:table-cell table:formula="of:=ROUNDDOWN(([.F630]+[.C630])/1000000000)" office:value-type="float" office:value="0" calcext:value-type="float">
            <text:p>0</text:p>
          </table:table-cell>
          <table:table-cell table:formula="of:=IF([.G630]&gt;=0;MOD([.G630];1000000000);-MOD(-[.G630];1000000000))" office:value-type="float" office:value="232080000" calcext:value-type="float">
            <text:p>232080000</text:p>
          </table:table-cell>
          <table:table-cell table:formula="of:=[.B630]+[.E630]+[.H630]" office:value-type="float" office:value="12232092" calcext:value-type="float">
            <text:p>12232092</text:p>
          </table:table-cell>
          <table:table-cell/>
          <table:table-cell table:formula="of:=[.D630]+[.L629]" office:value-type="float" office:value="67956" calcext:value-type="float">
            <text:p>67956</text:p>
          </table:table-cell>
          <table:table-cell table:formula="of:=[.$E$1]*[.L630]" office:value-type="float" office:value="12232080" calcext:value-type="float">
            <text:p>12232080</text:p>
          </table:table-cell>
          <table:table-cell table:formula="of:=[.J630]-[.M630]" office:value-type="float" office:value="12" calcext:value-type="float">
            <text:p>12</text:p>
          </table:table-cell>
          <table:table-cell table:formula="of:=[.N630]/[.M630]*1000000000" office:value-type="float" office:value="981.026938999745" calcext:value-type="float">
            <text:p>981.026938999745</text:p>
          </table:table-cell>
          <table:table-cell table:number-columns-repeated="1009"/>
        </table:table-row>
        <table:table-row table:style-name="ro1">
          <table:table-cell table:formula="of:=[.A630]" office:value-type="float" office:value="1000" calcext:value-type="float">
            <text:p>1000</text:p>
          </table:table-cell>
          <table:table-cell table:formula="of:=[.J630]" office:value-type="float" office:value="12232092" calcext:value-type="float">
            <text:p>12232092</text:p>
          </table:table-cell>
          <table:table-cell table:formula="of:=[.I630]" office:value-type="float" office:value="232080000" calcext:value-type="float">
            <text:p>232080000</text:p>
          </table:table-cell>
          <table:table-cell table:formula="of:=[.D630]" office:value-type="float" office:value="100" calcext:value-type="float">
            <text:p>100</text:p>
          </table:table-cell>
          <table:table-cell table:formula="of:=[.D631]*[.$E$2]" office:value-type="float" office:value="18000" calcext:value-type="float">
            <text:p>18000</text:p>
          </table:table-cell>
          <table:table-cell table:formula="of:=[.A631]*[.$E$2]*[.D631]" office:value-type="float" office:value="18000000" calcext:value-type="float">
            <text:p>18000000</text:p>
          </table:table-cell>
          <table:table-cell table:formula="of:=[.F631]+[.C631]" office:value-type="float" office:value="250080000" calcext:value-type="float">
            <text:p>250080000</text:p>
          </table:table-cell>
          <table:table-cell table:formula="of:=ROUNDDOWN(([.F631]+[.C631])/1000000000)" office:value-type="float" office:value="0" calcext:value-type="float">
            <text:p>0</text:p>
          </table:table-cell>
          <table:table-cell table:formula="of:=IF([.G631]&gt;=0;MOD([.G631];1000000000);-MOD(-[.G631];1000000000))" office:value-type="float" office:value="250080000" calcext:value-type="float">
            <text:p>250080000</text:p>
          </table:table-cell>
          <table:table-cell table:formula="of:=[.B631]+[.E631]+[.H631]" office:value-type="float" office:value="12250092" calcext:value-type="float">
            <text:p>12250092</text:p>
          </table:table-cell>
          <table:table-cell/>
          <table:table-cell table:formula="of:=[.D631]+[.L630]" office:value-type="float" office:value="68056" calcext:value-type="float">
            <text:p>68056</text:p>
          </table:table-cell>
          <table:table-cell table:formula="of:=[.$E$1]*[.L631]" office:value-type="float" office:value="12250080" calcext:value-type="float">
            <text:p>12250080</text:p>
          </table:table-cell>
          <table:table-cell table:formula="of:=[.J631]-[.M631]" office:value-type="float" office:value="12" calcext:value-type="float">
            <text:p>12</text:p>
          </table:table-cell>
          <table:table-cell table:formula="of:=[.N631]/[.M631]*1000000000" office:value-type="float" office:value="979.585439442028" calcext:value-type="float">
            <text:p>979.585439442028</text:p>
          </table:table-cell>
          <table:table-cell table:number-columns-repeated="1009"/>
        </table:table-row>
        <table:table-row table:style-name="ro1">
          <table:table-cell table:formula="of:=[.A631]" office:value-type="float" office:value="1000" calcext:value-type="float">
            <text:p>1000</text:p>
          </table:table-cell>
          <table:table-cell table:formula="of:=[.J631]" office:value-type="float" office:value="12250092" calcext:value-type="float">
            <text:p>12250092</text:p>
          </table:table-cell>
          <table:table-cell table:formula="of:=[.I631]" office:value-type="float" office:value="250080000" calcext:value-type="float">
            <text:p>250080000</text:p>
          </table:table-cell>
          <table:table-cell table:formula="of:=[.D631]" office:value-type="float" office:value="100" calcext:value-type="float">
            <text:p>100</text:p>
          </table:table-cell>
          <table:table-cell table:formula="of:=[.D632]*[.$E$2]" office:value-type="float" office:value="18000" calcext:value-type="float">
            <text:p>18000</text:p>
          </table:table-cell>
          <table:table-cell table:formula="of:=[.A632]*[.$E$2]*[.D632]" office:value-type="float" office:value="18000000" calcext:value-type="float">
            <text:p>18000000</text:p>
          </table:table-cell>
          <table:table-cell table:formula="of:=[.F632]+[.C632]" office:value-type="float" office:value="268080000" calcext:value-type="float">
            <text:p>268080000</text:p>
          </table:table-cell>
          <table:table-cell table:formula="of:=ROUNDDOWN(([.F632]+[.C632])/1000000000)" office:value-type="float" office:value="0" calcext:value-type="float">
            <text:p>0</text:p>
          </table:table-cell>
          <table:table-cell table:formula="of:=IF([.G632]&gt;=0;MOD([.G632];1000000000);-MOD(-[.G632];1000000000))" office:value-type="float" office:value="268080000" calcext:value-type="float">
            <text:p>268080000</text:p>
          </table:table-cell>
          <table:table-cell table:formula="of:=[.B632]+[.E632]+[.H632]" office:value-type="float" office:value="12268092" calcext:value-type="float">
            <text:p>12268092</text:p>
          </table:table-cell>
          <table:table-cell/>
          <table:table-cell table:formula="of:=[.D632]+[.L631]" office:value-type="float" office:value="68156" calcext:value-type="float">
            <text:p>68156</text:p>
          </table:table-cell>
          <table:table-cell table:formula="of:=[.$E$1]*[.L632]" office:value-type="float" office:value="12268080" calcext:value-type="float">
            <text:p>12268080</text:p>
          </table:table-cell>
          <table:table-cell table:formula="of:=[.J632]-[.M632]" office:value-type="float" office:value="12" calcext:value-type="float">
            <text:p>12</text:p>
          </table:table-cell>
          <table:table-cell table:formula="of:=[.N632]/[.M632]*1000000000" office:value-type="float" office:value="978.148169884774" calcext:value-type="float">
            <text:p>978.148169884774</text:p>
          </table:table-cell>
          <table:table-cell table:number-columns-repeated="1009"/>
        </table:table-row>
        <table:table-row table:style-name="ro1">
          <table:table-cell table:formula="of:=[.A632]" office:value-type="float" office:value="1000" calcext:value-type="float">
            <text:p>1000</text:p>
          </table:table-cell>
          <table:table-cell table:formula="of:=[.J632]" office:value-type="float" office:value="12268092" calcext:value-type="float">
            <text:p>12268092</text:p>
          </table:table-cell>
          <table:table-cell table:formula="of:=[.I632]" office:value-type="float" office:value="268080000" calcext:value-type="float">
            <text:p>268080000</text:p>
          </table:table-cell>
          <table:table-cell table:formula="of:=[.D632]" office:value-type="float" office:value="100" calcext:value-type="float">
            <text:p>100</text:p>
          </table:table-cell>
          <table:table-cell table:formula="of:=[.D633]*[.$E$2]" office:value-type="float" office:value="18000" calcext:value-type="float">
            <text:p>18000</text:p>
          </table:table-cell>
          <table:table-cell table:formula="of:=[.A633]*[.$E$2]*[.D633]" office:value-type="float" office:value="18000000" calcext:value-type="float">
            <text:p>18000000</text:p>
          </table:table-cell>
          <table:table-cell table:formula="of:=[.F633]+[.C633]" office:value-type="float" office:value="286080000" calcext:value-type="float">
            <text:p>286080000</text:p>
          </table:table-cell>
          <table:table-cell table:formula="of:=ROUNDDOWN(([.F633]+[.C633])/1000000000)" office:value-type="float" office:value="0" calcext:value-type="float">
            <text:p>0</text:p>
          </table:table-cell>
          <table:table-cell table:formula="of:=IF([.G633]&gt;=0;MOD([.G633];1000000000);-MOD(-[.G633];1000000000))" office:value-type="float" office:value="286080000" calcext:value-type="float">
            <text:p>286080000</text:p>
          </table:table-cell>
          <table:table-cell table:formula="of:=[.B633]+[.E633]+[.H633]" office:value-type="float" office:value="12286092" calcext:value-type="float">
            <text:p>12286092</text:p>
          </table:table-cell>
          <table:table-cell/>
          <table:table-cell table:formula="of:=[.D633]+[.L632]" office:value-type="float" office:value="68256" calcext:value-type="float">
            <text:p>68256</text:p>
          </table:table-cell>
          <table:table-cell table:formula="of:=[.$E$1]*[.L633]" office:value-type="float" office:value="12286080" calcext:value-type="float">
            <text:p>12286080</text:p>
          </table:table-cell>
          <table:table-cell table:formula="of:=[.J633]-[.M633]" office:value-type="float" office:value="12" calcext:value-type="float">
            <text:p>12</text:p>
          </table:table-cell>
          <table:table-cell table:formula="of:=[.N633]/[.M633]*1000000000" office:value-type="float" office:value="976.715111736209" calcext:value-type="float">
            <text:p>976.715111736209</text:p>
          </table:table-cell>
          <table:table-cell table:number-columns-repeated="1009"/>
        </table:table-row>
        <table:table-row table:style-name="ro1">
          <table:table-cell table:formula="of:=[.A633]" office:value-type="float" office:value="1000" calcext:value-type="float">
            <text:p>1000</text:p>
          </table:table-cell>
          <table:table-cell table:formula="of:=[.J633]" office:value-type="float" office:value="12286092" calcext:value-type="float">
            <text:p>12286092</text:p>
          </table:table-cell>
          <table:table-cell table:formula="of:=[.I633]" office:value-type="float" office:value="286080000" calcext:value-type="float">
            <text:p>286080000</text:p>
          </table:table-cell>
          <table:table-cell table:formula="of:=[.D633]" office:value-type="float" office:value="100" calcext:value-type="float">
            <text:p>100</text:p>
          </table:table-cell>
          <table:table-cell table:formula="of:=[.D634]*[.$E$2]" office:value-type="float" office:value="18000" calcext:value-type="float">
            <text:p>18000</text:p>
          </table:table-cell>
          <table:table-cell table:formula="of:=[.A634]*[.$E$2]*[.D634]" office:value-type="float" office:value="18000000" calcext:value-type="float">
            <text:p>18000000</text:p>
          </table:table-cell>
          <table:table-cell table:formula="of:=[.F634]+[.C634]" office:value-type="float" office:value="304080000" calcext:value-type="float">
            <text:p>304080000</text:p>
          </table:table-cell>
          <table:table-cell table:formula="of:=ROUNDDOWN(([.F634]+[.C634])/1000000000)" office:value-type="float" office:value="0" calcext:value-type="float">
            <text:p>0</text:p>
          </table:table-cell>
          <table:table-cell table:formula="of:=IF([.G634]&gt;=0;MOD([.G634];1000000000);-MOD(-[.G634];1000000000))" office:value-type="float" office:value="304080000" calcext:value-type="float">
            <text:p>304080000</text:p>
          </table:table-cell>
          <table:table-cell table:formula="of:=[.B634]+[.E634]+[.H634]" office:value-type="float" office:value="12304092" calcext:value-type="float">
            <text:p>12304092</text:p>
          </table:table-cell>
          <table:table-cell/>
          <table:table-cell table:formula="of:=[.D634]+[.L633]" office:value-type="float" office:value="68356" calcext:value-type="float">
            <text:p>68356</text:p>
          </table:table-cell>
          <table:table-cell table:formula="of:=[.$E$1]*[.L634]" office:value-type="float" office:value="12304080" calcext:value-type="float">
            <text:p>12304080</text:p>
          </table:table-cell>
          <table:table-cell table:formula="of:=[.J634]-[.M634]" office:value-type="float" office:value="12" calcext:value-type="float">
            <text:p>12</text:p>
          </table:table-cell>
          <table:table-cell table:formula="of:=[.N634]/[.M634]*1000000000" office:value-type="float" office:value="975.286246513352" calcext:value-type="float">
            <text:p>975.286246513352</text:p>
          </table:table-cell>
          <table:table-cell table:number-columns-repeated="1009"/>
        </table:table-row>
        <table:table-row table:style-name="ro1">
          <table:table-cell table:formula="of:=[.A634]" office:value-type="float" office:value="1000" calcext:value-type="float">
            <text:p>1000</text:p>
          </table:table-cell>
          <table:table-cell table:formula="of:=[.J634]" office:value-type="float" office:value="12304092" calcext:value-type="float">
            <text:p>12304092</text:p>
          </table:table-cell>
          <table:table-cell table:formula="of:=[.I634]" office:value-type="float" office:value="304080000" calcext:value-type="float">
            <text:p>304080000</text:p>
          </table:table-cell>
          <table:table-cell table:formula="of:=[.D634]" office:value-type="float" office:value="100" calcext:value-type="float">
            <text:p>100</text:p>
          </table:table-cell>
          <table:table-cell table:formula="of:=[.D635]*[.$E$2]" office:value-type="float" office:value="18000" calcext:value-type="float">
            <text:p>18000</text:p>
          </table:table-cell>
          <table:table-cell table:formula="of:=[.A635]*[.$E$2]*[.D635]" office:value-type="float" office:value="18000000" calcext:value-type="float">
            <text:p>18000000</text:p>
          </table:table-cell>
          <table:table-cell table:formula="of:=[.F635]+[.C635]" office:value-type="float" office:value="322080000" calcext:value-type="float">
            <text:p>322080000</text:p>
          </table:table-cell>
          <table:table-cell table:formula="of:=ROUNDDOWN(([.F635]+[.C635])/1000000000)" office:value-type="float" office:value="0" calcext:value-type="float">
            <text:p>0</text:p>
          </table:table-cell>
          <table:table-cell table:formula="of:=IF([.G635]&gt;=0;MOD([.G635];1000000000);-MOD(-[.G635];1000000000))" office:value-type="float" office:value="322080000" calcext:value-type="float">
            <text:p>322080000</text:p>
          </table:table-cell>
          <table:table-cell table:formula="of:=[.B635]+[.E635]+[.H635]" office:value-type="float" office:value="12322092" calcext:value-type="float">
            <text:p>12322092</text:p>
          </table:table-cell>
          <table:table-cell/>
          <table:table-cell table:formula="of:=[.D635]+[.L634]" office:value-type="float" office:value="68456" calcext:value-type="float">
            <text:p>68456</text:p>
          </table:table-cell>
          <table:table-cell table:formula="of:=[.$E$1]*[.L635]" office:value-type="float" office:value="12322080" calcext:value-type="float">
            <text:p>12322080</text:p>
          </table:table-cell>
          <table:table-cell table:formula="of:=[.J635]-[.M635]" office:value-type="float" office:value="12" calcext:value-type="float">
            <text:p>12</text:p>
          </table:table-cell>
          <table:table-cell table:formula="of:=[.N635]/[.M635]*1000000000" office:value-type="float" office:value="973.861555841222" calcext:value-type="float">
            <text:p>973.861555841222</text:p>
          </table:table-cell>
          <table:table-cell table:number-columns-repeated="1009"/>
        </table:table-row>
        <table:table-row table:style-name="ro1">
          <table:table-cell table:formula="of:=[.A635]" office:value-type="float" office:value="1000" calcext:value-type="float">
            <text:p>1000</text:p>
          </table:table-cell>
          <table:table-cell table:formula="of:=[.J635]" office:value-type="float" office:value="12322092" calcext:value-type="float">
            <text:p>12322092</text:p>
          </table:table-cell>
          <table:table-cell table:formula="of:=[.I635]" office:value-type="float" office:value="322080000" calcext:value-type="float">
            <text:p>322080000</text:p>
          </table:table-cell>
          <table:table-cell table:formula="of:=[.D635]" office:value-type="float" office:value="100" calcext:value-type="float">
            <text:p>100</text:p>
          </table:table-cell>
          <table:table-cell table:formula="of:=[.D636]*[.$E$2]" office:value-type="float" office:value="18000" calcext:value-type="float">
            <text:p>18000</text:p>
          </table:table-cell>
          <table:table-cell table:formula="of:=[.A636]*[.$E$2]*[.D636]" office:value-type="float" office:value="18000000" calcext:value-type="float">
            <text:p>18000000</text:p>
          </table:table-cell>
          <table:table-cell table:formula="of:=[.F636]+[.C636]" office:value-type="float" office:value="340080000" calcext:value-type="float">
            <text:p>340080000</text:p>
          </table:table-cell>
          <table:table-cell table:formula="of:=ROUNDDOWN(([.F636]+[.C636])/1000000000)" office:value-type="float" office:value="0" calcext:value-type="float">
            <text:p>0</text:p>
          </table:table-cell>
          <table:table-cell table:formula="of:=IF([.G636]&gt;=0;MOD([.G636];1000000000);-MOD(-[.G636];1000000000))" office:value-type="float" office:value="340080000" calcext:value-type="float">
            <text:p>340080000</text:p>
          </table:table-cell>
          <table:table-cell table:formula="of:=[.B636]+[.E636]+[.H636]" office:value-type="float" office:value="12340092" calcext:value-type="float">
            <text:p>12340092</text:p>
          </table:table-cell>
          <table:table-cell/>
          <table:table-cell table:formula="of:=[.D636]+[.L635]" office:value-type="float" office:value="68556" calcext:value-type="float">
            <text:p>68556</text:p>
          </table:table-cell>
          <table:table-cell table:formula="of:=[.$E$1]*[.L636]" office:value-type="float" office:value="12340080" calcext:value-type="float">
            <text:p>12340080</text:p>
          </table:table-cell>
          <table:table-cell table:formula="of:=[.J636]-[.M636]" office:value-type="float" office:value="12" calcext:value-type="float">
            <text:p>12</text:p>
          </table:table-cell>
          <table:table-cell table:formula="of:=[.N636]/[.M636]*1000000000" office:value-type="float" office:value="972.441021452049" calcext:value-type="float">
            <text:p>972.441021452049</text:p>
          </table:table-cell>
          <table:table-cell table:number-columns-repeated="1009"/>
        </table:table-row>
        <table:table-row table:style-name="ro1">
          <table:table-cell table:formula="of:=[.A636]" office:value-type="float" office:value="1000" calcext:value-type="float">
            <text:p>1000</text:p>
          </table:table-cell>
          <table:table-cell table:formula="of:=[.J636]" office:value-type="float" office:value="12340092" calcext:value-type="float">
            <text:p>12340092</text:p>
          </table:table-cell>
          <table:table-cell table:formula="of:=[.I636]" office:value-type="float" office:value="340080000" calcext:value-type="float">
            <text:p>340080000</text:p>
          </table:table-cell>
          <table:table-cell table:formula="of:=[.D636]" office:value-type="float" office:value="100" calcext:value-type="float">
            <text:p>100</text:p>
          </table:table-cell>
          <table:table-cell table:formula="of:=[.D637]*[.$E$2]" office:value-type="float" office:value="18000" calcext:value-type="float">
            <text:p>18000</text:p>
          </table:table-cell>
          <table:table-cell table:formula="of:=[.A637]*[.$E$2]*[.D637]" office:value-type="float" office:value="18000000" calcext:value-type="float">
            <text:p>18000000</text:p>
          </table:table-cell>
          <table:table-cell table:formula="of:=[.F637]+[.C637]" office:value-type="float" office:value="358080000" calcext:value-type="float">
            <text:p>358080000</text:p>
          </table:table-cell>
          <table:table-cell table:formula="of:=ROUNDDOWN(([.F637]+[.C637])/1000000000)" office:value-type="float" office:value="0" calcext:value-type="float">
            <text:p>0</text:p>
          </table:table-cell>
          <table:table-cell table:formula="of:=IF([.G637]&gt;=0;MOD([.G637];1000000000);-MOD(-[.G637];1000000000))" office:value-type="float" office:value="358080000" calcext:value-type="float">
            <text:p>358080000</text:p>
          </table:table-cell>
          <table:table-cell table:formula="of:=[.B637]+[.E637]+[.H637]" office:value-type="float" office:value="12358092" calcext:value-type="float">
            <text:p>12358092</text:p>
          </table:table-cell>
          <table:table-cell/>
          <table:table-cell table:formula="of:=[.D637]+[.L636]" office:value-type="float" office:value="68656" calcext:value-type="float">
            <text:p>68656</text:p>
          </table:table-cell>
          <table:table-cell table:formula="of:=[.$E$1]*[.L637]" office:value-type="float" office:value="12358080" calcext:value-type="float">
            <text:p>12358080</text:p>
          </table:table-cell>
          <table:table-cell table:formula="of:=[.J637]-[.M637]" office:value-type="float" office:value="12" calcext:value-type="float">
            <text:p>12</text:p>
          </table:table-cell>
          <table:table-cell table:formula="of:=[.N637]/[.M637]*1000000000" office:value-type="float" office:value="971.024625184495" calcext:value-type="float">
            <text:p>971.024625184495</text:p>
          </table:table-cell>
          <table:table-cell table:number-columns-repeated="1009"/>
        </table:table-row>
        <table:table-row table:style-name="ro1">
          <table:table-cell table:formula="of:=[.A637]" office:value-type="float" office:value="1000" calcext:value-type="float">
            <text:p>1000</text:p>
          </table:table-cell>
          <table:table-cell table:formula="of:=[.J637]" office:value-type="float" office:value="12358092" calcext:value-type="float">
            <text:p>12358092</text:p>
          </table:table-cell>
          <table:table-cell table:formula="of:=[.I637]" office:value-type="float" office:value="358080000" calcext:value-type="float">
            <text:p>358080000</text:p>
          </table:table-cell>
          <table:table-cell table:formula="of:=[.D637]" office:value-type="float" office:value="100" calcext:value-type="float">
            <text:p>100</text:p>
          </table:table-cell>
          <table:table-cell table:formula="of:=[.D638]*[.$E$2]" office:value-type="float" office:value="18000" calcext:value-type="float">
            <text:p>18000</text:p>
          </table:table-cell>
          <table:table-cell table:formula="of:=[.A638]*[.$E$2]*[.D638]" office:value-type="float" office:value="18000000" calcext:value-type="float">
            <text:p>18000000</text:p>
          </table:table-cell>
          <table:table-cell table:formula="of:=[.F638]+[.C638]" office:value-type="float" office:value="376080000" calcext:value-type="float">
            <text:p>376080000</text:p>
          </table:table-cell>
          <table:table-cell table:formula="of:=ROUNDDOWN(([.F638]+[.C638])/1000000000)" office:value-type="float" office:value="0" calcext:value-type="float">
            <text:p>0</text:p>
          </table:table-cell>
          <table:table-cell table:formula="of:=IF([.G638]&gt;=0;MOD([.G638];1000000000);-MOD(-[.G638];1000000000))" office:value-type="float" office:value="376080000" calcext:value-type="float">
            <text:p>376080000</text:p>
          </table:table-cell>
          <table:table-cell table:formula="of:=[.B638]+[.E638]+[.H638]" office:value-type="float" office:value="12376092" calcext:value-type="float">
            <text:p>12376092</text:p>
          </table:table-cell>
          <table:table-cell/>
          <table:table-cell table:formula="of:=[.D638]+[.L637]" office:value-type="float" office:value="68756" calcext:value-type="float">
            <text:p>68756</text:p>
          </table:table-cell>
          <table:table-cell table:formula="of:=[.$E$1]*[.L638]" office:value-type="float" office:value="12376080" calcext:value-type="float">
            <text:p>12376080</text:p>
          </table:table-cell>
          <table:table-cell table:formula="of:=[.J638]-[.M638]" office:value-type="float" office:value="12" calcext:value-type="float">
            <text:p>12</text:p>
          </table:table-cell>
          <table:table-cell table:formula="of:=[.N638]/[.M638]*1000000000" office:value-type="float" office:value="969.612348982877" calcext:value-type="float">
            <text:p>969.612348982877</text:p>
          </table:table-cell>
          <table:table-cell table:number-columns-repeated="1009"/>
        </table:table-row>
        <table:table-row table:style-name="ro1">
          <table:table-cell table:formula="of:=[.A638]" office:value-type="float" office:value="1000" calcext:value-type="float">
            <text:p>1000</text:p>
          </table:table-cell>
          <table:table-cell table:formula="of:=[.J638]" office:value-type="float" office:value="12376092" calcext:value-type="float">
            <text:p>12376092</text:p>
          </table:table-cell>
          <table:table-cell table:formula="of:=[.I638]" office:value-type="float" office:value="376080000" calcext:value-type="float">
            <text:p>376080000</text:p>
          </table:table-cell>
          <table:table-cell table:formula="of:=[.D638]" office:value-type="float" office:value="100" calcext:value-type="float">
            <text:p>100</text:p>
          </table:table-cell>
          <table:table-cell table:formula="of:=[.D639]*[.$E$2]" office:value-type="float" office:value="18000" calcext:value-type="float">
            <text:p>18000</text:p>
          </table:table-cell>
          <table:table-cell table:formula="of:=[.A639]*[.$E$2]*[.D639]" office:value-type="float" office:value="18000000" calcext:value-type="float">
            <text:p>18000000</text:p>
          </table:table-cell>
          <table:table-cell table:formula="of:=[.F639]+[.C639]" office:value-type="float" office:value="394080000" calcext:value-type="float">
            <text:p>394080000</text:p>
          </table:table-cell>
          <table:table-cell table:formula="of:=ROUNDDOWN(([.F639]+[.C639])/1000000000)" office:value-type="float" office:value="0" calcext:value-type="float">
            <text:p>0</text:p>
          </table:table-cell>
          <table:table-cell table:formula="of:=IF([.G639]&gt;=0;MOD([.G639];1000000000);-MOD(-[.G639];1000000000))" office:value-type="float" office:value="394080000" calcext:value-type="float">
            <text:p>394080000</text:p>
          </table:table-cell>
          <table:table-cell table:formula="of:=[.B639]+[.E639]+[.H639]" office:value-type="float" office:value="12394092" calcext:value-type="float">
            <text:p>12394092</text:p>
          </table:table-cell>
          <table:table-cell/>
          <table:table-cell table:formula="of:=[.D639]+[.L638]" office:value-type="float" office:value="68856" calcext:value-type="float">
            <text:p>68856</text:p>
          </table:table-cell>
          <table:table-cell table:formula="of:=[.$E$1]*[.L639]" office:value-type="float" office:value="12394080" calcext:value-type="float">
            <text:p>12394080</text:p>
          </table:table-cell>
          <table:table-cell table:formula="of:=[.J639]-[.M639]" office:value-type="float" office:value="12" calcext:value-type="float">
            <text:p>12</text:p>
          </table:table-cell>
          <table:table-cell table:formula="of:=[.N639]/[.M639]*1000000000" office:value-type="float" office:value="968.204174896402" calcext:value-type="float">
            <text:p>968.204174896402</text:p>
          </table:table-cell>
          <table:table-cell table:number-columns-repeated="1009"/>
        </table:table-row>
        <table:table-row table:style-name="ro1">
          <table:table-cell table:formula="of:=[.A639]" office:value-type="float" office:value="1000" calcext:value-type="float">
            <text:p>1000</text:p>
          </table:table-cell>
          <table:table-cell table:formula="of:=[.J639]" office:value-type="float" office:value="12394092" calcext:value-type="float">
            <text:p>12394092</text:p>
          </table:table-cell>
          <table:table-cell table:formula="of:=[.I639]" office:value-type="float" office:value="394080000" calcext:value-type="float">
            <text:p>394080000</text:p>
          </table:table-cell>
          <table:table-cell table:formula="of:=[.D639]" office:value-type="float" office:value="100" calcext:value-type="float">
            <text:p>100</text:p>
          </table:table-cell>
          <table:table-cell table:formula="of:=[.D640]*[.$E$2]" office:value-type="float" office:value="18000" calcext:value-type="float">
            <text:p>18000</text:p>
          </table:table-cell>
          <table:table-cell table:formula="of:=[.A640]*[.$E$2]*[.D640]" office:value-type="float" office:value="18000000" calcext:value-type="float">
            <text:p>18000000</text:p>
          </table:table-cell>
          <table:table-cell table:formula="of:=[.F640]+[.C640]" office:value-type="float" office:value="412080000" calcext:value-type="float">
            <text:p>412080000</text:p>
          </table:table-cell>
          <table:table-cell table:formula="of:=ROUNDDOWN(([.F640]+[.C640])/1000000000)" office:value-type="float" office:value="0" calcext:value-type="float">
            <text:p>0</text:p>
          </table:table-cell>
          <table:table-cell table:formula="of:=IF([.G640]&gt;=0;MOD([.G640];1000000000);-MOD(-[.G640];1000000000))" office:value-type="float" office:value="412080000" calcext:value-type="float">
            <text:p>412080000</text:p>
          </table:table-cell>
          <table:table-cell table:formula="of:=[.B640]+[.E640]+[.H640]" office:value-type="float" office:value="12412092" calcext:value-type="float">
            <text:p>12412092</text:p>
          </table:table-cell>
          <table:table-cell/>
          <table:table-cell table:formula="of:=[.D640]+[.L639]" office:value-type="float" office:value="68956" calcext:value-type="float">
            <text:p>68956</text:p>
          </table:table-cell>
          <table:table-cell table:formula="of:=[.$E$1]*[.L640]" office:value-type="float" office:value="12412080" calcext:value-type="float">
            <text:p>12412080</text:p>
          </table:table-cell>
          <table:table-cell table:formula="of:=[.J640]-[.M640]" office:value-type="float" office:value="12" calcext:value-type="float">
            <text:p>12</text:p>
          </table:table-cell>
          <table:table-cell table:formula="of:=[.N640]/[.M640]*1000000000" office:value-type="float" office:value="966.800085078408" calcext:value-type="float">
            <text:p>966.800085078408</text:p>
          </table:table-cell>
          <table:table-cell table:number-columns-repeated="1009"/>
        </table:table-row>
        <table:table-row table:style-name="ro1">
          <table:table-cell table:formula="of:=[.A640]" office:value-type="float" office:value="1000" calcext:value-type="float">
            <text:p>1000</text:p>
          </table:table-cell>
          <table:table-cell table:formula="of:=[.J640]" office:value-type="float" office:value="12412092" calcext:value-type="float">
            <text:p>12412092</text:p>
          </table:table-cell>
          <table:table-cell table:formula="of:=[.I640]" office:value-type="float" office:value="412080000" calcext:value-type="float">
            <text:p>412080000</text:p>
          </table:table-cell>
          <table:table-cell table:formula="of:=[.D640]" office:value-type="float" office:value="100" calcext:value-type="float">
            <text:p>100</text:p>
          </table:table-cell>
          <table:table-cell table:formula="of:=[.D641]*[.$E$2]" office:value-type="float" office:value="18000" calcext:value-type="float">
            <text:p>18000</text:p>
          </table:table-cell>
          <table:table-cell table:formula="of:=[.A641]*[.$E$2]*[.D641]" office:value-type="float" office:value="18000000" calcext:value-type="float">
            <text:p>18000000</text:p>
          </table:table-cell>
          <table:table-cell table:formula="of:=[.F641]+[.C641]" office:value-type="float" office:value="430080000" calcext:value-type="float">
            <text:p>430080000</text:p>
          </table:table-cell>
          <table:table-cell table:formula="of:=ROUNDDOWN(([.F641]+[.C641])/1000000000)" office:value-type="float" office:value="0" calcext:value-type="float">
            <text:p>0</text:p>
          </table:table-cell>
          <table:table-cell table:formula="of:=IF([.G641]&gt;=0;MOD([.G641];1000000000);-MOD(-[.G641];1000000000))" office:value-type="float" office:value="430080000" calcext:value-type="float">
            <text:p>430080000</text:p>
          </table:table-cell>
          <table:table-cell table:formula="of:=[.B641]+[.E641]+[.H641]" office:value-type="float" office:value="12430092" calcext:value-type="float">
            <text:p>12430092</text:p>
          </table:table-cell>
          <table:table-cell/>
          <table:table-cell table:formula="of:=[.D641]+[.L640]" office:value-type="float" office:value="69056" calcext:value-type="float">
            <text:p>69056</text:p>
          </table:table-cell>
          <table:table-cell table:formula="of:=[.$E$1]*[.L641]" office:value-type="float" office:value="12430080" calcext:value-type="float">
            <text:p>12430080</text:p>
          </table:table-cell>
          <table:table-cell table:formula="of:=[.J641]-[.M641]" office:value-type="float" office:value="12" calcext:value-type="float">
            <text:p>12</text:p>
          </table:table-cell>
          <table:table-cell table:formula="of:=[.N641]/[.M641]*1000000000" office:value-type="float" office:value="965.400061785604" calcext:value-type="float">
            <text:p>965.400061785604</text:p>
          </table:table-cell>
          <table:table-cell table:number-columns-repeated="1009"/>
        </table:table-row>
        <table:table-row table:style-name="ro1">
          <table:table-cell table:formula="of:=[.A641]" office:value-type="float" office:value="1000" calcext:value-type="float">
            <text:p>1000</text:p>
          </table:table-cell>
          <table:table-cell table:formula="of:=[.J641]" office:value-type="float" office:value="12430092" calcext:value-type="float">
            <text:p>12430092</text:p>
          </table:table-cell>
          <table:table-cell table:formula="of:=[.I641]" office:value-type="float" office:value="430080000" calcext:value-type="float">
            <text:p>430080000</text:p>
          </table:table-cell>
          <table:table-cell table:formula="of:=[.D641]" office:value-type="float" office:value="100" calcext:value-type="float">
            <text:p>100</text:p>
          </table:table-cell>
          <table:table-cell table:formula="of:=[.D642]*[.$E$2]" office:value-type="float" office:value="18000" calcext:value-type="float">
            <text:p>18000</text:p>
          </table:table-cell>
          <table:table-cell table:formula="of:=[.A642]*[.$E$2]*[.D642]" office:value-type="float" office:value="18000000" calcext:value-type="float">
            <text:p>18000000</text:p>
          </table:table-cell>
          <table:table-cell table:formula="of:=[.F642]+[.C642]" office:value-type="float" office:value="448080000" calcext:value-type="float">
            <text:p>448080000</text:p>
          </table:table-cell>
          <table:table-cell table:formula="of:=ROUNDDOWN(([.F642]+[.C642])/1000000000)" office:value-type="float" office:value="0" calcext:value-type="float">
            <text:p>0</text:p>
          </table:table-cell>
          <table:table-cell table:formula="of:=IF([.G642]&gt;=0;MOD([.G642];1000000000);-MOD(-[.G642];1000000000))" office:value-type="float" office:value="448080000" calcext:value-type="float">
            <text:p>448080000</text:p>
          </table:table-cell>
          <table:table-cell table:formula="of:=[.B642]+[.E642]+[.H642]" office:value-type="float" office:value="12448092" calcext:value-type="float">
            <text:p>12448092</text:p>
          </table:table-cell>
          <table:table-cell/>
          <table:table-cell table:formula="of:=[.D642]+[.L641]" office:value-type="float" office:value="69156" calcext:value-type="float">
            <text:p>69156</text:p>
          </table:table-cell>
          <table:table-cell table:formula="of:=[.$E$1]*[.L642]" office:value-type="float" office:value="12448080" calcext:value-type="float">
            <text:p>12448080</text:p>
          </table:table-cell>
          <table:table-cell table:formula="of:=[.J642]-[.M642]" office:value-type="float" office:value="12" calcext:value-type="float">
            <text:p>12</text:p>
          </table:table-cell>
          <table:table-cell table:formula="of:=[.N642]/[.M642]*1000000000" office:value-type="float" office:value="964.00408737733" calcext:value-type="float">
            <text:p>964.00408737733</text:p>
          </table:table-cell>
          <table:table-cell table:number-columns-repeated="1009"/>
        </table:table-row>
        <table:table-row table:style-name="ro1">
          <table:table-cell table:formula="of:=[.A642]" office:value-type="float" office:value="1000" calcext:value-type="float">
            <text:p>1000</text:p>
          </table:table-cell>
          <table:table-cell table:formula="of:=[.J642]" office:value-type="float" office:value="12448092" calcext:value-type="float">
            <text:p>12448092</text:p>
          </table:table-cell>
          <table:table-cell table:formula="of:=[.I642]" office:value-type="float" office:value="448080000" calcext:value-type="float">
            <text:p>448080000</text:p>
          </table:table-cell>
          <table:table-cell table:formula="of:=[.D642]" office:value-type="float" office:value="100" calcext:value-type="float">
            <text:p>100</text:p>
          </table:table-cell>
          <table:table-cell table:formula="of:=[.D643]*[.$E$2]" office:value-type="float" office:value="18000" calcext:value-type="float">
            <text:p>18000</text:p>
          </table:table-cell>
          <table:table-cell table:formula="of:=[.A643]*[.$E$2]*[.D643]" office:value-type="float" office:value="18000000" calcext:value-type="float">
            <text:p>18000000</text:p>
          </table:table-cell>
          <table:table-cell table:formula="of:=[.F643]+[.C643]" office:value-type="float" office:value="466080000" calcext:value-type="float">
            <text:p>466080000</text:p>
          </table:table-cell>
          <table:table-cell table:formula="of:=ROUNDDOWN(([.F643]+[.C643])/1000000000)" office:value-type="float" office:value="0" calcext:value-type="float">
            <text:p>0</text:p>
          </table:table-cell>
          <table:table-cell table:formula="of:=IF([.G643]&gt;=0;MOD([.G643];1000000000);-MOD(-[.G643];1000000000))" office:value-type="float" office:value="466080000" calcext:value-type="float">
            <text:p>466080000</text:p>
          </table:table-cell>
          <table:table-cell table:formula="of:=[.B643]+[.E643]+[.H643]" office:value-type="float" office:value="12466092" calcext:value-type="float">
            <text:p>12466092</text:p>
          </table:table-cell>
          <table:table-cell/>
          <table:table-cell table:formula="of:=[.D643]+[.L642]" office:value-type="float" office:value="69256" calcext:value-type="float">
            <text:p>69256</text:p>
          </table:table-cell>
          <table:table-cell table:formula="of:=[.$E$1]*[.L643]" office:value-type="float" office:value="12466080" calcext:value-type="float">
            <text:p>12466080</text:p>
          </table:table-cell>
          <table:table-cell table:formula="of:=[.J643]-[.M643]" office:value-type="float" office:value="12" calcext:value-type="float">
            <text:p>12</text:p>
          </table:table-cell>
          <table:table-cell table:formula="of:=[.N643]/[.M643]*1000000000" office:value-type="float" office:value="962.612144314813" calcext:value-type="float">
            <text:p>962.612144314813</text:p>
          </table:table-cell>
          <table:table-cell table:number-columns-repeated="1009"/>
        </table:table-row>
        <table:table-row table:style-name="ro1">
          <table:table-cell table:formula="of:=[.A643]" office:value-type="float" office:value="1000" calcext:value-type="float">
            <text:p>1000</text:p>
          </table:table-cell>
          <table:table-cell table:formula="of:=[.J643]" office:value-type="float" office:value="12466092" calcext:value-type="float">
            <text:p>12466092</text:p>
          </table:table-cell>
          <table:table-cell table:formula="of:=[.I643]" office:value-type="float" office:value="466080000" calcext:value-type="float">
            <text:p>466080000</text:p>
          </table:table-cell>
          <table:table-cell table:formula="of:=[.D643]" office:value-type="float" office:value="100" calcext:value-type="float">
            <text:p>100</text:p>
          </table:table-cell>
          <table:table-cell table:formula="of:=[.D644]*[.$E$2]" office:value-type="float" office:value="18000" calcext:value-type="float">
            <text:p>18000</text:p>
          </table:table-cell>
          <table:table-cell table:formula="of:=[.A644]*[.$E$2]*[.D644]" office:value-type="float" office:value="18000000" calcext:value-type="float">
            <text:p>18000000</text:p>
          </table:table-cell>
          <table:table-cell table:formula="of:=[.F644]+[.C644]" office:value-type="float" office:value="484080000" calcext:value-type="float">
            <text:p>484080000</text:p>
          </table:table-cell>
          <table:table-cell table:formula="of:=ROUNDDOWN(([.F644]+[.C644])/1000000000)" office:value-type="float" office:value="0" calcext:value-type="float">
            <text:p>0</text:p>
          </table:table-cell>
          <table:table-cell table:formula="of:=IF([.G644]&gt;=0;MOD([.G644];1000000000);-MOD(-[.G644];1000000000))" office:value-type="float" office:value="484080000" calcext:value-type="float">
            <text:p>484080000</text:p>
          </table:table-cell>
          <table:table-cell table:formula="of:=[.B644]+[.E644]+[.H644]" office:value-type="float" office:value="12484092" calcext:value-type="float">
            <text:p>12484092</text:p>
          </table:table-cell>
          <table:table-cell/>
          <table:table-cell table:formula="of:=[.D644]+[.L643]" office:value-type="float" office:value="69356" calcext:value-type="float">
            <text:p>69356</text:p>
          </table:table-cell>
          <table:table-cell table:formula="of:=[.$E$1]*[.L644]" office:value-type="float" office:value="12484080" calcext:value-type="float">
            <text:p>12484080</text:p>
          </table:table-cell>
          <table:table-cell table:formula="of:=[.J644]-[.M644]" office:value-type="float" office:value="12" calcext:value-type="float">
            <text:p>12</text:p>
          </table:table-cell>
          <table:table-cell table:formula="of:=[.N644]/[.M644]*1000000000" office:value-type="float" office:value="961.224215160428" calcext:value-type="float">
            <text:p>961.224215160428</text:p>
          </table:table-cell>
          <table:table-cell table:number-columns-repeated="1009"/>
        </table:table-row>
        <table:table-row table:style-name="ro1">
          <table:table-cell table:formula="of:=[.A644]" office:value-type="float" office:value="1000" calcext:value-type="float">
            <text:p>1000</text:p>
          </table:table-cell>
          <table:table-cell table:formula="of:=[.J644]" office:value-type="float" office:value="12484092" calcext:value-type="float">
            <text:p>12484092</text:p>
          </table:table-cell>
          <table:table-cell table:formula="of:=[.I644]" office:value-type="float" office:value="484080000" calcext:value-type="float">
            <text:p>484080000</text:p>
          </table:table-cell>
          <table:table-cell table:formula="of:=[.D644]" office:value-type="float" office:value="100" calcext:value-type="float">
            <text:p>100</text:p>
          </table:table-cell>
          <table:table-cell table:formula="of:=[.D645]*[.$E$2]" office:value-type="float" office:value="18000" calcext:value-type="float">
            <text:p>18000</text:p>
          </table:table-cell>
          <table:table-cell table:formula="of:=[.A645]*[.$E$2]*[.D645]" office:value-type="float" office:value="18000000" calcext:value-type="float">
            <text:p>18000000</text:p>
          </table:table-cell>
          <table:table-cell table:formula="of:=[.F645]+[.C645]" office:value-type="float" office:value="502080000" calcext:value-type="float">
            <text:p>502080000</text:p>
          </table:table-cell>
          <table:table-cell table:formula="of:=ROUNDDOWN(([.F645]+[.C645])/1000000000)" office:value-type="float" office:value="0" calcext:value-type="float">
            <text:p>0</text:p>
          </table:table-cell>
          <table:table-cell table:formula="of:=IF([.G645]&gt;=0;MOD([.G645];1000000000);-MOD(-[.G645];1000000000))" office:value-type="float" office:value="502080000" calcext:value-type="float">
            <text:p>502080000</text:p>
          </table:table-cell>
          <table:table-cell table:formula="of:=[.B645]+[.E645]+[.H645]" office:value-type="float" office:value="12502092" calcext:value-type="float">
            <text:p>12502092</text:p>
          </table:table-cell>
          <table:table-cell/>
          <table:table-cell table:formula="of:=[.D645]+[.L644]" office:value-type="float" office:value="69456" calcext:value-type="float">
            <text:p>69456</text:p>
          </table:table-cell>
          <table:table-cell table:formula="of:=[.$E$1]*[.L645]" office:value-type="float" office:value="12502080" calcext:value-type="float">
            <text:p>12502080</text:p>
          </table:table-cell>
          <table:table-cell table:formula="of:=[.J645]-[.M645]" office:value-type="float" office:value="12" calcext:value-type="float">
            <text:p>12</text:p>
          </table:table-cell>
          <table:table-cell table:formula="of:=[.N645]/[.M645]*1000000000" office:value-type="float" office:value="959.840282576979" calcext:value-type="float">
            <text:p>959.840282576979</text:p>
          </table:table-cell>
          <table:table-cell table:number-columns-repeated="1009"/>
        </table:table-row>
        <table:table-row table:style-name="ro1">
          <table:table-cell table:formula="of:=[.A645]" office:value-type="float" office:value="1000" calcext:value-type="float">
            <text:p>1000</text:p>
          </table:table-cell>
          <table:table-cell table:formula="of:=[.J645]" office:value-type="float" office:value="12502092" calcext:value-type="float">
            <text:p>12502092</text:p>
          </table:table-cell>
          <table:table-cell table:formula="of:=[.I645]" office:value-type="float" office:value="502080000" calcext:value-type="float">
            <text:p>502080000</text:p>
          </table:table-cell>
          <table:table-cell table:formula="of:=[.D645]" office:value-type="float" office:value="100" calcext:value-type="float">
            <text:p>100</text:p>
          </table:table-cell>
          <table:table-cell table:formula="of:=[.D646]*[.$E$2]" office:value-type="float" office:value="18000" calcext:value-type="float">
            <text:p>18000</text:p>
          </table:table-cell>
          <table:table-cell table:formula="of:=[.A646]*[.$E$2]*[.D646]" office:value-type="float" office:value="18000000" calcext:value-type="float">
            <text:p>18000000</text:p>
          </table:table-cell>
          <table:table-cell table:formula="of:=[.F646]+[.C646]" office:value-type="float" office:value="520080000" calcext:value-type="float">
            <text:p>520080000</text:p>
          </table:table-cell>
          <table:table-cell table:formula="of:=ROUNDDOWN(([.F646]+[.C646])/1000000000)" office:value-type="float" office:value="0" calcext:value-type="float">
            <text:p>0</text:p>
          </table:table-cell>
          <table:table-cell table:formula="of:=IF([.G646]&gt;=0;MOD([.G646];1000000000);-MOD(-[.G646];1000000000))" office:value-type="float" office:value="520080000" calcext:value-type="float">
            <text:p>520080000</text:p>
          </table:table-cell>
          <table:table-cell table:formula="of:=[.B646]+[.E646]+[.H646]" office:value-type="float" office:value="12520092" calcext:value-type="float">
            <text:p>12520092</text:p>
          </table:table-cell>
          <table:table-cell/>
          <table:table-cell table:formula="of:=[.D646]+[.L645]" office:value-type="float" office:value="69556" calcext:value-type="float">
            <text:p>69556</text:p>
          </table:table-cell>
          <table:table-cell table:formula="of:=[.$E$1]*[.L646]" office:value-type="float" office:value="12520080" calcext:value-type="float">
            <text:p>12520080</text:p>
          </table:table-cell>
          <table:table-cell table:formula="of:=[.J646]-[.M646]" office:value-type="float" office:value="12" calcext:value-type="float">
            <text:p>12</text:p>
          </table:table-cell>
          <table:table-cell table:formula="of:=[.N646]/[.M646]*1000000000" office:value-type="float" office:value="958.460329326969" calcext:value-type="float">
            <text:p>958.460329326969</text:p>
          </table:table-cell>
          <table:table-cell table:number-columns-repeated="1009"/>
        </table:table-row>
        <table:table-row table:style-name="ro1">
          <table:table-cell table:formula="of:=[.A646]" office:value-type="float" office:value="1000" calcext:value-type="float">
            <text:p>1000</text:p>
          </table:table-cell>
          <table:table-cell table:formula="of:=[.J646]" office:value-type="float" office:value="12520092" calcext:value-type="float">
            <text:p>12520092</text:p>
          </table:table-cell>
          <table:table-cell table:formula="of:=[.I646]" office:value-type="float" office:value="520080000" calcext:value-type="float">
            <text:p>520080000</text:p>
          </table:table-cell>
          <table:table-cell table:formula="of:=[.D646]" office:value-type="float" office:value="100" calcext:value-type="float">
            <text:p>100</text:p>
          </table:table-cell>
          <table:table-cell table:formula="of:=[.D647]*[.$E$2]" office:value-type="float" office:value="18000" calcext:value-type="float">
            <text:p>18000</text:p>
          </table:table-cell>
          <table:table-cell table:formula="of:=[.A647]*[.$E$2]*[.D647]" office:value-type="float" office:value="18000000" calcext:value-type="float">
            <text:p>18000000</text:p>
          </table:table-cell>
          <table:table-cell table:formula="of:=[.F647]+[.C647]" office:value-type="float" office:value="538080000" calcext:value-type="float">
            <text:p>538080000</text:p>
          </table:table-cell>
          <table:table-cell table:formula="of:=ROUNDDOWN(([.F647]+[.C647])/1000000000)" office:value-type="float" office:value="0" calcext:value-type="float">
            <text:p>0</text:p>
          </table:table-cell>
          <table:table-cell table:formula="of:=IF([.G647]&gt;=0;MOD([.G647];1000000000);-MOD(-[.G647];1000000000))" office:value-type="float" office:value="538080000" calcext:value-type="float">
            <text:p>538080000</text:p>
          </table:table-cell>
          <table:table-cell table:formula="of:=[.B647]+[.E647]+[.H647]" office:value-type="float" office:value="12538092" calcext:value-type="float">
            <text:p>12538092</text:p>
          </table:table-cell>
          <table:table-cell/>
          <table:table-cell table:formula="of:=[.D647]+[.L646]" office:value-type="float" office:value="69656" calcext:value-type="float">
            <text:p>69656</text:p>
          </table:table-cell>
          <table:table-cell table:formula="of:=[.$E$1]*[.L647]" office:value-type="float" office:value="12538080" calcext:value-type="float">
            <text:p>12538080</text:p>
          </table:table-cell>
          <table:table-cell table:formula="of:=[.J647]-[.M647]" office:value-type="float" office:value="12" calcext:value-type="float">
            <text:p>12</text:p>
          </table:table-cell>
          <table:table-cell table:formula="of:=[.N647]/[.M647]*1000000000" office:value-type="float" office:value="957.084338271889" calcext:value-type="float">
            <text:p>957.084338271889</text:p>
          </table:table-cell>
          <table:table-cell table:number-columns-repeated="1009"/>
        </table:table-row>
        <table:table-row table:style-name="ro1">
          <table:table-cell table:formula="of:=[.A647]" office:value-type="float" office:value="1000" calcext:value-type="float">
            <text:p>1000</text:p>
          </table:table-cell>
          <table:table-cell table:formula="of:=[.J647]" office:value-type="float" office:value="12538092" calcext:value-type="float">
            <text:p>12538092</text:p>
          </table:table-cell>
          <table:table-cell table:formula="of:=[.I647]" office:value-type="float" office:value="538080000" calcext:value-type="float">
            <text:p>538080000</text:p>
          </table:table-cell>
          <table:table-cell table:formula="of:=[.D647]" office:value-type="float" office:value="100" calcext:value-type="float">
            <text:p>100</text:p>
          </table:table-cell>
          <table:table-cell table:formula="of:=[.D648]*[.$E$2]" office:value-type="float" office:value="18000" calcext:value-type="float">
            <text:p>18000</text:p>
          </table:table-cell>
          <table:table-cell table:formula="of:=[.A648]*[.$E$2]*[.D648]" office:value-type="float" office:value="18000000" calcext:value-type="float">
            <text:p>18000000</text:p>
          </table:table-cell>
          <table:table-cell table:formula="of:=[.F648]+[.C648]" office:value-type="float" office:value="556080000" calcext:value-type="float">
            <text:p>556080000</text:p>
          </table:table-cell>
          <table:table-cell table:formula="of:=ROUNDDOWN(([.F648]+[.C648])/1000000000)" office:value-type="float" office:value="0" calcext:value-type="float">
            <text:p>0</text:p>
          </table:table-cell>
          <table:table-cell table:formula="of:=IF([.G648]&gt;=0;MOD([.G648];1000000000);-MOD(-[.G648];1000000000))" office:value-type="float" office:value="556080000" calcext:value-type="float">
            <text:p>556080000</text:p>
          </table:table-cell>
          <table:table-cell table:formula="of:=[.B648]+[.E648]+[.H648]" office:value-type="float" office:value="12556092" calcext:value-type="float">
            <text:p>12556092</text:p>
          </table:table-cell>
          <table:table-cell/>
          <table:table-cell table:formula="of:=[.D648]+[.L647]" office:value-type="float" office:value="69756" calcext:value-type="float">
            <text:p>69756</text:p>
          </table:table-cell>
          <table:table-cell table:formula="of:=[.$E$1]*[.L648]" office:value-type="float" office:value="12556080" calcext:value-type="float">
            <text:p>12556080</text:p>
          </table:table-cell>
          <table:table-cell table:formula="of:=[.J648]-[.M648]" office:value-type="float" office:value="12" calcext:value-type="float">
            <text:p>12</text:p>
          </table:table-cell>
          <table:table-cell table:formula="of:=[.N648]/[.M648]*1000000000" office:value-type="float" office:value="955.712292371505" calcext:value-type="float">
            <text:p>955.712292371505</text:p>
          </table:table-cell>
          <table:table-cell table:number-columns-repeated="1009"/>
        </table:table-row>
        <table:table-row table:style-name="ro1">
          <table:table-cell table:formula="of:=[.A648]" office:value-type="float" office:value="1000" calcext:value-type="float">
            <text:p>1000</text:p>
          </table:table-cell>
          <table:table-cell table:formula="of:=[.J648]" office:value-type="float" office:value="12556092" calcext:value-type="float">
            <text:p>12556092</text:p>
          </table:table-cell>
          <table:table-cell table:formula="of:=[.I648]" office:value-type="float" office:value="556080000" calcext:value-type="float">
            <text:p>556080000</text:p>
          </table:table-cell>
          <table:table-cell table:formula="of:=[.D648]" office:value-type="float" office:value="100" calcext:value-type="float">
            <text:p>100</text:p>
          </table:table-cell>
          <table:table-cell table:formula="of:=[.D649]*[.$E$2]" office:value-type="float" office:value="18000" calcext:value-type="float">
            <text:p>18000</text:p>
          </table:table-cell>
          <table:table-cell table:formula="of:=[.A649]*[.$E$2]*[.D649]" office:value-type="float" office:value="18000000" calcext:value-type="float">
            <text:p>18000000</text:p>
          </table:table-cell>
          <table:table-cell table:formula="of:=[.F649]+[.C649]" office:value-type="float" office:value="574080000" calcext:value-type="float">
            <text:p>574080000</text:p>
          </table:table-cell>
          <table:table-cell table:formula="of:=ROUNDDOWN(([.F649]+[.C649])/1000000000)" office:value-type="float" office:value="0" calcext:value-type="float">
            <text:p>0</text:p>
          </table:table-cell>
          <table:table-cell table:formula="of:=IF([.G649]&gt;=0;MOD([.G649];1000000000);-MOD(-[.G649];1000000000))" office:value-type="float" office:value="574080000" calcext:value-type="float">
            <text:p>574080000</text:p>
          </table:table-cell>
          <table:table-cell table:formula="of:=[.B649]+[.E649]+[.H649]" office:value-type="float" office:value="12574092" calcext:value-type="float">
            <text:p>12574092</text:p>
          </table:table-cell>
          <table:table-cell/>
          <table:table-cell table:formula="of:=[.D649]+[.L648]" office:value-type="float" office:value="69856" calcext:value-type="float">
            <text:p>69856</text:p>
          </table:table-cell>
          <table:table-cell table:formula="of:=[.$E$1]*[.L649]" office:value-type="float" office:value="12574080" calcext:value-type="float">
            <text:p>12574080</text:p>
          </table:table-cell>
          <table:table-cell table:formula="of:=[.J649]-[.M649]" office:value-type="float" office:value="12" calcext:value-type="float">
            <text:p>12</text:p>
          </table:table-cell>
          <table:table-cell table:formula="of:=[.N649]/[.M649]*1000000000" office:value-type="float" office:value="954.344174683158" calcext:value-type="float">
            <text:p>954.344174683158</text:p>
          </table:table-cell>
          <table:table-cell table:number-columns-repeated="1009"/>
        </table:table-row>
        <table:table-row table:style-name="ro1">
          <table:table-cell table:formula="of:=[.A649]" office:value-type="float" office:value="1000" calcext:value-type="float">
            <text:p>1000</text:p>
          </table:table-cell>
          <table:table-cell table:formula="of:=[.J649]" office:value-type="float" office:value="12574092" calcext:value-type="float">
            <text:p>12574092</text:p>
          </table:table-cell>
          <table:table-cell table:formula="of:=[.I649]" office:value-type="float" office:value="574080000" calcext:value-type="float">
            <text:p>574080000</text:p>
          </table:table-cell>
          <table:table-cell table:formula="of:=[.D649]" office:value-type="float" office:value="100" calcext:value-type="float">
            <text:p>100</text:p>
          </table:table-cell>
          <table:table-cell table:formula="of:=[.D650]*[.$E$2]" office:value-type="float" office:value="18000" calcext:value-type="float">
            <text:p>18000</text:p>
          </table:table-cell>
          <table:table-cell table:formula="of:=[.A650]*[.$E$2]*[.D650]" office:value-type="float" office:value="18000000" calcext:value-type="float">
            <text:p>18000000</text:p>
          </table:table-cell>
          <table:table-cell table:formula="of:=[.F650]+[.C650]" office:value-type="float" office:value="592080000" calcext:value-type="float">
            <text:p>592080000</text:p>
          </table:table-cell>
          <table:table-cell table:formula="of:=ROUNDDOWN(([.F650]+[.C650])/1000000000)" office:value-type="float" office:value="0" calcext:value-type="float">
            <text:p>0</text:p>
          </table:table-cell>
          <table:table-cell table:formula="of:=IF([.G650]&gt;=0;MOD([.G650];1000000000);-MOD(-[.G650];1000000000))" office:value-type="float" office:value="592080000" calcext:value-type="float">
            <text:p>592080000</text:p>
          </table:table-cell>
          <table:table-cell table:formula="of:=[.B650]+[.E650]+[.H650]" office:value-type="float" office:value="12592092" calcext:value-type="float">
            <text:p>12592092</text:p>
          </table:table-cell>
          <table:table-cell/>
          <table:table-cell table:formula="of:=[.D650]+[.L649]" office:value-type="float" office:value="69956" calcext:value-type="float">
            <text:p>69956</text:p>
          </table:table-cell>
          <table:table-cell table:formula="of:=[.$E$1]*[.L650]" office:value-type="float" office:value="12592080" calcext:value-type="float">
            <text:p>12592080</text:p>
          </table:table-cell>
          <table:table-cell table:formula="of:=[.J650]-[.M650]" office:value-type="float" office:value="12" calcext:value-type="float">
            <text:p>12</text:p>
          </table:table-cell>
          <table:table-cell table:formula="of:=[.N650]/[.M650]*1000000000" office:value-type="float" office:value="952.979968361065" calcext:value-type="float">
            <text:p>952.979968361065</text:p>
          </table:table-cell>
          <table:table-cell table:number-columns-repeated="1009"/>
        </table:table-row>
        <table:table-row table:style-name="ro1">
          <table:table-cell table:formula="of:=[.A650]" office:value-type="float" office:value="1000" calcext:value-type="float">
            <text:p>1000</text:p>
          </table:table-cell>
          <table:table-cell table:formula="of:=[.J650]" office:value-type="float" office:value="12592092" calcext:value-type="float">
            <text:p>12592092</text:p>
          </table:table-cell>
          <table:table-cell table:formula="of:=[.I650]" office:value-type="float" office:value="592080000" calcext:value-type="float">
            <text:p>592080000</text:p>
          </table:table-cell>
          <table:table-cell table:formula="of:=[.D650]" office:value-type="float" office:value="100" calcext:value-type="float">
            <text:p>100</text:p>
          </table:table-cell>
          <table:table-cell table:formula="of:=[.D651]*[.$E$2]" office:value-type="float" office:value="18000" calcext:value-type="float">
            <text:p>18000</text:p>
          </table:table-cell>
          <table:table-cell table:formula="of:=[.A651]*[.$E$2]*[.D651]" office:value-type="float" office:value="18000000" calcext:value-type="float">
            <text:p>18000000</text:p>
          </table:table-cell>
          <table:table-cell table:formula="of:=[.F651]+[.C651]" office:value-type="float" office:value="610080000" calcext:value-type="float">
            <text:p>610080000</text:p>
          </table:table-cell>
          <table:table-cell table:formula="of:=ROUNDDOWN(([.F651]+[.C651])/1000000000)" office:value-type="float" office:value="0" calcext:value-type="float">
            <text:p>0</text:p>
          </table:table-cell>
          <table:table-cell table:formula="of:=IF([.G651]&gt;=0;MOD([.G651];1000000000);-MOD(-[.G651];1000000000))" office:value-type="float" office:value="610080000" calcext:value-type="float">
            <text:p>610080000</text:p>
          </table:table-cell>
          <table:table-cell table:formula="of:=[.B651]+[.E651]+[.H651]" office:value-type="float" office:value="12610092" calcext:value-type="float">
            <text:p>12610092</text:p>
          </table:table-cell>
          <table:table-cell/>
          <table:table-cell table:formula="of:=[.D651]+[.L650]" office:value-type="float" office:value="70056" calcext:value-type="float">
            <text:p>70056</text:p>
          </table:table-cell>
          <table:table-cell table:formula="of:=[.$E$1]*[.L651]" office:value-type="float" office:value="12610080" calcext:value-type="float">
            <text:p>12610080</text:p>
          </table:table-cell>
          <table:table-cell table:formula="of:=[.J651]-[.M651]" office:value-type="float" office:value="12" calcext:value-type="float">
            <text:p>12</text:p>
          </table:table-cell>
          <table:table-cell table:formula="of:=[.N651]/[.M651]*1000000000" office:value-type="float" office:value="951.619656655628" calcext:value-type="float">
            <text:p>951.619656655628</text:p>
          </table:table-cell>
          <table:table-cell table:number-columns-repeated="1009"/>
        </table:table-row>
        <table:table-row table:style-name="ro1">
          <table:table-cell table:formula="of:=[.A651]" office:value-type="float" office:value="1000" calcext:value-type="float">
            <text:p>1000</text:p>
          </table:table-cell>
          <table:table-cell table:formula="of:=[.J651]" office:value-type="float" office:value="12610092" calcext:value-type="float">
            <text:p>12610092</text:p>
          </table:table-cell>
          <table:table-cell table:formula="of:=[.I651]" office:value-type="float" office:value="610080000" calcext:value-type="float">
            <text:p>610080000</text:p>
          </table:table-cell>
          <table:table-cell table:formula="of:=[.D651]" office:value-type="float" office:value="100" calcext:value-type="float">
            <text:p>100</text:p>
          </table:table-cell>
          <table:table-cell table:formula="of:=[.D652]*[.$E$2]" office:value-type="float" office:value="18000" calcext:value-type="float">
            <text:p>18000</text:p>
          </table:table-cell>
          <table:table-cell table:formula="of:=[.A652]*[.$E$2]*[.D652]" office:value-type="float" office:value="18000000" calcext:value-type="float">
            <text:p>18000000</text:p>
          </table:table-cell>
          <table:table-cell table:formula="of:=[.F652]+[.C652]" office:value-type="float" office:value="628080000" calcext:value-type="float">
            <text:p>628080000</text:p>
          </table:table-cell>
          <table:table-cell table:formula="of:=ROUNDDOWN(([.F652]+[.C652])/1000000000)" office:value-type="float" office:value="0" calcext:value-type="float">
            <text:p>0</text:p>
          </table:table-cell>
          <table:table-cell table:formula="of:=IF([.G652]&gt;=0;MOD([.G652];1000000000);-MOD(-[.G652];1000000000))" office:value-type="float" office:value="628080000" calcext:value-type="float">
            <text:p>628080000</text:p>
          </table:table-cell>
          <table:table-cell table:formula="of:=[.B652]+[.E652]+[.H652]" office:value-type="float" office:value="12628092" calcext:value-type="float">
            <text:p>12628092</text:p>
          </table:table-cell>
          <table:table-cell/>
          <table:table-cell table:formula="of:=[.D652]+[.L651]" office:value-type="float" office:value="70156" calcext:value-type="float">
            <text:p>70156</text:p>
          </table:table-cell>
          <table:table-cell table:formula="of:=[.$E$1]*[.L652]" office:value-type="float" office:value="12628080" calcext:value-type="float">
            <text:p>12628080</text:p>
          </table:table-cell>
          <table:table-cell table:formula="of:=[.J652]-[.M652]" office:value-type="float" office:value="12" calcext:value-type="float">
            <text:p>12</text:p>
          </table:table-cell>
          <table:table-cell table:formula="of:=[.N652]/[.M652]*1000000000" office:value-type="float" office:value="950.263222912747" calcext:value-type="float">
            <text:p>950.263222912747</text:p>
          </table:table-cell>
          <table:table-cell table:number-columns-repeated="1009"/>
        </table:table-row>
        <table:table-row table:style-name="ro1">
          <table:table-cell table:formula="of:=[.A652]" office:value-type="float" office:value="1000" calcext:value-type="float">
            <text:p>1000</text:p>
          </table:table-cell>
          <table:table-cell table:formula="of:=[.J652]" office:value-type="float" office:value="12628092" calcext:value-type="float">
            <text:p>12628092</text:p>
          </table:table-cell>
          <table:table-cell table:formula="of:=[.I652]" office:value-type="float" office:value="628080000" calcext:value-type="float">
            <text:p>628080000</text:p>
          </table:table-cell>
          <table:table-cell table:formula="of:=[.D652]" office:value-type="float" office:value="100" calcext:value-type="float">
            <text:p>100</text:p>
          </table:table-cell>
          <table:table-cell table:formula="of:=[.D653]*[.$E$2]" office:value-type="float" office:value="18000" calcext:value-type="float">
            <text:p>18000</text:p>
          </table:table-cell>
          <table:table-cell table:formula="of:=[.A653]*[.$E$2]*[.D653]" office:value-type="float" office:value="18000000" calcext:value-type="float">
            <text:p>18000000</text:p>
          </table:table-cell>
          <table:table-cell table:formula="of:=[.F653]+[.C653]" office:value-type="float" office:value="646080000" calcext:value-type="float">
            <text:p>646080000</text:p>
          </table:table-cell>
          <table:table-cell table:formula="of:=ROUNDDOWN(([.F653]+[.C653])/1000000000)" office:value-type="float" office:value="0" calcext:value-type="float">
            <text:p>0</text:p>
          </table:table-cell>
          <table:table-cell table:formula="of:=IF([.G653]&gt;=0;MOD([.G653];1000000000);-MOD(-[.G653];1000000000))" office:value-type="float" office:value="646080000" calcext:value-type="float">
            <text:p>646080000</text:p>
          </table:table-cell>
          <table:table-cell table:formula="of:=[.B653]+[.E653]+[.H653]" office:value-type="float" office:value="12646092" calcext:value-type="float">
            <text:p>12646092</text:p>
          </table:table-cell>
          <table:table-cell/>
          <table:table-cell table:formula="of:=[.D653]+[.L652]" office:value-type="float" office:value="70256" calcext:value-type="float">
            <text:p>70256</text:p>
          </table:table-cell>
          <table:table-cell table:formula="of:=[.$E$1]*[.L653]" office:value-type="float" office:value="12646080" calcext:value-type="float">
            <text:p>12646080</text:p>
          </table:table-cell>
          <table:table-cell table:formula="of:=[.J653]-[.M653]" office:value-type="float" office:value="12" calcext:value-type="float">
            <text:p>12</text:p>
          </table:table-cell>
          <table:table-cell table:formula="of:=[.N653]/[.M653]*1000000000" office:value-type="float" office:value="948.910650573142" calcext:value-type="float">
            <text:p>948.910650573142</text:p>
          </table:table-cell>
          <table:table-cell table:number-columns-repeated="1009"/>
        </table:table-row>
        <table:table-row table:style-name="ro1">
          <table:table-cell table:formula="of:=[.A653]" office:value-type="float" office:value="1000" calcext:value-type="float">
            <text:p>1000</text:p>
          </table:table-cell>
          <table:table-cell table:formula="of:=[.J653]" office:value-type="float" office:value="12646092" calcext:value-type="float">
            <text:p>12646092</text:p>
          </table:table-cell>
          <table:table-cell table:formula="of:=[.I653]" office:value-type="float" office:value="646080000" calcext:value-type="float">
            <text:p>646080000</text:p>
          </table:table-cell>
          <table:table-cell table:formula="of:=[.D653]" office:value-type="float" office:value="100" calcext:value-type="float">
            <text:p>100</text:p>
          </table:table-cell>
          <table:table-cell table:formula="of:=[.D654]*[.$E$2]" office:value-type="float" office:value="18000" calcext:value-type="float">
            <text:p>18000</text:p>
          </table:table-cell>
          <table:table-cell table:formula="of:=[.A654]*[.$E$2]*[.D654]" office:value-type="float" office:value="18000000" calcext:value-type="float">
            <text:p>18000000</text:p>
          </table:table-cell>
          <table:table-cell table:formula="of:=[.F654]+[.C654]" office:value-type="float" office:value="664080000" calcext:value-type="float">
            <text:p>664080000</text:p>
          </table:table-cell>
          <table:table-cell table:formula="of:=ROUNDDOWN(([.F654]+[.C654])/1000000000)" office:value-type="float" office:value="0" calcext:value-type="float">
            <text:p>0</text:p>
          </table:table-cell>
          <table:table-cell table:formula="of:=IF([.G654]&gt;=0;MOD([.G654];1000000000);-MOD(-[.G654];1000000000))" office:value-type="float" office:value="664080000" calcext:value-type="float">
            <text:p>664080000</text:p>
          </table:table-cell>
          <table:table-cell table:formula="of:=[.B654]+[.E654]+[.H654]" office:value-type="float" office:value="12664092" calcext:value-type="float">
            <text:p>12664092</text:p>
          </table:table-cell>
          <table:table-cell/>
          <table:table-cell table:formula="of:=[.D654]+[.L653]" office:value-type="float" office:value="70356" calcext:value-type="float">
            <text:p>70356</text:p>
          </table:table-cell>
          <table:table-cell table:formula="of:=[.$E$1]*[.L654]" office:value-type="float" office:value="12664080" calcext:value-type="float">
            <text:p>12664080</text:p>
          </table:table-cell>
          <table:table-cell table:formula="of:=[.J654]-[.M654]" office:value-type="float" office:value="12" calcext:value-type="float">
            <text:p>12</text:p>
          </table:table-cell>
          <table:table-cell table:formula="of:=[.N654]/[.M654]*1000000000" office:value-type="float" office:value="947.561923171679" calcext:value-type="float">
            <text:p>947.561923171679</text:p>
          </table:table-cell>
          <table:table-cell table:number-columns-repeated="1009"/>
        </table:table-row>
        <table:table-row table:style-name="ro1">
          <table:table-cell table:formula="of:=[.A654]" office:value-type="float" office:value="1000" calcext:value-type="float">
            <text:p>1000</text:p>
          </table:table-cell>
          <table:table-cell table:formula="of:=[.J654]" office:value-type="float" office:value="12664092" calcext:value-type="float">
            <text:p>12664092</text:p>
          </table:table-cell>
          <table:table-cell table:formula="of:=[.I654]" office:value-type="float" office:value="664080000" calcext:value-type="float">
            <text:p>664080000</text:p>
          </table:table-cell>
          <table:table-cell table:formula="of:=[.D654]" office:value-type="float" office:value="100" calcext:value-type="float">
            <text:p>100</text:p>
          </table:table-cell>
          <table:table-cell table:formula="of:=[.D655]*[.$E$2]" office:value-type="float" office:value="18000" calcext:value-type="float">
            <text:p>18000</text:p>
          </table:table-cell>
          <table:table-cell table:formula="of:=[.A655]*[.$E$2]*[.D655]" office:value-type="float" office:value="18000000" calcext:value-type="float">
            <text:p>18000000</text:p>
          </table:table-cell>
          <table:table-cell table:formula="of:=[.F655]+[.C655]" office:value-type="float" office:value="682080000" calcext:value-type="float">
            <text:p>682080000</text:p>
          </table:table-cell>
          <table:table-cell table:formula="of:=ROUNDDOWN(([.F655]+[.C655])/1000000000)" office:value-type="float" office:value="0" calcext:value-type="float">
            <text:p>0</text:p>
          </table:table-cell>
          <table:table-cell table:formula="of:=IF([.G655]&gt;=0;MOD([.G655];1000000000);-MOD(-[.G655];1000000000))" office:value-type="float" office:value="682080000" calcext:value-type="float">
            <text:p>682080000</text:p>
          </table:table-cell>
          <table:table-cell table:formula="of:=[.B655]+[.E655]+[.H655]" office:value-type="float" office:value="12682092" calcext:value-type="float">
            <text:p>12682092</text:p>
          </table:table-cell>
          <table:table-cell/>
          <table:table-cell table:formula="of:=[.D655]+[.L654]" office:value-type="float" office:value="70456" calcext:value-type="float">
            <text:p>70456</text:p>
          </table:table-cell>
          <table:table-cell table:formula="of:=[.$E$1]*[.L655]" office:value-type="float" office:value="12682080" calcext:value-type="float">
            <text:p>12682080</text:p>
          </table:table-cell>
          <table:table-cell table:formula="of:=[.J655]-[.M655]" office:value-type="float" office:value="12" calcext:value-type="float">
            <text:p>12</text:p>
          </table:table-cell>
          <table:table-cell table:formula="of:=[.N655]/[.M655]*1000000000" office:value-type="float" office:value="946.217024336702" calcext:value-type="float">
            <text:p>946.217024336702</text:p>
          </table:table-cell>
          <table:table-cell table:number-columns-repeated="1009"/>
        </table:table-row>
        <table:table-row table:style-name="ro1">
          <table:table-cell table:formula="of:=[.A655]" office:value-type="float" office:value="1000" calcext:value-type="float">
            <text:p>1000</text:p>
          </table:table-cell>
          <table:table-cell table:formula="of:=[.J655]" office:value-type="float" office:value="12682092" calcext:value-type="float">
            <text:p>12682092</text:p>
          </table:table-cell>
          <table:table-cell table:formula="of:=[.I655]" office:value-type="float" office:value="682080000" calcext:value-type="float">
            <text:p>682080000</text:p>
          </table:table-cell>
          <table:table-cell table:formula="of:=[.D655]" office:value-type="float" office:value="100" calcext:value-type="float">
            <text:p>100</text:p>
          </table:table-cell>
          <table:table-cell table:formula="of:=[.D656]*[.$E$2]" office:value-type="float" office:value="18000" calcext:value-type="float">
            <text:p>18000</text:p>
          </table:table-cell>
          <table:table-cell table:formula="of:=[.A656]*[.$E$2]*[.D656]" office:value-type="float" office:value="18000000" calcext:value-type="float">
            <text:p>18000000</text:p>
          </table:table-cell>
          <table:table-cell table:formula="of:=[.F656]+[.C656]" office:value-type="float" office:value="700080000" calcext:value-type="float">
            <text:p>700080000</text:p>
          </table:table-cell>
          <table:table-cell table:formula="of:=ROUNDDOWN(([.F656]+[.C656])/1000000000)" office:value-type="float" office:value="0" calcext:value-type="float">
            <text:p>0</text:p>
          </table:table-cell>
          <table:table-cell table:formula="of:=IF([.G656]&gt;=0;MOD([.G656];1000000000);-MOD(-[.G656];1000000000))" office:value-type="float" office:value="700080000" calcext:value-type="float">
            <text:p>700080000</text:p>
          </table:table-cell>
          <table:table-cell table:formula="of:=[.B656]+[.E656]+[.H656]" office:value-type="float" office:value="12700092" calcext:value-type="float">
            <text:p>12700092</text:p>
          </table:table-cell>
          <table:table-cell/>
          <table:table-cell table:formula="of:=[.D656]+[.L655]" office:value-type="float" office:value="70556" calcext:value-type="float">
            <text:p>70556</text:p>
          </table:table-cell>
          <table:table-cell table:formula="of:=[.$E$1]*[.L656]" office:value-type="float" office:value="12700080" calcext:value-type="float">
            <text:p>12700080</text:p>
          </table:table-cell>
          <table:table-cell table:formula="of:=[.J656]-[.M656]" office:value-type="float" office:value="12" calcext:value-type="float">
            <text:p>12</text:p>
          </table:table-cell>
          <table:table-cell table:formula="of:=[.N656]/[.M656]*1000000000" office:value-type="float" office:value="944.875937789368" calcext:value-type="float">
            <text:p>944.875937789368</text:p>
          </table:table-cell>
          <table:table-cell table:number-columns-repeated="1009"/>
        </table:table-row>
        <table:table-row table:style-name="ro1">
          <table:table-cell table:formula="of:=[.A656]" office:value-type="float" office:value="1000" calcext:value-type="float">
            <text:p>1000</text:p>
          </table:table-cell>
          <table:table-cell table:formula="of:=[.J656]" office:value-type="float" office:value="12700092" calcext:value-type="float">
            <text:p>12700092</text:p>
          </table:table-cell>
          <table:table-cell table:formula="of:=[.I656]" office:value-type="float" office:value="700080000" calcext:value-type="float">
            <text:p>700080000</text:p>
          </table:table-cell>
          <table:table-cell table:formula="of:=[.D656]" office:value-type="float" office:value="100" calcext:value-type="float">
            <text:p>100</text:p>
          </table:table-cell>
          <table:table-cell table:formula="of:=[.D657]*[.$E$2]" office:value-type="float" office:value="18000" calcext:value-type="float">
            <text:p>18000</text:p>
          </table:table-cell>
          <table:table-cell table:formula="of:=[.A657]*[.$E$2]*[.D657]" office:value-type="float" office:value="18000000" calcext:value-type="float">
            <text:p>18000000</text:p>
          </table:table-cell>
          <table:table-cell table:formula="of:=[.F657]+[.C657]" office:value-type="float" office:value="718080000" calcext:value-type="float">
            <text:p>718080000</text:p>
          </table:table-cell>
          <table:table-cell table:formula="of:=ROUNDDOWN(([.F657]+[.C657])/1000000000)" office:value-type="float" office:value="0" calcext:value-type="float">
            <text:p>0</text:p>
          </table:table-cell>
          <table:table-cell table:formula="of:=IF([.G657]&gt;=0;MOD([.G657];1000000000);-MOD(-[.G657];1000000000))" office:value-type="float" office:value="718080000" calcext:value-type="float">
            <text:p>718080000</text:p>
          </table:table-cell>
          <table:table-cell table:formula="of:=[.B657]+[.E657]+[.H657]" office:value-type="float" office:value="12718092" calcext:value-type="float">
            <text:p>12718092</text:p>
          </table:table-cell>
          <table:table-cell/>
          <table:table-cell table:formula="of:=[.D657]+[.L656]" office:value-type="float" office:value="70656" calcext:value-type="float">
            <text:p>70656</text:p>
          </table:table-cell>
          <table:table-cell table:formula="of:=[.$E$1]*[.L657]" office:value-type="float" office:value="12718080" calcext:value-type="float">
            <text:p>12718080</text:p>
          </table:table-cell>
          <table:table-cell table:formula="of:=[.J657]-[.M657]" office:value-type="float" office:value="12" calcext:value-type="float">
            <text:p>12</text:p>
          </table:table-cell>
          <table:table-cell table:formula="of:=[.N657]/[.M657]*1000000000" office:value-type="float" office:value="943.538647342995" calcext:value-type="float">
            <text:p>943.538647342995</text:p>
          </table:table-cell>
          <table:table-cell table:number-columns-repeated="1009"/>
        </table:table-row>
        <table:table-row table:style-name="ro1">
          <table:table-cell table:formula="of:=[.A657]" office:value-type="float" office:value="1000" calcext:value-type="float">
            <text:p>1000</text:p>
          </table:table-cell>
          <table:table-cell table:formula="of:=[.J657]" office:value-type="float" office:value="12718092" calcext:value-type="float">
            <text:p>12718092</text:p>
          </table:table-cell>
          <table:table-cell table:formula="of:=[.I657]" office:value-type="float" office:value="718080000" calcext:value-type="float">
            <text:p>718080000</text:p>
          </table:table-cell>
          <table:table-cell table:formula="of:=[.D657]" office:value-type="float" office:value="100" calcext:value-type="float">
            <text:p>100</text:p>
          </table:table-cell>
          <table:table-cell table:formula="of:=[.D658]*[.$E$2]" office:value-type="float" office:value="18000" calcext:value-type="float">
            <text:p>18000</text:p>
          </table:table-cell>
          <table:table-cell table:formula="of:=[.A658]*[.$E$2]*[.D658]" office:value-type="float" office:value="18000000" calcext:value-type="float">
            <text:p>18000000</text:p>
          </table:table-cell>
          <table:table-cell table:formula="of:=[.F658]+[.C658]" office:value-type="float" office:value="736080000" calcext:value-type="float">
            <text:p>736080000</text:p>
          </table:table-cell>
          <table:table-cell table:formula="of:=ROUNDDOWN(([.F658]+[.C658])/1000000000)" office:value-type="float" office:value="0" calcext:value-type="float">
            <text:p>0</text:p>
          </table:table-cell>
          <table:table-cell table:formula="of:=IF([.G658]&gt;=0;MOD([.G658];1000000000);-MOD(-[.G658];1000000000))" office:value-type="float" office:value="736080000" calcext:value-type="float">
            <text:p>736080000</text:p>
          </table:table-cell>
          <table:table-cell table:formula="of:=[.B658]+[.E658]+[.H658]" office:value-type="float" office:value="12736092" calcext:value-type="float">
            <text:p>12736092</text:p>
          </table:table-cell>
          <table:table-cell/>
          <table:table-cell table:formula="of:=[.D658]+[.L657]" office:value-type="float" office:value="70756" calcext:value-type="float">
            <text:p>70756</text:p>
          </table:table-cell>
          <table:table-cell table:formula="of:=[.$E$1]*[.L658]" office:value-type="float" office:value="12736080" calcext:value-type="float">
            <text:p>12736080</text:p>
          </table:table-cell>
          <table:table-cell table:formula="of:=[.J658]-[.M658]" office:value-type="float" office:value="12" calcext:value-type="float">
            <text:p>12</text:p>
          </table:table-cell>
          <table:table-cell table:formula="of:=[.N658]/[.M658]*1000000000" office:value-type="float" office:value="942.205136902406" calcext:value-type="float">
            <text:p>942.205136902406</text:p>
          </table:table-cell>
          <table:table-cell table:number-columns-repeated="1009"/>
        </table:table-row>
        <table:table-row table:style-name="ro1">
          <table:table-cell table:formula="of:=[.A658]" office:value-type="float" office:value="1000" calcext:value-type="float">
            <text:p>1000</text:p>
          </table:table-cell>
          <table:table-cell table:formula="of:=[.J658]" office:value-type="float" office:value="12736092" calcext:value-type="float">
            <text:p>12736092</text:p>
          </table:table-cell>
          <table:table-cell table:formula="of:=[.I658]" office:value-type="float" office:value="736080000" calcext:value-type="float">
            <text:p>736080000</text:p>
          </table:table-cell>
          <table:table-cell table:formula="of:=[.D658]" office:value-type="float" office:value="100" calcext:value-type="float">
            <text:p>100</text:p>
          </table:table-cell>
          <table:table-cell table:formula="of:=[.D659]*[.$E$2]" office:value-type="float" office:value="18000" calcext:value-type="float">
            <text:p>18000</text:p>
          </table:table-cell>
          <table:table-cell table:formula="of:=[.A659]*[.$E$2]*[.D659]" office:value-type="float" office:value="18000000" calcext:value-type="float">
            <text:p>18000000</text:p>
          </table:table-cell>
          <table:table-cell table:formula="of:=[.F659]+[.C659]" office:value-type="float" office:value="754080000" calcext:value-type="float">
            <text:p>754080000</text:p>
          </table:table-cell>
          <table:table-cell table:formula="of:=ROUNDDOWN(([.F659]+[.C659])/1000000000)" office:value-type="float" office:value="0" calcext:value-type="float">
            <text:p>0</text:p>
          </table:table-cell>
          <table:table-cell table:formula="of:=IF([.G659]&gt;=0;MOD([.G659];1000000000);-MOD(-[.G659];1000000000))" office:value-type="float" office:value="754080000" calcext:value-type="float">
            <text:p>754080000</text:p>
          </table:table-cell>
          <table:table-cell table:formula="of:=[.B659]+[.E659]+[.H659]" office:value-type="float" office:value="12754092" calcext:value-type="float">
            <text:p>12754092</text:p>
          </table:table-cell>
          <table:table-cell/>
          <table:table-cell table:formula="of:=[.D659]+[.L658]" office:value-type="float" office:value="70856" calcext:value-type="float">
            <text:p>70856</text:p>
          </table:table-cell>
          <table:table-cell table:formula="of:=[.$E$1]*[.L659]" office:value-type="float" office:value="12754080" calcext:value-type="float">
            <text:p>12754080</text:p>
          </table:table-cell>
          <table:table-cell table:formula="of:=[.J659]-[.M659]" office:value-type="float" office:value="12" calcext:value-type="float">
            <text:p>12</text:p>
          </table:table-cell>
          <table:table-cell table:formula="of:=[.N659]/[.M659]*1000000000" office:value-type="float" office:value="940.875390463287" calcext:value-type="float">
            <text:p>940.875390463287</text:p>
          </table:table-cell>
          <table:table-cell table:number-columns-repeated="1009"/>
        </table:table-row>
        <table:table-row table:style-name="ro1">
          <table:table-cell table:formula="of:=[.A659]" office:value-type="float" office:value="1000" calcext:value-type="float">
            <text:p>1000</text:p>
          </table:table-cell>
          <table:table-cell table:formula="of:=[.J659]" office:value-type="float" office:value="12754092" calcext:value-type="float">
            <text:p>12754092</text:p>
          </table:table-cell>
          <table:table-cell table:formula="of:=[.I659]" office:value-type="float" office:value="754080000" calcext:value-type="float">
            <text:p>754080000</text:p>
          </table:table-cell>
          <table:table-cell table:formula="of:=[.D659]" office:value-type="float" office:value="100" calcext:value-type="float">
            <text:p>100</text:p>
          </table:table-cell>
          <table:table-cell table:formula="of:=[.D660]*[.$E$2]" office:value-type="float" office:value="18000" calcext:value-type="float">
            <text:p>18000</text:p>
          </table:table-cell>
          <table:table-cell table:formula="of:=[.A660]*[.$E$2]*[.D660]" office:value-type="float" office:value="18000000" calcext:value-type="float">
            <text:p>18000000</text:p>
          </table:table-cell>
          <table:table-cell table:formula="of:=[.F660]+[.C660]" office:value-type="float" office:value="772080000" calcext:value-type="float">
            <text:p>772080000</text:p>
          </table:table-cell>
          <table:table-cell table:formula="of:=ROUNDDOWN(([.F660]+[.C660])/1000000000)" office:value-type="float" office:value="0" calcext:value-type="float">
            <text:p>0</text:p>
          </table:table-cell>
          <table:table-cell table:formula="of:=IF([.G660]&gt;=0;MOD([.G660];1000000000);-MOD(-[.G660];1000000000))" office:value-type="float" office:value="772080000" calcext:value-type="float">
            <text:p>772080000</text:p>
          </table:table-cell>
          <table:table-cell table:formula="of:=[.B660]+[.E660]+[.H660]" office:value-type="float" office:value="12772092" calcext:value-type="float">
            <text:p>12772092</text:p>
          </table:table-cell>
          <table:table-cell/>
          <table:table-cell table:formula="of:=[.D660]+[.L659]" office:value-type="float" office:value="70956" calcext:value-type="float">
            <text:p>70956</text:p>
          </table:table-cell>
          <table:table-cell table:formula="of:=[.$E$1]*[.L660]" office:value-type="float" office:value="12772080" calcext:value-type="float">
            <text:p>12772080</text:p>
          </table:table-cell>
          <table:table-cell table:formula="of:=[.J660]-[.M660]" office:value-type="float" office:value="12" calcext:value-type="float">
            <text:p>12</text:p>
          </table:table-cell>
          <table:table-cell table:formula="of:=[.N660]/[.M660]*1000000000" office:value-type="float" office:value="939.549392111543" calcext:value-type="float">
            <text:p>939.549392111543</text:p>
          </table:table-cell>
          <table:table-cell table:number-columns-repeated="1009"/>
        </table:table-row>
        <table:table-row table:style-name="ro1">
          <table:table-cell table:formula="of:=[.A660]" office:value-type="float" office:value="1000" calcext:value-type="float">
            <text:p>1000</text:p>
          </table:table-cell>
          <table:table-cell table:formula="of:=[.J660]" office:value-type="float" office:value="12772092" calcext:value-type="float">
            <text:p>12772092</text:p>
          </table:table-cell>
          <table:table-cell table:formula="of:=[.I660]" office:value-type="float" office:value="772080000" calcext:value-type="float">
            <text:p>772080000</text:p>
          </table:table-cell>
          <table:table-cell table:formula="of:=[.D660]" office:value-type="float" office:value="100" calcext:value-type="float">
            <text:p>100</text:p>
          </table:table-cell>
          <table:table-cell table:formula="of:=[.D661]*[.$E$2]" office:value-type="float" office:value="18000" calcext:value-type="float">
            <text:p>18000</text:p>
          </table:table-cell>
          <table:table-cell table:formula="of:=[.A661]*[.$E$2]*[.D661]" office:value-type="float" office:value="18000000" calcext:value-type="float">
            <text:p>18000000</text:p>
          </table:table-cell>
          <table:table-cell table:formula="of:=[.F661]+[.C661]" office:value-type="float" office:value="790080000" calcext:value-type="float">
            <text:p>790080000</text:p>
          </table:table-cell>
          <table:table-cell table:formula="of:=ROUNDDOWN(([.F661]+[.C661])/1000000000)" office:value-type="float" office:value="0" calcext:value-type="float">
            <text:p>0</text:p>
          </table:table-cell>
          <table:table-cell table:formula="of:=IF([.G661]&gt;=0;MOD([.G661];1000000000);-MOD(-[.G661];1000000000))" office:value-type="float" office:value="790080000" calcext:value-type="float">
            <text:p>790080000</text:p>
          </table:table-cell>
          <table:table-cell table:formula="of:=[.B661]+[.E661]+[.H661]" office:value-type="float" office:value="12790092" calcext:value-type="float">
            <text:p>12790092</text:p>
          </table:table-cell>
          <table:table-cell/>
          <table:table-cell table:formula="of:=[.D661]+[.L660]" office:value-type="float" office:value="71056" calcext:value-type="float">
            <text:p>71056</text:p>
          </table:table-cell>
          <table:table-cell table:formula="of:=[.$E$1]*[.L661]" office:value-type="float" office:value="12790080" calcext:value-type="float">
            <text:p>12790080</text:p>
          </table:table-cell>
          <table:table-cell table:formula="of:=[.J661]-[.M661]" office:value-type="float" office:value="12" calcext:value-type="float">
            <text:p>12</text:p>
          </table:table-cell>
          <table:table-cell table:formula="of:=[.N661]/[.M661]*1000000000" office:value-type="float" office:value="938.227126022668" calcext:value-type="float">
            <text:p>938.227126022668</text:p>
          </table:table-cell>
          <table:table-cell table:number-columns-repeated="1009"/>
        </table:table-row>
        <table:table-row table:style-name="ro1">
          <table:table-cell table:formula="of:=[.A661]" office:value-type="float" office:value="1000" calcext:value-type="float">
            <text:p>1000</text:p>
          </table:table-cell>
          <table:table-cell table:formula="of:=[.J661]" office:value-type="float" office:value="12790092" calcext:value-type="float">
            <text:p>12790092</text:p>
          </table:table-cell>
          <table:table-cell table:formula="of:=[.I661]" office:value-type="float" office:value="790080000" calcext:value-type="float">
            <text:p>790080000</text:p>
          </table:table-cell>
          <table:table-cell table:formula="of:=[.D661]" office:value-type="float" office:value="100" calcext:value-type="float">
            <text:p>100</text:p>
          </table:table-cell>
          <table:table-cell table:formula="of:=[.D662]*[.$E$2]" office:value-type="float" office:value="18000" calcext:value-type="float">
            <text:p>18000</text:p>
          </table:table-cell>
          <table:table-cell table:formula="of:=[.A662]*[.$E$2]*[.D662]" office:value-type="float" office:value="18000000" calcext:value-type="float">
            <text:p>18000000</text:p>
          </table:table-cell>
          <table:table-cell table:formula="of:=[.F662]+[.C662]" office:value-type="float" office:value="808080000" calcext:value-type="float">
            <text:p>808080000</text:p>
          </table:table-cell>
          <table:table-cell table:formula="of:=ROUNDDOWN(([.F662]+[.C662])/1000000000)" office:value-type="float" office:value="0" calcext:value-type="float">
            <text:p>0</text:p>
          </table:table-cell>
          <table:table-cell table:formula="of:=IF([.G662]&gt;=0;MOD([.G662];1000000000);-MOD(-[.G662];1000000000))" office:value-type="float" office:value="808080000" calcext:value-type="float">
            <text:p>808080000</text:p>
          </table:table-cell>
          <table:table-cell table:formula="of:=[.B662]+[.E662]+[.H662]" office:value-type="float" office:value="12808092" calcext:value-type="float">
            <text:p>12808092</text:p>
          </table:table-cell>
          <table:table-cell/>
          <table:table-cell table:formula="of:=[.D662]+[.L661]" office:value-type="float" office:value="71156" calcext:value-type="float">
            <text:p>71156</text:p>
          </table:table-cell>
          <table:table-cell table:formula="of:=[.$E$1]*[.L662]" office:value-type="float" office:value="12808080" calcext:value-type="float">
            <text:p>12808080</text:p>
          </table:table-cell>
          <table:table-cell table:formula="of:=[.J662]-[.M662]" office:value-type="float" office:value="12" calcext:value-type="float">
            <text:p>12</text:p>
          </table:table-cell>
          <table:table-cell table:formula="of:=[.N662]/[.M662]*1000000000" office:value-type="float" office:value="936.908576461109" calcext:value-type="float">
            <text:p>936.908576461109</text:p>
          </table:table-cell>
          <table:table-cell table:number-columns-repeated="1009"/>
        </table:table-row>
        <table:table-row table:style-name="ro1">
          <table:table-cell table:formula="of:=[.A662]" office:value-type="float" office:value="1000" calcext:value-type="float">
            <text:p>1000</text:p>
          </table:table-cell>
          <table:table-cell table:formula="of:=[.J662]" office:value-type="float" office:value="12808092" calcext:value-type="float">
            <text:p>12808092</text:p>
          </table:table-cell>
          <table:table-cell table:formula="of:=[.I662]" office:value-type="float" office:value="808080000" calcext:value-type="float">
            <text:p>808080000</text:p>
          </table:table-cell>
          <table:table-cell table:formula="of:=[.D662]" office:value-type="float" office:value="100" calcext:value-type="float">
            <text:p>100</text:p>
          </table:table-cell>
          <table:table-cell table:formula="of:=[.D663]*[.$E$2]" office:value-type="float" office:value="18000" calcext:value-type="float">
            <text:p>18000</text:p>
          </table:table-cell>
          <table:table-cell table:formula="of:=[.A663]*[.$E$2]*[.D663]" office:value-type="float" office:value="18000000" calcext:value-type="float">
            <text:p>18000000</text:p>
          </table:table-cell>
          <table:table-cell table:formula="of:=[.F663]+[.C663]" office:value-type="float" office:value="826080000" calcext:value-type="float">
            <text:p>826080000</text:p>
          </table:table-cell>
          <table:table-cell table:formula="of:=ROUNDDOWN(([.F663]+[.C663])/1000000000)" office:value-type="float" office:value="0" calcext:value-type="float">
            <text:p>0</text:p>
          </table:table-cell>
          <table:table-cell table:formula="of:=IF([.G663]&gt;=0;MOD([.G663];1000000000);-MOD(-[.G663];1000000000))" office:value-type="float" office:value="826080000" calcext:value-type="float">
            <text:p>826080000</text:p>
          </table:table-cell>
          <table:table-cell table:formula="of:=[.B663]+[.E663]+[.H663]" office:value-type="float" office:value="12826092" calcext:value-type="float">
            <text:p>12826092</text:p>
          </table:table-cell>
          <table:table-cell/>
          <table:table-cell table:formula="of:=[.D663]+[.L662]" office:value-type="float" office:value="71256" calcext:value-type="float">
            <text:p>71256</text:p>
          </table:table-cell>
          <table:table-cell table:formula="of:=[.$E$1]*[.L663]" office:value-type="float" office:value="12826080" calcext:value-type="float">
            <text:p>12826080</text:p>
          </table:table-cell>
          <table:table-cell table:formula="of:=[.J663]-[.M663]" office:value-type="float" office:value="12" calcext:value-type="float">
            <text:p>12</text:p>
          </table:table-cell>
          <table:table-cell table:formula="of:=[.N663]/[.M663]*1000000000" office:value-type="float" office:value="935.593727779649" calcext:value-type="float">
            <text:p>935.593727779649</text:p>
          </table:table-cell>
          <table:table-cell table:number-columns-repeated="1009"/>
        </table:table-row>
        <table:table-row table:style-name="ro1">
          <table:table-cell table:formula="of:=[.A663]" office:value-type="float" office:value="1000" calcext:value-type="float">
            <text:p>1000</text:p>
          </table:table-cell>
          <table:table-cell table:formula="of:=[.J663]" office:value-type="float" office:value="12826092" calcext:value-type="float">
            <text:p>12826092</text:p>
          </table:table-cell>
          <table:table-cell table:formula="of:=[.I663]" office:value-type="float" office:value="826080000" calcext:value-type="float">
            <text:p>826080000</text:p>
          </table:table-cell>
          <table:table-cell table:formula="of:=[.D663]" office:value-type="float" office:value="100" calcext:value-type="float">
            <text:p>100</text:p>
          </table:table-cell>
          <table:table-cell table:formula="of:=[.D664]*[.$E$2]" office:value-type="float" office:value="18000" calcext:value-type="float">
            <text:p>18000</text:p>
          </table:table-cell>
          <table:table-cell table:formula="of:=[.A664]*[.$E$2]*[.D664]" office:value-type="float" office:value="18000000" calcext:value-type="float">
            <text:p>18000000</text:p>
          </table:table-cell>
          <table:table-cell table:formula="of:=[.F664]+[.C664]" office:value-type="float" office:value="844080000" calcext:value-type="float">
            <text:p>844080000</text:p>
          </table:table-cell>
          <table:table-cell table:formula="of:=ROUNDDOWN(([.F664]+[.C664])/1000000000)" office:value-type="float" office:value="0" calcext:value-type="float">
            <text:p>0</text:p>
          </table:table-cell>
          <table:table-cell table:formula="of:=IF([.G664]&gt;=0;MOD([.G664];1000000000);-MOD(-[.G664];1000000000))" office:value-type="float" office:value="844080000" calcext:value-type="float">
            <text:p>844080000</text:p>
          </table:table-cell>
          <table:table-cell table:formula="of:=[.B664]+[.E664]+[.H664]" office:value-type="float" office:value="12844092" calcext:value-type="float">
            <text:p>12844092</text:p>
          </table:table-cell>
          <table:table-cell/>
          <table:table-cell table:formula="of:=[.D664]+[.L663]" office:value-type="float" office:value="71356" calcext:value-type="float">
            <text:p>71356</text:p>
          </table:table-cell>
          <table:table-cell table:formula="of:=[.$E$1]*[.L664]" office:value-type="float" office:value="12844080" calcext:value-type="float">
            <text:p>12844080</text:p>
          </table:table-cell>
          <table:table-cell table:formula="of:=[.J664]-[.M664]" office:value-type="float" office:value="12" calcext:value-type="float">
            <text:p>12</text:p>
          </table:table-cell>
          <table:table-cell table:formula="of:=[.N664]/[.M664]*1000000000" office:value-type="float" office:value="934.282564418783" calcext:value-type="float">
            <text:p>934.282564418783</text:p>
          </table:table-cell>
          <table:table-cell table:number-columns-repeated="1009"/>
        </table:table-row>
        <table:table-row table:style-name="ro1">
          <table:table-cell table:formula="of:=[.A664]" office:value-type="float" office:value="1000" calcext:value-type="float">
            <text:p>1000</text:p>
          </table:table-cell>
          <table:table-cell table:formula="of:=[.J664]" office:value-type="float" office:value="12844092" calcext:value-type="float">
            <text:p>12844092</text:p>
          </table:table-cell>
          <table:table-cell table:formula="of:=[.I664]" office:value-type="float" office:value="844080000" calcext:value-type="float">
            <text:p>844080000</text:p>
          </table:table-cell>
          <table:table-cell table:formula="of:=[.D664]" office:value-type="float" office:value="100" calcext:value-type="float">
            <text:p>100</text:p>
          </table:table-cell>
          <table:table-cell table:formula="of:=[.D665]*[.$E$2]" office:value-type="float" office:value="18000" calcext:value-type="float">
            <text:p>18000</text:p>
          </table:table-cell>
          <table:table-cell table:formula="of:=[.A665]*[.$E$2]*[.D665]" office:value-type="float" office:value="18000000" calcext:value-type="float">
            <text:p>18000000</text:p>
          </table:table-cell>
          <table:table-cell table:formula="of:=[.F665]+[.C665]" office:value-type="float" office:value="862080000" calcext:value-type="float">
            <text:p>862080000</text:p>
          </table:table-cell>
          <table:table-cell table:formula="of:=ROUNDDOWN(([.F665]+[.C665])/1000000000)" office:value-type="float" office:value="0" calcext:value-type="float">
            <text:p>0</text:p>
          </table:table-cell>
          <table:table-cell table:formula="of:=IF([.G665]&gt;=0;MOD([.G665];1000000000);-MOD(-[.G665];1000000000))" office:value-type="float" office:value="862080000" calcext:value-type="float">
            <text:p>862080000</text:p>
          </table:table-cell>
          <table:table-cell table:formula="of:=[.B665]+[.E665]+[.H665]" office:value-type="float" office:value="12862092" calcext:value-type="float">
            <text:p>12862092</text:p>
          </table:table-cell>
          <table:table-cell/>
          <table:table-cell table:formula="of:=[.D665]+[.L664]" office:value-type="float" office:value="71456" calcext:value-type="float">
            <text:p>71456</text:p>
          </table:table-cell>
          <table:table-cell table:formula="of:=[.$E$1]*[.L665]" office:value-type="float" office:value="12862080" calcext:value-type="float">
            <text:p>12862080</text:p>
          </table:table-cell>
          <table:table-cell table:formula="of:=[.J665]-[.M665]" office:value-type="float" office:value="12" calcext:value-type="float">
            <text:p>12</text:p>
          </table:table-cell>
          <table:table-cell table:formula="of:=[.N665]/[.M665]*1000000000" office:value-type="float" office:value="932.975070906105" calcext:value-type="float">
            <text:p>932.975070906105</text:p>
          </table:table-cell>
          <table:table-cell table:number-columns-repeated="1009"/>
        </table:table-row>
        <table:table-row table:style-name="ro1">
          <table:table-cell table:formula="of:=[.A665]" office:value-type="float" office:value="1000" calcext:value-type="float">
            <text:p>1000</text:p>
          </table:table-cell>
          <table:table-cell table:formula="of:=[.J665]" office:value-type="float" office:value="12862092" calcext:value-type="float">
            <text:p>12862092</text:p>
          </table:table-cell>
          <table:table-cell table:formula="of:=[.I665]" office:value-type="float" office:value="862080000" calcext:value-type="float">
            <text:p>862080000</text:p>
          </table:table-cell>
          <table:table-cell table:formula="of:=[.D665]" office:value-type="float" office:value="100" calcext:value-type="float">
            <text:p>100</text:p>
          </table:table-cell>
          <table:table-cell table:formula="of:=[.D666]*[.$E$2]" office:value-type="float" office:value="18000" calcext:value-type="float">
            <text:p>18000</text:p>
          </table:table-cell>
          <table:table-cell table:formula="of:=[.A666]*[.$E$2]*[.D666]" office:value-type="float" office:value="18000000" calcext:value-type="float">
            <text:p>18000000</text:p>
          </table:table-cell>
          <table:table-cell table:formula="of:=[.F666]+[.C666]" office:value-type="float" office:value="880080000" calcext:value-type="float">
            <text:p>880080000</text:p>
          </table:table-cell>
          <table:table-cell table:formula="of:=ROUNDDOWN(([.F666]+[.C666])/1000000000)" office:value-type="float" office:value="0" calcext:value-type="float">
            <text:p>0</text:p>
          </table:table-cell>
          <table:table-cell table:formula="of:=IF([.G666]&gt;=0;MOD([.G666];1000000000);-MOD(-[.G666];1000000000))" office:value-type="float" office:value="880080000" calcext:value-type="float">
            <text:p>880080000</text:p>
          </table:table-cell>
          <table:table-cell table:formula="of:=[.B666]+[.E666]+[.H666]" office:value-type="float" office:value="12880092" calcext:value-type="float">
            <text:p>12880092</text:p>
          </table:table-cell>
          <table:table-cell/>
          <table:table-cell table:formula="of:=[.D666]+[.L665]" office:value-type="float" office:value="71556" calcext:value-type="float">
            <text:p>71556</text:p>
          </table:table-cell>
          <table:table-cell table:formula="of:=[.$E$1]*[.L666]" office:value-type="float" office:value="12880080" calcext:value-type="float">
            <text:p>12880080</text:p>
          </table:table-cell>
          <table:table-cell table:formula="of:=[.J666]-[.M666]" office:value-type="float" office:value="12" calcext:value-type="float">
            <text:p>12</text:p>
          </table:table-cell>
          <table:table-cell table:formula="of:=[.N666]/[.M666]*1000000000" office:value-type="float" office:value="931.671231855703" calcext:value-type="float">
            <text:p>931.671231855703</text:p>
          </table:table-cell>
          <table:table-cell table:number-columns-repeated="1009"/>
        </table:table-row>
        <table:table-row table:style-name="ro1">
          <table:table-cell table:formula="of:=[.A666]" office:value-type="float" office:value="1000" calcext:value-type="float">
            <text:p>1000</text:p>
          </table:table-cell>
          <table:table-cell table:formula="of:=[.J666]" office:value-type="float" office:value="12880092" calcext:value-type="float">
            <text:p>12880092</text:p>
          </table:table-cell>
          <table:table-cell table:formula="of:=[.I666]" office:value-type="float" office:value="880080000" calcext:value-type="float">
            <text:p>880080000</text:p>
          </table:table-cell>
          <table:table-cell table:formula="of:=[.D666]" office:value-type="float" office:value="100" calcext:value-type="float">
            <text:p>100</text:p>
          </table:table-cell>
          <table:table-cell table:formula="of:=[.D667]*[.$E$2]" office:value-type="float" office:value="18000" calcext:value-type="float">
            <text:p>18000</text:p>
          </table:table-cell>
          <table:table-cell table:formula="of:=[.A667]*[.$E$2]*[.D667]" office:value-type="float" office:value="18000000" calcext:value-type="float">
            <text:p>18000000</text:p>
          </table:table-cell>
          <table:table-cell table:formula="of:=[.F667]+[.C667]" office:value-type="float" office:value="898080000" calcext:value-type="float">
            <text:p>898080000</text:p>
          </table:table-cell>
          <table:table-cell table:formula="of:=ROUNDDOWN(([.F667]+[.C667])/1000000000)" office:value-type="float" office:value="0" calcext:value-type="float">
            <text:p>0</text:p>
          </table:table-cell>
          <table:table-cell table:formula="of:=IF([.G667]&gt;=0;MOD([.G667];1000000000);-MOD(-[.G667];1000000000))" office:value-type="float" office:value="898080000" calcext:value-type="float">
            <text:p>898080000</text:p>
          </table:table-cell>
          <table:table-cell table:formula="of:=[.B667]+[.E667]+[.H667]" office:value-type="float" office:value="12898092" calcext:value-type="float">
            <text:p>12898092</text:p>
          </table:table-cell>
          <table:table-cell/>
          <table:table-cell table:formula="of:=[.D667]+[.L666]" office:value-type="float" office:value="71656" calcext:value-type="float">
            <text:p>71656</text:p>
          </table:table-cell>
          <table:table-cell table:formula="of:=[.$E$1]*[.L667]" office:value-type="float" office:value="12898080" calcext:value-type="float">
            <text:p>12898080</text:p>
          </table:table-cell>
          <table:table-cell table:formula="of:=[.J667]-[.M667]" office:value-type="float" office:value="12" calcext:value-type="float">
            <text:p>12</text:p>
          </table:table-cell>
          <table:table-cell table:formula="of:=[.N667]/[.M667]*1000000000" office:value-type="float" office:value="930.371031967549" calcext:value-type="float">
            <text:p>930.371031967549</text:p>
          </table:table-cell>
          <table:table-cell table:number-columns-repeated="1009"/>
        </table:table-row>
        <table:table-row table:style-name="ro1">
          <table:table-cell table:formula="of:=[.A667]" office:value-type="float" office:value="1000" calcext:value-type="float">
            <text:p>1000</text:p>
          </table:table-cell>
          <table:table-cell table:formula="of:=[.J667]" office:value-type="float" office:value="12898092" calcext:value-type="float">
            <text:p>12898092</text:p>
          </table:table-cell>
          <table:table-cell table:formula="of:=[.I667]" office:value-type="float" office:value="898080000" calcext:value-type="float">
            <text:p>898080000</text:p>
          </table:table-cell>
          <table:table-cell table:formula="of:=[.D667]" office:value-type="float" office:value="100" calcext:value-type="float">
            <text:p>100</text:p>
          </table:table-cell>
          <table:table-cell table:formula="of:=[.D668]*[.$E$2]" office:value-type="float" office:value="18000" calcext:value-type="float">
            <text:p>18000</text:p>
          </table:table-cell>
          <table:table-cell table:formula="of:=[.A668]*[.$E$2]*[.D668]" office:value-type="float" office:value="18000000" calcext:value-type="float">
            <text:p>18000000</text:p>
          </table:table-cell>
          <table:table-cell table:formula="of:=[.F668]+[.C668]" office:value-type="float" office:value="916080000" calcext:value-type="float">
            <text:p>916080000</text:p>
          </table:table-cell>
          <table:table-cell table:formula="of:=ROUNDDOWN(([.F668]+[.C668])/1000000000)" office:value-type="float" office:value="0" calcext:value-type="float">
            <text:p>0</text:p>
          </table:table-cell>
          <table:table-cell table:formula="of:=IF([.G668]&gt;=0;MOD([.G668];1000000000);-MOD(-[.G668];1000000000))" office:value-type="float" office:value="916080000" calcext:value-type="float">
            <text:p>916080000</text:p>
          </table:table-cell>
          <table:table-cell table:formula="of:=[.B668]+[.E668]+[.H668]" office:value-type="float" office:value="12916092" calcext:value-type="float">
            <text:p>12916092</text:p>
          </table:table-cell>
          <table:table-cell/>
          <table:table-cell table:formula="of:=[.D668]+[.L667]" office:value-type="float" office:value="71756" calcext:value-type="float">
            <text:p>71756</text:p>
          </table:table-cell>
          <table:table-cell table:formula="of:=[.$E$1]*[.L668]" office:value-type="float" office:value="12916080" calcext:value-type="float">
            <text:p>12916080</text:p>
          </table:table-cell>
          <table:table-cell table:formula="of:=[.J668]-[.M668]" office:value-type="float" office:value="12" calcext:value-type="float">
            <text:p>12</text:p>
          </table:table-cell>
          <table:table-cell table:formula="of:=[.N668]/[.M668]*1000000000" office:value-type="float" office:value="929.074456026906" calcext:value-type="float">
            <text:p>929.074456026906</text:p>
          </table:table-cell>
          <table:table-cell table:number-columns-repeated="1009"/>
        </table:table-row>
        <table:table-row table:style-name="ro1">
          <table:table-cell table:formula="of:=[.A668]" office:value-type="float" office:value="1000" calcext:value-type="float">
            <text:p>1000</text:p>
          </table:table-cell>
          <table:table-cell table:formula="of:=[.J668]" office:value-type="float" office:value="12916092" calcext:value-type="float">
            <text:p>12916092</text:p>
          </table:table-cell>
          <table:table-cell table:formula="of:=[.I668]" office:value-type="float" office:value="916080000" calcext:value-type="float">
            <text:p>916080000</text:p>
          </table:table-cell>
          <table:table-cell table:formula="of:=[.D668]" office:value-type="float" office:value="100" calcext:value-type="float">
            <text:p>100</text:p>
          </table:table-cell>
          <table:table-cell table:formula="of:=[.D669]*[.$E$2]" office:value-type="float" office:value="18000" calcext:value-type="float">
            <text:p>18000</text:p>
          </table:table-cell>
          <table:table-cell table:formula="of:=[.A669]*[.$E$2]*[.D669]" office:value-type="float" office:value="18000000" calcext:value-type="float">
            <text:p>18000000</text:p>
          </table:table-cell>
          <table:table-cell table:formula="of:=[.F669]+[.C669]" office:value-type="float" office:value="934080000" calcext:value-type="float">
            <text:p>934080000</text:p>
          </table:table-cell>
          <table:table-cell table:formula="of:=ROUNDDOWN(([.F669]+[.C669])/1000000000)" office:value-type="float" office:value="0" calcext:value-type="float">
            <text:p>0</text:p>
          </table:table-cell>
          <table:table-cell table:formula="of:=IF([.G669]&gt;=0;MOD([.G669];1000000000);-MOD(-[.G669];1000000000))" office:value-type="float" office:value="934080000" calcext:value-type="float">
            <text:p>934080000</text:p>
          </table:table-cell>
          <table:table-cell table:formula="of:=[.B669]+[.E669]+[.H669]" office:value-type="float" office:value="12934092" calcext:value-type="float">
            <text:p>12934092</text:p>
          </table:table-cell>
          <table:table-cell/>
          <table:table-cell table:formula="of:=[.D669]+[.L668]" office:value-type="float" office:value="71856" calcext:value-type="float">
            <text:p>71856</text:p>
          </table:table-cell>
          <table:table-cell table:formula="of:=[.$E$1]*[.L669]" office:value-type="float" office:value="12934080" calcext:value-type="float">
            <text:p>12934080</text:p>
          </table:table-cell>
          <table:table-cell table:formula="of:=[.J669]-[.M669]" office:value-type="float" office:value="12" calcext:value-type="float">
            <text:p>12</text:p>
          </table:table-cell>
          <table:table-cell table:formula="of:=[.N669]/[.M669]*1000000000" office:value-type="float" office:value="927.781488903733" calcext:value-type="float">
            <text:p>927.781488903733</text:p>
          </table:table-cell>
          <table:table-cell table:number-columns-repeated="1009"/>
        </table:table-row>
        <table:table-row table:style-name="ro1">
          <table:table-cell table:formula="of:=[.A669]" office:value-type="float" office:value="1000" calcext:value-type="float">
            <text:p>1000</text:p>
          </table:table-cell>
          <table:table-cell table:formula="of:=[.J669]" office:value-type="float" office:value="12934092" calcext:value-type="float">
            <text:p>12934092</text:p>
          </table:table-cell>
          <table:table-cell table:formula="of:=[.I669]" office:value-type="float" office:value="934080000" calcext:value-type="float">
            <text:p>934080000</text:p>
          </table:table-cell>
          <table:table-cell table:formula="of:=[.D669]" office:value-type="float" office:value="100" calcext:value-type="float">
            <text:p>100</text:p>
          </table:table-cell>
          <table:table-cell table:formula="of:=[.D670]*[.$E$2]" office:value-type="float" office:value="18000" calcext:value-type="float">
            <text:p>18000</text:p>
          </table:table-cell>
          <table:table-cell table:formula="of:=[.A670]*[.$E$2]*[.D670]" office:value-type="float" office:value="18000000" calcext:value-type="float">
            <text:p>18000000</text:p>
          </table:table-cell>
          <table:table-cell table:formula="of:=[.F670]+[.C670]" office:value-type="float" office:value="952080000" calcext:value-type="float">
            <text:p>952080000</text:p>
          </table:table-cell>
          <table:table-cell table:formula="of:=ROUNDDOWN(([.F670]+[.C670])/1000000000)" office:value-type="float" office:value="0" calcext:value-type="float">
            <text:p>0</text:p>
          </table:table-cell>
          <table:table-cell table:formula="of:=IF([.G670]&gt;=0;MOD([.G670];1000000000);-MOD(-[.G670];1000000000))" office:value-type="float" office:value="952080000" calcext:value-type="float">
            <text:p>952080000</text:p>
          </table:table-cell>
          <table:table-cell table:formula="of:=[.B670]+[.E670]+[.H670]" office:value-type="float" office:value="12952092" calcext:value-type="float">
            <text:p>12952092</text:p>
          </table:table-cell>
          <table:table-cell/>
          <table:table-cell table:formula="of:=[.D670]+[.L669]" office:value-type="float" office:value="71956" calcext:value-type="float">
            <text:p>71956</text:p>
          </table:table-cell>
          <table:table-cell table:formula="of:=[.$E$1]*[.L670]" office:value-type="float" office:value="12952080" calcext:value-type="float">
            <text:p>12952080</text:p>
          </table:table-cell>
          <table:table-cell table:formula="of:=[.J670]-[.M670]" office:value-type="float" office:value="12" calcext:value-type="float">
            <text:p>12</text:p>
          </table:table-cell>
          <table:table-cell table:formula="of:=[.N670]/[.M670]*1000000000" office:value-type="float" office:value="926.492115552097" calcext:value-type="float">
            <text:p>926.492115552097</text:p>
          </table:table-cell>
          <table:table-cell table:number-columns-repeated="1009"/>
        </table:table-row>
        <table:table-row table:style-name="ro1">
          <table:table-cell table:formula="of:=[.A670]" office:value-type="float" office:value="1000" calcext:value-type="float">
            <text:p>1000</text:p>
          </table:table-cell>
          <table:table-cell table:formula="of:=[.J670]" office:value-type="float" office:value="12952092" calcext:value-type="float">
            <text:p>12952092</text:p>
          </table:table-cell>
          <table:table-cell table:formula="of:=[.I670]" office:value-type="float" office:value="952080000" calcext:value-type="float">
            <text:p>952080000</text:p>
          </table:table-cell>
          <table:table-cell table:formula="of:=[.D670]" office:value-type="float" office:value="100" calcext:value-type="float">
            <text:p>100</text:p>
          </table:table-cell>
          <table:table-cell table:formula="of:=[.D671]*[.$E$2]" office:value-type="float" office:value="18000" calcext:value-type="float">
            <text:p>18000</text:p>
          </table:table-cell>
          <table:table-cell table:formula="of:=[.A671]*[.$E$2]*[.D671]" office:value-type="float" office:value="18000000" calcext:value-type="float">
            <text:p>18000000</text:p>
          </table:table-cell>
          <table:table-cell table:formula="of:=[.F671]+[.C671]" office:value-type="float" office:value="970080000" calcext:value-type="float">
            <text:p>970080000</text:p>
          </table:table-cell>
          <table:table-cell table:formula="of:=ROUNDDOWN(([.F671]+[.C671])/1000000000)" office:value-type="float" office:value="0" calcext:value-type="float">
            <text:p>0</text:p>
          </table:table-cell>
          <table:table-cell table:formula="of:=IF([.G671]&gt;=0;MOD([.G671];1000000000);-MOD(-[.G671];1000000000))" office:value-type="float" office:value="970080000" calcext:value-type="float">
            <text:p>970080000</text:p>
          </table:table-cell>
          <table:table-cell table:formula="of:=[.B671]+[.E671]+[.H671]" office:value-type="float" office:value="12970092" calcext:value-type="float">
            <text:p>12970092</text:p>
          </table:table-cell>
          <table:table-cell/>
          <table:table-cell table:formula="of:=[.D671]+[.L670]" office:value-type="float" office:value="72056" calcext:value-type="float">
            <text:p>72056</text:p>
          </table:table-cell>
          <table:table-cell table:formula="of:=[.$E$1]*[.L671]" office:value-type="float" office:value="12970080" calcext:value-type="float">
            <text:p>12970080</text:p>
          </table:table-cell>
          <table:table-cell table:formula="of:=[.J671]-[.M671]" office:value-type="float" office:value="12" calcext:value-type="float">
            <text:p>12</text:p>
          </table:table-cell>
          <table:table-cell table:formula="of:=[.N671]/[.M671]*1000000000" office:value-type="float" office:value="925.206321009585" calcext:value-type="float">
            <text:p>925.206321009585</text:p>
          </table:table-cell>
          <table:table-cell table:number-columns-repeated="1009"/>
        </table:table-row>
        <table:table-row table:style-name="ro1">
          <table:table-cell table:formula="of:=[.A671]" office:value-type="float" office:value="1000" calcext:value-type="float">
            <text:p>1000</text:p>
          </table:table-cell>
          <table:table-cell table:formula="of:=[.J671]" office:value-type="float" office:value="12970092" calcext:value-type="float">
            <text:p>12970092</text:p>
          </table:table-cell>
          <table:table-cell table:formula="of:=[.I671]" office:value-type="float" office:value="970080000" calcext:value-type="float">
            <text:p>970080000</text:p>
          </table:table-cell>
          <table:table-cell table:formula="of:=[.D671]" office:value-type="float" office:value="100" calcext:value-type="float">
            <text:p>100</text:p>
          </table:table-cell>
          <table:table-cell table:formula="of:=[.D672]*[.$E$2]" office:value-type="float" office:value="18000" calcext:value-type="float">
            <text:p>18000</text:p>
          </table:table-cell>
          <table:table-cell table:formula="of:=[.A672]*[.$E$2]*[.D672]" office:value-type="float" office:value="18000000" calcext:value-type="float">
            <text:p>18000000</text:p>
          </table:table-cell>
          <table:table-cell table:formula="of:=[.F672]+[.C672]" office:value-type="float" office:value="988080000" calcext:value-type="float">
            <text:p>988080000</text:p>
          </table:table-cell>
          <table:table-cell table:formula="of:=ROUNDDOWN(([.F672]+[.C672])/1000000000)" office:value-type="float" office:value="0" calcext:value-type="float">
            <text:p>0</text:p>
          </table:table-cell>
          <table:table-cell table:formula="of:=IF([.G672]&gt;=0;MOD([.G672];1000000000);-MOD(-[.G672];1000000000))" office:value-type="float" office:value="988080000" calcext:value-type="float">
            <text:p>988080000</text:p>
          </table:table-cell>
          <table:table-cell table:formula="of:=[.B672]+[.E672]+[.H672]" office:value-type="float" office:value="12988092" calcext:value-type="float">
            <text:p>12988092</text:p>
          </table:table-cell>
          <table:table-cell/>
          <table:table-cell table:formula="of:=[.D672]+[.L671]" office:value-type="float" office:value="72156" calcext:value-type="float">
            <text:p>72156</text:p>
          </table:table-cell>
          <table:table-cell table:formula="of:=[.$E$1]*[.L672]" office:value-type="float" office:value="12988080" calcext:value-type="float">
            <text:p>12988080</text:p>
          </table:table-cell>
          <table:table-cell table:formula="of:=[.J672]-[.M672]" office:value-type="float" office:value="12" calcext:value-type="float">
            <text:p>12</text:p>
          </table:table-cell>
          <table:table-cell table:formula="of:=[.N672]/[.M672]*1000000000" office:value-type="float" office:value="923.924090396733" calcext:value-type="float">
            <text:p>923.924090396733</text:p>
          </table:table-cell>
          <table:table-cell table:number-columns-repeated="1009"/>
        </table:table-row>
        <table:table-row table:style-name="ro1">
          <table:table-cell table:formula="of:=[.A672]" office:value-type="float" office:value="1000" calcext:value-type="float">
            <text:p>1000</text:p>
          </table:table-cell>
          <table:table-cell table:formula="of:=[.J672]" office:value-type="float" office:value="12988092" calcext:value-type="float">
            <text:p>12988092</text:p>
          </table:table-cell>
          <table:table-cell table:formula="of:=[.I672]" office:value-type="float" office:value="988080000" calcext:value-type="float">
            <text:p>988080000</text:p>
          </table:table-cell>
          <table:table-cell table:formula="of:=[.D672]" office:value-type="float" office:value="100" calcext:value-type="float">
            <text:p>100</text:p>
          </table:table-cell>
          <table:table-cell table:formula="of:=[.D673]*[.$E$2]" office:value-type="float" office:value="18000" calcext:value-type="float">
            <text:p>18000</text:p>
          </table:table-cell>
          <table:table-cell table:formula="of:=[.A673]*[.$E$2]*[.D673]" office:value-type="float" office:value="18000000" calcext:value-type="float">
            <text:p>18000000</text:p>
          </table:table-cell>
          <table:table-cell table:formula="of:=[.F673]+[.C673]" office:value-type="float" office:value="1006080000" calcext:value-type="float">
            <text:p>1006080000</text:p>
          </table:table-cell>
          <table:table-cell table:formula="of:=ROUNDDOWN(([.F673]+[.C673])/1000000000)" office:value-type="float" office:value="1" calcext:value-type="float">
            <text:p>1</text:p>
          </table:table-cell>
          <table:table-cell table:formula="of:=IF([.G673]&gt;=0;MOD([.G673];1000000000);-MOD(-[.G673];1000000000))" office:value-type="float" office:value="6080000" calcext:value-type="float">
            <text:p>6080000</text:p>
          </table:table-cell>
          <table:table-cell table:formula="of:=[.B673]+[.E673]+[.H673]" office:value-type="float" office:value="13006093" calcext:value-type="float">
            <text:p>13006093</text:p>
          </table:table-cell>
          <table:table-cell/>
          <table:table-cell table:formula="of:=[.D673]+[.L672]" office:value-type="float" office:value="72256" calcext:value-type="float">
            <text:p>72256</text:p>
          </table:table-cell>
          <table:table-cell table:formula="of:=[.$E$1]*[.L673]" office:value-type="float" office:value="13006080" calcext:value-type="float">
            <text:p>13006080</text:p>
          </table:table-cell>
          <table:table-cell table:formula="of:=[.J673]-[.M673]" office:value-type="float" office:value="13" calcext:value-type="float">
            <text:p>13</text:p>
          </table:table-cell>
          <table:table-cell table:formula="of:=[.N673]/[.M673]*1000000000" office:value-type="float" office:value="999.532526326149" calcext:value-type="float">
            <text:p>999.532526326149</text:p>
          </table:table-cell>
          <table:table-cell table:number-columns-repeated="1009"/>
        </table:table-row>
        <table:table-row table:style-name="ro1">
          <table:table-cell table:formula="of:=[.A673]" office:value-type="float" office:value="1000" calcext:value-type="float">
            <text:p>1000</text:p>
          </table:table-cell>
          <table:table-cell table:formula="of:=[.J673]" office:value-type="float" office:value="13006093" calcext:value-type="float">
            <text:p>13006093</text:p>
          </table:table-cell>
          <table:table-cell table:formula="of:=[.I673]" office:value-type="float" office:value="6080000" calcext:value-type="float">
            <text:p>6080000</text:p>
          </table:table-cell>
          <table:table-cell table:formula="of:=[.D673]" office:value-type="float" office:value="100" calcext:value-type="float">
            <text:p>100</text:p>
          </table:table-cell>
          <table:table-cell table:formula="of:=[.D674]*[.$E$2]" office:value-type="float" office:value="18000" calcext:value-type="float">
            <text:p>18000</text:p>
          </table:table-cell>
          <table:table-cell table:formula="of:=[.A674]*[.$E$2]*[.D674]" office:value-type="float" office:value="18000000" calcext:value-type="float">
            <text:p>18000000</text:p>
          </table:table-cell>
          <table:table-cell table:formula="of:=[.F674]+[.C674]" office:value-type="float" office:value="24080000" calcext:value-type="float">
            <text:p>24080000</text:p>
          </table:table-cell>
          <table:table-cell table:formula="of:=ROUNDDOWN(([.F674]+[.C674])/1000000000)" office:value-type="float" office:value="0" calcext:value-type="float">
            <text:p>0</text:p>
          </table:table-cell>
          <table:table-cell table:formula="of:=IF([.G674]&gt;=0;MOD([.G674];1000000000);-MOD(-[.G674];1000000000))" office:value-type="float" office:value="24080000" calcext:value-type="float">
            <text:p>24080000</text:p>
          </table:table-cell>
          <table:table-cell table:formula="of:=[.B674]+[.E674]+[.H674]" office:value-type="float" office:value="13024093" calcext:value-type="float">
            <text:p>13024093</text:p>
          </table:table-cell>
          <table:table-cell/>
          <table:table-cell table:formula="of:=[.D674]+[.L673]" office:value-type="float" office:value="72356" calcext:value-type="float">
            <text:p>72356</text:p>
          </table:table-cell>
          <table:table-cell table:formula="of:=[.$E$1]*[.L674]" office:value-type="float" office:value="13024080" calcext:value-type="float">
            <text:p>13024080</text:p>
          </table:table-cell>
          <table:table-cell table:formula="of:=[.J674]-[.M674]" office:value-type="float" office:value="13" calcext:value-type="float">
            <text:p>13</text:p>
          </table:table-cell>
          <table:table-cell table:formula="of:=[.N674]/[.M674]*1000000000" office:value-type="float" office:value="998.151117007881" calcext:value-type="float">
            <text:p>998.151117007881</text:p>
          </table:table-cell>
          <table:table-cell table:number-columns-repeated="1009"/>
        </table:table-row>
        <table:table-row table:style-name="ro1">
          <table:table-cell table:formula="of:=[.A674]" office:value-type="float" office:value="1000" calcext:value-type="float">
            <text:p>1000</text:p>
          </table:table-cell>
          <table:table-cell table:formula="of:=[.J674]" office:value-type="float" office:value="13024093" calcext:value-type="float">
            <text:p>13024093</text:p>
          </table:table-cell>
          <table:table-cell table:formula="of:=[.I674]" office:value-type="float" office:value="24080000" calcext:value-type="float">
            <text:p>24080000</text:p>
          </table:table-cell>
          <table:table-cell table:formula="of:=[.D674]" office:value-type="float" office:value="100" calcext:value-type="float">
            <text:p>100</text:p>
          </table:table-cell>
          <table:table-cell table:formula="of:=[.D675]*[.$E$2]" office:value-type="float" office:value="18000" calcext:value-type="float">
            <text:p>18000</text:p>
          </table:table-cell>
          <table:table-cell table:formula="of:=[.A675]*[.$E$2]*[.D675]" office:value-type="float" office:value="18000000" calcext:value-type="float">
            <text:p>18000000</text:p>
          </table:table-cell>
          <table:table-cell table:formula="of:=[.F675]+[.C675]" office:value-type="float" office:value="42080000" calcext:value-type="float">
            <text:p>42080000</text:p>
          </table:table-cell>
          <table:table-cell table:formula="of:=ROUNDDOWN(([.F675]+[.C675])/1000000000)" office:value-type="float" office:value="0" calcext:value-type="float">
            <text:p>0</text:p>
          </table:table-cell>
          <table:table-cell table:formula="of:=IF([.G675]&gt;=0;MOD([.G675];1000000000);-MOD(-[.G675];1000000000))" office:value-type="float" office:value="42080000" calcext:value-type="float">
            <text:p>42080000</text:p>
          </table:table-cell>
          <table:table-cell table:formula="of:=[.B675]+[.E675]+[.H675]" office:value-type="float" office:value="13042093" calcext:value-type="float">
            <text:p>13042093</text:p>
          </table:table-cell>
          <table:table-cell/>
          <table:table-cell table:formula="of:=[.D675]+[.L674]" office:value-type="float" office:value="72456" calcext:value-type="float">
            <text:p>72456</text:p>
          </table:table-cell>
          <table:table-cell table:formula="of:=[.$E$1]*[.L675]" office:value-type="float" office:value="13042080" calcext:value-type="float">
            <text:p>13042080</text:p>
          </table:table-cell>
          <table:table-cell table:formula="of:=[.J675]-[.M675]" office:value-type="float" office:value="13" calcext:value-type="float">
            <text:p>13</text:p>
          </table:table-cell>
          <table:table-cell table:formula="of:=[.N675]/[.M675]*1000000000" office:value-type="float" office:value="996.773520788095" calcext:value-type="float">
            <text:p>996.773520788095</text:p>
          </table:table-cell>
          <table:table-cell table:number-columns-repeated="1009"/>
        </table:table-row>
        <table:table-row table:style-name="ro1">
          <table:table-cell table:formula="of:=[.A675]" office:value-type="float" office:value="1000" calcext:value-type="float">
            <text:p>1000</text:p>
          </table:table-cell>
          <table:table-cell table:formula="of:=[.J675]" office:value-type="float" office:value="13042093" calcext:value-type="float">
            <text:p>13042093</text:p>
          </table:table-cell>
          <table:table-cell table:formula="of:=[.I675]" office:value-type="float" office:value="42080000" calcext:value-type="float">
            <text:p>42080000</text:p>
          </table:table-cell>
          <table:table-cell table:formula="of:=[.D675]" office:value-type="float" office:value="100" calcext:value-type="float">
            <text:p>100</text:p>
          </table:table-cell>
          <table:table-cell table:formula="of:=[.D676]*[.$E$2]" office:value-type="float" office:value="18000" calcext:value-type="float">
            <text:p>18000</text:p>
          </table:table-cell>
          <table:table-cell table:formula="of:=[.A676]*[.$E$2]*[.D676]" office:value-type="float" office:value="18000000" calcext:value-type="float">
            <text:p>18000000</text:p>
          </table:table-cell>
          <table:table-cell table:formula="of:=[.F676]+[.C676]" office:value-type="float" office:value="60080000" calcext:value-type="float">
            <text:p>60080000</text:p>
          </table:table-cell>
          <table:table-cell table:formula="of:=ROUNDDOWN(([.F676]+[.C676])/1000000000)" office:value-type="float" office:value="0" calcext:value-type="float">
            <text:p>0</text:p>
          </table:table-cell>
          <table:table-cell table:formula="of:=IF([.G676]&gt;=0;MOD([.G676];1000000000);-MOD(-[.G676];1000000000))" office:value-type="float" office:value="60080000" calcext:value-type="float">
            <text:p>60080000</text:p>
          </table:table-cell>
          <table:table-cell table:formula="of:=[.B676]+[.E676]+[.H676]" office:value-type="float" office:value="13060093" calcext:value-type="float">
            <text:p>13060093</text:p>
          </table:table-cell>
          <table:table-cell/>
          <table:table-cell table:formula="of:=[.D676]+[.L675]" office:value-type="float" office:value="72556" calcext:value-type="float">
            <text:p>72556</text:p>
          </table:table-cell>
          <table:table-cell table:formula="of:=[.$E$1]*[.L676]" office:value-type="float" office:value="13060080" calcext:value-type="float">
            <text:p>13060080</text:p>
          </table:table-cell>
          <table:table-cell table:formula="of:=[.J676]-[.M676]" office:value-type="float" office:value="13" calcext:value-type="float">
            <text:p>13</text:p>
          </table:table-cell>
          <table:table-cell table:formula="of:=[.N676]/[.M676]*1000000000" office:value-type="float" office:value="995.399721900631" calcext:value-type="float">
            <text:p>995.399721900631</text:p>
          </table:table-cell>
          <table:table-cell table:number-columns-repeated="1009"/>
        </table:table-row>
        <table:table-row table:style-name="ro1">
          <table:table-cell table:formula="of:=[.A676]" office:value-type="float" office:value="1000" calcext:value-type="float">
            <text:p>1000</text:p>
          </table:table-cell>
          <table:table-cell table:formula="of:=[.J676]" office:value-type="float" office:value="13060093" calcext:value-type="float">
            <text:p>13060093</text:p>
          </table:table-cell>
          <table:table-cell table:formula="of:=[.I676]" office:value-type="float" office:value="60080000" calcext:value-type="float">
            <text:p>60080000</text:p>
          </table:table-cell>
          <table:table-cell table:formula="of:=[.D676]" office:value-type="float" office:value="100" calcext:value-type="float">
            <text:p>100</text:p>
          </table:table-cell>
          <table:table-cell table:formula="of:=[.D677]*[.$E$2]" office:value-type="float" office:value="18000" calcext:value-type="float">
            <text:p>18000</text:p>
          </table:table-cell>
          <table:table-cell table:formula="of:=[.A677]*[.$E$2]*[.D677]" office:value-type="float" office:value="18000000" calcext:value-type="float">
            <text:p>18000000</text:p>
          </table:table-cell>
          <table:table-cell table:formula="of:=[.F677]+[.C677]" office:value-type="float" office:value="78080000" calcext:value-type="float">
            <text:p>78080000</text:p>
          </table:table-cell>
          <table:table-cell table:formula="of:=ROUNDDOWN(([.F677]+[.C677])/1000000000)" office:value-type="float" office:value="0" calcext:value-type="float">
            <text:p>0</text:p>
          </table:table-cell>
          <table:table-cell table:formula="of:=IF([.G677]&gt;=0;MOD([.G677];1000000000);-MOD(-[.G677];1000000000))" office:value-type="float" office:value="78080000" calcext:value-type="float">
            <text:p>78080000</text:p>
          </table:table-cell>
          <table:table-cell table:formula="of:=[.B677]+[.E677]+[.H677]" office:value-type="float" office:value="13078093" calcext:value-type="float">
            <text:p>13078093</text:p>
          </table:table-cell>
          <table:table-cell/>
          <table:table-cell table:formula="of:=[.D677]+[.L676]" office:value-type="float" office:value="72656" calcext:value-type="float">
            <text:p>72656</text:p>
          </table:table-cell>
          <table:table-cell table:formula="of:=[.$E$1]*[.L677]" office:value-type="float" office:value="13078080" calcext:value-type="float">
            <text:p>13078080</text:p>
          </table:table-cell>
          <table:table-cell table:formula="of:=[.J677]-[.M677]" office:value-type="float" office:value="13" calcext:value-type="float">
            <text:p>13</text:p>
          </table:table-cell>
          <table:table-cell table:formula="of:=[.N677]/[.M677]*1000000000" office:value-type="float" office:value="994.029704666128" calcext:value-type="float">
            <text:p>994.029704666128</text:p>
          </table:table-cell>
          <table:table-cell table:number-columns-repeated="1009"/>
        </table:table-row>
        <table:table-row table:style-name="ro1">
          <table:table-cell table:formula="of:=[.A677]" office:value-type="float" office:value="1000" calcext:value-type="float">
            <text:p>1000</text:p>
          </table:table-cell>
          <table:table-cell table:formula="of:=[.J677]" office:value-type="float" office:value="13078093" calcext:value-type="float">
            <text:p>13078093</text:p>
          </table:table-cell>
          <table:table-cell table:formula="of:=[.I677]" office:value-type="float" office:value="78080000" calcext:value-type="float">
            <text:p>78080000</text:p>
          </table:table-cell>
          <table:table-cell table:formula="of:=[.D677]" office:value-type="float" office:value="100" calcext:value-type="float">
            <text:p>100</text:p>
          </table:table-cell>
          <table:table-cell table:formula="of:=[.D678]*[.$E$2]" office:value-type="float" office:value="18000" calcext:value-type="float">
            <text:p>18000</text:p>
          </table:table-cell>
          <table:table-cell table:formula="of:=[.A678]*[.$E$2]*[.D678]" office:value-type="float" office:value="18000000" calcext:value-type="float">
            <text:p>18000000</text:p>
          </table:table-cell>
          <table:table-cell table:formula="of:=[.F678]+[.C678]" office:value-type="float" office:value="96080000" calcext:value-type="float">
            <text:p>96080000</text:p>
          </table:table-cell>
          <table:table-cell table:formula="of:=ROUNDDOWN(([.F678]+[.C678])/1000000000)" office:value-type="float" office:value="0" calcext:value-type="float">
            <text:p>0</text:p>
          </table:table-cell>
          <table:table-cell table:formula="of:=IF([.G678]&gt;=0;MOD([.G678];1000000000);-MOD(-[.G678];1000000000))" office:value-type="float" office:value="96080000" calcext:value-type="float">
            <text:p>96080000</text:p>
          </table:table-cell>
          <table:table-cell table:formula="of:=[.B678]+[.E678]+[.H678]" office:value-type="float" office:value="13096093" calcext:value-type="float">
            <text:p>13096093</text:p>
          </table:table-cell>
          <table:table-cell/>
          <table:table-cell table:formula="of:=[.D678]+[.L677]" office:value-type="float" office:value="72756" calcext:value-type="float">
            <text:p>72756</text:p>
          </table:table-cell>
          <table:table-cell table:formula="of:=[.$E$1]*[.L678]" office:value-type="float" office:value="13096080" calcext:value-type="float">
            <text:p>13096080</text:p>
          </table:table-cell>
          <table:table-cell table:formula="of:=[.J678]-[.M678]" office:value-type="float" office:value="13" calcext:value-type="float">
            <text:p>13</text:p>
          </table:table-cell>
          <table:table-cell table:formula="of:=[.N678]/[.M678]*1000000000" office:value-type="float" office:value="992.663453491426" calcext:value-type="float">
            <text:p>992.663453491426</text:p>
          </table:table-cell>
          <table:table-cell table:number-columns-repeated="1009"/>
        </table:table-row>
        <table:table-row table:style-name="ro1">
          <table:table-cell table:formula="of:=[.A678]" office:value-type="float" office:value="1000" calcext:value-type="float">
            <text:p>1000</text:p>
          </table:table-cell>
          <table:table-cell table:formula="of:=[.J678]" office:value-type="float" office:value="13096093" calcext:value-type="float">
            <text:p>13096093</text:p>
          </table:table-cell>
          <table:table-cell table:formula="of:=[.I678]" office:value-type="float" office:value="96080000" calcext:value-type="float">
            <text:p>96080000</text:p>
          </table:table-cell>
          <table:table-cell table:formula="of:=[.D678]" office:value-type="float" office:value="100" calcext:value-type="float">
            <text:p>100</text:p>
          </table:table-cell>
          <table:table-cell table:formula="of:=[.D679]*[.$E$2]" office:value-type="float" office:value="18000" calcext:value-type="float">
            <text:p>18000</text:p>
          </table:table-cell>
          <table:table-cell table:formula="of:=[.A679]*[.$E$2]*[.D679]" office:value-type="float" office:value="18000000" calcext:value-type="float">
            <text:p>18000000</text:p>
          </table:table-cell>
          <table:table-cell table:formula="of:=[.F679]+[.C679]" office:value-type="float" office:value="114080000" calcext:value-type="float">
            <text:p>114080000</text:p>
          </table:table-cell>
          <table:table-cell table:formula="of:=ROUNDDOWN(([.F679]+[.C679])/1000000000)" office:value-type="float" office:value="0" calcext:value-type="float">
            <text:p>0</text:p>
          </table:table-cell>
          <table:table-cell table:formula="of:=IF([.G679]&gt;=0;MOD([.G679];1000000000);-MOD(-[.G679];1000000000))" office:value-type="float" office:value="114080000" calcext:value-type="float">
            <text:p>114080000</text:p>
          </table:table-cell>
          <table:table-cell table:formula="of:=[.B679]+[.E679]+[.H679]" office:value-type="float" office:value="13114093" calcext:value-type="float">
            <text:p>13114093</text:p>
          </table:table-cell>
          <table:table-cell/>
          <table:table-cell table:formula="of:=[.D679]+[.L678]" office:value-type="float" office:value="72856" calcext:value-type="float">
            <text:p>72856</text:p>
          </table:table-cell>
          <table:table-cell table:formula="of:=[.$E$1]*[.L679]" office:value-type="float" office:value="13114080" calcext:value-type="float">
            <text:p>13114080</text:p>
          </table:table-cell>
          <table:table-cell table:formula="of:=[.J679]-[.M679]" office:value-type="float" office:value="13" calcext:value-type="float">
            <text:p>13</text:p>
          </table:table-cell>
          <table:table-cell table:formula="of:=[.N679]/[.M679]*1000000000" office:value-type="float" office:value="991.300952868978" calcext:value-type="float">
            <text:p>991.300952868978</text:p>
          </table:table-cell>
          <table:table-cell table:number-columns-repeated="1009"/>
        </table:table-row>
        <table:table-row table:style-name="ro1">
          <table:table-cell table:formula="of:=[.A679]" office:value-type="float" office:value="1000" calcext:value-type="float">
            <text:p>1000</text:p>
          </table:table-cell>
          <table:table-cell table:formula="of:=[.J679]" office:value-type="float" office:value="13114093" calcext:value-type="float">
            <text:p>13114093</text:p>
          </table:table-cell>
          <table:table-cell table:formula="of:=[.I679]" office:value-type="float" office:value="114080000" calcext:value-type="float">
            <text:p>114080000</text:p>
          </table:table-cell>
          <table:table-cell table:formula="of:=[.D679]" office:value-type="float" office:value="100" calcext:value-type="float">
            <text:p>100</text:p>
          </table:table-cell>
          <table:table-cell table:formula="of:=[.D680]*[.$E$2]" office:value-type="float" office:value="18000" calcext:value-type="float">
            <text:p>18000</text:p>
          </table:table-cell>
          <table:table-cell table:formula="of:=[.A680]*[.$E$2]*[.D680]" office:value-type="float" office:value="18000000" calcext:value-type="float">
            <text:p>18000000</text:p>
          </table:table-cell>
          <table:table-cell table:formula="of:=[.F680]+[.C680]" office:value-type="float" office:value="132080000" calcext:value-type="float">
            <text:p>132080000</text:p>
          </table:table-cell>
          <table:table-cell table:formula="of:=ROUNDDOWN(([.F680]+[.C680])/1000000000)" office:value-type="float" office:value="0" calcext:value-type="float">
            <text:p>0</text:p>
          </table:table-cell>
          <table:table-cell table:formula="of:=IF([.G680]&gt;=0;MOD([.G680];1000000000);-MOD(-[.G680];1000000000))" office:value-type="float" office:value="132080000" calcext:value-type="float">
            <text:p>132080000</text:p>
          </table:table-cell>
          <table:table-cell table:formula="of:=[.B680]+[.E680]+[.H680]" office:value-type="float" office:value="13132093" calcext:value-type="float">
            <text:p>13132093</text:p>
          </table:table-cell>
          <table:table-cell/>
          <table:table-cell table:formula="of:=[.D680]+[.L679]" office:value-type="float" office:value="72956" calcext:value-type="float">
            <text:p>72956</text:p>
          </table:table-cell>
          <table:table-cell table:formula="of:=[.$E$1]*[.L680]" office:value-type="float" office:value="13132080" calcext:value-type="float">
            <text:p>13132080</text:p>
          </table:table-cell>
          <table:table-cell table:formula="of:=[.J680]-[.M680]" office:value-type="float" office:value="13" calcext:value-type="float">
            <text:p>13</text:p>
          </table:table-cell>
          <table:table-cell table:formula="of:=[.N680]/[.M680]*1000000000" office:value-type="float" office:value="989.942187376257" calcext:value-type="float">
            <text:p>989.942187376257</text:p>
          </table:table-cell>
          <table:table-cell table:number-columns-repeated="1009"/>
        </table:table-row>
        <table:table-row table:style-name="ro1">
          <table:table-cell table:formula="of:=[.A680]" office:value-type="float" office:value="1000" calcext:value-type="float">
            <text:p>1000</text:p>
          </table:table-cell>
          <table:table-cell table:formula="of:=[.J680]" office:value-type="float" office:value="13132093" calcext:value-type="float">
            <text:p>13132093</text:p>
          </table:table-cell>
          <table:table-cell table:formula="of:=[.I680]" office:value-type="float" office:value="132080000" calcext:value-type="float">
            <text:p>132080000</text:p>
          </table:table-cell>
          <table:table-cell table:formula="of:=[.D680]" office:value-type="float" office:value="100" calcext:value-type="float">
            <text:p>100</text:p>
          </table:table-cell>
          <table:table-cell table:formula="of:=[.D681]*[.$E$2]" office:value-type="float" office:value="18000" calcext:value-type="float">
            <text:p>18000</text:p>
          </table:table-cell>
          <table:table-cell table:formula="of:=[.A681]*[.$E$2]*[.D681]" office:value-type="float" office:value="18000000" calcext:value-type="float">
            <text:p>18000000</text:p>
          </table:table-cell>
          <table:table-cell table:formula="of:=[.F681]+[.C681]" office:value-type="float" office:value="150080000" calcext:value-type="float">
            <text:p>150080000</text:p>
          </table:table-cell>
          <table:table-cell table:formula="of:=ROUNDDOWN(([.F681]+[.C681])/1000000000)" office:value-type="float" office:value="0" calcext:value-type="float">
            <text:p>0</text:p>
          </table:table-cell>
          <table:table-cell table:formula="of:=IF([.G681]&gt;=0;MOD([.G681];1000000000);-MOD(-[.G681];1000000000))" office:value-type="float" office:value="150080000" calcext:value-type="float">
            <text:p>150080000</text:p>
          </table:table-cell>
          <table:table-cell table:formula="of:=[.B681]+[.E681]+[.H681]" office:value-type="float" office:value="13150093" calcext:value-type="float">
            <text:p>13150093</text:p>
          </table:table-cell>
          <table:table-cell/>
          <table:table-cell table:formula="of:=[.D681]+[.L680]" office:value-type="float" office:value="73056" calcext:value-type="float">
            <text:p>73056</text:p>
          </table:table-cell>
          <table:table-cell table:formula="of:=[.$E$1]*[.L681]" office:value-type="float" office:value="13150080" calcext:value-type="float">
            <text:p>13150080</text:p>
          </table:table-cell>
          <table:table-cell table:formula="of:=[.J681]-[.M681]" office:value-type="float" office:value="13" calcext:value-type="float">
            <text:p>13</text:p>
          </table:table-cell>
          <table:table-cell table:formula="of:=[.N681]/[.M681]*1000000000" office:value-type="float" office:value="988.587141675184" calcext:value-type="float">
            <text:p>988.587141675184</text:p>
          </table:table-cell>
          <table:table-cell table:number-columns-repeated="1009"/>
        </table:table-row>
        <table:table-row table:style-name="ro1">
          <table:table-cell table:formula="of:=[.A681]" office:value-type="float" office:value="1000" calcext:value-type="float">
            <text:p>1000</text:p>
          </table:table-cell>
          <table:table-cell table:formula="of:=[.J681]" office:value-type="float" office:value="13150093" calcext:value-type="float">
            <text:p>13150093</text:p>
          </table:table-cell>
          <table:table-cell table:formula="of:=[.I681]" office:value-type="float" office:value="150080000" calcext:value-type="float">
            <text:p>150080000</text:p>
          </table:table-cell>
          <table:table-cell table:formula="of:=[.D681]" office:value-type="float" office:value="100" calcext:value-type="float">
            <text:p>100</text:p>
          </table:table-cell>
          <table:table-cell table:formula="of:=[.D682]*[.$E$2]" office:value-type="float" office:value="18000" calcext:value-type="float">
            <text:p>18000</text:p>
          </table:table-cell>
          <table:table-cell table:formula="of:=[.A682]*[.$E$2]*[.D682]" office:value-type="float" office:value="18000000" calcext:value-type="float">
            <text:p>18000000</text:p>
          </table:table-cell>
          <table:table-cell table:formula="of:=[.F682]+[.C682]" office:value-type="float" office:value="168080000" calcext:value-type="float">
            <text:p>168080000</text:p>
          </table:table-cell>
          <table:table-cell table:formula="of:=ROUNDDOWN(([.F682]+[.C682])/1000000000)" office:value-type="float" office:value="0" calcext:value-type="float">
            <text:p>0</text:p>
          </table:table-cell>
          <table:table-cell table:formula="of:=IF([.G682]&gt;=0;MOD([.G682];1000000000);-MOD(-[.G682];1000000000))" office:value-type="float" office:value="168080000" calcext:value-type="float">
            <text:p>168080000</text:p>
          </table:table-cell>
          <table:table-cell table:formula="of:=[.B682]+[.E682]+[.H682]" office:value-type="float" office:value="13168093" calcext:value-type="float">
            <text:p>13168093</text:p>
          </table:table-cell>
          <table:table-cell/>
          <table:table-cell table:formula="of:=[.D682]+[.L681]" office:value-type="float" office:value="73156" calcext:value-type="float">
            <text:p>73156</text:p>
          </table:table-cell>
          <table:table-cell table:formula="of:=[.$E$1]*[.L682]" office:value-type="float" office:value="13168080" calcext:value-type="float">
            <text:p>13168080</text:p>
          </table:table-cell>
          <table:table-cell table:formula="of:=[.J682]-[.M682]" office:value-type="float" office:value="13" calcext:value-type="float">
            <text:p>13</text:p>
          </table:table-cell>
          <table:table-cell table:formula="of:=[.N682]/[.M682]*1000000000" office:value-type="float" office:value="987.23580051154" calcext:value-type="float">
            <text:p>987.23580051154</text:p>
          </table:table-cell>
          <table:table-cell table:number-columns-repeated="1009"/>
        </table:table-row>
        <table:table-row table:style-name="ro1">
          <table:table-cell table:formula="of:=[.A682]" office:value-type="float" office:value="1000" calcext:value-type="float">
            <text:p>1000</text:p>
          </table:table-cell>
          <table:table-cell table:formula="of:=[.J682]" office:value-type="float" office:value="13168093" calcext:value-type="float">
            <text:p>13168093</text:p>
          </table:table-cell>
          <table:table-cell table:formula="of:=[.I682]" office:value-type="float" office:value="168080000" calcext:value-type="float">
            <text:p>168080000</text:p>
          </table:table-cell>
          <table:table-cell table:formula="of:=[.D682]" office:value-type="float" office:value="100" calcext:value-type="float">
            <text:p>100</text:p>
          </table:table-cell>
          <table:table-cell table:formula="of:=[.D683]*[.$E$2]" office:value-type="float" office:value="18000" calcext:value-type="float">
            <text:p>18000</text:p>
          </table:table-cell>
          <table:table-cell table:formula="of:=[.A683]*[.$E$2]*[.D683]" office:value-type="float" office:value="18000000" calcext:value-type="float">
            <text:p>18000000</text:p>
          </table:table-cell>
          <table:table-cell table:formula="of:=[.F683]+[.C683]" office:value-type="float" office:value="186080000" calcext:value-type="float">
            <text:p>186080000</text:p>
          </table:table-cell>
          <table:table-cell table:formula="of:=ROUNDDOWN(([.F683]+[.C683])/1000000000)" office:value-type="float" office:value="0" calcext:value-type="float">
            <text:p>0</text:p>
          </table:table-cell>
          <table:table-cell table:formula="of:=IF([.G683]&gt;=0;MOD([.G683];1000000000);-MOD(-[.G683];1000000000))" office:value-type="float" office:value="186080000" calcext:value-type="float">
            <text:p>186080000</text:p>
          </table:table-cell>
          <table:table-cell table:formula="of:=[.B683]+[.E683]+[.H683]" office:value-type="float" office:value="13186093" calcext:value-type="float">
            <text:p>13186093</text:p>
          </table:table-cell>
          <table:table-cell/>
          <table:table-cell table:formula="of:=[.D683]+[.L682]" office:value-type="float" office:value="73256" calcext:value-type="float">
            <text:p>73256</text:p>
          </table:table-cell>
          <table:table-cell table:formula="of:=[.$E$1]*[.L683]" office:value-type="float" office:value="13186080" calcext:value-type="float">
            <text:p>13186080</text:p>
          </table:table-cell>
          <table:table-cell table:formula="of:=[.J683]-[.M683]" office:value-type="float" office:value="13" calcext:value-type="float">
            <text:p>13</text:p>
          </table:table-cell>
          <table:table-cell table:formula="of:=[.N683]/[.M683]*1000000000" office:value-type="float" office:value="985.888148714402" calcext:value-type="float">
            <text:p>985.888148714402</text:p>
          </table:table-cell>
          <table:table-cell table:number-columns-repeated="1009"/>
        </table:table-row>
        <table:table-row table:style-name="ro1">
          <table:table-cell table:formula="of:=[.A683]" office:value-type="float" office:value="1000" calcext:value-type="float">
            <text:p>1000</text:p>
          </table:table-cell>
          <table:table-cell table:formula="of:=[.J683]" office:value-type="float" office:value="13186093" calcext:value-type="float">
            <text:p>13186093</text:p>
          </table:table-cell>
          <table:table-cell table:formula="of:=[.I683]" office:value-type="float" office:value="186080000" calcext:value-type="float">
            <text:p>186080000</text:p>
          </table:table-cell>
          <table:table-cell table:formula="of:=[.D683]" office:value-type="float" office:value="100" calcext:value-type="float">
            <text:p>100</text:p>
          </table:table-cell>
          <table:table-cell table:formula="of:=[.D684]*[.$E$2]" office:value-type="float" office:value="18000" calcext:value-type="float">
            <text:p>18000</text:p>
          </table:table-cell>
          <table:table-cell table:formula="of:=[.A684]*[.$E$2]*[.D684]" office:value-type="float" office:value="18000000" calcext:value-type="float">
            <text:p>18000000</text:p>
          </table:table-cell>
          <table:table-cell table:formula="of:=[.F684]+[.C684]" office:value-type="float" office:value="204080000" calcext:value-type="float">
            <text:p>204080000</text:p>
          </table:table-cell>
          <table:table-cell table:formula="of:=ROUNDDOWN(([.F684]+[.C684])/1000000000)" office:value-type="float" office:value="0" calcext:value-type="float">
            <text:p>0</text:p>
          </table:table-cell>
          <table:table-cell table:formula="of:=IF([.G684]&gt;=0;MOD([.G684];1000000000);-MOD(-[.G684];1000000000))" office:value-type="float" office:value="204080000" calcext:value-type="float">
            <text:p>204080000</text:p>
          </table:table-cell>
          <table:table-cell table:formula="of:=[.B684]+[.E684]+[.H684]" office:value-type="float" office:value="13204093" calcext:value-type="float">
            <text:p>13204093</text:p>
          </table:table-cell>
          <table:table-cell/>
          <table:table-cell table:formula="of:=[.D684]+[.L683]" office:value-type="float" office:value="73356" calcext:value-type="float">
            <text:p>73356</text:p>
          </table:table-cell>
          <table:table-cell table:formula="of:=[.$E$1]*[.L684]" office:value-type="float" office:value="13204080" calcext:value-type="float">
            <text:p>13204080</text:p>
          </table:table-cell>
          <table:table-cell table:formula="of:=[.J684]-[.M684]" office:value-type="float" office:value="13" calcext:value-type="float">
            <text:p>13</text:p>
          </table:table-cell>
          <table:table-cell table:formula="of:=[.N684]/[.M684]*1000000000" office:value-type="float" office:value="984.54417119557" calcext:value-type="float">
            <text:p>984.54417119557</text:p>
          </table:table-cell>
          <table:table-cell table:number-columns-repeated="1009"/>
        </table:table-row>
        <table:table-row table:style-name="ro1">
          <table:table-cell table:formula="of:=[.A684]" office:value-type="float" office:value="1000" calcext:value-type="float">
            <text:p>1000</text:p>
          </table:table-cell>
          <table:table-cell table:formula="of:=[.J684]" office:value-type="float" office:value="13204093" calcext:value-type="float">
            <text:p>13204093</text:p>
          </table:table-cell>
          <table:table-cell table:formula="of:=[.I684]" office:value-type="float" office:value="204080000" calcext:value-type="float">
            <text:p>204080000</text:p>
          </table:table-cell>
          <table:table-cell table:formula="of:=[.D684]" office:value-type="float" office:value="100" calcext:value-type="float">
            <text:p>100</text:p>
          </table:table-cell>
          <table:table-cell table:formula="of:=[.D685]*[.$E$2]" office:value-type="float" office:value="18000" calcext:value-type="float">
            <text:p>18000</text:p>
          </table:table-cell>
          <table:table-cell table:formula="of:=[.A685]*[.$E$2]*[.D685]" office:value-type="float" office:value="18000000" calcext:value-type="float">
            <text:p>18000000</text:p>
          </table:table-cell>
          <table:table-cell table:formula="of:=[.F685]+[.C685]" office:value-type="float" office:value="222080000" calcext:value-type="float">
            <text:p>222080000</text:p>
          </table:table-cell>
          <table:table-cell table:formula="of:=ROUNDDOWN(([.F685]+[.C685])/1000000000)" office:value-type="float" office:value="0" calcext:value-type="float">
            <text:p>0</text:p>
          </table:table-cell>
          <table:table-cell table:formula="of:=IF([.G685]&gt;=0;MOD([.G685];1000000000);-MOD(-[.G685];1000000000))" office:value-type="float" office:value="222080000" calcext:value-type="float">
            <text:p>222080000</text:p>
          </table:table-cell>
          <table:table-cell table:formula="of:=[.B685]+[.E685]+[.H685]" office:value-type="float" office:value="13222093" calcext:value-type="float">
            <text:p>13222093</text:p>
          </table:table-cell>
          <table:table-cell/>
          <table:table-cell table:formula="of:=[.D685]+[.L684]" office:value-type="float" office:value="73456" calcext:value-type="float">
            <text:p>73456</text:p>
          </table:table-cell>
          <table:table-cell table:formula="of:=[.$E$1]*[.L685]" office:value-type="float" office:value="13222080" calcext:value-type="float">
            <text:p>13222080</text:p>
          </table:table-cell>
          <table:table-cell table:formula="of:=[.J685]-[.M685]" office:value-type="float" office:value="13" calcext:value-type="float">
            <text:p>13</text:p>
          </table:table-cell>
          <table:table-cell table:formula="of:=[.N685]/[.M685]*1000000000" office:value-type="float" office:value="983.203852949007" calcext:value-type="float">
            <text:p>983.203852949007</text:p>
          </table:table-cell>
          <table:table-cell table:number-columns-repeated="1009"/>
        </table:table-row>
        <table:table-row table:style-name="ro1">
          <table:table-cell table:formula="of:=[.A685]" office:value-type="float" office:value="1000" calcext:value-type="float">
            <text:p>1000</text:p>
          </table:table-cell>
          <table:table-cell table:formula="of:=[.J685]" office:value-type="float" office:value="13222093" calcext:value-type="float">
            <text:p>13222093</text:p>
          </table:table-cell>
          <table:table-cell table:formula="of:=[.I685]" office:value-type="float" office:value="222080000" calcext:value-type="float">
            <text:p>222080000</text:p>
          </table:table-cell>
          <table:table-cell table:formula="of:=[.D685]" office:value-type="float" office:value="100" calcext:value-type="float">
            <text:p>100</text:p>
          </table:table-cell>
          <table:table-cell table:formula="of:=[.D686]*[.$E$2]" office:value-type="float" office:value="18000" calcext:value-type="float">
            <text:p>18000</text:p>
          </table:table-cell>
          <table:table-cell table:formula="of:=[.A686]*[.$E$2]*[.D686]" office:value-type="float" office:value="18000000" calcext:value-type="float">
            <text:p>18000000</text:p>
          </table:table-cell>
          <table:table-cell table:formula="of:=[.F686]+[.C686]" office:value-type="float" office:value="240080000" calcext:value-type="float">
            <text:p>240080000</text:p>
          </table:table-cell>
          <table:table-cell table:formula="of:=ROUNDDOWN(([.F686]+[.C686])/1000000000)" office:value-type="float" office:value="0" calcext:value-type="float">
            <text:p>0</text:p>
          </table:table-cell>
          <table:table-cell table:formula="of:=IF([.G686]&gt;=0;MOD([.G686];1000000000);-MOD(-[.G686];1000000000))" office:value-type="float" office:value="240080000" calcext:value-type="float">
            <text:p>240080000</text:p>
          </table:table-cell>
          <table:table-cell table:formula="of:=[.B686]+[.E686]+[.H686]" office:value-type="float" office:value="13240093" calcext:value-type="float">
            <text:p>13240093</text:p>
          </table:table-cell>
          <table:table-cell/>
          <table:table-cell table:formula="of:=[.D686]+[.L685]" office:value-type="float" office:value="73556" calcext:value-type="float">
            <text:p>73556</text:p>
          </table:table-cell>
          <table:table-cell table:formula="of:=[.$E$1]*[.L686]" office:value-type="float" office:value="13240080" calcext:value-type="float">
            <text:p>13240080</text:p>
          </table:table-cell>
          <table:table-cell table:formula="of:=[.J686]-[.M686]" office:value-type="float" office:value="13" calcext:value-type="float">
            <text:p>13</text:p>
          </table:table-cell>
          <table:table-cell table:formula="of:=[.N686]/[.M686]*1000000000" office:value-type="float" office:value="981.867179050278" calcext:value-type="float">
            <text:p>981.867179050278</text:p>
          </table:table-cell>
          <table:table-cell table:number-columns-repeated="1009"/>
        </table:table-row>
        <table:table-row table:style-name="ro1">
          <table:table-cell table:formula="of:=[.A686]" office:value-type="float" office:value="1000" calcext:value-type="float">
            <text:p>1000</text:p>
          </table:table-cell>
          <table:table-cell table:formula="of:=[.J686]" office:value-type="float" office:value="13240093" calcext:value-type="float">
            <text:p>13240093</text:p>
          </table:table-cell>
          <table:table-cell table:formula="of:=[.I686]" office:value-type="float" office:value="240080000" calcext:value-type="float">
            <text:p>240080000</text:p>
          </table:table-cell>
          <table:table-cell table:formula="of:=[.D686]" office:value-type="float" office:value="100" calcext:value-type="float">
            <text:p>100</text:p>
          </table:table-cell>
          <table:table-cell table:formula="of:=[.D687]*[.$E$2]" office:value-type="float" office:value="18000" calcext:value-type="float">
            <text:p>18000</text:p>
          </table:table-cell>
          <table:table-cell table:formula="of:=[.A687]*[.$E$2]*[.D687]" office:value-type="float" office:value="18000000" calcext:value-type="float">
            <text:p>18000000</text:p>
          </table:table-cell>
          <table:table-cell table:formula="of:=[.F687]+[.C687]" office:value-type="float" office:value="258080000" calcext:value-type="float">
            <text:p>258080000</text:p>
          </table:table-cell>
          <table:table-cell table:formula="of:=ROUNDDOWN(([.F687]+[.C687])/1000000000)" office:value-type="float" office:value="0" calcext:value-type="float">
            <text:p>0</text:p>
          </table:table-cell>
          <table:table-cell table:formula="of:=IF([.G687]&gt;=0;MOD([.G687];1000000000);-MOD(-[.G687];1000000000))" office:value-type="float" office:value="258080000" calcext:value-type="float">
            <text:p>258080000</text:p>
          </table:table-cell>
          <table:table-cell table:formula="of:=[.B687]+[.E687]+[.H687]" office:value-type="float" office:value="13258093" calcext:value-type="float">
            <text:p>13258093</text:p>
          </table:table-cell>
          <table:table-cell/>
          <table:table-cell table:formula="of:=[.D687]+[.L686]" office:value-type="float" office:value="73656" calcext:value-type="float">
            <text:p>73656</text:p>
          </table:table-cell>
          <table:table-cell table:formula="of:=[.$E$1]*[.L687]" office:value-type="float" office:value="13258080" calcext:value-type="float">
            <text:p>13258080</text:p>
          </table:table-cell>
          <table:table-cell table:formula="of:=[.J687]-[.M687]" office:value-type="float" office:value="13" calcext:value-type="float">
            <text:p>13</text:p>
          </table:table-cell>
          <table:table-cell table:formula="of:=[.N687]/[.M687]*1000000000" office:value-type="float" office:value="980.534134655998" calcext:value-type="float">
            <text:p>980.534134655998</text:p>
          </table:table-cell>
          <table:table-cell table:number-columns-repeated="1009"/>
        </table:table-row>
        <table:table-row table:style-name="ro1">
          <table:table-cell table:formula="of:=[.A687]" office:value-type="float" office:value="1000" calcext:value-type="float">
            <text:p>1000</text:p>
          </table:table-cell>
          <table:table-cell table:formula="of:=[.J687]" office:value-type="float" office:value="13258093" calcext:value-type="float">
            <text:p>13258093</text:p>
          </table:table-cell>
          <table:table-cell table:formula="of:=[.I687]" office:value-type="float" office:value="258080000" calcext:value-type="float">
            <text:p>258080000</text:p>
          </table:table-cell>
          <table:table-cell table:formula="of:=[.D687]" office:value-type="float" office:value="100" calcext:value-type="float">
            <text:p>100</text:p>
          </table:table-cell>
          <table:table-cell table:formula="of:=[.D688]*[.$E$2]" office:value-type="float" office:value="18000" calcext:value-type="float">
            <text:p>18000</text:p>
          </table:table-cell>
          <table:table-cell table:formula="of:=[.A688]*[.$E$2]*[.D688]" office:value-type="float" office:value="18000000" calcext:value-type="float">
            <text:p>18000000</text:p>
          </table:table-cell>
          <table:table-cell table:formula="of:=[.F688]+[.C688]" office:value-type="float" office:value="276080000" calcext:value-type="float">
            <text:p>276080000</text:p>
          </table:table-cell>
          <table:table-cell table:formula="of:=ROUNDDOWN(([.F688]+[.C688])/1000000000)" office:value-type="float" office:value="0" calcext:value-type="float">
            <text:p>0</text:p>
          </table:table-cell>
          <table:table-cell table:formula="of:=IF([.G688]&gt;=0;MOD([.G688];1000000000);-MOD(-[.G688];1000000000))" office:value-type="float" office:value="276080000" calcext:value-type="float">
            <text:p>276080000</text:p>
          </table:table-cell>
          <table:table-cell table:formula="of:=[.B688]+[.E688]+[.H688]" office:value-type="float" office:value="13276093" calcext:value-type="float">
            <text:p>13276093</text:p>
          </table:table-cell>
          <table:table-cell/>
          <table:table-cell table:formula="of:=[.D688]+[.L687]" office:value-type="float" office:value="73756" calcext:value-type="float">
            <text:p>73756</text:p>
          </table:table-cell>
          <table:table-cell table:formula="of:=[.$E$1]*[.L688]" office:value-type="float" office:value="13276080" calcext:value-type="float">
            <text:p>13276080</text:p>
          </table:table-cell>
          <table:table-cell table:formula="of:=[.J688]-[.M688]" office:value-type="float" office:value="13" calcext:value-type="float">
            <text:p>13</text:p>
          </table:table-cell>
          <table:table-cell table:formula="of:=[.N688]/[.M688]*1000000000" office:value-type="float" office:value="979.204705003284" calcext:value-type="float">
            <text:p>979.204705003284</text:p>
          </table:table-cell>
          <table:table-cell table:number-columns-repeated="1009"/>
        </table:table-row>
        <table:table-row table:style-name="ro1">
          <table:table-cell table:formula="of:=[.A688]" office:value-type="float" office:value="1000" calcext:value-type="float">
            <text:p>1000</text:p>
          </table:table-cell>
          <table:table-cell table:formula="of:=[.J688]" office:value-type="float" office:value="13276093" calcext:value-type="float">
            <text:p>13276093</text:p>
          </table:table-cell>
          <table:table-cell table:formula="of:=[.I688]" office:value-type="float" office:value="276080000" calcext:value-type="float">
            <text:p>276080000</text:p>
          </table:table-cell>
          <table:table-cell table:formula="of:=[.D688]" office:value-type="float" office:value="100" calcext:value-type="float">
            <text:p>100</text:p>
          </table:table-cell>
          <table:table-cell table:formula="of:=[.D689]*[.$E$2]" office:value-type="float" office:value="18000" calcext:value-type="float">
            <text:p>18000</text:p>
          </table:table-cell>
          <table:table-cell table:formula="of:=[.A689]*[.$E$2]*[.D689]" office:value-type="float" office:value="18000000" calcext:value-type="float">
            <text:p>18000000</text:p>
          </table:table-cell>
          <table:table-cell table:formula="of:=[.F689]+[.C689]" office:value-type="float" office:value="294080000" calcext:value-type="float">
            <text:p>294080000</text:p>
          </table:table-cell>
          <table:table-cell table:formula="of:=ROUNDDOWN(([.F689]+[.C689])/1000000000)" office:value-type="float" office:value="0" calcext:value-type="float">
            <text:p>0</text:p>
          </table:table-cell>
          <table:table-cell table:formula="of:=IF([.G689]&gt;=0;MOD([.G689];1000000000);-MOD(-[.G689];1000000000))" office:value-type="float" office:value="294080000" calcext:value-type="float">
            <text:p>294080000</text:p>
          </table:table-cell>
          <table:table-cell table:formula="of:=[.B689]+[.E689]+[.H689]" office:value-type="float" office:value="13294093" calcext:value-type="float">
            <text:p>13294093</text:p>
          </table:table-cell>
          <table:table-cell/>
          <table:table-cell table:formula="of:=[.D689]+[.L688]" office:value-type="float" office:value="73856" calcext:value-type="float">
            <text:p>73856</text:p>
          </table:table-cell>
          <table:table-cell table:formula="of:=[.$E$1]*[.L689]" office:value-type="float" office:value="13294080" calcext:value-type="float">
            <text:p>13294080</text:p>
          </table:table-cell>
          <table:table-cell table:formula="of:=[.J689]-[.M689]" office:value-type="float" office:value="13" calcext:value-type="float">
            <text:p>13</text:p>
          </table:table-cell>
          <table:table-cell table:formula="of:=[.N689]/[.M689]*1000000000" office:value-type="float" office:value="977.878875409205" calcext:value-type="float">
            <text:p>977.878875409205</text:p>
          </table:table-cell>
          <table:table-cell table:number-columns-repeated="1009"/>
        </table:table-row>
        <table:table-row table:style-name="ro1">
          <table:table-cell table:formula="of:=[.A689]" office:value-type="float" office:value="1000" calcext:value-type="float">
            <text:p>1000</text:p>
          </table:table-cell>
          <table:table-cell table:formula="of:=[.J689]" office:value-type="float" office:value="13294093" calcext:value-type="float">
            <text:p>13294093</text:p>
          </table:table-cell>
          <table:table-cell table:formula="of:=[.I689]" office:value-type="float" office:value="294080000" calcext:value-type="float">
            <text:p>294080000</text:p>
          </table:table-cell>
          <table:table-cell table:formula="of:=[.D689]" office:value-type="float" office:value="100" calcext:value-type="float">
            <text:p>100</text:p>
          </table:table-cell>
          <table:table-cell table:formula="of:=[.D690]*[.$E$2]" office:value-type="float" office:value="18000" calcext:value-type="float">
            <text:p>18000</text:p>
          </table:table-cell>
          <table:table-cell table:formula="of:=[.A690]*[.$E$2]*[.D690]" office:value-type="float" office:value="18000000" calcext:value-type="float">
            <text:p>18000000</text:p>
          </table:table-cell>
          <table:table-cell table:formula="of:=[.F690]+[.C690]" office:value-type="float" office:value="312080000" calcext:value-type="float">
            <text:p>312080000</text:p>
          </table:table-cell>
          <table:table-cell table:formula="of:=ROUNDDOWN(([.F690]+[.C690])/1000000000)" office:value-type="float" office:value="0" calcext:value-type="float">
            <text:p>0</text:p>
          </table:table-cell>
          <table:table-cell table:formula="of:=IF([.G690]&gt;=0;MOD([.G690];1000000000);-MOD(-[.G690];1000000000))" office:value-type="float" office:value="312080000" calcext:value-type="float">
            <text:p>312080000</text:p>
          </table:table-cell>
          <table:table-cell table:formula="of:=[.B690]+[.E690]+[.H690]" office:value-type="float" office:value="13312093" calcext:value-type="float">
            <text:p>13312093</text:p>
          </table:table-cell>
          <table:table-cell/>
          <table:table-cell table:formula="of:=[.D690]+[.L689]" office:value-type="float" office:value="73956" calcext:value-type="float">
            <text:p>73956</text:p>
          </table:table-cell>
          <table:table-cell table:formula="of:=[.$E$1]*[.L690]" office:value-type="float" office:value="13312080" calcext:value-type="float">
            <text:p>13312080</text:p>
          </table:table-cell>
          <table:table-cell table:formula="of:=[.J690]-[.M690]" office:value-type="float" office:value="13" calcext:value-type="float">
            <text:p>13</text:p>
          </table:table-cell>
          <table:table-cell table:formula="of:=[.N690]/[.M690]*1000000000" office:value-type="float" office:value="976.556631270245" calcext:value-type="float">
            <text:p>976.556631270245</text:p>
          </table:table-cell>
          <table:table-cell table:number-columns-repeated="1009"/>
        </table:table-row>
        <table:table-row table:style-name="ro1">
          <table:table-cell table:formula="of:=[.A690]" office:value-type="float" office:value="1000" calcext:value-type="float">
            <text:p>1000</text:p>
          </table:table-cell>
          <table:table-cell table:formula="of:=[.J690]" office:value-type="float" office:value="13312093" calcext:value-type="float">
            <text:p>13312093</text:p>
          </table:table-cell>
          <table:table-cell table:formula="of:=[.I690]" office:value-type="float" office:value="312080000" calcext:value-type="float">
            <text:p>312080000</text:p>
          </table:table-cell>
          <table:table-cell table:formula="of:=[.D690]" office:value-type="float" office:value="100" calcext:value-type="float">
            <text:p>100</text:p>
          </table:table-cell>
          <table:table-cell table:formula="of:=[.D691]*[.$E$2]" office:value-type="float" office:value="18000" calcext:value-type="float">
            <text:p>18000</text:p>
          </table:table-cell>
          <table:table-cell table:formula="of:=[.A691]*[.$E$2]*[.D691]" office:value-type="float" office:value="18000000" calcext:value-type="float">
            <text:p>18000000</text:p>
          </table:table-cell>
          <table:table-cell table:formula="of:=[.F691]+[.C691]" office:value-type="float" office:value="330080000" calcext:value-type="float">
            <text:p>330080000</text:p>
          </table:table-cell>
          <table:table-cell table:formula="of:=ROUNDDOWN(([.F691]+[.C691])/1000000000)" office:value-type="float" office:value="0" calcext:value-type="float">
            <text:p>0</text:p>
          </table:table-cell>
          <table:table-cell table:formula="of:=IF([.G691]&gt;=0;MOD([.G691];1000000000);-MOD(-[.G691];1000000000))" office:value-type="float" office:value="330080000" calcext:value-type="float">
            <text:p>330080000</text:p>
          </table:table-cell>
          <table:table-cell table:formula="of:=[.B691]+[.E691]+[.H691]" office:value-type="float" office:value="13330093" calcext:value-type="float">
            <text:p>13330093</text:p>
          </table:table-cell>
          <table:table-cell/>
          <table:table-cell table:formula="of:=[.D691]+[.L690]" office:value-type="float" office:value="74056" calcext:value-type="float">
            <text:p>74056</text:p>
          </table:table-cell>
          <table:table-cell table:formula="of:=[.$E$1]*[.L691]" office:value-type="float" office:value="13330080" calcext:value-type="float">
            <text:p>13330080</text:p>
          </table:table-cell>
          <table:table-cell table:formula="of:=[.J691]-[.M691]" office:value-type="float" office:value="13" calcext:value-type="float">
            <text:p>13</text:p>
          </table:table-cell>
          <table:table-cell table:formula="of:=[.N691]/[.M691]*1000000000" office:value-type="float" office:value="975.237958061767" calcext:value-type="float">
            <text:p>975.237958061767</text:p>
          </table:table-cell>
          <table:table-cell table:number-columns-repeated="1009"/>
        </table:table-row>
        <table:table-row table:style-name="ro1">
          <table:table-cell table:formula="of:=[.A691]" office:value-type="float" office:value="1000" calcext:value-type="float">
            <text:p>1000</text:p>
          </table:table-cell>
          <table:table-cell table:formula="of:=[.J691]" office:value-type="float" office:value="13330093" calcext:value-type="float">
            <text:p>13330093</text:p>
          </table:table-cell>
          <table:table-cell table:formula="of:=[.I691]" office:value-type="float" office:value="330080000" calcext:value-type="float">
            <text:p>330080000</text:p>
          </table:table-cell>
          <table:table-cell table:formula="of:=[.D691]" office:value-type="float" office:value="100" calcext:value-type="float">
            <text:p>100</text:p>
          </table:table-cell>
          <table:table-cell table:formula="of:=[.D692]*[.$E$2]" office:value-type="float" office:value="18000" calcext:value-type="float">
            <text:p>18000</text:p>
          </table:table-cell>
          <table:table-cell table:formula="of:=[.A692]*[.$E$2]*[.D692]" office:value-type="float" office:value="18000000" calcext:value-type="float">
            <text:p>18000000</text:p>
          </table:table-cell>
          <table:table-cell table:formula="of:=[.F692]+[.C692]" office:value-type="float" office:value="348080000" calcext:value-type="float">
            <text:p>348080000</text:p>
          </table:table-cell>
          <table:table-cell table:formula="of:=ROUNDDOWN(([.F692]+[.C692])/1000000000)" office:value-type="float" office:value="0" calcext:value-type="float">
            <text:p>0</text:p>
          </table:table-cell>
          <table:table-cell table:formula="of:=IF([.G692]&gt;=0;MOD([.G692];1000000000);-MOD(-[.G692];1000000000))" office:value-type="float" office:value="348080000" calcext:value-type="float">
            <text:p>348080000</text:p>
          </table:table-cell>
          <table:table-cell table:formula="of:=[.B692]+[.E692]+[.H692]" office:value-type="float" office:value="13348093" calcext:value-type="float">
            <text:p>13348093</text:p>
          </table:table-cell>
          <table:table-cell/>
          <table:table-cell table:formula="of:=[.D692]+[.L691]" office:value-type="float" office:value="74156" calcext:value-type="float">
            <text:p>74156</text:p>
          </table:table-cell>
          <table:table-cell table:formula="of:=[.$E$1]*[.L692]" office:value-type="float" office:value="13348080" calcext:value-type="float">
            <text:p>13348080</text:p>
          </table:table-cell>
          <table:table-cell table:formula="of:=[.J692]-[.M692]" office:value-type="float" office:value="13" calcext:value-type="float">
            <text:p>13</text:p>
          </table:table-cell>
          <table:table-cell table:formula="of:=[.N692]/[.M692]*1000000000" office:value-type="float" office:value="973.922841337481" calcext:value-type="float">
            <text:p>973.922841337481</text:p>
          </table:table-cell>
          <table:table-cell table:number-columns-repeated="1009"/>
        </table:table-row>
        <table:table-row table:style-name="ro1">
          <table:table-cell table:formula="of:=[.A692]" office:value-type="float" office:value="1000" calcext:value-type="float">
            <text:p>1000</text:p>
          </table:table-cell>
          <table:table-cell table:formula="of:=[.J692]" office:value-type="float" office:value="13348093" calcext:value-type="float">
            <text:p>13348093</text:p>
          </table:table-cell>
          <table:table-cell table:formula="of:=[.I692]" office:value-type="float" office:value="348080000" calcext:value-type="float">
            <text:p>348080000</text:p>
          </table:table-cell>
          <table:table-cell table:formula="of:=[.D692]" office:value-type="float" office:value="100" calcext:value-type="float">
            <text:p>100</text:p>
          </table:table-cell>
          <table:table-cell table:formula="of:=[.D693]*[.$E$2]" office:value-type="float" office:value="18000" calcext:value-type="float">
            <text:p>18000</text:p>
          </table:table-cell>
          <table:table-cell table:formula="of:=[.A693]*[.$E$2]*[.D693]" office:value-type="float" office:value="18000000" calcext:value-type="float">
            <text:p>18000000</text:p>
          </table:table-cell>
          <table:table-cell table:formula="of:=[.F693]+[.C693]" office:value-type="float" office:value="366080000" calcext:value-type="float">
            <text:p>366080000</text:p>
          </table:table-cell>
          <table:table-cell table:formula="of:=ROUNDDOWN(([.F693]+[.C693])/1000000000)" office:value-type="float" office:value="0" calcext:value-type="float">
            <text:p>0</text:p>
          </table:table-cell>
          <table:table-cell table:formula="of:=IF([.G693]&gt;=0;MOD([.G693];1000000000);-MOD(-[.G693];1000000000))" office:value-type="float" office:value="366080000" calcext:value-type="float">
            <text:p>366080000</text:p>
          </table:table-cell>
          <table:table-cell table:formula="of:=[.B693]+[.E693]+[.H693]" office:value-type="float" office:value="13366093" calcext:value-type="float">
            <text:p>13366093</text:p>
          </table:table-cell>
          <table:table-cell/>
          <table:table-cell table:formula="of:=[.D693]+[.L692]" office:value-type="float" office:value="74256" calcext:value-type="float">
            <text:p>74256</text:p>
          </table:table-cell>
          <table:table-cell table:formula="of:=[.$E$1]*[.L693]" office:value-type="float" office:value="13366080" calcext:value-type="float">
            <text:p>13366080</text:p>
          </table:table-cell>
          <table:table-cell table:formula="of:=[.J693]-[.M693]" office:value-type="float" office:value="13" calcext:value-type="float">
            <text:p>13</text:p>
          </table:table-cell>
          <table:table-cell table:formula="of:=[.N693]/[.M693]*1000000000" office:value-type="float" office:value="972.611266728914" calcext:value-type="float">
            <text:p>972.611266728914</text:p>
          </table:table-cell>
          <table:table-cell table:number-columns-repeated="1009"/>
        </table:table-row>
        <table:table-row table:style-name="ro1">
          <table:table-cell table:formula="of:=[.A693]" office:value-type="float" office:value="1000" calcext:value-type="float">
            <text:p>1000</text:p>
          </table:table-cell>
          <table:table-cell table:formula="of:=[.J693]" office:value-type="float" office:value="13366093" calcext:value-type="float">
            <text:p>13366093</text:p>
          </table:table-cell>
          <table:table-cell table:formula="of:=[.I693]" office:value-type="float" office:value="366080000" calcext:value-type="float">
            <text:p>366080000</text:p>
          </table:table-cell>
          <table:table-cell table:formula="of:=[.D693]" office:value-type="float" office:value="100" calcext:value-type="float">
            <text:p>100</text:p>
          </table:table-cell>
          <table:table-cell table:formula="of:=[.D694]*[.$E$2]" office:value-type="float" office:value="18000" calcext:value-type="float">
            <text:p>18000</text:p>
          </table:table-cell>
          <table:table-cell table:formula="of:=[.A694]*[.$E$2]*[.D694]" office:value-type="float" office:value="18000000" calcext:value-type="float">
            <text:p>18000000</text:p>
          </table:table-cell>
          <table:table-cell table:formula="of:=[.F694]+[.C694]" office:value-type="float" office:value="384080000" calcext:value-type="float">
            <text:p>384080000</text:p>
          </table:table-cell>
          <table:table-cell table:formula="of:=ROUNDDOWN(([.F694]+[.C694])/1000000000)" office:value-type="float" office:value="0" calcext:value-type="float">
            <text:p>0</text:p>
          </table:table-cell>
          <table:table-cell table:formula="of:=IF([.G694]&gt;=0;MOD([.G694];1000000000);-MOD(-[.G694];1000000000))" office:value-type="float" office:value="384080000" calcext:value-type="float">
            <text:p>384080000</text:p>
          </table:table-cell>
          <table:table-cell table:formula="of:=[.B694]+[.E694]+[.H694]" office:value-type="float" office:value="13384093" calcext:value-type="float">
            <text:p>13384093</text:p>
          </table:table-cell>
          <table:table-cell/>
          <table:table-cell table:formula="of:=[.D694]+[.L693]" office:value-type="float" office:value="74356" calcext:value-type="float">
            <text:p>74356</text:p>
          </table:table-cell>
          <table:table-cell table:formula="of:=[.$E$1]*[.L694]" office:value-type="float" office:value="13384080" calcext:value-type="float">
            <text:p>13384080</text:p>
          </table:table-cell>
          <table:table-cell table:formula="of:=[.J694]-[.M694]" office:value-type="float" office:value="13" calcext:value-type="float">
            <text:p>13</text:p>
          </table:table-cell>
          <table:table-cell table:formula="of:=[.N694]/[.M694]*1000000000" office:value-type="float" office:value="971.30321994489" calcext:value-type="float">
            <text:p>971.30321994489</text:p>
          </table:table-cell>
          <table:table-cell table:number-columns-repeated="1009"/>
        </table:table-row>
        <table:table-row table:style-name="ro1">
          <table:table-cell table:formula="of:=[.A694]" office:value-type="float" office:value="1000" calcext:value-type="float">
            <text:p>1000</text:p>
          </table:table-cell>
          <table:table-cell table:formula="of:=[.J694]" office:value-type="float" office:value="13384093" calcext:value-type="float">
            <text:p>13384093</text:p>
          </table:table-cell>
          <table:table-cell table:formula="of:=[.I694]" office:value-type="float" office:value="384080000" calcext:value-type="float">
            <text:p>384080000</text:p>
          </table:table-cell>
          <table:table-cell table:formula="of:=[.D694]" office:value-type="float" office:value="100" calcext:value-type="float">
            <text:p>100</text:p>
          </table:table-cell>
          <table:table-cell table:formula="of:=[.D695]*[.$E$2]" office:value-type="float" office:value="18000" calcext:value-type="float">
            <text:p>18000</text:p>
          </table:table-cell>
          <table:table-cell table:formula="of:=[.A695]*[.$E$2]*[.D695]" office:value-type="float" office:value="18000000" calcext:value-type="float">
            <text:p>18000000</text:p>
          </table:table-cell>
          <table:table-cell table:formula="of:=[.F695]+[.C695]" office:value-type="float" office:value="402080000" calcext:value-type="float">
            <text:p>402080000</text:p>
          </table:table-cell>
          <table:table-cell table:formula="of:=ROUNDDOWN(([.F695]+[.C695])/1000000000)" office:value-type="float" office:value="0" calcext:value-type="float">
            <text:p>0</text:p>
          </table:table-cell>
          <table:table-cell table:formula="of:=IF([.G695]&gt;=0;MOD([.G695];1000000000);-MOD(-[.G695];1000000000))" office:value-type="float" office:value="402080000" calcext:value-type="float">
            <text:p>402080000</text:p>
          </table:table-cell>
          <table:table-cell table:formula="of:=[.B695]+[.E695]+[.H695]" office:value-type="float" office:value="13402093" calcext:value-type="float">
            <text:p>13402093</text:p>
          </table:table-cell>
          <table:table-cell/>
          <table:table-cell table:formula="of:=[.D695]+[.L694]" office:value-type="float" office:value="74456" calcext:value-type="float">
            <text:p>74456</text:p>
          </table:table-cell>
          <table:table-cell table:formula="of:=[.$E$1]*[.L695]" office:value-type="float" office:value="13402080" calcext:value-type="float">
            <text:p>13402080</text:p>
          </table:table-cell>
          <table:table-cell table:formula="of:=[.J695]-[.M695]" office:value-type="float" office:value="13" calcext:value-type="float">
            <text:p>13</text:p>
          </table:table-cell>
          <table:table-cell table:formula="of:=[.N695]/[.M695]*1000000000" office:value-type="float" office:value="969.998686771009" calcext:value-type="float">
            <text:p>969.998686771009</text:p>
          </table:table-cell>
          <table:table-cell table:number-columns-repeated="1009"/>
        </table:table-row>
        <table:table-row table:style-name="ro1">
          <table:table-cell table:formula="of:=[.A695]" office:value-type="float" office:value="1000" calcext:value-type="float">
            <text:p>1000</text:p>
          </table:table-cell>
          <table:table-cell table:formula="of:=[.J695]" office:value-type="float" office:value="13402093" calcext:value-type="float">
            <text:p>13402093</text:p>
          </table:table-cell>
          <table:table-cell table:formula="of:=[.I695]" office:value-type="float" office:value="402080000" calcext:value-type="float">
            <text:p>402080000</text:p>
          </table:table-cell>
          <table:table-cell table:formula="of:=[.D695]" office:value-type="float" office:value="100" calcext:value-type="float">
            <text:p>100</text:p>
          </table:table-cell>
          <table:table-cell table:formula="of:=[.D696]*[.$E$2]" office:value-type="float" office:value="18000" calcext:value-type="float">
            <text:p>18000</text:p>
          </table:table-cell>
          <table:table-cell table:formula="of:=[.A696]*[.$E$2]*[.D696]" office:value-type="float" office:value="18000000" calcext:value-type="float">
            <text:p>18000000</text:p>
          </table:table-cell>
          <table:table-cell table:formula="of:=[.F696]+[.C696]" office:value-type="float" office:value="420080000" calcext:value-type="float">
            <text:p>420080000</text:p>
          </table:table-cell>
          <table:table-cell table:formula="of:=ROUNDDOWN(([.F696]+[.C696])/1000000000)" office:value-type="float" office:value="0" calcext:value-type="float">
            <text:p>0</text:p>
          </table:table-cell>
          <table:table-cell table:formula="of:=IF([.G696]&gt;=0;MOD([.G696];1000000000);-MOD(-[.G696];1000000000))" office:value-type="float" office:value="420080000" calcext:value-type="float">
            <text:p>420080000</text:p>
          </table:table-cell>
          <table:table-cell table:formula="of:=[.B696]+[.E696]+[.H696]" office:value-type="float" office:value="13420093" calcext:value-type="float">
            <text:p>13420093</text:p>
          </table:table-cell>
          <table:table-cell/>
          <table:table-cell table:formula="of:=[.D696]+[.L695]" office:value-type="float" office:value="74556" calcext:value-type="float">
            <text:p>74556</text:p>
          </table:table-cell>
          <table:table-cell table:formula="of:=[.$E$1]*[.L696]" office:value-type="float" office:value="13420080" calcext:value-type="float">
            <text:p>13420080</text:p>
          </table:table-cell>
          <table:table-cell table:formula="of:=[.J696]-[.M696]" office:value-type="float" office:value="13" calcext:value-type="float">
            <text:p>13</text:p>
          </table:table-cell>
          <table:table-cell table:formula="of:=[.N696]/[.M696]*1000000000" office:value-type="float" office:value="968.697653069132" calcext:value-type="float">
            <text:p>968.697653069132</text:p>
          </table:table-cell>
          <table:table-cell table:number-columns-repeated="1009"/>
        </table:table-row>
        <table:table-row table:style-name="ro1">
          <table:table-cell table:formula="of:=[.A696]" office:value-type="float" office:value="1000" calcext:value-type="float">
            <text:p>1000</text:p>
          </table:table-cell>
          <table:table-cell table:formula="of:=[.J696]" office:value-type="float" office:value="13420093" calcext:value-type="float">
            <text:p>13420093</text:p>
          </table:table-cell>
          <table:table-cell table:formula="of:=[.I696]" office:value-type="float" office:value="420080000" calcext:value-type="float">
            <text:p>420080000</text:p>
          </table:table-cell>
          <table:table-cell table:formula="of:=[.D696]" office:value-type="float" office:value="100" calcext:value-type="float">
            <text:p>100</text:p>
          </table:table-cell>
          <table:table-cell table:formula="of:=[.D697]*[.$E$2]" office:value-type="float" office:value="18000" calcext:value-type="float">
            <text:p>18000</text:p>
          </table:table-cell>
          <table:table-cell table:formula="of:=[.A697]*[.$E$2]*[.D697]" office:value-type="float" office:value="18000000" calcext:value-type="float">
            <text:p>18000000</text:p>
          </table:table-cell>
          <table:table-cell table:formula="of:=[.F697]+[.C697]" office:value-type="float" office:value="438080000" calcext:value-type="float">
            <text:p>438080000</text:p>
          </table:table-cell>
          <table:table-cell table:formula="of:=ROUNDDOWN(([.F697]+[.C697])/1000000000)" office:value-type="float" office:value="0" calcext:value-type="float">
            <text:p>0</text:p>
          </table:table-cell>
          <table:table-cell table:formula="of:=IF([.G697]&gt;=0;MOD([.G697];1000000000);-MOD(-[.G697];1000000000))" office:value-type="float" office:value="438080000" calcext:value-type="float">
            <text:p>438080000</text:p>
          </table:table-cell>
          <table:table-cell table:formula="of:=[.B697]+[.E697]+[.H697]" office:value-type="float" office:value="13438093" calcext:value-type="float">
            <text:p>13438093</text:p>
          </table:table-cell>
          <table:table-cell/>
          <table:table-cell table:formula="of:=[.D697]+[.L696]" office:value-type="float" office:value="74656" calcext:value-type="float">
            <text:p>74656</text:p>
          </table:table-cell>
          <table:table-cell table:formula="of:=[.$E$1]*[.L697]" office:value-type="float" office:value="13438080" calcext:value-type="float">
            <text:p>13438080</text:p>
          </table:table-cell>
          <table:table-cell table:formula="of:=[.J697]-[.M697]" office:value-type="float" office:value="13" calcext:value-type="float">
            <text:p>13</text:p>
          </table:table-cell>
          <table:table-cell table:formula="of:=[.N697]/[.M697]*1000000000" office:value-type="float" office:value="967.400104776873" calcext:value-type="float">
            <text:p>967.400104776873</text:p>
          </table:table-cell>
          <table:table-cell table:number-columns-repeated="1009"/>
        </table:table-row>
        <table:table-row table:style-name="ro1">
          <table:table-cell table:formula="of:=[.A697]" office:value-type="float" office:value="1000" calcext:value-type="float">
            <text:p>1000</text:p>
          </table:table-cell>
          <table:table-cell table:formula="of:=[.J697]" office:value-type="float" office:value="13438093" calcext:value-type="float">
            <text:p>13438093</text:p>
          </table:table-cell>
          <table:table-cell table:formula="of:=[.I697]" office:value-type="float" office:value="438080000" calcext:value-type="float">
            <text:p>438080000</text:p>
          </table:table-cell>
          <table:table-cell table:formula="of:=[.D697]" office:value-type="float" office:value="100" calcext:value-type="float">
            <text:p>100</text:p>
          </table:table-cell>
          <table:table-cell table:formula="of:=[.D698]*[.$E$2]" office:value-type="float" office:value="18000" calcext:value-type="float">
            <text:p>18000</text:p>
          </table:table-cell>
          <table:table-cell table:formula="of:=[.A698]*[.$E$2]*[.D698]" office:value-type="float" office:value="18000000" calcext:value-type="float">
            <text:p>18000000</text:p>
          </table:table-cell>
          <table:table-cell table:formula="of:=[.F698]+[.C698]" office:value-type="float" office:value="456080000" calcext:value-type="float">
            <text:p>456080000</text:p>
          </table:table-cell>
          <table:table-cell table:formula="of:=ROUNDDOWN(([.F698]+[.C698])/1000000000)" office:value-type="float" office:value="0" calcext:value-type="float">
            <text:p>0</text:p>
          </table:table-cell>
          <table:table-cell table:formula="of:=IF([.G698]&gt;=0;MOD([.G698];1000000000);-MOD(-[.G698];1000000000))" office:value-type="float" office:value="456080000" calcext:value-type="float">
            <text:p>456080000</text:p>
          </table:table-cell>
          <table:table-cell table:formula="of:=[.B698]+[.E698]+[.H698]" office:value-type="float" office:value="13456093" calcext:value-type="float">
            <text:p>13456093</text:p>
          </table:table-cell>
          <table:table-cell/>
          <table:table-cell table:formula="of:=[.D698]+[.L697]" office:value-type="float" office:value="74756" calcext:value-type="float">
            <text:p>74756</text:p>
          </table:table-cell>
          <table:table-cell table:formula="of:=[.$E$1]*[.L698]" office:value-type="float" office:value="13456080" calcext:value-type="float">
            <text:p>13456080</text:p>
          </table:table-cell>
          <table:table-cell table:formula="of:=[.J698]-[.M698]" office:value-type="float" office:value="13" calcext:value-type="float">
            <text:p>13</text:p>
          </table:table-cell>
          <table:table-cell table:formula="of:=[.N698]/[.M698]*1000000000" office:value-type="float" office:value="966.106027907087" calcext:value-type="float">
            <text:p>966.106027907087</text:p>
          </table:table-cell>
          <table:table-cell table:number-columns-repeated="1009"/>
        </table:table-row>
        <table:table-row table:style-name="ro1">
          <table:table-cell table:formula="of:=[.A698]" office:value-type="float" office:value="1000" calcext:value-type="float">
            <text:p>1000</text:p>
          </table:table-cell>
          <table:table-cell table:formula="of:=[.J698]" office:value-type="float" office:value="13456093" calcext:value-type="float">
            <text:p>13456093</text:p>
          </table:table-cell>
          <table:table-cell table:formula="of:=[.I698]" office:value-type="float" office:value="456080000" calcext:value-type="float">
            <text:p>456080000</text:p>
          </table:table-cell>
          <table:table-cell table:formula="of:=[.D698]" office:value-type="float" office:value="100" calcext:value-type="float">
            <text:p>100</text:p>
          </table:table-cell>
          <table:table-cell table:formula="of:=[.D699]*[.$E$2]" office:value-type="float" office:value="18000" calcext:value-type="float">
            <text:p>18000</text:p>
          </table:table-cell>
          <table:table-cell table:formula="of:=[.A699]*[.$E$2]*[.D699]" office:value-type="float" office:value="18000000" calcext:value-type="float">
            <text:p>18000000</text:p>
          </table:table-cell>
          <table:table-cell table:formula="of:=[.F699]+[.C699]" office:value-type="float" office:value="474080000" calcext:value-type="float">
            <text:p>474080000</text:p>
          </table:table-cell>
          <table:table-cell table:formula="of:=ROUNDDOWN(([.F699]+[.C699])/1000000000)" office:value-type="float" office:value="0" calcext:value-type="float">
            <text:p>0</text:p>
          </table:table-cell>
          <table:table-cell table:formula="of:=IF([.G699]&gt;=0;MOD([.G699];1000000000);-MOD(-[.G699];1000000000))" office:value-type="float" office:value="474080000" calcext:value-type="float">
            <text:p>474080000</text:p>
          </table:table-cell>
          <table:table-cell table:formula="of:=[.B699]+[.E699]+[.H699]" office:value-type="float" office:value="13474093" calcext:value-type="float">
            <text:p>13474093</text:p>
          </table:table-cell>
          <table:table-cell/>
          <table:table-cell table:formula="of:=[.D699]+[.L698]" office:value-type="float" office:value="74856" calcext:value-type="float">
            <text:p>74856</text:p>
          </table:table-cell>
          <table:table-cell table:formula="of:=[.$E$1]*[.L699]" office:value-type="float" office:value="13474080" calcext:value-type="float">
            <text:p>13474080</text:p>
          </table:table-cell>
          <table:table-cell table:formula="of:=[.J699]-[.M699]" office:value-type="float" office:value="13" calcext:value-type="float">
            <text:p>13</text:p>
          </table:table-cell>
          <table:table-cell table:formula="of:=[.N699]/[.M699]*1000000000" office:value-type="float" office:value="964.815408547374" calcext:value-type="float">
            <text:p>964.815408547374</text:p>
          </table:table-cell>
          <table:table-cell table:number-columns-repeated="1009"/>
        </table:table-row>
        <table:table-row table:style-name="ro1">
          <table:table-cell table:formula="of:=[.A699]" office:value-type="float" office:value="1000" calcext:value-type="float">
            <text:p>1000</text:p>
          </table:table-cell>
          <table:table-cell table:formula="of:=[.J699]" office:value-type="float" office:value="13474093" calcext:value-type="float">
            <text:p>13474093</text:p>
          </table:table-cell>
          <table:table-cell table:formula="of:=[.I699]" office:value-type="float" office:value="474080000" calcext:value-type="float">
            <text:p>474080000</text:p>
          </table:table-cell>
          <table:table-cell table:formula="of:=[.D699]" office:value-type="float" office:value="100" calcext:value-type="float">
            <text:p>100</text:p>
          </table:table-cell>
          <table:table-cell table:formula="of:=[.D700]*[.$E$2]" office:value-type="float" office:value="18000" calcext:value-type="float">
            <text:p>18000</text:p>
          </table:table-cell>
          <table:table-cell table:formula="of:=[.A700]*[.$E$2]*[.D700]" office:value-type="float" office:value="18000000" calcext:value-type="float">
            <text:p>18000000</text:p>
          </table:table-cell>
          <table:table-cell table:formula="of:=[.F700]+[.C700]" office:value-type="float" office:value="492080000" calcext:value-type="float">
            <text:p>492080000</text:p>
          </table:table-cell>
          <table:table-cell table:formula="of:=ROUNDDOWN(([.F700]+[.C700])/1000000000)" office:value-type="float" office:value="0" calcext:value-type="float">
            <text:p>0</text:p>
          </table:table-cell>
          <table:table-cell table:formula="of:=IF([.G700]&gt;=0;MOD([.G700];1000000000);-MOD(-[.G700];1000000000))" office:value-type="float" office:value="492080000" calcext:value-type="float">
            <text:p>492080000</text:p>
          </table:table-cell>
          <table:table-cell table:formula="of:=[.B700]+[.E700]+[.H700]" office:value-type="float" office:value="13492093" calcext:value-type="float">
            <text:p>13492093</text:p>
          </table:table-cell>
          <table:table-cell/>
          <table:table-cell table:formula="of:=[.D700]+[.L699]" office:value-type="float" office:value="74956" calcext:value-type="float">
            <text:p>74956</text:p>
          </table:table-cell>
          <table:table-cell table:formula="of:=[.$E$1]*[.L700]" office:value-type="float" office:value="13492080" calcext:value-type="float">
            <text:p>13492080</text:p>
          </table:table-cell>
          <table:table-cell table:formula="of:=[.J700]-[.M700]" office:value-type="float" office:value="13" calcext:value-type="float">
            <text:p>13</text:p>
          </table:table-cell>
          <table:table-cell table:formula="of:=[.N700]/[.M700]*1000000000" office:value-type="float" office:value="963.528232859574" calcext:value-type="float">
            <text:p>963.528232859574</text:p>
          </table:table-cell>
          <table:table-cell table:number-columns-repeated="1009"/>
        </table:table-row>
        <table:table-row table:style-name="ro1">
          <table:table-cell table:formula="of:=[.A700]" office:value-type="float" office:value="1000" calcext:value-type="float">
            <text:p>1000</text:p>
          </table:table-cell>
          <table:table-cell table:formula="of:=[.J700]" office:value-type="float" office:value="13492093" calcext:value-type="float">
            <text:p>13492093</text:p>
          </table:table-cell>
          <table:table-cell table:formula="of:=[.I700]" office:value-type="float" office:value="492080000" calcext:value-type="float">
            <text:p>492080000</text:p>
          </table:table-cell>
          <table:table-cell table:formula="of:=[.D700]" office:value-type="float" office:value="100" calcext:value-type="float">
            <text:p>100</text:p>
          </table:table-cell>
          <table:table-cell table:formula="of:=[.D701]*[.$E$2]" office:value-type="float" office:value="18000" calcext:value-type="float">
            <text:p>18000</text:p>
          </table:table-cell>
          <table:table-cell table:formula="of:=[.A701]*[.$E$2]*[.D701]" office:value-type="float" office:value="18000000" calcext:value-type="float">
            <text:p>18000000</text:p>
          </table:table-cell>
          <table:table-cell table:formula="of:=[.F701]+[.C701]" office:value-type="float" office:value="510080000" calcext:value-type="float">
            <text:p>510080000</text:p>
          </table:table-cell>
          <table:table-cell table:formula="of:=ROUNDDOWN(([.F701]+[.C701])/1000000000)" office:value-type="float" office:value="0" calcext:value-type="float">
            <text:p>0</text:p>
          </table:table-cell>
          <table:table-cell table:formula="of:=IF([.G701]&gt;=0;MOD([.G701];1000000000);-MOD(-[.G701];1000000000))" office:value-type="float" office:value="510080000" calcext:value-type="float">
            <text:p>510080000</text:p>
          </table:table-cell>
          <table:table-cell table:formula="of:=[.B701]+[.E701]+[.H701]" office:value-type="float" office:value="13510093" calcext:value-type="float">
            <text:p>13510093</text:p>
          </table:table-cell>
          <table:table-cell/>
          <table:table-cell table:formula="of:=[.D701]+[.L700]" office:value-type="float" office:value="75056" calcext:value-type="float">
            <text:p>75056</text:p>
          </table:table-cell>
          <table:table-cell table:formula="of:=[.$E$1]*[.L701]" office:value-type="float" office:value="13510080" calcext:value-type="float">
            <text:p>13510080</text:p>
          </table:table-cell>
          <table:table-cell table:formula="of:=[.J701]-[.M701]" office:value-type="float" office:value="13" calcext:value-type="float">
            <text:p>13</text:p>
          </table:table-cell>
          <table:table-cell table:formula="of:=[.N701]/[.M701]*1000000000" office:value-type="float" office:value="962.244487079277" calcext:value-type="float">
            <text:p>962.244487079277</text:p>
          </table:table-cell>
          <table:table-cell table:number-columns-repeated="1009"/>
        </table:table-row>
        <table:table-row table:style-name="ro1">
          <table:table-cell table:formula="of:=[.A701]" office:value-type="float" office:value="1000" calcext:value-type="float">
            <text:p>1000</text:p>
          </table:table-cell>
          <table:table-cell table:formula="of:=[.J701]" office:value-type="float" office:value="13510093" calcext:value-type="float">
            <text:p>13510093</text:p>
          </table:table-cell>
          <table:table-cell table:formula="of:=[.I701]" office:value-type="float" office:value="510080000" calcext:value-type="float">
            <text:p>510080000</text:p>
          </table:table-cell>
          <table:table-cell table:formula="of:=[.D701]" office:value-type="float" office:value="100" calcext:value-type="float">
            <text:p>100</text:p>
          </table:table-cell>
          <table:table-cell table:formula="of:=[.D702]*[.$E$2]" office:value-type="float" office:value="18000" calcext:value-type="float">
            <text:p>18000</text:p>
          </table:table-cell>
          <table:table-cell table:formula="of:=[.A702]*[.$E$2]*[.D702]" office:value-type="float" office:value="18000000" calcext:value-type="float">
            <text:p>18000000</text:p>
          </table:table-cell>
          <table:table-cell table:formula="of:=[.F702]+[.C702]" office:value-type="float" office:value="528080000" calcext:value-type="float">
            <text:p>528080000</text:p>
          </table:table-cell>
          <table:table-cell table:formula="of:=ROUNDDOWN(([.F702]+[.C702])/1000000000)" office:value-type="float" office:value="0" calcext:value-type="float">
            <text:p>0</text:p>
          </table:table-cell>
          <table:table-cell table:formula="of:=IF([.G702]&gt;=0;MOD([.G702];1000000000);-MOD(-[.G702];1000000000))" office:value-type="float" office:value="528080000" calcext:value-type="float">
            <text:p>528080000</text:p>
          </table:table-cell>
          <table:table-cell table:formula="of:=[.B702]+[.E702]+[.H702]" office:value-type="float" office:value="13528093" calcext:value-type="float">
            <text:p>13528093</text:p>
          </table:table-cell>
          <table:table-cell/>
          <table:table-cell table:formula="of:=[.D702]+[.L701]" office:value-type="float" office:value="75156" calcext:value-type="float">
            <text:p>75156</text:p>
          </table:table-cell>
          <table:table-cell table:formula="of:=[.$E$1]*[.L702]" office:value-type="float" office:value="13528080" calcext:value-type="float">
            <text:p>13528080</text:p>
          </table:table-cell>
          <table:table-cell table:formula="of:=[.J702]-[.M702]" office:value-type="float" office:value="13" calcext:value-type="float">
            <text:p>13</text:p>
          </table:table-cell>
          <table:table-cell table:formula="of:=[.N702]/[.M702]*1000000000" office:value-type="float" office:value="960.964157515331" calcext:value-type="float">
            <text:p>960.964157515331</text:p>
          </table:table-cell>
          <table:table-cell table:number-columns-repeated="1009"/>
        </table:table-row>
        <table:table-row table:style-name="ro1">
          <table:table-cell table:formula="of:=[.A702]" office:value-type="float" office:value="1000" calcext:value-type="float">
            <text:p>1000</text:p>
          </table:table-cell>
          <table:table-cell table:formula="of:=[.J702]" office:value-type="float" office:value="13528093" calcext:value-type="float">
            <text:p>13528093</text:p>
          </table:table-cell>
          <table:table-cell table:formula="of:=[.I702]" office:value-type="float" office:value="528080000" calcext:value-type="float">
            <text:p>528080000</text:p>
          </table:table-cell>
          <table:table-cell table:formula="of:=[.D702]" office:value-type="float" office:value="100" calcext:value-type="float">
            <text:p>100</text:p>
          </table:table-cell>
          <table:table-cell table:formula="of:=[.D703]*[.$E$2]" office:value-type="float" office:value="18000" calcext:value-type="float">
            <text:p>18000</text:p>
          </table:table-cell>
          <table:table-cell table:formula="of:=[.A703]*[.$E$2]*[.D703]" office:value-type="float" office:value="18000000" calcext:value-type="float">
            <text:p>18000000</text:p>
          </table:table-cell>
          <table:table-cell table:formula="of:=[.F703]+[.C703]" office:value-type="float" office:value="546080000" calcext:value-type="float">
            <text:p>546080000</text:p>
          </table:table-cell>
          <table:table-cell table:formula="of:=ROUNDDOWN(([.F703]+[.C703])/1000000000)" office:value-type="float" office:value="0" calcext:value-type="float">
            <text:p>0</text:p>
          </table:table-cell>
          <table:table-cell table:formula="of:=IF([.G703]&gt;=0;MOD([.G703];1000000000);-MOD(-[.G703];1000000000))" office:value-type="float" office:value="546080000" calcext:value-type="float">
            <text:p>546080000</text:p>
          </table:table-cell>
          <table:table-cell table:formula="of:=[.B703]+[.E703]+[.H703]" office:value-type="float" office:value="13546093" calcext:value-type="float">
            <text:p>13546093</text:p>
          </table:table-cell>
          <table:table-cell/>
          <table:table-cell table:formula="of:=[.D703]+[.L702]" office:value-type="float" office:value="75256" calcext:value-type="float">
            <text:p>75256</text:p>
          </table:table-cell>
          <table:table-cell table:formula="of:=[.$E$1]*[.L703]" office:value-type="float" office:value="13546080" calcext:value-type="float">
            <text:p>13546080</text:p>
          </table:table-cell>
          <table:table-cell table:formula="of:=[.J703]-[.M703]" office:value-type="float" office:value="13" calcext:value-type="float">
            <text:p>13</text:p>
          </table:table-cell>
          <table:table-cell table:formula="of:=[.N703]/[.M703]*1000000000" office:value-type="float" office:value="959.687230549355" calcext:value-type="float">
            <text:p>959.687230549355</text:p>
          </table:table-cell>
          <table:table-cell table:number-columns-repeated="1009"/>
        </table:table-row>
        <table:table-row table:style-name="ro1">
          <table:table-cell table:formula="of:=[.A703]" office:value-type="float" office:value="1000" calcext:value-type="float">
            <text:p>1000</text:p>
          </table:table-cell>
          <table:table-cell table:formula="of:=[.J703]" office:value-type="float" office:value="13546093" calcext:value-type="float">
            <text:p>13546093</text:p>
          </table:table-cell>
          <table:table-cell table:formula="of:=[.I703]" office:value-type="float" office:value="546080000" calcext:value-type="float">
            <text:p>546080000</text:p>
          </table:table-cell>
          <table:table-cell table:formula="of:=[.D703]" office:value-type="float" office:value="100" calcext:value-type="float">
            <text:p>100</text:p>
          </table:table-cell>
          <table:table-cell table:formula="of:=[.D704]*[.$E$2]" office:value-type="float" office:value="18000" calcext:value-type="float">
            <text:p>18000</text:p>
          </table:table-cell>
          <table:table-cell table:formula="of:=[.A704]*[.$E$2]*[.D704]" office:value-type="float" office:value="18000000" calcext:value-type="float">
            <text:p>18000000</text:p>
          </table:table-cell>
          <table:table-cell table:formula="of:=[.F704]+[.C704]" office:value-type="float" office:value="564080000" calcext:value-type="float">
            <text:p>564080000</text:p>
          </table:table-cell>
          <table:table-cell table:formula="of:=ROUNDDOWN(([.F704]+[.C704])/1000000000)" office:value-type="float" office:value="0" calcext:value-type="float">
            <text:p>0</text:p>
          </table:table-cell>
          <table:table-cell table:formula="of:=IF([.G704]&gt;=0;MOD([.G704];1000000000);-MOD(-[.G704];1000000000))" office:value-type="float" office:value="564080000" calcext:value-type="float">
            <text:p>564080000</text:p>
          </table:table-cell>
          <table:table-cell table:formula="of:=[.B704]+[.E704]+[.H704]" office:value-type="float" office:value="13564093" calcext:value-type="float">
            <text:p>13564093</text:p>
          </table:table-cell>
          <table:table-cell/>
          <table:table-cell table:formula="of:=[.D704]+[.L703]" office:value-type="float" office:value="75356" calcext:value-type="float">
            <text:p>75356</text:p>
          </table:table-cell>
          <table:table-cell table:formula="of:=[.$E$1]*[.L704]" office:value-type="float" office:value="13564080" calcext:value-type="float">
            <text:p>13564080</text:p>
          </table:table-cell>
          <table:table-cell table:formula="of:=[.J704]-[.M704]" office:value-type="float" office:value="13" calcext:value-type="float">
            <text:p>13</text:p>
          </table:table-cell>
          <table:table-cell table:formula="of:=[.N704]/[.M704]*1000000000" office:value-type="float" office:value="958.413692635254" calcext:value-type="float">
            <text:p>958.413692635254</text:p>
          </table:table-cell>
          <table:table-cell table:number-columns-repeated="1009"/>
        </table:table-row>
        <table:table-row table:style-name="ro1">
          <table:table-cell table:formula="of:=[.A704]" office:value-type="float" office:value="1000" calcext:value-type="float">
            <text:p>1000</text:p>
          </table:table-cell>
          <table:table-cell table:formula="of:=[.J704]" office:value-type="float" office:value="13564093" calcext:value-type="float">
            <text:p>13564093</text:p>
          </table:table-cell>
          <table:table-cell table:formula="of:=[.I704]" office:value-type="float" office:value="564080000" calcext:value-type="float">
            <text:p>564080000</text:p>
          </table:table-cell>
          <table:table-cell table:formula="of:=[.D704]" office:value-type="float" office:value="100" calcext:value-type="float">
            <text:p>100</text:p>
          </table:table-cell>
          <table:table-cell table:formula="of:=[.D705]*[.$E$2]" office:value-type="float" office:value="18000" calcext:value-type="float">
            <text:p>18000</text:p>
          </table:table-cell>
          <table:table-cell table:formula="of:=[.A705]*[.$E$2]*[.D705]" office:value-type="float" office:value="18000000" calcext:value-type="float">
            <text:p>18000000</text:p>
          </table:table-cell>
          <table:table-cell table:formula="of:=[.F705]+[.C705]" office:value-type="float" office:value="582080000" calcext:value-type="float">
            <text:p>582080000</text:p>
          </table:table-cell>
          <table:table-cell table:formula="of:=ROUNDDOWN(([.F705]+[.C705])/1000000000)" office:value-type="float" office:value="0" calcext:value-type="float">
            <text:p>0</text:p>
          </table:table-cell>
          <table:table-cell table:formula="of:=IF([.G705]&gt;=0;MOD([.G705];1000000000);-MOD(-[.G705];1000000000))" office:value-type="float" office:value="582080000" calcext:value-type="float">
            <text:p>582080000</text:p>
          </table:table-cell>
          <table:table-cell table:formula="of:=[.B705]+[.E705]+[.H705]" office:value-type="float" office:value="13582093" calcext:value-type="float">
            <text:p>13582093</text:p>
          </table:table-cell>
          <table:table-cell/>
          <table:table-cell table:formula="of:=[.D705]+[.L704]" office:value-type="float" office:value="75456" calcext:value-type="float">
            <text:p>75456</text:p>
          </table:table-cell>
          <table:table-cell table:formula="of:=[.$E$1]*[.L705]" office:value-type="float" office:value="13582080" calcext:value-type="float">
            <text:p>13582080</text:p>
          </table:table-cell>
          <table:table-cell table:formula="of:=[.J705]-[.M705]" office:value-type="float" office:value="13" calcext:value-type="float">
            <text:p>13</text:p>
          </table:table-cell>
          <table:table-cell table:formula="of:=[.N705]/[.M705]*1000000000" office:value-type="float" office:value="957.143530298747" calcext:value-type="float">
            <text:p>957.143530298747</text:p>
          </table:table-cell>
          <table:table-cell table:number-columns-repeated="1009"/>
        </table:table-row>
        <table:table-row table:style-name="ro1">
          <table:table-cell table:formula="of:=[.A705]" office:value-type="float" office:value="1000" calcext:value-type="float">
            <text:p>1000</text:p>
          </table:table-cell>
          <table:table-cell table:formula="of:=[.J705]" office:value-type="float" office:value="13582093" calcext:value-type="float">
            <text:p>13582093</text:p>
          </table:table-cell>
          <table:table-cell table:formula="of:=[.I705]" office:value-type="float" office:value="582080000" calcext:value-type="float">
            <text:p>582080000</text:p>
          </table:table-cell>
          <table:table-cell table:formula="of:=[.D705]" office:value-type="float" office:value="100" calcext:value-type="float">
            <text:p>100</text:p>
          </table:table-cell>
          <table:table-cell table:formula="of:=[.D706]*[.$E$2]" office:value-type="float" office:value="18000" calcext:value-type="float">
            <text:p>18000</text:p>
          </table:table-cell>
          <table:table-cell table:formula="of:=[.A706]*[.$E$2]*[.D706]" office:value-type="float" office:value="18000000" calcext:value-type="float">
            <text:p>18000000</text:p>
          </table:table-cell>
          <table:table-cell table:formula="of:=[.F706]+[.C706]" office:value-type="float" office:value="600080000" calcext:value-type="float">
            <text:p>600080000</text:p>
          </table:table-cell>
          <table:table-cell table:formula="of:=ROUNDDOWN(([.F706]+[.C706])/1000000000)" office:value-type="float" office:value="0" calcext:value-type="float">
            <text:p>0</text:p>
          </table:table-cell>
          <table:table-cell table:formula="of:=IF([.G706]&gt;=0;MOD([.G706];1000000000);-MOD(-[.G706];1000000000))" office:value-type="float" office:value="600080000" calcext:value-type="float">
            <text:p>600080000</text:p>
          </table:table-cell>
          <table:table-cell table:formula="of:=[.B706]+[.E706]+[.H706]" office:value-type="float" office:value="13600093" calcext:value-type="float">
            <text:p>13600093</text:p>
          </table:table-cell>
          <table:table-cell/>
          <table:table-cell table:formula="of:=[.D706]+[.L705]" office:value-type="float" office:value="75556" calcext:value-type="float">
            <text:p>75556</text:p>
          </table:table-cell>
          <table:table-cell table:formula="of:=[.$E$1]*[.L706]" office:value-type="float" office:value="13600080" calcext:value-type="float">
            <text:p>13600080</text:p>
          </table:table-cell>
          <table:table-cell table:formula="of:=[.J706]-[.M706]" office:value-type="float" office:value="13" calcext:value-type="float">
            <text:p>13</text:p>
          </table:table-cell>
          <table:table-cell table:formula="of:=[.N706]/[.M706]*1000000000" office:value-type="float" office:value="955.876730136882" calcext:value-type="float">
            <text:p>955.876730136882</text:p>
          </table:table-cell>
          <table:table-cell table:number-columns-repeated="1009"/>
        </table:table-row>
        <table:table-row table:style-name="ro1">
          <table:table-cell table:formula="of:=[.A706]" office:value-type="float" office:value="1000" calcext:value-type="float">
            <text:p>1000</text:p>
          </table:table-cell>
          <table:table-cell table:formula="of:=[.J706]" office:value-type="float" office:value="13600093" calcext:value-type="float">
            <text:p>13600093</text:p>
          </table:table-cell>
          <table:table-cell table:formula="of:=[.I706]" office:value-type="float" office:value="600080000" calcext:value-type="float">
            <text:p>600080000</text:p>
          </table:table-cell>
          <table:table-cell table:formula="of:=[.D706]" office:value-type="float" office:value="100" calcext:value-type="float">
            <text:p>100</text:p>
          </table:table-cell>
          <table:table-cell table:formula="of:=[.D707]*[.$E$2]" office:value-type="float" office:value="18000" calcext:value-type="float">
            <text:p>18000</text:p>
          </table:table-cell>
          <table:table-cell table:formula="of:=[.A707]*[.$E$2]*[.D707]" office:value-type="float" office:value="18000000" calcext:value-type="float">
            <text:p>18000000</text:p>
          </table:table-cell>
          <table:table-cell table:formula="of:=[.F707]+[.C707]" office:value-type="float" office:value="618080000" calcext:value-type="float">
            <text:p>618080000</text:p>
          </table:table-cell>
          <table:table-cell table:formula="of:=ROUNDDOWN(([.F707]+[.C707])/1000000000)" office:value-type="float" office:value="0" calcext:value-type="float">
            <text:p>0</text:p>
          </table:table-cell>
          <table:table-cell table:formula="of:=IF([.G707]&gt;=0;MOD([.G707];1000000000);-MOD(-[.G707];1000000000))" office:value-type="float" office:value="618080000" calcext:value-type="float">
            <text:p>618080000</text:p>
          </table:table-cell>
          <table:table-cell table:formula="of:=[.B707]+[.E707]+[.H707]" office:value-type="float" office:value="13618093" calcext:value-type="float">
            <text:p>13618093</text:p>
          </table:table-cell>
          <table:table-cell/>
          <table:table-cell table:formula="of:=[.D707]+[.L706]" office:value-type="float" office:value="75656" calcext:value-type="float">
            <text:p>75656</text:p>
          </table:table-cell>
          <table:table-cell table:formula="of:=[.$E$1]*[.L707]" office:value-type="float" office:value="13618080" calcext:value-type="float">
            <text:p>13618080</text:p>
          </table:table-cell>
          <table:table-cell table:formula="of:=[.J707]-[.M707]" office:value-type="float" office:value="13" calcext:value-type="float">
            <text:p>13</text:p>
          </table:table-cell>
          <table:table-cell table:formula="of:=[.N707]/[.M707]*1000000000" office:value-type="float" office:value="954.613278817572" calcext:value-type="float">
            <text:p>954.613278817572</text:p>
          </table:table-cell>
          <table:table-cell table:number-columns-repeated="1009"/>
        </table:table-row>
        <table:table-row table:style-name="ro1">
          <table:table-cell table:formula="of:=[.A707]" office:value-type="float" office:value="1000" calcext:value-type="float">
            <text:p>1000</text:p>
          </table:table-cell>
          <table:table-cell table:formula="of:=[.J707]" office:value-type="float" office:value="13618093" calcext:value-type="float">
            <text:p>13618093</text:p>
          </table:table-cell>
          <table:table-cell table:formula="of:=[.I707]" office:value-type="float" office:value="618080000" calcext:value-type="float">
            <text:p>618080000</text:p>
          </table:table-cell>
          <table:table-cell table:formula="of:=[.D707]" office:value-type="float" office:value="100" calcext:value-type="float">
            <text:p>100</text:p>
          </table:table-cell>
          <table:table-cell table:formula="of:=[.D708]*[.$E$2]" office:value-type="float" office:value="18000" calcext:value-type="float">
            <text:p>18000</text:p>
          </table:table-cell>
          <table:table-cell table:formula="of:=[.A708]*[.$E$2]*[.D708]" office:value-type="float" office:value="18000000" calcext:value-type="float">
            <text:p>18000000</text:p>
          </table:table-cell>
          <table:table-cell table:formula="of:=[.F708]+[.C708]" office:value-type="float" office:value="636080000" calcext:value-type="float">
            <text:p>636080000</text:p>
          </table:table-cell>
          <table:table-cell table:formula="of:=ROUNDDOWN(([.F708]+[.C708])/1000000000)" office:value-type="float" office:value="0" calcext:value-type="float">
            <text:p>0</text:p>
          </table:table-cell>
          <table:table-cell table:formula="of:=IF([.G708]&gt;=0;MOD([.G708];1000000000);-MOD(-[.G708];1000000000))" office:value-type="float" office:value="636080000" calcext:value-type="float">
            <text:p>636080000</text:p>
          </table:table-cell>
          <table:table-cell table:formula="of:=[.B708]+[.E708]+[.H708]" office:value-type="float" office:value="13636093" calcext:value-type="float">
            <text:p>13636093</text:p>
          </table:table-cell>
          <table:table-cell/>
          <table:table-cell table:formula="of:=[.D708]+[.L707]" office:value-type="float" office:value="75756" calcext:value-type="float">
            <text:p>75756</text:p>
          </table:table-cell>
          <table:table-cell table:formula="of:=[.$E$1]*[.L708]" office:value-type="float" office:value="13636080" calcext:value-type="float">
            <text:p>13636080</text:p>
          </table:table-cell>
          <table:table-cell table:formula="of:=[.J708]-[.M708]" office:value-type="float" office:value="13" calcext:value-type="float">
            <text:p>13</text:p>
          </table:table-cell>
          <table:table-cell table:formula="of:=[.N708]/[.M708]*1000000000" office:value-type="float" office:value="953.353163079125" calcext:value-type="float">
            <text:p>953.353163079125</text:p>
          </table:table-cell>
          <table:table-cell table:number-columns-repeated="1009"/>
        </table:table-row>
        <table:table-row table:style-name="ro1">
          <table:table-cell table:formula="of:=[.A708]" office:value-type="float" office:value="1000" calcext:value-type="float">
            <text:p>1000</text:p>
          </table:table-cell>
          <table:table-cell table:formula="of:=[.J708]" office:value-type="float" office:value="13636093" calcext:value-type="float">
            <text:p>13636093</text:p>
          </table:table-cell>
          <table:table-cell table:formula="of:=[.I708]" office:value-type="float" office:value="636080000" calcext:value-type="float">
            <text:p>636080000</text:p>
          </table:table-cell>
          <table:table-cell table:formula="of:=[.D708]" office:value-type="float" office:value="100" calcext:value-type="float">
            <text:p>100</text:p>
          </table:table-cell>
          <table:table-cell table:formula="of:=[.D709]*[.$E$2]" office:value-type="float" office:value="18000" calcext:value-type="float">
            <text:p>18000</text:p>
          </table:table-cell>
          <table:table-cell table:formula="of:=[.A709]*[.$E$2]*[.D709]" office:value-type="float" office:value="18000000" calcext:value-type="float">
            <text:p>18000000</text:p>
          </table:table-cell>
          <table:table-cell table:formula="of:=[.F709]+[.C709]" office:value-type="float" office:value="654080000" calcext:value-type="float">
            <text:p>654080000</text:p>
          </table:table-cell>
          <table:table-cell table:formula="of:=ROUNDDOWN(([.F709]+[.C709])/1000000000)" office:value-type="float" office:value="0" calcext:value-type="float">
            <text:p>0</text:p>
          </table:table-cell>
          <table:table-cell table:formula="of:=IF([.G709]&gt;=0;MOD([.G709];1000000000);-MOD(-[.G709];1000000000))" office:value-type="float" office:value="654080000" calcext:value-type="float">
            <text:p>654080000</text:p>
          </table:table-cell>
          <table:table-cell table:formula="of:=[.B709]+[.E709]+[.H709]" office:value-type="float" office:value="13654093" calcext:value-type="float">
            <text:p>13654093</text:p>
          </table:table-cell>
          <table:table-cell/>
          <table:table-cell table:formula="of:=[.D709]+[.L708]" office:value-type="float" office:value="75856" calcext:value-type="float">
            <text:p>75856</text:p>
          </table:table-cell>
          <table:table-cell table:formula="of:=[.$E$1]*[.L709]" office:value-type="float" office:value="13654080" calcext:value-type="float">
            <text:p>13654080</text:p>
          </table:table-cell>
          <table:table-cell table:formula="of:=[.J709]-[.M709]" office:value-type="float" office:value="13" calcext:value-type="float">
            <text:p>13</text:p>
          </table:table-cell>
          <table:table-cell table:formula="of:=[.N709]/[.M709]*1000000000" office:value-type="float" office:value="952.096369729781" calcext:value-type="float">
            <text:p>952.096369729781</text:p>
          </table:table-cell>
          <table:table-cell table:number-columns-repeated="1009"/>
        </table:table-row>
        <table:table-row table:style-name="ro1">
          <table:table-cell table:formula="of:=[.A709]" office:value-type="float" office:value="1000" calcext:value-type="float">
            <text:p>1000</text:p>
          </table:table-cell>
          <table:table-cell table:formula="of:=[.J709]" office:value-type="float" office:value="13654093" calcext:value-type="float">
            <text:p>13654093</text:p>
          </table:table-cell>
          <table:table-cell table:formula="of:=[.I709]" office:value-type="float" office:value="654080000" calcext:value-type="float">
            <text:p>654080000</text:p>
          </table:table-cell>
          <table:table-cell table:formula="of:=[.D709]" office:value-type="float" office:value="100" calcext:value-type="float">
            <text:p>100</text:p>
          </table:table-cell>
          <table:table-cell table:formula="of:=[.D710]*[.$E$2]" office:value-type="float" office:value="18000" calcext:value-type="float">
            <text:p>18000</text:p>
          </table:table-cell>
          <table:table-cell table:formula="of:=[.A710]*[.$E$2]*[.D710]" office:value-type="float" office:value="18000000" calcext:value-type="float">
            <text:p>18000000</text:p>
          </table:table-cell>
          <table:table-cell table:formula="of:=[.F710]+[.C710]" office:value-type="float" office:value="672080000" calcext:value-type="float">
            <text:p>672080000</text:p>
          </table:table-cell>
          <table:table-cell table:formula="of:=ROUNDDOWN(([.F710]+[.C710])/1000000000)" office:value-type="float" office:value="0" calcext:value-type="float">
            <text:p>0</text:p>
          </table:table-cell>
          <table:table-cell table:formula="of:=IF([.G710]&gt;=0;MOD([.G710];1000000000);-MOD(-[.G710];1000000000))" office:value-type="float" office:value="672080000" calcext:value-type="float">
            <text:p>672080000</text:p>
          </table:table-cell>
          <table:table-cell table:formula="of:=[.B710]+[.E710]+[.H710]" office:value-type="float" office:value="13672093" calcext:value-type="float">
            <text:p>13672093</text:p>
          </table:table-cell>
          <table:table-cell/>
          <table:table-cell table:formula="of:=[.D710]+[.L709]" office:value-type="float" office:value="75956" calcext:value-type="float">
            <text:p>75956</text:p>
          </table:table-cell>
          <table:table-cell table:formula="of:=[.$E$1]*[.L710]" office:value-type="float" office:value="13672080" calcext:value-type="float">
            <text:p>13672080</text:p>
          </table:table-cell>
          <table:table-cell table:formula="of:=[.J710]-[.M710]" office:value-type="float" office:value="13" calcext:value-type="float">
            <text:p>13</text:p>
          </table:table-cell>
          <table:table-cell table:formula="of:=[.N710]/[.M710]*1000000000" office:value-type="float" office:value="950.842885647246" calcext:value-type="float">
            <text:p>950.842885647246</text:p>
          </table:table-cell>
          <table:table-cell table:number-columns-repeated="1009"/>
        </table:table-row>
        <table:table-row table:style-name="ro1">
          <table:table-cell table:formula="of:=[.A710]" office:value-type="float" office:value="1000" calcext:value-type="float">
            <text:p>1000</text:p>
          </table:table-cell>
          <table:table-cell table:formula="of:=[.J710]" office:value-type="float" office:value="13672093" calcext:value-type="float">
            <text:p>13672093</text:p>
          </table:table-cell>
          <table:table-cell table:formula="of:=[.I710]" office:value-type="float" office:value="672080000" calcext:value-type="float">
            <text:p>672080000</text:p>
          </table:table-cell>
          <table:table-cell table:formula="of:=[.D710]" office:value-type="float" office:value="100" calcext:value-type="float">
            <text:p>100</text:p>
          </table:table-cell>
          <table:table-cell table:formula="of:=[.D711]*[.$E$2]" office:value-type="float" office:value="18000" calcext:value-type="float">
            <text:p>18000</text:p>
          </table:table-cell>
          <table:table-cell table:formula="of:=[.A711]*[.$E$2]*[.D711]" office:value-type="float" office:value="18000000" calcext:value-type="float">
            <text:p>18000000</text:p>
          </table:table-cell>
          <table:table-cell table:formula="of:=[.F711]+[.C711]" office:value-type="float" office:value="690080000" calcext:value-type="float">
            <text:p>690080000</text:p>
          </table:table-cell>
          <table:table-cell table:formula="of:=ROUNDDOWN(([.F711]+[.C711])/1000000000)" office:value-type="float" office:value="0" calcext:value-type="float">
            <text:p>0</text:p>
          </table:table-cell>
          <table:table-cell table:formula="of:=IF([.G711]&gt;=0;MOD([.G711];1000000000);-MOD(-[.G711];1000000000))" office:value-type="float" office:value="690080000" calcext:value-type="float">
            <text:p>690080000</text:p>
          </table:table-cell>
          <table:table-cell table:formula="of:=[.B711]+[.E711]+[.H711]" office:value-type="float" office:value="13690093" calcext:value-type="float">
            <text:p>13690093</text:p>
          </table:table-cell>
          <table:table-cell/>
          <table:table-cell table:formula="of:=[.D711]+[.L710]" office:value-type="float" office:value="76056" calcext:value-type="float">
            <text:p>76056</text:p>
          </table:table-cell>
          <table:table-cell table:formula="of:=[.$E$1]*[.L711]" office:value-type="float" office:value="13690080" calcext:value-type="float">
            <text:p>13690080</text:p>
          </table:table-cell>
          <table:table-cell table:formula="of:=[.J711]-[.M711]" office:value-type="float" office:value="13" calcext:value-type="float">
            <text:p>13</text:p>
          </table:table-cell>
          <table:table-cell table:formula="of:=[.N711]/[.M711]*1000000000" office:value-type="float" office:value="949.592697778245" calcext:value-type="float">
            <text:p>949.592697778245</text:p>
          </table:table-cell>
          <table:table-cell table:number-columns-repeated="1009"/>
        </table:table-row>
        <table:table-row table:style-name="ro1">
          <table:table-cell table:formula="of:=[.A711]" office:value-type="float" office:value="1000" calcext:value-type="float">
            <text:p>1000</text:p>
          </table:table-cell>
          <table:table-cell table:formula="of:=[.J711]" office:value-type="float" office:value="13690093" calcext:value-type="float">
            <text:p>13690093</text:p>
          </table:table-cell>
          <table:table-cell table:formula="of:=[.I711]" office:value-type="float" office:value="690080000" calcext:value-type="float">
            <text:p>690080000</text:p>
          </table:table-cell>
          <table:table-cell table:formula="of:=[.D711]" office:value-type="float" office:value="100" calcext:value-type="float">
            <text:p>100</text:p>
          </table:table-cell>
          <table:table-cell table:formula="of:=[.D712]*[.$E$2]" office:value-type="float" office:value="18000" calcext:value-type="float">
            <text:p>18000</text:p>
          </table:table-cell>
          <table:table-cell table:formula="of:=[.A712]*[.$E$2]*[.D712]" office:value-type="float" office:value="18000000" calcext:value-type="float">
            <text:p>18000000</text:p>
          </table:table-cell>
          <table:table-cell table:formula="of:=[.F712]+[.C712]" office:value-type="float" office:value="708080000" calcext:value-type="float">
            <text:p>708080000</text:p>
          </table:table-cell>
          <table:table-cell table:formula="of:=ROUNDDOWN(([.F712]+[.C712])/1000000000)" office:value-type="float" office:value="0" calcext:value-type="float">
            <text:p>0</text:p>
          </table:table-cell>
          <table:table-cell table:formula="of:=IF([.G712]&gt;=0;MOD([.G712];1000000000);-MOD(-[.G712];1000000000))" office:value-type="float" office:value="708080000" calcext:value-type="float">
            <text:p>708080000</text:p>
          </table:table-cell>
          <table:table-cell table:formula="of:=[.B712]+[.E712]+[.H712]" office:value-type="float" office:value="13708093" calcext:value-type="float">
            <text:p>13708093</text:p>
          </table:table-cell>
          <table:table-cell/>
          <table:table-cell table:formula="of:=[.D712]+[.L711]" office:value-type="float" office:value="76156" calcext:value-type="float">
            <text:p>76156</text:p>
          </table:table-cell>
          <table:table-cell table:formula="of:=[.$E$1]*[.L712]" office:value-type="float" office:value="13708080" calcext:value-type="float">
            <text:p>13708080</text:p>
          </table:table-cell>
          <table:table-cell table:formula="of:=[.J712]-[.M712]" office:value-type="float" office:value="13" calcext:value-type="float">
            <text:p>13</text:p>
          </table:table-cell>
          <table:table-cell table:formula="of:=[.N712]/[.M712]*1000000000" office:value-type="float" office:value="948.345793138062" calcext:value-type="float">
            <text:p>948.345793138062</text:p>
          </table:table-cell>
          <table:table-cell table:number-columns-repeated="1009"/>
        </table:table-row>
        <table:table-row table:style-name="ro1">
          <table:table-cell table:formula="of:=[.A712]" office:value-type="float" office:value="1000" calcext:value-type="float">
            <text:p>1000</text:p>
          </table:table-cell>
          <table:table-cell table:formula="of:=[.J712]" office:value-type="float" office:value="13708093" calcext:value-type="float">
            <text:p>13708093</text:p>
          </table:table-cell>
          <table:table-cell table:formula="of:=[.I712]" office:value-type="float" office:value="708080000" calcext:value-type="float">
            <text:p>708080000</text:p>
          </table:table-cell>
          <table:table-cell table:formula="of:=[.D712]" office:value-type="float" office:value="100" calcext:value-type="float">
            <text:p>100</text:p>
          </table:table-cell>
          <table:table-cell table:formula="of:=[.D713]*[.$E$2]" office:value-type="float" office:value="18000" calcext:value-type="float">
            <text:p>18000</text:p>
          </table:table-cell>
          <table:table-cell table:formula="of:=[.A713]*[.$E$2]*[.D713]" office:value-type="float" office:value="18000000" calcext:value-type="float">
            <text:p>18000000</text:p>
          </table:table-cell>
          <table:table-cell table:formula="of:=[.F713]+[.C713]" office:value-type="float" office:value="726080000" calcext:value-type="float">
            <text:p>726080000</text:p>
          </table:table-cell>
          <table:table-cell table:formula="of:=ROUNDDOWN(([.F713]+[.C713])/1000000000)" office:value-type="float" office:value="0" calcext:value-type="float">
            <text:p>0</text:p>
          </table:table-cell>
          <table:table-cell table:formula="of:=IF([.G713]&gt;=0;MOD([.G713];1000000000);-MOD(-[.G713];1000000000))" office:value-type="float" office:value="726080000" calcext:value-type="float">
            <text:p>726080000</text:p>
          </table:table-cell>
          <table:table-cell table:formula="of:=[.B713]+[.E713]+[.H713]" office:value-type="float" office:value="13726093" calcext:value-type="float">
            <text:p>13726093</text:p>
          </table:table-cell>
          <table:table-cell/>
          <table:table-cell table:formula="of:=[.D713]+[.L712]" office:value-type="float" office:value="76256" calcext:value-type="float">
            <text:p>76256</text:p>
          </table:table-cell>
          <table:table-cell table:formula="of:=[.$E$1]*[.L713]" office:value-type="float" office:value="13726080" calcext:value-type="float">
            <text:p>13726080</text:p>
          </table:table-cell>
          <table:table-cell table:formula="of:=[.J713]-[.M713]" office:value-type="float" office:value="13" calcext:value-type="float">
            <text:p>13</text:p>
          </table:table-cell>
          <table:table-cell table:formula="of:=[.N713]/[.M713]*1000000000" office:value-type="float" office:value="947.10215881009" calcext:value-type="float">
            <text:p>947.10215881009</text:p>
          </table:table-cell>
          <table:table-cell table:number-columns-repeated="1009"/>
        </table:table-row>
        <table:table-row table:style-name="ro1">
          <table:table-cell table:formula="of:=[.A713]" office:value-type="float" office:value="1000" calcext:value-type="float">
            <text:p>1000</text:p>
          </table:table-cell>
          <table:table-cell table:formula="of:=[.J713]" office:value-type="float" office:value="13726093" calcext:value-type="float">
            <text:p>13726093</text:p>
          </table:table-cell>
          <table:table-cell table:formula="of:=[.I713]" office:value-type="float" office:value="726080000" calcext:value-type="float">
            <text:p>726080000</text:p>
          </table:table-cell>
          <table:table-cell table:formula="of:=[.D713]" office:value-type="float" office:value="100" calcext:value-type="float">
            <text:p>100</text:p>
          </table:table-cell>
          <table:table-cell table:formula="of:=[.D714]*[.$E$2]" office:value-type="float" office:value="18000" calcext:value-type="float">
            <text:p>18000</text:p>
          </table:table-cell>
          <table:table-cell table:formula="of:=[.A714]*[.$E$2]*[.D714]" office:value-type="float" office:value="18000000" calcext:value-type="float">
            <text:p>18000000</text:p>
          </table:table-cell>
          <table:table-cell table:formula="of:=[.F714]+[.C714]" office:value-type="float" office:value="744080000" calcext:value-type="float">
            <text:p>744080000</text:p>
          </table:table-cell>
          <table:table-cell table:formula="of:=ROUNDDOWN(([.F714]+[.C714])/1000000000)" office:value-type="float" office:value="0" calcext:value-type="float">
            <text:p>0</text:p>
          </table:table-cell>
          <table:table-cell table:formula="of:=IF([.G714]&gt;=0;MOD([.G714];1000000000);-MOD(-[.G714];1000000000))" office:value-type="float" office:value="744080000" calcext:value-type="float">
            <text:p>744080000</text:p>
          </table:table-cell>
          <table:table-cell table:formula="of:=[.B714]+[.E714]+[.H714]" office:value-type="float" office:value="13744093" calcext:value-type="float">
            <text:p>13744093</text:p>
          </table:table-cell>
          <table:table-cell/>
          <table:table-cell table:formula="of:=[.D714]+[.L713]" office:value-type="float" office:value="76356" calcext:value-type="float">
            <text:p>76356</text:p>
          </table:table-cell>
          <table:table-cell table:formula="of:=[.$E$1]*[.L714]" office:value-type="float" office:value="13744080" calcext:value-type="float">
            <text:p>13744080</text:p>
          </table:table-cell>
          <table:table-cell table:formula="of:=[.J714]-[.M714]" office:value-type="float" office:value="13" calcext:value-type="float">
            <text:p>13</text:p>
          </table:table-cell>
          <table:table-cell table:formula="of:=[.N714]/[.M714]*1000000000" office:value-type="float" office:value="945.86178194539" calcext:value-type="float">
            <text:p>945.86178194539</text:p>
          </table:table-cell>
          <table:table-cell table:number-columns-repeated="1009"/>
        </table:table-row>
        <table:table-row table:style-name="ro1">
          <table:table-cell table:formula="of:=[.A714]" office:value-type="float" office:value="1000" calcext:value-type="float">
            <text:p>1000</text:p>
          </table:table-cell>
          <table:table-cell table:formula="of:=[.J714]" office:value-type="float" office:value="13744093" calcext:value-type="float">
            <text:p>13744093</text:p>
          </table:table-cell>
          <table:table-cell table:formula="of:=[.I714]" office:value-type="float" office:value="744080000" calcext:value-type="float">
            <text:p>744080000</text:p>
          </table:table-cell>
          <table:table-cell table:formula="of:=[.D714]" office:value-type="float" office:value="100" calcext:value-type="float">
            <text:p>100</text:p>
          </table:table-cell>
          <table:table-cell table:formula="of:=[.D715]*[.$E$2]" office:value-type="float" office:value="18000" calcext:value-type="float">
            <text:p>18000</text:p>
          </table:table-cell>
          <table:table-cell table:formula="of:=[.A715]*[.$E$2]*[.D715]" office:value-type="float" office:value="18000000" calcext:value-type="float">
            <text:p>18000000</text:p>
          </table:table-cell>
          <table:table-cell table:formula="of:=[.F715]+[.C715]" office:value-type="float" office:value="762080000" calcext:value-type="float">
            <text:p>762080000</text:p>
          </table:table-cell>
          <table:table-cell table:formula="of:=ROUNDDOWN(([.F715]+[.C715])/1000000000)" office:value-type="float" office:value="0" calcext:value-type="float">
            <text:p>0</text:p>
          </table:table-cell>
          <table:table-cell table:formula="of:=IF([.G715]&gt;=0;MOD([.G715];1000000000);-MOD(-[.G715];1000000000))" office:value-type="float" office:value="762080000" calcext:value-type="float">
            <text:p>762080000</text:p>
          </table:table-cell>
          <table:table-cell table:formula="of:=[.B715]+[.E715]+[.H715]" office:value-type="float" office:value="13762093" calcext:value-type="float">
            <text:p>13762093</text:p>
          </table:table-cell>
          <table:table-cell/>
          <table:table-cell table:formula="of:=[.D715]+[.L714]" office:value-type="float" office:value="76456" calcext:value-type="float">
            <text:p>76456</text:p>
          </table:table-cell>
          <table:table-cell table:formula="of:=[.$E$1]*[.L715]" office:value-type="float" office:value="13762080" calcext:value-type="float">
            <text:p>13762080</text:p>
          </table:table-cell>
          <table:table-cell table:formula="of:=[.J715]-[.M715]" office:value-type="float" office:value="13" calcext:value-type="float">
            <text:p>13</text:p>
          </table:table-cell>
          <table:table-cell table:formula="of:=[.N715]/[.M715]*1000000000" office:value-type="float" office:value="944.624649762245" calcext:value-type="float">
            <text:p>944.624649762245</text:p>
          </table:table-cell>
          <table:table-cell table:number-columns-repeated="1009"/>
        </table:table-row>
        <table:table-row table:style-name="ro1">
          <table:table-cell table:formula="of:=[.A715]" office:value-type="float" office:value="1000" calcext:value-type="float">
            <text:p>1000</text:p>
          </table:table-cell>
          <table:table-cell table:formula="of:=[.J715]" office:value-type="float" office:value="13762093" calcext:value-type="float">
            <text:p>13762093</text:p>
          </table:table-cell>
          <table:table-cell table:formula="of:=[.I715]" office:value-type="float" office:value="762080000" calcext:value-type="float">
            <text:p>762080000</text:p>
          </table:table-cell>
          <table:table-cell table:formula="of:=[.D715]" office:value-type="float" office:value="100" calcext:value-type="float">
            <text:p>100</text:p>
          </table:table-cell>
          <table:table-cell table:formula="of:=[.D716]*[.$E$2]" office:value-type="float" office:value="18000" calcext:value-type="float">
            <text:p>18000</text:p>
          </table:table-cell>
          <table:table-cell table:formula="of:=[.A716]*[.$E$2]*[.D716]" office:value-type="float" office:value="18000000" calcext:value-type="float">
            <text:p>18000000</text:p>
          </table:table-cell>
          <table:table-cell table:formula="of:=[.F716]+[.C716]" office:value-type="float" office:value="780080000" calcext:value-type="float">
            <text:p>780080000</text:p>
          </table:table-cell>
          <table:table-cell table:formula="of:=ROUNDDOWN(([.F716]+[.C716])/1000000000)" office:value-type="float" office:value="0" calcext:value-type="float">
            <text:p>0</text:p>
          </table:table-cell>
          <table:table-cell table:formula="of:=IF([.G716]&gt;=0;MOD([.G716];1000000000);-MOD(-[.G716];1000000000))" office:value-type="float" office:value="780080000" calcext:value-type="float">
            <text:p>780080000</text:p>
          </table:table-cell>
          <table:table-cell table:formula="of:=[.B716]+[.E716]+[.H716]" office:value-type="float" office:value="13780093" calcext:value-type="float">
            <text:p>13780093</text:p>
          </table:table-cell>
          <table:table-cell/>
          <table:table-cell table:formula="of:=[.D716]+[.L715]" office:value-type="float" office:value="76556" calcext:value-type="float">
            <text:p>76556</text:p>
          </table:table-cell>
          <table:table-cell table:formula="of:=[.$E$1]*[.L716]" office:value-type="float" office:value="13780080" calcext:value-type="float">
            <text:p>13780080</text:p>
          </table:table-cell>
          <table:table-cell table:formula="of:=[.J716]-[.M716]" office:value-type="float" office:value="13" calcext:value-type="float">
            <text:p>13</text:p>
          </table:table-cell>
          <table:table-cell table:formula="of:=[.N716]/[.M716]*1000000000" office:value-type="float" office:value="943.390749545721" calcext:value-type="float">
            <text:p>943.390749545721</text:p>
          </table:table-cell>
          <table:table-cell table:number-columns-repeated="1009"/>
        </table:table-row>
        <table:table-row table:style-name="ro1">
          <table:table-cell table:formula="of:=[.A716]" office:value-type="float" office:value="1000" calcext:value-type="float">
            <text:p>1000</text:p>
          </table:table-cell>
          <table:table-cell table:formula="of:=[.J716]" office:value-type="float" office:value="13780093" calcext:value-type="float">
            <text:p>13780093</text:p>
          </table:table-cell>
          <table:table-cell table:formula="of:=[.I716]" office:value-type="float" office:value="780080000" calcext:value-type="float">
            <text:p>780080000</text:p>
          </table:table-cell>
          <table:table-cell table:formula="of:=[.D716]" office:value-type="float" office:value="100" calcext:value-type="float">
            <text:p>100</text:p>
          </table:table-cell>
          <table:table-cell table:formula="of:=[.D717]*[.$E$2]" office:value-type="float" office:value="18000" calcext:value-type="float">
            <text:p>18000</text:p>
          </table:table-cell>
          <table:table-cell table:formula="of:=[.A717]*[.$E$2]*[.D717]" office:value-type="float" office:value="18000000" calcext:value-type="float">
            <text:p>18000000</text:p>
          </table:table-cell>
          <table:table-cell table:formula="of:=[.F717]+[.C717]" office:value-type="float" office:value="798080000" calcext:value-type="float">
            <text:p>798080000</text:p>
          </table:table-cell>
          <table:table-cell table:formula="of:=ROUNDDOWN(([.F717]+[.C717])/1000000000)" office:value-type="float" office:value="0" calcext:value-type="float">
            <text:p>0</text:p>
          </table:table-cell>
          <table:table-cell table:formula="of:=IF([.G717]&gt;=0;MOD([.G717];1000000000);-MOD(-[.G717];1000000000))" office:value-type="float" office:value="798080000" calcext:value-type="float">
            <text:p>798080000</text:p>
          </table:table-cell>
          <table:table-cell table:formula="of:=[.B717]+[.E717]+[.H717]" office:value-type="float" office:value="13798093" calcext:value-type="float">
            <text:p>13798093</text:p>
          </table:table-cell>
          <table:table-cell/>
          <table:table-cell table:formula="of:=[.D717]+[.L716]" office:value-type="float" office:value="76656" calcext:value-type="float">
            <text:p>76656</text:p>
          </table:table-cell>
          <table:table-cell table:formula="of:=[.$E$1]*[.L717]" office:value-type="float" office:value="13798080" calcext:value-type="float">
            <text:p>13798080</text:p>
          </table:table-cell>
          <table:table-cell table:formula="of:=[.J717]-[.M717]" office:value-type="float" office:value="13" calcext:value-type="float">
            <text:p>13</text:p>
          </table:table-cell>
          <table:table-cell table:formula="of:=[.N717]/[.M717]*1000000000" office:value-type="float" office:value="942.160068647232" calcext:value-type="float">
            <text:p>942.160068647232</text:p>
          </table:table-cell>
          <table:table-cell table:number-columns-repeated="1009"/>
        </table:table-row>
        <table:table-row table:style-name="ro1">
          <table:table-cell table:formula="of:=[.A717]" office:value-type="float" office:value="1000" calcext:value-type="float">
            <text:p>1000</text:p>
          </table:table-cell>
          <table:table-cell table:formula="of:=[.J717]" office:value-type="float" office:value="13798093" calcext:value-type="float">
            <text:p>13798093</text:p>
          </table:table-cell>
          <table:table-cell table:formula="of:=[.I717]" office:value-type="float" office:value="798080000" calcext:value-type="float">
            <text:p>798080000</text:p>
          </table:table-cell>
          <table:table-cell table:formula="of:=[.D717]" office:value-type="float" office:value="100" calcext:value-type="float">
            <text:p>100</text:p>
          </table:table-cell>
          <table:table-cell table:formula="of:=[.D718]*[.$E$2]" office:value-type="float" office:value="18000" calcext:value-type="float">
            <text:p>18000</text:p>
          </table:table-cell>
          <table:table-cell table:formula="of:=[.A718]*[.$E$2]*[.D718]" office:value-type="float" office:value="18000000" calcext:value-type="float">
            <text:p>18000000</text:p>
          </table:table-cell>
          <table:table-cell table:formula="of:=[.F718]+[.C718]" office:value-type="float" office:value="816080000" calcext:value-type="float">
            <text:p>816080000</text:p>
          </table:table-cell>
          <table:table-cell table:formula="of:=ROUNDDOWN(([.F718]+[.C718])/1000000000)" office:value-type="float" office:value="0" calcext:value-type="float">
            <text:p>0</text:p>
          </table:table-cell>
          <table:table-cell table:formula="of:=IF([.G718]&gt;=0;MOD([.G718];1000000000);-MOD(-[.G718];1000000000))" office:value-type="float" office:value="816080000" calcext:value-type="float">
            <text:p>816080000</text:p>
          </table:table-cell>
          <table:table-cell table:formula="of:=[.B718]+[.E718]+[.H718]" office:value-type="float" office:value="13816093" calcext:value-type="float">
            <text:p>13816093</text:p>
          </table:table-cell>
          <table:table-cell/>
          <table:table-cell table:formula="of:=[.D718]+[.L717]" office:value-type="float" office:value="76756" calcext:value-type="float">
            <text:p>76756</text:p>
          </table:table-cell>
          <table:table-cell table:formula="of:=[.$E$1]*[.L718]" office:value-type="float" office:value="13816080" calcext:value-type="float">
            <text:p>13816080</text:p>
          </table:table-cell>
          <table:table-cell table:formula="of:=[.J718]-[.M718]" office:value-type="float" office:value="13" calcext:value-type="float">
            <text:p>13</text:p>
          </table:table-cell>
          <table:table-cell table:formula="of:=[.N718]/[.M718]*1000000000" office:value-type="float" office:value="940.932594484108" calcext:value-type="float">
            <text:p>940.932594484108</text:p>
          </table:table-cell>
          <table:table-cell table:number-columns-repeated="1009"/>
        </table:table-row>
        <table:table-row table:style-name="ro1">
          <table:table-cell table:formula="of:=[.A718]" office:value-type="float" office:value="1000" calcext:value-type="float">
            <text:p>1000</text:p>
          </table:table-cell>
          <table:table-cell table:formula="of:=[.J718]" office:value-type="float" office:value="13816093" calcext:value-type="float">
            <text:p>13816093</text:p>
          </table:table-cell>
          <table:table-cell table:formula="of:=[.I718]" office:value-type="float" office:value="816080000" calcext:value-type="float">
            <text:p>816080000</text:p>
          </table:table-cell>
          <table:table-cell table:formula="of:=[.D718]" office:value-type="float" office:value="100" calcext:value-type="float">
            <text:p>100</text:p>
          </table:table-cell>
          <table:table-cell table:formula="of:=[.D719]*[.$E$2]" office:value-type="float" office:value="18000" calcext:value-type="float">
            <text:p>18000</text:p>
          </table:table-cell>
          <table:table-cell table:formula="of:=[.A719]*[.$E$2]*[.D719]" office:value-type="float" office:value="18000000" calcext:value-type="float">
            <text:p>18000000</text:p>
          </table:table-cell>
          <table:table-cell table:formula="of:=[.F719]+[.C719]" office:value-type="float" office:value="834080000" calcext:value-type="float">
            <text:p>834080000</text:p>
          </table:table-cell>
          <table:table-cell table:formula="of:=ROUNDDOWN(([.F719]+[.C719])/1000000000)" office:value-type="float" office:value="0" calcext:value-type="float">
            <text:p>0</text:p>
          </table:table-cell>
          <table:table-cell table:formula="of:=IF([.G719]&gt;=0;MOD([.G719];1000000000);-MOD(-[.G719];1000000000))" office:value-type="float" office:value="834080000" calcext:value-type="float">
            <text:p>834080000</text:p>
          </table:table-cell>
          <table:table-cell table:formula="of:=[.B719]+[.E719]+[.H719]" office:value-type="float" office:value="13834093" calcext:value-type="float">
            <text:p>13834093</text:p>
          </table:table-cell>
          <table:table-cell/>
          <table:table-cell table:formula="of:=[.D719]+[.L718]" office:value-type="float" office:value="76856" calcext:value-type="float">
            <text:p>76856</text:p>
          </table:table-cell>
          <table:table-cell table:formula="of:=[.$E$1]*[.L719]" office:value-type="float" office:value="13834080" calcext:value-type="float">
            <text:p>13834080</text:p>
          </table:table-cell>
          <table:table-cell table:formula="of:=[.J719]-[.M719]" office:value-type="float" office:value="13" calcext:value-type="float">
            <text:p>13</text:p>
          </table:table-cell>
          <table:table-cell table:formula="of:=[.N719]/[.M719]*1000000000" office:value-type="float" office:value="939.708314539167" calcext:value-type="float">
            <text:p>939.708314539167</text:p>
          </table:table-cell>
          <table:table-cell table:number-columns-repeated="1009"/>
        </table:table-row>
        <table:table-row table:style-name="ro1">
          <table:table-cell table:formula="of:=[.A719]" office:value-type="float" office:value="1000" calcext:value-type="float">
            <text:p>1000</text:p>
          </table:table-cell>
          <table:table-cell table:formula="of:=[.J719]" office:value-type="float" office:value="13834093" calcext:value-type="float">
            <text:p>13834093</text:p>
          </table:table-cell>
          <table:table-cell table:formula="of:=[.I719]" office:value-type="float" office:value="834080000" calcext:value-type="float">
            <text:p>834080000</text:p>
          </table:table-cell>
          <table:table-cell table:formula="of:=[.D719]" office:value-type="float" office:value="100" calcext:value-type="float">
            <text:p>100</text:p>
          </table:table-cell>
          <table:table-cell table:formula="of:=[.D720]*[.$E$2]" office:value-type="float" office:value="18000" calcext:value-type="float">
            <text:p>18000</text:p>
          </table:table-cell>
          <table:table-cell table:formula="of:=[.A720]*[.$E$2]*[.D720]" office:value-type="float" office:value="18000000" calcext:value-type="float">
            <text:p>18000000</text:p>
          </table:table-cell>
          <table:table-cell table:formula="of:=[.F720]+[.C720]" office:value-type="float" office:value="852080000" calcext:value-type="float">
            <text:p>852080000</text:p>
          </table:table-cell>
          <table:table-cell table:formula="of:=ROUNDDOWN(([.F720]+[.C720])/1000000000)" office:value-type="float" office:value="0" calcext:value-type="float">
            <text:p>0</text:p>
          </table:table-cell>
          <table:table-cell table:formula="of:=IF([.G720]&gt;=0;MOD([.G720];1000000000);-MOD(-[.G720];1000000000))" office:value-type="float" office:value="852080000" calcext:value-type="float">
            <text:p>852080000</text:p>
          </table:table-cell>
          <table:table-cell table:formula="of:=[.B720]+[.E720]+[.H720]" office:value-type="float" office:value="13852093" calcext:value-type="float">
            <text:p>13852093</text:p>
          </table:table-cell>
          <table:table-cell/>
          <table:table-cell table:formula="of:=[.D720]+[.L719]" office:value-type="float" office:value="76956" calcext:value-type="float">
            <text:p>76956</text:p>
          </table:table-cell>
          <table:table-cell table:formula="of:=[.$E$1]*[.L720]" office:value-type="float" office:value="13852080" calcext:value-type="float">
            <text:p>13852080</text:p>
          </table:table-cell>
          <table:table-cell table:formula="of:=[.J720]-[.M720]" office:value-type="float" office:value="13" calcext:value-type="float">
            <text:p>13</text:p>
          </table:table-cell>
          <table:table-cell table:formula="of:=[.N720]/[.M720]*1000000000" office:value-type="float" office:value="938.487216360287" calcext:value-type="float">
            <text:p>938.487216360287</text:p>
          </table:table-cell>
          <table:table-cell table:number-columns-repeated="1009"/>
        </table:table-row>
        <table:table-row table:style-name="ro1">
          <table:table-cell table:formula="of:=[.A720]" office:value-type="float" office:value="1000" calcext:value-type="float">
            <text:p>1000</text:p>
          </table:table-cell>
          <table:table-cell table:formula="of:=[.J720]" office:value-type="float" office:value="13852093" calcext:value-type="float">
            <text:p>13852093</text:p>
          </table:table-cell>
          <table:table-cell table:formula="of:=[.I720]" office:value-type="float" office:value="852080000" calcext:value-type="float">
            <text:p>852080000</text:p>
          </table:table-cell>
          <table:table-cell table:formula="of:=[.D720]" office:value-type="float" office:value="100" calcext:value-type="float">
            <text:p>100</text:p>
          </table:table-cell>
          <table:table-cell table:formula="of:=[.D721]*[.$E$2]" office:value-type="float" office:value="18000" calcext:value-type="float">
            <text:p>18000</text:p>
          </table:table-cell>
          <table:table-cell table:formula="of:=[.A721]*[.$E$2]*[.D721]" office:value-type="float" office:value="18000000" calcext:value-type="float">
            <text:p>18000000</text:p>
          </table:table-cell>
          <table:table-cell table:formula="of:=[.F721]+[.C721]" office:value-type="float" office:value="870080000" calcext:value-type="float">
            <text:p>870080000</text:p>
          </table:table-cell>
          <table:table-cell table:formula="of:=ROUNDDOWN(([.F721]+[.C721])/1000000000)" office:value-type="float" office:value="0" calcext:value-type="float">
            <text:p>0</text:p>
          </table:table-cell>
          <table:table-cell table:formula="of:=IF([.G721]&gt;=0;MOD([.G721];1000000000);-MOD(-[.G721];1000000000))" office:value-type="float" office:value="870080000" calcext:value-type="float">
            <text:p>870080000</text:p>
          </table:table-cell>
          <table:table-cell table:formula="of:=[.B721]+[.E721]+[.H721]" office:value-type="float" office:value="13870093" calcext:value-type="float">
            <text:p>13870093</text:p>
          </table:table-cell>
          <table:table-cell/>
          <table:table-cell table:formula="of:=[.D721]+[.L720]" office:value-type="float" office:value="77056" calcext:value-type="float">
            <text:p>77056</text:p>
          </table:table-cell>
          <table:table-cell table:formula="of:=[.$E$1]*[.L721]" office:value-type="float" office:value="13870080" calcext:value-type="float">
            <text:p>13870080</text:p>
          </table:table-cell>
          <table:table-cell table:formula="of:=[.J721]-[.M721]" office:value-type="float" office:value="13" calcext:value-type="float">
            <text:p>13</text:p>
          </table:table-cell>
          <table:table-cell table:formula="of:=[.N721]/[.M721]*1000000000" office:value-type="float" office:value="937.269287559985" calcext:value-type="float">
            <text:p>937.269287559985</text:p>
          </table:table-cell>
          <table:table-cell table:number-columns-repeated="1009"/>
        </table:table-row>
        <table:table-row table:style-name="ro1">
          <table:table-cell table:formula="of:=[.A721]" office:value-type="float" office:value="1000" calcext:value-type="float">
            <text:p>1000</text:p>
          </table:table-cell>
          <table:table-cell table:formula="of:=[.J721]" office:value-type="float" office:value="13870093" calcext:value-type="float">
            <text:p>13870093</text:p>
          </table:table-cell>
          <table:table-cell table:formula="of:=[.I721]" office:value-type="float" office:value="870080000" calcext:value-type="float">
            <text:p>870080000</text:p>
          </table:table-cell>
          <table:table-cell table:formula="of:=[.D721]" office:value-type="float" office:value="100" calcext:value-type="float">
            <text:p>100</text:p>
          </table:table-cell>
          <table:table-cell table:formula="of:=[.D722]*[.$E$2]" office:value-type="float" office:value="18000" calcext:value-type="float">
            <text:p>18000</text:p>
          </table:table-cell>
          <table:table-cell table:formula="of:=[.A722]*[.$E$2]*[.D722]" office:value-type="float" office:value="18000000" calcext:value-type="float">
            <text:p>18000000</text:p>
          </table:table-cell>
          <table:table-cell table:formula="of:=[.F722]+[.C722]" office:value-type="float" office:value="888080000" calcext:value-type="float">
            <text:p>888080000</text:p>
          </table:table-cell>
          <table:table-cell table:formula="of:=ROUNDDOWN(([.F722]+[.C722])/1000000000)" office:value-type="float" office:value="0" calcext:value-type="float">
            <text:p>0</text:p>
          </table:table-cell>
          <table:table-cell table:formula="of:=IF([.G722]&gt;=0;MOD([.G722];1000000000);-MOD(-[.G722];1000000000))" office:value-type="float" office:value="888080000" calcext:value-type="float">
            <text:p>888080000</text:p>
          </table:table-cell>
          <table:table-cell table:formula="of:=[.B722]+[.E722]+[.H722]" office:value-type="float" office:value="13888093" calcext:value-type="float">
            <text:p>13888093</text:p>
          </table:table-cell>
          <table:table-cell/>
          <table:table-cell table:formula="of:=[.D722]+[.L721]" office:value-type="float" office:value="77156" calcext:value-type="float">
            <text:p>77156</text:p>
          </table:table-cell>
          <table:table-cell table:formula="of:=[.$E$1]*[.L722]" office:value-type="float" office:value="13888080" calcext:value-type="float">
            <text:p>13888080</text:p>
          </table:table-cell>
          <table:table-cell table:formula="of:=[.J722]-[.M722]" office:value-type="float" office:value="13" calcext:value-type="float">
            <text:p>13</text:p>
          </table:table-cell>
          <table:table-cell table:formula="of:=[.N722]/[.M722]*1000000000" office:value-type="float" office:value="936.054515815001" calcext:value-type="float">
            <text:p>936.054515815001</text:p>
          </table:table-cell>
          <table:table-cell table:number-columns-repeated="1009"/>
        </table:table-row>
        <table:table-row table:style-name="ro1">
          <table:table-cell table:formula="of:=[.A722]" office:value-type="float" office:value="1000" calcext:value-type="float">
            <text:p>1000</text:p>
          </table:table-cell>
          <table:table-cell table:formula="of:=[.J722]" office:value-type="float" office:value="13888093" calcext:value-type="float">
            <text:p>13888093</text:p>
          </table:table-cell>
          <table:table-cell table:formula="of:=[.I722]" office:value-type="float" office:value="888080000" calcext:value-type="float">
            <text:p>888080000</text:p>
          </table:table-cell>
          <table:table-cell table:formula="of:=[.D722]" office:value-type="float" office:value="100" calcext:value-type="float">
            <text:p>100</text:p>
          </table:table-cell>
          <table:table-cell table:formula="of:=[.D723]*[.$E$2]" office:value-type="float" office:value="18000" calcext:value-type="float">
            <text:p>18000</text:p>
          </table:table-cell>
          <table:table-cell table:formula="of:=[.A723]*[.$E$2]*[.D723]" office:value-type="float" office:value="18000000" calcext:value-type="float">
            <text:p>18000000</text:p>
          </table:table-cell>
          <table:table-cell table:formula="of:=[.F723]+[.C723]" office:value-type="float" office:value="906080000" calcext:value-type="float">
            <text:p>906080000</text:p>
          </table:table-cell>
          <table:table-cell table:formula="of:=ROUNDDOWN(([.F723]+[.C723])/1000000000)" office:value-type="float" office:value="0" calcext:value-type="float">
            <text:p>0</text:p>
          </table:table-cell>
          <table:table-cell table:formula="of:=IF([.G723]&gt;=0;MOD([.G723];1000000000);-MOD(-[.G723];1000000000))" office:value-type="float" office:value="906080000" calcext:value-type="float">
            <text:p>906080000</text:p>
          </table:table-cell>
          <table:table-cell table:formula="of:=[.B723]+[.E723]+[.H723]" office:value-type="float" office:value="13906093" calcext:value-type="float">
            <text:p>13906093</text:p>
          </table:table-cell>
          <table:table-cell/>
          <table:table-cell table:formula="of:=[.D723]+[.L722]" office:value-type="float" office:value="77256" calcext:value-type="float">
            <text:p>77256</text:p>
          </table:table-cell>
          <table:table-cell table:formula="of:=[.$E$1]*[.L723]" office:value-type="float" office:value="13906080" calcext:value-type="float">
            <text:p>13906080</text:p>
          </table:table-cell>
          <table:table-cell table:formula="of:=[.J723]-[.M723]" office:value-type="float" office:value="13" calcext:value-type="float">
            <text:p>13</text:p>
          </table:table-cell>
          <table:table-cell table:formula="of:=[.N723]/[.M723]*1000000000" office:value-type="float" office:value="934.842888865877" calcext:value-type="float">
            <text:p>934.842888865877</text:p>
          </table:table-cell>
          <table:table-cell table:number-columns-repeated="1009"/>
        </table:table-row>
        <table:table-row table:style-name="ro1">
          <table:table-cell table:formula="of:=[.A723]" office:value-type="float" office:value="1000" calcext:value-type="float">
            <text:p>1000</text:p>
          </table:table-cell>
          <table:table-cell table:formula="of:=[.J723]" office:value-type="float" office:value="13906093" calcext:value-type="float">
            <text:p>13906093</text:p>
          </table:table-cell>
          <table:table-cell table:formula="of:=[.I723]" office:value-type="float" office:value="906080000" calcext:value-type="float">
            <text:p>906080000</text:p>
          </table:table-cell>
          <table:table-cell table:formula="of:=[.D723]" office:value-type="float" office:value="100" calcext:value-type="float">
            <text:p>100</text:p>
          </table:table-cell>
          <table:table-cell table:formula="of:=[.D724]*[.$E$2]" office:value-type="float" office:value="18000" calcext:value-type="float">
            <text:p>18000</text:p>
          </table:table-cell>
          <table:table-cell table:formula="of:=[.A724]*[.$E$2]*[.D724]" office:value-type="float" office:value="18000000" calcext:value-type="float">
            <text:p>18000000</text:p>
          </table:table-cell>
          <table:table-cell table:formula="of:=[.F724]+[.C724]" office:value-type="float" office:value="924080000" calcext:value-type="float">
            <text:p>924080000</text:p>
          </table:table-cell>
          <table:table-cell table:formula="of:=ROUNDDOWN(([.F724]+[.C724])/1000000000)" office:value-type="float" office:value="0" calcext:value-type="float">
            <text:p>0</text:p>
          </table:table-cell>
          <table:table-cell table:formula="of:=IF([.G724]&gt;=0;MOD([.G724];1000000000);-MOD(-[.G724];1000000000))" office:value-type="float" office:value="924080000" calcext:value-type="float">
            <text:p>924080000</text:p>
          </table:table-cell>
          <table:table-cell table:formula="of:=[.B724]+[.E724]+[.H724]" office:value-type="float" office:value="13924093" calcext:value-type="float">
            <text:p>13924093</text:p>
          </table:table-cell>
          <table:table-cell/>
          <table:table-cell table:formula="of:=[.D724]+[.L723]" office:value-type="float" office:value="77356" calcext:value-type="float">
            <text:p>77356</text:p>
          </table:table-cell>
          <table:table-cell table:formula="of:=[.$E$1]*[.L724]" office:value-type="float" office:value="13924080" calcext:value-type="float">
            <text:p>13924080</text:p>
          </table:table-cell>
          <table:table-cell table:formula="of:=[.J724]-[.M724]" office:value-type="float" office:value="13" calcext:value-type="float">
            <text:p>13</text:p>
          </table:table-cell>
          <table:table-cell table:formula="of:=[.N724]/[.M724]*1000000000" office:value-type="float" office:value="933.63439451655" calcext:value-type="float">
            <text:p>933.63439451655</text:p>
          </table:table-cell>
          <table:table-cell table:number-columns-repeated="1009"/>
        </table:table-row>
        <table:table-row table:style-name="ro1">
          <table:table-cell table:formula="of:=[.A724]" office:value-type="float" office:value="1000" calcext:value-type="float">
            <text:p>1000</text:p>
          </table:table-cell>
          <table:table-cell table:formula="of:=[.J724]" office:value-type="float" office:value="13924093" calcext:value-type="float">
            <text:p>13924093</text:p>
          </table:table-cell>
          <table:table-cell table:formula="of:=[.I724]" office:value-type="float" office:value="924080000" calcext:value-type="float">
            <text:p>924080000</text:p>
          </table:table-cell>
          <table:table-cell table:formula="of:=[.D724]" office:value-type="float" office:value="100" calcext:value-type="float">
            <text:p>100</text:p>
          </table:table-cell>
          <table:table-cell table:formula="of:=[.D725]*[.$E$2]" office:value-type="float" office:value="18000" calcext:value-type="float">
            <text:p>18000</text:p>
          </table:table-cell>
          <table:table-cell table:formula="of:=[.A725]*[.$E$2]*[.D725]" office:value-type="float" office:value="18000000" calcext:value-type="float">
            <text:p>18000000</text:p>
          </table:table-cell>
          <table:table-cell table:formula="of:=[.F725]+[.C725]" office:value-type="float" office:value="942080000" calcext:value-type="float">
            <text:p>942080000</text:p>
          </table:table-cell>
          <table:table-cell table:formula="of:=ROUNDDOWN(([.F725]+[.C725])/1000000000)" office:value-type="float" office:value="0" calcext:value-type="float">
            <text:p>0</text:p>
          </table:table-cell>
          <table:table-cell table:formula="of:=IF([.G725]&gt;=0;MOD([.G725];1000000000);-MOD(-[.G725];1000000000))" office:value-type="float" office:value="942080000" calcext:value-type="float">
            <text:p>942080000</text:p>
          </table:table-cell>
          <table:table-cell table:formula="of:=[.B725]+[.E725]+[.H725]" office:value-type="float" office:value="13942093" calcext:value-type="float">
            <text:p>13942093</text:p>
          </table:table-cell>
          <table:table-cell/>
          <table:table-cell table:formula="of:=[.D725]+[.L724]" office:value-type="float" office:value="77456" calcext:value-type="float">
            <text:p>77456</text:p>
          </table:table-cell>
          <table:table-cell table:formula="of:=[.$E$1]*[.L725]" office:value-type="float" office:value="13942080" calcext:value-type="float">
            <text:p>13942080</text:p>
          </table:table-cell>
          <table:table-cell table:formula="of:=[.J725]-[.M725]" office:value-type="float" office:value="13" calcext:value-type="float">
            <text:p>13</text:p>
          </table:table-cell>
          <table:table-cell table:formula="of:=[.N725]/[.M725]*1000000000" office:value-type="float" office:value="932.429020633937" calcext:value-type="float">
            <text:p>932.429020633937</text:p>
          </table:table-cell>
          <table:table-cell table:number-columns-repeated="1009"/>
        </table:table-row>
        <table:table-row table:style-name="ro1">
          <table:table-cell table:formula="of:=[.A725]" office:value-type="float" office:value="1000" calcext:value-type="float">
            <text:p>1000</text:p>
          </table:table-cell>
          <table:table-cell table:formula="of:=[.J725]" office:value-type="float" office:value="13942093" calcext:value-type="float">
            <text:p>13942093</text:p>
          </table:table-cell>
          <table:table-cell table:formula="of:=[.I725]" office:value-type="float" office:value="942080000" calcext:value-type="float">
            <text:p>942080000</text:p>
          </table:table-cell>
          <table:table-cell table:formula="of:=[.D725]" office:value-type="float" office:value="100" calcext:value-type="float">
            <text:p>100</text:p>
          </table:table-cell>
          <table:table-cell table:formula="of:=[.D726]*[.$E$2]" office:value-type="float" office:value="18000" calcext:value-type="float">
            <text:p>18000</text:p>
          </table:table-cell>
          <table:table-cell table:formula="of:=[.A726]*[.$E$2]*[.D726]" office:value-type="float" office:value="18000000" calcext:value-type="float">
            <text:p>18000000</text:p>
          </table:table-cell>
          <table:table-cell table:formula="of:=[.F726]+[.C726]" office:value-type="float" office:value="960080000" calcext:value-type="float">
            <text:p>960080000</text:p>
          </table:table-cell>
          <table:table-cell table:formula="of:=ROUNDDOWN(([.F726]+[.C726])/1000000000)" office:value-type="float" office:value="0" calcext:value-type="float">
            <text:p>0</text:p>
          </table:table-cell>
          <table:table-cell table:formula="of:=IF([.G726]&gt;=0;MOD([.G726];1000000000);-MOD(-[.G726];1000000000))" office:value-type="float" office:value="960080000" calcext:value-type="float">
            <text:p>960080000</text:p>
          </table:table-cell>
          <table:table-cell table:formula="of:=[.B726]+[.E726]+[.H726]" office:value-type="float" office:value="13960093" calcext:value-type="float">
            <text:p>13960093</text:p>
          </table:table-cell>
          <table:table-cell/>
          <table:table-cell table:formula="of:=[.D726]+[.L725]" office:value-type="float" office:value="77556" calcext:value-type="float">
            <text:p>77556</text:p>
          </table:table-cell>
          <table:table-cell table:formula="of:=[.$E$1]*[.L726]" office:value-type="float" office:value="13960080" calcext:value-type="float">
            <text:p>13960080</text:p>
          </table:table-cell>
          <table:table-cell table:formula="of:=[.J726]-[.M726]" office:value-type="float" office:value="13" calcext:value-type="float">
            <text:p>13</text:p>
          </table:table-cell>
          <table:table-cell table:formula="of:=[.N726]/[.M726]*1000000000" office:value-type="float" office:value="931.226755147535" calcext:value-type="float">
            <text:p>931.226755147535</text:p>
          </table:table-cell>
          <table:table-cell table:number-columns-repeated="1009"/>
        </table:table-row>
        <table:table-row table:style-name="ro1">
          <table:table-cell table:formula="of:=[.A726]" office:value-type="float" office:value="1000" calcext:value-type="float">
            <text:p>1000</text:p>
          </table:table-cell>
          <table:table-cell table:formula="of:=[.J726]" office:value-type="float" office:value="13960093" calcext:value-type="float">
            <text:p>13960093</text:p>
          </table:table-cell>
          <table:table-cell table:formula="of:=[.I726]" office:value-type="float" office:value="960080000" calcext:value-type="float">
            <text:p>960080000</text:p>
          </table:table-cell>
          <table:table-cell table:formula="of:=[.D726]" office:value-type="float" office:value="100" calcext:value-type="float">
            <text:p>100</text:p>
          </table:table-cell>
          <table:table-cell table:formula="of:=[.D727]*[.$E$2]" office:value-type="float" office:value="18000" calcext:value-type="float">
            <text:p>18000</text:p>
          </table:table-cell>
          <table:table-cell table:formula="of:=[.A727]*[.$E$2]*[.D727]" office:value-type="float" office:value="18000000" calcext:value-type="float">
            <text:p>18000000</text:p>
          </table:table-cell>
          <table:table-cell table:formula="of:=[.F727]+[.C727]" office:value-type="float" office:value="978080000" calcext:value-type="float">
            <text:p>978080000</text:p>
          </table:table-cell>
          <table:table-cell table:formula="of:=ROUNDDOWN(([.F727]+[.C727])/1000000000)" office:value-type="float" office:value="0" calcext:value-type="float">
            <text:p>0</text:p>
          </table:table-cell>
          <table:table-cell table:formula="of:=IF([.G727]&gt;=0;MOD([.G727];1000000000);-MOD(-[.G727];1000000000))" office:value-type="float" office:value="978080000" calcext:value-type="float">
            <text:p>978080000</text:p>
          </table:table-cell>
          <table:table-cell table:formula="of:=[.B727]+[.E727]+[.H727]" office:value-type="float" office:value="13978093" calcext:value-type="float">
            <text:p>13978093</text:p>
          </table:table-cell>
          <table:table-cell/>
          <table:table-cell table:formula="of:=[.D727]+[.L726]" office:value-type="float" office:value="77656" calcext:value-type="float">
            <text:p>77656</text:p>
          </table:table-cell>
          <table:table-cell table:formula="of:=[.$E$1]*[.L727]" office:value-type="float" office:value="13978080" calcext:value-type="float">
            <text:p>13978080</text:p>
          </table:table-cell>
          <table:table-cell table:formula="of:=[.J727]-[.M727]" office:value-type="float" office:value="13" calcext:value-type="float">
            <text:p>13</text:p>
          </table:table-cell>
          <table:table-cell table:formula="of:=[.N727]/[.M727]*1000000000" office:value-type="float" office:value="930.027586049014" calcext:value-type="float">
            <text:p>930.027586049014</text:p>
          </table:table-cell>
          <table:table-cell table:number-columns-repeated="1009"/>
        </table:table-row>
        <table:table-row table:style-name="ro1">
          <table:table-cell table:formula="of:=[.A727]" office:value-type="float" office:value="1000" calcext:value-type="float">
            <text:p>1000</text:p>
          </table:table-cell>
          <table:table-cell table:formula="of:=[.J727]" office:value-type="float" office:value="13978093" calcext:value-type="float">
            <text:p>13978093</text:p>
          </table:table-cell>
          <table:table-cell table:formula="of:=[.I727]" office:value-type="float" office:value="978080000" calcext:value-type="float">
            <text:p>978080000</text:p>
          </table:table-cell>
          <table:table-cell table:formula="of:=[.D727]" office:value-type="float" office:value="100" calcext:value-type="float">
            <text:p>100</text:p>
          </table:table-cell>
          <table:table-cell table:formula="of:=[.D728]*[.$E$2]" office:value-type="float" office:value="18000" calcext:value-type="float">
            <text:p>18000</text:p>
          </table:table-cell>
          <table:table-cell table:formula="of:=[.A728]*[.$E$2]*[.D728]" office:value-type="float" office:value="18000000" calcext:value-type="float">
            <text:p>18000000</text:p>
          </table:table-cell>
          <table:table-cell table:formula="of:=[.F728]+[.C728]" office:value-type="float" office:value="996080000" calcext:value-type="float">
            <text:p>996080000</text:p>
          </table:table-cell>
          <table:table-cell table:formula="of:=ROUNDDOWN(([.F728]+[.C728])/1000000000)" office:value-type="float" office:value="0" calcext:value-type="float">
            <text:p>0</text:p>
          </table:table-cell>
          <table:table-cell table:formula="of:=IF([.G728]&gt;=0;MOD([.G728];1000000000);-MOD(-[.G728];1000000000))" office:value-type="float" office:value="996080000" calcext:value-type="float">
            <text:p>996080000</text:p>
          </table:table-cell>
          <table:table-cell table:formula="of:=[.B728]+[.E728]+[.H728]" office:value-type="float" office:value="13996093" calcext:value-type="float">
            <text:p>13996093</text:p>
          </table:table-cell>
          <table:table-cell/>
          <table:table-cell table:formula="of:=[.D728]+[.L727]" office:value-type="float" office:value="77756" calcext:value-type="float">
            <text:p>77756</text:p>
          </table:table-cell>
          <table:table-cell table:formula="of:=[.$E$1]*[.L728]" office:value-type="float" office:value="13996080" calcext:value-type="float">
            <text:p>13996080</text:p>
          </table:table-cell>
          <table:table-cell table:formula="of:=[.J728]-[.M728]" office:value-type="float" office:value="13" calcext:value-type="float">
            <text:p>13</text:p>
          </table:table-cell>
          <table:table-cell table:formula="of:=[.N728]/[.M728]*1000000000" office:value-type="float" office:value="928.831501391818" calcext:value-type="float">
            <text:p>928.831501391818</text:p>
          </table:table-cell>
          <table:table-cell table:number-columns-repeated="1009"/>
        </table:table-row>
        <table:table-row table:style-name="ro1">
          <table:table-cell table:formula="of:=[.A728]" office:value-type="float" office:value="1000" calcext:value-type="float">
            <text:p>1000</text:p>
          </table:table-cell>
          <table:table-cell table:formula="of:=[.J728]" office:value-type="float" office:value="13996093" calcext:value-type="float">
            <text:p>13996093</text:p>
          </table:table-cell>
          <table:table-cell table:formula="of:=[.I728]" office:value-type="float" office:value="996080000" calcext:value-type="float">
            <text:p>996080000</text:p>
          </table:table-cell>
          <table:table-cell table:formula="of:=[.D728]" office:value-type="float" office:value="100" calcext:value-type="float">
            <text:p>100</text:p>
          </table:table-cell>
          <table:table-cell table:formula="of:=[.D729]*[.$E$2]" office:value-type="float" office:value="18000" calcext:value-type="float">
            <text:p>18000</text:p>
          </table:table-cell>
          <table:table-cell table:formula="of:=[.A729]*[.$E$2]*[.D729]" office:value-type="float" office:value="18000000" calcext:value-type="float">
            <text:p>18000000</text:p>
          </table:table-cell>
          <table:table-cell table:formula="of:=[.F729]+[.C729]" office:value-type="float" office:value="1014080000" calcext:value-type="float">
            <text:p>1014080000</text:p>
          </table:table-cell>
          <table:table-cell table:formula="of:=ROUNDDOWN(([.F729]+[.C729])/1000000000)" office:value-type="float" office:value="1" calcext:value-type="float">
            <text:p>1</text:p>
          </table:table-cell>
          <table:table-cell table:formula="of:=IF([.G729]&gt;=0;MOD([.G729];1000000000);-MOD(-[.G729];1000000000))" office:value-type="float" office:value="14080000" calcext:value-type="float">
            <text:p>14080000</text:p>
          </table:table-cell>
          <table:table-cell table:formula="of:=[.B729]+[.E729]+[.H729]" office:value-type="float" office:value="14014094" calcext:value-type="float">
            <text:p>14014094</text:p>
          </table:table-cell>
          <table:table-cell/>
          <table:table-cell table:formula="of:=[.D729]+[.L728]" office:value-type="float" office:value="77856" calcext:value-type="float">
            <text:p>77856</text:p>
          </table:table-cell>
          <table:table-cell table:formula="of:=[.$E$1]*[.L729]" office:value-type="float" office:value="14014080" calcext:value-type="float">
            <text:p>14014080</text:p>
          </table:table-cell>
          <table:table-cell table:formula="of:=[.J729]-[.M729]" office:value-type="float" office:value="14" calcext:value-type="float">
            <text:p>14</text:p>
          </table:table-cell>
          <table:table-cell table:formula="of:=[.N729]/[.M729]*1000000000" office:value-type="float" office:value="998.995296159291" calcext:value-type="float">
            <text:p>998.995296159291</text:p>
          </table:table-cell>
          <table:table-cell table:number-columns-repeated="1009"/>
        </table:table-row>
        <table:table-row table:style-name="ro1">
          <table:table-cell table:formula="of:=[.A729]" office:value-type="float" office:value="1000" calcext:value-type="float">
            <text:p>1000</text:p>
          </table:table-cell>
          <table:table-cell table:formula="of:=[.J729]" office:value-type="float" office:value="14014094" calcext:value-type="float">
            <text:p>14014094</text:p>
          </table:table-cell>
          <table:table-cell table:formula="of:=[.I729]" office:value-type="float" office:value="14080000" calcext:value-type="float">
            <text:p>14080000</text:p>
          </table:table-cell>
          <table:table-cell table:formula="of:=[.D729]" office:value-type="float" office:value="100" calcext:value-type="float">
            <text:p>100</text:p>
          </table:table-cell>
          <table:table-cell table:formula="of:=[.D730]*[.$E$2]" office:value-type="float" office:value="18000" calcext:value-type="float">
            <text:p>18000</text:p>
          </table:table-cell>
          <table:table-cell table:formula="of:=[.A730]*[.$E$2]*[.D730]" office:value-type="float" office:value="18000000" calcext:value-type="float">
            <text:p>18000000</text:p>
          </table:table-cell>
          <table:table-cell table:formula="of:=[.F730]+[.C730]" office:value-type="float" office:value="32080000" calcext:value-type="float">
            <text:p>32080000</text:p>
          </table:table-cell>
          <table:table-cell table:formula="of:=ROUNDDOWN(([.F730]+[.C730])/1000000000)" office:value-type="float" office:value="0" calcext:value-type="float">
            <text:p>0</text:p>
          </table:table-cell>
          <table:table-cell table:formula="of:=IF([.G730]&gt;=0;MOD([.G730];1000000000);-MOD(-[.G730];1000000000))" office:value-type="float" office:value="32080000" calcext:value-type="float">
            <text:p>32080000</text:p>
          </table:table-cell>
          <table:table-cell table:formula="of:=[.B730]+[.E730]+[.H730]" office:value-type="float" office:value="14032094" calcext:value-type="float">
            <text:p>14032094</text:p>
          </table:table-cell>
          <table:table-cell/>
          <table:table-cell table:formula="of:=[.D730]+[.L729]" office:value-type="float" office:value="77956" calcext:value-type="float">
            <text:p>77956</text:p>
          </table:table-cell>
          <table:table-cell table:formula="of:=[.$E$1]*[.L730]" office:value-type="float" office:value="14032080" calcext:value-type="float">
            <text:p>14032080</text:p>
          </table:table-cell>
          <table:table-cell table:formula="of:=[.J730]-[.M730]" office:value-type="float" office:value="14" calcext:value-type="float">
            <text:p>14</text:p>
          </table:table-cell>
          <table:table-cell table:formula="of:=[.N730]/[.M730]*1000000000" office:value-type="float" office:value="997.713810069498" calcext:value-type="float">
            <text:p>997.713810069498</text:p>
          </table:table-cell>
          <table:table-cell table:number-columns-repeated="1009"/>
        </table:table-row>
        <table:table-row table:style-name="ro1">
          <table:table-cell table:formula="of:=[.A730]" office:value-type="float" office:value="1000" calcext:value-type="float">
            <text:p>1000</text:p>
          </table:table-cell>
          <table:table-cell table:formula="of:=[.J730]" office:value-type="float" office:value="14032094" calcext:value-type="float">
            <text:p>14032094</text:p>
          </table:table-cell>
          <table:table-cell table:formula="of:=[.I730]" office:value-type="float" office:value="32080000" calcext:value-type="float">
            <text:p>32080000</text:p>
          </table:table-cell>
          <table:table-cell table:formula="of:=[.D730]" office:value-type="float" office:value="100" calcext:value-type="float">
            <text:p>100</text:p>
          </table:table-cell>
          <table:table-cell table:formula="of:=[.D731]*[.$E$2]" office:value-type="float" office:value="18000" calcext:value-type="float">
            <text:p>18000</text:p>
          </table:table-cell>
          <table:table-cell table:formula="of:=[.A731]*[.$E$2]*[.D731]" office:value-type="float" office:value="18000000" calcext:value-type="float">
            <text:p>18000000</text:p>
          </table:table-cell>
          <table:table-cell table:formula="of:=[.F731]+[.C731]" office:value-type="float" office:value="50080000" calcext:value-type="float">
            <text:p>50080000</text:p>
          </table:table-cell>
          <table:table-cell table:formula="of:=ROUNDDOWN(([.F731]+[.C731])/1000000000)" office:value-type="float" office:value="0" calcext:value-type="float">
            <text:p>0</text:p>
          </table:table-cell>
          <table:table-cell table:formula="of:=IF([.G731]&gt;=0;MOD([.G731];1000000000);-MOD(-[.G731];1000000000))" office:value-type="float" office:value="50080000" calcext:value-type="float">
            <text:p>50080000</text:p>
          </table:table-cell>
          <table:table-cell table:formula="of:=[.B731]+[.E731]+[.H731]" office:value-type="float" office:value="14050094" calcext:value-type="float">
            <text:p>14050094</text:p>
          </table:table-cell>
          <table:table-cell/>
          <table:table-cell table:formula="of:=[.D731]+[.L730]" office:value-type="float" office:value="78056" calcext:value-type="float">
            <text:p>78056</text:p>
          </table:table-cell>
          <table:table-cell table:formula="of:=[.$E$1]*[.L731]" office:value-type="float" office:value="14050080" calcext:value-type="float">
            <text:p>14050080</text:p>
          </table:table-cell>
          <table:table-cell table:formula="of:=[.J731]-[.M731]" office:value-type="float" office:value="14" calcext:value-type="float">
            <text:p>14</text:p>
          </table:table-cell>
          <table:table-cell table:formula="of:=[.N731]/[.M731]*1000000000" office:value-type="float" office:value="996.435607484086" calcext:value-type="float">
            <text:p>996.435607484086</text:p>
          </table:table-cell>
          <table:table-cell table:number-columns-repeated="1009"/>
        </table:table-row>
        <table:table-row table:style-name="ro1">
          <table:table-cell table:formula="of:=[.A731]" office:value-type="float" office:value="1000" calcext:value-type="float">
            <text:p>1000</text:p>
          </table:table-cell>
          <table:table-cell table:formula="of:=[.J731]" office:value-type="float" office:value="14050094" calcext:value-type="float">
            <text:p>14050094</text:p>
          </table:table-cell>
          <table:table-cell table:formula="of:=[.I731]" office:value-type="float" office:value="50080000" calcext:value-type="float">
            <text:p>50080000</text:p>
          </table:table-cell>
          <table:table-cell table:formula="of:=[.D731]" office:value-type="float" office:value="100" calcext:value-type="float">
            <text:p>100</text:p>
          </table:table-cell>
          <table:table-cell table:formula="of:=[.D732]*[.$E$2]" office:value-type="float" office:value="18000" calcext:value-type="float">
            <text:p>18000</text:p>
          </table:table-cell>
          <table:table-cell table:formula="of:=[.A732]*[.$E$2]*[.D732]" office:value-type="float" office:value="18000000" calcext:value-type="float">
            <text:p>18000000</text:p>
          </table:table-cell>
          <table:table-cell table:formula="of:=[.F732]+[.C732]" office:value-type="float" office:value="68080000" calcext:value-type="float">
            <text:p>68080000</text:p>
          </table:table-cell>
          <table:table-cell table:formula="of:=ROUNDDOWN(([.F732]+[.C732])/1000000000)" office:value-type="float" office:value="0" calcext:value-type="float">
            <text:p>0</text:p>
          </table:table-cell>
          <table:table-cell table:formula="of:=IF([.G732]&gt;=0;MOD([.G732];1000000000);-MOD(-[.G732];1000000000))" office:value-type="float" office:value="68080000" calcext:value-type="float">
            <text:p>68080000</text:p>
          </table:table-cell>
          <table:table-cell table:formula="of:=[.B732]+[.E732]+[.H732]" office:value-type="float" office:value="14068094" calcext:value-type="float">
            <text:p>14068094</text:p>
          </table:table-cell>
          <table:table-cell/>
          <table:table-cell table:formula="of:=[.D732]+[.L731]" office:value-type="float" office:value="78156" calcext:value-type="float">
            <text:p>78156</text:p>
          </table:table-cell>
          <table:table-cell table:formula="of:=[.$E$1]*[.L732]" office:value-type="float" office:value="14068080" calcext:value-type="float">
            <text:p>14068080</text:p>
          </table:table-cell>
          <table:table-cell table:formula="of:=[.J732]-[.M732]" office:value-type="float" office:value="14" calcext:value-type="float">
            <text:p>14</text:p>
          </table:table-cell>
          <table:table-cell table:formula="of:=[.N732]/[.M732]*1000000000" office:value-type="float" office:value="995.160675799398" calcext:value-type="float">
            <text:p>995.160675799398</text:p>
          </table:table-cell>
          <table:table-cell table:number-columns-repeated="1009"/>
        </table:table-row>
        <table:table-row table:style-name="ro1">
          <table:table-cell table:formula="of:=[.A732]" office:value-type="float" office:value="1000" calcext:value-type="float">
            <text:p>1000</text:p>
          </table:table-cell>
          <table:table-cell table:formula="of:=[.J732]" office:value-type="float" office:value="14068094" calcext:value-type="float">
            <text:p>14068094</text:p>
          </table:table-cell>
          <table:table-cell table:formula="of:=[.I732]" office:value-type="float" office:value="68080000" calcext:value-type="float">
            <text:p>68080000</text:p>
          </table:table-cell>
          <table:table-cell table:formula="of:=[.D732]" office:value-type="float" office:value="100" calcext:value-type="float">
            <text:p>100</text:p>
          </table:table-cell>
          <table:table-cell table:formula="of:=[.D733]*[.$E$2]" office:value-type="float" office:value="18000" calcext:value-type="float">
            <text:p>18000</text:p>
          </table:table-cell>
          <table:table-cell table:formula="of:=[.A733]*[.$E$2]*[.D733]" office:value-type="float" office:value="18000000" calcext:value-type="float">
            <text:p>18000000</text:p>
          </table:table-cell>
          <table:table-cell table:formula="of:=[.F733]+[.C733]" office:value-type="float" office:value="86080000" calcext:value-type="float">
            <text:p>86080000</text:p>
          </table:table-cell>
          <table:table-cell table:formula="of:=ROUNDDOWN(([.F733]+[.C733])/1000000000)" office:value-type="float" office:value="0" calcext:value-type="float">
            <text:p>0</text:p>
          </table:table-cell>
          <table:table-cell table:formula="of:=IF([.G733]&gt;=0;MOD([.G733];1000000000);-MOD(-[.G733];1000000000))" office:value-type="float" office:value="86080000" calcext:value-type="float">
            <text:p>86080000</text:p>
          </table:table-cell>
          <table:table-cell table:formula="of:=[.B733]+[.E733]+[.H733]" office:value-type="float" office:value="14086094" calcext:value-type="float">
            <text:p>14086094</text:p>
          </table:table-cell>
          <table:table-cell/>
          <table:table-cell table:formula="of:=[.D733]+[.L732]" office:value-type="float" office:value="78256" calcext:value-type="float">
            <text:p>78256</text:p>
          </table:table-cell>
          <table:table-cell table:formula="of:=[.$E$1]*[.L733]" office:value-type="float" office:value="14086080" calcext:value-type="float">
            <text:p>14086080</text:p>
          </table:table-cell>
          <table:table-cell table:formula="of:=[.J733]-[.M733]" office:value-type="float" office:value="14" calcext:value-type="float">
            <text:p>14</text:p>
          </table:table-cell>
          <table:table-cell table:formula="of:=[.N733]/[.M733]*1000000000" office:value-type="float" office:value="993.889002476204" calcext:value-type="float">
            <text:p>993.889002476204</text:p>
          </table:table-cell>
          <table:table-cell table:number-columns-repeated="1009"/>
        </table:table-row>
        <table:table-row table:style-name="ro1">
          <table:table-cell table:formula="of:=[.A733]" office:value-type="float" office:value="1000" calcext:value-type="float">
            <text:p>1000</text:p>
          </table:table-cell>
          <table:table-cell table:formula="of:=[.J733]" office:value-type="float" office:value="14086094" calcext:value-type="float">
            <text:p>14086094</text:p>
          </table:table-cell>
          <table:table-cell table:formula="of:=[.I733]" office:value-type="float" office:value="86080000" calcext:value-type="float">
            <text:p>86080000</text:p>
          </table:table-cell>
          <table:table-cell table:formula="of:=[.D733]" office:value-type="float" office:value="100" calcext:value-type="float">
            <text:p>100</text:p>
          </table:table-cell>
          <table:table-cell table:formula="of:=[.D734]*[.$E$2]" office:value-type="float" office:value="18000" calcext:value-type="float">
            <text:p>18000</text:p>
          </table:table-cell>
          <table:table-cell table:formula="of:=[.A734]*[.$E$2]*[.D734]" office:value-type="float" office:value="18000000" calcext:value-type="float">
            <text:p>18000000</text:p>
          </table:table-cell>
          <table:table-cell table:formula="of:=[.F734]+[.C734]" office:value-type="float" office:value="104080000" calcext:value-type="float">
            <text:p>104080000</text:p>
          </table:table-cell>
          <table:table-cell table:formula="of:=ROUNDDOWN(([.F734]+[.C734])/1000000000)" office:value-type="float" office:value="0" calcext:value-type="float">
            <text:p>0</text:p>
          </table:table-cell>
          <table:table-cell table:formula="of:=IF([.G734]&gt;=0;MOD([.G734];1000000000);-MOD(-[.G734];1000000000))" office:value-type="float" office:value="104080000" calcext:value-type="float">
            <text:p>104080000</text:p>
          </table:table-cell>
          <table:table-cell table:formula="of:=[.B734]+[.E734]+[.H734]" office:value-type="float" office:value="14104094" calcext:value-type="float">
            <text:p>14104094</text:p>
          </table:table-cell>
          <table:table-cell/>
          <table:table-cell table:formula="of:=[.D734]+[.L733]" office:value-type="float" office:value="78356" calcext:value-type="float">
            <text:p>78356</text:p>
          </table:table-cell>
          <table:table-cell table:formula="of:=[.$E$1]*[.L734]" office:value-type="float" office:value="14104080" calcext:value-type="float">
            <text:p>14104080</text:p>
          </table:table-cell>
          <table:table-cell table:formula="of:=[.J734]-[.M734]" office:value-type="float" office:value="14" calcext:value-type="float">
            <text:p>14</text:p>
          </table:table-cell>
          <table:table-cell table:formula="of:=[.N734]/[.M734]*1000000000" office:value-type="float" office:value="992.620575039279" calcext:value-type="float">
            <text:p>992.620575039279</text:p>
          </table:table-cell>
          <table:table-cell table:number-columns-repeated="1009"/>
        </table:table-row>
        <table:table-row table:style-name="ro1">
          <table:table-cell table:formula="of:=[.A734]" office:value-type="float" office:value="1000" calcext:value-type="float">
            <text:p>1000</text:p>
          </table:table-cell>
          <table:table-cell table:formula="of:=[.J734]" office:value-type="float" office:value="14104094" calcext:value-type="float">
            <text:p>14104094</text:p>
          </table:table-cell>
          <table:table-cell table:formula="of:=[.I734]" office:value-type="float" office:value="104080000" calcext:value-type="float">
            <text:p>104080000</text:p>
          </table:table-cell>
          <table:table-cell table:formula="of:=[.D734]" office:value-type="float" office:value="100" calcext:value-type="float">
            <text:p>100</text:p>
          </table:table-cell>
          <table:table-cell table:formula="of:=[.D735]*[.$E$2]" office:value-type="float" office:value="18000" calcext:value-type="float">
            <text:p>18000</text:p>
          </table:table-cell>
          <table:table-cell table:formula="of:=[.A735]*[.$E$2]*[.D735]" office:value-type="float" office:value="18000000" calcext:value-type="float">
            <text:p>18000000</text:p>
          </table:table-cell>
          <table:table-cell table:formula="of:=[.F735]+[.C735]" office:value-type="float" office:value="122080000" calcext:value-type="float">
            <text:p>122080000</text:p>
          </table:table-cell>
          <table:table-cell table:formula="of:=ROUNDDOWN(([.F735]+[.C735])/1000000000)" office:value-type="float" office:value="0" calcext:value-type="float">
            <text:p>0</text:p>
          </table:table-cell>
          <table:table-cell table:formula="of:=IF([.G735]&gt;=0;MOD([.G735];1000000000);-MOD(-[.G735];1000000000))" office:value-type="float" office:value="122080000" calcext:value-type="float">
            <text:p>122080000</text:p>
          </table:table-cell>
          <table:table-cell table:formula="of:=[.B735]+[.E735]+[.H735]" office:value-type="float" office:value="14122094" calcext:value-type="float">
            <text:p>14122094</text:p>
          </table:table-cell>
          <table:table-cell/>
          <table:table-cell table:formula="of:=[.D735]+[.L734]" office:value-type="float" office:value="78456" calcext:value-type="float">
            <text:p>78456</text:p>
          </table:table-cell>
          <table:table-cell table:formula="of:=[.$E$1]*[.L735]" office:value-type="float" office:value="14122080" calcext:value-type="float">
            <text:p>14122080</text:p>
          </table:table-cell>
          <table:table-cell table:formula="of:=[.J735]-[.M735]" office:value-type="float" office:value="14" calcext:value-type="float">
            <text:p>14</text:p>
          </table:table-cell>
          <table:table-cell table:formula="of:=[.N735]/[.M735]*1000000000" office:value-type="float" office:value="991.355381077008" calcext:value-type="float">
            <text:p>991.355381077008</text:p>
          </table:table-cell>
          <table:table-cell table:number-columns-repeated="1009"/>
        </table:table-row>
        <table:table-row table:style-name="ro1">
          <table:table-cell table:formula="of:=[.A735]" office:value-type="float" office:value="1000" calcext:value-type="float">
            <text:p>1000</text:p>
          </table:table-cell>
          <table:table-cell table:formula="of:=[.J735]" office:value-type="float" office:value="14122094" calcext:value-type="float">
            <text:p>14122094</text:p>
          </table:table-cell>
          <table:table-cell table:formula="of:=[.I735]" office:value-type="float" office:value="122080000" calcext:value-type="float">
            <text:p>122080000</text:p>
          </table:table-cell>
          <table:table-cell table:formula="of:=[.D735]" office:value-type="float" office:value="100" calcext:value-type="float">
            <text:p>100</text:p>
          </table:table-cell>
          <table:table-cell table:formula="of:=[.D736]*[.$E$2]" office:value-type="float" office:value="18000" calcext:value-type="float">
            <text:p>18000</text:p>
          </table:table-cell>
          <table:table-cell table:formula="of:=[.A736]*[.$E$2]*[.D736]" office:value-type="float" office:value="18000000" calcext:value-type="float">
            <text:p>18000000</text:p>
          </table:table-cell>
          <table:table-cell table:formula="of:=[.F736]+[.C736]" office:value-type="float" office:value="140080000" calcext:value-type="float">
            <text:p>140080000</text:p>
          </table:table-cell>
          <table:table-cell table:formula="of:=ROUNDDOWN(([.F736]+[.C736])/1000000000)" office:value-type="float" office:value="0" calcext:value-type="float">
            <text:p>0</text:p>
          </table:table-cell>
          <table:table-cell table:formula="of:=IF([.G736]&gt;=0;MOD([.G736];1000000000);-MOD(-[.G736];1000000000))" office:value-type="float" office:value="140080000" calcext:value-type="float">
            <text:p>140080000</text:p>
          </table:table-cell>
          <table:table-cell table:formula="of:=[.B736]+[.E736]+[.H736]" office:value-type="float" office:value="14140094" calcext:value-type="float">
            <text:p>14140094</text:p>
          </table:table-cell>
          <table:table-cell/>
          <table:table-cell table:formula="of:=[.D736]+[.L735]" office:value-type="float" office:value="78556" calcext:value-type="float">
            <text:p>78556</text:p>
          </table:table-cell>
          <table:table-cell table:formula="of:=[.$E$1]*[.L736]" office:value-type="float" office:value="14140080" calcext:value-type="float">
            <text:p>14140080</text:p>
          </table:table-cell>
          <table:table-cell table:formula="of:=[.J736]-[.M736]" office:value-type="float" office:value="14" calcext:value-type="float">
            <text:p>14</text:p>
          </table:table-cell>
          <table:table-cell table:formula="of:=[.N736]/[.M736]*1000000000" office:value-type="float" office:value="990.093408240972" calcext:value-type="float">
            <text:p>990.093408240972</text:p>
          </table:table-cell>
          <table:table-cell table:number-columns-repeated="1009"/>
        </table:table-row>
        <table:table-row table:style-name="ro1">
          <table:table-cell table:formula="of:=[.A736]" office:value-type="float" office:value="1000" calcext:value-type="float">
            <text:p>1000</text:p>
          </table:table-cell>
          <table:table-cell table:formula="of:=[.J736]" office:value-type="float" office:value="14140094" calcext:value-type="float">
            <text:p>14140094</text:p>
          </table:table-cell>
          <table:table-cell table:formula="of:=[.I736]" office:value-type="float" office:value="140080000" calcext:value-type="float">
            <text:p>140080000</text:p>
          </table:table-cell>
          <table:table-cell table:formula="of:=[.D736]" office:value-type="float" office:value="100" calcext:value-type="float">
            <text:p>100</text:p>
          </table:table-cell>
          <table:table-cell table:formula="of:=[.D737]*[.$E$2]" office:value-type="float" office:value="18000" calcext:value-type="float">
            <text:p>18000</text:p>
          </table:table-cell>
          <table:table-cell table:formula="of:=[.A737]*[.$E$2]*[.D737]" office:value-type="float" office:value="18000000" calcext:value-type="float">
            <text:p>18000000</text:p>
          </table:table-cell>
          <table:table-cell table:formula="of:=[.F737]+[.C737]" office:value-type="float" office:value="158080000" calcext:value-type="float">
            <text:p>158080000</text:p>
          </table:table-cell>
          <table:table-cell table:formula="of:=ROUNDDOWN(([.F737]+[.C737])/1000000000)" office:value-type="float" office:value="0" calcext:value-type="float">
            <text:p>0</text:p>
          </table:table-cell>
          <table:table-cell table:formula="of:=IF([.G737]&gt;=0;MOD([.G737];1000000000);-MOD(-[.G737];1000000000))" office:value-type="float" office:value="158080000" calcext:value-type="float">
            <text:p>158080000</text:p>
          </table:table-cell>
          <table:table-cell table:formula="of:=[.B737]+[.E737]+[.H737]" office:value-type="float" office:value="14158094" calcext:value-type="float">
            <text:p>14158094</text:p>
          </table:table-cell>
          <table:table-cell/>
          <table:table-cell table:formula="of:=[.D737]+[.L736]" office:value-type="float" office:value="78656" calcext:value-type="float">
            <text:p>78656</text:p>
          </table:table-cell>
          <table:table-cell table:formula="of:=[.$E$1]*[.L737]" office:value-type="float" office:value="14158080" calcext:value-type="float">
            <text:p>14158080</text:p>
          </table:table-cell>
          <table:table-cell table:formula="of:=[.J737]-[.M737]" office:value-type="float" office:value="14" calcext:value-type="float">
            <text:p>14</text:p>
          </table:table-cell>
          <table:table-cell table:formula="of:=[.N737]/[.M737]*1000000000" office:value-type="float" office:value="988.834644245548" calcext:value-type="float">
            <text:p>988.834644245548</text:p>
          </table:table-cell>
          <table:table-cell table:number-columns-repeated="1009"/>
        </table:table-row>
        <table:table-row table:style-name="ro1">
          <table:table-cell table:formula="of:=[.A737]" office:value-type="float" office:value="1000" calcext:value-type="float">
            <text:p>1000</text:p>
          </table:table-cell>
          <table:table-cell table:formula="of:=[.J737]" office:value-type="float" office:value="14158094" calcext:value-type="float">
            <text:p>14158094</text:p>
          </table:table-cell>
          <table:table-cell table:formula="of:=[.I737]" office:value-type="float" office:value="158080000" calcext:value-type="float">
            <text:p>158080000</text:p>
          </table:table-cell>
          <table:table-cell table:formula="of:=[.D737]" office:value-type="float" office:value="100" calcext:value-type="float">
            <text:p>100</text:p>
          </table:table-cell>
          <table:table-cell table:formula="of:=[.D738]*[.$E$2]" office:value-type="float" office:value="18000" calcext:value-type="float">
            <text:p>18000</text:p>
          </table:table-cell>
          <table:table-cell table:formula="of:=[.A738]*[.$E$2]*[.D738]" office:value-type="float" office:value="18000000" calcext:value-type="float">
            <text:p>18000000</text:p>
          </table:table-cell>
          <table:table-cell table:formula="of:=[.F738]+[.C738]" office:value-type="float" office:value="176080000" calcext:value-type="float">
            <text:p>176080000</text:p>
          </table:table-cell>
          <table:table-cell table:formula="of:=ROUNDDOWN(([.F738]+[.C738])/1000000000)" office:value-type="float" office:value="0" calcext:value-type="float">
            <text:p>0</text:p>
          </table:table-cell>
          <table:table-cell table:formula="of:=IF([.G738]&gt;=0;MOD([.G738];1000000000);-MOD(-[.G738];1000000000))" office:value-type="float" office:value="176080000" calcext:value-type="float">
            <text:p>176080000</text:p>
          </table:table-cell>
          <table:table-cell table:formula="of:=[.B738]+[.E738]+[.H738]" office:value-type="float" office:value="14176094" calcext:value-type="float">
            <text:p>14176094</text:p>
          </table:table-cell>
          <table:table-cell/>
          <table:table-cell table:formula="of:=[.D738]+[.L737]" office:value-type="float" office:value="78756" calcext:value-type="float">
            <text:p>78756</text:p>
          </table:table-cell>
          <table:table-cell table:formula="of:=[.$E$1]*[.L738]" office:value-type="float" office:value="14176080" calcext:value-type="float">
            <text:p>14176080</text:p>
          </table:table-cell>
          <table:table-cell table:formula="of:=[.J738]-[.M738]" office:value-type="float" office:value="14" calcext:value-type="float">
            <text:p>14</text:p>
          </table:table-cell>
          <table:table-cell table:formula="of:=[.N738]/[.M738]*1000000000" office:value-type="float" office:value="987.579076867512" calcext:value-type="float">
            <text:p>987.579076867512</text:p>
          </table:table-cell>
          <table:table-cell table:number-columns-repeated="1009"/>
        </table:table-row>
        <table:table-row table:style-name="ro1">
          <table:table-cell table:formula="of:=[.A738]" office:value-type="float" office:value="1000" calcext:value-type="float">
            <text:p>1000</text:p>
          </table:table-cell>
          <table:table-cell table:formula="of:=[.J738]" office:value-type="float" office:value="14176094" calcext:value-type="float">
            <text:p>14176094</text:p>
          </table:table-cell>
          <table:table-cell table:formula="of:=[.I738]" office:value-type="float" office:value="176080000" calcext:value-type="float">
            <text:p>176080000</text:p>
          </table:table-cell>
          <table:table-cell table:formula="of:=[.D738]" office:value-type="float" office:value="100" calcext:value-type="float">
            <text:p>100</text:p>
          </table:table-cell>
          <table:table-cell table:formula="of:=[.D739]*[.$E$2]" office:value-type="float" office:value="18000" calcext:value-type="float">
            <text:p>18000</text:p>
          </table:table-cell>
          <table:table-cell table:formula="of:=[.A739]*[.$E$2]*[.D739]" office:value-type="float" office:value="18000000" calcext:value-type="float">
            <text:p>18000000</text:p>
          </table:table-cell>
          <table:table-cell table:formula="of:=[.F739]+[.C739]" office:value-type="float" office:value="194080000" calcext:value-type="float">
            <text:p>194080000</text:p>
          </table:table-cell>
          <table:table-cell table:formula="of:=ROUNDDOWN(([.F739]+[.C739])/1000000000)" office:value-type="float" office:value="0" calcext:value-type="float">
            <text:p>0</text:p>
          </table:table-cell>
          <table:table-cell table:formula="of:=IF([.G739]&gt;=0;MOD([.G739];1000000000);-MOD(-[.G739];1000000000))" office:value-type="float" office:value="194080000" calcext:value-type="float">
            <text:p>194080000</text:p>
          </table:table-cell>
          <table:table-cell table:formula="of:=[.B739]+[.E739]+[.H739]" office:value-type="float" office:value="14194094" calcext:value-type="float">
            <text:p>14194094</text:p>
          </table:table-cell>
          <table:table-cell/>
          <table:table-cell table:formula="of:=[.D739]+[.L738]" office:value-type="float" office:value="78856" calcext:value-type="float">
            <text:p>78856</text:p>
          </table:table-cell>
          <table:table-cell table:formula="of:=[.$E$1]*[.L739]" office:value-type="float" office:value="14194080" calcext:value-type="float">
            <text:p>14194080</text:p>
          </table:table-cell>
          <table:table-cell table:formula="of:=[.J739]-[.M739]" office:value-type="float" office:value="14" calcext:value-type="float">
            <text:p>14</text:p>
          </table:table-cell>
          <table:table-cell table:formula="of:=[.N739]/[.M739]*1000000000" office:value-type="float" office:value="986.326693945645" calcext:value-type="float">
            <text:p>986.326693945645</text:p>
          </table:table-cell>
          <table:table-cell table:number-columns-repeated="1009"/>
        </table:table-row>
        <table:table-row table:style-name="ro1">
          <table:table-cell table:formula="of:=[.A739]" office:value-type="float" office:value="1000" calcext:value-type="float">
            <text:p>1000</text:p>
          </table:table-cell>
          <table:table-cell table:formula="of:=[.J739]" office:value-type="float" office:value="14194094" calcext:value-type="float">
            <text:p>14194094</text:p>
          </table:table-cell>
          <table:table-cell table:formula="of:=[.I739]" office:value-type="float" office:value="194080000" calcext:value-type="float">
            <text:p>194080000</text:p>
          </table:table-cell>
          <table:table-cell table:formula="of:=[.D739]" office:value-type="float" office:value="100" calcext:value-type="float">
            <text:p>100</text:p>
          </table:table-cell>
          <table:table-cell table:formula="of:=[.D740]*[.$E$2]" office:value-type="float" office:value="18000" calcext:value-type="float">
            <text:p>18000</text:p>
          </table:table-cell>
          <table:table-cell table:formula="of:=[.A740]*[.$E$2]*[.D740]" office:value-type="float" office:value="18000000" calcext:value-type="float">
            <text:p>18000000</text:p>
          </table:table-cell>
          <table:table-cell table:formula="of:=[.F740]+[.C740]" office:value-type="float" office:value="212080000" calcext:value-type="float">
            <text:p>212080000</text:p>
          </table:table-cell>
          <table:table-cell table:formula="of:=ROUNDDOWN(([.F740]+[.C740])/1000000000)" office:value-type="float" office:value="0" calcext:value-type="float">
            <text:p>0</text:p>
          </table:table-cell>
          <table:table-cell table:formula="of:=IF([.G740]&gt;=0;MOD([.G740];1000000000);-MOD(-[.G740];1000000000))" office:value-type="float" office:value="212080000" calcext:value-type="float">
            <text:p>212080000</text:p>
          </table:table-cell>
          <table:table-cell table:formula="of:=[.B740]+[.E740]+[.H740]" office:value-type="float" office:value="14212094" calcext:value-type="float">
            <text:p>14212094</text:p>
          </table:table-cell>
          <table:table-cell/>
          <table:table-cell table:formula="of:=[.D740]+[.L739]" office:value-type="float" office:value="78956" calcext:value-type="float">
            <text:p>78956</text:p>
          </table:table-cell>
          <table:table-cell table:formula="of:=[.$E$1]*[.L740]" office:value-type="float" office:value="14212080" calcext:value-type="float">
            <text:p>14212080</text:p>
          </table:table-cell>
          <table:table-cell table:formula="of:=[.J740]-[.M740]" office:value-type="float" office:value="14" calcext:value-type="float">
            <text:p>14</text:p>
          </table:table-cell>
          <table:table-cell table:formula="of:=[.N740]/[.M740]*1000000000" office:value-type="float" office:value="985.077483380336" calcext:value-type="float">
            <text:p>985.077483380336</text:p>
          </table:table-cell>
          <table:table-cell table:number-columns-repeated="1009"/>
        </table:table-row>
        <table:table-row table:style-name="ro1">
          <table:table-cell table:formula="of:=[.A740]" office:value-type="float" office:value="1000" calcext:value-type="float">
            <text:p>1000</text:p>
          </table:table-cell>
          <table:table-cell table:formula="of:=[.J740]" office:value-type="float" office:value="14212094" calcext:value-type="float">
            <text:p>14212094</text:p>
          </table:table-cell>
          <table:table-cell table:formula="of:=[.I740]" office:value-type="float" office:value="212080000" calcext:value-type="float">
            <text:p>212080000</text:p>
          </table:table-cell>
          <table:table-cell table:formula="of:=[.D740]" office:value-type="float" office:value="100" calcext:value-type="float">
            <text:p>100</text:p>
          </table:table-cell>
          <table:table-cell table:formula="of:=[.D741]*[.$E$2]" office:value-type="float" office:value="18000" calcext:value-type="float">
            <text:p>18000</text:p>
          </table:table-cell>
          <table:table-cell table:formula="of:=[.A741]*[.$E$2]*[.D741]" office:value-type="float" office:value="18000000" calcext:value-type="float">
            <text:p>18000000</text:p>
          </table:table-cell>
          <table:table-cell table:formula="of:=[.F741]+[.C741]" office:value-type="float" office:value="230080000" calcext:value-type="float">
            <text:p>230080000</text:p>
          </table:table-cell>
          <table:table-cell table:formula="of:=ROUNDDOWN(([.F741]+[.C741])/1000000000)" office:value-type="float" office:value="0" calcext:value-type="float">
            <text:p>0</text:p>
          </table:table-cell>
          <table:table-cell table:formula="of:=IF([.G741]&gt;=0;MOD([.G741];1000000000);-MOD(-[.G741];1000000000))" office:value-type="float" office:value="230080000" calcext:value-type="float">
            <text:p>230080000</text:p>
          </table:table-cell>
          <table:table-cell table:formula="of:=[.B741]+[.E741]+[.H741]" office:value-type="float" office:value="14230094" calcext:value-type="float">
            <text:p>14230094</text:p>
          </table:table-cell>
          <table:table-cell/>
          <table:table-cell table:formula="of:=[.D741]+[.L740]" office:value-type="float" office:value="79056" calcext:value-type="float">
            <text:p>79056</text:p>
          </table:table-cell>
          <table:table-cell table:formula="of:=[.$E$1]*[.L741]" office:value-type="float" office:value="14230080" calcext:value-type="float">
            <text:p>14230080</text:p>
          </table:table-cell>
          <table:table-cell table:formula="of:=[.J741]-[.M741]" office:value-type="float" office:value="14" calcext:value-type="float">
            <text:p>14</text:p>
          </table:table-cell>
          <table:table-cell table:formula="of:=[.N741]/[.M741]*1000000000" office:value-type="float" office:value="983.831433133194" calcext:value-type="float">
            <text:p>983.831433133194</text:p>
          </table:table-cell>
          <table:table-cell table:number-columns-repeated="1009"/>
        </table:table-row>
        <table:table-row table:style-name="ro1">
          <table:table-cell table:formula="of:=[.A741]" office:value-type="float" office:value="1000" calcext:value-type="float">
            <text:p>1000</text:p>
          </table:table-cell>
          <table:table-cell table:formula="of:=[.J741]" office:value-type="float" office:value="14230094" calcext:value-type="float">
            <text:p>14230094</text:p>
          </table:table-cell>
          <table:table-cell table:formula="of:=[.I741]" office:value-type="float" office:value="230080000" calcext:value-type="float">
            <text:p>230080000</text:p>
          </table:table-cell>
          <table:table-cell table:formula="of:=[.D741]" office:value-type="float" office:value="100" calcext:value-type="float">
            <text:p>100</text:p>
          </table:table-cell>
          <table:table-cell table:formula="of:=[.D742]*[.$E$2]" office:value-type="float" office:value="18000" calcext:value-type="float">
            <text:p>18000</text:p>
          </table:table-cell>
          <table:table-cell table:formula="of:=[.A742]*[.$E$2]*[.D742]" office:value-type="float" office:value="18000000" calcext:value-type="float">
            <text:p>18000000</text:p>
          </table:table-cell>
          <table:table-cell table:formula="of:=[.F742]+[.C742]" office:value-type="float" office:value="248080000" calcext:value-type="float">
            <text:p>248080000</text:p>
          </table:table-cell>
          <table:table-cell table:formula="of:=ROUNDDOWN(([.F742]+[.C742])/1000000000)" office:value-type="float" office:value="0" calcext:value-type="float">
            <text:p>0</text:p>
          </table:table-cell>
          <table:table-cell table:formula="of:=IF([.G742]&gt;=0;MOD([.G742];1000000000);-MOD(-[.G742];1000000000))" office:value-type="float" office:value="248080000" calcext:value-type="float">
            <text:p>248080000</text:p>
          </table:table-cell>
          <table:table-cell table:formula="of:=[.B742]+[.E742]+[.H742]" office:value-type="float" office:value="14248094" calcext:value-type="float">
            <text:p>14248094</text:p>
          </table:table-cell>
          <table:table-cell/>
          <table:table-cell table:formula="of:=[.D742]+[.L741]" office:value-type="float" office:value="79156" calcext:value-type="float">
            <text:p>79156</text:p>
          </table:table-cell>
          <table:table-cell table:formula="of:=[.$E$1]*[.L742]" office:value-type="float" office:value="14248080" calcext:value-type="float">
            <text:p>14248080</text:p>
          </table:table-cell>
          <table:table-cell table:formula="of:=[.J742]-[.M742]" office:value-type="float" office:value="14" calcext:value-type="float">
            <text:p>14</text:p>
          </table:table-cell>
          <table:table-cell table:formula="of:=[.N742]/[.M742]*1000000000" office:value-type="float" office:value="982.588531226664" calcext:value-type="float">
            <text:p>982.588531226664</text:p>
          </table:table-cell>
          <table:table-cell table:number-columns-repeated="1009"/>
        </table:table-row>
        <table:table-row table:style-name="ro1">
          <table:table-cell table:formula="of:=[.A742]" office:value-type="float" office:value="1000" calcext:value-type="float">
            <text:p>1000</text:p>
          </table:table-cell>
          <table:table-cell table:formula="of:=[.J742]" office:value-type="float" office:value="14248094" calcext:value-type="float">
            <text:p>14248094</text:p>
          </table:table-cell>
          <table:table-cell table:formula="of:=[.I742]" office:value-type="float" office:value="248080000" calcext:value-type="float">
            <text:p>248080000</text:p>
          </table:table-cell>
          <table:table-cell table:formula="of:=[.D742]" office:value-type="float" office:value="100" calcext:value-type="float">
            <text:p>100</text:p>
          </table:table-cell>
          <table:table-cell table:formula="of:=[.D743]*[.$E$2]" office:value-type="float" office:value="18000" calcext:value-type="float">
            <text:p>18000</text:p>
          </table:table-cell>
          <table:table-cell table:formula="of:=[.A743]*[.$E$2]*[.D743]" office:value-type="float" office:value="18000000" calcext:value-type="float">
            <text:p>18000000</text:p>
          </table:table-cell>
          <table:table-cell table:formula="of:=[.F743]+[.C743]" office:value-type="float" office:value="266080000" calcext:value-type="float">
            <text:p>266080000</text:p>
          </table:table-cell>
          <table:table-cell table:formula="of:=ROUNDDOWN(([.F743]+[.C743])/1000000000)" office:value-type="float" office:value="0" calcext:value-type="float">
            <text:p>0</text:p>
          </table:table-cell>
          <table:table-cell table:formula="of:=IF([.G743]&gt;=0;MOD([.G743];1000000000);-MOD(-[.G743];1000000000))" office:value-type="float" office:value="266080000" calcext:value-type="float">
            <text:p>266080000</text:p>
          </table:table-cell>
          <table:table-cell table:formula="of:=[.B743]+[.E743]+[.H743]" office:value-type="float" office:value="14266094" calcext:value-type="float">
            <text:p>14266094</text:p>
          </table:table-cell>
          <table:table-cell/>
          <table:table-cell table:formula="of:=[.D743]+[.L742]" office:value-type="float" office:value="79256" calcext:value-type="float">
            <text:p>79256</text:p>
          </table:table-cell>
          <table:table-cell table:formula="of:=[.$E$1]*[.L743]" office:value-type="float" office:value="14266080" calcext:value-type="float">
            <text:p>14266080</text:p>
          </table:table-cell>
          <table:table-cell table:formula="of:=[.J743]-[.M743]" office:value-type="float" office:value="14" calcext:value-type="float">
            <text:p>14</text:p>
          </table:table-cell>
          <table:table-cell table:formula="of:=[.N743]/[.M743]*1000000000" office:value-type="float" office:value="981.348765743638" calcext:value-type="float">
            <text:p>981.348765743638</text:p>
          </table:table-cell>
          <table:table-cell table:number-columns-repeated="1009"/>
        </table:table-row>
        <table:table-row table:style-name="ro1">
          <table:table-cell table:formula="of:=[.A743]" office:value-type="float" office:value="1000" calcext:value-type="float">
            <text:p>1000</text:p>
          </table:table-cell>
          <table:table-cell table:formula="of:=[.J743]" office:value-type="float" office:value="14266094" calcext:value-type="float">
            <text:p>14266094</text:p>
          </table:table-cell>
          <table:table-cell table:formula="of:=[.I743]" office:value-type="float" office:value="266080000" calcext:value-type="float">
            <text:p>266080000</text:p>
          </table:table-cell>
          <table:table-cell table:formula="of:=[.D743]" office:value-type="float" office:value="100" calcext:value-type="float">
            <text:p>100</text:p>
          </table:table-cell>
          <table:table-cell table:formula="of:=[.D744]*[.$E$2]" office:value-type="float" office:value="18000" calcext:value-type="float">
            <text:p>18000</text:p>
          </table:table-cell>
          <table:table-cell table:formula="of:=[.A744]*[.$E$2]*[.D744]" office:value-type="float" office:value="18000000" calcext:value-type="float">
            <text:p>18000000</text:p>
          </table:table-cell>
          <table:table-cell table:formula="of:=[.F744]+[.C744]" office:value-type="float" office:value="284080000" calcext:value-type="float">
            <text:p>284080000</text:p>
          </table:table-cell>
          <table:table-cell table:formula="of:=ROUNDDOWN(([.F744]+[.C744])/1000000000)" office:value-type="float" office:value="0" calcext:value-type="float">
            <text:p>0</text:p>
          </table:table-cell>
          <table:table-cell table:formula="of:=IF([.G744]&gt;=0;MOD([.G744];1000000000);-MOD(-[.G744];1000000000))" office:value-type="float" office:value="284080000" calcext:value-type="float">
            <text:p>284080000</text:p>
          </table:table-cell>
          <table:table-cell table:formula="of:=[.B744]+[.E744]+[.H744]" office:value-type="float" office:value="14284094" calcext:value-type="float">
            <text:p>14284094</text:p>
          </table:table-cell>
          <table:table-cell/>
          <table:table-cell table:formula="of:=[.D744]+[.L743]" office:value-type="float" office:value="79356" calcext:value-type="float">
            <text:p>79356</text:p>
          </table:table-cell>
          <table:table-cell table:formula="of:=[.$E$1]*[.L744]" office:value-type="float" office:value="14284080" calcext:value-type="float">
            <text:p>14284080</text:p>
          </table:table-cell>
          <table:table-cell table:formula="of:=[.J744]-[.M744]" office:value-type="float" office:value="14" calcext:value-type="float">
            <text:p>14</text:p>
          </table:table-cell>
          <table:table-cell table:formula="of:=[.N744]/[.M744]*1000000000" office:value-type="float" office:value="980.11212482708" calcext:value-type="float">
            <text:p>980.11212482708</text:p>
          </table:table-cell>
          <table:table-cell table:number-columns-repeated="1009"/>
        </table:table-row>
        <table:table-row table:style-name="ro1">
          <table:table-cell table:formula="of:=[.A744]" office:value-type="float" office:value="1000" calcext:value-type="float">
            <text:p>1000</text:p>
          </table:table-cell>
          <table:table-cell table:formula="of:=[.J744]" office:value-type="float" office:value="14284094" calcext:value-type="float">
            <text:p>14284094</text:p>
          </table:table-cell>
          <table:table-cell table:formula="of:=[.I744]" office:value-type="float" office:value="284080000" calcext:value-type="float">
            <text:p>284080000</text:p>
          </table:table-cell>
          <table:table-cell table:formula="of:=[.D744]" office:value-type="float" office:value="100" calcext:value-type="float">
            <text:p>100</text:p>
          </table:table-cell>
          <table:table-cell table:formula="of:=[.D745]*[.$E$2]" office:value-type="float" office:value="18000" calcext:value-type="float">
            <text:p>18000</text:p>
          </table:table-cell>
          <table:table-cell table:formula="of:=[.A745]*[.$E$2]*[.D745]" office:value-type="float" office:value="18000000" calcext:value-type="float">
            <text:p>18000000</text:p>
          </table:table-cell>
          <table:table-cell table:formula="of:=[.F745]+[.C745]" office:value-type="float" office:value="302080000" calcext:value-type="float">
            <text:p>302080000</text:p>
          </table:table-cell>
          <table:table-cell table:formula="of:=ROUNDDOWN(([.F745]+[.C745])/1000000000)" office:value-type="float" office:value="0" calcext:value-type="float">
            <text:p>0</text:p>
          </table:table-cell>
          <table:table-cell table:formula="of:=IF([.G745]&gt;=0;MOD([.G745];1000000000);-MOD(-[.G745];1000000000))" office:value-type="float" office:value="302080000" calcext:value-type="float">
            <text:p>302080000</text:p>
          </table:table-cell>
          <table:table-cell table:formula="of:=[.B745]+[.E745]+[.H745]" office:value-type="float" office:value="14302094" calcext:value-type="float">
            <text:p>14302094</text:p>
          </table:table-cell>
          <table:table-cell/>
          <table:table-cell table:formula="of:=[.D745]+[.L744]" office:value-type="float" office:value="79456" calcext:value-type="float">
            <text:p>79456</text:p>
          </table:table-cell>
          <table:table-cell table:formula="of:=[.$E$1]*[.L745]" office:value-type="float" office:value="14302080" calcext:value-type="float">
            <text:p>14302080</text:p>
          </table:table-cell>
          <table:table-cell table:formula="of:=[.J745]-[.M745]" office:value-type="float" office:value="14" calcext:value-type="float">
            <text:p>14</text:p>
          </table:table-cell>
          <table:table-cell table:formula="of:=[.N745]/[.M745]*1000000000" office:value-type="float" office:value="978.878596679644" calcext:value-type="float">
            <text:p>978.878596679644</text:p>
          </table:table-cell>
          <table:table-cell table:number-columns-repeated="1009"/>
        </table:table-row>
        <table:table-row table:style-name="ro1">
          <table:table-cell table:formula="of:=[.A745]" office:value-type="float" office:value="1000" calcext:value-type="float">
            <text:p>1000</text:p>
          </table:table-cell>
          <table:table-cell table:formula="of:=[.J745]" office:value-type="float" office:value="14302094" calcext:value-type="float">
            <text:p>14302094</text:p>
          </table:table-cell>
          <table:table-cell table:formula="of:=[.I745]" office:value-type="float" office:value="302080000" calcext:value-type="float">
            <text:p>302080000</text:p>
          </table:table-cell>
          <table:table-cell table:formula="of:=[.D745]" office:value-type="float" office:value="100" calcext:value-type="float">
            <text:p>100</text:p>
          </table:table-cell>
          <table:table-cell table:formula="of:=[.D746]*[.$E$2]" office:value-type="float" office:value="18000" calcext:value-type="float">
            <text:p>18000</text:p>
          </table:table-cell>
          <table:table-cell table:formula="of:=[.A746]*[.$E$2]*[.D746]" office:value-type="float" office:value="18000000" calcext:value-type="float">
            <text:p>18000000</text:p>
          </table:table-cell>
          <table:table-cell table:formula="of:=[.F746]+[.C746]" office:value-type="float" office:value="320080000" calcext:value-type="float">
            <text:p>320080000</text:p>
          </table:table-cell>
          <table:table-cell table:formula="of:=ROUNDDOWN(([.F746]+[.C746])/1000000000)" office:value-type="float" office:value="0" calcext:value-type="float">
            <text:p>0</text:p>
          </table:table-cell>
          <table:table-cell table:formula="of:=IF([.G746]&gt;=0;MOD([.G746];1000000000);-MOD(-[.G746];1000000000))" office:value-type="float" office:value="320080000" calcext:value-type="float">
            <text:p>320080000</text:p>
          </table:table-cell>
          <table:table-cell table:formula="of:=[.B746]+[.E746]+[.H746]" office:value-type="float" office:value="14320094" calcext:value-type="float">
            <text:p>14320094</text:p>
          </table:table-cell>
          <table:table-cell/>
          <table:table-cell table:formula="of:=[.D746]+[.L745]" office:value-type="float" office:value="79556" calcext:value-type="float">
            <text:p>79556</text:p>
          </table:table-cell>
          <table:table-cell table:formula="of:=[.$E$1]*[.L746]" office:value-type="float" office:value="14320080" calcext:value-type="float">
            <text:p>14320080</text:p>
          </table:table-cell>
          <table:table-cell table:formula="of:=[.J746]-[.M746]" office:value-type="float" office:value="14" calcext:value-type="float">
            <text:p>14</text:p>
          </table:table-cell>
          <table:table-cell table:formula="of:=[.N746]/[.M746]*1000000000" office:value-type="float" office:value="977.648169563299" calcext:value-type="float">
            <text:p>977.648169563299</text:p>
          </table:table-cell>
          <table:table-cell table:number-columns-repeated="1009"/>
        </table:table-row>
        <table:table-row table:style-name="ro1">
          <table:table-cell table:formula="of:=[.A746]" office:value-type="float" office:value="1000" calcext:value-type="float">
            <text:p>1000</text:p>
          </table:table-cell>
          <table:table-cell table:formula="of:=[.J746]" office:value-type="float" office:value="14320094" calcext:value-type="float">
            <text:p>14320094</text:p>
          </table:table-cell>
          <table:table-cell table:formula="of:=[.I746]" office:value-type="float" office:value="320080000" calcext:value-type="float">
            <text:p>320080000</text:p>
          </table:table-cell>
          <table:table-cell table:formula="of:=[.D746]" office:value-type="float" office:value="100" calcext:value-type="float">
            <text:p>100</text:p>
          </table:table-cell>
          <table:table-cell table:formula="of:=[.D747]*[.$E$2]" office:value-type="float" office:value="18000" calcext:value-type="float">
            <text:p>18000</text:p>
          </table:table-cell>
          <table:table-cell table:formula="of:=[.A747]*[.$E$2]*[.D747]" office:value-type="float" office:value="18000000" calcext:value-type="float">
            <text:p>18000000</text:p>
          </table:table-cell>
          <table:table-cell table:formula="of:=[.F747]+[.C747]" office:value-type="float" office:value="338080000" calcext:value-type="float">
            <text:p>338080000</text:p>
          </table:table-cell>
          <table:table-cell table:formula="of:=ROUNDDOWN(([.F747]+[.C747])/1000000000)" office:value-type="float" office:value="0" calcext:value-type="float">
            <text:p>0</text:p>
          </table:table-cell>
          <table:table-cell table:formula="of:=IF([.G747]&gt;=0;MOD([.G747];1000000000);-MOD(-[.G747];1000000000))" office:value-type="float" office:value="338080000" calcext:value-type="float">
            <text:p>338080000</text:p>
          </table:table-cell>
          <table:table-cell table:formula="of:=[.B747]+[.E747]+[.H747]" office:value-type="float" office:value="14338094" calcext:value-type="float">
            <text:p>14338094</text:p>
          </table:table-cell>
          <table:table-cell/>
          <table:table-cell table:formula="of:=[.D747]+[.L746]" office:value-type="float" office:value="79656" calcext:value-type="float">
            <text:p>79656</text:p>
          </table:table-cell>
          <table:table-cell table:formula="of:=[.$E$1]*[.L747]" office:value-type="float" office:value="14338080" calcext:value-type="float">
            <text:p>14338080</text:p>
          </table:table-cell>
          <table:table-cell table:formula="of:=[.J747]-[.M747]" office:value-type="float" office:value="14" calcext:value-type="float">
            <text:p>14</text:p>
          </table:table-cell>
          <table:table-cell table:formula="of:=[.N747]/[.M747]*1000000000" office:value-type="float" office:value="976.420831798958" calcext:value-type="float">
            <text:p>976.420831798958</text:p>
          </table:table-cell>
          <table:table-cell table:number-columns-repeated="1009"/>
        </table:table-row>
        <table:table-row table:style-name="ro1">
          <table:table-cell table:formula="of:=[.A747]" office:value-type="float" office:value="1000" calcext:value-type="float">
            <text:p>1000</text:p>
          </table:table-cell>
          <table:table-cell table:formula="of:=[.J747]" office:value-type="float" office:value="14338094" calcext:value-type="float">
            <text:p>14338094</text:p>
          </table:table-cell>
          <table:table-cell table:formula="of:=[.I747]" office:value-type="float" office:value="338080000" calcext:value-type="float">
            <text:p>338080000</text:p>
          </table:table-cell>
          <table:table-cell table:formula="of:=[.D747]" office:value-type="float" office:value="100" calcext:value-type="float">
            <text:p>100</text:p>
          </table:table-cell>
          <table:table-cell table:formula="of:=[.D748]*[.$E$2]" office:value-type="float" office:value="18000" calcext:value-type="float">
            <text:p>18000</text:p>
          </table:table-cell>
          <table:table-cell table:formula="of:=[.A748]*[.$E$2]*[.D748]" office:value-type="float" office:value="18000000" calcext:value-type="float">
            <text:p>18000000</text:p>
          </table:table-cell>
          <table:table-cell table:formula="of:=[.F748]+[.C748]" office:value-type="float" office:value="356080000" calcext:value-type="float">
            <text:p>356080000</text:p>
          </table:table-cell>
          <table:table-cell table:formula="of:=ROUNDDOWN(([.F748]+[.C748])/1000000000)" office:value-type="float" office:value="0" calcext:value-type="float">
            <text:p>0</text:p>
          </table:table-cell>
          <table:table-cell table:formula="of:=IF([.G748]&gt;=0;MOD([.G748];1000000000);-MOD(-[.G748];1000000000))" office:value-type="float" office:value="356080000" calcext:value-type="float">
            <text:p>356080000</text:p>
          </table:table-cell>
          <table:table-cell table:formula="of:=[.B748]+[.E748]+[.H748]" office:value-type="float" office:value="14356094" calcext:value-type="float">
            <text:p>14356094</text:p>
          </table:table-cell>
          <table:table-cell/>
          <table:table-cell table:formula="of:=[.D748]+[.L747]" office:value-type="float" office:value="79756" calcext:value-type="float">
            <text:p>79756</text:p>
          </table:table-cell>
          <table:table-cell table:formula="of:=[.$E$1]*[.L748]" office:value-type="float" office:value="14356080" calcext:value-type="float">
            <text:p>14356080</text:p>
          </table:table-cell>
          <table:table-cell table:formula="of:=[.J748]-[.M748]" office:value-type="float" office:value="14" calcext:value-type="float">
            <text:p>14</text:p>
          </table:table-cell>
          <table:table-cell table:formula="of:=[.N748]/[.M748]*1000000000" office:value-type="float" office:value="975.196571766109" calcext:value-type="float">
            <text:p>975.196571766109</text:p>
          </table:table-cell>
          <table:table-cell table:number-columns-repeated="1009"/>
        </table:table-row>
        <table:table-row table:style-name="ro1">
          <table:table-cell table:formula="of:=[.A748]" office:value-type="float" office:value="1000" calcext:value-type="float">
            <text:p>1000</text:p>
          </table:table-cell>
          <table:table-cell table:formula="of:=[.J748]" office:value-type="float" office:value="14356094" calcext:value-type="float">
            <text:p>14356094</text:p>
          </table:table-cell>
          <table:table-cell table:formula="of:=[.I748]" office:value-type="float" office:value="356080000" calcext:value-type="float">
            <text:p>356080000</text:p>
          </table:table-cell>
          <table:table-cell table:formula="of:=[.D748]" office:value-type="float" office:value="100" calcext:value-type="float">
            <text:p>100</text:p>
          </table:table-cell>
          <table:table-cell table:formula="of:=[.D749]*[.$E$2]" office:value-type="float" office:value="18000" calcext:value-type="float">
            <text:p>18000</text:p>
          </table:table-cell>
          <table:table-cell table:formula="of:=[.A749]*[.$E$2]*[.D749]" office:value-type="float" office:value="18000000" calcext:value-type="float">
            <text:p>18000000</text:p>
          </table:table-cell>
          <table:table-cell table:formula="of:=[.F749]+[.C749]" office:value-type="float" office:value="374080000" calcext:value-type="float">
            <text:p>374080000</text:p>
          </table:table-cell>
          <table:table-cell table:formula="of:=ROUNDDOWN(([.F749]+[.C749])/1000000000)" office:value-type="float" office:value="0" calcext:value-type="float">
            <text:p>0</text:p>
          </table:table-cell>
          <table:table-cell table:formula="of:=IF([.G749]&gt;=0;MOD([.G749];1000000000);-MOD(-[.G749];1000000000))" office:value-type="float" office:value="374080000" calcext:value-type="float">
            <text:p>374080000</text:p>
          </table:table-cell>
          <table:table-cell table:formula="of:=[.B749]+[.E749]+[.H749]" office:value-type="float" office:value="14374094" calcext:value-type="float">
            <text:p>14374094</text:p>
          </table:table-cell>
          <table:table-cell/>
          <table:table-cell table:formula="of:=[.D749]+[.L748]" office:value-type="float" office:value="79856" calcext:value-type="float">
            <text:p>79856</text:p>
          </table:table-cell>
          <table:table-cell table:formula="of:=[.$E$1]*[.L749]" office:value-type="float" office:value="14374080" calcext:value-type="float">
            <text:p>14374080</text:p>
          </table:table-cell>
          <table:table-cell table:formula="of:=[.J749]-[.M749]" office:value-type="float" office:value="14" calcext:value-type="float">
            <text:p>14</text:p>
          </table:table-cell>
          <table:table-cell table:formula="of:=[.N749]/[.M749]*1000000000" office:value-type="float" office:value="973.975377902447" calcext:value-type="float">
            <text:p>973.975377902447</text:p>
          </table:table-cell>
          <table:table-cell table:number-columns-repeated="1009"/>
        </table:table-row>
        <table:table-row table:style-name="ro1">
          <table:table-cell table:formula="of:=[.A749]" office:value-type="float" office:value="1000" calcext:value-type="float">
            <text:p>1000</text:p>
          </table:table-cell>
          <table:table-cell table:formula="of:=[.J749]" office:value-type="float" office:value="14374094" calcext:value-type="float">
            <text:p>14374094</text:p>
          </table:table-cell>
          <table:table-cell table:formula="of:=[.I749]" office:value-type="float" office:value="374080000" calcext:value-type="float">
            <text:p>374080000</text:p>
          </table:table-cell>
          <table:table-cell table:formula="of:=[.D749]" office:value-type="float" office:value="100" calcext:value-type="float">
            <text:p>100</text:p>
          </table:table-cell>
          <table:table-cell table:formula="of:=[.D750]*[.$E$2]" office:value-type="float" office:value="18000" calcext:value-type="float">
            <text:p>18000</text:p>
          </table:table-cell>
          <table:table-cell table:formula="of:=[.A750]*[.$E$2]*[.D750]" office:value-type="float" office:value="18000000" calcext:value-type="float">
            <text:p>18000000</text:p>
          </table:table-cell>
          <table:table-cell table:formula="of:=[.F750]+[.C750]" office:value-type="float" office:value="392080000" calcext:value-type="float">
            <text:p>392080000</text:p>
          </table:table-cell>
          <table:table-cell table:formula="of:=ROUNDDOWN(([.F750]+[.C750])/1000000000)" office:value-type="float" office:value="0" calcext:value-type="float">
            <text:p>0</text:p>
          </table:table-cell>
          <table:table-cell table:formula="of:=IF([.G750]&gt;=0;MOD([.G750];1000000000);-MOD(-[.G750];1000000000))" office:value-type="float" office:value="392080000" calcext:value-type="float">
            <text:p>392080000</text:p>
          </table:table-cell>
          <table:table-cell table:formula="of:=[.B750]+[.E750]+[.H750]" office:value-type="float" office:value="14392094" calcext:value-type="float">
            <text:p>14392094</text:p>
          </table:table-cell>
          <table:table-cell/>
          <table:table-cell table:formula="of:=[.D750]+[.L749]" office:value-type="float" office:value="79956" calcext:value-type="float">
            <text:p>79956</text:p>
          </table:table-cell>
          <table:table-cell table:formula="of:=[.$E$1]*[.L750]" office:value-type="float" office:value="14392080" calcext:value-type="float">
            <text:p>14392080</text:p>
          </table:table-cell>
          <table:table-cell table:formula="of:=[.J750]-[.M750]" office:value-type="float" office:value="14" calcext:value-type="float">
            <text:p>14</text:p>
          </table:table-cell>
          <table:table-cell table:formula="of:=[.N750]/[.M750]*1000000000" office:value-type="float" office:value="972.757238703509" calcext:value-type="float">
            <text:p>972.757238703509</text:p>
          </table:table-cell>
          <table:table-cell table:number-columns-repeated="1009"/>
        </table:table-row>
        <table:table-row table:style-name="ro1">
          <table:table-cell table:formula="of:=[.A750]" office:value-type="float" office:value="1000" calcext:value-type="float">
            <text:p>1000</text:p>
          </table:table-cell>
          <table:table-cell table:formula="of:=[.J750]" office:value-type="float" office:value="14392094" calcext:value-type="float">
            <text:p>14392094</text:p>
          </table:table-cell>
          <table:table-cell table:formula="of:=[.I750]" office:value-type="float" office:value="392080000" calcext:value-type="float">
            <text:p>392080000</text:p>
          </table:table-cell>
          <table:table-cell table:formula="of:=[.D750]" office:value-type="float" office:value="100" calcext:value-type="float">
            <text:p>100</text:p>
          </table:table-cell>
          <table:table-cell table:formula="of:=[.D751]*[.$E$2]" office:value-type="float" office:value="18000" calcext:value-type="float">
            <text:p>18000</text:p>
          </table:table-cell>
          <table:table-cell table:formula="of:=[.A751]*[.$E$2]*[.D751]" office:value-type="float" office:value="18000000" calcext:value-type="float">
            <text:p>18000000</text:p>
          </table:table-cell>
          <table:table-cell table:formula="of:=[.F751]+[.C751]" office:value-type="float" office:value="410080000" calcext:value-type="float">
            <text:p>410080000</text:p>
          </table:table-cell>
          <table:table-cell table:formula="of:=ROUNDDOWN(([.F751]+[.C751])/1000000000)" office:value-type="float" office:value="0" calcext:value-type="float">
            <text:p>0</text:p>
          </table:table-cell>
          <table:table-cell table:formula="of:=IF([.G751]&gt;=0;MOD([.G751];1000000000);-MOD(-[.G751];1000000000))" office:value-type="float" office:value="410080000" calcext:value-type="float">
            <text:p>410080000</text:p>
          </table:table-cell>
          <table:table-cell table:formula="of:=[.B751]+[.E751]+[.H751]" office:value-type="float" office:value="14410094" calcext:value-type="float">
            <text:p>14410094</text:p>
          </table:table-cell>
          <table:table-cell/>
          <table:table-cell table:formula="of:=[.D751]+[.L750]" office:value-type="float" office:value="80056" calcext:value-type="float">
            <text:p>80056</text:p>
          </table:table-cell>
          <table:table-cell table:formula="of:=[.$E$1]*[.L751]" office:value-type="float" office:value="14410080" calcext:value-type="float">
            <text:p>14410080</text:p>
          </table:table-cell>
          <table:table-cell table:formula="of:=[.J751]-[.M751]" office:value-type="float" office:value="14" calcext:value-type="float">
            <text:p>14</text:p>
          </table:table-cell>
          <table:table-cell table:formula="of:=[.N751]/[.M751]*1000000000" office:value-type="float" office:value="971.542142722317" calcext:value-type="float">
            <text:p>971.542142722317</text:p>
          </table:table-cell>
          <table:table-cell table:number-columns-repeated="1009"/>
        </table:table-row>
        <table:table-row table:style-name="ro1">
          <table:table-cell table:formula="of:=[.A751]" office:value-type="float" office:value="1000" calcext:value-type="float">
            <text:p>1000</text:p>
          </table:table-cell>
          <table:table-cell table:formula="of:=[.J751]" office:value-type="float" office:value="14410094" calcext:value-type="float">
            <text:p>14410094</text:p>
          </table:table-cell>
          <table:table-cell table:formula="of:=[.I751]" office:value-type="float" office:value="410080000" calcext:value-type="float">
            <text:p>410080000</text:p>
          </table:table-cell>
          <table:table-cell table:formula="of:=[.D751]" office:value-type="float" office:value="100" calcext:value-type="float">
            <text:p>100</text:p>
          </table:table-cell>
          <table:table-cell table:formula="of:=[.D752]*[.$E$2]" office:value-type="float" office:value="18000" calcext:value-type="float">
            <text:p>18000</text:p>
          </table:table-cell>
          <table:table-cell table:formula="of:=[.A752]*[.$E$2]*[.D752]" office:value-type="float" office:value="18000000" calcext:value-type="float">
            <text:p>18000000</text:p>
          </table:table-cell>
          <table:table-cell table:formula="of:=[.F752]+[.C752]" office:value-type="float" office:value="428080000" calcext:value-type="float">
            <text:p>428080000</text:p>
          </table:table-cell>
          <table:table-cell table:formula="of:=ROUNDDOWN(([.F752]+[.C752])/1000000000)" office:value-type="float" office:value="0" calcext:value-type="float">
            <text:p>0</text:p>
          </table:table-cell>
          <table:table-cell table:formula="of:=IF([.G752]&gt;=0;MOD([.G752];1000000000);-MOD(-[.G752];1000000000))" office:value-type="float" office:value="428080000" calcext:value-type="float">
            <text:p>428080000</text:p>
          </table:table-cell>
          <table:table-cell table:formula="of:=[.B752]+[.E752]+[.H752]" office:value-type="float" office:value="14428094" calcext:value-type="float">
            <text:p>14428094</text:p>
          </table:table-cell>
          <table:table-cell/>
          <table:table-cell table:formula="of:=[.D752]+[.L751]" office:value-type="float" office:value="80156" calcext:value-type="float">
            <text:p>80156</text:p>
          </table:table-cell>
          <table:table-cell table:formula="of:=[.$E$1]*[.L752]" office:value-type="float" office:value="14428080" calcext:value-type="float">
            <text:p>14428080</text:p>
          </table:table-cell>
          <table:table-cell table:formula="of:=[.J752]-[.M752]" office:value-type="float" office:value="14" calcext:value-type="float">
            <text:p>14</text:p>
          </table:table-cell>
          <table:table-cell table:formula="of:=[.N752]/[.M752]*1000000000" office:value-type="float" office:value="970.330078569013" calcext:value-type="float">
            <text:p>970.330078569013</text:p>
          </table:table-cell>
          <table:table-cell table:number-columns-repeated="1009"/>
        </table:table-row>
        <table:table-row table:style-name="ro1">
          <table:table-cell table:formula="of:=[.A752]" office:value-type="float" office:value="1000" calcext:value-type="float">
            <text:p>1000</text:p>
          </table:table-cell>
          <table:table-cell table:formula="of:=[.J752]" office:value-type="float" office:value="14428094" calcext:value-type="float">
            <text:p>14428094</text:p>
          </table:table-cell>
          <table:table-cell table:formula="of:=[.I752]" office:value-type="float" office:value="428080000" calcext:value-type="float">
            <text:p>428080000</text:p>
          </table:table-cell>
          <table:table-cell table:formula="of:=[.D752]" office:value-type="float" office:value="100" calcext:value-type="float">
            <text:p>100</text:p>
          </table:table-cell>
          <table:table-cell table:formula="of:=[.D753]*[.$E$2]" office:value-type="float" office:value="18000" calcext:value-type="float">
            <text:p>18000</text:p>
          </table:table-cell>
          <table:table-cell table:formula="of:=[.A753]*[.$E$2]*[.D753]" office:value-type="float" office:value="18000000" calcext:value-type="float">
            <text:p>18000000</text:p>
          </table:table-cell>
          <table:table-cell table:formula="of:=[.F753]+[.C753]" office:value-type="float" office:value="446080000" calcext:value-type="float">
            <text:p>446080000</text:p>
          </table:table-cell>
          <table:table-cell table:formula="of:=ROUNDDOWN(([.F753]+[.C753])/1000000000)" office:value-type="float" office:value="0" calcext:value-type="float">
            <text:p>0</text:p>
          </table:table-cell>
          <table:table-cell table:formula="of:=IF([.G753]&gt;=0;MOD([.G753];1000000000);-MOD(-[.G753];1000000000))" office:value-type="float" office:value="446080000" calcext:value-type="float">
            <text:p>446080000</text:p>
          </table:table-cell>
          <table:table-cell table:formula="of:=[.B753]+[.E753]+[.H753]" office:value-type="float" office:value="14446094" calcext:value-type="float">
            <text:p>14446094</text:p>
          </table:table-cell>
          <table:table-cell/>
          <table:table-cell table:formula="of:=[.D753]+[.L752]" office:value-type="float" office:value="80256" calcext:value-type="float">
            <text:p>80256</text:p>
          </table:table-cell>
          <table:table-cell table:formula="of:=[.$E$1]*[.L753]" office:value-type="float" office:value="14446080" calcext:value-type="float">
            <text:p>14446080</text:p>
          </table:table-cell>
          <table:table-cell table:formula="of:=[.J753]-[.M753]" office:value-type="float" office:value="14" calcext:value-type="float">
            <text:p>14</text:p>
          </table:table-cell>
          <table:table-cell table:formula="of:=[.N753]/[.M753]*1000000000" office:value-type="float" office:value="969.121034910509" calcext:value-type="float">
            <text:p>969.121034910509</text:p>
          </table:table-cell>
          <table:table-cell table:number-columns-repeated="1009"/>
        </table:table-row>
        <table:table-row table:style-name="ro1">
          <table:table-cell table:formula="of:=[.A753]" office:value-type="float" office:value="1000" calcext:value-type="float">
            <text:p>1000</text:p>
          </table:table-cell>
          <table:table-cell table:formula="of:=[.J753]" office:value-type="float" office:value="14446094" calcext:value-type="float">
            <text:p>14446094</text:p>
          </table:table-cell>
          <table:table-cell table:formula="of:=[.I753]" office:value-type="float" office:value="446080000" calcext:value-type="float">
            <text:p>446080000</text:p>
          </table:table-cell>
          <table:table-cell table:formula="of:=[.D753]" office:value-type="float" office:value="100" calcext:value-type="float">
            <text:p>100</text:p>
          </table:table-cell>
          <table:table-cell table:formula="of:=[.D754]*[.$E$2]" office:value-type="float" office:value="18000" calcext:value-type="float">
            <text:p>18000</text:p>
          </table:table-cell>
          <table:table-cell table:formula="of:=[.A754]*[.$E$2]*[.D754]" office:value-type="float" office:value="18000000" calcext:value-type="float">
            <text:p>18000000</text:p>
          </table:table-cell>
          <table:table-cell table:formula="of:=[.F754]+[.C754]" office:value-type="float" office:value="464080000" calcext:value-type="float">
            <text:p>464080000</text:p>
          </table:table-cell>
          <table:table-cell table:formula="of:=ROUNDDOWN(([.F754]+[.C754])/1000000000)" office:value-type="float" office:value="0" calcext:value-type="float">
            <text:p>0</text:p>
          </table:table-cell>
          <table:table-cell table:formula="of:=IF([.G754]&gt;=0;MOD([.G754];1000000000);-MOD(-[.G754];1000000000))" office:value-type="float" office:value="464080000" calcext:value-type="float">
            <text:p>464080000</text:p>
          </table:table-cell>
          <table:table-cell table:formula="of:=[.B754]+[.E754]+[.H754]" office:value-type="float" office:value="14464094" calcext:value-type="float">
            <text:p>14464094</text:p>
          </table:table-cell>
          <table:table-cell/>
          <table:table-cell table:formula="of:=[.D754]+[.L753]" office:value-type="float" office:value="80356" calcext:value-type="float">
            <text:p>80356</text:p>
          </table:table-cell>
          <table:table-cell table:formula="of:=[.$E$1]*[.L754]" office:value-type="float" office:value="14464080" calcext:value-type="float">
            <text:p>14464080</text:p>
          </table:table-cell>
          <table:table-cell table:formula="of:=[.J754]-[.M754]" office:value-type="float" office:value="14" calcext:value-type="float">
            <text:p>14</text:p>
          </table:table-cell>
          <table:table-cell table:formula="of:=[.N754]/[.M754]*1000000000" office:value-type="float" office:value="967.91500047013" calcext:value-type="float">
            <text:p>967.91500047013</text:p>
          </table:table-cell>
          <table:table-cell table:number-columns-repeated="1009"/>
        </table:table-row>
        <table:table-row table:style-name="ro1">
          <table:table-cell table:formula="of:=[.A754]" office:value-type="float" office:value="1000" calcext:value-type="float">
            <text:p>1000</text:p>
          </table:table-cell>
          <table:table-cell table:formula="of:=[.J754]" office:value-type="float" office:value="14464094" calcext:value-type="float">
            <text:p>14464094</text:p>
          </table:table-cell>
          <table:table-cell table:formula="of:=[.I754]" office:value-type="float" office:value="464080000" calcext:value-type="float">
            <text:p>464080000</text:p>
          </table:table-cell>
          <table:table-cell table:formula="of:=[.D754]" office:value-type="float" office:value="100" calcext:value-type="float">
            <text:p>100</text:p>
          </table:table-cell>
          <table:table-cell table:formula="of:=[.D755]*[.$E$2]" office:value-type="float" office:value="18000" calcext:value-type="float">
            <text:p>18000</text:p>
          </table:table-cell>
          <table:table-cell table:formula="of:=[.A755]*[.$E$2]*[.D755]" office:value-type="float" office:value="18000000" calcext:value-type="float">
            <text:p>18000000</text:p>
          </table:table-cell>
          <table:table-cell table:formula="of:=[.F755]+[.C755]" office:value-type="float" office:value="482080000" calcext:value-type="float">
            <text:p>482080000</text:p>
          </table:table-cell>
          <table:table-cell table:formula="of:=ROUNDDOWN(([.F755]+[.C755])/1000000000)" office:value-type="float" office:value="0" calcext:value-type="float">
            <text:p>0</text:p>
          </table:table-cell>
          <table:table-cell table:formula="of:=IF([.G755]&gt;=0;MOD([.G755];1000000000);-MOD(-[.G755];1000000000))" office:value-type="float" office:value="482080000" calcext:value-type="float">
            <text:p>482080000</text:p>
          </table:table-cell>
          <table:table-cell table:formula="of:=[.B755]+[.E755]+[.H755]" office:value-type="float" office:value="14482094" calcext:value-type="float">
            <text:p>14482094</text:p>
          </table:table-cell>
          <table:table-cell/>
          <table:table-cell table:formula="of:=[.D755]+[.L754]" office:value-type="float" office:value="80456" calcext:value-type="float">
            <text:p>80456</text:p>
          </table:table-cell>
          <table:table-cell table:formula="of:=[.$E$1]*[.L755]" office:value-type="float" office:value="14482080" calcext:value-type="float">
            <text:p>14482080</text:p>
          </table:table-cell>
          <table:table-cell table:formula="of:=[.J755]-[.M755]" office:value-type="float" office:value="14" calcext:value-type="float">
            <text:p>14</text:p>
          </table:table-cell>
          <table:table-cell table:formula="of:=[.N755]/[.M755]*1000000000" office:value-type="float" office:value="966.711964027267" calcext:value-type="float">
            <text:p>966.711964027267</text:p>
          </table:table-cell>
          <table:table-cell table:number-columns-repeated="1009"/>
        </table:table-row>
        <table:table-row table:style-name="ro1">
          <table:table-cell table:formula="of:=[.A755]" office:value-type="float" office:value="1000" calcext:value-type="float">
            <text:p>1000</text:p>
          </table:table-cell>
          <table:table-cell table:formula="of:=[.J755]" office:value-type="float" office:value="14482094" calcext:value-type="float">
            <text:p>14482094</text:p>
          </table:table-cell>
          <table:table-cell table:formula="of:=[.I755]" office:value-type="float" office:value="482080000" calcext:value-type="float">
            <text:p>482080000</text:p>
          </table:table-cell>
          <table:table-cell table:formula="of:=[.D755]" office:value-type="float" office:value="100" calcext:value-type="float">
            <text:p>100</text:p>
          </table:table-cell>
          <table:table-cell table:formula="of:=[.D756]*[.$E$2]" office:value-type="float" office:value="18000" calcext:value-type="float">
            <text:p>18000</text:p>
          </table:table-cell>
          <table:table-cell table:formula="of:=[.A756]*[.$E$2]*[.D756]" office:value-type="float" office:value="18000000" calcext:value-type="float">
            <text:p>18000000</text:p>
          </table:table-cell>
          <table:table-cell table:formula="of:=[.F756]+[.C756]" office:value-type="float" office:value="500080000" calcext:value-type="float">
            <text:p>500080000</text:p>
          </table:table-cell>
          <table:table-cell table:formula="of:=ROUNDDOWN(([.F756]+[.C756])/1000000000)" office:value-type="float" office:value="0" calcext:value-type="float">
            <text:p>0</text:p>
          </table:table-cell>
          <table:table-cell table:formula="of:=IF([.G756]&gt;=0;MOD([.G756];1000000000);-MOD(-[.G756];1000000000))" office:value-type="float" office:value="500080000" calcext:value-type="float">
            <text:p>500080000</text:p>
          </table:table-cell>
          <table:table-cell table:formula="of:=[.B756]+[.E756]+[.H756]" office:value-type="float" office:value="14500094" calcext:value-type="float">
            <text:p>14500094</text:p>
          </table:table-cell>
          <table:table-cell/>
          <table:table-cell table:formula="of:=[.D756]+[.L755]" office:value-type="float" office:value="80556" calcext:value-type="float">
            <text:p>80556</text:p>
          </table:table-cell>
          <table:table-cell table:formula="of:=[.$E$1]*[.L756]" office:value-type="float" office:value="14500080" calcext:value-type="float">
            <text:p>14500080</text:p>
          </table:table-cell>
          <table:table-cell table:formula="of:=[.J756]-[.M756]" office:value-type="float" office:value="14" calcext:value-type="float">
            <text:p>14</text:p>
          </table:table-cell>
          <table:table-cell table:formula="of:=[.N756]/[.M756]*1000000000" office:value-type="float" office:value="965.511914417024" calcext:value-type="float">
            <text:p>965.511914417024</text:p>
          </table:table-cell>
          <table:table-cell table:number-columns-repeated="1009"/>
        </table:table-row>
        <table:table-row table:style-name="ro1">
          <table:table-cell table:formula="of:=[.A756]" office:value-type="float" office:value="1000" calcext:value-type="float">
            <text:p>1000</text:p>
          </table:table-cell>
          <table:table-cell table:formula="of:=[.J756]" office:value-type="float" office:value="14500094" calcext:value-type="float">
            <text:p>14500094</text:p>
          </table:table-cell>
          <table:table-cell table:formula="of:=[.I756]" office:value-type="float" office:value="500080000" calcext:value-type="float">
            <text:p>500080000</text:p>
          </table:table-cell>
          <table:table-cell table:formula="of:=[.D756]" office:value-type="float" office:value="100" calcext:value-type="float">
            <text:p>100</text:p>
          </table:table-cell>
          <table:table-cell table:formula="of:=[.D757]*[.$E$2]" office:value-type="float" office:value="18000" calcext:value-type="float">
            <text:p>18000</text:p>
          </table:table-cell>
          <table:table-cell table:formula="of:=[.A757]*[.$E$2]*[.D757]" office:value-type="float" office:value="18000000" calcext:value-type="float">
            <text:p>18000000</text:p>
          </table:table-cell>
          <table:table-cell table:formula="of:=[.F757]+[.C757]" office:value-type="float" office:value="518080000" calcext:value-type="float">
            <text:p>518080000</text:p>
          </table:table-cell>
          <table:table-cell table:formula="of:=ROUNDDOWN(([.F757]+[.C757])/1000000000)" office:value-type="float" office:value="0" calcext:value-type="float">
            <text:p>0</text:p>
          </table:table-cell>
          <table:table-cell table:formula="of:=IF([.G757]&gt;=0;MOD([.G757];1000000000);-MOD(-[.G757];1000000000))" office:value-type="float" office:value="518080000" calcext:value-type="float">
            <text:p>518080000</text:p>
          </table:table-cell>
          <table:table-cell table:formula="of:=[.B757]+[.E757]+[.H757]" office:value-type="float" office:value="14518094" calcext:value-type="float">
            <text:p>14518094</text:p>
          </table:table-cell>
          <table:table-cell/>
          <table:table-cell table:formula="of:=[.D757]+[.L756]" office:value-type="float" office:value="80656" calcext:value-type="float">
            <text:p>80656</text:p>
          </table:table-cell>
          <table:table-cell table:formula="of:=[.$E$1]*[.L757]" office:value-type="float" office:value="14518080" calcext:value-type="float">
            <text:p>14518080</text:p>
          </table:table-cell>
          <table:table-cell table:formula="of:=[.J757]-[.M757]" office:value-type="float" office:value="14" calcext:value-type="float">
            <text:p>14</text:p>
          </table:table-cell>
          <table:table-cell table:formula="of:=[.N757]/[.M757]*1000000000" office:value-type="float" office:value="964.314840529877" calcext:value-type="float">
            <text:p>964.314840529877</text:p>
          </table:table-cell>
          <table:table-cell table:number-columns-repeated="1009"/>
        </table:table-row>
        <table:table-row table:style-name="ro1">
          <table:table-cell table:formula="of:=[.A757]" office:value-type="float" office:value="1000" calcext:value-type="float">
            <text:p>1000</text:p>
          </table:table-cell>
          <table:table-cell table:formula="of:=[.J757]" office:value-type="float" office:value="14518094" calcext:value-type="float">
            <text:p>14518094</text:p>
          </table:table-cell>
          <table:table-cell table:formula="of:=[.I757]" office:value-type="float" office:value="518080000" calcext:value-type="float">
            <text:p>518080000</text:p>
          </table:table-cell>
          <table:table-cell table:formula="of:=[.D757]" office:value-type="float" office:value="100" calcext:value-type="float">
            <text:p>100</text:p>
          </table:table-cell>
          <table:table-cell table:formula="of:=[.D758]*[.$E$2]" office:value-type="float" office:value="18000" calcext:value-type="float">
            <text:p>18000</text:p>
          </table:table-cell>
          <table:table-cell table:formula="of:=[.A758]*[.$E$2]*[.D758]" office:value-type="float" office:value="18000000" calcext:value-type="float">
            <text:p>18000000</text:p>
          </table:table-cell>
          <table:table-cell table:formula="of:=[.F758]+[.C758]" office:value-type="float" office:value="536080000" calcext:value-type="float">
            <text:p>536080000</text:p>
          </table:table-cell>
          <table:table-cell table:formula="of:=ROUNDDOWN(([.F758]+[.C758])/1000000000)" office:value-type="float" office:value="0" calcext:value-type="float">
            <text:p>0</text:p>
          </table:table-cell>
          <table:table-cell table:formula="of:=IF([.G758]&gt;=0;MOD([.G758];1000000000);-MOD(-[.G758];1000000000))" office:value-type="float" office:value="536080000" calcext:value-type="float">
            <text:p>536080000</text:p>
          </table:table-cell>
          <table:table-cell table:formula="of:=[.B758]+[.E758]+[.H758]" office:value-type="float" office:value="14536094" calcext:value-type="float">
            <text:p>14536094</text:p>
          </table:table-cell>
          <table:table-cell/>
          <table:table-cell table:formula="of:=[.D758]+[.L757]" office:value-type="float" office:value="80756" calcext:value-type="float">
            <text:p>80756</text:p>
          </table:table-cell>
          <table:table-cell table:formula="of:=[.$E$1]*[.L758]" office:value-type="float" office:value="14536080" calcext:value-type="float">
            <text:p>14536080</text:p>
          </table:table-cell>
          <table:table-cell table:formula="of:=[.J758]-[.M758]" office:value-type="float" office:value="14" calcext:value-type="float">
            <text:p>14</text:p>
          </table:table-cell>
          <table:table-cell table:formula="of:=[.N758]/[.M758]*1000000000" office:value-type="float" office:value="963.12073131133" calcext:value-type="float">
            <text:p>963.12073131133</text:p>
          </table:table-cell>
          <table:table-cell table:number-columns-repeated="1009"/>
        </table:table-row>
        <table:table-row table:style-name="ro1">
          <table:table-cell table:formula="of:=[.A758]" office:value-type="float" office:value="1000" calcext:value-type="float">
            <text:p>1000</text:p>
          </table:table-cell>
          <table:table-cell table:formula="of:=[.J758]" office:value-type="float" office:value="14536094" calcext:value-type="float">
            <text:p>14536094</text:p>
          </table:table-cell>
          <table:table-cell table:formula="of:=[.I758]" office:value-type="float" office:value="536080000" calcext:value-type="float">
            <text:p>536080000</text:p>
          </table:table-cell>
          <table:table-cell table:formula="of:=[.D758]" office:value-type="float" office:value="100" calcext:value-type="float">
            <text:p>100</text:p>
          </table:table-cell>
          <table:table-cell table:formula="of:=[.D759]*[.$E$2]" office:value-type="float" office:value="18000" calcext:value-type="float">
            <text:p>18000</text:p>
          </table:table-cell>
          <table:table-cell table:formula="of:=[.A759]*[.$E$2]*[.D759]" office:value-type="float" office:value="18000000" calcext:value-type="float">
            <text:p>18000000</text:p>
          </table:table-cell>
          <table:table-cell table:formula="of:=[.F759]+[.C759]" office:value-type="float" office:value="554080000" calcext:value-type="float">
            <text:p>554080000</text:p>
          </table:table-cell>
          <table:table-cell table:formula="of:=ROUNDDOWN(([.F759]+[.C759])/1000000000)" office:value-type="float" office:value="0" calcext:value-type="float">
            <text:p>0</text:p>
          </table:table-cell>
          <table:table-cell table:formula="of:=IF([.G759]&gt;=0;MOD([.G759];1000000000);-MOD(-[.G759];1000000000))" office:value-type="float" office:value="554080000" calcext:value-type="float">
            <text:p>554080000</text:p>
          </table:table-cell>
          <table:table-cell table:formula="of:=[.B759]+[.E759]+[.H759]" office:value-type="float" office:value="14554094" calcext:value-type="float">
            <text:p>14554094</text:p>
          </table:table-cell>
          <table:table-cell/>
          <table:table-cell table:formula="of:=[.D759]+[.L758]" office:value-type="float" office:value="80856" calcext:value-type="float">
            <text:p>80856</text:p>
          </table:table-cell>
          <table:table-cell table:formula="of:=[.$E$1]*[.L759]" office:value-type="float" office:value="14554080" calcext:value-type="float">
            <text:p>14554080</text:p>
          </table:table-cell>
          <table:table-cell table:formula="of:=[.J759]-[.M759]" office:value-type="float" office:value="14" calcext:value-type="float">
            <text:p>14</text:p>
          </table:table-cell>
          <table:table-cell table:formula="of:=[.N759]/[.M759]*1000000000" office:value-type="float" office:value="961.929575761573" calcext:value-type="float">
            <text:p>961.929575761573</text:p>
          </table:table-cell>
          <table:table-cell table:number-columns-repeated="1009"/>
        </table:table-row>
        <table:table-row table:style-name="ro1">
          <table:table-cell table:formula="of:=[.A759]" office:value-type="float" office:value="1000" calcext:value-type="float">
            <text:p>1000</text:p>
          </table:table-cell>
          <table:table-cell table:formula="of:=[.J759]" office:value-type="float" office:value="14554094" calcext:value-type="float">
            <text:p>14554094</text:p>
          </table:table-cell>
          <table:table-cell table:formula="of:=[.I759]" office:value-type="float" office:value="554080000" calcext:value-type="float">
            <text:p>554080000</text:p>
          </table:table-cell>
          <table:table-cell table:formula="of:=[.D759]" office:value-type="float" office:value="100" calcext:value-type="float">
            <text:p>100</text:p>
          </table:table-cell>
          <table:table-cell table:formula="of:=[.D760]*[.$E$2]" office:value-type="float" office:value="18000" calcext:value-type="float">
            <text:p>18000</text:p>
          </table:table-cell>
          <table:table-cell table:formula="of:=[.A760]*[.$E$2]*[.D760]" office:value-type="float" office:value="18000000" calcext:value-type="float">
            <text:p>18000000</text:p>
          </table:table-cell>
          <table:table-cell table:formula="of:=[.F760]+[.C760]" office:value-type="float" office:value="572080000" calcext:value-type="float">
            <text:p>572080000</text:p>
          </table:table-cell>
          <table:table-cell table:formula="of:=ROUNDDOWN(([.F760]+[.C760])/1000000000)" office:value-type="float" office:value="0" calcext:value-type="float">
            <text:p>0</text:p>
          </table:table-cell>
          <table:table-cell table:formula="of:=IF([.G760]&gt;=0;MOD([.G760];1000000000);-MOD(-[.G760];1000000000))" office:value-type="float" office:value="572080000" calcext:value-type="float">
            <text:p>572080000</text:p>
          </table:table-cell>
          <table:table-cell table:formula="of:=[.B760]+[.E760]+[.H760]" office:value-type="float" office:value="14572094" calcext:value-type="float">
            <text:p>14572094</text:p>
          </table:table-cell>
          <table:table-cell/>
          <table:table-cell table:formula="of:=[.D760]+[.L759]" office:value-type="float" office:value="80956" calcext:value-type="float">
            <text:p>80956</text:p>
          </table:table-cell>
          <table:table-cell table:formula="of:=[.$E$1]*[.L760]" office:value-type="float" office:value="14572080" calcext:value-type="float">
            <text:p>14572080</text:p>
          </table:table-cell>
          <table:table-cell table:formula="of:=[.J760]-[.M760]" office:value-type="float" office:value="14" calcext:value-type="float">
            <text:p>14</text:p>
          </table:table-cell>
          <table:table-cell table:formula="of:=[.N760]/[.M760]*1000000000" office:value-type="float" office:value="960.741362935147" calcext:value-type="float">
            <text:p>960.741362935147</text:p>
          </table:table-cell>
          <table:table-cell table:number-columns-repeated="1009"/>
        </table:table-row>
        <table:table-row table:style-name="ro1">
          <table:table-cell table:formula="of:=[.A760]" office:value-type="float" office:value="1000" calcext:value-type="float">
            <text:p>1000</text:p>
          </table:table-cell>
          <table:table-cell table:formula="of:=[.J760]" office:value-type="float" office:value="14572094" calcext:value-type="float">
            <text:p>14572094</text:p>
          </table:table-cell>
          <table:table-cell table:formula="of:=[.I760]" office:value-type="float" office:value="572080000" calcext:value-type="float">
            <text:p>572080000</text:p>
          </table:table-cell>
          <table:table-cell table:formula="of:=[.D760]" office:value-type="float" office:value="100" calcext:value-type="float">
            <text:p>100</text:p>
          </table:table-cell>
          <table:table-cell table:formula="of:=[.D761]*[.$E$2]" office:value-type="float" office:value="18000" calcext:value-type="float">
            <text:p>18000</text:p>
          </table:table-cell>
          <table:table-cell table:formula="of:=[.A761]*[.$E$2]*[.D761]" office:value-type="float" office:value="18000000" calcext:value-type="float">
            <text:p>18000000</text:p>
          </table:table-cell>
          <table:table-cell table:formula="of:=[.F761]+[.C761]" office:value-type="float" office:value="590080000" calcext:value-type="float">
            <text:p>590080000</text:p>
          </table:table-cell>
          <table:table-cell table:formula="of:=ROUNDDOWN(([.F761]+[.C761])/1000000000)" office:value-type="float" office:value="0" calcext:value-type="float">
            <text:p>0</text:p>
          </table:table-cell>
          <table:table-cell table:formula="of:=IF([.G761]&gt;=0;MOD([.G761];1000000000);-MOD(-[.G761];1000000000))" office:value-type="float" office:value="590080000" calcext:value-type="float">
            <text:p>590080000</text:p>
          </table:table-cell>
          <table:table-cell table:formula="of:=[.B761]+[.E761]+[.H761]" office:value-type="float" office:value="14590094" calcext:value-type="float">
            <text:p>14590094</text:p>
          </table:table-cell>
          <table:table-cell/>
          <table:table-cell table:formula="of:=[.D761]+[.L760]" office:value-type="float" office:value="81056" calcext:value-type="float">
            <text:p>81056</text:p>
          </table:table-cell>
          <table:table-cell table:formula="of:=[.$E$1]*[.L761]" office:value-type="float" office:value="14590080" calcext:value-type="float">
            <text:p>14590080</text:p>
          </table:table-cell>
          <table:table-cell table:formula="of:=[.J761]-[.M761]" office:value-type="float" office:value="14" calcext:value-type="float">
            <text:p>14</text:p>
          </table:table-cell>
          <table:table-cell table:formula="of:=[.N761]/[.M761]*1000000000" office:value-type="float" office:value="959.556081940606" calcext:value-type="float">
            <text:p>959.556081940606</text:p>
          </table:table-cell>
          <table:table-cell table:number-columns-repeated="1009"/>
        </table:table-row>
        <table:table-row table:style-name="ro1">
          <table:table-cell table:formula="of:=[.A761]" office:value-type="float" office:value="1000" calcext:value-type="float">
            <text:p>1000</text:p>
          </table:table-cell>
          <table:table-cell table:formula="of:=[.J761]" office:value-type="float" office:value="14590094" calcext:value-type="float">
            <text:p>14590094</text:p>
          </table:table-cell>
          <table:table-cell table:formula="of:=[.I761]" office:value-type="float" office:value="590080000" calcext:value-type="float">
            <text:p>590080000</text:p>
          </table:table-cell>
          <table:table-cell table:formula="of:=[.D761]" office:value-type="float" office:value="100" calcext:value-type="float">
            <text:p>100</text:p>
          </table:table-cell>
          <table:table-cell table:formula="of:=[.D762]*[.$E$2]" office:value-type="float" office:value="18000" calcext:value-type="float">
            <text:p>18000</text:p>
          </table:table-cell>
          <table:table-cell table:formula="of:=[.A762]*[.$E$2]*[.D762]" office:value-type="float" office:value="18000000" calcext:value-type="float">
            <text:p>18000000</text:p>
          </table:table-cell>
          <table:table-cell table:formula="of:=[.F762]+[.C762]" office:value-type="float" office:value="608080000" calcext:value-type="float">
            <text:p>608080000</text:p>
          </table:table-cell>
          <table:table-cell table:formula="of:=ROUNDDOWN(([.F762]+[.C762])/1000000000)" office:value-type="float" office:value="0" calcext:value-type="float">
            <text:p>0</text:p>
          </table:table-cell>
          <table:table-cell table:formula="of:=IF([.G762]&gt;=0;MOD([.G762];1000000000);-MOD(-[.G762];1000000000))" office:value-type="float" office:value="608080000" calcext:value-type="float">
            <text:p>608080000</text:p>
          </table:table-cell>
          <table:table-cell table:formula="of:=[.B762]+[.E762]+[.H762]" office:value-type="float" office:value="14608094" calcext:value-type="float">
            <text:p>14608094</text:p>
          </table:table-cell>
          <table:table-cell/>
          <table:table-cell table:formula="of:=[.D762]+[.L761]" office:value-type="float" office:value="81156" calcext:value-type="float">
            <text:p>81156</text:p>
          </table:table-cell>
          <table:table-cell table:formula="of:=[.$E$1]*[.L762]" office:value-type="float" office:value="14608080" calcext:value-type="float">
            <text:p>14608080</text:p>
          </table:table-cell>
          <table:table-cell table:formula="of:=[.J762]-[.M762]" office:value-type="float" office:value="14" calcext:value-type="float">
            <text:p>14</text:p>
          </table:table-cell>
          <table:table-cell table:formula="of:=[.N762]/[.M762]*1000000000" office:value-type="float" office:value="958.373721940187" calcext:value-type="float">
            <text:p>958.373721940187</text:p>
          </table:table-cell>
          <table:table-cell table:number-columns-repeated="1009"/>
        </table:table-row>
        <table:table-row table:style-name="ro1">
          <table:table-cell table:formula="of:=[.A762]" office:value-type="float" office:value="1000" calcext:value-type="float">
            <text:p>1000</text:p>
          </table:table-cell>
          <table:table-cell table:formula="of:=[.J762]" office:value-type="float" office:value="14608094" calcext:value-type="float">
            <text:p>14608094</text:p>
          </table:table-cell>
          <table:table-cell table:formula="of:=[.I762]" office:value-type="float" office:value="608080000" calcext:value-type="float">
            <text:p>608080000</text:p>
          </table:table-cell>
          <table:table-cell table:formula="of:=[.D762]" office:value-type="float" office:value="100" calcext:value-type="float">
            <text:p>100</text:p>
          </table:table-cell>
          <table:table-cell table:formula="of:=[.D763]*[.$E$2]" office:value-type="float" office:value="18000" calcext:value-type="float">
            <text:p>18000</text:p>
          </table:table-cell>
          <table:table-cell table:formula="of:=[.A763]*[.$E$2]*[.D763]" office:value-type="float" office:value="18000000" calcext:value-type="float">
            <text:p>18000000</text:p>
          </table:table-cell>
          <table:table-cell table:formula="of:=[.F763]+[.C763]" office:value-type="float" office:value="626080000" calcext:value-type="float">
            <text:p>626080000</text:p>
          </table:table-cell>
          <table:table-cell table:formula="of:=ROUNDDOWN(([.F763]+[.C763])/1000000000)" office:value-type="float" office:value="0" calcext:value-type="float">
            <text:p>0</text:p>
          </table:table-cell>
          <table:table-cell table:formula="of:=IF([.G763]&gt;=0;MOD([.G763];1000000000);-MOD(-[.G763];1000000000))" office:value-type="float" office:value="626080000" calcext:value-type="float">
            <text:p>626080000</text:p>
          </table:table-cell>
          <table:table-cell table:formula="of:=[.B763]+[.E763]+[.H763]" office:value-type="float" office:value="14626094" calcext:value-type="float">
            <text:p>14626094</text:p>
          </table:table-cell>
          <table:table-cell/>
          <table:table-cell table:formula="of:=[.D763]+[.L762]" office:value-type="float" office:value="81256" calcext:value-type="float">
            <text:p>81256</text:p>
          </table:table-cell>
          <table:table-cell table:formula="of:=[.$E$1]*[.L763]" office:value-type="float" office:value="14626080" calcext:value-type="float">
            <text:p>14626080</text:p>
          </table:table-cell>
          <table:table-cell table:formula="of:=[.J763]-[.M763]" office:value-type="float" office:value="14" calcext:value-type="float">
            <text:p>14</text:p>
          </table:table-cell>
          <table:table-cell table:formula="of:=[.N763]/[.M763]*1000000000" office:value-type="float" office:value="957.194272149475" calcext:value-type="float">
            <text:p>957.194272149475</text:p>
          </table:table-cell>
          <table:table-cell table:number-columns-repeated="1009"/>
        </table:table-row>
        <table:table-row table:style-name="ro1">
          <table:table-cell table:formula="of:=[.A763]" office:value-type="float" office:value="1000" calcext:value-type="float">
            <text:p>1000</text:p>
          </table:table-cell>
          <table:table-cell table:formula="of:=[.J763]" office:value-type="float" office:value="14626094" calcext:value-type="float">
            <text:p>14626094</text:p>
          </table:table-cell>
          <table:table-cell table:formula="of:=[.I763]" office:value-type="float" office:value="626080000" calcext:value-type="float">
            <text:p>626080000</text:p>
          </table:table-cell>
          <table:table-cell table:formula="of:=[.D763]" office:value-type="float" office:value="100" calcext:value-type="float">
            <text:p>100</text:p>
          </table:table-cell>
          <table:table-cell table:formula="of:=[.D764]*[.$E$2]" office:value-type="float" office:value="18000" calcext:value-type="float">
            <text:p>18000</text:p>
          </table:table-cell>
          <table:table-cell table:formula="of:=[.A764]*[.$E$2]*[.D764]" office:value-type="float" office:value="18000000" calcext:value-type="float">
            <text:p>18000000</text:p>
          </table:table-cell>
          <table:table-cell table:formula="of:=[.F764]+[.C764]" office:value-type="float" office:value="644080000" calcext:value-type="float">
            <text:p>644080000</text:p>
          </table:table-cell>
          <table:table-cell table:formula="of:=ROUNDDOWN(([.F764]+[.C764])/1000000000)" office:value-type="float" office:value="0" calcext:value-type="float">
            <text:p>0</text:p>
          </table:table-cell>
          <table:table-cell table:formula="of:=IF([.G764]&gt;=0;MOD([.G764];1000000000);-MOD(-[.G764];1000000000))" office:value-type="float" office:value="644080000" calcext:value-type="float">
            <text:p>644080000</text:p>
          </table:table-cell>
          <table:table-cell table:formula="of:=[.B764]+[.E764]+[.H764]" office:value-type="float" office:value="14644094" calcext:value-type="float">
            <text:p>14644094</text:p>
          </table:table-cell>
          <table:table-cell/>
          <table:table-cell table:formula="of:=[.D764]+[.L763]" office:value-type="float" office:value="81356" calcext:value-type="float">
            <text:p>81356</text:p>
          </table:table-cell>
          <table:table-cell table:formula="of:=[.$E$1]*[.L764]" office:value-type="float" office:value="14644080" calcext:value-type="float">
            <text:p>14644080</text:p>
          </table:table-cell>
          <table:table-cell table:formula="of:=[.J764]-[.M764]" office:value-type="float" office:value="14" calcext:value-type="float">
            <text:p>14</text:p>
          </table:table-cell>
          <table:table-cell table:formula="of:=[.N764]/[.M764]*1000000000" office:value-type="float" office:value="956.017721837084" calcext:value-type="float">
            <text:p>956.017721837084</text:p>
          </table:table-cell>
          <table:table-cell table:number-columns-repeated="1009"/>
        </table:table-row>
        <table:table-row table:style-name="ro1">
          <table:table-cell table:formula="of:=[.A764]" office:value-type="float" office:value="1000" calcext:value-type="float">
            <text:p>1000</text:p>
          </table:table-cell>
          <table:table-cell table:formula="of:=[.J764]" office:value-type="float" office:value="14644094" calcext:value-type="float">
            <text:p>14644094</text:p>
          </table:table-cell>
          <table:table-cell table:formula="of:=[.I764]" office:value-type="float" office:value="644080000" calcext:value-type="float">
            <text:p>644080000</text:p>
          </table:table-cell>
          <table:table-cell table:formula="of:=[.D764]" office:value-type="float" office:value="100" calcext:value-type="float">
            <text:p>100</text:p>
          </table:table-cell>
          <table:table-cell table:formula="of:=[.D765]*[.$E$2]" office:value-type="float" office:value="18000" calcext:value-type="float">
            <text:p>18000</text:p>
          </table:table-cell>
          <table:table-cell table:formula="of:=[.A765]*[.$E$2]*[.D765]" office:value-type="float" office:value="18000000" calcext:value-type="float">
            <text:p>18000000</text:p>
          </table:table-cell>
          <table:table-cell table:formula="of:=[.F765]+[.C765]" office:value-type="float" office:value="662080000" calcext:value-type="float">
            <text:p>662080000</text:p>
          </table:table-cell>
          <table:table-cell table:formula="of:=ROUNDDOWN(([.F765]+[.C765])/1000000000)" office:value-type="float" office:value="0" calcext:value-type="float">
            <text:p>0</text:p>
          </table:table-cell>
          <table:table-cell table:formula="of:=IF([.G765]&gt;=0;MOD([.G765];1000000000);-MOD(-[.G765];1000000000))" office:value-type="float" office:value="662080000" calcext:value-type="float">
            <text:p>662080000</text:p>
          </table:table-cell>
          <table:table-cell table:formula="of:=[.B765]+[.E765]+[.H765]" office:value-type="float" office:value="14662094" calcext:value-type="float">
            <text:p>14662094</text:p>
          </table:table-cell>
          <table:table-cell/>
          <table:table-cell table:formula="of:=[.D765]+[.L764]" office:value-type="float" office:value="81456" calcext:value-type="float">
            <text:p>81456</text:p>
          </table:table-cell>
          <table:table-cell table:formula="of:=[.$E$1]*[.L765]" office:value-type="float" office:value="14662080" calcext:value-type="float">
            <text:p>14662080</text:p>
          </table:table-cell>
          <table:table-cell table:formula="of:=[.J765]-[.M765]" office:value-type="float" office:value="14" calcext:value-type="float">
            <text:p>14</text:p>
          </table:table-cell>
          <table:table-cell table:formula="of:=[.N765]/[.M765]*1000000000" office:value-type="float" office:value="954.84406032432" calcext:value-type="float">
            <text:p>954.84406032432</text:p>
          </table:table-cell>
          <table:table-cell table:number-columns-repeated="1009"/>
        </table:table-row>
        <table:table-row table:style-name="ro1">
          <table:table-cell table:formula="of:=[.A765]" office:value-type="float" office:value="1000" calcext:value-type="float">
            <text:p>1000</text:p>
          </table:table-cell>
          <table:table-cell table:formula="of:=[.J765]" office:value-type="float" office:value="14662094" calcext:value-type="float">
            <text:p>14662094</text:p>
          </table:table-cell>
          <table:table-cell table:formula="of:=[.I765]" office:value-type="float" office:value="662080000" calcext:value-type="float">
            <text:p>662080000</text:p>
          </table:table-cell>
          <table:table-cell table:formula="of:=[.D765]" office:value-type="float" office:value="100" calcext:value-type="float">
            <text:p>100</text:p>
          </table:table-cell>
          <table:table-cell table:formula="of:=[.D766]*[.$E$2]" office:value-type="float" office:value="18000" calcext:value-type="float">
            <text:p>18000</text:p>
          </table:table-cell>
          <table:table-cell table:formula="of:=[.A766]*[.$E$2]*[.D766]" office:value-type="float" office:value="18000000" calcext:value-type="float">
            <text:p>18000000</text:p>
          </table:table-cell>
          <table:table-cell table:formula="of:=[.F766]+[.C766]" office:value-type="float" office:value="680080000" calcext:value-type="float">
            <text:p>680080000</text:p>
          </table:table-cell>
          <table:table-cell table:formula="of:=ROUNDDOWN(([.F766]+[.C766])/1000000000)" office:value-type="float" office:value="0" calcext:value-type="float">
            <text:p>0</text:p>
          </table:table-cell>
          <table:table-cell table:formula="of:=IF([.G766]&gt;=0;MOD([.G766];1000000000);-MOD(-[.G766];1000000000))" office:value-type="float" office:value="680080000" calcext:value-type="float">
            <text:p>680080000</text:p>
          </table:table-cell>
          <table:table-cell table:formula="of:=[.B766]+[.E766]+[.H766]" office:value-type="float" office:value="14680094" calcext:value-type="float">
            <text:p>14680094</text:p>
          </table:table-cell>
          <table:table-cell/>
          <table:table-cell table:formula="of:=[.D766]+[.L765]" office:value-type="float" office:value="81556" calcext:value-type="float">
            <text:p>81556</text:p>
          </table:table-cell>
          <table:table-cell table:formula="of:=[.$E$1]*[.L766]" office:value-type="float" office:value="14680080" calcext:value-type="float">
            <text:p>14680080</text:p>
          </table:table-cell>
          <table:table-cell table:formula="of:=[.J766]-[.M766]" office:value-type="float" office:value="14" calcext:value-type="float">
            <text:p>14</text:p>
          </table:table-cell>
          <table:table-cell table:formula="of:=[.N766]/[.M766]*1000000000" office:value-type="float" office:value="953.673276984867" calcext:value-type="float">
            <text:p>953.673276984867</text:p>
          </table:table-cell>
          <table:table-cell table:number-columns-repeated="1009"/>
        </table:table-row>
        <table:table-row table:style-name="ro1">
          <table:table-cell table:formula="of:=[.A766]" office:value-type="float" office:value="1000" calcext:value-type="float">
            <text:p>1000</text:p>
          </table:table-cell>
          <table:table-cell table:formula="of:=[.J766]" office:value-type="float" office:value="14680094" calcext:value-type="float">
            <text:p>14680094</text:p>
          </table:table-cell>
          <table:table-cell table:formula="of:=[.I766]" office:value-type="float" office:value="680080000" calcext:value-type="float">
            <text:p>680080000</text:p>
          </table:table-cell>
          <table:table-cell table:formula="of:=[.D766]" office:value-type="float" office:value="100" calcext:value-type="float">
            <text:p>100</text:p>
          </table:table-cell>
          <table:table-cell table:formula="of:=[.D767]*[.$E$2]" office:value-type="float" office:value="18000" calcext:value-type="float">
            <text:p>18000</text:p>
          </table:table-cell>
          <table:table-cell table:formula="of:=[.A767]*[.$E$2]*[.D767]" office:value-type="float" office:value="18000000" calcext:value-type="float">
            <text:p>18000000</text:p>
          </table:table-cell>
          <table:table-cell table:formula="of:=[.F767]+[.C767]" office:value-type="float" office:value="698080000" calcext:value-type="float">
            <text:p>698080000</text:p>
          </table:table-cell>
          <table:table-cell table:formula="of:=ROUNDDOWN(([.F767]+[.C767])/1000000000)" office:value-type="float" office:value="0" calcext:value-type="float">
            <text:p>0</text:p>
          </table:table-cell>
          <table:table-cell table:formula="of:=IF([.G767]&gt;=0;MOD([.G767];1000000000);-MOD(-[.G767];1000000000))" office:value-type="float" office:value="698080000" calcext:value-type="float">
            <text:p>698080000</text:p>
          </table:table-cell>
          <table:table-cell table:formula="of:=[.B767]+[.E767]+[.H767]" office:value-type="float" office:value="14698094" calcext:value-type="float">
            <text:p>14698094</text:p>
          </table:table-cell>
          <table:table-cell/>
          <table:table-cell table:formula="of:=[.D767]+[.L766]" office:value-type="float" office:value="81656" calcext:value-type="float">
            <text:p>81656</text:p>
          </table:table-cell>
          <table:table-cell table:formula="of:=[.$E$1]*[.L767]" office:value-type="float" office:value="14698080" calcext:value-type="float">
            <text:p>14698080</text:p>
          </table:table-cell>
          <table:table-cell table:formula="of:=[.J767]-[.M767]" office:value-type="float" office:value="14" calcext:value-type="float">
            <text:p>14</text:p>
          </table:table-cell>
          <table:table-cell table:formula="of:=[.N767]/[.M767]*1000000000" office:value-type="float" office:value="952.505361244462" calcext:value-type="float">
            <text:p>952.505361244462</text:p>
          </table:table-cell>
          <table:table-cell table:number-columns-repeated="1009"/>
        </table:table-row>
        <table:table-row table:style-name="ro1">
          <table:table-cell table:formula="of:=[.A767]" office:value-type="float" office:value="1000" calcext:value-type="float">
            <text:p>1000</text:p>
          </table:table-cell>
          <table:table-cell table:formula="of:=[.J767]" office:value-type="float" office:value="14698094" calcext:value-type="float">
            <text:p>14698094</text:p>
          </table:table-cell>
          <table:table-cell table:formula="of:=[.I767]" office:value-type="float" office:value="698080000" calcext:value-type="float">
            <text:p>698080000</text:p>
          </table:table-cell>
          <table:table-cell table:formula="of:=[.D767]" office:value-type="float" office:value="100" calcext:value-type="float">
            <text:p>100</text:p>
          </table:table-cell>
          <table:table-cell table:formula="of:=[.D768]*[.$E$2]" office:value-type="float" office:value="18000" calcext:value-type="float">
            <text:p>18000</text:p>
          </table:table-cell>
          <table:table-cell table:formula="of:=[.A768]*[.$E$2]*[.D768]" office:value-type="float" office:value="18000000" calcext:value-type="float">
            <text:p>18000000</text:p>
          </table:table-cell>
          <table:table-cell table:formula="of:=[.F768]+[.C768]" office:value-type="float" office:value="716080000" calcext:value-type="float">
            <text:p>716080000</text:p>
          </table:table-cell>
          <table:table-cell table:formula="of:=ROUNDDOWN(([.F768]+[.C768])/1000000000)" office:value-type="float" office:value="0" calcext:value-type="float">
            <text:p>0</text:p>
          </table:table-cell>
          <table:table-cell table:formula="of:=IF([.G768]&gt;=0;MOD([.G768];1000000000);-MOD(-[.G768];1000000000))" office:value-type="float" office:value="716080000" calcext:value-type="float">
            <text:p>716080000</text:p>
          </table:table-cell>
          <table:table-cell table:formula="of:=[.B768]+[.E768]+[.H768]" office:value-type="float" office:value="14716094" calcext:value-type="float">
            <text:p>14716094</text:p>
          </table:table-cell>
          <table:table-cell/>
          <table:table-cell table:formula="of:=[.D768]+[.L767]" office:value-type="float" office:value="81756" calcext:value-type="float">
            <text:p>81756</text:p>
          </table:table-cell>
          <table:table-cell table:formula="of:=[.$E$1]*[.L768]" office:value-type="float" office:value="14716080" calcext:value-type="float">
            <text:p>14716080</text:p>
          </table:table-cell>
          <table:table-cell table:formula="of:=[.J768]-[.M768]" office:value-type="float" office:value="14" calcext:value-type="float">
            <text:p>14</text:p>
          </table:table-cell>
          <table:table-cell table:formula="of:=[.N768]/[.M768]*1000000000" office:value-type="float" office:value="951.340302580578" calcext:value-type="float">
            <text:p>951.340302580578</text:p>
          </table:table-cell>
          <table:table-cell table:number-columns-repeated="1009"/>
        </table:table-row>
        <table:table-row table:style-name="ro1">
          <table:table-cell table:formula="of:=[.A768]" office:value-type="float" office:value="1000" calcext:value-type="float">
            <text:p>1000</text:p>
          </table:table-cell>
          <table:table-cell table:formula="of:=[.J768]" office:value-type="float" office:value="14716094" calcext:value-type="float">
            <text:p>14716094</text:p>
          </table:table-cell>
          <table:table-cell table:formula="of:=[.I768]" office:value-type="float" office:value="716080000" calcext:value-type="float">
            <text:p>716080000</text:p>
          </table:table-cell>
          <table:table-cell table:formula="of:=[.D768]" office:value-type="float" office:value="100" calcext:value-type="float">
            <text:p>100</text:p>
          </table:table-cell>
          <table:table-cell table:formula="of:=[.D769]*[.$E$2]" office:value-type="float" office:value="18000" calcext:value-type="float">
            <text:p>18000</text:p>
          </table:table-cell>
          <table:table-cell table:formula="of:=[.A769]*[.$E$2]*[.D769]" office:value-type="float" office:value="18000000" calcext:value-type="float">
            <text:p>18000000</text:p>
          </table:table-cell>
          <table:table-cell table:formula="of:=[.F769]+[.C769]" office:value-type="float" office:value="734080000" calcext:value-type="float">
            <text:p>734080000</text:p>
          </table:table-cell>
          <table:table-cell table:formula="of:=ROUNDDOWN(([.F769]+[.C769])/1000000000)" office:value-type="float" office:value="0" calcext:value-type="float">
            <text:p>0</text:p>
          </table:table-cell>
          <table:table-cell table:formula="of:=IF([.G769]&gt;=0;MOD([.G769];1000000000);-MOD(-[.G769];1000000000))" office:value-type="float" office:value="734080000" calcext:value-type="float">
            <text:p>734080000</text:p>
          </table:table-cell>
          <table:table-cell table:formula="of:=[.B769]+[.E769]+[.H769]" office:value-type="float" office:value="14734094" calcext:value-type="float">
            <text:p>14734094</text:p>
          </table:table-cell>
          <table:table-cell/>
          <table:table-cell table:formula="of:=[.D769]+[.L768]" office:value-type="float" office:value="81856" calcext:value-type="float">
            <text:p>81856</text:p>
          </table:table-cell>
          <table:table-cell table:formula="of:=[.$E$1]*[.L769]" office:value-type="float" office:value="14734080" calcext:value-type="float">
            <text:p>14734080</text:p>
          </table:table-cell>
          <table:table-cell table:formula="of:=[.J769]-[.M769]" office:value-type="float" office:value="14" calcext:value-type="float">
            <text:p>14</text:p>
          </table:table-cell>
          <table:table-cell table:formula="of:=[.N769]/[.M769]*1000000000" office:value-type="float" office:value="950.178090522109" calcext:value-type="float">
            <text:p>950.178090522109</text:p>
          </table:table-cell>
          <table:table-cell table:number-columns-repeated="1009"/>
        </table:table-row>
        <table:table-row table:style-name="ro1">
          <table:table-cell table:formula="of:=[.A769]" office:value-type="float" office:value="1000" calcext:value-type="float">
            <text:p>1000</text:p>
          </table:table-cell>
          <table:table-cell table:formula="of:=[.J769]" office:value-type="float" office:value="14734094" calcext:value-type="float">
            <text:p>14734094</text:p>
          </table:table-cell>
          <table:table-cell table:formula="of:=[.I769]" office:value-type="float" office:value="734080000" calcext:value-type="float">
            <text:p>734080000</text:p>
          </table:table-cell>
          <table:table-cell table:formula="of:=[.D769]" office:value-type="float" office:value="100" calcext:value-type="float">
            <text:p>100</text:p>
          </table:table-cell>
          <table:table-cell table:formula="of:=[.D770]*[.$E$2]" office:value-type="float" office:value="18000" calcext:value-type="float">
            <text:p>18000</text:p>
          </table:table-cell>
          <table:table-cell table:formula="of:=[.A770]*[.$E$2]*[.D770]" office:value-type="float" office:value="18000000" calcext:value-type="float">
            <text:p>18000000</text:p>
          </table:table-cell>
          <table:table-cell table:formula="of:=[.F770]+[.C770]" office:value-type="float" office:value="752080000" calcext:value-type="float">
            <text:p>752080000</text:p>
          </table:table-cell>
          <table:table-cell table:formula="of:=ROUNDDOWN(([.F770]+[.C770])/1000000000)" office:value-type="float" office:value="0" calcext:value-type="float">
            <text:p>0</text:p>
          </table:table-cell>
          <table:table-cell table:formula="of:=IF([.G770]&gt;=0;MOD([.G770];1000000000);-MOD(-[.G770];1000000000))" office:value-type="float" office:value="752080000" calcext:value-type="float">
            <text:p>752080000</text:p>
          </table:table-cell>
          <table:table-cell table:formula="of:=[.B770]+[.E770]+[.H770]" office:value-type="float" office:value="14752094" calcext:value-type="float">
            <text:p>14752094</text:p>
          </table:table-cell>
          <table:table-cell/>
          <table:table-cell table:formula="of:=[.D770]+[.L769]" office:value-type="float" office:value="81956" calcext:value-type="float">
            <text:p>81956</text:p>
          </table:table-cell>
          <table:table-cell table:formula="of:=[.$E$1]*[.L770]" office:value-type="float" office:value="14752080" calcext:value-type="float">
            <text:p>14752080</text:p>
          </table:table-cell>
          <table:table-cell table:formula="of:=[.J770]-[.M770]" office:value-type="float" office:value="14" calcext:value-type="float">
            <text:p>14</text:p>
          </table:table-cell>
          <table:table-cell table:formula="of:=[.N770]/[.M770]*1000000000" office:value-type="float" office:value="949.018714649053" calcext:value-type="float">
            <text:p>949.018714649053</text:p>
          </table:table-cell>
          <table:table-cell table:number-columns-repeated="1009"/>
        </table:table-row>
        <table:table-row table:style-name="ro1">
          <table:table-cell table:formula="of:=[.A770]" office:value-type="float" office:value="1000" calcext:value-type="float">
            <text:p>1000</text:p>
          </table:table-cell>
          <table:table-cell table:formula="of:=[.J770]" office:value-type="float" office:value="14752094" calcext:value-type="float">
            <text:p>14752094</text:p>
          </table:table-cell>
          <table:table-cell table:formula="of:=[.I770]" office:value-type="float" office:value="752080000" calcext:value-type="float">
            <text:p>752080000</text:p>
          </table:table-cell>
          <table:table-cell table:formula="of:=[.D770]" office:value-type="float" office:value="100" calcext:value-type="float">
            <text:p>100</text:p>
          </table:table-cell>
          <table:table-cell table:formula="of:=[.D771]*[.$E$2]" office:value-type="float" office:value="18000" calcext:value-type="float">
            <text:p>18000</text:p>
          </table:table-cell>
          <table:table-cell table:formula="of:=[.A771]*[.$E$2]*[.D771]" office:value-type="float" office:value="18000000" calcext:value-type="float">
            <text:p>18000000</text:p>
          </table:table-cell>
          <table:table-cell table:formula="of:=[.F771]+[.C771]" office:value-type="float" office:value="770080000" calcext:value-type="float">
            <text:p>770080000</text:p>
          </table:table-cell>
          <table:table-cell table:formula="of:=ROUNDDOWN(([.F771]+[.C771])/1000000000)" office:value-type="float" office:value="0" calcext:value-type="float">
            <text:p>0</text:p>
          </table:table-cell>
          <table:table-cell table:formula="of:=IF([.G771]&gt;=0;MOD([.G771];1000000000);-MOD(-[.G771];1000000000))" office:value-type="float" office:value="770080000" calcext:value-type="float">
            <text:p>770080000</text:p>
          </table:table-cell>
          <table:table-cell table:formula="of:=[.B771]+[.E771]+[.H771]" office:value-type="float" office:value="14770094" calcext:value-type="float">
            <text:p>14770094</text:p>
          </table:table-cell>
          <table:table-cell/>
          <table:table-cell table:formula="of:=[.D771]+[.L770]" office:value-type="float" office:value="82056" calcext:value-type="float">
            <text:p>82056</text:p>
          </table:table-cell>
          <table:table-cell table:formula="of:=[.$E$1]*[.L771]" office:value-type="float" office:value="14770080" calcext:value-type="float">
            <text:p>14770080</text:p>
          </table:table-cell>
          <table:table-cell table:formula="of:=[.J771]-[.M771]" office:value-type="float" office:value="14" calcext:value-type="float">
            <text:p>14</text:p>
          </table:table-cell>
          <table:table-cell table:formula="of:=[.N771]/[.M771]*1000000000" office:value-type="float" office:value="947.862164592203" calcext:value-type="float">
            <text:p>947.862164592203</text:p>
          </table:table-cell>
          <table:table-cell table:number-columns-repeated="1009"/>
        </table:table-row>
        <table:table-row table:style-name="ro1">
          <table:table-cell table:formula="of:=[.A771]" office:value-type="float" office:value="1000" calcext:value-type="float">
            <text:p>1000</text:p>
          </table:table-cell>
          <table:table-cell table:formula="of:=[.J771]" office:value-type="float" office:value="14770094" calcext:value-type="float">
            <text:p>14770094</text:p>
          </table:table-cell>
          <table:table-cell table:formula="of:=[.I771]" office:value-type="float" office:value="770080000" calcext:value-type="float">
            <text:p>770080000</text:p>
          </table:table-cell>
          <table:table-cell table:formula="of:=[.D771]" office:value-type="float" office:value="100" calcext:value-type="float">
            <text:p>100</text:p>
          </table:table-cell>
          <table:table-cell table:formula="of:=[.D772]*[.$E$2]" office:value-type="float" office:value="18000" calcext:value-type="float">
            <text:p>18000</text:p>
          </table:table-cell>
          <table:table-cell table:formula="of:=[.A772]*[.$E$2]*[.D772]" office:value-type="float" office:value="18000000" calcext:value-type="float">
            <text:p>18000000</text:p>
          </table:table-cell>
          <table:table-cell table:formula="of:=[.F772]+[.C772]" office:value-type="float" office:value="788080000" calcext:value-type="float">
            <text:p>788080000</text:p>
          </table:table-cell>
          <table:table-cell table:formula="of:=ROUNDDOWN(([.F772]+[.C772])/1000000000)" office:value-type="float" office:value="0" calcext:value-type="float">
            <text:p>0</text:p>
          </table:table-cell>
          <table:table-cell table:formula="of:=IF([.G772]&gt;=0;MOD([.G772];1000000000);-MOD(-[.G772];1000000000))" office:value-type="float" office:value="788080000" calcext:value-type="float">
            <text:p>788080000</text:p>
          </table:table-cell>
          <table:table-cell table:formula="of:=[.B772]+[.E772]+[.H772]" office:value-type="float" office:value="14788094" calcext:value-type="float">
            <text:p>14788094</text:p>
          </table:table-cell>
          <table:table-cell/>
          <table:table-cell table:formula="of:=[.D772]+[.L771]" office:value-type="float" office:value="82156" calcext:value-type="float">
            <text:p>82156</text:p>
          </table:table-cell>
          <table:table-cell table:formula="of:=[.$E$1]*[.L772]" office:value-type="float" office:value="14788080" calcext:value-type="float">
            <text:p>14788080</text:p>
          </table:table-cell>
          <table:table-cell table:formula="of:=[.J772]-[.M772]" office:value-type="float" office:value="14" calcext:value-type="float">
            <text:p>14</text:p>
          </table:table-cell>
          <table:table-cell table:formula="of:=[.N772]/[.M772]*1000000000" office:value-type="float" office:value="946.708430032837" calcext:value-type="float">
            <text:p>946.708430032837</text:p>
          </table:table-cell>
          <table:table-cell table:number-columns-repeated="1009"/>
        </table:table-row>
        <table:table-row table:style-name="ro1">
          <table:table-cell table:formula="of:=[.A772]" office:value-type="float" office:value="1000" calcext:value-type="float">
            <text:p>1000</text:p>
          </table:table-cell>
          <table:table-cell table:formula="of:=[.J772]" office:value-type="float" office:value="14788094" calcext:value-type="float">
            <text:p>14788094</text:p>
          </table:table-cell>
          <table:table-cell table:formula="of:=[.I772]" office:value-type="float" office:value="788080000" calcext:value-type="float">
            <text:p>788080000</text:p>
          </table:table-cell>
          <table:table-cell table:formula="of:=[.D772]" office:value-type="float" office:value="100" calcext:value-type="float">
            <text:p>100</text:p>
          </table:table-cell>
          <table:table-cell table:formula="of:=[.D773]*[.$E$2]" office:value-type="float" office:value="18000" calcext:value-type="float">
            <text:p>18000</text:p>
          </table:table-cell>
          <table:table-cell table:formula="of:=[.A773]*[.$E$2]*[.D773]" office:value-type="float" office:value="18000000" calcext:value-type="float">
            <text:p>18000000</text:p>
          </table:table-cell>
          <table:table-cell table:formula="of:=[.F773]+[.C773]" office:value-type="float" office:value="806080000" calcext:value-type="float">
            <text:p>806080000</text:p>
          </table:table-cell>
          <table:table-cell table:formula="of:=ROUNDDOWN(([.F773]+[.C773])/1000000000)" office:value-type="float" office:value="0" calcext:value-type="float">
            <text:p>0</text:p>
          </table:table-cell>
          <table:table-cell table:formula="of:=IF([.G773]&gt;=0;MOD([.G773];1000000000);-MOD(-[.G773];1000000000))" office:value-type="float" office:value="806080000" calcext:value-type="float">
            <text:p>806080000</text:p>
          </table:table-cell>
          <table:table-cell table:formula="of:=[.B773]+[.E773]+[.H773]" office:value-type="float" office:value="14806094" calcext:value-type="float">
            <text:p>14806094</text:p>
          </table:table-cell>
          <table:table-cell/>
          <table:table-cell table:formula="of:=[.D773]+[.L772]" office:value-type="float" office:value="82256" calcext:value-type="float">
            <text:p>82256</text:p>
          </table:table-cell>
          <table:table-cell table:formula="of:=[.$E$1]*[.L773]" office:value-type="float" office:value="14806080" calcext:value-type="float">
            <text:p>14806080</text:p>
          </table:table-cell>
          <table:table-cell table:formula="of:=[.J773]-[.M773]" office:value-type="float" office:value="14" calcext:value-type="float">
            <text:p>14</text:p>
          </table:table-cell>
          <table:table-cell table:formula="of:=[.N773]/[.M773]*1000000000" office:value-type="float" office:value="945.557500702414" calcext:value-type="float">
            <text:p>945.557500702414</text:p>
          </table:table-cell>
          <table:table-cell table:number-columns-repeated="1009"/>
        </table:table-row>
        <table:table-row table:style-name="ro1">
          <table:table-cell table:formula="of:=[.A773]" office:value-type="float" office:value="1000" calcext:value-type="float">
            <text:p>1000</text:p>
          </table:table-cell>
          <table:table-cell table:formula="of:=[.J773]" office:value-type="float" office:value="14806094" calcext:value-type="float">
            <text:p>14806094</text:p>
          </table:table-cell>
          <table:table-cell table:formula="of:=[.I773]" office:value-type="float" office:value="806080000" calcext:value-type="float">
            <text:p>806080000</text:p>
          </table:table-cell>
          <table:table-cell table:formula="of:=[.D773]" office:value-type="float" office:value="100" calcext:value-type="float">
            <text:p>100</text:p>
          </table:table-cell>
          <table:table-cell table:formula="of:=[.D774]*[.$E$2]" office:value-type="float" office:value="18000" calcext:value-type="float">
            <text:p>18000</text:p>
          </table:table-cell>
          <table:table-cell table:formula="of:=[.A774]*[.$E$2]*[.D774]" office:value-type="float" office:value="18000000" calcext:value-type="float">
            <text:p>18000000</text:p>
          </table:table-cell>
          <table:table-cell table:formula="of:=[.F774]+[.C774]" office:value-type="float" office:value="824080000" calcext:value-type="float">
            <text:p>824080000</text:p>
          </table:table-cell>
          <table:table-cell table:formula="of:=ROUNDDOWN(([.F774]+[.C774])/1000000000)" office:value-type="float" office:value="0" calcext:value-type="float">
            <text:p>0</text:p>
          </table:table-cell>
          <table:table-cell table:formula="of:=IF([.G774]&gt;=0;MOD([.G774];1000000000);-MOD(-[.G774];1000000000))" office:value-type="float" office:value="824080000" calcext:value-type="float">
            <text:p>824080000</text:p>
          </table:table-cell>
          <table:table-cell table:formula="of:=[.B774]+[.E774]+[.H774]" office:value-type="float" office:value="14824094" calcext:value-type="float">
            <text:p>14824094</text:p>
          </table:table-cell>
          <table:table-cell/>
          <table:table-cell table:formula="of:=[.D774]+[.L773]" office:value-type="float" office:value="82356" calcext:value-type="float">
            <text:p>82356</text:p>
          </table:table-cell>
          <table:table-cell table:formula="of:=[.$E$1]*[.L774]" office:value-type="float" office:value="14824080" calcext:value-type="float">
            <text:p>14824080</text:p>
          </table:table-cell>
          <table:table-cell table:formula="of:=[.J774]-[.M774]" office:value-type="float" office:value="14" calcext:value-type="float">
            <text:p>14</text:p>
          </table:table-cell>
          <table:table-cell table:formula="of:=[.N774]/[.M774]*1000000000" office:value-type="float" office:value="944.409366382265" calcext:value-type="float">
            <text:p>944.409366382265</text:p>
          </table:table-cell>
          <table:table-cell table:number-columns-repeated="1009"/>
        </table:table-row>
        <table:table-row table:style-name="ro1">
          <table:table-cell table:formula="of:=[.A774]" office:value-type="float" office:value="1000" calcext:value-type="float">
            <text:p>1000</text:p>
          </table:table-cell>
          <table:table-cell table:formula="of:=[.J774]" office:value-type="float" office:value="14824094" calcext:value-type="float">
            <text:p>14824094</text:p>
          </table:table-cell>
          <table:table-cell table:formula="of:=[.I774]" office:value-type="float" office:value="824080000" calcext:value-type="float">
            <text:p>824080000</text:p>
          </table:table-cell>
          <table:table-cell table:formula="of:=[.D774]" office:value-type="float" office:value="100" calcext:value-type="float">
            <text:p>100</text:p>
          </table:table-cell>
          <table:table-cell table:formula="of:=[.D775]*[.$E$2]" office:value-type="float" office:value="18000" calcext:value-type="float">
            <text:p>18000</text:p>
          </table:table-cell>
          <table:table-cell table:formula="of:=[.A775]*[.$E$2]*[.D775]" office:value-type="float" office:value="18000000" calcext:value-type="float">
            <text:p>18000000</text:p>
          </table:table-cell>
          <table:table-cell table:formula="of:=[.F775]+[.C775]" office:value-type="float" office:value="842080000" calcext:value-type="float">
            <text:p>842080000</text:p>
          </table:table-cell>
          <table:table-cell table:formula="of:=ROUNDDOWN(([.F775]+[.C775])/1000000000)" office:value-type="float" office:value="0" calcext:value-type="float">
            <text:p>0</text:p>
          </table:table-cell>
          <table:table-cell table:formula="of:=IF([.G775]&gt;=0;MOD([.G775];1000000000);-MOD(-[.G775];1000000000))" office:value-type="float" office:value="842080000" calcext:value-type="float">
            <text:p>842080000</text:p>
          </table:table-cell>
          <table:table-cell table:formula="of:=[.B775]+[.E775]+[.H775]" office:value-type="float" office:value="14842094" calcext:value-type="float">
            <text:p>14842094</text:p>
          </table:table-cell>
          <table:table-cell/>
          <table:table-cell table:formula="of:=[.D775]+[.L774]" office:value-type="float" office:value="82456" calcext:value-type="float">
            <text:p>82456</text:p>
          </table:table-cell>
          <table:table-cell table:formula="of:=[.$E$1]*[.L775]" office:value-type="float" office:value="14842080" calcext:value-type="float">
            <text:p>14842080</text:p>
          </table:table-cell>
          <table:table-cell table:formula="of:=[.J775]-[.M775]" office:value-type="float" office:value="14" calcext:value-type="float">
            <text:p>14</text:p>
          </table:table-cell>
          <table:table-cell table:formula="of:=[.N775]/[.M775]*1000000000" office:value-type="float" office:value="943.264016903291" calcext:value-type="float">
            <text:p>943.264016903291</text:p>
          </table:table-cell>
          <table:table-cell table:number-columns-repeated="1009"/>
        </table:table-row>
        <table:table-row table:style-name="ro1">
          <table:table-cell table:formula="of:=[.A775]" office:value-type="float" office:value="1000" calcext:value-type="float">
            <text:p>1000</text:p>
          </table:table-cell>
          <table:table-cell table:formula="of:=[.J775]" office:value-type="float" office:value="14842094" calcext:value-type="float">
            <text:p>14842094</text:p>
          </table:table-cell>
          <table:table-cell table:formula="of:=[.I775]" office:value-type="float" office:value="842080000" calcext:value-type="float">
            <text:p>842080000</text:p>
          </table:table-cell>
          <table:table-cell table:formula="of:=[.D775]" office:value-type="float" office:value="100" calcext:value-type="float">
            <text:p>100</text:p>
          </table:table-cell>
          <table:table-cell table:formula="of:=[.D776]*[.$E$2]" office:value-type="float" office:value="18000" calcext:value-type="float">
            <text:p>18000</text:p>
          </table:table-cell>
          <table:table-cell table:formula="of:=[.A776]*[.$E$2]*[.D776]" office:value-type="float" office:value="18000000" calcext:value-type="float">
            <text:p>18000000</text:p>
          </table:table-cell>
          <table:table-cell table:formula="of:=[.F776]+[.C776]" office:value-type="float" office:value="860080000" calcext:value-type="float">
            <text:p>860080000</text:p>
          </table:table-cell>
          <table:table-cell table:formula="of:=ROUNDDOWN(([.F776]+[.C776])/1000000000)" office:value-type="float" office:value="0" calcext:value-type="float">
            <text:p>0</text:p>
          </table:table-cell>
          <table:table-cell table:formula="of:=IF([.G776]&gt;=0;MOD([.G776];1000000000);-MOD(-[.G776];1000000000))" office:value-type="float" office:value="860080000" calcext:value-type="float">
            <text:p>860080000</text:p>
          </table:table-cell>
          <table:table-cell table:formula="of:=[.B776]+[.E776]+[.H776]" office:value-type="float" office:value="14860094" calcext:value-type="float">
            <text:p>14860094</text:p>
          </table:table-cell>
          <table:table-cell/>
          <table:table-cell table:formula="of:=[.D776]+[.L775]" office:value-type="float" office:value="82556" calcext:value-type="float">
            <text:p>82556</text:p>
          </table:table-cell>
          <table:table-cell table:formula="of:=[.$E$1]*[.L776]" office:value-type="float" office:value="14860080" calcext:value-type="float">
            <text:p>14860080</text:p>
          </table:table-cell>
          <table:table-cell table:formula="of:=[.J776]-[.M776]" office:value-type="float" office:value="14" calcext:value-type="float">
            <text:p>14</text:p>
          </table:table-cell>
          <table:table-cell table:formula="of:=[.N776]/[.M776]*1000000000" office:value-type="float" office:value="942.121442145668" calcext:value-type="float">
            <text:p>942.121442145668</text:p>
          </table:table-cell>
          <table:table-cell table:number-columns-repeated="1009"/>
        </table:table-row>
        <table:table-row table:style-name="ro1">
          <table:table-cell table:formula="of:=[.A776]" office:value-type="float" office:value="1000" calcext:value-type="float">
            <text:p>1000</text:p>
          </table:table-cell>
          <table:table-cell table:formula="of:=[.J776]" office:value-type="float" office:value="14860094" calcext:value-type="float">
            <text:p>14860094</text:p>
          </table:table-cell>
          <table:table-cell table:formula="of:=[.I776]" office:value-type="float" office:value="860080000" calcext:value-type="float">
            <text:p>860080000</text:p>
          </table:table-cell>
          <table:table-cell table:formula="of:=[.D776]" office:value-type="float" office:value="100" calcext:value-type="float">
            <text:p>100</text:p>
          </table:table-cell>
          <table:table-cell table:formula="of:=[.D777]*[.$E$2]" office:value-type="float" office:value="18000" calcext:value-type="float">
            <text:p>18000</text:p>
          </table:table-cell>
          <table:table-cell table:formula="of:=[.A777]*[.$E$2]*[.D777]" office:value-type="float" office:value="18000000" calcext:value-type="float">
            <text:p>18000000</text:p>
          </table:table-cell>
          <table:table-cell table:formula="of:=[.F777]+[.C777]" office:value-type="float" office:value="878080000" calcext:value-type="float">
            <text:p>878080000</text:p>
          </table:table-cell>
          <table:table-cell table:formula="of:=ROUNDDOWN(([.F777]+[.C777])/1000000000)" office:value-type="float" office:value="0" calcext:value-type="float">
            <text:p>0</text:p>
          </table:table-cell>
          <table:table-cell table:formula="of:=IF([.G777]&gt;=0;MOD([.G777];1000000000);-MOD(-[.G777];1000000000))" office:value-type="float" office:value="878080000" calcext:value-type="float">
            <text:p>878080000</text:p>
          </table:table-cell>
          <table:table-cell table:formula="of:=[.B777]+[.E777]+[.H777]" office:value-type="float" office:value="14878094" calcext:value-type="float">
            <text:p>14878094</text:p>
          </table:table-cell>
          <table:table-cell/>
          <table:table-cell table:formula="of:=[.D777]+[.L776]" office:value-type="float" office:value="82656" calcext:value-type="float">
            <text:p>82656</text:p>
          </table:table-cell>
          <table:table-cell table:formula="of:=[.$E$1]*[.L777]" office:value-type="float" office:value="14878080" calcext:value-type="float">
            <text:p>14878080</text:p>
          </table:table-cell>
          <table:table-cell table:formula="of:=[.J777]-[.M777]" office:value-type="float" office:value="14" calcext:value-type="float">
            <text:p>14</text:p>
          </table:table-cell>
          <table:table-cell table:formula="of:=[.N777]/[.M777]*1000000000" office:value-type="float" office:value="940.981632038543" calcext:value-type="float">
            <text:p>940.981632038543</text:p>
          </table:table-cell>
          <table:table-cell table:number-columns-repeated="1009"/>
        </table:table-row>
        <table:table-row table:style-name="ro1">
          <table:table-cell table:formula="of:=[.A777]" office:value-type="float" office:value="1000" calcext:value-type="float">
            <text:p>1000</text:p>
          </table:table-cell>
          <table:table-cell table:formula="of:=[.J777]" office:value-type="float" office:value="14878094" calcext:value-type="float">
            <text:p>14878094</text:p>
          </table:table-cell>
          <table:table-cell table:formula="of:=[.I777]" office:value-type="float" office:value="878080000" calcext:value-type="float">
            <text:p>878080000</text:p>
          </table:table-cell>
          <table:table-cell table:formula="of:=[.D777]" office:value-type="float" office:value="100" calcext:value-type="float">
            <text:p>100</text:p>
          </table:table-cell>
          <table:table-cell table:formula="of:=[.D778]*[.$E$2]" office:value-type="float" office:value="18000" calcext:value-type="float">
            <text:p>18000</text:p>
          </table:table-cell>
          <table:table-cell table:formula="of:=[.A778]*[.$E$2]*[.D778]" office:value-type="float" office:value="18000000" calcext:value-type="float">
            <text:p>18000000</text:p>
          </table:table-cell>
          <table:table-cell table:formula="of:=[.F778]+[.C778]" office:value-type="float" office:value="896080000" calcext:value-type="float">
            <text:p>896080000</text:p>
          </table:table-cell>
          <table:table-cell table:formula="of:=ROUNDDOWN(([.F778]+[.C778])/1000000000)" office:value-type="float" office:value="0" calcext:value-type="float">
            <text:p>0</text:p>
          </table:table-cell>
          <table:table-cell table:formula="of:=IF([.G778]&gt;=0;MOD([.G778];1000000000);-MOD(-[.G778];1000000000))" office:value-type="float" office:value="896080000" calcext:value-type="float">
            <text:p>896080000</text:p>
          </table:table-cell>
          <table:table-cell table:formula="of:=[.B778]+[.E778]+[.H778]" office:value-type="float" office:value="14896094" calcext:value-type="float">
            <text:p>14896094</text:p>
          </table:table-cell>
          <table:table-cell/>
          <table:table-cell table:formula="of:=[.D778]+[.L777]" office:value-type="float" office:value="82756" calcext:value-type="float">
            <text:p>82756</text:p>
          </table:table-cell>
          <table:table-cell table:formula="of:=[.$E$1]*[.L778]" office:value-type="float" office:value="14896080" calcext:value-type="float">
            <text:p>14896080</text:p>
          </table:table-cell>
          <table:table-cell table:formula="of:=[.J778]-[.M778]" office:value-type="float" office:value="14" calcext:value-type="float">
            <text:p>14</text:p>
          </table:table-cell>
          <table:table-cell table:formula="of:=[.N778]/[.M778]*1000000000" office:value-type="float" office:value="939.844576559739" calcext:value-type="float">
            <text:p>939.844576559739</text:p>
          </table:table-cell>
          <table:table-cell table:number-columns-repeated="1009"/>
        </table:table-row>
        <table:table-row table:style-name="ro1">
          <table:table-cell table:formula="of:=[.A778]" office:value-type="float" office:value="1000" calcext:value-type="float">
            <text:p>1000</text:p>
          </table:table-cell>
          <table:table-cell table:formula="of:=[.J778]" office:value-type="float" office:value="14896094" calcext:value-type="float">
            <text:p>14896094</text:p>
          </table:table-cell>
          <table:table-cell table:formula="of:=[.I778]" office:value-type="float" office:value="896080000" calcext:value-type="float">
            <text:p>896080000</text:p>
          </table:table-cell>
          <table:table-cell table:formula="of:=[.D778]" office:value-type="float" office:value="100" calcext:value-type="float">
            <text:p>100</text:p>
          </table:table-cell>
          <table:table-cell table:formula="of:=[.D779]*[.$E$2]" office:value-type="float" office:value="18000" calcext:value-type="float">
            <text:p>18000</text:p>
          </table:table-cell>
          <table:table-cell table:formula="of:=[.A779]*[.$E$2]*[.D779]" office:value-type="float" office:value="18000000" calcext:value-type="float">
            <text:p>18000000</text:p>
          </table:table-cell>
          <table:table-cell table:formula="of:=[.F779]+[.C779]" office:value-type="float" office:value="914080000" calcext:value-type="float">
            <text:p>914080000</text:p>
          </table:table-cell>
          <table:table-cell table:formula="of:=ROUNDDOWN(([.F779]+[.C779])/1000000000)" office:value-type="float" office:value="0" calcext:value-type="float">
            <text:p>0</text:p>
          </table:table-cell>
          <table:table-cell table:formula="of:=IF([.G779]&gt;=0;MOD([.G779];1000000000);-MOD(-[.G779];1000000000))" office:value-type="float" office:value="914080000" calcext:value-type="float">
            <text:p>914080000</text:p>
          </table:table-cell>
          <table:table-cell table:formula="of:=[.B779]+[.E779]+[.H779]" office:value-type="float" office:value="14914094" calcext:value-type="float">
            <text:p>14914094</text:p>
          </table:table-cell>
          <table:table-cell/>
          <table:table-cell table:formula="of:=[.D779]+[.L778]" office:value-type="float" office:value="82856" calcext:value-type="float">
            <text:p>82856</text:p>
          </table:table-cell>
          <table:table-cell table:formula="of:=[.$E$1]*[.L779]" office:value-type="float" office:value="14914080" calcext:value-type="float">
            <text:p>14914080</text:p>
          </table:table-cell>
          <table:table-cell table:formula="of:=[.J779]-[.M779]" office:value-type="float" office:value="14" calcext:value-type="float">
            <text:p>14</text:p>
          </table:table-cell>
          <table:table-cell table:formula="of:=[.N779]/[.M779]*1000000000" office:value-type="float" office:value="938.710265735466" calcext:value-type="float">
            <text:p>938.710265735466</text:p>
          </table:table-cell>
          <table:table-cell table:number-columns-repeated="1009"/>
        </table:table-row>
        <table:table-row table:style-name="ro1">
          <table:table-cell table:formula="of:=[.A779]" office:value-type="float" office:value="1000" calcext:value-type="float">
            <text:p>1000</text:p>
          </table:table-cell>
          <table:table-cell table:formula="of:=[.J779]" office:value-type="float" office:value="14914094" calcext:value-type="float">
            <text:p>14914094</text:p>
          </table:table-cell>
          <table:table-cell table:formula="of:=[.I779]" office:value-type="float" office:value="914080000" calcext:value-type="float">
            <text:p>914080000</text:p>
          </table:table-cell>
          <table:table-cell table:formula="of:=[.D779]" office:value-type="float" office:value="100" calcext:value-type="float">
            <text:p>100</text:p>
          </table:table-cell>
          <table:table-cell table:formula="of:=[.D780]*[.$E$2]" office:value-type="float" office:value="18000" calcext:value-type="float">
            <text:p>18000</text:p>
          </table:table-cell>
          <table:table-cell table:formula="of:=[.A780]*[.$E$2]*[.D780]" office:value-type="float" office:value="18000000" calcext:value-type="float">
            <text:p>18000000</text:p>
          </table:table-cell>
          <table:table-cell table:formula="of:=[.F780]+[.C780]" office:value-type="float" office:value="932080000" calcext:value-type="float">
            <text:p>932080000</text:p>
          </table:table-cell>
          <table:table-cell table:formula="of:=ROUNDDOWN(([.F780]+[.C780])/1000000000)" office:value-type="float" office:value="0" calcext:value-type="float">
            <text:p>0</text:p>
          </table:table-cell>
          <table:table-cell table:formula="of:=IF([.G780]&gt;=0;MOD([.G780];1000000000);-MOD(-[.G780];1000000000))" office:value-type="float" office:value="932080000" calcext:value-type="float">
            <text:p>932080000</text:p>
          </table:table-cell>
          <table:table-cell table:formula="of:=[.B780]+[.E780]+[.H780]" office:value-type="float" office:value="14932094" calcext:value-type="float">
            <text:p>14932094</text:p>
          </table:table-cell>
          <table:table-cell/>
          <table:table-cell table:formula="of:=[.D780]+[.L779]" office:value-type="float" office:value="82956" calcext:value-type="float">
            <text:p>82956</text:p>
          </table:table-cell>
          <table:table-cell table:formula="of:=[.$E$1]*[.L780]" office:value-type="float" office:value="14932080" calcext:value-type="float">
            <text:p>14932080</text:p>
          </table:table-cell>
          <table:table-cell table:formula="of:=[.J780]-[.M780]" office:value-type="float" office:value="14" calcext:value-type="float">
            <text:p>14</text:p>
          </table:table-cell>
          <table:table-cell table:formula="of:=[.N780]/[.M780]*1000000000" office:value-type="float" office:value="937.578689640023" calcext:value-type="float">
            <text:p>937.578689640023</text:p>
          </table:table-cell>
          <table:table-cell table:number-columns-repeated="1009"/>
        </table:table-row>
        <table:table-row table:style-name="ro1">
          <table:table-cell table:formula="of:=[.A780]" office:value-type="float" office:value="1000" calcext:value-type="float">
            <text:p>1000</text:p>
          </table:table-cell>
          <table:table-cell table:formula="of:=[.J780]" office:value-type="float" office:value="14932094" calcext:value-type="float">
            <text:p>14932094</text:p>
          </table:table-cell>
          <table:table-cell table:formula="of:=[.I780]" office:value-type="float" office:value="932080000" calcext:value-type="float">
            <text:p>932080000</text:p>
          </table:table-cell>
          <table:table-cell table:formula="of:=[.D780]" office:value-type="float" office:value="100" calcext:value-type="float">
            <text:p>100</text:p>
          </table:table-cell>
          <table:table-cell table:formula="of:=[.D781]*[.$E$2]" office:value-type="float" office:value="18000" calcext:value-type="float">
            <text:p>18000</text:p>
          </table:table-cell>
          <table:table-cell table:formula="of:=[.A781]*[.$E$2]*[.D781]" office:value-type="float" office:value="18000000" calcext:value-type="float">
            <text:p>18000000</text:p>
          </table:table-cell>
          <table:table-cell table:formula="of:=[.F781]+[.C781]" office:value-type="float" office:value="950080000" calcext:value-type="float">
            <text:p>950080000</text:p>
          </table:table-cell>
          <table:table-cell table:formula="of:=ROUNDDOWN(([.F781]+[.C781])/1000000000)" office:value-type="float" office:value="0" calcext:value-type="float">
            <text:p>0</text:p>
          </table:table-cell>
          <table:table-cell table:formula="of:=IF([.G781]&gt;=0;MOD([.G781];1000000000);-MOD(-[.G781];1000000000))" office:value-type="float" office:value="950080000" calcext:value-type="float">
            <text:p>950080000</text:p>
          </table:table-cell>
          <table:table-cell table:formula="of:=[.B781]+[.E781]+[.H781]" office:value-type="float" office:value="14950094" calcext:value-type="float">
            <text:p>14950094</text:p>
          </table:table-cell>
          <table:table-cell/>
          <table:table-cell table:formula="of:=[.D781]+[.L780]" office:value-type="float" office:value="83056" calcext:value-type="float">
            <text:p>83056</text:p>
          </table:table-cell>
          <table:table-cell table:formula="of:=[.$E$1]*[.L781]" office:value-type="float" office:value="14950080" calcext:value-type="float">
            <text:p>14950080</text:p>
          </table:table-cell>
          <table:table-cell table:formula="of:=[.J781]-[.M781]" office:value-type="float" office:value="14" calcext:value-type="float">
            <text:p>14</text:p>
          </table:table-cell>
          <table:table-cell table:formula="of:=[.N781]/[.M781]*1000000000" office:value-type="float" office:value="936.449838395514" calcext:value-type="float">
            <text:p>936.449838395514</text:p>
          </table:table-cell>
          <table:table-cell table:number-columns-repeated="1009"/>
        </table:table-row>
        <table:table-row table:style-name="ro1">
          <table:table-cell table:formula="of:=[.A781]" office:value-type="float" office:value="1000" calcext:value-type="float">
            <text:p>1000</text:p>
          </table:table-cell>
          <table:table-cell table:formula="of:=[.J781]" office:value-type="float" office:value="14950094" calcext:value-type="float">
            <text:p>14950094</text:p>
          </table:table-cell>
          <table:table-cell table:formula="of:=[.I781]" office:value-type="float" office:value="950080000" calcext:value-type="float">
            <text:p>950080000</text:p>
          </table:table-cell>
          <table:table-cell table:formula="of:=[.D781]" office:value-type="float" office:value="100" calcext:value-type="float">
            <text:p>100</text:p>
          </table:table-cell>
          <table:table-cell table:formula="of:=[.D782]*[.$E$2]" office:value-type="float" office:value="18000" calcext:value-type="float">
            <text:p>18000</text:p>
          </table:table-cell>
          <table:table-cell table:formula="of:=[.A782]*[.$E$2]*[.D782]" office:value-type="float" office:value="18000000" calcext:value-type="float">
            <text:p>18000000</text:p>
          </table:table-cell>
          <table:table-cell table:formula="of:=[.F782]+[.C782]" office:value-type="float" office:value="968080000" calcext:value-type="float">
            <text:p>968080000</text:p>
          </table:table-cell>
          <table:table-cell table:formula="of:=ROUNDDOWN(([.F782]+[.C782])/1000000000)" office:value-type="float" office:value="0" calcext:value-type="float">
            <text:p>0</text:p>
          </table:table-cell>
          <table:table-cell table:formula="of:=IF([.G782]&gt;=0;MOD([.G782];1000000000);-MOD(-[.G782];1000000000))" office:value-type="float" office:value="968080000" calcext:value-type="float">
            <text:p>968080000</text:p>
          </table:table-cell>
          <table:table-cell table:formula="of:=[.B782]+[.E782]+[.H782]" office:value-type="float" office:value="14968094" calcext:value-type="float">
            <text:p>14968094</text:p>
          </table:table-cell>
          <table:table-cell/>
          <table:table-cell table:formula="of:=[.D782]+[.L781]" office:value-type="float" office:value="83156" calcext:value-type="float">
            <text:p>83156</text:p>
          </table:table-cell>
          <table:table-cell table:formula="of:=[.$E$1]*[.L782]" office:value-type="float" office:value="14968080" calcext:value-type="float">
            <text:p>14968080</text:p>
          </table:table-cell>
          <table:table-cell table:formula="of:=[.J782]-[.M782]" office:value-type="float" office:value="14" calcext:value-type="float">
            <text:p>14</text:p>
          </table:table-cell>
          <table:table-cell table:formula="of:=[.N782]/[.M782]*1000000000" office:value-type="float" office:value="935.323702171554" calcext:value-type="float">
            <text:p>935.323702171554</text:p>
          </table:table-cell>
          <table:table-cell table:number-columns-repeated="1009"/>
        </table:table-row>
        <table:table-row table:style-name="ro1">
          <table:table-cell table:formula="of:=[.A782]" office:value-type="float" office:value="1000" calcext:value-type="float">
            <text:p>1000</text:p>
          </table:table-cell>
          <table:table-cell table:formula="of:=[.J782]" office:value-type="float" office:value="14968094" calcext:value-type="float">
            <text:p>14968094</text:p>
          </table:table-cell>
          <table:table-cell table:formula="of:=[.I782]" office:value-type="float" office:value="968080000" calcext:value-type="float">
            <text:p>968080000</text:p>
          </table:table-cell>
          <table:table-cell table:formula="of:=[.D782]" office:value-type="float" office:value="100" calcext:value-type="float">
            <text:p>100</text:p>
          </table:table-cell>
          <table:table-cell table:formula="of:=[.D783]*[.$E$2]" office:value-type="float" office:value="18000" calcext:value-type="float">
            <text:p>18000</text:p>
          </table:table-cell>
          <table:table-cell table:formula="of:=[.A783]*[.$E$2]*[.D783]" office:value-type="float" office:value="18000000" calcext:value-type="float">
            <text:p>18000000</text:p>
          </table:table-cell>
          <table:table-cell table:formula="of:=[.F783]+[.C783]" office:value-type="float" office:value="986080000" calcext:value-type="float">
            <text:p>986080000</text:p>
          </table:table-cell>
          <table:table-cell table:formula="of:=ROUNDDOWN(([.F783]+[.C783])/1000000000)" office:value-type="float" office:value="0" calcext:value-type="float">
            <text:p>0</text:p>
          </table:table-cell>
          <table:table-cell table:formula="of:=IF([.G783]&gt;=0;MOD([.G783];1000000000);-MOD(-[.G783];1000000000))" office:value-type="float" office:value="986080000" calcext:value-type="float">
            <text:p>986080000</text:p>
          </table:table-cell>
          <table:table-cell table:formula="of:=[.B783]+[.E783]+[.H783]" office:value-type="float" office:value="14986094" calcext:value-type="float">
            <text:p>14986094</text:p>
          </table:table-cell>
          <table:table-cell/>
          <table:table-cell table:formula="of:=[.D783]+[.L782]" office:value-type="float" office:value="83256" calcext:value-type="float">
            <text:p>83256</text:p>
          </table:table-cell>
          <table:table-cell table:formula="of:=[.$E$1]*[.L783]" office:value-type="float" office:value="14986080" calcext:value-type="float">
            <text:p>14986080</text:p>
          </table:table-cell>
          <table:table-cell table:formula="of:=[.J783]-[.M783]" office:value-type="float" office:value="14" calcext:value-type="float">
            <text:p>14</text:p>
          </table:table-cell>
          <table:table-cell table:formula="of:=[.N783]/[.M783]*1000000000" office:value-type="float" office:value="934.200271184993" calcext:value-type="float">
            <text:p>934.200271184993</text:p>
          </table:table-cell>
          <table:table-cell table:number-columns-repeated="1009"/>
        </table:table-row>
        <table:table-row table:style-name="ro1">
          <table:table-cell table:formula="of:=[.A783]" office:value-type="float" office:value="1000" calcext:value-type="float">
            <text:p>1000</text:p>
          </table:table-cell>
          <table:table-cell table:formula="of:=[.J783]" office:value-type="float" office:value="14986094" calcext:value-type="float">
            <text:p>14986094</text:p>
          </table:table-cell>
          <table:table-cell table:formula="of:=[.I783]" office:value-type="float" office:value="986080000" calcext:value-type="float">
            <text:p>986080000</text:p>
          </table:table-cell>
          <table:table-cell table:formula="of:=[.D783]" office:value-type="float" office:value="100" calcext:value-type="float">
            <text:p>100</text:p>
          </table:table-cell>
          <table:table-cell table:formula="of:=[.D784]*[.$E$2]" office:value-type="float" office:value="18000" calcext:value-type="float">
            <text:p>18000</text:p>
          </table:table-cell>
          <table:table-cell table:formula="of:=[.A784]*[.$E$2]*[.D784]" office:value-type="float" office:value="18000000" calcext:value-type="float">
            <text:p>18000000</text:p>
          </table:table-cell>
          <table:table-cell table:formula="of:=[.F784]+[.C784]" office:value-type="float" office:value="1004080000" calcext:value-type="float">
            <text:p>1004080000</text:p>
          </table:table-cell>
          <table:table-cell table:formula="of:=ROUNDDOWN(([.F784]+[.C784])/1000000000)" office:value-type="float" office:value="1" calcext:value-type="float">
            <text:p>1</text:p>
          </table:table-cell>
          <table:table-cell table:formula="of:=IF([.G784]&gt;=0;MOD([.G784];1000000000);-MOD(-[.G784];1000000000))" office:value-type="float" office:value="4080000" calcext:value-type="float">
            <text:p>4080000</text:p>
          </table:table-cell>
          <table:table-cell table:formula="of:=[.B784]+[.E784]+[.H784]" office:value-type="float" office:value="15004095" calcext:value-type="float">
            <text:p>15004095</text:p>
          </table:table-cell>
          <table:table-cell/>
          <table:table-cell table:formula="of:=[.D784]+[.L783]" office:value-type="float" office:value="83356" calcext:value-type="float">
            <text:p>83356</text:p>
          </table:table-cell>
          <table:table-cell table:formula="of:=[.$E$1]*[.L784]" office:value-type="float" office:value="15004080" calcext:value-type="float">
            <text:p>15004080</text:p>
          </table:table-cell>
          <table:table-cell table:formula="of:=[.J784]-[.M784]" office:value-type="float" office:value="15" calcext:value-type="float">
            <text:p>15</text:p>
          </table:table-cell>
          <table:table-cell table:formula="of:=[.N784]/[.M784]*1000000000" office:value-type="float" office:value="999.728073963882" calcext:value-type="float">
            <text:p>999.728073963882</text:p>
          </table:table-cell>
          <table:table-cell table:number-columns-repeated="1009"/>
        </table:table-row>
        <table:table-row table:style-name="ro1">
          <table:table-cell table:formula="of:=[.A784]" office:value-type="float" office:value="1000" calcext:value-type="float">
            <text:p>1000</text:p>
          </table:table-cell>
          <table:table-cell table:formula="of:=[.J784]" office:value-type="float" office:value="15004095" calcext:value-type="float">
            <text:p>15004095</text:p>
          </table:table-cell>
          <table:table-cell table:formula="of:=[.I784]" office:value-type="float" office:value="4080000" calcext:value-type="float">
            <text:p>4080000</text:p>
          </table:table-cell>
          <table:table-cell table:formula="of:=[.D784]" office:value-type="float" office:value="100" calcext:value-type="float">
            <text:p>100</text:p>
          </table:table-cell>
          <table:table-cell table:formula="of:=[.D785]*[.$E$2]" office:value-type="float" office:value="18000" calcext:value-type="float">
            <text:p>18000</text:p>
          </table:table-cell>
          <table:table-cell table:formula="of:=[.A785]*[.$E$2]*[.D785]" office:value-type="float" office:value="18000000" calcext:value-type="float">
            <text:p>18000000</text:p>
          </table:table-cell>
          <table:table-cell table:formula="of:=[.F785]+[.C785]" office:value-type="float" office:value="22080000" calcext:value-type="float">
            <text:p>22080000</text:p>
          </table:table-cell>
          <table:table-cell table:formula="of:=ROUNDDOWN(([.F785]+[.C785])/1000000000)" office:value-type="float" office:value="0" calcext:value-type="float">
            <text:p>0</text:p>
          </table:table-cell>
          <table:table-cell table:formula="of:=IF([.G785]&gt;=0;MOD([.G785];1000000000);-MOD(-[.G785];1000000000))" office:value-type="float" office:value="22080000" calcext:value-type="float">
            <text:p>22080000</text:p>
          </table:table-cell>
          <table:table-cell table:formula="of:=[.B785]+[.E785]+[.H785]" office:value-type="float" office:value="15022095" calcext:value-type="float">
            <text:p>15022095</text:p>
          </table:table-cell>
          <table:table-cell/>
          <table:table-cell table:formula="of:=[.D785]+[.L784]" office:value-type="float" office:value="83456" calcext:value-type="float">
            <text:p>83456</text:p>
          </table:table-cell>
          <table:table-cell table:formula="of:=[.$E$1]*[.L785]" office:value-type="float" office:value="15022080" calcext:value-type="float">
            <text:p>15022080</text:p>
          </table:table-cell>
          <table:table-cell table:formula="of:=[.J785]-[.M785]" office:value-type="float" office:value="15" calcext:value-type="float">
            <text:p>15</text:p>
          </table:table-cell>
          <table:table-cell table:formula="of:=[.N785]/[.M785]*1000000000" office:value-type="float" office:value="998.530163599182" calcext:value-type="float">
            <text:p>998.530163599182</text:p>
          </table:table-cell>
          <table:table-cell table:number-columns-repeated="1009"/>
        </table:table-row>
        <table:table-row table:style-name="ro1">
          <table:table-cell table:formula="of:=[.A785]" office:value-type="float" office:value="1000" calcext:value-type="float">
            <text:p>1000</text:p>
          </table:table-cell>
          <table:table-cell table:formula="of:=[.J785]" office:value-type="float" office:value="15022095" calcext:value-type="float">
            <text:p>15022095</text:p>
          </table:table-cell>
          <table:table-cell table:formula="of:=[.I785]" office:value-type="float" office:value="22080000" calcext:value-type="float">
            <text:p>22080000</text:p>
          </table:table-cell>
          <table:table-cell table:formula="of:=[.D785]" office:value-type="float" office:value="100" calcext:value-type="float">
            <text:p>100</text:p>
          </table:table-cell>
          <table:table-cell table:formula="of:=[.D786]*[.$E$2]" office:value-type="float" office:value="18000" calcext:value-type="float">
            <text:p>18000</text:p>
          </table:table-cell>
          <table:table-cell table:formula="of:=[.A786]*[.$E$2]*[.D786]" office:value-type="float" office:value="18000000" calcext:value-type="float">
            <text:p>18000000</text:p>
          </table:table-cell>
          <table:table-cell table:formula="of:=[.F786]+[.C786]" office:value-type="float" office:value="40080000" calcext:value-type="float">
            <text:p>40080000</text:p>
          </table:table-cell>
          <table:table-cell table:formula="of:=ROUNDDOWN(([.F786]+[.C786])/1000000000)" office:value-type="float" office:value="0" calcext:value-type="float">
            <text:p>0</text:p>
          </table:table-cell>
          <table:table-cell table:formula="of:=IF([.G786]&gt;=0;MOD([.G786];1000000000);-MOD(-[.G786];1000000000))" office:value-type="float" office:value="40080000" calcext:value-type="float">
            <text:p>40080000</text:p>
          </table:table-cell>
          <table:table-cell table:formula="of:=[.B786]+[.E786]+[.H786]" office:value-type="float" office:value="15040095" calcext:value-type="float">
            <text:p>15040095</text:p>
          </table:table-cell>
          <table:table-cell/>
          <table:table-cell table:formula="of:=[.D786]+[.L785]" office:value-type="float" office:value="83556" calcext:value-type="float">
            <text:p>83556</text:p>
          </table:table-cell>
          <table:table-cell table:formula="of:=[.$E$1]*[.L786]" office:value-type="float" office:value="15040080" calcext:value-type="float">
            <text:p>15040080</text:p>
          </table:table-cell>
          <table:table-cell table:formula="of:=[.J786]-[.M786]" office:value-type="float" office:value="15" calcext:value-type="float">
            <text:p>15</text:p>
          </table:table-cell>
          <table:table-cell table:formula="of:=[.N786]/[.M786]*1000000000" office:value-type="float" office:value="997.335120557869" calcext:value-type="float">
            <text:p>997.335120557869</text:p>
          </table:table-cell>
          <table:table-cell table:number-columns-repeated="1009"/>
        </table:table-row>
        <table:table-row table:style-name="ro1">
          <table:table-cell table:formula="of:=[.A786]" office:value-type="float" office:value="1000" calcext:value-type="float">
            <text:p>1000</text:p>
          </table:table-cell>
          <table:table-cell table:formula="of:=[.J786]" office:value-type="float" office:value="15040095" calcext:value-type="float">
            <text:p>15040095</text:p>
          </table:table-cell>
          <table:table-cell table:formula="of:=[.I786]" office:value-type="float" office:value="40080000" calcext:value-type="float">
            <text:p>40080000</text:p>
          </table:table-cell>
          <table:table-cell table:formula="of:=[.D786]" office:value-type="float" office:value="100" calcext:value-type="float">
            <text:p>100</text:p>
          </table:table-cell>
          <table:table-cell table:formula="of:=[.D787]*[.$E$2]" office:value-type="float" office:value="18000" calcext:value-type="float">
            <text:p>18000</text:p>
          </table:table-cell>
          <table:table-cell table:formula="of:=[.A787]*[.$E$2]*[.D787]" office:value-type="float" office:value="18000000" calcext:value-type="float">
            <text:p>18000000</text:p>
          </table:table-cell>
          <table:table-cell table:formula="of:=[.F787]+[.C787]" office:value-type="float" office:value="58080000" calcext:value-type="float">
            <text:p>58080000</text:p>
          </table:table-cell>
          <table:table-cell table:formula="of:=ROUNDDOWN(([.F787]+[.C787])/1000000000)" office:value-type="float" office:value="0" calcext:value-type="float">
            <text:p>0</text:p>
          </table:table-cell>
          <table:table-cell table:formula="of:=IF([.G787]&gt;=0;MOD([.G787];1000000000);-MOD(-[.G787];1000000000))" office:value-type="float" office:value="58080000" calcext:value-type="float">
            <text:p>58080000</text:p>
          </table:table-cell>
          <table:table-cell table:formula="of:=[.B787]+[.E787]+[.H787]" office:value-type="float" office:value="15058095" calcext:value-type="float">
            <text:p>15058095</text:p>
          </table:table-cell>
          <table:table-cell/>
          <table:table-cell table:formula="of:=[.D787]+[.L786]" office:value-type="float" office:value="83656" calcext:value-type="float">
            <text:p>83656</text:p>
          </table:table-cell>
          <table:table-cell table:formula="of:=[.$E$1]*[.L787]" office:value-type="float" office:value="15058080" calcext:value-type="float">
            <text:p>15058080</text:p>
          </table:table-cell>
          <table:table-cell table:formula="of:=[.J787]-[.M787]" office:value-type="float" office:value="15" calcext:value-type="float">
            <text:p>15</text:p>
          </table:table-cell>
          <table:table-cell table:formula="of:=[.N787]/[.M787]*1000000000" office:value-type="float" office:value="996.142934557394" calcext:value-type="float">
            <text:p>996.142934557394</text:p>
          </table:table-cell>
          <table:table-cell table:number-columns-repeated="1009"/>
        </table:table-row>
        <table:table-row table:style-name="ro1">
          <table:table-cell table:formula="of:=[.A787]" office:value-type="float" office:value="1000" calcext:value-type="float">
            <text:p>1000</text:p>
          </table:table-cell>
          <table:table-cell table:formula="of:=[.J787]" office:value-type="float" office:value="15058095" calcext:value-type="float">
            <text:p>15058095</text:p>
          </table:table-cell>
          <table:table-cell table:formula="of:=[.I787]" office:value-type="float" office:value="58080000" calcext:value-type="float">
            <text:p>58080000</text:p>
          </table:table-cell>
          <table:table-cell table:formula="of:=[.D787]" office:value-type="float" office:value="100" calcext:value-type="float">
            <text:p>100</text:p>
          </table:table-cell>
          <table:table-cell table:formula="of:=[.D788]*[.$E$2]" office:value-type="float" office:value="18000" calcext:value-type="float">
            <text:p>18000</text:p>
          </table:table-cell>
          <table:table-cell table:formula="of:=[.A788]*[.$E$2]*[.D788]" office:value-type="float" office:value="18000000" calcext:value-type="float">
            <text:p>18000000</text:p>
          </table:table-cell>
          <table:table-cell table:formula="of:=[.F788]+[.C788]" office:value-type="float" office:value="76080000" calcext:value-type="float">
            <text:p>76080000</text:p>
          </table:table-cell>
          <table:table-cell table:formula="of:=ROUNDDOWN(([.F788]+[.C788])/1000000000)" office:value-type="float" office:value="0" calcext:value-type="float">
            <text:p>0</text:p>
          </table:table-cell>
          <table:table-cell table:formula="of:=IF([.G788]&gt;=0;MOD([.G788];1000000000);-MOD(-[.G788];1000000000))" office:value-type="float" office:value="76080000" calcext:value-type="float">
            <text:p>76080000</text:p>
          </table:table-cell>
          <table:table-cell table:formula="of:=[.B788]+[.E788]+[.H788]" office:value-type="float" office:value="15076095" calcext:value-type="float">
            <text:p>15076095</text:p>
          </table:table-cell>
          <table:table-cell/>
          <table:table-cell table:formula="of:=[.D788]+[.L787]" office:value-type="float" office:value="83756" calcext:value-type="float">
            <text:p>83756</text:p>
          </table:table-cell>
          <table:table-cell table:formula="of:=[.$E$1]*[.L788]" office:value-type="float" office:value="15076080" calcext:value-type="float">
            <text:p>15076080</text:p>
          </table:table-cell>
          <table:table-cell table:formula="of:=[.J788]-[.M788]" office:value-type="float" office:value="15" calcext:value-type="float">
            <text:p>15</text:p>
          </table:table-cell>
          <table:table-cell table:formula="of:=[.N788]/[.M788]*1000000000" office:value-type="float" office:value="994.953595364312" calcext:value-type="float">
            <text:p>994.953595364312</text:p>
          </table:table-cell>
          <table:table-cell table:number-columns-repeated="1009"/>
        </table:table-row>
        <table:table-row table:style-name="ro1">
          <table:table-cell table:formula="of:=[.A788]" office:value-type="float" office:value="1000" calcext:value-type="float">
            <text:p>1000</text:p>
          </table:table-cell>
          <table:table-cell table:formula="of:=[.J788]" office:value-type="float" office:value="15076095" calcext:value-type="float">
            <text:p>15076095</text:p>
          </table:table-cell>
          <table:table-cell table:formula="of:=[.I788]" office:value-type="float" office:value="76080000" calcext:value-type="float">
            <text:p>76080000</text:p>
          </table:table-cell>
          <table:table-cell table:formula="of:=[.D788]" office:value-type="float" office:value="100" calcext:value-type="float">
            <text:p>100</text:p>
          </table:table-cell>
          <table:table-cell table:formula="of:=[.D789]*[.$E$2]" office:value-type="float" office:value="18000" calcext:value-type="float">
            <text:p>18000</text:p>
          </table:table-cell>
          <table:table-cell table:formula="of:=[.A789]*[.$E$2]*[.D789]" office:value-type="float" office:value="18000000" calcext:value-type="float">
            <text:p>18000000</text:p>
          </table:table-cell>
          <table:table-cell table:formula="of:=[.F789]+[.C789]" office:value-type="float" office:value="94080000" calcext:value-type="float">
            <text:p>94080000</text:p>
          </table:table-cell>
          <table:table-cell table:formula="of:=ROUNDDOWN(([.F789]+[.C789])/1000000000)" office:value-type="float" office:value="0" calcext:value-type="float">
            <text:p>0</text:p>
          </table:table-cell>
          <table:table-cell table:formula="of:=IF([.G789]&gt;=0;MOD([.G789];1000000000);-MOD(-[.G789];1000000000))" office:value-type="float" office:value="94080000" calcext:value-type="float">
            <text:p>94080000</text:p>
          </table:table-cell>
          <table:table-cell table:formula="of:=[.B789]+[.E789]+[.H789]" office:value-type="float" office:value="15094095" calcext:value-type="float">
            <text:p>15094095</text:p>
          </table:table-cell>
          <table:table-cell/>
          <table:table-cell table:formula="of:=[.D789]+[.L788]" office:value-type="float" office:value="83856" calcext:value-type="float">
            <text:p>83856</text:p>
          </table:table-cell>
          <table:table-cell table:formula="of:=[.$E$1]*[.L789]" office:value-type="float" office:value="15094080" calcext:value-type="float">
            <text:p>15094080</text:p>
          </table:table-cell>
          <table:table-cell table:formula="of:=[.J789]-[.M789]" office:value-type="float" office:value="15" calcext:value-type="float">
            <text:p>15</text:p>
          </table:table-cell>
          <table:table-cell table:formula="of:=[.N789]/[.M789]*1000000000" office:value-type="float" office:value="993.767092793996" calcext:value-type="float">
            <text:p>993.767092793996</text:p>
          </table:table-cell>
          <table:table-cell table:number-columns-repeated="1009"/>
        </table:table-row>
        <table:table-row table:style-name="ro1">
          <table:table-cell table:formula="of:=[.A789]" office:value-type="float" office:value="1000" calcext:value-type="float">
            <text:p>1000</text:p>
          </table:table-cell>
          <table:table-cell table:formula="of:=[.J789]" office:value-type="float" office:value="15094095" calcext:value-type="float">
            <text:p>15094095</text:p>
          </table:table-cell>
          <table:table-cell table:formula="of:=[.I789]" office:value-type="float" office:value="94080000" calcext:value-type="float">
            <text:p>94080000</text:p>
          </table:table-cell>
          <table:table-cell table:formula="of:=[.D789]" office:value-type="float" office:value="100" calcext:value-type="float">
            <text:p>100</text:p>
          </table:table-cell>
          <table:table-cell table:formula="of:=[.D790]*[.$E$2]" office:value-type="float" office:value="18000" calcext:value-type="float">
            <text:p>18000</text:p>
          </table:table-cell>
          <table:table-cell table:formula="of:=[.A790]*[.$E$2]*[.D790]" office:value-type="float" office:value="18000000" calcext:value-type="float">
            <text:p>18000000</text:p>
          </table:table-cell>
          <table:table-cell table:formula="of:=[.F790]+[.C790]" office:value-type="float" office:value="112080000" calcext:value-type="float">
            <text:p>112080000</text:p>
          </table:table-cell>
          <table:table-cell table:formula="of:=ROUNDDOWN(([.F790]+[.C790])/1000000000)" office:value-type="float" office:value="0" calcext:value-type="float">
            <text:p>0</text:p>
          </table:table-cell>
          <table:table-cell table:formula="of:=IF([.G790]&gt;=0;MOD([.G790];1000000000);-MOD(-[.G790];1000000000))" office:value-type="float" office:value="112080000" calcext:value-type="float">
            <text:p>112080000</text:p>
          </table:table-cell>
          <table:table-cell table:formula="of:=[.B790]+[.E790]+[.H790]" office:value-type="float" office:value="15112095" calcext:value-type="float">
            <text:p>15112095</text:p>
          </table:table-cell>
          <table:table-cell/>
          <table:table-cell table:formula="of:=[.D790]+[.L789]" office:value-type="float" office:value="83956" calcext:value-type="float">
            <text:p>83956</text:p>
          </table:table-cell>
          <table:table-cell table:formula="of:=[.$E$1]*[.L790]" office:value-type="float" office:value="15112080" calcext:value-type="float">
            <text:p>15112080</text:p>
          </table:table-cell>
          <table:table-cell table:formula="of:=[.J790]-[.M790]" office:value-type="float" office:value="15" calcext:value-type="float">
            <text:p>15</text:p>
          </table:table-cell>
          <table:table-cell table:formula="of:=[.N790]/[.M790]*1000000000" office:value-type="float" office:value="992.58341671034" calcext:value-type="float">
            <text:p>992.58341671034</text:p>
          </table:table-cell>
          <table:table-cell table:number-columns-repeated="1009"/>
        </table:table-row>
        <table:table-row table:style-name="ro1">
          <table:table-cell table:formula="of:=[.A790]" office:value-type="float" office:value="1000" calcext:value-type="float">
            <text:p>1000</text:p>
          </table:table-cell>
          <table:table-cell table:formula="of:=[.J790]" office:value-type="float" office:value="15112095" calcext:value-type="float">
            <text:p>15112095</text:p>
          </table:table-cell>
          <table:table-cell table:formula="of:=[.I790]" office:value-type="float" office:value="112080000" calcext:value-type="float">
            <text:p>112080000</text:p>
          </table:table-cell>
          <table:table-cell table:formula="of:=[.D790]" office:value-type="float" office:value="100" calcext:value-type="float">
            <text:p>100</text:p>
          </table:table-cell>
          <table:table-cell table:formula="of:=[.D791]*[.$E$2]" office:value-type="float" office:value="18000" calcext:value-type="float">
            <text:p>18000</text:p>
          </table:table-cell>
          <table:table-cell table:formula="of:=[.A791]*[.$E$2]*[.D791]" office:value-type="float" office:value="18000000" calcext:value-type="float">
            <text:p>18000000</text:p>
          </table:table-cell>
          <table:table-cell table:formula="of:=[.F791]+[.C791]" office:value-type="float" office:value="130080000" calcext:value-type="float">
            <text:p>130080000</text:p>
          </table:table-cell>
          <table:table-cell table:formula="of:=ROUNDDOWN(([.F791]+[.C791])/1000000000)" office:value-type="float" office:value="0" calcext:value-type="float">
            <text:p>0</text:p>
          </table:table-cell>
          <table:table-cell table:formula="of:=IF([.G791]&gt;=0;MOD([.G791];1000000000);-MOD(-[.G791];1000000000))" office:value-type="float" office:value="130080000" calcext:value-type="float">
            <text:p>130080000</text:p>
          </table:table-cell>
          <table:table-cell table:formula="of:=[.B791]+[.E791]+[.H791]" office:value-type="float" office:value="15130095" calcext:value-type="float">
            <text:p>15130095</text:p>
          </table:table-cell>
          <table:table-cell/>
          <table:table-cell table:formula="of:=[.D791]+[.L790]" office:value-type="float" office:value="84056" calcext:value-type="float">
            <text:p>84056</text:p>
          </table:table-cell>
          <table:table-cell table:formula="of:=[.$E$1]*[.L791]" office:value-type="float" office:value="15130080" calcext:value-type="float">
            <text:p>15130080</text:p>
          </table:table-cell>
          <table:table-cell table:formula="of:=[.J791]-[.M791]" office:value-type="float" office:value="15" calcext:value-type="float">
            <text:p>15</text:p>
          </table:table-cell>
          <table:table-cell table:formula="of:=[.N791]/[.M791]*1000000000" office:value-type="float" office:value="991.402557025475" calcext:value-type="float">
            <text:p>991.402557025475</text:p>
          </table:table-cell>
          <table:table-cell table:number-columns-repeated="1009"/>
        </table:table-row>
        <table:table-row table:style-name="ro1">
          <table:table-cell table:formula="of:=[.A791]" office:value-type="float" office:value="1000" calcext:value-type="float">
            <text:p>1000</text:p>
          </table:table-cell>
          <table:table-cell table:formula="of:=[.J791]" office:value-type="float" office:value="15130095" calcext:value-type="float">
            <text:p>15130095</text:p>
          </table:table-cell>
          <table:table-cell table:formula="of:=[.I791]" office:value-type="float" office:value="130080000" calcext:value-type="float">
            <text:p>130080000</text:p>
          </table:table-cell>
          <table:table-cell table:formula="of:=[.D791]" office:value-type="float" office:value="100" calcext:value-type="float">
            <text:p>100</text:p>
          </table:table-cell>
          <table:table-cell table:formula="of:=[.D792]*[.$E$2]" office:value-type="float" office:value="18000" calcext:value-type="float">
            <text:p>18000</text:p>
          </table:table-cell>
          <table:table-cell table:formula="of:=[.A792]*[.$E$2]*[.D792]" office:value-type="float" office:value="18000000" calcext:value-type="float">
            <text:p>18000000</text:p>
          </table:table-cell>
          <table:table-cell table:formula="of:=[.F792]+[.C792]" office:value-type="float" office:value="148080000" calcext:value-type="float">
            <text:p>148080000</text:p>
          </table:table-cell>
          <table:table-cell table:formula="of:=ROUNDDOWN(([.F792]+[.C792])/1000000000)" office:value-type="float" office:value="0" calcext:value-type="float">
            <text:p>0</text:p>
          </table:table-cell>
          <table:table-cell table:formula="of:=IF([.G792]&gt;=0;MOD([.G792];1000000000);-MOD(-[.G792];1000000000))" office:value-type="float" office:value="148080000" calcext:value-type="float">
            <text:p>148080000</text:p>
          </table:table-cell>
          <table:table-cell table:formula="of:=[.B792]+[.E792]+[.H792]" office:value-type="float" office:value="15148095" calcext:value-type="float">
            <text:p>15148095</text:p>
          </table:table-cell>
          <table:table-cell/>
          <table:table-cell table:formula="of:=[.D792]+[.L791]" office:value-type="float" office:value="84156" calcext:value-type="float">
            <text:p>84156</text:p>
          </table:table-cell>
          <table:table-cell table:formula="of:=[.$E$1]*[.L792]" office:value-type="float" office:value="15148080" calcext:value-type="float">
            <text:p>15148080</text:p>
          </table:table-cell>
          <table:table-cell table:formula="of:=[.J792]-[.M792]" office:value-type="float" office:value="15" calcext:value-type="float">
            <text:p>15</text:p>
          </table:table-cell>
          <table:table-cell table:formula="of:=[.N792]/[.M792]*1000000000" office:value-type="float" office:value="990.224503699479" calcext:value-type="float">
            <text:p>990.224503699479</text:p>
          </table:table-cell>
          <table:table-cell table:number-columns-repeated="1009"/>
        </table:table-row>
        <table:table-row table:style-name="ro1">
          <table:table-cell table:formula="of:=[.A792]" office:value-type="float" office:value="1000" calcext:value-type="float">
            <text:p>1000</text:p>
          </table:table-cell>
          <table:table-cell table:formula="of:=[.J792]" office:value-type="float" office:value="15148095" calcext:value-type="float">
            <text:p>15148095</text:p>
          </table:table-cell>
          <table:table-cell table:formula="of:=[.I792]" office:value-type="float" office:value="148080000" calcext:value-type="float">
            <text:p>148080000</text:p>
          </table:table-cell>
          <table:table-cell table:formula="of:=[.D792]" office:value-type="float" office:value="100" calcext:value-type="float">
            <text:p>100</text:p>
          </table:table-cell>
          <table:table-cell table:formula="of:=[.D793]*[.$E$2]" office:value-type="float" office:value="18000" calcext:value-type="float">
            <text:p>18000</text:p>
          </table:table-cell>
          <table:table-cell table:formula="of:=[.A793]*[.$E$2]*[.D793]" office:value-type="float" office:value="18000000" calcext:value-type="float">
            <text:p>18000000</text:p>
          </table:table-cell>
          <table:table-cell table:formula="of:=[.F793]+[.C793]" office:value-type="float" office:value="166080000" calcext:value-type="float">
            <text:p>166080000</text:p>
          </table:table-cell>
          <table:table-cell table:formula="of:=ROUNDDOWN(([.F793]+[.C793])/1000000000)" office:value-type="float" office:value="0" calcext:value-type="float">
            <text:p>0</text:p>
          </table:table-cell>
          <table:table-cell table:formula="of:=IF([.G793]&gt;=0;MOD([.G793];1000000000);-MOD(-[.G793];1000000000))" office:value-type="float" office:value="166080000" calcext:value-type="float">
            <text:p>166080000</text:p>
          </table:table-cell>
          <table:table-cell table:formula="of:=[.B793]+[.E793]+[.H793]" office:value-type="float" office:value="15166095" calcext:value-type="float">
            <text:p>15166095</text:p>
          </table:table-cell>
          <table:table-cell/>
          <table:table-cell table:formula="of:=[.D793]+[.L792]" office:value-type="float" office:value="84256" calcext:value-type="float">
            <text:p>84256</text:p>
          </table:table-cell>
          <table:table-cell table:formula="of:=[.$E$1]*[.L793]" office:value-type="float" office:value="15166080" calcext:value-type="float">
            <text:p>15166080</text:p>
          </table:table-cell>
          <table:table-cell table:formula="of:=[.J793]-[.M793]" office:value-type="float" office:value="15" calcext:value-type="float">
            <text:p>15</text:p>
          </table:table-cell>
          <table:table-cell table:formula="of:=[.N793]/[.M793]*1000000000" office:value-type="float" office:value="989.049246740094" calcext:value-type="float">
            <text:p>989.049246740094</text:p>
          </table:table-cell>
          <table:table-cell table:number-columns-repeated="1009"/>
        </table:table-row>
        <table:table-row table:style-name="ro1">
          <table:table-cell table:formula="of:=[.A793]" office:value-type="float" office:value="1000" calcext:value-type="float">
            <text:p>1000</text:p>
          </table:table-cell>
          <table:table-cell table:formula="of:=[.J793]" office:value-type="float" office:value="15166095" calcext:value-type="float">
            <text:p>15166095</text:p>
          </table:table-cell>
          <table:table-cell table:formula="of:=[.I793]" office:value-type="float" office:value="166080000" calcext:value-type="float">
            <text:p>166080000</text:p>
          </table:table-cell>
          <table:table-cell table:formula="of:=[.D793]" office:value-type="float" office:value="100" calcext:value-type="float">
            <text:p>100</text:p>
          </table:table-cell>
          <table:table-cell table:formula="of:=[.D794]*[.$E$2]" office:value-type="float" office:value="18000" calcext:value-type="float">
            <text:p>18000</text:p>
          </table:table-cell>
          <table:table-cell table:formula="of:=[.A794]*[.$E$2]*[.D794]" office:value-type="float" office:value="18000000" calcext:value-type="float">
            <text:p>18000000</text:p>
          </table:table-cell>
          <table:table-cell table:formula="of:=[.F794]+[.C794]" office:value-type="float" office:value="184080000" calcext:value-type="float">
            <text:p>184080000</text:p>
          </table:table-cell>
          <table:table-cell table:formula="of:=ROUNDDOWN(([.F794]+[.C794])/1000000000)" office:value-type="float" office:value="0" calcext:value-type="float">
            <text:p>0</text:p>
          </table:table-cell>
          <table:table-cell table:formula="of:=IF([.G794]&gt;=0;MOD([.G794];1000000000);-MOD(-[.G794];1000000000))" office:value-type="float" office:value="184080000" calcext:value-type="float">
            <text:p>184080000</text:p>
          </table:table-cell>
          <table:table-cell table:formula="of:=[.B794]+[.E794]+[.H794]" office:value-type="float" office:value="15184095" calcext:value-type="float">
            <text:p>15184095</text:p>
          </table:table-cell>
          <table:table-cell/>
          <table:table-cell table:formula="of:=[.D794]+[.L793]" office:value-type="float" office:value="84356" calcext:value-type="float">
            <text:p>84356</text:p>
          </table:table-cell>
          <table:table-cell table:formula="of:=[.$E$1]*[.L794]" office:value-type="float" office:value="15184080" calcext:value-type="float">
            <text:p>15184080</text:p>
          </table:table-cell>
          <table:table-cell table:formula="of:=[.J794]-[.M794]" office:value-type="float" office:value="15" calcext:value-type="float">
            <text:p>15</text:p>
          </table:table-cell>
          <table:table-cell table:formula="of:=[.N794]/[.M794]*1000000000" office:value-type="float" office:value="987.876776202444" calcext:value-type="float">
            <text:p>987.876776202444</text:p>
          </table:table-cell>
          <table:table-cell table:number-columns-repeated="1009"/>
        </table:table-row>
        <table:table-row table:style-name="ro1">
          <table:table-cell table:formula="of:=[.A794]" office:value-type="float" office:value="1000" calcext:value-type="float">
            <text:p>1000</text:p>
          </table:table-cell>
          <table:table-cell table:formula="of:=[.J794]" office:value-type="float" office:value="15184095" calcext:value-type="float">
            <text:p>15184095</text:p>
          </table:table-cell>
          <table:table-cell table:formula="of:=[.I794]" office:value-type="float" office:value="184080000" calcext:value-type="float">
            <text:p>184080000</text:p>
          </table:table-cell>
          <table:table-cell table:formula="of:=[.D794]" office:value-type="float" office:value="100" calcext:value-type="float">
            <text:p>100</text:p>
          </table:table-cell>
          <table:table-cell table:formula="of:=[.D795]*[.$E$2]" office:value-type="float" office:value="18000" calcext:value-type="float">
            <text:p>18000</text:p>
          </table:table-cell>
          <table:table-cell table:formula="of:=[.A795]*[.$E$2]*[.D795]" office:value-type="float" office:value="18000000" calcext:value-type="float">
            <text:p>18000000</text:p>
          </table:table-cell>
          <table:table-cell table:formula="of:=[.F795]+[.C795]" office:value-type="float" office:value="202080000" calcext:value-type="float">
            <text:p>202080000</text:p>
          </table:table-cell>
          <table:table-cell table:formula="of:=ROUNDDOWN(([.F795]+[.C795])/1000000000)" office:value-type="float" office:value="0" calcext:value-type="float">
            <text:p>0</text:p>
          </table:table-cell>
          <table:table-cell table:formula="of:=IF([.G795]&gt;=0;MOD([.G795];1000000000);-MOD(-[.G795];1000000000))" office:value-type="float" office:value="202080000" calcext:value-type="float">
            <text:p>202080000</text:p>
          </table:table-cell>
          <table:table-cell table:formula="of:=[.B795]+[.E795]+[.H795]" office:value-type="float" office:value="15202095" calcext:value-type="float">
            <text:p>15202095</text:p>
          </table:table-cell>
          <table:table-cell/>
          <table:table-cell table:formula="of:=[.D795]+[.L794]" office:value-type="float" office:value="84456" calcext:value-type="float">
            <text:p>84456</text:p>
          </table:table-cell>
          <table:table-cell table:formula="of:=[.$E$1]*[.L795]" office:value-type="float" office:value="15202080" calcext:value-type="float">
            <text:p>15202080</text:p>
          </table:table-cell>
          <table:table-cell table:formula="of:=[.J795]-[.M795]" office:value-type="float" office:value="15" calcext:value-type="float">
            <text:p>15</text:p>
          </table:table-cell>
          <table:table-cell table:formula="of:=[.N795]/[.M795]*1000000000" office:value-type="float" office:value="986.707082188753" calcext:value-type="float">
            <text:p>986.707082188753</text:p>
          </table:table-cell>
          <table:table-cell table:number-columns-repeated="1009"/>
        </table:table-row>
        <table:table-row table:style-name="ro1">
          <table:table-cell table:formula="of:=[.A795]" office:value-type="float" office:value="1000" calcext:value-type="float">
            <text:p>1000</text:p>
          </table:table-cell>
          <table:table-cell table:formula="of:=[.J795]" office:value-type="float" office:value="15202095" calcext:value-type="float">
            <text:p>15202095</text:p>
          </table:table-cell>
          <table:table-cell table:formula="of:=[.I795]" office:value-type="float" office:value="202080000" calcext:value-type="float">
            <text:p>202080000</text:p>
          </table:table-cell>
          <table:table-cell table:formula="of:=[.D795]" office:value-type="float" office:value="100" calcext:value-type="float">
            <text:p>100</text:p>
          </table:table-cell>
          <table:table-cell table:formula="of:=[.D796]*[.$E$2]" office:value-type="float" office:value="18000" calcext:value-type="float">
            <text:p>18000</text:p>
          </table:table-cell>
          <table:table-cell table:formula="of:=[.A796]*[.$E$2]*[.D796]" office:value-type="float" office:value="18000000" calcext:value-type="float">
            <text:p>18000000</text:p>
          </table:table-cell>
          <table:table-cell table:formula="of:=[.F796]+[.C796]" office:value-type="float" office:value="220080000" calcext:value-type="float">
            <text:p>220080000</text:p>
          </table:table-cell>
          <table:table-cell table:formula="of:=ROUNDDOWN(([.F796]+[.C796])/1000000000)" office:value-type="float" office:value="0" calcext:value-type="float">
            <text:p>0</text:p>
          </table:table-cell>
          <table:table-cell table:formula="of:=IF([.G796]&gt;=0;MOD([.G796];1000000000);-MOD(-[.G796];1000000000))" office:value-type="float" office:value="220080000" calcext:value-type="float">
            <text:p>220080000</text:p>
          </table:table-cell>
          <table:table-cell table:formula="of:=[.B796]+[.E796]+[.H796]" office:value-type="float" office:value="15220095" calcext:value-type="float">
            <text:p>15220095</text:p>
          </table:table-cell>
          <table:table-cell/>
          <table:table-cell table:formula="of:=[.D796]+[.L795]" office:value-type="float" office:value="84556" calcext:value-type="float">
            <text:p>84556</text:p>
          </table:table-cell>
          <table:table-cell table:formula="of:=[.$E$1]*[.L796]" office:value-type="float" office:value="15220080" calcext:value-type="float">
            <text:p>15220080</text:p>
          </table:table-cell>
          <table:table-cell table:formula="of:=[.J796]-[.M796]" office:value-type="float" office:value="15" calcext:value-type="float">
            <text:p>15</text:p>
          </table:table-cell>
          <table:table-cell table:formula="of:=[.N796]/[.M796]*1000000000" office:value-type="float" office:value="985.540154848069" calcext:value-type="float">
            <text:p>985.540154848069</text:p>
          </table:table-cell>
          <table:table-cell table:number-columns-repeated="1009"/>
        </table:table-row>
        <table:table-row table:style-name="ro1">
          <table:table-cell table:formula="of:=[.A796]" office:value-type="float" office:value="1000" calcext:value-type="float">
            <text:p>1000</text:p>
          </table:table-cell>
          <table:table-cell table:formula="of:=[.J796]" office:value-type="float" office:value="15220095" calcext:value-type="float">
            <text:p>15220095</text:p>
          </table:table-cell>
          <table:table-cell table:formula="of:=[.I796]" office:value-type="float" office:value="220080000" calcext:value-type="float">
            <text:p>220080000</text:p>
          </table:table-cell>
          <table:table-cell table:formula="of:=[.D796]" office:value-type="float" office:value="100" calcext:value-type="float">
            <text:p>100</text:p>
          </table:table-cell>
          <table:table-cell table:formula="of:=[.D797]*[.$E$2]" office:value-type="float" office:value="18000" calcext:value-type="float">
            <text:p>18000</text:p>
          </table:table-cell>
          <table:table-cell table:formula="of:=[.A797]*[.$E$2]*[.D797]" office:value-type="float" office:value="18000000" calcext:value-type="float">
            <text:p>18000000</text:p>
          </table:table-cell>
          <table:table-cell table:formula="of:=[.F797]+[.C797]" office:value-type="float" office:value="238080000" calcext:value-type="float">
            <text:p>238080000</text:p>
          </table:table-cell>
          <table:table-cell table:formula="of:=ROUNDDOWN(([.F797]+[.C797])/1000000000)" office:value-type="float" office:value="0" calcext:value-type="float">
            <text:p>0</text:p>
          </table:table-cell>
          <table:table-cell table:formula="of:=IF([.G797]&gt;=0;MOD([.G797];1000000000);-MOD(-[.G797];1000000000))" office:value-type="float" office:value="238080000" calcext:value-type="float">
            <text:p>238080000</text:p>
          </table:table-cell>
          <table:table-cell table:formula="of:=[.B797]+[.E797]+[.H797]" office:value-type="float" office:value="15238095" calcext:value-type="float">
            <text:p>15238095</text:p>
          </table:table-cell>
          <table:table-cell/>
          <table:table-cell table:formula="of:=[.D797]+[.L796]" office:value-type="float" office:value="84656" calcext:value-type="float">
            <text:p>84656</text:p>
          </table:table-cell>
          <table:table-cell table:formula="of:=[.$E$1]*[.L797]" office:value-type="float" office:value="15238080" calcext:value-type="float">
            <text:p>15238080</text:p>
          </table:table-cell>
          <table:table-cell table:formula="of:=[.J797]-[.M797]" office:value-type="float" office:value="15" calcext:value-type="float">
            <text:p>15</text:p>
          </table:table-cell>
          <table:table-cell table:formula="of:=[.N797]/[.M797]*1000000000" office:value-type="float" office:value="984.375984375984" calcext:value-type="float">
            <text:p>984.375984375984</text:p>
          </table:table-cell>
          <table:table-cell table:number-columns-repeated="1009"/>
        </table:table-row>
        <table:table-row table:style-name="ro1">
          <table:table-cell table:formula="of:=[.A797]" office:value-type="float" office:value="1000" calcext:value-type="float">
            <text:p>1000</text:p>
          </table:table-cell>
          <table:table-cell table:formula="of:=[.J797]" office:value-type="float" office:value="15238095" calcext:value-type="float">
            <text:p>15238095</text:p>
          </table:table-cell>
          <table:table-cell table:formula="of:=[.I797]" office:value-type="float" office:value="238080000" calcext:value-type="float">
            <text:p>238080000</text:p>
          </table:table-cell>
          <table:table-cell table:formula="of:=[.D797]" office:value-type="float" office:value="100" calcext:value-type="float">
            <text:p>100</text:p>
          </table:table-cell>
          <table:table-cell table:formula="of:=[.D798]*[.$E$2]" office:value-type="float" office:value="18000" calcext:value-type="float">
            <text:p>18000</text:p>
          </table:table-cell>
          <table:table-cell table:formula="of:=[.A798]*[.$E$2]*[.D798]" office:value-type="float" office:value="18000000" calcext:value-type="float">
            <text:p>18000000</text:p>
          </table:table-cell>
          <table:table-cell table:formula="of:=[.F798]+[.C798]" office:value-type="float" office:value="256080000" calcext:value-type="float">
            <text:p>256080000</text:p>
          </table:table-cell>
          <table:table-cell table:formula="of:=ROUNDDOWN(([.F798]+[.C798])/1000000000)" office:value-type="float" office:value="0" calcext:value-type="float">
            <text:p>0</text:p>
          </table:table-cell>
          <table:table-cell table:formula="of:=IF([.G798]&gt;=0;MOD([.G798];1000000000);-MOD(-[.G798];1000000000))" office:value-type="float" office:value="256080000" calcext:value-type="float">
            <text:p>256080000</text:p>
          </table:table-cell>
          <table:table-cell table:formula="of:=[.B798]+[.E798]+[.H798]" office:value-type="float" office:value="15256095" calcext:value-type="float">
            <text:p>15256095</text:p>
          </table:table-cell>
          <table:table-cell/>
          <table:table-cell table:formula="of:=[.D798]+[.L797]" office:value-type="float" office:value="84756" calcext:value-type="float">
            <text:p>84756</text:p>
          </table:table-cell>
          <table:table-cell table:formula="of:=[.$E$1]*[.L798]" office:value-type="float" office:value="15256080" calcext:value-type="float">
            <text:p>15256080</text:p>
          </table:table-cell>
          <table:table-cell table:formula="of:=[.J798]-[.M798]" office:value-type="float" office:value="15" calcext:value-type="float">
            <text:p>15</text:p>
          </table:table-cell>
          <table:table-cell table:formula="of:=[.N798]/[.M798]*1000000000" office:value-type="float" office:value="983.214561014363" calcext:value-type="float">
            <text:p>983.214561014363</text:p>
          </table:table-cell>
          <table:table-cell table:number-columns-repeated="1009"/>
        </table:table-row>
        <table:table-row table:style-name="ro1">
          <table:table-cell table:formula="of:=[.A798]" office:value-type="float" office:value="1000" calcext:value-type="float">
            <text:p>1000</text:p>
          </table:table-cell>
          <table:table-cell table:formula="of:=[.J798]" office:value-type="float" office:value="15256095" calcext:value-type="float">
            <text:p>15256095</text:p>
          </table:table-cell>
          <table:table-cell table:formula="of:=[.I798]" office:value-type="float" office:value="256080000" calcext:value-type="float">
            <text:p>256080000</text:p>
          </table:table-cell>
          <table:table-cell table:formula="of:=[.D798]" office:value-type="float" office:value="100" calcext:value-type="float">
            <text:p>100</text:p>
          </table:table-cell>
          <table:table-cell table:formula="of:=[.D799]*[.$E$2]" office:value-type="float" office:value="18000" calcext:value-type="float">
            <text:p>18000</text:p>
          </table:table-cell>
          <table:table-cell table:formula="of:=[.A799]*[.$E$2]*[.D799]" office:value-type="float" office:value="18000000" calcext:value-type="float">
            <text:p>18000000</text:p>
          </table:table-cell>
          <table:table-cell table:formula="of:=[.F799]+[.C799]" office:value-type="float" office:value="274080000" calcext:value-type="float">
            <text:p>274080000</text:p>
          </table:table-cell>
          <table:table-cell table:formula="of:=ROUNDDOWN(([.F799]+[.C799])/1000000000)" office:value-type="float" office:value="0" calcext:value-type="float">
            <text:p>0</text:p>
          </table:table-cell>
          <table:table-cell table:formula="of:=IF([.G799]&gt;=0;MOD([.G799];1000000000);-MOD(-[.G799];1000000000))" office:value-type="float" office:value="274080000" calcext:value-type="float">
            <text:p>274080000</text:p>
          </table:table-cell>
          <table:table-cell table:formula="of:=[.B799]+[.E799]+[.H799]" office:value-type="float" office:value="15274095" calcext:value-type="float">
            <text:p>15274095</text:p>
          </table:table-cell>
          <table:table-cell/>
          <table:table-cell table:formula="of:=[.D799]+[.L798]" office:value-type="float" office:value="84856" calcext:value-type="float">
            <text:p>84856</text:p>
          </table:table-cell>
          <table:table-cell table:formula="of:=[.$E$1]*[.L799]" office:value-type="float" office:value="15274080" calcext:value-type="float">
            <text:p>15274080</text:p>
          </table:table-cell>
          <table:table-cell table:formula="of:=[.J799]-[.M799]" office:value-type="float" office:value="15" calcext:value-type="float">
            <text:p>15</text:p>
          </table:table-cell>
          <table:table-cell table:formula="of:=[.N799]/[.M799]*1000000000" office:value-type="float" office:value="982.055875051067" calcext:value-type="float">
            <text:p>982.055875051067</text:p>
          </table:table-cell>
          <table:table-cell table:number-columns-repeated="1009"/>
        </table:table-row>
        <table:table-row table:style-name="ro1">
          <table:table-cell table:formula="of:=[.A799]" office:value-type="float" office:value="1000" calcext:value-type="float">
            <text:p>1000</text:p>
          </table:table-cell>
          <table:table-cell table:formula="of:=[.J799]" office:value-type="float" office:value="15274095" calcext:value-type="float">
            <text:p>15274095</text:p>
          </table:table-cell>
          <table:table-cell table:formula="of:=[.I799]" office:value-type="float" office:value="274080000" calcext:value-type="float">
            <text:p>274080000</text:p>
          </table:table-cell>
          <table:table-cell table:formula="of:=[.D799]" office:value-type="float" office:value="100" calcext:value-type="float">
            <text:p>100</text:p>
          </table:table-cell>
          <table:table-cell table:formula="of:=[.D800]*[.$E$2]" office:value-type="float" office:value="18000" calcext:value-type="float">
            <text:p>18000</text:p>
          </table:table-cell>
          <table:table-cell table:formula="of:=[.A800]*[.$E$2]*[.D800]" office:value-type="float" office:value="18000000" calcext:value-type="float">
            <text:p>18000000</text:p>
          </table:table-cell>
          <table:table-cell table:formula="of:=[.F800]+[.C800]" office:value-type="float" office:value="292080000" calcext:value-type="float">
            <text:p>292080000</text:p>
          </table:table-cell>
          <table:table-cell table:formula="of:=ROUNDDOWN(([.F800]+[.C800])/1000000000)" office:value-type="float" office:value="0" calcext:value-type="float">
            <text:p>0</text:p>
          </table:table-cell>
          <table:table-cell table:formula="of:=IF([.G800]&gt;=0;MOD([.G800];1000000000);-MOD(-[.G800];1000000000))" office:value-type="float" office:value="292080000" calcext:value-type="float">
            <text:p>292080000</text:p>
          </table:table-cell>
          <table:table-cell table:formula="of:=[.B800]+[.E800]+[.H800]" office:value-type="float" office:value="15292095" calcext:value-type="float">
            <text:p>15292095</text:p>
          </table:table-cell>
          <table:table-cell/>
          <table:table-cell table:formula="of:=[.D800]+[.L799]" office:value-type="float" office:value="84956" calcext:value-type="float">
            <text:p>84956</text:p>
          </table:table-cell>
          <table:table-cell table:formula="of:=[.$E$1]*[.L800]" office:value-type="float" office:value="15292080" calcext:value-type="float">
            <text:p>15292080</text:p>
          </table:table-cell>
          <table:table-cell table:formula="of:=[.J800]-[.M800]" office:value-type="float" office:value="15" calcext:value-type="float">
            <text:p>15</text:p>
          </table:table-cell>
          <table:table-cell table:formula="of:=[.N800]/[.M800]*1000000000" office:value-type="float" office:value="980.899916819687" calcext:value-type="float">
            <text:p>980.899916819687</text:p>
          </table:table-cell>
          <table:table-cell table:number-columns-repeated="1009"/>
        </table:table-row>
        <table:table-row table:style-name="ro1">
          <table:table-cell table:formula="of:=[.A800]" office:value-type="float" office:value="1000" calcext:value-type="float">
            <text:p>1000</text:p>
          </table:table-cell>
          <table:table-cell table:formula="of:=[.J800]" office:value-type="float" office:value="15292095" calcext:value-type="float">
            <text:p>15292095</text:p>
          </table:table-cell>
          <table:table-cell table:formula="of:=[.I800]" office:value-type="float" office:value="292080000" calcext:value-type="float">
            <text:p>292080000</text:p>
          </table:table-cell>
          <table:table-cell table:formula="of:=[.D800]" office:value-type="float" office:value="100" calcext:value-type="float">
            <text:p>100</text:p>
          </table:table-cell>
          <table:table-cell table:formula="of:=[.D801]*[.$E$2]" office:value-type="float" office:value="18000" calcext:value-type="float">
            <text:p>18000</text:p>
          </table:table-cell>
          <table:table-cell table:formula="of:=[.A801]*[.$E$2]*[.D801]" office:value-type="float" office:value="18000000" calcext:value-type="float">
            <text:p>18000000</text:p>
          </table:table-cell>
          <table:table-cell table:formula="of:=[.F801]+[.C801]" office:value-type="float" office:value="310080000" calcext:value-type="float">
            <text:p>310080000</text:p>
          </table:table-cell>
          <table:table-cell table:formula="of:=ROUNDDOWN(([.F801]+[.C801])/1000000000)" office:value-type="float" office:value="0" calcext:value-type="float">
            <text:p>0</text:p>
          </table:table-cell>
          <table:table-cell table:formula="of:=IF([.G801]&gt;=0;MOD([.G801];1000000000);-MOD(-[.G801];1000000000))" office:value-type="float" office:value="310080000" calcext:value-type="float">
            <text:p>310080000</text:p>
          </table:table-cell>
          <table:table-cell table:formula="of:=[.B801]+[.E801]+[.H801]" office:value-type="float" office:value="15310095" calcext:value-type="float">
            <text:p>15310095</text:p>
          </table:table-cell>
          <table:table-cell/>
          <table:table-cell table:formula="of:=[.D801]+[.L800]" office:value-type="float" office:value="85056" calcext:value-type="float">
            <text:p>85056</text:p>
          </table:table-cell>
          <table:table-cell table:formula="of:=[.$E$1]*[.L801]" office:value-type="float" office:value="15310080" calcext:value-type="float">
            <text:p>15310080</text:p>
          </table:table-cell>
          <table:table-cell table:formula="of:=[.J801]-[.M801]" office:value-type="float" office:value="15" calcext:value-type="float">
            <text:p>15</text:p>
          </table:table-cell>
          <table:table-cell table:formula="of:=[.N801]/[.M801]*1000000000" office:value-type="float" office:value="979.746676699273" calcext:value-type="float">
            <text:p>979.746676699273</text:p>
          </table:table-cell>
          <table:table-cell table:number-columns-repeated="1009"/>
        </table:table-row>
        <table:table-row table:style-name="ro1">
          <table:table-cell table:formula="of:=[.A801]" office:value-type="float" office:value="1000" calcext:value-type="float">
            <text:p>1000</text:p>
          </table:table-cell>
          <table:table-cell table:formula="of:=[.J801]" office:value-type="float" office:value="15310095" calcext:value-type="float">
            <text:p>15310095</text:p>
          </table:table-cell>
          <table:table-cell table:formula="of:=[.I801]" office:value-type="float" office:value="310080000" calcext:value-type="float">
            <text:p>310080000</text:p>
          </table:table-cell>
          <table:table-cell table:formula="of:=[.D801]" office:value-type="float" office:value="100" calcext:value-type="float">
            <text:p>100</text:p>
          </table:table-cell>
          <table:table-cell table:formula="of:=[.D802]*[.$E$2]" office:value-type="float" office:value="18000" calcext:value-type="float">
            <text:p>18000</text:p>
          </table:table-cell>
          <table:table-cell table:formula="of:=[.A802]*[.$E$2]*[.D802]" office:value-type="float" office:value="18000000" calcext:value-type="float">
            <text:p>18000000</text:p>
          </table:table-cell>
          <table:table-cell table:formula="of:=[.F802]+[.C802]" office:value-type="float" office:value="328080000" calcext:value-type="float">
            <text:p>328080000</text:p>
          </table:table-cell>
          <table:table-cell table:formula="of:=ROUNDDOWN(([.F802]+[.C802])/1000000000)" office:value-type="float" office:value="0" calcext:value-type="float">
            <text:p>0</text:p>
          </table:table-cell>
          <table:table-cell table:formula="of:=IF([.G802]&gt;=0;MOD([.G802];1000000000);-MOD(-[.G802];1000000000))" office:value-type="float" office:value="328080000" calcext:value-type="float">
            <text:p>328080000</text:p>
          </table:table-cell>
          <table:table-cell table:formula="of:=[.B802]+[.E802]+[.H802]" office:value-type="float" office:value="15328095" calcext:value-type="float">
            <text:p>15328095</text:p>
          </table:table-cell>
          <table:table-cell/>
          <table:table-cell table:formula="of:=[.D802]+[.L801]" office:value-type="float" office:value="85156" calcext:value-type="float">
            <text:p>85156</text:p>
          </table:table-cell>
          <table:table-cell table:formula="of:=[.$E$1]*[.L802]" office:value-type="float" office:value="15328080" calcext:value-type="float">
            <text:p>15328080</text:p>
          </table:table-cell>
          <table:table-cell table:formula="of:=[.J802]-[.M802]" office:value-type="float" office:value="15" calcext:value-type="float">
            <text:p>15</text:p>
          </table:table-cell>
          <table:table-cell table:formula="of:=[.N802]/[.M802]*1000000000" office:value-type="float" office:value="978.596145114065" calcext:value-type="float">
            <text:p>978.596145114065</text:p>
          </table:table-cell>
          <table:table-cell table:number-columns-repeated="1009"/>
        </table:table-row>
        <table:table-row table:style-name="ro1">
          <table:table-cell table:formula="of:=[.A802]" office:value-type="float" office:value="1000" calcext:value-type="float">
            <text:p>1000</text:p>
          </table:table-cell>
          <table:table-cell table:formula="of:=[.J802]" office:value-type="float" office:value="15328095" calcext:value-type="float">
            <text:p>15328095</text:p>
          </table:table-cell>
          <table:table-cell table:formula="of:=[.I802]" office:value-type="float" office:value="328080000" calcext:value-type="float">
            <text:p>328080000</text:p>
          </table:table-cell>
          <table:table-cell table:formula="of:=[.D802]" office:value-type="float" office:value="100" calcext:value-type="float">
            <text:p>100</text:p>
          </table:table-cell>
          <table:table-cell table:formula="of:=[.D803]*[.$E$2]" office:value-type="float" office:value="18000" calcext:value-type="float">
            <text:p>18000</text:p>
          </table:table-cell>
          <table:table-cell table:formula="of:=[.A803]*[.$E$2]*[.D803]" office:value-type="float" office:value="18000000" calcext:value-type="float">
            <text:p>18000000</text:p>
          </table:table-cell>
          <table:table-cell table:formula="of:=[.F803]+[.C803]" office:value-type="float" office:value="346080000" calcext:value-type="float">
            <text:p>346080000</text:p>
          </table:table-cell>
          <table:table-cell table:formula="of:=ROUNDDOWN(([.F803]+[.C803])/1000000000)" office:value-type="float" office:value="0" calcext:value-type="float">
            <text:p>0</text:p>
          </table:table-cell>
          <table:table-cell table:formula="of:=IF([.G803]&gt;=0;MOD([.G803];1000000000);-MOD(-[.G803];1000000000))" office:value-type="float" office:value="346080000" calcext:value-type="float">
            <text:p>346080000</text:p>
          </table:table-cell>
          <table:table-cell table:formula="of:=[.B803]+[.E803]+[.H803]" office:value-type="float" office:value="15346095" calcext:value-type="float">
            <text:p>15346095</text:p>
          </table:table-cell>
          <table:table-cell/>
          <table:table-cell table:formula="of:=[.D803]+[.L802]" office:value-type="float" office:value="85256" calcext:value-type="float">
            <text:p>85256</text:p>
          </table:table-cell>
          <table:table-cell table:formula="of:=[.$E$1]*[.L803]" office:value-type="float" office:value="15346080" calcext:value-type="float">
            <text:p>15346080</text:p>
          </table:table-cell>
          <table:table-cell table:formula="of:=[.J803]-[.M803]" office:value-type="float" office:value="15" calcext:value-type="float">
            <text:p>15</text:p>
          </table:table-cell>
          <table:table-cell table:formula="of:=[.N803]/[.M803]*1000000000" office:value-type="float" office:value="977.448312533233" calcext:value-type="float">
            <text:p>977.448312533233</text:p>
          </table:table-cell>
          <table:table-cell table:number-columns-repeated="1009"/>
        </table:table-row>
        <table:table-row table:style-name="ro1">
          <table:table-cell table:formula="of:=[.A803]" office:value-type="float" office:value="1000" calcext:value-type="float">
            <text:p>1000</text:p>
          </table:table-cell>
          <table:table-cell table:formula="of:=[.J803]" office:value-type="float" office:value="15346095" calcext:value-type="float">
            <text:p>15346095</text:p>
          </table:table-cell>
          <table:table-cell table:formula="of:=[.I803]" office:value-type="float" office:value="346080000" calcext:value-type="float">
            <text:p>346080000</text:p>
          </table:table-cell>
          <table:table-cell table:formula="of:=[.D803]" office:value-type="float" office:value="100" calcext:value-type="float">
            <text:p>100</text:p>
          </table:table-cell>
          <table:table-cell table:formula="of:=[.D804]*[.$E$2]" office:value-type="float" office:value="18000" calcext:value-type="float">
            <text:p>18000</text:p>
          </table:table-cell>
          <table:table-cell table:formula="of:=[.A804]*[.$E$2]*[.D804]" office:value-type="float" office:value="18000000" calcext:value-type="float">
            <text:p>18000000</text:p>
          </table:table-cell>
          <table:table-cell table:formula="of:=[.F804]+[.C804]" office:value-type="float" office:value="364080000" calcext:value-type="float">
            <text:p>364080000</text:p>
          </table:table-cell>
          <table:table-cell table:formula="of:=ROUNDDOWN(([.F804]+[.C804])/1000000000)" office:value-type="float" office:value="0" calcext:value-type="float">
            <text:p>0</text:p>
          </table:table-cell>
          <table:table-cell table:formula="of:=IF([.G804]&gt;=0;MOD([.G804];1000000000);-MOD(-[.G804];1000000000))" office:value-type="float" office:value="364080000" calcext:value-type="float">
            <text:p>364080000</text:p>
          </table:table-cell>
          <table:table-cell table:formula="of:=[.B804]+[.E804]+[.H804]" office:value-type="float" office:value="15364095" calcext:value-type="float">
            <text:p>15364095</text:p>
          </table:table-cell>
          <table:table-cell/>
          <table:table-cell table:formula="of:=[.D804]+[.L803]" office:value-type="float" office:value="85356" calcext:value-type="float">
            <text:p>85356</text:p>
          </table:table-cell>
          <table:table-cell table:formula="of:=[.$E$1]*[.L804]" office:value-type="float" office:value="15364080" calcext:value-type="float">
            <text:p>15364080</text:p>
          </table:table-cell>
          <table:table-cell table:formula="of:=[.J804]-[.M804]" office:value-type="float" office:value="15" calcext:value-type="float">
            <text:p>15</text:p>
          </table:table-cell>
          <table:table-cell table:formula="of:=[.N804]/[.M804]*1000000000" office:value-type="float" office:value="976.303169470609" calcext:value-type="float">
            <text:p>976.303169470609</text:p>
          </table:table-cell>
          <table:table-cell table:number-columns-repeated="1009"/>
        </table:table-row>
        <table:table-row table:style-name="ro1">
          <table:table-cell table:formula="of:=[.A804]" office:value-type="float" office:value="1000" calcext:value-type="float">
            <text:p>1000</text:p>
          </table:table-cell>
          <table:table-cell table:formula="of:=[.J804]" office:value-type="float" office:value="15364095" calcext:value-type="float">
            <text:p>15364095</text:p>
          </table:table-cell>
          <table:table-cell table:formula="of:=[.I804]" office:value-type="float" office:value="364080000" calcext:value-type="float">
            <text:p>364080000</text:p>
          </table:table-cell>
          <table:table-cell table:formula="of:=[.D804]" office:value-type="float" office:value="100" calcext:value-type="float">
            <text:p>100</text:p>
          </table:table-cell>
          <table:table-cell table:formula="of:=[.D805]*[.$E$2]" office:value-type="float" office:value="18000" calcext:value-type="float">
            <text:p>18000</text:p>
          </table:table-cell>
          <table:table-cell table:formula="of:=[.A805]*[.$E$2]*[.D805]" office:value-type="float" office:value="18000000" calcext:value-type="float">
            <text:p>18000000</text:p>
          </table:table-cell>
          <table:table-cell table:formula="of:=[.F805]+[.C805]" office:value-type="float" office:value="382080000" calcext:value-type="float">
            <text:p>382080000</text:p>
          </table:table-cell>
          <table:table-cell table:formula="of:=ROUNDDOWN(([.F805]+[.C805])/1000000000)" office:value-type="float" office:value="0" calcext:value-type="float">
            <text:p>0</text:p>
          </table:table-cell>
          <table:table-cell table:formula="of:=IF([.G805]&gt;=0;MOD([.G805];1000000000);-MOD(-[.G805];1000000000))" office:value-type="float" office:value="382080000" calcext:value-type="float">
            <text:p>382080000</text:p>
          </table:table-cell>
          <table:table-cell table:formula="of:=[.B805]+[.E805]+[.H805]" office:value-type="float" office:value="15382095" calcext:value-type="float">
            <text:p>15382095</text:p>
          </table:table-cell>
          <table:table-cell/>
          <table:table-cell table:formula="of:=[.D805]+[.L804]" office:value-type="float" office:value="85456" calcext:value-type="float">
            <text:p>85456</text:p>
          </table:table-cell>
          <table:table-cell table:formula="of:=[.$E$1]*[.L805]" office:value-type="float" office:value="15382080" calcext:value-type="float">
            <text:p>15382080</text:p>
          </table:table-cell>
          <table:table-cell table:formula="of:=[.J805]-[.M805]" office:value-type="float" office:value="15" calcext:value-type="float">
            <text:p>15</text:p>
          </table:table-cell>
          <table:table-cell table:formula="of:=[.N805]/[.M805]*1000000000" office:value-type="float" office:value="975.160706484429" calcext:value-type="float">
            <text:p>975.160706484429</text:p>
          </table:table-cell>
          <table:table-cell table:number-columns-repeated="1009"/>
        </table:table-row>
        <table:table-row table:style-name="ro1">
          <table:table-cell table:formula="of:=[.A805]" office:value-type="float" office:value="1000" calcext:value-type="float">
            <text:p>1000</text:p>
          </table:table-cell>
          <table:table-cell table:formula="of:=[.J805]" office:value-type="float" office:value="15382095" calcext:value-type="float">
            <text:p>15382095</text:p>
          </table:table-cell>
          <table:table-cell table:formula="of:=[.I805]" office:value-type="float" office:value="382080000" calcext:value-type="float">
            <text:p>382080000</text:p>
          </table:table-cell>
          <table:table-cell table:formula="of:=[.D805]" office:value-type="float" office:value="100" calcext:value-type="float">
            <text:p>100</text:p>
          </table:table-cell>
          <table:table-cell table:formula="of:=[.D806]*[.$E$2]" office:value-type="float" office:value="18000" calcext:value-type="float">
            <text:p>18000</text:p>
          </table:table-cell>
          <table:table-cell table:formula="of:=[.A806]*[.$E$2]*[.D806]" office:value-type="float" office:value="18000000" calcext:value-type="float">
            <text:p>18000000</text:p>
          </table:table-cell>
          <table:table-cell table:formula="of:=[.F806]+[.C806]" office:value-type="float" office:value="400080000" calcext:value-type="float">
            <text:p>400080000</text:p>
          </table:table-cell>
          <table:table-cell table:formula="of:=ROUNDDOWN(([.F806]+[.C806])/1000000000)" office:value-type="float" office:value="0" calcext:value-type="float">
            <text:p>0</text:p>
          </table:table-cell>
          <table:table-cell table:formula="of:=IF([.G806]&gt;=0;MOD([.G806];1000000000);-MOD(-[.G806];1000000000))" office:value-type="float" office:value="400080000" calcext:value-type="float">
            <text:p>400080000</text:p>
          </table:table-cell>
          <table:table-cell table:formula="of:=[.B806]+[.E806]+[.H806]" office:value-type="float" office:value="15400095" calcext:value-type="float">
            <text:p>15400095</text:p>
          </table:table-cell>
          <table:table-cell/>
          <table:table-cell table:formula="of:=[.D806]+[.L805]" office:value-type="float" office:value="85556" calcext:value-type="float">
            <text:p>85556</text:p>
          </table:table-cell>
          <table:table-cell table:formula="of:=[.$E$1]*[.L806]" office:value-type="float" office:value="15400080" calcext:value-type="float">
            <text:p>15400080</text:p>
          </table:table-cell>
          <table:table-cell table:formula="of:=[.J806]-[.M806]" office:value-type="float" office:value="15" calcext:value-type="float">
            <text:p>15</text:p>
          </table:table-cell>
          <table:table-cell table:formula="of:=[.N806]/[.M806]*1000000000" office:value-type="float" office:value="974.020914177069" calcext:value-type="float">
            <text:p>974.020914177069</text:p>
          </table:table-cell>
          <table:table-cell table:number-columns-repeated="1009"/>
        </table:table-row>
        <table:table-row table:style-name="ro1">
          <table:table-cell table:formula="of:=[.A806]" office:value-type="float" office:value="1000" calcext:value-type="float">
            <text:p>1000</text:p>
          </table:table-cell>
          <table:table-cell table:formula="of:=[.J806]" office:value-type="float" office:value="15400095" calcext:value-type="float">
            <text:p>15400095</text:p>
          </table:table-cell>
          <table:table-cell table:formula="of:=[.I806]" office:value-type="float" office:value="400080000" calcext:value-type="float">
            <text:p>400080000</text:p>
          </table:table-cell>
          <table:table-cell table:formula="of:=[.D806]" office:value-type="float" office:value="100" calcext:value-type="float">
            <text:p>100</text:p>
          </table:table-cell>
          <table:table-cell table:formula="of:=[.D807]*[.$E$2]" office:value-type="float" office:value="18000" calcext:value-type="float">
            <text:p>18000</text:p>
          </table:table-cell>
          <table:table-cell table:formula="of:=[.A807]*[.$E$2]*[.D807]" office:value-type="float" office:value="18000000" calcext:value-type="float">
            <text:p>18000000</text:p>
          </table:table-cell>
          <table:table-cell table:formula="of:=[.F807]+[.C807]" office:value-type="float" office:value="418080000" calcext:value-type="float">
            <text:p>418080000</text:p>
          </table:table-cell>
          <table:table-cell table:formula="of:=ROUNDDOWN(([.F807]+[.C807])/1000000000)" office:value-type="float" office:value="0" calcext:value-type="float">
            <text:p>0</text:p>
          </table:table-cell>
          <table:table-cell table:formula="of:=IF([.G807]&gt;=0;MOD([.G807];1000000000);-MOD(-[.G807];1000000000))" office:value-type="float" office:value="418080000" calcext:value-type="float">
            <text:p>418080000</text:p>
          </table:table-cell>
          <table:table-cell table:formula="of:=[.B807]+[.E807]+[.H807]" office:value-type="float" office:value="15418095" calcext:value-type="float">
            <text:p>15418095</text:p>
          </table:table-cell>
          <table:table-cell/>
          <table:table-cell table:formula="of:=[.D807]+[.L806]" office:value-type="float" office:value="85656" calcext:value-type="float">
            <text:p>85656</text:p>
          </table:table-cell>
          <table:table-cell table:formula="of:=[.$E$1]*[.L807]" office:value-type="float" office:value="15418080" calcext:value-type="float">
            <text:p>15418080</text:p>
          </table:table-cell>
          <table:table-cell table:formula="of:=[.J807]-[.M807]" office:value-type="float" office:value="15" calcext:value-type="float">
            <text:p>15</text:p>
          </table:table-cell>
          <table:table-cell table:formula="of:=[.N807]/[.M807]*1000000000" office:value-type="float" office:value="972.883783194795" calcext:value-type="float">
            <text:p>972.883783194795</text:p>
          </table:table-cell>
          <table:table-cell table:number-columns-repeated="1009"/>
        </table:table-row>
        <table:table-row table:style-name="ro1">
          <table:table-cell table:formula="of:=[.A807]" office:value-type="float" office:value="1000" calcext:value-type="float">
            <text:p>1000</text:p>
          </table:table-cell>
          <table:table-cell table:formula="of:=[.J807]" office:value-type="float" office:value="15418095" calcext:value-type="float">
            <text:p>15418095</text:p>
          </table:table-cell>
          <table:table-cell table:formula="of:=[.I807]" office:value-type="float" office:value="418080000" calcext:value-type="float">
            <text:p>418080000</text:p>
          </table:table-cell>
          <table:table-cell table:formula="of:=[.D807]" office:value-type="float" office:value="100" calcext:value-type="float">
            <text:p>100</text:p>
          </table:table-cell>
          <table:table-cell table:formula="of:=[.D808]*[.$E$2]" office:value-type="float" office:value="18000" calcext:value-type="float">
            <text:p>18000</text:p>
          </table:table-cell>
          <table:table-cell table:formula="of:=[.A808]*[.$E$2]*[.D808]" office:value-type="float" office:value="18000000" calcext:value-type="float">
            <text:p>18000000</text:p>
          </table:table-cell>
          <table:table-cell table:formula="of:=[.F808]+[.C808]" office:value-type="float" office:value="436080000" calcext:value-type="float">
            <text:p>436080000</text:p>
          </table:table-cell>
          <table:table-cell table:formula="of:=ROUNDDOWN(([.F808]+[.C808])/1000000000)" office:value-type="float" office:value="0" calcext:value-type="float">
            <text:p>0</text:p>
          </table:table-cell>
          <table:table-cell table:formula="of:=IF([.G808]&gt;=0;MOD([.G808];1000000000);-MOD(-[.G808];1000000000))" office:value-type="float" office:value="436080000" calcext:value-type="float">
            <text:p>436080000</text:p>
          </table:table-cell>
          <table:table-cell table:formula="of:=[.B808]+[.E808]+[.H808]" office:value-type="float" office:value="15436095" calcext:value-type="float">
            <text:p>15436095</text:p>
          </table:table-cell>
          <table:table-cell/>
          <table:table-cell table:formula="of:=[.D808]+[.L807]" office:value-type="float" office:value="85756" calcext:value-type="float">
            <text:p>85756</text:p>
          </table:table-cell>
          <table:table-cell table:formula="of:=[.$E$1]*[.L808]" office:value-type="float" office:value="15436080" calcext:value-type="float">
            <text:p>15436080</text:p>
          </table:table-cell>
          <table:table-cell table:formula="of:=[.J808]-[.M808]" office:value-type="float" office:value="15" calcext:value-type="float">
            <text:p>15</text:p>
          </table:table-cell>
          <table:table-cell table:formula="of:=[.N808]/[.M808]*1000000000" office:value-type="float" office:value="971.749304227498" calcext:value-type="float">
            <text:p>971.749304227498</text:p>
          </table:table-cell>
          <table:table-cell table:number-columns-repeated="1009"/>
        </table:table-row>
        <table:table-row table:style-name="ro1">
          <table:table-cell table:formula="of:=[.A808]" office:value-type="float" office:value="1000" calcext:value-type="float">
            <text:p>1000</text:p>
          </table:table-cell>
          <table:table-cell table:formula="of:=[.J808]" office:value-type="float" office:value="15436095" calcext:value-type="float">
            <text:p>15436095</text:p>
          </table:table-cell>
          <table:table-cell table:formula="of:=[.I808]" office:value-type="float" office:value="436080000" calcext:value-type="float">
            <text:p>436080000</text:p>
          </table:table-cell>
          <table:table-cell table:formula="of:=[.D808]" office:value-type="float" office:value="100" calcext:value-type="float">
            <text:p>100</text:p>
          </table:table-cell>
          <table:table-cell table:formula="of:=[.D809]*[.$E$2]" office:value-type="float" office:value="18000" calcext:value-type="float">
            <text:p>18000</text:p>
          </table:table-cell>
          <table:table-cell table:formula="of:=[.A809]*[.$E$2]*[.D809]" office:value-type="float" office:value="18000000" calcext:value-type="float">
            <text:p>18000000</text:p>
          </table:table-cell>
          <table:table-cell table:formula="of:=[.F809]+[.C809]" office:value-type="float" office:value="454080000" calcext:value-type="float">
            <text:p>454080000</text:p>
          </table:table-cell>
          <table:table-cell table:formula="of:=ROUNDDOWN(([.F809]+[.C809])/1000000000)" office:value-type="float" office:value="0" calcext:value-type="float">
            <text:p>0</text:p>
          </table:table-cell>
          <table:table-cell table:formula="of:=IF([.G809]&gt;=0;MOD([.G809];1000000000);-MOD(-[.G809];1000000000))" office:value-type="float" office:value="454080000" calcext:value-type="float">
            <text:p>454080000</text:p>
          </table:table-cell>
          <table:table-cell table:formula="of:=[.B809]+[.E809]+[.H809]" office:value-type="float" office:value="15454095" calcext:value-type="float">
            <text:p>15454095</text:p>
          </table:table-cell>
          <table:table-cell/>
          <table:table-cell table:formula="of:=[.D809]+[.L808]" office:value-type="float" office:value="85856" calcext:value-type="float">
            <text:p>85856</text:p>
          </table:table-cell>
          <table:table-cell table:formula="of:=[.$E$1]*[.L809]" office:value-type="float" office:value="15454080" calcext:value-type="float">
            <text:p>15454080</text:p>
          </table:table-cell>
          <table:table-cell table:formula="of:=[.J809]-[.M809]" office:value-type="float" office:value="15" calcext:value-type="float">
            <text:p>15</text:p>
          </table:table-cell>
          <table:table-cell table:formula="of:=[.N809]/[.M809]*1000000000" office:value-type="float" office:value="970.617468008448" calcext:value-type="float">
            <text:p>970.617468008448</text:p>
          </table:table-cell>
          <table:table-cell table:number-columns-repeated="1009"/>
        </table:table-row>
        <table:table-row table:style-name="ro1">
          <table:table-cell table:formula="of:=[.A809]" office:value-type="float" office:value="1000" calcext:value-type="float">
            <text:p>1000</text:p>
          </table:table-cell>
          <table:table-cell table:formula="of:=[.J809]" office:value-type="float" office:value="15454095" calcext:value-type="float">
            <text:p>15454095</text:p>
          </table:table-cell>
          <table:table-cell table:formula="of:=[.I809]" office:value-type="float" office:value="454080000" calcext:value-type="float">
            <text:p>454080000</text:p>
          </table:table-cell>
          <table:table-cell table:formula="of:=[.D809]" office:value-type="float" office:value="100" calcext:value-type="float">
            <text:p>100</text:p>
          </table:table-cell>
          <table:table-cell table:formula="of:=[.D810]*[.$E$2]" office:value-type="float" office:value="18000" calcext:value-type="float">
            <text:p>18000</text:p>
          </table:table-cell>
          <table:table-cell table:formula="of:=[.A810]*[.$E$2]*[.D810]" office:value-type="float" office:value="18000000" calcext:value-type="float">
            <text:p>18000000</text:p>
          </table:table-cell>
          <table:table-cell table:formula="of:=[.F810]+[.C810]" office:value-type="float" office:value="472080000" calcext:value-type="float">
            <text:p>472080000</text:p>
          </table:table-cell>
          <table:table-cell table:formula="of:=ROUNDDOWN(([.F810]+[.C810])/1000000000)" office:value-type="float" office:value="0" calcext:value-type="float">
            <text:p>0</text:p>
          </table:table-cell>
          <table:table-cell table:formula="of:=IF([.G810]&gt;=0;MOD([.G810];1000000000);-MOD(-[.G810];1000000000))" office:value-type="float" office:value="472080000" calcext:value-type="float">
            <text:p>472080000</text:p>
          </table:table-cell>
          <table:table-cell table:formula="of:=[.B810]+[.E810]+[.H810]" office:value-type="float" office:value="15472095" calcext:value-type="float">
            <text:p>15472095</text:p>
          </table:table-cell>
          <table:table-cell/>
          <table:table-cell table:formula="of:=[.D810]+[.L809]" office:value-type="float" office:value="85956" calcext:value-type="float">
            <text:p>85956</text:p>
          </table:table-cell>
          <table:table-cell table:formula="of:=[.$E$1]*[.L810]" office:value-type="float" office:value="15472080" calcext:value-type="float">
            <text:p>15472080</text:p>
          </table:table-cell>
          <table:table-cell table:formula="of:=[.J810]-[.M810]" office:value-type="float" office:value="15" calcext:value-type="float">
            <text:p>15</text:p>
          </table:table-cell>
          <table:table-cell table:formula="of:=[.N810]/[.M810]*1000000000" office:value-type="float" office:value="969.488265314037" calcext:value-type="float">
            <text:p>969.488265314037</text:p>
          </table:table-cell>
          <table:table-cell table:number-columns-repeated="1009"/>
        </table:table-row>
        <table:table-row table:style-name="ro1">
          <table:table-cell table:formula="of:=[.A810]" office:value-type="float" office:value="1000" calcext:value-type="float">
            <text:p>1000</text:p>
          </table:table-cell>
          <table:table-cell table:formula="of:=[.J810]" office:value-type="float" office:value="15472095" calcext:value-type="float">
            <text:p>15472095</text:p>
          </table:table-cell>
          <table:table-cell table:formula="of:=[.I810]" office:value-type="float" office:value="472080000" calcext:value-type="float">
            <text:p>472080000</text:p>
          </table:table-cell>
          <table:table-cell table:formula="of:=[.D810]" office:value-type="float" office:value="100" calcext:value-type="float">
            <text:p>100</text:p>
          </table:table-cell>
          <table:table-cell table:formula="of:=[.D811]*[.$E$2]" office:value-type="float" office:value="18000" calcext:value-type="float">
            <text:p>18000</text:p>
          </table:table-cell>
          <table:table-cell table:formula="of:=[.A811]*[.$E$2]*[.D811]" office:value-type="float" office:value="18000000" calcext:value-type="float">
            <text:p>18000000</text:p>
          </table:table-cell>
          <table:table-cell table:formula="of:=[.F811]+[.C811]" office:value-type="float" office:value="490080000" calcext:value-type="float">
            <text:p>490080000</text:p>
          </table:table-cell>
          <table:table-cell table:formula="of:=ROUNDDOWN(([.F811]+[.C811])/1000000000)" office:value-type="float" office:value="0" calcext:value-type="float">
            <text:p>0</text:p>
          </table:table-cell>
          <table:table-cell table:formula="of:=IF([.G811]&gt;=0;MOD([.G811];1000000000);-MOD(-[.G811];1000000000))" office:value-type="float" office:value="490080000" calcext:value-type="float">
            <text:p>490080000</text:p>
          </table:table-cell>
          <table:table-cell table:formula="of:=[.B811]+[.E811]+[.H811]" office:value-type="float" office:value="15490095" calcext:value-type="float">
            <text:p>15490095</text:p>
          </table:table-cell>
          <table:table-cell/>
          <table:table-cell table:formula="of:=[.D811]+[.L810]" office:value-type="float" office:value="86056" calcext:value-type="float">
            <text:p>86056</text:p>
          </table:table-cell>
          <table:table-cell table:formula="of:=[.$E$1]*[.L811]" office:value-type="float" office:value="15490080" calcext:value-type="float">
            <text:p>15490080</text:p>
          </table:table-cell>
          <table:table-cell table:formula="of:=[.J811]-[.M811]" office:value-type="float" office:value="15" calcext:value-type="float">
            <text:p>15</text:p>
          </table:table-cell>
          <table:table-cell table:formula="of:=[.N811]/[.M811]*1000000000" office:value-type="float" office:value="968.361686963528" calcext:value-type="float">
            <text:p>968.361686963528</text:p>
          </table:table-cell>
          <table:table-cell table:number-columns-repeated="1009"/>
        </table:table-row>
        <table:table-row table:style-name="ro1">
          <table:table-cell table:formula="of:=[.A811]" office:value-type="float" office:value="1000" calcext:value-type="float">
            <text:p>1000</text:p>
          </table:table-cell>
          <table:table-cell table:formula="of:=[.J811]" office:value-type="float" office:value="15490095" calcext:value-type="float">
            <text:p>15490095</text:p>
          </table:table-cell>
          <table:table-cell table:formula="of:=[.I811]" office:value-type="float" office:value="490080000" calcext:value-type="float">
            <text:p>490080000</text:p>
          </table:table-cell>
          <table:table-cell table:formula="of:=[.D811]" office:value-type="float" office:value="100" calcext:value-type="float">
            <text:p>100</text:p>
          </table:table-cell>
          <table:table-cell table:formula="of:=[.D812]*[.$E$2]" office:value-type="float" office:value="18000" calcext:value-type="float">
            <text:p>18000</text:p>
          </table:table-cell>
          <table:table-cell table:formula="of:=[.A812]*[.$E$2]*[.D812]" office:value-type="float" office:value="18000000" calcext:value-type="float">
            <text:p>18000000</text:p>
          </table:table-cell>
          <table:table-cell table:formula="of:=[.F812]+[.C812]" office:value-type="float" office:value="508080000" calcext:value-type="float">
            <text:p>508080000</text:p>
          </table:table-cell>
          <table:table-cell table:formula="of:=ROUNDDOWN(([.F812]+[.C812])/1000000000)" office:value-type="float" office:value="0" calcext:value-type="float">
            <text:p>0</text:p>
          </table:table-cell>
          <table:table-cell table:formula="of:=IF([.G812]&gt;=0;MOD([.G812];1000000000);-MOD(-[.G812];1000000000))" office:value-type="float" office:value="508080000" calcext:value-type="float">
            <text:p>508080000</text:p>
          </table:table-cell>
          <table:table-cell table:formula="of:=[.B812]+[.E812]+[.H812]" office:value-type="float" office:value="15508095" calcext:value-type="float">
            <text:p>15508095</text:p>
          </table:table-cell>
          <table:table-cell/>
          <table:table-cell table:formula="of:=[.D812]+[.L811]" office:value-type="float" office:value="86156" calcext:value-type="float">
            <text:p>86156</text:p>
          </table:table-cell>
          <table:table-cell table:formula="of:=[.$E$1]*[.L812]" office:value-type="float" office:value="15508080" calcext:value-type="float">
            <text:p>15508080</text:p>
          </table:table-cell>
          <table:table-cell table:formula="of:=[.J812]-[.M812]" office:value-type="float" office:value="15" calcext:value-type="float">
            <text:p>15</text:p>
          </table:table-cell>
          <table:table-cell table:formula="of:=[.N812]/[.M812]*1000000000" office:value-type="float" office:value="967.237723818809" calcext:value-type="float">
            <text:p>967.237723818809</text:p>
          </table:table-cell>
          <table:table-cell table:number-columns-repeated="1009"/>
        </table:table-row>
        <table:table-row table:style-name="ro1">
          <table:table-cell table:formula="of:=[.A812]" office:value-type="float" office:value="1000" calcext:value-type="float">
            <text:p>1000</text:p>
          </table:table-cell>
          <table:table-cell table:formula="of:=[.J812]" office:value-type="float" office:value="15508095" calcext:value-type="float">
            <text:p>15508095</text:p>
          </table:table-cell>
          <table:table-cell table:formula="of:=[.I812]" office:value-type="float" office:value="508080000" calcext:value-type="float">
            <text:p>508080000</text:p>
          </table:table-cell>
          <table:table-cell table:formula="of:=[.D812]" office:value-type="float" office:value="100" calcext:value-type="float">
            <text:p>100</text:p>
          </table:table-cell>
          <table:table-cell table:formula="of:=[.D813]*[.$E$2]" office:value-type="float" office:value="18000" calcext:value-type="float">
            <text:p>18000</text:p>
          </table:table-cell>
          <table:table-cell table:formula="of:=[.A813]*[.$E$2]*[.D813]" office:value-type="float" office:value="18000000" calcext:value-type="float">
            <text:p>18000000</text:p>
          </table:table-cell>
          <table:table-cell table:formula="of:=[.F813]+[.C813]" office:value-type="float" office:value="526080000" calcext:value-type="float">
            <text:p>526080000</text:p>
          </table:table-cell>
          <table:table-cell table:formula="of:=ROUNDDOWN(([.F813]+[.C813])/1000000000)" office:value-type="float" office:value="0" calcext:value-type="float">
            <text:p>0</text:p>
          </table:table-cell>
          <table:table-cell table:formula="of:=IF([.G813]&gt;=0;MOD([.G813];1000000000);-MOD(-[.G813];1000000000))" office:value-type="float" office:value="526080000" calcext:value-type="float">
            <text:p>526080000</text:p>
          </table:table-cell>
          <table:table-cell table:formula="of:=[.B813]+[.E813]+[.H813]" office:value-type="float" office:value="15526095" calcext:value-type="float">
            <text:p>15526095</text:p>
          </table:table-cell>
          <table:table-cell/>
          <table:table-cell table:formula="of:=[.D813]+[.L812]" office:value-type="float" office:value="86256" calcext:value-type="float">
            <text:p>86256</text:p>
          </table:table-cell>
          <table:table-cell table:formula="of:=[.$E$1]*[.L813]" office:value-type="float" office:value="15526080" calcext:value-type="float">
            <text:p>15526080</text:p>
          </table:table-cell>
          <table:table-cell table:formula="of:=[.J813]-[.M813]" office:value-type="float" office:value="15" calcext:value-type="float">
            <text:p>15</text:p>
          </table:table-cell>
          <table:table-cell table:formula="of:=[.N813]/[.M813]*1000000000" office:value-type="float" office:value="966.116366784147" calcext:value-type="float">
            <text:p>966.116366784147</text:p>
          </table:table-cell>
          <table:table-cell table:number-columns-repeated="1009"/>
        </table:table-row>
        <table:table-row table:style-name="ro1">
          <table:table-cell table:formula="of:=[.A813]" office:value-type="float" office:value="1000" calcext:value-type="float">
            <text:p>1000</text:p>
          </table:table-cell>
          <table:table-cell table:formula="of:=[.J813]" office:value-type="float" office:value="15526095" calcext:value-type="float">
            <text:p>15526095</text:p>
          </table:table-cell>
          <table:table-cell table:formula="of:=[.I813]" office:value-type="float" office:value="526080000" calcext:value-type="float">
            <text:p>526080000</text:p>
          </table:table-cell>
          <table:table-cell table:formula="of:=[.D813]" office:value-type="float" office:value="100" calcext:value-type="float">
            <text:p>100</text:p>
          </table:table-cell>
          <table:table-cell table:formula="of:=[.D814]*[.$E$2]" office:value-type="float" office:value="18000" calcext:value-type="float">
            <text:p>18000</text:p>
          </table:table-cell>
          <table:table-cell table:formula="of:=[.A814]*[.$E$2]*[.D814]" office:value-type="float" office:value="18000000" calcext:value-type="float">
            <text:p>18000000</text:p>
          </table:table-cell>
          <table:table-cell table:formula="of:=[.F814]+[.C814]" office:value-type="float" office:value="544080000" calcext:value-type="float">
            <text:p>544080000</text:p>
          </table:table-cell>
          <table:table-cell table:formula="of:=ROUNDDOWN(([.F814]+[.C814])/1000000000)" office:value-type="float" office:value="0" calcext:value-type="float">
            <text:p>0</text:p>
          </table:table-cell>
          <table:table-cell table:formula="of:=IF([.G814]&gt;=0;MOD([.G814];1000000000);-MOD(-[.G814];1000000000))" office:value-type="float" office:value="544080000" calcext:value-type="float">
            <text:p>544080000</text:p>
          </table:table-cell>
          <table:table-cell table:formula="of:=[.B814]+[.E814]+[.H814]" office:value-type="float" office:value="15544095" calcext:value-type="float">
            <text:p>15544095</text:p>
          </table:table-cell>
          <table:table-cell/>
          <table:table-cell table:formula="of:=[.D814]+[.L813]" office:value-type="float" office:value="86356" calcext:value-type="float">
            <text:p>86356</text:p>
          </table:table-cell>
          <table:table-cell table:formula="of:=[.$E$1]*[.L814]" office:value-type="float" office:value="15544080" calcext:value-type="float">
            <text:p>15544080</text:p>
          </table:table-cell>
          <table:table-cell table:formula="of:=[.J814]-[.M814]" office:value-type="float" office:value="15" calcext:value-type="float">
            <text:p>15</text:p>
          </table:table-cell>
          <table:table-cell table:formula="of:=[.N814]/[.M814]*1000000000" office:value-type="float" office:value="964.997606805935" calcext:value-type="float">
            <text:p>964.997606805935</text:p>
          </table:table-cell>
          <table:table-cell table:number-columns-repeated="1009"/>
        </table:table-row>
        <table:table-row table:style-name="ro1">
          <table:table-cell table:formula="of:=[.A814]" office:value-type="float" office:value="1000" calcext:value-type="float">
            <text:p>1000</text:p>
          </table:table-cell>
          <table:table-cell table:formula="of:=[.J814]" office:value-type="float" office:value="15544095" calcext:value-type="float">
            <text:p>15544095</text:p>
          </table:table-cell>
          <table:table-cell table:formula="of:=[.I814]" office:value-type="float" office:value="544080000" calcext:value-type="float">
            <text:p>544080000</text:p>
          </table:table-cell>
          <table:table-cell table:formula="of:=[.D814]" office:value-type="float" office:value="100" calcext:value-type="float">
            <text:p>100</text:p>
          </table:table-cell>
          <table:table-cell table:formula="of:=[.D815]*[.$E$2]" office:value-type="float" office:value="18000" calcext:value-type="float">
            <text:p>18000</text:p>
          </table:table-cell>
          <table:table-cell table:formula="of:=[.A815]*[.$E$2]*[.D815]" office:value-type="float" office:value="18000000" calcext:value-type="float">
            <text:p>18000000</text:p>
          </table:table-cell>
          <table:table-cell table:formula="of:=[.F815]+[.C815]" office:value-type="float" office:value="562080000" calcext:value-type="float">
            <text:p>562080000</text:p>
          </table:table-cell>
          <table:table-cell table:formula="of:=ROUNDDOWN(([.F815]+[.C815])/1000000000)" office:value-type="float" office:value="0" calcext:value-type="float">
            <text:p>0</text:p>
          </table:table-cell>
          <table:table-cell table:formula="of:=IF([.G815]&gt;=0;MOD([.G815];1000000000);-MOD(-[.G815];1000000000))" office:value-type="float" office:value="562080000" calcext:value-type="float">
            <text:p>562080000</text:p>
          </table:table-cell>
          <table:table-cell table:formula="of:=[.B815]+[.E815]+[.H815]" office:value-type="float" office:value="15562095" calcext:value-type="float">
            <text:p>15562095</text:p>
          </table:table-cell>
          <table:table-cell/>
          <table:table-cell table:formula="of:=[.D815]+[.L814]" office:value-type="float" office:value="86456" calcext:value-type="float">
            <text:p>86456</text:p>
          </table:table-cell>
          <table:table-cell table:formula="of:=[.$E$1]*[.L815]" office:value-type="float" office:value="15562080" calcext:value-type="float">
            <text:p>15562080</text:p>
          </table:table-cell>
          <table:table-cell table:formula="of:=[.J815]-[.M815]" office:value-type="float" office:value="15" calcext:value-type="float">
            <text:p>15</text:p>
          </table:table-cell>
          <table:table-cell table:formula="of:=[.N815]/[.M815]*1000000000" office:value-type="float" office:value="963.881434872459" calcext:value-type="float">
            <text:p>963.881434872459</text:p>
          </table:table-cell>
          <table:table-cell table:number-columns-repeated="1009"/>
        </table:table-row>
        <table:table-row table:style-name="ro1">
          <table:table-cell table:formula="of:=[.A815]" office:value-type="float" office:value="1000" calcext:value-type="float">
            <text:p>1000</text:p>
          </table:table-cell>
          <table:table-cell table:formula="of:=[.J815]" office:value-type="float" office:value="15562095" calcext:value-type="float">
            <text:p>15562095</text:p>
          </table:table-cell>
          <table:table-cell table:formula="of:=[.I815]" office:value-type="float" office:value="562080000" calcext:value-type="float">
            <text:p>562080000</text:p>
          </table:table-cell>
          <table:table-cell table:formula="of:=[.D815]" office:value-type="float" office:value="100" calcext:value-type="float">
            <text:p>100</text:p>
          </table:table-cell>
          <table:table-cell table:formula="of:=[.D816]*[.$E$2]" office:value-type="float" office:value="18000" calcext:value-type="float">
            <text:p>18000</text:p>
          </table:table-cell>
          <table:table-cell table:formula="of:=[.A816]*[.$E$2]*[.D816]" office:value-type="float" office:value="18000000" calcext:value-type="float">
            <text:p>18000000</text:p>
          </table:table-cell>
          <table:table-cell table:formula="of:=[.F816]+[.C816]" office:value-type="float" office:value="580080000" calcext:value-type="float">
            <text:p>580080000</text:p>
          </table:table-cell>
          <table:table-cell table:formula="of:=ROUNDDOWN(([.F816]+[.C816])/1000000000)" office:value-type="float" office:value="0" calcext:value-type="float">
            <text:p>0</text:p>
          </table:table-cell>
          <table:table-cell table:formula="of:=IF([.G816]&gt;=0;MOD([.G816];1000000000);-MOD(-[.G816];1000000000))" office:value-type="float" office:value="580080000" calcext:value-type="float">
            <text:p>580080000</text:p>
          </table:table-cell>
          <table:table-cell table:formula="of:=[.B816]+[.E816]+[.H816]" office:value-type="float" office:value="15580095" calcext:value-type="float">
            <text:p>15580095</text:p>
          </table:table-cell>
          <table:table-cell/>
          <table:table-cell table:formula="of:=[.D816]+[.L815]" office:value-type="float" office:value="86556" calcext:value-type="float">
            <text:p>86556</text:p>
          </table:table-cell>
          <table:table-cell table:formula="of:=[.$E$1]*[.L816]" office:value-type="float" office:value="15580080" calcext:value-type="float">
            <text:p>15580080</text:p>
          </table:table-cell>
          <table:table-cell table:formula="of:=[.J816]-[.M816]" office:value-type="float" office:value="15" calcext:value-type="float">
            <text:p>15</text:p>
          </table:table-cell>
          <table:table-cell table:formula="of:=[.N816]/[.M816]*1000000000" office:value-type="float" office:value="962.767842013648" calcext:value-type="float">
            <text:p>962.767842013648</text:p>
          </table:table-cell>
          <table:table-cell table:number-columns-repeated="1009"/>
        </table:table-row>
        <table:table-row table:style-name="ro1">
          <table:table-cell table:formula="of:=[.A816]" office:value-type="float" office:value="1000" calcext:value-type="float">
            <text:p>1000</text:p>
          </table:table-cell>
          <table:table-cell table:formula="of:=[.J816]" office:value-type="float" office:value="15580095" calcext:value-type="float">
            <text:p>15580095</text:p>
          </table:table-cell>
          <table:table-cell table:formula="of:=[.I816]" office:value-type="float" office:value="580080000" calcext:value-type="float">
            <text:p>580080000</text:p>
          </table:table-cell>
          <table:table-cell table:formula="of:=[.D816]" office:value-type="float" office:value="100" calcext:value-type="float">
            <text:p>100</text:p>
          </table:table-cell>
          <table:table-cell table:formula="of:=[.D817]*[.$E$2]" office:value-type="float" office:value="18000" calcext:value-type="float">
            <text:p>18000</text:p>
          </table:table-cell>
          <table:table-cell table:formula="of:=[.A817]*[.$E$2]*[.D817]" office:value-type="float" office:value="18000000" calcext:value-type="float">
            <text:p>18000000</text:p>
          </table:table-cell>
          <table:table-cell table:formula="of:=[.F817]+[.C817]" office:value-type="float" office:value="598080000" calcext:value-type="float">
            <text:p>598080000</text:p>
          </table:table-cell>
          <table:table-cell table:formula="of:=ROUNDDOWN(([.F817]+[.C817])/1000000000)" office:value-type="float" office:value="0" calcext:value-type="float">
            <text:p>0</text:p>
          </table:table-cell>
          <table:table-cell table:formula="of:=IF([.G817]&gt;=0;MOD([.G817];1000000000);-MOD(-[.G817];1000000000))" office:value-type="float" office:value="598080000" calcext:value-type="float">
            <text:p>598080000</text:p>
          </table:table-cell>
          <table:table-cell table:formula="of:=[.B817]+[.E817]+[.H817]" office:value-type="float" office:value="15598095" calcext:value-type="float">
            <text:p>15598095</text:p>
          </table:table-cell>
          <table:table-cell/>
          <table:table-cell table:formula="of:=[.D817]+[.L816]" office:value-type="float" office:value="86656" calcext:value-type="float">
            <text:p>86656</text:p>
          </table:table-cell>
          <table:table-cell table:formula="of:=[.$E$1]*[.L817]" office:value-type="float" office:value="15598080" calcext:value-type="float">
            <text:p>15598080</text:p>
          </table:table-cell>
          <table:table-cell table:formula="of:=[.J817]-[.M817]" office:value-type="float" office:value="15" calcext:value-type="float">
            <text:p>15</text:p>
          </table:table-cell>
          <table:table-cell table:formula="of:=[.N817]/[.M817]*1000000000" office:value-type="float" office:value="961.656819300837" calcext:value-type="float">
            <text:p>961.656819300837</text:p>
          </table:table-cell>
          <table:table-cell table:number-columns-repeated="1009"/>
        </table:table-row>
        <table:table-row table:style-name="ro1">
          <table:table-cell table:formula="of:=[.A817]" office:value-type="float" office:value="1000" calcext:value-type="float">
            <text:p>1000</text:p>
          </table:table-cell>
          <table:table-cell table:formula="of:=[.J817]" office:value-type="float" office:value="15598095" calcext:value-type="float">
            <text:p>15598095</text:p>
          </table:table-cell>
          <table:table-cell table:formula="of:=[.I817]" office:value-type="float" office:value="598080000" calcext:value-type="float">
            <text:p>598080000</text:p>
          </table:table-cell>
          <table:table-cell table:formula="of:=[.D817]" office:value-type="float" office:value="100" calcext:value-type="float">
            <text:p>100</text:p>
          </table:table-cell>
          <table:table-cell table:formula="of:=[.D818]*[.$E$2]" office:value-type="float" office:value="18000" calcext:value-type="float">
            <text:p>18000</text:p>
          </table:table-cell>
          <table:table-cell table:formula="of:=[.A818]*[.$E$2]*[.D818]" office:value-type="float" office:value="18000000" calcext:value-type="float">
            <text:p>18000000</text:p>
          </table:table-cell>
          <table:table-cell table:formula="of:=[.F818]+[.C818]" office:value-type="float" office:value="616080000" calcext:value-type="float">
            <text:p>616080000</text:p>
          </table:table-cell>
          <table:table-cell table:formula="of:=ROUNDDOWN(([.F818]+[.C818])/1000000000)" office:value-type="float" office:value="0" calcext:value-type="float">
            <text:p>0</text:p>
          </table:table-cell>
          <table:table-cell table:formula="of:=IF([.G818]&gt;=0;MOD([.G818];1000000000);-MOD(-[.G818];1000000000))" office:value-type="float" office:value="616080000" calcext:value-type="float">
            <text:p>616080000</text:p>
          </table:table-cell>
          <table:table-cell table:formula="of:=[.B818]+[.E818]+[.H818]" office:value-type="float" office:value="15616095" calcext:value-type="float">
            <text:p>15616095</text:p>
          </table:table-cell>
          <table:table-cell/>
          <table:table-cell table:formula="of:=[.D818]+[.L817]" office:value-type="float" office:value="86756" calcext:value-type="float">
            <text:p>86756</text:p>
          </table:table-cell>
          <table:table-cell table:formula="of:=[.$E$1]*[.L818]" office:value-type="float" office:value="15616080" calcext:value-type="float">
            <text:p>15616080</text:p>
          </table:table-cell>
          <table:table-cell table:formula="of:=[.J818]-[.M818]" office:value-type="float" office:value="15" calcext:value-type="float">
            <text:p>15</text:p>
          </table:table-cell>
          <table:table-cell table:formula="of:=[.N818]/[.M818]*1000000000" office:value-type="float" office:value="960.548357846528" calcext:value-type="float">
            <text:p>960.548357846528</text:p>
          </table:table-cell>
          <table:table-cell table:number-columns-repeated="1009"/>
        </table:table-row>
        <table:table-row table:style-name="ro1">
          <table:table-cell table:formula="of:=[.A818]" office:value-type="float" office:value="1000" calcext:value-type="float">
            <text:p>1000</text:p>
          </table:table-cell>
          <table:table-cell table:formula="of:=[.J818]" office:value-type="float" office:value="15616095" calcext:value-type="float">
            <text:p>15616095</text:p>
          </table:table-cell>
          <table:table-cell table:formula="of:=[.I818]" office:value-type="float" office:value="616080000" calcext:value-type="float">
            <text:p>616080000</text:p>
          </table:table-cell>
          <table:table-cell table:formula="of:=[.D818]" office:value-type="float" office:value="100" calcext:value-type="float">
            <text:p>100</text:p>
          </table:table-cell>
          <table:table-cell table:formula="of:=[.D819]*[.$E$2]" office:value-type="float" office:value="18000" calcext:value-type="float">
            <text:p>18000</text:p>
          </table:table-cell>
          <table:table-cell table:formula="of:=[.A819]*[.$E$2]*[.D819]" office:value-type="float" office:value="18000000" calcext:value-type="float">
            <text:p>18000000</text:p>
          </table:table-cell>
          <table:table-cell table:formula="of:=[.F819]+[.C819]" office:value-type="float" office:value="634080000" calcext:value-type="float">
            <text:p>634080000</text:p>
          </table:table-cell>
          <table:table-cell table:formula="of:=ROUNDDOWN(([.F819]+[.C819])/1000000000)" office:value-type="float" office:value="0" calcext:value-type="float">
            <text:p>0</text:p>
          </table:table-cell>
          <table:table-cell table:formula="of:=IF([.G819]&gt;=0;MOD([.G819];1000000000);-MOD(-[.G819];1000000000))" office:value-type="float" office:value="634080000" calcext:value-type="float">
            <text:p>634080000</text:p>
          </table:table-cell>
          <table:table-cell table:formula="of:=[.B819]+[.E819]+[.H819]" office:value-type="float" office:value="15634095" calcext:value-type="float">
            <text:p>15634095</text:p>
          </table:table-cell>
          <table:table-cell/>
          <table:table-cell table:formula="of:=[.D819]+[.L818]" office:value-type="float" office:value="86856" calcext:value-type="float">
            <text:p>86856</text:p>
          </table:table-cell>
          <table:table-cell table:formula="of:=[.$E$1]*[.L819]" office:value-type="float" office:value="15634080" calcext:value-type="float">
            <text:p>15634080</text:p>
          </table:table-cell>
          <table:table-cell table:formula="of:=[.J819]-[.M819]" office:value-type="float" office:value="15" calcext:value-type="float">
            <text:p>15</text:p>
          </table:table-cell>
          <table:table-cell table:formula="of:=[.N819]/[.M819]*1000000000" office:value-type="float" office:value="959.442448804151" calcext:value-type="float">
            <text:p>959.442448804151</text:p>
          </table:table-cell>
          <table:table-cell table:number-columns-repeated="1009"/>
        </table:table-row>
        <table:table-row table:style-name="ro1">
          <table:table-cell table:formula="of:=[.A819]" office:value-type="float" office:value="1000" calcext:value-type="float">
            <text:p>1000</text:p>
          </table:table-cell>
          <table:table-cell table:formula="of:=[.J819]" office:value-type="float" office:value="15634095" calcext:value-type="float">
            <text:p>15634095</text:p>
          </table:table-cell>
          <table:table-cell table:formula="of:=[.I819]" office:value-type="float" office:value="634080000" calcext:value-type="float">
            <text:p>634080000</text:p>
          </table:table-cell>
          <table:table-cell table:formula="of:=[.D819]" office:value-type="float" office:value="100" calcext:value-type="float">
            <text:p>100</text:p>
          </table:table-cell>
          <table:table-cell table:formula="of:=[.D820]*[.$E$2]" office:value-type="float" office:value="18000" calcext:value-type="float">
            <text:p>18000</text:p>
          </table:table-cell>
          <table:table-cell table:formula="of:=[.A820]*[.$E$2]*[.D820]" office:value-type="float" office:value="18000000" calcext:value-type="float">
            <text:p>18000000</text:p>
          </table:table-cell>
          <table:table-cell table:formula="of:=[.F820]+[.C820]" office:value-type="float" office:value="652080000" calcext:value-type="float">
            <text:p>652080000</text:p>
          </table:table-cell>
          <table:table-cell table:formula="of:=ROUNDDOWN(([.F820]+[.C820])/1000000000)" office:value-type="float" office:value="0" calcext:value-type="float">
            <text:p>0</text:p>
          </table:table-cell>
          <table:table-cell table:formula="of:=IF([.G820]&gt;=0;MOD([.G820];1000000000);-MOD(-[.G820];1000000000))" office:value-type="float" office:value="652080000" calcext:value-type="float">
            <text:p>652080000</text:p>
          </table:table-cell>
          <table:table-cell table:formula="of:=[.B820]+[.E820]+[.H820]" office:value-type="float" office:value="15652095" calcext:value-type="float">
            <text:p>15652095</text:p>
          </table:table-cell>
          <table:table-cell/>
          <table:table-cell table:formula="of:=[.D820]+[.L819]" office:value-type="float" office:value="86956" calcext:value-type="float">
            <text:p>86956</text:p>
          </table:table-cell>
          <table:table-cell table:formula="of:=[.$E$1]*[.L820]" office:value-type="float" office:value="15652080" calcext:value-type="float">
            <text:p>15652080</text:p>
          </table:table-cell>
          <table:table-cell table:formula="of:=[.J820]-[.M820]" office:value-type="float" office:value="15" calcext:value-type="float">
            <text:p>15</text:p>
          </table:table-cell>
          <table:table-cell table:formula="of:=[.N820]/[.M820]*1000000000" office:value-type="float" office:value="958.339083367834" calcext:value-type="float">
            <text:p>958.339083367834</text:p>
          </table:table-cell>
          <table:table-cell table:number-columns-repeated="1009"/>
        </table:table-row>
        <table:table-row table:style-name="ro1">
          <table:table-cell table:formula="of:=[.A820]" office:value-type="float" office:value="1000" calcext:value-type="float">
            <text:p>1000</text:p>
          </table:table-cell>
          <table:table-cell table:formula="of:=[.J820]" office:value-type="float" office:value="15652095" calcext:value-type="float">
            <text:p>15652095</text:p>
          </table:table-cell>
          <table:table-cell table:formula="of:=[.I820]" office:value-type="float" office:value="652080000" calcext:value-type="float">
            <text:p>652080000</text:p>
          </table:table-cell>
          <table:table-cell table:formula="of:=[.D820]" office:value-type="float" office:value="100" calcext:value-type="float">
            <text:p>100</text:p>
          </table:table-cell>
          <table:table-cell table:formula="of:=[.D821]*[.$E$2]" office:value-type="float" office:value="18000" calcext:value-type="float">
            <text:p>18000</text:p>
          </table:table-cell>
          <table:table-cell table:formula="of:=[.A821]*[.$E$2]*[.D821]" office:value-type="float" office:value="18000000" calcext:value-type="float">
            <text:p>18000000</text:p>
          </table:table-cell>
          <table:table-cell table:formula="of:=[.F821]+[.C821]" office:value-type="float" office:value="670080000" calcext:value-type="float">
            <text:p>670080000</text:p>
          </table:table-cell>
          <table:table-cell table:formula="of:=ROUNDDOWN(([.F821]+[.C821])/1000000000)" office:value-type="float" office:value="0" calcext:value-type="float">
            <text:p>0</text:p>
          </table:table-cell>
          <table:table-cell table:formula="of:=IF([.G821]&gt;=0;MOD([.G821];1000000000);-MOD(-[.G821];1000000000))" office:value-type="float" office:value="670080000" calcext:value-type="float">
            <text:p>670080000</text:p>
          </table:table-cell>
          <table:table-cell table:formula="of:=[.B821]+[.E821]+[.H821]" office:value-type="float" office:value="15670095" calcext:value-type="float">
            <text:p>15670095</text:p>
          </table:table-cell>
          <table:table-cell/>
          <table:table-cell table:formula="of:=[.D821]+[.L820]" office:value-type="float" office:value="87056" calcext:value-type="float">
            <text:p>87056</text:p>
          </table:table-cell>
          <table:table-cell table:formula="of:=[.$E$1]*[.L821]" office:value-type="float" office:value="15670080" calcext:value-type="float">
            <text:p>15670080</text:p>
          </table:table-cell>
          <table:table-cell table:formula="of:=[.J821]-[.M821]" office:value-type="float" office:value="15" calcext:value-type="float">
            <text:p>15</text:p>
          </table:table-cell>
          <table:table-cell table:formula="of:=[.N821]/[.M821]*1000000000" office:value-type="float" office:value="957.238252772162" calcext:value-type="float">
            <text:p>957.238252772162</text:p>
          </table:table-cell>
          <table:table-cell table:number-columns-repeated="1009"/>
        </table:table-row>
        <table:table-row table:style-name="ro1">
          <table:table-cell table:formula="of:=[.A821]" office:value-type="float" office:value="1000" calcext:value-type="float">
            <text:p>1000</text:p>
          </table:table-cell>
          <table:table-cell table:formula="of:=[.J821]" office:value-type="float" office:value="15670095" calcext:value-type="float">
            <text:p>15670095</text:p>
          </table:table-cell>
          <table:table-cell table:formula="of:=[.I821]" office:value-type="float" office:value="670080000" calcext:value-type="float">
            <text:p>670080000</text:p>
          </table:table-cell>
          <table:table-cell table:formula="of:=[.D821]" office:value-type="float" office:value="100" calcext:value-type="float">
            <text:p>100</text:p>
          </table:table-cell>
          <table:table-cell table:formula="of:=[.D822]*[.$E$2]" office:value-type="float" office:value="18000" calcext:value-type="float">
            <text:p>18000</text:p>
          </table:table-cell>
          <table:table-cell table:formula="of:=[.A822]*[.$E$2]*[.D822]" office:value-type="float" office:value="18000000" calcext:value-type="float">
            <text:p>18000000</text:p>
          </table:table-cell>
          <table:table-cell table:formula="of:=[.F822]+[.C822]" office:value-type="float" office:value="688080000" calcext:value-type="float">
            <text:p>688080000</text:p>
          </table:table-cell>
          <table:table-cell table:formula="of:=ROUNDDOWN(([.F822]+[.C822])/1000000000)" office:value-type="float" office:value="0" calcext:value-type="float">
            <text:p>0</text:p>
          </table:table-cell>
          <table:table-cell table:formula="of:=IF([.G822]&gt;=0;MOD([.G822];1000000000);-MOD(-[.G822];1000000000))" office:value-type="float" office:value="688080000" calcext:value-type="float">
            <text:p>688080000</text:p>
          </table:table-cell>
          <table:table-cell table:formula="of:=[.B822]+[.E822]+[.H822]" office:value-type="float" office:value="15688095" calcext:value-type="float">
            <text:p>15688095</text:p>
          </table:table-cell>
          <table:table-cell/>
          <table:table-cell table:formula="of:=[.D822]+[.L821]" office:value-type="float" office:value="87156" calcext:value-type="float">
            <text:p>87156</text:p>
          </table:table-cell>
          <table:table-cell table:formula="of:=[.$E$1]*[.L822]" office:value-type="float" office:value="15688080" calcext:value-type="float">
            <text:p>15688080</text:p>
          </table:table-cell>
          <table:table-cell table:formula="of:=[.J822]-[.M822]" office:value-type="float" office:value="15" calcext:value-type="float">
            <text:p>15</text:p>
          </table:table-cell>
          <table:table-cell table:formula="of:=[.N822]/[.M822]*1000000000" office:value-type="float" office:value="956.139948291952" calcext:value-type="float">
            <text:p>956.139948291952</text:p>
          </table:table-cell>
          <table:table-cell table:number-columns-repeated="1009"/>
        </table:table-row>
        <table:table-row table:style-name="ro1">
          <table:table-cell table:formula="of:=[.A822]" office:value-type="float" office:value="1000" calcext:value-type="float">
            <text:p>1000</text:p>
          </table:table-cell>
          <table:table-cell table:formula="of:=[.J822]" office:value-type="float" office:value="15688095" calcext:value-type="float">
            <text:p>15688095</text:p>
          </table:table-cell>
          <table:table-cell table:formula="of:=[.I822]" office:value-type="float" office:value="688080000" calcext:value-type="float">
            <text:p>688080000</text:p>
          </table:table-cell>
          <table:table-cell table:formula="of:=[.D822]" office:value-type="float" office:value="100" calcext:value-type="float">
            <text:p>100</text:p>
          </table:table-cell>
          <table:table-cell table:formula="of:=[.D823]*[.$E$2]" office:value-type="float" office:value="18000" calcext:value-type="float">
            <text:p>18000</text:p>
          </table:table-cell>
          <table:table-cell table:formula="of:=[.A823]*[.$E$2]*[.D823]" office:value-type="float" office:value="18000000" calcext:value-type="float">
            <text:p>18000000</text:p>
          </table:table-cell>
          <table:table-cell table:formula="of:=[.F823]+[.C823]" office:value-type="float" office:value="706080000" calcext:value-type="float">
            <text:p>706080000</text:p>
          </table:table-cell>
          <table:table-cell table:formula="of:=ROUNDDOWN(([.F823]+[.C823])/1000000000)" office:value-type="float" office:value="0" calcext:value-type="float">
            <text:p>0</text:p>
          </table:table-cell>
          <table:table-cell table:formula="of:=IF([.G823]&gt;=0;MOD([.G823];1000000000);-MOD(-[.G823];1000000000))" office:value-type="float" office:value="706080000" calcext:value-type="float">
            <text:p>706080000</text:p>
          </table:table-cell>
          <table:table-cell table:formula="of:=[.B823]+[.E823]+[.H823]" office:value-type="float" office:value="15706095" calcext:value-type="float">
            <text:p>15706095</text:p>
          </table:table-cell>
          <table:table-cell/>
          <table:table-cell table:formula="of:=[.D823]+[.L822]" office:value-type="float" office:value="87256" calcext:value-type="float">
            <text:p>87256</text:p>
          </table:table-cell>
          <table:table-cell table:formula="of:=[.$E$1]*[.L823]" office:value-type="float" office:value="15706080" calcext:value-type="float">
            <text:p>15706080</text:p>
          </table:table-cell>
          <table:table-cell table:formula="of:=[.J823]-[.M823]" office:value-type="float" office:value="15" calcext:value-type="float">
            <text:p>15</text:p>
          </table:table-cell>
          <table:table-cell table:formula="of:=[.N823]/[.M823]*1000000000" office:value-type="float" office:value="955.044161242016" calcext:value-type="float">
            <text:p>955.044161242016</text:p>
          </table:table-cell>
          <table:table-cell table:number-columns-repeated="1009"/>
        </table:table-row>
        <table:table-row table:style-name="ro1">
          <table:table-cell table:formula="of:=[.A823]" office:value-type="float" office:value="1000" calcext:value-type="float">
            <text:p>1000</text:p>
          </table:table-cell>
          <table:table-cell table:formula="of:=[.J823]" office:value-type="float" office:value="15706095" calcext:value-type="float">
            <text:p>15706095</text:p>
          </table:table-cell>
          <table:table-cell table:formula="of:=[.I823]" office:value-type="float" office:value="706080000" calcext:value-type="float">
            <text:p>706080000</text:p>
          </table:table-cell>
          <table:table-cell table:formula="of:=[.D823]" office:value-type="float" office:value="100" calcext:value-type="float">
            <text:p>100</text:p>
          </table:table-cell>
          <table:table-cell table:formula="of:=[.D824]*[.$E$2]" office:value-type="float" office:value="18000" calcext:value-type="float">
            <text:p>18000</text:p>
          </table:table-cell>
          <table:table-cell table:formula="of:=[.A824]*[.$E$2]*[.D824]" office:value-type="float" office:value="18000000" calcext:value-type="float">
            <text:p>18000000</text:p>
          </table:table-cell>
          <table:table-cell table:formula="of:=[.F824]+[.C824]" office:value-type="float" office:value="724080000" calcext:value-type="float">
            <text:p>724080000</text:p>
          </table:table-cell>
          <table:table-cell table:formula="of:=ROUNDDOWN(([.F824]+[.C824])/1000000000)" office:value-type="float" office:value="0" calcext:value-type="float">
            <text:p>0</text:p>
          </table:table-cell>
          <table:table-cell table:formula="of:=IF([.G824]&gt;=0;MOD([.G824];1000000000);-MOD(-[.G824];1000000000))" office:value-type="float" office:value="724080000" calcext:value-type="float">
            <text:p>724080000</text:p>
          </table:table-cell>
          <table:table-cell table:formula="of:=[.B824]+[.E824]+[.H824]" office:value-type="float" office:value="15724095" calcext:value-type="float">
            <text:p>15724095</text:p>
          </table:table-cell>
          <table:table-cell/>
          <table:table-cell table:formula="of:=[.D824]+[.L823]" office:value-type="float" office:value="87356" calcext:value-type="float">
            <text:p>87356</text:p>
          </table:table-cell>
          <table:table-cell table:formula="of:=[.$E$1]*[.L824]" office:value-type="float" office:value="15724080" calcext:value-type="float">
            <text:p>15724080</text:p>
          </table:table-cell>
          <table:table-cell table:formula="of:=[.J824]-[.M824]" office:value-type="float" office:value="15" calcext:value-type="float">
            <text:p>15</text:p>
          </table:table-cell>
          <table:table-cell table:formula="of:=[.N824]/[.M824]*1000000000" office:value-type="float" office:value="953.950882976937" calcext:value-type="float">
            <text:p>953.950882976937</text:p>
          </table:table-cell>
          <table:table-cell table:number-columns-repeated="1009"/>
        </table:table-row>
        <table:table-row table:style-name="ro1">
          <table:table-cell table:formula="of:=[.A824]" office:value-type="float" office:value="1000" calcext:value-type="float">
            <text:p>1000</text:p>
          </table:table-cell>
          <table:table-cell table:formula="of:=[.J824]" office:value-type="float" office:value="15724095" calcext:value-type="float">
            <text:p>15724095</text:p>
          </table:table-cell>
          <table:table-cell table:formula="of:=[.I824]" office:value-type="float" office:value="724080000" calcext:value-type="float">
            <text:p>724080000</text:p>
          </table:table-cell>
          <table:table-cell table:formula="of:=[.D824]" office:value-type="float" office:value="100" calcext:value-type="float">
            <text:p>100</text:p>
          </table:table-cell>
          <table:table-cell table:formula="of:=[.D825]*[.$E$2]" office:value-type="float" office:value="18000" calcext:value-type="float">
            <text:p>18000</text:p>
          </table:table-cell>
          <table:table-cell table:formula="of:=[.A825]*[.$E$2]*[.D825]" office:value-type="float" office:value="18000000" calcext:value-type="float">
            <text:p>18000000</text:p>
          </table:table-cell>
          <table:table-cell table:formula="of:=[.F825]+[.C825]" office:value-type="float" office:value="742080000" calcext:value-type="float">
            <text:p>742080000</text:p>
          </table:table-cell>
          <table:table-cell table:formula="of:=ROUNDDOWN(([.F825]+[.C825])/1000000000)" office:value-type="float" office:value="0" calcext:value-type="float">
            <text:p>0</text:p>
          </table:table-cell>
          <table:table-cell table:formula="of:=IF([.G825]&gt;=0;MOD([.G825];1000000000);-MOD(-[.G825];1000000000))" office:value-type="float" office:value="742080000" calcext:value-type="float">
            <text:p>742080000</text:p>
          </table:table-cell>
          <table:table-cell table:formula="of:=[.B825]+[.E825]+[.H825]" office:value-type="float" office:value="15742095" calcext:value-type="float">
            <text:p>15742095</text:p>
          </table:table-cell>
          <table:table-cell/>
          <table:table-cell table:formula="of:=[.D825]+[.L824]" office:value-type="float" office:value="87456" calcext:value-type="float">
            <text:p>87456</text:p>
          </table:table-cell>
          <table:table-cell table:formula="of:=[.$E$1]*[.L825]" office:value-type="float" office:value="15742080" calcext:value-type="float">
            <text:p>15742080</text:p>
          </table:table-cell>
          <table:table-cell table:formula="of:=[.J825]-[.M825]" office:value-type="float" office:value="15" calcext:value-type="float">
            <text:p>15</text:p>
          </table:table-cell>
          <table:table-cell table:formula="of:=[.N825]/[.M825]*1000000000" office:value-type="float" office:value="952.86010489084" calcext:value-type="float">
            <text:p>952.86010489084</text:p>
          </table:table-cell>
          <table:table-cell table:number-columns-repeated="1009"/>
        </table:table-row>
        <table:table-row table:style-name="ro1">
          <table:table-cell table:formula="of:=[.A825]" office:value-type="float" office:value="1000" calcext:value-type="float">
            <text:p>1000</text:p>
          </table:table-cell>
          <table:table-cell table:formula="of:=[.J825]" office:value-type="float" office:value="15742095" calcext:value-type="float">
            <text:p>15742095</text:p>
          </table:table-cell>
          <table:table-cell table:formula="of:=[.I825]" office:value-type="float" office:value="742080000" calcext:value-type="float">
            <text:p>742080000</text:p>
          </table:table-cell>
          <table:table-cell table:formula="of:=[.D825]" office:value-type="float" office:value="100" calcext:value-type="float">
            <text:p>100</text:p>
          </table:table-cell>
          <table:table-cell table:formula="of:=[.D826]*[.$E$2]" office:value-type="float" office:value="18000" calcext:value-type="float">
            <text:p>18000</text:p>
          </table:table-cell>
          <table:table-cell table:formula="of:=[.A826]*[.$E$2]*[.D826]" office:value-type="float" office:value="18000000" calcext:value-type="float">
            <text:p>18000000</text:p>
          </table:table-cell>
          <table:table-cell table:formula="of:=[.F826]+[.C826]" office:value-type="float" office:value="760080000" calcext:value-type="float">
            <text:p>760080000</text:p>
          </table:table-cell>
          <table:table-cell table:formula="of:=ROUNDDOWN(([.F826]+[.C826])/1000000000)" office:value-type="float" office:value="0" calcext:value-type="float">
            <text:p>0</text:p>
          </table:table-cell>
          <table:table-cell table:formula="of:=IF([.G826]&gt;=0;MOD([.G826];1000000000);-MOD(-[.G826];1000000000))" office:value-type="float" office:value="760080000" calcext:value-type="float">
            <text:p>760080000</text:p>
          </table:table-cell>
          <table:table-cell table:formula="of:=[.B826]+[.E826]+[.H826]" office:value-type="float" office:value="15760095" calcext:value-type="float">
            <text:p>15760095</text:p>
          </table:table-cell>
          <table:table-cell/>
          <table:table-cell table:formula="of:=[.D826]+[.L825]" office:value-type="float" office:value="87556" calcext:value-type="float">
            <text:p>87556</text:p>
          </table:table-cell>
          <table:table-cell table:formula="of:=[.$E$1]*[.L826]" office:value-type="float" office:value="15760080" calcext:value-type="float">
            <text:p>15760080</text:p>
          </table:table-cell>
          <table:table-cell table:formula="of:=[.J826]-[.M826]" office:value-type="float" office:value="15" calcext:value-type="float">
            <text:p>15</text:p>
          </table:table-cell>
          <table:table-cell table:formula="of:=[.N826]/[.M826]*1000000000" office:value-type="float" office:value="951.771818417165" calcext:value-type="float">
            <text:p>951.771818417165</text:p>
          </table:table-cell>
          <table:table-cell table:number-columns-repeated="1009"/>
        </table:table-row>
        <table:table-row table:style-name="ro1">
          <table:table-cell table:formula="of:=[.A826]" office:value-type="float" office:value="1000" calcext:value-type="float">
            <text:p>1000</text:p>
          </table:table-cell>
          <table:table-cell table:formula="of:=[.J826]" office:value-type="float" office:value="15760095" calcext:value-type="float">
            <text:p>15760095</text:p>
          </table:table-cell>
          <table:table-cell table:formula="of:=[.I826]" office:value-type="float" office:value="760080000" calcext:value-type="float">
            <text:p>760080000</text:p>
          </table:table-cell>
          <table:table-cell table:formula="of:=[.D826]" office:value-type="float" office:value="100" calcext:value-type="float">
            <text:p>100</text:p>
          </table:table-cell>
          <table:table-cell table:formula="of:=[.D827]*[.$E$2]" office:value-type="float" office:value="18000" calcext:value-type="float">
            <text:p>18000</text:p>
          </table:table-cell>
          <table:table-cell table:formula="of:=[.A827]*[.$E$2]*[.D827]" office:value-type="float" office:value="18000000" calcext:value-type="float">
            <text:p>18000000</text:p>
          </table:table-cell>
          <table:table-cell table:formula="of:=[.F827]+[.C827]" office:value-type="float" office:value="778080000" calcext:value-type="float">
            <text:p>778080000</text:p>
          </table:table-cell>
          <table:table-cell table:formula="of:=ROUNDDOWN(([.F827]+[.C827])/1000000000)" office:value-type="float" office:value="0" calcext:value-type="float">
            <text:p>0</text:p>
          </table:table-cell>
          <table:table-cell table:formula="of:=IF([.G827]&gt;=0;MOD([.G827];1000000000);-MOD(-[.G827];1000000000))" office:value-type="float" office:value="778080000" calcext:value-type="float">
            <text:p>778080000</text:p>
          </table:table-cell>
          <table:table-cell table:formula="of:=[.B827]+[.E827]+[.H827]" office:value-type="float" office:value="15778095" calcext:value-type="float">
            <text:p>15778095</text:p>
          </table:table-cell>
          <table:table-cell/>
          <table:table-cell table:formula="of:=[.D827]+[.L826]" office:value-type="float" office:value="87656" calcext:value-type="float">
            <text:p>87656</text:p>
          </table:table-cell>
          <table:table-cell table:formula="of:=[.$E$1]*[.L827]" office:value-type="float" office:value="15778080" calcext:value-type="float">
            <text:p>15778080</text:p>
          </table:table-cell>
          <table:table-cell table:formula="of:=[.J827]-[.M827]" office:value-type="float" office:value="15" calcext:value-type="float">
            <text:p>15</text:p>
          </table:table-cell>
          <table:table-cell table:formula="of:=[.N827]/[.M827]*1000000000" office:value-type="float" office:value="950.686015028444" calcext:value-type="float">
            <text:p>950.686015028444</text:p>
          </table:table-cell>
          <table:table-cell table:number-columns-repeated="1009"/>
        </table:table-row>
        <table:table-row table:style-name="ro1">
          <table:table-cell table:formula="of:=[.A827]" office:value-type="float" office:value="1000" calcext:value-type="float">
            <text:p>1000</text:p>
          </table:table-cell>
          <table:table-cell table:formula="of:=[.J827]" office:value-type="float" office:value="15778095" calcext:value-type="float">
            <text:p>15778095</text:p>
          </table:table-cell>
          <table:table-cell table:formula="of:=[.I827]" office:value-type="float" office:value="778080000" calcext:value-type="float">
            <text:p>778080000</text:p>
          </table:table-cell>
          <table:table-cell table:formula="of:=[.D827]" office:value-type="float" office:value="100" calcext:value-type="float">
            <text:p>100</text:p>
          </table:table-cell>
          <table:table-cell table:formula="of:=[.D828]*[.$E$2]" office:value-type="float" office:value="18000" calcext:value-type="float">
            <text:p>18000</text:p>
          </table:table-cell>
          <table:table-cell table:formula="of:=[.A828]*[.$E$2]*[.D828]" office:value-type="float" office:value="18000000" calcext:value-type="float">
            <text:p>18000000</text:p>
          </table:table-cell>
          <table:table-cell table:formula="of:=[.F828]+[.C828]" office:value-type="float" office:value="796080000" calcext:value-type="float">
            <text:p>796080000</text:p>
          </table:table-cell>
          <table:table-cell table:formula="of:=ROUNDDOWN(([.F828]+[.C828])/1000000000)" office:value-type="float" office:value="0" calcext:value-type="float">
            <text:p>0</text:p>
          </table:table-cell>
          <table:table-cell table:formula="of:=IF([.G828]&gt;=0;MOD([.G828];1000000000);-MOD(-[.G828];1000000000))" office:value-type="float" office:value="796080000" calcext:value-type="float">
            <text:p>796080000</text:p>
          </table:table-cell>
          <table:table-cell table:formula="of:=[.B828]+[.E828]+[.H828]" office:value-type="float" office:value="15796095" calcext:value-type="float">
            <text:p>15796095</text:p>
          </table:table-cell>
          <table:table-cell/>
          <table:table-cell table:formula="of:=[.D828]+[.L827]" office:value-type="float" office:value="87756" calcext:value-type="float">
            <text:p>87756</text:p>
          </table:table-cell>
          <table:table-cell table:formula="of:=[.$E$1]*[.L828]" office:value-type="float" office:value="15796080" calcext:value-type="float">
            <text:p>15796080</text:p>
          </table:table-cell>
          <table:table-cell table:formula="of:=[.J828]-[.M828]" office:value-type="float" office:value="15" calcext:value-type="float">
            <text:p>15</text:p>
          </table:table-cell>
          <table:table-cell table:formula="of:=[.N828]/[.M828]*1000000000" office:value-type="float" office:value="949.602686236079" calcext:value-type="float">
            <text:p>949.602686236079</text:p>
          </table:table-cell>
          <table:table-cell table:number-columns-repeated="1009"/>
        </table:table-row>
        <table:table-row table:style-name="ro1">
          <table:table-cell table:formula="of:=[.A828]" office:value-type="float" office:value="1000" calcext:value-type="float">
            <text:p>1000</text:p>
          </table:table-cell>
          <table:table-cell table:formula="of:=[.J828]" office:value-type="float" office:value="15796095" calcext:value-type="float">
            <text:p>15796095</text:p>
          </table:table-cell>
          <table:table-cell table:formula="of:=[.I828]" office:value-type="float" office:value="796080000" calcext:value-type="float">
            <text:p>796080000</text:p>
          </table:table-cell>
          <table:table-cell table:formula="of:=[.D828]" office:value-type="float" office:value="100" calcext:value-type="float">
            <text:p>100</text:p>
          </table:table-cell>
          <table:table-cell table:formula="of:=[.D829]*[.$E$2]" office:value-type="float" office:value="18000" calcext:value-type="float">
            <text:p>18000</text:p>
          </table:table-cell>
          <table:table-cell table:formula="of:=[.A829]*[.$E$2]*[.D829]" office:value-type="float" office:value="18000000" calcext:value-type="float">
            <text:p>18000000</text:p>
          </table:table-cell>
          <table:table-cell table:formula="of:=[.F829]+[.C829]" office:value-type="float" office:value="814080000" calcext:value-type="float">
            <text:p>814080000</text:p>
          </table:table-cell>
          <table:table-cell table:formula="of:=ROUNDDOWN(([.F829]+[.C829])/1000000000)" office:value-type="float" office:value="0" calcext:value-type="float">
            <text:p>0</text:p>
          </table:table-cell>
          <table:table-cell table:formula="of:=IF([.G829]&gt;=0;MOD([.G829];1000000000);-MOD(-[.G829];1000000000))" office:value-type="float" office:value="814080000" calcext:value-type="float">
            <text:p>814080000</text:p>
          </table:table-cell>
          <table:table-cell table:formula="of:=[.B829]+[.E829]+[.H829]" office:value-type="float" office:value="15814095" calcext:value-type="float">
            <text:p>15814095</text:p>
          </table:table-cell>
          <table:table-cell/>
          <table:table-cell table:formula="of:=[.D829]+[.L828]" office:value-type="float" office:value="87856" calcext:value-type="float">
            <text:p>87856</text:p>
          </table:table-cell>
          <table:table-cell table:formula="of:=[.$E$1]*[.L829]" office:value-type="float" office:value="15814080" calcext:value-type="float">
            <text:p>15814080</text:p>
          </table:table-cell>
          <table:table-cell table:formula="of:=[.J829]-[.M829]" office:value-type="float" office:value="15" calcext:value-type="float">
            <text:p>15</text:p>
          </table:table-cell>
          <table:table-cell table:formula="of:=[.N829]/[.M829]*1000000000" office:value-type="float" office:value="948.521823590117" calcext:value-type="float">
            <text:p>948.521823590117</text:p>
          </table:table-cell>
          <table:table-cell table:number-columns-repeated="1009"/>
        </table:table-row>
        <table:table-row table:style-name="ro1">
          <table:table-cell table:formula="of:=[.A829]" office:value-type="float" office:value="1000" calcext:value-type="float">
            <text:p>1000</text:p>
          </table:table-cell>
          <table:table-cell table:formula="of:=[.J829]" office:value-type="float" office:value="15814095" calcext:value-type="float">
            <text:p>15814095</text:p>
          </table:table-cell>
          <table:table-cell table:formula="of:=[.I829]" office:value-type="float" office:value="814080000" calcext:value-type="float">
            <text:p>814080000</text:p>
          </table:table-cell>
          <table:table-cell table:formula="of:=[.D829]" office:value-type="float" office:value="100" calcext:value-type="float">
            <text:p>100</text:p>
          </table:table-cell>
          <table:table-cell table:formula="of:=[.D830]*[.$E$2]" office:value-type="float" office:value="18000" calcext:value-type="float">
            <text:p>18000</text:p>
          </table:table-cell>
          <table:table-cell table:formula="of:=[.A830]*[.$E$2]*[.D830]" office:value-type="float" office:value="18000000" calcext:value-type="float">
            <text:p>18000000</text:p>
          </table:table-cell>
          <table:table-cell table:formula="of:=[.F830]+[.C830]" office:value-type="float" office:value="832080000" calcext:value-type="float">
            <text:p>832080000</text:p>
          </table:table-cell>
          <table:table-cell table:formula="of:=ROUNDDOWN(([.F830]+[.C830])/1000000000)" office:value-type="float" office:value="0" calcext:value-type="float">
            <text:p>0</text:p>
          </table:table-cell>
          <table:table-cell table:formula="of:=IF([.G830]&gt;=0;MOD([.G830];1000000000);-MOD(-[.G830];1000000000))" office:value-type="float" office:value="832080000" calcext:value-type="float">
            <text:p>832080000</text:p>
          </table:table-cell>
          <table:table-cell table:formula="of:=[.B830]+[.E830]+[.H830]" office:value-type="float" office:value="15832095" calcext:value-type="float">
            <text:p>15832095</text:p>
          </table:table-cell>
          <table:table-cell/>
          <table:table-cell table:formula="of:=[.D830]+[.L829]" office:value-type="float" office:value="87956" calcext:value-type="float">
            <text:p>87956</text:p>
          </table:table-cell>
          <table:table-cell table:formula="of:=[.$E$1]*[.L830]" office:value-type="float" office:value="15832080" calcext:value-type="float">
            <text:p>15832080</text:p>
          </table:table-cell>
          <table:table-cell table:formula="of:=[.J830]-[.M830]" office:value-type="float" office:value="15" calcext:value-type="float">
            <text:p>15</text:p>
          </table:table-cell>
          <table:table-cell table:formula="of:=[.N830]/[.M830]*1000000000" office:value-type="float" office:value="947.443418679037" calcext:value-type="float">
            <text:p>947.443418679037</text:p>
          </table:table-cell>
          <table:table-cell table:number-columns-repeated="1009"/>
        </table:table-row>
        <table:table-row table:style-name="ro1">
          <table:table-cell table:formula="of:=[.A830]" office:value-type="float" office:value="1000" calcext:value-type="float">
            <text:p>1000</text:p>
          </table:table-cell>
          <table:table-cell table:formula="of:=[.J830]" office:value-type="float" office:value="15832095" calcext:value-type="float">
            <text:p>15832095</text:p>
          </table:table-cell>
          <table:table-cell table:formula="of:=[.I830]" office:value-type="float" office:value="832080000" calcext:value-type="float">
            <text:p>832080000</text:p>
          </table:table-cell>
          <table:table-cell table:formula="of:=[.D830]" office:value-type="float" office:value="100" calcext:value-type="float">
            <text:p>100</text:p>
          </table:table-cell>
          <table:table-cell table:formula="of:=[.D831]*[.$E$2]" office:value-type="float" office:value="18000" calcext:value-type="float">
            <text:p>18000</text:p>
          </table:table-cell>
          <table:table-cell table:formula="of:=[.A831]*[.$E$2]*[.D831]" office:value-type="float" office:value="18000000" calcext:value-type="float">
            <text:p>18000000</text:p>
          </table:table-cell>
          <table:table-cell table:formula="of:=[.F831]+[.C831]" office:value-type="float" office:value="850080000" calcext:value-type="float">
            <text:p>850080000</text:p>
          </table:table-cell>
          <table:table-cell table:formula="of:=ROUNDDOWN(([.F831]+[.C831])/1000000000)" office:value-type="float" office:value="0" calcext:value-type="float">
            <text:p>0</text:p>
          </table:table-cell>
          <table:table-cell table:formula="of:=IF([.G831]&gt;=0;MOD([.G831];1000000000);-MOD(-[.G831];1000000000))" office:value-type="float" office:value="850080000" calcext:value-type="float">
            <text:p>850080000</text:p>
          </table:table-cell>
          <table:table-cell table:formula="of:=[.B831]+[.E831]+[.H831]" office:value-type="float" office:value="15850095" calcext:value-type="float">
            <text:p>15850095</text:p>
          </table:table-cell>
          <table:table-cell/>
          <table:table-cell table:formula="of:=[.D831]+[.L830]" office:value-type="float" office:value="88056" calcext:value-type="float">
            <text:p>88056</text:p>
          </table:table-cell>
          <table:table-cell table:formula="of:=[.$E$1]*[.L831]" office:value-type="float" office:value="15850080" calcext:value-type="float">
            <text:p>15850080</text:p>
          </table:table-cell>
          <table:table-cell table:formula="of:=[.J831]-[.M831]" office:value-type="float" office:value="15" calcext:value-type="float">
            <text:p>15</text:p>
          </table:table-cell>
          <table:table-cell table:formula="of:=[.N831]/[.M831]*1000000000" office:value-type="float" office:value="946.367463129524" calcext:value-type="float">
            <text:p>946.367463129524</text:p>
          </table:table-cell>
          <table:table-cell table:number-columns-repeated="1009"/>
        </table:table-row>
        <table:table-row table:style-name="ro1">
          <table:table-cell table:formula="of:=[.A831]" office:value-type="float" office:value="1000" calcext:value-type="float">
            <text:p>1000</text:p>
          </table:table-cell>
          <table:table-cell table:formula="of:=[.J831]" office:value-type="float" office:value="15850095" calcext:value-type="float">
            <text:p>15850095</text:p>
          </table:table-cell>
          <table:table-cell table:formula="of:=[.I831]" office:value-type="float" office:value="850080000" calcext:value-type="float">
            <text:p>850080000</text:p>
          </table:table-cell>
          <table:table-cell table:formula="of:=[.D831]" office:value-type="float" office:value="100" calcext:value-type="float">
            <text:p>100</text:p>
          </table:table-cell>
          <table:table-cell table:formula="of:=[.D832]*[.$E$2]" office:value-type="float" office:value="18000" calcext:value-type="float">
            <text:p>18000</text:p>
          </table:table-cell>
          <table:table-cell table:formula="of:=[.A832]*[.$E$2]*[.D832]" office:value-type="float" office:value="18000000" calcext:value-type="float">
            <text:p>18000000</text:p>
          </table:table-cell>
          <table:table-cell table:formula="of:=[.F832]+[.C832]" office:value-type="float" office:value="868080000" calcext:value-type="float">
            <text:p>868080000</text:p>
          </table:table-cell>
          <table:table-cell table:formula="of:=ROUNDDOWN(([.F832]+[.C832])/1000000000)" office:value-type="float" office:value="0" calcext:value-type="float">
            <text:p>0</text:p>
          </table:table-cell>
          <table:table-cell table:formula="of:=IF([.G832]&gt;=0;MOD([.G832];1000000000);-MOD(-[.G832];1000000000))" office:value-type="float" office:value="868080000" calcext:value-type="float">
            <text:p>868080000</text:p>
          </table:table-cell>
          <table:table-cell table:formula="of:=[.B832]+[.E832]+[.H832]" office:value-type="float" office:value="15868095" calcext:value-type="float">
            <text:p>15868095</text:p>
          </table:table-cell>
          <table:table-cell/>
          <table:table-cell table:formula="of:=[.D832]+[.L831]" office:value-type="float" office:value="88156" calcext:value-type="float">
            <text:p>88156</text:p>
          </table:table-cell>
          <table:table-cell table:formula="of:=[.$E$1]*[.L832]" office:value-type="float" office:value="15868080" calcext:value-type="float">
            <text:p>15868080</text:p>
          </table:table-cell>
          <table:table-cell table:formula="of:=[.J832]-[.M832]" office:value-type="float" office:value="15" calcext:value-type="float">
            <text:p>15</text:p>
          </table:table-cell>
          <table:table-cell table:formula="of:=[.N832]/[.M832]*1000000000" office:value-type="float" office:value="945.293948606259" calcext:value-type="float">
            <text:p>945.293948606259</text:p>
          </table:table-cell>
          <table:table-cell table:number-columns-repeated="1009"/>
        </table:table-row>
        <table:table-row table:style-name="ro1">
          <table:table-cell table:formula="of:=[.A832]" office:value-type="float" office:value="1000" calcext:value-type="float">
            <text:p>1000</text:p>
          </table:table-cell>
          <table:table-cell table:formula="of:=[.J832]" office:value-type="float" office:value="15868095" calcext:value-type="float">
            <text:p>15868095</text:p>
          </table:table-cell>
          <table:table-cell table:formula="of:=[.I832]" office:value-type="float" office:value="868080000" calcext:value-type="float">
            <text:p>868080000</text:p>
          </table:table-cell>
          <table:table-cell table:formula="of:=[.D832]" office:value-type="float" office:value="100" calcext:value-type="float">
            <text:p>100</text:p>
          </table:table-cell>
          <table:table-cell table:formula="of:=[.D833]*[.$E$2]" office:value-type="float" office:value="18000" calcext:value-type="float">
            <text:p>18000</text:p>
          </table:table-cell>
          <table:table-cell table:formula="of:=[.A833]*[.$E$2]*[.D833]" office:value-type="float" office:value="18000000" calcext:value-type="float">
            <text:p>18000000</text:p>
          </table:table-cell>
          <table:table-cell table:formula="of:=[.F833]+[.C833]" office:value-type="float" office:value="886080000" calcext:value-type="float">
            <text:p>886080000</text:p>
          </table:table-cell>
          <table:table-cell table:formula="of:=ROUNDDOWN(([.F833]+[.C833])/1000000000)" office:value-type="float" office:value="0" calcext:value-type="float">
            <text:p>0</text:p>
          </table:table-cell>
          <table:table-cell table:formula="of:=IF([.G833]&gt;=0;MOD([.G833];1000000000);-MOD(-[.G833];1000000000))" office:value-type="float" office:value="886080000" calcext:value-type="float">
            <text:p>886080000</text:p>
          </table:table-cell>
          <table:table-cell table:formula="of:=[.B833]+[.E833]+[.H833]" office:value-type="float" office:value="15886095" calcext:value-type="float">
            <text:p>15886095</text:p>
          </table:table-cell>
          <table:table-cell/>
          <table:table-cell table:formula="of:=[.D833]+[.L832]" office:value-type="float" office:value="88256" calcext:value-type="float">
            <text:p>88256</text:p>
          </table:table-cell>
          <table:table-cell table:formula="of:=[.$E$1]*[.L833]" office:value-type="float" office:value="15886080" calcext:value-type="float">
            <text:p>15886080</text:p>
          </table:table-cell>
          <table:table-cell table:formula="of:=[.J833]-[.M833]" office:value-type="float" office:value="15" calcext:value-type="float">
            <text:p>15</text:p>
          </table:table-cell>
          <table:table-cell table:formula="of:=[.N833]/[.M833]*1000000000" office:value-type="float" office:value="944.222866811699" calcext:value-type="float">
            <text:p>944.222866811699</text:p>
          </table:table-cell>
          <table:table-cell table:number-columns-repeated="1009"/>
        </table:table-row>
        <table:table-row table:style-name="ro1">
          <table:table-cell table:formula="of:=[.A833]" office:value-type="float" office:value="1000" calcext:value-type="float">
            <text:p>1000</text:p>
          </table:table-cell>
          <table:table-cell table:formula="of:=[.J833]" office:value-type="float" office:value="15886095" calcext:value-type="float">
            <text:p>15886095</text:p>
          </table:table-cell>
          <table:table-cell table:formula="of:=[.I833]" office:value-type="float" office:value="886080000" calcext:value-type="float">
            <text:p>886080000</text:p>
          </table:table-cell>
          <table:table-cell table:formula="of:=[.D833]" office:value-type="float" office:value="100" calcext:value-type="float">
            <text:p>100</text:p>
          </table:table-cell>
          <table:table-cell table:formula="of:=[.D834]*[.$E$2]" office:value-type="float" office:value="18000" calcext:value-type="float">
            <text:p>18000</text:p>
          </table:table-cell>
          <table:table-cell table:formula="of:=[.A834]*[.$E$2]*[.D834]" office:value-type="float" office:value="18000000" calcext:value-type="float">
            <text:p>18000000</text:p>
          </table:table-cell>
          <table:table-cell table:formula="of:=[.F834]+[.C834]" office:value-type="float" office:value="904080000" calcext:value-type="float">
            <text:p>904080000</text:p>
          </table:table-cell>
          <table:table-cell table:formula="of:=ROUNDDOWN(([.F834]+[.C834])/1000000000)" office:value-type="float" office:value="0" calcext:value-type="float">
            <text:p>0</text:p>
          </table:table-cell>
          <table:table-cell table:formula="of:=IF([.G834]&gt;=0;MOD([.G834];1000000000);-MOD(-[.G834];1000000000))" office:value-type="float" office:value="904080000" calcext:value-type="float">
            <text:p>904080000</text:p>
          </table:table-cell>
          <table:table-cell table:formula="of:=[.B834]+[.E834]+[.H834]" office:value-type="float" office:value="15904095" calcext:value-type="float">
            <text:p>15904095</text:p>
          </table:table-cell>
          <table:table-cell/>
          <table:table-cell table:formula="of:=[.D834]+[.L833]" office:value-type="float" office:value="88356" calcext:value-type="float">
            <text:p>88356</text:p>
          </table:table-cell>
          <table:table-cell table:formula="of:=[.$E$1]*[.L834]" office:value-type="float" office:value="15904080" calcext:value-type="float">
            <text:p>15904080</text:p>
          </table:table-cell>
          <table:table-cell table:formula="of:=[.J834]-[.M834]" office:value-type="float" office:value="15" calcext:value-type="float">
            <text:p>15</text:p>
          </table:table-cell>
          <table:table-cell table:formula="of:=[.N834]/[.M834]*1000000000" office:value-type="float" office:value="943.154209485868" calcext:value-type="float">
            <text:p>943.154209485868</text:p>
          </table:table-cell>
          <table:table-cell table:number-columns-repeated="1009"/>
        </table:table-row>
        <table:table-row table:style-name="ro1">
          <table:table-cell table:formula="of:=[.A834]" office:value-type="float" office:value="1000" calcext:value-type="float">
            <text:p>1000</text:p>
          </table:table-cell>
          <table:table-cell table:formula="of:=[.J834]" office:value-type="float" office:value="15904095" calcext:value-type="float">
            <text:p>15904095</text:p>
          </table:table-cell>
          <table:table-cell table:formula="of:=[.I834]" office:value-type="float" office:value="904080000" calcext:value-type="float">
            <text:p>904080000</text:p>
          </table:table-cell>
          <table:table-cell table:formula="of:=[.D834]" office:value-type="float" office:value="100" calcext:value-type="float">
            <text:p>100</text:p>
          </table:table-cell>
          <table:table-cell table:formula="of:=[.D835]*[.$E$2]" office:value-type="float" office:value="18000" calcext:value-type="float">
            <text:p>18000</text:p>
          </table:table-cell>
          <table:table-cell table:formula="of:=[.A835]*[.$E$2]*[.D835]" office:value-type="float" office:value="18000000" calcext:value-type="float">
            <text:p>18000000</text:p>
          </table:table-cell>
          <table:table-cell table:formula="of:=[.F835]+[.C835]" office:value-type="float" office:value="922080000" calcext:value-type="float">
            <text:p>922080000</text:p>
          </table:table-cell>
          <table:table-cell table:formula="of:=ROUNDDOWN(([.F835]+[.C835])/1000000000)" office:value-type="float" office:value="0" calcext:value-type="float">
            <text:p>0</text:p>
          </table:table-cell>
          <table:table-cell table:formula="of:=IF([.G835]&gt;=0;MOD([.G835];1000000000);-MOD(-[.G835];1000000000))" office:value-type="float" office:value="922080000" calcext:value-type="float">
            <text:p>922080000</text:p>
          </table:table-cell>
          <table:table-cell table:formula="of:=[.B835]+[.E835]+[.H835]" office:value-type="float" office:value="15922095" calcext:value-type="float">
            <text:p>15922095</text:p>
          </table:table-cell>
          <table:table-cell/>
          <table:table-cell table:formula="of:=[.D835]+[.L834]" office:value-type="float" office:value="88456" calcext:value-type="float">
            <text:p>88456</text:p>
          </table:table-cell>
          <table:table-cell table:formula="of:=[.$E$1]*[.L835]" office:value-type="float" office:value="15922080" calcext:value-type="float">
            <text:p>15922080</text:p>
          </table:table-cell>
          <table:table-cell table:formula="of:=[.J835]-[.M835]" office:value-type="float" office:value="15" calcext:value-type="float">
            <text:p>15</text:p>
          </table:table-cell>
          <table:table-cell table:formula="of:=[.N835]/[.M835]*1000000000" office:value-type="float" office:value="942.087968406138" calcext:value-type="float">
            <text:p>942.087968406138</text:p>
          </table:table-cell>
          <table:table-cell table:number-columns-repeated="1009"/>
        </table:table-row>
        <table:table-row table:style-name="ro1">
          <table:table-cell table:formula="of:=[.A835]" office:value-type="float" office:value="1000" calcext:value-type="float">
            <text:p>1000</text:p>
          </table:table-cell>
          <table:table-cell table:formula="of:=[.J835]" office:value-type="float" office:value="15922095" calcext:value-type="float">
            <text:p>15922095</text:p>
          </table:table-cell>
          <table:table-cell table:formula="of:=[.I835]" office:value-type="float" office:value="922080000" calcext:value-type="float">
            <text:p>922080000</text:p>
          </table:table-cell>
          <table:table-cell table:formula="of:=[.D835]" office:value-type="float" office:value="100" calcext:value-type="float">
            <text:p>100</text:p>
          </table:table-cell>
          <table:table-cell table:formula="of:=[.D836]*[.$E$2]" office:value-type="float" office:value="18000" calcext:value-type="float">
            <text:p>18000</text:p>
          </table:table-cell>
          <table:table-cell table:formula="of:=[.A836]*[.$E$2]*[.D836]" office:value-type="float" office:value="18000000" calcext:value-type="float">
            <text:p>18000000</text:p>
          </table:table-cell>
          <table:table-cell table:formula="of:=[.F836]+[.C836]" office:value-type="float" office:value="940080000" calcext:value-type="float">
            <text:p>940080000</text:p>
          </table:table-cell>
          <table:table-cell table:formula="of:=ROUNDDOWN(([.F836]+[.C836])/1000000000)" office:value-type="float" office:value="0" calcext:value-type="float">
            <text:p>0</text:p>
          </table:table-cell>
          <table:table-cell table:formula="of:=IF([.G836]&gt;=0;MOD([.G836];1000000000);-MOD(-[.G836];1000000000))" office:value-type="float" office:value="940080000" calcext:value-type="float">
            <text:p>940080000</text:p>
          </table:table-cell>
          <table:table-cell table:formula="of:=[.B836]+[.E836]+[.H836]" office:value-type="float" office:value="15940095" calcext:value-type="float">
            <text:p>15940095</text:p>
          </table:table-cell>
          <table:table-cell/>
          <table:table-cell table:formula="of:=[.D836]+[.L835]" office:value-type="float" office:value="88556" calcext:value-type="float">
            <text:p>88556</text:p>
          </table:table-cell>
          <table:table-cell table:formula="of:=[.$E$1]*[.L836]" office:value-type="float" office:value="15940080" calcext:value-type="float">
            <text:p>15940080</text:p>
          </table:table-cell>
          <table:table-cell table:formula="of:=[.J836]-[.M836]" office:value-type="float" office:value="15" calcext:value-type="float">
            <text:p>15</text:p>
          </table:table-cell>
          <table:table-cell table:formula="of:=[.N836]/[.M836]*1000000000" office:value-type="float" office:value="941.024135387024" calcext:value-type="float">
            <text:p>941.024135387024</text:p>
          </table:table-cell>
          <table:table-cell table:number-columns-repeated="1009"/>
        </table:table-row>
        <table:table-row table:style-name="ro1">
          <table:table-cell table:formula="of:=[.A836]" office:value-type="float" office:value="1000" calcext:value-type="float">
            <text:p>1000</text:p>
          </table:table-cell>
          <table:table-cell table:formula="of:=[.J836]" office:value-type="float" office:value="15940095" calcext:value-type="float">
            <text:p>15940095</text:p>
          </table:table-cell>
          <table:table-cell table:formula="of:=[.I836]" office:value-type="float" office:value="940080000" calcext:value-type="float">
            <text:p>940080000</text:p>
          </table:table-cell>
          <table:table-cell table:formula="of:=[.D836]" office:value-type="float" office:value="100" calcext:value-type="float">
            <text:p>100</text:p>
          </table:table-cell>
          <table:table-cell table:formula="of:=[.D837]*[.$E$2]" office:value-type="float" office:value="18000" calcext:value-type="float">
            <text:p>18000</text:p>
          </table:table-cell>
          <table:table-cell table:formula="of:=[.A837]*[.$E$2]*[.D837]" office:value-type="float" office:value="18000000" calcext:value-type="float">
            <text:p>18000000</text:p>
          </table:table-cell>
          <table:table-cell table:formula="of:=[.F837]+[.C837]" office:value-type="float" office:value="958080000" calcext:value-type="float">
            <text:p>958080000</text:p>
          </table:table-cell>
          <table:table-cell table:formula="of:=ROUNDDOWN(([.F837]+[.C837])/1000000000)" office:value-type="float" office:value="0" calcext:value-type="float">
            <text:p>0</text:p>
          </table:table-cell>
          <table:table-cell table:formula="of:=IF([.G837]&gt;=0;MOD([.G837];1000000000);-MOD(-[.G837];1000000000))" office:value-type="float" office:value="958080000" calcext:value-type="float">
            <text:p>958080000</text:p>
          </table:table-cell>
          <table:table-cell table:formula="of:=[.B837]+[.E837]+[.H837]" office:value-type="float" office:value="15958095" calcext:value-type="float">
            <text:p>15958095</text:p>
          </table:table-cell>
          <table:table-cell/>
          <table:table-cell table:formula="of:=[.D837]+[.L836]" office:value-type="float" office:value="88656" calcext:value-type="float">
            <text:p>88656</text:p>
          </table:table-cell>
          <table:table-cell table:formula="of:=[.$E$1]*[.L837]" office:value-type="float" office:value="15958080" calcext:value-type="float">
            <text:p>15958080</text:p>
          </table:table-cell>
          <table:table-cell table:formula="of:=[.J837]-[.M837]" office:value-type="float" office:value="15" calcext:value-type="float">
            <text:p>15</text:p>
          </table:table-cell>
          <table:table-cell table:formula="of:=[.N837]/[.M837]*1000000000" office:value-type="float" office:value="939.962702279974" calcext:value-type="float">
            <text:p>939.962702279974</text:p>
          </table:table-cell>
          <table:table-cell table:number-columns-repeated="1009"/>
        </table:table-row>
        <table:table-row table:style-name="ro1">
          <table:table-cell table:formula="of:=[.A837]" office:value-type="float" office:value="1000" calcext:value-type="float">
            <text:p>1000</text:p>
          </table:table-cell>
          <table:table-cell table:formula="of:=[.J837]" office:value-type="float" office:value="15958095" calcext:value-type="float">
            <text:p>15958095</text:p>
          </table:table-cell>
          <table:table-cell table:formula="of:=[.I837]" office:value-type="float" office:value="958080000" calcext:value-type="float">
            <text:p>958080000</text:p>
          </table:table-cell>
          <table:table-cell table:formula="of:=[.D837]" office:value-type="float" office:value="100" calcext:value-type="float">
            <text:p>100</text:p>
          </table:table-cell>
          <table:table-cell table:formula="of:=[.D838]*[.$E$2]" office:value-type="float" office:value="18000" calcext:value-type="float">
            <text:p>18000</text:p>
          </table:table-cell>
          <table:table-cell table:formula="of:=[.A838]*[.$E$2]*[.D838]" office:value-type="float" office:value="18000000" calcext:value-type="float">
            <text:p>18000000</text:p>
          </table:table-cell>
          <table:table-cell table:formula="of:=[.F838]+[.C838]" office:value-type="float" office:value="976080000" calcext:value-type="float">
            <text:p>976080000</text:p>
          </table:table-cell>
          <table:table-cell table:formula="of:=ROUNDDOWN(([.F838]+[.C838])/1000000000)" office:value-type="float" office:value="0" calcext:value-type="float">
            <text:p>0</text:p>
          </table:table-cell>
          <table:table-cell table:formula="of:=IF([.G838]&gt;=0;MOD([.G838];1000000000);-MOD(-[.G838];1000000000))" office:value-type="float" office:value="976080000" calcext:value-type="float">
            <text:p>976080000</text:p>
          </table:table-cell>
          <table:table-cell table:formula="of:=[.B838]+[.E838]+[.H838]" office:value-type="float" office:value="15976095" calcext:value-type="float">
            <text:p>15976095</text:p>
          </table:table-cell>
          <table:table-cell/>
          <table:table-cell table:formula="of:=[.D838]+[.L837]" office:value-type="float" office:value="88756" calcext:value-type="float">
            <text:p>88756</text:p>
          </table:table-cell>
          <table:table-cell table:formula="of:=[.$E$1]*[.L838]" office:value-type="float" office:value="15976080" calcext:value-type="float">
            <text:p>15976080</text:p>
          </table:table-cell>
          <table:table-cell table:formula="of:=[.J838]-[.M838]" office:value-type="float" office:value="15" calcext:value-type="float">
            <text:p>15</text:p>
          </table:table-cell>
          <table:table-cell table:formula="of:=[.N838]/[.M838]*1000000000" office:value-type="float" office:value="938.903660973155" calcext:value-type="float">
            <text:p>938.903660973155</text:p>
          </table:table-cell>
          <table:table-cell table:number-columns-repeated="1009"/>
        </table:table-row>
        <table:table-row table:style-name="ro1">
          <table:table-cell table:formula="of:=[.A838]" office:value-type="float" office:value="1000" calcext:value-type="float">
            <text:p>1000</text:p>
          </table:table-cell>
          <table:table-cell table:formula="of:=[.J838]" office:value-type="float" office:value="15976095" calcext:value-type="float">
            <text:p>15976095</text:p>
          </table:table-cell>
          <table:table-cell table:formula="of:=[.I838]" office:value-type="float" office:value="976080000" calcext:value-type="float">
            <text:p>976080000</text:p>
          </table:table-cell>
          <table:table-cell table:formula="of:=[.D838]" office:value-type="float" office:value="100" calcext:value-type="float">
            <text:p>100</text:p>
          </table:table-cell>
          <table:table-cell table:formula="of:=[.D839]*[.$E$2]" office:value-type="float" office:value="18000" calcext:value-type="float">
            <text:p>18000</text:p>
          </table:table-cell>
          <table:table-cell table:formula="of:=[.A839]*[.$E$2]*[.D839]" office:value-type="float" office:value="18000000" calcext:value-type="float">
            <text:p>18000000</text:p>
          </table:table-cell>
          <table:table-cell table:formula="of:=[.F839]+[.C839]" office:value-type="float" office:value="994080000" calcext:value-type="float">
            <text:p>994080000</text:p>
          </table:table-cell>
          <table:table-cell table:formula="of:=ROUNDDOWN(([.F839]+[.C839])/1000000000)" office:value-type="float" office:value="0" calcext:value-type="float">
            <text:p>0</text:p>
          </table:table-cell>
          <table:table-cell table:formula="of:=IF([.G839]&gt;=0;MOD([.G839];1000000000);-MOD(-[.G839];1000000000))" office:value-type="float" office:value="994080000" calcext:value-type="float">
            <text:p>994080000</text:p>
          </table:table-cell>
          <table:table-cell table:formula="of:=[.B839]+[.E839]+[.H839]" office:value-type="float" office:value="15994095" calcext:value-type="float">
            <text:p>15994095</text:p>
          </table:table-cell>
          <table:table-cell/>
          <table:table-cell table:formula="of:=[.D839]+[.L838]" office:value-type="float" office:value="88856" calcext:value-type="float">
            <text:p>88856</text:p>
          </table:table-cell>
          <table:table-cell table:formula="of:=[.$E$1]*[.L839]" office:value-type="float" office:value="15994080" calcext:value-type="float">
            <text:p>15994080</text:p>
          </table:table-cell>
          <table:table-cell table:formula="of:=[.J839]-[.M839]" office:value-type="float" office:value="15" calcext:value-type="float">
            <text:p>15</text:p>
          </table:table-cell>
          <table:table-cell table:formula="of:=[.N839]/[.M839]*1000000000" office:value-type="float" office:value="937.847003391255" calcext:value-type="float">
            <text:p>937.847003391255</text:p>
          </table:table-cell>
          <table:table-cell table:number-columns-repeated="1009"/>
        </table:table-row>
        <table:table-row table:style-name="ro1">
          <table:table-cell table:formula="of:=[.A839]" office:value-type="float" office:value="1000" calcext:value-type="float">
            <text:p>1000</text:p>
          </table:table-cell>
          <table:table-cell table:formula="of:=[.J839]" office:value-type="float" office:value="15994095" calcext:value-type="float">
            <text:p>15994095</text:p>
          </table:table-cell>
          <table:table-cell table:formula="of:=[.I839]" office:value-type="float" office:value="994080000" calcext:value-type="float">
            <text:p>994080000</text:p>
          </table:table-cell>
          <table:table-cell table:formula="of:=[.D839]" office:value-type="float" office:value="100" calcext:value-type="float">
            <text:p>100</text:p>
          </table:table-cell>
          <table:table-cell table:formula="of:=[.D840]*[.$E$2]" office:value-type="float" office:value="18000" calcext:value-type="float">
            <text:p>18000</text:p>
          </table:table-cell>
          <table:table-cell table:formula="of:=[.A840]*[.$E$2]*[.D840]" office:value-type="float" office:value="18000000" calcext:value-type="float">
            <text:p>18000000</text:p>
          </table:table-cell>
          <table:table-cell table:formula="of:=[.F840]+[.C840]" office:value-type="float" office:value="1012080000" calcext:value-type="float">
            <text:p>1012080000</text:p>
          </table:table-cell>
          <table:table-cell table:formula="of:=ROUNDDOWN(([.F840]+[.C840])/1000000000)" office:value-type="float" office:value="1" calcext:value-type="float">
            <text:p>1</text:p>
          </table:table-cell>
          <table:table-cell table:formula="of:=IF([.G840]&gt;=0;MOD([.G840];1000000000);-MOD(-[.G840];1000000000))" office:value-type="float" office:value="12080000" calcext:value-type="float">
            <text:p>12080000</text:p>
          </table:table-cell>
          <table:table-cell table:formula="of:=[.B840]+[.E840]+[.H840]" office:value-type="float" office:value="16012096" calcext:value-type="float">
            <text:p>16012096</text:p>
          </table:table-cell>
          <table:table-cell/>
          <table:table-cell table:formula="of:=[.D840]+[.L839]" office:value-type="float" office:value="88956" calcext:value-type="float">
            <text:p>88956</text:p>
          </table:table-cell>
          <table:table-cell table:formula="of:=[.$E$1]*[.L840]" office:value-type="float" office:value="16012080" calcext:value-type="float">
            <text:p>16012080</text:p>
          </table:table-cell>
          <table:table-cell table:formula="of:=[.J840]-[.M840]" office:value-type="float" office:value="16" calcext:value-type="float">
            <text:p>16</text:p>
          </table:table-cell>
          <table:table-cell table:formula="of:=[.N840]/[.M840]*1000000000" office:value-type="float" office:value="999.245569594956" calcext:value-type="float">
            <text:p>999.245569594956</text:p>
          </table:table-cell>
          <table:table-cell table:number-columns-repeated="1009"/>
        </table:table-row>
        <table:table-row table:style-name="ro1">
          <table:table-cell table:formula="of:=[.A840]" office:value-type="float" office:value="1000" calcext:value-type="float">
            <text:p>1000</text:p>
          </table:table-cell>
          <table:table-cell table:formula="of:=[.J840]" office:value-type="float" office:value="16012096" calcext:value-type="float">
            <text:p>16012096</text:p>
          </table:table-cell>
          <table:table-cell table:formula="of:=[.I840]" office:value-type="float" office:value="12080000" calcext:value-type="float">
            <text:p>12080000</text:p>
          </table:table-cell>
          <table:table-cell table:formula="of:=[.D840]" office:value-type="float" office:value="100" calcext:value-type="float">
            <text:p>100</text:p>
          </table:table-cell>
          <table:table-cell table:formula="of:=[.D841]*[.$E$2]" office:value-type="float" office:value="18000" calcext:value-type="float">
            <text:p>18000</text:p>
          </table:table-cell>
          <table:table-cell table:formula="of:=[.A841]*[.$E$2]*[.D841]" office:value-type="float" office:value="18000000" calcext:value-type="float">
            <text:p>18000000</text:p>
          </table:table-cell>
          <table:table-cell table:formula="of:=[.F841]+[.C841]" office:value-type="float" office:value="30080000" calcext:value-type="float">
            <text:p>30080000</text:p>
          </table:table-cell>
          <table:table-cell table:formula="of:=ROUNDDOWN(([.F841]+[.C841])/1000000000)" office:value-type="float" office:value="0" calcext:value-type="float">
            <text:p>0</text:p>
          </table:table-cell>
          <table:table-cell table:formula="of:=IF([.G841]&gt;=0;MOD([.G841];1000000000);-MOD(-[.G841];1000000000))" office:value-type="float" office:value="30080000" calcext:value-type="float">
            <text:p>30080000</text:p>
          </table:table-cell>
          <table:table-cell table:formula="of:=[.B841]+[.E841]+[.H841]" office:value-type="float" office:value="16030096" calcext:value-type="float">
            <text:p>16030096</text:p>
          </table:table-cell>
          <table:table-cell/>
          <table:table-cell table:formula="of:=[.D841]+[.L840]" office:value-type="float" office:value="89056" calcext:value-type="float">
            <text:p>89056</text:p>
          </table:table-cell>
          <table:table-cell table:formula="of:=[.$E$1]*[.L841]" office:value-type="float" office:value="16030080" calcext:value-type="float">
            <text:p>16030080</text:p>
          </table:table-cell>
          <table:table-cell table:formula="of:=[.J841]-[.M841]" office:value-type="float" office:value="16" calcext:value-type="float">
            <text:p>16</text:p>
          </table:table-cell>
          <table:table-cell table:formula="of:=[.N841]/[.M841]*1000000000" office:value-type="float" office:value="998.123527767797" calcext:value-type="float">
            <text:p>998.123527767797</text:p>
          </table:table-cell>
          <table:table-cell table:number-columns-repeated="1009"/>
        </table:table-row>
        <table:table-row table:style-name="ro1">
          <table:table-cell table:formula="of:=[.A841]" office:value-type="float" office:value="1000" calcext:value-type="float">
            <text:p>1000</text:p>
          </table:table-cell>
          <table:table-cell table:formula="of:=[.J841]" office:value-type="float" office:value="16030096" calcext:value-type="float">
            <text:p>16030096</text:p>
          </table:table-cell>
          <table:table-cell table:formula="of:=[.I841]" office:value-type="float" office:value="30080000" calcext:value-type="float">
            <text:p>30080000</text:p>
          </table:table-cell>
          <table:table-cell table:formula="of:=[.D841]" office:value-type="float" office:value="100" calcext:value-type="float">
            <text:p>100</text:p>
          </table:table-cell>
          <table:table-cell table:formula="of:=[.D842]*[.$E$2]" office:value-type="float" office:value="18000" calcext:value-type="float">
            <text:p>18000</text:p>
          </table:table-cell>
          <table:table-cell table:formula="of:=[.A842]*[.$E$2]*[.D842]" office:value-type="float" office:value="18000000" calcext:value-type="float">
            <text:p>18000000</text:p>
          </table:table-cell>
          <table:table-cell table:formula="of:=[.F842]+[.C842]" office:value-type="float" office:value="48080000" calcext:value-type="float">
            <text:p>48080000</text:p>
          </table:table-cell>
          <table:table-cell table:formula="of:=ROUNDDOWN(([.F842]+[.C842])/1000000000)" office:value-type="float" office:value="0" calcext:value-type="float">
            <text:p>0</text:p>
          </table:table-cell>
          <table:table-cell table:formula="of:=IF([.G842]&gt;=0;MOD([.G842];1000000000);-MOD(-[.G842];1000000000))" office:value-type="float" office:value="48080000" calcext:value-type="float">
            <text:p>48080000</text:p>
          </table:table-cell>
          <table:table-cell table:formula="of:=[.B842]+[.E842]+[.H842]" office:value-type="float" office:value="16048096" calcext:value-type="float">
            <text:p>16048096</text:p>
          </table:table-cell>
          <table:table-cell/>
          <table:table-cell table:formula="of:=[.D842]+[.L841]" office:value-type="float" office:value="89156" calcext:value-type="float">
            <text:p>89156</text:p>
          </table:table-cell>
          <table:table-cell table:formula="of:=[.$E$1]*[.L842]" office:value-type="float" office:value="16048080" calcext:value-type="float">
            <text:p>16048080</text:p>
          </table:table-cell>
          <table:table-cell table:formula="of:=[.J842]-[.M842]" office:value-type="float" office:value="16" calcext:value-type="float">
            <text:p>16</text:p>
          </table:table-cell>
          <table:table-cell table:formula="of:=[.N842]/[.M842]*1000000000" office:value-type="float" office:value="997.004002971072" calcext:value-type="float">
            <text:p>997.004002971072</text:p>
          </table:table-cell>
          <table:table-cell table:number-columns-repeated="1009"/>
        </table:table-row>
        <table:table-row table:style-name="ro1">
          <table:table-cell table:formula="of:=[.A842]" office:value-type="float" office:value="1000" calcext:value-type="float">
            <text:p>1000</text:p>
          </table:table-cell>
          <table:table-cell table:formula="of:=[.J842]" office:value-type="float" office:value="16048096" calcext:value-type="float">
            <text:p>16048096</text:p>
          </table:table-cell>
          <table:table-cell table:formula="of:=[.I842]" office:value-type="float" office:value="48080000" calcext:value-type="float">
            <text:p>48080000</text:p>
          </table:table-cell>
          <table:table-cell table:formula="of:=[.D842]" office:value-type="float" office:value="100" calcext:value-type="float">
            <text:p>100</text:p>
          </table:table-cell>
          <table:table-cell table:formula="of:=[.D843]*[.$E$2]" office:value-type="float" office:value="18000" calcext:value-type="float">
            <text:p>18000</text:p>
          </table:table-cell>
          <table:table-cell table:formula="of:=[.A843]*[.$E$2]*[.D843]" office:value-type="float" office:value="18000000" calcext:value-type="float">
            <text:p>18000000</text:p>
          </table:table-cell>
          <table:table-cell table:formula="of:=[.F843]+[.C843]" office:value-type="float" office:value="66080000" calcext:value-type="float">
            <text:p>66080000</text:p>
          </table:table-cell>
          <table:table-cell table:formula="of:=ROUNDDOWN(([.F843]+[.C843])/1000000000)" office:value-type="float" office:value="0" calcext:value-type="float">
            <text:p>0</text:p>
          </table:table-cell>
          <table:table-cell table:formula="of:=IF([.G843]&gt;=0;MOD([.G843];1000000000);-MOD(-[.G843];1000000000))" office:value-type="float" office:value="66080000" calcext:value-type="float">
            <text:p>66080000</text:p>
          </table:table-cell>
          <table:table-cell table:formula="of:=[.B843]+[.E843]+[.H843]" office:value-type="float" office:value="16066096" calcext:value-type="float">
            <text:p>16066096</text:p>
          </table:table-cell>
          <table:table-cell/>
          <table:table-cell table:formula="of:=[.D843]+[.L842]" office:value-type="float" office:value="89256" calcext:value-type="float">
            <text:p>89256</text:p>
          </table:table-cell>
          <table:table-cell table:formula="of:=[.$E$1]*[.L843]" office:value-type="float" office:value="16066080" calcext:value-type="float">
            <text:p>16066080</text:p>
          </table:table-cell>
          <table:table-cell table:formula="of:=[.J843]-[.M843]" office:value-type="float" office:value="16" calcext:value-type="float">
            <text:p>16</text:p>
          </table:table-cell>
          <table:table-cell table:formula="of:=[.N843]/[.M843]*1000000000" office:value-type="float" office:value="995.886986744744" calcext:value-type="float">
            <text:p>995.886986744744</text:p>
          </table:table-cell>
          <table:table-cell table:number-columns-repeated="1009"/>
        </table:table-row>
        <table:table-row table:style-name="ro1">
          <table:table-cell table:formula="of:=[.A843]" office:value-type="float" office:value="1000" calcext:value-type="float">
            <text:p>1000</text:p>
          </table:table-cell>
          <table:table-cell table:formula="of:=[.J843]" office:value-type="float" office:value="16066096" calcext:value-type="float">
            <text:p>16066096</text:p>
          </table:table-cell>
          <table:table-cell table:formula="of:=[.I843]" office:value-type="float" office:value="66080000" calcext:value-type="float">
            <text:p>66080000</text:p>
          </table:table-cell>
          <table:table-cell table:formula="of:=[.D843]" office:value-type="float" office:value="100" calcext:value-type="float">
            <text:p>100</text:p>
          </table:table-cell>
          <table:table-cell table:formula="of:=[.D844]*[.$E$2]" office:value-type="float" office:value="18000" calcext:value-type="float">
            <text:p>18000</text:p>
          </table:table-cell>
          <table:table-cell table:formula="of:=[.A844]*[.$E$2]*[.D844]" office:value-type="float" office:value="18000000" calcext:value-type="float">
            <text:p>18000000</text:p>
          </table:table-cell>
          <table:table-cell table:formula="of:=[.F844]+[.C844]" office:value-type="float" office:value="84080000" calcext:value-type="float">
            <text:p>84080000</text:p>
          </table:table-cell>
          <table:table-cell table:formula="of:=ROUNDDOWN(([.F844]+[.C844])/1000000000)" office:value-type="float" office:value="0" calcext:value-type="float">
            <text:p>0</text:p>
          </table:table-cell>
          <table:table-cell table:formula="of:=IF([.G844]&gt;=0;MOD([.G844];1000000000);-MOD(-[.G844];1000000000))" office:value-type="float" office:value="84080000" calcext:value-type="float">
            <text:p>84080000</text:p>
          </table:table-cell>
          <table:table-cell table:formula="of:=[.B844]+[.E844]+[.H844]" office:value-type="float" office:value="16084096" calcext:value-type="float">
            <text:p>16084096</text:p>
          </table:table-cell>
          <table:table-cell/>
          <table:table-cell table:formula="of:=[.D844]+[.L843]" office:value-type="float" office:value="89356" calcext:value-type="float">
            <text:p>89356</text:p>
          </table:table-cell>
          <table:table-cell table:formula="of:=[.$E$1]*[.L844]" office:value-type="float" office:value="16084080" calcext:value-type="float">
            <text:p>16084080</text:p>
          </table:table-cell>
          <table:table-cell table:formula="of:=[.J844]-[.M844]" office:value-type="float" office:value="16" calcext:value-type="float">
            <text:p>16</text:p>
          </table:table-cell>
          <table:table-cell table:formula="of:=[.N844]/[.M844]*1000000000" office:value-type="float" office:value="994.772470666647" calcext:value-type="float">
            <text:p>994.772470666647</text:p>
          </table:table-cell>
          <table:table-cell table:number-columns-repeated="1009"/>
        </table:table-row>
        <table:table-row table:style-name="ro1">
          <table:table-cell table:formula="of:=[.A844]" office:value-type="float" office:value="1000" calcext:value-type="float">
            <text:p>1000</text:p>
          </table:table-cell>
          <table:table-cell table:formula="of:=[.J844]" office:value-type="float" office:value="16084096" calcext:value-type="float">
            <text:p>16084096</text:p>
          </table:table-cell>
          <table:table-cell table:formula="of:=[.I844]" office:value-type="float" office:value="84080000" calcext:value-type="float">
            <text:p>84080000</text:p>
          </table:table-cell>
          <table:table-cell table:formula="of:=[.D844]" office:value-type="float" office:value="100" calcext:value-type="float">
            <text:p>100</text:p>
          </table:table-cell>
          <table:table-cell table:formula="of:=[.D845]*[.$E$2]" office:value-type="float" office:value="18000" calcext:value-type="float">
            <text:p>18000</text:p>
          </table:table-cell>
          <table:table-cell table:formula="of:=[.A845]*[.$E$2]*[.D845]" office:value-type="float" office:value="18000000" calcext:value-type="float">
            <text:p>18000000</text:p>
          </table:table-cell>
          <table:table-cell table:formula="of:=[.F845]+[.C845]" office:value-type="float" office:value="102080000" calcext:value-type="float">
            <text:p>102080000</text:p>
          </table:table-cell>
          <table:table-cell table:formula="of:=ROUNDDOWN(([.F845]+[.C845])/1000000000)" office:value-type="float" office:value="0" calcext:value-type="float">
            <text:p>0</text:p>
          </table:table-cell>
          <table:table-cell table:formula="of:=IF([.G845]&gt;=0;MOD([.G845];1000000000);-MOD(-[.G845];1000000000))" office:value-type="float" office:value="102080000" calcext:value-type="float">
            <text:p>102080000</text:p>
          </table:table-cell>
          <table:table-cell table:formula="of:=[.B845]+[.E845]+[.H845]" office:value-type="float" office:value="16102096" calcext:value-type="float">
            <text:p>16102096</text:p>
          </table:table-cell>
          <table:table-cell/>
          <table:table-cell table:formula="of:=[.D845]+[.L844]" office:value-type="float" office:value="89456" calcext:value-type="float">
            <text:p>89456</text:p>
          </table:table-cell>
          <table:table-cell table:formula="of:=[.$E$1]*[.L845]" office:value-type="float" office:value="16102080" calcext:value-type="float">
            <text:p>16102080</text:p>
          </table:table-cell>
          <table:table-cell table:formula="of:=[.J845]-[.M845]" office:value-type="float" office:value="16" calcext:value-type="float">
            <text:p>16</text:p>
          </table:table-cell>
          <table:table-cell table:formula="of:=[.N845]/[.M845]*1000000000" office:value-type="float" office:value="993.660446352273" calcext:value-type="float">
            <text:p>993.660446352273</text:p>
          </table:table-cell>
          <table:table-cell table:number-columns-repeated="1009"/>
        </table:table-row>
        <table:table-row table:style-name="ro1">
          <table:table-cell table:formula="of:=[.A845]" office:value-type="float" office:value="1000" calcext:value-type="float">
            <text:p>1000</text:p>
          </table:table-cell>
          <table:table-cell table:formula="of:=[.J845]" office:value-type="float" office:value="16102096" calcext:value-type="float">
            <text:p>16102096</text:p>
          </table:table-cell>
          <table:table-cell table:formula="of:=[.I845]" office:value-type="float" office:value="102080000" calcext:value-type="float">
            <text:p>102080000</text:p>
          </table:table-cell>
          <table:table-cell table:formula="of:=[.D845]" office:value-type="float" office:value="100" calcext:value-type="float">
            <text:p>100</text:p>
          </table:table-cell>
          <table:table-cell table:formula="of:=[.D846]*[.$E$2]" office:value-type="float" office:value="18000" calcext:value-type="float">
            <text:p>18000</text:p>
          </table:table-cell>
          <table:table-cell table:formula="of:=[.A846]*[.$E$2]*[.D846]" office:value-type="float" office:value="18000000" calcext:value-type="float">
            <text:p>18000000</text:p>
          </table:table-cell>
          <table:table-cell table:formula="of:=[.F846]+[.C846]" office:value-type="float" office:value="120080000" calcext:value-type="float">
            <text:p>120080000</text:p>
          </table:table-cell>
          <table:table-cell table:formula="of:=ROUNDDOWN(([.F846]+[.C846])/1000000000)" office:value-type="float" office:value="0" calcext:value-type="float">
            <text:p>0</text:p>
          </table:table-cell>
          <table:table-cell table:formula="of:=IF([.G846]&gt;=0;MOD([.G846];1000000000);-MOD(-[.G846];1000000000))" office:value-type="float" office:value="120080000" calcext:value-type="float">
            <text:p>120080000</text:p>
          </table:table-cell>
          <table:table-cell table:formula="of:=[.B846]+[.E846]+[.H846]" office:value-type="float" office:value="16120096" calcext:value-type="float">
            <text:p>16120096</text:p>
          </table:table-cell>
          <table:table-cell/>
          <table:table-cell table:formula="of:=[.D846]+[.L845]" office:value-type="float" office:value="89556" calcext:value-type="float">
            <text:p>89556</text:p>
          </table:table-cell>
          <table:table-cell table:formula="of:=[.$E$1]*[.L846]" office:value-type="float" office:value="16120080" calcext:value-type="float">
            <text:p>16120080</text:p>
          </table:table-cell>
          <table:table-cell table:formula="of:=[.J846]-[.M846]" office:value-type="float" office:value="16" calcext:value-type="float">
            <text:p>16</text:p>
          </table:table-cell>
          <table:table-cell table:formula="of:=[.N846]/[.M846]*1000000000" office:value-type="float" office:value="992.550905454564" calcext:value-type="float">
            <text:p>992.550905454564</text:p>
          </table:table-cell>
          <table:table-cell table:number-columns-repeated="1009"/>
        </table:table-row>
        <table:table-row table:style-name="ro1">
          <table:table-cell table:formula="of:=[.A846]" office:value-type="float" office:value="1000" calcext:value-type="float">
            <text:p>1000</text:p>
          </table:table-cell>
          <table:table-cell table:formula="of:=[.J846]" office:value-type="float" office:value="16120096" calcext:value-type="float">
            <text:p>16120096</text:p>
          </table:table-cell>
          <table:table-cell table:formula="of:=[.I846]" office:value-type="float" office:value="120080000" calcext:value-type="float">
            <text:p>120080000</text:p>
          </table:table-cell>
          <table:table-cell table:formula="of:=[.D846]" office:value-type="float" office:value="100" calcext:value-type="float">
            <text:p>100</text:p>
          </table:table-cell>
          <table:table-cell table:formula="of:=[.D847]*[.$E$2]" office:value-type="float" office:value="18000" calcext:value-type="float">
            <text:p>18000</text:p>
          </table:table-cell>
          <table:table-cell table:formula="of:=[.A847]*[.$E$2]*[.D847]" office:value-type="float" office:value="18000000" calcext:value-type="float">
            <text:p>18000000</text:p>
          </table:table-cell>
          <table:table-cell table:formula="of:=[.F847]+[.C847]" office:value-type="float" office:value="138080000" calcext:value-type="float">
            <text:p>138080000</text:p>
          </table:table-cell>
          <table:table-cell table:formula="of:=ROUNDDOWN(([.F847]+[.C847])/1000000000)" office:value-type="float" office:value="0" calcext:value-type="float">
            <text:p>0</text:p>
          </table:table-cell>
          <table:table-cell table:formula="of:=IF([.G847]&gt;=0;MOD([.G847];1000000000);-MOD(-[.G847];1000000000))" office:value-type="float" office:value="138080000" calcext:value-type="float">
            <text:p>138080000</text:p>
          </table:table-cell>
          <table:table-cell table:formula="of:=[.B847]+[.E847]+[.H847]" office:value-type="float" office:value="16138096" calcext:value-type="float">
            <text:p>16138096</text:p>
          </table:table-cell>
          <table:table-cell/>
          <table:table-cell table:formula="of:=[.D847]+[.L846]" office:value-type="float" office:value="89656" calcext:value-type="float">
            <text:p>89656</text:p>
          </table:table-cell>
          <table:table-cell table:formula="of:=[.$E$1]*[.L847]" office:value-type="float" office:value="16138080" calcext:value-type="float">
            <text:p>16138080</text:p>
          </table:table-cell>
          <table:table-cell table:formula="of:=[.J847]-[.M847]" office:value-type="float" office:value="16" calcext:value-type="float">
            <text:p>16</text:p>
          </table:table-cell>
          <table:table-cell table:formula="of:=[.N847]/[.M847]*1000000000" office:value-type="float" office:value="991.443839663702" calcext:value-type="float">
            <text:p>991.443839663702</text:p>
          </table:table-cell>
          <table:table-cell table:number-columns-repeated="1009"/>
        </table:table-row>
        <table:table-row table:style-name="ro1">
          <table:table-cell table:formula="of:=[.A847]" office:value-type="float" office:value="1000" calcext:value-type="float">
            <text:p>1000</text:p>
          </table:table-cell>
          <table:table-cell table:formula="of:=[.J847]" office:value-type="float" office:value="16138096" calcext:value-type="float">
            <text:p>16138096</text:p>
          </table:table-cell>
          <table:table-cell table:formula="of:=[.I847]" office:value-type="float" office:value="138080000" calcext:value-type="float">
            <text:p>138080000</text:p>
          </table:table-cell>
          <table:table-cell table:formula="of:=[.D847]" office:value-type="float" office:value="100" calcext:value-type="float">
            <text:p>100</text:p>
          </table:table-cell>
          <table:table-cell table:formula="of:=[.D848]*[.$E$2]" office:value-type="float" office:value="18000" calcext:value-type="float">
            <text:p>18000</text:p>
          </table:table-cell>
          <table:table-cell table:formula="of:=[.A848]*[.$E$2]*[.D848]" office:value-type="float" office:value="18000000" calcext:value-type="float">
            <text:p>18000000</text:p>
          </table:table-cell>
          <table:table-cell table:formula="of:=[.F848]+[.C848]" office:value-type="float" office:value="156080000" calcext:value-type="float">
            <text:p>156080000</text:p>
          </table:table-cell>
          <table:table-cell table:formula="of:=ROUNDDOWN(([.F848]+[.C848])/1000000000)" office:value-type="float" office:value="0" calcext:value-type="float">
            <text:p>0</text:p>
          </table:table-cell>
          <table:table-cell table:formula="of:=IF([.G848]&gt;=0;MOD([.G848];1000000000);-MOD(-[.G848];1000000000))" office:value-type="float" office:value="156080000" calcext:value-type="float">
            <text:p>156080000</text:p>
          </table:table-cell>
          <table:table-cell table:formula="of:=[.B848]+[.E848]+[.H848]" office:value-type="float" office:value="16156096" calcext:value-type="float">
            <text:p>16156096</text:p>
          </table:table-cell>
          <table:table-cell/>
          <table:table-cell table:formula="of:=[.D848]+[.L847]" office:value-type="float" office:value="89756" calcext:value-type="float">
            <text:p>89756</text:p>
          </table:table-cell>
          <table:table-cell table:formula="of:=[.$E$1]*[.L848]" office:value-type="float" office:value="16156080" calcext:value-type="float">
            <text:p>16156080</text:p>
          </table:table-cell>
          <table:table-cell table:formula="of:=[.J848]-[.M848]" office:value-type="float" office:value="16" calcext:value-type="float">
            <text:p>16</text:p>
          </table:table-cell>
          <table:table-cell table:formula="of:=[.N848]/[.M848]*1000000000" office:value-type="float" office:value="990.339240706904" calcext:value-type="float">
            <text:p>990.339240706904</text:p>
          </table:table-cell>
          <table:table-cell table:number-columns-repeated="1009"/>
        </table:table-row>
        <table:table-row table:style-name="ro1">
          <table:table-cell table:formula="of:=[.A848]" office:value-type="float" office:value="1000" calcext:value-type="float">
            <text:p>1000</text:p>
          </table:table-cell>
          <table:table-cell table:formula="of:=[.J848]" office:value-type="float" office:value="16156096" calcext:value-type="float">
            <text:p>16156096</text:p>
          </table:table-cell>
          <table:table-cell table:formula="of:=[.I848]" office:value-type="float" office:value="156080000" calcext:value-type="float">
            <text:p>156080000</text:p>
          </table:table-cell>
          <table:table-cell table:formula="of:=[.D848]" office:value-type="float" office:value="100" calcext:value-type="float">
            <text:p>100</text:p>
          </table:table-cell>
          <table:table-cell table:formula="of:=[.D849]*[.$E$2]" office:value-type="float" office:value="18000" calcext:value-type="float">
            <text:p>18000</text:p>
          </table:table-cell>
          <table:table-cell table:formula="of:=[.A849]*[.$E$2]*[.D849]" office:value-type="float" office:value="18000000" calcext:value-type="float">
            <text:p>18000000</text:p>
          </table:table-cell>
          <table:table-cell table:formula="of:=[.F849]+[.C849]" office:value-type="float" office:value="174080000" calcext:value-type="float">
            <text:p>174080000</text:p>
          </table:table-cell>
          <table:table-cell table:formula="of:=ROUNDDOWN(([.F849]+[.C849])/1000000000)" office:value-type="float" office:value="0" calcext:value-type="float">
            <text:p>0</text:p>
          </table:table-cell>
          <table:table-cell table:formula="of:=IF([.G849]&gt;=0;MOD([.G849];1000000000);-MOD(-[.G849];1000000000))" office:value-type="float" office:value="174080000" calcext:value-type="float">
            <text:p>174080000</text:p>
          </table:table-cell>
          <table:table-cell table:formula="of:=[.B849]+[.E849]+[.H849]" office:value-type="float" office:value="16174096" calcext:value-type="float">
            <text:p>16174096</text:p>
          </table:table-cell>
          <table:table-cell/>
          <table:table-cell table:formula="of:=[.D849]+[.L848]" office:value-type="float" office:value="89856" calcext:value-type="float">
            <text:p>89856</text:p>
          </table:table-cell>
          <table:table-cell table:formula="of:=[.$E$1]*[.L849]" office:value-type="float" office:value="16174080" calcext:value-type="float">
            <text:p>16174080</text:p>
          </table:table-cell>
          <table:table-cell table:formula="of:=[.J849]-[.M849]" office:value-type="float" office:value="16" calcext:value-type="float">
            <text:p>16</text:p>
          </table:table-cell>
          <table:table-cell table:formula="of:=[.N849]/[.M849]*1000000000" office:value-type="float" office:value="989.237100348212" calcext:value-type="float">
            <text:p>989.237100348212</text:p>
          </table:table-cell>
          <table:table-cell table:number-columns-repeated="1009"/>
        </table:table-row>
        <table:table-row table:style-name="ro1">
          <table:table-cell table:formula="of:=[.A849]" office:value-type="float" office:value="1000" calcext:value-type="float">
            <text:p>1000</text:p>
          </table:table-cell>
          <table:table-cell table:formula="of:=[.J849]" office:value-type="float" office:value="16174096" calcext:value-type="float">
            <text:p>16174096</text:p>
          </table:table-cell>
          <table:table-cell table:formula="of:=[.I849]" office:value-type="float" office:value="174080000" calcext:value-type="float">
            <text:p>174080000</text:p>
          </table:table-cell>
          <table:table-cell table:formula="of:=[.D849]" office:value-type="float" office:value="100" calcext:value-type="float">
            <text:p>100</text:p>
          </table:table-cell>
          <table:table-cell table:formula="of:=[.D850]*[.$E$2]" office:value-type="float" office:value="18000" calcext:value-type="float">
            <text:p>18000</text:p>
          </table:table-cell>
          <table:table-cell table:formula="of:=[.A850]*[.$E$2]*[.D850]" office:value-type="float" office:value="18000000" calcext:value-type="float">
            <text:p>18000000</text:p>
          </table:table-cell>
          <table:table-cell table:formula="of:=[.F850]+[.C850]" office:value-type="float" office:value="192080000" calcext:value-type="float">
            <text:p>192080000</text:p>
          </table:table-cell>
          <table:table-cell table:formula="of:=ROUNDDOWN(([.F850]+[.C850])/1000000000)" office:value-type="float" office:value="0" calcext:value-type="float">
            <text:p>0</text:p>
          </table:table-cell>
          <table:table-cell table:formula="of:=IF([.G850]&gt;=0;MOD([.G850];1000000000);-MOD(-[.G850];1000000000))" office:value-type="float" office:value="192080000" calcext:value-type="float">
            <text:p>192080000</text:p>
          </table:table-cell>
          <table:table-cell table:formula="of:=[.B850]+[.E850]+[.H850]" office:value-type="float" office:value="16192096" calcext:value-type="float">
            <text:p>16192096</text:p>
          </table:table-cell>
          <table:table-cell/>
          <table:table-cell table:formula="of:=[.D850]+[.L849]" office:value-type="float" office:value="89956" calcext:value-type="float">
            <text:p>89956</text:p>
          </table:table-cell>
          <table:table-cell table:formula="of:=[.$E$1]*[.L850]" office:value-type="float" office:value="16192080" calcext:value-type="float">
            <text:p>16192080</text:p>
          </table:table-cell>
          <table:table-cell table:formula="of:=[.J850]-[.M850]" office:value-type="float" office:value="16" calcext:value-type="float">
            <text:p>16</text:p>
          </table:table-cell>
          <table:table-cell table:formula="of:=[.N850]/[.M850]*1000000000" office:value-type="float" office:value="988.137410388289" calcext:value-type="float">
            <text:p>988.137410388289</text:p>
          </table:table-cell>
          <table:table-cell table:number-columns-repeated="1009"/>
        </table:table-row>
        <table:table-row table:style-name="ro1">
          <table:table-cell table:formula="of:=[.A850]" office:value-type="float" office:value="1000" calcext:value-type="float">
            <text:p>1000</text:p>
          </table:table-cell>
          <table:table-cell table:formula="of:=[.J850]" office:value-type="float" office:value="16192096" calcext:value-type="float">
            <text:p>16192096</text:p>
          </table:table-cell>
          <table:table-cell table:formula="of:=[.I850]" office:value-type="float" office:value="192080000" calcext:value-type="float">
            <text:p>192080000</text:p>
          </table:table-cell>
          <table:table-cell table:formula="of:=[.D850]" office:value-type="float" office:value="100" calcext:value-type="float">
            <text:p>100</text:p>
          </table:table-cell>
          <table:table-cell table:formula="of:=[.D851]*[.$E$2]" office:value-type="float" office:value="18000" calcext:value-type="float">
            <text:p>18000</text:p>
          </table:table-cell>
          <table:table-cell table:formula="of:=[.A851]*[.$E$2]*[.D851]" office:value-type="float" office:value="18000000" calcext:value-type="float">
            <text:p>18000000</text:p>
          </table:table-cell>
          <table:table-cell table:formula="of:=[.F851]+[.C851]" office:value-type="float" office:value="210080000" calcext:value-type="float">
            <text:p>210080000</text:p>
          </table:table-cell>
          <table:table-cell table:formula="of:=ROUNDDOWN(([.F851]+[.C851])/1000000000)" office:value-type="float" office:value="0" calcext:value-type="float">
            <text:p>0</text:p>
          </table:table-cell>
          <table:table-cell table:formula="of:=IF([.G851]&gt;=0;MOD([.G851];1000000000);-MOD(-[.G851];1000000000))" office:value-type="float" office:value="210080000" calcext:value-type="float">
            <text:p>210080000</text:p>
          </table:table-cell>
          <table:table-cell table:formula="of:=[.B851]+[.E851]+[.H851]" office:value-type="float" office:value="16210096" calcext:value-type="float">
            <text:p>16210096</text:p>
          </table:table-cell>
          <table:table-cell/>
          <table:table-cell table:formula="of:=[.D851]+[.L850]" office:value-type="float" office:value="90056" calcext:value-type="float">
            <text:p>90056</text:p>
          </table:table-cell>
          <table:table-cell table:formula="of:=[.$E$1]*[.L851]" office:value-type="float" office:value="16210080" calcext:value-type="float">
            <text:p>16210080</text:p>
          </table:table-cell>
          <table:table-cell table:formula="of:=[.J851]-[.M851]" office:value-type="float" office:value="16" calcext:value-type="float">
            <text:p>16</text:p>
          </table:table-cell>
          <table:table-cell table:formula="of:=[.N851]/[.M851]*1000000000" office:value-type="float" office:value="987.040162664219" calcext:value-type="float">
            <text:p>987.040162664219</text:p>
          </table:table-cell>
          <table:table-cell table:number-columns-repeated="1009"/>
        </table:table-row>
        <table:table-row table:style-name="ro1">
          <table:table-cell table:formula="of:=[.A851]" office:value-type="float" office:value="1000" calcext:value-type="float">
            <text:p>1000</text:p>
          </table:table-cell>
          <table:table-cell table:formula="of:=[.J851]" office:value-type="float" office:value="16210096" calcext:value-type="float">
            <text:p>16210096</text:p>
          </table:table-cell>
          <table:table-cell table:formula="of:=[.I851]" office:value-type="float" office:value="210080000" calcext:value-type="float">
            <text:p>210080000</text:p>
          </table:table-cell>
          <table:table-cell table:formula="of:=[.D851]" office:value-type="float" office:value="100" calcext:value-type="float">
            <text:p>100</text:p>
          </table:table-cell>
          <table:table-cell table:formula="of:=[.D852]*[.$E$2]" office:value-type="float" office:value="18000" calcext:value-type="float">
            <text:p>18000</text:p>
          </table:table-cell>
          <table:table-cell table:formula="of:=[.A852]*[.$E$2]*[.D852]" office:value-type="float" office:value="18000000" calcext:value-type="float">
            <text:p>18000000</text:p>
          </table:table-cell>
          <table:table-cell table:formula="of:=[.F852]+[.C852]" office:value-type="float" office:value="228080000" calcext:value-type="float">
            <text:p>228080000</text:p>
          </table:table-cell>
          <table:table-cell table:formula="of:=ROUNDDOWN(([.F852]+[.C852])/1000000000)" office:value-type="float" office:value="0" calcext:value-type="float">
            <text:p>0</text:p>
          </table:table-cell>
          <table:table-cell table:formula="of:=IF([.G852]&gt;=0;MOD([.G852];1000000000);-MOD(-[.G852];1000000000))" office:value-type="float" office:value="228080000" calcext:value-type="float">
            <text:p>228080000</text:p>
          </table:table-cell>
          <table:table-cell table:formula="of:=[.B852]+[.E852]+[.H852]" office:value-type="float" office:value="16228096" calcext:value-type="float">
            <text:p>16228096</text:p>
          </table:table-cell>
          <table:table-cell/>
          <table:table-cell table:formula="of:=[.D852]+[.L851]" office:value-type="float" office:value="90156" calcext:value-type="float">
            <text:p>90156</text:p>
          </table:table-cell>
          <table:table-cell table:formula="of:=[.$E$1]*[.L852]" office:value-type="float" office:value="16228080" calcext:value-type="float">
            <text:p>16228080</text:p>
          </table:table-cell>
          <table:table-cell table:formula="of:=[.J852]-[.M852]" office:value-type="float" office:value="16" calcext:value-type="float">
            <text:p>16</text:p>
          </table:table-cell>
          <table:table-cell table:formula="of:=[.N852]/[.M852]*1000000000" office:value-type="float" office:value="985.945349049302" calcext:value-type="float">
            <text:p>985.945349049302</text:p>
          </table:table-cell>
          <table:table-cell table:number-columns-repeated="1009"/>
        </table:table-row>
        <table:table-row table:style-name="ro1">
          <table:table-cell table:formula="of:=[.A852]" office:value-type="float" office:value="1000" calcext:value-type="float">
            <text:p>1000</text:p>
          </table:table-cell>
          <table:table-cell table:formula="of:=[.J852]" office:value-type="float" office:value="16228096" calcext:value-type="float">
            <text:p>16228096</text:p>
          </table:table-cell>
          <table:table-cell table:formula="of:=[.I852]" office:value-type="float" office:value="228080000" calcext:value-type="float">
            <text:p>228080000</text:p>
          </table:table-cell>
          <table:table-cell table:formula="of:=[.D852]" office:value-type="float" office:value="100" calcext:value-type="float">
            <text:p>100</text:p>
          </table:table-cell>
          <table:table-cell table:formula="of:=[.D853]*[.$E$2]" office:value-type="float" office:value="18000" calcext:value-type="float">
            <text:p>18000</text:p>
          </table:table-cell>
          <table:table-cell table:formula="of:=[.A853]*[.$E$2]*[.D853]" office:value-type="float" office:value="18000000" calcext:value-type="float">
            <text:p>18000000</text:p>
          </table:table-cell>
          <table:table-cell table:formula="of:=[.F853]+[.C853]" office:value-type="float" office:value="246080000" calcext:value-type="float">
            <text:p>246080000</text:p>
          </table:table-cell>
          <table:table-cell table:formula="of:=ROUNDDOWN(([.F853]+[.C853])/1000000000)" office:value-type="float" office:value="0" calcext:value-type="float">
            <text:p>0</text:p>
          </table:table-cell>
          <table:table-cell table:formula="of:=IF([.G853]&gt;=0;MOD([.G853];1000000000);-MOD(-[.G853];1000000000))" office:value-type="float" office:value="246080000" calcext:value-type="float">
            <text:p>246080000</text:p>
          </table:table-cell>
          <table:table-cell table:formula="of:=[.B853]+[.E853]+[.H853]" office:value-type="float" office:value="16246096" calcext:value-type="float">
            <text:p>16246096</text:p>
          </table:table-cell>
          <table:table-cell/>
          <table:table-cell table:formula="of:=[.D853]+[.L852]" office:value-type="float" office:value="90256" calcext:value-type="float">
            <text:p>90256</text:p>
          </table:table-cell>
          <table:table-cell table:formula="of:=[.$E$1]*[.L853]" office:value-type="float" office:value="16246080" calcext:value-type="float">
            <text:p>16246080</text:p>
          </table:table-cell>
          <table:table-cell table:formula="of:=[.J853]-[.M853]" office:value-type="float" office:value="16" calcext:value-type="float">
            <text:p>16</text:p>
          </table:table-cell>
          <table:table-cell table:formula="of:=[.N853]/[.M853]*1000000000" office:value-type="float" office:value="984.852961452855" calcext:value-type="float">
            <text:p>984.852961452855</text:p>
          </table:table-cell>
          <table:table-cell table:number-columns-repeated="1009"/>
        </table:table-row>
        <table:table-row table:style-name="ro1">
          <table:table-cell table:formula="of:=[.A853]" office:value-type="float" office:value="1000" calcext:value-type="float">
            <text:p>1000</text:p>
          </table:table-cell>
          <table:table-cell table:formula="of:=[.J853]" office:value-type="float" office:value="16246096" calcext:value-type="float">
            <text:p>16246096</text:p>
          </table:table-cell>
          <table:table-cell table:formula="of:=[.I853]" office:value-type="float" office:value="246080000" calcext:value-type="float">
            <text:p>246080000</text:p>
          </table:table-cell>
          <table:table-cell table:formula="of:=[.D853]" office:value-type="float" office:value="100" calcext:value-type="float">
            <text:p>100</text:p>
          </table:table-cell>
          <table:table-cell table:formula="of:=[.D854]*[.$E$2]" office:value-type="float" office:value="18000" calcext:value-type="float">
            <text:p>18000</text:p>
          </table:table-cell>
          <table:table-cell table:formula="of:=[.A854]*[.$E$2]*[.D854]" office:value-type="float" office:value="18000000" calcext:value-type="float">
            <text:p>18000000</text:p>
          </table:table-cell>
          <table:table-cell table:formula="of:=[.F854]+[.C854]" office:value-type="float" office:value="264080000" calcext:value-type="float">
            <text:p>264080000</text:p>
          </table:table-cell>
          <table:table-cell table:formula="of:=ROUNDDOWN(([.F854]+[.C854])/1000000000)" office:value-type="float" office:value="0" calcext:value-type="float">
            <text:p>0</text:p>
          </table:table-cell>
          <table:table-cell table:formula="of:=IF([.G854]&gt;=0;MOD([.G854];1000000000);-MOD(-[.G854];1000000000))" office:value-type="float" office:value="264080000" calcext:value-type="float">
            <text:p>264080000</text:p>
          </table:table-cell>
          <table:table-cell table:formula="of:=[.B854]+[.E854]+[.H854]" office:value-type="float" office:value="16264096" calcext:value-type="float">
            <text:p>16264096</text:p>
          </table:table-cell>
          <table:table-cell/>
          <table:table-cell table:formula="of:=[.D854]+[.L853]" office:value-type="float" office:value="90356" calcext:value-type="float">
            <text:p>90356</text:p>
          </table:table-cell>
          <table:table-cell table:formula="of:=[.$E$1]*[.L854]" office:value-type="float" office:value="16264080" calcext:value-type="float">
            <text:p>16264080</text:p>
          </table:table-cell>
          <table:table-cell table:formula="of:=[.J854]-[.M854]" office:value-type="float" office:value="16" calcext:value-type="float">
            <text:p>16</text:p>
          </table:table-cell>
          <table:table-cell table:formula="of:=[.N854]/[.M854]*1000000000" office:value-type="float" office:value="983.762991820011" calcext:value-type="float">
            <text:p>983.762991820011</text:p>
          </table:table-cell>
          <table:table-cell table:number-columns-repeated="1009"/>
        </table:table-row>
        <table:table-row table:style-name="ro1">
          <table:table-cell table:formula="of:=[.A854]" office:value-type="float" office:value="1000" calcext:value-type="float">
            <text:p>1000</text:p>
          </table:table-cell>
          <table:table-cell table:formula="of:=[.J854]" office:value-type="float" office:value="16264096" calcext:value-type="float">
            <text:p>16264096</text:p>
          </table:table-cell>
          <table:table-cell table:formula="of:=[.I854]" office:value-type="float" office:value="264080000" calcext:value-type="float">
            <text:p>264080000</text:p>
          </table:table-cell>
          <table:table-cell table:formula="of:=[.D854]" office:value-type="float" office:value="100" calcext:value-type="float">
            <text:p>100</text:p>
          </table:table-cell>
          <table:table-cell table:formula="of:=[.D855]*[.$E$2]" office:value-type="float" office:value="18000" calcext:value-type="float">
            <text:p>18000</text:p>
          </table:table-cell>
          <table:table-cell table:formula="of:=[.A855]*[.$E$2]*[.D855]" office:value-type="float" office:value="18000000" calcext:value-type="float">
            <text:p>18000000</text:p>
          </table:table-cell>
          <table:table-cell table:formula="of:=[.F855]+[.C855]" office:value-type="float" office:value="282080000" calcext:value-type="float">
            <text:p>282080000</text:p>
          </table:table-cell>
          <table:table-cell table:formula="of:=ROUNDDOWN(([.F855]+[.C855])/1000000000)" office:value-type="float" office:value="0" calcext:value-type="float">
            <text:p>0</text:p>
          </table:table-cell>
          <table:table-cell table:formula="of:=IF([.G855]&gt;=0;MOD([.G855];1000000000);-MOD(-[.G855];1000000000))" office:value-type="float" office:value="282080000" calcext:value-type="float">
            <text:p>282080000</text:p>
          </table:table-cell>
          <table:table-cell table:formula="of:=[.B855]+[.E855]+[.H855]" office:value-type="float" office:value="16282096" calcext:value-type="float">
            <text:p>16282096</text:p>
          </table:table-cell>
          <table:table-cell/>
          <table:table-cell table:formula="of:=[.D855]+[.L854]" office:value-type="float" office:value="90456" calcext:value-type="float">
            <text:p>90456</text:p>
          </table:table-cell>
          <table:table-cell table:formula="of:=[.$E$1]*[.L855]" office:value-type="float" office:value="16282080" calcext:value-type="float">
            <text:p>16282080</text:p>
          </table:table-cell>
          <table:table-cell table:formula="of:=[.J855]-[.M855]" office:value-type="float" office:value="16" calcext:value-type="float">
            <text:p>16</text:p>
          </table:table-cell>
          <table:table-cell table:formula="of:=[.N855]/[.M855]*1000000000" office:value-type="float" office:value="982.675432131521" calcext:value-type="float">
            <text:p>982.675432131521</text:p>
          </table:table-cell>
          <table:table-cell table:number-columns-repeated="1009"/>
        </table:table-row>
        <table:table-row table:style-name="ro1">
          <table:table-cell table:formula="of:=[.A855]" office:value-type="float" office:value="1000" calcext:value-type="float">
            <text:p>1000</text:p>
          </table:table-cell>
          <table:table-cell table:formula="of:=[.J855]" office:value-type="float" office:value="16282096" calcext:value-type="float">
            <text:p>16282096</text:p>
          </table:table-cell>
          <table:table-cell table:formula="of:=[.I855]" office:value-type="float" office:value="282080000" calcext:value-type="float">
            <text:p>282080000</text:p>
          </table:table-cell>
          <table:table-cell table:formula="of:=[.D855]" office:value-type="float" office:value="100" calcext:value-type="float">
            <text:p>100</text:p>
          </table:table-cell>
          <table:table-cell table:formula="of:=[.D856]*[.$E$2]" office:value-type="float" office:value="18000" calcext:value-type="float">
            <text:p>18000</text:p>
          </table:table-cell>
          <table:table-cell table:formula="of:=[.A856]*[.$E$2]*[.D856]" office:value-type="float" office:value="18000000" calcext:value-type="float">
            <text:p>18000000</text:p>
          </table:table-cell>
          <table:table-cell table:formula="of:=[.F856]+[.C856]" office:value-type="float" office:value="300080000" calcext:value-type="float">
            <text:p>300080000</text:p>
          </table:table-cell>
          <table:table-cell table:formula="of:=ROUNDDOWN(([.F856]+[.C856])/1000000000)" office:value-type="float" office:value="0" calcext:value-type="float">
            <text:p>0</text:p>
          </table:table-cell>
          <table:table-cell table:formula="of:=IF([.G856]&gt;=0;MOD([.G856];1000000000);-MOD(-[.G856];1000000000))" office:value-type="float" office:value="300080000" calcext:value-type="float">
            <text:p>300080000</text:p>
          </table:table-cell>
          <table:table-cell table:formula="of:=[.B856]+[.E856]+[.H856]" office:value-type="float" office:value="16300096" calcext:value-type="float">
            <text:p>16300096</text:p>
          </table:table-cell>
          <table:table-cell/>
          <table:table-cell table:formula="of:=[.D856]+[.L855]" office:value-type="float" office:value="90556" calcext:value-type="float">
            <text:p>90556</text:p>
          </table:table-cell>
          <table:table-cell table:formula="of:=[.$E$1]*[.L856]" office:value-type="float" office:value="16300080" calcext:value-type="float">
            <text:p>16300080</text:p>
          </table:table-cell>
          <table:table-cell table:formula="of:=[.J856]-[.M856]" office:value-type="float" office:value="16" calcext:value-type="float">
            <text:p>16</text:p>
          </table:table-cell>
          <table:table-cell table:formula="of:=[.N856]/[.M856]*1000000000" office:value-type="float" office:value="981.590274403561" calcext:value-type="float">
            <text:p>981.590274403561</text:p>
          </table:table-cell>
          <table:table-cell table:number-columns-repeated="1009"/>
        </table:table-row>
        <table:table-row table:style-name="ro1">
          <table:table-cell table:formula="of:=[.A856]" office:value-type="float" office:value="1000" calcext:value-type="float">
            <text:p>1000</text:p>
          </table:table-cell>
          <table:table-cell table:formula="of:=[.J856]" office:value-type="float" office:value="16300096" calcext:value-type="float">
            <text:p>16300096</text:p>
          </table:table-cell>
          <table:table-cell table:formula="of:=[.I856]" office:value-type="float" office:value="300080000" calcext:value-type="float">
            <text:p>300080000</text:p>
          </table:table-cell>
          <table:table-cell table:formula="of:=[.D856]" office:value-type="float" office:value="100" calcext:value-type="float">
            <text:p>100</text:p>
          </table:table-cell>
          <table:table-cell table:formula="of:=[.D857]*[.$E$2]" office:value-type="float" office:value="18000" calcext:value-type="float">
            <text:p>18000</text:p>
          </table:table-cell>
          <table:table-cell table:formula="of:=[.A857]*[.$E$2]*[.D857]" office:value-type="float" office:value="18000000" calcext:value-type="float">
            <text:p>18000000</text:p>
          </table:table-cell>
          <table:table-cell table:formula="of:=[.F857]+[.C857]" office:value-type="float" office:value="318080000" calcext:value-type="float">
            <text:p>318080000</text:p>
          </table:table-cell>
          <table:table-cell table:formula="of:=ROUNDDOWN(([.F857]+[.C857])/1000000000)" office:value-type="float" office:value="0" calcext:value-type="float">
            <text:p>0</text:p>
          </table:table-cell>
          <table:table-cell table:formula="of:=IF([.G857]&gt;=0;MOD([.G857];1000000000);-MOD(-[.G857];1000000000))" office:value-type="float" office:value="318080000" calcext:value-type="float">
            <text:p>318080000</text:p>
          </table:table-cell>
          <table:table-cell table:formula="of:=[.B857]+[.E857]+[.H857]" office:value-type="float" office:value="16318096" calcext:value-type="float">
            <text:p>16318096</text:p>
          </table:table-cell>
          <table:table-cell/>
          <table:table-cell table:formula="of:=[.D857]+[.L856]" office:value-type="float" office:value="90656" calcext:value-type="float">
            <text:p>90656</text:p>
          </table:table-cell>
          <table:table-cell table:formula="of:=[.$E$1]*[.L857]" office:value-type="float" office:value="16318080" calcext:value-type="float">
            <text:p>16318080</text:p>
          </table:table-cell>
          <table:table-cell table:formula="of:=[.J857]-[.M857]" office:value-type="float" office:value="16" calcext:value-type="float">
            <text:p>16</text:p>
          </table:table-cell>
          <table:table-cell table:formula="of:=[.N857]/[.M857]*1000000000" office:value-type="float" office:value="980.507510687532" calcext:value-type="float">
            <text:p>980.507510687532</text:p>
          </table:table-cell>
          <table:table-cell table:number-columns-repeated="1009"/>
        </table:table-row>
        <table:table-row table:style-name="ro1">
          <table:table-cell table:formula="of:=[.A857]" office:value-type="float" office:value="1000" calcext:value-type="float">
            <text:p>1000</text:p>
          </table:table-cell>
          <table:table-cell table:formula="of:=[.J857]" office:value-type="float" office:value="16318096" calcext:value-type="float">
            <text:p>16318096</text:p>
          </table:table-cell>
          <table:table-cell table:formula="of:=[.I857]" office:value-type="float" office:value="318080000" calcext:value-type="float">
            <text:p>318080000</text:p>
          </table:table-cell>
          <table:table-cell table:formula="of:=[.D857]" office:value-type="float" office:value="100" calcext:value-type="float">
            <text:p>100</text:p>
          </table:table-cell>
          <table:table-cell table:formula="of:=[.D858]*[.$E$2]" office:value-type="float" office:value="18000" calcext:value-type="float">
            <text:p>18000</text:p>
          </table:table-cell>
          <table:table-cell table:formula="of:=[.A858]*[.$E$2]*[.D858]" office:value-type="float" office:value="18000000" calcext:value-type="float">
            <text:p>18000000</text:p>
          </table:table-cell>
          <table:table-cell table:formula="of:=[.F858]+[.C858]" office:value-type="float" office:value="336080000" calcext:value-type="float">
            <text:p>336080000</text:p>
          </table:table-cell>
          <table:table-cell table:formula="of:=ROUNDDOWN(([.F858]+[.C858])/1000000000)" office:value-type="float" office:value="0" calcext:value-type="float">
            <text:p>0</text:p>
          </table:table-cell>
          <table:table-cell table:formula="of:=IF([.G858]&gt;=0;MOD([.G858];1000000000);-MOD(-[.G858];1000000000))" office:value-type="float" office:value="336080000" calcext:value-type="float">
            <text:p>336080000</text:p>
          </table:table-cell>
          <table:table-cell table:formula="of:=[.B858]+[.E858]+[.H858]" office:value-type="float" office:value="16336096" calcext:value-type="float">
            <text:p>16336096</text:p>
          </table:table-cell>
          <table:table-cell/>
          <table:table-cell table:formula="of:=[.D858]+[.L857]" office:value-type="float" office:value="90756" calcext:value-type="float">
            <text:p>90756</text:p>
          </table:table-cell>
          <table:table-cell table:formula="of:=[.$E$1]*[.L858]" office:value-type="float" office:value="16336080" calcext:value-type="float">
            <text:p>16336080</text:p>
          </table:table-cell>
          <table:table-cell table:formula="of:=[.J858]-[.M858]" office:value-type="float" office:value="16" calcext:value-type="float">
            <text:p>16</text:p>
          </table:table-cell>
          <table:table-cell table:formula="of:=[.N858]/[.M858]*1000000000" office:value-type="float" office:value="979.427133069867" calcext:value-type="float">
            <text:p>979.427133069867</text:p>
          </table:table-cell>
          <table:table-cell table:number-columns-repeated="1009"/>
        </table:table-row>
        <table:table-row table:style-name="ro1">
          <table:table-cell table:formula="of:=[.A858]" office:value-type="float" office:value="1000" calcext:value-type="float">
            <text:p>1000</text:p>
          </table:table-cell>
          <table:table-cell table:formula="of:=[.J858]" office:value-type="float" office:value="16336096" calcext:value-type="float">
            <text:p>16336096</text:p>
          </table:table-cell>
          <table:table-cell table:formula="of:=[.I858]" office:value-type="float" office:value="336080000" calcext:value-type="float">
            <text:p>336080000</text:p>
          </table:table-cell>
          <table:table-cell table:formula="of:=[.D858]" office:value-type="float" office:value="100" calcext:value-type="float">
            <text:p>100</text:p>
          </table:table-cell>
          <table:table-cell table:formula="of:=[.D859]*[.$E$2]" office:value-type="float" office:value="18000" calcext:value-type="float">
            <text:p>18000</text:p>
          </table:table-cell>
          <table:table-cell table:formula="of:=[.A859]*[.$E$2]*[.D859]" office:value-type="float" office:value="18000000" calcext:value-type="float">
            <text:p>18000000</text:p>
          </table:table-cell>
          <table:table-cell table:formula="of:=[.F859]+[.C859]" office:value-type="float" office:value="354080000" calcext:value-type="float">
            <text:p>354080000</text:p>
          </table:table-cell>
          <table:table-cell table:formula="of:=ROUNDDOWN(([.F859]+[.C859])/1000000000)" office:value-type="float" office:value="0" calcext:value-type="float">
            <text:p>0</text:p>
          </table:table-cell>
          <table:table-cell table:formula="of:=IF([.G859]&gt;=0;MOD([.G859];1000000000);-MOD(-[.G859];1000000000))" office:value-type="float" office:value="354080000" calcext:value-type="float">
            <text:p>354080000</text:p>
          </table:table-cell>
          <table:table-cell table:formula="of:=[.B859]+[.E859]+[.H859]" office:value-type="float" office:value="16354096" calcext:value-type="float">
            <text:p>16354096</text:p>
          </table:table-cell>
          <table:table-cell/>
          <table:table-cell table:formula="of:=[.D859]+[.L858]" office:value-type="float" office:value="90856" calcext:value-type="float">
            <text:p>90856</text:p>
          </table:table-cell>
          <table:table-cell table:formula="of:=[.$E$1]*[.L859]" office:value-type="float" office:value="16354080" calcext:value-type="float">
            <text:p>16354080</text:p>
          </table:table-cell>
          <table:table-cell table:formula="of:=[.J859]-[.M859]" office:value-type="float" office:value="16" calcext:value-type="float">
            <text:p>16</text:p>
          </table:table-cell>
          <table:table-cell table:formula="of:=[.N859]/[.M859]*1000000000" office:value-type="float" office:value="978.349133671842" calcext:value-type="float">
            <text:p>978.349133671842</text:p>
          </table:table-cell>
          <table:table-cell table:number-columns-repeated="1009"/>
        </table:table-row>
        <table:table-row table:style-name="ro1">
          <table:table-cell table:formula="of:=[.A859]" office:value-type="float" office:value="1000" calcext:value-type="float">
            <text:p>1000</text:p>
          </table:table-cell>
          <table:table-cell table:formula="of:=[.J859]" office:value-type="float" office:value="16354096" calcext:value-type="float">
            <text:p>16354096</text:p>
          </table:table-cell>
          <table:table-cell table:formula="of:=[.I859]" office:value-type="float" office:value="354080000" calcext:value-type="float">
            <text:p>354080000</text:p>
          </table:table-cell>
          <table:table-cell table:formula="of:=[.D859]" office:value-type="float" office:value="100" calcext:value-type="float">
            <text:p>100</text:p>
          </table:table-cell>
          <table:table-cell table:formula="of:=[.D860]*[.$E$2]" office:value-type="float" office:value="18000" calcext:value-type="float">
            <text:p>18000</text:p>
          </table:table-cell>
          <table:table-cell table:formula="of:=[.A860]*[.$E$2]*[.D860]" office:value-type="float" office:value="18000000" calcext:value-type="float">
            <text:p>18000000</text:p>
          </table:table-cell>
          <table:table-cell table:formula="of:=[.F860]+[.C860]" office:value-type="float" office:value="372080000" calcext:value-type="float">
            <text:p>372080000</text:p>
          </table:table-cell>
          <table:table-cell table:formula="of:=ROUNDDOWN(([.F860]+[.C860])/1000000000)" office:value-type="float" office:value="0" calcext:value-type="float">
            <text:p>0</text:p>
          </table:table-cell>
          <table:table-cell table:formula="of:=IF([.G860]&gt;=0;MOD([.G860];1000000000);-MOD(-[.G860];1000000000))" office:value-type="float" office:value="372080000" calcext:value-type="float">
            <text:p>372080000</text:p>
          </table:table-cell>
          <table:table-cell table:formula="of:=[.B860]+[.E860]+[.H860]" office:value-type="float" office:value="16372096" calcext:value-type="float">
            <text:p>16372096</text:p>
          </table:table-cell>
          <table:table-cell/>
          <table:table-cell table:formula="of:=[.D860]+[.L859]" office:value-type="float" office:value="90956" calcext:value-type="float">
            <text:p>90956</text:p>
          </table:table-cell>
          <table:table-cell table:formula="of:=[.$E$1]*[.L860]" office:value-type="float" office:value="16372080" calcext:value-type="float">
            <text:p>16372080</text:p>
          </table:table-cell>
          <table:table-cell table:formula="of:=[.J860]-[.M860]" office:value-type="float" office:value="16" calcext:value-type="float">
            <text:p>16</text:p>
          </table:table-cell>
          <table:table-cell table:formula="of:=[.N860]/[.M860]*1000000000" office:value-type="float" office:value="977.273504649379" calcext:value-type="float">
            <text:p>977.273504649379</text:p>
          </table:table-cell>
          <table:table-cell table:number-columns-repeated="1009"/>
        </table:table-row>
        <table:table-row table:style-name="ro1">
          <table:table-cell table:formula="of:=[.A860]" office:value-type="float" office:value="1000" calcext:value-type="float">
            <text:p>1000</text:p>
          </table:table-cell>
          <table:table-cell table:formula="of:=[.J860]" office:value-type="float" office:value="16372096" calcext:value-type="float">
            <text:p>16372096</text:p>
          </table:table-cell>
          <table:table-cell table:formula="of:=[.I860]" office:value-type="float" office:value="372080000" calcext:value-type="float">
            <text:p>372080000</text:p>
          </table:table-cell>
          <table:table-cell table:formula="of:=[.D860]" office:value-type="float" office:value="100" calcext:value-type="float">
            <text:p>100</text:p>
          </table:table-cell>
          <table:table-cell table:formula="of:=[.D861]*[.$E$2]" office:value-type="float" office:value="18000" calcext:value-type="float">
            <text:p>18000</text:p>
          </table:table-cell>
          <table:table-cell table:formula="of:=[.A861]*[.$E$2]*[.D861]" office:value-type="float" office:value="18000000" calcext:value-type="float">
            <text:p>18000000</text:p>
          </table:table-cell>
          <table:table-cell table:formula="of:=[.F861]+[.C861]" office:value-type="float" office:value="390080000" calcext:value-type="float">
            <text:p>390080000</text:p>
          </table:table-cell>
          <table:table-cell table:formula="of:=ROUNDDOWN(([.F861]+[.C861])/1000000000)" office:value-type="float" office:value="0" calcext:value-type="float">
            <text:p>0</text:p>
          </table:table-cell>
          <table:table-cell table:formula="of:=IF([.G861]&gt;=0;MOD([.G861];1000000000);-MOD(-[.G861];1000000000))" office:value-type="float" office:value="390080000" calcext:value-type="float">
            <text:p>390080000</text:p>
          </table:table-cell>
          <table:table-cell table:formula="of:=[.B861]+[.E861]+[.H861]" office:value-type="float" office:value="16390096" calcext:value-type="float">
            <text:p>16390096</text:p>
          </table:table-cell>
          <table:table-cell/>
          <table:table-cell table:formula="of:=[.D861]+[.L860]" office:value-type="float" office:value="91056" calcext:value-type="float">
            <text:p>91056</text:p>
          </table:table-cell>
          <table:table-cell table:formula="of:=[.$E$1]*[.L861]" office:value-type="float" office:value="16390080" calcext:value-type="float">
            <text:p>16390080</text:p>
          </table:table-cell>
          <table:table-cell table:formula="of:=[.J861]-[.M861]" office:value-type="float" office:value="16" calcext:value-type="float">
            <text:p>16</text:p>
          </table:table-cell>
          <table:table-cell table:formula="of:=[.N861]/[.M861]*1000000000" office:value-type="float" office:value="976.200238192858" calcext:value-type="float">
            <text:p>976.200238192858</text:p>
          </table:table-cell>
          <table:table-cell table:number-columns-repeated="1009"/>
        </table:table-row>
        <table:table-row table:style-name="ro1">
          <table:table-cell table:formula="of:=[.A861]" office:value-type="float" office:value="1000" calcext:value-type="float">
            <text:p>1000</text:p>
          </table:table-cell>
          <table:table-cell table:formula="of:=[.J861]" office:value-type="float" office:value="16390096" calcext:value-type="float">
            <text:p>16390096</text:p>
          </table:table-cell>
          <table:table-cell table:formula="of:=[.I861]" office:value-type="float" office:value="390080000" calcext:value-type="float">
            <text:p>390080000</text:p>
          </table:table-cell>
          <table:table-cell table:formula="of:=[.D861]" office:value-type="float" office:value="100" calcext:value-type="float">
            <text:p>100</text:p>
          </table:table-cell>
          <table:table-cell table:formula="of:=[.D862]*[.$E$2]" office:value-type="float" office:value="18000" calcext:value-type="float">
            <text:p>18000</text:p>
          </table:table-cell>
          <table:table-cell table:formula="of:=[.A862]*[.$E$2]*[.D862]" office:value-type="float" office:value="18000000" calcext:value-type="float">
            <text:p>18000000</text:p>
          </table:table-cell>
          <table:table-cell table:formula="of:=[.F862]+[.C862]" office:value-type="float" office:value="408080000" calcext:value-type="float">
            <text:p>408080000</text:p>
          </table:table-cell>
          <table:table-cell table:formula="of:=ROUNDDOWN(([.F862]+[.C862])/1000000000)" office:value-type="float" office:value="0" calcext:value-type="float">
            <text:p>0</text:p>
          </table:table-cell>
          <table:table-cell table:formula="of:=IF([.G862]&gt;=0;MOD([.G862];1000000000);-MOD(-[.G862];1000000000))" office:value-type="float" office:value="408080000" calcext:value-type="float">
            <text:p>408080000</text:p>
          </table:table-cell>
          <table:table-cell table:formula="of:=[.B862]+[.E862]+[.H862]" office:value-type="float" office:value="16408096" calcext:value-type="float">
            <text:p>16408096</text:p>
          </table:table-cell>
          <table:table-cell/>
          <table:table-cell table:formula="of:=[.D862]+[.L861]" office:value-type="float" office:value="91156" calcext:value-type="float">
            <text:p>91156</text:p>
          </table:table-cell>
          <table:table-cell table:formula="of:=[.$E$1]*[.L862]" office:value-type="float" office:value="16408080" calcext:value-type="float">
            <text:p>16408080</text:p>
          </table:table-cell>
          <table:table-cell table:formula="of:=[.J862]-[.M862]" office:value-type="float" office:value="16" calcext:value-type="float">
            <text:p>16</text:p>
          </table:table-cell>
          <table:table-cell table:formula="of:=[.N862]/[.M862]*1000000000" office:value-type="float" office:value="975.129326526931" calcext:value-type="float">
            <text:p>975.129326526931</text:p>
          </table:table-cell>
          <table:table-cell table:number-columns-repeated="1009"/>
        </table:table-row>
        <table:table-row table:style-name="ro1">
          <table:table-cell table:formula="of:=[.A862]" office:value-type="float" office:value="1000" calcext:value-type="float">
            <text:p>1000</text:p>
          </table:table-cell>
          <table:table-cell table:formula="of:=[.J862]" office:value-type="float" office:value="16408096" calcext:value-type="float">
            <text:p>16408096</text:p>
          </table:table-cell>
          <table:table-cell table:formula="of:=[.I862]" office:value-type="float" office:value="408080000" calcext:value-type="float">
            <text:p>408080000</text:p>
          </table:table-cell>
          <table:table-cell table:formula="of:=[.D862]" office:value-type="float" office:value="100" calcext:value-type="float">
            <text:p>100</text:p>
          </table:table-cell>
          <table:table-cell table:formula="of:=[.D863]*[.$E$2]" office:value-type="float" office:value="18000" calcext:value-type="float">
            <text:p>18000</text:p>
          </table:table-cell>
          <table:table-cell table:formula="of:=[.A863]*[.$E$2]*[.D863]" office:value-type="float" office:value="18000000" calcext:value-type="float">
            <text:p>18000000</text:p>
          </table:table-cell>
          <table:table-cell table:formula="of:=[.F863]+[.C863]" office:value-type="float" office:value="426080000" calcext:value-type="float">
            <text:p>426080000</text:p>
          </table:table-cell>
          <table:table-cell table:formula="of:=ROUNDDOWN(([.F863]+[.C863])/1000000000)" office:value-type="float" office:value="0" calcext:value-type="float">
            <text:p>0</text:p>
          </table:table-cell>
          <table:table-cell table:formula="of:=IF([.G863]&gt;=0;MOD([.G863];1000000000);-MOD(-[.G863];1000000000))" office:value-type="float" office:value="426080000" calcext:value-type="float">
            <text:p>426080000</text:p>
          </table:table-cell>
          <table:table-cell table:formula="of:=[.B863]+[.E863]+[.H863]" office:value-type="float" office:value="16426096" calcext:value-type="float">
            <text:p>16426096</text:p>
          </table:table-cell>
          <table:table-cell/>
          <table:table-cell table:formula="of:=[.D863]+[.L862]" office:value-type="float" office:value="91256" calcext:value-type="float">
            <text:p>91256</text:p>
          </table:table-cell>
          <table:table-cell table:formula="of:=[.$E$1]*[.L863]" office:value-type="float" office:value="16426080" calcext:value-type="float">
            <text:p>16426080</text:p>
          </table:table-cell>
          <table:table-cell table:formula="of:=[.J863]-[.M863]" office:value-type="float" office:value="16" calcext:value-type="float">
            <text:p>16</text:p>
          </table:table-cell>
          <table:table-cell table:formula="of:=[.N863]/[.M863]*1000000000" office:value-type="float" office:value="974.060761910328" calcext:value-type="float">
            <text:p>974.060761910328</text:p>
          </table:table-cell>
          <table:table-cell table:number-columns-repeated="1009"/>
        </table:table-row>
        <table:table-row table:style-name="ro1">
          <table:table-cell table:formula="of:=[.A863]" office:value-type="float" office:value="1000" calcext:value-type="float">
            <text:p>1000</text:p>
          </table:table-cell>
          <table:table-cell table:formula="of:=[.J863]" office:value-type="float" office:value="16426096" calcext:value-type="float">
            <text:p>16426096</text:p>
          </table:table-cell>
          <table:table-cell table:formula="of:=[.I863]" office:value-type="float" office:value="426080000" calcext:value-type="float">
            <text:p>426080000</text:p>
          </table:table-cell>
          <table:table-cell table:formula="of:=[.D863]" office:value-type="float" office:value="100" calcext:value-type="float">
            <text:p>100</text:p>
          </table:table-cell>
          <table:table-cell table:formula="of:=[.D864]*[.$E$2]" office:value-type="float" office:value="18000" calcext:value-type="float">
            <text:p>18000</text:p>
          </table:table-cell>
          <table:table-cell table:formula="of:=[.A864]*[.$E$2]*[.D864]" office:value-type="float" office:value="18000000" calcext:value-type="float">
            <text:p>18000000</text:p>
          </table:table-cell>
          <table:table-cell table:formula="of:=[.F864]+[.C864]" office:value-type="float" office:value="444080000" calcext:value-type="float">
            <text:p>444080000</text:p>
          </table:table-cell>
          <table:table-cell table:formula="of:=ROUNDDOWN(([.F864]+[.C864])/1000000000)" office:value-type="float" office:value="0" calcext:value-type="float">
            <text:p>0</text:p>
          </table:table-cell>
          <table:table-cell table:formula="of:=IF([.G864]&gt;=0;MOD([.G864];1000000000);-MOD(-[.G864];1000000000))" office:value-type="float" office:value="444080000" calcext:value-type="float">
            <text:p>444080000</text:p>
          </table:table-cell>
          <table:table-cell table:formula="of:=[.B864]+[.E864]+[.H864]" office:value-type="float" office:value="16444096" calcext:value-type="float">
            <text:p>16444096</text:p>
          </table:table-cell>
          <table:table-cell/>
          <table:table-cell table:formula="of:=[.D864]+[.L863]" office:value-type="float" office:value="91356" calcext:value-type="float">
            <text:p>91356</text:p>
          </table:table-cell>
          <table:table-cell table:formula="of:=[.$E$1]*[.L864]" office:value-type="float" office:value="16444080" calcext:value-type="float">
            <text:p>16444080</text:p>
          </table:table-cell>
          <table:table-cell table:formula="of:=[.J864]-[.M864]" office:value-type="float" office:value="16" calcext:value-type="float">
            <text:p>16</text:p>
          </table:table-cell>
          <table:table-cell table:formula="of:=[.N864]/[.M864]*1000000000" office:value-type="float" office:value="972.994536635677" calcext:value-type="float">
            <text:p>972.994536635677</text:p>
          </table:table-cell>
          <table:table-cell table:number-columns-repeated="1009"/>
        </table:table-row>
        <table:table-row table:style-name="ro1">
          <table:table-cell table:formula="of:=[.A864]" office:value-type="float" office:value="1000" calcext:value-type="float">
            <text:p>1000</text:p>
          </table:table-cell>
          <table:table-cell table:formula="of:=[.J864]" office:value-type="float" office:value="16444096" calcext:value-type="float">
            <text:p>16444096</text:p>
          </table:table-cell>
          <table:table-cell table:formula="of:=[.I864]" office:value-type="float" office:value="444080000" calcext:value-type="float">
            <text:p>444080000</text:p>
          </table:table-cell>
          <table:table-cell table:formula="of:=[.D864]" office:value-type="float" office:value="100" calcext:value-type="float">
            <text:p>100</text:p>
          </table:table-cell>
          <table:table-cell table:formula="of:=[.D865]*[.$E$2]" office:value-type="float" office:value="18000" calcext:value-type="float">
            <text:p>18000</text:p>
          </table:table-cell>
          <table:table-cell table:formula="of:=[.A865]*[.$E$2]*[.D865]" office:value-type="float" office:value="18000000" calcext:value-type="float">
            <text:p>18000000</text:p>
          </table:table-cell>
          <table:table-cell table:formula="of:=[.F865]+[.C865]" office:value-type="float" office:value="462080000" calcext:value-type="float">
            <text:p>462080000</text:p>
          </table:table-cell>
          <table:table-cell table:formula="of:=ROUNDDOWN(([.F865]+[.C865])/1000000000)" office:value-type="float" office:value="0" calcext:value-type="float">
            <text:p>0</text:p>
          </table:table-cell>
          <table:table-cell table:formula="of:=IF([.G865]&gt;=0;MOD([.G865];1000000000);-MOD(-[.G865];1000000000))" office:value-type="float" office:value="462080000" calcext:value-type="float">
            <text:p>462080000</text:p>
          </table:table-cell>
          <table:table-cell table:formula="of:=[.B865]+[.E865]+[.H865]" office:value-type="float" office:value="16462096" calcext:value-type="float">
            <text:p>16462096</text:p>
          </table:table-cell>
          <table:table-cell/>
          <table:table-cell table:formula="of:=[.D865]+[.L864]" office:value-type="float" office:value="91456" calcext:value-type="float">
            <text:p>91456</text:p>
          </table:table-cell>
          <table:table-cell table:formula="of:=[.$E$1]*[.L865]" office:value-type="float" office:value="16462080" calcext:value-type="float">
            <text:p>16462080</text:p>
          </table:table-cell>
          <table:table-cell table:formula="of:=[.J865]-[.M865]" office:value-type="float" office:value="16" calcext:value-type="float">
            <text:p>16</text:p>
          </table:table-cell>
          <table:table-cell table:formula="of:=[.N865]/[.M865]*1000000000" office:value-type="float" office:value="971.930643029314" calcext:value-type="float">
            <text:p>971.930643029314</text:p>
          </table:table-cell>
          <table:table-cell table:number-columns-repeated="1009"/>
        </table:table-row>
        <table:table-row table:style-name="ro1">
          <table:table-cell table:formula="of:=[.A865]" office:value-type="float" office:value="1000" calcext:value-type="float">
            <text:p>1000</text:p>
          </table:table-cell>
          <table:table-cell table:formula="of:=[.J865]" office:value-type="float" office:value="16462096" calcext:value-type="float">
            <text:p>16462096</text:p>
          </table:table-cell>
          <table:table-cell table:formula="of:=[.I865]" office:value-type="float" office:value="462080000" calcext:value-type="float">
            <text:p>462080000</text:p>
          </table:table-cell>
          <table:table-cell table:formula="of:=[.D865]" office:value-type="float" office:value="100" calcext:value-type="float">
            <text:p>100</text:p>
          </table:table-cell>
          <table:table-cell table:formula="of:=[.D866]*[.$E$2]" office:value-type="float" office:value="18000" calcext:value-type="float">
            <text:p>18000</text:p>
          </table:table-cell>
          <table:table-cell table:formula="of:=[.A866]*[.$E$2]*[.D866]" office:value-type="float" office:value="18000000" calcext:value-type="float">
            <text:p>18000000</text:p>
          </table:table-cell>
          <table:table-cell table:formula="of:=[.F866]+[.C866]" office:value-type="float" office:value="480080000" calcext:value-type="float">
            <text:p>480080000</text:p>
          </table:table-cell>
          <table:table-cell table:formula="of:=ROUNDDOWN(([.F866]+[.C866])/1000000000)" office:value-type="float" office:value="0" calcext:value-type="float">
            <text:p>0</text:p>
          </table:table-cell>
          <table:table-cell table:formula="of:=IF([.G866]&gt;=0;MOD([.G866];1000000000);-MOD(-[.G866];1000000000))" office:value-type="float" office:value="480080000" calcext:value-type="float">
            <text:p>480080000</text:p>
          </table:table-cell>
          <table:table-cell table:formula="of:=[.B866]+[.E866]+[.H866]" office:value-type="float" office:value="16480096" calcext:value-type="float">
            <text:p>16480096</text:p>
          </table:table-cell>
          <table:table-cell/>
          <table:table-cell table:formula="of:=[.D866]+[.L865]" office:value-type="float" office:value="91556" calcext:value-type="float">
            <text:p>91556</text:p>
          </table:table-cell>
          <table:table-cell table:formula="of:=[.$E$1]*[.L866]" office:value-type="float" office:value="16480080" calcext:value-type="float">
            <text:p>16480080</text:p>
          </table:table-cell>
          <table:table-cell table:formula="of:=[.J866]-[.M866]" office:value-type="float" office:value="16" calcext:value-type="float">
            <text:p>16</text:p>
          </table:table-cell>
          <table:table-cell table:formula="of:=[.N866]/[.M866]*1000000000" office:value-type="float" office:value="970.8690734511" calcext:value-type="float">
            <text:p>970.8690734511</text:p>
          </table:table-cell>
          <table:table-cell table:number-columns-repeated="1009"/>
        </table:table-row>
        <table:table-row table:style-name="ro1">
          <table:table-cell table:formula="of:=[.A866]" office:value-type="float" office:value="1000" calcext:value-type="float">
            <text:p>1000</text:p>
          </table:table-cell>
          <table:table-cell table:formula="of:=[.J866]" office:value-type="float" office:value="16480096" calcext:value-type="float">
            <text:p>16480096</text:p>
          </table:table-cell>
          <table:table-cell table:formula="of:=[.I866]" office:value-type="float" office:value="480080000" calcext:value-type="float">
            <text:p>480080000</text:p>
          </table:table-cell>
          <table:table-cell table:formula="of:=[.D866]" office:value-type="float" office:value="100" calcext:value-type="float">
            <text:p>100</text:p>
          </table:table-cell>
          <table:table-cell table:formula="of:=[.D867]*[.$E$2]" office:value-type="float" office:value="18000" calcext:value-type="float">
            <text:p>18000</text:p>
          </table:table-cell>
          <table:table-cell table:formula="of:=[.A867]*[.$E$2]*[.D867]" office:value-type="float" office:value="18000000" calcext:value-type="float">
            <text:p>18000000</text:p>
          </table:table-cell>
          <table:table-cell table:formula="of:=[.F867]+[.C867]" office:value-type="float" office:value="498080000" calcext:value-type="float">
            <text:p>498080000</text:p>
          </table:table-cell>
          <table:table-cell table:formula="of:=ROUNDDOWN(([.F867]+[.C867])/1000000000)" office:value-type="float" office:value="0" calcext:value-type="float">
            <text:p>0</text:p>
          </table:table-cell>
          <table:table-cell table:formula="of:=IF([.G867]&gt;=0;MOD([.G867];1000000000);-MOD(-[.G867];1000000000))" office:value-type="float" office:value="498080000" calcext:value-type="float">
            <text:p>498080000</text:p>
          </table:table-cell>
          <table:table-cell table:formula="of:=[.B867]+[.E867]+[.H867]" office:value-type="float" office:value="16498096" calcext:value-type="float">
            <text:p>16498096</text:p>
          </table:table-cell>
          <table:table-cell/>
          <table:table-cell table:formula="of:=[.D867]+[.L866]" office:value-type="float" office:value="91656" calcext:value-type="float">
            <text:p>91656</text:p>
          </table:table-cell>
          <table:table-cell table:formula="of:=[.$E$1]*[.L867]" office:value-type="float" office:value="16498080" calcext:value-type="float">
            <text:p>16498080</text:p>
          </table:table-cell>
          <table:table-cell table:formula="of:=[.J867]-[.M867]" office:value-type="float" office:value="16" calcext:value-type="float">
            <text:p>16</text:p>
          </table:table-cell>
          <table:table-cell table:formula="of:=[.N867]/[.M867]*1000000000" office:value-type="float" office:value="969.80982029424" calcext:value-type="float">
            <text:p>969.80982029424</text:p>
          </table:table-cell>
          <table:table-cell table:number-columns-repeated="1009"/>
        </table:table-row>
        <table:table-row table:style-name="ro1">
          <table:table-cell table:formula="of:=[.A867]" office:value-type="float" office:value="1000" calcext:value-type="float">
            <text:p>1000</text:p>
          </table:table-cell>
          <table:table-cell table:formula="of:=[.J867]" office:value-type="float" office:value="16498096" calcext:value-type="float">
            <text:p>16498096</text:p>
          </table:table-cell>
          <table:table-cell table:formula="of:=[.I867]" office:value-type="float" office:value="498080000" calcext:value-type="float">
            <text:p>498080000</text:p>
          </table:table-cell>
          <table:table-cell table:formula="of:=[.D867]" office:value-type="float" office:value="100" calcext:value-type="float">
            <text:p>100</text:p>
          </table:table-cell>
          <table:table-cell table:formula="of:=[.D868]*[.$E$2]" office:value-type="float" office:value="18000" calcext:value-type="float">
            <text:p>18000</text:p>
          </table:table-cell>
          <table:table-cell table:formula="of:=[.A868]*[.$E$2]*[.D868]" office:value-type="float" office:value="18000000" calcext:value-type="float">
            <text:p>18000000</text:p>
          </table:table-cell>
          <table:table-cell table:formula="of:=[.F868]+[.C868]" office:value-type="float" office:value="516080000" calcext:value-type="float">
            <text:p>516080000</text:p>
          </table:table-cell>
          <table:table-cell table:formula="of:=ROUNDDOWN(([.F868]+[.C868])/1000000000)" office:value-type="float" office:value="0" calcext:value-type="float">
            <text:p>0</text:p>
          </table:table-cell>
          <table:table-cell table:formula="of:=IF([.G868]&gt;=0;MOD([.G868];1000000000);-MOD(-[.G868];1000000000))" office:value-type="float" office:value="516080000" calcext:value-type="float">
            <text:p>516080000</text:p>
          </table:table-cell>
          <table:table-cell table:formula="of:=[.B868]+[.E868]+[.H868]" office:value-type="float" office:value="16516096" calcext:value-type="float">
            <text:p>16516096</text:p>
          </table:table-cell>
          <table:table-cell/>
          <table:table-cell table:formula="of:=[.D868]+[.L867]" office:value-type="float" office:value="91756" calcext:value-type="float">
            <text:p>91756</text:p>
          </table:table-cell>
          <table:table-cell table:formula="of:=[.$E$1]*[.L868]" office:value-type="float" office:value="16516080" calcext:value-type="float">
            <text:p>16516080</text:p>
          </table:table-cell>
          <table:table-cell table:formula="of:=[.J868]-[.M868]" office:value-type="float" office:value="16" calcext:value-type="float">
            <text:p>16</text:p>
          </table:table-cell>
          <table:table-cell table:formula="of:=[.N868]/[.M868]*1000000000" office:value-type="float" office:value="968.752875985101" calcext:value-type="float">
            <text:p>968.752875985101</text:p>
          </table:table-cell>
          <table:table-cell table:number-columns-repeated="1009"/>
        </table:table-row>
        <table:table-row table:style-name="ro1">
          <table:table-cell table:formula="of:=[.A868]" office:value-type="float" office:value="1000" calcext:value-type="float">
            <text:p>1000</text:p>
          </table:table-cell>
          <table:table-cell table:formula="of:=[.J868]" office:value-type="float" office:value="16516096" calcext:value-type="float">
            <text:p>16516096</text:p>
          </table:table-cell>
          <table:table-cell table:formula="of:=[.I868]" office:value-type="float" office:value="516080000" calcext:value-type="float">
            <text:p>516080000</text:p>
          </table:table-cell>
          <table:table-cell table:formula="of:=[.D868]" office:value-type="float" office:value="100" calcext:value-type="float">
            <text:p>100</text:p>
          </table:table-cell>
          <table:table-cell table:formula="of:=[.D869]*[.$E$2]" office:value-type="float" office:value="18000" calcext:value-type="float">
            <text:p>18000</text:p>
          </table:table-cell>
          <table:table-cell table:formula="of:=[.A869]*[.$E$2]*[.D869]" office:value-type="float" office:value="18000000" calcext:value-type="float">
            <text:p>18000000</text:p>
          </table:table-cell>
          <table:table-cell table:formula="of:=[.F869]+[.C869]" office:value-type="float" office:value="534080000" calcext:value-type="float">
            <text:p>534080000</text:p>
          </table:table-cell>
          <table:table-cell table:formula="of:=ROUNDDOWN(([.F869]+[.C869])/1000000000)" office:value-type="float" office:value="0" calcext:value-type="float">
            <text:p>0</text:p>
          </table:table-cell>
          <table:table-cell table:formula="of:=IF([.G869]&gt;=0;MOD([.G869];1000000000);-MOD(-[.G869];1000000000))" office:value-type="float" office:value="534080000" calcext:value-type="float">
            <text:p>534080000</text:p>
          </table:table-cell>
          <table:table-cell table:formula="of:=[.B869]+[.E869]+[.H869]" office:value-type="float" office:value="16534096" calcext:value-type="float">
            <text:p>16534096</text:p>
          </table:table-cell>
          <table:table-cell/>
          <table:table-cell table:formula="of:=[.D869]+[.L868]" office:value-type="float" office:value="91856" calcext:value-type="float">
            <text:p>91856</text:p>
          </table:table-cell>
          <table:table-cell table:formula="of:=[.$E$1]*[.L869]" office:value-type="float" office:value="16534080" calcext:value-type="float">
            <text:p>16534080</text:p>
          </table:table-cell>
          <table:table-cell table:formula="of:=[.J869]-[.M869]" office:value-type="float" office:value="16" calcext:value-type="float">
            <text:p>16</text:p>
          </table:table-cell>
          <table:table-cell table:formula="of:=[.N869]/[.M869]*1000000000" office:value-type="float" office:value="967.698232983027" calcext:value-type="float">
            <text:p>967.698232983027</text:p>
          </table:table-cell>
          <table:table-cell table:number-columns-repeated="1009"/>
        </table:table-row>
        <table:table-row table:style-name="ro1">
          <table:table-cell table:formula="of:=[.A869]" office:value-type="float" office:value="1000" calcext:value-type="float">
            <text:p>1000</text:p>
          </table:table-cell>
          <table:table-cell table:formula="of:=[.J869]" office:value-type="float" office:value="16534096" calcext:value-type="float">
            <text:p>16534096</text:p>
          </table:table-cell>
          <table:table-cell table:formula="of:=[.I869]" office:value-type="float" office:value="534080000" calcext:value-type="float">
            <text:p>534080000</text:p>
          </table:table-cell>
          <table:table-cell table:formula="of:=[.D869]" office:value-type="float" office:value="100" calcext:value-type="float">
            <text:p>100</text:p>
          </table:table-cell>
          <table:table-cell table:formula="of:=[.D870]*[.$E$2]" office:value-type="float" office:value="18000" calcext:value-type="float">
            <text:p>18000</text:p>
          </table:table-cell>
          <table:table-cell table:formula="of:=[.A870]*[.$E$2]*[.D870]" office:value-type="float" office:value="18000000" calcext:value-type="float">
            <text:p>18000000</text:p>
          </table:table-cell>
          <table:table-cell table:formula="of:=[.F870]+[.C870]" office:value-type="float" office:value="552080000" calcext:value-type="float">
            <text:p>552080000</text:p>
          </table:table-cell>
          <table:table-cell table:formula="of:=ROUNDDOWN(([.F870]+[.C870])/1000000000)" office:value-type="float" office:value="0" calcext:value-type="float">
            <text:p>0</text:p>
          </table:table-cell>
          <table:table-cell table:formula="of:=IF([.G870]&gt;=0;MOD([.G870];1000000000);-MOD(-[.G870];1000000000))" office:value-type="float" office:value="552080000" calcext:value-type="float">
            <text:p>552080000</text:p>
          </table:table-cell>
          <table:table-cell table:formula="of:=[.B870]+[.E870]+[.H870]" office:value-type="float" office:value="16552096" calcext:value-type="float">
            <text:p>16552096</text:p>
          </table:table-cell>
          <table:table-cell/>
          <table:table-cell table:formula="of:=[.D870]+[.L869]" office:value-type="float" office:value="91956" calcext:value-type="float">
            <text:p>91956</text:p>
          </table:table-cell>
          <table:table-cell table:formula="of:=[.$E$1]*[.L870]" office:value-type="float" office:value="16552080" calcext:value-type="float">
            <text:p>16552080</text:p>
          </table:table-cell>
          <table:table-cell table:formula="of:=[.J870]-[.M870]" office:value-type="float" office:value="16" calcext:value-type="float">
            <text:p>16</text:p>
          </table:table-cell>
          <table:table-cell table:formula="of:=[.N870]/[.M870]*1000000000" office:value-type="float" office:value="966.645883780165" calcext:value-type="float">
            <text:p>966.645883780165</text:p>
          </table:table-cell>
          <table:table-cell table:number-columns-repeated="1009"/>
        </table:table-row>
        <table:table-row table:style-name="ro1">
          <table:table-cell table:formula="of:=[.A870]" office:value-type="float" office:value="1000" calcext:value-type="float">
            <text:p>1000</text:p>
          </table:table-cell>
          <table:table-cell table:formula="of:=[.J870]" office:value-type="float" office:value="16552096" calcext:value-type="float">
            <text:p>16552096</text:p>
          </table:table-cell>
          <table:table-cell table:formula="of:=[.I870]" office:value-type="float" office:value="552080000" calcext:value-type="float">
            <text:p>552080000</text:p>
          </table:table-cell>
          <table:table-cell table:formula="of:=[.D870]" office:value-type="float" office:value="100" calcext:value-type="float">
            <text:p>100</text:p>
          </table:table-cell>
          <table:table-cell table:formula="of:=[.D871]*[.$E$2]" office:value-type="float" office:value="18000" calcext:value-type="float">
            <text:p>18000</text:p>
          </table:table-cell>
          <table:table-cell table:formula="of:=[.A871]*[.$E$2]*[.D871]" office:value-type="float" office:value="18000000" calcext:value-type="float">
            <text:p>18000000</text:p>
          </table:table-cell>
          <table:table-cell table:formula="of:=[.F871]+[.C871]" office:value-type="float" office:value="570080000" calcext:value-type="float">
            <text:p>570080000</text:p>
          </table:table-cell>
          <table:table-cell table:formula="of:=ROUNDDOWN(([.F871]+[.C871])/1000000000)" office:value-type="float" office:value="0" calcext:value-type="float">
            <text:p>0</text:p>
          </table:table-cell>
          <table:table-cell table:formula="of:=IF([.G871]&gt;=0;MOD([.G871];1000000000);-MOD(-[.G871];1000000000))" office:value-type="float" office:value="570080000" calcext:value-type="float">
            <text:p>570080000</text:p>
          </table:table-cell>
          <table:table-cell table:formula="of:=[.B871]+[.E871]+[.H871]" office:value-type="float" office:value="16570096" calcext:value-type="float">
            <text:p>16570096</text:p>
          </table:table-cell>
          <table:table-cell/>
          <table:table-cell table:formula="of:=[.D871]+[.L870]" office:value-type="float" office:value="92056" calcext:value-type="float">
            <text:p>92056</text:p>
          </table:table-cell>
          <table:table-cell table:formula="of:=[.$E$1]*[.L871]" office:value-type="float" office:value="16570080" calcext:value-type="float">
            <text:p>16570080</text:p>
          </table:table-cell>
          <table:table-cell table:formula="of:=[.J871]-[.M871]" office:value-type="float" office:value="16" calcext:value-type="float">
            <text:p>16</text:p>
          </table:table-cell>
          <table:table-cell table:formula="of:=[.N871]/[.M871]*1000000000" office:value-type="float" office:value="965.595820901287" calcext:value-type="float">
            <text:p>965.595820901287</text:p>
          </table:table-cell>
          <table:table-cell table:number-columns-repeated="1009"/>
        </table:table-row>
        <table:table-row table:style-name="ro1">
          <table:table-cell table:formula="of:=[.A871]" office:value-type="float" office:value="1000" calcext:value-type="float">
            <text:p>1000</text:p>
          </table:table-cell>
          <table:table-cell table:formula="of:=[.J871]" office:value-type="float" office:value="16570096" calcext:value-type="float">
            <text:p>16570096</text:p>
          </table:table-cell>
          <table:table-cell table:formula="of:=[.I871]" office:value-type="float" office:value="570080000" calcext:value-type="float">
            <text:p>570080000</text:p>
          </table:table-cell>
          <table:table-cell table:formula="of:=[.D871]" office:value-type="float" office:value="100" calcext:value-type="float">
            <text:p>100</text:p>
          </table:table-cell>
          <table:table-cell table:formula="of:=[.D872]*[.$E$2]" office:value-type="float" office:value="18000" calcext:value-type="float">
            <text:p>18000</text:p>
          </table:table-cell>
          <table:table-cell table:formula="of:=[.A872]*[.$E$2]*[.D872]" office:value-type="float" office:value="18000000" calcext:value-type="float">
            <text:p>18000000</text:p>
          </table:table-cell>
          <table:table-cell table:formula="of:=[.F872]+[.C872]" office:value-type="float" office:value="588080000" calcext:value-type="float">
            <text:p>588080000</text:p>
          </table:table-cell>
          <table:table-cell table:formula="of:=ROUNDDOWN(([.F872]+[.C872])/1000000000)" office:value-type="float" office:value="0" calcext:value-type="float">
            <text:p>0</text:p>
          </table:table-cell>
          <table:table-cell table:formula="of:=IF([.G872]&gt;=0;MOD([.G872];1000000000);-MOD(-[.G872];1000000000))" office:value-type="float" office:value="588080000" calcext:value-type="float">
            <text:p>588080000</text:p>
          </table:table-cell>
          <table:table-cell table:formula="of:=[.B872]+[.E872]+[.H872]" office:value-type="float" office:value="16588096" calcext:value-type="float">
            <text:p>16588096</text:p>
          </table:table-cell>
          <table:table-cell/>
          <table:table-cell table:formula="of:=[.D872]+[.L871]" office:value-type="float" office:value="92156" calcext:value-type="float">
            <text:p>92156</text:p>
          </table:table-cell>
          <table:table-cell table:formula="of:=[.$E$1]*[.L872]" office:value-type="float" office:value="16588080" calcext:value-type="float">
            <text:p>16588080</text:p>
          </table:table-cell>
          <table:table-cell table:formula="of:=[.J872]-[.M872]" office:value-type="float" office:value="16" calcext:value-type="float">
            <text:p>16</text:p>
          </table:table-cell>
          <table:table-cell table:formula="of:=[.N872]/[.M872]*1000000000" office:value-type="float" office:value="964.548036903608" calcext:value-type="float">
            <text:p>964.548036903608</text:p>
          </table:table-cell>
          <table:table-cell table:number-columns-repeated="1009"/>
        </table:table-row>
        <table:table-row table:style-name="ro1">
          <table:table-cell table:formula="of:=[.A872]" office:value-type="float" office:value="1000" calcext:value-type="float">
            <text:p>1000</text:p>
          </table:table-cell>
          <table:table-cell table:formula="of:=[.J872]" office:value-type="float" office:value="16588096" calcext:value-type="float">
            <text:p>16588096</text:p>
          </table:table-cell>
          <table:table-cell table:formula="of:=[.I872]" office:value-type="float" office:value="588080000" calcext:value-type="float">
            <text:p>588080000</text:p>
          </table:table-cell>
          <table:table-cell table:formula="of:=[.D872]" office:value-type="float" office:value="100" calcext:value-type="float">
            <text:p>100</text:p>
          </table:table-cell>
          <table:table-cell table:formula="of:=[.D873]*[.$E$2]" office:value-type="float" office:value="18000" calcext:value-type="float">
            <text:p>18000</text:p>
          </table:table-cell>
          <table:table-cell table:formula="of:=[.A873]*[.$E$2]*[.D873]" office:value-type="float" office:value="18000000" calcext:value-type="float">
            <text:p>18000000</text:p>
          </table:table-cell>
          <table:table-cell table:formula="of:=[.F873]+[.C873]" office:value-type="float" office:value="606080000" calcext:value-type="float">
            <text:p>606080000</text:p>
          </table:table-cell>
          <table:table-cell table:formula="of:=ROUNDDOWN(([.F873]+[.C873])/1000000000)" office:value-type="float" office:value="0" calcext:value-type="float">
            <text:p>0</text:p>
          </table:table-cell>
          <table:table-cell table:formula="of:=IF([.G873]&gt;=0;MOD([.G873];1000000000);-MOD(-[.G873];1000000000))" office:value-type="float" office:value="606080000" calcext:value-type="float">
            <text:p>606080000</text:p>
          </table:table-cell>
          <table:table-cell table:formula="of:=[.B873]+[.E873]+[.H873]" office:value-type="float" office:value="16606096" calcext:value-type="float">
            <text:p>16606096</text:p>
          </table:table-cell>
          <table:table-cell/>
          <table:table-cell table:formula="of:=[.D873]+[.L872]" office:value-type="float" office:value="92256" calcext:value-type="float">
            <text:p>92256</text:p>
          </table:table-cell>
          <table:table-cell table:formula="of:=[.$E$1]*[.L873]" office:value-type="float" office:value="16606080" calcext:value-type="float">
            <text:p>16606080</text:p>
          </table:table-cell>
          <table:table-cell table:formula="of:=[.J873]-[.M873]" office:value-type="float" office:value="16" calcext:value-type="float">
            <text:p>16</text:p>
          </table:table-cell>
          <table:table-cell table:formula="of:=[.N873]/[.M873]*1000000000" office:value-type="float" office:value="963.502524376614" calcext:value-type="float">
            <text:p>963.502524376614</text:p>
          </table:table-cell>
          <table:table-cell table:number-columns-repeated="1009"/>
        </table:table-row>
        <table:table-row table:style-name="ro1">
          <table:table-cell table:formula="of:=[.A873]" office:value-type="float" office:value="1000" calcext:value-type="float">
            <text:p>1000</text:p>
          </table:table-cell>
          <table:table-cell table:formula="of:=[.J873]" office:value-type="float" office:value="16606096" calcext:value-type="float">
            <text:p>16606096</text:p>
          </table:table-cell>
          <table:table-cell table:formula="of:=[.I873]" office:value-type="float" office:value="606080000" calcext:value-type="float">
            <text:p>606080000</text:p>
          </table:table-cell>
          <table:table-cell table:formula="of:=[.D873]" office:value-type="float" office:value="100" calcext:value-type="float">
            <text:p>100</text:p>
          </table:table-cell>
          <table:table-cell table:formula="of:=[.D874]*[.$E$2]" office:value-type="float" office:value="18000" calcext:value-type="float">
            <text:p>18000</text:p>
          </table:table-cell>
          <table:table-cell table:formula="of:=[.A874]*[.$E$2]*[.D874]" office:value-type="float" office:value="18000000" calcext:value-type="float">
            <text:p>18000000</text:p>
          </table:table-cell>
          <table:table-cell table:formula="of:=[.F874]+[.C874]" office:value-type="float" office:value="624080000" calcext:value-type="float">
            <text:p>624080000</text:p>
          </table:table-cell>
          <table:table-cell table:formula="of:=ROUNDDOWN(([.F874]+[.C874])/1000000000)" office:value-type="float" office:value="0" calcext:value-type="float">
            <text:p>0</text:p>
          </table:table-cell>
          <table:table-cell table:formula="of:=IF([.G874]&gt;=0;MOD([.G874];1000000000);-MOD(-[.G874];1000000000))" office:value-type="float" office:value="624080000" calcext:value-type="float">
            <text:p>624080000</text:p>
          </table:table-cell>
          <table:table-cell table:formula="of:=[.B874]+[.E874]+[.H874]" office:value-type="float" office:value="16624096" calcext:value-type="float">
            <text:p>16624096</text:p>
          </table:table-cell>
          <table:table-cell/>
          <table:table-cell table:formula="of:=[.D874]+[.L873]" office:value-type="float" office:value="92356" calcext:value-type="float">
            <text:p>92356</text:p>
          </table:table-cell>
          <table:table-cell table:formula="of:=[.$E$1]*[.L874]" office:value-type="float" office:value="16624080" calcext:value-type="float">
            <text:p>16624080</text:p>
          </table:table-cell>
          <table:table-cell table:formula="of:=[.J874]-[.M874]" office:value-type="float" office:value="16" calcext:value-type="float">
            <text:p>16</text:p>
          </table:table-cell>
          <table:table-cell table:formula="of:=[.N874]/[.M874]*1000000000" office:value-type="float" office:value="962.459275941887" calcext:value-type="float">
            <text:p>962.459275941887</text:p>
          </table:table-cell>
          <table:table-cell table:number-columns-repeated="1009"/>
        </table:table-row>
        <table:table-row table:style-name="ro1">
          <table:table-cell table:formula="of:=[.A874]" office:value-type="float" office:value="1000" calcext:value-type="float">
            <text:p>1000</text:p>
          </table:table-cell>
          <table:table-cell table:formula="of:=[.J874]" office:value-type="float" office:value="16624096" calcext:value-type="float">
            <text:p>16624096</text:p>
          </table:table-cell>
          <table:table-cell table:formula="of:=[.I874]" office:value-type="float" office:value="624080000" calcext:value-type="float">
            <text:p>624080000</text:p>
          </table:table-cell>
          <table:table-cell table:formula="of:=[.D874]" office:value-type="float" office:value="100" calcext:value-type="float">
            <text:p>100</text:p>
          </table:table-cell>
          <table:table-cell table:formula="of:=[.D875]*[.$E$2]" office:value-type="float" office:value="18000" calcext:value-type="float">
            <text:p>18000</text:p>
          </table:table-cell>
          <table:table-cell table:formula="of:=[.A875]*[.$E$2]*[.D875]" office:value-type="float" office:value="18000000" calcext:value-type="float">
            <text:p>18000000</text:p>
          </table:table-cell>
          <table:table-cell table:formula="of:=[.F875]+[.C875]" office:value-type="float" office:value="642080000" calcext:value-type="float">
            <text:p>642080000</text:p>
          </table:table-cell>
          <table:table-cell table:formula="of:=ROUNDDOWN(([.F875]+[.C875])/1000000000)" office:value-type="float" office:value="0" calcext:value-type="float">
            <text:p>0</text:p>
          </table:table-cell>
          <table:table-cell table:formula="of:=IF([.G875]&gt;=0;MOD([.G875];1000000000);-MOD(-[.G875];1000000000))" office:value-type="float" office:value="642080000" calcext:value-type="float">
            <text:p>642080000</text:p>
          </table:table-cell>
          <table:table-cell table:formula="of:=[.B875]+[.E875]+[.H875]" office:value-type="float" office:value="16642096" calcext:value-type="float">
            <text:p>16642096</text:p>
          </table:table-cell>
          <table:table-cell/>
          <table:table-cell table:formula="of:=[.D875]+[.L874]" office:value-type="float" office:value="92456" calcext:value-type="float">
            <text:p>92456</text:p>
          </table:table-cell>
          <table:table-cell table:formula="of:=[.$E$1]*[.L875]" office:value-type="float" office:value="16642080" calcext:value-type="float">
            <text:p>16642080</text:p>
          </table:table-cell>
          <table:table-cell table:formula="of:=[.J875]-[.M875]" office:value-type="float" office:value="16" calcext:value-type="float">
            <text:p>16</text:p>
          </table:table-cell>
          <table:table-cell table:formula="of:=[.N875]/[.M875]*1000000000" office:value-type="float" office:value="961.41828425293" calcext:value-type="float">
            <text:p>961.41828425293</text:p>
          </table:table-cell>
          <table:table-cell table:number-columns-repeated="1009"/>
        </table:table-row>
        <table:table-row table:style-name="ro1">
          <table:table-cell table:formula="of:=[.A875]" office:value-type="float" office:value="1000" calcext:value-type="float">
            <text:p>1000</text:p>
          </table:table-cell>
          <table:table-cell table:formula="of:=[.J875]" office:value-type="float" office:value="16642096" calcext:value-type="float">
            <text:p>16642096</text:p>
          </table:table-cell>
          <table:table-cell table:formula="of:=[.I875]" office:value-type="float" office:value="642080000" calcext:value-type="float">
            <text:p>642080000</text:p>
          </table:table-cell>
          <table:table-cell table:formula="of:=[.D875]" office:value-type="float" office:value="100" calcext:value-type="float">
            <text:p>100</text:p>
          </table:table-cell>
          <table:table-cell table:formula="of:=[.D876]*[.$E$2]" office:value-type="float" office:value="18000" calcext:value-type="float">
            <text:p>18000</text:p>
          </table:table-cell>
          <table:table-cell table:formula="of:=[.A876]*[.$E$2]*[.D876]" office:value-type="float" office:value="18000000" calcext:value-type="float">
            <text:p>18000000</text:p>
          </table:table-cell>
          <table:table-cell table:formula="of:=[.F876]+[.C876]" office:value-type="float" office:value="660080000" calcext:value-type="float">
            <text:p>660080000</text:p>
          </table:table-cell>
          <table:table-cell table:formula="of:=ROUNDDOWN(([.F876]+[.C876])/1000000000)" office:value-type="float" office:value="0" calcext:value-type="float">
            <text:p>0</text:p>
          </table:table-cell>
          <table:table-cell table:formula="of:=IF([.G876]&gt;=0;MOD([.G876];1000000000);-MOD(-[.G876];1000000000))" office:value-type="float" office:value="660080000" calcext:value-type="float">
            <text:p>660080000</text:p>
          </table:table-cell>
          <table:table-cell table:formula="of:=[.B876]+[.E876]+[.H876]" office:value-type="float" office:value="16660096" calcext:value-type="float">
            <text:p>16660096</text:p>
          </table:table-cell>
          <table:table-cell/>
          <table:table-cell table:formula="of:=[.D876]+[.L875]" office:value-type="float" office:value="92556" calcext:value-type="float">
            <text:p>92556</text:p>
          </table:table-cell>
          <table:table-cell table:formula="of:=[.$E$1]*[.L876]" office:value-type="float" office:value="16660080" calcext:value-type="float">
            <text:p>16660080</text:p>
          </table:table-cell>
          <table:table-cell table:formula="of:=[.J876]-[.M876]" office:value-type="float" office:value="16" calcext:value-type="float">
            <text:p>16</text:p>
          </table:table-cell>
          <table:table-cell table:formula="of:=[.N876]/[.M876]*1000000000" office:value-type="float" office:value="960.379541994996" calcext:value-type="float">
            <text:p>960.379541994996</text:p>
          </table:table-cell>
          <table:table-cell table:number-columns-repeated="1009"/>
        </table:table-row>
        <table:table-row table:style-name="ro1">
          <table:table-cell table:formula="of:=[.A876]" office:value-type="float" office:value="1000" calcext:value-type="float">
            <text:p>1000</text:p>
          </table:table-cell>
          <table:table-cell table:formula="of:=[.J876]" office:value-type="float" office:value="16660096" calcext:value-type="float">
            <text:p>16660096</text:p>
          </table:table-cell>
          <table:table-cell table:formula="of:=[.I876]" office:value-type="float" office:value="660080000" calcext:value-type="float">
            <text:p>660080000</text:p>
          </table:table-cell>
          <table:table-cell table:formula="of:=[.D876]" office:value-type="float" office:value="100" calcext:value-type="float">
            <text:p>100</text:p>
          </table:table-cell>
          <table:table-cell table:formula="of:=[.D877]*[.$E$2]" office:value-type="float" office:value="18000" calcext:value-type="float">
            <text:p>18000</text:p>
          </table:table-cell>
          <table:table-cell table:formula="of:=[.A877]*[.$E$2]*[.D877]" office:value-type="float" office:value="18000000" calcext:value-type="float">
            <text:p>18000000</text:p>
          </table:table-cell>
          <table:table-cell table:formula="of:=[.F877]+[.C877]" office:value-type="float" office:value="678080000" calcext:value-type="float">
            <text:p>678080000</text:p>
          </table:table-cell>
          <table:table-cell table:formula="of:=ROUNDDOWN(([.F877]+[.C877])/1000000000)" office:value-type="float" office:value="0" calcext:value-type="float">
            <text:p>0</text:p>
          </table:table-cell>
          <table:table-cell table:formula="of:=IF([.G877]&gt;=0;MOD([.G877];1000000000);-MOD(-[.G877];1000000000))" office:value-type="float" office:value="678080000" calcext:value-type="float">
            <text:p>678080000</text:p>
          </table:table-cell>
          <table:table-cell table:formula="of:=[.B877]+[.E877]+[.H877]" office:value-type="float" office:value="16678096" calcext:value-type="float">
            <text:p>16678096</text:p>
          </table:table-cell>
          <table:table-cell/>
          <table:table-cell table:formula="of:=[.D877]+[.L876]" office:value-type="float" office:value="92656" calcext:value-type="float">
            <text:p>92656</text:p>
          </table:table-cell>
          <table:table-cell table:formula="of:=[.$E$1]*[.L877]" office:value-type="float" office:value="16678080" calcext:value-type="float">
            <text:p>16678080</text:p>
          </table:table-cell>
          <table:table-cell table:formula="of:=[.J877]-[.M877]" office:value-type="float" office:value="16" calcext:value-type="float">
            <text:p>16</text:p>
          </table:table-cell>
          <table:table-cell table:formula="of:=[.N877]/[.M877]*1000000000" office:value-type="float" office:value="959.343041884917" calcext:value-type="float">
            <text:p>959.343041884917</text:p>
          </table:table-cell>
          <table:table-cell table:number-columns-repeated="1009"/>
        </table:table-row>
        <table:table-row table:style-name="ro1">
          <table:table-cell table:formula="of:=[.A877]" office:value-type="float" office:value="1000" calcext:value-type="float">
            <text:p>1000</text:p>
          </table:table-cell>
          <table:table-cell table:formula="of:=[.J877]" office:value-type="float" office:value="16678096" calcext:value-type="float">
            <text:p>16678096</text:p>
          </table:table-cell>
          <table:table-cell table:formula="of:=[.I877]" office:value-type="float" office:value="678080000" calcext:value-type="float">
            <text:p>678080000</text:p>
          </table:table-cell>
          <table:table-cell table:formula="of:=[.D877]" office:value-type="float" office:value="100" calcext:value-type="float">
            <text:p>100</text:p>
          </table:table-cell>
          <table:table-cell table:formula="of:=[.D878]*[.$E$2]" office:value-type="float" office:value="18000" calcext:value-type="float">
            <text:p>18000</text:p>
          </table:table-cell>
          <table:table-cell table:formula="of:=[.A878]*[.$E$2]*[.D878]" office:value-type="float" office:value="18000000" calcext:value-type="float">
            <text:p>18000000</text:p>
          </table:table-cell>
          <table:table-cell table:formula="of:=[.F878]+[.C878]" office:value-type="float" office:value="696080000" calcext:value-type="float">
            <text:p>696080000</text:p>
          </table:table-cell>
          <table:table-cell table:formula="of:=ROUNDDOWN(([.F878]+[.C878])/1000000000)" office:value-type="float" office:value="0" calcext:value-type="float">
            <text:p>0</text:p>
          </table:table-cell>
          <table:table-cell table:formula="of:=IF([.G878]&gt;=0;MOD([.G878];1000000000);-MOD(-[.G878];1000000000))" office:value-type="float" office:value="696080000" calcext:value-type="float">
            <text:p>696080000</text:p>
          </table:table-cell>
          <table:table-cell table:formula="of:=[.B878]+[.E878]+[.H878]" office:value-type="float" office:value="16696096" calcext:value-type="float">
            <text:p>16696096</text:p>
          </table:table-cell>
          <table:table-cell/>
          <table:table-cell table:formula="of:=[.D878]+[.L877]" office:value-type="float" office:value="92756" calcext:value-type="float">
            <text:p>92756</text:p>
          </table:table-cell>
          <table:table-cell table:formula="of:=[.$E$1]*[.L878]" office:value-type="float" office:value="16696080" calcext:value-type="float">
            <text:p>16696080</text:p>
          </table:table-cell>
          <table:table-cell table:formula="of:=[.J878]-[.M878]" office:value-type="float" office:value="16" calcext:value-type="float">
            <text:p>16</text:p>
          </table:table-cell>
          <table:table-cell table:formula="of:=[.N878]/[.M878]*1000000000" office:value-type="float" office:value="958.308776670931" calcext:value-type="float">
            <text:p>958.308776670931</text:p>
          </table:table-cell>
          <table:table-cell table:number-columns-repeated="1009"/>
        </table:table-row>
        <table:table-row table:style-name="ro1">
          <table:table-cell table:formula="of:=[.A878]" office:value-type="float" office:value="1000" calcext:value-type="float">
            <text:p>1000</text:p>
          </table:table-cell>
          <table:table-cell table:formula="of:=[.J878]" office:value-type="float" office:value="16696096" calcext:value-type="float">
            <text:p>16696096</text:p>
          </table:table-cell>
          <table:table-cell table:formula="of:=[.I878]" office:value-type="float" office:value="696080000" calcext:value-type="float">
            <text:p>696080000</text:p>
          </table:table-cell>
          <table:table-cell table:formula="of:=[.D878]" office:value-type="float" office:value="100" calcext:value-type="float">
            <text:p>100</text:p>
          </table:table-cell>
          <table:table-cell table:formula="of:=[.D879]*[.$E$2]" office:value-type="float" office:value="18000" calcext:value-type="float">
            <text:p>18000</text:p>
          </table:table-cell>
          <table:table-cell table:formula="of:=[.A879]*[.$E$2]*[.D879]" office:value-type="float" office:value="18000000" calcext:value-type="float">
            <text:p>18000000</text:p>
          </table:table-cell>
          <table:table-cell table:formula="of:=[.F879]+[.C879]" office:value-type="float" office:value="714080000" calcext:value-type="float">
            <text:p>714080000</text:p>
          </table:table-cell>
          <table:table-cell table:formula="of:=ROUNDDOWN(([.F879]+[.C879])/1000000000)" office:value-type="float" office:value="0" calcext:value-type="float">
            <text:p>0</text:p>
          </table:table-cell>
          <table:table-cell table:formula="of:=IF([.G879]&gt;=0;MOD([.G879];1000000000);-MOD(-[.G879];1000000000))" office:value-type="float" office:value="714080000" calcext:value-type="float">
            <text:p>714080000</text:p>
          </table:table-cell>
          <table:table-cell table:formula="of:=[.B879]+[.E879]+[.H879]" office:value-type="float" office:value="16714096" calcext:value-type="float">
            <text:p>16714096</text:p>
          </table:table-cell>
          <table:table-cell/>
          <table:table-cell table:formula="of:=[.D879]+[.L878]" office:value-type="float" office:value="92856" calcext:value-type="float">
            <text:p>92856</text:p>
          </table:table-cell>
          <table:table-cell table:formula="of:=[.$E$1]*[.L879]" office:value-type="float" office:value="16714080" calcext:value-type="float">
            <text:p>16714080</text:p>
          </table:table-cell>
          <table:table-cell table:formula="of:=[.J879]-[.M879]" office:value-type="float" office:value="16" calcext:value-type="float">
            <text:p>16</text:p>
          </table:table-cell>
          <table:table-cell table:formula="of:=[.N879]/[.M879]*1000000000" office:value-type="float" office:value="957.276739132516" calcext:value-type="float">
            <text:p>957.276739132516</text:p>
          </table:table-cell>
          <table:table-cell table:number-columns-repeated="1009"/>
        </table:table-row>
        <table:table-row table:style-name="ro1">
          <table:table-cell table:formula="of:=[.A879]" office:value-type="float" office:value="1000" calcext:value-type="float">
            <text:p>1000</text:p>
          </table:table-cell>
          <table:table-cell table:formula="of:=[.J879]" office:value-type="float" office:value="16714096" calcext:value-type="float">
            <text:p>16714096</text:p>
          </table:table-cell>
          <table:table-cell table:formula="of:=[.I879]" office:value-type="float" office:value="714080000" calcext:value-type="float">
            <text:p>714080000</text:p>
          </table:table-cell>
          <table:table-cell table:formula="of:=[.D879]" office:value-type="float" office:value="100" calcext:value-type="float">
            <text:p>100</text:p>
          </table:table-cell>
          <table:table-cell table:formula="of:=[.D880]*[.$E$2]" office:value-type="float" office:value="18000" calcext:value-type="float">
            <text:p>18000</text:p>
          </table:table-cell>
          <table:table-cell table:formula="of:=[.A880]*[.$E$2]*[.D880]" office:value-type="float" office:value="18000000" calcext:value-type="float">
            <text:p>18000000</text:p>
          </table:table-cell>
          <table:table-cell table:formula="of:=[.F880]+[.C880]" office:value-type="float" office:value="732080000" calcext:value-type="float">
            <text:p>732080000</text:p>
          </table:table-cell>
          <table:table-cell table:formula="of:=ROUNDDOWN(([.F880]+[.C880])/1000000000)" office:value-type="float" office:value="0" calcext:value-type="float">
            <text:p>0</text:p>
          </table:table-cell>
          <table:table-cell table:formula="of:=IF([.G880]&gt;=0;MOD([.G880];1000000000);-MOD(-[.G880];1000000000))" office:value-type="float" office:value="732080000" calcext:value-type="float">
            <text:p>732080000</text:p>
          </table:table-cell>
          <table:table-cell table:formula="of:=[.B880]+[.E880]+[.H880]" office:value-type="float" office:value="16732096" calcext:value-type="float">
            <text:p>16732096</text:p>
          </table:table-cell>
          <table:table-cell/>
          <table:table-cell table:formula="of:=[.D880]+[.L879]" office:value-type="float" office:value="92956" calcext:value-type="float">
            <text:p>92956</text:p>
          </table:table-cell>
          <table:table-cell table:formula="of:=[.$E$1]*[.L880]" office:value-type="float" office:value="16732080" calcext:value-type="float">
            <text:p>16732080</text:p>
          </table:table-cell>
          <table:table-cell table:formula="of:=[.J880]-[.M880]" office:value-type="float" office:value="16" calcext:value-type="float">
            <text:p>16</text:p>
          </table:table-cell>
          <table:table-cell table:formula="of:=[.N880]/[.M880]*1000000000" office:value-type="float" office:value="956.246922080219" calcext:value-type="float">
            <text:p>956.246922080219</text:p>
          </table:table-cell>
          <table:table-cell table:number-columns-repeated="1009"/>
        </table:table-row>
        <table:table-row table:style-name="ro1">
          <table:table-cell table:formula="of:=[.A880]" office:value-type="float" office:value="1000" calcext:value-type="float">
            <text:p>1000</text:p>
          </table:table-cell>
          <table:table-cell table:formula="of:=[.J880]" office:value-type="float" office:value="16732096" calcext:value-type="float">
            <text:p>16732096</text:p>
          </table:table-cell>
          <table:table-cell table:formula="of:=[.I880]" office:value-type="float" office:value="732080000" calcext:value-type="float">
            <text:p>732080000</text:p>
          </table:table-cell>
          <table:table-cell table:formula="of:=[.D880]" office:value-type="float" office:value="100" calcext:value-type="float">
            <text:p>100</text:p>
          </table:table-cell>
          <table:table-cell table:formula="of:=[.D881]*[.$E$2]" office:value-type="float" office:value="18000" calcext:value-type="float">
            <text:p>18000</text:p>
          </table:table-cell>
          <table:table-cell table:formula="of:=[.A881]*[.$E$2]*[.D881]" office:value-type="float" office:value="18000000" calcext:value-type="float">
            <text:p>18000000</text:p>
          </table:table-cell>
          <table:table-cell table:formula="of:=[.F881]+[.C881]" office:value-type="float" office:value="750080000" calcext:value-type="float">
            <text:p>750080000</text:p>
          </table:table-cell>
          <table:table-cell table:formula="of:=ROUNDDOWN(([.F881]+[.C881])/1000000000)" office:value-type="float" office:value="0" calcext:value-type="float">
            <text:p>0</text:p>
          </table:table-cell>
          <table:table-cell table:formula="of:=IF([.G881]&gt;=0;MOD([.G881];1000000000);-MOD(-[.G881];1000000000))" office:value-type="float" office:value="750080000" calcext:value-type="float">
            <text:p>750080000</text:p>
          </table:table-cell>
          <table:table-cell table:formula="of:=[.B881]+[.E881]+[.H881]" office:value-type="float" office:value="16750096" calcext:value-type="float">
            <text:p>16750096</text:p>
          </table:table-cell>
          <table:table-cell/>
          <table:table-cell table:formula="of:=[.D881]+[.L880]" office:value-type="float" office:value="93056" calcext:value-type="float">
            <text:p>93056</text:p>
          </table:table-cell>
          <table:table-cell table:formula="of:=[.$E$1]*[.L881]" office:value-type="float" office:value="16750080" calcext:value-type="float">
            <text:p>16750080</text:p>
          </table:table-cell>
          <table:table-cell table:formula="of:=[.J881]-[.M881]" office:value-type="float" office:value="16" calcext:value-type="float">
            <text:p>16</text:p>
          </table:table-cell>
          <table:table-cell table:formula="of:=[.N881]/[.M881]*1000000000" office:value-type="float" office:value="955.219318355494" calcext:value-type="float">
            <text:p>955.219318355494</text:p>
          </table:table-cell>
          <table:table-cell table:number-columns-repeated="1009"/>
        </table:table-row>
        <table:table-row table:style-name="ro1">
          <table:table-cell table:formula="of:=[.A881]" office:value-type="float" office:value="1000" calcext:value-type="float">
            <text:p>1000</text:p>
          </table:table-cell>
          <table:table-cell table:formula="of:=[.J881]" office:value-type="float" office:value="16750096" calcext:value-type="float">
            <text:p>16750096</text:p>
          </table:table-cell>
          <table:table-cell table:formula="of:=[.I881]" office:value-type="float" office:value="750080000" calcext:value-type="float">
            <text:p>750080000</text:p>
          </table:table-cell>
          <table:table-cell table:formula="of:=[.D881]" office:value-type="float" office:value="100" calcext:value-type="float">
            <text:p>100</text:p>
          </table:table-cell>
          <table:table-cell table:formula="of:=[.D882]*[.$E$2]" office:value-type="float" office:value="18000" calcext:value-type="float">
            <text:p>18000</text:p>
          </table:table-cell>
          <table:table-cell table:formula="of:=[.A882]*[.$E$2]*[.D882]" office:value-type="float" office:value="18000000" calcext:value-type="float">
            <text:p>18000000</text:p>
          </table:table-cell>
          <table:table-cell table:formula="of:=[.F882]+[.C882]" office:value-type="float" office:value="768080000" calcext:value-type="float">
            <text:p>768080000</text:p>
          </table:table-cell>
          <table:table-cell table:formula="of:=ROUNDDOWN(([.F882]+[.C882])/1000000000)" office:value-type="float" office:value="0" calcext:value-type="float">
            <text:p>0</text:p>
          </table:table-cell>
          <table:table-cell table:formula="of:=IF([.G882]&gt;=0;MOD([.G882];1000000000);-MOD(-[.G882];1000000000))" office:value-type="float" office:value="768080000" calcext:value-type="float">
            <text:p>768080000</text:p>
          </table:table-cell>
          <table:table-cell table:formula="of:=[.B882]+[.E882]+[.H882]" office:value-type="float" office:value="16768096" calcext:value-type="float">
            <text:p>16768096</text:p>
          </table:table-cell>
          <table:table-cell/>
          <table:table-cell table:formula="of:=[.D882]+[.L881]" office:value-type="float" office:value="93156" calcext:value-type="float">
            <text:p>93156</text:p>
          </table:table-cell>
          <table:table-cell table:formula="of:=[.$E$1]*[.L882]" office:value-type="float" office:value="16768080" calcext:value-type="float">
            <text:p>16768080</text:p>
          </table:table-cell>
          <table:table-cell table:formula="of:=[.J882]-[.M882]" office:value-type="float" office:value="16" calcext:value-type="float">
            <text:p>16</text:p>
          </table:table-cell>
          <table:table-cell table:formula="of:=[.N882]/[.M882]*1000000000" office:value-type="float" office:value="954.19392083053" calcext:value-type="float">
            <text:p>954.19392083053</text:p>
          </table:table-cell>
          <table:table-cell table:number-columns-repeated="1009"/>
        </table:table-row>
        <table:table-row table:style-name="ro1">
          <table:table-cell table:formula="of:=[.A882]" office:value-type="float" office:value="1000" calcext:value-type="float">
            <text:p>1000</text:p>
          </table:table-cell>
          <table:table-cell table:formula="of:=[.J882]" office:value-type="float" office:value="16768096" calcext:value-type="float">
            <text:p>16768096</text:p>
          </table:table-cell>
          <table:table-cell table:formula="of:=[.I882]" office:value-type="float" office:value="768080000" calcext:value-type="float">
            <text:p>768080000</text:p>
          </table:table-cell>
          <table:table-cell table:formula="of:=[.D882]" office:value-type="float" office:value="100" calcext:value-type="float">
            <text:p>100</text:p>
          </table:table-cell>
          <table:table-cell table:formula="of:=[.D883]*[.$E$2]" office:value-type="float" office:value="18000" calcext:value-type="float">
            <text:p>18000</text:p>
          </table:table-cell>
          <table:table-cell table:formula="of:=[.A883]*[.$E$2]*[.D883]" office:value-type="float" office:value="18000000" calcext:value-type="float">
            <text:p>18000000</text:p>
          </table:table-cell>
          <table:table-cell table:formula="of:=[.F883]+[.C883]" office:value-type="float" office:value="786080000" calcext:value-type="float">
            <text:p>786080000</text:p>
          </table:table-cell>
          <table:table-cell table:formula="of:=ROUNDDOWN(([.F883]+[.C883])/1000000000)" office:value-type="float" office:value="0" calcext:value-type="float">
            <text:p>0</text:p>
          </table:table-cell>
          <table:table-cell table:formula="of:=IF([.G883]&gt;=0;MOD([.G883];1000000000);-MOD(-[.G883];1000000000))" office:value-type="float" office:value="786080000" calcext:value-type="float">
            <text:p>786080000</text:p>
          </table:table-cell>
          <table:table-cell table:formula="of:=[.B883]+[.E883]+[.H883]" office:value-type="float" office:value="16786096" calcext:value-type="float">
            <text:p>16786096</text:p>
          </table:table-cell>
          <table:table-cell/>
          <table:table-cell table:formula="of:=[.D883]+[.L882]" office:value-type="float" office:value="93256" calcext:value-type="float">
            <text:p>93256</text:p>
          </table:table-cell>
          <table:table-cell table:formula="of:=[.$E$1]*[.L883]" office:value-type="float" office:value="16786080" calcext:value-type="float">
            <text:p>16786080</text:p>
          </table:table-cell>
          <table:table-cell table:formula="of:=[.J883]-[.M883]" office:value-type="float" office:value="16" calcext:value-type="float">
            <text:p>16</text:p>
          </table:table-cell>
          <table:table-cell table:formula="of:=[.N883]/[.M883]*1000000000" office:value-type="float" office:value="953.170722408091" calcext:value-type="float">
            <text:p>953.170722408091</text:p>
          </table:table-cell>
          <table:table-cell table:number-columns-repeated="1009"/>
        </table:table-row>
        <table:table-row table:style-name="ro1">
          <table:table-cell table:formula="of:=[.A883]" office:value-type="float" office:value="1000" calcext:value-type="float">
            <text:p>1000</text:p>
          </table:table-cell>
          <table:table-cell table:formula="of:=[.J883]" office:value-type="float" office:value="16786096" calcext:value-type="float">
            <text:p>16786096</text:p>
          </table:table-cell>
          <table:table-cell table:formula="of:=[.I883]" office:value-type="float" office:value="786080000" calcext:value-type="float">
            <text:p>786080000</text:p>
          </table:table-cell>
          <table:table-cell table:formula="of:=[.D883]" office:value-type="float" office:value="100" calcext:value-type="float">
            <text:p>100</text:p>
          </table:table-cell>
          <table:table-cell table:formula="of:=[.D884]*[.$E$2]" office:value-type="float" office:value="18000" calcext:value-type="float">
            <text:p>18000</text:p>
          </table:table-cell>
          <table:table-cell table:formula="of:=[.A884]*[.$E$2]*[.D884]" office:value-type="float" office:value="18000000" calcext:value-type="float">
            <text:p>18000000</text:p>
          </table:table-cell>
          <table:table-cell table:formula="of:=[.F884]+[.C884]" office:value-type="float" office:value="804080000" calcext:value-type="float">
            <text:p>804080000</text:p>
          </table:table-cell>
          <table:table-cell table:formula="of:=ROUNDDOWN(([.F884]+[.C884])/1000000000)" office:value-type="float" office:value="0" calcext:value-type="float">
            <text:p>0</text:p>
          </table:table-cell>
          <table:table-cell table:formula="of:=IF([.G884]&gt;=0;MOD([.G884];1000000000);-MOD(-[.G884];1000000000))" office:value-type="float" office:value="804080000" calcext:value-type="float">
            <text:p>804080000</text:p>
          </table:table-cell>
          <table:table-cell table:formula="of:=[.B884]+[.E884]+[.H884]" office:value-type="float" office:value="16804096" calcext:value-type="float">
            <text:p>16804096</text:p>
          </table:table-cell>
          <table:table-cell/>
          <table:table-cell table:formula="of:=[.D884]+[.L883]" office:value-type="float" office:value="93356" calcext:value-type="float">
            <text:p>93356</text:p>
          </table:table-cell>
          <table:table-cell table:formula="of:=[.$E$1]*[.L884]" office:value-type="float" office:value="16804080" calcext:value-type="float">
            <text:p>16804080</text:p>
          </table:table-cell>
          <table:table-cell table:formula="of:=[.J884]-[.M884]" office:value-type="float" office:value="16" calcext:value-type="float">
            <text:p>16</text:p>
          </table:table-cell>
          <table:table-cell table:formula="of:=[.N884]/[.M884]*1000000000" office:value-type="float" office:value="952.149716021347" calcext:value-type="float">
            <text:p>952.149716021347</text:p>
          </table:table-cell>
          <table:table-cell table:number-columns-repeated="1009"/>
        </table:table-row>
        <table:table-row table:style-name="ro1">
          <table:table-cell table:formula="of:=[.A884]" office:value-type="float" office:value="1000" calcext:value-type="float">
            <text:p>1000</text:p>
          </table:table-cell>
          <table:table-cell table:formula="of:=[.J884]" office:value-type="float" office:value="16804096" calcext:value-type="float">
            <text:p>16804096</text:p>
          </table:table-cell>
          <table:table-cell table:formula="of:=[.I884]" office:value-type="float" office:value="804080000" calcext:value-type="float">
            <text:p>804080000</text:p>
          </table:table-cell>
          <table:table-cell table:formula="of:=[.D884]" office:value-type="float" office:value="100" calcext:value-type="float">
            <text:p>100</text:p>
          </table:table-cell>
          <table:table-cell table:formula="of:=[.D885]*[.$E$2]" office:value-type="float" office:value="18000" calcext:value-type="float">
            <text:p>18000</text:p>
          </table:table-cell>
          <table:table-cell table:formula="of:=[.A885]*[.$E$2]*[.D885]" office:value-type="float" office:value="18000000" calcext:value-type="float">
            <text:p>18000000</text:p>
          </table:table-cell>
          <table:table-cell table:formula="of:=[.F885]+[.C885]" office:value-type="float" office:value="822080000" calcext:value-type="float">
            <text:p>822080000</text:p>
          </table:table-cell>
          <table:table-cell table:formula="of:=ROUNDDOWN(([.F885]+[.C885])/1000000000)" office:value-type="float" office:value="0" calcext:value-type="float">
            <text:p>0</text:p>
          </table:table-cell>
          <table:table-cell table:formula="of:=IF([.G885]&gt;=0;MOD([.G885];1000000000);-MOD(-[.G885];1000000000))" office:value-type="float" office:value="822080000" calcext:value-type="float">
            <text:p>822080000</text:p>
          </table:table-cell>
          <table:table-cell table:formula="of:=[.B885]+[.E885]+[.H885]" office:value-type="float" office:value="16822096" calcext:value-type="float">
            <text:p>16822096</text:p>
          </table:table-cell>
          <table:table-cell/>
          <table:table-cell table:formula="of:=[.D885]+[.L884]" office:value-type="float" office:value="93456" calcext:value-type="float">
            <text:p>93456</text:p>
          </table:table-cell>
          <table:table-cell table:formula="of:=[.$E$1]*[.L885]" office:value-type="float" office:value="16822080" calcext:value-type="float">
            <text:p>16822080</text:p>
          </table:table-cell>
          <table:table-cell table:formula="of:=[.J885]-[.M885]" office:value-type="float" office:value="16" calcext:value-type="float">
            <text:p>16</text:p>
          </table:table-cell>
          <table:table-cell table:formula="of:=[.N885]/[.M885]*1000000000" office:value-type="float" office:value="951.13089463372" calcext:value-type="float">
            <text:p>951.13089463372</text:p>
          </table:table-cell>
          <table:table-cell table:number-columns-repeated="1009"/>
        </table:table-row>
        <table:table-row table:style-name="ro1">
          <table:table-cell table:formula="of:=[.A885]" office:value-type="float" office:value="1000" calcext:value-type="float">
            <text:p>1000</text:p>
          </table:table-cell>
          <table:table-cell table:formula="of:=[.J885]" office:value-type="float" office:value="16822096" calcext:value-type="float">
            <text:p>16822096</text:p>
          </table:table-cell>
          <table:table-cell table:formula="of:=[.I885]" office:value-type="float" office:value="822080000" calcext:value-type="float">
            <text:p>822080000</text:p>
          </table:table-cell>
          <table:table-cell table:formula="of:=[.D885]" office:value-type="float" office:value="100" calcext:value-type="float">
            <text:p>100</text:p>
          </table:table-cell>
          <table:table-cell table:formula="of:=[.D886]*[.$E$2]" office:value-type="float" office:value="18000" calcext:value-type="float">
            <text:p>18000</text:p>
          </table:table-cell>
          <table:table-cell table:formula="of:=[.A886]*[.$E$2]*[.D886]" office:value-type="float" office:value="18000000" calcext:value-type="float">
            <text:p>18000000</text:p>
          </table:table-cell>
          <table:table-cell table:formula="of:=[.F886]+[.C886]" office:value-type="float" office:value="840080000" calcext:value-type="float">
            <text:p>840080000</text:p>
          </table:table-cell>
          <table:table-cell table:formula="of:=ROUNDDOWN(([.F886]+[.C886])/1000000000)" office:value-type="float" office:value="0" calcext:value-type="float">
            <text:p>0</text:p>
          </table:table-cell>
          <table:table-cell table:formula="of:=IF([.G886]&gt;=0;MOD([.G886];1000000000);-MOD(-[.G886];1000000000))" office:value-type="float" office:value="840080000" calcext:value-type="float">
            <text:p>840080000</text:p>
          </table:table-cell>
          <table:table-cell table:formula="of:=[.B886]+[.E886]+[.H886]" office:value-type="float" office:value="16840096" calcext:value-type="float">
            <text:p>16840096</text:p>
          </table:table-cell>
          <table:table-cell/>
          <table:table-cell table:formula="of:=[.D886]+[.L885]" office:value-type="float" office:value="93556" calcext:value-type="float">
            <text:p>93556</text:p>
          </table:table-cell>
          <table:table-cell table:formula="of:=[.$E$1]*[.L886]" office:value-type="float" office:value="16840080" calcext:value-type="float">
            <text:p>16840080</text:p>
          </table:table-cell>
          <table:table-cell table:formula="of:=[.J886]-[.M886]" office:value-type="float" office:value="16" calcext:value-type="float">
            <text:p>16</text:p>
          </table:table-cell>
          <table:table-cell table:formula="of:=[.N886]/[.M886]*1000000000" office:value-type="float" office:value="950.114251238712" calcext:value-type="float">
            <text:p>950.114251238712</text:p>
          </table:table-cell>
          <table:table-cell table:number-columns-repeated="1009"/>
        </table:table-row>
        <table:table-row table:style-name="ro1">
          <table:table-cell table:formula="of:=[.A886]" office:value-type="float" office:value="1000" calcext:value-type="float">
            <text:p>1000</text:p>
          </table:table-cell>
          <table:table-cell table:formula="of:=[.J886]" office:value-type="float" office:value="16840096" calcext:value-type="float">
            <text:p>16840096</text:p>
          </table:table-cell>
          <table:table-cell table:formula="of:=[.I886]" office:value-type="float" office:value="840080000" calcext:value-type="float">
            <text:p>840080000</text:p>
          </table:table-cell>
          <table:table-cell table:formula="of:=[.D886]" office:value-type="float" office:value="100" calcext:value-type="float">
            <text:p>100</text:p>
          </table:table-cell>
          <table:table-cell table:formula="of:=[.D887]*[.$E$2]" office:value-type="float" office:value="18000" calcext:value-type="float">
            <text:p>18000</text:p>
          </table:table-cell>
          <table:table-cell table:formula="of:=[.A887]*[.$E$2]*[.D887]" office:value-type="float" office:value="18000000" calcext:value-type="float">
            <text:p>18000000</text:p>
          </table:table-cell>
          <table:table-cell table:formula="of:=[.F887]+[.C887]" office:value-type="float" office:value="858080000" calcext:value-type="float">
            <text:p>858080000</text:p>
          </table:table-cell>
          <table:table-cell table:formula="of:=ROUNDDOWN(([.F887]+[.C887])/1000000000)" office:value-type="float" office:value="0" calcext:value-type="float">
            <text:p>0</text:p>
          </table:table-cell>
          <table:table-cell table:formula="of:=IF([.G887]&gt;=0;MOD([.G887];1000000000);-MOD(-[.G887];1000000000))" office:value-type="float" office:value="858080000" calcext:value-type="float">
            <text:p>858080000</text:p>
          </table:table-cell>
          <table:table-cell table:formula="of:=[.B887]+[.E887]+[.H887]" office:value-type="float" office:value="16858096" calcext:value-type="float">
            <text:p>16858096</text:p>
          </table:table-cell>
          <table:table-cell/>
          <table:table-cell table:formula="of:=[.D887]+[.L886]" office:value-type="float" office:value="93656" calcext:value-type="float">
            <text:p>93656</text:p>
          </table:table-cell>
          <table:table-cell table:formula="of:=[.$E$1]*[.L887]" office:value-type="float" office:value="16858080" calcext:value-type="float">
            <text:p>16858080</text:p>
          </table:table-cell>
          <table:table-cell table:formula="of:=[.J887]-[.M887]" office:value-type="float" office:value="16" calcext:value-type="float">
            <text:p>16</text:p>
          </table:table-cell>
          <table:table-cell table:formula="of:=[.N887]/[.M887]*1000000000" office:value-type="float" office:value="949.099778859752" calcext:value-type="float">
            <text:p>949.099778859752</text:p>
          </table:table-cell>
          <table:table-cell table:number-columns-repeated="1009"/>
        </table:table-row>
        <table:table-row table:style-name="ro1">
          <table:table-cell table:formula="of:=[.A887]" office:value-type="float" office:value="1000" calcext:value-type="float">
            <text:p>1000</text:p>
          </table:table-cell>
          <table:table-cell table:formula="of:=[.J887]" office:value-type="float" office:value="16858096" calcext:value-type="float">
            <text:p>16858096</text:p>
          </table:table-cell>
          <table:table-cell table:formula="of:=[.I887]" office:value-type="float" office:value="858080000" calcext:value-type="float">
            <text:p>858080000</text:p>
          </table:table-cell>
          <table:table-cell table:formula="of:=[.D887]" office:value-type="float" office:value="100" calcext:value-type="float">
            <text:p>100</text:p>
          </table:table-cell>
          <table:table-cell table:formula="of:=[.D888]*[.$E$2]" office:value-type="float" office:value="18000" calcext:value-type="float">
            <text:p>18000</text:p>
          </table:table-cell>
          <table:table-cell table:formula="of:=[.A888]*[.$E$2]*[.D888]" office:value-type="float" office:value="18000000" calcext:value-type="float">
            <text:p>18000000</text:p>
          </table:table-cell>
          <table:table-cell table:formula="of:=[.F888]+[.C888]" office:value-type="float" office:value="876080000" calcext:value-type="float">
            <text:p>876080000</text:p>
          </table:table-cell>
          <table:table-cell table:formula="of:=ROUNDDOWN(([.F888]+[.C888])/1000000000)" office:value-type="float" office:value="0" calcext:value-type="float">
            <text:p>0</text:p>
          </table:table-cell>
          <table:table-cell table:formula="of:=IF([.G888]&gt;=0;MOD([.G888];1000000000);-MOD(-[.G888];1000000000))" office:value-type="float" office:value="876080000" calcext:value-type="float">
            <text:p>876080000</text:p>
          </table:table-cell>
          <table:table-cell table:formula="of:=[.B888]+[.E888]+[.H888]" office:value-type="float" office:value="16876096" calcext:value-type="float">
            <text:p>16876096</text:p>
          </table:table-cell>
          <table:table-cell/>
          <table:table-cell table:formula="of:=[.D888]+[.L887]" office:value-type="float" office:value="93756" calcext:value-type="float">
            <text:p>93756</text:p>
          </table:table-cell>
          <table:table-cell table:formula="of:=[.$E$1]*[.L888]" office:value-type="float" office:value="16876080" calcext:value-type="float">
            <text:p>16876080</text:p>
          </table:table-cell>
          <table:table-cell table:formula="of:=[.J888]-[.M888]" office:value-type="float" office:value="16" calcext:value-type="float">
            <text:p>16</text:p>
          </table:table-cell>
          <table:table-cell table:formula="of:=[.N888]/[.M888]*1000000000" office:value-type="float" office:value="948.087470550033" calcext:value-type="float">
            <text:p>948.087470550033</text:p>
          </table:table-cell>
          <table:table-cell table:number-columns-repeated="1009"/>
        </table:table-row>
        <table:table-row table:style-name="ro1">
          <table:table-cell table:formula="of:=[.A888]" office:value-type="float" office:value="1000" calcext:value-type="float">
            <text:p>1000</text:p>
          </table:table-cell>
          <table:table-cell table:formula="of:=[.J888]" office:value-type="float" office:value="16876096" calcext:value-type="float">
            <text:p>16876096</text:p>
          </table:table-cell>
          <table:table-cell table:formula="of:=[.I888]" office:value-type="float" office:value="876080000" calcext:value-type="float">
            <text:p>876080000</text:p>
          </table:table-cell>
          <table:table-cell table:formula="of:=[.D888]" office:value-type="float" office:value="100" calcext:value-type="float">
            <text:p>100</text:p>
          </table:table-cell>
          <table:table-cell table:formula="of:=[.D889]*[.$E$2]" office:value-type="float" office:value="18000" calcext:value-type="float">
            <text:p>18000</text:p>
          </table:table-cell>
          <table:table-cell table:formula="of:=[.A889]*[.$E$2]*[.D889]" office:value-type="float" office:value="18000000" calcext:value-type="float">
            <text:p>18000000</text:p>
          </table:table-cell>
          <table:table-cell table:formula="of:=[.F889]+[.C889]" office:value-type="float" office:value="894080000" calcext:value-type="float">
            <text:p>894080000</text:p>
          </table:table-cell>
          <table:table-cell table:formula="of:=ROUNDDOWN(([.F889]+[.C889])/1000000000)" office:value-type="float" office:value="0" calcext:value-type="float">
            <text:p>0</text:p>
          </table:table-cell>
          <table:table-cell table:formula="of:=IF([.G889]&gt;=0;MOD([.G889];1000000000);-MOD(-[.G889];1000000000))" office:value-type="float" office:value="894080000" calcext:value-type="float">
            <text:p>894080000</text:p>
          </table:table-cell>
          <table:table-cell table:formula="of:=[.B889]+[.E889]+[.H889]" office:value-type="float" office:value="16894096" calcext:value-type="float">
            <text:p>16894096</text:p>
          </table:table-cell>
          <table:table-cell/>
          <table:table-cell table:formula="of:=[.D889]+[.L888]" office:value-type="float" office:value="93856" calcext:value-type="float">
            <text:p>93856</text:p>
          </table:table-cell>
          <table:table-cell table:formula="of:=[.$E$1]*[.L889]" office:value-type="float" office:value="16894080" calcext:value-type="float">
            <text:p>16894080</text:p>
          </table:table-cell>
          <table:table-cell table:formula="of:=[.J889]-[.M889]" office:value-type="float" office:value="16" calcext:value-type="float">
            <text:p>16</text:p>
          </table:table-cell>
          <table:table-cell table:formula="of:=[.N889]/[.M889]*1000000000" office:value-type="float" office:value="947.077319392355" calcext:value-type="float">
            <text:p>947.077319392355</text:p>
          </table:table-cell>
          <table:table-cell table:number-columns-repeated="1009"/>
        </table:table-row>
        <table:table-row table:style-name="ro1">
          <table:table-cell table:formula="of:=[.A889]" office:value-type="float" office:value="1000" calcext:value-type="float">
            <text:p>1000</text:p>
          </table:table-cell>
          <table:table-cell table:formula="of:=[.J889]" office:value-type="float" office:value="16894096" calcext:value-type="float">
            <text:p>16894096</text:p>
          </table:table-cell>
          <table:table-cell table:formula="of:=[.I889]" office:value-type="float" office:value="894080000" calcext:value-type="float">
            <text:p>894080000</text:p>
          </table:table-cell>
          <table:table-cell table:formula="of:=[.D889]" office:value-type="float" office:value="100" calcext:value-type="float">
            <text:p>100</text:p>
          </table:table-cell>
          <table:table-cell table:formula="of:=[.D890]*[.$E$2]" office:value-type="float" office:value="18000" calcext:value-type="float">
            <text:p>18000</text:p>
          </table:table-cell>
          <table:table-cell table:formula="of:=[.A890]*[.$E$2]*[.D890]" office:value-type="float" office:value="18000000" calcext:value-type="float">
            <text:p>18000000</text:p>
          </table:table-cell>
          <table:table-cell table:formula="of:=[.F890]+[.C890]" office:value-type="float" office:value="912080000" calcext:value-type="float">
            <text:p>912080000</text:p>
          </table:table-cell>
          <table:table-cell table:formula="of:=ROUNDDOWN(([.F890]+[.C890])/1000000000)" office:value-type="float" office:value="0" calcext:value-type="float">
            <text:p>0</text:p>
          </table:table-cell>
          <table:table-cell table:formula="of:=IF([.G890]&gt;=0;MOD([.G890];1000000000);-MOD(-[.G890];1000000000))" office:value-type="float" office:value="912080000" calcext:value-type="float">
            <text:p>912080000</text:p>
          </table:table-cell>
          <table:table-cell table:formula="of:=[.B890]+[.E890]+[.H890]" office:value-type="float" office:value="16912096" calcext:value-type="float">
            <text:p>16912096</text:p>
          </table:table-cell>
          <table:table-cell/>
          <table:table-cell table:formula="of:=[.D890]+[.L889]" office:value-type="float" office:value="93956" calcext:value-type="float">
            <text:p>93956</text:p>
          </table:table-cell>
          <table:table-cell table:formula="of:=[.$E$1]*[.L890]" office:value-type="float" office:value="16912080" calcext:value-type="float">
            <text:p>16912080</text:p>
          </table:table-cell>
          <table:table-cell table:formula="of:=[.J890]-[.M890]" office:value-type="float" office:value="16" calcext:value-type="float">
            <text:p>16</text:p>
          </table:table-cell>
          <table:table-cell table:formula="of:=[.N890]/[.M890]*1000000000" office:value-type="float" office:value="946.069318498966" calcext:value-type="float">
            <text:p>946.069318498966</text:p>
          </table:table-cell>
          <table:table-cell table:number-columns-repeated="1009"/>
        </table:table-row>
        <table:table-row table:style-name="ro1">
          <table:table-cell table:formula="of:=[.A890]" office:value-type="float" office:value="1000" calcext:value-type="float">
            <text:p>1000</text:p>
          </table:table-cell>
          <table:table-cell table:formula="of:=[.J890]" office:value-type="float" office:value="16912096" calcext:value-type="float">
            <text:p>16912096</text:p>
          </table:table-cell>
          <table:table-cell table:formula="of:=[.I890]" office:value-type="float" office:value="912080000" calcext:value-type="float">
            <text:p>912080000</text:p>
          </table:table-cell>
          <table:table-cell table:formula="of:=[.D890]" office:value-type="float" office:value="100" calcext:value-type="float">
            <text:p>100</text:p>
          </table:table-cell>
          <table:table-cell table:formula="of:=[.D891]*[.$E$2]" office:value-type="float" office:value="18000" calcext:value-type="float">
            <text:p>18000</text:p>
          </table:table-cell>
          <table:table-cell table:formula="of:=[.A891]*[.$E$2]*[.D891]" office:value-type="float" office:value="18000000" calcext:value-type="float">
            <text:p>18000000</text:p>
          </table:table-cell>
          <table:table-cell table:formula="of:=[.F891]+[.C891]" office:value-type="float" office:value="930080000" calcext:value-type="float">
            <text:p>930080000</text:p>
          </table:table-cell>
          <table:table-cell table:formula="of:=ROUNDDOWN(([.F891]+[.C891])/1000000000)" office:value-type="float" office:value="0" calcext:value-type="float">
            <text:p>0</text:p>
          </table:table-cell>
          <table:table-cell table:formula="of:=IF([.G891]&gt;=0;MOD([.G891];1000000000);-MOD(-[.G891];1000000000))" office:value-type="float" office:value="930080000" calcext:value-type="float">
            <text:p>930080000</text:p>
          </table:table-cell>
          <table:table-cell table:formula="of:=[.B891]+[.E891]+[.H891]" office:value-type="float" office:value="16930096" calcext:value-type="float">
            <text:p>16930096</text:p>
          </table:table-cell>
          <table:table-cell/>
          <table:table-cell table:formula="of:=[.D891]+[.L890]" office:value-type="float" office:value="94056" calcext:value-type="float">
            <text:p>94056</text:p>
          </table:table-cell>
          <table:table-cell table:formula="of:=[.$E$1]*[.L891]" office:value-type="float" office:value="16930080" calcext:value-type="float">
            <text:p>16930080</text:p>
          </table:table-cell>
          <table:table-cell table:formula="of:=[.J891]-[.M891]" office:value-type="float" office:value="16" calcext:value-type="float">
            <text:p>16</text:p>
          </table:table-cell>
          <table:table-cell table:formula="of:=[.N891]/[.M891]*1000000000" office:value-type="float" office:value="945.063461011407" calcext:value-type="float">
            <text:p>945.063461011407</text:p>
          </table:table-cell>
          <table:table-cell table:number-columns-repeated="1009"/>
        </table:table-row>
        <table:table-row table:style-name="ro1">
          <table:table-cell table:formula="of:=[.A891]" office:value-type="float" office:value="1000" calcext:value-type="float">
            <text:p>1000</text:p>
          </table:table-cell>
          <table:table-cell table:formula="of:=[.J891]" office:value-type="float" office:value="16930096" calcext:value-type="float">
            <text:p>16930096</text:p>
          </table:table-cell>
          <table:table-cell table:formula="of:=[.I891]" office:value-type="float" office:value="930080000" calcext:value-type="float">
            <text:p>930080000</text:p>
          </table:table-cell>
          <table:table-cell table:formula="of:=[.D891]" office:value-type="float" office:value="100" calcext:value-type="float">
            <text:p>100</text:p>
          </table:table-cell>
          <table:table-cell table:formula="of:=[.D892]*[.$E$2]" office:value-type="float" office:value="18000" calcext:value-type="float">
            <text:p>18000</text:p>
          </table:table-cell>
          <table:table-cell table:formula="of:=[.A892]*[.$E$2]*[.D892]" office:value-type="float" office:value="18000000" calcext:value-type="float">
            <text:p>18000000</text:p>
          </table:table-cell>
          <table:table-cell table:formula="of:=[.F892]+[.C892]" office:value-type="float" office:value="948080000" calcext:value-type="float">
            <text:p>948080000</text:p>
          </table:table-cell>
          <table:table-cell table:formula="of:=ROUNDDOWN(([.F892]+[.C892])/1000000000)" office:value-type="float" office:value="0" calcext:value-type="float">
            <text:p>0</text:p>
          </table:table-cell>
          <table:table-cell table:formula="of:=IF([.G892]&gt;=0;MOD([.G892];1000000000);-MOD(-[.G892];1000000000))" office:value-type="float" office:value="948080000" calcext:value-type="float">
            <text:p>948080000</text:p>
          </table:table-cell>
          <table:table-cell table:formula="of:=[.B892]+[.E892]+[.H892]" office:value-type="float" office:value="16948096" calcext:value-type="float">
            <text:p>16948096</text:p>
          </table:table-cell>
          <table:table-cell/>
          <table:table-cell table:formula="of:=[.D892]+[.L891]" office:value-type="float" office:value="94156" calcext:value-type="float">
            <text:p>94156</text:p>
          </table:table-cell>
          <table:table-cell table:formula="of:=[.$E$1]*[.L892]" office:value-type="float" office:value="16948080" calcext:value-type="float">
            <text:p>16948080</text:p>
          </table:table-cell>
          <table:table-cell table:formula="of:=[.J892]-[.M892]" office:value-type="float" office:value="16" calcext:value-type="float">
            <text:p>16</text:p>
          </table:table-cell>
          <table:table-cell table:formula="of:=[.N892]/[.M892]*1000000000" office:value-type="float" office:value="944.059740100354" calcext:value-type="float">
            <text:p>944.059740100354</text:p>
          </table:table-cell>
          <table:table-cell table:number-columns-repeated="1009"/>
        </table:table-row>
        <table:table-row table:style-name="ro1">
          <table:table-cell table:formula="of:=[.A892]" office:value-type="float" office:value="1000" calcext:value-type="float">
            <text:p>1000</text:p>
          </table:table-cell>
          <table:table-cell table:formula="of:=[.J892]" office:value-type="float" office:value="16948096" calcext:value-type="float">
            <text:p>16948096</text:p>
          </table:table-cell>
          <table:table-cell table:formula="of:=[.I892]" office:value-type="float" office:value="948080000" calcext:value-type="float">
            <text:p>948080000</text:p>
          </table:table-cell>
          <table:table-cell table:formula="of:=[.D892]" office:value-type="float" office:value="100" calcext:value-type="float">
            <text:p>100</text:p>
          </table:table-cell>
          <table:table-cell table:formula="of:=[.D893]*[.$E$2]" office:value-type="float" office:value="18000" calcext:value-type="float">
            <text:p>18000</text:p>
          </table:table-cell>
          <table:table-cell table:formula="of:=[.A893]*[.$E$2]*[.D893]" office:value-type="float" office:value="18000000" calcext:value-type="float">
            <text:p>18000000</text:p>
          </table:table-cell>
          <table:table-cell table:formula="of:=[.F893]+[.C893]" office:value-type="float" office:value="966080000" calcext:value-type="float">
            <text:p>966080000</text:p>
          </table:table-cell>
          <table:table-cell table:formula="of:=ROUNDDOWN(([.F893]+[.C893])/1000000000)" office:value-type="float" office:value="0" calcext:value-type="float">
            <text:p>0</text:p>
          </table:table-cell>
          <table:table-cell table:formula="of:=IF([.G893]&gt;=0;MOD([.G893];1000000000);-MOD(-[.G893];1000000000))" office:value-type="float" office:value="966080000" calcext:value-type="float">
            <text:p>966080000</text:p>
          </table:table-cell>
          <table:table-cell table:formula="of:=[.B893]+[.E893]+[.H893]" office:value-type="float" office:value="16966096" calcext:value-type="float">
            <text:p>16966096</text:p>
          </table:table-cell>
          <table:table-cell/>
          <table:table-cell table:formula="of:=[.D893]+[.L892]" office:value-type="float" office:value="94256" calcext:value-type="float">
            <text:p>94256</text:p>
          </table:table-cell>
          <table:table-cell table:formula="of:=[.$E$1]*[.L893]" office:value-type="float" office:value="16966080" calcext:value-type="float">
            <text:p>16966080</text:p>
          </table:table-cell>
          <table:table-cell table:formula="of:=[.J893]-[.M893]" office:value-type="float" office:value="16" calcext:value-type="float">
            <text:p>16</text:p>
          </table:table-cell>
          <table:table-cell table:formula="of:=[.N893]/[.M893]*1000000000" office:value-type="float" office:value="943.058148965465" calcext:value-type="float">
            <text:p>943.058148965465</text:p>
          </table:table-cell>
          <table:table-cell table:number-columns-repeated="1009"/>
        </table:table-row>
        <table:table-row table:style-name="ro1">
          <table:table-cell table:formula="of:=[.A893]" office:value-type="float" office:value="1000" calcext:value-type="float">
            <text:p>1000</text:p>
          </table:table-cell>
          <table:table-cell table:formula="of:=[.J893]" office:value-type="float" office:value="16966096" calcext:value-type="float">
            <text:p>16966096</text:p>
          </table:table-cell>
          <table:table-cell table:formula="of:=[.I893]" office:value-type="float" office:value="966080000" calcext:value-type="float">
            <text:p>966080000</text:p>
          </table:table-cell>
          <table:table-cell table:formula="of:=[.D893]" office:value-type="float" office:value="100" calcext:value-type="float">
            <text:p>100</text:p>
          </table:table-cell>
          <table:table-cell table:formula="of:=[.D894]*[.$E$2]" office:value-type="float" office:value="18000" calcext:value-type="float">
            <text:p>18000</text:p>
          </table:table-cell>
          <table:table-cell table:formula="of:=[.A894]*[.$E$2]*[.D894]" office:value-type="float" office:value="18000000" calcext:value-type="float">
            <text:p>18000000</text:p>
          </table:table-cell>
          <table:table-cell table:formula="of:=[.F894]+[.C894]" office:value-type="float" office:value="984080000" calcext:value-type="float">
            <text:p>984080000</text:p>
          </table:table-cell>
          <table:table-cell table:formula="of:=ROUNDDOWN(([.F894]+[.C894])/1000000000)" office:value-type="float" office:value="0" calcext:value-type="float">
            <text:p>0</text:p>
          </table:table-cell>
          <table:table-cell table:formula="of:=IF([.G894]&gt;=0;MOD([.G894];1000000000);-MOD(-[.G894];1000000000))" office:value-type="float" office:value="984080000" calcext:value-type="float">
            <text:p>984080000</text:p>
          </table:table-cell>
          <table:table-cell table:formula="of:=[.B894]+[.E894]+[.H894]" office:value-type="float" office:value="16984096" calcext:value-type="float">
            <text:p>16984096</text:p>
          </table:table-cell>
          <table:table-cell/>
          <table:table-cell table:formula="of:=[.D894]+[.L893]" office:value-type="float" office:value="94356" calcext:value-type="float">
            <text:p>94356</text:p>
          </table:table-cell>
          <table:table-cell table:formula="of:=[.$E$1]*[.L894]" office:value-type="float" office:value="16984080" calcext:value-type="float">
            <text:p>16984080</text:p>
          </table:table-cell>
          <table:table-cell table:formula="of:=[.J894]-[.M894]" office:value-type="float" office:value="16" calcext:value-type="float">
            <text:p>16</text:p>
          </table:table-cell>
          <table:table-cell table:formula="of:=[.N894]/[.M894]*1000000000" office:value-type="float" office:value="942.058680835229" calcext:value-type="float">
            <text:p>942.058680835229</text:p>
          </table:table-cell>
          <table:table-cell table:number-columns-repeated="1009"/>
        </table:table-row>
        <table:table-row table:style-name="ro1">
          <table:table-cell table:formula="of:=[.A894]" office:value-type="float" office:value="1000" calcext:value-type="float">
            <text:p>1000</text:p>
          </table:table-cell>
          <table:table-cell table:formula="of:=[.J894]" office:value-type="float" office:value="16984096" calcext:value-type="float">
            <text:p>16984096</text:p>
          </table:table-cell>
          <table:table-cell table:formula="of:=[.I894]" office:value-type="float" office:value="984080000" calcext:value-type="float">
            <text:p>984080000</text:p>
          </table:table-cell>
          <table:table-cell table:formula="of:=[.D894]" office:value-type="float" office:value="100" calcext:value-type="float">
            <text:p>100</text:p>
          </table:table-cell>
          <table:table-cell table:formula="of:=[.D895]*[.$E$2]" office:value-type="float" office:value="18000" calcext:value-type="float">
            <text:p>18000</text:p>
          </table:table-cell>
          <table:table-cell table:formula="of:=[.A895]*[.$E$2]*[.D895]" office:value-type="float" office:value="18000000" calcext:value-type="float">
            <text:p>18000000</text:p>
          </table:table-cell>
          <table:table-cell table:formula="of:=[.F895]+[.C895]" office:value-type="float" office:value="1002080000" calcext:value-type="float">
            <text:p>1002080000</text:p>
          </table:table-cell>
          <table:table-cell table:formula="of:=ROUNDDOWN(([.F895]+[.C895])/1000000000)" office:value-type="float" office:value="1" calcext:value-type="float">
            <text:p>1</text:p>
          </table:table-cell>
          <table:table-cell table:formula="of:=IF([.G895]&gt;=0;MOD([.G895];1000000000);-MOD(-[.G895];1000000000))" office:value-type="float" office:value="2080000" calcext:value-type="float">
            <text:p>2080000</text:p>
          </table:table-cell>
          <table:table-cell table:formula="of:=[.B895]+[.E895]+[.H895]" office:value-type="float" office:value="17002097" calcext:value-type="float">
            <text:p>17002097</text:p>
          </table:table-cell>
          <table:table-cell/>
          <table:table-cell table:formula="of:=[.D895]+[.L894]" office:value-type="float" office:value="94456" calcext:value-type="float">
            <text:p>94456</text:p>
          </table:table-cell>
          <table:table-cell table:formula="of:=[.$E$1]*[.L895]" office:value-type="float" office:value="17002080" calcext:value-type="float">
            <text:p>17002080</text:p>
          </table:table-cell>
          <table:table-cell table:formula="of:=[.J895]-[.M895]" office:value-type="float" office:value="17" calcext:value-type="float">
            <text:p>17</text:p>
          </table:table-cell>
          <table:table-cell table:formula="of:=[.N895]/[.M895]*1000000000" office:value-type="float" office:value="999.877662027234" calcext:value-type="float">
            <text:p>999.877662027234</text:p>
          </table:table-cell>
          <table:table-cell table:number-columns-repeated="1009"/>
        </table:table-row>
        <table:table-row table:style-name="ro1">
          <table:table-cell table:formula="of:=[.A895]" office:value-type="float" office:value="1000" calcext:value-type="float">
            <text:p>1000</text:p>
          </table:table-cell>
          <table:table-cell table:formula="of:=[.J895]" office:value-type="float" office:value="17002097" calcext:value-type="float">
            <text:p>17002097</text:p>
          </table:table-cell>
          <table:table-cell table:formula="of:=[.I895]" office:value-type="float" office:value="2080000" calcext:value-type="float">
            <text:p>2080000</text:p>
          </table:table-cell>
          <table:table-cell table:formula="of:=[.D895]" office:value-type="float" office:value="100" calcext:value-type="float">
            <text:p>100</text:p>
          </table:table-cell>
          <table:table-cell table:formula="of:=[.D896]*[.$E$2]" office:value-type="float" office:value="18000" calcext:value-type="float">
            <text:p>18000</text:p>
          </table:table-cell>
          <table:table-cell table:formula="of:=[.A896]*[.$E$2]*[.D896]" office:value-type="float" office:value="18000000" calcext:value-type="float">
            <text:p>18000000</text:p>
          </table:table-cell>
          <table:table-cell table:formula="of:=[.F896]+[.C896]" office:value-type="float" office:value="20080000" calcext:value-type="float">
            <text:p>20080000</text:p>
          </table:table-cell>
          <table:table-cell table:formula="of:=ROUNDDOWN(([.F896]+[.C896])/1000000000)" office:value-type="float" office:value="0" calcext:value-type="float">
            <text:p>0</text:p>
          </table:table-cell>
          <table:table-cell table:formula="of:=IF([.G896]&gt;=0;MOD([.G896];1000000000);-MOD(-[.G896];1000000000))" office:value-type="float" office:value="20080000" calcext:value-type="float">
            <text:p>20080000</text:p>
          </table:table-cell>
          <table:table-cell table:formula="of:=[.B896]+[.E896]+[.H896]" office:value-type="float" office:value="17020097" calcext:value-type="float">
            <text:p>17020097</text:p>
          </table:table-cell>
          <table:table-cell/>
          <table:table-cell table:formula="of:=[.D896]+[.L895]" office:value-type="float" office:value="94556" calcext:value-type="float">
            <text:p>94556</text:p>
          </table:table-cell>
          <table:table-cell table:formula="of:=[.$E$1]*[.L896]" office:value-type="float" office:value="17020080" calcext:value-type="float">
            <text:p>17020080</text:p>
          </table:table-cell>
          <table:table-cell table:formula="of:=[.J896]-[.M896]" office:value-type="float" office:value="17" calcext:value-type="float">
            <text:p>17</text:p>
          </table:table-cell>
          <table:table-cell table:formula="of:=[.N896]/[.M896]*1000000000" office:value-type="float" office:value="998.820217061259" calcext:value-type="float">
            <text:p>998.820217061259</text:p>
          </table:table-cell>
          <table:table-cell table:number-columns-repeated="1009"/>
        </table:table-row>
        <table:table-row table:style-name="ro1">
          <table:table-cell table:formula="of:=[.A896]" office:value-type="float" office:value="1000" calcext:value-type="float">
            <text:p>1000</text:p>
          </table:table-cell>
          <table:table-cell table:formula="of:=[.J896]" office:value-type="float" office:value="17020097" calcext:value-type="float">
            <text:p>17020097</text:p>
          </table:table-cell>
          <table:table-cell table:formula="of:=[.I896]" office:value-type="float" office:value="20080000" calcext:value-type="float">
            <text:p>20080000</text:p>
          </table:table-cell>
          <table:table-cell table:formula="of:=[.D896]" office:value-type="float" office:value="100" calcext:value-type="float">
            <text:p>100</text:p>
          </table:table-cell>
          <table:table-cell table:formula="of:=[.D897]*[.$E$2]" office:value-type="float" office:value="18000" calcext:value-type="float">
            <text:p>18000</text:p>
          </table:table-cell>
          <table:table-cell table:formula="of:=[.A897]*[.$E$2]*[.D897]" office:value-type="float" office:value="18000000" calcext:value-type="float">
            <text:p>18000000</text:p>
          </table:table-cell>
          <table:table-cell table:formula="of:=[.F897]+[.C897]" office:value-type="float" office:value="38080000" calcext:value-type="float">
            <text:p>38080000</text:p>
          </table:table-cell>
          <table:table-cell table:formula="of:=ROUNDDOWN(([.F897]+[.C897])/1000000000)" office:value-type="float" office:value="0" calcext:value-type="float">
            <text:p>0</text:p>
          </table:table-cell>
          <table:table-cell table:formula="of:=IF([.G897]&gt;=0;MOD([.G897];1000000000);-MOD(-[.G897];1000000000))" office:value-type="float" office:value="38080000" calcext:value-type="float">
            <text:p>38080000</text:p>
          </table:table-cell>
          <table:table-cell table:formula="of:=[.B897]+[.E897]+[.H897]" office:value-type="float" office:value="17038097" calcext:value-type="float">
            <text:p>17038097</text:p>
          </table:table-cell>
          <table:table-cell/>
          <table:table-cell table:formula="of:=[.D897]+[.L896]" office:value-type="float" office:value="94656" calcext:value-type="float">
            <text:p>94656</text:p>
          </table:table-cell>
          <table:table-cell table:formula="of:=[.$E$1]*[.L897]" office:value-type="float" office:value="17038080" calcext:value-type="float">
            <text:p>17038080</text:p>
          </table:table-cell>
          <table:table-cell table:formula="of:=[.J897]-[.M897]" office:value-type="float" office:value="17" calcext:value-type="float">
            <text:p>17</text:p>
          </table:table-cell>
          <table:table-cell table:formula="of:=[.N897]/[.M897]*1000000000" office:value-type="float" office:value="997.765006385696" calcext:value-type="float">
            <text:p>997.765006385696</text:p>
          </table:table-cell>
          <table:table-cell table:number-columns-repeated="1009"/>
        </table:table-row>
        <table:table-row table:style-name="ro1">
          <table:table-cell table:formula="of:=[.A897]" office:value-type="float" office:value="1000" calcext:value-type="float">
            <text:p>1000</text:p>
          </table:table-cell>
          <table:table-cell table:formula="of:=[.J897]" office:value-type="float" office:value="17038097" calcext:value-type="float">
            <text:p>17038097</text:p>
          </table:table-cell>
          <table:table-cell table:formula="of:=[.I897]" office:value-type="float" office:value="38080000" calcext:value-type="float">
            <text:p>38080000</text:p>
          </table:table-cell>
          <table:table-cell table:formula="of:=[.D897]" office:value-type="float" office:value="100" calcext:value-type="float">
            <text:p>100</text:p>
          </table:table-cell>
          <table:table-cell table:formula="of:=[.D898]*[.$E$2]" office:value-type="float" office:value="18000" calcext:value-type="float">
            <text:p>18000</text:p>
          </table:table-cell>
          <table:table-cell table:formula="of:=[.A898]*[.$E$2]*[.D898]" office:value-type="float" office:value="18000000" calcext:value-type="float">
            <text:p>18000000</text:p>
          </table:table-cell>
          <table:table-cell table:formula="of:=[.F898]+[.C898]" office:value-type="float" office:value="56080000" calcext:value-type="float">
            <text:p>56080000</text:p>
          </table:table-cell>
          <table:table-cell table:formula="of:=ROUNDDOWN(([.F898]+[.C898])/1000000000)" office:value-type="float" office:value="0" calcext:value-type="float">
            <text:p>0</text:p>
          </table:table-cell>
          <table:table-cell table:formula="of:=IF([.G898]&gt;=0;MOD([.G898];1000000000);-MOD(-[.G898];1000000000))" office:value-type="float" office:value="56080000" calcext:value-type="float">
            <text:p>56080000</text:p>
          </table:table-cell>
          <table:table-cell table:formula="of:=[.B898]+[.E898]+[.H898]" office:value-type="float" office:value="17056097" calcext:value-type="float">
            <text:p>17056097</text:p>
          </table:table-cell>
          <table:table-cell/>
          <table:table-cell table:formula="of:=[.D898]+[.L897]" office:value-type="float" office:value="94756" calcext:value-type="float">
            <text:p>94756</text:p>
          </table:table-cell>
          <table:table-cell table:formula="of:=[.$E$1]*[.L898]" office:value-type="float" office:value="17056080" calcext:value-type="float">
            <text:p>17056080</text:p>
          </table:table-cell>
          <table:table-cell table:formula="of:=[.J898]-[.M898]" office:value-type="float" office:value="17" calcext:value-type="float">
            <text:p>17</text:p>
          </table:table-cell>
          <table:table-cell table:formula="of:=[.N898]/[.M898]*1000000000" office:value-type="float" office:value="996.712022926722" calcext:value-type="float">
            <text:p>996.712022926722</text:p>
          </table:table-cell>
          <table:table-cell table:number-columns-repeated="1009"/>
        </table:table-row>
        <table:table-row table:style-name="ro1">
          <table:table-cell table:formula="of:=[.A898]" office:value-type="float" office:value="1000" calcext:value-type="float">
            <text:p>1000</text:p>
          </table:table-cell>
          <table:table-cell table:formula="of:=[.J898]" office:value-type="float" office:value="17056097" calcext:value-type="float">
            <text:p>17056097</text:p>
          </table:table-cell>
          <table:table-cell table:formula="of:=[.I898]" office:value-type="float" office:value="56080000" calcext:value-type="float">
            <text:p>56080000</text:p>
          </table:table-cell>
          <table:table-cell table:formula="of:=[.D898]" office:value-type="float" office:value="100" calcext:value-type="float">
            <text:p>100</text:p>
          </table:table-cell>
          <table:table-cell table:formula="of:=[.D899]*[.$E$2]" office:value-type="float" office:value="18000" calcext:value-type="float">
            <text:p>18000</text:p>
          </table:table-cell>
          <table:table-cell table:formula="of:=[.A899]*[.$E$2]*[.D899]" office:value-type="float" office:value="18000000" calcext:value-type="float">
            <text:p>18000000</text:p>
          </table:table-cell>
          <table:table-cell table:formula="of:=[.F899]+[.C899]" office:value-type="float" office:value="74080000" calcext:value-type="float">
            <text:p>74080000</text:p>
          </table:table-cell>
          <table:table-cell table:formula="of:=ROUNDDOWN(([.F899]+[.C899])/1000000000)" office:value-type="float" office:value="0" calcext:value-type="float">
            <text:p>0</text:p>
          </table:table-cell>
          <table:table-cell table:formula="of:=IF([.G899]&gt;=0;MOD([.G899];1000000000);-MOD(-[.G899];1000000000))" office:value-type="float" office:value="74080000" calcext:value-type="float">
            <text:p>74080000</text:p>
          </table:table-cell>
          <table:table-cell table:formula="of:=[.B899]+[.E899]+[.H899]" office:value-type="float" office:value="17074097" calcext:value-type="float">
            <text:p>17074097</text:p>
          </table:table-cell>
          <table:table-cell/>
          <table:table-cell table:formula="of:=[.D899]+[.L898]" office:value-type="float" office:value="94856" calcext:value-type="float">
            <text:p>94856</text:p>
          </table:table-cell>
          <table:table-cell table:formula="of:=[.$E$1]*[.L899]" office:value-type="float" office:value="17074080" calcext:value-type="float">
            <text:p>17074080</text:p>
          </table:table-cell>
          <table:table-cell table:formula="of:=[.J899]-[.M899]" office:value-type="float" office:value="17" calcext:value-type="float">
            <text:p>17</text:p>
          </table:table-cell>
          <table:table-cell table:formula="of:=[.N899]/[.M899]*1000000000" office:value-type="float" office:value="995.661259640344" calcext:value-type="float">
            <text:p>995.661259640344</text:p>
          </table:table-cell>
          <table:table-cell table:number-columns-repeated="1009"/>
        </table:table-row>
        <table:table-row table:style-name="ro1">
          <table:table-cell table:formula="of:=[.A899]" office:value-type="float" office:value="1000" calcext:value-type="float">
            <text:p>1000</text:p>
          </table:table-cell>
          <table:table-cell table:formula="of:=[.J899]" office:value-type="float" office:value="17074097" calcext:value-type="float">
            <text:p>17074097</text:p>
          </table:table-cell>
          <table:table-cell table:formula="of:=[.I899]" office:value-type="float" office:value="74080000" calcext:value-type="float">
            <text:p>74080000</text:p>
          </table:table-cell>
          <table:table-cell table:formula="of:=[.D899]" office:value-type="float" office:value="100" calcext:value-type="float">
            <text:p>100</text:p>
          </table:table-cell>
          <table:table-cell table:formula="of:=[.D900]*[.$E$2]" office:value-type="float" office:value="18000" calcext:value-type="float">
            <text:p>18000</text:p>
          </table:table-cell>
          <table:table-cell table:formula="of:=[.A900]*[.$E$2]*[.D900]" office:value-type="float" office:value="18000000" calcext:value-type="float">
            <text:p>18000000</text:p>
          </table:table-cell>
          <table:table-cell table:formula="of:=[.F900]+[.C900]" office:value-type="float" office:value="92080000" calcext:value-type="float">
            <text:p>92080000</text:p>
          </table:table-cell>
          <table:table-cell table:formula="of:=ROUNDDOWN(([.F900]+[.C900])/1000000000)" office:value-type="float" office:value="0" calcext:value-type="float">
            <text:p>0</text:p>
          </table:table-cell>
          <table:table-cell table:formula="of:=IF([.G900]&gt;=0;MOD([.G900];1000000000);-MOD(-[.G900];1000000000))" office:value-type="float" office:value="92080000" calcext:value-type="float">
            <text:p>92080000</text:p>
          </table:table-cell>
          <table:table-cell table:formula="of:=[.B900]+[.E900]+[.H900]" office:value-type="float" office:value="17092097" calcext:value-type="float">
            <text:p>17092097</text:p>
          </table:table-cell>
          <table:table-cell/>
          <table:table-cell table:formula="of:=[.D900]+[.L899]" office:value-type="float" office:value="94956" calcext:value-type="float">
            <text:p>94956</text:p>
          </table:table-cell>
          <table:table-cell table:formula="of:=[.$E$1]*[.L900]" office:value-type="float" office:value="17092080" calcext:value-type="float">
            <text:p>17092080</text:p>
          </table:table-cell>
          <table:table-cell table:formula="of:=[.J900]-[.M900]" office:value-type="float" office:value="17" calcext:value-type="float">
            <text:p>17</text:p>
          </table:table-cell>
          <table:table-cell table:formula="of:=[.N900]/[.M900]*1000000000" office:value-type="float" office:value="994.612709512242" calcext:value-type="float">
            <text:p>994.612709512242</text:p>
          </table:table-cell>
          <table:table-cell table:number-columns-repeated="1009"/>
        </table:table-row>
        <table:table-row table:style-name="ro1">
          <table:table-cell table:formula="of:=[.A900]" office:value-type="float" office:value="1000" calcext:value-type="float">
            <text:p>1000</text:p>
          </table:table-cell>
          <table:table-cell table:formula="of:=[.J900]" office:value-type="float" office:value="17092097" calcext:value-type="float">
            <text:p>17092097</text:p>
          </table:table-cell>
          <table:table-cell table:formula="of:=[.I900]" office:value-type="float" office:value="92080000" calcext:value-type="float">
            <text:p>92080000</text:p>
          </table:table-cell>
          <table:table-cell table:formula="of:=[.D900]" office:value-type="float" office:value="100" calcext:value-type="float">
            <text:p>100</text:p>
          </table:table-cell>
          <table:table-cell table:formula="of:=[.D901]*[.$E$2]" office:value-type="float" office:value="18000" calcext:value-type="float">
            <text:p>18000</text:p>
          </table:table-cell>
          <table:table-cell table:formula="of:=[.A901]*[.$E$2]*[.D901]" office:value-type="float" office:value="18000000" calcext:value-type="float">
            <text:p>18000000</text:p>
          </table:table-cell>
          <table:table-cell table:formula="of:=[.F901]+[.C901]" office:value-type="float" office:value="110080000" calcext:value-type="float">
            <text:p>110080000</text:p>
          </table:table-cell>
          <table:table-cell table:formula="of:=ROUNDDOWN(([.F901]+[.C901])/1000000000)" office:value-type="float" office:value="0" calcext:value-type="float">
            <text:p>0</text:p>
          </table:table-cell>
          <table:table-cell table:formula="of:=IF([.G901]&gt;=0;MOD([.G901];1000000000);-MOD(-[.G901];1000000000))" office:value-type="float" office:value="110080000" calcext:value-type="float">
            <text:p>110080000</text:p>
          </table:table-cell>
          <table:table-cell table:formula="of:=[.B901]+[.E901]+[.H901]" office:value-type="float" office:value="17110097" calcext:value-type="float">
            <text:p>17110097</text:p>
          </table:table-cell>
          <table:table-cell/>
          <table:table-cell table:formula="of:=[.D901]+[.L900]" office:value-type="float" office:value="95056" calcext:value-type="float">
            <text:p>95056</text:p>
          </table:table-cell>
          <table:table-cell table:formula="of:=[.$E$1]*[.L901]" office:value-type="float" office:value="17110080" calcext:value-type="float">
            <text:p>17110080</text:p>
          </table:table-cell>
          <table:table-cell table:formula="of:=[.J901]-[.M901]" office:value-type="float" office:value="17" calcext:value-type="float">
            <text:p>17</text:p>
          </table:table-cell>
          <table:table-cell table:formula="of:=[.N901]/[.M901]*1000000000" office:value-type="float" office:value="993.566365557613" calcext:value-type="float">
            <text:p>993.566365557613</text:p>
          </table:table-cell>
          <table:table-cell table:number-columns-repeated="1009"/>
        </table:table-row>
        <table:table-row table:style-name="ro1">
          <table:table-cell table:formula="of:=[.A901]" office:value-type="float" office:value="1000" calcext:value-type="float">
            <text:p>1000</text:p>
          </table:table-cell>
          <table:table-cell table:formula="of:=[.J901]" office:value-type="float" office:value="17110097" calcext:value-type="float">
            <text:p>17110097</text:p>
          </table:table-cell>
          <table:table-cell table:formula="of:=[.I901]" office:value-type="float" office:value="110080000" calcext:value-type="float">
            <text:p>110080000</text:p>
          </table:table-cell>
          <table:table-cell table:formula="of:=[.D901]" office:value-type="float" office:value="100" calcext:value-type="float">
            <text:p>100</text:p>
          </table:table-cell>
          <table:table-cell table:formula="of:=[.D902]*[.$E$2]" office:value-type="float" office:value="18000" calcext:value-type="float">
            <text:p>18000</text:p>
          </table:table-cell>
          <table:table-cell table:formula="of:=[.A902]*[.$E$2]*[.D902]" office:value-type="float" office:value="18000000" calcext:value-type="float">
            <text:p>18000000</text:p>
          </table:table-cell>
          <table:table-cell table:formula="of:=[.F902]+[.C902]" office:value-type="float" office:value="128080000" calcext:value-type="float">
            <text:p>128080000</text:p>
          </table:table-cell>
          <table:table-cell table:formula="of:=ROUNDDOWN(([.F902]+[.C902])/1000000000)" office:value-type="float" office:value="0" calcext:value-type="float">
            <text:p>0</text:p>
          </table:table-cell>
          <table:table-cell table:formula="of:=IF([.G902]&gt;=0;MOD([.G902];1000000000);-MOD(-[.G902];1000000000))" office:value-type="float" office:value="128080000" calcext:value-type="float">
            <text:p>128080000</text:p>
          </table:table-cell>
          <table:table-cell table:formula="of:=[.B902]+[.E902]+[.H902]" office:value-type="float" office:value="17128097" calcext:value-type="float">
            <text:p>17128097</text:p>
          </table:table-cell>
          <table:table-cell/>
          <table:table-cell table:formula="of:=[.D902]+[.L901]" office:value-type="float" office:value="95156" calcext:value-type="float">
            <text:p>95156</text:p>
          </table:table-cell>
          <table:table-cell table:formula="of:=[.$E$1]*[.L902]" office:value-type="float" office:value="17128080" calcext:value-type="float">
            <text:p>17128080</text:p>
          </table:table-cell>
          <table:table-cell table:formula="of:=[.J902]-[.M902]" office:value-type="float" office:value="17" calcext:value-type="float">
            <text:p>17</text:p>
          </table:table-cell>
          <table:table-cell table:formula="of:=[.N902]/[.M902]*1000000000" office:value-type="float" office:value="992.522220821014" calcext:value-type="float">
            <text:p>992.522220821014</text:p>
          </table:table-cell>
          <table:table-cell table:number-columns-repeated="1009"/>
        </table:table-row>
        <table:table-row table:style-name="ro1">
          <table:table-cell table:formula="of:=[.A902]" office:value-type="float" office:value="1000" calcext:value-type="float">
            <text:p>1000</text:p>
          </table:table-cell>
          <table:table-cell table:formula="of:=[.J902]" office:value-type="float" office:value="17128097" calcext:value-type="float">
            <text:p>17128097</text:p>
          </table:table-cell>
          <table:table-cell table:formula="of:=[.I902]" office:value-type="float" office:value="128080000" calcext:value-type="float">
            <text:p>128080000</text:p>
          </table:table-cell>
          <table:table-cell table:formula="of:=[.D902]" office:value-type="float" office:value="100" calcext:value-type="float">
            <text:p>100</text:p>
          </table:table-cell>
          <table:table-cell table:formula="of:=[.D903]*[.$E$2]" office:value-type="float" office:value="18000" calcext:value-type="float">
            <text:p>18000</text:p>
          </table:table-cell>
          <table:table-cell table:formula="of:=[.A903]*[.$E$2]*[.D903]" office:value-type="float" office:value="18000000" calcext:value-type="float">
            <text:p>18000000</text:p>
          </table:table-cell>
          <table:table-cell table:formula="of:=[.F903]+[.C903]" office:value-type="float" office:value="146080000" calcext:value-type="float">
            <text:p>146080000</text:p>
          </table:table-cell>
          <table:table-cell table:formula="of:=ROUNDDOWN(([.F903]+[.C903])/1000000000)" office:value-type="float" office:value="0" calcext:value-type="float">
            <text:p>0</text:p>
          </table:table-cell>
          <table:table-cell table:formula="of:=IF([.G903]&gt;=0;MOD([.G903];1000000000);-MOD(-[.G903];1000000000))" office:value-type="float" office:value="146080000" calcext:value-type="float">
            <text:p>146080000</text:p>
          </table:table-cell>
          <table:table-cell table:formula="of:=[.B903]+[.E903]+[.H903]" office:value-type="float" office:value="17146097" calcext:value-type="float">
            <text:p>17146097</text:p>
          </table:table-cell>
          <table:table-cell/>
          <table:table-cell table:formula="of:=[.D903]+[.L902]" office:value-type="float" office:value="95256" calcext:value-type="float">
            <text:p>95256</text:p>
          </table:table-cell>
          <table:table-cell table:formula="of:=[.$E$1]*[.L903]" office:value-type="float" office:value="17146080" calcext:value-type="float">
            <text:p>17146080</text:p>
          </table:table-cell>
          <table:table-cell table:formula="of:=[.J903]-[.M903]" office:value-type="float" office:value="17" calcext:value-type="float">
            <text:p>17</text:p>
          </table:table-cell>
          <table:table-cell table:formula="of:=[.N903]/[.M903]*1000000000" office:value-type="float" office:value="991.480268376212" calcext:value-type="float">
            <text:p>991.480268376212</text:p>
          </table:table-cell>
          <table:table-cell table:number-columns-repeated="1009"/>
        </table:table-row>
        <table:table-row table:style-name="ro1">
          <table:table-cell table:formula="of:=[.A903]" office:value-type="float" office:value="1000" calcext:value-type="float">
            <text:p>1000</text:p>
          </table:table-cell>
          <table:table-cell table:formula="of:=[.J903]" office:value-type="float" office:value="17146097" calcext:value-type="float">
            <text:p>17146097</text:p>
          </table:table-cell>
          <table:table-cell table:formula="of:=[.I903]" office:value-type="float" office:value="146080000" calcext:value-type="float">
            <text:p>146080000</text:p>
          </table:table-cell>
          <table:table-cell table:formula="of:=[.D903]" office:value-type="float" office:value="100" calcext:value-type="float">
            <text:p>100</text:p>
          </table:table-cell>
          <table:table-cell table:formula="of:=[.D904]*[.$E$2]" office:value-type="float" office:value="18000" calcext:value-type="float">
            <text:p>18000</text:p>
          </table:table-cell>
          <table:table-cell table:formula="of:=[.A904]*[.$E$2]*[.D904]" office:value-type="float" office:value="18000000" calcext:value-type="float">
            <text:p>18000000</text:p>
          </table:table-cell>
          <table:table-cell table:formula="of:=[.F904]+[.C904]" office:value-type="float" office:value="164080000" calcext:value-type="float">
            <text:p>164080000</text:p>
          </table:table-cell>
          <table:table-cell table:formula="of:=ROUNDDOWN(([.F904]+[.C904])/1000000000)" office:value-type="float" office:value="0" calcext:value-type="float">
            <text:p>0</text:p>
          </table:table-cell>
          <table:table-cell table:formula="of:=IF([.G904]&gt;=0;MOD([.G904];1000000000);-MOD(-[.G904];1000000000))" office:value-type="float" office:value="164080000" calcext:value-type="float">
            <text:p>164080000</text:p>
          </table:table-cell>
          <table:table-cell table:formula="of:=[.B904]+[.E904]+[.H904]" office:value-type="float" office:value="17164097" calcext:value-type="float">
            <text:p>17164097</text:p>
          </table:table-cell>
          <table:table-cell/>
          <table:table-cell table:formula="of:=[.D904]+[.L903]" office:value-type="float" office:value="95356" calcext:value-type="float">
            <text:p>95356</text:p>
          </table:table-cell>
          <table:table-cell table:formula="of:=[.$E$1]*[.L904]" office:value-type="float" office:value="17164080" calcext:value-type="float">
            <text:p>17164080</text:p>
          </table:table-cell>
          <table:table-cell table:formula="of:=[.J904]-[.M904]" office:value-type="float" office:value="17" calcext:value-type="float">
            <text:p>17</text:p>
          </table:table-cell>
          <table:table-cell table:formula="of:=[.N904]/[.M904]*1000000000" office:value-type="float" office:value="990.440501326025" calcext:value-type="float">
            <text:p>990.440501326025</text:p>
          </table:table-cell>
          <table:table-cell table:number-columns-repeated="1009"/>
        </table:table-row>
        <table:table-row table:style-name="ro1">
          <table:table-cell table:formula="of:=[.A904]" office:value-type="float" office:value="1000" calcext:value-type="float">
            <text:p>1000</text:p>
          </table:table-cell>
          <table:table-cell table:formula="of:=[.J904]" office:value-type="float" office:value="17164097" calcext:value-type="float">
            <text:p>17164097</text:p>
          </table:table-cell>
          <table:table-cell table:formula="of:=[.I904]" office:value-type="float" office:value="164080000" calcext:value-type="float">
            <text:p>164080000</text:p>
          </table:table-cell>
          <table:table-cell table:formula="of:=[.D904]" office:value-type="float" office:value="100" calcext:value-type="float">
            <text:p>100</text:p>
          </table:table-cell>
          <table:table-cell table:formula="of:=[.D905]*[.$E$2]" office:value-type="float" office:value="18000" calcext:value-type="float">
            <text:p>18000</text:p>
          </table:table-cell>
          <table:table-cell table:formula="of:=[.A905]*[.$E$2]*[.D905]" office:value-type="float" office:value="18000000" calcext:value-type="float">
            <text:p>18000000</text:p>
          </table:table-cell>
          <table:table-cell table:formula="of:=[.F905]+[.C905]" office:value-type="float" office:value="182080000" calcext:value-type="float">
            <text:p>182080000</text:p>
          </table:table-cell>
          <table:table-cell table:formula="of:=ROUNDDOWN(([.F905]+[.C905])/1000000000)" office:value-type="float" office:value="0" calcext:value-type="float">
            <text:p>0</text:p>
          </table:table-cell>
          <table:table-cell table:formula="of:=IF([.G905]&gt;=0;MOD([.G905];1000000000);-MOD(-[.G905];1000000000))" office:value-type="float" office:value="182080000" calcext:value-type="float">
            <text:p>182080000</text:p>
          </table:table-cell>
          <table:table-cell table:formula="of:=[.B905]+[.E905]+[.H905]" office:value-type="float" office:value="17182097" calcext:value-type="float">
            <text:p>17182097</text:p>
          </table:table-cell>
          <table:table-cell/>
          <table:table-cell table:formula="of:=[.D905]+[.L904]" office:value-type="float" office:value="95456" calcext:value-type="float">
            <text:p>95456</text:p>
          </table:table-cell>
          <table:table-cell table:formula="of:=[.$E$1]*[.L905]" office:value-type="float" office:value="17182080" calcext:value-type="float">
            <text:p>17182080</text:p>
          </table:table-cell>
          <table:table-cell table:formula="of:=[.J905]-[.M905]" office:value-type="float" office:value="17" calcext:value-type="float">
            <text:p>17</text:p>
          </table:table-cell>
          <table:table-cell table:formula="of:=[.N905]/[.M905]*1000000000" office:value-type="float" office:value="989.402912802175" calcext:value-type="float">
            <text:p>989.402912802175</text:p>
          </table:table-cell>
          <table:table-cell table:number-columns-repeated="1009"/>
        </table:table-row>
        <table:table-row table:style-name="ro1">
          <table:table-cell table:formula="of:=[.A905]" office:value-type="float" office:value="1000" calcext:value-type="float">
            <text:p>1000</text:p>
          </table:table-cell>
          <table:table-cell table:formula="of:=[.J905]" office:value-type="float" office:value="17182097" calcext:value-type="float">
            <text:p>17182097</text:p>
          </table:table-cell>
          <table:table-cell table:formula="of:=[.I905]" office:value-type="float" office:value="182080000" calcext:value-type="float">
            <text:p>182080000</text:p>
          </table:table-cell>
          <table:table-cell table:formula="of:=[.D905]" office:value-type="float" office:value="100" calcext:value-type="float">
            <text:p>100</text:p>
          </table:table-cell>
          <table:table-cell table:formula="of:=[.D906]*[.$E$2]" office:value-type="float" office:value="18000" calcext:value-type="float">
            <text:p>18000</text:p>
          </table:table-cell>
          <table:table-cell table:formula="of:=[.A906]*[.$E$2]*[.D906]" office:value-type="float" office:value="18000000" calcext:value-type="float">
            <text:p>18000000</text:p>
          </table:table-cell>
          <table:table-cell table:formula="of:=[.F906]+[.C906]" office:value-type="float" office:value="200080000" calcext:value-type="float">
            <text:p>200080000</text:p>
          </table:table-cell>
          <table:table-cell table:formula="of:=ROUNDDOWN(([.F906]+[.C906])/1000000000)" office:value-type="float" office:value="0" calcext:value-type="float">
            <text:p>0</text:p>
          </table:table-cell>
          <table:table-cell table:formula="of:=IF([.G906]&gt;=0;MOD([.G906];1000000000);-MOD(-[.G906];1000000000))" office:value-type="float" office:value="200080000" calcext:value-type="float">
            <text:p>200080000</text:p>
          </table:table-cell>
          <table:table-cell table:formula="of:=[.B906]+[.E906]+[.H906]" office:value-type="float" office:value="17200097" calcext:value-type="float">
            <text:p>17200097</text:p>
          </table:table-cell>
          <table:table-cell/>
          <table:table-cell table:formula="of:=[.D906]+[.L905]" office:value-type="float" office:value="95556" calcext:value-type="float">
            <text:p>95556</text:p>
          </table:table-cell>
          <table:table-cell table:formula="of:=[.$E$1]*[.L906]" office:value-type="float" office:value="17200080" calcext:value-type="float">
            <text:p>17200080</text:p>
          </table:table-cell>
          <table:table-cell table:formula="of:=[.J906]-[.M906]" office:value-type="float" office:value="17" calcext:value-type="float">
            <text:p>17</text:p>
          </table:table-cell>
          <table:table-cell table:formula="of:=[.N906]/[.M906]*1000000000" office:value-type="float" office:value="988.367495965135" calcext:value-type="float">
            <text:p>988.367495965135</text:p>
          </table:table-cell>
          <table:table-cell table:number-columns-repeated="1009"/>
        </table:table-row>
        <table:table-row table:style-name="ro1">
          <table:table-cell table:formula="of:=[.A906]" office:value-type="float" office:value="1000" calcext:value-type="float">
            <text:p>1000</text:p>
          </table:table-cell>
          <table:table-cell table:formula="of:=[.J906]" office:value-type="float" office:value="17200097" calcext:value-type="float">
            <text:p>17200097</text:p>
          </table:table-cell>
          <table:table-cell table:formula="of:=[.I906]" office:value-type="float" office:value="200080000" calcext:value-type="float">
            <text:p>200080000</text:p>
          </table:table-cell>
          <table:table-cell table:formula="of:=[.D906]" office:value-type="float" office:value="100" calcext:value-type="float">
            <text:p>100</text:p>
          </table:table-cell>
          <table:table-cell table:formula="of:=[.D907]*[.$E$2]" office:value-type="float" office:value="18000" calcext:value-type="float">
            <text:p>18000</text:p>
          </table:table-cell>
          <table:table-cell table:formula="of:=[.A907]*[.$E$2]*[.D907]" office:value-type="float" office:value="18000000" calcext:value-type="float">
            <text:p>18000000</text:p>
          </table:table-cell>
          <table:table-cell table:formula="of:=[.F907]+[.C907]" office:value-type="float" office:value="218080000" calcext:value-type="float">
            <text:p>218080000</text:p>
          </table:table-cell>
          <table:table-cell table:formula="of:=ROUNDDOWN(([.F907]+[.C907])/1000000000)" office:value-type="float" office:value="0" calcext:value-type="float">
            <text:p>0</text:p>
          </table:table-cell>
          <table:table-cell table:formula="of:=IF([.G907]&gt;=0;MOD([.G907];1000000000);-MOD(-[.G907];1000000000))" office:value-type="float" office:value="218080000" calcext:value-type="float">
            <text:p>218080000</text:p>
          </table:table-cell>
          <table:table-cell table:formula="of:=[.B907]+[.E907]+[.H907]" office:value-type="float" office:value="17218097" calcext:value-type="float">
            <text:p>17218097</text:p>
          </table:table-cell>
          <table:table-cell/>
          <table:table-cell table:formula="of:=[.D907]+[.L906]" office:value-type="float" office:value="95656" calcext:value-type="float">
            <text:p>95656</text:p>
          </table:table-cell>
          <table:table-cell table:formula="of:=[.$E$1]*[.L907]" office:value-type="float" office:value="17218080" calcext:value-type="float">
            <text:p>17218080</text:p>
          </table:table-cell>
          <table:table-cell table:formula="of:=[.J907]-[.M907]" office:value-type="float" office:value="17" calcext:value-type="float">
            <text:p>17</text:p>
          </table:table-cell>
          <table:table-cell table:formula="of:=[.N907]/[.M907]*1000000000" office:value-type="float" office:value="987.334244003977" calcext:value-type="float">
            <text:p>987.334244003977</text:p>
          </table:table-cell>
          <table:table-cell table:number-columns-repeated="1009"/>
        </table:table-row>
        <table:table-row table:style-name="ro1">
          <table:table-cell table:formula="of:=[.A907]" office:value-type="float" office:value="1000" calcext:value-type="float">
            <text:p>1000</text:p>
          </table:table-cell>
          <table:table-cell table:formula="of:=[.J907]" office:value-type="float" office:value="17218097" calcext:value-type="float">
            <text:p>17218097</text:p>
          </table:table-cell>
          <table:table-cell table:formula="of:=[.I907]" office:value-type="float" office:value="218080000" calcext:value-type="float">
            <text:p>218080000</text:p>
          </table:table-cell>
          <table:table-cell table:formula="of:=[.D907]" office:value-type="float" office:value="100" calcext:value-type="float">
            <text:p>100</text:p>
          </table:table-cell>
          <table:table-cell table:formula="of:=[.D908]*[.$E$2]" office:value-type="float" office:value="18000" calcext:value-type="float">
            <text:p>18000</text:p>
          </table:table-cell>
          <table:table-cell table:formula="of:=[.A908]*[.$E$2]*[.D908]" office:value-type="float" office:value="18000000" calcext:value-type="float">
            <text:p>18000000</text:p>
          </table:table-cell>
          <table:table-cell table:formula="of:=[.F908]+[.C908]" office:value-type="float" office:value="236080000" calcext:value-type="float">
            <text:p>236080000</text:p>
          </table:table-cell>
          <table:table-cell table:formula="of:=ROUNDDOWN(([.F908]+[.C908])/1000000000)" office:value-type="float" office:value="0" calcext:value-type="float">
            <text:p>0</text:p>
          </table:table-cell>
          <table:table-cell table:formula="of:=IF([.G908]&gt;=0;MOD([.G908];1000000000);-MOD(-[.G908];1000000000))" office:value-type="float" office:value="236080000" calcext:value-type="float">
            <text:p>236080000</text:p>
          </table:table-cell>
          <table:table-cell table:formula="of:=[.B908]+[.E908]+[.H908]" office:value-type="float" office:value="17236097" calcext:value-type="float">
            <text:p>17236097</text:p>
          </table:table-cell>
          <table:table-cell/>
          <table:table-cell table:formula="of:=[.D908]+[.L907]" office:value-type="float" office:value="95756" calcext:value-type="float">
            <text:p>95756</text:p>
          </table:table-cell>
          <table:table-cell table:formula="of:=[.$E$1]*[.L908]" office:value-type="float" office:value="17236080" calcext:value-type="float">
            <text:p>17236080</text:p>
          </table:table-cell>
          <table:table-cell table:formula="of:=[.J908]-[.M908]" office:value-type="float" office:value="17" calcext:value-type="float">
            <text:p>17</text:p>
          </table:table-cell>
          <table:table-cell table:formula="of:=[.N908]/[.M908]*1000000000" office:value-type="float" office:value="986.303150136226" calcext:value-type="float">
            <text:p>986.303150136226</text:p>
          </table:table-cell>
          <table:table-cell table:number-columns-repeated="1009"/>
        </table:table-row>
        <table:table-row table:style-name="ro1">
          <table:table-cell table:formula="of:=[.A908]" office:value-type="float" office:value="1000" calcext:value-type="float">
            <text:p>1000</text:p>
          </table:table-cell>
          <table:table-cell table:formula="of:=[.J908]" office:value-type="float" office:value="17236097" calcext:value-type="float">
            <text:p>17236097</text:p>
          </table:table-cell>
          <table:table-cell table:formula="of:=[.I908]" office:value-type="float" office:value="236080000" calcext:value-type="float">
            <text:p>236080000</text:p>
          </table:table-cell>
          <table:table-cell table:formula="of:=[.D908]" office:value-type="float" office:value="100" calcext:value-type="float">
            <text:p>100</text:p>
          </table:table-cell>
          <table:table-cell table:formula="of:=[.D909]*[.$E$2]" office:value-type="float" office:value="18000" calcext:value-type="float">
            <text:p>18000</text:p>
          </table:table-cell>
          <table:table-cell table:formula="of:=[.A909]*[.$E$2]*[.D909]" office:value-type="float" office:value="18000000" calcext:value-type="float">
            <text:p>18000000</text:p>
          </table:table-cell>
          <table:table-cell table:formula="of:=[.F909]+[.C909]" office:value-type="float" office:value="254080000" calcext:value-type="float">
            <text:p>254080000</text:p>
          </table:table-cell>
          <table:table-cell table:formula="of:=ROUNDDOWN(([.F909]+[.C909])/1000000000)" office:value-type="float" office:value="0" calcext:value-type="float">
            <text:p>0</text:p>
          </table:table-cell>
          <table:table-cell table:formula="of:=IF([.G909]&gt;=0;MOD([.G909];1000000000);-MOD(-[.G909];1000000000))" office:value-type="float" office:value="254080000" calcext:value-type="float">
            <text:p>254080000</text:p>
          </table:table-cell>
          <table:table-cell table:formula="of:=[.B909]+[.E909]+[.H909]" office:value-type="float" office:value="17254097" calcext:value-type="float">
            <text:p>17254097</text:p>
          </table:table-cell>
          <table:table-cell/>
          <table:table-cell table:formula="of:=[.D909]+[.L908]" office:value-type="float" office:value="95856" calcext:value-type="float">
            <text:p>95856</text:p>
          </table:table-cell>
          <table:table-cell table:formula="of:=[.$E$1]*[.L909]" office:value-type="float" office:value="17254080" calcext:value-type="float">
            <text:p>17254080</text:p>
          </table:table-cell>
          <table:table-cell table:formula="of:=[.J909]-[.M909]" office:value-type="float" office:value="17" calcext:value-type="float">
            <text:p>17</text:p>
          </table:table-cell>
          <table:table-cell table:formula="of:=[.N909]/[.M909]*1000000000" office:value-type="float" office:value="985.274207607708" calcext:value-type="float">
            <text:p>985.274207607708</text:p>
          </table:table-cell>
          <table:table-cell table:number-columns-repeated="1009"/>
        </table:table-row>
        <table:table-row table:style-name="ro1">
          <table:table-cell table:formula="of:=[.A909]" office:value-type="float" office:value="1000" calcext:value-type="float">
            <text:p>1000</text:p>
          </table:table-cell>
          <table:table-cell table:formula="of:=[.J909]" office:value-type="float" office:value="17254097" calcext:value-type="float">
            <text:p>17254097</text:p>
          </table:table-cell>
          <table:table-cell table:formula="of:=[.I909]" office:value-type="float" office:value="254080000" calcext:value-type="float">
            <text:p>254080000</text:p>
          </table:table-cell>
          <table:table-cell table:formula="of:=[.D909]" office:value-type="float" office:value="100" calcext:value-type="float">
            <text:p>100</text:p>
          </table:table-cell>
          <table:table-cell table:formula="of:=[.D910]*[.$E$2]" office:value-type="float" office:value="18000" calcext:value-type="float">
            <text:p>18000</text:p>
          </table:table-cell>
          <table:table-cell table:formula="of:=[.A910]*[.$E$2]*[.D910]" office:value-type="float" office:value="18000000" calcext:value-type="float">
            <text:p>18000000</text:p>
          </table:table-cell>
          <table:table-cell table:formula="of:=[.F910]+[.C910]" office:value-type="float" office:value="272080000" calcext:value-type="float">
            <text:p>272080000</text:p>
          </table:table-cell>
          <table:table-cell table:formula="of:=ROUNDDOWN(([.F910]+[.C910])/1000000000)" office:value-type="float" office:value="0" calcext:value-type="float">
            <text:p>0</text:p>
          </table:table-cell>
          <table:table-cell table:formula="of:=IF([.G910]&gt;=0;MOD([.G910];1000000000);-MOD(-[.G910];1000000000))" office:value-type="float" office:value="272080000" calcext:value-type="float">
            <text:p>272080000</text:p>
          </table:table-cell>
          <table:table-cell table:formula="of:=[.B910]+[.E910]+[.H910]" office:value-type="float" office:value="17272097" calcext:value-type="float">
            <text:p>17272097</text:p>
          </table:table-cell>
          <table:table-cell/>
          <table:table-cell table:formula="of:=[.D910]+[.L909]" office:value-type="float" office:value="95956" calcext:value-type="float">
            <text:p>95956</text:p>
          </table:table-cell>
          <table:table-cell table:formula="of:=[.$E$1]*[.L910]" office:value-type="float" office:value="17272080" calcext:value-type="float">
            <text:p>17272080</text:p>
          </table:table-cell>
          <table:table-cell table:formula="of:=[.J910]-[.M910]" office:value-type="float" office:value="17" calcext:value-type="float">
            <text:p>17</text:p>
          </table:table-cell>
          <table:table-cell table:formula="of:=[.N910]/[.M910]*1000000000" office:value-type="float" office:value="984.247409692405" calcext:value-type="float">
            <text:p>984.247409692405</text:p>
          </table:table-cell>
          <table:table-cell table:number-columns-repeated="1009"/>
        </table:table-row>
        <table:table-row table:style-name="ro1">
          <table:table-cell table:formula="of:=[.A910]" office:value-type="float" office:value="1000" calcext:value-type="float">
            <text:p>1000</text:p>
          </table:table-cell>
          <table:table-cell table:formula="of:=[.J910]" office:value-type="float" office:value="17272097" calcext:value-type="float">
            <text:p>17272097</text:p>
          </table:table-cell>
          <table:table-cell table:formula="of:=[.I910]" office:value-type="float" office:value="272080000" calcext:value-type="float">
            <text:p>272080000</text:p>
          </table:table-cell>
          <table:table-cell table:formula="of:=[.D910]" office:value-type="float" office:value="100" calcext:value-type="float">
            <text:p>100</text:p>
          </table:table-cell>
          <table:table-cell table:formula="of:=[.D911]*[.$E$2]" office:value-type="float" office:value="18000" calcext:value-type="float">
            <text:p>18000</text:p>
          </table:table-cell>
          <table:table-cell table:formula="of:=[.A911]*[.$E$2]*[.D911]" office:value-type="float" office:value="18000000" calcext:value-type="float">
            <text:p>18000000</text:p>
          </table:table-cell>
          <table:table-cell table:formula="of:=[.F911]+[.C911]" office:value-type="float" office:value="290080000" calcext:value-type="float">
            <text:p>290080000</text:p>
          </table:table-cell>
          <table:table-cell table:formula="of:=ROUNDDOWN(([.F911]+[.C911])/1000000000)" office:value-type="float" office:value="0" calcext:value-type="float">
            <text:p>0</text:p>
          </table:table-cell>
          <table:table-cell table:formula="of:=IF([.G911]&gt;=0;MOD([.G911];1000000000);-MOD(-[.G911];1000000000))" office:value-type="float" office:value="290080000" calcext:value-type="float">
            <text:p>290080000</text:p>
          </table:table-cell>
          <table:table-cell table:formula="of:=[.B911]+[.E911]+[.H911]" office:value-type="float" office:value="17290097" calcext:value-type="float">
            <text:p>17290097</text:p>
          </table:table-cell>
          <table:table-cell/>
          <table:table-cell table:formula="of:=[.D911]+[.L910]" office:value-type="float" office:value="96056" calcext:value-type="float">
            <text:p>96056</text:p>
          </table:table-cell>
          <table:table-cell table:formula="of:=[.$E$1]*[.L911]" office:value-type="float" office:value="17290080" calcext:value-type="float">
            <text:p>17290080</text:p>
          </table:table-cell>
          <table:table-cell table:formula="of:=[.J911]-[.M911]" office:value-type="float" office:value="17" calcext:value-type="float">
            <text:p>17</text:p>
          </table:table-cell>
          <table:table-cell table:formula="of:=[.N911]/[.M911]*1000000000" office:value-type="float" office:value="983.222749692309" calcext:value-type="float">
            <text:p>983.222749692309</text:p>
          </table:table-cell>
          <table:table-cell table:number-columns-repeated="1009"/>
        </table:table-row>
        <table:table-row table:style-name="ro1">
          <table:table-cell table:formula="of:=[.A911]" office:value-type="float" office:value="1000" calcext:value-type="float">
            <text:p>1000</text:p>
          </table:table-cell>
          <table:table-cell table:formula="of:=[.J911]" office:value-type="float" office:value="17290097" calcext:value-type="float">
            <text:p>17290097</text:p>
          </table:table-cell>
          <table:table-cell table:formula="of:=[.I911]" office:value-type="float" office:value="290080000" calcext:value-type="float">
            <text:p>290080000</text:p>
          </table:table-cell>
          <table:table-cell table:formula="of:=[.D911]" office:value-type="float" office:value="100" calcext:value-type="float">
            <text:p>100</text:p>
          </table:table-cell>
          <table:table-cell table:formula="of:=[.D912]*[.$E$2]" office:value-type="float" office:value="18000" calcext:value-type="float">
            <text:p>18000</text:p>
          </table:table-cell>
          <table:table-cell table:formula="of:=[.A912]*[.$E$2]*[.D912]" office:value-type="float" office:value="18000000" calcext:value-type="float">
            <text:p>18000000</text:p>
          </table:table-cell>
          <table:table-cell table:formula="of:=[.F912]+[.C912]" office:value-type="float" office:value="308080000" calcext:value-type="float">
            <text:p>308080000</text:p>
          </table:table-cell>
          <table:table-cell table:formula="of:=ROUNDDOWN(([.F912]+[.C912])/1000000000)" office:value-type="float" office:value="0" calcext:value-type="float">
            <text:p>0</text:p>
          </table:table-cell>
          <table:table-cell table:formula="of:=IF([.G912]&gt;=0;MOD([.G912];1000000000);-MOD(-[.G912];1000000000))" office:value-type="float" office:value="308080000" calcext:value-type="float">
            <text:p>308080000</text:p>
          </table:table-cell>
          <table:table-cell table:formula="of:=[.B912]+[.E912]+[.H912]" office:value-type="float" office:value="17308097" calcext:value-type="float">
            <text:p>17308097</text:p>
          </table:table-cell>
          <table:table-cell/>
          <table:table-cell table:formula="of:=[.D912]+[.L911]" office:value-type="float" office:value="96156" calcext:value-type="float">
            <text:p>96156</text:p>
          </table:table-cell>
          <table:table-cell table:formula="of:=[.$E$1]*[.L912]" office:value-type="float" office:value="17308080" calcext:value-type="float">
            <text:p>17308080</text:p>
          </table:table-cell>
          <table:table-cell table:formula="of:=[.J912]-[.M912]" office:value-type="float" office:value="17" calcext:value-type="float">
            <text:p>17</text:p>
          </table:table-cell>
          <table:table-cell table:formula="of:=[.N912]/[.M912]*1000000000" office:value-type="float" office:value="982.200220937273" calcext:value-type="float">
            <text:p>982.200220937273</text:p>
          </table:table-cell>
          <table:table-cell table:number-columns-repeated="1009"/>
        </table:table-row>
        <table:table-row table:style-name="ro1">
          <table:table-cell table:formula="of:=[.A912]" office:value-type="float" office:value="1000" calcext:value-type="float">
            <text:p>1000</text:p>
          </table:table-cell>
          <table:table-cell table:formula="of:=[.J912]" office:value-type="float" office:value="17308097" calcext:value-type="float">
            <text:p>17308097</text:p>
          </table:table-cell>
          <table:table-cell table:formula="of:=[.I912]" office:value-type="float" office:value="308080000" calcext:value-type="float">
            <text:p>308080000</text:p>
          </table:table-cell>
          <table:table-cell table:formula="of:=[.D912]" office:value-type="float" office:value="100" calcext:value-type="float">
            <text:p>100</text:p>
          </table:table-cell>
          <table:table-cell table:formula="of:=[.D913]*[.$E$2]" office:value-type="float" office:value="18000" calcext:value-type="float">
            <text:p>18000</text:p>
          </table:table-cell>
          <table:table-cell table:formula="of:=[.A913]*[.$E$2]*[.D913]" office:value-type="float" office:value="18000000" calcext:value-type="float">
            <text:p>18000000</text:p>
          </table:table-cell>
          <table:table-cell table:formula="of:=[.F913]+[.C913]" office:value-type="float" office:value="326080000" calcext:value-type="float">
            <text:p>326080000</text:p>
          </table:table-cell>
          <table:table-cell table:formula="of:=ROUNDDOWN(([.F913]+[.C913])/1000000000)" office:value-type="float" office:value="0" calcext:value-type="float">
            <text:p>0</text:p>
          </table:table-cell>
          <table:table-cell table:formula="of:=IF([.G913]&gt;=0;MOD([.G913];1000000000);-MOD(-[.G913];1000000000))" office:value-type="float" office:value="326080000" calcext:value-type="float">
            <text:p>326080000</text:p>
          </table:table-cell>
          <table:table-cell table:formula="of:=[.B913]+[.E913]+[.H913]" office:value-type="float" office:value="17326097" calcext:value-type="float">
            <text:p>17326097</text:p>
          </table:table-cell>
          <table:table-cell/>
          <table:table-cell table:formula="of:=[.D913]+[.L912]" office:value-type="float" office:value="96256" calcext:value-type="float">
            <text:p>96256</text:p>
          </table:table-cell>
          <table:table-cell table:formula="of:=[.$E$1]*[.L913]" office:value-type="float" office:value="17326080" calcext:value-type="float">
            <text:p>17326080</text:p>
          </table:table-cell>
          <table:table-cell table:formula="of:=[.J913]-[.M913]" office:value-type="float" office:value="17" calcext:value-type="float">
            <text:p>17</text:p>
          </table:table-cell>
          <table:table-cell table:formula="of:=[.N913]/[.M913]*1000000000" office:value-type="float" office:value="981.17981678487" calcext:value-type="float">
            <text:p>981.17981678487</text:p>
          </table:table-cell>
          <table:table-cell table:number-columns-repeated="1009"/>
        </table:table-row>
        <table:table-row table:style-name="ro1">
          <table:table-cell table:formula="of:=[.A913]" office:value-type="float" office:value="1000" calcext:value-type="float">
            <text:p>1000</text:p>
          </table:table-cell>
          <table:table-cell table:formula="of:=[.J913]" office:value-type="float" office:value="17326097" calcext:value-type="float">
            <text:p>17326097</text:p>
          </table:table-cell>
          <table:table-cell table:formula="of:=[.I913]" office:value-type="float" office:value="326080000" calcext:value-type="float">
            <text:p>326080000</text:p>
          </table:table-cell>
          <table:table-cell table:formula="of:=[.D913]" office:value-type="float" office:value="100" calcext:value-type="float">
            <text:p>100</text:p>
          </table:table-cell>
          <table:table-cell table:formula="of:=[.D914]*[.$E$2]" office:value-type="float" office:value="18000" calcext:value-type="float">
            <text:p>18000</text:p>
          </table:table-cell>
          <table:table-cell table:formula="of:=[.A914]*[.$E$2]*[.D914]" office:value-type="float" office:value="18000000" calcext:value-type="float">
            <text:p>18000000</text:p>
          </table:table-cell>
          <table:table-cell table:formula="of:=[.F914]+[.C914]" office:value-type="float" office:value="344080000" calcext:value-type="float">
            <text:p>344080000</text:p>
          </table:table-cell>
          <table:table-cell table:formula="of:=ROUNDDOWN(([.F914]+[.C914])/1000000000)" office:value-type="float" office:value="0" calcext:value-type="float">
            <text:p>0</text:p>
          </table:table-cell>
          <table:table-cell table:formula="of:=IF([.G914]&gt;=0;MOD([.G914];1000000000);-MOD(-[.G914];1000000000))" office:value-type="float" office:value="344080000" calcext:value-type="float">
            <text:p>344080000</text:p>
          </table:table-cell>
          <table:table-cell table:formula="of:=[.B914]+[.E914]+[.H914]" office:value-type="float" office:value="17344097" calcext:value-type="float">
            <text:p>17344097</text:p>
          </table:table-cell>
          <table:table-cell/>
          <table:table-cell table:formula="of:=[.D914]+[.L913]" office:value-type="float" office:value="96356" calcext:value-type="float">
            <text:p>96356</text:p>
          </table:table-cell>
          <table:table-cell table:formula="of:=[.$E$1]*[.L914]" office:value-type="float" office:value="17344080" calcext:value-type="float">
            <text:p>17344080</text:p>
          </table:table-cell>
          <table:table-cell table:formula="of:=[.J914]-[.M914]" office:value-type="float" office:value="17" calcext:value-type="float">
            <text:p>17</text:p>
          </table:table-cell>
          <table:table-cell table:formula="of:=[.N914]/[.M914]*1000000000" office:value-type="float" office:value="980.161530620246" calcext:value-type="float">
            <text:p>980.161530620246</text:p>
          </table:table-cell>
          <table:table-cell table:number-columns-repeated="1009"/>
        </table:table-row>
        <table:table-row table:style-name="ro1">
          <table:table-cell table:formula="of:=[.A914]" office:value-type="float" office:value="1000" calcext:value-type="float">
            <text:p>1000</text:p>
          </table:table-cell>
          <table:table-cell table:formula="of:=[.J914]" office:value-type="float" office:value="17344097" calcext:value-type="float">
            <text:p>17344097</text:p>
          </table:table-cell>
          <table:table-cell table:formula="of:=[.I914]" office:value-type="float" office:value="344080000" calcext:value-type="float">
            <text:p>344080000</text:p>
          </table:table-cell>
          <table:table-cell table:formula="of:=[.D914]" office:value-type="float" office:value="100" calcext:value-type="float">
            <text:p>100</text:p>
          </table:table-cell>
          <table:table-cell table:formula="of:=[.D915]*[.$E$2]" office:value-type="float" office:value="18000" calcext:value-type="float">
            <text:p>18000</text:p>
          </table:table-cell>
          <table:table-cell table:formula="of:=[.A915]*[.$E$2]*[.D915]" office:value-type="float" office:value="18000000" calcext:value-type="float">
            <text:p>18000000</text:p>
          </table:table-cell>
          <table:table-cell table:formula="of:=[.F915]+[.C915]" office:value-type="float" office:value="362080000" calcext:value-type="float">
            <text:p>362080000</text:p>
          </table:table-cell>
          <table:table-cell table:formula="of:=ROUNDDOWN(([.F915]+[.C915])/1000000000)" office:value-type="float" office:value="0" calcext:value-type="float">
            <text:p>0</text:p>
          </table:table-cell>
          <table:table-cell table:formula="of:=IF([.G915]&gt;=0;MOD([.G915];1000000000);-MOD(-[.G915];1000000000))" office:value-type="float" office:value="362080000" calcext:value-type="float">
            <text:p>362080000</text:p>
          </table:table-cell>
          <table:table-cell table:formula="of:=[.B915]+[.E915]+[.H915]" office:value-type="float" office:value="17362097" calcext:value-type="float">
            <text:p>17362097</text:p>
          </table:table-cell>
          <table:table-cell/>
          <table:table-cell table:formula="of:=[.D915]+[.L914]" office:value-type="float" office:value="96456" calcext:value-type="float">
            <text:p>96456</text:p>
          </table:table-cell>
          <table:table-cell table:formula="of:=[.$E$1]*[.L915]" office:value-type="float" office:value="17362080" calcext:value-type="float">
            <text:p>17362080</text:p>
          </table:table-cell>
          <table:table-cell table:formula="of:=[.J915]-[.M915]" office:value-type="float" office:value="17" calcext:value-type="float">
            <text:p>17</text:p>
          </table:table-cell>
          <table:table-cell table:formula="of:=[.N915]/[.M915]*1000000000" office:value-type="float" office:value="979.14535585598" calcext:value-type="float">
            <text:p>979.14535585598</text:p>
          </table:table-cell>
          <table:table-cell table:number-columns-repeated="1009"/>
        </table:table-row>
        <table:table-row table:style-name="ro1">
          <table:table-cell table:formula="of:=[.A915]" office:value-type="float" office:value="1000" calcext:value-type="float">
            <text:p>1000</text:p>
          </table:table-cell>
          <table:table-cell table:formula="of:=[.J915]" office:value-type="float" office:value="17362097" calcext:value-type="float">
            <text:p>17362097</text:p>
          </table:table-cell>
          <table:table-cell table:formula="of:=[.I915]" office:value-type="float" office:value="362080000" calcext:value-type="float">
            <text:p>362080000</text:p>
          </table:table-cell>
          <table:table-cell table:formula="of:=[.D915]" office:value-type="float" office:value="100" calcext:value-type="float">
            <text:p>100</text:p>
          </table:table-cell>
          <table:table-cell table:formula="of:=[.D916]*[.$E$2]" office:value-type="float" office:value="18000" calcext:value-type="float">
            <text:p>18000</text:p>
          </table:table-cell>
          <table:table-cell table:formula="of:=[.A916]*[.$E$2]*[.D916]" office:value-type="float" office:value="18000000" calcext:value-type="float">
            <text:p>18000000</text:p>
          </table:table-cell>
          <table:table-cell table:formula="of:=[.F916]+[.C916]" office:value-type="float" office:value="380080000" calcext:value-type="float">
            <text:p>380080000</text:p>
          </table:table-cell>
          <table:table-cell table:formula="of:=ROUNDDOWN(([.F916]+[.C916])/1000000000)" office:value-type="float" office:value="0" calcext:value-type="float">
            <text:p>0</text:p>
          </table:table-cell>
          <table:table-cell table:formula="of:=IF([.G916]&gt;=0;MOD([.G916];1000000000);-MOD(-[.G916];1000000000))" office:value-type="float" office:value="380080000" calcext:value-type="float">
            <text:p>380080000</text:p>
          </table:table-cell>
          <table:table-cell table:formula="of:=[.B916]+[.E916]+[.H916]" office:value-type="float" office:value="17380097" calcext:value-type="float">
            <text:p>17380097</text:p>
          </table:table-cell>
          <table:table-cell/>
          <table:table-cell table:formula="of:=[.D916]+[.L915]" office:value-type="float" office:value="96556" calcext:value-type="float">
            <text:p>96556</text:p>
          </table:table-cell>
          <table:table-cell table:formula="of:=[.$E$1]*[.L916]" office:value-type="float" office:value="17380080" calcext:value-type="float">
            <text:p>17380080</text:p>
          </table:table-cell>
          <table:table-cell table:formula="of:=[.J916]-[.M916]" office:value-type="float" office:value="17" calcext:value-type="float">
            <text:p>17</text:p>
          </table:table-cell>
          <table:table-cell table:formula="of:=[.N916]/[.M916]*1000000000" office:value-type="float" office:value="978.131285931941" calcext:value-type="float">
            <text:p>978.131285931941</text:p>
          </table:table-cell>
          <table:table-cell table:number-columns-repeated="1009"/>
        </table:table-row>
        <table:table-row table:style-name="ro1">
          <table:table-cell table:formula="of:=[.A916]" office:value-type="float" office:value="1000" calcext:value-type="float">
            <text:p>1000</text:p>
          </table:table-cell>
          <table:table-cell table:formula="of:=[.J916]" office:value-type="float" office:value="17380097" calcext:value-type="float">
            <text:p>17380097</text:p>
          </table:table-cell>
          <table:table-cell table:formula="of:=[.I916]" office:value-type="float" office:value="380080000" calcext:value-type="float">
            <text:p>380080000</text:p>
          </table:table-cell>
          <table:table-cell table:formula="of:=[.D916]" office:value-type="float" office:value="100" calcext:value-type="float">
            <text:p>100</text:p>
          </table:table-cell>
          <table:table-cell table:formula="of:=[.D917]*[.$E$2]" office:value-type="float" office:value="18000" calcext:value-type="float">
            <text:p>18000</text:p>
          </table:table-cell>
          <table:table-cell table:formula="of:=[.A917]*[.$E$2]*[.D917]" office:value-type="float" office:value="18000000" calcext:value-type="float">
            <text:p>18000000</text:p>
          </table:table-cell>
          <table:table-cell table:formula="of:=[.F917]+[.C917]" office:value-type="float" office:value="398080000" calcext:value-type="float">
            <text:p>398080000</text:p>
          </table:table-cell>
          <table:table-cell table:formula="of:=ROUNDDOWN(([.F917]+[.C917])/1000000000)" office:value-type="float" office:value="0" calcext:value-type="float">
            <text:p>0</text:p>
          </table:table-cell>
          <table:table-cell table:formula="of:=IF([.G917]&gt;=0;MOD([.G917];1000000000);-MOD(-[.G917];1000000000))" office:value-type="float" office:value="398080000" calcext:value-type="float">
            <text:p>398080000</text:p>
          </table:table-cell>
          <table:table-cell table:formula="of:=[.B917]+[.E917]+[.H917]" office:value-type="float" office:value="17398097" calcext:value-type="float">
            <text:p>17398097</text:p>
          </table:table-cell>
          <table:table-cell/>
          <table:table-cell table:formula="of:=[.D917]+[.L916]" office:value-type="float" office:value="96656" calcext:value-type="float">
            <text:p>96656</text:p>
          </table:table-cell>
          <table:table-cell table:formula="of:=[.$E$1]*[.L917]" office:value-type="float" office:value="17398080" calcext:value-type="float">
            <text:p>17398080</text:p>
          </table:table-cell>
          <table:table-cell table:formula="of:=[.J917]-[.M917]" office:value-type="float" office:value="17" calcext:value-type="float">
            <text:p>17</text:p>
          </table:table-cell>
          <table:table-cell table:formula="of:=[.N917]/[.M917]*1000000000" office:value-type="float" office:value="977.119314315143" calcext:value-type="float">
            <text:p>977.119314315143</text:p>
          </table:table-cell>
          <table:table-cell table:number-columns-repeated="1009"/>
        </table:table-row>
        <table:table-row table:style-name="ro1">
          <table:table-cell table:formula="of:=[.A917]" office:value-type="float" office:value="1000" calcext:value-type="float">
            <text:p>1000</text:p>
          </table:table-cell>
          <table:table-cell table:formula="of:=[.J917]" office:value-type="float" office:value="17398097" calcext:value-type="float">
            <text:p>17398097</text:p>
          </table:table-cell>
          <table:table-cell table:formula="of:=[.I917]" office:value-type="float" office:value="398080000" calcext:value-type="float">
            <text:p>398080000</text:p>
          </table:table-cell>
          <table:table-cell table:formula="of:=[.D917]" office:value-type="float" office:value="100" calcext:value-type="float">
            <text:p>100</text:p>
          </table:table-cell>
          <table:table-cell table:formula="of:=[.D918]*[.$E$2]" office:value-type="float" office:value="18000" calcext:value-type="float">
            <text:p>18000</text:p>
          </table:table-cell>
          <table:table-cell table:formula="of:=[.A918]*[.$E$2]*[.D918]" office:value-type="float" office:value="18000000" calcext:value-type="float">
            <text:p>18000000</text:p>
          </table:table-cell>
          <table:table-cell table:formula="of:=[.F918]+[.C918]" office:value-type="float" office:value="416080000" calcext:value-type="float">
            <text:p>416080000</text:p>
          </table:table-cell>
          <table:table-cell table:formula="of:=ROUNDDOWN(([.F918]+[.C918])/1000000000)" office:value-type="float" office:value="0" calcext:value-type="float">
            <text:p>0</text:p>
          </table:table-cell>
          <table:table-cell table:formula="of:=IF([.G918]&gt;=0;MOD([.G918];1000000000);-MOD(-[.G918];1000000000))" office:value-type="float" office:value="416080000" calcext:value-type="float">
            <text:p>416080000</text:p>
          </table:table-cell>
          <table:table-cell table:formula="of:=[.B918]+[.E918]+[.H918]" office:value-type="float" office:value="17416097" calcext:value-type="float">
            <text:p>17416097</text:p>
          </table:table-cell>
          <table:table-cell/>
          <table:table-cell table:formula="of:=[.D918]+[.L917]" office:value-type="float" office:value="96756" calcext:value-type="float">
            <text:p>96756</text:p>
          </table:table-cell>
          <table:table-cell table:formula="of:=[.$E$1]*[.L918]" office:value-type="float" office:value="17416080" calcext:value-type="float">
            <text:p>17416080</text:p>
          </table:table-cell>
          <table:table-cell table:formula="of:=[.J918]-[.M918]" office:value-type="float" office:value="17" calcext:value-type="float">
            <text:p>17</text:p>
          </table:table-cell>
          <table:table-cell table:formula="of:=[.N918]/[.M918]*1000000000" office:value-type="float" office:value="976.109434499612" calcext:value-type="float">
            <text:p>976.109434499612</text:p>
          </table:table-cell>
          <table:table-cell table:number-columns-repeated="1009"/>
        </table:table-row>
        <table:table-row table:style-name="ro1">
          <table:table-cell table:formula="of:=[.A918]" office:value-type="float" office:value="1000" calcext:value-type="float">
            <text:p>1000</text:p>
          </table:table-cell>
          <table:table-cell table:formula="of:=[.J918]" office:value-type="float" office:value="17416097" calcext:value-type="float">
            <text:p>17416097</text:p>
          </table:table-cell>
          <table:table-cell table:formula="of:=[.I918]" office:value-type="float" office:value="416080000" calcext:value-type="float">
            <text:p>416080000</text:p>
          </table:table-cell>
          <table:table-cell table:formula="of:=[.D918]" office:value-type="float" office:value="100" calcext:value-type="float">
            <text:p>100</text:p>
          </table:table-cell>
          <table:table-cell table:formula="of:=[.D919]*[.$E$2]" office:value-type="float" office:value="18000" calcext:value-type="float">
            <text:p>18000</text:p>
          </table:table-cell>
          <table:table-cell table:formula="of:=[.A919]*[.$E$2]*[.D919]" office:value-type="float" office:value="18000000" calcext:value-type="float">
            <text:p>18000000</text:p>
          </table:table-cell>
          <table:table-cell table:formula="of:=[.F919]+[.C919]" office:value-type="float" office:value="434080000" calcext:value-type="float">
            <text:p>434080000</text:p>
          </table:table-cell>
          <table:table-cell table:formula="of:=ROUNDDOWN(([.F919]+[.C919])/1000000000)" office:value-type="float" office:value="0" calcext:value-type="float">
            <text:p>0</text:p>
          </table:table-cell>
          <table:table-cell table:formula="of:=IF([.G919]&gt;=0;MOD([.G919];1000000000);-MOD(-[.G919];1000000000))" office:value-type="float" office:value="434080000" calcext:value-type="float">
            <text:p>434080000</text:p>
          </table:table-cell>
          <table:table-cell table:formula="of:=[.B919]+[.E919]+[.H919]" office:value-type="float" office:value="17434097" calcext:value-type="float">
            <text:p>17434097</text:p>
          </table:table-cell>
          <table:table-cell/>
          <table:table-cell table:formula="of:=[.D919]+[.L918]" office:value-type="float" office:value="96856" calcext:value-type="float">
            <text:p>96856</text:p>
          </table:table-cell>
          <table:table-cell table:formula="of:=[.$E$1]*[.L919]" office:value-type="float" office:value="17434080" calcext:value-type="float">
            <text:p>17434080</text:p>
          </table:table-cell>
          <table:table-cell table:formula="of:=[.J919]-[.M919]" office:value-type="float" office:value="17" calcext:value-type="float">
            <text:p>17</text:p>
          </table:table-cell>
          <table:table-cell table:formula="of:=[.N919]/[.M919]*1000000000" office:value-type="float" office:value="975.101640006241" calcext:value-type="float">
            <text:p>975.101640006241</text:p>
          </table:table-cell>
          <table:table-cell table:number-columns-repeated="1009"/>
        </table:table-row>
        <table:table-row table:style-name="ro1">
          <table:table-cell table:formula="of:=[.A919]" office:value-type="float" office:value="1000" calcext:value-type="float">
            <text:p>1000</text:p>
          </table:table-cell>
          <table:table-cell table:formula="of:=[.J919]" office:value-type="float" office:value="17434097" calcext:value-type="float">
            <text:p>17434097</text:p>
          </table:table-cell>
          <table:table-cell table:formula="of:=[.I919]" office:value-type="float" office:value="434080000" calcext:value-type="float">
            <text:p>434080000</text:p>
          </table:table-cell>
          <table:table-cell table:formula="of:=[.D919]" office:value-type="float" office:value="100" calcext:value-type="float">
            <text:p>100</text:p>
          </table:table-cell>
          <table:table-cell table:formula="of:=[.D920]*[.$E$2]" office:value-type="float" office:value="18000" calcext:value-type="float">
            <text:p>18000</text:p>
          </table:table-cell>
          <table:table-cell table:formula="of:=[.A920]*[.$E$2]*[.D920]" office:value-type="float" office:value="18000000" calcext:value-type="float">
            <text:p>18000000</text:p>
          </table:table-cell>
          <table:table-cell table:formula="of:=[.F920]+[.C920]" office:value-type="float" office:value="452080000" calcext:value-type="float">
            <text:p>452080000</text:p>
          </table:table-cell>
          <table:table-cell table:formula="of:=ROUNDDOWN(([.F920]+[.C920])/1000000000)" office:value-type="float" office:value="0" calcext:value-type="float">
            <text:p>0</text:p>
          </table:table-cell>
          <table:table-cell table:formula="of:=IF([.G920]&gt;=0;MOD([.G920];1000000000);-MOD(-[.G920];1000000000))" office:value-type="float" office:value="452080000" calcext:value-type="float">
            <text:p>452080000</text:p>
          </table:table-cell>
          <table:table-cell table:formula="of:=[.B920]+[.E920]+[.H920]" office:value-type="float" office:value="17452097" calcext:value-type="float">
            <text:p>17452097</text:p>
          </table:table-cell>
          <table:table-cell/>
          <table:table-cell table:formula="of:=[.D920]+[.L919]" office:value-type="float" office:value="96956" calcext:value-type="float">
            <text:p>96956</text:p>
          </table:table-cell>
          <table:table-cell table:formula="of:=[.$E$1]*[.L920]" office:value-type="float" office:value="17452080" calcext:value-type="float">
            <text:p>17452080</text:p>
          </table:table-cell>
          <table:table-cell table:formula="of:=[.J920]-[.M920]" office:value-type="float" office:value="17" calcext:value-type="float">
            <text:p>17</text:p>
          </table:table-cell>
          <table:table-cell table:formula="of:=[.N920]/[.M920]*1000000000" office:value-type="float" office:value="974.095924382652" calcext:value-type="float">
            <text:p>974.095924382652</text:p>
          </table:table-cell>
          <table:table-cell table:number-columns-repeated="1009"/>
        </table:table-row>
        <table:table-row table:style-name="ro1">
          <table:table-cell table:formula="of:=[.A920]" office:value-type="float" office:value="1000" calcext:value-type="float">
            <text:p>1000</text:p>
          </table:table-cell>
          <table:table-cell table:formula="of:=[.J920]" office:value-type="float" office:value="17452097" calcext:value-type="float">
            <text:p>17452097</text:p>
          </table:table-cell>
          <table:table-cell table:formula="of:=[.I920]" office:value-type="float" office:value="452080000" calcext:value-type="float">
            <text:p>452080000</text:p>
          </table:table-cell>
          <table:table-cell table:formula="of:=[.D920]" office:value-type="float" office:value="100" calcext:value-type="float">
            <text:p>100</text:p>
          </table:table-cell>
          <table:table-cell table:formula="of:=[.D921]*[.$E$2]" office:value-type="float" office:value="18000" calcext:value-type="float">
            <text:p>18000</text:p>
          </table:table-cell>
          <table:table-cell table:formula="of:=[.A921]*[.$E$2]*[.D921]" office:value-type="float" office:value="18000000" calcext:value-type="float">
            <text:p>18000000</text:p>
          </table:table-cell>
          <table:table-cell table:formula="of:=[.F921]+[.C921]" office:value-type="float" office:value="470080000" calcext:value-type="float">
            <text:p>470080000</text:p>
          </table:table-cell>
          <table:table-cell table:formula="of:=ROUNDDOWN(([.F921]+[.C921])/1000000000)" office:value-type="float" office:value="0" calcext:value-type="float">
            <text:p>0</text:p>
          </table:table-cell>
          <table:table-cell table:formula="of:=IF([.G921]&gt;=0;MOD([.G921];1000000000);-MOD(-[.G921];1000000000))" office:value-type="float" office:value="470080000" calcext:value-type="float">
            <text:p>470080000</text:p>
          </table:table-cell>
          <table:table-cell table:formula="of:=[.B921]+[.E921]+[.H921]" office:value-type="float" office:value="17470097" calcext:value-type="float">
            <text:p>17470097</text:p>
          </table:table-cell>
          <table:table-cell/>
          <table:table-cell table:formula="of:=[.D921]+[.L920]" office:value-type="float" office:value="97056" calcext:value-type="float">
            <text:p>97056</text:p>
          </table:table-cell>
          <table:table-cell table:formula="of:=[.$E$1]*[.L921]" office:value-type="float" office:value="17470080" calcext:value-type="float">
            <text:p>17470080</text:p>
          </table:table-cell>
          <table:table-cell table:formula="of:=[.J921]-[.M921]" office:value-type="float" office:value="17" calcext:value-type="float">
            <text:p>17</text:p>
          </table:table-cell>
          <table:table-cell table:formula="of:=[.N921]/[.M921]*1000000000" office:value-type="float" office:value="973.092281203063" calcext:value-type="float">
            <text:p>973.092281203063</text:p>
          </table:table-cell>
          <table:table-cell table:number-columns-repeated="1009"/>
        </table:table-row>
        <table:table-row table:style-name="ro1">
          <table:table-cell table:formula="of:=[.A921]" office:value-type="float" office:value="1000" calcext:value-type="float">
            <text:p>1000</text:p>
          </table:table-cell>
          <table:table-cell table:formula="of:=[.J921]" office:value-type="float" office:value="17470097" calcext:value-type="float">
            <text:p>17470097</text:p>
          </table:table-cell>
          <table:table-cell table:formula="of:=[.I921]" office:value-type="float" office:value="470080000" calcext:value-type="float">
            <text:p>470080000</text:p>
          </table:table-cell>
          <table:table-cell table:formula="of:=[.D921]" office:value-type="float" office:value="100" calcext:value-type="float">
            <text:p>100</text:p>
          </table:table-cell>
          <table:table-cell table:formula="of:=[.D922]*[.$E$2]" office:value-type="float" office:value="18000" calcext:value-type="float">
            <text:p>18000</text:p>
          </table:table-cell>
          <table:table-cell table:formula="of:=[.A922]*[.$E$2]*[.D922]" office:value-type="float" office:value="18000000" calcext:value-type="float">
            <text:p>18000000</text:p>
          </table:table-cell>
          <table:table-cell table:formula="of:=[.F922]+[.C922]" office:value-type="float" office:value="488080000" calcext:value-type="float">
            <text:p>488080000</text:p>
          </table:table-cell>
          <table:table-cell table:formula="of:=ROUNDDOWN(([.F922]+[.C922])/1000000000)" office:value-type="float" office:value="0" calcext:value-type="float">
            <text:p>0</text:p>
          </table:table-cell>
          <table:table-cell table:formula="of:=IF([.G922]&gt;=0;MOD([.G922];1000000000);-MOD(-[.G922];1000000000))" office:value-type="float" office:value="488080000" calcext:value-type="float">
            <text:p>488080000</text:p>
          </table:table-cell>
          <table:table-cell table:formula="of:=[.B922]+[.E922]+[.H922]" office:value-type="float" office:value="17488097" calcext:value-type="float">
            <text:p>17488097</text:p>
          </table:table-cell>
          <table:table-cell/>
          <table:table-cell table:formula="of:=[.D922]+[.L921]" office:value-type="float" office:value="97156" calcext:value-type="float">
            <text:p>97156</text:p>
          </table:table-cell>
          <table:table-cell table:formula="of:=[.$E$1]*[.L922]" office:value-type="float" office:value="17488080" calcext:value-type="float">
            <text:p>17488080</text:p>
          </table:table-cell>
          <table:table-cell table:formula="of:=[.J922]-[.M922]" office:value-type="float" office:value="17" calcext:value-type="float">
            <text:p>17</text:p>
          </table:table-cell>
          <table:table-cell table:formula="of:=[.N922]/[.M922]*1000000000" office:value-type="float" office:value="972.090704068143" calcext:value-type="float">
            <text:p>972.090704068143</text:p>
          </table:table-cell>
          <table:table-cell table:number-columns-repeated="1009"/>
        </table:table-row>
        <table:table-row table:style-name="ro1">
          <table:table-cell table:formula="of:=[.A922]" office:value-type="float" office:value="1000" calcext:value-type="float">
            <text:p>1000</text:p>
          </table:table-cell>
          <table:table-cell table:formula="of:=[.J922]" office:value-type="float" office:value="17488097" calcext:value-type="float">
            <text:p>17488097</text:p>
          </table:table-cell>
          <table:table-cell table:formula="of:=[.I922]" office:value-type="float" office:value="488080000" calcext:value-type="float">
            <text:p>488080000</text:p>
          </table:table-cell>
          <table:table-cell table:formula="of:=[.D922]" office:value-type="float" office:value="100" calcext:value-type="float">
            <text:p>100</text:p>
          </table:table-cell>
          <table:table-cell table:formula="of:=[.D923]*[.$E$2]" office:value-type="float" office:value="18000" calcext:value-type="float">
            <text:p>18000</text:p>
          </table:table-cell>
          <table:table-cell table:formula="of:=[.A923]*[.$E$2]*[.D923]" office:value-type="float" office:value="18000000" calcext:value-type="float">
            <text:p>18000000</text:p>
          </table:table-cell>
          <table:table-cell table:formula="of:=[.F923]+[.C923]" office:value-type="float" office:value="506080000" calcext:value-type="float">
            <text:p>506080000</text:p>
          </table:table-cell>
          <table:table-cell table:formula="of:=ROUNDDOWN(([.F923]+[.C923])/1000000000)" office:value-type="float" office:value="0" calcext:value-type="float">
            <text:p>0</text:p>
          </table:table-cell>
          <table:table-cell table:formula="of:=IF([.G923]&gt;=0;MOD([.G923];1000000000);-MOD(-[.G923];1000000000))" office:value-type="float" office:value="506080000" calcext:value-type="float">
            <text:p>506080000</text:p>
          </table:table-cell>
          <table:table-cell table:formula="of:=[.B923]+[.E923]+[.H923]" office:value-type="float" office:value="17506097" calcext:value-type="float">
            <text:p>17506097</text:p>
          </table:table-cell>
          <table:table-cell/>
          <table:table-cell table:formula="of:=[.D923]+[.L922]" office:value-type="float" office:value="97256" calcext:value-type="float">
            <text:p>97256</text:p>
          </table:table-cell>
          <table:table-cell table:formula="of:=[.$E$1]*[.L923]" office:value-type="float" office:value="17506080" calcext:value-type="float">
            <text:p>17506080</text:p>
          </table:table-cell>
          <table:table-cell table:formula="of:=[.J923]-[.M923]" office:value-type="float" office:value="17" calcext:value-type="float">
            <text:p>17</text:p>
          </table:table-cell>
          <table:table-cell table:formula="of:=[.N923]/[.M923]*1000000000" office:value-type="float" office:value="971.091186604883" calcext:value-type="float">
            <text:p>971.091186604883</text:p>
          </table:table-cell>
          <table:table-cell table:number-columns-repeated="1009"/>
        </table:table-row>
        <table:table-row table:style-name="ro1">
          <table:table-cell table:formula="of:=[.A923]" office:value-type="float" office:value="1000" calcext:value-type="float">
            <text:p>1000</text:p>
          </table:table-cell>
          <table:table-cell table:formula="of:=[.J923]" office:value-type="float" office:value="17506097" calcext:value-type="float">
            <text:p>17506097</text:p>
          </table:table-cell>
          <table:table-cell table:formula="of:=[.I923]" office:value-type="float" office:value="506080000" calcext:value-type="float">
            <text:p>506080000</text:p>
          </table:table-cell>
          <table:table-cell table:formula="of:=[.D923]" office:value-type="float" office:value="100" calcext:value-type="float">
            <text:p>100</text:p>
          </table:table-cell>
          <table:table-cell table:formula="of:=[.D924]*[.$E$2]" office:value-type="float" office:value="18000" calcext:value-type="float">
            <text:p>18000</text:p>
          </table:table-cell>
          <table:table-cell table:formula="of:=[.A924]*[.$E$2]*[.D924]" office:value-type="float" office:value="18000000" calcext:value-type="float">
            <text:p>18000000</text:p>
          </table:table-cell>
          <table:table-cell table:formula="of:=[.F924]+[.C924]" office:value-type="float" office:value="524080000" calcext:value-type="float">
            <text:p>524080000</text:p>
          </table:table-cell>
          <table:table-cell table:formula="of:=ROUNDDOWN(([.F924]+[.C924])/1000000000)" office:value-type="float" office:value="0" calcext:value-type="float">
            <text:p>0</text:p>
          </table:table-cell>
          <table:table-cell table:formula="of:=IF([.G924]&gt;=0;MOD([.G924];1000000000);-MOD(-[.G924];1000000000))" office:value-type="float" office:value="524080000" calcext:value-type="float">
            <text:p>524080000</text:p>
          </table:table-cell>
          <table:table-cell table:formula="of:=[.B924]+[.E924]+[.H924]" office:value-type="float" office:value="17524097" calcext:value-type="float">
            <text:p>17524097</text:p>
          </table:table-cell>
          <table:table-cell/>
          <table:table-cell table:formula="of:=[.D924]+[.L923]" office:value-type="float" office:value="97356" calcext:value-type="float">
            <text:p>97356</text:p>
          </table:table-cell>
          <table:table-cell table:formula="of:=[.$E$1]*[.L924]" office:value-type="float" office:value="17524080" calcext:value-type="float">
            <text:p>17524080</text:p>
          </table:table-cell>
          <table:table-cell table:formula="of:=[.J924]-[.M924]" office:value-type="float" office:value="17" calcext:value-type="float">
            <text:p>17</text:p>
          </table:table-cell>
          <table:table-cell table:formula="of:=[.N924]/[.M924]*1000000000" office:value-type="float" office:value="970.093722466458" calcext:value-type="float">
            <text:p>970.093722466458</text:p>
          </table:table-cell>
          <table:table-cell table:number-columns-repeated="1009"/>
        </table:table-row>
        <table:table-row table:style-name="ro1">
          <table:table-cell table:formula="of:=[.A924]" office:value-type="float" office:value="1000" calcext:value-type="float">
            <text:p>1000</text:p>
          </table:table-cell>
          <table:table-cell table:formula="of:=[.J924]" office:value-type="float" office:value="17524097" calcext:value-type="float">
            <text:p>17524097</text:p>
          </table:table-cell>
          <table:table-cell table:formula="of:=[.I924]" office:value-type="float" office:value="524080000" calcext:value-type="float">
            <text:p>524080000</text:p>
          </table:table-cell>
          <table:table-cell table:formula="of:=[.D924]" office:value-type="float" office:value="100" calcext:value-type="float">
            <text:p>100</text:p>
          </table:table-cell>
          <table:table-cell table:formula="of:=[.D925]*[.$E$2]" office:value-type="float" office:value="18000" calcext:value-type="float">
            <text:p>18000</text:p>
          </table:table-cell>
          <table:table-cell table:formula="of:=[.A925]*[.$E$2]*[.D925]" office:value-type="float" office:value="18000000" calcext:value-type="float">
            <text:p>18000000</text:p>
          </table:table-cell>
          <table:table-cell table:formula="of:=[.F925]+[.C925]" office:value-type="float" office:value="542080000" calcext:value-type="float">
            <text:p>542080000</text:p>
          </table:table-cell>
          <table:table-cell table:formula="of:=ROUNDDOWN(([.F925]+[.C925])/1000000000)" office:value-type="float" office:value="0" calcext:value-type="float">
            <text:p>0</text:p>
          </table:table-cell>
          <table:table-cell table:formula="of:=IF([.G925]&gt;=0;MOD([.G925];1000000000);-MOD(-[.G925];1000000000))" office:value-type="float" office:value="542080000" calcext:value-type="float">
            <text:p>542080000</text:p>
          </table:table-cell>
          <table:table-cell table:formula="of:=[.B925]+[.E925]+[.H925]" office:value-type="float" office:value="17542097" calcext:value-type="float">
            <text:p>17542097</text:p>
          </table:table-cell>
          <table:table-cell/>
          <table:table-cell table:formula="of:=[.D925]+[.L924]" office:value-type="float" office:value="97456" calcext:value-type="float">
            <text:p>97456</text:p>
          </table:table-cell>
          <table:table-cell table:formula="of:=[.$E$1]*[.L925]" office:value-type="float" office:value="17542080" calcext:value-type="float">
            <text:p>17542080</text:p>
          </table:table-cell>
          <table:table-cell table:formula="of:=[.J925]-[.M925]" office:value-type="float" office:value="17" calcext:value-type="float">
            <text:p>17</text:p>
          </table:table-cell>
          <table:table-cell table:formula="of:=[.N925]/[.M925]*1000000000" office:value-type="float" office:value="969.098305332093" calcext:value-type="float">
            <text:p>969.098305332093</text:p>
          </table:table-cell>
          <table:table-cell table:number-columns-repeated="1009"/>
        </table:table-row>
        <table:table-row table:style-name="ro1">
          <table:table-cell table:formula="of:=[.A925]" office:value-type="float" office:value="1000" calcext:value-type="float">
            <text:p>1000</text:p>
          </table:table-cell>
          <table:table-cell table:formula="of:=[.J925]" office:value-type="float" office:value="17542097" calcext:value-type="float">
            <text:p>17542097</text:p>
          </table:table-cell>
          <table:table-cell table:formula="of:=[.I925]" office:value-type="float" office:value="542080000" calcext:value-type="float">
            <text:p>542080000</text:p>
          </table:table-cell>
          <table:table-cell table:formula="of:=[.D925]" office:value-type="float" office:value="100" calcext:value-type="float">
            <text:p>100</text:p>
          </table:table-cell>
          <table:table-cell table:formula="of:=[.D926]*[.$E$2]" office:value-type="float" office:value="18000" calcext:value-type="float">
            <text:p>18000</text:p>
          </table:table-cell>
          <table:table-cell table:formula="of:=[.A926]*[.$E$2]*[.D926]" office:value-type="float" office:value="18000000" calcext:value-type="float">
            <text:p>18000000</text:p>
          </table:table-cell>
          <table:table-cell table:formula="of:=[.F926]+[.C926]" office:value-type="float" office:value="560080000" calcext:value-type="float">
            <text:p>560080000</text:p>
          </table:table-cell>
          <table:table-cell table:formula="of:=ROUNDDOWN(([.F926]+[.C926])/1000000000)" office:value-type="float" office:value="0" calcext:value-type="float">
            <text:p>0</text:p>
          </table:table-cell>
          <table:table-cell table:formula="of:=IF([.G926]&gt;=0;MOD([.G926];1000000000);-MOD(-[.G926];1000000000))" office:value-type="float" office:value="560080000" calcext:value-type="float">
            <text:p>560080000</text:p>
          </table:table-cell>
          <table:table-cell table:formula="of:=[.B926]+[.E926]+[.H926]" office:value-type="float" office:value="17560097" calcext:value-type="float">
            <text:p>17560097</text:p>
          </table:table-cell>
          <table:table-cell/>
          <table:table-cell table:formula="of:=[.D926]+[.L925]" office:value-type="float" office:value="97556" calcext:value-type="float">
            <text:p>97556</text:p>
          </table:table-cell>
          <table:table-cell table:formula="of:=[.$E$1]*[.L926]" office:value-type="float" office:value="17560080" calcext:value-type="float">
            <text:p>17560080</text:p>
          </table:table-cell>
          <table:table-cell table:formula="of:=[.J926]-[.M926]" office:value-type="float" office:value="17" calcext:value-type="float">
            <text:p>17</text:p>
          </table:table-cell>
          <table:table-cell table:formula="of:=[.N926]/[.M926]*1000000000" office:value-type="float" office:value="968.10492890693" calcext:value-type="float">
            <text:p>968.10492890693</text:p>
          </table:table-cell>
          <table:table-cell table:number-columns-repeated="1009"/>
        </table:table-row>
        <table:table-row table:style-name="ro1">
          <table:table-cell table:formula="of:=[.A926]" office:value-type="float" office:value="1000" calcext:value-type="float">
            <text:p>1000</text:p>
          </table:table-cell>
          <table:table-cell table:formula="of:=[.J926]" office:value-type="float" office:value="17560097" calcext:value-type="float">
            <text:p>17560097</text:p>
          </table:table-cell>
          <table:table-cell table:formula="of:=[.I926]" office:value-type="float" office:value="560080000" calcext:value-type="float">
            <text:p>560080000</text:p>
          </table:table-cell>
          <table:table-cell table:formula="of:=[.D926]" office:value-type="float" office:value="100" calcext:value-type="float">
            <text:p>100</text:p>
          </table:table-cell>
          <table:table-cell table:formula="of:=[.D927]*[.$E$2]" office:value-type="float" office:value="18000" calcext:value-type="float">
            <text:p>18000</text:p>
          </table:table-cell>
          <table:table-cell table:formula="of:=[.A927]*[.$E$2]*[.D927]" office:value-type="float" office:value="18000000" calcext:value-type="float">
            <text:p>18000000</text:p>
          </table:table-cell>
          <table:table-cell table:formula="of:=[.F927]+[.C927]" office:value-type="float" office:value="578080000" calcext:value-type="float">
            <text:p>578080000</text:p>
          </table:table-cell>
          <table:table-cell table:formula="of:=ROUNDDOWN(([.F927]+[.C927])/1000000000)" office:value-type="float" office:value="0" calcext:value-type="float">
            <text:p>0</text:p>
          </table:table-cell>
          <table:table-cell table:formula="of:=IF([.G927]&gt;=0;MOD([.G927];1000000000);-MOD(-[.G927];1000000000))" office:value-type="float" office:value="578080000" calcext:value-type="float">
            <text:p>578080000</text:p>
          </table:table-cell>
          <table:table-cell table:formula="of:=[.B927]+[.E927]+[.H927]" office:value-type="float" office:value="17578097" calcext:value-type="float">
            <text:p>17578097</text:p>
          </table:table-cell>
          <table:table-cell/>
          <table:table-cell table:formula="of:=[.D927]+[.L926]" office:value-type="float" office:value="97656" calcext:value-type="float">
            <text:p>97656</text:p>
          </table:table-cell>
          <table:table-cell table:formula="of:=[.$E$1]*[.L927]" office:value-type="float" office:value="17578080" calcext:value-type="float">
            <text:p>17578080</text:p>
          </table:table-cell>
          <table:table-cell table:formula="of:=[.J927]-[.M927]" office:value-type="float" office:value="17" calcext:value-type="float">
            <text:p>17</text:p>
          </table:table-cell>
          <table:table-cell table:formula="of:=[.N927]/[.M927]*1000000000" office:value-type="float" office:value="967.113586921894" calcext:value-type="float">
            <text:p>967.113586921894</text:p>
          </table:table-cell>
          <table:table-cell table:number-columns-repeated="1009"/>
        </table:table-row>
        <table:table-row table:style-name="ro1">
          <table:table-cell table:formula="of:=[.A927]" office:value-type="float" office:value="1000" calcext:value-type="float">
            <text:p>1000</text:p>
          </table:table-cell>
          <table:table-cell table:formula="of:=[.J927]" office:value-type="float" office:value="17578097" calcext:value-type="float">
            <text:p>17578097</text:p>
          </table:table-cell>
          <table:table-cell table:formula="of:=[.I927]" office:value-type="float" office:value="578080000" calcext:value-type="float">
            <text:p>578080000</text:p>
          </table:table-cell>
          <table:table-cell table:formula="of:=[.D927]" office:value-type="float" office:value="100" calcext:value-type="float">
            <text:p>100</text:p>
          </table:table-cell>
          <table:table-cell table:formula="of:=[.D928]*[.$E$2]" office:value-type="float" office:value="18000" calcext:value-type="float">
            <text:p>18000</text:p>
          </table:table-cell>
          <table:table-cell table:formula="of:=[.A928]*[.$E$2]*[.D928]" office:value-type="float" office:value="18000000" calcext:value-type="float">
            <text:p>18000000</text:p>
          </table:table-cell>
          <table:table-cell table:formula="of:=[.F928]+[.C928]" office:value-type="float" office:value="596080000" calcext:value-type="float">
            <text:p>596080000</text:p>
          </table:table-cell>
          <table:table-cell table:formula="of:=ROUNDDOWN(([.F928]+[.C928])/1000000000)" office:value-type="float" office:value="0" calcext:value-type="float">
            <text:p>0</text:p>
          </table:table-cell>
          <table:table-cell table:formula="of:=IF([.G928]&gt;=0;MOD([.G928];1000000000);-MOD(-[.G928];1000000000))" office:value-type="float" office:value="596080000" calcext:value-type="float">
            <text:p>596080000</text:p>
          </table:table-cell>
          <table:table-cell table:formula="of:=[.B928]+[.E928]+[.H928]" office:value-type="float" office:value="17596097" calcext:value-type="float">
            <text:p>17596097</text:p>
          </table:table-cell>
          <table:table-cell/>
          <table:table-cell table:formula="of:=[.D928]+[.L927]" office:value-type="float" office:value="97756" calcext:value-type="float">
            <text:p>97756</text:p>
          </table:table-cell>
          <table:table-cell table:formula="of:=[.$E$1]*[.L928]" office:value-type="float" office:value="17596080" calcext:value-type="float">
            <text:p>17596080</text:p>
          </table:table-cell>
          <table:table-cell table:formula="of:=[.J928]-[.M928]" office:value-type="float" office:value="17" calcext:value-type="float">
            <text:p>17</text:p>
          </table:table-cell>
          <table:table-cell table:formula="of:=[.N928]/[.M928]*1000000000" office:value-type="float" office:value="966.124273133562" calcext:value-type="float">
            <text:p>966.124273133562</text:p>
          </table:table-cell>
          <table:table-cell table:number-columns-repeated="1009"/>
        </table:table-row>
        <table:table-row table:style-name="ro1">
          <table:table-cell table:formula="of:=[.A928]" office:value-type="float" office:value="1000" calcext:value-type="float">
            <text:p>1000</text:p>
          </table:table-cell>
          <table:table-cell table:formula="of:=[.J928]" office:value-type="float" office:value="17596097" calcext:value-type="float">
            <text:p>17596097</text:p>
          </table:table-cell>
          <table:table-cell table:formula="of:=[.I928]" office:value-type="float" office:value="596080000" calcext:value-type="float">
            <text:p>596080000</text:p>
          </table:table-cell>
          <table:table-cell table:formula="of:=[.D928]" office:value-type="float" office:value="100" calcext:value-type="float">
            <text:p>100</text:p>
          </table:table-cell>
          <table:table-cell table:formula="of:=[.D929]*[.$E$2]" office:value-type="float" office:value="18000" calcext:value-type="float">
            <text:p>18000</text:p>
          </table:table-cell>
          <table:table-cell table:formula="of:=[.A929]*[.$E$2]*[.D929]" office:value-type="float" office:value="18000000" calcext:value-type="float">
            <text:p>18000000</text:p>
          </table:table-cell>
          <table:table-cell table:formula="of:=[.F929]+[.C929]" office:value-type="float" office:value="614080000" calcext:value-type="float">
            <text:p>614080000</text:p>
          </table:table-cell>
          <table:table-cell table:formula="of:=ROUNDDOWN(([.F929]+[.C929])/1000000000)" office:value-type="float" office:value="0" calcext:value-type="float">
            <text:p>0</text:p>
          </table:table-cell>
          <table:table-cell table:formula="of:=IF([.G929]&gt;=0;MOD([.G929];1000000000);-MOD(-[.G929];1000000000))" office:value-type="float" office:value="614080000" calcext:value-type="float">
            <text:p>614080000</text:p>
          </table:table-cell>
          <table:table-cell table:formula="of:=[.B929]+[.E929]+[.H929]" office:value-type="float" office:value="17614097" calcext:value-type="float">
            <text:p>17614097</text:p>
          </table:table-cell>
          <table:table-cell/>
          <table:table-cell table:formula="of:=[.D929]+[.L928]" office:value-type="float" office:value="97856" calcext:value-type="float">
            <text:p>97856</text:p>
          </table:table-cell>
          <table:table-cell table:formula="of:=[.$E$1]*[.L929]" office:value-type="float" office:value="17614080" calcext:value-type="float">
            <text:p>17614080</text:p>
          </table:table-cell>
          <table:table-cell table:formula="of:=[.J929]-[.M929]" office:value-type="float" office:value="17" calcext:value-type="float">
            <text:p>17</text:p>
          </table:table-cell>
          <table:table-cell table:formula="of:=[.N929]/[.M929]*1000000000" office:value-type="float" office:value="965.136981324032" calcext:value-type="float">
            <text:p>965.136981324032</text:p>
          </table:table-cell>
          <table:table-cell table:number-columns-repeated="1009"/>
        </table:table-row>
        <table:table-row table:style-name="ro1">
          <table:table-cell table:formula="of:=[.A929]" office:value-type="float" office:value="1000" calcext:value-type="float">
            <text:p>1000</text:p>
          </table:table-cell>
          <table:table-cell table:formula="of:=[.J929]" office:value-type="float" office:value="17614097" calcext:value-type="float">
            <text:p>17614097</text:p>
          </table:table-cell>
          <table:table-cell table:formula="of:=[.I929]" office:value-type="float" office:value="614080000" calcext:value-type="float">
            <text:p>614080000</text:p>
          </table:table-cell>
          <table:table-cell table:formula="of:=[.D929]" office:value-type="float" office:value="100" calcext:value-type="float">
            <text:p>100</text:p>
          </table:table-cell>
          <table:table-cell table:formula="of:=[.D930]*[.$E$2]" office:value-type="float" office:value="18000" calcext:value-type="float">
            <text:p>18000</text:p>
          </table:table-cell>
          <table:table-cell table:formula="of:=[.A930]*[.$E$2]*[.D930]" office:value-type="float" office:value="18000000" calcext:value-type="float">
            <text:p>18000000</text:p>
          </table:table-cell>
          <table:table-cell table:formula="of:=[.F930]+[.C930]" office:value-type="float" office:value="632080000" calcext:value-type="float">
            <text:p>632080000</text:p>
          </table:table-cell>
          <table:table-cell table:formula="of:=ROUNDDOWN(([.F930]+[.C930])/1000000000)" office:value-type="float" office:value="0" calcext:value-type="float">
            <text:p>0</text:p>
          </table:table-cell>
          <table:table-cell table:formula="of:=IF([.G930]&gt;=0;MOD([.G930];1000000000);-MOD(-[.G930];1000000000))" office:value-type="float" office:value="632080000" calcext:value-type="float">
            <text:p>632080000</text:p>
          </table:table-cell>
          <table:table-cell table:formula="of:=[.B930]+[.E930]+[.H930]" office:value-type="float" office:value="17632097" calcext:value-type="float">
            <text:p>17632097</text:p>
          </table:table-cell>
          <table:table-cell/>
          <table:table-cell table:formula="of:=[.D930]+[.L929]" office:value-type="float" office:value="97956" calcext:value-type="float">
            <text:p>97956</text:p>
          </table:table-cell>
          <table:table-cell table:formula="of:=[.$E$1]*[.L930]" office:value-type="float" office:value="17632080" calcext:value-type="float">
            <text:p>17632080</text:p>
          </table:table-cell>
          <table:table-cell table:formula="of:=[.J930]-[.M930]" office:value-type="float" office:value="17" calcext:value-type="float">
            <text:p>17</text:p>
          </table:table-cell>
          <table:table-cell table:formula="of:=[.N930]/[.M930]*1000000000" office:value-type="float" office:value="964.151705300793" calcext:value-type="float">
            <text:p>964.151705300793</text:p>
          </table:table-cell>
          <table:table-cell table:number-columns-repeated="1009"/>
        </table:table-row>
        <table:table-row table:style-name="ro1">
          <table:table-cell table:formula="of:=[.A930]" office:value-type="float" office:value="1000" calcext:value-type="float">
            <text:p>1000</text:p>
          </table:table-cell>
          <table:table-cell table:formula="of:=[.J930]" office:value-type="float" office:value="17632097" calcext:value-type="float">
            <text:p>17632097</text:p>
          </table:table-cell>
          <table:table-cell table:formula="of:=[.I930]" office:value-type="float" office:value="632080000" calcext:value-type="float">
            <text:p>632080000</text:p>
          </table:table-cell>
          <table:table-cell table:formula="of:=[.D930]" office:value-type="float" office:value="100" calcext:value-type="float">
            <text:p>100</text:p>
          </table:table-cell>
          <table:table-cell table:formula="of:=[.D931]*[.$E$2]" office:value-type="float" office:value="18000" calcext:value-type="float">
            <text:p>18000</text:p>
          </table:table-cell>
          <table:table-cell table:formula="of:=[.A931]*[.$E$2]*[.D931]" office:value-type="float" office:value="18000000" calcext:value-type="float">
            <text:p>18000000</text:p>
          </table:table-cell>
          <table:table-cell table:formula="of:=[.F931]+[.C931]" office:value-type="float" office:value="650080000" calcext:value-type="float">
            <text:p>650080000</text:p>
          </table:table-cell>
          <table:table-cell table:formula="of:=ROUNDDOWN(([.F931]+[.C931])/1000000000)" office:value-type="float" office:value="0" calcext:value-type="float">
            <text:p>0</text:p>
          </table:table-cell>
          <table:table-cell table:formula="of:=IF([.G931]&gt;=0;MOD([.G931];1000000000);-MOD(-[.G931];1000000000))" office:value-type="float" office:value="650080000" calcext:value-type="float">
            <text:p>650080000</text:p>
          </table:table-cell>
          <table:table-cell table:formula="of:=[.B931]+[.E931]+[.H931]" office:value-type="float" office:value="17650097" calcext:value-type="float">
            <text:p>17650097</text:p>
          </table:table-cell>
          <table:table-cell/>
          <table:table-cell table:formula="of:=[.D931]+[.L930]" office:value-type="float" office:value="98056" calcext:value-type="float">
            <text:p>98056</text:p>
          </table:table-cell>
          <table:table-cell table:formula="of:=[.$E$1]*[.L931]" office:value-type="float" office:value="17650080" calcext:value-type="float">
            <text:p>17650080</text:p>
          </table:table-cell>
          <table:table-cell table:formula="of:=[.J931]-[.M931]" office:value-type="float" office:value="17" calcext:value-type="float">
            <text:p>17</text:p>
          </table:table-cell>
          <table:table-cell table:formula="of:=[.N931]/[.M931]*1000000000" office:value-type="float" office:value="963.168438896594" calcext:value-type="float">
            <text:p>963.168438896594</text:p>
          </table:table-cell>
          <table:table-cell table:number-columns-repeated="1009"/>
        </table:table-row>
        <table:table-row table:style-name="ro1">
          <table:table-cell table:formula="of:=[.A931]" office:value-type="float" office:value="1000" calcext:value-type="float">
            <text:p>1000</text:p>
          </table:table-cell>
          <table:table-cell table:formula="of:=[.J931]" office:value-type="float" office:value="17650097" calcext:value-type="float">
            <text:p>17650097</text:p>
          </table:table-cell>
          <table:table-cell table:formula="of:=[.I931]" office:value-type="float" office:value="650080000" calcext:value-type="float">
            <text:p>650080000</text:p>
          </table:table-cell>
          <table:table-cell table:formula="of:=[.D931]" office:value-type="float" office:value="100" calcext:value-type="float">
            <text:p>100</text:p>
          </table:table-cell>
          <table:table-cell table:formula="of:=[.D932]*[.$E$2]" office:value-type="float" office:value="18000" calcext:value-type="float">
            <text:p>18000</text:p>
          </table:table-cell>
          <table:table-cell table:formula="of:=[.A932]*[.$E$2]*[.D932]" office:value-type="float" office:value="18000000" calcext:value-type="float">
            <text:p>18000000</text:p>
          </table:table-cell>
          <table:table-cell table:formula="of:=[.F932]+[.C932]" office:value-type="float" office:value="668080000" calcext:value-type="float">
            <text:p>668080000</text:p>
          </table:table-cell>
          <table:table-cell table:formula="of:=ROUNDDOWN(([.F932]+[.C932])/1000000000)" office:value-type="float" office:value="0" calcext:value-type="float">
            <text:p>0</text:p>
          </table:table-cell>
          <table:table-cell table:formula="of:=IF([.G932]&gt;=0;MOD([.G932];1000000000);-MOD(-[.G932];1000000000))" office:value-type="float" office:value="668080000" calcext:value-type="float">
            <text:p>668080000</text:p>
          </table:table-cell>
          <table:table-cell table:formula="of:=[.B932]+[.E932]+[.H932]" office:value-type="float" office:value="17668097" calcext:value-type="float">
            <text:p>17668097</text:p>
          </table:table-cell>
          <table:table-cell/>
          <table:table-cell table:formula="of:=[.D932]+[.L931]" office:value-type="float" office:value="98156" calcext:value-type="float">
            <text:p>98156</text:p>
          </table:table-cell>
          <table:table-cell table:formula="of:=[.$E$1]*[.L932]" office:value-type="float" office:value="17668080" calcext:value-type="float">
            <text:p>17668080</text:p>
          </table:table-cell>
          <table:table-cell table:formula="of:=[.J932]-[.M932]" office:value-type="float" office:value="17" calcext:value-type="float">
            <text:p>17</text:p>
          </table:table-cell>
          <table:table-cell table:formula="of:=[.N932]/[.M932]*1000000000" office:value-type="float" office:value="962.187175969319" calcext:value-type="float">
            <text:p>962.187175969319</text:p>
          </table:table-cell>
          <table:table-cell table:number-columns-repeated="1009"/>
        </table:table-row>
        <table:table-row table:style-name="ro1">
          <table:table-cell table:formula="of:=[.A932]" office:value-type="float" office:value="1000" calcext:value-type="float">
            <text:p>1000</text:p>
          </table:table-cell>
          <table:table-cell table:formula="of:=[.J932]" office:value-type="float" office:value="17668097" calcext:value-type="float">
            <text:p>17668097</text:p>
          </table:table-cell>
          <table:table-cell table:formula="of:=[.I932]" office:value-type="float" office:value="668080000" calcext:value-type="float">
            <text:p>668080000</text:p>
          </table:table-cell>
          <table:table-cell table:formula="of:=[.D932]" office:value-type="float" office:value="100" calcext:value-type="float">
            <text:p>100</text:p>
          </table:table-cell>
          <table:table-cell table:formula="of:=[.D933]*[.$E$2]" office:value-type="float" office:value="18000" calcext:value-type="float">
            <text:p>18000</text:p>
          </table:table-cell>
          <table:table-cell table:formula="of:=[.A933]*[.$E$2]*[.D933]" office:value-type="float" office:value="18000000" calcext:value-type="float">
            <text:p>18000000</text:p>
          </table:table-cell>
          <table:table-cell table:formula="of:=[.F933]+[.C933]" office:value-type="float" office:value="686080000" calcext:value-type="float">
            <text:p>686080000</text:p>
          </table:table-cell>
          <table:table-cell table:formula="of:=ROUNDDOWN(([.F933]+[.C933])/1000000000)" office:value-type="float" office:value="0" calcext:value-type="float">
            <text:p>0</text:p>
          </table:table-cell>
          <table:table-cell table:formula="of:=IF([.G933]&gt;=0;MOD([.G933];1000000000);-MOD(-[.G933];1000000000))" office:value-type="float" office:value="686080000" calcext:value-type="float">
            <text:p>686080000</text:p>
          </table:table-cell>
          <table:table-cell table:formula="of:=[.B933]+[.E933]+[.H933]" office:value-type="float" office:value="17686097" calcext:value-type="float">
            <text:p>17686097</text:p>
          </table:table-cell>
          <table:table-cell/>
          <table:table-cell table:formula="of:=[.D933]+[.L932]" office:value-type="float" office:value="98256" calcext:value-type="float">
            <text:p>98256</text:p>
          </table:table-cell>
          <table:table-cell table:formula="of:=[.$E$1]*[.L933]" office:value-type="float" office:value="17686080" calcext:value-type="float">
            <text:p>17686080</text:p>
          </table:table-cell>
          <table:table-cell table:formula="of:=[.J933]-[.M933]" office:value-type="float" office:value="17" calcext:value-type="float">
            <text:p>17</text:p>
          </table:table-cell>
          <table:table-cell table:formula="of:=[.N933]/[.M933]*1000000000" office:value-type="float" office:value="961.207910401853" calcext:value-type="float">
            <text:p>961.207910401853</text:p>
          </table:table-cell>
          <table:table-cell table:number-columns-repeated="1009"/>
        </table:table-row>
        <table:table-row table:style-name="ro1">
          <table:table-cell table:formula="of:=[.A933]" office:value-type="float" office:value="1000" calcext:value-type="float">
            <text:p>1000</text:p>
          </table:table-cell>
          <table:table-cell table:formula="of:=[.J933]" office:value-type="float" office:value="17686097" calcext:value-type="float">
            <text:p>17686097</text:p>
          </table:table-cell>
          <table:table-cell table:formula="of:=[.I933]" office:value-type="float" office:value="686080000" calcext:value-type="float">
            <text:p>686080000</text:p>
          </table:table-cell>
          <table:table-cell table:formula="of:=[.D933]" office:value-type="float" office:value="100" calcext:value-type="float">
            <text:p>100</text:p>
          </table:table-cell>
          <table:table-cell table:formula="of:=[.D934]*[.$E$2]" office:value-type="float" office:value="18000" calcext:value-type="float">
            <text:p>18000</text:p>
          </table:table-cell>
          <table:table-cell table:formula="of:=[.A934]*[.$E$2]*[.D934]" office:value-type="float" office:value="18000000" calcext:value-type="float">
            <text:p>18000000</text:p>
          </table:table-cell>
          <table:table-cell table:formula="of:=[.F934]+[.C934]" office:value-type="float" office:value="704080000" calcext:value-type="float">
            <text:p>704080000</text:p>
          </table:table-cell>
          <table:table-cell table:formula="of:=ROUNDDOWN(([.F934]+[.C934])/1000000000)" office:value-type="float" office:value="0" calcext:value-type="float">
            <text:p>0</text:p>
          </table:table-cell>
          <table:table-cell table:formula="of:=IF([.G934]&gt;=0;MOD([.G934];1000000000);-MOD(-[.G934];1000000000))" office:value-type="float" office:value="704080000" calcext:value-type="float">
            <text:p>704080000</text:p>
          </table:table-cell>
          <table:table-cell table:formula="of:=[.B934]+[.E934]+[.H934]" office:value-type="float" office:value="17704097" calcext:value-type="float">
            <text:p>17704097</text:p>
          </table:table-cell>
          <table:table-cell/>
          <table:table-cell table:formula="of:=[.D934]+[.L933]" office:value-type="float" office:value="98356" calcext:value-type="float">
            <text:p>98356</text:p>
          </table:table-cell>
          <table:table-cell table:formula="of:=[.$E$1]*[.L934]" office:value-type="float" office:value="17704080" calcext:value-type="float">
            <text:p>17704080</text:p>
          </table:table-cell>
          <table:table-cell table:formula="of:=[.J934]-[.M934]" office:value-type="float" office:value="17" calcext:value-type="float">
            <text:p>17</text:p>
          </table:table-cell>
          <table:table-cell table:formula="of:=[.N934]/[.M934]*1000000000" office:value-type="float" office:value="960.230636101961" calcext:value-type="float">
            <text:p>960.230636101961</text:p>
          </table:table-cell>
          <table:table-cell table:number-columns-repeated="1009"/>
        </table:table-row>
        <table:table-row table:style-name="ro1">
          <table:table-cell table:formula="of:=[.A934]" office:value-type="float" office:value="1000" calcext:value-type="float">
            <text:p>1000</text:p>
          </table:table-cell>
          <table:table-cell table:formula="of:=[.J934]" office:value-type="float" office:value="17704097" calcext:value-type="float">
            <text:p>17704097</text:p>
          </table:table-cell>
          <table:table-cell table:formula="of:=[.I934]" office:value-type="float" office:value="704080000" calcext:value-type="float">
            <text:p>704080000</text:p>
          </table:table-cell>
          <table:table-cell table:formula="of:=[.D934]" office:value-type="float" office:value="100" calcext:value-type="float">
            <text:p>100</text:p>
          </table:table-cell>
          <table:table-cell table:formula="of:=[.D935]*[.$E$2]" office:value-type="float" office:value="18000" calcext:value-type="float">
            <text:p>18000</text:p>
          </table:table-cell>
          <table:table-cell table:formula="of:=[.A935]*[.$E$2]*[.D935]" office:value-type="float" office:value="18000000" calcext:value-type="float">
            <text:p>18000000</text:p>
          </table:table-cell>
          <table:table-cell table:formula="of:=[.F935]+[.C935]" office:value-type="float" office:value="722080000" calcext:value-type="float">
            <text:p>722080000</text:p>
          </table:table-cell>
          <table:table-cell table:formula="of:=ROUNDDOWN(([.F935]+[.C935])/1000000000)" office:value-type="float" office:value="0" calcext:value-type="float">
            <text:p>0</text:p>
          </table:table-cell>
          <table:table-cell table:formula="of:=IF([.G935]&gt;=0;MOD([.G935];1000000000);-MOD(-[.G935];1000000000))" office:value-type="float" office:value="722080000" calcext:value-type="float">
            <text:p>722080000</text:p>
          </table:table-cell>
          <table:table-cell table:formula="of:=[.B935]+[.E935]+[.H935]" office:value-type="float" office:value="17722097" calcext:value-type="float">
            <text:p>17722097</text:p>
          </table:table-cell>
          <table:table-cell/>
          <table:table-cell table:formula="of:=[.D935]+[.L934]" office:value-type="float" office:value="98456" calcext:value-type="float">
            <text:p>98456</text:p>
          </table:table-cell>
          <table:table-cell table:formula="of:=[.$E$1]*[.L935]" office:value-type="float" office:value="17722080" calcext:value-type="float">
            <text:p>17722080</text:p>
          </table:table-cell>
          <table:table-cell table:formula="of:=[.J935]-[.M935]" office:value-type="float" office:value="17" calcext:value-type="float">
            <text:p>17</text:p>
          </table:table-cell>
          <table:table-cell table:formula="of:=[.N935]/[.M935]*1000000000" office:value-type="float" office:value="959.255347002158" calcext:value-type="float">
            <text:p>959.255347002158</text:p>
          </table:table-cell>
          <table:table-cell table:number-columns-repeated="1009"/>
        </table:table-row>
        <table:table-row table:style-name="ro1">
          <table:table-cell table:formula="of:=[.A935]" office:value-type="float" office:value="1000" calcext:value-type="float">
            <text:p>1000</text:p>
          </table:table-cell>
          <table:table-cell table:formula="of:=[.J935]" office:value-type="float" office:value="17722097" calcext:value-type="float">
            <text:p>17722097</text:p>
          </table:table-cell>
          <table:table-cell table:formula="of:=[.I935]" office:value-type="float" office:value="722080000" calcext:value-type="float">
            <text:p>722080000</text:p>
          </table:table-cell>
          <table:table-cell table:formula="of:=[.D935]" office:value-type="float" office:value="100" calcext:value-type="float">
            <text:p>100</text:p>
          </table:table-cell>
          <table:table-cell table:formula="of:=[.D936]*[.$E$2]" office:value-type="float" office:value="18000" calcext:value-type="float">
            <text:p>18000</text:p>
          </table:table-cell>
          <table:table-cell table:formula="of:=[.A936]*[.$E$2]*[.D936]" office:value-type="float" office:value="18000000" calcext:value-type="float">
            <text:p>18000000</text:p>
          </table:table-cell>
          <table:table-cell table:formula="of:=[.F936]+[.C936]" office:value-type="float" office:value="740080000" calcext:value-type="float">
            <text:p>740080000</text:p>
          </table:table-cell>
          <table:table-cell table:formula="of:=ROUNDDOWN(([.F936]+[.C936])/1000000000)" office:value-type="float" office:value="0" calcext:value-type="float">
            <text:p>0</text:p>
          </table:table-cell>
          <table:table-cell table:formula="of:=IF([.G936]&gt;=0;MOD([.G936];1000000000);-MOD(-[.G936];1000000000))" office:value-type="float" office:value="740080000" calcext:value-type="float">
            <text:p>740080000</text:p>
          </table:table-cell>
          <table:table-cell table:formula="of:=[.B936]+[.E936]+[.H936]" office:value-type="float" office:value="17740097" calcext:value-type="float">
            <text:p>17740097</text:p>
          </table:table-cell>
          <table:table-cell/>
          <table:table-cell table:formula="of:=[.D936]+[.L935]" office:value-type="float" office:value="98556" calcext:value-type="float">
            <text:p>98556</text:p>
          </table:table-cell>
          <table:table-cell table:formula="of:=[.$E$1]*[.L936]" office:value-type="float" office:value="17740080" calcext:value-type="float">
            <text:p>17740080</text:p>
          </table:table-cell>
          <table:table-cell table:formula="of:=[.J936]-[.M936]" office:value-type="float" office:value="17" calcext:value-type="float">
            <text:p>17</text:p>
          </table:table-cell>
          <table:table-cell table:formula="of:=[.N936]/[.M936]*1000000000" office:value-type="float" office:value="958.282037059585" calcext:value-type="float">
            <text:p>958.282037059585</text:p>
          </table:table-cell>
          <table:table-cell table:number-columns-repeated="1009"/>
        </table:table-row>
        <table:table-row table:style-name="ro1">
          <table:table-cell table:formula="of:=[.A936]" office:value-type="float" office:value="1000" calcext:value-type="float">
            <text:p>1000</text:p>
          </table:table-cell>
          <table:table-cell table:formula="of:=[.J936]" office:value-type="float" office:value="17740097" calcext:value-type="float">
            <text:p>17740097</text:p>
          </table:table-cell>
          <table:table-cell table:formula="of:=[.I936]" office:value-type="float" office:value="740080000" calcext:value-type="float">
            <text:p>740080000</text:p>
          </table:table-cell>
          <table:table-cell table:formula="of:=[.D936]" office:value-type="float" office:value="100" calcext:value-type="float">
            <text:p>100</text:p>
          </table:table-cell>
          <table:table-cell table:formula="of:=[.D937]*[.$E$2]" office:value-type="float" office:value="18000" calcext:value-type="float">
            <text:p>18000</text:p>
          </table:table-cell>
          <table:table-cell table:formula="of:=[.A937]*[.$E$2]*[.D937]" office:value-type="float" office:value="18000000" calcext:value-type="float">
            <text:p>18000000</text:p>
          </table:table-cell>
          <table:table-cell table:formula="of:=[.F937]+[.C937]" office:value-type="float" office:value="758080000" calcext:value-type="float">
            <text:p>758080000</text:p>
          </table:table-cell>
          <table:table-cell table:formula="of:=ROUNDDOWN(([.F937]+[.C937])/1000000000)" office:value-type="float" office:value="0" calcext:value-type="float">
            <text:p>0</text:p>
          </table:table-cell>
          <table:table-cell table:formula="of:=IF([.G937]&gt;=0;MOD([.G937];1000000000);-MOD(-[.G937];1000000000))" office:value-type="float" office:value="758080000" calcext:value-type="float">
            <text:p>758080000</text:p>
          </table:table-cell>
          <table:table-cell table:formula="of:=[.B937]+[.E937]+[.H937]" office:value-type="float" office:value="17758097" calcext:value-type="float">
            <text:p>17758097</text:p>
          </table:table-cell>
          <table:table-cell/>
          <table:table-cell table:formula="of:=[.D937]+[.L936]" office:value-type="float" office:value="98656" calcext:value-type="float">
            <text:p>98656</text:p>
          </table:table-cell>
          <table:table-cell table:formula="of:=[.$E$1]*[.L937]" office:value-type="float" office:value="17758080" calcext:value-type="float">
            <text:p>17758080</text:p>
          </table:table-cell>
          <table:table-cell table:formula="of:=[.J937]-[.M937]" office:value-type="float" office:value="17" calcext:value-type="float">
            <text:p>17</text:p>
          </table:table-cell>
          <table:table-cell table:formula="of:=[.N937]/[.M937]*1000000000" office:value-type="float" office:value="957.310700255884" calcext:value-type="float">
            <text:p>957.310700255884</text:p>
          </table:table-cell>
          <table:table-cell table:number-columns-repeated="1009"/>
        </table:table-row>
        <table:table-row table:style-name="ro1">
          <table:table-cell table:formula="of:=[.A937]" office:value-type="float" office:value="1000" calcext:value-type="float">
            <text:p>1000</text:p>
          </table:table-cell>
          <table:table-cell table:formula="of:=[.J937]" office:value-type="float" office:value="17758097" calcext:value-type="float">
            <text:p>17758097</text:p>
          </table:table-cell>
          <table:table-cell table:formula="of:=[.I937]" office:value-type="float" office:value="758080000" calcext:value-type="float">
            <text:p>758080000</text:p>
          </table:table-cell>
          <table:table-cell table:formula="of:=[.D937]" office:value-type="float" office:value="100" calcext:value-type="float">
            <text:p>100</text:p>
          </table:table-cell>
          <table:table-cell table:formula="of:=[.D938]*[.$E$2]" office:value-type="float" office:value="18000" calcext:value-type="float">
            <text:p>18000</text:p>
          </table:table-cell>
          <table:table-cell table:formula="of:=[.A938]*[.$E$2]*[.D938]" office:value-type="float" office:value="18000000" calcext:value-type="float">
            <text:p>18000000</text:p>
          </table:table-cell>
          <table:table-cell table:formula="of:=[.F938]+[.C938]" office:value-type="float" office:value="776080000" calcext:value-type="float">
            <text:p>776080000</text:p>
          </table:table-cell>
          <table:table-cell table:formula="of:=ROUNDDOWN(([.F938]+[.C938])/1000000000)" office:value-type="float" office:value="0" calcext:value-type="float">
            <text:p>0</text:p>
          </table:table-cell>
          <table:table-cell table:formula="of:=IF([.G938]&gt;=0;MOD([.G938];1000000000);-MOD(-[.G938];1000000000))" office:value-type="float" office:value="776080000" calcext:value-type="float">
            <text:p>776080000</text:p>
          </table:table-cell>
          <table:table-cell table:formula="of:=[.B938]+[.E938]+[.H938]" office:value-type="float" office:value="17776097" calcext:value-type="float">
            <text:p>17776097</text:p>
          </table:table-cell>
          <table:table-cell/>
          <table:table-cell table:formula="of:=[.D938]+[.L937]" office:value-type="float" office:value="98756" calcext:value-type="float">
            <text:p>98756</text:p>
          </table:table-cell>
          <table:table-cell table:formula="of:=[.$E$1]*[.L938]" office:value-type="float" office:value="17776080" calcext:value-type="float">
            <text:p>17776080</text:p>
          </table:table-cell>
          <table:table-cell table:formula="of:=[.J938]-[.M938]" office:value-type="float" office:value="17" calcext:value-type="float">
            <text:p>17</text:p>
          </table:table-cell>
          <table:table-cell table:formula="of:=[.N938]/[.M938]*1000000000" office:value-type="float" office:value="956.341330597072" calcext:value-type="float">
            <text:p>956.341330597072</text:p>
          </table:table-cell>
          <table:table-cell table:number-columns-repeated="1009"/>
        </table:table-row>
        <table:table-row table:style-name="ro1">
          <table:table-cell table:formula="of:=[.A938]" office:value-type="float" office:value="1000" calcext:value-type="float">
            <text:p>1000</text:p>
          </table:table-cell>
          <table:table-cell table:formula="of:=[.J938]" office:value-type="float" office:value="17776097" calcext:value-type="float">
            <text:p>17776097</text:p>
          </table:table-cell>
          <table:table-cell table:formula="of:=[.I938]" office:value-type="float" office:value="776080000" calcext:value-type="float">
            <text:p>776080000</text:p>
          </table:table-cell>
          <table:table-cell table:formula="of:=[.D938]" office:value-type="float" office:value="100" calcext:value-type="float">
            <text:p>100</text:p>
          </table:table-cell>
          <table:table-cell table:formula="of:=[.D939]*[.$E$2]" office:value-type="float" office:value="18000" calcext:value-type="float">
            <text:p>18000</text:p>
          </table:table-cell>
          <table:table-cell table:formula="of:=[.A939]*[.$E$2]*[.D939]" office:value-type="float" office:value="18000000" calcext:value-type="float">
            <text:p>18000000</text:p>
          </table:table-cell>
          <table:table-cell table:formula="of:=[.F939]+[.C939]" office:value-type="float" office:value="794080000" calcext:value-type="float">
            <text:p>794080000</text:p>
          </table:table-cell>
          <table:table-cell table:formula="of:=ROUNDDOWN(([.F939]+[.C939])/1000000000)" office:value-type="float" office:value="0" calcext:value-type="float">
            <text:p>0</text:p>
          </table:table-cell>
          <table:table-cell table:formula="of:=IF([.G939]&gt;=0;MOD([.G939];1000000000);-MOD(-[.G939];1000000000))" office:value-type="float" office:value="794080000" calcext:value-type="float">
            <text:p>794080000</text:p>
          </table:table-cell>
          <table:table-cell table:formula="of:=[.B939]+[.E939]+[.H939]" office:value-type="float" office:value="17794097" calcext:value-type="float">
            <text:p>17794097</text:p>
          </table:table-cell>
          <table:table-cell/>
          <table:table-cell table:formula="of:=[.D939]+[.L938]" office:value-type="float" office:value="98856" calcext:value-type="float">
            <text:p>98856</text:p>
          </table:table-cell>
          <table:table-cell table:formula="of:=[.$E$1]*[.L939]" office:value-type="float" office:value="17794080" calcext:value-type="float">
            <text:p>17794080</text:p>
          </table:table-cell>
          <table:table-cell table:formula="of:=[.J939]-[.M939]" office:value-type="float" office:value="17" calcext:value-type="float">
            <text:p>17</text:p>
          </table:table-cell>
          <table:table-cell table:formula="of:=[.N939]/[.M939]*1000000000" office:value-type="float" office:value="955.373922113422" calcext:value-type="float">
            <text:p>955.373922113422</text:p>
          </table:table-cell>
          <table:table-cell table:number-columns-repeated="1009"/>
        </table:table-row>
        <table:table-row table:style-name="ro1">
          <table:table-cell table:formula="of:=[.A939]" office:value-type="float" office:value="1000" calcext:value-type="float">
            <text:p>1000</text:p>
          </table:table-cell>
          <table:table-cell table:formula="of:=[.J939]" office:value-type="float" office:value="17794097" calcext:value-type="float">
            <text:p>17794097</text:p>
          </table:table-cell>
          <table:table-cell table:formula="of:=[.I939]" office:value-type="float" office:value="794080000" calcext:value-type="float">
            <text:p>794080000</text:p>
          </table:table-cell>
          <table:table-cell table:formula="of:=[.D939]" office:value-type="float" office:value="100" calcext:value-type="float">
            <text:p>100</text:p>
          </table:table-cell>
          <table:table-cell table:formula="of:=[.D940]*[.$E$2]" office:value-type="float" office:value="18000" calcext:value-type="float">
            <text:p>18000</text:p>
          </table:table-cell>
          <table:table-cell table:formula="of:=[.A940]*[.$E$2]*[.D940]" office:value-type="float" office:value="18000000" calcext:value-type="float">
            <text:p>18000000</text:p>
          </table:table-cell>
          <table:table-cell table:formula="of:=[.F940]+[.C940]" office:value-type="float" office:value="812080000" calcext:value-type="float">
            <text:p>812080000</text:p>
          </table:table-cell>
          <table:table-cell table:formula="of:=ROUNDDOWN(([.F940]+[.C940])/1000000000)" office:value-type="float" office:value="0" calcext:value-type="float">
            <text:p>0</text:p>
          </table:table-cell>
          <table:table-cell table:formula="of:=IF([.G940]&gt;=0;MOD([.G940];1000000000);-MOD(-[.G940];1000000000))" office:value-type="float" office:value="812080000" calcext:value-type="float">
            <text:p>812080000</text:p>
          </table:table-cell>
          <table:table-cell table:formula="of:=[.B940]+[.E940]+[.H940]" office:value-type="float" office:value="17812097" calcext:value-type="float">
            <text:p>17812097</text:p>
          </table:table-cell>
          <table:table-cell/>
          <table:table-cell table:formula="of:=[.D940]+[.L939]" office:value-type="float" office:value="98956" calcext:value-type="float">
            <text:p>98956</text:p>
          </table:table-cell>
          <table:table-cell table:formula="of:=[.$E$1]*[.L940]" office:value-type="float" office:value="17812080" calcext:value-type="float">
            <text:p>17812080</text:p>
          </table:table-cell>
          <table:table-cell table:formula="of:=[.J940]-[.M940]" office:value-type="float" office:value="17" calcext:value-type="float">
            <text:p>17</text:p>
          </table:table-cell>
          <table:table-cell table:formula="of:=[.N940]/[.M940]*1000000000" office:value-type="float" office:value="954.408468859336" calcext:value-type="float">
            <text:p>954.408468859336</text:p>
          </table:table-cell>
          <table:table-cell table:number-columns-repeated="1009"/>
        </table:table-row>
        <table:table-row table:style-name="ro1">
          <table:table-cell table:formula="of:=[.A940]" office:value-type="float" office:value="1000" calcext:value-type="float">
            <text:p>1000</text:p>
          </table:table-cell>
          <table:table-cell table:formula="of:=[.J940]" office:value-type="float" office:value="17812097" calcext:value-type="float">
            <text:p>17812097</text:p>
          </table:table-cell>
          <table:table-cell table:formula="of:=[.I940]" office:value-type="float" office:value="812080000" calcext:value-type="float">
            <text:p>812080000</text:p>
          </table:table-cell>
          <table:table-cell table:formula="of:=[.D940]" office:value-type="float" office:value="100" calcext:value-type="float">
            <text:p>100</text:p>
          </table:table-cell>
          <table:table-cell table:formula="of:=[.D941]*[.$E$2]" office:value-type="float" office:value="18000" calcext:value-type="float">
            <text:p>18000</text:p>
          </table:table-cell>
          <table:table-cell table:formula="of:=[.A941]*[.$E$2]*[.D941]" office:value-type="float" office:value="18000000" calcext:value-type="float">
            <text:p>18000000</text:p>
          </table:table-cell>
          <table:table-cell table:formula="of:=[.F941]+[.C941]" office:value-type="float" office:value="830080000" calcext:value-type="float">
            <text:p>830080000</text:p>
          </table:table-cell>
          <table:table-cell table:formula="of:=ROUNDDOWN(([.F941]+[.C941])/1000000000)" office:value-type="float" office:value="0" calcext:value-type="float">
            <text:p>0</text:p>
          </table:table-cell>
          <table:table-cell table:formula="of:=IF([.G941]&gt;=0;MOD([.G941];1000000000);-MOD(-[.G941];1000000000))" office:value-type="float" office:value="830080000" calcext:value-type="float">
            <text:p>830080000</text:p>
          </table:table-cell>
          <table:table-cell table:formula="of:=[.B941]+[.E941]+[.H941]" office:value-type="float" office:value="17830097" calcext:value-type="float">
            <text:p>17830097</text:p>
          </table:table-cell>
          <table:table-cell/>
          <table:table-cell table:formula="of:=[.D941]+[.L940]" office:value-type="float" office:value="99056" calcext:value-type="float">
            <text:p>99056</text:p>
          </table:table-cell>
          <table:table-cell table:formula="of:=[.$E$1]*[.L941]" office:value-type="float" office:value="17830080" calcext:value-type="float">
            <text:p>17830080</text:p>
          </table:table-cell>
          <table:table-cell table:formula="of:=[.J941]-[.M941]" office:value-type="float" office:value="17" calcext:value-type="float">
            <text:p>17</text:p>
          </table:table-cell>
          <table:table-cell table:formula="of:=[.N941]/[.M941]*1000000000" office:value-type="float" office:value="953.444964913225" calcext:value-type="float">
            <text:p>953.444964913225</text:p>
          </table:table-cell>
          <table:table-cell table:number-columns-repeated="1009"/>
        </table:table-row>
        <table:table-row table:style-name="ro1">
          <table:table-cell table:formula="of:=[.A941]" office:value-type="float" office:value="1000" calcext:value-type="float">
            <text:p>1000</text:p>
          </table:table-cell>
          <table:table-cell table:formula="of:=[.J941]" office:value-type="float" office:value="17830097" calcext:value-type="float">
            <text:p>17830097</text:p>
          </table:table-cell>
          <table:table-cell table:formula="of:=[.I941]" office:value-type="float" office:value="830080000" calcext:value-type="float">
            <text:p>830080000</text:p>
          </table:table-cell>
          <table:table-cell table:formula="of:=[.D941]" office:value-type="float" office:value="100" calcext:value-type="float">
            <text:p>100</text:p>
          </table:table-cell>
          <table:table-cell table:formula="of:=[.D942]*[.$E$2]" office:value-type="float" office:value="18000" calcext:value-type="float">
            <text:p>18000</text:p>
          </table:table-cell>
          <table:table-cell table:formula="of:=[.A942]*[.$E$2]*[.D942]" office:value-type="float" office:value="18000000" calcext:value-type="float">
            <text:p>18000000</text:p>
          </table:table-cell>
          <table:table-cell table:formula="of:=[.F942]+[.C942]" office:value-type="float" office:value="848080000" calcext:value-type="float">
            <text:p>848080000</text:p>
          </table:table-cell>
          <table:table-cell table:formula="of:=ROUNDDOWN(([.F942]+[.C942])/1000000000)" office:value-type="float" office:value="0" calcext:value-type="float">
            <text:p>0</text:p>
          </table:table-cell>
          <table:table-cell table:formula="of:=IF([.G942]&gt;=0;MOD([.G942];1000000000);-MOD(-[.G942];1000000000))" office:value-type="float" office:value="848080000" calcext:value-type="float">
            <text:p>848080000</text:p>
          </table:table-cell>
          <table:table-cell table:formula="of:=[.B942]+[.E942]+[.H942]" office:value-type="float" office:value="17848097" calcext:value-type="float">
            <text:p>17848097</text:p>
          </table:table-cell>
          <table:table-cell/>
          <table:table-cell table:formula="of:=[.D942]+[.L941]" office:value-type="float" office:value="99156" calcext:value-type="float">
            <text:p>99156</text:p>
          </table:table-cell>
          <table:table-cell table:formula="of:=[.$E$1]*[.L942]" office:value-type="float" office:value="17848080" calcext:value-type="float">
            <text:p>17848080</text:p>
          </table:table-cell>
          <table:table-cell table:formula="of:=[.J942]-[.M942]" office:value-type="float" office:value="17" calcext:value-type="float">
            <text:p>17</text:p>
          </table:table-cell>
          <table:table-cell table:formula="of:=[.N942]/[.M942]*1000000000" office:value-type="float" office:value="952.48340437739" calcext:value-type="float">
            <text:p>952.48340437739</text:p>
          </table:table-cell>
          <table:table-cell table:number-columns-repeated="1009"/>
        </table:table-row>
        <table:table-row table:style-name="ro1">
          <table:table-cell table:formula="of:=[.A942]" office:value-type="float" office:value="1000" calcext:value-type="float">
            <text:p>1000</text:p>
          </table:table-cell>
          <table:table-cell table:formula="of:=[.J942]" office:value-type="float" office:value="17848097" calcext:value-type="float">
            <text:p>17848097</text:p>
          </table:table-cell>
          <table:table-cell table:formula="of:=[.I942]" office:value-type="float" office:value="848080000" calcext:value-type="float">
            <text:p>848080000</text:p>
          </table:table-cell>
          <table:table-cell table:formula="of:=[.D942]" office:value-type="float" office:value="100" calcext:value-type="float">
            <text:p>100</text:p>
          </table:table-cell>
          <table:table-cell table:formula="of:=[.D943]*[.$E$2]" office:value-type="float" office:value="18000" calcext:value-type="float">
            <text:p>18000</text:p>
          </table:table-cell>
          <table:table-cell table:formula="of:=[.A943]*[.$E$2]*[.D943]" office:value-type="float" office:value="18000000" calcext:value-type="float">
            <text:p>18000000</text:p>
          </table:table-cell>
          <table:table-cell table:formula="of:=[.F943]+[.C943]" office:value-type="float" office:value="866080000" calcext:value-type="float">
            <text:p>866080000</text:p>
          </table:table-cell>
          <table:table-cell table:formula="of:=ROUNDDOWN(([.F943]+[.C943])/1000000000)" office:value-type="float" office:value="0" calcext:value-type="float">
            <text:p>0</text:p>
          </table:table-cell>
          <table:table-cell table:formula="of:=IF([.G943]&gt;=0;MOD([.G943];1000000000);-MOD(-[.G943];1000000000))" office:value-type="float" office:value="866080000" calcext:value-type="float">
            <text:p>866080000</text:p>
          </table:table-cell>
          <table:table-cell table:formula="of:=[.B943]+[.E943]+[.H943]" office:value-type="float" office:value="17866097" calcext:value-type="float">
            <text:p>17866097</text:p>
          </table:table-cell>
          <table:table-cell/>
          <table:table-cell table:formula="of:=[.D943]+[.L942]" office:value-type="float" office:value="99256" calcext:value-type="float">
            <text:p>99256</text:p>
          </table:table-cell>
          <table:table-cell table:formula="of:=[.$E$1]*[.L943]" office:value-type="float" office:value="17866080" calcext:value-type="float">
            <text:p>17866080</text:p>
          </table:table-cell>
          <table:table-cell table:formula="of:=[.J943]-[.M943]" office:value-type="float" office:value="17" calcext:value-type="float">
            <text:p>17</text:p>
          </table:table-cell>
          <table:table-cell table:formula="of:=[.N943]/[.M943]*1000000000" office:value-type="float" office:value="951.523781377896" calcext:value-type="float">
            <text:p>951.523781377896</text:p>
          </table:table-cell>
          <table:table-cell table:number-columns-repeated="1009"/>
        </table:table-row>
        <table:table-row table:style-name="ro1">
          <table:table-cell table:formula="of:=[.A943]" office:value-type="float" office:value="1000" calcext:value-type="float">
            <text:p>1000</text:p>
          </table:table-cell>
          <table:table-cell table:formula="of:=[.J943]" office:value-type="float" office:value="17866097" calcext:value-type="float">
            <text:p>17866097</text:p>
          </table:table-cell>
          <table:table-cell table:formula="of:=[.I943]" office:value-type="float" office:value="866080000" calcext:value-type="float">
            <text:p>866080000</text:p>
          </table:table-cell>
          <table:table-cell table:formula="of:=[.D943]" office:value-type="float" office:value="100" calcext:value-type="float">
            <text:p>100</text:p>
          </table:table-cell>
          <table:table-cell table:formula="of:=[.D944]*[.$E$2]" office:value-type="float" office:value="18000" calcext:value-type="float">
            <text:p>18000</text:p>
          </table:table-cell>
          <table:table-cell table:formula="of:=[.A944]*[.$E$2]*[.D944]" office:value-type="float" office:value="18000000" calcext:value-type="float">
            <text:p>18000000</text:p>
          </table:table-cell>
          <table:table-cell table:formula="of:=[.F944]+[.C944]" office:value-type="float" office:value="884080000" calcext:value-type="float">
            <text:p>884080000</text:p>
          </table:table-cell>
          <table:table-cell table:formula="of:=ROUNDDOWN(([.F944]+[.C944])/1000000000)" office:value-type="float" office:value="0" calcext:value-type="float">
            <text:p>0</text:p>
          </table:table-cell>
          <table:table-cell table:formula="of:=IF([.G944]&gt;=0;MOD([.G944];1000000000);-MOD(-[.G944];1000000000))" office:value-type="float" office:value="884080000" calcext:value-type="float">
            <text:p>884080000</text:p>
          </table:table-cell>
          <table:table-cell table:formula="of:=[.B944]+[.E944]+[.H944]" office:value-type="float" office:value="17884097" calcext:value-type="float">
            <text:p>17884097</text:p>
          </table:table-cell>
          <table:table-cell/>
          <table:table-cell table:formula="of:=[.D944]+[.L943]" office:value-type="float" office:value="99356" calcext:value-type="float">
            <text:p>99356</text:p>
          </table:table-cell>
          <table:table-cell table:formula="of:=[.$E$1]*[.L944]" office:value-type="float" office:value="17884080" calcext:value-type="float">
            <text:p>17884080</text:p>
          </table:table-cell>
          <table:table-cell table:formula="of:=[.J944]-[.M944]" office:value-type="float" office:value="17" calcext:value-type="float">
            <text:p>17</text:p>
          </table:table-cell>
          <table:table-cell table:formula="of:=[.N944]/[.M944]*1000000000" office:value-type="float" office:value="950.56609006446" calcext:value-type="float">
            <text:p>950.56609006446</text:p>
          </table:table-cell>
          <table:table-cell table:number-columns-repeated="1009"/>
        </table:table-row>
        <table:table-row table:style-name="ro1">
          <table:table-cell table:formula="of:=[.A944]" office:value-type="float" office:value="1000" calcext:value-type="float">
            <text:p>1000</text:p>
          </table:table-cell>
          <table:table-cell table:formula="of:=[.J944]" office:value-type="float" office:value="17884097" calcext:value-type="float">
            <text:p>17884097</text:p>
          </table:table-cell>
          <table:table-cell table:formula="of:=[.I944]" office:value-type="float" office:value="884080000" calcext:value-type="float">
            <text:p>884080000</text:p>
          </table:table-cell>
          <table:table-cell table:formula="of:=[.D944]" office:value-type="float" office:value="100" calcext:value-type="float">
            <text:p>100</text:p>
          </table:table-cell>
          <table:table-cell table:formula="of:=[.D945]*[.$E$2]" office:value-type="float" office:value="18000" calcext:value-type="float">
            <text:p>18000</text:p>
          </table:table-cell>
          <table:table-cell table:formula="of:=[.A945]*[.$E$2]*[.D945]" office:value-type="float" office:value="18000000" calcext:value-type="float">
            <text:p>18000000</text:p>
          </table:table-cell>
          <table:table-cell table:formula="of:=[.F945]+[.C945]" office:value-type="float" office:value="902080000" calcext:value-type="float">
            <text:p>902080000</text:p>
          </table:table-cell>
          <table:table-cell table:formula="of:=ROUNDDOWN(([.F945]+[.C945])/1000000000)" office:value-type="float" office:value="0" calcext:value-type="float">
            <text:p>0</text:p>
          </table:table-cell>
          <table:table-cell table:formula="of:=IF([.G945]&gt;=0;MOD([.G945];1000000000);-MOD(-[.G945];1000000000))" office:value-type="float" office:value="902080000" calcext:value-type="float">
            <text:p>902080000</text:p>
          </table:table-cell>
          <table:table-cell table:formula="of:=[.B945]+[.E945]+[.H945]" office:value-type="float" office:value="17902097" calcext:value-type="float">
            <text:p>17902097</text:p>
          </table:table-cell>
          <table:table-cell/>
          <table:table-cell table:formula="of:=[.D945]+[.L944]" office:value-type="float" office:value="99456" calcext:value-type="float">
            <text:p>99456</text:p>
          </table:table-cell>
          <table:table-cell table:formula="of:=[.$E$1]*[.L945]" office:value-type="float" office:value="17902080" calcext:value-type="float">
            <text:p>17902080</text:p>
          </table:table-cell>
          <table:table-cell table:formula="of:=[.J945]-[.M945]" office:value-type="float" office:value="17" calcext:value-type="float">
            <text:p>17</text:p>
          </table:table-cell>
          <table:table-cell table:formula="of:=[.N945]/[.M945]*1000000000" office:value-type="float" office:value="949.610324610325" calcext:value-type="float">
            <text:p>949.610324610325</text:p>
          </table:table-cell>
          <table:table-cell table:number-columns-repeated="1009"/>
        </table:table-row>
        <table:table-row table:style-name="ro1">
          <table:table-cell table:formula="of:=[.A945]" office:value-type="float" office:value="1000" calcext:value-type="float">
            <text:p>1000</text:p>
          </table:table-cell>
          <table:table-cell table:formula="of:=[.J945]" office:value-type="float" office:value="17902097" calcext:value-type="float">
            <text:p>17902097</text:p>
          </table:table-cell>
          <table:table-cell table:formula="of:=[.I945]" office:value-type="float" office:value="902080000" calcext:value-type="float">
            <text:p>902080000</text:p>
          </table:table-cell>
          <table:table-cell table:formula="of:=[.D945]" office:value-type="float" office:value="100" calcext:value-type="float">
            <text:p>100</text:p>
          </table:table-cell>
          <table:table-cell table:formula="of:=[.D946]*[.$E$2]" office:value-type="float" office:value="18000" calcext:value-type="float">
            <text:p>18000</text:p>
          </table:table-cell>
          <table:table-cell table:formula="of:=[.A946]*[.$E$2]*[.D946]" office:value-type="float" office:value="18000000" calcext:value-type="float">
            <text:p>18000000</text:p>
          </table:table-cell>
          <table:table-cell table:formula="of:=[.F946]+[.C946]" office:value-type="float" office:value="920080000" calcext:value-type="float">
            <text:p>920080000</text:p>
          </table:table-cell>
          <table:table-cell table:formula="of:=ROUNDDOWN(([.F946]+[.C946])/1000000000)" office:value-type="float" office:value="0" calcext:value-type="float">
            <text:p>0</text:p>
          </table:table-cell>
          <table:table-cell table:formula="of:=IF([.G946]&gt;=0;MOD([.G946];1000000000);-MOD(-[.G946];1000000000))" office:value-type="float" office:value="920080000" calcext:value-type="float">
            <text:p>920080000</text:p>
          </table:table-cell>
          <table:table-cell table:formula="of:=[.B946]+[.E946]+[.H946]" office:value-type="float" office:value="17920097" calcext:value-type="float">
            <text:p>17920097</text:p>
          </table:table-cell>
          <table:table-cell/>
          <table:table-cell table:formula="of:=[.D946]+[.L945]" office:value-type="float" office:value="99556" calcext:value-type="float">
            <text:p>99556</text:p>
          </table:table-cell>
          <table:table-cell table:formula="of:=[.$E$1]*[.L946]" office:value-type="float" office:value="17920080" calcext:value-type="float">
            <text:p>17920080</text:p>
          </table:table-cell>
          <table:table-cell table:formula="of:=[.J946]-[.M946]" office:value-type="float" office:value="17" calcext:value-type="float">
            <text:p>17</text:p>
          </table:table-cell>
          <table:table-cell table:formula="of:=[.N946]/[.M946]*1000000000" office:value-type="float" office:value="948.656479212147" calcext:value-type="float">
            <text:p>948.656479212147</text:p>
          </table:table-cell>
          <table:table-cell table:number-columns-repeated="1009"/>
        </table:table-row>
        <table:table-row table:style-name="ro1">
          <table:table-cell table:formula="of:=[.A946]" office:value-type="float" office:value="1000" calcext:value-type="float">
            <text:p>1000</text:p>
          </table:table-cell>
          <table:table-cell table:formula="of:=[.J946]" office:value-type="float" office:value="17920097" calcext:value-type="float">
            <text:p>17920097</text:p>
          </table:table-cell>
          <table:table-cell table:formula="of:=[.I946]" office:value-type="float" office:value="920080000" calcext:value-type="float">
            <text:p>920080000</text:p>
          </table:table-cell>
          <table:table-cell table:formula="of:=[.D946]" office:value-type="float" office:value="100" calcext:value-type="float">
            <text:p>100</text:p>
          </table:table-cell>
          <table:table-cell table:formula="of:=[.D947]*[.$E$2]" office:value-type="float" office:value="18000" calcext:value-type="float">
            <text:p>18000</text:p>
          </table:table-cell>
          <table:table-cell table:formula="of:=[.A947]*[.$E$2]*[.D947]" office:value-type="float" office:value="18000000" calcext:value-type="float">
            <text:p>18000000</text:p>
          </table:table-cell>
          <table:table-cell table:formula="of:=[.F947]+[.C947]" office:value-type="float" office:value="938080000" calcext:value-type="float">
            <text:p>938080000</text:p>
          </table:table-cell>
          <table:table-cell table:formula="of:=ROUNDDOWN(([.F947]+[.C947])/1000000000)" office:value-type="float" office:value="0" calcext:value-type="float">
            <text:p>0</text:p>
          </table:table-cell>
          <table:table-cell table:formula="of:=IF([.G947]&gt;=0;MOD([.G947];1000000000);-MOD(-[.G947];1000000000))" office:value-type="float" office:value="938080000" calcext:value-type="float">
            <text:p>938080000</text:p>
          </table:table-cell>
          <table:table-cell table:formula="of:=[.B947]+[.E947]+[.H947]" office:value-type="float" office:value="17938097" calcext:value-type="float">
            <text:p>17938097</text:p>
          </table:table-cell>
          <table:table-cell/>
          <table:table-cell table:formula="of:=[.D947]+[.L946]" office:value-type="float" office:value="99656" calcext:value-type="float">
            <text:p>99656</text:p>
          </table:table-cell>
          <table:table-cell table:formula="of:=[.$E$1]*[.L947]" office:value-type="float" office:value="17938080" calcext:value-type="float">
            <text:p>17938080</text:p>
          </table:table-cell>
          <table:table-cell table:formula="of:=[.J947]-[.M947]" office:value-type="float" office:value="17" calcext:value-type="float">
            <text:p>17</text:p>
          </table:table-cell>
          <table:table-cell table:formula="of:=[.N947]/[.M947]*1000000000" office:value-type="float" office:value="947.704548089874" calcext:value-type="float">
            <text:p>947.704548089874</text:p>
          </table:table-cell>
          <table:table-cell table:number-columns-repeated="1009"/>
        </table:table-row>
        <table:table-row table:style-name="ro1">
          <table:table-cell table:formula="of:=[.A947]" office:value-type="float" office:value="1000" calcext:value-type="float">
            <text:p>1000</text:p>
          </table:table-cell>
          <table:table-cell table:formula="of:=[.J947]" office:value-type="float" office:value="17938097" calcext:value-type="float">
            <text:p>17938097</text:p>
          </table:table-cell>
          <table:table-cell table:formula="of:=[.I947]" office:value-type="float" office:value="938080000" calcext:value-type="float">
            <text:p>938080000</text:p>
          </table:table-cell>
          <table:table-cell table:formula="of:=[.D947]" office:value-type="float" office:value="100" calcext:value-type="float">
            <text:p>100</text:p>
          </table:table-cell>
          <table:table-cell table:formula="of:=[.D948]*[.$E$2]" office:value-type="float" office:value="18000" calcext:value-type="float">
            <text:p>18000</text:p>
          </table:table-cell>
          <table:table-cell table:formula="of:=[.A948]*[.$E$2]*[.D948]" office:value-type="float" office:value="18000000" calcext:value-type="float">
            <text:p>18000000</text:p>
          </table:table-cell>
          <table:table-cell table:formula="of:=[.F948]+[.C948]" office:value-type="float" office:value="956080000" calcext:value-type="float">
            <text:p>956080000</text:p>
          </table:table-cell>
          <table:table-cell table:formula="of:=ROUNDDOWN(([.F948]+[.C948])/1000000000)" office:value-type="float" office:value="0" calcext:value-type="float">
            <text:p>0</text:p>
          </table:table-cell>
          <table:table-cell table:formula="of:=IF([.G948]&gt;=0;MOD([.G948];1000000000);-MOD(-[.G948];1000000000))" office:value-type="float" office:value="956080000" calcext:value-type="float">
            <text:p>956080000</text:p>
          </table:table-cell>
          <table:table-cell table:formula="of:=[.B948]+[.E948]+[.H948]" office:value-type="float" office:value="17956097" calcext:value-type="float">
            <text:p>17956097</text:p>
          </table:table-cell>
          <table:table-cell/>
          <table:table-cell table:formula="of:=[.D948]+[.L947]" office:value-type="float" office:value="99756" calcext:value-type="float">
            <text:p>99756</text:p>
          </table:table-cell>
          <table:table-cell table:formula="of:=[.$E$1]*[.L948]" office:value-type="float" office:value="17956080" calcext:value-type="float">
            <text:p>17956080</text:p>
          </table:table-cell>
          <table:table-cell table:formula="of:=[.J948]-[.M948]" office:value-type="float" office:value="17" calcext:value-type="float">
            <text:p>17</text:p>
          </table:table-cell>
          <table:table-cell table:formula="of:=[.N948]/[.M948]*1000000000" office:value-type="float" office:value="946.754525486632" calcext:value-type="float">
            <text:p>946.754525486632</text:p>
          </table:table-cell>
          <table:table-cell table:number-columns-repeated="1009"/>
        </table:table-row>
        <table:table-row table:style-name="ro1">
          <table:table-cell table:formula="of:=[.A948]" office:value-type="float" office:value="1000" calcext:value-type="float">
            <text:p>1000</text:p>
          </table:table-cell>
          <table:table-cell table:formula="of:=[.J948]" office:value-type="float" office:value="17956097" calcext:value-type="float">
            <text:p>17956097</text:p>
          </table:table-cell>
          <table:table-cell table:formula="of:=[.I948]" office:value-type="float" office:value="956080000" calcext:value-type="float">
            <text:p>956080000</text:p>
          </table:table-cell>
          <table:table-cell table:formula="of:=[.D948]" office:value-type="float" office:value="100" calcext:value-type="float">
            <text:p>100</text:p>
          </table:table-cell>
          <table:table-cell table:formula="of:=[.D949]*[.$E$2]" office:value-type="float" office:value="18000" calcext:value-type="float">
            <text:p>18000</text:p>
          </table:table-cell>
          <table:table-cell table:formula="of:=[.A949]*[.$E$2]*[.D949]" office:value-type="float" office:value="18000000" calcext:value-type="float">
            <text:p>18000000</text:p>
          </table:table-cell>
          <table:table-cell table:formula="of:=[.F949]+[.C949]" office:value-type="float" office:value="974080000" calcext:value-type="float">
            <text:p>974080000</text:p>
          </table:table-cell>
          <table:table-cell table:formula="of:=ROUNDDOWN(([.F949]+[.C949])/1000000000)" office:value-type="float" office:value="0" calcext:value-type="float">
            <text:p>0</text:p>
          </table:table-cell>
          <table:table-cell table:formula="of:=IF([.G949]&gt;=0;MOD([.G949];1000000000);-MOD(-[.G949];1000000000))" office:value-type="float" office:value="974080000" calcext:value-type="float">
            <text:p>974080000</text:p>
          </table:table-cell>
          <table:table-cell table:formula="of:=[.B949]+[.E949]+[.H949]" office:value-type="float" office:value="17974097" calcext:value-type="float">
            <text:p>17974097</text:p>
          </table:table-cell>
          <table:table-cell/>
          <table:table-cell table:formula="of:=[.D949]+[.L948]" office:value-type="float" office:value="99856" calcext:value-type="float">
            <text:p>99856</text:p>
          </table:table-cell>
          <table:table-cell table:formula="of:=[.$E$1]*[.L949]" office:value-type="float" office:value="17974080" calcext:value-type="float">
            <text:p>17974080</text:p>
          </table:table-cell>
          <table:table-cell table:formula="of:=[.J949]-[.M949]" office:value-type="float" office:value="17" calcext:value-type="float">
            <text:p>17</text:p>
          </table:table-cell>
          <table:table-cell table:formula="of:=[.N949]/[.M949]*1000000000" office:value-type="float" office:value="945.806405668607" calcext:value-type="float">
            <text:p>945.806405668607</text:p>
          </table:table-cell>
          <table:table-cell table:number-columns-repeated="1009"/>
        </table:table-row>
        <table:table-row table:style-name="ro1">
          <table:table-cell table:formula="of:=[.A949]" office:value-type="float" office:value="1000" calcext:value-type="float">
            <text:p>1000</text:p>
          </table:table-cell>
          <table:table-cell table:formula="of:=[.J949]" office:value-type="float" office:value="17974097" calcext:value-type="float">
            <text:p>17974097</text:p>
          </table:table-cell>
          <table:table-cell table:formula="of:=[.I949]" office:value-type="float" office:value="974080000" calcext:value-type="float">
            <text:p>974080000</text:p>
          </table:table-cell>
          <table:table-cell table:formula="of:=[.D949]" office:value-type="float" office:value="100" calcext:value-type="float">
            <text:p>100</text:p>
          </table:table-cell>
          <table:table-cell table:formula="of:=[.D950]*[.$E$2]" office:value-type="float" office:value="18000" calcext:value-type="float">
            <text:p>18000</text:p>
          </table:table-cell>
          <table:table-cell table:formula="of:=[.A950]*[.$E$2]*[.D950]" office:value-type="float" office:value="18000000" calcext:value-type="float">
            <text:p>18000000</text:p>
          </table:table-cell>
          <table:table-cell table:formula="of:=[.F950]+[.C950]" office:value-type="float" office:value="992080000" calcext:value-type="float">
            <text:p>992080000</text:p>
          </table:table-cell>
          <table:table-cell table:formula="of:=ROUNDDOWN(([.F950]+[.C950])/1000000000)" office:value-type="float" office:value="0" calcext:value-type="float">
            <text:p>0</text:p>
          </table:table-cell>
          <table:table-cell table:formula="of:=IF([.G950]&gt;=0;MOD([.G950];1000000000);-MOD(-[.G950];1000000000))" office:value-type="float" office:value="992080000" calcext:value-type="float">
            <text:p>992080000</text:p>
          </table:table-cell>
          <table:table-cell table:formula="of:=[.B950]+[.E950]+[.H950]" office:value-type="float" office:value="17992097" calcext:value-type="float">
            <text:p>17992097</text:p>
          </table:table-cell>
          <table:table-cell/>
          <table:table-cell table:formula="of:=[.D950]+[.L949]" office:value-type="float" office:value="99956" calcext:value-type="float">
            <text:p>99956</text:p>
          </table:table-cell>
          <table:table-cell table:formula="of:=[.$E$1]*[.L950]" office:value-type="float" office:value="17992080" calcext:value-type="float">
            <text:p>17992080</text:p>
          </table:table-cell>
          <table:table-cell table:formula="of:=[.J950]-[.M950]" office:value-type="float" office:value="17" calcext:value-type="float">
            <text:p>17</text:p>
          </table:table-cell>
          <table:table-cell table:formula="of:=[.N950]/[.M950]*1000000000" office:value-type="float" office:value="944.860182924931" calcext:value-type="float">
            <text:p>944.860182924931</text:p>
          </table:table-cell>
          <table:table-cell table:number-columns-repeated="1009"/>
        </table:table-row>
        <table:table-row table:style-name="ro1">
          <table:table-cell table:formula="of:=[.A950]" office:value-type="float" office:value="1000" calcext:value-type="float">
            <text:p>1000</text:p>
          </table:table-cell>
          <table:table-cell table:formula="of:=[.J950]" office:value-type="float" office:value="17992097" calcext:value-type="float">
            <text:p>17992097</text:p>
          </table:table-cell>
          <table:table-cell table:formula="of:=[.I950]" office:value-type="float" office:value="992080000" calcext:value-type="float">
            <text:p>992080000</text:p>
          </table:table-cell>
          <table:table-cell table:formula="of:=[.D950]" office:value-type="float" office:value="100" calcext:value-type="float">
            <text:p>100</text:p>
          </table:table-cell>
          <table:table-cell table:formula="of:=[.D951]*[.$E$2]" office:value-type="float" office:value="18000" calcext:value-type="float">
            <text:p>18000</text:p>
          </table:table-cell>
          <table:table-cell table:formula="of:=[.A951]*[.$E$2]*[.D951]" office:value-type="float" office:value="18000000" calcext:value-type="float">
            <text:p>18000000</text:p>
          </table:table-cell>
          <table:table-cell table:formula="of:=[.F951]+[.C951]" office:value-type="float" office:value="1010080000" calcext:value-type="float">
            <text:p>1010080000</text:p>
          </table:table-cell>
          <table:table-cell table:formula="of:=ROUNDDOWN(([.F951]+[.C951])/1000000000)" office:value-type="float" office:value="1" calcext:value-type="float">
            <text:p>1</text:p>
          </table:table-cell>
          <table:table-cell table:formula="of:=IF([.G951]&gt;=0;MOD([.G951];1000000000);-MOD(-[.G951];1000000000))" office:value-type="float" office:value="10080000" calcext:value-type="float">
            <text:p>10080000</text:p>
          </table:table-cell>
          <table:table-cell table:formula="of:=[.B951]+[.E951]+[.H951]" office:value-type="float" office:value="18010098" calcext:value-type="float">
            <text:p>18010098</text:p>
          </table:table-cell>
          <table:table-cell/>
          <table:table-cell table:formula="of:=[.D951]+[.L950]" office:value-type="float" office:value="100056" calcext:value-type="float">
            <text:p>100056</text:p>
          </table:table-cell>
          <table:table-cell table:formula="of:=[.$E$1]*[.L951]" office:value-type="float" office:value="18010080" calcext:value-type="float">
            <text:p>18010080</text:p>
          </table:table-cell>
          <table:table-cell table:formula="of:=[.J951]-[.M951]" office:value-type="float" office:value="18" calcext:value-type="float">
            <text:p>18</text:p>
          </table:table-cell>
          <table:table-cell table:formula="of:=[.N951]/[.M951]*1000000000" office:value-type="float" office:value="999.440313424482" calcext:value-type="float">
            <text:p>999.440313424482</text:p>
          </table:table-cell>
          <table:table-cell table:number-columns-repeated="1009"/>
        </table:table-row>
        <table:table-row table:style-name="ro1">
          <table:table-cell table:formula="of:=[.A951]" office:value-type="float" office:value="1000" calcext:value-type="float">
            <text:p>1000</text:p>
          </table:table-cell>
          <table:table-cell table:formula="of:=[.J951]" office:value-type="float" office:value="18010098" calcext:value-type="float">
            <text:p>18010098</text:p>
          </table:table-cell>
          <table:table-cell table:formula="of:=[.I951]" office:value-type="float" office:value="10080000" calcext:value-type="float">
            <text:p>10080000</text:p>
          </table:table-cell>
          <table:table-cell table:formula="of:=[.D951]" office:value-type="float" office:value="100" calcext:value-type="float">
            <text:p>100</text:p>
          </table:table-cell>
          <table:table-cell table:formula="of:=[.D952]*[.$E$2]" office:value-type="float" office:value="18000" calcext:value-type="float">
            <text:p>18000</text:p>
          </table:table-cell>
          <table:table-cell table:formula="of:=[.A952]*[.$E$2]*[.D952]" office:value-type="float" office:value="18000000" calcext:value-type="float">
            <text:p>18000000</text:p>
          </table:table-cell>
          <table:table-cell table:formula="of:=[.F952]+[.C952]" office:value-type="float" office:value="28080000" calcext:value-type="float">
            <text:p>28080000</text:p>
          </table:table-cell>
          <table:table-cell table:formula="of:=ROUNDDOWN(([.F952]+[.C952])/1000000000)" office:value-type="float" office:value="0" calcext:value-type="float">
            <text:p>0</text:p>
          </table:table-cell>
          <table:table-cell table:formula="of:=IF([.G952]&gt;=0;MOD([.G952];1000000000);-MOD(-[.G952];1000000000))" office:value-type="float" office:value="28080000" calcext:value-type="float">
            <text:p>28080000</text:p>
          </table:table-cell>
          <table:table-cell table:formula="of:=[.B952]+[.E952]+[.H952]" office:value-type="float" office:value="18028098" calcext:value-type="float">
            <text:p>18028098</text:p>
          </table:table-cell>
          <table:table-cell/>
          <table:table-cell table:formula="of:=[.D952]+[.L951]" office:value-type="float" office:value="100156" calcext:value-type="float">
            <text:p>100156</text:p>
          </table:table-cell>
          <table:table-cell table:formula="of:=[.$E$1]*[.L952]" office:value-type="float" office:value="18028080" calcext:value-type="float">
            <text:p>18028080</text:p>
          </table:table-cell>
          <table:table-cell table:formula="of:=[.J952]-[.M952]" office:value-type="float" office:value="18" calcext:value-type="float">
            <text:p>18</text:p>
          </table:table-cell>
          <table:table-cell table:formula="of:=[.N952]/[.M952]*1000000000" office:value-type="float" office:value="998.442429809497" calcext:value-type="float">
            <text:p>998.442429809497</text:p>
          </table:table-cell>
          <table:table-cell table:number-columns-repeated="1009"/>
        </table:table-row>
        <table:table-row table:style-name="ro1">
          <table:table-cell table:formula="of:=[.A952]" office:value-type="float" office:value="1000" calcext:value-type="float">
            <text:p>1000</text:p>
          </table:table-cell>
          <table:table-cell table:formula="of:=[.J952]" office:value-type="float" office:value="18028098" calcext:value-type="float">
            <text:p>18028098</text:p>
          </table:table-cell>
          <table:table-cell table:formula="of:=[.I952]" office:value-type="float" office:value="28080000" calcext:value-type="float">
            <text:p>28080000</text:p>
          </table:table-cell>
          <table:table-cell table:formula="of:=[.D952]" office:value-type="float" office:value="100" calcext:value-type="float">
            <text:p>100</text:p>
          </table:table-cell>
          <table:table-cell table:formula="of:=[.D953]*[.$E$2]" office:value-type="float" office:value="18000" calcext:value-type="float">
            <text:p>18000</text:p>
          </table:table-cell>
          <table:table-cell table:formula="of:=[.A953]*[.$E$2]*[.D953]" office:value-type="float" office:value="18000000" calcext:value-type="float">
            <text:p>18000000</text:p>
          </table:table-cell>
          <table:table-cell table:formula="of:=[.F953]+[.C953]" office:value-type="float" office:value="46080000" calcext:value-type="float">
            <text:p>46080000</text:p>
          </table:table-cell>
          <table:table-cell table:formula="of:=ROUNDDOWN(([.F953]+[.C953])/1000000000)" office:value-type="float" office:value="0" calcext:value-type="float">
            <text:p>0</text:p>
          </table:table-cell>
          <table:table-cell table:formula="of:=IF([.G953]&gt;=0;MOD([.G953];1000000000);-MOD(-[.G953];1000000000))" office:value-type="float" office:value="46080000" calcext:value-type="float">
            <text:p>46080000</text:p>
          </table:table-cell>
          <table:table-cell table:formula="of:=[.B953]+[.E953]+[.H953]" office:value-type="float" office:value="18046098" calcext:value-type="float">
            <text:p>18046098</text:p>
          </table:table-cell>
          <table:table-cell/>
          <table:table-cell table:formula="of:=[.D953]+[.L952]" office:value-type="float" office:value="100256" calcext:value-type="float">
            <text:p>100256</text:p>
          </table:table-cell>
          <table:table-cell table:formula="of:=[.$E$1]*[.L953]" office:value-type="float" office:value="18046080" calcext:value-type="float">
            <text:p>18046080</text:p>
          </table:table-cell>
          <table:table-cell table:formula="of:=[.J953]-[.M953]" office:value-type="float" office:value="18" calcext:value-type="float">
            <text:p>18</text:p>
          </table:table-cell>
          <table:table-cell table:formula="of:=[.N953]/[.M953]*1000000000" office:value-type="float" office:value="997.446536865624" calcext:value-type="float">
            <text:p>997.446536865624</text:p>
          </table:table-cell>
          <table:table-cell table:number-columns-repeated="1009"/>
        </table:table-row>
        <table:table-row table:style-name="ro1">
          <table:table-cell table:formula="of:=[.A953]" office:value-type="float" office:value="1000" calcext:value-type="float">
            <text:p>1000</text:p>
          </table:table-cell>
          <table:table-cell table:formula="of:=[.J953]" office:value-type="float" office:value="18046098" calcext:value-type="float">
            <text:p>18046098</text:p>
          </table:table-cell>
          <table:table-cell table:formula="of:=[.I953]" office:value-type="float" office:value="46080000" calcext:value-type="float">
            <text:p>46080000</text:p>
          </table:table-cell>
          <table:table-cell table:formula="of:=[.D953]" office:value-type="float" office:value="100" calcext:value-type="float">
            <text:p>100</text:p>
          </table:table-cell>
          <table:table-cell table:formula="of:=[.D954]*[.$E$2]" office:value-type="float" office:value="18000" calcext:value-type="float">
            <text:p>18000</text:p>
          </table:table-cell>
          <table:table-cell table:formula="of:=[.A954]*[.$E$2]*[.D954]" office:value-type="float" office:value="18000000" calcext:value-type="float">
            <text:p>18000000</text:p>
          </table:table-cell>
          <table:table-cell table:formula="of:=[.F954]+[.C954]" office:value-type="float" office:value="64080000" calcext:value-type="float">
            <text:p>64080000</text:p>
          </table:table-cell>
          <table:table-cell table:formula="of:=ROUNDDOWN(([.F954]+[.C954])/1000000000)" office:value-type="float" office:value="0" calcext:value-type="float">
            <text:p>0</text:p>
          </table:table-cell>
          <table:table-cell table:formula="of:=IF([.G954]&gt;=0;MOD([.G954];1000000000);-MOD(-[.G954];1000000000))" office:value-type="float" office:value="64080000" calcext:value-type="float">
            <text:p>64080000</text:p>
          </table:table-cell>
          <table:table-cell table:formula="of:=[.B954]+[.E954]+[.H954]" office:value-type="float" office:value="18064098" calcext:value-type="float">
            <text:p>18064098</text:p>
          </table:table-cell>
          <table:table-cell/>
          <table:table-cell table:formula="of:=[.D954]+[.L953]" office:value-type="float" office:value="100356" calcext:value-type="float">
            <text:p>100356</text:p>
          </table:table-cell>
          <table:table-cell table:formula="of:=[.$E$1]*[.L954]" office:value-type="float" office:value="18064080" calcext:value-type="float">
            <text:p>18064080</text:p>
          </table:table-cell>
          <table:table-cell table:formula="of:=[.J954]-[.M954]" office:value-type="float" office:value="18" calcext:value-type="float">
            <text:p>18</text:p>
          </table:table-cell>
          <table:table-cell table:formula="of:=[.N954]/[.M954]*1000000000" office:value-type="float" office:value="996.452628642034" calcext:value-type="float">
            <text:p>996.452628642034</text:p>
          </table:table-cell>
          <table:table-cell table:number-columns-repeated="1009"/>
        </table:table-row>
        <table:table-row table:style-name="ro1">
          <table:table-cell table:formula="of:=[.A954]" office:value-type="float" office:value="1000" calcext:value-type="float">
            <text:p>1000</text:p>
          </table:table-cell>
          <table:table-cell table:formula="of:=[.J954]" office:value-type="float" office:value="18064098" calcext:value-type="float">
            <text:p>18064098</text:p>
          </table:table-cell>
          <table:table-cell table:formula="of:=[.I954]" office:value-type="float" office:value="64080000" calcext:value-type="float">
            <text:p>64080000</text:p>
          </table:table-cell>
          <table:table-cell table:formula="of:=[.D954]" office:value-type="float" office:value="100" calcext:value-type="float">
            <text:p>100</text:p>
          </table:table-cell>
          <table:table-cell table:formula="of:=[.D955]*[.$E$2]" office:value-type="float" office:value="18000" calcext:value-type="float">
            <text:p>18000</text:p>
          </table:table-cell>
          <table:table-cell table:formula="of:=[.A955]*[.$E$2]*[.D955]" office:value-type="float" office:value="18000000" calcext:value-type="float">
            <text:p>18000000</text:p>
          </table:table-cell>
          <table:table-cell table:formula="of:=[.F955]+[.C955]" office:value-type="float" office:value="82080000" calcext:value-type="float">
            <text:p>82080000</text:p>
          </table:table-cell>
          <table:table-cell table:formula="of:=ROUNDDOWN(([.F955]+[.C955])/1000000000)" office:value-type="float" office:value="0" calcext:value-type="float">
            <text:p>0</text:p>
          </table:table-cell>
          <table:table-cell table:formula="of:=IF([.G955]&gt;=0;MOD([.G955];1000000000);-MOD(-[.G955];1000000000))" office:value-type="float" office:value="82080000" calcext:value-type="float">
            <text:p>82080000</text:p>
          </table:table-cell>
          <table:table-cell table:formula="of:=[.B955]+[.E955]+[.H955]" office:value-type="float" office:value="18082098" calcext:value-type="float">
            <text:p>18082098</text:p>
          </table:table-cell>
          <table:table-cell/>
          <table:table-cell table:formula="of:=[.D955]+[.L954]" office:value-type="float" office:value="100456" calcext:value-type="float">
            <text:p>100456</text:p>
          </table:table-cell>
          <table:table-cell table:formula="of:=[.$E$1]*[.L955]" office:value-type="float" office:value="18082080" calcext:value-type="float">
            <text:p>18082080</text:p>
          </table:table-cell>
          <table:table-cell table:formula="of:=[.J955]-[.M955]" office:value-type="float" office:value="18" calcext:value-type="float">
            <text:p>18</text:p>
          </table:table-cell>
          <table:table-cell table:formula="of:=[.N955]/[.M955]*1000000000" office:value-type="float" office:value="995.460699211595" calcext:value-type="float">
            <text:p>995.460699211595</text:p>
          </table:table-cell>
          <table:table-cell table:number-columns-repeated="1009"/>
        </table:table-row>
        <table:table-row table:style-name="ro1">
          <table:table-cell table:formula="of:=[.A955]" office:value-type="float" office:value="1000" calcext:value-type="float">
            <text:p>1000</text:p>
          </table:table-cell>
          <table:table-cell table:formula="of:=[.J955]" office:value-type="float" office:value="18082098" calcext:value-type="float">
            <text:p>18082098</text:p>
          </table:table-cell>
          <table:table-cell table:formula="of:=[.I955]" office:value-type="float" office:value="82080000" calcext:value-type="float">
            <text:p>82080000</text:p>
          </table:table-cell>
          <table:table-cell table:formula="of:=[.D955]" office:value-type="float" office:value="100" calcext:value-type="float">
            <text:p>100</text:p>
          </table:table-cell>
          <table:table-cell table:formula="of:=[.D956]*[.$E$2]" office:value-type="float" office:value="18000" calcext:value-type="float">
            <text:p>18000</text:p>
          </table:table-cell>
          <table:table-cell table:formula="of:=[.A956]*[.$E$2]*[.D956]" office:value-type="float" office:value="18000000" calcext:value-type="float">
            <text:p>18000000</text:p>
          </table:table-cell>
          <table:table-cell table:formula="of:=[.F956]+[.C956]" office:value-type="float" office:value="100080000" calcext:value-type="float">
            <text:p>100080000</text:p>
          </table:table-cell>
          <table:table-cell table:formula="of:=ROUNDDOWN(([.F956]+[.C956])/1000000000)" office:value-type="float" office:value="0" calcext:value-type="float">
            <text:p>0</text:p>
          </table:table-cell>
          <table:table-cell table:formula="of:=IF([.G956]&gt;=0;MOD([.G956];1000000000);-MOD(-[.G956];1000000000))" office:value-type="float" office:value="100080000" calcext:value-type="float">
            <text:p>100080000</text:p>
          </table:table-cell>
          <table:table-cell table:formula="of:=[.B956]+[.E956]+[.H956]" office:value-type="float" office:value="18100098" calcext:value-type="float">
            <text:p>18100098</text:p>
          </table:table-cell>
          <table:table-cell/>
          <table:table-cell table:formula="of:=[.D956]+[.L955]" office:value-type="float" office:value="100556" calcext:value-type="float">
            <text:p>100556</text:p>
          </table:table-cell>
          <table:table-cell table:formula="of:=[.$E$1]*[.L956]" office:value-type="float" office:value="18100080" calcext:value-type="float">
            <text:p>18100080</text:p>
          </table:table-cell>
          <table:table-cell table:formula="of:=[.J956]-[.M956]" office:value-type="float" office:value="18" calcext:value-type="float">
            <text:p>18</text:p>
          </table:table-cell>
          <table:table-cell table:formula="of:=[.N956]/[.M956]*1000000000" office:value-type="float" office:value="994.470742670751" calcext:value-type="float">
            <text:p>994.470742670751</text:p>
          </table:table-cell>
          <table:table-cell table:number-columns-repeated="1009"/>
        </table:table-row>
        <table:table-row table:style-name="ro1">
          <table:table-cell table:formula="of:=[.A956]" office:value-type="float" office:value="1000" calcext:value-type="float">
            <text:p>1000</text:p>
          </table:table-cell>
          <table:table-cell table:formula="of:=[.J956]" office:value-type="float" office:value="18100098" calcext:value-type="float">
            <text:p>18100098</text:p>
          </table:table-cell>
          <table:table-cell table:formula="of:=[.I956]" office:value-type="float" office:value="100080000" calcext:value-type="float">
            <text:p>100080000</text:p>
          </table:table-cell>
          <table:table-cell table:formula="of:=[.D956]" office:value-type="float" office:value="100" calcext:value-type="float">
            <text:p>100</text:p>
          </table:table-cell>
          <table:table-cell table:formula="of:=[.D957]*[.$E$2]" office:value-type="float" office:value="18000" calcext:value-type="float">
            <text:p>18000</text:p>
          </table:table-cell>
          <table:table-cell table:formula="of:=[.A957]*[.$E$2]*[.D957]" office:value-type="float" office:value="18000000" calcext:value-type="float">
            <text:p>18000000</text:p>
          </table:table-cell>
          <table:table-cell table:formula="of:=[.F957]+[.C957]" office:value-type="float" office:value="118080000" calcext:value-type="float">
            <text:p>118080000</text:p>
          </table:table-cell>
          <table:table-cell table:formula="of:=ROUNDDOWN(([.F957]+[.C957])/1000000000)" office:value-type="float" office:value="0" calcext:value-type="float">
            <text:p>0</text:p>
          </table:table-cell>
          <table:table-cell table:formula="of:=IF([.G957]&gt;=0;MOD([.G957];1000000000);-MOD(-[.G957];1000000000))" office:value-type="float" office:value="118080000" calcext:value-type="float">
            <text:p>118080000</text:p>
          </table:table-cell>
          <table:table-cell table:formula="of:=[.B957]+[.E957]+[.H957]" office:value-type="float" office:value="18118098" calcext:value-type="float">
            <text:p>18118098</text:p>
          </table:table-cell>
          <table:table-cell/>
          <table:table-cell table:formula="of:=[.D957]+[.L956]" office:value-type="float" office:value="100656" calcext:value-type="float">
            <text:p>100656</text:p>
          </table:table-cell>
          <table:table-cell table:formula="of:=[.$E$1]*[.L957]" office:value-type="float" office:value="18118080" calcext:value-type="float">
            <text:p>18118080</text:p>
          </table:table-cell>
          <table:table-cell table:formula="of:=[.J957]-[.M957]" office:value-type="float" office:value="18" calcext:value-type="float">
            <text:p>18</text:p>
          </table:table-cell>
          <table:table-cell table:formula="of:=[.N957]/[.M957]*1000000000" office:value-type="float" office:value="993.482753139405" calcext:value-type="float">
            <text:p>993.482753139405</text:p>
          </table:table-cell>
          <table:table-cell table:number-columns-repeated="1009"/>
        </table:table-row>
        <table:table-row table:style-name="ro1">
          <table:table-cell table:formula="of:=[.A957]" office:value-type="float" office:value="1000" calcext:value-type="float">
            <text:p>1000</text:p>
          </table:table-cell>
          <table:table-cell table:formula="of:=[.J957]" office:value-type="float" office:value="18118098" calcext:value-type="float">
            <text:p>18118098</text:p>
          </table:table-cell>
          <table:table-cell table:formula="of:=[.I957]" office:value-type="float" office:value="118080000" calcext:value-type="float">
            <text:p>118080000</text:p>
          </table:table-cell>
          <table:table-cell table:formula="of:=[.D957]" office:value-type="float" office:value="100" calcext:value-type="float">
            <text:p>100</text:p>
          </table:table-cell>
          <table:table-cell table:formula="of:=[.D958]*[.$E$2]" office:value-type="float" office:value="18000" calcext:value-type="float">
            <text:p>18000</text:p>
          </table:table-cell>
          <table:table-cell table:formula="of:=[.A958]*[.$E$2]*[.D958]" office:value-type="float" office:value="18000000" calcext:value-type="float">
            <text:p>18000000</text:p>
          </table:table-cell>
          <table:table-cell table:formula="of:=[.F958]+[.C958]" office:value-type="float" office:value="136080000" calcext:value-type="float">
            <text:p>136080000</text:p>
          </table:table-cell>
          <table:table-cell table:formula="of:=ROUNDDOWN(([.F958]+[.C958])/1000000000)" office:value-type="float" office:value="0" calcext:value-type="float">
            <text:p>0</text:p>
          </table:table-cell>
          <table:table-cell table:formula="of:=IF([.G958]&gt;=0;MOD([.G958];1000000000);-MOD(-[.G958];1000000000))" office:value-type="float" office:value="136080000" calcext:value-type="float">
            <text:p>136080000</text:p>
          </table:table-cell>
          <table:table-cell table:formula="of:=[.B958]+[.E958]+[.H958]" office:value-type="float" office:value="18136098" calcext:value-type="float">
            <text:p>18136098</text:p>
          </table:table-cell>
          <table:table-cell/>
          <table:table-cell table:formula="of:=[.D958]+[.L957]" office:value-type="float" office:value="100756" calcext:value-type="float">
            <text:p>100756</text:p>
          </table:table-cell>
          <table:table-cell table:formula="of:=[.$E$1]*[.L958]" office:value-type="float" office:value="18136080" calcext:value-type="float">
            <text:p>18136080</text:p>
          </table:table-cell>
          <table:table-cell table:formula="of:=[.J958]-[.M958]" office:value-type="float" office:value="18" calcext:value-type="float">
            <text:p>18</text:p>
          </table:table-cell>
          <table:table-cell table:formula="of:=[.N958]/[.M958]*1000000000" office:value-type="float" office:value="992.496724760808" calcext:value-type="float">
            <text:p>992.496724760808</text:p>
          </table:table-cell>
          <table:table-cell table:number-columns-repeated="1009"/>
        </table:table-row>
        <table:table-row table:style-name="ro1">
          <table:table-cell table:formula="of:=[.A958]" office:value-type="float" office:value="1000" calcext:value-type="float">
            <text:p>1000</text:p>
          </table:table-cell>
          <table:table-cell table:formula="of:=[.J958]" office:value-type="float" office:value="18136098" calcext:value-type="float">
            <text:p>18136098</text:p>
          </table:table-cell>
          <table:table-cell table:formula="of:=[.I958]" office:value-type="float" office:value="136080000" calcext:value-type="float">
            <text:p>136080000</text:p>
          </table:table-cell>
          <table:table-cell table:formula="of:=[.D958]" office:value-type="float" office:value="100" calcext:value-type="float">
            <text:p>100</text:p>
          </table:table-cell>
          <table:table-cell table:formula="of:=[.D959]*[.$E$2]" office:value-type="float" office:value="18000" calcext:value-type="float">
            <text:p>18000</text:p>
          </table:table-cell>
          <table:table-cell table:formula="of:=[.A959]*[.$E$2]*[.D959]" office:value-type="float" office:value="18000000" calcext:value-type="float">
            <text:p>18000000</text:p>
          </table:table-cell>
          <table:table-cell table:formula="of:=[.F959]+[.C959]" office:value-type="float" office:value="154080000" calcext:value-type="float">
            <text:p>154080000</text:p>
          </table:table-cell>
          <table:table-cell table:formula="of:=ROUNDDOWN(([.F959]+[.C959])/1000000000)" office:value-type="float" office:value="0" calcext:value-type="float">
            <text:p>0</text:p>
          </table:table-cell>
          <table:table-cell table:formula="of:=IF([.G959]&gt;=0;MOD([.G959];1000000000);-MOD(-[.G959];1000000000))" office:value-type="float" office:value="154080000" calcext:value-type="float">
            <text:p>154080000</text:p>
          </table:table-cell>
          <table:table-cell table:formula="of:=[.B959]+[.E959]+[.H959]" office:value-type="float" office:value="18154098" calcext:value-type="float">
            <text:p>18154098</text:p>
          </table:table-cell>
          <table:table-cell/>
          <table:table-cell table:formula="of:=[.D959]+[.L958]" office:value-type="float" office:value="100856" calcext:value-type="float">
            <text:p>100856</text:p>
          </table:table-cell>
          <table:table-cell table:formula="of:=[.$E$1]*[.L959]" office:value-type="float" office:value="18154080" calcext:value-type="float">
            <text:p>18154080</text:p>
          </table:table-cell>
          <table:table-cell table:formula="of:=[.J959]-[.M959]" office:value-type="float" office:value="18" calcext:value-type="float">
            <text:p>18</text:p>
          </table:table-cell>
          <table:table-cell table:formula="of:=[.N959]/[.M959]*1000000000" office:value-type="float" office:value="991.512651701436" calcext:value-type="float">
            <text:p>991.512651701436</text:p>
          </table:table-cell>
          <table:table-cell table:number-columns-repeated="1009"/>
        </table:table-row>
        <table:table-row table:style-name="ro1">
          <table:table-cell table:formula="of:=[.A959]" office:value-type="float" office:value="1000" calcext:value-type="float">
            <text:p>1000</text:p>
          </table:table-cell>
          <table:table-cell table:formula="of:=[.J959]" office:value-type="float" office:value="18154098" calcext:value-type="float">
            <text:p>18154098</text:p>
          </table:table-cell>
          <table:table-cell table:formula="of:=[.I959]" office:value-type="float" office:value="154080000" calcext:value-type="float">
            <text:p>154080000</text:p>
          </table:table-cell>
          <table:table-cell table:formula="of:=[.D959]" office:value-type="float" office:value="100" calcext:value-type="float">
            <text:p>100</text:p>
          </table:table-cell>
          <table:table-cell table:formula="of:=[.D960]*[.$E$2]" office:value-type="float" office:value="18000" calcext:value-type="float">
            <text:p>18000</text:p>
          </table:table-cell>
          <table:table-cell table:formula="of:=[.A960]*[.$E$2]*[.D960]" office:value-type="float" office:value="18000000" calcext:value-type="float">
            <text:p>18000000</text:p>
          </table:table-cell>
          <table:table-cell table:formula="of:=[.F960]+[.C960]" office:value-type="float" office:value="172080000" calcext:value-type="float">
            <text:p>172080000</text:p>
          </table:table-cell>
          <table:table-cell table:formula="of:=ROUNDDOWN(([.F960]+[.C960])/1000000000)" office:value-type="float" office:value="0" calcext:value-type="float">
            <text:p>0</text:p>
          </table:table-cell>
          <table:table-cell table:formula="of:=IF([.G960]&gt;=0;MOD([.G960];1000000000);-MOD(-[.G960];1000000000))" office:value-type="float" office:value="172080000" calcext:value-type="float">
            <text:p>172080000</text:p>
          </table:table-cell>
          <table:table-cell table:formula="of:=[.B960]+[.E960]+[.H960]" office:value-type="float" office:value="18172098" calcext:value-type="float">
            <text:p>18172098</text:p>
          </table:table-cell>
          <table:table-cell/>
          <table:table-cell table:formula="of:=[.D960]+[.L959]" office:value-type="float" office:value="100956" calcext:value-type="float">
            <text:p>100956</text:p>
          </table:table-cell>
          <table:table-cell table:formula="of:=[.$E$1]*[.L960]" office:value-type="float" office:value="18172080" calcext:value-type="float">
            <text:p>18172080</text:p>
          </table:table-cell>
          <table:table-cell table:formula="of:=[.J960]-[.M960]" office:value-type="float" office:value="18" calcext:value-type="float">
            <text:p>18</text:p>
          </table:table-cell>
          <table:table-cell table:formula="of:=[.N960]/[.M960]*1000000000" office:value-type="float" office:value="990.530528150878" calcext:value-type="float">
            <text:p>990.530528150878</text:p>
          </table:table-cell>
          <table:table-cell table:number-columns-repeated="1009"/>
        </table:table-row>
        <table:table-row table:style-name="ro1">
          <table:table-cell table:formula="of:=[.A960]" office:value-type="float" office:value="1000" calcext:value-type="float">
            <text:p>1000</text:p>
          </table:table-cell>
          <table:table-cell table:formula="of:=[.J960]" office:value-type="float" office:value="18172098" calcext:value-type="float">
            <text:p>18172098</text:p>
          </table:table-cell>
          <table:table-cell table:formula="of:=[.I960]" office:value-type="float" office:value="172080000" calcext:value-type="float">
            <text:p>172080000</text:p>
          </table:table-cell>
          <table:table-cell table:formula="of:=[.D960]" office:value-type="float" office:value="100" calcext:value-type="float">
            <text:p>100</text:p>
          </table:table-cell>
          <table:table-cell table:formula="of:=[.D961]*[.$E$2]" office:value-type="float" office:value="18000" calcext:value-type="float">
            <text:p>18000</text:p>
          </table:table-cell>
          <table:table-cell table:formula="of:=[.A961]*[.$E$2]*[.D961]" office:value-type="float" office:value="18000000" calcext:value-type="float">
            <text:p>18000000</text:p>
          </table:table-cell>
          <table:table-cell table:formula="of:=[.F961]+[.C961]" office:value-type="float" office:value="190080000" calcext:value-type="float">
            <text:p>190080000</text:p>
          </table:table-cell>
          <table:table-cell table:formula="of:=ROUNDDOWN(([.F961]+[.C961])/1000000000)" office:value-type="float" office:value="0" calcext:value-type="float">
            <text:p>0</text:p>
          </table:table-cell>
          <table:table-cell table:formula="of:=IF([.G961]&gt;=0;MOD([.G961];1000000000);-MOD(-[.G961];1000000000))" office:value-type="float" office:value="190080000" calcext:value-type="float">
            <text:p>190080000</text:p>
          </table:table-cell>
          <table:table-cell table:formula="of:=[.B961]+[.E961]+[.H961]" office:value-type="float" office:value="18190098" calcext:value-type="float">
            <text:p>18190098</text:p>
          </table:table-cell>
          <table:table-cell/>
          <table:table-cell table:formula="of:=[.D961]+[.L960]" office:value-type="float" office:value="101056" calcext:value-type="float">
            <text:p>101056</text:p>
          </table:table-cell>
          <table:table-cell table:formula="of:=[.$E$1]*[.L961]" office:value-type="float" office:value="18190080" calcext:value-type="float">
            <text:p>18190080</text:p>
          </table:table-cell>
          <table:table-cell table:formula="of:=[.J961]-[.M961]" office:value-type="float" office:value="18" calcext:value-type="float">
            <text:p>18</text:p>
          </table:table-cell>
          <table:table-cell table:formula="of:=[.N961]/[.M961]*1000000000" office:value-type="float" office:value="989.550348321723" calcext:value-type="float">
            <text:p>989.550348321723</text:p>
          </table:table-cell>
          <table:table-cell table:number-columns-repeated="1009"/>
        </table:table-row>
        <table:table-row table:style-name="ro1">
          <table:table-cell table:formula="of:=[.A961]" office:value-type="float" office:value="1000" calcext:value-type="float">
            <text:p>1000</text:p>
          </table:table-cell>
          <table:table-cell table:formula="of:=[.J961]" office:value-type="float" office:value="18190098" calcext:value-type="float">
            <text:p>18190098</text:p>
          </table:table-cell>
          <table:table-cell table:formula="of:=[.I961]" office:value-type="float" office:value="190080000" calcext:value-type="float">
            <text:p>190080000</text:p>
          </table:table-cell>
          <table:table-cell table:formula="of:=[.D961]" office:value-type="float" office:value="100" calcext:value-type="float">
            <text:p>100</text:p>
          </table:table-cell>
          <table:table-cell table:formula="of:=[.D962]*[.$E$2]" office:value-type="float" office:value="18000" calcext:value-type="float">
            <text:p>18000</text:p>
          </table:table-cell>
          <table:table-cell table:formula="of:=[.A962]*[.$E$2]*[.D962]" office:value-type="float" office:value="18000000" calcext:value-type="float">
            <text:p>18000000</text:p>
          </table:table-cell>
          <table:table-cell table:formula="of:=[.F962]+[.C962]" office:value-type="float" office:value="208080000" calcext:value-type="float">
            <text:p>208080000</text:p>
          </table:table-cell>
          <table:table-cell table:formula="of:=ROUNDDOWN(([.F962]+[.C962])/1000000000)" office:value-type="float" office:value="0" calcext:value-type="float">
            <text:p>0</text:p>
          </table:table-cell>
          <table:table-cell table:formula="of:=IF([.G962]&gt;=0;MOD([.G962];1000000000);-MOD(-[.G962];1000000000))" office:value-type="float" office:value="208080000" calcext:value-type="float">
            <text:p>208080000</text:p>
          </table:table-cell>
          <table:table-cell table:formula="of:=[.B962]+[.E962]+[.H962]" office:value-type="float" office:value="18208098" calcext:value-type="float">
            <text:p>18208098</text:p>
          </table:table-cell>
          <table:table-cell/>
          <table:table-cell table:formula="of:=[.D962]+[.L961]" office:value-type="float" office:value="101156" calcext:value-type="float">
            <text:p>101156</text:p>
          </table:table-cell>
          <table:table-cell table:formula="of:=[.$E$1]*[.L962]" office:value-type="float" office:value="18208080" calcext:value-type="float">
            <text:p>18208080</text:p>
          </table:table-cell>
          <table:table-cell table:formula="of:=[.J962]-[.M962]" office:value-type="float" office:value="18" calcext:value-type="float">
            <text:p>18</text:p>
          </table:table-cell>
          <table:table-cell table:formula="of:=[.N962]/[.M962]*1000000000" office:value-type="float" office:value="988.572106449444" calcext:value-type="float">
            <text:p>988.572106449444</text:p>
          </table:table-cell>
          <table:table-cell table:number-columns-repeated="1009"/>
        </table:table-row>
        <table:table-row table:style-name="ro1">
          <table:table-cell table:formula="of:=[.A962]" office:value-type="float" office:value="1000" calcext:value-type="float">
            <text:p>1000</text:p>
          </table:table-cell>
          <table:table-cell table:formula="of:=[.J962]" office:value-type="float" office:value="18208098" calcext:value-type="float">
            <text:p>18208098</text:p>
          </table:table-cell>
          <table:table-cell table:formula="of:=[.I962]" office:value-type="float" office:value="208080000" calcext:value-type="float">
            <text:p>208080000</text:p>
          </table:table-cell>
          <table:table-cell table:formula="of:=[.D962]" office:value-type="float" office:value="100" calcext:value-type="float">
            <text:p>100</text:p>
          </table:table-cell>
          <table:table-cell table:formula="of:=[.D963]*[.$E$2]" office:value-type="float" office:value="18000" calcext:value-type="float">
            <text:p>18000</text:p>
          </table:table-cell>
          <table:table-cell table:formula="of:=[.A963]*[.$E$2]*[.D963]" office:value-type="float" office:value="18000000" calcext:value-type="float">
            <text:p>18000000</text:p>
          </table:table-cell>
          <table:table-cell table:formula="of:=[.F963]+[.C963]" office:value-type="float" office:value="226080000" calcext:value-type="float">
            <text:p>226080000</text:p>
          </table:table-cell>
          <table:table-cell table:formula="of:=ROUNDDOWN(([.F963]+[.C963])/1000000000)" office:value-type="float" office:value="0" calcext:value-type="float">
            <text:p>0</text:p>
          </table:table-cell>
          <table:table-cell table:formula="of:=IF([.G963]&gt;=0;MOD([.G963];1000000000);-MOD(-[.G963];1000000000))" office:value-type="float" office:value="226080000" calcext:value-type="float">
            <text:p>226080000</text:p>
          </table:table-cell>
          <table:table-cell table:formula="of:=[.B963]+[.E963]+[.H963]" office:value-type="float" office:value="18226098" calcext:value-type="float">
            <text:p>18226098</text:p>
          </table:table-cell>
          <table:table-cell/>
          <table:table-cell table:formula="of:=[.D963]+[.L962]" office:value-type="float" office:value="101256" calcext:value-type="float">
            <text:p>101256</text:p>
          </table:table-cell>
          <table:table-cell table:formula="of:=[.$E$1]*[.L963]" office:value-type="float" office:value="18226080" calcext:value-type="float">
            <text:p>18226080</text:p>
          </table:table-cell>
          <table:table-cell table:formula="of:=[.J963]-[.M963]" office:value-type="float" office:value="18" calcext:value-type="float">
            <text:p>18</text:p>
          </table:table-cell>
          <table:table-cell table:formula="of:=[.N963]/[.M963]*1000000000" office:value-type="float" office:value="987.595796792289" calcext:value-type="float">
            <text:p>987.595796792289</text:p>
          </table:table-cell>
          <table:table-cell table:number-columns-repeated="1009"/>
        </table:table-row>
        <table:table-row table:style-name="ro1">
          <table:table-cell table:formula="of:=[.A963]" office:value-type="float" office:value="1000" calcext:value-type="float">
            <text:p>1000</text:p>
          </table:table-cell>
          <table:table-cell table:formula="of:=[.J963]" office:value-type="float" office:value="18226098" calcext:value-type="float">
            <text:p>18226098</text:p>
          </table:table-cell>
          <table:table-cell table:formula="of:=[.I963]" office:value-type="float" office:value="226080000" calcext:value-type="float">
            <text:p>226080000</text:p>
          </table:table-cell>
          <table:table-cell table:formula="of:=[.D963]" office:value-type="float" office:value="100" calcext:value-type="float">
            <text:p>100</text:p>
          </table:table-cell>
          <table:table-cell table:formula="of:=[.D964]*[.$E$2]" office:value-type="float" office:value="18000" calcext:value-type="float">
            <text:p>18000</text:p>
          </table:table-cell>
          <table:table-cell table:formula="of:=[.A964]*[.$E$2]*[.D964]" office:value-type="float" office:value="18000000" calcext:value-type="float">
            <text:p>18000000</text:p>
          </table:table-cell>
          <table:table-cell table:formula="of:=[.F964]+[.C964]" office:value-type="float" office:value="244080000" calcext:value-type="float">
            <text:p>244080000</text:p>
          </table:table-cell>
          <table:table-cell table:formula="of:=ROUNDDOWN(([.F964]+[.C964])/1000000000)" office:value-type="float" office:value="0" calcext:value-type="float">
            <text:p>0</text:p>
          </table:table-cell>
          <table:table-cell table:formula="of:=IF([.G964]&gt;=0;MOD([.G964];1000000000);-MOD(-[.G964];1000000000))" office:value-type="float" office:value="244080000" calcext:value-type="float">
            <text:p>244080000</text:p>
          </table:table-cell>
          <table:table-cell table:formula="of:=[.B964]+[.E964]+[.H964]" office:value-type="float" office:value="18244098" calcext:value-type="float">
            <text:p>18244098</text:p>
          </table:table-cell>
          <table:table-cell/>
          <table:table-cell table:formula="of:=[.D964]+[.L963]" office:value-type="float" office:value="101356" calcext:value-type="float">
            <text:p>101356</text:p>
          </table:table-cell>
          <table:table-cell table:formula="of:=[.$E$1]*[.L964]" office:value-type="float" office:value="18244080" calcext:value-type="float">
            <text:p>18244080</text:p>
          </table:table-cell>
          <table:table-cell table:formula="of:=[.J964]-[.M964]" office:value-type="float" office:value="18" calcext:value-type="float">
            <text:p>18</text:p>
          </table:table-cell>
          <table:table-cell table:formula="of:=[.N964]/[.M964]*1000000000" office:value-type="float" office:value="986.621413631161" calcext:value-type="float">
            <text:p>986.621413631161</text:p>
          </table:table-cell>
          <table:table-cell table:number-columns-repeated="1009"/>
        </table:table-row>
        <table:table-row table:style-name="ro1">
          <table:table-cell table:formula="of:=[.A964]" office:value-type="float" office:value="1000" calcext:value-type="float">
            <text:p>1000</text:p>
          </table:table-cell>
          <table:table-cell table:formula="of:=[.J964]" office:value-type="float" office:value="18244098" calcext:value-type="float">
            <text:p>18244098</text:p>
          </table:table-cell>
          <table:table-cell table:formula="of:=[.I964]" office:value-type="float" office:value="244080000" calcext:value-type="float">
            <text:p>244080000</text:p>
          </table:table-cell>
          <table:table-cell table:formula="of:=[.D964]" office:value-type="float" office:value="100" calcext:value-type="float">
            <text:p>100</text:p>
          </table:table-cell>
          <table:table-cell table:formula="of:=[.D965]*[.$E$2]" office:value-type="float" office:value="18000" calcext:value-type="float">
            <text:p>18000</text:p>
          </table:table-cell>
          <table:table-cell table:formula="of:=[.A965]*[.$E$2]*[.D965]" office:value-type="float" office:value="18000000" calcext:value-type="float">
            <text:p>18000000</text:p>
          </table:table-cell>
          <table:table-cell table:formula="of:=[.F965]+[.C965]" office:value-type="float" office:value="262080000" calcext:value-type="float">
            <text:p>262080000</text:p>
          </table:table-cell>
          <table:table-cell table:formula="of:=ROUNDDOWN(([.F965]+[.C965])/1000000000)" office:value-type="float" office:value="0" calcext:value-type="float">
            <text:p>0</text:p>
          </table:table-cell>
          <table:table-cell table:formula="of:=IF([.G965]&gt;=0;MOD([.G965];1000000000);-MOD(-[.G965];1000000000))" office:value-type="float" office:value="262080000" calcext:value-type="float">
            <text:p>262080000</text:p>
          </table:table-cell>
          <table:table-cell table:formula="of:=[.B965]+[.E965]+[.H965]" office:value-type="float" office:value="18262098" calcext:value-type="float">
            <text:p>18262098</text:p>
          </table:table-cell>
          <table:table-cell/>
          <table:table-cell table:formula="of:=[.D965]+[.L964]" office:value-type="float" office:value="101456" calcext:value-type="float">
            <text:p>101456</text:p>
          </table:table-cell>
          <table:table-cell table:formula="of:=[.$E$1]*[.L965]" office:value-type="float" office:value="18262080" calcext:value-type="float">
            <text:p>18262080</text:p>
          </table:table-cell>
          <table:table-cell table:formula="of:=[.J965]-[.M965]" office:value-type="float" office:value="18" calcext:value-type="float">
            <text:p>18</text:p>
          </table:table-cell>
          <table:table-cell table:formula="of:=[.N965]/[.M965]*1000000000" office:value-type="float" office:value="985.648951269516" calcext:value-type="float">
            <text:p>985.648951269516</text:p>
          </table:table-cell>
          <table:table-cell table:number-columns-repeated="1009"/>
        </table:table-row>
        <table:table-row table:style-name="ro1">
          <table:table-cell table:formula="of:=[.A965]" office:value-type="float" office:value="1000" calcext:value-type="float">
            <text:p>1000</text:p>
          </table:table-cell>
          <table:table-cell table:formula="of:=[.J965]" office:value-type="float" office:value="18262098" calcext:value-type="float">
            <text:p>18262098</text:p>
          </table:table-cell>
          <table:table-cell table:formula="of:=[.I965]" office:value-type="float" office:value="262080000" calcext:value-type="float">
            <text:p>262080000</text:p>
          </table:table-cell>
          <table:table-cell table:formula="of:=[.D965]" office:value-type="float" office:value="100" calcext:value-type="float">
            <text:p>100</text:p>
          </table:table-cell>
          <table:table-cell table:formula="of:=[.D966]*[.$E$2]" office:value-type="float" office:value="18000" calcext:value-type="float">
            <text:p>18000</text:p>
          </table:table-cell>
          <table:table-cell table:formula="of:=[.A966]*[.$E$2]*[.D966]" office:value-type="float" office:value="18000000" calcext:value-type="float">
            <text:p>18000000</text:p>
          </table:table-cell>
          <table:table-cell table:formula="of:=[.F966]+[.C966]" office:value-type="float" office:value="280080000" calcext:value-type="float">
            <text:p>280080000</text:p>
          </table:table-cell>
          <table:table-cell table:formula="of:=ROUNDDOWN(([.F966]+[.C966])/1000000000)" office:value-type="float" office:value="0" calcext:value-type="float">
            <text:p>0</text:p>
          </table:table-cell>
          <table:table-cell table:formula="of:=IF([.G966]&gt;=0;MOD([.G966];1000000000);-MOD(-[.G966];1000000000))" office:value-type="float" office:value="280080000" calcext:value-type="float">
            <text:p>280080000</text:p>
          </table:table-cell>
          <table:table-cell table:formula="of:=[.B966]+[.E966]+[.H966]" office:value-type="float" office:value="18280098" calcext:value-type="float">
            <text:p>18280098</text:p>
          </table:table-cell>
          <table:table-cell/>
          <table:table-cell table:formula="of:=[.D966]+[.L965]" office:value-type="float" office:value="101556" calcext:value-type="float">
            <text:p>101556</text:p>
          </table:table-cell>
          <table:table-cell table:formula="of:=[.$E$1]*[.L966]" office:value-type="float" office:value="18280080" calcext:value-type="float">
            <text:p>18280080</text:p>
          </table:table-cell>
          <table:table-cell table:formula="of:=[.J966]-[.M966]" office:value-type="float" office:value="18" calcext:value-type="float">
            <text:p>18</text:p>
          </table:table-cell>
          <table:table-cell table:formula="of:=[.N966]/[.M966]*1000000000" office:value-type="float" office:value="984.678404033243" calcext:value-type="float">
            <text:p>984.678404033243</text:p>
          </table:table-cell>
          <table:table-cell table:number-columns-repeated="1009"/>
        </table:table-row>
        <table:table-row table:style-name="ro1">
          <table:table-cell table:formula="of:=[.A966]" office:value-type="float" office:value="1000" calcext:value-type="float">
            <text:p>1000</text:p>
          </table:table-cell>
          <table:table-cell table:formula="of:=[.J966]" office:value-type="float" office:value="18280098" calcext:value-type="float">
            <text:p>18280098</text:p>
          </table:table-cell>
          <table:table-cell table:formula="of:=[.I966]" office:value-type="float" office:value="280080000" calcext:value-type="float">
            <text:p>280080000</text:p>
          </table:table-cell>
          <table:table-cell table:formula="of:=[.D966]" office:value-type="float" office:value="100" calcext:value-type="float">
            <text:p>100</text:p>
          </table:table-cell>
          <table:table-cell table:formula="of:=[.D967]*[.$E$2]" office:value-type="float" office:value="18000" calcext:value-type="float">
            <text:p>18000</text:p>
          </table:table-cell>
          <table:table-cell table:formula="of:=[.A967]*[.$E$2]*[.D967]" office:value-type="float" office:value="18000000" calcext:value-type="float">
            <text:p>18000000</text:p>
          </table:table-cell>
          <table:table-cell table:formula="of:=[.F967]+[.C967]" office:value-type="float" office:value="298080000" calcext:value-type="float">
            <text:p>298080000</text:p>
          </table:table-cell>
          <table:table-cell table:formula="of:=ROUNDDOWN(([.F967]+[.C967])/1000000000)" office:value-type="float" office:value="0" calcext:value-type="float">
            <text:p>0</text:p>
          </table:table-cell>
          <table:table-cell table:formula="of:=IF([.G967]&gt;=0;MOD([.G967];1000000000);-MOD(-[.G967];1000000000))" office:value-type="float" office:value="298080000" calcext:value-type="float">
            <text:p>298080000</text:p>
          </table:table-cell>
          <table:table-cell table:formula="of:=[.B967]+[.E967]+[.H967]" office:value-type="float" office:value="18298098" calcext:value-type="float">
            <text:p>18298098</text:p>
          </table:table-cell>
          <table:table-cell/>
          <table:table-cell table:formula="of:=[.D967]+[.L966]" office:value-type="float" office:value="101656" calcext:value-type="float">
            <text:p>101656</text:p>
          </table:table-cell>
          <table:table-cell table:formula="of:=[.$E$1]*[.L967]" office:value-type="float" office:value="18298080" calcext:value-type="float">
            <text:p>18298080</text:p>
          </table:table-cell>
          <table:table-cell table:formula="of:=[.J967]-[.M967]" office:value-type="float" office:value="18" calcext:value-type="float">
            <text:p>18</text:p>
          </table:table-cell>
          <table:table-cell table:formula="of:=[.N967]/[.M967]*1000000000" office:value-type="float" office:value="983.70976627056" calcext:value-type="float">
            <text:p>983.70976627056</text:p>
          </table:table-cell>
          <table:table-cell table:number-columns-repeated="1009"/>
        </table:table-row>
        <table:table-row table:style-name="ro1">
          <table:table-cell table:formula="of:=[.A967]" office:value-type="float" office:value="1000" calcext:value-type="float">
            <text:p>1000</text:p>
          </table:table-cell>
          <table:table-cell table:formula="of:=[.J967]" office:value-type="float" office:value="18298098" calcext:value-type="float">
            <text:p>18298098</text:p>
          </table:table-cell>
          <table:table-cell table:formula="of:=[.I967]" office:value-type="float" office:value="298080000" calcext:value-type="float">
            <text:p>298080000</text:p>
          </table:table-cell>
          <table:table-cell table:formula="of:=[.D967]" office:value-type="float" office:value="100" calcext:value-type="float">
            <text:p>100</text:p>
          </table:table-cell>
          <table:table-cell table:formula="of:=[.D968]*[.$E$2]" office:value-type="float" office:value="18000" calcext:value-type="float">
            <text:p>18000</text:p>
          </table:table-cell>
          <table:table-cell table:formula="of:=[.A968]*[.$E$2]*[.D968]" office:value-type="float" office:value="18000000" calcext:value-type="float">
            <text:p>18000000</text:p>
          </table:table-cell>
          <table:table-cell table:formula="of:=[.F968]+[.C968]" office:value-type="float" office:value="316080000" calcext:value-type="float">
            <text:p>316080000</text:p>
          </table:table-cell>
          <table:table-cell table:formula="of:=ROUNDDOWN(([.F968]+[.C968])/1000000000)" office:value-type="float" office:value="0" calcext:value-type="float">
            <text:p>0</text:p>
          </table:table-cell>
          <table:table-cell table:formula="of:=IF([.G968]&gt;=0;MOD([.G968];1000000000);-MOD(-[.G968];1000000000))" office:value-type="float" office:value="316080000" calcext:value-type="float">
            <text:p>316080000</text:p>
          </table:table-cell>
          <table:table-cell table:formula="of:=[.B968]+[.E968]+[.H968]" office:value-type="float" office:value="18316098" calcext:value-type="float">
            <text:p>18316098</text:p>
          </table:table-cell>
          <table:table-cell/>
          <table:table-cell table:formula="of:=[.D968]+[.L967]" office:value-type="float" office:value="101756" calcext:value-type="float">
            <text:p>101756</text:p>
          </table:table-cell>
          <table:table-cell table:formula="of:=[.$E$1]*[.L968]" office:value-type="float" office:value="18316080" calcext:value-type="float">
            <text:p>18316080</text:p>
          </table:table-cell>
          <table:table-cell table:formula="of:=[.J968]-[.M968]" office:value-type="float" office:value="18" calcext:value-type="float">
            <text:p>18</text:p>
          </table:table-cell>
          <table:table-cell table:formula="of:=[.N968]/[.M968]*1000000000" office:value-type="float" office:value="982.743032351901" calcext:value-type="float">
            <text:p>982.743032351901</text:p>
          </table:table-cell>
          <table:table-cell table:number-columns-repeated="1009"/>
        </table:table-row>
        <table:table-row table:style-name="ro1">
          <table:table-cell table:formula="of:=[.A968]" office:value-type="float" office:value="1000" calcext:value-type="float">
            <text:p>1000</text:p>
          </table:table-cell>
          <table:table-cell table:formula="of:=[.J968]" office:value-type="float" office:value="18316098" calcext:value-type="float">
            <text:p>18316098</text:p>
          </table:table-cell>
          <table:table-cell table:formula="of:=[.I968]" office:value-type="float" office:value="316080000" calcext:value-type="float">
            <text:p>316080000</text:p>
          </table:table-cell>
          <table:table-cell table:formula="of:=[.D968]" office:value-type="float" office:value="100" calcext:value-type="float">
            <text:p>100</text:p>
          </table:table-cell>
          <table:table-cell table:formula="of:=[.D969]*[.$E$2]" office:value-type="float" office:value="18000" calcext:value-type="float">
            <text:p>18000</text:p>
          </table:table-cell>
          <table:table-cell table:formula="of:=[.A969]*[.$E$2]*[.D969]" office:value-type="float" office:value="18000000" calcext:value-type="float">
            <text:p>18000000</text:p>
          </table:table-cell>
          <table:table-cell table:formula="of:=[.F969]+[.C969]" office:value-type="float" office:value="334080000" calcext:value-type="float">
            <text:p>334080000</text:p>
          </table:table-cell>
          <table:table-cell table:formula="of:=ROUNDDOWN(([.F969]+[.C969])/1000000000)" office:value-type="float" office:value="0" calcext:value-type="float">
            <text:p>0</text:p>
          </table:table-cell>
          <table:table-cell table:formula="of:=IF([.G969]&gt;=0;MOD([.G969];1000000000);-MOD(-[.G969];1000000000))" office:value-type="float" office:value="334080000" calcext:value-type="float">
            <text:p>334080000</text:p>
          </table:table-cell>
          <table:table-cell table:formula="of:=[.B969]+[.E969]+[.H969]" office:value-type="float" office:value="18334098" calcext:value-type="float">
            <text:p>18334098</text:p>
          </table:table-cell>
          <table:table-cell/>
          <table:table-cell table:formula="of:=[.D969]+[.L968]" office:value-type="float" office:value="101856" calcext:value-type="float">
            <text:p>101856</text:p>
          </table:table-cell>
          <table:table-cell table:formula="of:=[.$E$1]*[.L969]" office:value-type="float" office:value="18334080" calcext:value-type="float">
            <text:p>18334080</text:p>
          </table:table-cell>
          <table:table-cell table:formula="of:=[.J969]-[.M969]" office:value-type="float" office:value="18" calcext:value-type="float">
            <text:p>18</text:p>
          </table:table-cell>
          <table:table-cell table:formula="of:=[.N969]/[.M969]*1000000000" office:value-type="float" office:value="981.778196669808" calcext:value-type="float">
            <text:p>981.778196669808</text:p>
          </table:table-cell>
          <table:table-cell table:number-columns-repeated="1009"/>
        </table:table-row>
        <table:table-row table:style-name="ro1">
          <table:table-cell table:formula="of:=[.A969]" office:value-type="float" office:value="1000" calcext:value-type="float">
            <text:p>1000</text:p>
          </table:table-cell>
          <table:table-cell table:formula="of:=[.J969]" office:value-type="float" office:value="18334098" calcext:value-type="float">
            <text:p>18334098</text:p>
          </table:table-cell>
          <table:table-cell table:formula="of:=[.I969]" office:value-type="float" office:value="334080000" calcext:value-type="float">
            <text:p>334080000</text:p>
          </table:table-cell>
          <table:table-cell table:formula="of:=[.D969]" office:value-type="float" office:value="100" calcext:value-type="float">
            <text:p>100</text:p>
          </table:table-cell>
          <table:table-cell table:formula="of:=[.D970]*[.$E$2]" office:value-type="float" office:value="18000" calcext:value-type="float">
            <text:p>18000</text:p>
          </table:table-cell>
          <table:table-cell table:formula="of:=[.A970]*[.$E$2]*[.D970]" office:value-type="float" office:value="18000000" calcext:value-type="float">
            <text:p>18000000</text:p>
          </table:table-cell>
          <table:table-cell table:formula="of:=[.F970]+[.C970]" office:value-type="float" office:value="352080000" calcext:value-type="float">
            <text:p>352080000</text:p>
          </table:table-cell>
          <table:table-cell table:formula="of:=ROUNDDOWN(([.F970]+[.C970])/1000000000)" office:value-type="float" office:value="0" calcext:value-type="float">
            <text:p>0</text:p>
          </table:table-cell>
          <table:table-cell table:formula="of:=IF([.G970]&gt;=0;MOD([.G970];1000000000);-MOD(-[.G970];1000000000))" office:value-type="float" office:value="352080000" calcext:value-type="float">
            <text:p>352080000</text:p>
          </table:table-cell>
          <table:table-cell table:formula="of:=[.B970]+[.E970]+[.H970]" office:value-type="float" office:value="18352098" calcext:value-type="float">
            <text:p>18352098</text:p>
          </table:table-cell>
          <table:table-cell/>
          <table:table-cell table:formula="of:=[.D970]+[.L969]" office:value-type="float" office:value="101956" calcext:value-type="float">
            <text:p>101956</text:p>
          </table:table-cell>
          <table:table-cell table:formula="of:=[.$E$1]*[.L970]" office:value-type="float" office:value="18352080" calcext:value-type="float">
            <text:p>18352080</text:p>
          </table:table-cell>
          <table:table-cell table:formula="of:=[.J970]-[.M970]" office:value-type="float" office:value="18" calcext:value-type="float">
            <text:p>18</text:p>
          </table:table-cell>
          <table:table-cell table:formula="of:=[.N970]/[.M970]*1000000000" office:value-type="float" office:value="980.815253638825" calcext:value-type="float">
            <text:p>980.815253638825</text:p>
          </table:table-cell>
          <table:table-cell table:number-columns-repeated="1009"/>
        </table:table-row>
        <table:table-row table:style-name="ro1">
          <table:table-cell table:formula="of:=[.A970]" office:value-type="float" office:value="1000" calcext:value-type="float">
            <text:p>1000</text:p>
          </table:table-cell>
          <table:table-cell table:formula="of:=[.J970]" office:value-type="float" office:value="18352098" calcext:value-type="float">
            <text:p>18352098</text:p>
          </table:table-cell>
          <table:table-cell table:formula="of:=[.I970]" office:value-type="float" office:value="352080000" calcext:value-type="float">
            <text:p>352080000</text:p>
          </table:table-cell>
          <table:table-cell table:formula="of:=[.D970]" office:value-type="float" office:value="100" calcext:value-type="float">
            <text:p>100</text:p>
          </table:table-cell>
          <table:table-cell table:formula="of:=[.D971]*[.$E$2]" office:value-type="float" office:value="18000" calcext:value-type="float">
            <text:p>18000</text:p>
          </table:table-cell>
          <table:table-cell table:formula="of:=[.A971]*[.$E$2]*[.D971]" office:value-type="float" office:value="18000000" calcext:value-type="float">
            <text:p>18000000</text:p>
          </table:table-cell>
          <table:table-cell table:formula="of:=[.F971]+[.C971]" office:value-type="float" office:value="370080000" calcext:value-type="float">
            <text:p>370080000</text:p>
          </table:table-cell>
          <table:table-cell table:formula="of:=ROUNDDOWN(([.F971]+[.C971])/1000000000)" office:value-type="float" office:value="0" calcext:value-type="float">
            <text:p>0</text:p>
          </table:table-cell>
          <table:table-cell table:formula="of:=IF([.G971]&gt;=0;MOD([.G971];1000000000);-MOD(-[.G971];1000000000))" office:value-type="float" office:value="370080000" calcext:value-type="float">
            <text:p>370080000</text:p>
          </table:table-cell>
          <table:table-cell table:formula="of:=[.B971]+[.E971]+[.H971]" office:value-type="float" office:value="18370098" calcext:value-type="float">
            <text:p>18370098</text:p>
          </table:table-cell>
          <table:table-cell/>
          <table:table-cell table:formula="of:=[.D971]+[.L970]" office:value-type="float" office:value="102056" calcext:value-type="float">
            <text:p>102056</text:p>
          </table:table-cell>
          <table:table-cell table:formula="of:=[.$E$1]*[.L971]" office:value-type="float" office:value="18370080" calcext:value-type="float">
            <text:p>18370080</text:p>
          </table:table-cell>
          <table:table-cell table:formula="of:=[.J971]-[.M971]" office:value-type="float" office:value="18" calcext:value-type="float">
            <text:p>18</text:p>
          </table:table-cell>
          <table:table-cell table:formula="of:=[.N971]/[.M971]*1000000000" office:value-type="float" office:value="979.854197695383" calcext:value-type="float">
            <text:p>979.854197695383</text:p>
          </table:table-cell>
          <table:table-cell table:number-columns-repeated="1009"/>
        </table:table-row>
        <table:table-row table:style-name="ro1">
          <table:table-cell table:formula="of:=[.A971]" office:value-type="float" office:value="1000" calcext:value-type="float">
            <text:p>1000</text:p>
          </table:table-cell>
          <table:table-cell table:formula="of:=[.J971]" office:value-type="float" office:value="18370098" calcext:value-type="float">
            <text:p>18370098</text:p>
          </table:table-cell>
          <table:table-cell table:formula="of:=[.I971]" office:value-type="float" office:value="370080000" calcext:value-type="float">
            <text:p>370080000</text:p>
          </table:table-cell>
          <table:table-cell table:formula="of:=[.D971]" office:value-type="float" office:value="100" calcext:value-type="float">
            <text:p>100</text:p>
          </table:table-cell>
          <table:table-cell table:formula="of:=[.D972]*[.$E$2]" office:value-type="float" office:value="18000" calcext:value-type="float">
            <text:p>18000</text:p>
          </table:table-cell>
          <table:table-cell table:formula="of:=[.A972]*[.$E$2]*[.D972]" office:value-type="float" office:value="18000000" calcext:value-type="float">
            <text:p>18000000</text:p>
          </table:table-cell>
          <table:table-cell table:formula="of:=[.F972]+[.C972]" office:value-type="float" office:value="388080000" calcext:value-type="float">
            <text:p>388080000</text:p>
          </table:table-cell>
          <table:table-cell table:formula="of:=ROUNDDOWN(([.F972]+[.C972])/1000000000)" office:value-type="float" office:value="0" calcext:value-type="float">
            <text:p>0</text:p>
          </table:table-cell>
          <table:table-cell table:formula="of:=IF([.G972]&gt;=0;MOD([.G972];1000000000);-MOD(-[.G972];1000000000))" office:value-type="float" office:value="388080000" calcext:value-type="float">
            <text:p>388080000</text:p>
          </table:table-cell>
          <table:table-cell table:formula="of:=[.B972]+[.E972]+[.H972]" office:value-type="float" office:value="18388098" calcext:value-type="float">
            <text:p>18388098</text:p>
          </table:table-cell>
          <table:table-cell/>
          <table:table-cell table:formula="of:=[.D972]+[.L971]" office:value-type="float" office:value="102156" calcext:value-type="float">
            <text:p>102156</text:p>
          </table:table-cell>
          <table:table-cell table:formula="of:=[.$E$1]*[.L972]" office:value-type="float" office:value="18388080" calcext:value-type="float">
            <text:p>18388080</text:p>
          </table:table-cell>
          <table:table-cell table:formula="of:=[.J972]-[.M972]" office:value-type="float" office:value="18" calcext:value-type="float">
            <text:p>18</text:p>
          </table:table-cell>
          <table:table-cell table:formula="of:=[.N972]/[.M972]*1000000000" office:value-type="float" office:value="978.895023297702" calcext:value-type="float">
            <text:p>978.895023297702</text:p>
          </table:table-cell>
          <table:table-cell table:number-columns-repeated="1009"/>
        </table:table-row>
        <table:table-row table:style-name="ro1">
          <table:table-cell table:formula="of:=[.A972]" office:value-type="float" office:value="1000" calcext:value-type="float">
            <text:p>1000</text:p>
          </table:table-cell>
          <table:table-cell table:formula="of:=[.J972]" office:value-type="float" office:value="18388098" calcext:value-type="float">
            <text:p>18388098</text:p>
          </table:table-cell>
          <table:table-cell table:formula="of:=[.I972]" office:value-type="float" office:value="388080000" calcext:value-type="float">
            <text:p>388080000</text:p>
          </table:table-cell>
          <table:table-cell table:formula="of:=[.D972]" office:value-type="float" office:value="100" calcext:value-type="float">
            <text:p>100</text:p>
          </table:table-cell>
          <table:table-cell table:formula="of:=[.D973]*[.$E$2]" office:value-type="float" office:value="18000" calcext:value-type="float">
            <text:p>18000</text:p>
          </table:table-cell>
          <table:table-cell table:formula="of:=[.A973]*[.$E$2]*[.D973]" office:value-type="float" office:value="18000000" calcext:value-type="float">
            <text:p>18000000</text:p>
          </table:table-cell>
          <table:table-cell table:formula="of:=[.F973]+[.C973]" office:value-type="float" office:value="406080000" calcext:value-type="float">
            <text:p>406080000</text:p>
          </table:table-cell>
          <table:table-cell table:formula="of:=ROUNDDOWN(([.F973]+[.C973])/1000000000)" office:value-type="float" office:value="0" calcext:value-type="float">
            <text:p>0</text:p>
          </table:table-cell>
          <table:table-cell table:formula="of:=IF([.G973]&gt;=0;MOD([.G973];1000000000);-MOD(-[.G973];1000000000))" office:value-type="float" office:value="406080000" calcext:value-type="float">
            <text:p>406080000</text:p>
          </table:table-cell>
          <table:table-cell table:formula="of:=[.B973]+[.E973]+[.H973]" office:value-type="float" office:value="18406098" calcext:value-type="float">
            <text:p>18406098</text:p>
          </table:table-cell>
          <table:table-cell/>
          <table:table-cell table:formula="of:=[.D973]+[.L972]" office:value-type="float" office:value="102256" calcext:value-type="float">
            <text:p>102256</text:p>
          </table:table-cell>
          <table:table-cell table:formula="of:=[.$E$1]*[.L973]" office:value-type="float" office:value="18406080" calcext:value-type="float">
            <text:p>18406080</text:p>
          </table:table-cell>
          <table:table-cell table:formula="of:=[.J973]-[.M973]" office:value-type="float" office:value="18" calcext:value-type="float">
            <text:p>18</text:p>
          </table:table-cell>
          <table:table-cell table:formula="of:=[.N973]/[.M973]*1000000000" office:value-type="float" office:value="977.937724925677" calcext:value-type="float">
            <text:p>977.937724925677</text:p>
          </table:table-cell>
          <table:table-cell table:number-columns-repeated="1009"/>
        </table:table-row>
        <table:table-row table:style-name="ro1">
          <table:table-cell table:formula="of:=[.A973]" office:value-type="float" office:value="1000" calcext:value-type="float">
            <text:p>1000</text:p>
          </table:table-cell>
          <table:table-cell table:formula="of:=[.J973]" office:value-type="float" office:value="18406098" calcext:value-type="float">
            <text:p>18406098</text:p>
          </table:table-cell>
          <table:table-cell table:formula="of:=[.I973]" office:value-type="float" office:value="406080000" calcext:value-type="float">
            <text:p>406080000</text:p>
          </table:table-cell>
          <table:table-cell table:formula="of:=[.D973]" office:value-type="float" office:value="100" calcext:value-type="float">
            <text:p>100</text:p>
          </table:table-cell>
          <table:table-cell table:formula="of:=[.D974]*[.$E$2]" office:value-type="float" office:value="18000" calcext:value-type="float">
            <text:p>18000</text:p>
          </table:table-cell>
          <table:table-cell table:formula="of:=[.A974]*[.$E$2]*[.D974]" office:value-type="float" office:value="18000000" calcext:value-type="float">
            <text:p>18000000</text:p>
          </table:table-cell>
          <table:table-cell table:formula="of:=[.F974]+[.C974]" office:value-type="float" office:value="424080000" calcext:value-type="float">
            <text:p>424080000</text:p>
          </table:table-cell>
          <table:table-cell table:formula="of:=ROUNDDOWN(([.F974]+[.C974])/1000000000)" office:value-type="float" office:value="0" calcext:value-type="float">
            <text:p>0</text:p>
          </table:table-cell>
          <table:table-cell table:formula="of:=IF([.G974]&gt;=0;MOD([.G974];1000000000);-MOD(-[.G974];1000000000))" office:value-type="float" office:value="424080000" calcext:value-type="float">
            <text:p>424080000</text:p>
          </table:table-cell>
          <table:table-cell table:formula="of:=[.B974]+[.E974]+[.H974]" office:value-type="float" office:value="18424098" calcext:value-type="float">
            <text:p>18424098</text:p>
          </table:table-cell>
          <table:table-cell/>
          <table:table-cell table:formula="of:=[.D974]+[.L973]" office:value-type="float" office:value="102356" calcext:value-type="float">
            <text:p>102356</text:p>
          </table:table-cell>
          <table:table-cell table:formula="of:=[.$E$1]*[.L974]" office:value-type="float" office:value="18424080" calcext:value-type="float">
            <text:p>18424080</text:p>
          </table:table-cell>
          <table:table-cell table:formula="of:=[.J974]-[.M974]" office:value-type="float" office:value="18" calcext:value-type="float">
            <text:p>18</text:p>
          </table:table-cell>
          <table:table-cell table:formula="of:=[.N974]/[.M974]*1000000000" office:value-type="float" office:value="976.982297080777" calcext:value-type="float">
            <text:p>976.982297080777</text:p>
          </table:table-cell>
          <table:table-cell table:number-columns-repeated="1009"/>
        </table:table-row>
        <table:table-row table:style-name="ro1">
          <table:table-cell table:formula="of:=[.A974]" office:value-type="float" office:value="1000" calcext:value-type="float">
            <text:p>1000</text:p>
          </table:table-cell>
          <table:table-cell table:formula="of:=[.J974]" office:value-type="float" office:value="18424098" calcext:value-type="float">
            <text:p>18424098</text:p>
          </table:table-cell>
          <table:table-cell table:formula="of:=[.I974]" office:value-type="float" office:value="424080000" calcext:value-type="float">
            <text:p>424080000</text:p>
          </table:table-cell>
          <table:table-cell table:formula="of:=[.D974]" office:value-type="float" office:value="100" calcext:value-type="float">
            <text:p>100</text:p>
          </table:table-cell>
          <table:table-cell table:formula="of:=[.D975]*[.$E$2]" office:value-type="float" office:value="18000" calcext:value-type="float">
            <text:p>18000</text:p>
          </table:table-cell>
          <table:table-cell table:formula="of:=[.A975]*[.$E$2]*[.D975]" office:value-type="float" office:value="18000000" calcext:value-type="float">
            <text:p>18000000</text:p>
          </table:table-cell>
          <table:table-cell table:formula="of:=[.F975]+[.C975]" office:value-type="float" office:value="442080000" calcext:value-type="float">
            <text:p>442080000</text:p>
          </table:table-cell>
          <table:table-cell table:formula="of:=ROUNDDOWN(([.F975]+[.C975])/1000000000)" office:value-type="float" office:value="0" calcext:value-type="float">
            <text:p>0</text:p>
          </table:table-cell>
          <table:table-cell table:formula="of:=IF([.G975]&gt;=0;MOD([.G975];1000000000);-MOD(-[.G975];1000000000))" office:value-type="float" office:value="442080000" calcext:value-type="float">
            <text:p>442080000</text:p>
          </table:table-cell>
          <table:table-cell table:formula="of:=[.B975]+[.E975]+[.H975]" office:value-type="float" office:value="18442098" calcext:value-type="float">
            <text:p>18442098</text:p>
          </table:table-cell>
          <table:table-cell/>
          <table:table-cell table:formula="of:=[.D975]+[.L974]" office:value-type="float" office:value="102456" calcext:value-type="float">
            <text:p>102456</text:p>
          </table:table-cell>
          <table:table-cell table:formula="of:=[.$E$1]*[.L975]" office:value-type="float" office:value="18442080" calcext:value-type="float">
            <text:p>18442080</text:p>
          </table:table-cell>
          <table:table-cell table:formula="of:=[.J975]-[.M975]" office:value-type="float" office:value="18" calcext:value-type="float">
            <text:p>18</text:p>
          </table:table-cell>
          <table:table-cell table:formula="of:=[.N975]/[.M975]*1000000000" office:value-type="float" office:value="976.028734285937" calcext:value-type="float">
            <text:p>976.028734285937</text:p>
          </table:table-cell>
          <table:table-cell table:number-columns-repeated="1009"/>
        </table:table-row>
        <table:table-row table:style-name="ro1">
          <table:table-cell table:formula="of:=[.A975]" office:value-type="float" office:value="1000" calcext:value-type="float">
            <text:p>1000</text:p>
          </table:table-cell>
          <table:table-cell table:formula="of:=[.J975]" office:value-type="float" office:value="18442098" calcext:value-type="float">
            <text:p>18442098</text:p>
          </table:table-cell>
          <table:table-cell table:formula="of:=[.I975]" office:value-type="float" office:value="442080000" calcext:value-type="float">
            <text:p>442080000</text:p>
          </table:table-cell>
          <table:table-cell table:formula="of:=[.D975]" office:value-type="float" office:value="100" calcext:value-type="float">
            <text:p>100</text:p>
          </table:table-cell>
          <table:table-cell table:formula="of:=[.D976]*[.$E$2]" office:value-type="float" office:value="18000" calcext:value-type="float">
            <text:p>18000</text:p>
          </table:table-cell>
          <table:table-cell table:formula="of:=[.A976]*[.$E$2]*[.D976]" office:value-type="float" office:value="18000000" calcext:value-type="float">
            <text:p>18000000</text:p>
          </table:table-cell>
          <table:table-cell table:formula="of:=[.F976]+[.C976]" office:value-type="float" office:value="460080000" calcext:value-type="float">
            <text:p>460080000</text:p>
          </table:table-cell>
          <table:table-cell table:formula="of:=ROUNDDOWN(([.F976]+[.C976])/1000000000)" office:value-type="float" office:value="0" calcext:value-type="float">
            <text:p>0</text:p>
          </table:table-cell>
          <table:table-cell table:formula="of:=IF([.G976]&gt;=0;MOD([.G976];1000000000);-MOD(-[.G976];1000000000))" office:value-type="float" office:value="460080000" calcext:value-type="float">
            <text:p>460080000</text:p>
          </table:table-cell>
          <table:table-cell table:formula="of:=[.B976]+[.E976]+[.H976]" office:value-type="float" office:value="18460098" calcext:value-type="float">
            <text:p>18460098</text:p>
          </table:table-cell>
          <table:table-cell/>
          <table:table-cell table:formula="of:=[.D976]+[.L975]" office:value-type="float" office:value="102556" calcext:value-type="float">
            <text:p>102556</text:p>
          </table:table-cell>
          <table:table-cell table:formula="of:=[.$E$1]*[.L976]" office:value-type="float" office:value="18460080" calcext:value-type="float">
            <text:p>18460080</text:p>
          </table:table-cell>
          <table:table-cell table:formula="of:=[.J976]-[.M976]" office:value-type="float" office:value="18" calcext:value-type="float">
            <text:p>18</text:p>
          </table:table-cell>
          <table:table-cell table:formula="of:=[.N976]/[.M976]*1000000000" office:value-type="float" office:value="975.077031085456" calcext:value-type="float">
            <text:p>975.077031085456</text:p>
          </table:table-cell>
          <table:table-cell table:number-columns-repeated="1009"/>
        </table:table-row>
        <table:table-row table:style-name="ro1">
          <table:table-cell table:formula="of:=[.A976]" office:value-type="float" office:value="1000" calcext:value-type="float">
            <text:p>1000</text:p>
          </table:table-cell>
          <table:table-cell table:formula="of:=[.J976]" office:value-type="float" office:value="18460098" calcext:value-type="float">
            <text:p>18460098</text:p>
          </table:table-cell>
          <table:table-cell table:formula="of:=[.I976]" office:value-type="float" office:value="460080000" calcext:value-type="float">
            <text:p>460080000</text:p>
          </table:table-cell>
          <table:table-cell table:formula="of:=[.D976]" office:value-type="float" office:value="100" calcext:value-type="float">
            <text:p>100</text:p>
          </table:table-cell>
          <table:table-cell table:formula="of:=[.D977]*[.$E$2]" office:value-type="float" office:value="18000" calcext:value-type="float">
            <text:p>18000</text:p>
          </table:table-cell>
          <table:table-cell table:formula="of:=[.A977]*[.$E$2]*[.D977]" office:value-type="float" office:value="18000000" calcext:value-type="float">
            <text:p>18000000</text:p>
          </table:table-cell>
          <table:table-cell table:formula="of:=[.F977]+[.C977]" office:value-type="float" office:value="478080000" calcext:value-type="float">
            <text:p>478080000</text:p>
          </table:table-cell>
          <table:table-cell table:formula="of:=ROUNDDOWN(([.F977]+[.C977])/1000000000)" office:value-type="float" office:value="0" calcext:value-type="float">
            <text:p>0</text:p>
          </table:table-cell>
          <table:table-cell table:formula="of:=IF([.G977]&gt;=0;MOD([.G977];1000000000);-MOD(-[.G977];1000000000))" office:value-type="float" office:value="478080000" calcext:value-type="float">
            <text:p>478080000</text:p>
          </table:table-cell>
          <table:table-cell table:formula="of:=[.B977]+[.E977]+[.H977]" office:value-type="float" office:value="18478098" calcext:value-type="float">
            <text:p>18478098</text:p>
          </table:table-cell>
          <table:table-cell/>
          <table:table-cell table:formula="of:=[.D977]+[.L976]" office:value-type="float" office:value="102656" calcext:value-type="float">
            <text:p>102656</text:p>
          </table:table-cell>
          <table:table-cell table:formula="of:=[.$E$1]*[.L977]" office:value-type="float" office:value="18478080" calcext:value-type="float">
            <text:p>18478080</text:p>
          </table:table-cell>
          <table:table-cell table:formula="of:=[.J977]-[.M977]" office:value-type="float" office:value="18" calcext:value-type="float">
            <text:p>18</text:p>
          </table:table-cell>
          <table:table-cell table:formula="of:=[.N977]/[.M977]*1000000000" office:value-type="float" office:value="974.127182044888" calcext:value-type="float">
            <text:p>974.127182044888</text:p>
          </table:table-cell>
          <table:table-cell table:number-columns-repeated="1009"/>
        </table:table-row>
        <table:table-row table:style-name="ro1">
          <table:table-cell table:formula="of:=[.A977]" office:value-type="float" office:value="1000" calcext:value-type="float">
            <text:p>1000</text:p>
          </table:table-cell>
          <table:table-cell table:formula="of:=[.J977]" office:value-type="float" office:value="18478098" calcext:value-type="float">
            <text:p>18478098</text:p>
          </table:table-cell>
          <table:table-cell table:formula="of:=[.I977]" office:value-type="float" office:value="478080000" calcext:value-type="float">
            <text:p>478080000</text:p>
          </table:table-cell>
          <table:table-cell table:formula="of:=[.D977]" office:value-type="float" office:value="100" calcext:value-type="float">
            <text:p>100</text:p>
          </table:table-cell>
          <table:table-cell table:formula="of:=[.D978]*[.$E$2]" office:value-type="float" office:value="18000" calcext:value-type="float">
            <text:p>18000</text:p>
          </table:table-cell>
          <table:table-cell table:formula="of:=[.A978]*[.$E$2]*[.D978]" office:value-type="float" office:value="18000000" calcext:value-type="float">
            <text:p>18000000</text:p>
          </table:table-cell>
          <table:table-cell table:formula="of:=[.F978]+[.C978]" office:value-type="float" office:value="496080000" calcext:value-type="float">
            <text:p>496080000</text:p>
          </table:table-cell>
          <table:table-cell table:formula="of:=ROUNDDOWN(([.F978]+[.C978])/1000000000)" office:value-type="float" office:value="0" calcext:value-type="float">
            <text:p>0</text:p>
          </table:table-cell>
          <table:table-cell table:formula="of:=IF([.G978]&gt;=0;MOD([.G978];1000000000);-MOD(-[.G978];1000000000))" office:value-type="float" office:value="496080000" calcext:value-type="float">
            <text:p>496080000</text:p>
          </table:table-cell>
          <table:table-cell table:formula="of:=[.B978]+[.E978]+[.H978]" office:value-type="float" office:value="18496098" calcext:value-type="float">
            <text:p>18496098</text:p>
          </table:table-cell>
          <table:table-cell/>
          <table:table-cell table:formula="of:=[.D978]+[.L977]" office:value-type="float" office:value="102756" calcext:value-type="float">
            <text:p>102756</text:p>
          </table:table-cell>
          <table:table-cell table:formula="of:=[.$E$1]*[.L978]" office:value-type="float" office:value="18496080" calcext:value-type="float">
            <text:p>18496080</text:p>
          </table:table-cell>
          <table:table-cell table:formula="of:=[.J978]-[.M978]" office:value-type="float" office:value="18" calcext:value-type="float">
            <text:p>18</text:p>
          </table:table-cell>
          <table:table-cell table:formula="of:=[.N978]/[.M978]*1000000000" office:value-type="float" office:value="973.179181750944" calcext:value-type="float">
            <text:p>973.179181750944</text:p>
          </table:table-cell>
          <table:table-cell table:number-columns-repeated="1009"/>
        </table:table-row>
        <table:table-row table:style-name="ro1">
          <table:table-cell table:formula="of:=[.A978]" office:value-type="float" office:value="1000" calcext:value-type="float">
            <text:p>1000</text:p>
          </table:table-cell>
          <table:table-cell table:formula="of:=[.J978]" office:value-type="float" office:value="18496098" calcext:value-type="float">
            <text:p>18496098</text:p>
          </table:table-cell>
          <table:table-cell table:formula="of:=[.I978]" office:value-type="float" office:value="496080000" calcext:value-type="float">
            <text:p>496080000</text:p>
          </table:table-cell>
          <table:table-cell table:formula="of:=[.D978]" office:value-type="float" office:value="100" calcext:value-type="float">
            <text:p>100</text:p>
          </table:table-cell>
          <table:table-cell table:formula="of:=[.D979]*[.$E$2]" office:value-type="float" office:value="18000" calcext:value-type="float">
            <text:p>18000</text:p>
          </table:table-cell>
          <table:table-cell table:formula="of:=[.A979]*[.$E$2]*[.D979]" office:value-type="float" office:value="18000000" calcext:value-type="float">
            <text:p>18000000</text:p>
          </table:table-cell>
          <table:table-cell table:formula="of:=[.F979]+[.C979]" office:value-type="float" office:value="514080000" calcext:value-type="float">
            <text:p>514080000</text:p>
          </table:table-cell>
          <table:table-cell table:formula="of:=ROUNDDOWN(([.F979]+[.C979])/1000000000)" office:value-type="float" office:value="0" calcext:value-type="float">
            <text:p>0</text:p>
          </table:table-cell>
          <table:table-cell table:formula="of:=IF([.G979]&gt;=0;MOD([.G979];1000000000);-MOD(-[.G979];1000000000))" office:value-type="float" office:value="514080000" calcext:value-type="float">
            <text:p>514080000</text:p>
          </table:table-cell>
          <table:table-cell table:formula="of:=[.B979]+[.E979]+[.H979]" office:value-type="float" office:value="18514098" calcext:value-type="float">
            <text:p>18514098</text:p>
          </table:table-cell>
          <table:table-cell/>
          <table:table-cell table:formula="of:=[.D979]+[.L978]" office:value-type="float" office:value="102856" calcext:value-type="float">
            <text:p>102856</text:p>
          </table:table-cell>
          <table:table-cell table:formula="of:=[.$E$1]*[.L979]" office:value-type="float" office:value="18514080" calcext:value-type="float">
            <text:p>18514080</text:p>
          </table:table-cell>
          <table:table-cell table:formula="of:=[.J979]-[.M979]" office:value-type="float" office:value="18" calcext:value-type="float">
            <text:p>18</text:p>
          </table:table-cell>
          <table:table-cell table:formula="of:=[.N979]/[.M979]*1000000000" office:value-type="float" office:value="972.233024811387" calcext:value-type="float">
            <text:p>972.233024811387</text:p>
          </table:table-cell>
          <table:table-cell table:number-columns-repeated="1009"/>
        </table:table-row>
        <table:table-row table:style-name="ro1">
          <table:table-cell table:formula="of:=[.A979]" office:value-type="float" office:value="1000" calcext:value-type="float">
            <text:p>1000</text:p>
          </table:table-cell>
          <table:table-cell table:formula="of:=[.J979]" office:value-type="float" office:value="18514098" calcext:value-type="float">
            <text:p>18514098</text:p>
          </table:table-cell>
          <table:table-cell table:formula="of:=[.I979]" office:value-type="float" office:value="514080000" calcext:value-type="float">
            <text:p>514080000</text:p>
          </table:table-cell>
          <table:table-cell table:formula="of:=[.D979]" office:value-type="float" office:value="100" calcext:value-type="float">
            <text:p>100</text:p>
          </table:table-cell>
          <table:table-cell table:formula="of:=[.D980]*[.$E$2]" office:value-type="float" office:value="18000" calcext:value-type="float">
            <text:p>18000</text:p>
          </table:table-cell>
          <table:table-cell table:formula="of:=[.A980]*[.$E$2]*[.D980]" office:value-type="float" office:value="18000000" calcext:value-type="float">
            <text:p>18000000</text:p>
          </table:table-cell>
          <table:table-cell table:formula="of:=[.F980]+[.C980]" office:value-type="float" office:value="532080000" calcext:value-type="float">
            <text:p>532080000</text:p>
          </table:table-cell>
          <table:table-cell table:formula="of:=ROUNDDOWN(([.F980]+[.C980])/1000000000)" office:value-type="float" office:value="0" calcext:value-type="float">
            <text:p>0</text:p>
          </table:table-cell>
          <table:table-cell table:formula="of:=IF([.G980]&gt;=0;MOD([.G980];1000000000);-MOD(-[.G980];1000000000))" office:value-type="float" office:value="532080000" calcext:value-type="float">
            <text:p>532080000</text:p>
          </table:table-cell>
          <table:table-cell table:formula="of:=[.B980]+[.E980]+[.H980]" office:value-type="float" office:value="18532098" calcext:value-type="float">
            <text:p>18532098</text:p>
          </table:table-cell>
          <table:table-cell/>
          <table:table-cell table:formula="of:=[.D980]+[.L979]" office:value-type="float" office:value="102956" calcext:value-type="float">
            <text:p>102956</text:p>
          </table:table-cell>
          <table:table-cell table:formula="of:=[.$E$1]*[.L980]" office:value-type="float" office:value="18532080" calcext:value-type="float">
            <text:p>18532080</text:p>
          </table:table-cell>
          <table:table-cell table:formula="of:=[.J980]-[.M980]" office:value-type="float" office:value="18" calcext:value-type="float">
            <text:p>18</text:p>
          </table:table-cell>
          <table:table-cell table:formula="of:=[.N980]/[.M980]*1000000000" office:value-type="float" office:value="971.288705854928" calcext:value-type="float">
            <text:p>971.288705854928</text:p>
          </table:table-cell>
          <table:table-cell table:number-columns-repeated="1009"/>
        </table:table-row>
        <table:table-row table:style-name="ro1">
          <table:table-cell table:formula="of:=[.A980]" office:value-type="float" office:value="1000" calcext:value-type="float">
            <text:p>1000</text:p>
          </table:table-cell>
          <table:table-cell table:formula="of:=[.J980]" office:value-type="float" office:value="18532098" calcext:value-type="float">
            <text:p>18532098</text:p>
          </table:table-cell>
          <table:table-cell table:formula="of:=[.I980]" office:value-type="float" office:value="532080000" calcext:value-type="float">
            <text:p>532080000</text:p>
          </table:table-cell>
          <table:table-cell table:formula="of:=[.D980]" office:value-type="float" office:value="100" calcext:value-type="float">
            <text:p>100</text:p>
          </table:table-cell>
          <table:table-cell table:formula="of:=[.D981]*[.$E$2]" office:value-type="float" office:value="18000" calcext:value-type="float">
            <text:p>18000</text:p>
          </table:table-cell>
          <table:table-cell table:formula="of:=[.A981]*[.$E$2]*[.D981]" office:value-type="float" office:value="18000000" calcext:value-type="float">
            <text:p>18000000</text:p>
          </table:table-cell>
          <table:table-cell table:formula="of:=[.F981]+[.C981]" office:value-type="float" office:value="550080000" calcext:value-type="float">
            <text:p>550080000</text:p>
          </table:table-cell>
          <table:table-cell table:formula="of:=ROUNDDOWN(([.F981]+[.C981])/1000000000)" office:value-type="float" office:value="0" calcext:value-type="float">
            <text:p>0</text:p>
          </table:table-cell>
          <table:table-cell table:formula="of:=IF([.G981]&gt;=0;MOD([.G981];1000000000);-MOD(-[.G981];1000000000))" office:value-type="float" office:value="550080000" calcext:value-type="float">
            <text:p>550080000</text:p>
          </table:table-cell>
          <table:table-cell table:formula="of:=[.B981]+[.E981]+[.H981]" office:value-type="float" office:value="18550098" calcext:value-type="float">
            <text:p>18550098</text:p>
          </table:table-cell>
          <table:table-cell/>
          <table:table-cell table:formula="of:=[.D981]+[.L980]" office:value-type="float" office:value="103056" calcext:value-type="float">
            <text:p>103056</text:p>
          </table:table-cell>
          <table:table-cell table:formula="of:=[.$E$1]*[.L981]" office:value-type="float" office:value="18550080" calcext:value-type="float">
            <text:p>18550080</text:p>
          </table:table-cell>
          <table:table-cell table:formula="of:=[.J981]-[.M981]" office:value-type="float" office:value="18" calcext:value-type="float">
            <text:p>18</text:p>
          </table:table-cell>
          <table:table-cell table:formula="of:=[.N981]/[.M981]*1000000000" office:value-type="float" office:value="970.346219531129" calcext:value-type="float">
            <text:p>970.346219531129</text:p>
          </table:table-cell>
          <table:table-cell table:number-columns-repeated="1009"/>
        </table:table-row>
        <table:table-row table:style-name="ro1">
          <table:table-cell table:formula="of:=[.A981]" office:value-type="float" office:value="1000" calcext:value-type="float">
            <text:p>1000</text:p>
          </table:table-cell>
          <table:table-cell table:formula="of:=[.J981]" office:value-type="float" office:value="18550098" calcext:value-type="float">
            <text:p>18550098</text:p>
          </table:table-cell>
          <table:table-cell table:formula="of:=[.I981]" office:value-type="float" office:value="550080000" calcext:value-type="float">
            <text:p>550080000</text:p>
          </table:table-cell>
          <table:table-cell table:formula="of:=[.D981]" office:value-type="float" office:value="100" calcext:value-type="float">
            <text:p>100</text:p>
          </table:table-cell>
          <table:table-cell table:formula="of:=[.D982]*[.$E$2]" office:value-type="float" office:value="18000" calcext:value-type="float">
            <text:p>18000</text:p>
          </table:table-cell>
          <table:table-cell table:formula="of:=[.A982]*[.$E$2]*[.D982]" office:value-type="float" office:value="18000000" calcext:value-type="float">
            <text:p>18000000</text:p>
          </table:table-cell>
          <table:table-cell table:formula="of:=[.F982]+[.C982]" office:value-type="float" office:value="568080000" calcext:value-type="float">
            <text:p>568080000</text:p>
          </table:table-cell>
          <table:table-cell table:formula="of:=ROUNDDOWN(([.F982]+[.C982])/1000000000)" office:value-type="float" office:value="0" calcext:value-type="float">
            <text:p>0</text:p>
          </table:table-cell>
          <table:table-cell table:formula="of:=IF([.G982]&gt;=0;MOD([.G982];1000000000);-MOD(-[.G982];1000000000))" office:value-type="float" office:value="568080000" calcext:value-type="float">
            <text:p>568080000</text:p>
          </table:table-cell>
          <table:table-cell table:formula="of:=[.B982]+[.E982]+[.H982]" office:value-type="float" office:value="18568098" calcext:value-type="float">
            <text:p>18568098</text:p>
          </table:table-cell>
          <table:table-cell/>
          <table:table-cell table:formula="of:=[.D982]+[.L981]" office:value-type="float" office:value="103156" calcext:value-type="float">
            <text:p>103156</text:p>
          </table:table-cell>
          <table:table-cell table:formula="of:=[.$E$1]*[.L982]" office:value-type="float" office:value="18568080" calcext:value-type="float">
            <text:p>18568080</text:p>
          </table:table-cell>
          <table:table-cell table:formula="of:=[.J982]-[.M982]" office:value-type="float" office:value="18" calcext:value-type="float">
            <text:p>18</text:p>
          </table:table-cell>
          <table:table-cell table:formula="of:=[.N982]/[.M982]*1000000000" office:value-type="float" office:value="969.405560510295" calcext:value-type="float">
            <text:p>969.405560510295</text:p>
          </table:table-cell>
          <table:table-cell table:number-columns-repeated="1009"/>
        </table:table-row>
        <table:table-row table:style-name="ro1">
          <table:table-cell table:formula="of:=[.A982]" office:value-type="float" office:value="1000" calcext:value-type="float">
            <text:p>1000</text:p>
          </table:table-cell>
          <table:table-cell table:formula="of:=[.J982]" office:value-type="float" office:value="18568098" calcext:value-type="float">
            <text:p>18568098</text:p>
          </table:table-cell>
          <table:table-cell table:formula="of:=[.I982]" office:value-type="float" office:value="568080000" calcext:value-type="float">
            <text:p>568080000</text:p>
          </table:table-cell>
          <table:table-cell table:formula="of:=[.D982]" office:value-type="float" office:value="100" calcext:value-type="float">
            <text:p>100</text:p>
          </table:table-cell>
          <table:table-cell table:formula="of:=[.D983]*[.$E$2]" office:value-type="float" office:value="18000" calcext:value-type="float">
            <text:p>18000</text:p>
          </table:table-cell>
          <table:table-cell table:formula="of:=[.A983]*[.$E$2]*[.D983]" office:value-type="float" office:value="18000000" calcext:value-type="float">
            <text:p>18000000</text:p>
          </table:table-cell>
          <table:table-cell table:formula="of:=[.F983]+[.C983]" office:value-type="float" office:value="586080000" calcext:value-type="float">
            <text:p>586080000</text:p>
          </table:table-cell>
          <table:table-cell table:formula="of:=ROUNDDOWN(([.F983]+[.C983])/1000000000)" office:value-type="float" office:value="0" calcext:value-type="float">
            <text:p>0</text:p>
          </table:table-cell>
          <table:table-cell table:formula="of:=IF([.G983]&gt;=0;MOD([.G983];1000000000);-MOD(-[.G983];1000000000))" office:value-type="float" office:value="586080000" calcext:value-type="float">
            <text:p>586080000</text:p>
          </table:table-cell>
          <table:table-cell table:formula="of:=[.B983]+[.E983]+[.H983]" office:value-type="float" office:value="18586098" calcext:value-type="float">
            <text:p>18586098</text:p>
          </table:table-cell>
          <table:table-cell/>
          <table:table-cell table:formula="of:=[.D983]+[.L982]" office:value-type="float" office:value="103256" calcext:value-type="float">
            <text:p>103256</text:p>
          </table:table-cell>
          <table:table-cell table:formula="of:=[.$E$1]*[.L983]" office:value-type="float" office:value="18586080" calcext:value-type="float">
            <text:p>18586080</text:p>
          </table:table-cell>
          <table:table-cell table:formula="of:=[.J983]-[.M983]" office:value-type="float" office:value="18" calcext:value-type="float">
            <text:p>18</text:p>
          </table:table-cell>
          <table:table-cell table:formula="of:=[.N983]/[.M983]*1000000000" office:value-type="float" office:value="968.466723483381" calcext:value-type="float">
            <text:p>968.466723483381</text:p>
          </table:table-cell>
          <table:table-cell table:number-columns-repeated="1009"/>
        </table:table-row>
        <table:table-row table:style-name="ro1">
          <table:table-cell table:formula="of:=[.A983]" office:value-type="float" office:value="1000" calcext:value-type="float">
            <text:p>1000</text:p>
          </table:table-cell>
          <table:table-cell table:formula="of:=[.J983]" office:value-type="float" office:value="18586098" calcext:value-type="float">
            <text:p>18586098</text:p>
          </table:table-cell>
          <table:table-cell table:formula="of:=[.I983]" office:value-type="float" office:value="586080000" calcext:value-type="float">
            <text:p>586080000</text:p>
          </table:table-cell>
          <table:table-cell table:formula="of:=[.D983]" office:value-type="float" office:value="100" calcext:value-type="float">
            <text:p>100</text:p>
          </table:table-cell>
          <table:table-cell table:formula="of:=[.D984]*[.$E$2]" office:value-type="float" office:value="18000" calcext:value-type="float">
            <text:p>18000</text:p>
          </table:table-cell>
          <table:table-cell table:formula="of:=[.A984]*[.$E$2]*[.D984]" office:value-type="float" office:value="18000000" calcext:value-type="float">
            <text:p>18000000</text:p>
          </table:table-cell>
          <table:table-cell table:formula="of:=[.F984]+[.C984]" office:value-type="float" office:value="604080000" calcext:value-type="float">
            <text:p>604080000</text:p>
          </table:table-cell>
          <table:table-cell table:formula="of:=ROUNDDOWN(([.F984]+[.C984])/1000000000)" office:value-type="float" office:value="0" calcext:value-type="float">
            <text:p>0</text:p>
          </table:table-cell>
          <table:table-cell table:formula="of:=IF([.G984]&gt;=0;MOD([.G984];1000000000);-MOD(-[.G984];1000000000))" office:value-type="float" office:value="604080000" calcext:value-type="float">
            <text:p>604080000</text:p>
          </table:table-cell>
          <table:table-cell table:formula="of:=[.B984]+[.E984]+[.H984]" office:value-type="float" office:value="18604098" calcext:value-type="float">
            <text:p>18604098</text:p>
          </table:table-cell>
          <table:table-cell/>
          <table:table-cell table:formula="of:=[.D984]+[.L983]" office:value-type="float" office:value="103356" calcext:value-type="float">
            <text:p>103356</text:p>
          </table:table-cell>
          <table:table-cell table:formula="of:=[.$E$1]*[.L984]" office:value-type="float" office:value="18604080" calcext:value-type="float">
            <text:p>18604080</text:p>
          </table:table-cell>
          <table:table-cell table:formula="of:=[.J984]-[.M984]" office:value-type="float" office:value="18" calcext:value-type="float">
            <text:p>18</text:p>
          </table:table-cell>
          <table:table-cell table:formula="of:=[.N984]/[.M984]*1000000000" office:value-type="float" office:value="967.529703161887" calcext:value-type="float">
            <text:p>967.529703161887</text:p>
          </table:table-cell>
          <table:table-cell table:number-columns-repeated="1009"/>
        </table:table-row>
        <table:table-row table:style-name="ro1">
          <table:table-cell table:formula="of:=[.A984]" office:value-type="float" office:value="1000" calcext:value-type="float">
            <text:p>1000</text:p>
          </table:table-cell>
          <table:table-cell table:formula="of:=[.J984]" office:value-type="float" office:value="18604098" calcext:value-type="float">
            <text:p>18604098</text:p>
          </table:table-cell>
          <table:table-cell table:formula="of:=[.I984]" office:value-type="float" office:value="604080000" calcext:value-type="float">
            <text:p>604080000</text:p>
          </table:table-cell>
          <table:table-cell table:formula="of:=[.D984]" office:value-type="float" office:value="100" calcext:value-type="float">
            <text:p>100</text:p>
          </table:table-cell>
          <table:table-cell table:formula="of:=[.D985]*[.$E$2]" office:value-type="float" office:value="18000" calcext:value-type="float">
            <text:p>18000</text:p>
          </table:table-cell>
          <table:table-cell table:formula="of:=[.A985]*[.$E$2]*[.D985]" office:value-type="float" office:value="18000000" calcext:value-type="float">
            <text:p>18000000</text:p>
          </table:table-cell>
          <table:table-cell table:formula="of:=[.F985]+[.C985]" office:value-type="float" office:value="622080000" calcext:value-type="float">
            <text:p>622080000</text:p>
          </table:table-cell>
          <table:table-cell table:formula="of:=ROUNDDOWN(([.F985]+[.C985])/1000000000)" office:value-type="float" office:value="0" calcext:value-type="float">
            <text:p>0</text:p>
          </table:table-cell>
          <table:table-cell table:formula="of:=IF([.G985]&gt;=0;MOD([.G985];1000000000);-MOD(-[.G985];1000000000))" office:value-type="float" office:value="622080000" calcext:value-type="float">
            <text:p>622080000</text:p>
          </table:table-cell>
          <table:table-cell table:formula="of:=[.B985]+[.E985]+[.H985]" office:value-type="float" office:value="18622098" calcext:value-type="float">
            <text:p>18622098</text:p>
          </table:table-cell>
          <table:table-cell/>
          <table:table-cell table:formula="of:=[.D985]+[.L984]" office:value-type="float" office:value="103456" calcext:value-type="float">
            <text:p>103456</text:p>
          </table:table-cell>
          <table:table-cell table:formula="of:=[.$E$1]*[.L985]" office:value-type="float" office:value="18622080" calcext:value-type="float">
            <text:p>18622080</text:p>
          </table:table-cell>
          <table:table-cell table:formula="of:=[.J985]-[.M985]" office:value-type="float" office:value="18" calcext:value-type="float">
            <text:p>18</text:p>
          </table:table-cell>
          <table:table-cell table:formula="of:=[.N985]/[.M985]*1000000000" office:value-type="float" office:value="966.594494277761" calcext:value-type="float">
            <text:p>966.594494277761</text:p>
          </table:table-cell>
          <table:table-cell table:number-columns-repeated="1009"/>
        </table:table-row>
        <table:table-row table:style-name="ro1">
          <table:table-cell table:formula="of:=[.A985]" office:value-type="float" office:value="1000" calcext:value-type="float">
            <text:p>1000</text:p>
          </table:table-cell>
          <table:table-cell table:formula="of:=[.J985]" office:value-type="float" office:value="18622098" calcext:value-type="float">
            <text:p>18622098</text:p>
          </table:table-cell>
          <table:table-cell table:formula="of:=[.I985]" office:value-type="float" office:value="622080000" calcext:value-type="float">
            <text:p>622080000</text:p>
          </table:table-cell>
          <table:table-cell table:formula="of:=[.D985]" office:value-type="float" office:value="100" calcext:value-type="float">
            <text:p>100</text:p>
          </table:table-cell>
          <table:table-cell table:formula="of:=[.D986]*[.$E$2]" office:value-type="float" office:value="18000" calcext:value-type="float">
            <text:p>18000</text:p>
          </table:table-cell>
          <table:table-cell table:formula="of:=[.A986]*[.$E$2]*[.D986]" office:value-type="float" office:value="18000000" calcext:value-type="float">
            <text:p>18000000</text:p>
          </table:table-cell>
          <table:table-cell table:formula="of:=[.F986]+[.C986]" office:value-type="float" office:value="640080000" calcext:value-type="float">
            <text:p>640080000</text:p>
          </table:table-cell>
          <table:table-cell table:formula="of:=ROUNDDOWN(([.F986]+[.C986])/1000000000)" office:value-type="float" office:value="0" calcext:value-type="float">
            <text:p>0</text:p>
          </table:table-cell>
          <table:table-cell table:formula="of:=IF([.G986]&gt;=0;MOD([.G986];1000000000);-MOD(-[.G986];1000000000))" office:value-type="float" office:value="640080000" calcext:value-type="float">
            <text:p>640080000</text:p>
          </table:table-cell>
          <table:table-cell table:formula="of:=[.B986]+[.E986]+[.H986]" office:value-type="float" office:value="18640098" calcext:value-type="float">
            <text:p>18640098</text:p>
          </table:table-cell>
          <table:table-cell/>
          <table:table-cell table:formula="of:=[.D986]+[.L985]" office:value-type="float" office:value="103556" calcext:value-type="float">
            <text:p>103556</text:p>
          </table:table-cell>
          <table:table-cell table:formula="of:=[.$E$1]*[.L986]" office:value-type="float" office:value="18640080" calcext:value-type="float">
            <text:p>18640080</text:p>
          </table:table-cell>
          <table:table-cell table:formula="of:=[.J986]-[.M986]" office:value-type="float" office:value="18" calcext:value-type="float">
            <text:p>18</text:p>
          </table:table-cell>
          <table:table-cell table:formula="of:=[.N986]/[.M986]*1000000000" office:value-type="float" office:value="965.661091583298" calcext:value-type="float">
            <text:p>965.661091583298</text:p>
          </table:table-cell>
          <table:table-cell table:number-columns-repeated="1009"/>
        </table:table-row>
        <table:table-row table:style-name="ro1">
          <table:table-cell table:formula="of:=[.A986]" office:value-type="float" office:value="1000" calcext:value-type="float">
            <text:p>1000</text:p>
          </table:table-cell>
          <table:table-cell table:formula="of:=[.J986]" office:value-type="float" office:value="18640098" calcext:value-type="float">
            <text:p>18640098</text:p>
          </table:table-cell>
          <table:table-cell table:formula="of:=[.I986]" office:value-type="float" office:value="640080000" calcext:value-type="float">
            <text:p>640080000</text:p>
          </table:table-cell>
          <table:table-cell table:formula="of:=[.D986]" office:value-type="float" office:value="100" calcext:value-type="float">
            <text:p>100</text:p>
          </table:table-cell>
          <table:table-cell table:formula="of:=[.D987]*[.$E$2]" office:value-type="float" office:value="18000" calcext:value-type="float">
            <text:p>18000</text:p>
          </table:table-cell>
          <table:table-cell table:formula="of:=[.A987]*[.$E$2]*[.D987]" office:value-type="float" office:value="18000000" calcext:value-type="float">
            <text:p>18000000</text:p>
          </table:table-cell>
          <table:table-cell table:formula="of:=[.F987]+[.C987]" office:value-type="float" office:value="658080000" calcext:value-type="float">
            <text:p>658080000</text:p>
          </table:table-cell>
          <table:table-cell table:formula="of:=ROUNDDOWN(([.F987]+[.C987])/1000000000)" office:value-type="float" office:value="0" calcext:value-type="float">
            <text:p>0</text:p>
          </table:table-cell>
          <table:table-cell table:formula="of:=IF([.G987]&gt;=0;MOD([.G987];1000000000);-MOD(-[.G987];1000000000))" office:value-type="float" office:value="658080000" calcext:value-type="float">
            <text:p>658080000</text:p>
          </table:table-cell>
          <table:table-cell table:formula="of:=[.B987]+[.E987]+[.H987]" office:value-type="float" office:value="18658098" calcext:value-type="float">
            <text:p>18658098</text:p>
          </table:table-cell>
          <table:table-cell/>
          <table:table-cell table:formula="of:=[.D987]+[.L986]" office:value-type="float" office:value="103656" calcext:value-type="float">
            <text:p>103656</text:p>
          </table:table-cell>
          <table:table-cell table:formula="of:=[.$E$1]*[.L987]" office:value-type="float" office:value="18658080" calcext:value-type="float">
            <text:p>18658080</text:p>
          </table:table-cell>
          <table:table-cell table:formula="of:=[.J987]-[.M987]" office:value-type="float" office:value="18" calcext:value-type="float">
            <text:p>18</text:p>
          </table:table-cell>
          <table:table-cell table:formula="of:=[.N987]/[.M987]*1000000000" office:value-type="float" office:value="964.729489851046" calcext:value-type="float">
            <text:p>964.729489851046</text:p>
          </table:table-cell>
          <table:table-cell table:number-columns-repeated="1009"/>
        </table:table-row>
        <table:table-row table:style-name="ro1">
          <table:table-cell table:formula="of:=[.A987]" office:value-type="float" office:value="1000" calcext:value-type="float">
            <text:p>1000</text:p>
          </table:table-cell>
          <table:table-cell table:formula="of:=[.J987]" office:value-type="float" office:value="18658098" calcext:value-type="float">
            <text:p>18658098</text:p>
          </table:table-cell>
          <table:table-cell table:formula="of:=[.I987]" office:value-type="float" office:value="658080000" calcext:value-type="float">
            <text:p>658080000</text:p>
          </table:table-cell>
          <table:table-cell table:formula="of:=[.D987]" office:value-type="float" office:value="100" calcext:value-type="float">
            <text:p>100</text:p>
          </table:table-cell>
          <table:table-cell table:formula="of:=[.D988]*[.$E$2]" office:value-type="float" office:value="18000" calcext:value-type="float">
            <text:p>18000</text:p>
          </table:table-cell>
          <table:table-cell table:formula="of:=[.A988]*[.$E$2]*[.D988]" office:value-type="float" office:value="18000000" calcext:value-type="float">
            <text:p>18000000</text:p>
          </table:table-cell>
          <table:table-cell table:formula="of:=[.F988]+[.C988]" office:value-type="float" office:value="676080000" calcext:value-type="float">
            <text:p>676080000</text:p>
          </table:table-cell>
          <table:table-cell table:formula="of:=ROUNDDOWN(([.F988]+[.C988])/1000000000)" office:value-type="float" office:value="0" calcext:value-type="float">
            <text:p>0</text:p>
          </table:table-cell>
          <table:table-cell table:formula="of:=IF([.G988]&gt;=0;MOD([.G988];1000000000);-MOD(-[.G988];1000000000))" office:value-type="float" office:value="676080000" calcext:value-type="float">
            <text:p>676080000</text:p>
          </table:table-cell>
          <table:table-cell table:formula="of:=[.B988]+[.E988]+[.H988]" office:value-type="float" office:value="18676098" calcext:value-type="float">
            <text:p>18676098</text:p>
          </table:table-cell>
          <table:table-cell/>
          <table:table-cell table:formula="of:=[.D988]+[.L987]" office:value-type="float" office:value="103756" calcext:value-type="float">
            <text:p>103756</text:p>
          </table:table-cell>
          <table:table-cell table:formula="of:=[.$E$1]*[.L988]" office:value-type="float" office:value="18676080" calcext:value-type="float">
            <text:p>18676080</text:p>
          </table:table-cell>
          <table:table-cell table:formula="of:=[.J988]-[.M988]" office:value-type="float" office:value="18" calcext:value-type="float">
            <text:p>18</text:p>
          </table:table-cell>
          <table:table-cell table:formula="of:=[.N988]/[.M988]*1000000000" office:value-type="float" office:value="963.799683873704" calcext:value-type="float">
            <text:p>963.799683873704</text:p>
          </table:table-cell>
          <table:table-cell table:number-columns-repeated="1009"/>
        </table:table-row>
        <table:table-row table:style-name="ro1">
          <table:table-cell table:formula="of:=[.A988]" office:value-type="float" office:value="1000" calcext:value-type="float">
            <text:p>1000</text:p>
          </table:table-cell>
          <table:table-cell table:formula="of:=[.J988]" office:value-type="float" office:value="18676098" calcext:value-type="float">
            <text:p>18676098</text:p>
          </table:table-cell>
          <table:table-cell table:formula="of:=[.I988]" office:value-type="float" office:value="676080000" calcext:value-type="float">
            <text:p>676080000</text:p>
          </table:table-cell>
          <table:table-cell table:formula="of:=[.D988]" office:value-type="float" office:value="100" calcext:value-type="float">
            <text:p>100</text:p>
          </table:table-cell>
          <table:table-cell table:formula="of:=[.D989]*[.$E$2]" office:value-type="float" office:value="18000" calcext:value-type="float">
            <text:p>18000</text:p>
          </table:table-cell>
          <table:table-cell table:formula="of:=[.A989]*[.$E$2]*[.D989]" office:value-type="float" office:value="18000000" calcext:value-type="float">
            <text:p>18000000</text:p>
          </table:table-cell>
          <table:table-cell table:formula="of:=[.F989]+[.C989]" office:value-type="float" office:value="694080000" calcext:value-type="float">
            <text:p>694080000</text:p>
          </table:table-cell>
          <table:table-cell table:formula="of:=ROUNDDOWN(([.F989]+[.C989])/1000000000)" office:value-type="float" office:value="0" calcext:value-type="float">
            <text:p>0</text:p>
          </table:table-cell>
          <table:table-cell table:formula="of:=IF([.G989]&gt;=0;MOD([.G989];1000000000);-MOD(-[.G989];1000000000))" office:value-type="float" office:value="694080000" calcext:value-type="float">
            <text:p>694080000</text:p>
          </table:table-cell>
          <table:table-cell table:formula="of:=[.B989]+[.E989]+[.H989]" office:value-type="float" office:value="18694098" calcext:value-type="float">
            <text:p>18694098</text:p>
          </table:table-cell>
          <table:table-cell/>
          <table:table-cell table:formula="of:=[.D989]+[.L988]" office:value-type="float" office:value="103856" calcext:value-type="float">
            <text:p>103856</text:p>
          </table:table-cell>
          <table:table-cell table:formula="of:=[.$E$1]*[.L989]" office:value-type="float" office:value="18694080" calcext:value-type="float">
            <text:p>18694080</text:p>
          </table:table-cell>
          <table:table-cell table:formula="of:=[.J989]-[.M989]" office:value-type="float" office:value="18" calcext:value-type="float">
            <text:p>18</text:p>
          </table:table-cell>
          <table:table-cell table:formula="of:=[.N989]/[.M989]*1000000000" office:value-type="float" office:value="962.871668464027" calcext:value-type="float">
            <text:p>962.871668464027</text:p>
          </table:table-cell>
          <table:table-cell table:number-columns-repeated="1009"/>
        </table:table-row>
        <table:table-row table:style-name="ro1">
          <table:table-cell table:formula="of:=[.A989]" office:value-type="float" office:value="1000" calcext:value-type="float">
            <text:p>1000</text:p>
          </table:table-cell>
          <table:table-cell table:formula="of:=[.J989]" office:value-type="float" office:value="18694098" calcext:value-type="float">
            <text:p>18694098</text:p>
          </table:table-cell>
          <table:table-cell table:formula="of:=[.I989]" office:value-type="float" office:value="694080000" calcext:value-type="float">
            <text:p>694080000</text:p>
          </table:table-cell>
          <table:table-cell table:formula="of:=[.D989]" office:value-type="float" office:value="100" calcext:value-type="float">
            <text:p>100</text:p>
          </table:table-cell>
          <table:table-cell table:formula="of:=[.D990]*[.$E$2]" office:value-type="float" office:value="18000" calcext:value-type="float">
            <text:p>18000</text:p>
          </table:table-cell>
          <table:table-cell table:formula="of:=[.A990]*[.$E$2]*[.D990]" office:value-type="float" office:value="18000000" calcext:value-type="float">
            <text:p>18000000</text:p>
          </table:table-cell>
          <table:table-cell table:formula="of:=[.F990]+[.C990]" office:value-type="float" office:value="712080000" calcext:value-type="float">
            <text:p>712080000</text:p>
          </table:table-cell>
          <table:table-cell table:formula="of:=ROUNDDOWN(([.F990]+[.C990])/1000000000)" office:value-type="float" office:value="0" calcext:value-type="float">
            <text:p>0</text:p>
          </table:table-cell>
          <table:table-cell table:formula="of:=IF([.G990]&gt;=0;MOD([.G990];1000000000);-MOD(-[.G990];1000000000))" office:value-type="float" office:value="712080000" calcext:value-type="float">
            <text:p>712080000</text:p>
          </table:table-cell>
          <table:table-cell table:formula="of:=[.B990]+[.E990]+[.H990]" office:value-type="float" office:value="18712098" calcext:value-type="float">
            <text:p>18712098</text:p>
          </table:table-cell>
          <table:table-cell/>
          <table:table-cell table:formula="of:=[.D990]+[.L989]" office:value-type="float" office:value="103956" calcext:value-type="float">
            <text:p>103956</text:p>
          </table:table-cell>
          <table:table-cell table:formula="of:=[.$E$1]*[.L990]" office:value-type="float" office:value="18712080" calcext:value-type="float">
            <text:p>18712080</text:p>
          </table:table-cell>
          <table:table-cell table:formula="of:=[.J990]-[.M990]" office:value-type="float" office:value="18" calcext:value-type="float">
            <text:p>18</text:p>
          </table:table-cell>
          <table:table-cell table:formula="of:=[.N990]/[.M990]*1000000000" office:value-type="float" office:value="961.945438454731" calcext:value-type="float">
            <text:p>961.945438454731</text:p>
          </table:table-cell>
          <table:table-cell table:number-columns-repeated="1009"/>
        </table:table-row>
        <table:table-row table:style-name="ro1">
          <table:table-cell table:formula="of:=[.A990]" office:value-type="float" office:value="1000" calcext:value-type="float">
            <text:p>1000</text:p>
          </table:table-cell>
          <table:table-cell table:formula="of:=[.J990]" office:value-type="float" office:value="18712098" calcext:value-type="float">
            <text:p>18712098</text:p>
          </table:table-cell>
          <table:table-cell table:formula="of:=[.I990]" office:value-type="float" office:value="712080000" calcext:value-type="float">
            <text:p>712080000</text:p>
          </table:table-cell>
          <table:table-cell table:formula="of:=[.D990]" office:value-type="float" office:value="100" calcext:value-type="float">
            <text:p>100</text:p>
          </table:table-cell>
          <table:table-cell table:formula="of:=[.D991]*[.$E$2]" office:value-type="float" office:value="18000" calcext:value-type="float">
            <text:p>18000</text:p>
          </table:table-cell>
          <table:table-cell table:formula="of:=[.A991]*[.$E$2]*[.D991]" office:value-type="float" office:value="18000000" calcext:value-type="float">
            <text:p>18000000</text:p>
          </table:table-cell>
          <table:table-cell table:formula="of:=[.F991]+[.C991]" office:value-type="float" office:value="730080000" calcext:value-type="float">
            <text:p>730080000</text:p>
          </table:table-cell>
          <table:table-cell table:formula="of:=ROUNDDOWN(([.F991]+[.C991])/1000000000)" office:value-type="float" office:value="0" calcext:value-type="float">
            <text:p>0</text:p>
          </table:table-cell>
          <table:table-cell table:formula="of:=IF([.G991]&gt;=0;MOD([.G991];1000000000);-MOD(-[.G991];1000000000))" office:value-type="float" office:value="730080000" calcext:value-type="float">
            <text:p>730080000</text:p>
          </table:table-cell>
          <table:table-cell table:formula="of:=[.B991]+[.E991]+[.H991]" office:value-type="float" office:value="18730098" calcext:value-type="float">
            <text:p>18730098</text:p>
          </table:table-cell>
          <table:table-cell/>
          <table:table-cell table:formula="of:=[.D991]+[.L990]" office:value-type="float" office:value="104056" calcext:value-type="float">
            <text:p>104056</text:p>
          </table:table-cell>
          <table:table-cell table:formula="of:=[.$E$1]*[.L991]" office:value-type="float" office:value="18730080" calcext:value-type="float">
            <text:p>18730080</text:p>
          </table:table-cell>
          <table:table-cell table:formula="of:=[.J991]-[.M991]" office:value-type="float" office:value="18" calcext:value-type="float">
            <text:p>18</text:p>
          </table:table-cell>
          <table:table-cell table:formula="of:=[.N991]/[.M991]*1000000000" office:value-type="float" office:value="961.020988698393" calcext:value-type="float">
            <text:p>961.020988698393</text:p>
          </table:table-cell>
          <table:table-cell table:number-columns-repeated="1009"/>
        </table:table-row>
        <table:table-row table:style-name="ro1">
          <table:table-cell table:formula="of:=[.A991]" office:value-type="float" office:value="1000" calcext:value-type="float">
            <text:p>1000</text:p>
          </table:table-cell>
          <table:table-cell table:formula="of:=[.J991]" office:value-type="float" office:value="18730098" calcext:value-type="float">
            <text:p>18730098</text:p>
          </table:table-cell>
          <table:table-cell table:formula="of:=[.I991]" office:value-type="float" office:value="730080000" calcext:value-type="float">
            <text:p>730080000</text:p>
          </table:table-cell>
          <table:table-cell table:formula="of:=[.D991]" office:value-type="float" office:value="100" calcext:value-type="float">
            <text:p>100</text:p>
          </table:table-cell>
          <table:table-cell table:formula="of:=[.D992]*[.$E$2]" office:value-type="float" office:value="18000" calcext:value-type="float">
            <text:p>18000</text:p>
          </table:table-cell>
          <table:table-cell table:formula="of:=[.A992]*[.$E$2]*[.D992]" office:value-type="float" office:value="18000000" calcext:value-type="float">
            <text:p>18000000</text:p>
          </table:table-cell>
          <table:table-cell table:formula="of:=[.F992]+[.C992]" office:value-type="float" office:value="748080000" calcext:value-type="float">
            <text:p>748080000</text:p>
          </table:table-cell>
          <table:table-cell table:formula="of:=ROUNDDOWN(([.F992]+[.C992])/1000000000)" office:value-type="float" office:value="0" calcext:value-type="float">
            <text:p>0</text:p>
          </table:table-cell>
          <table:table-cell table:formula="of:=IF([.G992]&gt;=0;MOD([.G992];1000000000);-MOD(-[.G992];1000000000))" office:value-type="float" office:value="748080000" calcext:value-type="float">
            <text:p>748080000</text:p>
          </table:table-cell>
          <table:table-cell table:formula="of:=[.B992]+[.E992]+[.H992]" office:value-type="float" office:value="18748098" calcext:value-type="float">
            <text:p>18748098</text:p>
          </table:table-cell>
          <table:table-cell/>
          <table:table-cell table:formula="of:=[.D992]+[.L991]" office:value-type="float" office:value="104156" calcext:value-type="float">
            <text:p>104156</text:p>
          </table:table-cell>
          <table:table-cell table:formula="of:=[.$E$1]*[.L992]" office:value-type="float" office:value="18748080" calcext:value-type="float">
            <text:p>18748080</text:p>
          </table:table-cell>
          <table:table-cell table:formula="of:=[.J992]-[.M992]" office:value-type="float" office:value="18" calcext:value-type="float">
            <text:p>18</text:p>
          </table:table-cell>
          <table:table-cell table:formula="of:=[.N992]/[.M992]*1000000000" office:value-type="float" office:value="960.09831406736" calcext:value-type="float">
            <text:p>960.09831406736</text:p>
          </table:table-cell>
          <table:table-cell table:number-columns-repeated="1009"/>
        </table:table-row>
        <table:table-row table:style-name="ro1">
          <table:table-cell table:formula="of:=[.A992]" office:value-type="float" office:value="1000" calcext:value-type="float">
            <text:p>1000</text:p>
          </table:table-cell>
          <table:table-cell table:formula="of:=[.J992]" office:value-type="float" office:value="18748098" calcext:value-type="float">
            <text:p>18748098</text:p>
          </table:table-cell>
          <table:table-cell table:formula="of:=[.I992]" office:value-type="float" office:value="748080000" calcext:value-type="float">
            <text:p>748080000</text:p>
          </table:table-cell>
          <table:table-cell table:formula="of:=[.D992]" office:value-type="float" office:value="100" calcext:value-type="float">
            <text:p>100</text:p>
          </table:table-cell>
          <table:table-cell table:formula="of:=[.D993]*[.$E$2]" office:value-type="float" office:value="18000" calcext:value-type="float">
            <text:p>18000</text:p>
          </table:table-cell>
          <table:table-cell table:formula="of:=[.A993]*[.$E$2]*[.D993]" office:value-type="float" office:value="18000000" calcext:value-type="float">
            <text:p>18000000</text:p>
          </table:table-cell>
          <table:table-cell table:formula="of:=[.F993]+[.C993]" office:value-type="float" office:value="766080000" calcext:value-type="float">
            <text:p>766080000</text:p>
          </table:table-cell>
          <table:table-cell table:formula="of:=ROUNDDOWN(([.F993]+[.C993])/1000000000)" office:value-type="float" office:value="0" calcext:value-type="float">
            <text:p>0</text:p>
          </table:table-cell>
          <table:table-cell table:formula="of:=IF([.G993]&gt;=0;MOD([.G993];1000000000);-MOD(-[.G993];1000000000))" office:value-type="float" office:value="766080000" calcext:value-type="float">
            <text:p>766080000</text:p>
          </table:table-cell>
          <table:table-cell table:formula="of:=[.B993]+[.E993]+[.H993]" office:value-type="float" office:value="18766098" calcext:value-type="float">
            <text:p>18766098</text:p>
          </table:table-cell>
          <table:table-cell/>
          <table:table-cell table:formula="of:=[.D993]+[.L992]" office:value-type="float" office:value="104256" calcext:value-type="float">
            <text:p>104256</text:p>
          </table:table-cell>
          <table:table-cell table:formula="of:=[.$E$1]*[.L993]" office:value-type="float" office:value="18766080" calcext:value-type="float">
            <text:p>18766080</text:p>
          </table:table-cell>
          <table:table-cell table:formula="of:=[.J993]-[.M993]" office:value-type="float" office:value="18" calcext:value-type="float">
            <text:p>18</text:p>
          </table:table-cell>
          <table:table-cell table:formula="of:=[.N993]/[.M993]*1000000000" office:value-type="float" office:value="959.177409453653" calcext:value-type="float">
            <text:p>959.177409453653</text:p>
          </table:table-cell>
          <table:table-cell table:number-columns-repeated="1009"/>
        </table:table-row>
        <table:table-row table:style-name="ro1">
          <table:table-cell table:formula="of:=[.A993]" office:value-type="float" office:value="1000" calcext:value-type="float">
            <text:p>1000</text:p>
          </table:table-cell>
          <table:table-cell table:formula="of:=[.J993]" office:value-type="float" office:value="18766098" calcext:value-type="float">
            <text:p>18766098</text:p>
          </table:table-cell>
          <table:table-cell table:formula="of:=[.I993]" office:value-type="float" office:value="766080000" calcext:value-type="float">
            <text:p>766080000</text:p>
          </table:table-cell>
          <table:table-cell table:formula="of:=[.D993]" office:value-type="float" office:value="100" calcext:value-type="float">
            <text:p>100</text:p>
          </table:table-cell>
          <table:table-cell table:formula="of:=[.D994]*[.$E$2]" office:value-type="float" office:value="18000" calcext:value-type="float">
            <text:p>18000</text:p>
          </table:table-cell>
          <table:table-cell table:formula="of:=[.A994]*[.$E$2]*[.D994]" office:value-type="float" office:value="18000000" calcext:value-type="float">
            <text:p>18000000</text:p>
          </table:table-cell>
          <table:table-cell table:formula="of:=[.F994]+[.C994]" office:value-type="float" office:value="784080000" calcext:value-type="float">
            <text:p>784080000</text:p>
          </table:table-cell>
          <table:table-cell table:formula="of:=ROUNDDOWN(([.F994]+[.C994])/1000000000)" office:value-type="float" office:value="0" calcext:value-type="float">
            <text:p>0</text:p>
          </table:table-cell>
          <table:table-cell table:formula="of:=IF([.G994]&gt;=0;MOD([.G994];1000000000);-MOD(-[.G994];1000000000))" office:value-type="float" office:value="784080000" calcext:value-type="float">
            <text:p>784080000</text:p>
          </table:table-cell>
          <table:table-cell table:formula="of:=[.B994]+[.E994]+[.H994]" office:value-type="float" office:value="18784098" calcext:value-type="float">
            <text:p>18784098</text:p>
          </table:table-cell>
          <table:table-cell/>
          <table:table-cell table:formula="of:=[.D994]+[.L993]" office:value-type="float" office:value="104356" calcext:value-type="float">
            <text:p>104356</text:p>
          </table:table-cell>
          <table:table-cell table:formula="of:=[.$E$1]*[.L994]" office:value-type="float" office:value="18784080" calcext:value-type="float">
            <text:p>18784080</text:p>
          </table:table-cell>
          <table:table-cell table:formula="of:=[.J994]-[.M994]" office:value-type="float" office:value="18" calcext:value-type="float">
            <text:p>18</text:p>
          </table:table-cell>
          <table:table-cell table:formula="of:=[.N994]/[.M994]*1000000000" office:value-type="float" office:value="958.258269768868" calcext:value-type="float">
            <text:p>958.258269768868</text:p>
          </table:table-cell>
          <table:table-cell table:number-columns-repeated="1009"/>
        </table:table-row>
        <table:table-row table:style-name="ro1">
          <table:table-cell table:formula="of:=[.A994]" office:value-type="float" office:value="1000" calcext:value-type="float">
            <text:p>1000</text:p>
          </table:table-cell>
          <table:table-cell table:formula="of:=[.J994]" office:value-type="float" office:value="18784098" calcext:value-type="float">
            <text:p>18784098</text:p>
          </table:table-cell>
          <table:table-cell table:formula="of:=[.I994]" office:value-type="float" office:value="784080000" calcext:value-type="float">
            <text:p>784080000</text:p>
          </table:table-cell>
          <table:table-cell table:formula="of:=[.D994]" office:value-type="float" office:value="100" calcext:value-type="float">
            <text:p>100</text:p>
          </table:table-cell>
          <table:table-cell table:formula="of:=[.D995]*[.$E$2]" office:value-type="float" office:value="18000" calcext:value-type="float">
            <text:p>18000</text:p>
          </table:table-cell>
          <table:table-cell table:formula="of:=[.A995]*[.$E$2]*[.D995]" office:value-type="float" office:value="18000000" calcext:value-type="float">
            <text:p>18000000</text:p>
          </table:table-cell>
          <table:table-cell table:formula="of:=[.F995]+[.C995]" office:value-type="float" office:value="802080000" calcext:value-type="float">
            <text:p>802080000</text:p>
          </table:table-cell>
          <table:table-cell table:formula="of:=ROUNDDOWN(([.F995]+[.C995])/1000000000)" office:value-type="float" office:value="0" calcext:value-type="float">
            <text:p>0</text:p>
          </table:table-cell>
          <table:table-cell table:formula="of:=IF([.G995]&gt;=0;MOD([.G995];1000000000);-MOD(-[.G995];1000000000))" office:value-type="float" office:value="802080000" calcext:value-type="float">
            <text:p>802080000</text:p>
          </table:table-cell>
          <table:table-cell table:formula="of:=[.B995]+[.E995]+[.H995]" office:value-type="float" office:value="18802098" calcext:value-type="float">
            <text:p>18802098</text:p>
          </table:table-cell>
          <table:table-cell/>
          <table:table-cell table:formula="of:=[.D995]+[.L994]" office:value-type="float" office:value="104456" calcext:value-type="float">
            <text:p>104456</text:p>
          </table:table-cell>
          <table:table-cell table:formula="of:=[.$E$1]*[.L995]" office:value-type="float" office:value="18802080" calcext:value-type="float">
            <text:p>18802080</text:p>
          </table:table-cell>
          <table:table-cell table:formula="of:=[.J995]-[.M995]" office:value-type="float" office:value="18" calcext:value-type="float">
            <text:p>18</text:p>
          </table:table-cell>
          <table:table-cell table:formula="of:=[.N995]/[.M995]*1000000000" office:value-type="float" office:value="957.340889944091" calcext:value-type="float">
            <text:p>957.340889944091</text:p>
          </table:table-cell>
          <table:table-cell table:number-columns-repeated="1009"/>
        </table:table-row>
        <table:table-row table:style-name="ro1">
          <table:table-cell table:formula="of:=[.A995]" office:value-type="float" office:value="1000" calcext:value-type="float">
            <text:p>1000</text:p>
          </table:table-cell>
          <table:table-cell table:formula="of:=[.J995]" office:value-type="float" office:value="18802098" calcext:value-type="float">
            <text:p>18802098</text:p>
          </table:table-cell>
          <table:table-cell table:formula="of:=[.I995]" office:value-type="float" office:value="802080000" calcext:value-type="float">
            <text:p>802080000</text:p>
          </table:table-cell>
          <table:table-cell table:formula="of:=[.D995]" office:value-type="float" office:value="100" calcext:value-type="float">
            <text:p>100</text:p>
          </table:table-cell>
          <table:table-cell table:formula="of:=[.D996]*[.$E$2]" office:value-type="float" office:value="18000" calcext:value-type="float">
            <text:p>18000</text:p>
          </table:table-cell>
          <table:table-cell table:formula="of:=[.A996]*[.$E$2]*[.D996]" office:value-type="float" office:value="18000000" calcext:value-type="float">
            <text:p>18000000</text:p>
          </table:table-cell>
          <table:table-cell table:formula="of:=[.F996]+[.C996]" office:value-type="float" office:value="820080000" calcext:value-type="float">
            <text:p>820080000</text:p>
          </table:table-cell>
          <table:table-cell table:formula="of:=ROUNDDOWN(([.F996]+[.C996])/1000000000)" office:value-type="float" office:value="0" calcext:value-type="float">
            <text:p>0</text:p>
          </table:table-cell>
          <table:table-cell table:formula="of:=IF([.G996]&gt;=0;MOD([.G996];1000000000);-MOD(-[.G996];1000000000))" office:value-type="float" office:value="820080000" calcext:value-type="float">
            <text:p>820080000</text:p>
          </table:table-cell>
          <table:table-cell table:formula="of:=[.B996]+[.E996]+[.H996]" office:value-type="float" office:value="18820098" calcext:value-type="float">
            <text:p>18820098</text:p>
          </table:table-cell>
          <table:table-cell/>
          <table:table-cell table:formula="of:=[.D996]+[.L995]" office:value-type="float" office:value="104556" calcext:value-type="float">
            <text:p>104556</text:p>
          </table:table-cell>
          <table:table-cell table:formula="of:=[.$E$1]*[.L996]" office:value-type="float" office:value="18820080" calcext:value-type="float">
            <text:p>18820080</text:p>
          </table:table-cell>
          <table:table-cell table:formula="of:=[.J996]-[.M996]" office:value-type="float" office:value="18" calcext:value-type="float">
            <text:p>18</text:p>
          </table:table-cell>
          <table:table-cell table:formula="of:=[.N996]/[.M996]*1000000000" office:value-type="float" office:value="956.425264929798" calcext:value-type="float">
            <text:p>956.425264929798</text:p>
          </table:table-cell>
          <table:table-cell table:number-columns-repeated="1009"/>
        </table:table-row>
        <table:table-row table:style-name="ro1">
          <table:table-cell table:formula="of:=[.A996]" office:value-type="float" office:value="1000" calcext:value-type="float">
            <text:p>1000</text:p>
          </table:table-cell>
          <table:table-cell table:formula="of:=[.J996]" office:value-type="float" office:value="18820098" calcext:value-type="float">
            <text:p>18820098</text:p>
          </table:table-cell>
          <table:table-cell table:formula="of:=[.I996]" office:value-type="float" office:value="820080000" calcext:value-type="float">
            <text:p>820080000</text:p>
          </table:table-cell>
          <table:table-cell table:formula="of:=[.D996]" office:value-type="float" office:value="100" calcext:value-type="float">
            <text:p>100</text:p>
          </table:table-cell>
          <table:table-cell table:formula="of:=[.D997]*[.$E$2]" office:value-type="float" office:value="18000" calcext:value-type="float">
            <text:p>18000</text:p>
          </table:table-cell>
          <table:table-cell table:formula="of:=[.A997]*[.$E$2]*[.D997]" office:value-type="float" office:value="18000000" calcext:value-type="float">
            <text:p>18000000</text:p>
          </table:table-cell>
          <table:table-cell table:formula="of:=[.F997]+[.C997]" office:value-type="float" office:value="838080000" calcext:value-type="float">
            <text:p>838080000</text:p>
          </table:table-cell>
          <table:table-cell table:formula="of:=ROUNDDOWN(([.F997]+[.C997])/1000000000)" office:value-type="float" office:value="0" calcext:value-type="float">
            <text:p>0</text:p>
          </table:table-cell>
          <table:table-cell table:formula="of:=IF([.G997]&gt;=0;MOD([.G997];1000000000);-MOD(-[.G997];1000000000))" office:value-type="float" office:value="838080000" calcext:value-type="float">
            <text:p>838080000</text:p>
          </table:table-cell>
          <table:table-cell table:formula="of:=[.B997]+[.E997]+[.H997]" office:value-type="float" office:value="18838098" calcext:value-type="float">
            <text:p>18838098</text:p>
          </table:table-cell>
          <table:table-cell/>
          <table:table-cell table:formula="of:=[.D997]+[.L996]" office:value-type="float" office:value="104656" calcext:value-type="float">
            <text:p>104656</text:p>
          </table:table-cell>
          <table:table-cell table:formula="of:=[.$E$1]*[.L997]" office:value-type="float" office:value="18838080" calcext:value-type="float">
            <text:p>18838080</text:p>
          </table:table-cell>
          <table:table-cell table:formula="of:=[.J997]-[.M997]" office:value-type="float" office:value="18" calcext:value-type="float">
            <text:p>18</text:p>
          </table:table-cell>
          <table:table-cell table:formula="of:=[.N997]/[.M997]*1000000000" office:value-type="float" office:value="955.511389695765" calcext:value-type="float">
            <text:p>955.511389695765</text:p>
          </table:table-cell>
          <table:table-cell table:number-columns-repeated="1009"/>
        </table:table-row>
        <table:table-row table:style-name="ro1">
          <table:table-cell table:formula="of:=[.A997]" office:value-type="float" office:value="1000" calcext:value-type="float">
            <text:p>1000</text:p>
          </table:table-cell>
          <table:table-cell table:formula="of:=[.J997]" office:value-type="float" office:value="18838098" calcext:value-type="float">
            <text:p>18838098</text:p>
          </table:table-cell>
          <table:table-cell table:formula="of:=[.I997]" office:value-type="float" office:value="838080000" calcext:value-type="float">
            <text:p>838080000</text:p>
          </table:table-cell>
          <table:table-cell table:formula="of:=[.D997]" office:value-type="float" office:value="100" calcext:value-type="float">
            <text:p>100</text:p>
          </table:table-cell>
          <table:table-cell table:formula="of:=[.D998]*[.$E$2]" office:value-type="float" office:value="18000" calcext:value-type="float">
            <text:p>18000</text:p>
          </table:table-cell>
          <table:table-cell table:formula="of:=[.A998]*[.$E$2]*[.D998]" office:value-type="float" office:value="18000000" calcext:value-type="float">
            <text:p>18000000</text:p>
          </table:table-cell>
          <table:table-cell table:formula="of:=[.F998]+[.C998]" office:value-type="float" office:value="856080000" calcext:value-type="float">
            <text:p>856080000</text:p>
          </table:table-cell>
          <table:table-cell table:formula="of:=ROUNDDOWN(([.F998]+[.C998])/1000000000)" office:value-type="float" office:value="0" calcext:value-type="float">
            <text:p>0</text:p>
          </table:table-cell>
          <table:table-cell table:formula="of:=IF([.G998]&gt;=0;MOD([.G998];1000000000);-MOD(-[.G998];1000000000))" office:value-type="float" office:value="856080000" calcext:value-type="float">
            <text:p>856080000</text:p>
          </table:table-cell>
          <table:table-cell table:formula="of:=[.B998]+[.E998]+[.H998]" office:value-type="float" office:value="18856098" calcext:value-type="float">
            <text:p>18856098</text:p>
          </table:table-cell>
          <table:table-cell/>
          <table:table-cell table:formula="of:=[.D998]+[.L997]" office:value-type="float" office:value="104756" calcext:value-type="float">
            <text:p>104756</text:p>
          </table:table-cell>
          <table:table-cell table:formula="of:=[.$E$1]*[.L998]" office:value-type="float" office:value="18856080" calcext:value-type="float">
            <text:p>18856080</text:p>
          </table:table-cell>
          <table:table-cell table:formula="of:=[.J998]-[.M998]" office:value-type="float" office:value="18" calcext:value-type="float">
            <text:p>18</text:p>
          </table:table-cell>
          <table:table-cell table:formula="of:=[.N998]/[.M998]*1000000000" office:value-type="float" office:value="954.599259230975" calcext:value-type="float">
            <text:p>954.599259230975</text:p>
          </table:table-cell>
          <table:table-cell table:number-columns-repeated="1009"/>
        </table:table-row>
        <table:table-row table:style-name="ro1">
          <table:table-cell table:formula="of:=[.A998]" office:value-type="float" office:value="1000" calcext:value-type="float">
            <text:p>1000</text:p>
          </table:table-cell>
          <table:table-cell table:formula="of:=[.J998]" office:value-type="float" office:value="18856098" calcext:value-type="float">
            <text:p>18856098</text:p>
          </table:table-cell>
          <table:table-cell table:formula="of:=[.I998]" office:value-type="float" office:value="856080000" calcext:value-type="float">
            <text:p>856080000</text:p>
          </table:table-cell>
          <table:table-cell table:formula="of:=[.D998]" office:value-type="float" office:value="100" calcext:value-type="float">
            <text:p>100</text:p>
          </table:table-cell>
          <table:table-cell table:formula="of:=[.D999]*[.$E$2]" office:value-type="float" office:value="18000" calcext:value-type="float">
            <text:p>18000</text:p>
          </table:table-cell>
          <table:table-cell table:formula="of:=[.A999]*[.$E$2]*[.D999]" office:value-type="float" office:value="18000000" calcext:value-type="float">
            <text:p>18000000</text:p>
          </table:table-cell>
          <table:table-cell table:formula="of:=[.F999]+[.C999]" office:value-type="float" office:value="874080000" calcext:value-type="float">
            <text:p>874080000</text:p>
          </table:table-cell>
          <table:table-cell table:formula="of:=ROUNDDOWN(([.F999]+[.C999])/1000000000)" office:value-type="float" office:value="0" calcext:value-type="float">
            <text:p>0</text:p>
          </table:table-cell>
          <table:table-cell table:formula="of:=IF([.G999]&gt;=0;MOD([.G999];1000000000);-MOD(-[.G999];1000000000))" office:value-type="float" office:value="874080000" calcext:value-type="float">
            <text:p>874080000</text:p>
          </table:table-cell>
          <table:table-cell table:formula="of:=[.B999]+[.E999]+[.H999]" office:value-type="float" office:value="18874098" calcext:value-type="float">
            <text:p>18874098</text:p>
          </table:table-cell>
          <table:table-cell/>
          <table:table-cell table:formula="of:=[.D999]+[.L998]" office:value-type="float" office:value="104856" calcext:value-type="float">
            <text:p>104856</text:p>
          </table:table-cell>
          <table:table-cell table:formula="of:=[.$E$1]*[.L999]" office:value-type="float" office:value="18874080" calcext:value-type="float">
            <text:p>18874080</text:p>
          </table:table-cell>
          <table:table-cell table:formula="of:=[.J999]-[.M999]" office:value-type="float" office:value="18" calcext:value-type="float">
            <text:p>18</text:p>
          </table:table-cell>
          <table:table-cell table:formula="of:=[.N999]/[.M999]*1000000000" office:value-type="float" office:value="953.688868543526" calcext:value-type="float">
            <text:p>953.688868543526</text:p>
          </table:table-cell>
          <table:table-cell table:number-columns-repeated="1009"/>
        </table:table-row>
        <table:table-row table:style-name="ro1">
          <table:table-cell table:formula="of:=[.A999]" office:value-type="float" office:value="1000" calcext:value-type="float">
            <text:p>1000</text:p>
          </table:table-cell>
          <table:table-cell table:formula="of:=[.J999]" office:value-type="float" office:value="18874098" calcext:value-type="float">
            <text:p>18874098</text:p>
          </table:table-cell>
          <table:table-cell table:formula="of:=[.I999]" office:value-type="float" office:value="874080000" calcext:value-type="float">
            <text:p>874080000</text:p>
          </table:table-cell>
          <table:table-cell table:formula="of:=[.D999]" office:value-type="float" office:value="100" calcext:value-type="float">
            <text:p>100</text:p>
          </table:table-cell>
          <table:table-cell table:formula="of:=[.D1000]*[.$E$2]" office:value-type="float" office:value="18000" calcext:value-type="float">
            <text:p>18000</text:p>
          </table:table-cell>
          <table:table-cell table:formula="of:=[.A1000]*[.$E$2]*[.D1000]" office:value-type="float" office:value="18000000" calcext:value-type="float">
            <text:p>18000000</text:p>
          </table:table-cell>
          <table:table-cell table:formula="of:=[.F1000]+[.C1000]" office:value-type="float" office:value="892080000" calcext:value-type="float">
            <text:p>892080000</text:p>
          </table:table-cell>
          <table:table-cell table:formula="of:=ROUNDDOWN(([.F1000]+[.C1000])/1000000000)" office:value-type="float" office:value="0" calcext:value-type="float">
            <text:p>0</text:p>
          </table:table-cell>
          <table:table-cell table:formula="of:=IF([.G1000]&gt;=0;MOD([.G1000];1000000000);-MOD(-[.G1000];1000000000))" office:value-type="float" office:value="892080000" calcext:value-type="float">
            <text:p>892080000</text:p>
          </table:table-cell>
          <table:table-cell table:formula="of:=[.B1000]+[.E1000]+[.H1000]" office:value-type="float" office:value="18892098" calcext:value-type="float">
            <text:p>18892098</text:p>
          </table:table-cell>
          <table:table-cell/>
          <table:table-cell table:formula="of:=[.D1000]+[.L999]" office:value-type="float" office:value="104956" calcext:value-type="float">
            <text:p>104956</text:p>
          </table:table-cell>
          <table:table-cell table:formula="of:=[.$E$1]*[.L1000]" office:value-type="float" office:value="18892080" calcext:value-type="float">
            <text:p>18892080</text:p>
          </table:table-cell>
          <table:table-cell table:formula="of:=[.J1000]-[.M1000]" office:value-type="float" office:value="18" calcext:value-type="float">
            <text:p>18</text:p>
          </table:table-cell>
          <table:table-cell table:formula="of:=[.N1000]/[.M1000]*1000000000" office:value-type="float" office:value="952.780212660544" calcext:value-type="float">
            <text:p>952.780212660544</text:p>
          </table:table-cell>
          <table:table-cell table:number-columns-repeated="1009"/>
        </table:table-row>
        <table:table-row table:style-name="ro1">
          <table:table-cell table:formula="of:=[.A1000]" office:value-type="float" office:value="1000" calcext:value-type="float">
            <text:p>1000</text:p>
          </table:table-cell>
          <table:table-cell table:formula="of:=[.J1000]" office:value-type="float" office:value="18892098" calcext:value-type="float">
            <text:p>18892098</text:p>
          </table:table-cell>
          <table:table-cell table:formula="of:=[.I1000]" office:value-type="float" office:value="892080000" calcext:value-type="float">
            <text:p>892080000</text:p>
          </table:table-cell>
          <table:table-cell table:formula="of:=[.D1000]" office:value-type="float" office:value="100" calcext:value-type="float">
            <text:p>100</text:p>
          </table:table-cell>
          <table:table-cell table:formula="of:=[.D1001]*[.$E$2]" office:value-type="float" office:value="18000" calcext:value-type="float">
            <text:p>18000</text:p>
          </table:table-cell>
          <table:table-cell table:formula="of:=[.A1001]*[.$E$2]*[.D1001]" office:value-type="float" office:value="18000000" calcext:value-type="float">
            <text:p>18000000</text:p>
          </table:table-cell>
          <table:table-cell table:formula="of:=[.F1001]+[.C1001]" office:value-type="float" office:value="910080000" calcext:value-type="float">
            <text:p>910080000</text:p>
          </table:table-cell>
          <table:table-cell table:formula="of:=ROUNDDOWN(([.F1001]+[.C1001])/1000000000)" office:value-type="float" office:value="0" calcext:value-type="float">
            <text:p>0</text:p>
          </table:table-cell>
          <table:table-cell table:formula="of:=IF([.G1001]&gt;=0;MOD([.G1001];1000000000);-MOD(-[.G1001];1000000000))" office:value-type="float" office:value="910080000" calcext:value-type="float">
            <text:p>910080000</text:p>
          </table:table-cell>
          <table:table-cell table:formula="of:=[.B1001]+[.E1001]+[.H1001]" office:value-type="float" office:value="18910098" calcext:value-type="float">
            <text:p>18910098</text:p>
          </table:table-cell>
          <table:table-cell/>
          <table:table-cell table:formula="of:=[.D1001]+[.L1000]" office:value-type="float" office:value="105056" calcext:value-type="float">
            <text:p>105056</text:p>
          </table:table-cell>
          <table:table-cell table:formula="of:=[.$E$1]*[.L1001]" office:value-type="float" office:value="18910080" calcext:value-type="float">
            <text:p>18910080</text:p>
          </table:table-cell>
          <table:table-cell table:formula="of:=[.J1001]-[.M1001]" office:value-type="float" office:value="18" calcext:value-type="float">
            <text:p>18</text:p>
          </table:table-cell>
          <table:table-cell table:formula="of:=[.N1001]/[.M1001]*1000000000" office:value-type="float" office:value="951.873286628084" calcext:value-type="float">
            <text:p>951.873286628084</text:p>
          </table:table-cell>
          <table:table-cell table:number-columns-repeated="1009"/>
        </table:table-row>
        <table:table-row table:style-name="ro1">
          <table:table-cell table:formula="of:=[.A1001]" office:value-type="float" office:value="1000" calcext:value-type="float">
            <text:p>1000</text:p>
          </table:table-cell>
          <table:table-cell table:formula="of:=[.J1001]" office:value-type="float" office:value="18910098" calcext:value-type="float">
            <text:p>18910098</text:p>
          </table:table-cell>
          <table:table-cell table:formula="of:=[.I1001]" office:value-type="float" office:value="910080000" calcext:value-type="float">
            <text:p>910080000</text:p>
          </table:table-cell>
          <table:table-cell table:formula="of:=[.D1001]" office:value-type="float" office:value="100" calcext:value-type="float">
            <text:p>100</text:p>
          </table:table-cell>
          <table:table-cell table:formula="of:=[.D1002]*[.$E$2]" office:value-type="float" office:value="18000" calcext:value-type="float">
            <text:p>18000</text:p>
          </table:table-cell>
          <table:table-cell table:formula="of:=[.A1002]*[.$E$2]*[.D1002]" office:value-type="float" office:value="18000000" calcext:value-type="float">
            <text:p>18000000</text:p>
          </table:table-cell>
          <table:table-cell table:formula="of:=[.F1002]+[.C1002]" office:value-type="float" office:value="928080000" calcext:value-type="float">
            <text:p>928080000</text:p>
          </table:table-cell>
          <table:table-cell table:formula="of:=ROUNDDOWN(([.F1002]+[.C1002])/1000000000)" office:value-type="float" office:value="0" calcext:value-type="float">
            <text:p>0</text:p>
          </table:table-cell>
          <table:table-cell table:formula="of:=IF([.G1002]&gt;=0;MOD([.G1002];1000000000);-MOD(-[.G1002];1000000000))" office:value-type="float" office:value="928080000" calcext:value-type="float">
            <text:p>928080000</text:p>
          </table:table-cell>
          <table:table-cell table:formula="of:=[.B1002]+[.E1002]+[.H1002]" office:value-type="float" office:value="18928098" calcext:value-type="float">
            <text:p>18928098</text:p>
          </table:table-cell>
          <table:table-cell/>
          <table:table-cell table:formula="of:=[.D1002]+[.L1001]" office:value-type="float" office:value="105156" calcext:value-type="float">
            <text:p>105156</text:p>
          </table:table-cell>
          <table:table-cell table:formula="of:=[.$E$1]*[.L1002]" office:value-type="float" office:value="18928080" calcext:value-type="float">
            <text:p>18928080</text:p>
          </table:table-cell>
          <table:table-cell table:formula="of:=[.J1002]-[.M1002]" office:value-type="float" office:value="18" calcext:value-type="float">
            <text:p>18</text:p>
          </table:table-cell>
          <table:table-cell table:formula="of:=[.N1002]/[.M1002]*1000000000" office:value-type="float" office:value="950.96808551105" calcext:value-type="float">
            <text:p>950.96808551105</text:p>
          </table:table-cell>
          <table:table-cell table:number-columns-repeated="1009"/>
        </table:table-row>
        <table:table-row table:style-name="ro1">
          <table:table-cell table:formula="of:=[.A1002]" office:value-type="float" office:value="1000" calcext:value-type="float">
            <text:p>1000</text:p>
          </table:table-cell>
          <table:table-cell table:formula="of:=[.J1002]" office:value-type="float" office:value="18928098" calcext:value-type="float">
            <text:p>18928098</text:p>
          </table:table-cell>
          <table:table-cell table:formula="of:=[.I1002]" office:value-type="float" office:value="928080000" calcext:value-type="float">
            <text:p>928080000</text:p>
          </table:table-cell>
          <table:table-cell table:formula="of:=[.D1002]" office:value-type="float" office:value="100" calcext:value-type="float">
            <text:p>100</text:p>
          </table:table-cell>
          <table:table-cell table:formula="of:=[.D1003]*[.$E$2]" office:value-type="float" office:value="18000" calcext:value-type="float">
            <text:p>18000</text:p>
          </table:table-cell>
          <table:table-cell table:formula="of:=[.A1003]*[.$E$2]*[.D1003]" office:value-type="float" office:value="18000000" calcext:value-type="float">
            <text:p>18000000</text:p>
          </table:table-cell>
          <table:table-cell table:formula="of:=[.F1003]+[.C1003]" office:value-type="float" office:value="946080000" calcext:value-type="float">
            <text:p>946080000</text:p>
          </table:table-cell>
          <table:table-cell table:formula="of:=ROUNDDOWN(([.F1003]+[.C1003])/1000000000)" office:value-type="float" office:value="0" calcext:value-type="float">
            <text:p>0</text:p>
          </table:table-cell>
          <table:table-cell table:formula="of:=IF([.G1003]&gt;=0;MOD([.G1003];1000000000);-MOD(-[.G1003];1000000000))" office:value-type="float" office:value="946080000" calcext:value-type="float">
            <text:p>946080000</text:p>
          </table:table-cell>
          <table:table-cell table:formula="of:=[.B1003]+[.E1003]+[.H1003]" office:value-type="float" office:value="18946098" calcext:value-type="float">
            <text:p>18946098</text:p>
          </table:table-cell>
          <table:table-cell/>
          <table:table-cell table:formula="of:=[.D1003]+[.L1002]" office:value-type="float" office:value="105256" calcext:value-type="float">
            <text:p>105256</text:p>
          </table:table-cell>
          <table:table-cell table:formula="of:=[.$E$1]*[.L1003]" office:value-type="float" office:value="18946080" calcext:value-type="float">
            <text:p>18946080</text:p>
          </table:table-cell>
          <table:table-cell table:formula="of:=[.J1003]-[.M1003]" office:value-type="float" office:value="18" calcext:value-type="float">
            <text:p>18</text:p>
          </table:table-cell>
          <table:table-cell table:formula="of:=[.N1003]/[.M1003]*1000000000" office:value-type="float" office:value="950.064604393099" calcext:value-type="float">
            <text:p>950.064604393099</text:p>
          </table:table-cell>
          <table:table-cell table:number-columns-repeated="1009"/>
        </table:table-row>
        <table:table-row table:style-name="ro1">
          <table:table-cell table:formula="of:=[.A1003]" office:value-type="float" office:value="1000" calcext:value-type="float">
            <text:p>1000</text:p>
          </table:table-cell>
          <table:table-cell table:formula="of:=[.J1003]" office:value-type="float" office:value="18946098" calcext:value-type="float">
            <text:p>18946098</text:p>
          </table:table-cell>
          <table:table-cell table:formula="of:=[.I1003]" office:value-type="float" office:value="946080000" calcext:value-type="float">
            <text:p>946080000</text:p>
          </table:table-cell>
          <table:table-cell table:formula="of:=[.D1003]" office:value-type="float" office:value="100" calcext:value-type="float">
            <text:p>100</text:p>
          </table:table-cell>
          <table:table-cell table:formula="of:=[.D1004]*[.$E$2]" office:value-type="float" office:value="18000" calcext:value-type="float">
            <text:p>18000</text:p>
          </table:table-cell>
          <table:table-cell table:formula="of:=[.A1004]*[.$E$2]*[.D1004]" office:value-type="float" office:value="18000000" calcext:value-type="float">
            <text:p>18000000</text:p>
          </table:table-cell>
          <table:table-cell table:formula="of:=[.F1004]+[.C1004]" office:value-type="float" office:value="964080000" calcext:value-type="float">
            <text:p>964080000</text:p>
          </table:table-cell>
          <table:table-cell table:formula="of:=ROUNDDOWN(([.F1004]+[.C1004])/1000000000)" office:value-type="float" office:value="0" calcext:value-type="float">
            <text:p>0</text:p>
          </table:table-cell>
          <table:table-cell table:formula="of:=IF([.G1004]&gt;=0;MOD([.G1004];1000000000);-MOD(-[.G1004];1000000000))" office:value-type="float" office:value="964080000" calcext:value-type="float">
            <text:p>964080000</text:p>
          </table:table-cell>
          <table:table-cell table:formula="of:=[.B1004]+[.E1004]+[.H1004]" office:value-type="float" office:value="18964098" calcext:value-type="float">
            <text:p>18964098</text:p>
          </table:table-cell>
          <table:table-cell/>
          <table:table-cell table:formula="of:=[.D1004]+[.L1003]" office:value-type="float" office:value="105356" calcext:value-type="float">
            <text:p>105356</text:p>
          </table:table-cell>
          <table:table-cell table:formula="of:=[.$E$1]*[.L1004]" office:value-type="float" office:value="18964080" calcext:value-type="float">
            <text:p>18964080</text:p>
          </table:table-cell>
          <table:table-cell table:formula="of:=[.J1004]-[.M1004]" office:value-type="float" office:value="18" calcext:value-type="float">
            <text:p>18</text:p>
          </table:table-cell>
          <table:table-cell table:formula="of:=[.N1004]/[.M1004]*1000000000" office:value-type="float" office:value="949.162838376552" calcext:value-type="float">
            <text:p>949.162838376552</text:p>
          </table:table-cell>
          <table:table-cell table:number-columns-repeated="1009"/>
        </table:table-row>
        <table:table-row table:style-name="ro1">
          <table:table-cell table:formula="of:=[.A1004]" office:value-type="float" office:value="1000" calcext:value-type="float">
            <text:p>1000</text:p>
          </table:table-cell>
          <table:table-cell table:formula="of:=[.J1004]" office:value-type="float" office:value="18964098" calcext:value-type="float">
            <text:p>18964098</text:p>
          </table:table-cell>
          <table:table-cell table:formula="of:=[.I1004]" office:value-type="float" office:value="964080000" calcext:value-type="float">
            <text:p>964080000</text:p>
          </table:table-cell>
          <table:table-cell table:formula="of:=[.D1004]" office:value-type="float" office:value="100" calcext:value-type="float">
            <text:p>100</text:p>
          </table:table-cell>
          <table:table-cell table:formula="of:=[.D1005]*[.$E$2]" office:value-type="float" office:value="18000" calcext:value-type="float">
            <text:p>18000</text:p>
          </table:table-cell>
          <table:table-cell table:formula="of:=[.A1005]*[.$E$2]*[.D1005]" office:value-type="float" office:value="18000000" calcext:value-type="float">
            <text:p>18000000</text:p>
          </table:table-cell>
          <table:table-cell table:formula="of:=[.F1005]+[.C1005]" office:value-type="float" office:value="982080000" calcext:value-type="float">
            <text:p>982080000</text:p>
          </table:table-cell>
          <table:table-cell table:formula="of:=ROUNDDOWN(([.F1005]+[.C1005])/1000000000)" office:value-type="float" office:value="0" calcext:value-type="float">
            <text:p>0</text:p>
          </table:table-cell>
          <table:table-cell table:formula="of:=IF([.G1005]&gt;=0;MOD([.G1005];1000000000);-MOD(-[.G1005];1000000000))" office:value-type="float" office:value="982080000" calcext:value-type="float">
            <text:p>982080000</text:p>
          </table:table-cell>
          <table:table-cell table:formula="of:=[.B1005]+[.E1005]+[.H1005]" office:value-type="float" office:value="18982098" calcext:value-type="float">
            <text:p>18982098</text:p>
          </table:table-cell>
          <table:table-cell/>
          <table:table-cell table:formula="of:=[.D1005]+[.L1004]" office:value-type="float" office:value="105456" calcext:value-type="float">
            <text:p>105456</text:p>
          </table:table-cell>
          <table:table-cell table:formula="of:=[.$E$1]*[.L1005]" office:value-type="float" office:value="18982080" calcext:value-type="float">
            <text:p>18982080</text:p>
          </table:table-cell>
          <table:table-cell table:formula="of:=[.J1005]-[.M1005]" office:value-type="float" office:value="18" calcext:value-type="float">
            <text:p>18</text:p>
          </table:table-cell>
          <table:table-cell table:formula="of:=[.N1005]/[.M1005]*1000000000" office:value-type="float" office:value="948.262782582309" calcext:value-type="float">
            <text:p>948.262782582309</text:p>
          </table:table-cell>
          <table:table-cell table:number-columns-repeated="1009"/>
        </table:table-row>
        <table:table-row table:style-name="ro1">
          <table:table-cell table:formula="of:=[.A1005]" office:value-type="float" office:value="1000" calcext:value-type="float">
            <text:p>1000</text:p>
          </table:table-cell>
          <table:table-cell table:formula="of:=[.J1005]" office:value-type="float" office:value="18982098" calcext:value-type="float">
            <text:p>18982098</text:p>
          </table:table-cell>
          <table:table-cell table:formula="of:=[.I1005]" office:value-type="float" office:value="982080000" calcext:value-type="float">
            <text:p>982080000</text:p>
          </table:table-cell>
          <table:table-cell table:formula="of:=[.D1005]" office:value-type="float" office:value="100" calcext:value-type="float">
            <text:p>100</text:p>
          </table:table-cell>
          <table:table-cell table:formula="of:=[.D1006]*[.$E$2]" office:value-type="float" office:value="18000" calcext:value-type="float">
            <text:p>18000</text:p>
          </table:table-cell>
          <table:table-cell table:formula="of:=[.A1006]*[.$E$2]*[.D1006]" office:value-type="float" office:value="18000000" calcext:value-type="float">
            <text:p>18000000</text:p>
          </table:table-cell>
          <table:table-cell table:formula="of:=[.F1006]+[.C1006]" office:value-type="float" office:value="1000080000" calcext:value-type="float">
            <text:p>1000080000</text:p>
          </table:table-cell>
          <table:table-cell table:formula="of:=ROUNDDOWN(([.F1006]+[.C1006])/1000000000)" office:value-type="float" office:value="1" calcext:value-type="float">
            <text:p>1</text:p>
          </table:table-cell>
          <table:table-cell table:formula="of:=IF([.G1006]&gt;=0;MOD([.G1006];1000000000);-MOD(-[.G1006];1000000000))" office:value-type="float" office:value="80000" calcext:value-type="float">
            <text:p>80000</text:p>
          </table:table-cell>
          <table:table-cell table:formula="of:=[.B1006]+[.E1006]+[.H1006]" office:value-type="float" office:value="19000099" calcext:value-type="float">
            <text:p>19000099</text:p>
          </table:table-cell>
          <table:table-cell/>
          <table:table-cell table:formula="of:=[.D1006]+[.L1005]" office:value-type="float" office:value="105556" calcext:value-type="float">
            <text:p>105556</text:p>
          </table:table-cell>
          <table:table-cell table:formula="of:=[.$E$1]*[.L1006]" office:value-type="float" office:value="19000080" calcext:value-type="float">
            <text:p>19000080</text:p>
          </table:table-cell>
          <table:table-cell table:formula="of:=[.J1006]-[.M1006]" office:value-type="float" office:value="19" calcext:value-type="float">
            <text:p>19</text:p>
          </table:table-cell>
          <table:table-cell table:formula="of:=[.N1006]/[.M1006]*1000000000" office:value-type="float" office:value="999.995789491413" calcext:value-type="float">
            <text:p>999.995789491413</text:p>
          </table:table-cell>
          <table:table-cell table:number-columns-repeated="1009"/>
        </table:table-row>
        <table:table-row table:style-name="ro1">
          <table:table-cell table:formula="of:=[.A1006]" office:value-type="float" office:value="1000" calcext:value-type="float">
            <text:p>1000</text:p>
          </table:table-cell>
          <table:table-cell table:formula="of:=[.J1006]" office:value-type="float" office:value="19000099" calcext:value-type="float">
            <text:p>19000099</text:p>
          </table:table-cell>
          <table:table-cell table:formula="of:=[.I1006]" office:value-type="float" office:value="80000" calcext:value-type="float">
            <text:p>80000</text:p>
          </table:table-cell>
          <table:table-cell table:formula="of:=[.D1006]" office:value-type="float" office:value="100" calcext:value-type="float">
            <text:p>100</text:p>
          </table:table-cell>
          <table:table-cell table:formula="of:=[.D1007]*[.$E$2]" office:value-type="float" office:value="18000" calcext:value-type="float">
            <text:p>18000</text:p>
          </table:table-cell>
          <table:table-cell table:formula="of:=[.A1007]*[.$E$2]*[.D1007]" office:value-type="float" office:value="18000000" calcext:value-type="float">
            <text:p>18000000</text:p>
          </table:table-cell>
          <table:table-cell table:formula="of:=[.F1007]+[.C1007]" office:value-type="float" office:value="18080000" calcext:value-type="float">
            <text:p>18080000</text:p>
          </table:table-cell>
          <table:table-cell table:formula="of:=ROUNDDOWN(([.F1007]+[.C1007])/1000000000)" office:value-type="float" office:value="0" calcext:value-type="float">
            <text:p>0</text:p>
          </table:table-cell>
          <table:table-cell table:formula="of:=IF([.G1007]&gt;=0;MOD([.G1007];1000000000);-MOD(-[.G1007];1000000000))" office:value-type="float" office:value="18080000" calcext:value-type="float">
            <text:p>18080000</text:p>
          </table:table-cell>
          <table:table-cell table:formula="of:=[.B1007]+[.E1007]+[.H1007]" office:value-type="float" office:value="19018099" calcext:value-type="float">
            <text:p>19018099</text:p>
          </table:table-cell>
          <table:table-cell/>
          <table:table-cell table:formula="of:=[.D1007]+[.L1006]" office:value-type="float" office:value="105656" calcext:value-type="float">
            <text:p>105656</text:p>
          </table:table-cell>
          <table:table-cell table:formula="of:=[.$E$1]*[.L1007]" office:value-type="float" office:value="19018080" calcext:value-type="float">
            <text:p>19018080</text:p>
          </table:table-cell>
          <table:table-cell table:formula="of:=[.J1007]-[.M1007]" office:value-type="float" office:value="19" calcext:value-type="float">
            <text:p>19</text:p>
          </table:table-cell>
          <table:table-cell table:formula="of:=[.N1007]/[.M1007]*1000000000" office:value-type="float" office:value="999.049325694287" calcext:value-type="float">
            <text:p>999.049325694287</text:p>
          </table:table-cell>
          <table:table-cell table:number-columns-repeated="1009"/>
        </table:table-row>
        <table:table-row table:style-name="ro1">
          <table:table-cell table:formula="of:=[.A1007]" office:value-type="float" office:value="1000" calcext:value-type="float">
            <text:p>1000</text:p>
          </table:table-cell>
          <table:table-cell table:formula="of:=[.J1007]" office:value-type="float" office:value="19018099" calcext:value-type="float">
            <text:p>19018099</text:p>
          </table:table-cell>
          <table:table-cell table:formula="of:=[.I1007]" office:value-type="float" office:value="18080000" calcext:value-type="float">
            <text:p>18080000</text:p>
          </table:table-cell>
          <table:table-cell table:formula="of:=[.D1007]" office:value-type="float" office:value="100" calcext:value-type="float">
            <text:p>100</text:p>
          </table:table-cell>
          <table:table-cell table:formula="of:=[.D1008]*[.$E$2]" office:value-type="float" office:value="18000" calcext:value-type="float">
            <text:p>18000</text:p>
          </table:table-cell>
          <table:table-cell table:formula="of:=[.A1008]*[.$E$2]*[.D1008]" office:value-type="float" office:value="18000000" calcext:value-type="float">
            <text:p>18000000</text:p>
          </table:table-cell>
          <table:table-cell table:formula="of:=[.F1008]+[.C1008]" office:value-type="float" office:value="36080000" calcext:value-type="float">
            <text:p>36080000</text:p>
          </table:table-cell>
          <table:table-cell table:formula="of:=ROUNDDOWN(([.F1008]+[.C1008])/1000000000)" office:value-type="float" office:value="0" calcext:value-type="float">
            <text:p>0</text:p>
          </table:table-cell>
          <table:table-cell table:formula="of:=IF([.G1008]&gt;=0;MOD([.G1008];1000000000);-MOD(-[.G1008];1000000000))" office:value-type="float" office:value="36080000" calcext:value-type="float">
            <text:p>36080000</text:p>
          </table:table-cell>
          <table:table-cell table:formula="of:=[.B1008]+[.E1008]+[.H1008]" office:value-type="float" office:value="19036099" calcext:value-type="float">
            <text:p>19036099</text:p>
          </table:table-cell>
          <table:table-cell/>
          <table:table-cell table:formula="of:=[.D1008]+[.L1007]" office:value-type="float" office:value="105756" calcext:value-type="float">
            <text:p>105756</text:p>
          </table:table-cell>
          <table:table-cell table:formula="of:=[.$E$1]*[.L1008]" office:value-type="float" office:value="19036080" calcext:value-type="float">
            <text:p>19036080</text:p>
          </table:table-cell>
          <table:table-cell table:formula="of:=[.J1008]-[.M1008]" office:value-type="float" office:value="19" calcext:value-type="float">
            <text:p>19</text:p>
          </table:table-cell>
          <table:table-cell table:formula="of:=[.N1008]/[.M1008]*1000000000" office:value-type="float" office:value="998.104651798059" calcext:value-type="float">
            <text:p>998.104651798059</text:p>
          </table:table-cell>
          <table:table-cell table:number-columns-repeated="1009"/>
        </table:table-row>
        <table:table-row table:style-name="ro1">
          <table:table-cell table:formula="of:=[.A1008]" office:value-type="float" office:value="1000" calcext:value-type="float">
            <text:p>1000</text:p>
          </table:table-cell>
          <table:table-cell table:formula="of:=[.J1008]" office:value-type="float" office:value="19036099" calcext:value-type="float">
            <text:p>19036099</text:p>
          </table:table-cell>
          <table:table-cell table:formula="of:=[.I1008]" office:value-type="float" office:value="36080000" calcext:value-type="float">
            <text:p>36080000</text:p>
          </table:table-cell>
          <table:table-cell table:formula="of:=[.D1008]" office:value-type="float" office:value="100" calcext:value-type="float">
            <text:p>100</text:p>
          </table:table-cell>
          <table:table-cell table:formula="of:=[.D1009]*[.$E$2]" office:value-type="float" office:value="18000" calcext:value-type="float">
            <text:p>18000</text:p>
          </table:table-cell>
          <table:table-cell table:formula="of:=[.A1009]*[.$E$2]*[.D1009]" office:value-type="float" office:value="18000000" calcext:value-type="float">
            <text:p>18000000</text:p>
          </table:table-cell>
          <table:table-cell table:formula="of:=[.F1009]+[.C1009]" office:value-type="float" office:value="54080000" calcext:value-type="float">
            <text:p>54080000</text:p>
          </table:table-cell>
          <table:table-cell table:formula="of:=ROUNDDOWN(([.F1009]+[.C1009])/1000000000)" office:value-type="float" office:value="0" calcext:value-type="float">
            <text:p>0</text:p>
          </table:table-cell>
          <table:table-cell table:formula="of:=IF([.G1009]&gt;=0;MOD([.G1009];1000000000);-MOD(-[.G1009];1000000000))" office:value-type="float" office:value="54080000" calcext:value-type="float">
            <text:p>54080000</text:p>
          </table:table-cell>
          <table:table-cell table:formula="of:=[.B1009]+[.E1009]+[.H1009]" office:value-type="float" office:value="19054099" calcext:value-type="float">
            <text:p>19054099</text:p>
          </table:table-cell>
          <table:table-cell/>
          <table:table-cell table:formula="of:=[.D1009]+[.L1008]" office:value-type="float" office:value="105856" calcext:value-type="float">
            <text:p>105856</text:p>
          </table:table-cell>
          <table:table-cell table:formula="of:=[.$E$1]*[.L1009]" office:value-type="float" office:value="19054080" calcext:value-type="float">
            <text:p>19054080</text:p>
          </table:table-cell>
          <table:table-cell table:formula="of:=[.J1009]-[.M1009]" office:value-type="float" office:value="19" calcext:value-type="float">
            <text:p>19</text:p>
          </table:table-cell>
          <table:table-cell table:formula="of:=[.N1009]/[.M1009]*1000000000" office:value-type="float" office:value="997.161762730082" calcext:value-type="float">
            <text:p>997.161762730082</text:p>
          </table:table-cell>
          <table:table-cell table:number-columns-repeated="1009"/>
        </table:table-row>
        <table:table-row table:style-name="ro1">
          <table:table-cell table:formula="of:=[.A1009]" office:value-type="float" office:value="1000" calcext:value-type="float">
            <text:p>1000</text:p>
          </table:table-cell>
          <table:table-cell table:formula="of:=[.J1009]" office:value-type="float" office:value="19054099" calcext:value-type="float">
            <text:p>19054099</text:p>
          </table:table-cell>
          <table:table-cell table:formula="of:=[.I1009]" office:value-type="float" office:value="54080000" calcext:value-type="float">
            <text:p>54080000</text:p>
          </table:table-cell>
          <table:table-cell table:formula="of:=[.D1009]" office:value-type="float" office:value="100" calcext:value-type="float">
            <text:p>100</text:p>
          </table:table-cell>
          <table:table-cell table:formula="of:=[.D1010]*[.$E$2]" office:value-type="float" office:value="18000" calcext:value-type="float">
            <text:p>18000</text:p>
          </table:table-cell>
          <table:table-cell table:formula="of:=[.A1010]*[.$E$2]*[.D1010]" office:value-type="float" office:value="18000000" calcext:value-type="float">
            <text:p>18000000</text:p>
          </table:table-cell>
          <table:table-cell table:formula="of:=[.F1010]+[.C1010]" office:value-type="float" office:value="72080000" calcext:value-type="float">
            <text:p>72080000</text:p>
          </table:table-cell>
          <table:table-cell table:formula="of:=ROUNDDOWN(([.F1010]+[.C1010])/1000000000)" office:value-type="float" office:value="0" calcext:value-type="float">
            <text:p>0</text:p>
          </table:table-cell>
          <table:table-cell table:formula="of:=IF([.G1010]&gt;=0;MOD([.G1010];1000000000);-MOD(-[.G1010];1000000000))" office:value-type="float" office:value="72080000" calcext:value-type="float">
            <text:p>72080000</text:p>
          </table:table-cell>
          <table:table-cell table:formula="of:=[.B1010]+[.E1010]+[.H1010]" office:value-type="float" office:value="19072099" calcext:value-type="float">
            <text:p>19072099</text:p>
          </table:table-cell>
          <table:table-cell/>
          <table:table-cell table:formula="of:=[.D1010]+[.L1009]" office:value-type="float" office:value="105956" calcext:value-type="float">
            <text:p>105956</text:p>
          </table:table-cell>
          <table:table-cell table:formula="of:=[.$E$1]*[.L1010]" office:value-type="float" office:value="19072080" calcext:value-type="float">
            <text:p>19072080</text:p>
          </table:table-cell>
          <table:table-cell table:formula="of:=[.J1010]-[.M1010]" office:value-type="float" office:value="19" calcext:value-type="float">
            <text:p>19</text:p>
          </table:table-cell>
          <table:table-cell table:formula="of:=[.N1010]/[.M1010]*1000000000" office:value-type="float" office:value="996.220653436856" calcext:value-type="float">
            <text:p>996.220653436856</text:p>
          </table:table-cell>
          <table:table-cell table:number-columns-repeated="1009"/>
        </table:table-row>
        <table:table-row table:style-name="ro1">
          <table:table-cell table:formula="of:=[.A1010]" office:value-type="float" office:value="1000" calcext:value-type="float">
            <text:p>1000</text:p>
          </table:table-cell>
          <table:table-cell table:formula="of:=[.J1010]" office:value-type="float" office:value="19072099" calcext:value-type="float">
            <text:p>19072099</text:p>
          </table:table-cell>
          <table:table-cell table:formula="of:=[.I1010]" office:value-type="float" office:value="72080000" calcext:value-type="float">
            <text:p>72080000</text:p>
          </table:table-cell>
          <table:table-cell table:formula="of:=[.D1010]" office:value-type="float" office:value="100" calcext:value-type="float">
            <text:p>100</text:p>
          </table:table-cell>
          <table:table-cell table:formula="of:=[.D1011]*[.$E$2]" office:value-type="float" office:value="18000" calcext:value-type="float">
            <text:p>18000</text:p>
          </table:table-cell>
          <table:table-cell table:formula="of:=[.A1011]*[.$E$2]*[.D1011]" office:value-type="float" office:value="18000000" calcext:value-type="float">
            <text:p>18000000</text:p>
          </table:table-cell>
          <table:table-cell table:formula="of:=[.F1011]+[.C1011]" office:value-type="float" office:value="90080000" calcext:value-type="float">
            <text:p>90080000</text:p>
          </table:table-cell>
          <table:table-cell table:formula="of:=ROUNDDOWN(([.F1011]+[.C1011])/1000000000)" office:value-type="float" office:value="0" calcext:value-type="float">
            <text:p>0</text:p>
          </table:table-cell>
          <table:table-cell table:formula="of:=IF([.G1011]&gt;=0;MOD([.G1011];1000000000);-MOD(-[.G1011];1000000000))" office:value-type="float" office:value="90080000" calcext:value-type="float">
            <text:p>90080000</text:p>
          </table:table-cell>
          <table:table-cell table:formula="of:=[.B1011]+[.E1011]+[.H1011]" office:value-type="float" office:value="19090099" calcext:value-type="float">
            <text:p>19090099</text:p>
          </table:table-cell>
          <table:table-cell/>
          <table:table-cell table:formula="of:=[.D1011]+[.L1010]" office:value-type="float" office:value="106056" calcext:value-type="float">
            <text:p>106056</text:p>
          </table:table-cell>
          <table:table-cell table:formula="of:=[.$E$1]*[.L1011]" office:value-type="float" office:value="19090080" calcext:value-type="float">
            <text:p>19090080</text:p>
          </table:table-cell>
          <table:table-cell table:formula="of:=[.J1011]-[.M1011]" office:value-type="float" office:value="19" calcext:value-type="float">
            <text:p>19</text:p>
          </table:table-cell>
          <table:table-cell table:formula="of:=[.N1011]/[.M1011]*1000000000" office:value-type="float" office:value="995.281318883944" calcext:value-type="float">
            <text:p>995.281318883944</text:p>
          </table:table-cell>
          <table:table-cell table:number-columns-repeated="1009"/>
        </table:table-row>
        <table:table-row table:style-name="ro1">
          <table:table-cell table:formula="of:=[.A1011]" office:value-type="float" office:value="1000" calcext:value-type="float">
            <text:p>1000</text:p>
          </table:table-cell>
          <table:table-cell table:formula="of:=[.J1011]" office:value-type="float" office:value="19090099" calcext:value-type="float">
            <text:p>19090099</text:p>
          </table:table-cell>
          <table:table-cell table:formula="of:=[.I1011]" office:value-type="float" office:value="90080000" calcext:value-type="float">
            <text:p>90080000</text:p>
          </table:table-cell>
          <table:table-cell table:formula="of:=[.D1011]" office:value-type="float" office:value="100" calcext:value-type="float">
            <text:p>100</text:p>
          </table:table-cell>
          <table:table-cell table:formula="of:=[.D1012]*[.$E$2]" office:value-type="float" office:value="18000" calcext:value-type="float">
            <text:p>18000</text:p>
          </table:table-cell>
          <table:table-cell table:formula="of:=[.A1012]*[.$E$2]*[.D1012]" office:value-type="float" office:value="18000000" calcext:value-type="float">
            <text:p>18000000</text:p>
          </table:table-cell>
          <table:table-cell table:formula="of:=[.F1012]+[.C1012]" office:value-type="float" office:value="108080000" calcext:value-type="float">
            <text:p>108080000</text:p>
          </table:table-cell>
          <table:table-cell table:formula="of:=ROUNDDOWN(([.F1012]+[.C1012])/1000000000)" office:value-type="float" office:value="0" calcext:value-type="float">
            <text:p>0</text:p>
          </table:table-cell>
          <table:table-cell table:formula="of:=IF([.G1012]&gt;=0;MOD([.G1012];1000000000);-MOD(-[.G1012];1000000000))" office:value-type="float" office:value="108080000" calcext:value-type="float">
            <text:p>108080000</text:p>
          </table:table-cell>
          <table:table-cell table:formula="of:=[.B1012]+[.E1012]+[.H1012]" office:value-type="float" office:value="19108099" calcext:value-type="float">
            <text:p>19108099</text:p>
          </table:table-cell>
          <table:table-cell/>
          <table:table-cell table:formula="of:=[.D1012]+[.L1011]" office:value-type="float" office:value="106156" calcext:value-type="float">
            <text:p>106156</text:p>
          </table:table-cell>
          <table:table-cell table:formula="of:=[.$E$1]*[.L1012]" office:value-type="float" office:value="19108080" calcext:value-type="float">
            <text:p>19108080</text:p>
          </table:table-cell>
          <table:table-cell table:formula="of:=[.J1012]-[.M1012]" office:value-type="float" office:value="19" calcext:value-type="float">
            <text:p>19</text:p>
          </table:table-cell>
          <table:table-cell table:formula="of:=[.N1012]/[.M1012]*1000000000" office:value-type="float" office:value="994.343754055876" calcext:value-type="float">
            <text:p>994.343754055876</text:p>
          </table:table-cell>
          <table:table-cell table:number-columns-repeated="1009"/>
        </table:table-row>
        <table:table-row table:style-name="ro1">
          <table:table-cell table:formula="of:=[.A1012]" office:value-type="float" office:value="1000" calcext:value-type="float">
            <text:p>1000</text:p>
          </table:table-cell>
          <table:table-cell table:formula="of:=[.J1012]" office:value-type="float" office:value="19108099" calcext:value-type="float">
            <text:p>19108099</text:p>
          </table:table-cell>
          <table:table-cell table:formula="of:=[.I1012]" office:value-type="float" office:value="108080000" calcext:value-type="float">
            <text:p>108080000</text:p>
          </table:table-cell>
          <table:table-cell table:formula="of:=[.D1012]" office:value-type="float" office:value="100" calcext:value-type="float">
            <text:p>100</text:p>
          </table:table-cell>
          <table:table-cell table:formula="of:=[.D1013]*[.$E$2]" office:value-type="float" office:value="18000" calcext:value-type="float">
            <text:p>18000</text:p>
          </table:table-cell>
          <table:table-cell table:formula="of:=[.A1013]*[.$E$2]*[.D1013]" office:value-type="float" office:value="18000000" calcext:value-type="float">
            <text:p>18000000</text:p>
          </table:table-cell>
          <table:table-cell table:formula="of:=[.F1013]+[.C1013]" office:value-type="float" office:value="126080000" calcext:value-type="float">
            <text:p>126080000</text:p>
          </table:table-cell>
          <table:table-cell table:formula="of:=ROUNDDOWN(([.F1013]+[.C1013])/1000000000)" office:value-type="float" office:value="0" calcext:value-type="float">
            <text:p>0</text:p>
          </table:table-cell>
          <table:table-cell table:formula="of:=IF([.G1013]&gt;=0;MOD([.G1013];1000000000);-MOD(-[.G1013];1000000000))" office:value-type="float" office:value="126080000" calcext:value-type="float">
            <text:p>126080000</text:p>
          </table:table-cell>
          <table:table-cell table:formula="of:=[.B1013]+[.E1013]+[.H1013]" office:value-type="float" office:value="19126099" calcext:value-type="float">
            <text:p>19126099</text:p>
          </table:table-cell>
          <table:table-cell/>
          <table:table-cell table:formula="of:=[.D1013]+[.L1012]" office:value-type="float" office:value="106256" calcext:value-type="float">
            <text:p>106256</text:p>
          </table:table-cell>
          <table:table-cell table:formula="of:=[.$E$1]*[.L1013]" office:value-type="float" office:value="19126080" calcext:value-type="float">
            <text:p>19126080</text:p>
          </table:table-cell>
          <table:table-cell table:formula="of:=[.J1013]-[.M1013]" office:value-type="float" office:value="19" calcext:value-type="float">
            <text:p>19</text:p>
          </table:table-cell>
          <table:table-cell table:formula="of:=[.N1013]/[.M1013]*1000000000" office:value-type="float" office:value="993.407953956064" calcext:value-type="float">
            <text:p>993.407953956064</text:p>
          </table:table-cell>
          <table:table-cell table:number-columns-repeated="1009"/>
        </table:table-row>
        <table:table-row table:style-name="ro1">
          <table:table-cell table:formula="of:=[.A1013]" office:value-type="float" office:value="1000" calcext:value-type="float">
            <text:p>1000</text:p>
          </table:table-cell>
          <table:table-cell table:formula="of:=[.J1013]" office:value-type="float" office:value="19126099" calcext:value-type="float">
            <text:p>19126099</text:p>
          </table:table-cell>
          <table:table-cell table:formula="of:=[.I1013]" office:value-type="float" office:value="126080000" calcext:value-type="float">
            <text:p>126080000</text:p>
          </table:table-cell>
          <table:table-cell table:formula="of:=[.D1013]" office:value-type="float" office:value="100" calcext:value-type="float">
            <text:p>100</text:p>
          </table:table-cell>
          <table:table-cell table:formula="of:=[.D1014]*[.$E$2]" office:value-type="float" office:value="18000" calcext:value-type="float">
            <text:p>18000</text:p>
          </table:table-cell>
          <table:table-cell table:formula="of:=[.A1014]*[.$E$2]*[.D1014]" office:value-type="float" office:value="18000000" calcext:value-type="float">
            <text:p>18000000</text:p>
          </table:table-cell>
          <table:table-cell table:formula="of:=[.F1014]+[.C1014]" office:value-type="float" office:value="144080000" calcext:value-type="float">
            <text:p>144080000</text:p>
          </table:table-cell>
          <table:table-cell table:formula="of:=ROUNDDOWN(([.F1014]+[.C1014])/1000000000)" office:value-type="float" office:value="0" calcext:value-type="float">
            <text:p>0</text:p>
          </table:table-cell>
          <table:table-cell table:formula="of:=IF([.G1014]&gt;=0;MOD([.G1014];1000000000);-MOD(-[.G1014];1000000000))" office:value-type="float" office:value="144080000" calcext:value-type="float">
            <text:p>144080000</text:p>
          </table:table-cell>
          <table:table-cell table:formula="of:=[.B1014]+[.E1014]+[.H1014]" office:value-type="float" office:value="19144099" calcext:value-type="float">
            <text:p>19144099</text:p>
          </table:table-cell>
          <table:table-cell/>
          <table:table-cell table:formula="of:=[.D1014]+[.L1013]" office:value-type="float" office:value="106356" calcext:value-type="float">
            <text:p>106356</text:p>
          </table:table-cell>
          <table:table-cell table:formula="of:=[.$E$1]*[.L1014]" office:value-type="float" office:value="19144080" calcext:value-type="float">
            <text:p>19144080</text:p>
          </table:table-cell>
          <table:table-cell table:formula="of:=[.J1014]-[.M1014]" office:value-type="float" office:value="19" calcext:value-type="float">
            <text:p>19</text:p>
          </table:table-cell>
          <table:table-cell table:formula="of:=[.N1014]/[.M1014]*1000000000" office:value-type="float" office:value="992.473913606713" calcext:value-type="float">
            <text:p>992.473913606713</text:p>
          </table:table-cell>
          <table:table-cell table:number-columns-repeated="1009"/>
        </table:table-row>
        <table:table-row table:style-name="ro1">
          <table:table-cell table:formula="of:=[.A1014]" office:value-type="float" office:value="1000" calcext:value-type="float">
            <text:p>1000</text:p>
          </table:table-cell>
          <table:table-cell table:formula="of:=[.J1014]" office:value-type="float" office:value="19144099" calcext:value-type="float">
            <text:p>19144099</text:p>
          </table:table-cell>
          <table:table-cell table:formula="of:=[.I1014]" office:value-type="float" office:value="144080000" calcext:value-type="float">
            <text:p>144080000</text:p>
          </table:table-cell>
          <table:table-cell table:formula="of:=[.D1014]" office:value-type="float" office:value="100" calcext:value-type="float">
            <text:p>100</text:p>
          </table:table-cell>
          <table:table-cell table:formula="of:=[.D1015]*[.$E$2]" office:value-type="float" office:value="18000" calcext:value-type="float">
            <text:p>18000</text:p>
          </table:table-cell>
          <table:table-cell table:formula="of:=[.A1015]*[.$E$2]*[.D1015]" office:value-type="float" office:value="18000000" calcext:value-type="float">
            <text:p>18000000</text:p>
          </table:table-cell>
          <table:table-cell table:formula="of:=[.F1015]+[.C1015]" office:value-type="float" office:value="162080000" calcext:value-type="float">
            <text:p>162080000</text:p>
          </table:table-cell>
          <table:table-cell table:formula="of:=ROUNDDOWN(([.F1015]+[.C1015])/1000000000)" office:value-type="float" office:value="0" calcext:value-type="float">
            <text:p>0</text:p>
          </table:table-cell>
          <table:table-cell table:formula="of:=IF([.G1015]&gt;=0;MOD([.G1015];1000000000);-MOD(-[.G1015];1000000000))" office:value-type="float" office:value="162080000" calcext:value-type="float">
            <text:p>162080000</text:p>
          </table:table-cell>
          <table:table-cell table:formula="of:=[.B1015]+[.E1015]+[.H1015]" office:value-type="float" office:value="19162099" calcext:value-type="float">
            <text:p>19162099</text:p>
          </table:table-cell>
          <table:table-cell/>
          <table:table-cell table:formula="of:=[.D1015]+[.L1014]" office:value-type="float" office:value="106456" calcext:value-type="float">
            <text:p>106456</text:p>
          </table:table-cell>
          <table:table-cell table:formula="of:=[.$E$1]*[.L1015]" office:value-type="float" office:value="19162080" calcext:value-type="float">
            <text:p>19162080</text:p>
          </table:table-cell>
          <table:table-cell table:formula="of:=[.J1015]-[.M1015]" office:value-type="float" office:value="19" calcext:value-type="float">
            <text:p>19</text:p>
          </table:table-cell>
          <table:table-cell table:formula="of:=[.N1015]/[.M1015]*1000000000" office:value-type="float" office:value="991.54162804873" calcext:value-type="float">
            <text:p>991.54162804873</text:p>
          </table:table-cell>
          <table:table-cell table:number-columns-repeated="1009"/>
        </table:table-row>
        <table:table-row table:style-name="ro1">
          <table:table-cell table:formula="of:=[.A1015]" office:value-type="float" office:value="1000" calcext:value-type="float">
            <text:p>1000</text:p>
          </table:table-cell>
          <table:table-cell table:formula="of:=[.J1015]" office:value-type="float" office:value="19162099" calcext:value-type="float">
            <text:p>19162099</text:p>
          </table:table-cell>
          <table:table-cell table:formula="of:=[.I1015]" office:value-type="float" office:value="162080000" calcext:value-type="float">
            <text:p>162080000</text:p>
          </table:table-cell>
          <table:table-cell table:formula="of:=[.D1015]" office:value-type="float" office:value="100" calcext:value-type="float">
            <text:p>100</text:p>
          </table:table-cell>
          <table:table-cell table:formula="of:=[.D1016]*[.$E$2]" office:value-type="float" office:value="18000" calcext:value-type="float">
            <text:p>18000</text:p>
          </table:table-cell>
          <table:table-cell table:formula="of:=[.A1016]*[.$E$2]*[.D1016]" office:value-type="float" office:value="18000000" calcext:value-type="float">
            <text:p>18000000</text:p>
          </table:table-cell>
          <table:table-cell table:formula="of:=[.F1016]+[.C1016]" office:value-type="float" office:value="180080000" calcext:value-type="float">
            <text:p>180080000</text:p>
          </table:table-cell>
          <table:table-cell table:formula="of:=ROUNDDOWN(([.F1016]+[.C1016])/1000000000)" office:value-type="float" office:value="0" calcext:value-type="float">
            <text:p>0</text:p>
          </table:table-cell>
          <table:table-cell table:formula="of:=IF([.G1016]&gt;=0;MOD([.G1016];1000000000);-MOD(-[.G1016];1000000000))" office:value-type="float" office:value="180080000" calcext:value-type="float">
            <text:p>180080000</text:p>
          </table:table-cell>
          <table:table-cell table:formula="of:=[.B1016]+[.E1016]+[.H1016]" office:value-type="float" office:value="19180099" calcext:value-type="float">
            <text:p>19180099</text:p>
          </table:table-cell>
          <table:table-cell/>
          <table:table-cell table:formula="of:=[.D1016]+[.L1015]" office:value-type="float" office:value="106556" calcext:value-type="float">
            <text:p>106556</text:p>
          </table:table-cell>
          <table:table-cell table:formula="of:=[.$E$1]*[.L1016]" office:value-type="float" office:value="19180080" calcext:value-type="float">
            <text:p>19180080</text:p>
          </table:table-cell>
          <table:table-cell table:formula="of:=[.J1016]-[.M1016]" office:value-type="float" office:value="19" calcext:value-type="float">
            <text:p>19</text:p>
          </table:table-cell>
          <table:table-cell table:formula="of:=[.N1016]/[.M1016]*1000000000" office:value-type="float" office:value="990.611092341638" calcext:value-type="float">
            <text:p>990.611092341638</text:p>
          </table:table-cell>
          <table:table-cell table:number-columns-repeated="1009"/>
        </table:table-row>
        <table:table-row table:style-name="ro1">
          <table:table-cell table:formula="of:=[.A1016]" office:value-type="float" office:value="1000" calcext:value-type="float">
            <text:p>1000</text:p>
          </table:table-cell>
          <table:table-cell table:formula="of:=[.J1016]" office:value-type="float" office:value="19180099" calcext:value-type="float">
            <text:p>19180099</text:p>
          </table:table-cell>
          <table:table-cell table:formula="of:=[.I1016]" office:value-type="float" office:value="180080000" calcext:value-type="float">
            <text:p>180080000</text:p>
          </table:table-cell>
          <table:table-cell table:formula="of:=[.D1016]" office:value-type="float" office:value="100" calcext:value-type="float">
            <text:p>100</text:p>
          </table:table-cell>
          <table:table-cell table:formula="of:=[.D1017]*[.$E$2]" office:value-type="float" office:value="18000" calcext:value-type="float">
            <text:p>18000</text:p>
          </table:table-cell>
          <table:table-cell table:formula="of:=[.A1017]*[.$E$2]*[.D1017]" office:value-type="float" office:value="18000000" calcext:value-type="float">
            <text:p>18000000</text:p>
          </table:table-cell>
          <table:table-cell table:formula="of:=[.F1017]+[.C1017]" office:value-type="float" office:value="198080000" calcext:value-type="float">
            <text:p>198080000</text:p>
          </table:table-cell>
          <table:table-cell table:formula="of:=ROUNDDOWN(([.F1017]+[.C1017])/1000000000)" office:value-type="float" office:value="0" calcext:value-type="float">
            <text:p>0</text:p>
          </table:table-cell>
          <table:table-cell table:formula="of:=IF([.G1017]&gt;=0;MOD([.G1017];1000000000);-MOD(-[.G1017];1000000000))" office:value-type="float" office:value="198080000" calcext:value-type="float">
            <text:p>198080000</text:p>
          </table:table-cell>
          <table:table-cell table:formula="of:=[.B1017]+[.E1017]+[.H1017]" office:value-type="float" office:value="19198099" calcext:value-type="float">
            <text:p>19198099</text:p>
          </table:table-cell>
          <table:table-cell/>
          <table:table-cell table:formula="of:=[.D1017]+[.L1016]" office:value-type="float" office:value="106656" calcext:value-type="float">
            <text:p>106656</text:p>
          </table:table-cell>
          <table:table-cell table:formula="of:=[.$E$1]*[.L1017]" office:value-type="float" office:value="19198080" calcext:value-type="float">
            <text:p>19198080</text:p>
          </table:table-cell>
          <table:table-cell table:formula="of:=[.J1017]-[.M1017]" office:value-type="float" office:value="19" calcext:value-type="float">
            <text:p>19</text:p>
          </table:table-cell>
          <table:table-cell table:formula="of:=[.N1017]/[.M1017]*1000000000" office:value-type="float" office:value="989.68230156349" calcext:value-type="float">
            <text:p>989.68230156349</text:p>
          </table:table-cell>
          <table:table-cell table:number-columns-repeated="1009"/>
        </table:table-row>
        <table:table-row table:style-name="ro1">
          <table:table-cell table:formula="of:=[.A1017]" office:value-type="float" office:value="1000" calcext:value-type="float">
            <text:p>1000</text:p>
          </table:table-cell>
          <table:table-cell table:formula="of:=[.J1017]" office:value-type="float" office:value="19198099" calcext:value-type="float">
            <text:p>19198099</text:p>
          </table:table-cell>
          <table:table-cell table:formula="of:=[.I1017]" office:value-type="float" office:value="198080000" calcext:value-type="float">
            <text:p>198080000</text:p>
          </table:table-cell>
          <table:table-cell table:formula="of:=[.D1017]" office:value-type="float" office:value="100" calcext:value-type="float">
            <text:p>100</text:p>
          </table:table-cell>
          <table:table-cell table:formula="of:=[.D1018]*[.$E$2]" office:value-type="float" office:value="18000" calcext:value-type="float">
            <text:p>18000</text:p>
          </table:table-cell>
          <table:table-cell table:formula="of:=[.A1018]*[.$E$2]*[.D1018]" office:value-type="float" office:value="18000000" calcext:value-type="float">
            <text:p>18000000</text:p>
          </table:table-cell>
          <table:table-cell table:formula="of:=[.F1018]+[.C1018]" office:value-type="float" office:value="216080000" calcext:value-type="float">
            <text:p>216080000</text:p>
          </table:table-cell>
          <table:table-cell table:formula="of:=ROUNDDOWN(([.F1018]+[.C1018])/1000000000)" office:value-type="float" office:value="0" calcext:value-type="float">
            <text:p>0</text:p>
          </table:table-cell>
          <table:table-cell table:formula="of:=IF([.G1018]&gt;=0;MOD([.G1018];1000000000);-MOD(-[.G1018];1000000000))" office:value-type="float" office:value="216080000" calcext:value-type="float">
            <text:p>216080000</text:p>
          </table:table-cell>
          <table:table-cell table:formula="of:=[.B1018]+[.E1018]+[.H1018]" office:value-type="float" office:value="19216099" calcext:value-type="float">
            <text:p>19216099</text:p>
          </table:table-cell>
          <table:table-cell/>
          <table:table-cell table:formula="of:=[.D1018]+[.L1017]" office:value-type="float" office:value="106756" calcext:value-type="float">
            <text:p>106756</text:p>
          </table:table-cell>
          <table:table-cell table:formula="of:=[.$E$1]*[.L1018]" office:value-type="float" office:value="19216080" calcext:value-type="float">
            <text:p>19216080</text:p>
          </table:table-cell>
          <table:table-cell table:formula="of:=[.J1018]-[.M1018]" office:value-type="float" office:value="19" calcext:value-type="float">
            <text:p>19</text:p>
          </table:table-cell>
          <table:table-cell table:formula="of:=[.N1018]/[.M1018]*1000000000" office:value-type="float" office:value="988.755250810779" calcext:value-type="float">
            <text:p>988.755250810779</text:p>
          </table:table-cell>
          <table:table-cell table:number-columns-repeated="1009"/>
        </table:table-row>
        <table:table-row table:style-name="ro1">
          <table:table-cell table:formula="of:=[.A1018]" office:value-type="float" office:value="1000" calcext:value-type="float">
            <text:p>1000</text:p>
          </table:table-cell>
          <table:table-cell table:formula="of:=[.J1018]" office:value-type="float" office:value="19216099" calcext:value-type="float">
            <text:p>19216099</text:p>
          </table:table-cell>
          <table:table-cell table:formula="of:=[.I1018]" office:value-type="float" office:value="216080000" calcext:value-type="float">
            <text:p>216080000</text:p>
          </table:table-cell>
          <table:table-cell table:formula="of:=[.D1018]" office:value-type="float" office:value="100" calcext:value-type="float">
            <text:p>100</text:p>
          </table:table-cell>
          <table:table-cell table:formula="of:=[.D1019]*[.$E$2]" office:value-type="float" office:value="18000" calcext:value-type="float">
            <text:p>18000</text:p>
          </table:table-cell>
          <table:table-cell table:formula="of:=[.A1019]*[.$E$2]*[.D1019]" office:value-type="float" office:value="18000000" calcext:value-type="float">
            <text:p>18000000</text:p>
          </table:table-cell>
          <table:table-cell table:formula="of:=[.F1019]+[.C1019]" office:value-type="float" office:value="234080000" calcext:value-type="float">
            <text:p>234080000</text:p>
          </table:table-cell>
          <table:table-cell table:formula="of:=ROUNDDOWN(([.F1019]+[.C1019])/1000000000)" office:value-type="float" office:value="0" calcext:value-type="float">
            <text:p>0</text:p>
          </table:table-cell>
          <table:table-cell table:formula="of:=IF([.G1019]&gt;=0;MOD([.G1019];1000000000);-MOD(-[.G1019];1000000000))" office:value-type="float" office:value="234080000" calcext:value-type="float">
            <text:p>234080000</text:p>
          </table:table-cell>
          <table:table-cell table:formula="of:=[.B1019]+[.E1019]+[.H1019]" office:value-type="float" office:value="19234099" calcext:value-type="float">
            <text:p>19234099</text:p>
          </table:table-cell>
          <table:table-cell/>
          <table:table-cell table:formula="of:=[.D1019]+[.L1018]" office:value-type="float" office:value="106856" calcext:value-type="float">
            <text:p>106856</text:p>
          </table:table-cell>
          <table:table-cell table:formula="of:=[.$E$1]*[.L1019]" office:value-type="float" office:value="19234080" calcext:value-type="float">
            <text:p>19234080</text:p>
          </table:table-cell>
          <table:table-cell table:formula="of:=[.J1019]-[.M1019]" office:value-type="float" office:value="19" calcext:value-type="float">
            <text:p>19</text:p>
          </table:table-cell>
          <table:table-cell table:formula="of:=[.N1019]/[.M1019]*1000000000" office:value-type="float" office:value="987.829935198356" calcext:value-type="float">
            <text:p>987.829935198356</text:p>
          </table:table-cell>
          <table:table-cell table:number-columns-repeated="1009"/>
        </table:table-row>
        <table:table-row table:style-name="ro1">
          <table:table-cell table:formula="of:=[.A1019]" office:value-type="float" office:value="1000" calcext:value-type="float">
            <text:p>1000</text:p>
          </table:table-cell>
          <table:table-cell table:formula="of:=[.J1019]" office:value-type="float" office:value="19234099" calcext:value-type="float">
            <text:p>19234099</text:p>
          </table:table-cell>
          <table:table-cell table:formula="of:=[.I1019]" office:value-type="float" office:value="234080000" calcext:value-type="float">
            <text:p>234080000</text:p>
          </table:table-cell>
          <table:table-cell table:formula="of:=[.D1019]" office:value-type="float" office:value="100" calcext:value-type="float">
            <text:p>100</text:p>
          </table:table-cell>
          <table:table-cell table:formula="of:=[.D1020]*[.$E$2]" office:value-type="float" office:value="18000" calcext:value-type="float">
            <text:p>18000</text:p>
          </table:table-cell>
          <table:table-cell table:formula="of:=[.A1020]*[.$E$2]*[.D1020]" office:value-type="float" office:value="18000000" calcext:value-type="float">
            <text:p>18000000</text:p>
          </table:table-cell>
          <table:table-cell table:formula="of:=[.F1020]+[.C1020]" office:value-type="float" office:value="252080000" calcext:value-type="float">
            <text:p>252080000</text:p>
          </table:table-cell>
          <table:table-cell table:formula="of:=ROUNDDOWN(([.F1020]+[.C1020])/1000000000)" office:value-type="float" office:value="0" calcext:value-type="float">
            <text:p>0</text:p>
          </table:table-cell>
          <table:table-cell table:formula="of:=IF([.G1020]&gt;=0;MOD([.G1020];1000000000);-MOD(-[.G1020];1000000000))" office:value-type="float" office:value="252080000" calcext:value-type="float">
            <text:p>252080000</text:p>
          </table:table-cell>
          <table:table-cell table:formula="of:=[.B1020]+[.E1020]+[.H1020]" office:value-type="float" office:value="19252099" calcext:value-type="float">
            <text:p>19252099</text:p>
          </table:table-cell>
          <table:table-cell/>
          <table:table-cell table:formula="of:=[.D1020]+[.L1019]" office:value-type="float" office:value="106956" calcext:value-type="float">
            <text:p>106956</text:p>
          </table:table-cell>
          <table:table-cell table:formula="of:=[.$E$1]*[.L1020]" office:value-type="float" office:value="19252080" calcext:value-type="float">
            <text:p>19252080</text:p>
          </table:table-cell>
          <table:table-cell table:formula="of:=[.J1020]-[.M1020]" office:value-type="float" office:value="19" calcext:value-type="float">
            <text:p>19</text:p>
          </table:table-cell>
          <table:table-cell table:formula="of:=[.N1020]/[.M1020]*1000000000" office:value-type="float" office:value="986.90634985934" calcext:value-type="float">
            <text:p>986.90634985934</text:p>
          </table:table-cell>
          <table:table-cell table:number-columns-repeated="1009"/>
        </table:table-row>
        <table:table-row table:style-name="ro1">
          <table:table-cell table:formula="of:=[.A1020]" office:value-type="float" office:value="1000" calcext:value-type="float">
            <text:p>1000</text:p>
          </table:table-cell>
          <table:table-cell table:formula="of:=[.J1020]" office:value-type="float" office:value="19252099" calcext:value-type="float">
            <text:p>19252099</text:p>
          </table:table-cell>
          <table:table-cell table:formula="of:=[.I1020]" office:value-type="float" office:value="252080000" calcext:value-type="float">
            <text:p>252080000</text:p>
          </table:table-cell>
          <table:table-cell table:formula="of:=[.D1020]" office:value-type="float" office:value="100" calcext:value-type="float">
            <text:p>100</text:p>
          </table:table-cell>
          <table:table-cell table:formula="of:=[.D1021]*[.$E$2]" office:value-type="float" office:value="18000" calcext:value-type="float">
            <text:p>18000</text:p>
          </table:table-cell>
          <table:table-cell table:formula="of:=[.A1021]*[.$E$2]*[.D1021]" office:value-type="float" office:value="18000000" calcext:value-type="float">
            <text:p>18000000</text:p>
          </table:table-cell>
          <table:table-cell table:formula="of:=[.F1021]+[.C1021]" office:value-type="float" office:value="270080000" calcext:value-type="float">
            <text:p>270080000</text:p>
          </table:table-cell>
          <table:table-cell table:formula="of:=ROUNDDOWN(([.F1021]+[.C1021])/1000000000)" office:value-type="float" office:value="0" calcext:value-type="float">
            <text:p>0</text:p>
          </table:table-cell>
          <table:table-cell table:formula="of:=IF([.G1021]&gt;=0;MOD([.G1021];1000000000);-MOD(-[.G1021];1000000000))" office:value-type="float" office:value="270080000" calcext:value-type="float">
            <text:p>270080000</text:p>
          </table:table-cell>
          <table:table-cell table:formula="of:=[.B1021]+[.E1021]+[.H1021]" office:value-type="float" office:value="19270099" calcext:value-type="float">
            <text:p>19270099</text:p>
          </table:table-cell>
          <table:table-cell/>
          <table:table-cell table:formula="of:=[.D1021]+[.L1020]" office:value-type="float" office:value="107056" calcext:value-type="float">
            <text:p>107056</text:p>
          </table:table-cell>
          <table:table-cell table:formula="of:=[.$E$1]*[.L1021]" office:value-type="float" office:value="19270080" calcext:value-type="float">
            <text:p>19270080</text:p>
          </table:table-cell>
          <table:table-cell table:formula="of:=[.J1021]-[.M1021]" office:value-type="float" office:value="19" calcext:value-type="float">
            <text:p>19</text:p>
          </table:table-cell>
          <table:table-cell table:formula="of:=[.N1021]/[.M1021]*1000000000" office:value-type="float" office:value="985.984489945034" calcext:value-type="float">
            <text:p>985.984489945034</text:p>
          </table:table-cell>
          <table:table-cell table:number-columns-repeated="1009"/>
        </table:table-row>
        <table:table-row table:style-name="ro1">
          <table:table-cell table:formula="of:=[.A1021]" office:value-type="float" office:value="1000" calcext:value-type="float">
            <text:p>1000</text:p>
          </table:table-cell>
          <table:table-cell table:formula="of:=[.J1021]" office:value-type="float" office:value="19270099" calcext:value-type="float">
            <text:p>19270099</text:p>
          </table:table-cell>
          <table:table-cell table:formula="of:=[.I1021]" office:value-type="float" office:value="270080000" calcext:value-type="float">
            <text:p>270080000</text:p>
          </table:table-cell>
          <table:table-cell table:formula="of:=[.D1021]" office:value-type="float" office:value="100" calcext:value-type="float">
            <text:p>100</text:p>
          </table:table-cell>
          <table:table-cell table:formula="of:=[.D1022]*[.$E$2]" office:value-type="float" office:value="18000" calcext:value-type="float">
            <text:p>18000</text:p>
          </table:table-cell>
          <table:table-cell table:formula="of:=[.A1022]*[.$E$2]*[.D1022]" office:value-type="float" office:value="18000000" calcext:value-type="float">
            <text:p>18000000</text:p>
          </table:table-cell>
          <table:table-cell table:formula="of:=[.F1022]+[.C1022]" office:value-type="float" office:value="288080000" calcext:value-type="float">
            <text:p>288080000</text:p>
          </table:table-cell>
          <table:table-cell table:formula="of:=ROUNDDOWN(([.F1022]+[.C1022])/1000000000)" office:value-type="float" office:value="0" calcext:value-type="float">
            <text:p>0</text:p>
          </table:table-cell>
          <table:table-cell table:formula="of:=IF([.G1022]&gt;=0;MOD([.G1022];1000000000);-MOD(-[.G1022];1000000000))" office:value-type="float" office:value="288080000" calcext:value-type="float">
            <text:p>288080000</text:p>
          </table:table-cell>
          <table:table-cell table:formula="of:=[.B1022]+[.E1022]+[.H1022]" office:value-type="float" office:value="19288099" calcext:value-type="float">
            <text:p>19288099</text:p>
          </table:table-cell>
          <table:table-cell/>
          <table:table-cell table:formula="of:=[.D1022]+[.L1021]" office:value-type="float" office:value="107156" calcext:value-type="float">
            <text:p>107156</text:p>
          </table:table-cell>
          <table:table-cell table:formula="of:=[.$E$1]*[.L1022]" office:value-type="float" office:value="19288080" calcext:value-type="float">
            <text:p>19288080</text:p>
          </table:table-cell>
          <table:table-cell table:formula="of:=[.J1022]-[.M1022]" office:value-type="float" office:value="19" calcext:value-type="float">
            <text:p>19</text:p>
          </table:table-cell>
          <table:table-cell table:formula="of:=[.N1022]/[.M1022]*1000000000" office:value-type="float" office:value="985.064350624842" calcext:value-type="float">
            <text:p>985.064350624842</text:p>
          </table:table-cell>
          <table:table-cell table:number-columns-repeated="1009"/>
        </table:table-row>
        <table:table-row table:style-name="ro1">
          <table:table-cell table:formula="of:=[.A1022]" office:value-type="float" office:value="1000" calcext:value-type="float">
            <text:p>1000</text:p>
          </table:table-cell>
          <table:table-cell table:formula="of:=[.J1022]" office:value-type="float" office:value="19288099" calcext:value-type="float">
            <text:p>19288099</text:p>
          </table:table-cell>
          <table:table-cell table:formula="of:=[.I1022]" office:value-type="float" office:value="288080000" calcext:value-type="float">
            <text:p>288080000</text:p>
          </table:table-cell>
          <table:table-cell table:formula="of:=[.D1022]" office:value-type="float" office:value="100" calcext:value-type="float">
            <text:p>100</text:p>
          </table:table-cell>
          <table:table-cell table:formula="of:=[.D1023]*[.$E$2]" office:value-type="float" office:value="18000" calcext:value-type="float">
            <text:p>18000</text:p>
          </table:table-cell>
          <table:table-cell table:formula="of:=[.A1023]*[.$E$2]*[.D1023]" office:value-type="float" office:value="18000000" calcext:value-type="float">
            <text:p>18000000</text:p>
          </table:table-cell>
          <table:table-cell table:formula="of:=[.F1023]+[.C1023]" office:value-type="float" office:value="306080000" calcext:value-type="float">
            <text:p>306080000</text:p>
          </table:table-cell>
          <table:table-cell table:formula="of:=ROUNDDOWN(([.F1023]+[.C1023])/1000000000)" office:value-type="float" office:value="0" calcext:value-type="float">
            <text:p>0</text:p>
          </table:table-cell>
          <table:table-cell table:formula="of:=IF([.G1023]&gt;=0;MOD([.G1023];1000000000);-MOD(-[.G1023];1000000000))" office:value-type="float" office:value="306080000" calcext:value-type="float">
            <text:p>306080000</text:p>
          </table:table-cell>
          <table:table-cell table:formula="of:=[.B1023]+[.E1023]+[.H1023]" office:value-type="float" office:value="19306099" calcext:value-type="float">
            <text:p>19306099</text:p>
          </table:table-cell>
          <table:table-cell/>
          <table:table-cell table:formula="of:=[.D1023]+[.L1022]" office:value-type="float" office:value="107256" calcext:value-type="float">
            <text:p>107256</text:p>
          </table:table-cell>
          <table:table-cell table:formula="of:=[.$E$1]*[.L1023]" office:value-type="float" office:value="19306080" calcext:value-type="float">
            <text:p>19306080</text:p>
          </table:table-cell>
          <table:table-cell table:formula="of:=[.J1023]-[.M1023]" office:value-type="float" office:value="19" calcext:value-type="float">
            <text:p>19</text:p>
          </table:table-cell>
          <table:table-cell table:formula="of:=[.N1023]/[.M1023]*1000000000" office:value-type="float" office:value="984.145927086182" calcext:value-type="float">
            <text:p>984.145927086182</text:p>
          </table:table-cell>
          <table:table-cell table:number-columns-repeated="1009"/>
        </table:table-row>
        <table:table-row table:style-name="ro1">
          <table:table-cell table:formula="of:=[.A1023]" office:value-type="float" office:value="1000" calcext:value-type="float">
            <text:p>1000</text:p>
          </table:table-cell>
          <table:table-cell table:formula="of:=[.J1023]" office:value-type="float" office:value="19306099" calcext:value-type="float">
            <text:p>19306099</text:p>
          </table:table-cell>
          <table:table-cell table:formula="of:=[.I1023]" office:value-type="float" office:value="306080000" calcext:value-type="float">
            <text:p>306080000</text:p>
          </table:table-cell>
          <table:table-cell table:formula="of:=[.D1023]" office:value-type="float" office:value="100" calcext:value-type="float">
            <text:p>100</text:p>
          </table:table-cell>
          <table:table-cell table:formula="of:=[.D1024]*[.$E$2]" office:value-type="float" office:value="18000" calcext:value-type="float">
            <text:p>18000</text:p>
          </table:table-cell>
          <table:table-cell table:formula="of:=[.A1024]*[.$E$2]*[.D1024]" office:value-type="float" office:value="18000000" calcext:value-type="float">
            <text:p>18000000</text:p>
          </table:table-cell>
          <table:table-cell table:formula="of:=[.F1024]+[.C1024]" office:value-type="float" office:value="324080000" calcext:value-type="float">
            <text:p>324080000</text:p>
          </table:table-cell>
          <table:table-cell table:formula="of:=ROUNDDOWN(([.F1024]+[.C1024])/1000000000)" office:value-type="float" office:value="0" calcext:value-type="float">
            <text:p>0</text:p>
          </table:table-cell>
          <table:table-cell table:formula="of:=IF([.G1024]&gt;=0;MOD([.G1024];1000000000);-MOD(-[.G1024];1000000000))" office:value-type="float" office:value="324080000" calcext:value-type="float">
            <text:p>324080000</text:p>
          </table:table-cell>
          <table:table-cell table:formula="of:=[.B1024]+[.E1024]+[.H1024]" office:value-type="float" office:value="19324099" calcext:value-type="float">
            <text:p>19324099</text:p>
          </table:table-cell>
          <table:table-cell/>
          <table:table-cell table:formula="of:=[.D1024]+[.L1023]" office:value-type="float" office:value="107356" calcext:value-type="float">
            <text:p>107356</text:p>
          </table:table-cell>
          <table:table-cell table:formula="of:=[.$E$1]*[.L1024]" office:value-type="float" office:value="19324080" calcext:value-type="float">
            <text:p>19324080</text:p>
          </table:table-cell>
          <table:table-cell table:formula="of:=[.J1024]-[.M1024]" office:value-type="float" office:value="19" calcext:value-type="float">
            <text:p>19</text:p>
          </table:table-cell>
          <table:table-cell table:formula="of:=[.N1024]/[.M1024]*1000000000" office:value-type="float" office:value="983.229214534405" calcext:value-type="float">
            <text:p>983.229214534405</text:p>
          </table:table-cell>
          <table:table-cell table:number-columns-repeated="1009"/>
        </table:table-row>
        <table:table-row table:style-name="ro1">
          <table:table-cell table:formula="of:=[.A1024]" office:value-type="float" office:value="1000" calcext:value-type="float">
            <text:p>1000</text:p>
          </table:table-cell>
          <table:table-cell table:formula="of:=[.J1024]" office:value-type="float" office:value="19324099" calcext:value-type="float">
            <text:p>19324099</text:p>
          </table:table-cell>
          <table:table-cell table:formula="of:=[.I1024]" office:value-type="float" office:value="324080000" calcext:value-type="float">
            <text:p>324080000</text:p>
          </table:table-cell>
          <table:table-cell table:formula="of:=[.D1024]" office:value-type="float" office:value="100" calcext:value-type="float">
            <text:p>100</text:p>
          </table:table-cell>
          <table:table-cell table:formula="of:=[.D1025]*[.$E$2]" office:value-type="float" office:value="18000" calcext:value-type="float">
            <text:p>18000</text:p>
          </table:table-cell>
          <table:table-cell table:formula="of:=[.A1025]*[.$E$2]*[.D1025]" office:value-type="float" office:value="18000000" calcext:value-type="float">
            <text:p>18000000</text:p>
          </table:table-cell>
          <table:table-cell table:formula="of:=[.F1025]+[.C1025]" office:value-type="float" office:value="342080000" calcext:value-type="float">
            <text:p>342080000</text:p>
          </table:table-cell>
          <table:table-cell table:formula="of:=ROUNDDOWN(([.F1025]+[.C1025])/1000000000)" office:value-type="float" office:value="0" calcext:value-type="float">
            <text:p>0</text:p>
          </table:table-cell>
          <table:table-cell table:formula="of:=IF([.G1025]&gt;=0;MOD([.G1025];1000000000);-MOD(-[.G1025];1000000000))" office:value-type="float" office:value="342080000" calcext:value-type="float">
            <text:p>342080000</text:p>
          </table:table-cell>
          <table:table-cell table:formula="of:=[.B1025]+[.E1025]+[.H1025]" office:value-type="float" office:value="19342099" calcext:value-type="float">
            <text:p>19342099</text:p>
          </table:table-cell>
          <table:table-cell/>
          <table:table-cell table:formula="of:=[.D1025]+[.L1024]" office:value-type="float" office:value="107456" calcext:value-type="float">
            <text:p>107456</text:p>
          </table:table-cell>
          <table:table-cell table:formula="of:=[.$E$1]*[.L1025]" office:value-type="float" office:value="19342080" calcext:value-type="float">
            <text:p>19342080</text:p>
          </table:table-cell>
          <table:table-cell table:formula="of:=[.J1025]-[.M1025]" office:value-type="float" office:value="19" calcext:value-type="float">
            <text:p>19</text:p>
          </table:table-cell>
          <table:table-cell table:formula="of:=[.N1025]/[.M1025]*1000000000" office:value-type="float" office:value="982.314208192707" calcext:value-type="float">
            <text:p>982.314208192707</text:p>
          </table:table-cell>
          <table:table-cell table:number-columns-repeated="1009"/>
        </table:table-row>
        <table:table-row table:style-name="ro1">
          <table:table-cell table:formula="of:=[.A1025]" office:value-type="float" office:value="1000" calcext:value-type="float">
            <text:p>1000</text:p>
          </table:table-cell>
          <table:table-cell table:formula="of:=[.J1025]" office:value-type="float" office:value="19342099" calcext:value-type="float">
            <text:p>19342099</text:p>
          </table:table-cell>
          <table:table-cell table:formula="of:=[.I1025]" office:value-type="float" office:value="342080000" calcext:value-type="float">
            <text:p>342080000</text:p>
          </table:table-cell>
          <table:table-cell table:formula="of:=[.D1025]" office:value-type="float" office:value="100" calcext:value-type="float">
            <text:p>100</text:p>
          </table:table-cell>
          <table:table-cell table:formula="of:=[.D1026]*[.$E$2]" office:value-type="float" office:value="18000" calcext:value-type="float">
            <text:p>18000</text:p>
          </table:table-cell>
          <table:table-cell table:formula="of:=[.A1026]*[.$E$2]*[.D1026]" office:value-type="float" office:value="18000000" calcext:value-type="float">
            <text:p>18000000</text:p>
          </table:table-cell>
          <table:table-cell table:formula="of:=[.F1026]+[.C1026]" office:value-type="float" office:value="360080000" calcext:value-type="float">
            <text:p>360080000</text:p>
          </table:table-cell>
          <table:table-cell table:formula="of:=ROUNDDOWN(([.F1026]+[.C1026])/1000000000)" office:value-type="float" office:value="0" calcext:value-type="float">
            <text:p>0</text:p>
          </table:table-cell>
          <table:table-cell table:formula="of:=IF([.G1026]&gt;=0;MOD([.G1026];1000000000);-MOD(-[.G1026];1000000000))" office:value-type="float" office:value="360080000" calcext:value-type="float">
            <text:p>360080000</text:p>
          </table:table-cell>
          <table:table-cell table:formula="of:=[.B1026]+[.E1026]+[.H1026]" office:value-type="float" office:value="19360099" calcext:value-type="float">
            <text:p>19360099</text:p>
          </table:table-cell>
          <table:table-cell/>
          <table:table-cell table:formula="of:=[.D1026]+[.L1025]" office:value-type="float" office:value="107556" calcext:value-type="float">
            <text:p>107556</text:p>
          </table:table-cell>
          <table:table-cell table:formula="of:=[.$E$1]*[.L1026]" office:value-type="float" office:value="19360080" calcext:value-type="float">
            <text:p>19360080</text:p>
          </table:table-cell>
          <table:table-cell table:formula="of:=[.J1026]-[.M1026]" office:value-type="float" office:value="19" calcext:value-type="float">
            <text:p>19</text:p>
          </table:table-cell>
          <table:table-cell table:formula="of:=[.N1026]/[.M1026]*1000000000" office:value-type="float" office:value="981.400903302052" calcext:value-type="float">
            <text:p>981.400903302052</text:p>
          </table:table-cell>
          <table:table-cell table:number-columns-repeated="1009"/>
        </table:table-row>
        <table:table-row table:style-name="ro1">
          <table:table-cell table:formula="of:=[.A1026]" office:value-type="float" office:value="1000" calcext:value-type="float">
            <text:p>1000</text:p>
          </table:table-cell>
          <table:table-cell table:formula="of:=[.J1026]" office:value-type="float" office:value="19360099" calcext:value-type="float">
            <text:p>19360099</text:p>
          </table:table-cell>
          <table:table-cell table:formula="of:=[.I1026]" office:value-type="float" office:value="360080000" calcext:value-type="float">
            <text:p>360080000</text:p>
          </table:table-cell>
          <table:table-cell table:formula="of:=[.D1026]" office:value-type="float" office:value="100" calcext:value-type="float">
            <text:p>100</text:p>
          </table:table-cell>
          <table:table-cell table:formula="of:=[.D1027]*[.$E$2]" office:value-type="float" office:value="18000" calcext:value-type="float">
            <text:p>18000</text:p>
          </table:table-cell>
          <table:table-cell table:formula="of:=[.A1027]*[.$E$2]*[.D1027]" office:value-type="float" office:value="18000000" calcext:value-type="float">
            <text:p>18000000</text:p>
          </table:table-cell>
          <table:table-cell table:formula="of:=[.F1027]+[.C1027]" office:value-type="float" office:value="378080000" calcext:value-type="float">
            <text:p>378080000</text:p>
          </table:table-cell>
          <table:table-cell table:formula="of:=ROUNDDOWN(([.F1027]+[.C1027])/1000000000)" office:value-type="float" office:value="0" calcext:value-type="float">
            <text:p>0</text:p>
          </table:table-cell>
          <table:table-cell table:formula="of:=IF([.G1027]&gt;=0;MOD([.G1027];1000000000);-MOD(-[.G1027];1000000000))" office:value-type="float" office:value="378080000" calcext:value-type="float">
            <text:p>378080000</text:p>
          </table:table-cell>
          <table:table-cell table:formula="of:=[.B1027]+[.E1027]+[.H1027]" office:value-type="float" office:value="19378099" calcext:value-type="float">
            <text:p>19378099</text:p>
          </table:table-cell>
          <table:table-cell/>
          <table:table-cell table:formula="of:=[.D1027]+[.L1026]" office:value-type="float" office:value="107656" calcext:value-type="float">
            <text:p>107656</text:p>
          </table:table-cell>
          <table:table-cell table:formula="of:=[.$E$1]*[.L1027]" office:value-type="float" office:value="19378080" calcext:value-type="float">
            <text:p>19378080</text:p>
          </table:table-cell>
          <table:table-cell table:formula="of:=[.J1027]-[.M1027]" office:value-type="float" office:value="19" calcext:value-type="float">
            <text:p>19</text:p>
          </table:table-cell>
          <table:table-cell table:formula="of:=[.N1027]/[.M1027]*1000000000" office:value-type="float" office:value="980.489295121085" calcext:value-type="float">
            <text:p>980.489295121085</text:p>
          </table:table-cell>
          <table:table-cell table:number-columns-repeated="1009"/>
        </table:table-row>
        <table:table-row table:style-name="ro1">
          <table:table-cell table:formula="of:=[.A1027]" office:value-type="float" office:value="1000" calcext:value-type="float">
            <text:p>1000</text:p>
          </table:table-cell>
          <table:table-cell table:formula="of:=[.J1027]" office:value-type="float" office:value="19378099" calcext:value-type="float">
            <text:p>19378099</text:p>
          </table:table-cell>
          <table:table-cell table:formula="of:=[.I1027]" office:value-type="float" office:value="378080000" calcext:value-type="float">
            <text:p>378080000</text:p>
          </table:table-cell>
          <table:table-cell table:formula="of:=[.D1027]" office:value-type="float" office:value="100" calcext:value-type="float">
            <text:p>100</text:p>
          </table:table-cell>
          <table:table-cell table:formula="of:=[.D1028]*[.$E$2]" office:value-type="float" office:value="18000" calcext:value-type="float">
            <text:p>18000</text:p>
          </table:table-cell>
          <table:table-cell table:formula="of:=[.A1028]*[.$E$2]*[.D1028]" office:value-type="float" office:value="18000000" calcext:value-type="float">
            <text:p>18000000</text:p>
          </table:table-cell>
          <table:table-cell table:formula="of:=[.F1028]+[.C1028]" office:value-type="float" office:value="396080000" calcext:value-type="float">
            <text:p>396080000</text:p>
          </table:table-cell>
          <table:table-cell table:formula="of:=ROUNDDOWN(([.F1028]+[.C1028])/1000000000)" office:value-type="float" office:value="0" calcext:value-type="float">
            <text:p>0</text:p>
          </table:table-cell>
          <table:table-cell table:formula="of:=IF([.G1028]&gt;=0;MOD([.G1028];1000000000);-MOD(-[.G1028];1000000000))" office:value-type="float" office:value="396080000" calcext:value-type="float">
            <text:p>396080000</text:p>
          </table:table-cell>
          <table:table-cell table:formula="of:=[.B1028]+[.E1028]+[.H1028]" office:value-type="float" office:value="19396099" calcext:value-type="float">
            <text:p>19396099</text:p>
          </table:table-cell>
          <table:table-cell/>
          <table:table-cell table:formula="of:=[.D1028]+[.L1027]" office:value-type="float" office:value="107756" calcext:value-type="float">
            <text:p>107756</text:p>
          </table:table-cell>
          <table:table-cell table:formula="of:=[.$E$1]*[.L1028]" office:value-type="float" office:value="19396080" calcext:value-type="float">
            <text:p>19396080</text:p>
          </table:table-cell>
          <table:table-cell table:formula="of:=[.J1028]-[.M1028]" office:value-type="float" office:value="19" calcext:value-type="float">
            <text:p>19</text:p>
          </table:table-cell>
          <table:table-cell table:formula="of:=[.N1028]/[.M1028]*1000000000" office:value-type="float" office:value="979.579378926051" calcext:value-type="float">
            <text:p>979.579378926051</text:p>
          </table:table-cell>
          <table:table-cell table:number-columns-repeated="1009"/>
        </table:table-row>
        <table:table-row table:style-name="ro1">
          <table:table-cell table:formula="of:=[.A1028]" office:value-type="float" office:value="1000" calcext:value-type="float">
            <text:p>1000</text:p>
          </table:table-cell>
          <table:table-cell table:formula="of:=[.J1028]" office:value-type="float" office:value="19396099" calcext:value-type="float">
            <text:p>19396099</text:p>
          </table:table-cell>
          <table:table-cell table:formula="of:=[.I1028]" office:value-type="float" office:value="396080000" calcext:value-type="float">
            <text:p>396080000</text:p>
          </table:table-cell>
          <table:table-cell table:formula="of:=[.D1028]" office:value-type="float" office:value="100" calcext:value-type="float">
            <text:p>100</text:p>
          </table:table-cell>
          <table:table-cell table:formula="of:=[.D1029]*[.$E$2]" office:value-type="float" office:value="18000" calcext:value-type="float">
            <text:p>18000</text:p>
          </table:table-cell>
          <table:table-cell table:formula="of:=[.A1029]*[.$E$2]*[.D1029]" office:value-type="float" office:value="18000000" calcext:value-type="float">
            <text:p>18000000</text:p>
          </table:table-cell>
          <table:table-cell table:formula="of:=[.F1029]+[.C1029]" office:value-type="float" office:value="414080000" calcext:value-type="float">
            <text:p>414080000</text:p>
          </table:table-cell>
          <table:table-cell table:formula="of:=ROUNDDOWN(([.F1029]+[.C1029])/1000000000)" office:value-type="float" office:value="0" calcext:value-type="float">
            <text:p>0</text:p>
          </table:table-cell>
          <table:table-cell table:formula="of:=IF([.G1029]&gt;=0;MOD([.G1029];1000000000);-MOD(-[.G1029];1000000000))" office:value-type="float" office:value="414080000" calcext:value-type="float">
            <text:p>414080000</text:p>
          </table:table-cell>
          <table:table-cell table:formula="of:=[.B1029]+[.E1029]+[.H1029]" office:value-type="float" office:value="19414099" calcext:value-type="float">
            <text:p>19414099</text:p>
          </table:table-cell>
          <table:table-cell/>
          <table:table-cell table:formula="of:=[.D1029]+[.L1028]" office:value-type="float" office:value="107856" calcext:value-type="float">
            <text:p>107856</text:p>
          </table:table-cell>
          <table:table-cell table:formula="of:=[.$E$1]*[.L1029]" office:value-type="float" office:value="19414080" calcext:value-type="float">
            <text:p>19414080</text:p>
          </table:table-cell>
          <table:table-cell table:formula="of:=[.J1029]-[.M1029]" office:value-type="float" office:value="19" calcext:value-type="float">
            <text:p>19</text:p>
          </table:table-cell>
          <table:table-cell table:formula="of:=[.N1029]/[.M1029]*1000000000" office:value-type="float" office:value="978.671150010714" calcext:value-type="float">
            <text:p>978.671150010714</text:p>
          </table:table-cell>
          <table:table-cell table:number-columns-repeated="1009"/>
        </table:table-row>
        <table:table-row table:style-name="ro1">
          <table:table-cell table:formula="of:=[.A1029]" office:value-type="float" office:value="1000" calcext:value-type="float">
            <text:p>1000</text:p>
          </table:table-cell>
          <table:table-cell table:formula="of:=[.J1029]" office:value-type="float" office:value="19414099" calcext:value-type="float">
            <text:p>19414099</text:p>
          </table:table-cell>
          <table:table-cell table:formula="of:=[.I1029]" office:value-type="float" office:value="414080000" calcext:value-type="float">
            <text:p>414080000</text:p>
          </table:table-cell>
          <table:table-cell table:formula="of:=[.D1029]" office:value-type="float" office:value="100" calcext:value-type="float">
            <text:p>100</text:p>
          </table:table-cell>
          <table:table-cell table:formula="of:=[.D1030]*[.$E$2]" office:value-type="float" office:value="18000" calcext:value-type="float">
            <text:p>18000</text:p>
          </table:table-cell>
          <table:table-cell table:formula="of:=[.A1030]*[.$E$2]*[.D1030]" office:value-type="float" office:value="18000000" calcext:value-type="float">
            <text:p>18000000</text:p>
          </table:table-cell>
          <table:table-cell table:formula="of:=[.F1030]+[.C1030]" office:value-type="float" office:value="432080000" calcext:value-type="float">
            <text:p>432080000</text:p>
          </table:table-cell>
          <table:table-cell table:formula="of:=ROUNDDOWN(([.F1030]+[.C1030])/1000000000)" office:value-type="float" office:value="0" calcext:value-type="float">
            <text:p>0</text:p>
          </table:table-cell>
          <table:table-cell table:formula="of:=IF([.G1030]&gt;=0;MOD([.G1030];1000000000);-MOD(-[.G1030];1000000000))" office:value-type="float" office:value="432080000" calcext:value-type="float">
            <text:p>432080000</text:p>
          </table:table-cell>
          <table:table-cell table:formula="of:=[.B1030]+[.E1030]+[.H1030]" office:value-type="float" office:value="19432099" calcext:value-type="float">
            <text:p>19432099</text:p>
          </table:table-cell>
          <table:table-cell/>
          <table:table-cell table:formula="of:=[.D1030]+[.L1029]" office:value-type="float" office:value="107956" calcext:value-type="float">
            <text:p>107956</text:p>
          </table:table-cell>
          <table:table-cell table:formula="of:=[.$E$1]*[.L1030]" office:value-type="float" office:value="19432080" calcext:value-type="float">
            <text:p>19432080</text:p>
          </table:table-cell>
          <table:table-cell table:formula="of:=[.J1030]-[.M1030]" office:value-type="float" office:value="19" calcext:value-type="float">
            <text:p>19</text:p>
          </table:table-cell>
          <table:table-cell table:formula="of:=[.N1030]/[.M1030]*1000000000" office:value-type="float" office:value="977.764603686276" calcext:value-type="float">
            <text:p>977.764603686276</text:p>
          </table:table-cell>
          <table:table-cell table:number-columns-repeated="1009"/>
        </table:table-row>
        <table:table-row table:style-name="ro1">
          <table:table-cell table:formula="of:=[.A1030]" office:value-type="float" office:value="1000" calcext:value-type="float">
            <text:p>1000</text:p>
          </table:table-cell>
          <table:table-cell table:formula="of:=[.J1030]" office:value-type="float" office:value="19432099" calcext:value-type="float">
            <text:p>19432099</text:p>
          </table:table-cell>
          <table:table-cell table:formula="of:=[.I1030]" office:value-type="float" office:value="432080000" calcext:value-type="float">
            <text:p>432080000</text:p>
          </table:table-cell>
          <table:table-cell table:formula="of:=[.D1030]" office:value-type="float" office:value="100" calcext:value-type="float">
            <text:p>100</text:p>
          </table:table-cell>
          <table:table-cell table:formula="of:=[.D1031]*[.$E$2]" office:value-type="float" office:value="18000" calcext:value-type="float">
            <text:p>18000</text:p>
          </table:table-cell>
          <table:table-cell table:formula="of:=[.A1031]*[.$E$2]*[.D1031]" office:value-type="float" office:value="18000000" calcext:value-type="float">
            <text:p>18000000</text:p>
          </table:table-cell>
          <table:table-cell table:formula="of:=[.F1031]+[.C1031]" office:value-type="float" office:value="450080000" calcext:value-type="float">
            <text:p>450080000</text:p>
          </table:table-cell>
          <table:table-cell table:formula="of:=ROUNDDOWN(([.F1031]+[.C1031])/1000000000)" office:value-type="float" office:value="0" calcext:value-type="float">
            <text:p>0</text:p>
          </table:table-cell>
          <table:table-cell table:formula="of:=IF([.G1031]&gt;=0;MOD([.G1031];1000000000);-MOD(-[.G1031];1000000000))" office:value-type="float" office:value="450080000" calcext:value-type="float">
            <text:p>450080000</text:p>
          </table:table-cell>
          <table:table-cell table:formula="of:=[.B1031]+[.E1031]+[.H1031]" office:value-type="float" office:value="19450099" calcext:value-type="float">
            <text:p>19450099</text:p>
          </table:table-cell>
          <table:table-cell/>
          <table:table-cell table:formula="of:=[.D1031]+[.L1030]" office:value-type="float" office:value="108056" calcext:value-type="float">
            <text:p>108056</text:p>
          </table:table-cell>
          <table:table-cell table:formula="of:=[.$E$1]*[.L1031]" office:value-type="float" office:value="19450080" calcext:value-type="float">
            <text:p>19450080</text:p>
          </table:table-cell>
          <table:table-cell table:formula="of:=[.J1031]-[.M1031]" office:value-type="float" office:value="19" calcext:value-type="float">
            <text:p>19</text:p>
          </table:table-cell>
          <table:table-cell table:formula="of:=[.N1031]/[.M1031]*1000000000" office:value-type="float" office:value="976.859735281295" calcext:value-type="float">
            <text:p>976.859735281295</text:p>
          </table:table-cell>
          <table:table-cell table:number-columns-repeated="1009"/>
        </table:table-row>
        <table:table-row table:style-name="ro1">
          <table:table-cell table:formula="of:=[.A1031]" office:value-type="float" office:value="1000" calcext:value-type="float">
            <text:p>1000</text:p>
          </table:table-cell>
          <table:table-cell table:formula="of:=[.J1031]" office:value-type="float" office:value="19450099" calcext:value-type="float">
            <text:p>19450099</text:p>
          </table:table-cell>
          <table:table-cell table:formula="of:=[.I1031]" office:value-type="float" office:value="450080000" calcext:value-type="float">
            <text:p>450080000</text:p>
          </table:table-cell>
          <table:table-cell table:formula="of:=[.D1031]" office:value-type="float" office:value="100" calcext:value-type="float">
            <text:p>100</text:p>
          </table:table-cell>
          <table:table-cell table:formula="of:=[.D1032]*[.$E$2]" office:value-type="float" office:value="18000" calcext:value-type="float">
            <text:p>18000</text:p>
          </table:table-cell>
          <table:table-cell table:formula="of:=[.A1032]*[.$E$2]*[.D1032]" office:value-type="float" office:value="18000000" calcext:value-type="float">
            <text:p>18000000</text:p>
          </table:table-cell>
          <table:table-cell table:formula="of:=[.F1032]+[.C1032]" office:value-type="float" office:value="468080000" calcext:value-type="float">
            <text:p>468080000</text:p>
          </table:table-cell>
          <table:table-cell table:formula="of:=ROUNDDOWN(([.F1032]+[.C1032])/1000000000)" office:value-type="float" office:value="0" calcext:value-type="float">
            <text:p>0</text:p>
          </table:table-cell>
          <table:table-cell table:formula="of:=IF([.G1032]&gt;=0;MOD([.G1032];1000000000);-MOD(-[.G1032];1000000000))" office:value-type="float" office:value="468080000" calcext:value-type="float">
            <text:p>468080000</text:p>
          </table:table-cell>
          <table:table-cell table:formula="of:=[.B1032]+[.E1032]+[.H1032]" office:value-type="float" office:value="19468099" calcext:value-type="float">
            <text:p>19468099</text:p>
          </table:table-cell>
          <table:table-cell/>
          <table:table-cell table:formula="of:=[.D1032]+[.L1031]" office:value-type="float" office:value="108156" calcext:value-type="float">
            <text:p>108156</text:p>
          </table:table-cell>
          <table:table-cell table:formula="of:=[.$E$1]*[.L1032]" office:value-type="float" office:value="19468080" calcext:value-type="float">
            <text:p>19468080</text:p>
          </table:table-cell>
          <table:table-cell table:formula="of:=[.J1032]-[.M1032]" office:value-type="float" office:value="19" calcext:value-type="float">
            <text:p>19</text:p>
          </table:table-cell>
          <table:table-cell table:formula="of:=[.N1032]/[.M1032]*1000000000" office:value-type="float" office:value="975.956540141606" calcext:value-type="float">
            <text:p>975.956540141606</text:p>
          </table:table-cell>
          <table:table-cell table:number-columns-repeated="1009"/>
        </table:table-row>
        <table:table-row table:style-name="ro1">
          <table:table-cell table:formula="of:=[.A1032]" office:value-type="float" office:value="1000" calcext:value-type="float">
            <text:p>1000</text:p>
          </table:table-cell>
          <table:table-cell table:formula="of:=[.J1032]" office:value-type="float" office:value="19468099" calcext:value-type="float">
            <text:p>19468099</text:p>
          </table:table-cell>
          <table:table-cell table:formula="of:=[.I1032]" office:value-type="float" office:value="468080000" calcext:value-type="float">
            <text:p>468080000</text:p>
          </table:table-cell>
          <table:table-cell table:formula="of:=[.D1032]" office:value-type="float" office:value="100" calcext:value-type="float">
            <text:p>100</text:p>
          </table:table-cell>
          <table:table-cell table:formula="of:=[.D1033]*[.$E$2]" office:value-type="float" office:value="18000" calcext:value-type="float">
            <text:p>18000</text:p>
          </table:table-cell>
          <table:table-cell table:formula="of:=[.A1033]*[.$E$2]*[.D1033]" office:value-type="float" office:value="18000000" calcext:value-type="float">
            <text:p>18000000</text:p>
          </table:table-cell>
          <table:table-cell table:formula="of:=[.F1033]+[.C1033]" office:value-type="float" office:value="486080000" calcext:value-type="float">
            <text:p>486080000</text:p>
          </table:table-cell>
          <table:table-cell table:formula="of:=ROUNDDOWN(([.F1033]+[.C1033])/1000000000)" office:value-type="float" office:value="0" calcext:value-type="float">
            <text:p>0</text:p>
          </table:table-cell>
          <table:table-cell table:formula="of:=IF([.G1033]&gt;=0;MOD([.G1033];1000000000);-MOD(-[.G1033];1000000000))" office:value-type="float" office:value="486080000" calcext:value-type="float">
            <text:p>486080000</text:p>
          </table:table-cell>
          <table:table-cell table:formula="of:=[.B1033]+[.E1033]+[.H1033]" office:value-type="float" office:value="19486099" calcext:value-type="float">
            <text:p>19486099</text:p>
          </table:table-cell>
          <table:table-cell/>
          <table:table-cell table:formula="of:=[.D1033]+[.L1032]" office:value-type="float" office:value="108256" calcext:value-type="float">
            <text:p>108256</text:p>
          </table:table-cell>
          <table:table-cell table:formula="of:=[.$E$1]*[.L1033]" office:value-type="float" office:value="19486080" calcext:value-type="float">
            <text:p>19486080</text:p>
          </table:table-cell>
          <table:table-cell table:formula="of:=[.J1033]-[.M1033]" office:value-type="float" office:value="19" calcext:value-type="float">
            <text:p>19</text:p>
          </table:table-cell>
          <table:table-cell table:formula="of:=[.N1033]/[.M1033]*1000000000" office:value-type="float" office:value="975.055013630243" calcext:value-type="float">
            <text:p>975.055013630243</text:p>
          </table:table-cell>
          <table:table-cell table:number-columns-repeated="1009"/>
        </table:table-row>
        <table:table-row table:style-name="ro1">
          <table:table-cell table:formula="of:=[.A1033]" office:value-type="float" office:value="1000" calcext:value-type="float">
            <text:p>1000</text:p>
          </table:table-cell>
          <table:table-cell table:formula="of:=[.J1033]" office:value-type="float" office:value="19486099" calcext:value-type="float">
            <text:p>19486099</text:p>
          </table:table-cell>
          <table:table-cell table:formula="of:=[.I1033]" office:value-type="float" office:value="486080000" calcext:value-type="float">
            <text:p>486080000</text:p>
          </table:table-cell>
          <table:table-cell table:formula="of:=[.D1033]" office:value-type="float" office:value="100" calcext:value-type="float">
            <text:p>100</text:p>
          </table:table-cell>
          <table:table-cell table:formula="of:=[.D1034]*[.$E$2]" office:value-type="float" office:value="18000" calcext:value-type="float">
            <text:p>18000</text:p>
          </table:table-cell>
          <table:table-cell table:formula="of:=[.A1034]*[.$E$2]*[.D1034]" office:value-type="float" office:value="18000000" calcext:value-type="float">
            <text:p>18000000</text:p>
          </table:table-cell>
          <table:table-cell table:formula="of:=[.F1034]+[.C1034]" office:value-type="float" office:value="504080000" calcext:value-type="float">
            <text:p>504080000</text:p>
          </table:table-cell>
          <table:table-cell table:formula="of:=ROUNDDOWN(([.F1034]+[.C1034])/1000000000)" office:value-type="float" office:value="0" calcext:value-type="float">
            <text:p>0</text:p>
          </table:table-cell>
          <table:table-cell table:formula="of:=IF([.G1034]&gt;=0;MOD([.G1034];1000000000);-MOD(-[.G1034];1000000000))" office:value-type="float" office:value="504080000" calcext:value-type="float">
            <text:p>504080000</text:p>
          </table:table-cell>
          <table:table-cell table:formula="of:=[.B1034]+[.E1034]+[.H1034]" office:value-type="float" office:value="19504099" calcext:value-type="float">
            <text:p>19504099</text:p>
          </table:table-cell>
          <table:table-cell/>
          <table:table-cell table:formula="of:=[.D1034]+[.L1033]" office:value-type="float" office:value="108356" calcext:value-type="float">
            <text:p>108356</text:p>
          </table:table-cell>
          <table:table-cell table:formula="of:=[.$E$1]*[.L1034]" office:value-type="float" office:value="19504080" calcext:value-type="float">
            <text:p>19504080</text:p>
          </table:table-cell>
          <table:table-cell table:formula="of:=[.J1034]-[.M1034]" office:value-type="float" office:value="19" calcext:value-type="float">
            <text:p>19</text:p>
          </table:table-cell>
          <table:table-cell table:formula="of:=[.N1034]/[.M1034]*1000000000" office:value-type="float" office:value="974.155151127354" calcext:value-type="float">
            <text:p>974.155151127354</text:p>
          </table:table-cell>
          <table:table-cell table:number-columns-repeated="1009"/>
        </table:table-row>
        <table:table-row table:style-name="ro1">
          <table:table-cell table:formula="of:=[.A1034]" office:value-type="float" office:value="1000" calcext:value-type="float">
            <text:p>1000</text:p>
          </table:table-cell>
          <table:table-cell table:formula="of:=[.J1034]" office:value-type="float" office:value="19504099" calcext:value-type="float">
            <text:p>19504099</text:p>
          </table:table-cell>
          <table:table-cell table:formula="of:=[.I1034]" office:value-type="float" office:value="504080000" calcext:value-type="float">
            <text:p>504080000</text:p>
          </table:table-cell>
          <table:table-cell table:formula="of:=[.D1034]" office:value-type="float" office:value="100" calcext:value-type="float">
            <text:p>100</text:p>
          </table:table-cell>
          <table:table-cell table:formula="of:=[.D1035]*[.$E$2]" office:value-type="float" office:value="18000" calcext:value-type="float">
            <text:p>18000</text:p>
          </table:table-cell>
          <table:table-cell table:formula="of:=[.A1035]*[.$E$2]*[.D1035]" office:value-type="float" office:value="18000000" calcext:value-type="float">
            <text:p>18000000</text:p>
          </table:table-cell>
          <table:table-cell table:formula="of:=[.F1035]+[.C1035]" office:value-type="float" office:value="522080000" calcext:value-type="float">
            <text:p>522080000</text:p>
          </table:table-cell>
          <table:table-cell table:formula="of:=ROUNDDOWN(([.F1035]+[.C1035])/1000000000)" office:value-type="float" office:value="0" calcext:value-type="float">
            <text:p>0</text:p>
          </table:table-cell>
          <table:table-cell table:formula="of:=IF([.G1035]&gt;=0;MOD([.G1035];1000000000);-MOD(-[.G1035];1000000000))" office:value-type="float" office:value="522080000" calcext:value-type="float">
            <text:p>522080000</text:p>
          </table:table-cell>
          <table:table-cell table:formula="of:=[.B1035]+[.E1035]+[.H1035]" office:value-type="float" office:value="19522099" calcext:value-type="float">
            <text:p>19522099</text:p>
          </table:table-cell>
          <table:table-cell/>
          <table:table-cell table:formula="of:=[.D1035]+[.L1034]" office:value-type="float" office:value="108456" calcext:value-type="float">
            <text:p>108456</text:p>
          </table:table-cell>
          <table:table-cell table:formula="of:=[.$E$1]*[.L1035]" office:value-type="float" office:value="19522080" calcext:value-type="float">
            <text:p>19522080</text:p>
          </table:table-cell>
          <table:table-cell table:formula="of:=[.J1035]-[.M1035]" office:value-type="float" office:value="19" calcext:value-type="float">
            <text:p>19</text:p>
          </table:table-cell>
          <table:table-cell table:formula="of:=[.N1035]/[.M1035]*1000000000" office:value-type="float" office:value="973.256948030128" calcext:value-type="float">
            <text:p>973.256948030128</text:p>
          </table:table-cell>
          <table:table-cell table:number-columns-repeated="1009"/>
        </table:table-row>
        <table:table-row table:style-name="ro1">
          <table:table-cell table:formula="of:=[.A1035]" office:value-type="float" office:value="1000" calcext:value-type="float">
            <text:p>1000</text:p>
          </table:table-cell>
          <table:table-cell table:formula="of:=[.J1035]" office:value-type="float" office:value="19522099" calcext:value-type="float">
            <text:p>19522099</text:p>
          </table:table-cell>
          <table:table-cell table:formula="of:=[.I1035]" office:value-type="float" office:value="522080000" calcext:value-type="float">
            <text:p>522080000</text:p>
          </table:table-cell>
          <table:table-cell table:formula="of:=[.D1035]" office:value-type="float" office:value="100" calcext:value-type="float">
            <text:p>100</text:p>
          </table:table-cell>
          <table:table-cell table:formula="of:=[.D1036]*[.$E$2]" office:value-type="float" office:value="18000" calcext:value-type="float">
            <text:p>18000</text:p>
          </table:table-cell>
          <table:table-cell table:formula="of:=[.A1036]*[.$E$2]*[.D1036]" office:value-type="float" office:value="18000000" calcext:value-type="float">
            <text:p>18000000</text:p>
          </table:table-cell>
          <table:table-cell table:formula="of:=[.F1036]+[.C1036]" office:value-type="float" office:value="540080000" calcext:value-type="float">
            <text:p>540080000</text:p>
          </table:table-cell>
          <table:table-cell table:formula="of:=ROUNDDOWN(([.F1036]+[.C1036])/1000000000)" office:value-type="float" office:value="0" calcext:value-type="float">
            <text:p>0</text:p>
          </table:table-cell>
          <table:table-cell table:formula="of:=IF([.G1036]&gt;=0;MOD([.G1036];1000000000);-MOD(-[.G1036];1000000000))" office:value-type="float" office:value="540080000" calcext:value-type="float">
            <text:p>540080000</text:p>
          </table:table-cell>
          <table:table-cell table:formula="of:=[.B1036]+[.E1036]+[.H1036]" office:value-type="float" office:value="19540099" calcext:value-type="float">
            <text:p>19540099</text:p>
          </table:table-cell>
          <table:table-cell/>
          <table:table-cell table:formula="of:=[.D1036]+[.L1035]" office:value-type="float" office:value="108556" calcext:value-type="float">
            <text:p>108556</text:p>
          </table:table-cell>
          <table:table-cell table:formula="of:=[.$E$1]*[.L1036]" office:value-type="float" office:value="19540080" calcext:value-type="float">
            <text:p>19540080</text:p>
          </table:table-cell>
          <table:table-cell table:formula="of:=[.J1036]-[.M1036]" office:value-type="float" office:value="19" calcext:value-type="float">
            <text:p>19</text:p>
          </table:table-cell>
          <table:table-cell table:formula="of:=[.N1036]/[.M1036]*1000000000" office:value-type="float" office:value="972.360399752713" calcext:value-type="float">
            <text:p>972.360399752713</text:p>
          </table:table-cell>
          <table:table-cell table:number-columns-repeated="1009"/>
        </table:table-row>
        <table:table-row table:style-name="ro1">
          <table:table-cell table:formula="of:=[.A1036]" office:value-type="float" office:value="1000" calcext:value-type="float">
            <text:p>1000</text:p>
          </table:table-cell>
          <table:table-cell table:formula="of:=[.J1036]" office:value-type="float" office:value="19540099" calcext:value-type="float">
            <text:p>19540099</text:p>
          </table:table-cell>
          <table:table-cell table:formula="of:=[.I1036]" office:value-type="float" office:value="540080000" calcext:value-type="float">
            <text:p>540080000</text:p>
          </table:table-cell>
          <table:table-cell table:formula="of:=[.D1036]" office:value-type="float" office:value="100" calcext:value-type="float">
            <text:p>100</text:p>
          </table:table-cell>
          <table:table-cell table:formula="of:=[.D1037]*[.$E$2]" office:value-type="float" office:value="18000" calcext:value-type="float">
            <text:p>18000</text:p>
          </table:table-cell>
          <table:table-cell table:formula="of:=[.A1037]*[.$E$2]*[.D1037]" office:value-type="float" office:value="18000000" calcext:value-type="float">
            <text:p>18000000</text:p>
          </table:table-cell>
          <table:table-cell table:formula="of:=[.F1037]+[.C1037]" office:value-type="float" office:value="558080000" calcext:value-type="float">
            <text:p>558080000</text:p>
          </table:table-cell>
          <table:table-cell table:formula="of:=ROUNDDOWN(([.F1037]+[.C1037])/1000000000)" office:value-type="float" office:value="0" calcext:value-type="float">
            <text:p>0</text:p>
          </table:table-cell>
          <table:table-cell table:formula="of:=IF([.G1037]&gt;=0;MOD([.G1037];1000000000);-MOD(-[.G1037];1000000000))" office:value-type="float" office:value="558080000" calcext:value-type="float">
            <text:p>558080000</text:p>
          </table:table-cell>
          <table:table-cell table:formula="of:=[.B1037]+[.E1037]+[.H1037]" office:value-type="float" office:value="19558099" calcext:value-type="float">
            <text:p>19558099</text:p>
          </table:table-cell>
          <table:table-cell/>
          <table:table-cell table:formula="of:=[.D1037]+[.L1036]" office:value-type="float" office:value="108656" calcext:value-type="float">
            <text:p>108656</text:p>
          </table:table-cell>
          <table:table-cell table:formula="of:=[.$E$1]*[.L1037]" office:value-type="float" office:value="19558080" calcext:value-type="float">
            <text:p>19558080</text:p>
          </table:table-cell>
          <table:table-cell table:formula="of:=[.J1037]-[.M1037]" office:value-type="float" office:value="19" calcext:value-type="float">
            <text:p>19</text:p>
          </table:table-cell>
          <table:table-cell table:formula="of:=[.N1037]/[.M1037]*1000000000" office:value-type="float" office:value="971.465501726141" calcext:value-type="float">
            <text:p>971.465501726141</text:p>
          </table:table-cell>
          <table:table-cell table:number-columns-repeated="1009"/>
        </table:table-row>
        <table:table-row table:style-name="ro1">
          <table:table-cell table:formula="of:=[.A1037]" office:value-type="float" office:value="1000" calcext:value-type="float">
            <text:p>1000</text:p>
          </table:table-cell>
          <table:table-cell table:formula="of:=[.J1037]" office:value-type="float" office:value="19558099" calcext:value-type="float">
            <text:p>19558099</text:p>
          </table:table-cell>
          <table:table-cell table:formula="of:=[.I1037]" office:value-type="float" office:value="558080000" calcext:value-type="float">
            <text:p>558080000</text:p>
          </table:table-cell>
          <table:table-cell table:formula="of:=[.D1037]" office:value-type="float" office:value="100" calcext:value-type="float">
            <text:p>100</text:p>
          </table:table-cell>
          <table:table-cell table:formula="of:=[.D1038]*[.$E$2]" office:value-type="float" office:value="18000" calcext:value-type="float">
            <text:p>18000</text:p>
          </table:table-cell>
          <table:table-cell table:formula="of:=[.A1038]*[.$E$2]*[.D1038]" office:value-type="float" office:value="18000000" calcext:value-type="float">
            <text:p>18000000</text:p>
          </table:table-cell>
          <table:table-cell table:formula="of:=[.F1038]+[.C1038]" office:value-type="float" office:value="576080000" calcext:value-type="float">
            <text:p>576080000</text:p>
          </table:table-cell>
          <table:table-cell table:formula="of:=ROUNDDOWN(([.F1038]+[.C1038])/1000000000)" office:value-type="float" office:value="0" calcext:value-type="float">
            <text:p>0</text:p>
          </table:table-cell>
          <table:table-cell table:formula="of:=IF([.G1038]&gt;=0;MOD([.G1038];1000000000);-MOD(-[.G1038];1000000000))" office:value-type="float" office:value="576080000" calcext:value-type="float">
            <text:p>576080000</text:p>
          </table:table-cell>
          <table:table-cell table:formula="of:=[.B1038]+[.E1038]+[.H1038]" office:value-type="float" office:value="19576099" calcext:value-type="float">
            <text:p>19576099</text:p>
          </table:table-cell>
          <table:table-cell/>
          <table:table-cell table:formula="of:=[.D1038]+[.L1037]" office:value-type="float" office:value="108756" calcext:value-type="float">
            <text:p>108756</text:p>
          </table:table-cell>
          <table:table-cell table:formula="of:=[.$E$1]*[.L1038]" office:value-type="float" office:value="19576080" calcext:value-type="float">
            <text:p>19576080</text:p>
          </table:table-cell>
          <table:table-cell table:formula="of:=[.J1038]-[.M1038]" office:value-type="float" office:value="19" calcext:value-type="float">
            <text:p>19</text:p>
          </table:table-cell>
          <table:table-cell table:formula="of:=[.N1038]/[.M1038]*1000000000" office:value-type="float" office:value="970.572249398245" calcext:value-type="float">
            <text:p>970.572249398245</text:p>
          </table:table-cell>
          <table:table-cell table:number-columns-repeated="1009"/>
        </table:table-row>
        <table:table-row table:style-name="ro1">
          <table:table-cell table:formula="of:=[.A1038]" office:value-type="float" office:value="1000" calcext:value-type="float">
            <text:p>1000</text:p>
          </table:table-cell>
          <table:table-cell table:formula="of:=[.J1038]" office:value-type="float" office:value="19576099" calcext:value-type="float">
            <text:p>19576099</text:p>
          </table:table-cell>
          <table:table-cell table:formula="of:=[.I1038]" office:value-type="float" office:value="576080000" calcext:value-type="float">
            <text:p>576080000</text:p>
          </table:table-cell>
          <table:table-cell table:formula="of:=[.D1038]" office:value-type="float" office:value="100" calcext:value-type="float">
            <text:p>100</text:p>
          </table:table-cell>
          <table:table-cell table:formula="of:=[.D1039]*[.$E$2]" office:value-type="float" office:value="18000" calcext:value-type="float">
            <text:p>18000</text:p>
          </table:table-cell>
          <table:table-cell table:formula="of:=[.A1039]*[.$E$2]*[.D1039]" office:value-type="float" office:value="18000000" calcext:value-type="float">
            <text:p>18000000</text:p>
          </table:table-cell>
          <table:table-cell table:formula="of:=[.F1039]+[.C1039]" office:value-type="float" office:value="594080000" calcext:value-type="float">
            <text:p>594080000</text:p>
          </table:table-cell>
          <table:table-cell table:formula="of:=ROUNDDOWN(([.F1039]+[.C1039])/1000000000)" office:value-type="float" office:value="0" calcext:value-type="float">
            <text:p>0</text:p>
          </table:table-cell>
          <table:table-cell table:formula="of:=IF([.G1039]&gt;=0;MOD([.G1039];1000000000);-MOD(-[.G1039];1000000000))" office:value-type="float" office:value="594080000" calcext:value-type="float">
            <text:p>594080000</text:p>
          </table:table-cell>
          <table:table-cell table:formula="of:=[.B1039]+[.E1039]+[.H1039]" office:value-type="float" office:value="19594099" calcext:value-type="float">
            <text:p>19594099</text:p>
          </table:table-cell>
          <table:table-cell/>
          <table:table-cell table:formula="of:=[.D1039]+[.L1038]" office:value-type="float" office:value="108856" calcext:value-type="float">
            <text:p>108856</text:p>
          </table:table-cell>
          <table:table-cell table:formula="of:=[.$E$1]*[.L1039]" office:value-type="float" office:value="19594080" calcext:value-type="float">
            <text:p>19594080</text:p>
          </table:table-cell>
          <table:table-cell table:formula="of:=[.J1039]-[.M1039]" office:value-type="float" office:value="19" calcext:value-type="float">
            <text:p>19</text:p>
          </table:table-cell>
          <table:table-cell table:formula="of:=[.N1039]/[.M1039]*1000000000" office:value-type="float" office:value="969.680638233589" calcext:value-type="float">
            <text:p>969.680638233589</text:p>
          </table:table-cell>
          <table:table-cell table:number-columns-repeated="1009"/>
        </table:table-row>
        <table:table-row table:style-name="ro1">
          <table:table-cell table:formula="of:=[.A1039]" office:value-type="float" office:value="1000" calcext:value-type="float">
            <text:p>1000</text:p>
          </table:table-cell>
          <table:table-cell table:formula="of:=[.J1039]" office:value-type="float" office:value="19594099" calcext:value-type="float">
            <text:p>19594099</text:p>
          </table:table-cell>
          <table:table-cell table:formula="of:=[.I1039]" office:value-type="float" office:value="594080000" calcext:value-type="float">
            <text:p>594080000</text:p>
          </table:table-cell>
          <table:table-cell table:formula="of:=[.D1039]" office:value-type="float" office:value="100" calcext:value-type="float">
            <text:p>100</text:p>
          </table:table-cell>
          <table:table-cell table:formula="of:=[.D1040]*[.$E$2]" office:value-type="float" office:value="18000" calcext:value-type="float">
            <text:p>18000</text:p>
          </table:table-cell>
          <table:table-cell table:formula="of:=[.A1040]*[.$E$2]*[.D1040]" office:value-type="float" office:value="18000000" calcext:value-type="float">
            <text:p>18000000</text:p>
          </table:table-cell>
          <table:table-cell table:formula="of:=[.F1040]+[.C1040]" office:value-type="float" office:value="612080000" calcext:value-type="float">
            <text:p>612080000</text:p>
          </table:table-cell>
          <table:table-cell table:formula="of:=ROUNDDOWN(([.F1040]+[.C1040])/1000000000)" office:value-type="float" office:value="0" calcext:value-type="float">
            <text:p>0</text:p>
          </table:table-cell>
          <table:table-cell table:formula="of:=IF([.G1040]&gt;=0;MOD([.G1040];1000000000);-MOD(-[.G1040];1000000000))" office:value-type="float" office:value="612080000" calcext:value-type="float">
            <text:p>612080000</text:p>
          </table:table-cell>
          <table:table-cell table:formula="of:=[.B1040]+[.E1040]+[.H1040]" office:value-type="float" office:value="19612099" calcext:value-type="float">
            <text:p>19612099</text:p>
          </table:table-cell>
          <table:table-cell/>
          <table:table-cell table:formula="of:=[.D1040]+[.L1039]" office:value-type="float" office:value="108956" calcext:value-type="float">
            <text:p>108956</text:p>
          </table:table-cell>
          <table:table-cell table:formula="of:=[.$E$1]*[.L1040]" office:value-type="float" office:value="19612080" calcext:value-type="float">
            <text:p>19612080</text:p>
          </table:table-cell>
          <table:table-cell table:formula="of:=[.J1040]-[.M1040]" office:value-type="float" office:value="19" calcext:value-type="float">
            <text:p>19</text:p>
          </table:table-cell>
          <table:table-cell table:formula="of:=[.N1040]/[.M1040]*1000000000" office:value-type="float" office:value="968.790663713385" calcext:value-type="float">
            <text:p>968.790663713385</text:p>
          </table:table-cell>
          <table:table-cell table:number-columns-repeated="1009"/>
        </table:table-row>
        <table:table-row table:style-name="ro1">
          <table:table-cell table:formula="of:=[.A1040]" office:value-type="float" office:value="1000" calcext:value-type="float">
            <text:p>1000</text:p>
          </table:table-cell>
          <table:table-cell table:formula="of:=[.J1040]" office:value-type="float" office:value="19612099" calcext:value-type="float">
            <text:p>19612099</text:p>
          </table:table-cell>
          <table:table-cell table:formula="of:=[.I1040]" office:value-type="float" office:value="612080000" calcext:value-type="float">
            <text:p>612080000</text:p>
          </table:table-cell>
          <table:table-cell table:formula="of:=[.D1040]" office:value-type="float" office:value="100" calcext:value-type="float">
            <text:p>100</text:p>
          </table:table-cell>
          <table:table-cell table:formula="of:=[.D1041]*[.$E$2]" office:value-type="float" office:value="18000" calcext:value-type="float">
            <text:p>18000</text:p>
          </table:table-cell>
          <table:table-cell table:formula="of:=[.A1041]*[.$E$2]*[.D1041]" office:value-type="float" office:value="18000000" calcext:value-type="float">
            <text:p>18000000</text:p>
          </table:table-cell>
          <table:table-cell table:formula="of:=[.F1041]+[.C1041]" office:value-type="float" office:value="630080000" calcext:value-type="float">
            <text:p>630080000</text:p>
          </table:table-cell>
          <table:table-cell table:formula="of:=ROUNDDOWN(([.F1041]+[.C1041])/1000000000)" office:value-type="float" office:value="0" calcext:value-type="float">
            <text:p>0</text:p>
          </table:table-cell>
          <table:table-cell table:formula="of:=IF([.G1041]&gt;=0;MOD([.G1041];1000000000);-MOD(-[.G1041];1000000000))" office:value-type="float" office:value="630080000" calcext:value-type="float">
            <text:p>630080000</text:p>
          </table:table-cell>
          <table:table-cell table:formula="of:=[.B1041]+[.E1041]+[.H1041]" office:value-type="float" office:value="19630099" calcext:value-type="float">
            <text:p>19630099</text:p>
          </table:table-cell>
          <table:table-cell/>
          <table:table-cell table:formula="of:=[.D1041]+[.L1040]" office:value-type="float" office:value="109056" calcext:value-type="float">
            <text:p>109056</text:p>
          </table:table-cell>
          <table:table-cell table:formula="of:=[.$E$1]*[.L1041]" office:value-type="float" office:value="19630080" calcext:value-type="float">
            <text:p>19630080</text:p>
          </table:table-cell>
          <table:table-cell table:formula="of:=[.J1041]-[.M1041]" office:value-type="float" office:value="19" calcext:value-type="float">
            <text:p>19</text:p>
          </table:table-cell>
          <table:table-cell table:formula="of:=[.N1041]/[.M1041]*1000000000" office:value-type="float" office:value="967.90232133542" calcext:value-type="float">
            <text:p>967.90232133542</text:p>
          </table:table-cell>
          <table:table-cell table:number-columns-repeated="1009"/>
        </table:table-row>
        <table:table-row table:style-name="ro1">
          <table:table-cell table:formula="of:=[.A1041]" office:value-type="float" office:value="1000" calcext:value-type="float">
            <text:p>1000</text:p>
          </table:table-cell>
          <table:table-cell table:formula="of:=[.J1041]" office:value-type="float" office:value="19630099" calcext:value-type="float">
            <text:p>19630099</text:p>
          </table:table-cell>
          <table:table-cell table:formula="of:=[.I1041]" office:value-type="float" office:value="630080000" calcext:value-type="float">
            <text:p>630080000</text:p>
          </table:table-cell>
          <table:table-cell table:formula="of:=[.D1041]" office:value-type="float" office:value="100" calcext:value-type="float">
            <text:p>100</text:p>
          </table:table-cell>
          <table:table-cell table:formula="of:=[.D1042]*[.$E$2]" office:value-type="float" office:value="18000" calcext:value-type="float">
            <text:p>18000</text:p>
          </table:table-cell>
          <table:table-cell table:formula="of:=[.A1042]*[.$E$2]*[.D1042]" office:value-type="float" office:value="18000000" calcext:value-type="float">
            <text:p>18000000</text:p>
          </table:table-cell>
          <table:table-cell table:formula="of:=[.F1042]+[.C1042]" office:value-type="float" office:value="648080000" calcext:value-type="float">
            <text:p>648080000</text:p>
          </table:table-cell>
          <table:table-cell table:formula="of:=ROUNDDOWN(([.F1042]+[.C1042])/1000000000)" office:value-type="float" office:value="0" calcext:value-type="float">
            <text:p>0</text:p>
          </table:table-cell>
          <table:table-cell table:formula="of:=IF([.G1042]&gt;=0;MOD([.G1042];1000000000);-MOD(-[.G1042];1000000000))" office:value-type="float" office:value="648080000" calcext:value-type="float">
            <text:p>648080000</text:p>
          </table:table-cell>
          <table:table-cell table:formula="of:=[.B1042]+[.E1042]+[.H1042]" office:value-type="float" office:value="19648099" calcext:value-type="float">
            <text:p>19648099</text:p>
          </table:table-cell>
          <table:table-cell/>
          <table:table-cell table:formula="of:=[.D1042]+[.L1041]" office:value-type="float" office:value="109156" calcext:value-type="float">
            <text:p>109156</text:p>
          </table:table-cell>
          <table:table-cell table:formula="of:=[.$E$1]*[.L1042]" office:value-type="float" office:value="19648080" calcext:value-type="float">
            <text:p>19648080</text:p>
          </table:table-cell>
          <table:table-cell table:formula="of:=[.J1042]-[.M1042]" office:value-type="float" office:value="19" calcext:value-type="float">
            <text:p>19</text:p>
          </table:table-cell>
          <table:table-cell table:formula="of:=[.N1042]/[.M1042]*1000000000" office:value-type="float" office:value="967.01560661398" calcext:value-type="float">
            <text:p>967.01560661398</text:p>
          </table:table-cell>
          <table:table-cell table:number-columns-repeated="1009"/>
        </table:table-row>
        <table:table-row table:style-name="ro1">
          <table:table-cell table:formula="of:=[.A1042]" office:value-type="float" office:value="1000" calcext:value-type="float">
            <text:p>1000</text:p>
          </table:table-cell>
          <table:table-cell table:formula="of:=[.J1042]" office:value-type="float" office:value="19648099" calcext:value-type="float">
            <text:p>19648099</text:p>
          </table:table-cell>
          <table:table-cell table:formula="of:=[.I1042]" office:value-type="float" office:value="648080000" calcext:value-type="float">
            <text:p>648080000</text:p>
          </table:table-cell>
          <table:table-cell table:formula="of:=[.D1042]" office:value-type="float" office:value="100" calcext:value-type="float">
            <text:p>100</text:p>
          </table:table-cell>
          <table:table-cell table:formula="of:=[.D1043]*[.$E$2]" office:value-type="float" office:value="18000" calcext:value-type="float">
            <text:p>18000</text:p>
          </table:table-cell>
          <table:table-cell table:formula="of:=[.A1043]*[.$E$2]*[.D1043]" office:value-type="float" office:value="18000000" calcext:value-type="float">
            <text:p>18000000</text:p>
          </table:table-cell>
          <table:table-cell table:formula="of:=[.F1043]+[.C1043]" office:value-type="float" office:value="666080000" calcext:value-type="float">
            <text:p>666080000</text:p>
          </table:table-cell>
          <table:table-cell table:formula="of:=ROUNDDOWN(([.F1043]+[.C1043])/1000000000)" office:value-type="float" office:value="0" calcext:value-type="float">
            <text:p>0</text:p>
          </table:table-cell>
          <table:table-cell table:formula="of:=IF([.G1043]&gt;=0;MOD([.G1043];1000000000);-MOD(-[.G1043];1000000000))" office:value-type="float" office:value="666080000" calcext:value-type="float">
            <text:p>666080000</text:p>
          </table:table-cell>
          <table:table-cell table:formula="of:=[.B1043]+[.E1043]+[.H1043]" office:value-type="float" office:value="19666099" calcext:value-type="float">
            <text:p>19666099</text:p>
          </table:table-cell>
          <table:table-cell/>
          <table:table-cell table:formula="of:=[.D1043]+[.L1042]" office:value-type="float" office:value="109256" calcext:value-type="float">
            <text:p>109256</text:p>
          </table:table-cell>
          <table:table-cell table:formula="of:=[.$E$1]*[.L1043]" office:value-type="float" office:value="19666080" calcext:value-type="float">
            <text:p>19666080</text:p>
          </table:table-cell>
          <table:table-cell table:formula="of:=[.J1043]-[.M1043]" office:value-type="float" office:value="19" calcext:value-type="float">
            <text:p>19</text:p>
          </table:table-cell>
          <table:table-cell table:formula="of:=[.N1043]/[.M1043]*1000000000" office:value-type="float" office:value="966.130515079772" calcext:value-type="float">
            <text:p>966.130515079772</text:p>
          </table:table-cell>
          <table:table-cell table:number-columns-repeated="1009"/>
        </table:table-row>
        <table:table-row table:style-name="ro1">
          <table:table-cell table:formula="of:=[.A1043]" office:value-type="float" office:value="1000" calcext:value-type="float">
            <text:p>1000</text:p>
          </table:table-cell>
          <table:table-cell table:formula="of:=[.J1043]" office:value-type="float" office:value="19666099" calcext:value-type="float">
            <text:p>19666099</text:p>
          </table:table-cell>
          <table:table-cell table:formula="of:=[.I1043]" office:value-type="float" office:value="666080000" calcext:value-type="float">
            <text:p>666080000</text:p>
          </table:table-cell>
          <table:table-cell table:formula="of:=[.D1043]" office:value-type="float" office:value="100" calcext:value-type="float">
            <text:p>100</text:p>
          </table:table-cell>
          <table:table-cell table:formula="of:=[.D1044]*[.$E$2]" office:value-type="float" office:value="18000" calcext:value-type="float">
            <text:p>18000</text:p>
          </table:table-cell>
          <table:table-cell table:formula="of:=[.A1044]*[.$E$2]*[.D1044]" office:value-type="float" office:value="18000000" calcext:value-type="float">
            <text:p>18000000</text:p>
          </table:table-cell>
          <table:table-cell table:formula="of:=[.F1044]+[.C1044]" office:value-type="float" office:value="684080000" calcext:value-type="float">
            <text:p>684080000</text:p>
          </table:table-cell>
          <table:table-cell table:formula="of:=ROUNDDOWN(([.F1044]+[.C1044])/1000000000)" office:value-type="float" office:value="0" calcext:value-type="float">
            <text:p>0</text:p>
          </table:table-cell>
          <table:table-cell table:formula="of:=IF([.G1044]&gt;=0;MOD([.G1044];1000000000);-MOD(-[.G1044];1000000000))" office:value-type="float" office:value="684080000" calcext:value-type="float">
            <text:p>684080000</text:p>
          </table:table-cell>
          <table:table-cell table:formula="of:=[.B1044]+[.E1044]+[.H1044]" office:value-type="float" office:value="19684099" calcext:value-type="float">
            <text:p>19684099</text:p>
          </table:table-cell>
          <table:table-cell/>
          <table:table-cell table:formula="of:=[.D1044]+[.L1043]" office:value-type="float" office:value="109356" calcext:value-type="float">
            <text:p>109356</text:p>
          </table:table-cell>
          <table:table-cell table:formula="of:=[.$E$1]*[.L1044]" office:value-type="float" office:value="19684080" calcext:value-type="float">
            <text:p>19684080</text:p>
          </table:table-cell>
          <table:table-cell table:formula="of:=[.J1044]-[.M1044]" office:value-type="float" office:value="19" calcext:value-type="float">
            <text:p>19</text:p>
          </table:table-cell>
          <table:table-cell table:formula="of:=[.N1044]/[.M1044]*1000000000" office:value-type="float" office:value="965.247042279852" calcext:value-type="float">
            <text:p>965.247042279852</text:p>
          </table:table-cell>
          <table:table-cell table:number-columns-repeated="1009"/>
        </table:table-row>
        <table:table-row table:style-name="ro1">
          <table:table-cell table:formula="of:=[.A1044]" office:value-type="float" office:value="1000" calcext:value-type="float">
            <text:p>1000</text:p>
          </table:table-cell>
          <table:table-cell table:formula="of:=[.J1044]" office:value-type="float" office:value="19684099" calcext:value-type="float">
            <text:p>19684099</text:p>
          </table:table-cell>
          <table:table-cell table:formula="of:=[.I1044]" office:value-type="float" office:value="684080000" calcext:value-type="float">
            <text:p>684080000</text:p>
          </table:table-cell>
          <table:table-cell table:formula="of:=[.D1044]" office:value-type="float" office:value="100" calcext:value-type="float">
            <text:p>100</text:p>
          </table:table-cell>
          <table:table-cell table:formula="of:=[.D1045]*[.$E$2]" office:value-type="float" office:value="18000" calcext:value-type="float">
            <text:p>18000</text:p>
          </table:table-cell>
          <table:table-cell table:formula="of:=[.A1045]*[.$E$2]*[.D1045]" office:value-type="float" office:value="18000000" calcext:value-type="float">
            <text:p>18000000</text:p>
          </table:table-cell>
          <table:table-cell table:formula="of:=[.F1045]+[.C1045]" office:value-type="float" office:value="702080000" calcext:value-type="float">
            <text:p>702080000</text:p>
          </table:table-cell>
          <table:table-cell table:formula="of:=ROUNDDOWN(([.F1045]+[.C1045])/1000000000)" office:value-type="float" office:value="0" calcext:value-type="float">
            <text:p>0</text:p>
          </table:table-cell>
          <table:table-cell table:formula="of:=IF([.G1045]&gt;=0;MOD([.G1045];1000000000);-MOD(-[.G1045];1000000000))" office:value-type="float" office:value="702080000" calcext:value-type="float">
            <text:p>702080000</text:p>
          </table:table-cell>
          <table:table-cell table:formula="of:=[.B1045]+[.E1045]+[.H1045]" office:value-type="float" office:value="19702099" calcext:value-type="float">
            <text:p>19702099</text:p>
          </table:table-cell>
          <table:table-cell/>
          <table:table-cell table:formula="of:=[.D1045]+[.L1044]" office:value-type="float" office:value="109456" calcext:value-type="float">
            <text:p>109456</text:p>
          </table:table-cell>
          <table:table-cell table:formula="of:=[.$E$1]*[.L1045]" office:value-type="float" office:value="19702080" calcext:value-type="float">
            <text:p>19702080</text:p>
          </table:table-cell>
          <table:table-cell table:formula="of:=[.J1045]-[.M1045]" office:value-type="float" office:value="19" calcext:value-type="float">
            <text:p>19</text:p>
          </table:table-cell>
          <table:table-cell table:formula="of:=[.N1045]/[.M1045]*1000000000" office:value-type="float" office:value="964.36518377755" calcext:value-type="float">
            <text:p>964.36518377755</text:p>
          </table:table-cell>
          <table:table-cell table:number-columns-repeated="1009"/>
        </table:table-row>
        <table:table-row table:style-name="ro1">
          <table:table-cell table:formula="of:=[.A1045]" office:value-type="float" office:value="1000" calcext:value-type="float">
            <text:p>1000</text:p>
          </table:table-cell>
          <table:table-cell table:formula="of:=[.J1045]" office:value-type="float" office:value="19702099" calcext:value-type="float">
            <text:p>19702099</text:p>
          </table:table-cell>
          <table:table-cell table:formula="of:=[.I1045]" office:value-type="float" office:value="702080000" calcext:value-type="float">
            <text:p>702080000</text:p>
          </table:table-cell>
          <table:table-cell table:formula="of:=[.D1045]" office:value-type="float" office:value="100" calcext:value-type="float">
            <text:p>100</text:p>
          </table:table-cell>
          <table:table-cell table:formula="of:=[.D1046]*[.$E$2]" office:value-type="float" office:value="18000" calcext:value-type="float">
            <text:p>18000</text:p>
          </table:table-cell>
          <table:table-cell table:formula="of:=[.A1046]*[.$E$2]*[.D1046]" office:value-type="float" office:value="18000000" calcext:value-type="float">
            <text:p>18000000</text:p>
          </table:table-cell>
          <table:table-cell table:formula="of:=[.F1046]+[.C1046]" office:value-type="float" office:value="720080000" calcext:value-type="float">
            <text:p>720080000</text:p>
          </table:table-cell>
          <table:table-cell table:formula="of:=ROUNDDOWN(([.F1046]+[.C1046])/1000000000)" office:value-type="float" office:value="0" calcext:value-type="float">
            <text:p>0</text:p>
          </table:table-cell>
          <table:table-cell table:formula="of:=IF([.G1046]&gt;=0;MOD([.G1046];1000000000);-MOD(-[.G1046];1000000000))" office:value-type="float" office:value="720080000" calcext:value-type="float">
            <text:p>720080000</text:p>
          </table:table-cell>
          <table:table-cell table:formula="of:=[.B1046]+[.E1046]+[.H1046]" office:value-type="float" office:value="19720099" calcext:value-type="float">
            <text:p>19720099</text:p>
          </table:table-cell>
          <table:table-cell/>
          <table:table-cell table:formula="of:=[.D1046]+[.L1045]" office:value-type="float" office:value="109556" calcext:value-type="float">
            <text:p>109556</text:p>
          </table:table-cell>
          <table:table-cell table:formula="of:=[.$E$1]*[.L1046]" office:value-type="float" office:value="19720080" calcext:value-type="float">
            <text:p>19720080</text:p>
          </table:table-cell>
          <table:table-cell table:formula="of:=[.J1046]-[.M1046]" office:value-type="float" office:value="19" calcext:value-type="float">
            <text:p>19</text:p>
          </table:table-cell>
          <table:table-cell table:formula="of:=[.N1046]/[.M1046]*1000000000" office:value-type="float" office:value="963.484935152393" calcext:value-type="float">
            <text:p>963.484935152393</text:p>
          </table:table-cell>
          <table:table-cell table:number-columns-repeated="1009"/>
        </table:table-row>
        <table:table-row table:style-name="ro1">
          <table:table-cell table:formula="of:=[.A1046]" office:value-type="float" office:value="1000" calcext:value-type="float">
            <text:p>1000</text:p>
          </table:table-cell>
          <table:table-cell table:formula="of:=[.J1046]" office:value-type="float" office:value="19720099" calcext:value-type="float">
            <text:p>19720099</text:p>
          </table:table-cell>
          <table:table-cell table:formula="of:=[.I1046]" office:value-type="float" office:value="720080000" calcext:value-type="float">
            <text:p>720080000</text:p>
          </table:table-cell>
          <table:table-cell table:formula="of:=[.D1046]" office:value-type="float" office:value="100" calcext:value-type="float">
            <text:p>100</text:p>
          </table:table-cell>
          <table:table-cell table:formula="of:=[.D1047]*[.$E$2]" office:value-type="float" office:value="18000" calcext:value-type="float">
            <text:p>18000</text:p>
          </table:table-cell>
          <table:table-cell table:formula="of:=[.A1047]*[.$E$2]*[.D1047]" office:value-type="float" office:value="18000000" calcext:value-type="float">
            <text:p>18000000</text:p>
          </table:table-cell>
          <table:table-cell table:formula="of:=[.F1047]+[.C1047]" office:value-type="float" office:value="738080000" calcext:value-type="float">
            <text:p>738080000</text:p>
          </table:table-cell>
          <table:table-cell table:formula="of:=ROUNDDOWN(([.F1047]+[.C1047])/1000000000)" office:value-type="float" office:value="0" calcext:value-type="float">
            <text:p>0</text:p>
          </table:table-cell>
          <table:table-cell table:formula="of:=IF([.G1047]&gt;=0;MOD([.G1047];1000000000);-MOD(-[.G1047];1000000000))" office:value-type="float" office:value="738080000" calcext:value-type="float">
            <text:p>738080000</text:p>
          </table:table-cell>
          <table:table-cell table:formula="of:=[.B1047]+[.E1047]+[.H1047]" office:value-type="float" office:value="19738099" calcext:value-type="float">
            <text:p>19738099</text:p>
          </table:table-cell>
          <table:table-cell/>
          <table:table-cell table:formula="of:=[.D1047]+[.L1046]" office:value-type="float" office:value="109656" calcext:value-type="float">
            <text:p>109656</text:p>
          </table:table-cell>
          <table:table-cell table:formula="of:=[.$E$1]*[.L1047]" office:value-type="float" office:value="19738080" calcext:value-type="float">
            <text:p>19738080</text:p>
          </table:table-cell>
          <table:table-cell table:formula="of:=[.J1047]-[.M1047]" office:value-type="float" office:value="19" calcext:value-type="float">
            <text:p>19</text:p>
          </table:table-cell>
          <table:table-cell table:formula="of:=[.N1047]/[.M1047]*1000000000" office:value-type="float" office:value="962.606292000032" calcext:value-type="float">
            <text:p>962.606292000032</text:p>
          </table:table-cell>
          <table:table-cell table:number-columns-repeated="1009"/>
        </table:table-row>
        <table:table-row table:style-name="ro1">
          <table:table-cell table:formula="of:=[.A1047]" office:value-type="float" office:value="1000" calcext:value-type="float">
            <text:p>1000</text:p>
          </table:table-cell>
          <table:table-cell table:formula="of:=[.J1047]" office:value-type="float" office:value="19738099" calcext:value-type="float">
            <text:p>19738099</text:p>
          </table:table-cell>
          <table:table-cell table:formula="of:=[.I1047]" office:value-type="float" office:value="738080000" calcext:value-type="float">
            <text:p>738080000</text:p>
          </table:table-cell>
          <table:table-cell table:formula="of:=[.D1047]" office:value-type="float" office:value="100" calcext:value-type="float">
            <text:p>100</text:p>
          </table:table-cell>
          <table:table-cell table:formula="of:=[.D1048]*[.$E$2]" office:value-type="float" office:value="18000" calcext:value-type="float">
            <text:p>18000</text:p>
          </table:table-cell>
          <table:table-cell table:formula="of:=[.A1048]*[.$E$2]*[.D1048]" office:value-type="float" office:value="18000000" calcext:value-type="float">
            <text:p>18000000</text:p>
          </table:table-cell>
          <table:table-cell table:formula="of:=[.F1048]+[.C1048]" office:value-type="float" office:value="756080000" calcext:value-type="float">
            <text:p>756080000</text:p>
          </table:table-cell>
          <table:table-cell table:formula="of:=ROUNDDOWN(([.F1048]+[.C1048])/1000000000)" office:value-type="float" office:value="0" calcext:value-type="float">
            <text:p>0</text:p>
          </table:table-cell>
          <table:table-cell table:formula="of:=IF([.G1048]&gt;=0;MOD([.G1048];1000000000);-MOD(-[.G1048];1000000000))" office:value-type="float" office:value="756080000" calcext:value-type="float">
            <text:p>756080000</text:p>
          </table:table-cell>
          <table:table-cell table:formula="of:=[.B1048]+[.E1048]+[.H1048]" office:value-type="float" office:value="19756099" calcext:value-type="float">
            <text:p>19756099</text:p>
          </table:table-cell>
          <table:table-cell/>
          <table:table-cell table:formula="of:=[.D1048]+[.L1047]" office:value-type="float" office:value="109756" calcext:value-type="float">
            <text:p>109756</text:p>
          </table:table-cell>
          <table:table-cell table:formula="of:=[.$E$1]*[.L1048]" office:value-type="float" office:value="19756080" calcext:value-type="float">
            <text:p>19756080</text:p>
          </table:table-cell>
          <table:table-cell table:formula="of:=[.J1048]-[.M1048]" office:value-type="float" office:value="19" calcext:value-type="float">
            <text:p>19</text:p>
          </table:table-cell>
          <table:table-cell table:formula="of:=[.N1048]/[.M1048]*1000000000" office:value-type="float" office:value="961.729249932173" calcext:value-type="float">
            <text:p>961.729249932173</text:p>
          </table:table-cell>
          <table:table-cell table:number-columns-repeated="1009"/>
        </table:table-row>
        <table:table-row table:style-name="ro1">
          <table:table-cell table:formula="of:=[.A1048]" office:value-type="float" office:value="1000" calcext:value-type="float">
            <text:p>1000</text:p>
          </table:table-cell>
          <table:table-cell table:formula="of:=[.J1048]" office:value-type="float" office:value="19756099" calcext:value-type="float">
            <text:p>19756099</text:p>
          </table:table-cell>
          <table:table-cell table:formula="of:=[.I1048]" office:value-type="float" office:value="756080000" calcext:value-type="float">
            <text:p>756080000</text:p>
          </table:table-cell>
          <table:table-cell table:formula="of:=[.D1048]" office:value-type="float" office:value="100" calcext:value-type="float">
            <text:p>100</text:p>
          </table:table-cell>
          <table:table-cell table:formula="of:=[.D1049]*[.$E$2]" office:value-type="float" office:value="18000" calcext:value-type="float">
            <text:p>18000</text:p>
          </table:table-cell>
          <table:table-cell table:formula="of:=[.A1049]*[.$E$2]*[.D1049]" office:value-type="float" office:value="18000000" calcext:value-type="float">
            <text:p>18000000</text:p>
          </table:table-cell>
          <table:table-cell table:formula="of:=[.F1049]+[.C1049]" office:value-type="float" office:value="774080000" calcext:value-type="float">
            <text:p>774080000</text:p>
          </table:table-cell>
          <table:table-cell table:formula="of:=ROUNDDOWN(([.F1049]+[.C1049])/1000000000)" office:value-type="float" office:value="0" calcext:value-type="float">
            <text:p>0</text:p>
          </table:table-cell>
          <table:table-cell table:formula="of:=IF([.G1049]&gt;=0;MOD([.G1049];1000000000);-MOD(-[.G1049];1000000000))" office:value-type="float" office:value="774080000" calcext:value-type="float">
            <text:p>774080000</text:p>
          </table:table-cell>
          <table:table-cell table:formula="of:=[.B1049]+[.E1049]+[.H1049]" office:value-type="float" office:value="19774099" calcext:value-type="float">
            <text:p>19774099</text:p>
          </table:table-cell>
          <table:table-cell/>
          <table:table-cell table:formula="of:=[.D1049]+[.L1048]" office:value-type="float" office:value="109856" calcext:value-type="float">
            <text:p>109856</text:p>
          </table:table-cell>
          <table:table-cell table:formula="of:=[.$E$1]*[.L1049]" office:value-type="float" office:value="19774080" calcext:value-type="float">
            <text:p>19774080</text:p>
          </table:table-cell>
          <table:table-cell table:formula="of:=[.J1049]-[.M1049]" office:value-type="float" office:value="19" calcext:value-type="float">
            <text:p>19</text:p>
          </table:table-cell>
          <table:table-cell table:formula="of:=[.N1049]/[.M1049]*1000000000" office:value-type="float" office:value="960.853804576496" calcext:value-type="float">
            <text:p>960.853804576496</text:p>
          </table:table-cell>
          <table:table-cell table:number-columns-repeated="1009"/>
        </table:table-row>
        <table:table-row table:style-name="ro1">
          <table:table-cell table:formula="of:=[.A1049]" office:value-type="float" office:value="1000" calcext:value-type="float">
            <text:p>1000</text:p>
          </table:table-cell>
          <table:table-cell table:formula="of:=[.J1049]" office:value-type="float" office:value="19774099" calcext:value-type="float">
            <text:p>19774099</text:p>
          </table:table-cell>
          <table:table-cell table:formula="of:=[.I1049]" office:value-type="float" office:value="774080000" calcext:value-type="float">
            <text:p>774080000</text:p>
          </table:table-cell>
          <table:table-cell table:formula="of:=[.D1049]" office:value-type="float" office:value="100" calcext:value-type="float">
            <text:p>100</text:p>
          </table:table-cell>
          <table:table-cell table:formula="of:=[.D1050]*[.$E$2]" office:value-type="float" office:value="18000" calcext:value-type="float">
            <text:p>18000</text:p>
          </table:table-cell>
          <table:table-cell table:formula="of:=[.A1050]*[.$E$2]*[.D1050]" office:value-type="float" office:value="18000000" calcext:value-type="float">
            <text:p>18000000</text:p>
          </table:table-cell>
          <table:table-cell table:formula="of:=[.F1050]+[.C1050]" office:value-type="float" office:value="792080000" calcext:value-type="float">
            <text:p>792080000</text:p>
          </table:table-cell>
          <table:table-cell table:formula="of:=ROUNDDOWN(([.F1050]+[.C1050])/1000000000)" office:value-type="float" office:value="0" calcext:value-type="float">
            <text:p>0</text:p>
          </table:table-cell>
          <table:table-cell table:formula="of:=IF([.G1050]&gt;=0;MOD([.G1050];1000000000);-MOD(-[.G1050];1000000000))" office:value-type="float" office:value="792080000" calcext:value-type="float">
            <text:p>792080000</text:p>
          </table:table-cell>
          <table:table-cell table:formula="of:=[.B1050]+[.E1050]+[.H1050]" office:value-type="float" office:value="19792099" calcext:value-type="float">
            <text:p>19792099</text:p>
          </table:table-cell>
          <table:table-cell/>
          <table:table-cell table:formula="of:=[.D1050]+[.L1049]" office:value-type="float" office:value="109956" calcext:value-type="float">
            <text:p>109956</text:p>
          </table:table-cell>
          <table:table-cell table:formula="of:=[.$E$1]*[.L1050]" office:value-type="float" office:value="19792080" calcext:value-type="float">
            <text:p>19792080</text:p>
          </table:table-cell>
          <table:table-cell table:formula="of:=[.J1050]-[.M1050]" office:value-type="float" office:value="19" calcext:value-type="float">
            <text:p>19</text:p>
          </table:table-cell>
          <table:table-cell table:formula="of:=[.N1050]/[.M1050]*1000000000" office:value-type="float" office:value="959.97995157659" calcext:value-type="float">
            <text:p>959.97995157659</text:p>
          </table:table-cell>
          <table:table-cell table:number-columns-repeated="1009"/>
        </table:table-row>
        <table:table-row table:style-name="ro1">
          <table:table-cell table:formula="of:=[.A1050]" office:value-type="float" office:value="1000" calcext:value-type="float">
            <text:p>1000</text:p>
          </table:table-cell>
          <table:table-cell table:formula="of:=[.J1050]" office:value-type="float" office:value="19792099" calcext:value-type="float">
            <text:p>19792099</text:p>
          </table:table-cell>
          <table:table-cell table:formula="of:=[.I1050]" office:value-type="float" office:value="792080000" calcext:value-type="float">
            <text:p>792080000</text:p>
          </table:table-cell>
          <table:table-cell table:formula="of:=[.D1050]" office:value-type="float" office:value="100" calcext:value-type="float">
            <text:p>100</text:p>
          </table:table-cell>
          <table:table-cell table:formula="of:=[.D1051]*[.$E$2]" office:value-type="float" office:value="18000" calcext:value-type="float">
            <text:p>18000</text:p>
          </table:table-cell>
          <table:table-cell table:formula="of:=[.A1051]*[.$E$2]*[.D1051]" office:value-type="float" office:value="18000000" calcext:value-type="float">
            <text:p>18000000</text:p>
          </table:table-cell>
          <table:table-cell table:formula="of:=[.F1051]+[.C1051]" office:value-type="float" office:value="810080000" calcext:value-type="float">
            <text:p>810080000</text:p>
          </table:table-cell>
          <table:table-cell table:formula="of:=ROUNDDOWN(([.F1051]+[.C1051])/1000000000)" office:value-type="float" office:value="0" calcext:value-type="float">
            <text:p>0</text:p>
          </table:table-cell>
          <table:table-cell table:formula="of:=IF([.G1051]&gt;=0;MOD([.G1051];1000000000);-MOD(-[.G1051];1000000000))" office:value-type="float" office:value="810080000" calcext:value-type="float">
            <text:p>810080000</text:p>
          </table:table-cell>
          <table:table-cell table:formula="of:=[.B1051]+[.E1051]+[.H1051]" office:value-type="float" office:value="19810099" calcext:value-type="float">
            <text:p>19810099</text:p>
          </table:table-cell>
          <table:table-cell/>
          <table:table-cell table:formula="of:=[.D1051]+[.L1050]" office:value-type="float" office:value="110056" calcext:value-type="float">
            <text:p>110056</text:p>
          </table:table-cell>
          <table:table-cell table:formula="of:=[.$E$1]*[.L1051]" office:value-type="float" office:value="19810080" calcext:value-type="float">
            <text:p>19810080</text:p>
          </table:table-cell>
          <table:table-cell table:formula="of:=[.J1051]-[.M1051]" office:value-type="float" office:value="19" calcext:value-type="float">
            <text:p>19</text:p>
          </table:table-cell>
          <table:table-cell table:formula="of:=[.N1051]/[.M1051]*1000000000" office:value-type="float" office:value="959.107686591877" calcext:value-type="float">
            <text:p>959.107686591877</text:p>
          </table:table-cell>
          <table:table-cell table:number-columns-repeated="1009"/>
        </table:table-row>
        <table:table-row table:style-name="ro1">
          <table:table-cell table:formula="of:=[.A1051]" office:value-type="float" office:value="1000" calcext:value-type="float">
            <text:p>1000</text:p>
          </table:table-cell>
          <table:table-cell table:formula="of:=[.J1051]" office:value-type="float" office:value="19810099" calcext:value-type="float">
            <text:p>19810099</text:p>
          </table:table-cell>
          <table:table-cell table:formula="of:=[.I1051]" office:value-type="float" office:value="810080000" calcext:value-type="float">
            <text:p>810080000</text:p>
          </table:table-cell>
          <table:table-cell table:formula="of:=[.D1051]" office:value-type="float" office:value="100" calcext:value-type="float">
            <text:p>100</text:p>
          </table:table-cell>
          <table:table-cell table:formula="of:=[.D1052]*[.$E$2]" office:value-type="float" office:value="18000" calcext:value-type="float">
            <text:p>18000</text:p>
          </table:table-cell>
          <table:table-cell table:formula="of:=[.A1052]*[.$E$2]*[.D1052]" office:value-type="float" office:value="18000000" calcext:value-type="float">
            <text:p>18000000</text:p>
          </table:table-cell>
          <table:table-cell table:formula="of:=[.F1052]+[.C1052]" office:value-type="float" office:value="828080000" calcext:value-type="float">
            <text:p>828080000</text:p>
          </table:table-cell>
          <table:table-cell table:formula="of:=ROUNDDOWN(([.F1052]+[.C1052])/1000000000)" office:value-type="float" office:value="0" calcext:value-type="float">
            <text:p>0</text:p>
          </table:table-cell>
          <table:table-cell table:formula="of:=IF([.G1052]&gt;=0;MOD([.G1052];1000000000);-MOD(-[.G1052];1000000000))" office:value-type="float" office:value="828080000" calcext:value-type="float">
            <text:p>828080000</text:p>
          </table:table-cell>
          <table:table-cell table:formula="of:=[.B1052]+[.E1052]+[.H1052]" office:value-type="float" office:value="19828099" calcext:value-type="float">
            <text:p>19828099</text:p>
          </table:table-cell>
          <table:table-cell/>
          <table:table-cell table:formula="of:=[.D1052]+[.L1051]" office:value-type="float" office:value="110156" calcext:value-type="float">
            <text:p>110156</text:p>
          </table:table-cell>
          <table:table-cell table:formula="of:=[.$E$1]*[.L1052]" office:value-type="float" office:value="19828080" calcext:value-type="float">
            <text:p>19828080</text:p>
          </table:table-cell>
          <table:table-cell table:formula="of:=[.J1052]-[.M1052]" office:value-type="float" office:value="19" calcext:value-type="float">
            <text:p>19</text:p>
          </table:table-cell>
          <table:table-cell table:formula="of:=[.N1052]/[.M1052]*1000000000" office:value-type="float" office:value="958.237005297537" calcext:value-type="float">
            <text:p>958.237005297537</text:p>
          </table:table-cell>
          <table:table-cell table:number-columns-repeated="1009"/>
        </table:table-row>
        <table:table-row table:style-name="ro1">
          <table:table-cell table:formula="of:=[.A1052]" office:value-type="float" office:value="1000" calcext:value-type="float">
            <text:p>1000</text:p>
          </table:table-cell>
          <table:table-cell table:formula="of:=[.J1052]" office:value-type="float" office:value="19828099" calcext:value-type="float">
            <text:p>19828099</text:p>
          </table:table-cell>
          <table:table-cell table:formula="of:=[.I1052]" office:value-type="float" office:value="828080000" calcext:value-type="float">
            <text:p>828080000</text:p>
          </table:table-cell>
          <table:table-cell table:formula="of:=[.D1052]" office:value-type="float" office:value="100" calcext:value-type="float">
            <text:p>100</text:p>
          </table:table-cell>
          <table:table-cell table:formula="of:=[.D1053]*[.$E$2]" office:value-type="float" office:value="18000" calcext:value-type="float">
            <text:p>18000</text:p>
          </table:table-cell>
          <table:table-cell table:formula="of:=[.A1053]*[.$E$2]*[.D1053]" office:value-type="float" office:value="18000000" calcext:value-type="float">
            <text:p>18000000</text:p>
          </table:table-cell>
          <table:table-cell table:formula="of:=[.F1053]+[.C1053]" office:value-type="float" office:value="846080000" calcext:value-type="float">
            <text:p>846080000</text:p>
          </table:table-cell>
          <table:table-cell table:formula="of:=ROUNDDOWN(([.F1053]+[.C1053])/1000000000)" office:value-type="float" office:value="0" calcext:value-type="float">
            <text:p>0</text:p>
          </table:table-cell>
          <table:table-cell table:formula="of:=IF([.G1053]&gt;=0;MOD([.G1053];1000000000);-MOD(-[.G1053];1000000000))" office:value-type="float" office:value="846080000" calcext:value-type="float">
            <text:p>846080000</text:p>
          </table:table-cell>
          <table:table-cell table:formula="of:=[.B1053]+[.E1053]+[.H1053]" office:value-type="float" office:value="19846099" calcext:value-type="float">
            <text:p>19846099</text:p>
          </table:table-cell>
          <table:table-cell/>
          <table:table-cell table:formula="of:=[.D1053]+[.L1052]" office:value-type="float" office:value="110256" calcext:value-type="float">
            <text:p>110256</text:p>
          </table:table-cell>
          <table:table-cell table:formula="of:=[.$E$1]*[.L1053]" office:value-type="float" office:value="19846080" calcext:value-type="float">
            <text:p>19846080</text:p>
          </table:table-cell>
          <table:table-cell table:formula="of:=[.J1053]-[.M1053]" office:value-type="float" office:value="19" calcext:value-type="float">
            <text:p>19</text:p>
          </table:table-cell>
          <table:table-cell table:formula="of:=[.N1053]/[.M1053]*1000000000" office:value-type="float" office:value="957.367903384447" calcext:value-type="float">
            <text:p>957.367903384447</text:p>
          </table:table-cell>
          <table:table-cell table:number-columns-repeated="1009"/>
        </table:table-row>
        <table:table-row table:style-name="ro1">
          <table:table-cell table:formula="of:=[.A1053]" office:value-type="float" office:value="1000" calcext:value-type="float">
            <text:p>1000</text:p>
          </table:table-cell>
          <table:table-cell table:formula="of:=[.J1053]" office:value-type="float" office:value="19846099" calcext:value-type="float">
            <text:p>19846099</text:p>
          </table:table-cell>
          <table:table-cell table:formula="of:=[.I1053]" office:value-type="float" office:value="846080000" calcext:value-type="float">
            <text:p>846080000</text:p>
          </table:table-cell>
          <table:table-cell table:formula="of:=[.D1053]" office:value-type="float" office:value="100" calcext:value-type="float">
            <text:p>100</text:p>
          </table:table-cell>
          <table:table-cell table:formula="of:=[.D1054]*[.$E$2]" office:value-type="float" office:value="18000" calcext:value-type="float">
            <text:p>18000</text:p>
          </table:table-cell>
          <table:table-cell table:formula="of:=[.A1054]*[.$E$2]*[.D1054]" office:value-type="float" office:value="18000000" calcext:value-type="float">
            <text:p>18000000</text:p>
          </table:table-cell>
          <table:table-cell table:formula="of:=[.F1054]+[.C1054]" office:value-type="float" office:value="864080000" calcext:value-type="float">
            <text:p>864080000</text:p>
          </table:table-cell>
          <table:table-cell table:formula="of:=ROUNDDOWN(([.F1054]+[.C1054])/1000000000)" office:value-type="float" office:value="0" calcext:value-type="float">
            <text:p>0</text:p>
          </table:table-cell>
          <table:table-cell table:formula="of:=IF([.G1054]&gt;=0;MOD([.G1054];1000000000);-MOD(-[.G1054];1000000000))" office:value-type="float" office:value="864080000" calcext:value-type="float">
            <text:p>864080000</text:p>
          </table:table-cell>
          <table:table-cell table:formula="of:=[.B1054]+[.E1054]+[.H1054]" office:value-type="float" office:value="19864099" calcext:value-type="float">
            <text:p>19864099</text:p>
          </table:table-cell>
          <table:table-cell/>
          <table:table-cell table:formula="of:=[.D1054]+[.L1053]" office:value-type="float" office:value="110356" calcext:value-type="float">
            <text:p>110356</text:p>
          </table:table-cell>
          <table:table-cell table:formula="of:=[.$E$1]*[.L1054]" office:value-type="float" office:value="19864080" calcext:value-type="float">
            <text:p>19864080</text:p>
          </table:table-cell>
          <table:table-cell table:formula="of:=[.J1054]-[.M1054]" office:value-type="float" office:value="19" calcext:value-type="float">
            <text:p>19</text:p>
          </table:table-cell>
          <table:table-cell table:formula="of:=[.N1054]/[.M1054]*1000000000" office:value-type="float" office:value="956.500376559096" calcext:value-type="float">
            <text:p>956.500376559096</text:p>
          </table:table-cell>
          <table:table-cell table:number-columns-repeated="1009"/>
        </table:table-row>
        <table:table-row table:style-name="ro1">
          <table:table-cell table:formula="of:=[.A1054]" office:value-type="float" office:value="1000" calcext:value-type="float">
            <text:p>1000</text:p>
          </table:table-cell>
          <table:table-cell table:formula="of:=[.J1054]" office:value-type="float" office:value="19864099" calcext:value-type="float">
            <text:p>19864099</text:p>
          </table:table-cell>
          <table:table-cell table:formula="of:=[.I1054]" office:value-type="float" office:value="864080000" calcext:value-type="float">
            <text:p>864080000</text:p>
          </table:table-cell>
          <table:table-cell table:formula="of:=[.D1054]" office:value-type="float" office:value="100" calcext:value-type="float">
            <text:p>100</text:p>
          </table:table-cell>
          <table:table-cell table:formula="of:=[.D1055]*[.$E$2]" office:value-type="float" office:value="18000" calcext:value-type="float">
            <text:p>18000</text:p>
          </table:table-cell>
          <table:table-cell table:formula="of:=[.A1055]*[.$E$2]*[.D1055]" office:value-type="float" office:value="18000000" calcext:value-type="float">
            <text:p>18000000</text:p>
          </table:table-cell>
          <table:table-cell table:formula="of:=[.F1055]+[.C1055]" office:value-type="float" office:value="882080000" calcext:value-type="float">
            <text:p>882080000</text:p>
          </table:table-cell>
          <table:table-cell table:formula="of:=ROUNDDOWN(([.F1055]+[.C1055])/1000000000)" office:value-type="float" office:value="0" calcext:value-type="float">
            <text:p>0</text:p>
          </table:table-cell>
          <table:table-cell table:formula="of:=IF([.G1055]&gt;=0;MOD([.G1055];1000000000);-MOD(-[.G1055];1000000000))" office:value-type="float" office:value="882080000" calcext:value-type="float">
            <text:p>882080000</text:p>
          </table:table-cell>
          <table:table-cell table:formula="of:=[.B1055]+[.E1055]+[.H1055]" office:value-type="float" office:value="19882099" calcext:value-type="float">
            <text:p>19882099</text:p>
          </table:table-cell>
          <table:table-cell/>
          <table:table-cell table:formula="of:=[.D1055]+[.L1054]" office:value-type="float" office:value="110456" calcext:value-type="float">
            <text:p>110456</text:p>
          </table:table-cell>
          <table:table-cell table:formula="of:=[.$E$1]*[.L1055]" office:value-type="float" office:value="19882080" calcext:value-type="float">
            <text:p>19882080</text:p>
          </table:table-cell>
          <table:table-cell table:formula="of:=[.J1055]-[.M1055]" office:value-type="float" office:value="19" calcext:value-type="float">
            <text:p>19</text:p>
          </table:table-cell>
          <table:table-cell table:formula="of:=[.N1055]/[.M1055]*1000000000" office:value-type="float" office:value="955.634420543525" calcext:value-type="float">
            <text:p>955.634420543525</text:p>
          </table:table-cell>
          <table:table-cell table:number-columns-repeated="1009"/>
        </table:table-row>
        <table:table-row table:style-name="ro1">
          <table:table-cell table:formula="of:=[.A1055]" office:value-type="float" office:value="1000" calcext:value-type="float">
            <text:p>1000</text:p>
          </table:table-cell>
          <table:table-cell table:formula="of:=[.J1055]" office:value-type="float" office:value="19882099" calcext:value-type="float">
            <text:p>19882099</text:p>
          </table:table-cell>
          <table:table-cell table:formula="of:=[.I1055]" office:value-type="float" office:value="882080000" calcext:value-type="float">
            <text:p>882080000</text:p>
          </table:table-cell>
          <table:table-cell table:formula="of:=[.D1055]" office:value-type="float" office:value="100" calcext:value-type="float">
            <text:p>100</text:p>
          </table:table-cell>
          <table:table-cell table:formula="of:=[.D1056]*[.$E$2]" office:value-type="float" office:value="18000" calcext:value-type="float">
            <text:p>18000</text:p>
          </table:table-cell>
          <table:table-cell table:formula="of:=[.A1056]*[.$E$2]*[.D1056]" office:value-type="float" office:value="18000000" calcext:value-type="float">
            <text:p>18000000</text:p>
          </table:table-cell>
          <table:table-cell table:formula="of:=[.F1056]+[.C1056]" office:value-type="float" office:value="900080000" calcext:value-type="float">
            <text:p>900080000</text:p>
          </table:table-cell>
          <table:table-cell table:formula="of:=ROUNDDOWN(([.F1056]+[.C1056])/1000000000)" office:value-type="float" office:value="0" calcext:value-type="float">
            <text:p>0</text:p>
          </table:table-cell>
          <table:table-cell table:formula="of:=IF([.G1056]&gt;=0;MOD([.G1056];1000000000);-MOD(-[.G1056];1000000000))" office:value-type="float" office:value="900080000" calcext:value-type="float">
            <text:p>900080000</text:p>
          </table:table-cell>
          <table:table-cell table:formula="of:=[.B1056]+[.E1056]+[.H1056]" office:value-type="float" office:value="19900099" calcext:value-type="float">
            <text:p>19900099</text:p>
          </table:table-cell>
          <table:table-cell/>
          <table:table-cell table:formula="of:=[.D1056]+[.L1055]" office:value-type="float" office:value="110556" calcext:value-type="float">
            <text:p>110556</text:p>
          </table:table-cell>
          <table:table-cell table:formula="of:=[.$E$1]*[.L1056]" office:value-type="float" office:value="19900080" calcext:value-type="float">
            <text:p>19900080</text:p>
          </table:table-cell>
          <table:table-cell table:formula="of:=[.J1056]-[.M1056]" office:value-type="float" office:value="19" calcext:value-type="float">
            <text:p>19</text:p>
          </table:table-cell>
          <table:table-cell table:formula="of:=[.N1056]/[.M1056]*1000000000" office:value-type="float" office:value="954.770031075252" calcext:value-type="float">
            <text:p>954.770031075252</text:p>
          </table:table-cell>
          <table:table-cell table:number-columns-repeated="1009"/>
        </table:table-row>
        <table:table-row table:style-name="ro1">
          <table:table-cell table:formula="of:=[.A1056]" office:value-type="float" office:value="1000" calcext:value-type="float">
            <text:p>1000</text:p>
          </table:table-cell>
          <table:table-cell table:formula="of:=[.J1056]" office:value-type="float" office:value="19900099" calcext:value-type="float">
            <text:p>19900099</text:p>
          </table:table-cell>
          <table:table-cell table:formula="of:=[.I1056]" office:value-type="float" office:value="900080000" calcext:value-type="float">
            <text:p>900080000</text:p>
          </table:table-cell>
          <table:table-cell table:formula="of:=[.D1056]" office:value-type="float" office:value="100" calcext:value-type="float">
            <text:p>100</text:p>
          </table:table-cell>
          <table:table-cell table:formula="of:=[.D1057]*[.$E$2]" office:value-type="float" office:value="18000" calcext:value-type="float">
            <text:p>18000</text:p>
          </table:table-cell>
          <table:table-cell table:formula="of:=[.A1057]*[.$E$2]*[.D1057]" office:value-type="float" office:value="18000000" calcext:value-type="float">
            <text:p>18000000</text:p>
          </table:table-cell>
          <table:table-cell table:formula="of:=[.F1057]+[.C1057]" office:value-type="float" office:value="918080000" calcext:value-type="float">
            <text:p>918080000</text:p>
          </table:table-cell>
          <table:table-cell table:formula="of:=ROUNDDOWN(([.F1057]+[.C1057])/1000000000)" office:value-type="float" office:value="0" calcext:value-type="float">
            <text:p>0</text:p>
          </table:table-cell>
          <table:table-cell table:formula="of:=IF([.G1057]&gt;=0;MOD([.G1057];1000000000);-MOD(-[.G1057];1000000000))" office:value-type="float" office:value="918080000" calcext:value-type="float">
            <text:p>918080000</text:p>
          </table:table-cell>
          <table:table-cell table:formula="of:=[.B1057]+[.E1057]+[.H1057]" office:value-type="float" office:value="19918099" calcext:value-type="float">
            <text:p>19918099</text:p>
          </table:table-cell>
          <table:table-cell/>
          <table:table-cell table:formula="of:=[.D1057]+[.L1056]" office:value-type="float" office:value="110656" calcext:value-type="float">
            <text:p>110656</text:p>
          </table:table-cell>
          <table:table-cell table:formula="of:=[.$E$1]*[.L1057]" office:value-type="float" office:value="19918080" calcext:value-type="float">
            <text:p>19918080</text:p>
          </table:table-cell>
          <table:table-cell table:formula="of:=[.J1057]-[.M1057]" office:value-type="float" office:value="19" calcext:value-type="float">
            <text:p>19</text:p>
          </table:table-cell>
          <table:table-cell table:formula="of:=[.N1057]/[.M1057]*1000000000" office:value-type="float" office:value="953.907203907204" calcext:value-type="float">
            <text:p>953.907203907204</text:p>
          </table:table-cell>
          <table:table-cell table:number-columns-repeated="1009"/>
        </table:table-row>
        <table:table-row table:style-name="ro1">
          <table:table-cell table:formula="of:=[.A1057]" office:value-type="float" office:value="1000" calcext:value-type="float">
            <text:p>1000</text:p>
          </table:table-cell>
          <table:table-cell table:formula="of:=[.J1057]" office:value-type="float" office:value="19918099" calcext:value-type="float">
            <text:p>19918099</text:p>
          </table:table-cell>
          <table:table-cell table:formula="of:=[.I1057]" office:value-type="float" office:value="918080000" calcext:value-type="float">
            <text:p>918080000</text:p>
          </table:table-cell>
          <table:table-cell table:formula="of:=[.D1057]" office:value-type="float" office:value="100" calcext:value-type="float">
            <text:p>100</text:p>
          </table:table-cell>
          <table:table-cell table:formula="of:=[.D1058]*[.$E$2]" office:value-type="float" office:value="18000" calcext:value-type="float">
            <text:p>18000</text:p>
          </table:table-cell>
          <table:table-cell table:formula="of:=[.A1058]*[.$E$2]*[.D1058]" office:value-type="float" office:value="18000000" calcext:value-type="float">
            <text:p>18000000</text:p>
          </table:table-cell>
          <table:table-cell table:formula="of:=[.F1058]+[.C1058]" office:value-type="float" office:value="936080000" calcext:value-type="float">
            <text:p>936080000</text:p>
          </table:table-cell>
          <table:table-cell table:formula="of:=ROUNDDOWN(([.F1058]+[.C1058])/1000000000)" office:value-type="float" office:value="0" calcext:value-type="float">
            <text:p>0</text:p>
          </table:table-cell>
          <table:table-cell table:formula="of:=IF([.G1058]&gt;=0;MOD([.G1058];1000000000);-MOD(-[.G1058];1000000000))" office:value-type="float" office:value="936080000" calcext:value-type="float">
            <text:p>936080000</text:p>
          </table:table-cell>
          <table:table-cell table:formula="of:=[.B1058]+[.E1058]+[.H1058]" office:value-type="float" office:value="19936099" calcext:value-type="float">
            <text:p>19936099</text:p>
          </table:table-cell>
          <table:table-cell/>
          <table:table-cell table:formula="of:=[.D1058]+[.L1057]" office:value-type="float" office:value="110756" calcext:value-type="float">
            <text:p>110756</text:p>
          </table:table-cell>
          <table:table-cell table:formula="of:=[.$E$1]*[.L1058]" office:value-type="float" office:value="19936080" calcext:value-type="float">
            <text:p>19936080</text:p>
          </table:table-cell>
          <table:table-cell table:formula="of:=[.J1058]-[.M1058]" office:value-type="float" office:value="19" calcext:value-type="float">
            <text:p>19</text:p>
          </table:table-cell>
          <table:table-cell table:formula="of:=[.N1058]/[.M1058]*1000000000" office:value-type="float" office:value="953.045934807645" calcext:value-type="float">
            <text:p>953.045934807645</text:p>
          </table:table-cell>
          <table:table-cell table:number-columns-repeated="1009"/>
        </table:table-row>
        <table:table-row table:style-name="ro1">
          <table:table-cell table:formula="of:=[.A1058]" office:value-type="float" office:value="1000" calcext:value-type="float">
            <text:p>1000</text:p>
          </table:table-cell>
          <table:table-cell table:formula="of:=[.J1058]" office:value-type="float" office:value="19936099" calcext:value-type="float">
            <text:p>19936099</text:p>
          </table:table-cell>
          <table:table-cell table:formula="of:=[.I1058]" office:value-type="float" office:value="936080000" calcext:value-type="float">
            <text:p>936080000</text:p>
          </table:table-cell>
          <table:table-cell table:formula="of:=[.D1058]" office:value-type="float" office:value="100" calcext:value-type="float">
            <text:p>100</text:p>
          </table:table-cell>
          <table:table-cell table:formula="of:=[.D1059]*[.$E$2]" office:value-type="float" office:value="18000" calcext:value-type="float">
            <text:p>18000</text:p>
          </table:table-cell>
          <table:table-cell table:formula="of:=[.A1059]*[.$E$2]*[.D1059]" office:value-type="float" office:value="18000000" calcext:value-type="float">
            <text:p>18000000</text:p>
          </table:table-cell>
          <table:table-cell table:formula="of:=[.F1059]+[.C1059]" office:value-type="float" office:value="954080000" calcext:value-type="float">
            <text:p>954080000</text:p>
          </table:table-cell>
          <table:table-cell table:formula="of:=ROUNDDOWN(([.F1059]+[.C1059])/1000000000)" office:value-type="float" office:value="0" calcext:value-type="float">
            <text:p>0</text:p>
          </table:table-cell>
          <table:table-cell table:formula="of:=IF([.G1059]&gt;=0;MOD([.G1059];1000000000);-MOD(-[.G1059];1000000000))" office:value-type="float" office:value="954080000" calcext:value-type="float">
            <text:p>954080000</text:p>
          </table:table-cell>
          <table:table-cell table:formula="of:=[.B1059]+[.E1059]+[.H1059]" office:value-type="float" office:value="19954099" calcext:value-type="float">
            <text:p>19954099</text:p>
          </table:table-cell>
          <table:table-cell/>
          <table:table-cell table:formula="of:=[.D1059]+[.L1058]" office:value-type="float" office:value="110856" calcext:value-type="float">
            <text:p>110856</text:p>
          </table:table-cell>
          <table:table-cell table:formula="of:=[.$E$1]*[.L1059]" office:value-type="float" office:value="19954080" calcext:value-type="float">
            <text:p>19954080</text:p>
          </table:table-cell>
          <table:table-cell table:formula="of:=[.J1059]-[.M1059]" office:value-type="float" office:value="19" calcext:value-type="float">
            <text:p>19</text:p>
          </table:table-cell>
          <table:table-cell table:formula="of:=[.N1059]/[.M1059]*1000000000" office:value-type="float" office:value="952.18621956011" calcext:value-type="float">
            <text:p>952.18621956011</text:p>
          </table:table-cell>
          <table:table-cell table:number-columns-repeated="1009"/>
        </table:table-row>
        <table:table-row table:style-name="ro1">
          <table:table-cell table:formula="of:=[.A1059]" office:value-type="float" office:value="1000" calcext:value-type="float">
            <text:p>1000</text:p>
          </table:table-cell>
          <table:table-cell table:formula="of:=[.J1059]" office:value-type="float" office:value="19954099" calcext:value-type="float">
            <text:p>19954099</text:p>
          </table:table-cell>
          <table:table-cell table:formula="of:=[.I1059]" office:value-type="float" office:value="954080000" calcext:value-type="float">
            <text:p>954080000</text:p>
          </table:table-cell>
          <table:table-cell table:formula="of:=[.D1059]" office:value-type="float" office:value="100" calcext:value-type="float">
            <text:p>100</text:p>
          </table:table-cell>
          <table:table-cell table:formula="of:=[.D1060]*[.$E$2]" office:value-type="float" office:value="18000" calcext:value-type="float">
            <text:p>18000</text:p>
          </table:table-cell>
          <table:table-cell table:formula="of:=[.A1060]*[.$E$2]*[.D1060]" office:value-type="float" office:value="18000000" calcext:value-type="float">
            <text:p>18000000</text:p>
          </table:table-cell>
          <table:table-cell table:formula="of:=[.F1060]+[.C1060]" office:value-type="float" office:value="972080000" calcext:value-type="float">
            <text:p>972080000</text:p>
          </table:table-cell>
          <table:table-cell table:formula="of:=ROUNDDOWN(([.F1060]+[.C1060])/1000000000)" office:value-type="float" office:value="0" calcext:value-type="float">
            <text:p>0</text:p>
          </table:table-cell>
          <table:table-cell table:formula="of:=IF([.G1060]&gt;=0;MOD([.G1060];1000000000);-MOD(-[.G1060];1000000000))" office:value-type="float" office:value="972080000" calcext:value-type="float">
            <text:p>972080000</text:p>
          </table:table-cell>
          <table:table-cell table:formula="of:=[.B1060]+[.E1060]+[.H1060]" office:value-type="float" office:value="19972099" calcext:value-type="float">
            <text:p>19972099</text:p>
          </table:table-cell>
          <table:table-cell/>
          <table:table-cell table:formula="of:=[.D1060]+[.L1059]" office:value-type="float" office:value="110956" calcext:value-type="float">
            <text:p>110956</text:p>
          </table:table-cell>
          <table:table-cell table:formula="of:=[.$E$1]*[.L1060]" office:value-type="float" office:value="19972080" calcext:value-type="float">
            <text:p>19972080</text:p>
          </table:table-cell>
          <table:table-cell table:formula="of:=[.J1060]-[.M1060]" office:value-type="float" office:value="19" calcext:value-type="float">
            <text:p>19</text:p>
          </table:table-cell>
          <table:table-cell table:formula="of:=[.N1060]/[.M1060]*1000000000" office:value-type="float" office:value="951.328053963333" calcext:value-type="float">
            <text:p>951.328053963333</text:p>
          </table:table-cell>
          <table:table-cell table:number-columns-repeated="1009"/>
        </table:table-row>
        <table:table-row table:style-name="ro1">
          <table:table-cell table:formula="of:=[.A1060]" office:value-type="float" office:value="1000" calcext:value-type="float">
            <text:p>1000</text:p>
          </table:table-cell>
          <table:table-cell table:formula="of:=[.J1060]" office:value-type="float" office:value="19972099" calcext:value-type="float">
            <text:p>19972099</text:p>
          </table:table-cell>
          <table:table-cell table:formula="of:=[.I1060]" office:value-type="float" office:value="972080000" calcext:value-type="float">
            <text:p>972080000</text:p>
          </table:table-cell>
          <table:table-cell table:formula="of:=[.D1060]" office:value-type="float" office:value="100" calcext:value-type="float">
            <text:p>100</text:p>
          </table:table-cell>
          <table:table-cell table:formula="of:=[.D1061]*[.$E$2]" office:value-type="float" office:value="18000" calcext:value-type="float">
            <text:p>18000</text:p>
          </table:table-cell>
          <table:table-cell table:formula="of:=[.A1061]*[.$E$2]*[.D1061]" office:value-type="float" office:value="18000000" calcext:value-type="float">
            <text:p>18000000</text:p>
          </table:table-cell>
          <table:table-cell table:formula="of:=[.F1061]+[.C1061]" office:value-type="float" office:value="990080000" calcext:value-type="float">
            <text:p>990080000</text:p>
          </table:table-cell>
          <table:table-cell table:formula="of:=ROUNDDOWN(([.F1061]+[.C1061])/1000000000)" office:value-type="float" office:value="0" calcext:value-type="float">
            <text:p>0</text:p>
          </table:table-cell>
          <table:table-cell table:formula="of:=IF([.G1061]&gt;=0;MOD([.G1061];1000000000);-MOD(-[.G1061];1000000000))" office:value-type="float" office:value="990080000" calcext:value-type="float">
            <text:p>990080000</text:p>
          </table:table-cell>
          <table:table-cell table:formula="of:=[.B1061]+[.E1061]+[.H1061]" office:value-type="float" office:value="19990099" calcext:value-type="float">
            <text:p>19990099</text:p>
          </table:table-cell>
          <table:table-cell/>
          <table:table-cell table:formula="of:=[.D1061]+[.L1060]" office:value-type="float" office:value="111056" calcext:value-type="float">
            <text:p>111056</text:p>
          </table:table-cell>
          <table:table-cell table:formula="of:=[.$E$1]*[.L1061]" office:value-type="float" office:value="19990080" calcext:value-type="float">
            <text:p>19990080</text:p>
          </table:table-cell>
          <table:table-cell table:formula="of:=[.J1061]-[.M1061]" office:value-type="float" office:value="19" calcext:value-type="float">
            <text:p>19</text:p>
          </table:table-cell>
          <table:table-cell table:formula="of:=[.N1061]/[.M1061]*1000000000" office:value-type="float" office:value="950.47143383118" calcext:value-type="float">
            <text:p>950.47143383118</text:p>
          </table:table-cell>
          <table:table-cell table:number-columns-repeated="1009"/>
        </table:table-row>
        <table:table-row table:style-name="ro1">
          <table:table-cell table:formula="of:=[.A1061]" office:value-type="float" office:value="1000" calcext:value-type="float">
            <text:p>1000</text:p>
          </table:table-cell>
          <table:table-cell table:formula="of:=[.J1061]" office:value-type="float" office:value="19990099" calcext:value-type="float">
            <text:p>19990099</text:p>
          </table:table-cell>
          <table:table-cell table:formula="of:=[.I1061]" office:value-type="float" office:value="990080000" calcext:value-type="float">
            <text:p>990080000</text:p>
          </table:table-cell>
          <table:table-cell table:formula="of:=[.D1061]" office:value-type="float" office:value="100" calcext:value-type="float">
            <text:p>100</text:p>
          </table:table-cell>
          <table:table-cell table:formula="of:=[.D1062]*[.$E$2]" office:value-type="float" office:value="18000" calcext:value-type="float">
            <text:p>18000</text:p>
          </table:table-cell>
          <table:table-cell table:formula="of:=[.A1062]*[.$E$2]*[.D1062]" office:value-type="float" office:value="18000000" calcext:value-type="float">
            <text:p>18000000</text:p>
          </table:table-cell>
          <table:table-cell table:formula="of:=[.F1062]+[.C1062]" office:value-type="float" office:value="1008080000" calcext:value-type="float">
            <text:p>1008080000</text:p>
          </table:table-cell>
          <table:table-cell table:formula="of:=ROUNDDOWN(([.F1062]+[.C1062])/1000000000)" office:value-type="float" office:value="1" calcext:value-type="float">
            <text:p>1</text:p>
          </table:table-cell>
          <table:table-cell table:formula="of:=IF([.G1062]&gt;=0;MOD([.G1062];1000000000);-MOD(-[.G1062];1000000000))" office:value-type="float" office:value="8080000" calcext:value-type="float">
            <text:p>8080000</text:p>
          </table:table-cell>
          <table:table-cell table:formula="of:=[.B1062]+[.E1062]+[.H1062]" office:value-type="float" office:value="20008100" calcext:value-type="float">
            <text:p>20008100</text:p>
          </table:table-cell>
          <table:table-cell/>
          <table:table-cell table:formula="of:=[.D1062]+[.L1061]" office:value-type="float" office:value="111156" calcext:value-type="float">
            <text:p>111156</text:p>
          </table:table-cell>
          <table:table-cell table:formula="of:=[.$E$1]*[.L1062]" office:value-type="float" office:value="20008080" calcext:value-type="float">
            <text:p>20008080</text:p>
          </table:table-cell>
          <table:table-cell table:formula="of:=[.J1062]-[.M1062]" office:value-type="float" office:value="20" calcext:value-type="float">
            <text:p>20</text:p>
          </table:table-cell>
          <table:table-cell table:formula="of:=[.N1062]/[.M1062]*1000000000" office:value-type="float" office:value="999.596163150087" calcext:value-type="float">
            <text:p>999.596163150087</text:p>
          </table:table-cell>
          <table:table-cell table:number-columns-repeated="1009"/>
        </table:table-row>
        <table:table-row table:style-name="ro1">
          <table:table-cell table:formula="of:=[.A1062]" office:value-type="float" office:value="1000" calcext:value-type="float">
            <text:p>1000</text:p>
          </table:table-cell>
          <table:table-cell table:formula="of:=[.J1062]" office:value-type="float" office:value="20008100" calcext:value-type="float">
            <text:p>20008100</text:p>
          </table:table-cell>
          <table:table-cell table:formula="of:=[.I1062]" office:value-type="float" office:value="8080000" calcext:value-type="float">
            <text:p>8080000</text:p>
          </table:table-cell>
          <table:table-cell table:formula="of:=[.D1062]" office:value-type="float" office:value="100" calcext:value-type="float">
            <text:p>100</text:p>
          </table:table-cell>
          <table:table-cell table:formula="of:=[.D1063]*[.$E$2]" office:value-type="float" office:value="18000" calcext:value-type="float">
            <text:p>18000</text:p>
          </table:table-cell>
          <table:table-cell table:formula="of:=[.A1063]*[.$E$2]*[.D1063]" office:value-type="float" office:value="18000000" calcext:value-type="float">
            <text:p>18000000</text:p>
          </table:table-cell>
          <table:table-cell table:formula="of:=[.F1063]+[.C1063]" office:value-type="float" office:value="26080000" calcext:value-type="float">
            <text:p>26080000</text:p>
          </table:table-cell>
          <table:table-cell table:formula="of:=ROUNDDOWN(([.F1063]+[.C1063])/1000000000)" office:value-type="float" office:value="0" calcext:value-type="float">
            <text:p>0</text:p>
          </table:table-cell>
          <table:table-cell table:formula="of:=IF([.G1063]&gt;=0;MOD([.G1063];1000000000);-MOD(-[.G1063];1000000000))" office:value-type="float" office:value="26080000" calcext:value-type="float">
            <text:p>26080000</text:p>
          </table:table-cell>
          <table:table-cell table:formula="of:=[.B1063]+[.E1063]+[.H1063]" office:value-type="float" office:value="20026100" calcext:value-type="float">
            <text:p>20026100</text:p>
          </table:table-cell>
          <table:table-cell/>
          <table:table-cell table:formula="of:=[.D1063]+[.L1062]" office:value-type="float" office:value="111256" calcext:value-type="float">
            <text:p>111256</text:p>
          </table:table-cell>
          <table:table-cell table:formula="of:=[.$E$1]*[.L1063]" office:value-type="float" office:value="20026080" calcext:value-type="float">
            <text:p>20026080</text:p>
          </table:table-cell>
          <table:table-cell table:formula="of:=[.J1063]-[.M1063]" office:value-type="float" office:value="20" calcext:value-type="float">
            <text:p>20</text:p>
          </table:table-cell>
          <table:table-cell table:formula="of:=[.N1063]/[.M1063]*1000000000" office:value-type="float" office:value="998.697698201545" calcext:value-type="float">
            <text:p>998.697698201545</text:p>
          </table:table-cell>
          <table:table-cell table:number-columns-repeated="1009"/>
        </table:table-row>
        <table:table-row table:style-name="ro1">
          <table:table-cell table:formula="of:=[.A1063]" office:value-type="float" office:value="1000" calcext:value-type="float">
            <text:p>1000</text:p>
          </table:table-cell>
          <table:table-cell table:formula="of:=[.J1063]" office:value-type="float" office:value="20026100" calcext:value-type="float">
            <text:p>20026100</text:p>
          </table:table-cell>
          <table:table-cell table:formula="of:=[.I1063]" office:value-type="float" office:value="26080000" calcext:value-type="float">
            <text:p>26080000</text:p>
          </table:table-cell>
          <table:table-cell table:formula="of:=[.D1063]" office:value-type="float" office:value="100" calcext:value-type="float">
            <text:p>100</text:p>
          </table:table-cell>
          <table:table-cell table:formula="of:=[.D1064]*[.$E$2]" office:value-type="float" office:value="18000" calcext:value-type="float">
            <text:p>18000</text:p>
          </table:table-cell>
          <table:table-cell table:formula="of:=[.A1064]*[.$E$2]*[.D1064]" office:value-type="float" office:value="18000000" calcext:value-type="float">
            <text:p>18000000</text:p>
          </table:table-cell>
          <table:table-cell table:formula="of:=[.F1064]+[.C1064]" office:value-type="float" office:value="44080000" calcext:value-type="float">
            <text:p>44080000</text:p>
          </table:table-cell>
          <table:table-cell table:formula="of:=ROUNDDOWN(([.F1064]+[.C1064])/1000000000)" office:value-type="float" office:value="0" calcext:value-type="float">
            <text:p>0</text:p>
          </table:table-cell>
          <table:table-cell table:formula="of:=IF([.G1064]&gt;=0;MOD([.G1064];1000000000);-MOD(-[.G1064];1000000000))" office:value-type="float" office:value="44080000" calcext:value-type="float">
            <text:p>44080000</text:p>
          </table:table-cell>
          <table:table-cell table:formula="of:=[.B1064]+[.E1064]+[.H1064]" office:value-type="float" office:value="20044100" calcext:value-type="float">
            <text:p>20044100</text:p>
          </table:table-cell>
          <table:table-cell/>
          <table:table-cell table:formula="of:=[.D1064]+[.L1063]" office:value-type="float" office:value="111356" calcext:value-type="float">
            <text:p>111356</text:p>
          </table:table-cell>
          <table:table-cell table:formula="of:=[.$E$1]*[.L1064]" office:value-type="float" office:value="20044080" calcext:value-type="float">
            <text:p>20044080</text:p>
          </table:table-cell>
          <table:table-cell table:formula="of:=[.J1064]-[.M1064]" office:value-type="float" office:value="20" calcext:value-type="float">
            <text:p>20</text:p>
          </table:table-cell>
          <table:table-cell table:formula="of:=[.N1064]/[.M1064]*1000000000" office:value-type="float" office:value="997.800846933359" calcext:value-type="float">
            <text:p>997.800846933359</text:p>
          </table:table-cell>
          <table:table-cell table:number-columns-repeated="1009"/>
        </table:table-row>
        <table:table-row table:style-name="ro1">
          <table:table-cell table:formula="of:=[.A1064]" office:value-type="float" office:value="1000" calcext:value-type="float">
            <text:p>1000</text:p>
          </table:table-cell>
          <table:table-cell table:formula="of:=[.J1064]" office:value-type="float" office:value="20044100" calcext:value-type="float">
            <text:p>20044100</text:p>
          </table:table-cell>
          <table:table-cell table:formula="of:=[.I1064]" office:value-type="float" office:value="44080000" calcext:value-type="float">
            <text:p>44080000</text:p>
          </table:table-cell>
          <table:table-cell table:formula="of:=[.D1064]" office:value-type="float" office:value="100" calcext:value-type="float">
            <text:p>100</text:p>
          </table:table-cell>
          <table:table-cell table:formula="of:=[.D1065]*[.$E$2]" office:value-type="float" office:value="18000" calcext:value-type="float">
            <text:p>18000</text:p>
          </table:table-cell>
          <table:table-cell table:formula="of:=[.A1065]*[.$E$2]*[.D1065]" office:value-type="float" office:value="18000000" calcext:value-type="float">
            <text:p>18000000</text:p>
          </table:table-cell>
          <table:table-cell table:formula="of:=[.F1065]+[.C1065]" office:value-type="float" office:value="62080000" calcext:value-type="float">
            <text:p>62080000</text:p>
          </table:table-cell>
          <table:table-cell table:formula="of:=ROUNDDOWN(([.F1065]+[.C1065])/1000000000)" office:value-type="float" office:value="0" calcext:value-type="float">
            <text:p>0</text:p>
          </table:table-cell>
          <table:table-cell table:formula="of:=IF([.G1065]&gt;=0;MOD([.G1065];1000000000);-MOD(-[.G1065];1000000000))" office:value-type="float" office:value="62080000" calcext:value-type="float">
            <text:p>62080000</text:p>
          </table:table-cell>
          <table:table-cell table:formula="of:=[.B1065]+[.E1065]+[.H1065]" office:value-type="float" office:value="20062100" calcext:value-type="float">
            <text:p>20062100</text:p>
          </table:table-cell>
          <table:table-cell/>
          <table:table-cell table:formula="of:=[.D1065]+[.L1064]" office:value-type="float" office:value="111456" calcext:value-type="float">
            <text:p>111456</text:p>
          </table:table-cell>
          <table:table-cell table:formula="of:=[.$E$1]*[.L1065]" office:value-type="float" office:value="20062080" calcext:value-type="float">
            <text:p>20062080</text:p>
          </table:table-cell>
          <table:table-cell table:formula="of:=[.J1065]-[.M1065]" office:value-type="float" office:value="20" calcext:value-type="float">
            <text:p>20</text:p>
          </table:table-cell>
          <table:table-cell table:formula="of:=[.N1065]/[.M1065]*1000000000" office:value-type="float" office:value="996.905605002074" calcext:value-type="float">
            <text:p>996.905605002074</text:p>
          </table:table-cell>
          <table:table-cell table:number-columns-repeated="1009"/>
        </table:table-row>
        <table:table-row table:style-name="ro1">
          <table:table-cell table:formula="of:=[.A1065]" office:value-type="float" office:value="1000" calcext:value-type="float">
            <text:p>1000</text:p>
          </table:table-cell>
          <table:table-cell table:formula="of:=[.J1065]" office:value-type="float" office:value="20062100" calcext:value-type="float">
            <text:p>20062100</text:p>
          </table:table-cell>
          <table:table-cell table:formula="of:=[.I1065]" office:value-type="float" office:value="62080000" calcext:value-type="float">
            <text:p>62080000</text:p>
          </table:table-cell>
          <table:table-cell table:formula="of:=[.D1065]" office:value-type="float" office:value="100" calcext:value-type="float">
            <text:p>100</text:p>
          </table:table-cell>
          <table:table-cell table:formula="of:=[.D1066]*[.$E$2]" office:value-type="float" office:value="18000" calcext:value-type="float">
            <text:p>18000</text:p>
          </table:table-cell>
          <table:table-cell table:formula="of:=[.A1066]*[.$E$2]*[.D1066]" office:value-type="float" office:value="18000000" calcext:value-type="float">
            <text:p>18000000</text:p>
          </table:table-cell>
          <table:table-cell table:formula="of:=[.F1066]+[.C1066]" office:value-type="float" office:value="80080000" calcext:value-type="float">
            <text:p>80080000</text:p>
          </table:table-cell>
          <table:table-cell table:formula="of:=ROUNDDOWN(([.F1066]+[.C1066])/1000000000)" office:value-type="float" office:value="0" calcext:value-type="float">
            <text:p>0</text:p>
          </table:table-cell>
          <table:table-cell table:formula="of:=IF([.G1066]&gt;=0;MOD([.G1066];1000000000);-MOD(-[.G1066];1000000000))" office:value-type="float" office:value="80080000" calcext:value-type="float">
            <text:p>80080000</text:p>
          </table:table-cell>
          <table:table-cell table:formula="of:=[.B1066]+[.E1066]+[.H1066]" office:value-type="float" office:value="20080100" calcext:value-type="float">
            <text:p>20080100</text:p>
          </table:table-cell>
          <table:table-cell/>
          <table:table-cell table:formula="of:=[.D1066]+[.L1065]" office:value-type="float" office:value="111556" calcext:value-type="float">
            <text:p>111556</text:p>
          </table:table-cell>
          <table:table-cell table:formula="of:=[.$E$1]*[.L1066]" office:value-type="float" office:value="20080080" calcext:value-type="float">
            <text:p>20080080</text:p>
          </table:table-cell>
          <table:table-cell table:formula="of:=[.J1066]-[.M1066]" office:value-type="float" office:value="20" calcext:value-type="float">
            <text:p>20</text:p>
          </table:table-cell>
          <table:table-cell table:formula="of:=[.N1066]/[.M1066]*1000000000" office:value-type="float" office:value="996.011968079808" calcext:value-type="float">
            <text:p>996.011968079808</text:p>
          </table:table-cell>
          <table:table-cell table:number-columns-repeated="1009"/>
        </table:table-row>
        <table:table-row table:style-name="ro1">
          <table:table-cell table:formula="of:=[.A1066]" office:value-type="float" office:value="1000" calcext:value-type="float">
            <text:p>1000</text:p>
          </table:table-cell>
          <table:table-cell table:formula="of:=[.J1066]" office:value-type="float" office:value="20080100" calcext:value-type="float">
            <text:p>20080100</text:p>
          </table:table-cell>
          <table:table-cell table:formula="of:=[.I1066]" office:value-type="float" office:value="80080000" calcext:value-type="float">
            <text:p>80080000</text:p>
          </table:table-cell>
          <table:table-cell table:formula="of:=[.D1066]" office:value-type="float" office:value="100" calcext:value-type="float">
            <text:p>100</text:p>
          </table:table-cell>
          <table:table-cell table:formula="of:=[.D1067]*[.$E$2]" office:value-type="float" office:value="18000" calcext:value-type="float">
            <text:p>18000</text:p>
          </table:table-cell>
          <table:table-cell table:formula="of:=[.A1067]*[.$E$2]*[.D1067]" office:value-type="float" office:value="18000000" calcext:value-type="float">
            <text:p>18000000</text:p>
          </table:table-cell>
          <table:table-cell table:formula="of:=[.F1067]+[.C1067]" office:value-type="float" office:value="98080000" calcext:value-type="float">
            <text:p>98080000</text:p>
          </table:table-cell>
          <table:table-cell table:formula="of:=ROUNDDOWN(([.F1067]+[.C1067])/1000000000)" office:value-type="float" office:value="0" calcext:value-type="float">
            <text:p>0</text:p>
          </table:table-cell>
          <table:table-cell table:formula="of:=IF([.G1067]&gt;=0;MOD([.G1067];1000000000);-MOD(-[.G1067];1000000000))" office:value-type="float" office:value="98080000" calcext:value-type="float">
            <text:p>98080000</text:p>
          </table:table-cell>
          <table:table-cell table:formula="of:=[.B1067]+[.E1067]+[.H1067]" office:value-type="float" office:value="20098100" calcext:value-type="float">
            <text:p>20098100</text:p>
          </table:table-cell>
          <table:table-cell/>
          <table:table-cell table:formula="of:=[.D1067]+[.L1066]" office:value-type="float" office:value="111656" calcext:value-type="float">
            <text:p>111656</text:p>
          </table:table-cell>
          <table:table-cell table:formula="of:=[.$E$1]*[.L1067]" office:value-type="float" office:value="20098080" calcext:value-type="float">
            <text:p>20098080</text:p>
          </table:table-cell>
          <table:table-cell table:formula="of:=[.J1067]-[.M1067]" office:value-type="float" office:value="20" calcext:value-type="float">
            <text:p>20</text:p>
          </table:table-cell>
          <table:table-cell table:formula="of:=[.N1067]/[.M1067]*1000000000" office:value-type="float" office:value="995.119931854187" calcext:value-type="float">
            <text:p>995.119931854187</text:p>
          </table:table-cell>
          <table:table-cell table:number-columns-repeated="1009"/>
        </table:table-row>
        <table:table-row table:style-name="ro1">
          <table:table-cell table:formula="of:=[.A1067]" office:value-type="float" office:value="1000" calcext:value-type="float">
            <text:p>1000</text:p>
          </table:table-cell>
          <table:table-cell table:formula="of:=[.J1067]" office:value-type="float" office:value="20098100" calcext:value-type="float">
            <text:p>20098100</text:p>
          </table:table-cell>
          <table:table-cell table:formula="of:=[.I1067]" office:value-type="float" office:value="98080000" calcext:value-type="float">
            <text:p>98080000</text:p>
          </table:table-cell>
          <table:table-cell table:formula="of:=[.D1067]" office:value-type="float" office:value="100" calcext:value-type="float">
            <text:p>100</text:p>
          </table:table-cell>
          <table:table-cell table:formula="of:=[.D1068]*[.$E$2]" office:value-type="float" office:value="18000" calcext:value-type="float">
            <text:p>18000</text:p>
          </table:table-cell>
          <table:table-cell table:formula="of:=[.A1068]*[.$E$2]*[.D1068]" office:value-type="float" office:value="18000000" calcext:value-type="float">
            <text:p>18000000</text:p>
          </table:table-cell>
          <table:table-cell table:formula="of:=[.F1068]+[.C1068]" office:value-type="float" office:value="116080000" calcext:value-type="float">
            <text:p>116080000</text:p>
          </table:table-cell>
          <table:table-cell table:formula="of:=ROUNDDOWN(([.F1068]+[.C1068])/1000000000)" office:value-type="float" office:value="0" calcext:value-type="float">
            <text:p>0</text:p>
          </table:table-cell>
          <table:table-cell table:formula="of:=IF([.G1068]&gt;=0;MOD([.G1068];1000000000);-MOD(-[.G1068];1000000000))" office:value-type="float" office:value="116080000" calcext:value-type="float">
            <text:p>116080000</text:p>
          </table:table-cell>
          <table:table-cell table:formula="of:=[.B1068]+[.E1068]+[.H1068]" office:value-type="float" office:value="20116100" calcext:value-type="float">
            <text:p>20116100</text:p>
          </table:table-cell>
          <table:table-cell/>
          <table:table-cell table:formula="of:=[.D1068]+[.L1067]" office:value-type="float" office:value="111756" calcext:value-type="float">
            <text:p>111756</text:p>
          </table:table-cell>
          <table:table-cell table:formula="of:=[.$E$1]*[.L1068]" office:value-type="float" office:value="20116080" calcext:value-type="float">
            <text:p>20116080</text:p>
          </table:table-cell>
          <table:table-cell table:formula="of:=[.J1068]-[.M1068]" office:value-type="float" office:value="20" calcext:value-type="float">
            <text:p>20</text:p>
          </table:table-cell>
          <table:table-cell table:formula="of:=[.N1068]/[.M1068]*1000000000" office:value-type="float" office:value="994.229492028268" calcext:value-type="float">
            <text:p>994.229492028268</text:p>
          </table:table-cell>
          <table:table-cell table:number-columns-repeated="1009"/>
        </table:table-row>
        <table:table-row table:style-name="ro1">
          <table:table-cell table:formula="of:=[.A1068]" office:value-type="float" office:value="1000" calcext:value-type="float">
            <text:p>1000</text:p>
          </table:table-cell>
          <table:table-cell table:formula="of:=[.J1068]" office:value-type="float" office:value="20116100" calcext:value-type="float">
            <text:p>20116100</text:p>
          </table:table-cell>
          <table:table-cell table:formula="of:=[.I1068]" office:value-type="float" office:value="116080000" calcext:value-type="float">
            <text:p>116080000</text:p>
          </table:table-cell>
          <table:table-cell table:formula="of:=[.D1068]" office:value-type="float" office:value="100" calcext:value-type="float">
            <text:p>100</text:p>
          </table:table-cell>
          <table:table-cell table:formula="of:=[.D1069]*[.$E$2]" office:value-type="float" office:value="18000" calcext:value-type="float">
            <text:p>18000</text:p>
          </table:table-cell>
          <table:table-cell table:formula="of:=[.A1069]*[.$E$2]*[.D1069]" office:value-type="float" office:value="18000000" calcext:value-type="float">
            <text:p>18000000</text:p>
          </table:table-cell>
          <table:table-cell table:formula="of:=[.F1069]+[.C1069]" office:value-type="float" office:value="134080000" calcext:value-type="float">
            <text:p>134080000</text:p>
          </table:table-cell>
          <table:table-cell table:formula="of:=ROUNDDOWN(([.F1069]+[.C1069])/1000000000)" office:value-type="float" office:value="0" calcext:value-type="float">
            <text:p>0</text:p>
          </table:table-cell>
          <table:table-cell table:formula="of:=IF([.G1069]&gt;=0;MOD([.G1069];1000000000);-MOD(-[.G1069];1000000000))" office:value-type="float" office:value="134080000" calcext:value-type="float">
            <text:p>134080000</text:p>
          </table:table-cell>
          <table:table-cell table:formula="of:=[.B1069]+[.E1069]+[.H1069]" office:value-type="float" office:value="20134100" calcext:value-type="float">
            <text:p>20134100</text:p>
          </table:table-cell>
          <table:table-cell/>
          <table:table-cell table:formula="of:=[.D1069]+[.L1068]" office:value-type="float" office:value="111856" calcext:value-type="float">
            <text:p>111856</text:p>
          </table:table-cell>
          <table:table-cell table:formula="of:=[.$E$1]*[.L1069]" office:value-type="float" office:value="20134080" calcext:value-type="float">
            <text:p>20134080</text:p>
          </table:table-cell>
          <table:table-cell table:formula="of:=[.J1069]-[.M1069]" office:value-type="float" office:value="20" calcext:value-type="float">
            <text:p>20</text:p>
          </table:table-cell>
          <table:table-cell table:formula="of:=[.N1069]/[.M1069]*1000000000" office:value-type="float" office:value="993.340644320475" calcext:value-type="float">
            <text:p>993.340644320475</text:p>
          </table:table-cell>
          <table:table-cell table:number-columns-repeated="1009"/>
        </table:table-row>
        <table:table-row table:style-name="ro1">
          <table:table-cell table:formula="of:=[.A1069]" office:value-type="float" office:value="1000" calcext:value-type="float">
            <text:p>1000</text:p>
          </table:table-cell>
          <table:table-cell table:formula="of:=[.J1069]" office:value-type="float" office:value="20134100" calcext:value-type="float">
            <text:p>20134100</text:p>
          </table:table-cell>
          <table:table-cell table:formula="of:=[.I1069]" office:value-type="float" office:value="134080000" calcext:value-type="float">
            <text:p>134080000</text:p>
          </table:table-cell>
          <table:table-cell table:formula="of:=[.D1069]" office:value-type="float" office:value="100" calcext:value-type="float">
            <text:p>100</text:p>
          </table:table-cell>
          <table:table-cell table:formula="of:=[.D1070]*[.$E$2]" office:value-type="float" office:value="18000" calcext:value-type="float">
            <text:p>18000</text:p>
          </table:table-cell>
          <table:table-cell table:formula="of:=[.A1070]*[.$E$2]*[.D1070]" office:value-type="float" office:value="18000000" calcext:value-type="float">
            <text:p>18000000</text:p>
          </table:table-cell>
          <table:table-cell table:formula="of:=[.F1070]+[.C1070]" office:value-type="float" office:value="152080000" calcext:value-type="float">
            <text:p>152080000</text:p>
          </table:table-cell>
          <table:table-cell table:formula="of:=ROUNDDOWN(([.F1070]+[.C1070])/1000000000)" office:value-type="float" office:value="0" calcext:value-type="float">
            <text:p>0</text:p>
          </table:table-cell>
          <table:table-cell table:formula="of:=IF([.G1070]&gt;=0;MOD([.G1070];1000000000);-MOD(-[.G1070];1000000000))" office:value-type="float" office:value="152080000" calcext:value-type="float">
            <text:p>152080000</text:p>
          </table:table-cell>
          <table:table-cell table:formula="of:=[.B1070]+[.E1070]+[.H1070]" office:value-type="float" office:value="20152100" calcext:value-type="float">
            <text:p>20152100</text:p>
          </table:table-cell>
          <table:table-cell/>
          <table:table-cell table:formula="of:=[.D1070]+[.L1069]" office:value-type="float" office:value="111956" calcext:value-type="float">
            <text:p>111956</text:p>
          </table:table-cell>
          <table:table-cell table:formula="of:=[.$E$1]*[.L1070]" office:value-type="float" office:value="20152080" calcext:value-type="float">
            <text:p>20152080</text:p>
          </table:table-cell>
          <table:table-cell table:formula="of:=[.J1070]-[.M1070]" office:value-type="float" office:value="20" calcext:value-type="float">
            <text:p>20</text:p>
          </table:table-cell>
          <table:table-cell table:formula="of:=[.N1070]/[.M1070]*1000000000" office:value-type="float" office:value="992.453384464532" calcext:value-type="float">
            <text:p>992.453384464532</text:p>
          </table:table-cell>
          <table:table-cell table:number-columns-repeated="1009"/>
        </table:table-row>
        <table:table-row table:style-name="ro1">
          <table:table-cell table:formula="of:=[.A1070]" office:value-type="float" office:value="1000" calcext:value-type="float">
            <text:p>1000</text:p>
          </table:table-cell>
          <table:table-cell table:formula="of:=[.J1070]" office:value-type="float" office:value="20152100" calcext:value-type="float">
            <text:p>20152100</text:p>
          </table:table-cell>
          <table:table-cell table:formula="of:=[.I1070]" office:value-type="float" office:value="152080000" calcext:value-type="float">
            <text:p>152080000</text:p>
          </table:table-cell>
          <table:table-cell table:formula="of:=[.D1070]" office:value-type="float" office:value="100" calcext:value-type="float">
            <text:p>100</text:p>
          </table:table-cell>
          <table:table-cell table:formula="of:=[.D1071]*[.$E$2]" office:value-type="float" office:value="18000" calcext:value-type="float">
            <text:p>18000</text:p>
          </table:table-cell>
          <table:table-cell table:formula="of:=[.A1071]*[.$E$2]*[.D1071]" office:value-type="float" office:value="18000000" calcext:value-type="float">
            <text:p>18000000</text:p>
          </table:table-cell>
          <table:table-cell table:formula="of:=[.F1071]+[.C1071]" office:value-type="float" office:value="170080000" calcext:value-type="float">
            <text:p>170080000</text:p>
          </table:table-cell>
          <table:table-cell table:formula="of:=ROUNDDOWN(([.F1071]+[.C1071])/1000000000)" office:value-type="float" office:value="0" calcext:value-type="float">
            <text:p>0</text:p>
          </table:table-cell>
          <table:table-cell table:formula="of:=IF([.G1071]&gt;=0;MOD([.G1071];1000000000);-MOD(-[.G1071];1000000000))" office:value-type="float" office:value="170080000" calcext:value-type="float">
            <text:p>170080000</text:p>
          </table:table-cell>
          <table:table-cell table:formula="of:=[.B1071]+[.E1071]+[.H1071]" office:value-type="float" office:value="20170100" calcext:value-type="float">
            <text:p>20170100</text:p>
          </table:table-cell>
          <table:table-cell/>
          <table:table-cell table:formula="of:=[.D1071]+[.L1070]" office:value-type="float" office:value="112056" calcext:value-type="float">
            <text:p>112056</text:p>
          </table:table-cell>
          <table:table-cell table:formula="of:=[.$E$1]*[.L1071]" office:value-type="float" office:value="20170080" calcext:value-type="float">
            <text:p>20170080</text:p>
          </table:table-cell>
          <table:table-cell table:formula="of:=[.J1071]-[.M1071]" office:value-type="float" office:value="20" calcext:value-type="float">
            <text:p>20</text:p>
          </table:table-cell>
          <table:table-cell table:formula="of:=[.N1071]/[.M1071]*1000000000" office:value-type="float" office:value="991.567708209387" calcext:value-type="float">
            <text:p>991.567708209387</text:p>
          </table:table-cell>
          <table:table-cell table:number-columns-repeated="1009"/>
        </table:table-row>
        <table:table-row table:style-name="ro1">
          <table:table-cell table:formula="of:=[.A1071]" office:value-type="float" office:value="1000" calcext:value-type="float">
            <text:p>1000</text:p>
          </table:table-cell>
          <table:table-cell table:formula="of:=[.J1071]" office:value-type="float" office:value="20170100" calcext:value-type="float">
            <text:p>20170100</text:p>
          </table:table-cell>
          <table:table-cell table:formula="of:=[.I1071]" office:value-type="float" office:value="170080000" calcext:value-type="float">
            <text:p>170080000</text:p>
          </table:table-cell>
          <table:table-cell table:formula="of:=[.D1071]" office:value-type="float" office:value="100" calcext:value-type="float">
            <text:p>100</text:p>
          </table:table-cell>
          <table:table-cell table:formula="of:=[.D1072]*[.$E$2]" office:value-type="float" office:value="18000" calcext:value-type="float">
            <text:p>18000</text:p>
          </table:table-cell>
          <table:table-cell table:formula="of:=[.A1072]*[.$E$2]*[.D1072]" office:value-type="float" office:value="18000000" calcext:value-type="float">
            <text:p>18000000</text:p>
          </table:table-cell>
          <table:table-cell table:formula="of:=[.F1072]+[.C1072]" office:value-type="float" office:value="188080000" calcext:value-type="float">
            <text:p>188080000</text:p>
          </table:table-cell>
          <table:table-cell table:formula="of:=ROUNDDOWN(([.F1072]+[.C1072])/1000000000)" office:value-type="float" office:value="0" calcext:value-type="float">
            <text:p>0</text:p>
          </table:table-cell>
          <table:table-cell table:formula="of:=IF([.G1072]&gt;=0;MOD([.G1072];1000000000);-MOD(-[.G1072];1000000000))" office:value-type="float" office:value="188080000" calcext:value-type="float">
            <text:p>188080000</text:p>
          </table:table-cell>
          <table:table-cell table:formula="of:=[.B1072]+[.E1072]+[.H1072]" office:value-type="float" office:value="20188100" calcext:value-type="float">
            <text:p>20188100</text:p>
          </table:table-cell>
          <table:table-cell/>
          <table:table-cell table:formula="of:=[.D1072]+[.L1071]" office:value-type="float" office:value="112156" calcext:value-type="float">
            <text:p>112156</text:p>
          </table:table-cell>
          <table:table-cell table:formula="of:=[.$E$1]*[.L1072]" office:value-type="float" office:value="20188080" calcext:value-type="float">
            <text:p>20188080</text:p>
          </table:table-cell>
          <table:table-cell table:formula="of:=[.J1072]-[.M1072]" office:value-type="float" office:value="20" calcext:value-type="float">
            <text:p>20</text:p>
          </table:table-cell>
          <table:table-cell table:formula="of:=[.N1072]/[.M1072]*1000000000" office:value-type="float" office:value="990.683611319155" calcext:value-type="float">
            <text:p>990.683611319155</text:p>
          </table:table-cell>
          <table:table-cell table:number-columns-repeated="1009"/>
        </table:table-row>
        <table:table-row table:style-name="ro1">
          <table:table-cell table:formula="of:=[.A1072]" office:value-type="float" office:value="1000" calcext:value-type="float">
            <text:p>1000</text:p>
          </table:table-cell>
          <table:table-cell table:formula="of:=[.J1072]" office:value-type="float" office:value="20188100" calcext:value-type="float">
            <text:p>20188100</text:p>
          </table:table-cell>
          <table:table-cell table:formula="of:=[.I1072]" office:value-type="float" office:value="188080000" calcext:value-type="float">
            <text:p>188080000</text:p>
          </table:table-cell>
          <table:table-cell table:formula="of:=[.D1072]" office:value-type="float" office:value="100" calcext:value-type="float">
            <text:p>100</text:p>
          </table:table-cell>
          <table:table-cell table:formula="of:=[.D1073]*[.$E$2]" office:value-type="float" office:value="18000" calcext:value-type="float">
            <text:p>18000</text:p>
          </table:table-cell>
          <table:table-cell table:formula="of:=[.A1073]*[.$E$2]*[.D1073]" office:value-type="float" office:value="18000000" calcext:value-type="float">
            <text:p>18000000</text:p>
          </table:table-cell>
          <table:table-cell table:formula="of:=[.F1073]+[.C1073]" office:value-type="float" office:value="206080000" calcext:value-type="float">
            <text:p>206080000</text:p>
          </table:table-cell>
          <table:table-cell table:formula="of:=ROUNDDOWN(([.F1073]+[.C1073])/1000000000)" office:value-type="float" office:value="0" calcext:value-type="float">
            <text:p>0</text:p>
          </table:table-cell>
          <table:table-cell table:formula="of:=IF([.G1073]&gt;=0;MOD([.G1073];1000000000);-MOD(-[.G1073];1000000000))" office:value-type="float" office:value="206080000" calcext:value-type="float">
            <text:p>206080000</text:p>
          </table:table-cell>
          <table:table-cell table:formula="of:=[.B1073]+[.E1073]+[.H1073]" office:value-type="float" office:value="20206100" calcext:value-type="float">
            <text:p>20206100</text:p>
          </table:table-cell>
          <table:table-cell/>
          <table:table-cell table:formula="of:=[.D1073]+[.L1072]" office:value-type="float" office:value="112256" calcext:value-type="float">
            <text:p>112256</text:p>
          </table:table-cell>
          <table:table-cell table:formula="of:=[.$E$1]*[.L1073]" office:value-type="float" office:value="20206080" calcext:value-type="float">
            <text:p>20206080</text:p>
          </table:table-cell>
          <table:table-cell table:formula="of:=[.J1073]-[.M1073]" office:value-type="float" office:value="20" calcext:value-type="float">
            <text:p>20</text:p>
          </table:table-cell>
          <table:table-cell table:formula="of:=[.N1073]/[.M1073]*1000000000" office:value-type="float" office:value="989.801089573039" calcext:value-type="float">
            <text:p>989.801089573039</text:p>
          </table:table-cell>
          <table:table-cell table:number-columns-repeated="1009"/>
        </table:table-row>
        <table:table-row table:style-name="ro1">
          <table:table-cell table:formula="of:=[.A1073]" office:value-type="float" office:value="1000" calcext:value-type="float">
            <text:p>1000</text:p>
          </table:table-cell>
          <table:table-cell table:formula="of:=[.J1073]" office:value-type="float" office:value="20206100" calcext:value-type="float">
            <text:p>20206100</text:p>
          </table:table-cell>
          <table:table-cell table:formula="of:=[.I1073]" office:value-type="float" office:value="206080000" calcext:value-type="float">
            <text:p>206080000</text:p>
          </table:table-cell>
          <table:table-cell table:formula="of:=[.D1073]" office:value-type="float" office:value="100" calcext:value-type="float">
            <text:p>100</text:p>
          </table:table-cell>
          <table:table-cell table:formula="of:=[.D1074]*[.$E$2]" office:value-type="float" office:value="18000" calcext:value-type="float">
            <text:p>18000</text:p>
          </table:table-cell>
          <table:table-cell table:formula="of:=[.A1074]*[.$E$2]*[.D1074]" office:value-type="float" office:value="18000000" calcext:value-type="float">
            <text:p>18000000</text:p>
          </table:table-cell>
          <table:table-cell table:formula="of:=[.F1074]+[.C1074]" office:value-type="float" office:value="224080000" calcext:value-type="float">
            <text:p>224080000</text:p>
          </table:table-cell>
          <table:table-cell table:formula="of:=ROUNDDOWN(([.F1074]+[.C1074])/1000000000)" office:value-type="float" office:value="0" calcext:value-type="float">
            <text:p>0</text:p>
          </table:table-cell>
          <table:table-cell table:formula="of:=IF([.G1074]&gt;=0;MOD([.G1074];1000000000);-MOD(-[.G1074];1000000000))" office:value-type="float" office:value="224080000" calcext:value-type="float">
            <text:p>224080000</text:p>
          </table:table-cell>
          <table:table-cell table:formula="of:=[.B1074]+[.E1074]+[.H1074]" office:value-type="float" office:value="20224100" calcext:value-type="float">
            <text:p>20224100</text:p>
          </table:table-cell>
          <table:table-cell/>
          <table:table-cell table:formula="of:=[.D1074]+[.L1073]" office:value-type="float" office:value="112356" calcext:value-type="float">
            <text:p>112356</text:p>
          </table:table-cell>
          <table:table-cell table:formula="of:=[.$E$1]*[.L1074]" office:value-type="float" office:value="20224080" calcext:value-type="float">
            <text:p>20224080</text:p>
          </table:table-cell>
          <table:table-cell table:formula="of:=[.J1074]-[.M1074]" office:value-type="float" office:value="20" calcext:value-type="float">
            <text:p>20</text:p>
          </table:table-cell>
          <table:table-cell table:formula="of:=[.N1074]/[.M1074]*1000000000" office:value-type="float" office:value="988.920138765274" calcext:value-type="float">
            <text:p>988.920138765274</text:p>
          </table:table-cell>
          <table:table-cell table:number-columns-repeated="1009"/>
        </table:table-row>
        <table:table-row table:style-name="ro1">
          <table:table-cell table:formula="of:=[.A1074]" office:value-type="float" office:value="1000" calcext:value-type="float">
            <text:p>1000</text:p>
          </table:table-cell>
          <table:table-cell table:formula="of:=[.J1074]" office:value-type="float" office:value="20224100" calcext:value-type="float">
            <text:p>20224100</text:p>
          </table:table-cell>
          <table:table-cell table:formula="of:=[.I1074]" office:value-type="float" office:value="224080000" calcext:value-type="float">
            <text:p>224080000</text:p>
          </table:table-cell>
          <table:table-cell table:formula="of:=[.D1074]" office:value-type="float" office:value="100" calcext:value-type="float">
            <text:p>100</text:p>
          </table:table-cell>
          <table:table-cell table:formula="of:=[.D1075]*[.$E$2]" office:value-type="float" office:value="18000" calcext:value-type="float">
            <text:p>18000</text:p>
          </table:table-cell>
          <table:table-cell table:formula="of:=[.A1075]*[.$E$2]*[.D1075]" office:value-type="float" office:value="18000000" calcext:value-type="float">
            <text:p>18000000</text:p>
          </table:table-cell>
          <table:table-cell table:formula="of:=[.F1075]+[.C1075]" office:value-type="float" office:value="242080000" calcext:value-type="float">
            <text:p>242080000</text:p>
          </table:table-cell>
          <table:table-cell table:formula="of:=ROUNDDOWN(([.F1075]+[.C1075])/1000000000)" office:value-type="float" office:value="0" calcext:value-type="float">
            <text:p>0</text:p>
          </table:table-cell>
          <table:table-cell table:formula="of:=IF([.G1075]&gt;=0;MOD([.G1075];1000000000);-MOD(-[.G1075];1000000000))" office:value-type="float" office:value="242080000" calcext:value-type="float">
            <text:p>242080000</text:p>
          </table:table-cell>
          <table:table-cell table:formula="of:=[.B1075]+[.E1075]+[.H1075]" office:value-type="float" office:value="20242100" calcext:value-type="float">
            <text:p>20242100</text:p>
          </table:table-cell>
          <table:table-cell/>
          <table:table-cell table:formula="of:=[.D1075]+[.L1074]" office:value-type="float" office:value="112456" calcext:value-type="float">
            <text:p>112456</text:p>
          </table:table-cell>
          <table:table-cell table:formula="of:=[.$E$1]*[.L1075]" office:value-type="float" office:value="20242080" calcext:value-type="float">
            <text:p>20242080</text:p>
          </table:table-cell>
          <table:table-cell table:formula="of:=[.J1075]-[.M1075]" office:value-type="float" office:value="20" calcext:value-type="float">
            <text:p>20</text:p>
          </table:table-cell>
          <table:table-cell table:formula="of:=[.N1075]/[.M1075]*1000000000" office:value-type="float" office:value="988.04075470505" calcext:value-type="float">
            <text:p>988.04075470505</text:p>
          </table:table-cell>
          <table:table-cell table:number-columns-repeated="1009"/>
        </table:table-row>
        <table:table-row table:style-name="ro1">
          <table:table-cell table:formula="of:=[.A1075]" office:value-type="float" office:value="1000" calcext:value-type="float">
            <text:p>1000</text:p>
          </table:table-cell>
          <table:table-cell table:formula="of:=[.J1075]" office:value-type="float" office:value="20242100" calcext:value-type="float">
            <text:p>20242100</text:p>
          </table:table-cell>
          <table:table-cell table:formula="of:=[.I1075]" office:value-type="float" office:value="242080000" calcext:value-type="float">
            <text:p>242080000</text:p>
          </table:table-cell>
          <table:table-cell table:formula="of:=[.D1075]" office:value-type="float" office:value="100" calcext:value-type="float">
            <text:p>100</text:p>
          </table:table-cell>
          <table:table-cell table:formula="of:=[.D1076]*[.$E$2]" office:value-type="float" office:value="18000" calcext:value-type="float">
            <text:p>18000</text:p>
          </table:table-cell>
          <table:table-cell table:formula="of:=[.A1076]*[.$E$2]*[.D1076]" office:value-type="float" office:value="18000000" calcext:value-type="float">
            <text:p>18000000</text:p>
          </table:table-cell>
          <table:table-cell table:formula="of:=[.F1076]+[.C1076]" office:value-type="float" office:value="260080000" calcext:value-type="float">
            <text:p>260080000</text:p>
          </table:table-cell>
          <table:table-cell table:formula="of:=ROUNDDOWN(([.F1076]+[.C1076])/1000000000)" office:value-type="float" office:value="0" calcext:value-type="float">
            <text:p>0</text:p>
          </table:table-cell>
          <table:table-cell table:formula="of:=IF([.G1076]&gt;=0;MOD([.G1076];1000000000);-MOD(-[.G1076];1000000000))" office:value-type="float" office:value="260080000" calcext:value-type="float">
            <text:p>260080000</text:p>
          </table:table-cell>
          <table:table-cell table:formula="of:=[.B1076]+[.E1076]+[.H1076]" office:value-type="float" office:value="20260100" calcext:value-type="float">
            <text:p>20260100</text:p>
          </table:table-cell>
          <table:table-cell/>
          <table:table-cell table:formula="of:=[.D1076]+[.L1075]" office:value-type="float" office:value="112556" calcext:value-type="float">
            <text:p>112556</text:p>
          </table:table-cell>
          <table:table-cell table:formula="of:=[.$E$1]*[.L1076]" office:value-type="float" office:value="20260080" calcext:value-type="float">
            <text:p>20260080</text:p>
          </table:table-cell>
          <table:table-cell table:formula="of:=[.J1076]-[.M1076]" office:value-type="float" office:value="20" calcext:value-type="float">
            <text:p>20</text:p>
          </table:table-cell>
          <table:table-cell table:formula="of:=[.N1076]/[.M1076]*1000000000" office:value-type="float" office:value="987.162933216453" calcext:value-type="float">
            <text:p>987.162933216453</text:p>
          </table:table-cell>
          <table:table-cell table:number-columns-repeated="1009"/>
        </table:table-row>
        <table:table-row table:style-name="ro1">
          <table:table-cell table:formula="of:=[.A1076]" office:value-type="float" office:value="1000" calcext:value-type="float">
            <text:p>1000</text:p>
          </table:table-cell>
          <table:table-cell table:formula="of:=[.J1076]" office:value-type="float" office:value="20260100" calcext:value-type="float">
            <text:p>20260100</text:p>
          </table:table-cell>
          <table:table-cell table:formula="of:=[.I1076]" office:value-type="float" office:value="260080000" calcext:value-type="float">
            <text:p>260080000</text:p>
          </table:table-cell>
          <table:table-cell table:formula="of:=[.D1076]" office:value-type="float" office:value="100" calcext:value-type="float">
            <text:p>100</text:p>
          </table:table-cell>
          <table:table-cell table:formula="of:=[.D1077]*[.$E$2]" office:value-type="float" office:value="18000" calcext:value-type="float">
            <text:p>18000</text:p>
          </table:table-cell>
          <table:table-cell table:formula="of:=[.A1077]*[.$E$2]*[.D1077]" office:value-type="float" office:value="18000000" calcext:value-type="float">
            <text:p>18000000</text:p>
          </table:table-cell>
          <table:table-cell table:formula="of:=[.F1077]+[.C1077]" office:value-type="float" office:value="278080000" calcext:value-type="float">
            <text:p>278080000</text:p>
          </table:table-cell>
          <table:table-cell table:formula="of:=ROUNDDOWN(([.F1077]+[.C1077])/1000000000)" office:value-type="float" office:value="0" calcext:value-type="float">
            <text:p>0</text:p>
          </table:table-cell>
          <table:table-cell table:formula="of:=IF([.G1077]&gt;=0;MOD([.G1077];1000000000);-MOD(-[.G1077];1000000000))" office:value-type="float" office:value="278080000" calcext:value-type="float">
            <text:p>278080000</text:p>
          </table:table-cell>
          <table:table-cell table:formula="of:=[.B1077]+[.E1077]+[.H1077]" office:value-type="float" office:value="20278100" calcext:value-type="float">
            <text:p>20278100</text:p>
          </table:table-cell>
          <table:table-cell/>
          <table:table-cell table:formula="of:=[.D1077]+[.L1076]" office:value-type="float" office:value="112656" calcext:value-type="float">
            <text:p>112656</text:p>
          </table:table-cell>
          <table:table-cell table:formula="of:=[.$E$1]*[.L1077]" office:value-type="float" office:value="20278080" calcext:value-type="float">
            <text:p>20278080</text:p>
          </table:table-cell>
          <table:table-cell table:formula="of:=[.J1077]-[.M1077]" office:value-type="float" office:value="20" calcext:value-type="float">
            <text:p>20</text:p>
          </table:table-cell>
          <table:table-cell table:formula="of:=[.N1077]/[.M1077]*1000000000" office:value-type="float" office:value="986.286670138396" calcext:value-type="float">
            <text:p>986.286670138396</text:p>
          </table:table-cell>
          <table:table-cell table:number-columns-repeated="1009"/>
        </table:table-row>
        <table:table-row table:style-name="ro1">
          <table:table-cell table:formula="of:=[.A1077]" office:value-type="float" office:value="1000" calcext:value-type="float">
            <text:p>1000</text:p>
          </table:table-cell>
          <table:table-cell table:formula="of:=[.J1077]" office:value-type="float" office:value="20278100" calcext:value-type="float">
            <text:p>20278100</text:p>
          </table:table-cell>
          <table:table-cell table:formula="of:=[.I1077]" office:value-type="float" office:value="278080000" calcext:value-type="float">
            <text:p>278080000</text:p>
          </table:table-cell>
          <table:table-cell table:formula="of:=[.D1077]" office:value-type="float" office:value="100" calcext:value-type="float">
            <text:p>100</text:p>
          </table:table-cell>
          <table:table-cell table:formula="of:=[.D1078]*[.$E$2]" office:value-type="float" office:value="18000" calcext:value-type="float">
            <text:p>18000</text:p>
          </table:table-cell>
          <table:table-cell table:formula="of:=[.A1078]*[.$E$2]*[.D1078]" office:value-type="float" office:value="18000000" calcext:value-type="float">
            <text:p>18000000</text:p>
          </table:table-cell>
          <table:table-cell table:formula="of:=[.F1078]+[.C1078]" office:value-type="float" office:value="296080000" calcext:value-type="float">
            <text:p>296080000</text:p>
          </table:table-cell>
          <table:table-cell table:formula="of:=ROUNDDOWN(([.F1078]+[.C1078])/1000000000)" office:value-type="float" office:value="0" calcext:value-type="float">
            <text:p>0</text:p>
          </table:table-cell>
          <table:table-cell table:formula="of:=IF([.G1078]&gt;=0;MOD([.G1078];1000000000);-MOD(-[.G1078];1000000000))" office:value-type="float" office:value="296080000" calcext:value-type="float">
            <text:p>296080000</text:p>
          </table:table-cell>
          <table:table-cell table:formula="of:=[.B1078]+[.E1078]+[.H1078]" office:value-type="float" office:value="20296100" calcext:value-type="float">
            <text:p>20296100</text:p>
          </table:table-cell>
          <table:table-cell/>
          <table:table-cell table:formula="of:=[.D1078]+[.L1077]" office:value-type="float" office:value="112756" calcext:value-type="float">
            <text:p>112756</text:p>
          </table:table-cell>
          <table:table-cell table:formula="of:=[.$E$1]*[.L1078]" office:value-type="float" office:value="20296080" calcext:value-type="float">
            <text:p>20296080</text:p>
          </table:table-cell>
          <table:table-cell table:formula="of:=[.J1078]-[.M1078]" office:value-type="float" office:value="20" calcext:value-type="float">
            <text:p>20</text:p>
          </table:table-cell>
          <table:table-cell table:formula="of:=[.N1078]/[.M1078]*1000000000" office:value-type="float" office:value="985.411961324551" calcext:value-type="float">
            <text:p>985.411961324551</text:p>
          </table:table-cell>
          <table:table-cell table:number-columns-repeated="1009"/>
        </table:table-row>
        <table:table-row table:style-name="ro1">
          <table:table-cell table:formula="of:=[.A1078]" office:value-type="float" office:value="1000" calcext:value-type="float">
            <text:p>1000</text:p>
          </table:table-cell>
          <table:table-cell table:formula="of:=[.J1078]" office:value-type="float" office:value="20296100" calcext:value-type="float">
            <text:p>20296100</text:p>
          </table:table-cell>
          <table:table-cell table:formula="of:=[.I1078]" office:value-type="float" office:value="296080000" calcext:value-type="float">
            <text:p>296080000</text:p>
          </table:table-cell>
          <table:table-cell table:formula="of:=[.D1078]" office:value-type="float" office:value="100" calcext:value-type="float">
            <text:p>100</text:p>
          </table:table-cell>
          <table:table-cell table:formula="of:=[.D1079]*[.$E$2]" office:value-type="float" office:value="18000" calcext:value-type="float">
            <text:p>18000</text:p>
          </table:table-cell>
          <table:table-cell table:formula="of:=[.A1079]*[.$E$2]*[.D1079]" office:value-type="float" office:value="18000000" calcext:value-type="float">
            <text:p>18000000</text:p>
          </table:table-cell>
          <table:table-cell table:formula="of:=[.F1079]+[.C1079]" office:value-type="float" office:value="314080000" calcext:value-type="float">
            <text:p>314080000</text:p>
          </table:table-cell>
          <table:table-cell table:formula="of:=ROUNDDOWN(([.F1079]+[.C1079])/1000000000)" office:value-type="float" office:value="0" calcext:value-type="float">
            <text:p>0</text:p>
          </table:table-cell>
          <table:table-cell table:formula="of:=IF([.G1079]&gt;=0;MOD([.G1079];1000000000);-MOD(-[.G1079];1000000000))" office:value-type="float" office:value="314080000" calcext:value-type="float">
            <text:p>314080000</text:p>
          </table:table-cell>
          <table:table-cell table:formula="of:=[.B1079]+[.E1079]+[.H1079]" office:value-type="float" office:value="20314100" calcext:value-type="float">
            <text:p>20314100</text:p>
          </table:table-cell>
          <table:table-cell/>
          <table:table-cell table:formula="of:=[.D1079]+[.L1078]" office:value-type="float" office:value="112856" calcext:value-type="float">
            <text:p>112856</text:p>
          </table:table-cell>
          <table:table-cell table:formula="of:=[.$E$1]*[.L1079]" office:value-type="float" office:value="20314080" calcext:value-type="float">
            <text:p>20314080</text:p>
          </table:table-cell>
          <table:table-cell table:formula="of:=[.J1079]-[.M1079]" office:value-type="float" office:value="20" calcext:value-type="float">
            <text:p>20</text:p>
          </table:table-cell>
          <table:table-cell table:formula="of:=[.N1079]/[.M1079]*1000000000" office:value-type="float" office:value="984.53880264329" calcext:value-type="float">
            <text:p>984.53880264329</text:p>
          </table:table-cell>
          <table:table-cell table:number-columns-repeated="1009"/>
        </table:table-row>
        <table:table-row table:style-name="ro1">
          <table:table-cell table:formula="of:=[.A1079]" office:value-type="float" office:value="1000" calcext:value-type="float">
            <text:p>1000</text:p>
          </table:table-cell>
          <table:table-cell table:formula="of:=[.J1079]" office:value-type="float" office:value="20314100" calcext:value-type="float">
            <text:p>20314100</text:p>
          </table:table-cell>
          <table:table-cell table:formula="of:=[.I1079]" office:value-type="float" office:value="314080000" calcext:value-type="float">
            <text:p>314080000</text:p>
          </table:table-cell>
          <table:table-cell table:formula="of:=[.D1079]" office:value-type="float" office:value="100" calcext:value-type="float">
            <text:p>100</text:p>
          </table:table-cell>
          <table:table-cell table:formula="of:=[.D1080]*[.$E$2]" office:value-type="float" office:value="18000" calcext:value-type="float">
            <text:p>18000</text:p>
          </table:table-cell>
          <table:table-cell table:formula="of:=[.A1080]*[.$E$2]*[.D1080]" office:value-type="float" office:value="18000000" calcext:value-type="float">
            <text:p>18000000</text:p>
          </table:table-cell>
          <table:table-cell table:formula="of:=[.F1080]+[.C1080]" office:value-type="float" office:value="332080000" calcext:value-type="float">
            <text:p>332080000</text:p>
          </table:table-cell>
          <table:table-cell table:formula="of:=ROUNDDOWN(([.F1080]+[.C1080])/1000000000)" office:value-type="float" office:value="0" calcext:value-type="float">
            <text:p>0</text:p>
          </table:table-cell>
          <table:table-cell table:formula="of:=IF([.G1080]&gt;=0;MOD([.G1080];1000000000);-MOD(-[.G1080];1000000000))" office:value-type="float" office:value="332080000" calcext:value-type="float">
            <text:p>332080000</text:p>
          </table:table-cell>
          <table:table-cell table:formula="of:=[.B1080]+[.E1080]+[.H1080]" office:value-type="float" office:value="20332100" calcext:value-type="float">
            <text:p>20332100</text:p>
          </table:table-cell>
          <table:table-cell/>
          <table:table-cell table:formula="of:=[.D1080]+[.L1079]" office:value-type="float" office:value="112956" calcext:value-type="float">
            <text:p>112956</text:p>
          </table:table-cell>
          <table:table-cell table:formula="of:=[.$E$1]*[.L1080]" office:value-type="float" office:value="20332080" calcext:value-type="float">
            <text:p>20332080</text:p>
          </table:table-cell>
          <table:table-cell table:formula="of:=[.J1080]-[.M1080]" office:value-type="float" office:value="20" calcext:value-type="float">
            <text:p>20</text:p>
          </table:table-cell>
          <table:table-cell table:formula="of:=[.N1080]/[.M1080]*1000000000" office:value-type="float" office:value="983.667189977612" calcext:value-type="float">
            <text:p>983.667189977612</text:p>
          </table:table-cell>
          <table:table-cell table:number-columns-repeated="1009"/>
        </table:table-row>
        <table:table-row table:style-name="ro1">
          <table:table-cell table:formula="of:=[.A1080]" office:value-type="float" office:value="1000" calcext:value-type="float">
            <text:p>1000</text:p>
          </table:table-cell>
          <table:table-cell table:formula="of:=[.J1080]" office:value-type="float" office:value="20332100" calcext:value-type="float">
            <text:p>20332100</text:p>
          </table:table-cell>
          <table:table-cell table:formula="of:=[.I1080]" office:value-type="float" office:value="332080000" calcext:value-type="float">
            <text:p>332080000</text:p>
          </table:table-cell>
          <table:table-cell table:formula="of:=[.D1080]" office:value-type="float" office:value="100" calcext:value-type="float">
            <text:p>100</text:p>
          </table:table-cell>
          <table:table-cell table:formula="of:=[.D1081]*[.$E$2]" office:value-type="float" office:value="18000" calcext:value-type="float">
            <text:p>18000</text:p>
          </table:table-cell>
          <table:table-cell table:formula="of:=[.A1081]*[.$E$2]*[.D1081]" office:value-type="float" office:value="18000000" calcext:value-type="float">
            <text:p>18000000</text:p>
          </table:table-cell>
          <table:table-cell table:formula="of:=[.F1081]+[.C1081]" office:value-type="float" office:value="350080000" calcext:value-type="float">
            <text:p>350080000</text:p>
          </table:table-cell>
          <table:table-cell table:formula="of:=ROUNDDOWN(([.F1081]+[.C1081])/1000000000)" office:value-type="float" office:value="0" calcext:value-type="float">
            <text:p>0</text:p>
          </table:table-cell>
          <table:table-cell table:formula="of:=IF([.G1081]&gt;=0;MOD([.G1081];1000000000);-MOD(-[.G1081];1000000000))" office:value-type="float" office:value="350080000" calcext:value-type="float">
            <text:p>350080000</text:p>
          </table:table-cell>
          <table:table-cell table:formula="of:=[.B1081]+[.E1081]+[.H1081]" office:value-type="float" office:value="20350100" calcext:value-type="float">
            <text:p>20350100</text:p>
          </table:table-cell>
          <table:table-cell/>
          <table:table-cell table:formula="of:=[.D1081]+[.L1080]" office:value-type="float" office:value="113056" calcext:value-type="float">
            <text:p>113056</text:p>
          </table:table-cell>
          <table:table-cell table:formula="of:=[.$E$1]*[.L1081]" office:value-type="float" office:value="20350080" calcext:value-type="float">
            <text:p>20350080</text:p>
          </table:table-cell>
          <table:table-cell table:formula="of:=[.J1081]-[.M1081]" office:value-type="float" office:value="20" calcext:value-type="float">
            <text:p>20</text:p>
          </table:table-cell>
          <table:table-cell table:formula="of:=[.N1081]/[.M1081]*1000000000" office:value-type="float" office:value="982.797119225084" calcext:value-type="float">
            <text:p>982.797119225084</text:p>
          </table:table-cell>
          <table:table-cell table:number-columns-repeated="1009"/>
        </table:table-row>
        <table:table-row table:style-name="ro1">
          <table:table-cell table:formula="of:=[.A1081]" office:value-type="float" office:value="1000" calcext:value-type="float">
            <text:p>1000</text:p>
          </table:table-cell>
          <table:table-cell table:formula="of:=[.J1081]" office:value-type="float" office:value="20350100" calcext:value-type="float">
            <text:p>20350100</text:p>
          </table:table-cell>
          <table:table-cell table:formula="of:=[.I1081]" office:value-type="float" office:value="350080000" calcext:value-type="float">
            <text:p>350080000</text:p>
          </table:table-cell>
          <table:table-cell table:formula="of:=[.D1081]" office:value-type="float" office:value="100" calcext:value-type="float">
            <text:p>100</text:p>
          </table:table-cell>
          <table:table-cell table:formula="of:=[.D1082]*[.$E$2]" office:value-type="float" office:value="18000" calcext:value-type="float">
            <text:p>18000</text:p>
          </table:table-cell>
          <table:table-cell table:formula="of:=[.A1082]*[.$E$2]*[.D1082]" office:value-type="float" office:value="18000000" calcext:value-type="float">
            <text:p>18000000</text:p>
          </table:table-cell>
          <table:table-cell table:formula="of:=[.F1082]+[.C1082]" office:value-type="float" office:value="368080000" calcext:value-type="float">
            <text:p>368080000</text:p>
          </table:table-cell>
          <table:table-cell table:formula="of:=ROUNDDOWN(([.F1082]+[.C1082])/1000000000)" office:value-type="float" office:value="0" calcext:value-type="float">
            <text:p>0</text:p>
          </table:table-cell>
          <table:table-cell table:formula="of:=IF([.G1082]&gt;=0;MOD([.G1082];1000000000);-MOD(-[.G1082];1000000000))" office:value-type="float" office:value="368080000" calcext:value-type="float">
            <text:p>368080000</text:p>
          </table:table-cell>
          <table:table-cell table:formula="of:=[.B1082]+[.E1082]+[.H1082]" office:value-type="float" office:value="20368100" calcext:value-type="float">
            <text:p>20368100</text:p>
          </table:table-cell>
          <table:table-cell/>
          <table:table-cell table:formula="of:=[.D1082]+[.L1081]" office:value-type="float" office:value="113156" calcext:value-type="float">
            <text:p>113156</text:p>
          </table:table-cell>
          <table:table-cell table:formula="of:=[.$E$1]*[.L1082]" office:value-type="float" office:value="20368080" calcext:value-type="float">
            <text:p>20368080</text:p>
          </table:table-cell>
          <table:table-cell table:formula="of:=[.J1082]-[.M1082]" office:value-type="float" office:value="20" calcext:value-type="float">
            <text:p>20</text:p>
          </table:table-cell>
          <table:table-cell table:formula="of:=[.N1082]/[.M1082]*1000000000" office:value-type="float" office:value="981.928586297776" calcext:value-type="float">
            <text:p>981.928586297776</text:p>
          </table:table-cell>
          <table:table-cell table:number-columns-repeated="1009"/>
        </table:table-row>
        <table:table-row table:style-name="ro1">
          <table:table-cell table:formula="of:=[.A1082]" office:value-type="float" office:value="1000" calcext:value-type="float">
            <text:p>1000</text:p>
          </table:table-cell>
          <table:table-cell table:formula="of:=[.J1082]" office:value-type="float" office:value="20368100" calcext:value-type="float">
            <text:p>20368100</text:p>
          </table:table-cell>
          <table:table-cell table:formula="of:=[.I1082]" office:value-type="float" office:value="368080000" calcext:value-type="float">
            <text:p>368080000</text:p>
          </table:table-cell>
          <table:table-cell table:formula="of:=[.D1082]" office:value-type="float" office:value="100" calcext:value-type="float">
            <text:p>100</text:p>
          </table:table-cell>
          <table:table-cell table:formula="of:=[.D1083]*[.$E$2]" office:value-type="float" office:value="18000" calcext:value-type="float">
            <text:p>18000</text:p>
          </table:table-cell>
          <table:table-cell table:formula="of:=[.A1083]*[.$E$2]*[.D1083]" office:value-type="float" office:value="18000000" calcext:value-type="float">
            <text:p>18000000</text:p>
          </table:table-cell>
          <table:table-cell table:formula="of:=[.F1083]+[.C1083]" office:value-type="float" office:value="386080000" calcext:value-type="float">
            <text:p>386080000</text:p>
          </table:table-cell>
          <table:table-cell table:formula="of:=ROUNDDOWN(([.F1083]+[.C1083])/1000000000)" office:value-type="float" office:value="0" calcext:value-type="float">
            <text:p>0</text:p>
          </table:table-cell>
          <table:table-cell table:formula="of:=IF([.G1083]&gt;=0;MOD([.G1083];1000000000);-MOD(-[.G1083];1000000000))" office:value-type="float" office:value="386080000" calcext:value-type="float">
            <text:p>386080000</text:p>
          </table:table-cell>
          <table:table-cell table:formula="of:=[.B1083]+[.E1083]+[.H1083]" office:value-type="float" office:value="20386100" calcext:value-type="float">
            <text:p>20386100</text:p>
          </table:table-cell>
          <table:table-cell/>
          <table:table-cell table:formula="of:=[.D1083]+[.L1082]" office:value-type="float" office:value="113256" calcext:value-type="float">
            <text:p>113256</text:p>
          </table:table-cell>
          <table:table-cell table:formula="of:=[.$E$1]*[.L1083]" office:value-type="float" office:value="20386080" calcext:value-type="float">
            <text:p>20386080</text:p>
          </table:table-cell>
          <table:table-cell table:formula="of:=[.J1083]-[.M1083]" office:value-type="float" office:value="20" calcext:value-type="float">
            <text:p>20</text:p>
          </table:table-cell>
          <table:table-cell table:formula="of:=[.N1083]/[.M1083]*1000000000" office:value-type="float" office:value="981.061587122193" calcext:value-type="float">
            <text:p>981.061587122193</text:p>
          </table:table-cell>
          <table:table-cell table:number-columns-repeated="1009"/>
        </table:table-row>
        <table:table-row table:style-name="ro1">
          <table:table-cell table:formula="of:=[.A1083]" office:value-type="float" office:value="1000" calcext:value-type="float">
            <text:p>1000</text:p>
          </table:table-cell>
          <table:table-cell table:formula="of:=[.J1083]" office:value-type="float" office:value="20386100" calcext:value-type="float">
            <text:p>20386100</text:p>
          </table:table-cell>
          <table:table-cell table:formula="of:=[.I1083]" office:value-type="float" office:value="386080000" calcext:value-type="float">
            <text:p>386080000</text:p>
          </table:table-cell>
          <table:table-cell table:formula="of:=[.D1083]" office:value-type="float" office:value="100" calcext:value-type="float">
            <text:p>100</text:p>
          </table:table-cell>
          <table:table-cell table:formula="of:=[.D1084]*[.$E$2]" office:value-type="float" office:value="18000" calcext:value-type="float">
            <text:p>18000</text:p>
          </table:table-cell>
          <table:table-cell table:formula="of:=[.A1084]*[.$E$2]*[.D1084]" office:value-type="float" office:value="18000000" calcext:value-type="float">
            <text:p>18000000</text:p>
          </table:table-cell>
          <table:table-cell table:formula="of:=[.F1084]+[.C1084]" office:value-type="float" office:value="404080000" calcext:value-type="float">
            <text:p>404080000</text:p>
          </table:table-cell>
          <table:table-cell table:formula="of:=ROUNDDOWN(([.F1084]+[.C1084])/1000000000)" office:value-type="float" office:value="0" calcext:value-type="float">
            <text:p>0</text:p>
          </table:table-cell>
          <table:table-cell table:formula="of:=IF([.G1084]&gt;=0;MOD([.G1084];1000000000);-MOD(-[.G1084];1000000000))" office:value-type="float" office:value="404080000" calcext:value-type="float">
            <text:p>404080000</text:p>
          </table:table-cell>
          <table:table-cell table:formula="of:=[.B1084]+[.E1084]+[.H1084]" office:value-type="float" office:value="20404100" calcext:value-type="float">
            <text:p>20404100</text:p>
          </table:table-cell>
          <table:table-cell/>
          <table:table-cell table:formula="of:=[.D1084]+[.L1083]" office:value-type="float" office:value="113356" calcext:value-type="float">
            <text:p>113356</text:p>
          </table:table-cell>
          <table:table-cell table:formula="of:=[.$E$1]*[.L1084]" office:value-type="float" office:value="20404080" calcext:value-type="float">
            <text:p>20404080</text:p>
          </table:table-cell>
          <table:table-cell table:formula="of:=[.J1084]-[.M1084]" office:value-type="float" office:value="20" calcext:value-type="float">
            <text:p>20</text:p>
          </table:table-cell>
          <table:table-cell table:formula="of:=[.N1084]/[.M1084]*1000000000" office:value-type="float" office:value="980.196117639217" calcext:value-type="float">
            <text:p>980.196117639217</text:p>
          </table:table-cell>
          <table:table-cell table:number-columns-repeated="1009"/>
        </table:table-row>
        <table:table-row table:style-name="ro1">
          <table:table-cell table:formula="of:=[.A1084]" office:value-type="float" office:value="1000" calcext:value-type="float">
            <text:p>1000</text:p>
          </table:table-cell>
          <table:table-cell table:formula="of:=[.J1084]" office:value-type="float" office:value="20404100" calcext:value-type="float">
            <text:p>20404100</text:p>
          </table:table-cell>
          <table:table-cell table:formula="of:=[.I1084]" office:value-type="float" office:value="404080000" calcext:value-type="float">
            <text:p>404080000</text:p>
          </table:table-cell>
          <table:table-cell table:formula="of:=[.D1084]" office:value-type="float" office:value="100" calcext:value-type="float">
            <text:p>100</text:p>
          </table:table-cell>
          <table:table-cell table:formula="of:=[.D1085]*[.$E$2]" office:value-type="float" office:value="18000" calcext:value-type="float">
            <text:p>18000</text:p>
          </table:table-cell>
          <table:table-cell table:formula="of:=[.A1085]*[.$E$2]*[.D1085]" office:value-type="float" office:value="18000000" calcext:value-type="float">
            <text:p>18000000</text:p>
          </table:table-cell>
          <table:table-cell table:formula="of:=[.F1085]+[.C1085]" office:value-type="float" office:value="422080000" calcext:value-type="float">
            <text:p>422080000</text:p>
          </table:table-cell>
          <table:table-cell table:formula="of:=ROUNDDOWN(([.F1085]+[.C1085])/1000000000)" office:value-type="float" office:value="0" calcext:value-type="float">
            <text:p>0</text:p>
          </table:table-cell>
          <table:table-cell table:formula="of:=IF([.G1085]&gt;=0;MOD([.G1085];1000000000);-MOD(-[.G1085];1000000000))" office:value-type="float" office:value="422080000" calcext:value-type="float">
            <text:p>422080000</text:p>
          </table:table-cell>
          <table:table-cell table:formula="of:=[.B1085]+[.E1085]+[.H1085]" office:value-type="float" office:value="20422100" calcext:value-type="float">
            <text:p>20422100</text:p>
          </table:table-cell>
          <table:table-cell/>
          <table:table-cell table:formula="of:=[.D1085]+[.L1084]" office:value-type="float" office:value="113456" calcext:value-type="float">
            <text:p>113456</text:p>
          </table:table-cell>
          <table:table-cell table:formula="of:=[.$E$1]*[.L1085]" office:value-type="float" office:value="20422080" calcext:value-type="float">
            <text:p>20422080</text:p>
          </table:table-cell>
          <table:table-cell table:formula="of:=[.J1085]-[.M1085]" office:value-type="float" office:value="20" calcext:value-type="float">
            <text:p>20</text:p>
          </table:table-cell>
          <table:table-cell table:formula="of:=[.N1085]/[.M1085]*1000000000" office:value-type="float" office:value="979.33217380404" calcext:value-type="float">
            <text:p>979.33217380404</text:p>
          </table:table-cell>
          <table:table-cell table:number-columns-repeated="1009"/>
        </table:table-row>
        <table:table-row table:style-name="ro1">
          <table:table-cell table:formula="of:=[.A1085]" office:value-type="float" office:value="1000" calcext:value-type="float">
            <text:p>1000</text:p>
          </table:table-cell>
          <table:table-cell table:formula="of:=[.J1085]" office:value-type="float" office:value="20422100" calcext:value-type="float">
            <text:p>20422100</text:p>
          </table:table-cell>
          <table:table-cell table:formula="of:=[.I1085]" office:value-type="float" office:value="422080000" calcext:value-type="float">
            <text:p>422080000</text:p>
          </table:table-cell>
          <table:table-cell table:formula="of:=[.D1085]" office:value-type="float" office:value="100" calcext:value-type="float">
            <text:p>100</text:p>
          </table:table-cell>
          <table:table-cell table:formula="of:=[.D1086]*[.$E$2]" office:value-type="float" office:value="18000" calcext:value-type="float">
            <text:p>18000</text:p>
          </table:table-cell>
          <table:table-cell table:formula="of:=[.A1086]*[.$E$2]*[.D1086]" office:value-type="float" office:value="18000000" calcext:value-type="float">
            <text:p>18000000</text:p>
          </table:table-cell>
          <table:table-cell table:formula="of:=[.F1086]+[.C1086]" office:value-type="float" office:value="440080000" calcext:value-type="float">
            <text:p>440080000</text:p>
          </table:table-cell>
          <table:table-cell table:formula="of:=ROUNDDOWN(([.F1086]+[.C1086])/1000000000)" office:value-type="float" office:value="0" calcext:value-type="float">
            <text:p>0</text:p>
          </table:table-cell>
          <table:table-cell table:formula="of:=IF([.G1086]&gt;=0;MOD([.G1086];1000000000);-MOD(-[.G1086];1000000000))" office:value-type="float" office:value="440080000" calcext:value-type="float">
            <text:p>440080000</text:p>
          </table:table-cell>
          <table:table-cell table:formula="of:=[.B1086]+[.E1086]+[.H1086]" office:value-type="float" office:value="20440100" calcext:value-type="float">
            <text:p>20440100</text:p>
          </table:table-cell>
          <table:table-cell/>
          <table:table-cell table:formula="of:=[.D1086]+[.L1085]" office:value-type="float" office:value="113556" calcext:value-type="float">
            <text:p>113556</text:p>
          </table:table-cell>
          <table:table-cell table:formula="of:=[.$E$1]*[.L1086]" office:value-type="float" office:value="20440080" calcext:value-type="float">
            <text:p>20440080</text:p>
          </table:table-cell>
          <table:table-cell table:formula="of:=[.J1086]-[.M1086]" office:value-type="float" office:value="20" calcext:value-type="float">
            <text:p>20</text:p>
          </table:table-cell>
          <table:table-cell table:formula="of:=[.N1086]/[.M1086]*1000000000" office:value-type="float" office:value="978.469751586099" calcext:value-type="float">
            <text:p>978.469751586099</text:p>
          </table:table-cell>
          <table:table-cell table:number-columns-repeated="1009"/>
        </table:table-row>
        <table:table-row table:style-name="ro1">
          <table:table-cell table:formula="of:=[.A1086]" office:value-type="float" office:value="1000" calcext:value-type="float">
            <text:p>1000</text:p>
          </table:table-cell>
          <table:table-cell table:formula="of:=[.J1086]" office:value-type="float" office:value="20440100" calcext:value-type="float">
            <text:p>20440100</text:p>
          </table:table-cell>
          <table:table-cell table:formula="of:=[.I1086]" office:value-type="float" office:value="440080000" calcext:value-type="float">
            <text:p>440080000</text:p>
          </table:table-cell>
          <table:table-cell table:formula="of:=[.D1086]" office:value-type="float" office:value="100" calcext:value-type="float">
            <text:p>100</text:p>
          </table:table-cell>
          <table:table-cell table:formula="of:=[.D1087]*[.$E$2]" office:value-type="float" office:value="18000" calcext:value-type="float">
            <text:p>18000</text:p>
          </table:table-cell>
          <table:table-cell table:formula="of:=[.A1087]*[.$E$2]*[.D1087]" office:value-type="float" office:value="18000000" calcext:value-type="float">
            <text:p>18000000</text:p>
          </table:table-cell>
          <table:table-cell table:formula="of:=[.F1087]+[.C1087]" office:value-type="float" office:value="458080000" calcext:value-type="float">
            <text:p>458080000</text:p>
          </table:table-cell>
          <table:table-cell table:formula="of:=ROUNDDOWN(([.F1087]+[.C1087])/1000000000)" office:value-type="float" office:value="0" calcext:value-type="float">
            <text:p>0</text:p>
          </table:table-cell>
          <table:table-cell table:formula="of:=IF([.G1087]&gt;=0;MOD([.G1087];1000000000);-MOD(-[.G1087];1000000000))" office:value-type="float" office:value="458080000" calcext:value-type="float">
            <text:p>458080000</text:p>
          </table:table-cell>
          <table:table-cell table:formula="of:=[.B1087]+[.E1087]+[.H1087]" office:value-type="float" office:value="20458100" calcext:value-type="float">
            <text:p>20458100</text:p>
          </table:table-cell>
          <table:table-cell/>
          <table:table-cell table:formula="of:=[.D1087]+[.L1086]" office:value-type="float" office:value="113656" calcext:value-type="float">
            <text:p>113656</text:p>
          </table:table-cell>
          <table:table-cell table:formula="of:=[.$E$1]*[.L1087]" office:value-type="float" office:value="20458080" calcext:value-type="float">
            <text:p>20458080</text:p>
          </table:table-cell>
          <table:table-cell table:formula="of:=[.J1087]-[.M1087]" office:value-type="float" office:value="20" calcext:value-type="float">
            <text:p>20</text:p>
          </table:table-cell>
          <table:table-cell table:formula="of:=[.N1087]/[.M1087]*1000000000" office:value-type="float" office:value="977.608846969022" calcext:value-type="float">
            <text:p>977.608846969022</text:p>
          </table:table-cell>
          <table:table-cell table:number-columns-repeated="1009"/>
        </table:table-row>
        <table:table-row table:style-name="ro1">
          <table:table-cell table:formula="of:=[.A1087]" office:value-type="float" office:value="1000" calcext:value-type="float">
            <text:p>1000</text:p>
          </table:table-cell>
          <table:table-cell table:formula="of:=[.J1087]" office:value-type="float" office:value="20458100" calcext:value-type="float">
            <text:p>20458100</text:p>
          </table:table-cell>
          <table:table-cell table:formula="of:=[.I1087]" office:value-type="float" office:value="458080000" calcext:value-type="float">
            <text:p>458080000</text:p>
          </table:table-cell>
          <table:table-cell table:formula="of:=[.D1087]" office:value-type="float" office:value="100" calcext:value-type="float">
            <text:p>100</text:p>
          </table:table-cell>
          <table:table-cell table:formula="of:=[.D1088]*[.$E$2]" office:value-type="float" office:value="18000" calcext:value-type="float">
            <text:p>18000</text:p>
          </table:table-cell>
          <table:table-cell table:formula="of:=[.A1088]*[.$E$2]*[.D1088]" office:value-type="float" office:value="18000000" calcext:value-type="float">
            <text:p>18000000</text:p>
          </table:table-cell>
          <table:table-cell table:formula="of:=[.F1088]+[.C1088]" office:value-type="float" office:value="476080000" calcext:value-type="float">
            <text:p>476080000</text:p>
          </table:table-cell>
          <table:table-cell table:formula="of:=ROUNDDOWN(([.F1088]+[.C1088])/1000000000)" office:value-type="float" office:value="0" calcext:value-type="float">
            <text:p>0</text:p>
          </table:table-cell>
          <table:table-cell table:formula="of:=IF([.G1088]&gt;=0;MOD([.G1088];1000000000);-MOD(-[.G1088];1000000000))" office:value-type="float" office:value="476080000" calcext:value-type="float">
            <text:p>476080000</text:p>
          </table:table-cell>
          <table:table-cell table:formula="of:=[.B1088]+[.E1088]+[.H1088]" office:value-type="float" office:value="20476100" calcext:value-type="float">
            <text:p>20476100</text:p>
          </table:table-cell>
          <table:table-cell/>
          <table:table-cell table:formula="of:=[.D1088]+[.L1087]" office:value-type="float" office:value="113756" calcext:value-type="float">
            <text:p>113756</text:p>
          </table:table-cell>
          <table:table-cell table:formula="of:=[.$E$1]*[.L1088]" office:value-type="float" office:value="20476080" calcext:value-type="float">
            <text:p>20476080</text:p>
          </table:table-cell>
          <table:table-cell table:formula="of:=[.J1088]-[.M1088]" office:value-type="float" office:value="20" calcext:value-type="float">
            <text:p>20</text:p>
          </table:table-cell>
          <table:table-cell table:formula="of:=[.N1088]/[.M1088]*1000000000" office:value-type="float" office:value="976.749455950553" calcext:value-type="float">
            <text:p>976.749455950553</text:p>
          </table:table-cell>
          <table:table-cell table:number-columns-repeated="1009"/>
        </table:table-row>
        <table:table-row table:style-name="ro1">
          <table:table-cell table:formula="of:=[.A1088]" office:value-type="float" office:value="1000" calcext:value-type="float">
            <text:p>1000</text:p>
          </table:table-cell>
          <table:table-cell table:formula="of:=[.J1088]" office:value-type="float" office:value="20476100" calcext:value-type="float">
            <text:p>20476100</text:p>
          </table:table-cell>
          <table:table-cell table:formula="of:=[.I1088]" office:value-type="float" office:value="476080000" calcext:value-type="float">
            <text:p>476080000</text:p>
          </table:table-cell>
          <table:table-cell table:formula="of:=[.D1088]" office:value-type="float" office:value="100" calcext:value-type="float">
            <text:p>100</text:p>
          </table:table-cell>
          <table:table-cell table:formula="of:=[.D1089]*[.$E$2]" office:value-type="float" office:value="18000" calcext:value-type="float">
            <text:p>18000</text:p>
          </table:table-cell>
          <table:table-cell table:formula="of:=[.A1089]*[.$E$2]*[.D1089]" office:value-type="float" office:value="18000000" calcext:value-type="float">
            <text:p>18000000</text:p>
          </table:table-cell>
          <table:table-cell table:formula="of:=[.F1089]+[.C1089]" office:value-type="float" office:value="494080000" calcext:value-type="float">
            <text:p>494080000</text:p>
          </table:table-cell>
          <table:table-cell table:formula="of:=ROUNDDOWN(([.F1089]+[.C1089])/1000000000)" office:value-type="float" office:value="0" calcext:value-type="float">
            <text:p>0</text:p>
          </table:table-cell>
          <table:table-cell table:formula="of:=IF([.G1089]&gt;=0;MOD([.G1089];1000000000);-MOD(-[.G1089];1000000000))" office:value-type="float" office:value="494080000" calcext:value-type="float">
            <text:p>494080000</text:p>
          </table:table-cell>
          <table:table-cell table:formula="of:=[.B1089]+[.E1089]+[.H1089]" office:value-type="float" office:value="20494100" calcext:value-type="float">
            <text:p>20494100</text:p>
          </table:table-cell>
          <table:table-cell/>
          <table:table-cell table:formula="of:=[.D1089]+[.L1088]" office:value-type="float" office:value="113856" calcext:value-type="float">
            <text:p>113856</text:p>
          </table:table-cell>
          <table:table-cell table:formula="of:=[.$E$1]*[.L1089]" office:value-type="float" office:value="20494080" calcext:value-type="float">
            <text:p>20494080</text:p>
          </table:table-cell>
          <table:table-cell table:formula="of:=[.J1089]-[.M1089]" office:value-type="float" office:value="20" calcext:value-type="float">
            <text:p>20</text:p>
          </table:table-cell>
          <table:table-cell table:formula="of:=[.N1089]/[.M1089]*1000000000" office:value-type="float" office:value="975.891574542502" calcext:value-type="float">
            <text:p>975.891574542502</text:p>
          </table:table-cell>
          <table:table-cell table:number-columns-repeated="1009"/>
        </table:table-row>
        <table:table-row table:style-name="ro1">
          <table:table-cell table:formula="of:=[.A1089]" office:value-type="float" office:value="1000" calcext:value-type="float">
            <text:p>1000</text:p>
          </table:table-cell>
          <table:table-cell table:formula="of:=[.J1089]" office:value-type="float" office:value="20494100" calcext:value-type="float">
            <text:p>20494100</text:p>
          </table:table-cell>
          <table:table-cell table:formula="of:=[.I1089]" office:value-type="float" office:value="494080000" calcext:value-type="float">
            <text:p>494080000</text:p>
          </table:table-cell>
          <table:table-cell table:formula="of:=[.D1089]" office:value-type="float" office:value="100" calcext:value-type="float">
            <text:p>100</text:p>
          </table:table-cell>
          <table:table-cell table:formula="of:=[.D1090]*[.$E$2]" office:value-type="float" office:value="18000" calcext:value-type="float">
            <text:p>18000</text:p>
          </table:table-cell>
          <table:table-cell table:formula="of:=[.A1090]*[.$E$2]*[.D1090]" office:value-type="float" office:value="18000000" calcext:value-type="float">
            <text:p>18000000</text:p>
          </table:table-cell>
          <table:table-cell table:formula="of:=[.F1090]+[.C1090]" office:value-type="float" office:value="512080000" calcext:value-type="float">
            <text:p>512080000</text:p>
          </table:table-cell>
          <table:table-cell table:formula="of:=ROUNDDOWN(([.F1090]+[.C1090])/1000000000)" office:value-type="float" office:value="0" calcext:value-type="float">
            <text:p>0</text:p>
          </table:table-cell>
          <table:table-cell table:formula="of:=IF([.G1090]&gt;=0;MOD([.G1090];1000000000);-MOD(-[.G1090];1000000000))" office:value-type="float" office:value="512080000" calcext:value-type="float">
            <text:p>512080000</text:p>
          </table:table-cell>
          <table:table-cell table:formula="of:=[.B1090]+[.E1090]+[.H1090]" office:value-type="float" office:value="20512100" calcext:value-type="float">
            <text:p>20512100</text:p>
          </table:table-cell>
          <table:table-cell/>
          <table:table-cell table:formula="of:=[.D1090]+[.L1089]" office:value-type="float" office:value="113956" calcext:value-type="float">
            <text:p>113956</text:p>
          </table:table-cell>
          <table:table-cell table:formula="of:=[.$E$1]*[.L1090]" office:value-type="float" office:value="20512080" calcext:value-type="float">
            <text:p>20512080</text:p>
          </table:table-cell>
          <table:table-cell table:formula="of:=[.J1090]-[.M1090]" office:value-type="float" office:value="20" calcext:value-type="float">
            <text:p>20</text:p>
          </table:table-cell>
          <table:table-cell table:formula="of:=[.N1090]/[.M1090]*1000000000" office:value-type="float" office:value="975.035198770676" calcext:value-type="float">
            <text:p>975.035198770676</text:p>
          </table:table-cell>
          <table:table-cell table:number-columns-repeated="1009"/>
        </table:table-row>
        <table:table-row table:style-name="ro1">
          <table:table-cell table:formula="of:=[.A1090]" office:value-type="float" office:value="1000" calcext:value-type="float">
            <text:p>1000</text:p>
          </table:table-cell>
          <table:table-cell table:formula="of:=[.J1090]" office:value-type="float" office:value="20512100" calcext:value-type="float">
            <text:p>20512100</text:p>
          </table:table-cell>
          <table:table-cell table:formula="of:=[.I1090]" office:value-type="float" office:value="512080000" calcext:value-type="float">
            <text:p>512080000</text:p>
          </table:table-cell>
          <table:table-cell table:formula="of:=[.D1090]" office:value-type="float" office:value="100" calcext:value-type="float">
            <text:p>100</text:p>
          </table:table-cell>
          <table:table-cell table:formula="of:=[.D1091]*[.$E$2]" office:value-type="float" office:value="18000" calcext:value-type="float">
            <text:p>18000</text:p>
          </table:table-cell>
          <table:table-cell table:formula="of:=[.A1091]*[.$E$2]*[.D1091]" office:value-type="float" office:value="18000000" calcext:value-type="float">
            <text:p>18000000</text:p>
          </table:table-cell>
          <table:table-cell table:formula="of:=[.F1091]+[.C1091]" office:value-type="float" office:value="530080000" calcext:value-type="float">
            <text:p>530080000</text:p>
          </table:table-cell>
          <table:table-cell table:formula="of:=ROUNDDOWN(([.F1091]+[.C1091])/1000000000)" office:value-type="float" office:value="0" calcext:value-type="float">
            <text:p>0</text:p>
          </table:table-cell>
          <table:table-cell table:formula="of:=IF([.G1091]&gt;=0;MOD([.G1091];1000000000);-MOD(-[.G1091];1000000000))" office:value-type="float" office:value="530080000" calcext:value-type="float">
            <text:p>530080000</text:p>
          </table:table-cell>
          <table:table-cell table:formula="of:=[.B1091]+[.E1091]+[.H1091]" office:value-type="float" office:value="20530100" calcext:value-type="float">
            <text:p>20530100</text:p>
          </table:table-cell>
          <table:table-cell/>
          <table:table-cell table:formula="of:=[.D1091]+[.L1090]" office:value-type="float" office:value="114056" calcext:value-type="float">
            <text:p>114056</text:p>
          </table:table-cell>
          <table:table-cell table:formula="of:=[.$E$1]*[.L1091]" office:value-type="float" office:value="20530080" calcext:value-type="float">
            <text:p>20530080</text:p>
          </table:table-cell>
          <table:table-cell table:formula="of:=[.J1091]-[.M1091]" office:value-type="float" office:value="20" calcext:value-type="float">
            <text:p>20</text:p>
          </table:table-cell>
          <table:table-cell table:formula="of:=[.N1091]/[.M1091]*1000000000" office:value-type="float" office:value="974.180324674819" calcext:value-type="float">
            <text:p>974.180324674819</text:p>
          </table:table-cell>
          <table:table-cell table:number-columns-repeated="1009"/>
        </table:table-row>
        <table:table-row table:style-name="ro1">
          <table:table-cell table:formula="of:=[.A1091]" office:value-type="float" office:value="1000" calcext:value-type="float">
            <text:p>1000</text:p>
          </table:table-cell>
          <table:table-cell table:formula="of:=[.J1091]" office:value-type="float" office:value="20530100" calcext:value-type="float">
            <text:p>20530100</text:p>
          </table:table-cell>
          <table:table-cell table:formula="of:=[.I1091]" office:value-type="float" office:value="530080000" calcext:value-type="float">
            <text:p>530080000</text:p>
          </table:table-cell>
          <table:table-cell table:formula="of:=[.D1091]" office:value-type="float" office:value="100" calcext:value-type="float">
            <text:p>100</text:p>
          </table:table-cell>
          <table:table-cell table:formula="of:=[.D1092]*[.$E$2]" office:value-type="float" office:value="18000" calcext:value-type="float">
            <text:p>18000</text:p>
          </table:table-cell>
          <table:table-cell table:formula="of:=[.A1092]*[.$E$2]*[.D1092]" office:value-type="float" office:value="18000000" calcext:value-type="float">
            <text:p>18000000</text:p>
          </table:table-cell>
          <table:table-cell table:formula="of:=[.F1092]+[.C1092]" office:value-type="float" office:value="548080000" calcext:value-type="float">
            <text:p>548080000</text:p>
          </table:table-cell>
          <table:table-cell table:formula="of:=ROUNDDOWN(([.F1092]+[.C1092])/1000000000)" office:value-type="float" office:value="0" calcext:value-type="float">
            <text:p>0</text:p>
          </table:table-cell>
          <table:table-cell table:formula="of:=IF([.G1092]&gt;=0;MOD([.G1092];1000000000);-MOD(-[.G1092];1000000000))" office:value-type="float" office:value="548080000" calcext:value-type="float">
            <text:p>548080000</text:p>
          </table:table-cell>
          <table:table-cell table:formula="of:=[.B1092]+[.E1092]+[.H1092]" office:value-type="float" office:value="20548100" calcext:value-type="float">
            <text:p>20548100</text:p>
          </table:table-cell>
          <table:table-cell/>
          <table:table-cell table:formula="of:=[.D1092]+[.L1091]" office:value-type="float" office:value="114156" calcext:value-type="float">
            <text:p>114156</text:p>
          </table:table-cell>
          <table:table-cell table:formula="of:=[.$E$1]*[.L1092]" office:value-type="float" office:value="20548080" calcext:value-type="float">
            <text:p>20548080</text:p>
          </table:table-cell>
          <table:table-cell table:formula="of:=[.J1092]-[.M1092]" office:value-type="float" office:value="20" calcext:value-type="float">
            <text:p>20</text:p>
          </table:table-cell>
          <table:table-cell table:formula="of:=[.N1092]/[.M1092]*1000000000" office:value-type="float" office:value="973.326948308553" calcext:value-type="float">
            <text:p>973.326948308553</text:p>
          </table:table-cell>
          <table:table-cell table:number-columns-repeated="1009"/>
        </table:table-row>
        <table:table-row table:style-name="ro1">
          <table:table-cell table:formula="of:=[.A1092]" office:value-type="float" office:value="1000" calcext:value-type="float">
            <text:p>1000</text:p>
          </table:table-cell>
          <table:table-cell table:formula="of:=[.J1092]" office:value-type="float" office:value="20548100" calcext:value-type="float">
            <text:p>20548100</text:p>
          </table:table-cell>
          <table:table-cell table:formula="of:=[.I1092]" office:value-type="float" office:value="548080000" calcext:value-type="float">
            <text:p>548080000</text:p>
          </table:table-cell>
          <table:table-cell table:formula="of:=[.D1092]" office:value-type="float" office:value="100" calcext:value-type="float">
            <text:p>100</text:p>
          </table:table-cell>
          <table:table-cell table:formula="of:=[.D1093]*[.$E$2]" office:value-type="float" office:value="18000" calcext:value-type="float">
            <text:p>18000</text:p>
          </table:table-cell>
          <table:table-cell table:formula="of:=[.A1093]*[.$E$2]*[.D1093]" office:value-type="float" office:value="18000000" calcext:value-type="float">
            <text:p>18000000</text:p>
          </table:table-cell>
          <table:table-cell table:formula="of:=[.F1093]+[.C1093]" office:value-type="float" office:value="566080000" calcext:value-type="float">
            <text:p>566080000</text:p>
          </table:table-cell>
          <table:table-cell table:formula="of:=ROUNDDOWN(([.F1093]+[.C1093])/1000000000)" office:value-type="float" office:value="0" calcext:value-type="float">
            <text:p>0</text:p>
          </table:table-cell>
          <table:table-cell table:formula="of:=IF([.G1093]&gt;=0;MOD([.G1093];1000000000);-MOD(-[.G1093];1000000000))" office:value-type="float" office:value="566080000" calcext:value-type="float">
            <text:p>566080000</text:p>
          </table:table-cell>
          <table:table-cell table:formula="of:=[.B1093]+[.E1093]+[.H1093]" office:value-type="float" office:value="20566100" calcext:value-type="float">
            <text:p>20566100</text:p>
          </table:table-cell>
          <table:table-cell/>
          <table:table-cell table:formula="of:=[.D1093]+[.L1092]" office:value-type="float" office:value="114256" calcext:value-type="float">
            <text:p>114256</text:p>
          </table:table-cell>
          <table:table-cell table:formula="of:=[.$E$1]*[.L1093]" office:value-type="float" office:value="20566080" calcext:value-type="float">
            <text:p>20566080</text:p>
          </table:table-cell>
          <table:table-cell table:formula="of:=[.J1093]-[.M1093]" office:value-type="float" office:value="20" calcext:value-type="float">
            <text:p>20</text:p>
          </table:table-cell>
          <table:table-cell table:formula="of:=[.N1093]/[.M1093]*1000000000" office:value-type="float" office:value="972.475065739314" calcext:value-type="float">
            <text:p>972.475065739314</text:p>
          </table:table-cell>
          <table:table-cell table:number-columns-repeated="1009"/>
        </table:table-row>
        <table:table-row table:style-name="ro1">
          <table:table-cell table:formula="of:=[.A1093]" office:value-type="float" office:value="1000" calcext:value-type="float">
            <text:p>1000</text:p>
          </table:table-cell>
          <table:table-cell table:formula="of:=[.J1093]" office:value-type="float" office:value="20566100" calcext:value-type="float">
            <text:p>20566100</text:p>
          </table:table-cell>
          <table:table-cell table:formula="of:=[.I1093]" office:value-type="float" office:value="566080000" calcext:value-type="float">
            <text:p>566080000</text:p>
          </table:table-cell>
          <table:table-cell table:formula="of:=[.D1093]" office:value-type="float" office:value="100" calcext:value-type="float">
            <text:p>100</text:p>
          </table:table-cell>
          <table:table-cell table:formula="of:=[.D1094]*[.$E$2]" office:value-type="float" office:value="18000" calcext:value-type="float">
            <text:p>18000</text:p>
          </table:table-cell>
          <table:table-cell table:formula="of:=[.A1094]*[.$E$2]*[.D1094]" office:value-type="float" office:value="18000000" calcext:value-type="float">
            <text:p>18000000</text:p>
          </table:table-cell>
          <table:table-cell table:formula="of:=[.F1094]+[.C1094]" office:value-type="float" office:value="584080000" calcext:value-type="float">
            <text:p>584080000</text:p>
          </table:table-cell>
          <table:table-cell table:formula="of:=ROUNDDOWN(([.F1094]+[.C1094])/1000000000)" office:value-type="float" office:value="0" calcext:value-type="float">
            <text:p>0</text:p>
          </table:table-cell>
          <table:table-cell table:formula="of:=IF([.G1094]&gt;=0;MOD([.G1094];1000000000);-MOD(-[.G1094];1000000000))" office:value-type="float" office:value="584080000" calcext:value-type="float">
            <text:p>584080000</text:p>
          </table:table-cell>
          <table:table-cell table:formula="of:=[.B1094]+[.E1094]+[.H1094]" office:value-type="float" office:value="20584100" calcext:value-type="float">
            <text:p>20584100</text:p>
          </table:table-cell>
          <table:table-cell/>
          <table:table-cell table:formula="of:=[.D1094]+[.L1093]" office:value-type="float" office:value="114356" calcext:value-type="float">
            <text:p>114356</text:p>
          </table:table-cell>
          <table:table-cell table:formula="of:=[.$E$1]*[.L1094]" office:value-type="float" office:value="20584080" calcext:value-type="float">
            <text:p>20584080</text:p>
          </table:table-cell>
          <table:table-cell table:formula="of:=[.J1094]-[.M1094]" office:value-type="float" office:value="20" calcext:value-type="float">
            <text:p>20</text:p>
          </table:table-cell>
          <table:table-cell table:formula="of:=[.N1094]/[.M1094]*1000000000" office:value-type="float" office:value="971.624673048298" calcext:value-type="float">
            <text:p>971.624673048298</text:p>
          </table:table-cell>
          <table:table-cell table:number-columns-repeated="1009"/>
        </table:table-row>
        <table:table-row table:style-name="ro1">
          <table:table-cell table:formula="of:=[.A1094]" office:value-type="float" office:value="1000" calcext:value-type="float">
            <text:p>1000</text:p>
          </table:table-cell>
          <table:table-cell table:formula="of:=[.J1094]" office:value-type="float" office:value="20584100" calcext:value-type="float">
            <text:p>20584100</text:p>
          </table:table-cell>
          <table:table-cell table:formula="of:=[.I1094]" office:value-type="float" office:value="584080000" calcext:value-type="float">
            <text:p>584080000</text:p>
          </table:table-cell>
          <table:table-cell table:formula="of:=[.D1094]" office:value-type="float" office:value="100" calcext:value-type="float">
            <text:p>100</text:p>
          </table:table-cell>
          <table:table-cell table:formula="of:=[.D1095]*[.$E$2]" office:value-type="float" office:value="18000" calcext:value-type="float">
            <text:p>18000</text:p>
          </table:table-cell>
          <table:table-cell table:formula="of:=[.A1095]*[.$E$2]*[.D1095]" office:value-type="float" office:value="18000000" calcext:value-type="float">
            <text:p>18000000</text:p>
          </table:table-cell>
          <table:table-cell table:formula="of:=[.F1095]+[.C1095]" office:value-type="float" office:value="602080000" calcext:value-type="float">
            <text:p>602080000</text:p>
          </table:table-cell>
          <table:table-cell table:formula="of:=ROUNDDOWN(([.F1095]+[.C1095])/1000000000)" office:value-type="float" office:value="0" calcext:value-type="float">
            <text:p>0</text:p>
          </table:table-cell>
          <table:table-cell table:formula="of:=IF([.G1095]&gt;=0;MOD([.G1095];1000000000);-MOD(-[.G1095];1000000000))" office:value-type="float" office:value="602080000" calcext:value-type="float">
            <text:p>602080000</text:p>
          </table:table-cell>
          <table:table-cell table:formula="of:=[.B1095]+[.E1095]+[.H1095]" office:value-type="float" office:value="20602100" calcext:value-type="float">
            <text:p>20602100</text:p>
          </table:table-cell>
          <table:table-cell/>
          <table:table-cell table:formula="of:=[.D1095]+[.L1094]" office:value-type="float" office:value="114456" calcext:value-type="float">
            <text:p>114456</text:p>
          </table:table-cell>
          <table:table-cell table:formula="of:=[.$E$1]*[.L1095]" office:value-type="float" office:value="20602080" calcext:value-type="float">
            <text:p>20602080</text:p>
          </table:table-cell>
          <table:table-cell table:formula="of:=[.J1095]-[.M1095]" office:value-type="float" office:value="20" calcext:value-type="float">
            <text:p>20</text:p>
          </table:table-cell>
          <table:table-cell table:formula="of:=[.N1095]/[.M1095]*1000000000" office:value-type="float" office:value="970.77576633039" calcext:value-type="float">
            <text:p>970.77576633039</text:p>
          </table:table-cell>
          <table:table-cell table:number-columns-repeated="1009"/>
        </table:table-row>
        <table:table-row table:style-name="ro1">
          <table:table-cell table:formula="of:=[.A1095]" office:value-type="float" office:value="1000" calcext:value-type="float">
            <text:p>1000</text:p>
          </table:table-cell>
          <table:table-cell table:formula="of:=[.J1095]" office:value-type="float" office:value="20602100" calcext:value-type="float">
            <text:p>20602100</text:p>
          </table:table-cell>
          <table:table-cell table:formula="of:=[.I1095]" office:value-type="float" office:value="602080000" calcext:value-type="float">
            <text:p>602080000</text:p>
          </table:table-cell>
          <table:table-cell table:formula="of:=[.D1095]" office:value-type="float" office:value="100" calcext:value-type="float">
            <text:p>100</text:p>
          </table:table-cell>
          <table:table-cell table:formula="of:=[.D1096]*[.$E$2]" office:value-type="float" office:value="18000" calcext:value-type="float">
            <text:p>18000</text:p>
          </table:table-cell>
          <table:table-cell table:formula="of:=[.A1096]*[.$E$2]*[.D1096]" office:value-type="float" office:value="18000000" calcext:value-type="float">
            <text:p>18000000</text:p>
          </table:table-cell>
          <table:table-cell table:formula="of:=[.F1096]+[.C1096]" office:value-type="float" office:value="620080000" calcext:value-type="float">
            <text:p>620080000</text:p>
          </table:table-cell>
          <table:table-cell table:formula="of:=ROUNDDOWN(([.F1096]+[.C1096])/1000000000)" office:value-type="float" office:value="0" calcext:value-type="float">
            <text:p>0</text:p>
          </table:table-cell>
          <table:table-cell table:formula="of:=IF([.G1096]&gt;=0;MOD([.G1096];1000000000);-MOD(-[.G1096];1000000000))" office:value-type="float" office:value="620080000" calcext:value-type="float">
            <text:p>620080000</text:p>
          </table:table-cell>
          <table:table-cell table:formula="of:=[.B1096]+[.E1096]+[.H1096]" office:value-type="float" office:value="20620100" calcext:value-type="float">
            <text:p>20620100</text:p>
          </table:table-cell>
          <table:table-cell/>
          <table:table-cell table:formula="of:=[.D1096]+[.L1095]" office:value-type="float" office:value="114556" calcext:value-type="float">
            <text:p>114556</text:p>
          </table:table-cell>
          <table:table-cell table:formula="of:=[.$E$1]*[.L1096]" office:value-type="float" office:value="20620080" calcext:value-type="float">
            <text:p>20620080</text:p>
          </table:table-cell>
          <table:table-cell table:formula="of:=[.J1096]-[.M1096]" office:value-type="float" office:value="20" calcext:value-type="float">
            <text:p>20</text:p>
          </table:table-cell>
          <table:table-cell table:formula="of:=[.N1096]/[.M1096]*1000000000" office:value-type="float" office:value="969.928341694116" calcext:value-type="float">
            <text:p>969.928341694116</text:p>
          </table:table-cell>
          <table:table-cell table:number-columns-repeated="1009"/>
        </table:table-row>
        <table:table-row table:style-name="ro1">
          <table:table-cell table:formula="of:=[.A1096]" office:value-type="float" office:value="1000" calcext:value-type="float">
            <text:p>1000</text:p>
          </table:table-cell>
          <table:table-cell table:formula="of:=[.J1096]" office:value-type="float" office:value="20620100" calcext:value-type="float">
            <text:p>20620100</text:p>
          </table:table-cell>
          <table:table-cell table:formula="of:=[.I1096]" office:value-type="float" office:value="620080000" calcext:value-type="float">
            <text:p>620080000</text:p>
          </table:table-cell>
          <table:table-cell table:formula="of:=[.D1096]" office:value-type="float" office:value="100" calcext:value-type="float">
            <text:p>100</text:p>
          </table:table-cell>
          <table:table-cell table:formula="of:=[.D1097]*[.$E$2]" office:value-type="float" office:value="18000" calcext:value-type="float">
            <text:p>18000</text:p>
          </table:table-cell>
          <table:table-cell table:formula="of:=[.A1097]*[.$E$2]*[.D1097]" office:value-type="float" office:value="18000000" calcext:value-type="float">
            <text:p>18000000</text:p>
          </table:table-cell>
          <table:table-cell table:formula="of:=[.F1097]+[.C1097]" office:value-type="float" office:value="638080000" calcext:value-type="float">
            <text:p>638080000</text:p>
          </table:table-cell>
          <table:table-cell table:formula="of:=ROUNDDOWN(([.F1097]+[.C1097])/1000000000)" office:value-type="float" office:value="0" calcext:value-type="float">
            <text:p>0</text:p>
          </table:table-cell>
          <table:table-cell table:formula="of:=IF([.G1097]&gt;=0;MOD([.G1097];1000000000);-MOD(-[.G1097];1000000000))" office:value-type="float" office:value="638080000" calcext:value-type="float">
            <text:p>638080000</text:p>
          </table:table-cell>
          <table:table-cell table:formula="of:=[.B1097]+[.E1097]+[.H1097]" office:value-type="float" office:value="20638100" calcext:value-type="float">
            <text:p>20638100</text:p>
          </table:table-cell>
          <table:table-cell/>
          <table:table-cell table:formula="of:=[.D1097]+[.L1096]" office:value-type="float" office:value="114656" calcext:value-type="float">
            <text:p>114656</text:p>
          </table:table-cell>
          <table:table-cell table:formula="of:=[.$E$1]*[.L1097]" office:value-type="float" office:value="20638080" calcext:value-type="float">
            <text:p>20638080</text:p>
          </table:table-cell>
          <table:table-cell table:formula="of:=[.J1097]-[.M1097]" office:value-type="float" office:value="20" calcext:value-type="float">
            <text:p>20</text:p>
          </table:table-cell>
          <table:table-cell table:formula="of:=[.N1097]/[.M1097]*1000000000" office:value-type="float" office:value="969.082395261575" calcext:value-type="float">
            <text:p>969.082395261575</text:p>
          </table:table-cell>
          <table:table-cell table:number-columns-repeated="1009"/>
        </table:table-row>
        <table:table-row table:style-name="ro1">
          <table:table-cell table:formula="of:=[.A1097]" office:value-type="float" office:value="1000" calcext:value-type="float">
            <text:p>1000</text:p>
          </table:table-cell>
          <table:table-cell table:formula="of:=[.J1097]" office:value-type="float" office:value="20638100" calcext:value-type="float">
            <text:p>20638100</text:p>
          </table:table-cell>
          <table:table-cell table:formula="of:=[.I1097]" office:value-type="float" office:value="638080000" calcext:value-type="float">
            <text:p>638080000</text:p>
          </table:table-cell>
          <table:table-cell table:formula="of:=[.D1097]" office:value-type="float" office:value="100" calcext:value-type="float">
            <text:p>100</text:p>
          </table:table-cell>
          <table:table-cell table:formula="of:=[.D1098]*[.$E$2]" office:value-type="float" office:value="18000" calcext:value-type="float">
            <text:p>18000</text:p>
          </table:table-cell>
          <table:table-cell table:formula="of:=[.A1098]*[.$E$2]*[.D1098]" office:value-type="float" office:value="18000000" calcext:value-type="float">
            <text:p>18000000</text:p>
          </table:table-cell>
          <table:table-cell table:formula="of:=[.F1098]+[.C1098]" office:value-type="float" office:value="656080000" calcext:value-type="float">
            <text:p>656080000</text:p>
          </table:table-cell>
          <table:table-cell table:formula="of:=ROUNDDOWN(([.F1098]+[.C1098])/1000000000)" office:value-type="float" office:value="0" calcext:value-type="float">
            <text:p>0</text:p>
          </table:table-cell>
          <table:table-cell table:formula="of:=IF([.G1098]&gt;=0;MOD([.G1098];1000000000);-MOD(-[.G1098];1000000000))" office:value-type="float" office:value="656080000" calcext:value-type="float">
            <text:p>656080000</text:p>
          </table:table-cell>
          <table:table-cell table:formula="of:=[.B1098]+[.E1098]+[.H1098]" office:value-type="float" office:value="20656100" calcext:value-type="float">
            <text:p>20656100</text:p>
          </table:table-cell>
          <table:table-cell/>
          <table:table-cell table:formula="of:=[.D1098]+[.L1097]" office:value-type="float" office:value="114756" calcext:value-type="float">
            <text:p>114756</text:p>
          </table:table-cell>
          <table:table-cell table:formula="of:=[.$E$1]*[.L1098]" office:value-type="float" office:value="20656080" calcext:value-type="float">
            <text:p>20656080</text:p>
          </table:table-cell>
          <table:table-cell table:formula="of:=[.J1098]-[.M1098]" office:value-type="float" office:value="20" calcext:value-type="float">
            <text:p>20</text:p>
          </table:table-cell>
          <table:table-cell table:formula="of:=[.N1098]/[.M1098]*1000000000" office:value-type="float" office:value="968.237923168384" calcext:value-type="float">
            <text:p>968.237923168384</text:p>
          </table:table-cell>
          <table:table-cell table:number-columns-repeated="1009"/>
        </table:table-row>
        <table:table-row table:style-name="ro1">
          <table:table-cell table:formula="of:=[.A1098]" office:value-type="float" office:value="1000" calcext:value-type="float">
            <text:p>1000</text:p>
          </table:table-cell>
          <table:table-cell table:formula="of:=[.J1098]" office:value-type="float" office:value="20656100" calcext:value-type="float">
            <text:p>20656100</text:p>
          </table:table-cell>
          <table:table-cell table:formula="of:=[.I1098]" office:value-type="float" office:value="656080000" calcext:value-type="float">
            <text:p>656080000</text:p>
          </table:table-cell>
          <table:table-cell table:formula="of:=[.D1098]" office:value-type="float" office:value="100" calcext:value-type="float">
            <text:p>100</text:p>
          </table:table-cell>
          <table:table-cell table:formula="of:=[.D1099]*[.$E$2]" office:value-type="float" office:value="18000" calcext:value-type="float">
            <text:p>18000</text:p>
          </table:table-cell>
          <table:table-cell table:formula="of:=[.A1099]*[.$E$2]*[.D1099]" office:value-type="float" office:value="18000000" calcext:value-type="float">
            <text:p>18000000</text:p>
          </table:table-cell>
          <table:table-cell table:formula="of:=[.F1099]+[.C1099]" office:value-type="float" office:value="674080000" calcext:value-type="float">
            <text:p>674080000</text:p>
          </table:table-cell>
          <table:table-cell table:formula="of:=ROUNDDOWN(([.F1099]+[.C1099])/1000000000)" office:value-type="float" office:value="0" calcext:value-type="float">
            <text:p>0</text:p>
          </table:table-cell>
          <table:table-cell table:formula="of:=IF([.G1099]&gt;=0;MOD([.G1099];1000000000);-MOD(-[.G1099];1000000000))" office:value-type="float" office:value="674080000" calcext:value-type="float">
            <text:p>674080000</text:p>
          </table:table-cell>
          <table:table-cell table:formula="of:=[.B1099]+[.E1099]+[.H1099]" office:value-type="float" office:value="20674100" calcext:value-type="float">
            <text:p>20674100</text:p>
          </table:table-cell>
          <table:table-cell/>
          <table:table-cell table:formula="of:=[.D1099]+[.L1098]" office:value-type="float" office:value="114856" calcext:value-type="float">
            <text:p>114856</text:p>
          </table:table-cell>
          <table:table-cell table:formula="of:=[.$E$1]*[.L1099]" office:value-type="float" office:value="20674080" calcext:value-type="float">
            <text:p>20674080</text:p>
          </table:table-cell>
          <table:table-cell table:formula="of:=[.J1099]-[.M1099]" office:value-type="float" office:value="20" calcext:value-type="float">
            <text:p>20</text:p>
          </table:table-cell>
          <table:table-cell table:formula="of:=[.N1099]/[.M1099]*1000000000" office:value-type="float" office:value="967.39492156362" calcext:value-type="float">
            <text:p>967.39492156362</text:p>
          </table:table-cell>
          <table:table-cell table:number-columns-repeated="1009"/>
        </table:table-row>
        <table:table-row table:style-name="ro1">
          <table:table-cell table:formula="of:=[.A1099]" office:value-type="float" office:value="1000" calcext:value-type="float">
            <text:p>1000</text:p>
          </table:table-cell>
          <table:table-cell table:formula="of:=[.J1099]" office:value-type="float" office:value="20674100" calcext:value-type="float">
            <text:p>20674100</text:p>
          </table:table-cell>
          <table:table-cell table:formula="of:=[.I1099]" office:value-type="float" office:value="674080000" calcext:value-type="float">
            <text:p>674080000</text:p>
          </table:table-cell>
          <table:table-cell table:formula="of:=[.D1099]" office:value-type="float" office:value="100" calcext:value-type="float">
            <text:p>100</text:p>
          </table:table-cell>
          <table:table-cell table:formula="of:=[.D1100]*[.$E$2]" office:value-type="float" office:value="18000" calcext:value-type="float">
            <text:p>18000</text:p>
          </table:table-cell>
          <table:table-cell table:formula="of:=[.A1100]*[.$E$2]*[.D1100]" office:value-type="float" office:value="18000000" calcext:value-type="float">
            <text:p>18000000</text:p>
          </table:table-cell>
          <table:table-cell table:formula="of:=[.F1100]+[.C1100]" office:value-type="float" office:value="692080000" calcext:value-type="float">
            <text:p>692080000</text:p>
          </table:table-cell>
          <table:table-cell table:formula="of:=ROUNDDOWN(([.F1100]+[.C1100])/1000000000)" office:value-type="float" office:value="0" calcext:value-type="float">
            <text:p>0</text:p>
          </table:table-cell>
          <table:table-cell table:formula="of:=IF([.G1100]&gt;=0;MOD([.G1100];1000000000);-MOD(-[.G1100];1000000000))" office:value-type="float" office:value="692080000" calcext:value-type="float">
            <text:p>692080000</text:p>
          </table:table-cell>
          <table:table-cell table:formula="of:=[.B1100]+[.E1100]+[.H1100]" office:value-type="float" office:value="20692100" calcext:value-type="float">
            <text:p>20692100</text:p>
          </table:table-cell>
          <table:table-cell/>
          <table:table-cell table:formula="of:=[.D1100]+[.L1099]" office:value-type="float" office:value="114956" calcext:value-type="float">
            <text:p>114956</text:p>
          </table:table-cell>
          <table:table-cell table:formula="of:=[.$E$1]*[.L1100]" office:value-type="float" office:value="20692080" calcext:value-type="float">
            <text:p>20692080</text:p>
          </table:table-cell>
          <table:table-cell table:formula="of:=[.J1100]-[.M1100]" office:value-type="float" office:value="20" calcext:value-type="float">
            <text:p>20</text:p>
          </table:table-cell>
          <table:table-cell table:formula="of:=[.N1100]/[.M1100]*1000000000" office:value-type="float" office:value="966.553386609756" calcext:value-type="float">
            <text:p>966.553386609756</text:p>
          </table:table-cell>
          <table:table-cell table:number-columns-repeated="1009"/>
        </table:table-row>
        <table:table-row table:style-name="ro1">
          <table:table-cell table:formula="of:=[.A1100]" office:value-type="float" office:value="1000" calcext:value-type="float">
            <text:p>1000</text:p>
          </table:table-cell>
          <table:table-cell table:formula="of:=[.J1100]" office:value-type="float" office:value="20692100" calcext:value-type="float">
            <text:p>20692100</text:p>
          </table:table-cell>
          <table:table-cell table:formula="of:=[.I1100]" office:value-type="float" office:value="692080000" calcext:value-type="float">
            <text:p>692080000</text:p>
          </table:table-cell>
          <table:table-cell table:formula="of:=[.D1100]" office:value-type="float" office:value="100" calcext:value-type="float">
            <text:p>100</text:p>
          </table:table-cell>
          <table:table-cell table:formula="of:=[.D1101]*[.$E$2]" office:value-type="float" office:value="18000" calcext:value-type="float">
            <text:p>18000</text:p>
          </table:table-cell>
          <table:table-cell table:formula="of:=[.A1101]*[.$E$2]*[.D1101]" office:value-type="float" office:value="18000000" calcext:value-type="float">
            <text:p>18000000</text:p>
          </table:table-cell>
          <table:table-cell table:formula="of:=[.F1101]+[.C1101]" office:value-type="float" office:value="710080000" calcext:value-type="float">
            <text:p>710080000</text:p>
          </table:table-cell>
          <table:table-cell table:formula="of:=ROUNDDOWN(([.F1101]+[.C1101])/1000000000)" office:value-type="float" office:value="0" calcext:value-type="float">
            <text:p>0</text:p>
          </table:table-cell>
          <table:table-cell table:formula="of:=IF([.G1101]&gt;=0;MOD([.G1101];1000000000);-MOD(-[.G1101];1000000000))" office:value-type="float" office:value="710080000" calcext:value-type="float">
            <text:p>710080000</text:p>
          </table:table-cell>
          <table:table-cell table:formula="of:=[.B1101]+[.E1101]+[.H1101]" office:value-type="float" office:value="20710100" calcext:value-type="float">
            <text:p>20710100</text:p>
          </table:table-cell>
          <table:table-cell/>
          <table:table-cell table:formula="of:=[.D1101]+[.L1100]" office:value-type="float" office:value="115056" calcext:value-type="float">
            <text:p>115056</text:p>
          </table:table-cell>
          <table:table-cell table:formula="of:=[.$E$1]*[.L1101]" office:value-type="float" office:value="20710080" calcext:value-type="float">
            <text:p>20710080</text:p>
          </table:table-cell>
          <table:table-cell table:formula="of:=[.J1101]-[.M1101]" office:value-type="float" office:value="20" calcext:value-type="float">
            <text:p>20</text:p>
          </table:table-cell>
          <table:table-cell table:formula="of:=[.N1101]/[.M1101]*1000000000" office:value-type="float" office:value="965.713314482609" calcext:value-type="float">
            <text:p>965.713314482609</text:p>
          </table:table-cell>
          <table:table-cell table:number-columns-repeated="1009"/>
        </table:table-row>
        <table:table-row table:style-name="ro1">
          <table:table-cell table:formula="of:=[.A1101]" office:value-type="float" office:value="1000" calcext:value-type="float">
            <text:p>1000</text:p>
          </table:table-cell>
          <table:table-cell table:formula="of:=[.J1101]" office:value-type="float" office:value="20710100" calcext:value-type="float">
            <text:p>20710100</text:p>
          </table:table-cell>
          <table:table-cell table:formula="of:=[.I1101]" office:value-type="float" office:value="710080000" calcext:value-type="float">
            <text:p>710080000</text:p>
          </table:table-cell>
          <table:table-cell table:formula="of:=[.D1101]" office:value-type="float" office:value="100" calcext:value-type="float">
            <text:p>100</text:p>
          </table:table-cell>
          <table:table-cell table:formula="of:=[.D1102]*[.$E$2]" office:value-type="float" office:value="18000" calcext:value-type="float">
            <text:p>18000</text:p>
          </table:table-cell>
          <table:table-cell table:formula="of:=[.A1102]*[.$E$2]*[.D1102]" office:value-type="float" office:value="18000000" calcext:value-type="float">
            <text:p>18000000</text:p>
          </table:table-cell>
          <table:table-cell table:formula="of:=[.F1102]+[.C1102]" office:value-type="float" office:value="728080000" calcext:value-type="float">
            <text:p>728080000</text:p>
          </table:table-cell>
          <table:table-cell table:formula="of:=ROUNDDOWN(([.F1102]+[.C1102])/1000000000)" office:value-type="float" office:value="0" calcext:value-type="float">
            <text:p>0</text:p>
          </table:table-cell>
          <table:table-cell table:formula="of:=IF([.G1102]&gt;=0;MOD([.G1102];1000000000);-MOD(-[.G1102];1000000000))" office:value-type="float" office:value="728080000" calcext:value-type="float">
            <text:p>728080000</text:p>
          </table:table-cell>
          <table:table-cell table:formula="of:=[.B1102]+[.E1102]+[.H1102]" office:value-type="float" office:value="20728100" calcext:value-type="float">
            <text:p>20728100</text:p>
          </table:table-cell>
          <table:table-cell/>
          <table:table-cell table:formula="of:=[.D1102]+[.L1101]" office:value-type="float" office:value="115156" calcext:value-type="float">
            <text:p>115156</text:p>
          </table:table-cell>
          <table:table-cell table:formula="of:=[.$E$1]*[.L1102]" office:value-type="float" office:value="20728080" calcext:value-type="float">
            <text:p>20728080</text:p>
          </table:table-cell>
          <table:table-cell table:formula="of:=[.J1102]-[.M1102]" office:value-type="float" office:value="20" calcext:value-type="float">
            <text:p>20</text:p>
          </table:table-cell>
          <table:table-cell table:formula="of:=[.N1102]/[.M1102]*1000000000" office:value-type="float" office:value="964.87470137128" calcext:value-type="float">
            <text:p>964.87470137128</text:p>
          </table:table-cell>
          <table:table-cell table:number-columns-repeated="1009"/>
        </table:table-row>
        <table:table-row table:style-name="ro1">
          <table:table-cell table:formula="of:=[.A1102]" office:value-type="float" office:value="1000" calcext:value-type="float">
            <text:p>1000</text:p>
          </table:table-cell>
          <table:table-cell table:formula="of:=[.J1102]" office:value-type="float" office:value="20728100" calcext:value-type="float">
            <text:p>20728100</text:p>
          </table:table-cell>
          <table:table-cell table:formula="of:=[.I1102]" office:value-type="float" office:value="728080000" calcext:value-type="float">
            <text:p>728080000</text:p>
          </table:table-cell>
          <table:table-cell table:formula="of:=[.D1102]" office:value-type="float" office:value="100" calcext:value-type="float">
            <text:p>100</text:p>
          </table:table-cell>
          <table:table-cell table:formula="of:=[.D1103]*[.$E$2]" office:value-type="float" office:value="18000" calcext:value-type="float">
            <text:p>18000</text:p>
          </table:table-cell>
          <table:table-cell table:formula="of:=[.A1103]*[.$E$2]*[.D1103]" office:value-type="float" office:value="18000000" calcext:value-type="float">
            <text:p>18000000</text:p>
          </table:table-cell>
          <table:table-cell table:formula="of:=[.F1103]+[.C1103]" office:value-type="float" office:value="746080000" calcext:value-type="float">
            <text:p>746080000</text:p>
          </table:table-cell>
          <table:table-cell table:formula="of:=ROUNDDOWN(([.F1103]+[.C1103])/1000000000)" office:value-type="float" office:value="0" calcext:value-type="float">
            <text:p>0</text:p>
          </table:table-cell>
          <table:table-cell table:formula="of:=IF([.G1103]&gt;=0;MOD([.G1103];1000000000);-MOD(-[.G1103];1000000000))" office:value-type="float" office:value="746080000" calcext:value-type="float">
            <text:p>746080000</text:p>
          </table:table-cell>
          <table:table-cell table:formula="of:=[.B1103]+[.E1103]+[.H1103]" office:value-type="float" office:value="20746100" calcext:value-type="float">
            <text:p>20746100</text:p>
          </table:table-cell>
          <table:table-cell/>
          <table:table-cell table:formula="of:=[.D1103]+[.L1102]" office:value-type="float" office:value="115256" calcext:value-type="float">
            <text:p>115256</text:p>
          </table:table-cell>
          <table:table-cell table:formula="of:=[.$E$1]*[.L1103]" office:value-type="float" office:value="20746080" calcext:value-type="float">
            <text:p>20746080</text:p>
          </table:table-cell>
          <table:table-cell table:formula="of:=[.J1103]-[.M1103]" office:value-type="float" office:value="20" calcext:value-type="float">
            <text:p>20</text:p>
          </table:table-cell>
          <table:table-cell table:formula="of:=[.N1103]/[.M1103]*1000000000" office:value-type="float" office:value="964.037543478093" calcext:value-type="float">
            <text:p>964.037543478093</text:p>
          </table:table-cell>
          <table:table-cell table:number-columns-repeated="1009"/>
        </table:table-row>
        <table:table-row table:style-name="ro1">
          <table:table-cell table:formula="of:=[.A1103]" office:value-type="float" office:value="1000" calcext:value-type="float">
            <text:p>1000</text:p>
          </table:table-cell>
          <table:table-cell table:formula="of:=[.J1103]" office:value-type="float" office:value="20746100" calcext:value-type="float">
            <text:p>20746100</text:p>
          </table:table-cell>
          <table:table-cell table:formula="of:=[.I1103]" office:value-type="float" office:value="746080000" calcext:value-type="float">
            <text:p>746080000</text:p>
          </table:table-cell>
          <table:table-cell table:formula="of:=[.D1103]" office:value-type="float" office:value="100" calcext:value-type="float">
            <text:p>100</text:p>
          </table:table-cell>
          <table:table-cell table:formula="of:=[.D1104]*[.$E$2]" office:value-type="float" office:value="18000" calcext:value-type="float">
            <text:p>18000</text:p>
          </table:table-cell>
          <table:table-cell table:formula="of:=[.A1104]*[.$E$2]*[.D1104]" office:value-type="float" office:value="18000000" calcext:value-type="float">
            <text:p>18000000</text:p>
          </table:table-cell>
          <table:table-cell table:formula="of:=[.F1104]+[.C1104]" office:value-type="float" office:value="764080000" calcext:value-type="float">
            <text:p>764080000</text:p>
          </table:table-cell>
          <table:table-cell table:formula="of:=ROUNDDOWN(([.F1104]+[.C1104])/1000000000)" office:value-type="float" office:value="0" calcext:value-type="float">
            <text:p>0</text:p>
          </table:table-cell>
          <table:table-cell table:formula="of:=IF([.G1104]&gt;=0;MOD([.G1104];1000000000);-MOD(-[.G1104];1000000000))" office:value-type="float" office:value="764080000" calcext:value-type="float">
            <text:p>764080000</text:p>
          </table:table-cell>
          <table:table-cell table:formula="of:=[.B1104]+[.E1104]+[.H1104]" office:value-type="float" office:value="20764100" calcext:value-type="float">
            <text:p>20764100</text:p>
          </table:table-cell>
          <table:table-cell/>
          <table:table-cell table:formula="of:=[.D1104]+[.L1103]" office:value-type="float" office:value="115356" calcext:value-type="float">
            <text:p>115356</text:p>
          </table:table-cell>
          <table:table-cell table:formula="of:=[.$E$1]*[.L1104]" office:value-type="float" office:value="20764080" calcext:value-type="float">
            <text:p>20764080</text:p>
          </table:table-cell>
          <table:table-cell table:formula="of:=[.J1104]-[.M1104]" office:value-type="float" office:value="20" calcext:value-type="float">
            <text:p>20</text:p>
          </table:table-cell>
          <table:table-cell table:formula="of:=[.N1104]/[.M1104]*1000000000" office:value-type="float" office:value="963.201837018544" calcext:value-type="float">
            <text:p>963.201837018544</text:p>
          </table:table-cell>
          <table:table-cell table:number-columns-repeated="100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Arrowheads_20_1" draw:display-name="Arrowheads 1" svg:viewBox="-100 -100 200 200" svg:d="M100 0c0 18-4 34-13 50-10 16-21 27-37 37-16 9-32 13-50 13s-34-4-50-13c-16-10-27-21-37-37-9-16-13-32-13-50s4-34 13-50c10-16 21-27 37-37 16-9 32-13 50-13s34 4 50 13c16 10 27 21 37 37 9 16 13 32 13 50z"/>
    <draw:marker draw:name="Arrowheads_20_2" draw:display-name="Arrowheads 2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8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5T21:05:35.856876973</meta:creation-date>
    <dc:date>2019-08-27T20:54:33.616595047</dc:date>
    <meta:editing-duration>P1DT21H17M3S</meta:editing-duration>
    <meta:editing-cycles>2</meta:editing-cycles>
    <meta:generator>LibreOffice/6.0.7.3$Linux_X86_64 LibreOffice_project/00m0$Build-3</meta:generator>
    <meta:document-statistic meta:table-count="1" meta:cell-count="15418" meta:object-count="0"/>
  </office:meta>
</office:document-meta>
</file>